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Papyrus" svg:font-family="Papyru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2.3083in"/>
    </style:style>
    <style:style style:name="Table1.B" style:family="table-column">
      <style:table-column-properties style:column-width="2.7472in"/>
    </style:style>
    <style:style style:name="Table1.C"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10" style:family="table-row">
      <style:table-row-properties style:min-row-height="0.2708in"/>
    </style:style>
    <style:style style:name="Table3" style:family="table">
      <style:table-properties style:width="6.9194in" fo:break-before="auto" fo:break-after="auto" table:align="left" fo:keep-with-next="auto" style:may-break-between-rows="true" table:border-model="collapsing"/>
    </style:style>
    <style:style style:name="Table3.A" style:family="table-column">
      <style:table-column-properties style:column-width="0.9715in"/>
    </style:style>
    <style:style style:name="Table3.B" style:family="table-column">
      <style:table-column-properties style:column-width="1.2125in"/>
    </style:style>
    <style:style style:name="Table3.C" style:family="table-column">
      <style:table-column-properties style:column-width="0.6806in"/>
    </style:style>
    <style:style style:name="Table3.D" style:family="table-column">
      <style:table-column-properties style:column-width="0.7132in"/>
    </style:style>
    <style:style style:name="Table3.E" style:family="table-column">
      <style:table-column-properties style:column-width="0.8201in"/>
    </style:style>
    <style:style style:name="Table3.F" style:family="table-column">
      <style:table-column-properties style:column-width="1.2611in"/>
    </style:style>
    <style:style style:name="Table3.G" style:family="table-column">
      <style:table-column-properties style:column-width="1.2604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G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15in" fo:break-before="auto" fo:break-after="auto" table:align="left" fo:keep-with-next="auto" style:may-break-between-rows="true" table:border-model="collapsing"/>
    </style:style>
    <style:style style:name="Table6.A" style:family="table-column">
      <style:table-column-properties style:column-width="1.9368in"/>
    </style:style>
    <style:style style:name="Table6.B" style:family="table-column">
      <style:table-column-properties style:column-width="1.6896in"/>
    </style:style>
    <style:style style:name="Table6.C" style:family="table-column">
      <style:table-column-properties style:column-width="3.2951in"/>
    </style:style>
    <style:style style:name="Table6.1" style:family="table-row">
      <style:table-row-properties fo:keep-together="auto"/>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15in" fo:break-before="auto" fo:break-after="auto" table:align="left" fo:keep-with-next="auto" style:may-break-between-rows="true" table:border-model="collapsing"/>
    </style:style>
    <style:style style:name="Table7.A" style:family="table-column">
      <style:table-column-properties style:column-width="1.9368in"/>
    </style:style>
    <style:style style:name="Table7.B" style:family="table-column">
      <style:table-column-properties style:column-width="1.6896in"/>
    </style:style>
    <style:style style:name="Table7.C" style:family="table-column">
      <style:table-column-properties style:column-width="3.2951in"/>
    </style:style>
    <style:style style:name="Table7.1" style:family="table-row">
      <style:table-row-properties fo:keep-together="auto"/>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15in" fo:break-before="auto" fo:break-after="auto" table:align="left" fo:keep-with-next="auto" style:may-break-between-rows="true" table:border-model="collapsing"/>
    </style:style>
    <style:style style:name="Table8.A" style:family="table-column">
      <style:table-column-properties style:column-width="1.9368in"/>
    </style:style>
    <style:style style:name="Table8.B" style:family="table-column">
      <style:table-column-properties style:column-width="1.6896in"/>
    </style:style>
    <style:style style:name="Table8.C" style:family="table-column">
      <style:table-column-properties style:column-width="3.2951in"/>
    </style:style>
    <style:style style:name="Table8.1" style:family="table-row">
      <style:table-row-properties fo:keep-together="auto"/>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15in" fo:break-before="auto" fo:break-after="auto" table:align="left" fo:keep-with-next="auto" style:may-break-between-rows="true" table:border-model="collapsing"/>
    </style:style>
    <style:style style:name="Table9.A" style:family="table-column">
      <style:table-column-properties style:column-width="1.9368in"/>
    </style:style>
    <style:style style:name="Table9.B" style:family="table-column">
      <style:table-column-properties style:column-width="1.6896in"/>
    </style:style>
    <style:style style:name="Table9.C" style:family="table-column">
      <style:table-column-properties style:column-width="3.2951in"/>
    </style:style>
    <style:style style:name="Table9.1" style:family="table-row">
      <style:table-row-properties fo:keep-together="auto"/>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C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15in" fo:break-before="auto" fo:break-after="auto" table:align="left" fo:keep-with-next="auto" style:may-break-between-rows="true" table:border-model="collapsing"/>
    </style:style>
    <style:style style:name="Table10.A" style:family="table-column">
      <style:table-column-properties style:column-width="1.9368in"/>
    </style:style>
    <style:style style:name="Table10.B" style:family="table-column">
      <style:table-column-properties style:column-width="1.6896in"/>
    </style:style>
    <style:style style:name="Table10.C" style:family="table-column">
      <style:table-column-properties style:column-width="3.2951in"/>
    </style:style>
    <style:style style:name="Table10.1" style:family="table-row">
      <style:table-row-properties fo:keep-together="auto"/>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15in" fo:break-before="auto" fo:break-after="auto" table:align="left" fo:keep-with-next="auto" style:may-break-between-rows="true" table:border-model="collapsing"/>
    </style:style>
    <style:style style:name="Table11.A" style:family="table-column">
      <style:table-column-properties style:column-width="1.9368in"/>
    </style:style>
    <style:style style:name="Table11.B" style:family="table-column">
      <style:table-column-properties style:column-width="1.6896in"/>
    </style:style>
    <style:style style:name="Table11.C" style:family="table-column">
      <style:table-column-properties style:column-width="3.2951in"/>
    </style:style>
    <style:style style:name="Table11.1" style:family="table-row">
      <style:table-row-properties fo:keep-together="auto"/>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15in" fo:break-before="auto" fo:break-after="auto" table:align="left" fo:keep-with-next="auto" style:may-break-between-rows="true" table:border-model="collapsing"/>
    </style:style>
    <style:style style:name="Table12.A" style:family="table-column">
      <style:table-column-properties style:column-width="1.9368in"/>
    </style:style>
    <style:style style:name="Table12.B" style:family="table-column">
      <style:table-column-properties style:column-width="1.6896in"/>
    </style:style>
    <style:style style:name="Table12.C" style:family="table-column">
      <style:table-column-properties style:column-width="3.2951in"/>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15" style:family="table-row">
      <style:table-row-properties style:min-row-height="0.2986in" fo:keep-together="auto"/>
    </style:style>
    <style:style style:name="Table13" style:family="table">
      <style:table-properties style:width="6.9215in" fo:break-before="auto" fo:break-after="auto" table:align="left" fo:keep-with-next="auto" style:may-break-between-rows="true" table:border-model="collapsing"/>
    </style:style>
    <style:style style:name="Table13.A" style:family="table-column">
      <style:table-column-properties style:column-width="1.9368in"/>
    </style:style>
    <style:style style:name="Table13.B" style:family="table-column">
      <style:table-column-properties style:column-width="1.6896in"/>
    </style:style>
    <style:style style:name="Table13.C" style:family="table-column">
      <style:table-column-properties style:column-width="3.2951in"/>
    </style:style>
    <style:style style:name="Table13.1" style:family="table-row">
      <style:table-row-properties fo:keep-together="auto"/>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15in" fo:break-before="auto" fo:break-after="auto" table:align="left" fo:keep-with-next="auto" style:may-break-between-rows="true" table:border-model="collapsing"/>
    </style:style>
    <style:style style:name="Table14.A" style:family="table-column">
      <style:table-column-properties style:column-width="1.9368in"/>
    </style:style>
    <style:style style:name="Table14.B" style:family="table-column">
      <style:table-column-properties style:column-width="1.6896in"/>
    </style:style>
    <style:style style:name="Table14.C" style:family="table-column">
      <style:table-column-properties style:column-width="3.2951in"/>
    </style:style>
    <style:style style:name="Table14.1" style:family="table-row">
      <style:table-row-properties fo:keep-together="auto"/>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C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15in" fo:break-before="auto" fo:break-after="auto" table:align="left" fo:keep-with-next="auto" style:may-break-between-rows="true" table:border-model="collapsing"/>
    </style:style>
    <style:style style:name="Table15.A" style:family="table-column">
      <style:table-column-properties style:column-width="1.9368in"/>
    </style:style>
    <style:style style:name="Table15.B" style:family="table-column">
      <style:table-column-properties style:column-width="1.6896in"/>
    </style:style>
    <style:style style:name="Table15.C" style:family="table-column">
      <style:table-column-properties style:column-width="3.2951in"/>
    </style:style>
    <style:style style:name="Table15.1" style:family="table-row">
      <style:table-row-properties fo:keep-together="auto"/>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15in" fo:break-before="auto" fo:break-after="auto" table:align="left" fo:keep-with-next="auto" style:may-break-between-rows="true" table:border-model="collapsing"/>
    </style:style>
    <style:style style:name="Table16.A" style:family="table-column">
      <style:table-column-properties style:column-width="1.9368in"/>
    </style:style>
    <style:style style:name="Table16.B" style:family="table-column">
      <style:table-column-properties style:column-width="1.6896in"/>
    </style:style>
    <style:style style:name="Table16.C" style:family="table-column">
      <style:table-column-properties style:column-width="3.2951in"/>
    </style:style>
    <style:style style:name="Table16.1" style:family="table-row">
      <style:table-row-properties fo:keep-together="auto"/>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9215in" fo:break-before="auto" fo:break-after="auto" table:align="left" fo:keep-with-next="auto" style:may-break-between-rows="true" table:border-model="collapsing"/>
    </style:style>
    <style:style style:name="Table17.A" style:family="table-column">
      <style:table-column-properties style:column-width="1.9368in"/>
    </style:style>
    <style:style style:name="Table17.B" style:family="table-column">
      <style:table-column-properties style:column-width="1.6896in"/>
    </style:style>
    <style:style style:name="Table17.C" style:family="table-column">
      <style:table-column-properties style:column-width="3.2951in"/>
    </style:style>
    <style:style style:name="Table17.1" style:family="table-row">
      <style:table-row-properties fo:keep-together="auto"/>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9215in" fo:break-before="auto" fo:break-after="auto" table:align="left" fo:keep-with-next="auto" style:may-break-between-rows="true" table:border-model="collapsing"/>
    </style:style>
    <style:style style:name="Table18.A" style:family="table-column">
      <style:table-column-properties style:column-width="1.9368in"/>
    </style:style>
    <style:style style:name="Table18.B" style:family="table-column">
      <style:table-column-properties style:column-width="1.6896in"/>
    </style:style>
    <style:style style:name="Table18.C" style:family="table-column">
      <style:table-column-properties style:column-width="3.2951in"/>
    </style:style>
    <style:style style:name="Table18.1" style:family="table-row">
      <style:table-row-properties fo:keep-together="auto"/>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C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15in" fo:break-before="auto" fo:break-after="auto" table:align="left" fo:keep-with-next="auto" style:may-break-between-rows="true" table:border-model="collapsing"/>
    </style:style>
    <style:style style:name="Table19.A" style:family="table-column">
      <style:table-column-properties style:column-width="1.9368in"/>
    </style:style>
    <style:style style:name="Table19.B" style:family="table-column">
      <style:table-column-properties style:column-width="1.6896in"/>
    </style:style>
    <style:style style:name="Table19.C" style:family="table-column">
      <style:table-column-properties style:column-width="3.2951in"/>
    </style:style>
    <style:style style:name="Table19.1" style:family="table-row">
      <style:table-row-properties fo:keep-together="auto"/>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9215in" fo:break-before="auto" fo:break-after="auto" table:align="left" fo:keep-with-next="auto" style:may-break-between-rows="true" table:border-model="collapsing"/>
    </style:style>
    <style:style style:name="Table20.A" style:family="table-column">
      <style:table-column-properties style:column-width="1.9368in"/>
    </style:style>
    <style:style style:name="Table20.B" style:family="table-column">
      <style:table-column-properties style:column-width="1.6896in"/>
    </style:style>
    <style:style style:name="Table20.C" style:family="table-column">
      <style:table-column-properties style:column-width="3.2951in"/>
    </style:style>
    <style:style style:name="Table20.1" style:family="table-row">
      <style:table-row-properties fo:keep-together="auto"/>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15in" fo:break-before="auto" fo:break-after="auto" table:align="left" fo:keep-with-next="auto" style:may-break-between-rows="true" table:border-model="collapsing"/>
    </style:style>
    <style:style style:name="Table21.A" style:family="table-column">
      <style:table-column-properties style:column-width="1.9368in"/>
    </style:style>
    <style:style style:name="Table21.B" style:family="table-column">
      <style:table-column-properties style:column-width="1.6896in"/>
    </style:style>
    <style:style style:name="Table21.C" style:family="table-column">
      <style:table-column-properties style:column-width="3.2951in"/>
    </style:style>
    <style:style style:name="Table21.1" style:family="table-row">
      <style:table-row-properties fo:keep-together="auto"/>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5" style:family="table">
      <style:table-properties style:width="6.925in" fo:break-before="auto" fo:break-after="auto" table:align="margins" fo:keep-with-next="auto" style:may-break-between-rows="true" table:border-model="collapsing"/>
    </style:style>
    <style:style style:name="Table85.A" style:family="table-column">
      <style:table-column-properties style:column-width="1.9382in" style:rel-column-width="18342*"/>
    </style:style>
    <style:style style:name="Table85.B" style:family="table-column">
      <style:table-column-properties style:column-width="1.6854in" style:rel-column-width="15950*"/>
    </style:style>
    <style:style style:name="Table85.C" style:family="table-column">
      <style:table-column-properties style:column-width="3.3014in" style:rel-column-width="31243*"/>
    </style:style>
    <style:style style:name="Table85.1" style:family="table-row">
      <style:table-row-properties fo:keep-together="auto"/>
    </style:style>
    <style:style style:name="Table8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5.C1" style:family="table-cell">
      <style:table-cell-properties fo:background-color="transparent" fo:padding="0.0382in" fo:border="0.5pt solid #000000" style:writing-mode="page">
        <style:background-image/>
      </style:table-cell-properties>
    </style:style>
    <style:style style:name="Table8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6" style:family="table">
      <style:table-properties style:width="6.925in" fo:break-before="auto" fo:break-after="auto" table:align="margins" fo:keep-with-next="auto" style:may-break-between-rows="true" table:border-model="collapsing"/>
    </style:style>
    <style:style style:name="Table86.A" style:family="table-column">
      <style:table-column-properties style:column-width="1.9382in" style:rel-column-width="18342*"/>
    </style:style>
    <style:style style:name="Table86.B" style:family="table-column">
      <style:table-column-properties style:column-width="1.6854in" style:rel-column-width="15950*"/>
    </style:style>
    <style:style style:name="Table86.C" style:family="table-column">
      <style:table-column-properties style:column-width="3.3014in" style:rel-column-width="31243*"/>
    </style:style>
    <style:style style:name="Table86.1" style:family="table-row">
      <style:table-row-properties fo:keep-together="auto"/>
    </style:style>
    <style:style style:name="Table8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6.C1" style:family="table-cell">
      <style:table-cell-properties fo:background-color="transparent" fo:padding="0.0382in" fo:border="0.5pt solid #000000" style:writing-mode="page">
        <style:background-image/>
      </style:table-cell-properties>
    </style:style>
    <style:style style:name="Table8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7" style:family="table">
      <style:table-properties style:width="6.925in" fo:break-before="auto" fo:break-after="auto" table:align="margins" fo:keep-with-next="auto" style:may-break-between-rows="true" table:border-model="collapsing"/>
    </style:style>
    <style:style style:name="Table87.A" style:family="table-column">
      <style:table-column-properties style:column-width="1.9382in" style:rel-column-width="18342*"/>
    </style:style>
    <style:style style:name="Table87.B" style:family="table-column">
      <style:table-column-properties style:column-width="1.6854in" style:rel-column-width="15950*"/>
    </style:style>
    <style:style style:name="Table87.C" style:family="table-column">
      <style:table-column-properties style:column-width="3.3014in" style:rel-column-width="31243*"/>
    </style:style>
    <style:style style:name="Table87.1" style:family="table-row">
      <style:table-row-properties fo:keep-together="auto"/>
    </style:style>
    <style:style style:name="Table8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7.C1" style:family="table-cell">
      <style:table-cell-properties fo:background-color="transparent" fo:padding="0.0382in" fo:border="0.5pt solid #000000" style:writing-mode="page">
        <style:background-image/>
      </style:table-cell-properties>
    </style:style>
    <style:style style:name="Table87.2" style:family="table-row">
      <style:table-row-properties style:min-row-height="0.3278in" fo:keep-together="auto"/>
    </style:style>
    <style:style style:name="Table8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8" style:family="table">
      <style:table-properties style:width="6.925in" fo:break-before="auto" fo:break-after="auto" table:align="margins" fo:keep-with-next="auto" style:may-break-between-rows="true" table:border-model="collapsing"/>
    </style:style>
    <style:style style:name="Table88.A" style:family="table-column">
      <style:table-column-properties style:column-width="1.9382in" style:rel-column-width="18342*"/>
    </style:style>
    <style:style style:name="Table88.B" style:family="table-column">
      <style:table-column-properties style:column-width="1.6854in" style:rel-column-width="15950*"/>
    </style:style>
    <style:style style:name="Table88.C" style:family="table-column">
      <style:table-column-properties style:column-width="3.3014in" style:rel-column-width="31243*"/>
    </style:style>
    <style:style style:name="Table88.1" style:family="table-row">
      <style:table-row-properties fo:keep-together="auto"/>
    </style:style>
    <style:style style:name="Table8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8.C1" style:family="table-cell">
      <style:table-cell-properties fo:background-color="transparent" fo:padding="0.0382in" fo:border="0.5pt solid #000000" style:writing-mode="page">
        <style:background-image/>
      </style:table-cell-properties>
    </style:style>
    <style:style style:name="Table8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 style:family="table">
      <style:table-properties style:width="6.9215in" fo:break-before="auto" fo:break-after="auto" table:align="left" fo:keep-with-next="auto" style:may-break-between-rows="true" table:border-model="collapsing"/>
    </style:style>
    <style:style style:name="Table22.A" style:family="table-column">
      <style:table-column-properties style:column-width="1.9368in"/>
    </style:style>
    <style:style style:name="Table22.B" style:family="table-column">
      <style:table-column-properties style:column-width="1.6896in"/>
    </style:style>
    <style:style style:name="Table22.C" style:family="table-column">
      <style:table-column-properties style:column-width="3.2951in"/>
    </style:style>
    <style:style style:name="Table22.1" style:family="table-row">
      <style:table-row-properties fo:keep-together="auto"/>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6.9215in" fo:break-before="auto" fo:break-after="auto" table:align="left" fo:keep-with-next="auto" style:may-break-between-rows="true" table:border-model="collapsing"/>
    </style:style>
    <style:style style:name="Table23.A" style:family="table-column">
      <style:table-column-properties style:column-width="1.9368in"/>
    </style:style>
    <style:style style:name="Table23.B" style:family="table-column">
      <style:table-column-properties style:column-width="1.6896in"/>
    </style:style>
    <style:style style:name="Table23.C" style:family="table-column">
      <style:table-column-properties style:column-width="3.2951in"/>
    </style:style>
    <style:style style:name="Table23.1" style:family="table-row">
      <style:table-row-properties fo:keep-together="auto"/>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4" style:family="table-row">
      <style:table-row-properties style:min-row-height="0.309in" fo:keep-together="auto"/>
    </style:style>
    <style:style style:name="Table24" style:family="table">
      <style:table-properties style:width="6.9215in" fo:break-before="auto" fo:break-after="auto" table:align="left" fo:keep-with-next="auto" style:may-break-between-rows="true" table:border-model="collapsing"/>
    </style:style>
    <style:style style:name="Table24.A" style:family="table-column">
      <style:table-column-properties style:column-width="1.9368in"/>
    </style:style>
    <style:style style:name="Table24.B" style:family="table-column">
      <style:table-column-properties style:column-width="1.6896in"/>
    </style:style>
    <style:style style:name="Table24.C" style:family="table-column">
      <style:table-column-properties style:column-width="3.2951in"/>
    </style:style>
    <style:style style:name="Table24.1" style:family="table-row">
      <style:table-row-properties fo:keep-together="auto"/>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9215in" fo:break-before="auto" fo:break-after="auto" table:align="left" fo:keep-with-next="auto" style:may-break-between-rows="true" table:border-model="collapsing"/>
    </style:style>
    <style:style style:name="Table25.A" style:family="table-column">
      <style:table-column-properties style:column-width="1.9368in"/>
    </style:style>
    <style:style style:name="Table25.B" style:family="table-column">
      <style:table-column-properties style:column-width="1.6896in"/>
    </style:style>
    <style:style style:name="Table25.C" style:family="table-column">
      <style:table-column-properties style:column-width="3.2951in"/>
    </style:style>
    <style:style style:name="Table25.1" style:family="table-row">
      <style:table-row-properties fo:keep-together="auto"/>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9215in" fo:break-before="auto" fo:break-after="auto" table:align="left" fo:keep-with-next="auto" style:may-break-between-rows="true" table:border-model="collapsing"/>
    </style:style>
    <style:style style:name="Table26.A" style:family="table-column">
      <style:table-column-properties style:column-width="1.9368in"/>
    </style:style>
    <style:style style:name="Table26.B" style:family="table-column">
      <style:table-column-properties style:column-width="1.6896in"/>
    </style:style>
    <style:style style:name="Table26.C" style:family="table-column">
      <style:table-column-properties style:column-width="3.2951in"/>
    </style:style>
    <style:style style:name="Table26.1" style:family="table-row">
      <style:table-row-properties fo:keep-together="auto"/>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C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
      <style:table-properties style:width="6.9368in" fo:margin-left="0in" fo:break-before="auto" fo:break-after="auto" table:align="left" fo:keep-with-next="auto" style:may-break-between-rows="true" table:border-model="collapsing"/>
    </style:style>
    <style:style style:name="Table27.A" style:family="table-column">
      <style:table-column-properties style:column-width="1.9368in"/>
    </style:style>
    <style:style style:name="Table27.B" style:family="table-column">
      <style:table-column-properties style:column-width="1.6896in"/>
    </style:style>
    <style:style style:name="Table27.C" style:family="table-column">
      <style:table-column-properties style:column-width="3.3104in"/>
    </style:style>
    <style:style style:name="Table27.1" style:family="table-row">
      <style:table-row-properties fo:keep-together="auto"/>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C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6.9215in" fo:break-before="auto" fo:break-after="auto" table:align="left" fo:keep-with-next="auto" style:may-break-between-rows="true" table:border-model="collapsing"/>
    </style:style>
    <style:style style:name="Table28.A" style:family="table-column">
      <style:table-column-properties style:column-width="1.9368in"/>
    </style:style>
    <style:style style:name="Table28.B" style:family="table-column">
      <style:table-column-properties style:column-width="1.6896in"/>
    </style:style>
    <style:style style:name="Table28.C" style:family="table-column">
      <style:table-column-properties style:column-width="3.2951in"/>
    </style:style>
    <style:style style:name="Table28.1" style:family="table-row">
      <style:table-row-properties fo:keep-together="auto"/>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C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9" style:family="table">
      <style:table-properties style:width="6.9215in" fo:break-before="auto" fo:break-after="auto" table:align="left" fo:keep-with-next="auto" style:may-break-between-rows="true" table:border-model="collapsing"/>
    </style:style>
    <style:style style:name="Table29.A" style:family="table-column">
      <style:table-column-properties style:column-width="1.9368in"/>
    </style:style>
    <style:style style:name="Table29.B" style:family="table-column">
      <style:table-column-properties style:column-width="1.6896in"/>
    </style:style>
    <style:style style:name="Table29.C" style:family="table-column">
      <style:table-column-properties style:column-width="3.2951in"/>
    </style:style>
    <style:style style:name="Table29.1" style:family="table-row">
      <style:table-row-properties fo:keep-together="auto"/>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9.5" style:family="table-row">
      <style:table-row-properties style:min-row-height="0.309in"/>
    </style:style>
    <style:style style:name="Table30" style:family="table">
      <style:table-properties style:width="6.9215in" fo:break-before="auto" fo:break-after="auto" table:align="left" fo:keep-with-next="auto" style:may-break-between-rows="true" table:border-model="collapsing"/>
    </style:style>
    <style:style style:name="Table30.A" style:family="table-column">
      <style:table-column-properties style:column-width="1.9368in"/>
    </style:style>
    <style:style style:name="Table30.B" style:family="table-column">
      <style:table-column-properties style:column-width="1.6896in"/>
    </style:style>
    <style:style style:name="Table30.C" style:family="table-column">
      <style:table-column-properties style:column-width="3.2951in"/>
    </style:style>
    <style:style style:name="Table30.1" style:family="table-row">
      <style:table-row-properties fo:keep-together="auto"/>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C1" style:family="table-cell">
      <style:table-cell-properties fo:background-color="transparent" fo:padding="0.0382in" fo:border="0.5pt solid #000000" style:writing-mode="page">
        <style:background-image/>
      </style:table-cell-properties>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 style:family="table">
      <style:table-properties style:width="6.9215in" fo:break-before="auto" fo:break-after="auto" table:align="left" fo:keep-with-next="auto" style:may-break-between-rows="true" table:border-model="collapsing"/>
    </style:style>
    <style:style style:name="Table31.A" style:family="table-column">
      <style:table-column-properties style:column-width="1.9368in"/>
    </style:style>
    <style:style style:name="Table31.B" style:family="table-column">
      <style:table-column-properties style:column-width="1.6896in"/>
    </style:style>
    <style:style style:name="Table31.C" style:family="table-column">
      <style:table-column-properties style:column-width="3.2951in"/>
    </style:style>
    <style:style style:name="Table31.1" style:family="table-row">
      <style:table-row-properties fo:keep-together="auto"/>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 style:family="table">
      <style:table-properties style:width="6.9215in" fo:break-before="auto" fo:break-after="auto" table:align="left" fo:keep-with-next="auto" style:may-break-between-rows="true" table:border-model="collapsing"/>
    </style:style>
    <style:style style:name="Table32.A" style:family="table-column">
      <style:table-column-properties style:column-width="1.9368in"/>
    </style:style>
    <style:style style:name="Table32.B" style:family="table-column">
      <style:table-column-properties style:column-width="1.6896in"/>
    </style:style>
    <style:style style:name="Table32.C" style:family="table-column">
      <style:table-column-properties style:column-width="3.2951in"/>
    </style:style>
    <style:style style:name="Table32.1" style:family="table-row">
      <style:table-row-properties fo:keep-together="auto"/>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6.9215in" fo:break-before="auto" fo:break-after="auto" table:align="left" fo:keep-with-next="auto" style:may-break-between-rows="true" table:border-model="collapsing"/>
    </style:style>
    <style:style style:name="Table33.A" style:family="table-column">
      <style:table-column-properties style:column-width="1.9368in"/>
    </style:style>
    <style:style style:name="Table33.B" style:family="table-column">
      <style:table-column-properties style:column-width="1.6896in"/>
    </style:style>
    <style:style style:name="Table33.C" style:family="table-column">
      <style:table-column-properties style:column-width="3.2951in"/>
    </style:style>
    <style:style style:name="Table33.1" style:family="table-row">
      <style:table-row-properties fo:keep-together="auto"/>
    </style:style>
    <style:style style:name="Table3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3.C1" style:family="table-cell">
      <style:table-cell-properties fo:background-color="transparent" fo:padding="0.0382in" fo:border="0.5pt solid #000000" style:writing-mode="page">
        <style:background-image/>
      </style:table-cell-properties>
    </style:style>
    <style:style style:name="Table3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 style:family="table">
      <style:table-properties style:width="6.9215in" fo:break-before="auto" fo:break-after="auto" table:align="left" fo:keep-with-next="auto" style:may-break-between-rows="true" table:border-model="collapsing"/>
    </style:style>
    <style:style style:name="Table34.A" style:family="table-column">
      <style:table-column-properties style:column-width="1.9368in"/>
    </style:style>
    <style:style style:name="Table34.B" style:family="table-column">
      <style:table-column-properties style:column-width="1.6896in"/>
    </style:style>
    <style:style style:name="Table34.C" style:family="table-column">
      <style:table-column-properties style:column-width="3.2951in"/>
    </style:style>
    <style:style style:name="Table34.1" style:family="table-row">
      <style:table-row-properties fo:keep-together="auto"/>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C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5" style:family="table">
      <style:table-properties style:width="6.9215in" fo:break-before="auto" fo:break-after="auto" table:align="left" fo:keep-with-next="auto" style:may-break-between-rows="true" table:border-model="collapsing"/>
    </style:style>
    <style:style style:name="Table35.A" style:family="table-column">
      <style:table-column-properties style:column-width="1.9368in"/>
    </style:style>
    <style:style style:name="Table35.B" style:family="table-column">
      <style:table-column-properties style:column-width="1.6896in"/>
    </style:style>
    <style:style style:name="Table35.C" style:family="table-column">
      <style:table-column-properties style:column-width="3.2951in"/>
    </style:style>
    <style:style style:name="Table35.1" style:family="table-row">
      <style:table-row-properties fo:keep-together="auto"/>
    </style:style>
    <style:style style:name="Table3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5.C1" style:family="table-cell">
      <style:table-cell-properties fo:background-color="transparent" fo:padding="0.0382in" fo:border="0.5pt solid #000000" style:writing-mode="page">
        <style:background-image/>
      </style:table-cell-properties>
    </style:style>
    <style:style style:name="Table3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6" style:family="table">
      <style:table-properties style:width="6.9236in" fo:break-before="auto" fo:break-after="auto" table:align="left" fo:keep-with-next="auto" style:may-break-between-rows="true" table:border-model="collapsing"/>
    </style:style>
    <style:style style:name="Table36.A" style:family="table-column">
      <style:table-column-properties style:column-width="1.9375in"/>
    </style:style>
    <style:style style:name="Table36.B" style:family="table-column">
      <style:table-column-properties style:column-width="1.6875in"/>
    </style:style>
    <style:style style:name="Table36.C" style:family="table-column">
      <style:table-column-properties style:column-width="3.2986in"/>
    </style:style>
    <style:style style:name="Table36.1" style:family="table-row">
      <style:table-row-properties fo:keep-together="auto"/>
    </style:style>
    <style:style style:name="Table3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6.C1" style:family="table-cell">
      <style:table-cell-properties fo:background-color="transparent" fo:padding="0.0382in" fo:border="0.5pt solid #000000" style:writing-mode="page">
        <style:background-image/>
      </style:table-cell-properties>
    </style:style>
    <style:style style:name="Table3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9" style:family="table">
      <style:table-properties style:width="6.925in" fo:break-before="auto" fo:break-after="auto" table:align="margins" fo:keep-with-next="auto" style:may-break-between-rows="true" table:border-model="collapsing"/>
    </style:style>
    <style:style style:name="Table89.A" style:family="table-column">
      <style:table-column-properties style:column-width="1.9382in" style:rel-column-width="18342*"/>
    </style:style>
    <style:style style:name="Table89.B" style:family="table-column">
      <style:table-column-properties style:column-width="1.6854in" style:rel-column-width="15950*"/>
    </style:style>
    <style:style style:name="Table89.C" style:family="table-column">
      <style:table-column-properties style:column-width="3.3014in" style:rel-column-width="31243*"/>
    </style:style>
    <style:style style:name="Table89.1" style:family="table-row">
      <style:table-row-properties fo:keep-together="auto"/>
    </style:style>
    <style:style style:name="Table8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9.C1" style:family="table-cell">
      <style:table-cell-properties fo:background-color="transparent" fo:padding="0.0382in" fo:border="0.5pt solid #000000" style:writing-mode="page">
        <style:background-image/>
      </style:table-cell-properties>
    </style:style>
    <style:style style:name="Table8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0" style:family="table">
      <style:table-properties style:width="6.925in" fo:break-before="auto" fo:break-after="auto" table:align="margins" fo:keep-with-next="auto" style:may-break-between-rows="true" table:border-model="collapsing"/>
    </style:style>
    <style:style style:name="Table90.A" style:family="table-column">
      <style:table-column-properties style:column-width="1.9389in" style:rel-column-width="18348*"/>
    </style:style>
    <style:style style:name="Table90.B" style:family="table-column">
      <style:table-column-properties style:column-width="1.6257in" style:rel-column-width="15384*"/>
    </style:style>
    <style:style style:name="Table90.C" style:family="table-column">
      <style:table-column-properties style:column-width="3.3604in" style:rel-column-width="31803*"/>
    </style:style>
    <style:style style:name="Table90.1" style:family="table-row">
      <style:table-row-properties fo:keep-together="auto"/>
    </style:style>
    <style:style style:name="Table9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0.C1" style:family="table-cell">
      <style:table-cell-properties fo:background-color="transparent" fo:padding="0.0382in" fo:border="0.5pt solid #000000" style:writing-mode="page">
        <style:background-image/>
      </style:table-cell-properties>
    </style:style>
    <style:style style:name="Table9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1" style:family="table">
      <style:table-properties style:width="6.925in" fo:break-before="auto" fo:break-after="auto" table:align="margins" fo:keep-with-next="auto" style:may-break-between-rows="true" table:border-model="collapsing"/>
    </style:style>
    <style:style style:name="Table91.A" style:family="table-column">
      <style:table-column-properties style:column-width="1.9389in" style:rel-column-width="18348*"/>
    </style:style>
    <style:style style:name="Table91.B" style:family="table-column">
      <style:table-column-properties style:column-width="1.6257in" style:rel-column-width="15384*"/>
    </style:style>
    <style:style style:name="Table91.C" style:family="table-column">
      <style:table-column-properties style:column-width="3.3604in" style:rel-column-width="31803*"/>
    </style:style>
    <style:style style:name="Table91.1" style:family="table-row">
      <style:table-row-properties fo:keep-together="auto"/>
    </style:style>
    <style:style style:name="Table9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1.C1" style:family="table-cell">
      <style:table-cell-properties fo:background-color="transparent" fo:padding="0.0382in" fo:border="0.5pt solid #000000" style:writing-mode="page">
        <style:background-image/>
      </style:table-cell-properties>
    </style:style>
    <style:style style:name="Table9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2" style:family="table">
      <style:table-properties style:width="6.925in" fo:break-before="auto" fo:break-after="auto" table:align="margins" fo:keep-with-next="auto" style:may-break-between-rows="true" table:border-model="collapsing"/>
    </style:style>
    <style:style style:name="Table92.A" style:family="table-column">
      <style:table-column-properties style:column-width="1.9389in" style:rel-column-width="18348*"/>
    </style:style>
    <style:style style:name="Table92.B" style:family="table-column">
      <style:table-column-properties style:column-width="1.6257in" style:rel-column-width="15384*"/>
    </style:style>
    <style:style style:name="Table92.C" style:family="table-column">
      <style:table-column-properties style:column-width="3.3604in" style:rel-column-width="31803*"/>
    </style:style>
    <style:style style:name="Table92.1" style:family="table-row">
      <style:table-row-properties fo:keep-together="auto"/>
    </style:style>
    <style:style style:name="Table9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2.C1" style:family="table-cell">
      <style:table-cell-properties fo:background-color="transparent" fo:padding="0.0382in" fo:border="0.5pt solid #000000" style:writing-mode="page">
        <style:background-image/>
      </style:table-cell-properties>
    </style:style>
    <style:style style:name="Table9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3" style:family="table">
      <style:table-properties style:width="6.925in" fo:break-before="auto" fo:break-after="auto" table:align="margins" fo:keep-with-next="auto" style:may-break-between-rows="true" table:border-model="collapsing"/>
    </style:style>
    <style:style style:name="Table93.A" style:family="table-column">
      <style:table-column-properties style:column-width="1.9389in" style:rel-column-width="18348*"/>
    </style:style>
    <style:style style:name="Table93.B" style:family="table-column">
      <style:table-column-properties style:column-width="1.6257in" style:rel-column-width="15384*"/>
    </style:style>
    <style:style style:name="Table93.C" style:family="table-column">
      <style:table-column-properties style:column-width="3.3604in" style:rel-column-width="31803*"/>
    </style:style>
    <style:style style:name="Table93.1" style:family="table-row">
      <style:table-row-properties fo:keep-together="auto"/>
    </style:style>
    <style:style style:name="Table9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3.C1" style:family="table-cell">
      <style:table-cell-properties fo:background-color="transparent" fo:padding="0.0382in" fo:border="0.5pt solid #000000" style:writing-mode="page">
        <style:background-image/>
      </style:table-cell-properties>
    </style:style>
    <style:style style:name="Table9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7" style:family="table">
      <style:table-properties style:width="6.9236in" fo:break-before="auto" fo:break-after="auto" table:align="left" fo:keep-with-next="auto" style:may-break-between-rows="true" table:border-model="collapsing"/>
    </style:style>
    <style:style style:name="Table37.A" style:family="table-column">
      <style:table-column-properties style:column-width="1.9375in"/>
    </style:style>
    <style:style style:name="Table37.B" style:family="table-column">
      <style:table-column-properties style:column-width="1.6875in"/>
    </style:style>
    <style:style style:name="Table37.C" style:family="table-column">
      <style:table-column-properties style:column-width="3.2986in"/>
    </style:style>
    <style:style style:name="Table37.1" style:family="table-row">
      <style:table-row-properties fo:keep-together="auto"/>
    </style:style>
    <style:style style:name="Table3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7.C1" style:family="table-cell">
      <style:table-cell-properties fo:background-color="transparent" fo:padding="0.0382in" fo:border="0.5pt solid #000000" style:writing-mode="page">
        <style:background-image/>
      </style:table-cell-properties>
    </style:style>
    <style:style style:name="Table3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8" style:family="table">
      <style:table-properties style:width="6.9236in" fo:break-before="auto" fo:break-after="auto" table:align="left" fo:keep-with-next="auto" style:may-break-between-rows="true" table:border-model="collapsing"/>
    </style:style>
    <style:style style:name="Table38.A" style:family="table-column">
      <style:table-column-properties style:column-width="1.9375in"/>
    </style:style>
    <style:style style:name="Table38.B" style:family="table-column">
      <style:table-column-properties style:column-width="1.6875in"/>
    </style:style>
    <style:style style:name="Table38.C" style:family="table-column">
      <style:table-column-properties style:column-width="3.2986in"/>
    </style:style>
    <style:style style:name="Table38.1" style:family="table-row">
      <style:table-row-properties fo:keep-together="auto"/>
    </style:style>
    <style:style style:name="Table3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8.C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6.9236in" fo:break-before="auto" fo:break-after="auto" table:align="left" fo:keep-with-next="auto" style:may-break-between-rows="true" table:border-model="collapsing"/>
    </style:style>
    <style:style style:name="Table39.A" style:family="table-column">
      <style:table-column-properties style:column-width="1.9375in"/>
    </style:style>
    <style:style style:name="Table39.B" style:family="table-column">
      <style:table-column-properties style:column-width="1.6875in"/>
    </style:style>
    <style:style style:name="Table39.C" style:family="table-column">
      <style:table-column-properties style:column-width="3.2986in"/>
    </style:style>
    <style:style style:name="Table39.1" style:family="table-row">
      <style:table-row-properties fo:keep-together="auto"/>
    </style:style>
    <style:style style:name="Table3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9.C1" style:family="table-cell">
      <style:table-cell-properties fo:background-color="transparent" fo:padding="0.0382in" fo:border="0.5pt solid #000000" style:writing-mode="page">
        <style:background-image/>
      </style:table-cell-properties>
    </style:style>
    <style:style style:name="Table3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0" style:family="table">
      <style:table-properties style:width="6.9236in" fo:break-before="auto" fo:break-after="auto" table:align="left" fo:keep-with-next="auto" style:may-break-between-rows="true" table:border-model="collapsing"/>
    </style:style>
    <style:style style:name="Table40.A" style:family="table-column">
      <style:table-column-properties style:column-width="1.9375in"/>
    </style:style>
    <style:style style:name="Table40.B" style:family="table-column">
      <style:table-column-properties style:column-width="1.6875in"/>
    </style:style>
    <style:style style:name="Table40.C" style:family="table-column">
      <style:table-column-properties style:column-width="3.2986in"/>
    </style:style>
    <style:style style:name="Table40.1" style:family="table-row">
      <style:table-row-properties fo:keep-together="auto"/>
    </style:style>
    <style:style style:name="Table4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0.C1" style:family="table-cell">
      <style:table-cell-properties fo:background-color="transparent" fo:padding="0.0382in" fo:border="0.5pt solid #000000" style:writing-mode="page">
        <style:background-image/>
      </style:table-cell-properties>
    </style:style>
    <style:style style:name="Table4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 style:family="table">
      <style:table-properties style:width="6.9236in" fo:break-before="auto" fo:break-after="auto" table:align="left" fo:keep-with-next="auto" style:may-break-between-rows="true" table:border-model="collapsing"/>
    </style:style>
    <style:style style:name="Table41.A" style:family="table-column">
      <style:table-column-properties style:column-width="1.9375in"/>
    </style:style>
    <style:style style:name="Table41.B" style:family="table-column">
      <style:table-column-properties style:column-width="1.6875in"/>
    </style:style>
    <style:style style:name="Table41.C" style:family="table-column">
      <style:table-column-properties style:column-width="3.2986in"/>
    </style:style>
    <style:style style:name="Table41.1" style:family="table-row">
      <style:table-row-properties fo:keep-together="auto"/>
    </style:style>
    <style:style style:name="Table4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1.C1" style:family="table-cell">
      <style:table-cell-properties fo:background-color="transparent" fo:padding="0.0382in" fo:border="0.5pt solid #000000" style:writing-mode="page">
        <style:background-image/>
      </style:table-cell-properties>
    </style:style>
    <style:style style:name="Table4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2" style:family="table">
      <style:table-properties style:width="6.9236in" fo:break-before="auto" fo:break-after="auto" table:align="left" fo:keep-with-next="auto" style:may-break-between-rows="true" table:border-model="collapsing"/>
    </style:style>
    <style:style style:name="Table42.A" style:family="table-column">
      <style:table-column-properties style:column-width="1.9375in"/>
    </style:style>
    <style:style style:name="Table42.B" style:family="table-column">
      <style:table-column-properties style:column-width="1.6875in"/>
    </style:style>
    <style:style style:name="Table42.C" style:family="table-column">
      <style:table-column-properties style:column-width="3.2986in"/>
    </style:style>
    <style:style style:name="Table42.1" style:family="table-row">
      <style:table-row-properties fo:keep-together="auto"/>
    </style:style>
    <style:style style:name="Table4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2.C1" style:family="table-cell">
      <style:table-cell-properties fo:background-color="transparent" fo:padding="0.0382in" fo:border="0.5pt solid #000000" style:writing-mode="page">
        <style:background-image/>
      </style:table-cell-properties>
    </style:style>
    <style:style style:name="Table4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3" style:family="table">
      <style:table-properties style:width="6.925in" fo:break-before="auto" fo:break-after="auto" table:align="margins" fo:keep-with-next="auto" style:may-break-between-rows="true" table:border-model="collapsing"/>
    </style:style>
    <style:style style:name="Table83.A" style:family="table-column">
      <style:table-column-properties style:column-width="1.9382in" style:rel-column-width="18342*"/>
    </style:style>
    <style:style style:name="Table83.B" style:family="table-column">
      <style:table-column-properties style:column-width="1.6854in" style:rel-column-width="15950*"/>
    </style:style>
    <style:style style:name="Table83.C" style:family="table-column">
      <style:table-column-properties style:column-width="3.3014in" style:rel-column-width="31243*"/>
    </style:style>
    <style:style style:name="Table83.1" style:family="table-row">
      <style:table-row-properties fo:keep-together="auto"/>
    </style:style>
    <style:style style:name="Table8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3.C1" style:family="table-cell">
      <style:table-cell-properties fo:background-color="transparent" fo:padding="0.0382in" fo:border="0.5pt solid #000000" style:writing-mode="page">
        <style:background-image/>
      </style:table-cell-properties>
    </style:style>
    <style:style style:name="Table8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 style:family="table">
      <style:table-properties style:width="6.9236in" fo:break-before="auto" fo:break-after="auto" table:align="left" fo:keep-with-next="auto" style:may-break-between-rows="true" table:border-model="collapsing"/>
    </style:style>
    <style:style style:name="Table43.A" style:family="table-column">
      <style:table-column-properties style:column-width="1.9375in"/>
    </style:style>
    <style:style style:name="Table43.B" style:family="table-column">
      <style:table-column-properties style:column-width="1.6875in"/>
    </style:style>
    <style:style style:name="Table43.C" style:family="table-column">
      <style:table-column-properties style:column-width="3.2986in"/>
    </style:style>
    <style:style style:name="Table43.1" style:family="table-row">
      <style:table-row-properties fo:keep-together="auto"/>
    </style:style>
    <style:style style:name="Table4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3.C1" style:family="table-cell">
      <style:table-cell-properties fo:background-color="transparent" fo:padding="0.0382in" fo:border="0.5pt solid #000000" style:writing-mode="page">
        <style:background-image/>
      </style:table-cell-properties>
    </style:style>
    <style:style style:name="Table4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4" style:family="table">
      <style:table-properties style:width="6.9236in" fo:break-before="auto" fo:break-after="auto" table:align="left" fo:keep-with-next="auto" style:may-break-between-rows="true" table:border-model="collapsing"/>
    </style:style>
    <style:style style:name="Table44.A" style:family="table-column">
      <style:table-column-properties style:column-width="1.9375in"/>
    </style:style>
    <style:style style:name="Table44.B" style:family="table-column">
      <style:table-column-properties style:column-width="1.6875in"/>
    </style:style>
    <style:style style:name="Table44.C" style:family="table-column">
      <style:table-column-properties style:column-width="3.2986in"/>
    </style:style>
    <style:style style:name="Table44.1" style:family="table-row">
      <style:table-row-properties fo:keep-together="auto"/>
    </style:style>
    <style:style style:name="Table4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4.C1" style:family="table-cell">
      <style:table-cell-properties fo:background-color="transparent" fo:padding="0.0382in" fo:border="0.5pt solid #000000" style:writing-mode="page">
        <style:background-image/>
      </style:table-cell-properties>
    </style:style>
    <style:style style:name="Table4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5" style:family="table">
      <style:table-properties style:width="6.9236in" fo:break-before="auto" fo:break-after="auto" table:align="left" fo:keep-with-next="auto" style:may-break-between-rows="true" table:border-model="collapsing"/>
    </style:style>
    <style:style style:name="Table45.A" style:family="table-column">
      <style:table-column-properties style:column-width="1.9375in"/>
    </style:style>
    <style:style style:name="Table45.B" style:family="table-column">
      <style:table-column-properties style:column-width="1.6875in"/>
    </style:style>
    <style:style style:name="Table45.C" style:family="table-column">
      <style:table-column-properties style:column-width="3.2986in"/>
    </style:style>
    <style:style style:name="Table45.1" style:family="table-row">
      <style:table-row-properties fo:keep-together="auto"/>
    </style:style>
    <style:style style:name="Table4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5.C1" style:family="table-cell">
      <style:table-cell-properties fo:background-color="transparent" fo:padding="0.0382in" fo:border="0.5pt solid #000000" style:writing-mode="page">
        <style:background-image/>
      </style:table-cell-properties>
    </style:style>
    <style:style style:name="Table4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6" style:family="table">
      <style:table-properties style:width="6.9236in" fo:break-before="auto" fo:break-after="auto" table:align="left" fo:keep-with-next="auto" style:may-break-between-rows="true" table:border-model="collapsing"/>
    </style:style>
    <style:style style:name="Table46.A" style:family="table-column">
      <style:table-column-properties style:column-width="1.9375in"/>
    </style:style>
    <style:style style:name="Table46.B" style:family="table-column">
      <style:table-column-properties style:column-width="1.6875in"/>
    </style:style>
    <style:style style:name="Table46.C" style:family="table-column">
      <style:table-column-properties style:column-width="3.2986in"/>
    </style:style>
    <style:style style:name="Table46.1" style:family="table-row">
      <style:table-row-properties fo:keep-together="auto"/>
    </style:style>
    <style:style style:name="Table4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6.C1" style:family="table-cell">
      <style:table-cell-properties fo:background-color="transparent" fo:padding="0.0382in" fo:border="0.5pt solid #000000" style:writing-mode="page">
        <style:background-image/>
      </style:table-cell-properties>
    </style:style>
    <style:style style:name="Table4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7" style:family="table">
      <style:table-properties style:width="6.9236in" fo:break-before="auto" fo:break-after="auto" table:align="left" fo:keep-with-next="auto" style:may-break-between-rows="true" table:border-model="collapsing"/>
    </style:style>
    <style:style style:name="Table47.A" style:family="table-column">
      <style:table-column-properties style:column-width="1.9375in"/>
    </style:style>
    <style:style style:name="Table47.B" style:family="table-column">
      <style:table-column-properties style:column-width="1.6875in"/>
    </style:style>
    <style:style style:name="Table47.C" style:family="table-column">
      <style:table-column-properties style:column-width="3.2986in"/>
    </style:style>
    <style:style style:name="Table47.1" style:family="table-row">
      <style:table-row-properties fo:keep-together="auto"/>
    </style:style>
    <style:style style:name="Table4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7.C1" style:family="table-cell">
      <style:table-cell-properties fo:background-color="transparent" fo:padding="0.0382in" fo:border="0.5pt solid #000000" style:writing-mode="page">
        <style:background-image/>
      </style:table-cell-properties>
    </style:style>
    <style:style style:name="Table4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8" style:family="table">
      <style:table-properties style:width="6.9236in" fo:break-before="auto" fo:break-after="auto" table:align="left" fo:keep-with-next="auto" style:may-break-between-rows="true" table:border-model="collapsing"/>
    </style:style>
    <style:style style:name="Table48.A" style:family="table-column">
      <style:table-column-properties style:column-width="1.9375in"/>
    </style:style>
    <style:style style:name="Table48.B" style:family="table-column">
      <style:table-column-properties style:column-width="1.6875in"/>
    </style:style>
    <style:style style:name="Table48.C" style:family="table-column">
      <style:table-column-properties style:column-width="3.2986in"/>
    </style:style>
    <style:style style:name="Table48.1" style:family="table-row">
      <style:table-row-properties fo:keep-together="auto"/>
    </style:style>
    <style:style style:name="Table4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8.C1" style:family="table-cell">
      <style:table-cell-properties fo:background-color="transparent" fo:padding="0.0382in" fo:border="0.5pt solid #000000" style:writing-mode="page">
        <style:background-image/>
      </style:table-cell-properties>
    </style:style>
    <style:style style:name="Table4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9" style:family="table">
      <style:table-properties style:width="6.9236in" fo:break-before="auto" fo:break-after="auto" table:align="left" fo:keep-with-next="auto" style:may-break-between-rows="true" table:border-model="collapsing"/>
    </style:style>
    <style:style style:name="Table49.A" style:family="table-column">
      <style:table-column-properties style:column-width="1.9375in"/>
    </style:style>
    <style:style style:name="Table49.B" style:family="table-column">
      <style:table-column-properties style:column-width="1.6875in"/>
    </style:style>
    <style:style style:name="Table49.C" style:family="table-column">
      <style:table-column-properties style:column-width="3.2986in"/>
    </style:style>
    <style:style style:name="Table49.1" style:family="table-row">
      <style:table-row-properties fo:keep-together="auto"/>
    </style:style>
    <style:style style:name="Table4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9.C1" style:family="table-cell">
      <style:table-cell-properties fo:background-color="transparent" fo:padding="0.0382in" fo:border="0.5pt solid #000000" style:writing-mode="page">
        <style:background-image/>
      </style:table-cell-properties>
    </style:style>
    <style:style style:name="Table4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0" style:family="table">
      <style:table-properties style:width="6.9236in" fo:break-before="auto" fo:break-after="auto" table:align="left" fo:keep-with-next="auto" style:may-break-between-rows="true" table:border-model="collapsing"/>
    </style:style>
    <style:style style:name="Table50.A" style:family="table-column">
      <style:table-column-properties style:column-width="1.9375in"/>
    </style:style>
    <style:style style:name="Table50.B" style:family="table-column">
      <style:table-column-properties style:column-width="1.6875in"/>
    </style:style>
    <style:style style:name="Table50.C" style:family="table-column">
      <style:table-column-properties style:column-width="3.2986in"/>
    </style:style>
    <style:style style:name="Table50.1" style:family="table-row">
      <style:table-row-properties fo:keep-together="auto"/>
    </style:style>
    <style:style style:name="Table5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0.C1" style:family="table-cell">
      <style:table-cell-properties fo:background-color="transparent" fo:padding="0.0382in" fo:border="0.5pt solid #000000" style:writing-mode="page">
        <style:background-image/>
      </style:table-cell-properties>
    </style:style>
    <style:style style:name="Table5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1" style:family="table">
      <style:table-properties style:width="6.9236in" fo:break-before="auto" fo:break-after="auto" table:align="left" fo:keep-with-next="auto" style:may-break-between-rows="true" table:border-model="collapsing"/>
    </style:style>
    <style:style style:name="Table51.A" style:family="table-column">
      <style:table-column-properties style:column-width="1.9375in"/>
    </style:style>
    <style:style style:name="Table51.B" style:family="table-column">
      <style:table-column-properties style:column-width="1.6875in"/>
    </style:style>
    <style:style style:name="Table51.C" style:family="table-column">
      <style:table-column-properties style:column-width="3.2986in"/>
    </style:style>
    <style:style style:name="Table51.1" style:family="table-row">
      <style:table-row-properties fo:keep-together="auto"/>
    </style:style>
    <style:style style:name="Table5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1.C1" style:family="table-cell">
      <style:table-cell-properties fo:background-color="transparent" fo:padding="0.0382in" fo:border="0.5pt solid #000000" style:writing-mode="page">
        <style:background-image/>
      </style:table-cell-properties>
    </style:style>
    <style:style style:name="Table5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2" style:family="table">
      <style:table-properties style:width="6.9236in" fo:break-before="auto" fo:break-after="auto" table:align="left" fo:keep-with-next="auto" style:may-break-between-rows="true" table:border-model="collapsing"/>
    </style:style>
    <style:style style:name="Table52.A" style:family="table-column">
      <style:table-column-properties style:column-width="1.9375in"/>
    </style:style>
    <style:style style:name="Table52.B" style:family="table-column">
      <style:table-column-properties style:column-width="1.6875in"/>
    </style:style>
    <style:style style:name="Table52.C" style:family="table-column">
      <style:table-column-properties style:column-width="3.2986in"/>
    </style:style>
    <style:style style:name="Table52.1" style:family="table-row">
      <style:table-row-properties fo:keep-together="auto"/>
    </style:style>
    <style:style style:name="Table5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2.C1" style:family="table-cell">
      <style:table-cell-properties fo:background-color="transparent" fo:padding="0.0382in" fo:border="0.5pt solid #000000" style:writing-mode="page">
        <style:background-image/>
      </style:table-cell-properties>
    </style:style>
    <style:style style:name="Table5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3" style:family="table">
      <style:table-properties style:width="6.9236in" fo:break-before="auto" fo:break-after="auto" table:align="left" fo:keep-with-next="auto" style:may-break-between-rows="true" table:border-model="collapsing"/>
    </style:style>
    <style:style style:name="Table53.A" style:family="table-column">
      <style:table-column-properties style:column-width="1.9375in"/>
    </style:style>
    <style:style style:name="Table53.B" style:family="table-column">
      <style:table-column-properties style:column-width="1.6875in"/>
    </style:style>
    <style:style style:name="Table53.C" style:family="table-column">
      <style:table-column-properties style:column-width="3.2986in"/>
    </style:style>
    <style:style style:name="Table53.1" style:family="table-row">
      <style:table-row-properties fo:keep-together="auto"/>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C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4" style:family="table">
      <style:table-properties style:width="6.9236in" fo:break-before="auto" fo:break-after="auto" table:align="left" fo:keep-with-next="auto" style:may-break-between-rows="true" table:border-model="collapsing"/>
    </style:style>
    <style:style style:name="Table54.A" style:family="table-column">
      <style:table-column-properties style:column-width="1.9375in"/>
    </style:style>
    <style:style style:name="Table54.B" style:family="table-column">
      <style:table-column-properties style:column-width="1.6875in"/>
    </style:style>
    <style:style style:name="Table54.C" style:family="table-column">
      <style:table-column-properties style:column-width="3.2986in"/>
    </style:style>
    <style:style style:name="Table54.1" style:family="table-row">
      <style:table-row-properties fo:keep-together="auto"/>
    </style:style>
    <style:style style:name="Table5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4.C1" style:family="table-cell">
      <style:table-cell-properties fo:background-color="transparent" fo:padding="0.0382in" fo:border="0.5pt solid #000000" style:writing-mode="page">
        <style:background-image/>
      </style:table-cell-properties>
    </style:style>
    <style:style style:name="Table5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
      <style:table-properties style:width="6.9236in" fo:break-before="auto" fo:break-after="auto" table:align="left" fo:keep-with-next="auto" style:may-break-between-rows="true" table:border-model="collapsing"/>
    </style:style>
    <style:style style:name="Table55.A" style:family="table-column">
      <style:table-column-properties style:column-width="1.9375in"/>
    </style:style>
    <style:style style:name="Table55.B" style:family="table-column">
      <style:table-column-properties style:column-width="1.6875in"/>
    </style:style>
    <style:style style:name="Table55.C" style:family="table-column">
      <style:table-column-properties style:column-width="3.2986in"/>
    </style:style>
    <style:style style:name="Table55.1" style:family="table-row">
      <style:table-row-properties fo:keep-together="auto"/>
    </style:style>
    <style:style style:name="Table5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5.C1" style:family="table-cell">
      <style:table-cell-properties fo:background-color="transparent" fo:padding="0.0382in" fo:border="0.5pt solid #000000" style:writing-mode="page">
        <style:background-image/>
      </style:table-cell-properties>
    </style:style>
    <style:style style:name="Table5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6" style:family="table">
      <style:table-properties style:width="6.9236in" fo:break-before="auto" fo:break-after="auto" table:align="left" fo:keep-with-next="auto" style:may-break-between-rows="true" table:border-model="collapsing"/>
    </style:style>
    <style:style style:name="Table56.A" style:family="table-column">
      <style:table-column-properties style:column-width="1.9375in"/>
    </style:style>
    <style:style style:name="Table56.B" style:family="table-column">
      <style:table-column-properties style:column-width="1.6875in"/>
    </style:style>
    <style:style style:name="Table56.C" style:family="table-column">
      <style:table-column-properties style:column-width="3.2986in"/>
    </style:style>
    <style:style style:name="Table56.1" style:family="table-row">
      <style:table-row-properties fo:keep-together="auto"/>
    </style:style>
    <style:style style:name="Table5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6.C1" style:family="table-cell">
      <style:table-cell-properties fo:background-color="transparent" fo:padding="0.0382in" fo:border="0.5pt solid #000000" style:writing-mode="page">
        <style:background-image/>
      </style:table-cell-properties>
    </style:style>
    <style:style style:name="Table5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7" style:family="table">
      <style:table-properties style:width="6.9236in" fo:break-before="auto" fo:break-after="auto" table:align="left" fo:keep-with-next="auto" style:may-break-between-rows="true" table:border-model="collapsing"/>
    </style:style>
    <style:style style:name="Table57.A" style:family="table-column">
      <style:table-column-properties style:column-width="1.9375in"/>
    </style:style>
    <style:style style:name="Table57.B" style:family="table-column">
      <style:table-column-properties style:column-width="1.6875in"/>
    </style:style>
    <style:style style:name="Table57.C" style:family="table-column">
      <style:table-column-properties style:column-width="3.2986in"/>
    </style:style>
    <style:style style:name="Table57.1" style:family="table-row">
      <style:table-row-properties fo:keep-together="auto"/>
    </style:style>
    <style:style style:name="Table5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7.C1" style:family="table-cell">
      <style:table-cell-properties fo:background-color="transparent" fo:padding="0.0382in" fo:border="0.5pt solid #000000" style:writing-mode="page">
        <style:background-image/>
      </style:table-cell-properties>
    </style:style>
    <style:style style:name="Table5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8" style:family="table">
      <style:table-properties style:width="6.9236in" fo:break-before="auto" fo:break-after="auto" table:align="left" fo:keep-with-next="auto" style:may-break-between-rows="true" table:border-model="collapsing"/>
    </style:style>
    <style:style style:name="Table58.A" style:family="table-column">
      <style:table-column-properties style:column-width="1.9375in"/>
    </style:style>
    <style:style style:name="Table58.B" style:family="table-column">
      <style:table-column-properties style:column-width="1.6875in"/>
    </style:style>
    <style:style style:name="Table58.C" style:family="table-column">
      <style:table-column-properties style:column-width="3.2986in"/>
    </style:style>
    <style:style style:name="Table58.1" style:family="table-row">
      <style:table-row-properties fo:keep-together="auto"/>
    </style:style>
    <style:style style:name="Table5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8.C1" style:family="table-cell">
      <style:table-cell-properties fo:background-color="transparent" fo:padding="0.0382in" fo:border="0.5pt solid #000000" style:writing-mode="page">
        <style:background-image/>
      </style:table-cell-properties>
    </style:style>
    <style:style style:name="Table5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9" style:family="table">
      <style:table-properties style:width="6.9236in" fo:break-before="auto" fo:break-after="auto" table:align="left" fo:keep-with-next="auto" style:may-break-between-rows="true" table:border-model="collapsing"/>
    </style:style>
    <style:style style:name="Table59.A" style:family="table-column">
      <style:table-column-properties style:column-width="1.9375in"/>
    </style:style>
    <style:style style:name="Table59.B" style:family="table-column">
      <style:table-column-properties style:column-width="1.6875in"/>
    </style:style>
    <style:style style:name="Table59.C" style:family="table-column">
      <style:table-column-properties style:column-width="3.2986in"/>
    </style:style>
    <style:style style:name="Table59.1" style:family="table-row">
      <style:table-row-properties fo:keep-together="auto"/>
    </style:style>
    <style:style style:name="Table5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9.C1" style:family="table-cell">
      <style:table-cell-properties fo:background-color="transparent" fo:padding="0.0382in" fo:border="0.5pt solid #000000" style:writing-mode="page">
        <style:background-image/>
      </style:table-cell-properties>
    </style:style>
    <style:style style:name="Table5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0" style:family="table">
      <style:table-properties style:width="6.9236in" fo:break-before="auto" fo:break-after="auto" table:align="left" fo:keep-with-next="auto" style:may-break-between-rows="true" table:border-model="collapsing"/>
    </style:style>
    <style:style style:name="Table60.A" style:family="table-column">
      <style:table-column-properties style:column-width="1.9375in"/>
    </style:style>
    <style:style style:name="Table60.B" style:family="table-column">
      <style:table-column-properties style:column-width="1.6875in"/>
    </style:style>
    <style:style style:name="Table60.C" style:family="table-column">
      <style:table-column-properties style:column-width="3.2986in"/>
    </style:style>
    <style:style style:name="Table60.1" style:family="table-row">
      <style:table-row-properties fo:keep-together="auto"/>
    </style:style>
    <style:style style:name="Table6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0.C1" style:family="table-cell">
      <style:table-cell-properties fo:background-color="transparent" fo:padding="0.0382in" fo:border="0.5pt solid #000000" style:writing-mode="page">
        <style:background-image/>
      </style:table-cell-properties>
    </style:style>
    <style:style style:name="Table6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1" style:family="table">
      <style:table-properties style:width="6.9236in" fo:break-before="auto" fo:break-after="auto" table:align="left" fo:keep-with-next="auto" style:may-break-between-rows="true" table:border-model="collapsing"/>
    </style:style>
    <style:style style:name="Table61.A" style:family="table-column">
      <style:table-column-properties style:column-width="1.9375in"/>
    </style:style>
    <style:style style:name="Table61.B" style:family="table-column">
      <style:table-column-properties style:column-width="1.6875in"/>
    </style:style>
    <style:style style:name="Table61.C" style:family="table-column">
      <style:table-column-properties style:column-width="3.2986in"/>
    </style:style>
    <style:style style:name="Table61.1" style:family="table-row">
      <style:table-row-properties fo:keep-together="auto"/>
    </style:style>
    <style:style style:name="Table6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1.C1" style:family="table-cell">
      <style:table-cell-properties fo:background-color="transparent" fo:padding="0.0382in" fo:border="0.5pt solid #000000" style:writing-mode="page">
        <style:background-image/>
      </style:table-cell-properties>
    </style:style>
    <style:style style:name="Table6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2" style:family="table">
      <style:table-properties style:width="6.9236in" fo:break-before="auto" fo:break-after="auto" table:align="left" fo:keep-with-next="auto" style:may-break-between-rows="true" table:border-model="collapsing"/>
    </style:style>
    <style:style style:name="Table62.A" style:family="table-column">
      <style:table-column-properties style:column-width="1.9375in"/>
    </style:style>
    <style:style style:name="Table62.B" style:family="table-column">
      <style:table-column-properties style:column-width="1.6875in"/>
    </style:style>
    <style:style style:name="Table62.C" style:family="table-column">
      <style:table-column-properties style:column-width="3.2986in"/>
    </style:style>
    <style:style style:name="Table62.1" style:family="table-row">
      <style:table-row-properties fo:keep-together="auto"/>
    </style:style>
    <style:style style:name="Table6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2.C1" style:family="table-cell">
      <style:table-cell-properties fo:background-color="transparent" fo:padding="0.0382in" fo:border="0.5pt solid #000000" style:writing-mode="page">
        <style:background-image/>
      </style:table-cell-properties>
    </style:style>
    <style:style style:name="Table6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3" style:family="table">
      <style:table-properties style:width="6.9215in" fo:break-before="auto" fo:break-after="auto" table:align="left" fo:keep-with-next="auto" style:may-break-between-rows="true" table:border-model="collapsing"/>
    </style:style>
    <style:style style:name="Table63.A" style:family="table-column">
      <style:table-column-properties style:column-width="1.9368in"/>
    </style:style>
    <style:style style:name="Table63.B" style:family="table-column">
      <style:table-column-properties style:column-width="1.6896in"/>
    </style:style>
    <style:style style:name="Table63.C" style:family="table-column">
      <style:table-column-properties style:column-width="3.2951in"/>
    </style:style>
    <style:style style:name="Table63.1" style:family="table-row">
      <style:table-row-properties fo:keep-together="auto"/>
    </style:style>
    <style:style style:name="Table6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3.C1" style:family="table-cell">
      <style:table-cell-properties fo:background-color="transparent" fo:padding="0.0382in" fo:border="0.5pt solid #000000" style:writing-mode="page">
        <style:background-image/>
      </style:table-cell-properties>
    </style:style>
    <style:style style:name="Table6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4" style:family="table">
      <style:table-properties style:width="6.9215in" fo:break-before="auto" fo:break-after="auto" table:align="left" fo:keep-with-next="auto" style:may-break-between-rows="true" table:border-model="collapsing"/>
    </style:style>
    <style:style style:name="Table64.A" style:family="table-column">
      <style:table-column-properties style:column-width="1.9368in"/>
    </style:style>
    <style:style style:name="Table64.B" style:family="table-column">
      <style:table-column-properties style:column-width="1.6896in"/>
    </style:style>
    <style:style style:name="Table64.C" style:family="table-column">
      <style:table-column-properties style:column-width="3.2951in"/>
    </style:style>
    <style:style style:name="Table64.1" style:family="table-row">
      <style:table-row-properties fo:keep-together="auto"/>
    </style:style>
    <style:style style:name="Table6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4.C1" style:family="table-cell">
      <style:table-cell-properties fo:background-color="transparent" fo:padding="0.0382in" fo:border="0.5pt solid #000000" style:writing-mode="page">
        <style:background-image/>
      </style:table-cell-properties>
    </style:style>
    <style:style style:name="Table6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5" style:family="table">
      <style:table-properties style:width="6.9215in" fo:break-before="auto" fo:break-after="auto" table:align="left" fo:keep-with-next="auto" style:may-break-between-rows="true" table:border-model="collapsing"/>
    </style:style>
    <style:style style:name="Table65.A" style:family="table-column">
      <style:table-column-properties style:column-width="1.9368in"/>
    </style:style>
    <style:style style:name="Table65.B" style:family="table-column">
      <style:table-column-properties style:column-width="1.6896in"/>
    </style:style>
    <style:style style:name="Table65.C" style:family="table-column">
      <style:table-column-properties style:column-width="3.2951in"/>
    </style:style>
    <style:style style:name="Table65.1" style:family="table-row">
      <style:table-row-properties fo:keep-together="auto"/>
    </style:style>
    <style:style style:name="Table6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5.C1" style:family="table-cell">
      <style:table-cell-properties fo:background-color="transparent" fo:padding="0.0382in" fo:border="0.5pt solid #000000" style:writing-mode="page">
        <style:background-image/>
      </style:table-cell-properties>
    </style:style>
    <style:style style:name="Table6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6" style:family="table">
      <style:table-properties style:width="6.9215in" fo:break-before="auto" fo:break-after="auto" table:align="left" fo:keep-with-next="auto" style:may-break-between-rows="true" table:border-model="collapsing"/>
    </style:style>
    <style:style style:name="Table66.A" style:family="table-column">
      <style:table-column-properties style:column-width="1.9368in"/>
    </style:style>
    <style:style style:name="Table66.B" style:family="table-column">
      <style:table-column-properties style:column-width="1.6896in"/>
    </style:style>
    <style:style style:name="Table66.C" style:family="table-column">
      <style:table-column-properties style:column-width="3.2951in"/>
    </style:style>
    <style:style style:name="Table66.1" style:family="table-row">
      <style:table-row-properties fo:keep-together="auto"/>
    </style:style>
    <style:style style:name="Table6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6.C1" style:family="table-cell">
      <style:table-cell-properties fo:background-color="transparent" fo:padding="0.0382in" fo:border="0.5pt solid #000000" style:writing-mode="page">
        <style:background-image/>
      </style:table-cell-properties>
    </style:style>
    <style:style style:name="Table66.2" style:family="table-row">
      <style:table-row-properties style:min-row-height="0.7896in" fo:keep-together="auto"/>
    </style:style>
    <style:style style:name="Table6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6.4" style:family="table-row">
      <style:table-row-properties style:min-row-height="0.7896in"/>
    </style:style>
    <style:style style:name="Table67" style:family="table">
      <style:table-properties style:width="6.9215in" fo:break-before="auto" fo:break-after="auto" table:align="left" fo:keep-with-next="auto" style:may-break-between-rows="true" table:border-model="collapsing"/>
    </style:style>
    <style:style style:name="Table67.A" style:family="table-column">
      <style:table-column-properties style:column-width="1.9368in"/>
    </style:style>
    <style:style style:name="Table67.B" style:family="table-column">
      <style:table-column-properties style:column-width="1.6896in"/>
    </style:style>
    <style:style style:name="Table67.C" style:family="table-column">
      <style:table-column-properties style:column-width="3.2951in"/>
    </style:style>
    <style:style style:name="Table67.1" style:family="table-row">
      <style:table-row-properties fo:keep-together="auto"/>
    </style:style>
    <style:style style:name="Table6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7.C1" style:family="table-cell">
      <style:table-cell-properties fo:background-color="transparent" fo:padding="0.0382in" fo:border="0.5pt solid #000000" style:writing-mode="page">
        <style:background-image/>
      </style:table-cell-properties>
    </style:style>
    <style:style style:name="Table6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4" style:family="table">
      <style:table-properties style:width="6.925in" fo:break-before="auto" fo:break-after="auto" table:align="margins" fo:keep-with-next="auto" style:may-break-between-rows="true" table:border-model="collapsing"/>
    </style:style>
    <style:style style:name="Table94.A" style:family="table-column">
      <style:table-column-properties style:column-width="1.9382in" style:rel-column-width="18342*"/>
    </style:style>
    <style:style style:name="Table94.B" style:family="table-column">
      <style:table-column-properties style:column-width="1.6854in" style:rel-column-width="15950*"/>
    </style:style>
    <style:style style:name="Table94.C" style:family="table-column">
      <style:table-column-properties style:column-width="3.3014in" style:rel-column-width="31243*"/>
    </style:style>
    <style:style style:name="Table94.1" style:family="table-row">
      <style:table-row-properties fo:keep-together="auto"/>
    </style:style>
    <style:style style:name="Table9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4.C1" style:family="table-cell">
      <style:table-cell-properties fo:background-color="transparent" fo:padding="0.0382in" fo:border="0.5pt solid #000000" style:writing-mode="page">
        <style:background-image/>
      </style:table-cell-properties>
    </style:style>
    <style:style style:name="Table9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5" style:family="table">
      <style:table-properties style:width="6.925in" fo:break-before="auto" fo:break-after="auto" table:align="margins" fo:keep-with-next="auto" style:may-break-between-rows="true" table:border-model="collapsing"/>
    </style:style>
    <style:style style:name="Table95.A" style:family="table-column">
      <style:table-column-properties style:column-width="1.9382in" style:rel-column-width="18342*"/>
    </style:style>
    <style:style style:name="Table95.B" style:family="table-column">
      <style:table-column-properties style:column-width="1.6854in" style:rel-column-width="15950*"/>
    </style:style>
    <style:style style:name="Table95.C" style:family="table-column">
      <style:table-column-properties style:column-width="3.3014in" style:rel-column-width="31243*"/>
    </style:style>
    <style:style style:name="Table95.1" style:family="table-row">
      <style:table-row-properties fo:keep-together="auto"/>
    </style:style>
    <style:style style:name="Table9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5.C1" style:family="table-cell">
      <style:table-cell-properties fo:background-color="transparent" fo:padding="0.0382in" fo:border="0.5pt solid #000000" style:writing-mode="page">
        <style:background-image/>
      </style:table-cell-properties>
    </style:style>
    <style:style style:name="Table9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6" style:family="table">
      <style:table-properties style:width="6.925in" fo:break-before="auto" fo:break-after="auto" table:align="margins" fo:keep-with-next="auto" style:may-break-between-rows="true" table:border-model="collapsing"/>
    </style:style>
    <style:style style:name="Table96.A" style:family="table-column">
      <style:table-column-properties style:column-width="1.9382in" style:rel-column-width="18342*"/>
    </style:style>
    <style:style style:name="Table96.B" style:family="table-column">
      <style:table-column-properties style:column-width="1.6854in" style:rel-column-width="15950*"/>
    </style:style>
    <style:style style:name="Table96.C" style:family="table-column">
      <style:table-column-properties style:column-width="3.3014in" style:rel-column-width="31243*"/>
    </style:style>
    <style:style style:name="Table96.1" style:family="table-row">
      <style:table-row-properties fo:keep-together="auto"/>
    </style:style>
    <style:style style:name="Table9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6.C1" style:family="table-cell">
      <style:table-cell-properties fo:background-color="transparent" fo:padding="0.0382in" fo:border="0.5pt solid #000000" style:writing-mode="page">
        <style:background-image/>
      </style:table-cell-properties>
    </style:style>
    <style:style style:name="Table9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7" style:family="table">
      <style:table-properties style:width="6.9236in" fo:break-before="auto" fo:break-after="auto" table:align="left" fo:keep-with-next="auto" style:may-break-between-rows="true" table:border-model="collapsing"/>
    </style:style>
    <style:style style:name="Table97.A" style:family="table-column">
      <style:table-column-properties style:column-width="1.9375in"/>
    </style:style>
    <style:style style:name="Table97.B" style:family="table-column">
      <style:table-column-properties style:column-width="1.6875in"/>
    </style:style>
    <style:style style:name="Table97.C" style:family="table-column">
      <style:table-column-properties style:column-width="3.2986in"/>
    </style:style>
    <style:style style:name="Table97.1" style:family="table-row">
      <style:table-row-properties fo:keep-together="auto"/>
    </style:style>
    <style:style style:name="Table9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7.C1" style:family="table-cell">
      <style:table-cell-properties fo:background-color="transparent" fo:padding="0.0382in" fo:border="0.5pt solid #000000" style:writing-mode="page">
        <style:background-image/>
      </style:table-cell-properties>
    </style:style>
    <style:style style:name="Table9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3.4333in"/>
    </style:style>
    <style:style style:name="Table2.B" style:family="table-column">
      <style:table-column-properties style:column-width="0.6944in"/>
    </style:style>
    <style:style style:name="Table2.C" style:family="table-column">
      <style:table-column-properties style:column-width="0.625in"/>
    </style:style>
    <style:style style:name="Table2.D" style:family="table-column">
      <style:table-column-properties style:column-width="0.6868in"/>
    </style:style>
    <style:style style:name="Table2.E" style:family="table-column">
      <style:table-column-properties style:column-width="0.7486in"/>
    </style:style>
    <style:style style:name="Table2.F" style:family="table-column">
      <style:table-column-properties style:column-width="0.7389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68" style:family="table">
      <style:table-properties style:width="6.9215in" fo:break-before="auto" fo:break-after="auto" table:align="left" fo:keep-with-next="auto" style:may-break-between-rows="true" table:border-model="collapsing"/>
    </style:style>
    <style:style style:name="Table68.A" style:family="table-column">
      <style:table-column-properties style:column-width="2.7813in"/>
    </style:style>
    <style:style style:name="Table68.B" style:family="table-column">
      <style:table-column-properties style:column-width="4.1403in"/>
    </style:style>
    <style:style style:name="Table68.1" style:family="table-row">
      <style:table-row-properties fo:keep-together="auto"/>
    </style:style>
    <style:style style:name="Table6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8.B1" style:family="table-cell">
      <style:table-cell-properties fo:background-color="transparent" fo:padding="0.0382in" fo:border="0.5pt solid #000000" style:writing-mode="page">
        <style:background-image/>
      </style:table-cell-properties>
    </style:style>
    <style:style style:name="Table6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9" style:family="table">
      <style:table-properties style:width="6.925in" fo:break-before="auto" fo:break-after="auto" table:align="margins" fo:keep-with-next="auto" style:may-break-between-rows="true" table:border-model="collapsing"/>
    </style:style>
    <style:style style:name="Table69.A" style:family="table-column">
      <style:table-column-properties style:column-width="2.7528in" style:rel-column-width="26051*"/>
    </style:style>
    <style:style style:name="Table69.B" style:family="table-column">
      <style:table-column-properties style:column-width="4.1722in" style:rel-column-width="39484*"/>
    </style:style>
    <style:style style:name="Table69.1" style:family="table-row">
      <style:table-row-properties fo:keep-together="auto"/>
    </style:style>
    <style:style style:name="Table6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9.B1" style:family="table-cell">
      <style:table-cell-properties fo:background-color="transparent" fo:padding="0.0382in" fo:border="0.5pt solid #000000" style:writing-mode="page">
        <style:background-image/>
      </style:table-cell-properties>
    </style:style>
    <style:style style:name="Table6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0" style:family="table">
      <style:table-properties style:width="6.925in" fo:break-before="auto" fo:break-after="auto" table:align="margins" fo:keep-with-next="auto" style:may-break-between-rows="true" table:border-model="collapsing"/>
    </style:style>
    <style:style style:name="Table70.A" style:family="table-column">
      <style:table-column-properties style:column-width="2.7528in" style:rel-column-width="26051*"/>
    </style:style>
    <style:style style:name="Table70.B" style:family="table-column">
      <style:table-column-properties style:column-width="4.1722in" style:rel-column-width="39484*"/>
    </style:style>
    <style:style style:name="Table70.1" style:family="table-row">
      <style:table-row-properties fo:keep-together="auto"/>
    </style:style>
    <style:style style:name="Table7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0.B1" style:family="table-cell">
      <style:table-cell-properties fo:background-color="transparent" fo:padding="0.0382in" fo:border="0.5pt solid #000000" style:writing-mode="page">
        <style:background-image/>
      </style:table-cell-properties>
    </style:style>
    <style:style style:name="Table7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1" style:family="table">
      <style:table-properties style:width="6.925in" fo:break-before="auto" fo:break-after="auto" table:align="margins" fo:keep-with-next="auto" style:may-break-between-rows="true" table:border-model="collapsing"/>
    </style:style>
    <style:style style:name="Table71.A" style:family="table-column">
      <style:table-column-properties style:column-width="2.7528in" style:rel-column-width="26051*"/>
    </style:style>
    <style:style style:name="Table71.B" style:family="table-column">
      <style:table-column-properties style:column-width="4.1722in" style:rel-column-width="39484*"/>
    </style:style>
    <style:style style:name="Table71.1" style:family="table-row">
      <style:table-row-properties fo:keep-together="auto"/>
    </style:style>
    <style:style style:name="Table7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1.B1" style:family="table-cell">
      <style:table-cell-properties fo:background-color="transparent" fo:padding="0.0382in" fo:border="0.5pt solid #000000" style:writing-mode="page">
        <style:background-image/>
      </style:table-cell-properties>
    </style:style>
    <style:style style:name="Table7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2" style:family="table">
      <style:table-properties style:width="6.925in" fo:break-before="auto" fo:break-after="auto" table:align="margins" fo:keep-with-next="auto" style:may-break-between-rows="true" table:border-model="collapsing"/>
    </style:style>
    <style:style style:name="Table72.A" style:family="table-column">
      <style:table-column-properties style:column-width="2.7528in" style:rel-column-width="26051*"/>
    </style:style>
    <style:style style:name="Table72.B" style:family="table-column">
      <style:table-column-properties style:column-width="4.1722in" style:rel-column-width="39484*"/>
    </style:style>
    <style:style style:name="Table72.1" style:family="table-row">
      <style:table-row-properties fo:keep-together="auto"/>
    </style:style>
    <style:style style:name="Table7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2.B1" style:family="table-cell">
      <style:table-cell-properties fo:background-color="transparent" fo:padding="0.0382in" fo:border="0.5pt solid #000000" style:writing-mode="page">
        <style:background-image/>
      </style:table-cell-properties>
    </style:style>
    <style:style style:name="Table7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 style:family="table">
      <style:table-properties style:width="6.925in" fo:break-before="auto" fo:break-after="auto" table:align="margins" fo:keep-with-next="auto" style:may-break-between-rows="true" table:border-model="collapsing"/>
    </style:style>
    <style:style style:name="Table73.A" style:family="table-column">
      <style:table-column-properties style:column-width="2.7528in" style:rel-column-width="26051*"/>
    </style:style>
    <style:style style:name="Table73.B" style:family="table-column">
      <style:table-column-properties style:column-width="4.1722in" style:rel-column-width="39484*"/>
    </style:style>
    <style:style style:name="Table73.1" style:family="table-row">
      <style:table-row-properties fo:keep-together="auto"/>
    </style:style>
    <style:style style:name="Table7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3.B1" style:family="table-cell">
      <style:table-cell-properties fo:background-color="transparent" fo:padding="0.0382in" fo:border="0.5pt solid #000000" style:writing-mode="page">
        <style:background-image/>
      </style:table-cell-properties>
    </style:style>
    <style:style style:name="Table7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
      <style:table-properties style:width="6.925in" fo:break-before="auto" fo:break-after="auto" table:align="margins" fo:keep-with-next="auto" style:may-break-between-rows="true" table:border-model="collapsing"/>
    </style:style>
    <style:style style:name="Table74.A" style:family="table-column">
      <style:table-column-properties style:column-width="2.7528in" style:rel-column-width="26051*"/>
    </style:style>
    <style:style style:name="Table74.B" style:family="table-column">
      <style:table-column-properties style:column-width="4.1722in" style:rel-column-width="39484*"/>
    </style:style>
    <style:style style:name="Table74.1" style:family="table-row">
      <style:table-row-properties fo:keep-together="auto"/>
    </style:style>
    <style:style style:name="Table7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4.B1" style:family="table-cell">
      <style:table-cell-properties fo:background-color="transparent" fo:padding="0.0382in" fo:border="0.5pt solid #000000" style:writing-mode="page">
        <style:background-image/>
      </style:table-cell-properties>
    </style:style>
    <style:style style:name="Table7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5" style:family="table">
      <style:table-properties style:width="6.925in" fo:break-before="auto" fo:break-after="auto" table:align="margins" fo:keep-with-next="auto" style:may-break-between-rows="true" table:border-model="collapsing"/>
    </style:style>
    <style:style style:name="Table75.A" style:family="table-column">
      <style:table-column-properties style:column-width="2.7528in" style:rel-column-width="26051*"/>
    </style:style>
    <style:style style:name="Table75.B" style:family="table-column">
      <style:table-column-properties style:column-width="4.1722in" style:rel-column-width="39484*"/>
    </style:style>
    <style:style style:name="Table75.1" style:family="table-row">
      <style:table-row-properties fo:keep-together="auto"/>
    </style:style>
    <style:style style:name="Table7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5.B1" style:family="table-cell">
      <style:table-cell-properties fo:background-color="transparent" fo:padding="0.0382in" fo:border="0.5pt solid #000000" style:writing-mode="page">
        <style:background-image/>
      </style:table-cell-properties>
    </style:style>
    <style:style style:name="Table7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6" style:family="table">
      <style:table-properties style:width="6.925in" fo:break-before="auto" fo:break-after="auto" table:align="margins" fo:keep-with-next="auto" style:may-break-between-rows="true" table:border-model="collapsing"/>
    </style:style>
    <style:style style:name="Table76.A" style:family="table-column">
      <style:table-column-properties style:column-width="2.7528in" style:rel-column-width="26051*"/>
    </style:style>
    <style:style style:name="Table76.B" style:family="table-column">
      <style:table-column-properties style:column-width="4.1722in" style:rel-column-width="39484*"/>
    </style:style>
    <style:style style:name="Table76.1" style:family="table-row">
      <style:table-row-properties fo:keep-together="auto"/>
    </style:style>
    <style:style style:name="Table7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6.B1" style:family="table-cell">
      <style:table-cell-properties fo:background-color="transparent" fo:padding="0.0382in" fo:border="0.5pt solid #000000" style:writing-mode="page">
        <style:background-image/>
      </style:table-cell-properties>
    </style:style>
    <style:style style:name="Table7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7" style:family="table">
      <style:table-properties style:width="6.925in" fo:break-before="auto" fo:break-after="auto" table:align="margins" fo:keep-with-next="auto" style:may-break-between-rows="true" table:border-model="collapsing"/>
    </style:style>
    <style:style style:name="Table77.A" style:family="table-column">
      <style:table-column-properties style:column-width="2.7528in" style:rel-column-width="26051*"/>
    </style:style>
    <style:style style:name="Table77.B" style:family="table-column">
      <style:table-column-properties style:column-width="4.1722in" style:rel-column-width="39484*"/>
    </style:style>
    <style:style style:name="Table77.1" style:family="table-row">
      <style:table-row-properties fo:keep-together="auto"/>
    </style:style>
    <style:style style:name="Table7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7.B1" style:family="table-cell">
      <style:table-cell-properties fo:background-color="transparent" fo:padding="0.0382in" fo:border="0.5pt solid #000000" style:writing-mode="page">
        <style:background-image/>
      </style:table-cell-properties>
    </style:style>
    <style:style style:name="Table7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8" style:family="table">
      <style:table-properties style:width="6.925in" fo:break-before="auto" fo:break-after="auto" table:align="margins" fo:keep-with-next="auto" style:may-break-between-rows="true" table:border-model="collapsing"/>
    </style:style>
    <style:style style:name="Table78.A" style:family="table-column">
      <style:table-column-properties style:column-width="2.7528in" style:rel-column-width="26051*"/>
    </style:style>
    <style:style style:name="Table78.B" style:family="table-column">
      <style:table-column-properties style:column-width="4.1722in" style:rel-column-width="39484*"/>
    </style:style>
    <style:style style:name="Table78.1" style:family="table-row">
      <style:table-row-properties fo:keep-together="auto"/>
    </style:style>
    <style:style style:name="Table7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8.B1" style:family="table-cell">
      <style:table-cell-properties fo:background-color="transparent" fo:padding="0.0382in" fo:border="0.5pt solid #000000" style:writing-mode="page">
        <style:background-image/>
      </style:table-cell-properties>
    </style:style>
    <style:style style:name="Table7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9" style:family="table">
      <style:table-properties style:width="6.925in" fo:break-before="auto" fo:break-after="auto" table:align="margins" fo:keep-with-next="auto" style:may-break-between-rows="true" table:border-model="collapsing"/>
    </style:style>
    <style:style style:name="Table79.A" style:family="table-column">
      <style:table-column-properties style:column-width="2.7528in" style:rel-column-width="26051*"/>
    </style:style>
    <style:style style:name="Table79.B" style:family="table-column">
      <style:table-column-properties style:column-width="4.1722in" style:rel-column-width="39484*"/>
    </style:style>
    <style:style style:name="Table79.1" style:family="table-row">
      <style:table-row-properties fo:keep-together="auto"/>
    </style:style>
    <style:style style:name="Table7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9.B1" style:family="table-cell">
      <style:table-cell-properties fo:background-color="transparent" fo:padding="0.0382in" fo:border="0.5pt solid #000000" style:writing-mode="page">
        <style:background-image/>
      </style:table-cell-properties>
    </style:style>
    <style:style style:name="Table7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0" style:family="table">
      <style:table-properties style:width="6.925in" fo:break-before="auto" fo:break-after="auto" table:align="margins" fo:keep-with-next="auto" style:may-break-between-rows="true" table:border-model="collapsing"/>
    </style:style>
    <style:style style:name="Table80.A" style:family="table-column">
      <style:table-column-properties style:column-width="2.7528in" style:rel-column-width="26051*"/>
    </style:style>
    <style:style style:name="Table80.B" style:family="table-column">
      <style:table-column-properties style:column-width="4.1722in" style:rel-column-width="39484*"/>
    </style:style>
    <style:style style:name="Table80.1" style:family="table-row">
      <style:table-row-properties fo:keep-together="auto"/>
    </style:style>
    <style:style style:name="Table8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0.B1" style:family="table-cell">
      <style:table-cell-properties fo:background-color="transparent" fo:padding="0.0382in" fo:border="0.5pt solid #000000" style:writing-mode="page">
        <style:background-image/>
      </style:table-cell-properties>
    </style:style>
    <style:style style:name="Table8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1" style:family="table">
      <style:table-properties style:width="6.925in" fo:break-before="auto" fo:break-after="auto" table:align="margins" fo:keep-with-next="auto" style:may-break-between-rows="true" table:border-model="collapsing"/>
    </style:style>
    <style:style style:name="Table81.A" style:family="table-column">
      <style:table-column-properties style:column-width="2.7528in" style:rel-column-width="26051*"/>
    </style:style>
    <style:style style:name="Table81.B" style:family="table-column">
      <style:table-column-properties style:column-width="4.1722in" style:rel-column-width="39484*"/>
    </style:style>
    <style:style style:name="Table81.1" style:family="table-row">
      <style:table-row-properties fo:keep-together="auto"/>
    </style:style>
    <style:style style:name="Table8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1.B1" style:family="table-cell">
      <style:table-cell-properties fo:background-color="transparent" fo:padding="0.0382in" fo:border="0.5pt solid #000000" style:writing-mode="page">
        <style:background-image/>
      </style:table-cell-properties>
    </style:style>
    <style:style style:name="Table8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2" style:family="table">
      <style:table-properties style:width="6.925in" fo:break-before="auto" fo:break-after="auto" table:align="margins" fo:keep-with-next="auto" style:may-break-between-rows="true" table:border-model="collapsing"/>
    </style:style>
    <style:style style:name="Table82.A" style:family="table-column">
      <style:table-column-properties style:column-width="2.7528in" style:rel-column-width="26051*"/>
    </style:style>
    <style:style style:name="Table82.B" style:family="table-column">
      <style:table-column-properties style:column-width="4.1722in" style:rel-column-width="39484*"/>
    </style:style>
    <style:style style:name="Table82.1" style:family="table-row">
      <style:table-row-properties fo:keep-together="auto"/>
    </style:style>
    <style:style style:name="Table8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2.B1" style:family="table-cell">
      <style:table-cell-properties fo:background-color="transparent" fo:padding="0.0382in" fo:border="0.5pt solid #000000" style:writing-mode="page">
        <style:background-image/>
      </style:table-cell-properties>
    </style:style>
    <style:style style:name="Table8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4" style:family="table">
      <style:table-properties style:width="6.925in" fo:break-before="auto" fo:break-after="auto" table:align="margins" fo:keep-with-next="auto" style:may-break-between-rows="true" table:border-model="collapsing"/>
    </style:style>
    <style:style style:name="Table84.A" style:family="table-column">
      <style:table-column-properties style:column-width="2.7528in" style:rel-column-width="26051*"/>
    </style:style>
    <style:style style:name="Table84.B" style:family="table-column">
      <style:table-column-properties style:column-width="4.1722in" style:rel-column-width="39484*"/>
    </style:style>
    <style:style style:name="Table84.1" style:family="table-row">
      <style:table-row-properties fo:keep-together="auto"/>
    </style:style>
    <style:style style:name="Table8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4.B1" style:family="table-cell">
      <style:table-cell-properties fo:background-color="transparent" fo:padding="0.0382in" fo:border="0.5pt solid #000000" style:writing-mode="page">
        <style:background-image/>
      </style:table-cell-properties>
    </style:style>
    <style:style style:name="Table8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8" style:family="table">
      <style:table-properties style:width="6.9236in" fo:break-before="auto" fo:break-after="auto" table:align="left" fo:keep-with-next="auto" style:may-break-between-rows="true" table:border-model="collapsing"/>
    </style:style>
    <style:style style:name="Table98.A" style:family="table-column">
      <style:table-column-properties style:column-width="2.75in"/>
    </style:style>
    <style:style style:name="Table98.B" style:family="table-column">
      <style:table-column-properties style:column-width="4.1736in"/>
    </style:style>
    <style:style style:name="Table98.1" style:family="table-row">
      <style:table-row-properties fo:keep-together="auto"/>
    </style:style>
    <style:style style:name="Table9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8.B1" style:family="table-cell">
      <style:table-cell-properties fo:background-color="transparent" fo:padding="0.0382in" fo:border="0.5pt solid #000000" style:writing-mode="page">
        <style:background-image/>
      </style:table-cell-properties>
    </style:style>
    <style:style style:name="Table9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9" style:family="table">
      <style:table-properties style:width="6.9236in" fo:break-before="auto" fo:break-after="auto" table:align="left" fo:keep-with-next="auto" style:may-break-between-rows="true" table:border-model="collapsing"/>
    </style:style>
    <style:style style:name="Table99.A" style:family="table-column">
      <style:table-column-properties style:column-width="2.75in"/>
    </style:style>
    <style:style style:name="Table99.B" style:family="table-column">
      <style:table-column-properties style:column-width="4.1736in"/>
    </style:style>
    <style:style style:name="Table99.1" style:family="table-row">
      <style:table-row-properties fo:keep-together="auto"/>
    </style:style>
    <style:style style:name="Table9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9.B1" style:family="table-cell">
      <style:table-cell-properties fo:background-color="transparent" fo:padding="0.0382in" fo:border="0.5pt solid #000000" style:writing-mode="page">
        <style:background-image/>
      </style:table-cell-properties>
    </style:style>
    <style:style style:name="Table9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0" style:family="table">
      <style:table-properties style:width="6.925in" fo:break-before="auto" fo:break-after="auto" table:align="margins" fo:keep-with-next="auto" style:may-break-between-rows="true" table:border-model="collapsing"/>
    </style:style>
    <style:style style:name="Table100.A" style:family="table-column">
      <style:table-column-properties style:column-width="2.7528in" style:rel-column-width="26051*"/>
    </style:style>
    <style:style style:name="Table100.B" style:family="table-column">
      <style:table-column-properties style:column-width="4.1722in" style:rel-column-width="39484*"/>
    </style:style>
    <style:style style:name="Table100.1" style:family="table-row">
      <style:table-row-properties fo:keep-together="auto"/>
    </style:style>
    <style:style style:name="Table10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0.B1" style:family="table-cell">
      <style:table-cell-properties fo:background-color="transparent" fo:padding="0.0382in" fo:border="0.5pt solid #000000" style:writing-mode="page">
        <style:background-image/>
      </style:table-cell-properties>
    </style:style>
    <style:style style:name="Table10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1" style:family="table">
      <style:table-properties style:width="6.925in" fo:break-before="auto" fo:break-after="auto" table:align="margins" fo:keep-with-next="auto" style:may-break-between-rows="true" table:border-model="collapsing"/>
    </style:style>
    <style:style style:name="Table101.A" style:family="table-column">
      <style:table-column-properties style:column-width="2.7528in" style:rel-column-width="26051*"/>
    </style:style>
    <style:style style:name="Table101.B" style:family="table-column">
      <style:table-column-properties style:column-width="4.1722in" style:rel-column-width="39484*"/>
    </style:style>
    <style:style style:name="Table101.1" style:family="table-row">
      <style:table-row-properties fo:keep-together="auto"/>
    </style:style>
    <style:style style:name="Table10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1.B1" style:family="table-cell">
      <style:table-cell-properties fo:background-color="transparent" fo:padding="0.0382in" fo:border="0.5pt solid #000000" style:writing-mode="page">
        <style:background-image/>
      </style:table-cell-properties>
    </style:style>
    <style:style style:name="Table10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2" style:family="table">
      <style:table-properties style:width="6.925in" fo:break-before="auto" fo:break-after="auto" table:align="margins" fo:keep-with-next="auto" style:may-break-between-rows="true" table:border-model="collapsing"/>
    </style:style>
    <style:style style:name="Table102.A" style:family="table-column">
      <style:table-column-properties style:column-width="2.7528in" style:rel-column-width="26051*"/>
    </style:style>
    <style:style style:name="Table102.B" style:family="table-column">
      <style:table-column-properties style:column-width="4.1722in" style:rel-column-width="39484*"/>
    </style:style>
    <style:style style:name="Table102.1" style:family="table-row">
      <style:table-row-properties fo:keep-together="auto"/>
    </style:style>
    <style:style style:name="Table10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2.B1" style:family="table-cell">
      <style:table-cell-properties fo:background-color="transparent" fo:padding="0.0382in" fo:border="0.5pt solid #000000" style:writing-mode="page">
        <style:background-image/>
      </style:table-cell-properties>
    </style:style>
    <style:style style:name="Table10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3" style:family="table">
      <style:table-properties style:width="6.925in" fo:break-before="auto" fo:break-after="auto" table:align="margins" fo:keep-with-next="auto" style:may-break-between-rows="true" table:border-model="collapsing"/>
    </style:style>
    <style:style style:name="Table103.A" style:family="table-column">
      <style:table-column-properties style:column-width="2.7528in" style:rel-column-width="26051*"/>
    </style:style>
    <style:style style:name="Table103.B" style:family="table-column">
      <style:table-column-properties style:column-width="4.1722in" style:rel-column-width="39484*"/>
    </style:style>
    <style:style style:name="Table103.1" style:family="table-row">
      <style:table-row-properties fo:keep-together="auto"/>
    </style:style>
    <style:style style:name="Table10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3.B1" style:family="table-cell">
      <style:table-cell-properties fo:background-color="transparent" fo:padding="0.0382in" fo:border="0.5pt solid #000000" style:writing-mode="page">
        <style:background-image/>
      </style:table-cell-properties>
    </style:style>
    <style:style style:name="Table10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4" style:family="table">
      <style:table-properties style:width="6.925in" fo:break-before="auto" fo:break-after="auto" table:align="margins" fo:keep-with-next="auto" style:may-break-between-rows="true" table:border-model="collapsing"/>
    </style:style>
    <style:style style:name="Table104.A" style:family="table-column">
      <style:table-column-properties style:column-width="2.7528in" style:rel-column-width="26051*"/>
    </style:style>
    <style:style style:name="Table104.B" style:family="table-column">
      <style:table-column-properties style:column-width="4.1722in" style:rel-column-width="39484*"/>
    </style:style>
    <style:style style:name="Table104.1" style:family="table-row">
      <style:table-row-properties fo:keep-together="auto"/>
    </style:style>
    <style:style style:name="Table10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4.B1" style:family="table-cell">
      <style:table-cell-properties fo:background-color="transparent" fo:padding="0.0382in" fo:border="0.5pt solid #000000" style:writing-mode="page">
        <style:background-image/>
      </style:table-cell-properties>
    </style:style>
    <style:style style:name="Table10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5" style:family="table">
      <style:table-properties style:width="6.925in" fo:break-before="auto" fo:break-after="auto" table:align="margins" fo:keep-with-next="auto" style:may-break-between-rows="true" table:border-model="collapsing"/>
    </style:style>
    <style:style style:name="Table105.A" style:family="table-column">
      <style:table-column-properties style:column-width="2.7528in" style:rel-column-width="26051*"/>
    </style:style>
    <style:style style:name="Table105.B" style:family="table-column">
      <style:table-column-properties style:column-width="4.1722in" style:rel-column-width="39484*"/>
    </style:style>
    <style:style style:name="Table105.1" style:family="table-row">
      <style:table-row-properties fo:keep-together="auto"/>
    </style:style>
    <style:style style:name="Table10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5.B1" style:family="table-cell">
      <style:table-cell-properties fo:background-color="transparent" fo:padding="0.0382in" fo:border="0.5pt solid #000000" style:writing-mode="page">
        <style:background-image/>
      </style:table-cell-properties>
    </style:style>
    <style:style style:name="Table10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6" style:family="table">
      <style:table-properties style:width="6.925in" fo:break-before="auto" fo:break-after="auto" table:align="margins" fo:keep-with-next="auto" style:may-break-between-rows="true" table:border-model="collapsing"/>
    </style:style>
    <style:style style:name="Table106.A" style:family="table-column">
      <style:table-column-properties style:column-width="2.7528in" style:rel-column-width="26051*"/>
    </style:style>
    <style:style style:name="Table106.B" style:family="table-column">
      <style:table-column-properties style:column-width="4.1722in" style:rel-column-width="39484*"/>
    </style:style>
    <style:style style:name="Table106.1" style:family="table-row">
      <style:table-row-properties fo:keep-together="auto"/>
    </style:style>
    <style:style style:name="Table10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6.B1" style:family="table-cell">
      <style:table-cell-properties fo:background-color="transparent" fo:padding="0.0382in" fo:border="0.5pt solid #000000" style:writing-mode="page">
        <style:background-image/>
      </style:table-cell-properties>
    </style:style>
    <style:style style:name="Table10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7" style:family="table">
      <style:table-properties style:width="6.925in" fo:break-before="auto" fo:break-after="auto" table:align="margins" fo:keep-with-next="auto" style:may-break-between-rows="true" table:border-model="collapsing"/>
    </style:style>
    <style:style style:name="Table107.A" style:family="table-column">
      <style:table-column-properties style:column-width="2.7528in" style:rel-column-width="26051*"/>
    </style:style>
    <style:style style:name="Table107.B" style:family="table-column">
      <style:table-column-properties style:column-width="4.1722in" style:rel-column-width="39484*"/>
    </style:style>
    <style:style style:name="Table107.1" style:family="table-row">
      <style:table-row-properties fo:keep-together="auto"/>
    </style:style>
    <style:style style:name="Table10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7.B1" style:family="table-cell">
      <style:table-cell-properties fo:background-color="transparent" fo:padding="0.0382in" fo:border="0.5pt solid #000000" style:writing-mode="page">
        <style:background-image/>
      </style:table-cell-properties>
    </style:style>
    <style:style style:name="Table10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8" style:family="table">
      <style:table-properties style:width="6.925in" fo:break-before="auto" fo:break-after="auto" table:align="margins" fo:keep-with-next="auto" style:may-break-between-rows="true" table:border-model="collapsing"/>
    </style:style>
    <style:style style:name="Table108.A" style:family="table-column">
      <style:table-column-properties style:column-width="2.7528in" style:rel-column-width="26051*"/>
    </style:style>
    <style:style style:name="Table108.B" style:family="table-column">
      <style:table-column-properties style:column-width="4.1722in" style:rel-column-width="39484*"/>
    </style:style>
    <style:style style:name="Table108.1" style:family="table-row">
      <style:table-row-properties fo:keep-together="auto"/>
    </style:style>
    <style:style style:name="Table10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8.B1" style:family="table-cell">
      <style:table-cell-properties fo:background-color="transparent" fo:padding="0.0382in" fo:border="0.5pt solid #000000" style:writing-mode="page">
        <style:background-image/>
      </style:table-cell-properties>
    </style:style>
    <style:style style:name="Table10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9" style:family="table">
      <style:table-properties style:width="6.925in" fo:break-before="auto" fo:break-after="auto" table:align="margins" fo:keep-with-next="auto" style:may-break-between-rows="true" table:border-model="collapsing"/>
    </style:style>
    <style:style style:name="Table109.A" style:family="table-column">
      <style:table-column-properties style:column-width="2.7528in" style:rel-column-width="26051*"/>
    </style:style>
    <style:style style:name="Table109.B" style:family="table-column">
      <style:table-column-properties style:column-width="4.1722in" style:rel-column-width="39484*"/>
    </style:style>
    <style:style style:name="Table109.1" style:family="table-row">
      <style:table-row-properties fo:keep-together="auto"/>
    </style:style>
    <style:style style:name="Table10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9.B1" style:family="table-cell">
      <style:table-cell-properties fo:background-color="transparent" fo:padding="0.0382in" fo:border="0.5pt solid #000000" style:writing-mode="page">
        <style:background-image/>
      </style:table-cell-properties>
    </style:style>
    <style:style style:name="Table10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0" style:family="table">
      <style:table-properties style:width="6.925in" fo:break-before="auto" fo:break-after="auto" table:align="margins" fo:keep-with-next="auto" style:may-break-between-rows="true" table:border-model="collapsing"/>
    </style:style>
    <style:style style:name="Table110.A" style:family="table-column">
      <style:table-column-properties style:column-width="2.7528in" style:rel-column-width="26051*"/>
    </style:style>
    <style:style style:name="Table110.B" style:family="table-column">
      <style:table-column-properties style:column-width="4.1722in" style:rel-column-width="39484*"/>
    </style:style>
    <style:style style:name="Table110.1" style:family="table-row">
      <style:table-row-properties fo:keep-together="auto"/>
    </style:style>
    <style:style style:name="Table1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0.B1" style:family="table-cell">
      <style:table-cell-properties fo:background-color="transparent" fo:padding="0.0382in" fo:border="0.5pt solid #000000" style:writing-mode="page">
        <style:background-image/>
      </style:table-cell-properties>
    </style:style>
    <style:style style:name="Table1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15in" fo:break-before="auto" fo:break-after="auto" table:align="left" fo:keep-with-next="auto" style:may-break-between-rows="true" table:border-model="collapsing"/>
    </style:style>
    <style:style style:name="Table5.A" style:family="table-column">
      <style:table-column-properties style:column-width="1.6896in"/>
    </style:style>
    <style:style style:name="Table5.B" style:family="table-column">
      <style:table-column-properties style:column-width="1.25in"/>
    </style:style>
    <style:style style:name="Table5.C" style:family="table-column">
      <style:table-column-properties style:column-width="1.3736in"/>
    </style:style>
    <style:style style:name="Table5.D" style:family="table-column">
      <style:table-column-properties style:column-width="1.2264in"/>
    </style:style>
    <style:style style:name="Table5.E" style:family="table-column">
      <style:table-column-properties style:column-width="1.3819in"/>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E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306in" fo:margin-left="0in" table:align="left"/>
    </style:style>
    <style:style style:name="Table4.A" style:family="table-column">
      <style:table-column-properties style:column-width="2.3083in"/>
    </style:style>
    <style:style style:name="Table4.B" style:family="table-column">
      <style:table-column-properties style:column-width="2.6222in"/>
    </style:style>
    <style:style style:name="Table4.C" style:family="table-column">
      <style:table-column-properties style:column-width="2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color="#b2b2b2" style:font-name="Times New Roman" fo:font-size="8pt" officeooo:rsid="001b65a3" officeooo:paragraph-rsid="0011d95e" fo:background-color="#000000" style:font-size-asian="8pt" style:font-size-complex="8pt"/>
    </style:style>
    <style:style style:name="P2" style:family="paragraph" style:parent-style-name="Table_20_Contents">
      <style:paragraph-properties fo:text-align="center" style:justify-single-word="false"/>
      <style:text-properties fo:color="#b2b2b2" style:font-name="Times New Roman" fo:font-size="8pt" officeooo:rsid="001f8b7a" officeooo:paragraph-rsid="0011d95e" fo:background-color="#000000" style:font-size-asian="8pt" style:font-size-complex="8pt"/>
    </style:style>
    <style:style style:name="P3" style:family="paragraph" style:parent-style-name="Table_20_Contents">
      <style:paragraph-properties fo:text-align="center" style:justify-single-word="false"/>
      <style:text-properties fo:color="#b2b2b2" style:font-name="Times New Roman" fo:font-size="8pt" officeooo:rsid="002435aa" officeooo:paragraph-rsid="0011d95e" fo:background-color="#000000" style:font-size-asian="8pt" style:font-size-complex="8pt"/>
    </style:style>
    <style:style style:name="P4" style:family="paragraph" style:parent-style-name="Table_20_Contents">
      <style:paragraph-properties fo:text-align="center" style:justify-single-word="false"/>
      <style:text-properties fo:color="#ffffff" style:font-name="Times New Roman" fo:font-size="8pt" officeooo:rsid="001b65a3" officeooo:paragraph-rsid="0011d95e" fo:background-color="#000000" style:font-size-asian="8pt" style:font-size-complex="8pt"/>
    </style:style>
    <style:style style:name="P5" style:family="paragraph" style:parent-style-name="Table_20_Contents">
      <style:paragraph-properties fo:text-align="center" style:justify-single-word="false"/>
      <style:text-properties fo:color="#ffffff" style:font-name="Times New Roman" fo:font-size="8pt" officeooo:rsid="001f8b7a" officeooo:paragraph-rsid="0011d95e" fo:background-color="#000000" style:font-size-asian="8pt" style:font-size-complex="8pt"/>
    </style:style>
    <style:style style:name="P6" style:family="paragraph" style:parent-style-name="Table_20_Contents">
      <style:paragraph-properties fo:text-align="center" style:justify-single-word="false"/>
      <style:text-properties fo:color="#ffffff" style:font-name="Times New Roman" fo:font-size="8pt" officeooo:rsid="002435aa" officeooo:paragraph-rsid="0011d95e" fo:background-color="#000000" style:font-size-asian="8pt" style:font-size-complex="8pt"/>
    </style:style>
    <style:style style:name="P7" style:family="paragraph" style:parent-style-name="Table_20_Contents">
      <style:paragraph-properties fo:text-align="center" style:justify-single-word="false"/>
      <style:text-properties fo:color="#00ff66" style:font-name="Times New Roman" fo:font-size="8pt" officeooo:rsid="001b65a3" officeooo:paragraph-rsid="0011d95e" fo:background-color="#000000" style:font-size-asian="8pt" style:font-size-complex="8pt"/>
    </style:style>
    <style:style style:name="P8" style:family="paragraph" style:parent-style-name="Table_20_Contents">
      <style:paragraph-properties fo:text-align="center" style:justify-single-word="false"/>
      <style:text-properties fo:color="#00ff66" style:font-name="Times New Roman" fo:font-size="8pt" officeooo:rsid="001f8b7a" officeooo:paragraph-rsid="0011d95e" fo:background-color="#000000" style:font-size-asian="8pt" style:font-size-complex="8pt"/>
    </style:style>
    <style:style style:name="P9" style:family="paragraph" style:parent-style-name="Table_20_Contents">
      <style:paragraph-properties fo:text-align="center" style:justify-single-word="false"/>
      <style:text-properties fo:color="#00ff66" style:font-name="Times New Roman" fo:font-size="8pt" officeooo:rsid="002435aa" officeooo:paragraph-rsid="0011d95e" fo:background-color="#000000" style:font-size-asian="8pt" style:font-size-complex="8pt"/>
    </style:style>
    <style:style style:name="P10" style:family="paragraph" style:parent-style-name="Table_20_Contents">
      <style:paragraph-properties fo:text-align="center" style:justify-single-word="false"/>
      <style:text-properties fo:color="#3333ff" style:font-name="Times New Roman" fo:font-size="8pt" officeooo:rsid="001b65a3" officeooo:paragraph-rsid="0011d95e" fo:background-color="#000000" style:font-size-asian="8pt" style:font-size-complex="8pt"/>
    </style:style>
    <style:style style:name="P11" style:family="paragraph" style:parent-style-name="Table_20_Contents">
      <style:paragraph-properties fo:text-align="center" style:justify-single-word="false"/>
      <style:text-properties fo:color="#3333ff" style:font-name="Times New Roman" fo:font-size="8pt" officeooo:rsid="001f8b7a" officeooo:paragraph-rsid="0011d95e" fo:background-color="#000000" style:font-size-asian="8pt" style:font-size-complex="8pt"/>
    </style:style>
    <style:style style:name="P12" style:family="paragraph" style:parent-style-name="Table_20_Contents">
      <style:paragraph-properties fo:text-align="center" style:justify-single-word="false"/>
      <style:text-properties fo:color="#3333ff" style:font-name="Times New Roman" fo:font-size="8pt" officeooo:rsid="002435aa" officeooo:paragraph-rsid="0011d95e" fo:background-color="#000000" style:font-size-asian="8pt" style:font-size-complex="8pt"/>
    </style:style>
    <style:style style:name="P13" style:family="paragraph" style:parent-style-name="Table_20_Contents">
      <style:paragraph-properties fo:text-align="center" style:justify-single-word="false"/>
      <style:text-properties fo:color="#ffff00" style:font-name="Times New Roman" fo:font-size="8pt" officeooo:rsid="001b65a3" officeooo:paragraph-rsid="0011d95e" fo:background-color="#000000" style:font-size-asian="8pt" style:font-size-complex="8pt"/>
    </style:style>
    <style:style style:name="P14" style:family="paragraph" style:parent-style-name="Table_20_Contents">
      <style:paragraph-properties fo:text-align="center" style:justify-single-word="false"/>
      <style:text-properties fo:color="#ffff00" style:font-name="Times New Roman" fo:font-size="8pt" officeooo:rsid="001f8b7a" officeooo:paragraph-rsid="0011d95e" fo:background-color="#000000" style:font-size-asian="8pt" style:font-size-complex="8pt"/>
    </style:style>
    <style:style style:name="P15" style:family="paragraph" style:parent-style-name="Table_20_Contents">
      <style:paragraph-properties fo:text-align="center" style:justify-single-word="false"/>
      <style:text-properties fo:color="#ffff00" style:font-name="Times New Roman" fo:font-size="8pt" officeooo:rsid="002435aa" officeooo:paragraph-rsid="0011d95e" fo:background-color="#000000" style:font-size-asian="8pt" style:font-size-complex="8pt"/>
    </style:style>
    <style:style style:name="P16" style:family="paragraph" style:parent-style-name="Table_20_Contents">
      <style:paragraph-properties fo:text-align="center" style:justify-single-word="false"/>
      <style:text-properties fo:color="#ff3300" style:font-name="Times New Roman" fo:font-size="8pt" officeooo:rsid="001b65a3" officeooo:paragraph-rsid="0011d95e" fo:background-color="#000000" style:font-size-asian="8pt" style:font-size-complex="8pt"/>
    </style:style>
    <style:style style:name="P17" style:family="paragraph" style:parent-style-name="Table_20_Contents">
      <style:paragraph-properties fo:text-align="center" style:justify-single-word="false"/>
      <style:text-properties fo:color="#ff3300" style:font-name="Times New Roman" fo:font-size="8pt" officeooo:rsid="001f8b7a" officeooo:paragraph-rsid="0011d95e" fo:background-color="#000000" style:font-size-asian="8pt" style:font-size-complex="8pt"/>
    </style:style>
    <style:style style:name="P18" style:family="paragraph" style:parent-style-name="Table_20_Contents">
      <style:paragraph-properties fo:text-align="center" style:justify-single-word="false"/>
      <style:text-properties fo:color="#ff3300" style:font-name="Times New Roman" fo:font-size="8pt" officeooo:rsid="002435aa" officeooo:paragraph-rsid="0011d95e" fo:background-color="#000000" style:font-size-asian="8pt" style:font-size-complex="8pt"/>
    </style:style>
    <style:style style:name="P19" style:family="paragraph" style:parent-style-name="Table_20_Contents">
      <style:paragraph-properties fo:text-align="center" style:justify-single-word="false"/>
      <style:text-properties fo:color="#00ffff" style:font-name="Times New Roman" fo:font-size="8pt" officeooo:rsid="001b65a3" officeooo:paragraph-rsid="0011d95e" fo:background-color="#000000" style:font-size-asian="8pt" style:font-size-complex="8pt"/>
    </style:style>
    <style:style style:name="P20" style:family="paragraph" style:parent-style-name="Table_20_Contents">
      <style:paragraph-properties fo:text-align="center" style:justify-single-word="false"/>
      <style:text-properties fo:color="#00ffff" style:font-name="Times New Roman" fo:font-size="8pt" officeooo:rsid="001f8b7a" officeooo:paragraph-rsid="0011d95e" fo:background-color="#000000" style:font-size-asian="8pt" style:font-size-complex="8pt"/>
    </style:style>
    <style:style style:name="P21" style:family="paragraph" style:parent-style-name="Table_20_Contents">
      <style:paragraph-properties fo:text-align="center" style:justify-single-word="false"/>
      <style:text-properties fo:color="#00ffff" style:font-name="Times New Roman" fo:font-size="8pt" officeooo:rsid="002435aa" officeooo:paragraph-rsid="0011d95e" fo:background-color="#000000" style:font-size-asian="8pt" style:font-size-complex="8pt"/>
    </style:style>
    <style:style style:name="P22" style:family="paragraph" style:parent-style-name="Table_20_Contents">
      <style:paragraph-properties fo:text-align="center" style:justify-single-word="false"/>
      <style:text-properties fo:color="#cc00cc" style:font-name="Times New Roman" fo:font-size="8pt" officeooo:rsid="001b65a3" officeooo:paragraph-rsid="0011d95e" fo:background-color="#000000" style:font-size-asian="8pt" style:font-size-complex="8pt"/>
    </style:style>
    <style:style style:name="P23" style:family="paragraph" style:parent-style-name="Table_20_Contents">
      <style:paragraph-properties fo:text-align="center" style:justify-single-word="false"/>
      <style:text-properties fo:color="#cc00cc" style:font-name="Times New Roman" fo:font-size="8pt" officeooo:rsid="001f8b7a" officeooo:paragraph-rsid="0011d95e" fo:background-color="#000000" style:font-size-asian="8pt" style:font-size-complex="8pt"/>
    </style:style>
    <style:style style:name="P24" style:family="paragraph" style:parent-style-name="Table_20_Contents">
      <style:paragraph-properties fo:text-align="center" style:justify-single-word="false"/>
      <style:text-properties fo:color="#cc00cc" style:font-name="Times New Roman" fo:font-size="8pt" officeooo:rsid="002435aa" officeooo:paragraph-rsid="0011d95e" fo:background-color="#000000" style:font-size-asian="8pt" style:font-size-complex="8pt"/>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90bf48" officeooo:paragraph-rsid="0011d95e"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949398" officeooo:paragraph-rsid="0011d95e"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94f36c" officeooo:paragraph-rsid="0011d95e"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91fa36" officeooo:paragraph-rsid="0011d95e"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93a34e" officeooo:paragraph-rsid="0011d95e"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8pt" fo:font-style="normal" fo:text-shadow="none" style:text-underline-style="none" fo:font-weight="normal" officeooo:paragraph-rsid="0011d95e"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17d3ac" officeooo:paragraph-rsid="0011d95e"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31c02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31c02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9d4c7f" officeooo:paragraph-rsid="0011d95e"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9f5126" officeooo:paragraph-rsid="0011d95e"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9f49b9" officeooo:paragraph-rsid="0011d95e"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a02ba6" officeooo:paragraph-rsid="0011d95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a18239" officeooo:paragraph-rsid="0011d95e"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a1c24a" officeooo:paragraph-rsid="0011d95e"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fcff65" officeooo:paragraph-rsid="0011d95e"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fd763b" officeooo:paragraph-rsid="0011d95e"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fd763b" officeooo:paragraph-rsid="0011d95e"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a258f8" officeooo:paragraph-rsid="0011d95e"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a2c96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a402ce" officeooo:paragraph-rsid="0011d95e"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a7bac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a94f12" officeooo:paragraph-rsid="0011d95e"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aa5888" officeooo:paragraph-rsid="0011d95e"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aafc0f" officeooo:paragraph-rsid="0011d95e"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ab628f" officeooo:paragraph-rsid="0011d95e"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ab6aae" officeooo:paragraph-rsid="0011d95e"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ae73e0" officeooo:paragraph-rsid="0011d95e"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00224" officeooo:paragraph-rsid="0011d95e"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34990" officeooo:paragraph-rsid="0011d95e"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3fe11" officeooo:paragraph-rsid="0011d95e"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038dc2" officeooo:paragraph-rsid="0011d95e"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57398" officeooo:paragraph-rsid="0011d95e"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63085" officeooo:paragraph-rsid="0011d95e"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789f3" officeooo:paragraph-rsid="0011d95e"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867bb" officeooo:paragraph-rsid="0011d95e"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9b593" officeooo:paragraph-rsid="0011d95e"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10a37b" officeooo:paragraph-rsid="0011d95e"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125d6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b92b4" officeooo:paragraph-rsid="0011d95e"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d1c5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d44f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083c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d57d9" officeooo:paragraph-rsid="0011d95e" style:font-size-asian="8pt" style:font-style-asian="normal" style:font-weight-asian="normal" style:font-size-complex="8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f2378" officeooo:paragraph-rsid="0011d95e" style:font-size-asian="8pt" style:font-style-asian="normal" style:font-weight-asian="normal" style:font-size-complex="8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f2378" officeooo:paragraph-rsid="0011d95e"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1418a3" officeooo:paragraph-rsid="0011d95e"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1418a3" officeooo:paragraph-rsid="0011d95e"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48e4ce" officeooo:paragraph-rsid="0011d95e"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f4998" officeooo:paragraph-rsid="0011d95e"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19f2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bf9484" officeooo:paragraph-rsid="0011d95e"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1cf05" officeooo:paragraph-rsid="0011d95e"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26f74" officeooo:paragraph-rsid="0011d95e"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37b0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paragraph-rsid="0011d95e"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51bd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6c701" officeooo:paragraph-rsid="0011d95e"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1673e4" officeooo:paragraph-rsid="0011d95e" style:font-size-asian="8pt" style:font-style-asian="normal" style:font-weight-asian="normal" style:font-size-complex="8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1631e5" officeooo:paragraph-rsid="0011d95e"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1e833a" officeooo:paragraph-rsid="0011d95e"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1f46df" officeooo:paragraph-rsid="0011d95e"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1fcbc4" officeooo:paragraph-rsid="0011d95e"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209adf" officeooo:paragraph-rsid="0011d95e"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22706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23fa1b" officeooo:paragraph-rsid="0011d95e"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93114" officeooo:paragraph-rsid="0011d95e"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9a57a" officeooo:paragraph-rsid="0011d95e"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a23b8" officeooo:paragraph-rsid="0011d95e"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b8c7f" officeooo:paragraph-rsid="0011d95e"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c569f" officeooo:paragraph-rsid="0011d95e"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f60421" officeooo:paragraph-rsid="0011d95e"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d4c90" officeooo:paragraph-rsid="0011d95e"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de5e9" officeooo:paragraph-rsid="0011d95e"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ce862f"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d000eb"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d2ce48"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d48454"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d8cd03"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d97ab5"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d5cd69"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da8d50"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db8801"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dd4649"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df337a"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df60e3"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e14653"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2f5bdd"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336a6e"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33acd5"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35128f"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e5c2e8"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e6f50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e7e8a3"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e8e545"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ea929c"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ec5412"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ed5f44"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ef5e06"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f2c97d"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f331c0"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f4359c"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f4c1e4"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f6d75a"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39f45d"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3aabef"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4253a2"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4363d8"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45140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46220a"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9c2e63"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09c49bd" officeooo:paragraph-rsid="0011d95e" style:font-size-asian="8pt" style:font-style-asian="normal" style:font-weight-asian="normal" style:font-size-complex="8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normal" officeooo:rsid="014253a2"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f49b9"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d4c7f"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a18239"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a258f8"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a5ea12"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a7bac7"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a94f12"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aa5888"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aafc0f"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57398"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63085"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b94da"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867bb"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51bd7"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9b593"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0a37b"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b92b4"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d44f7"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d57d9"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f2378"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f2378"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f4998"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19f27"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1cf05"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26f74"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37b07"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6c701"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673e4"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e833a"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f46df"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1fcbc4"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27067"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93114"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9a57a"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a23b8"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b8c7f"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c569f"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f60421"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d4c90"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de5e9"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ce862f"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000eb"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2ce48"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a8d50"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b8801"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2db825"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d4649"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f337a"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f60e3"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e14653"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336a6e"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33acd5"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35128f"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e37b63"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e6f507"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e7e8a3"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ea929c"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ec5412"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ed5f44"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ef5e06"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f2c97d"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f331c0"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f4359c"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f4c1e4"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f6d75a"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39f45d"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3aabef"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253a2"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51407"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6220a"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4dade8"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011d95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789f3" officeooo:paragraph-rsid="0011d95e" style:font-size-asian="8pt" style:font-style-asian="normal" style:font-weight-asian="normal" style:font-size-complex="8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c51bd7" officeooo:paragraph-rsid="0011d95e" style:font-size-asian="8pt" style:font-style-asian="normal" style:font-weight-asian="normal" style:font-size-complex="8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style:font-name="Times New Roman" fo:font-size="12pt" officeooo:rsid="001b65a3" officeooo:paragraph-rsid="0011d95e" style:font-size-asian="12pt" style:font-size-complex="12pt"/>
    </style:style>
    <style:style style:name="P213" style:family="paragraph" style:parent-style-name="Table_20_Contents">
      <style:paragraph-properties fo:text-align="center" style:justify-single-word="false"/>
      <style:text-properties style:font-name="Times New Roman" fo:font-size="8pt" officeooo:rsid="001b65a3" officeooo:paragraph-rsid="0011d95e" style:font-size-asian="8pt" style:font-size-complex="8pt"/>
    </style:style>
    <style:style style:name="P214" style:family="paragraph" style:parent-style-name="Table_20_Contents">
      <style:paragraph-properties fo:text-align="center" style:justify-single-word="false"/>
      <style:text-properties style:font-name="Times New Roman" fo:font-size="8pt" officeooo:rsid="001daf2e" officeooo:paragraph-rsid="0011d95e" style:font-size-asian="8pt" style:font-size-complex="8pt"/>
    </style:style>
    <style:style style:name="P215" style:family="paragraph" style:parent-style-name="Table_20_Contents">
      <style:paragraph-properties fo:text-align="center" style:justify-single-word="false"/>
      <style:text-properties style:font-name="Times New Roman" fo:font-size="8pt" officeooo:rsid="001f8b7a" officeooo:paragraph-rsid="0011d95e" style:font-size-asian="8pt" style:font-size-complex="8pt"/>
    </style:style>
    <style:style style:name="P216" style:family="paragraph" style:parent-style-name="Table_20_Contents">
      <style:paragraph-properties fo:text-align="center" style:justify-single-word="false"/>
      <style:text-properties style:font-name="Times New Roman" fo:font-size="8pt" officeooo:rsid="002435aa" officeooo:paragraph-rsid="0011d95e" style:font-size-asian="8pt" style:font-size-complex="8pt"/>
    </style:style>
    <style:style style:name="P217" style:family="paragraph" style:parent-style-name="Table_20_Contents">
      <style:paragraph-properties fo:text-align="center" style:justify-single-word="false"/>
      <style:text-properties style:font-name="Times New Roman" fo:font-size="8pt" officeooo:rsid="004a4f52" officeooo:paragraph-rsid="0011d95e" style:font-size-asian="8pt" style:font-size-complex="8pt"/>
    </style:style>
    <style:style style:name="P218" style:family="paragraph" style:parent-style-name="Table_20_Contents">
      <style:paragraph-properties fo:text-align="center" style:justify-single-word="false"/>
      <style:text-properties style:font-name="Times New Roman" fo:font-size="8pt" officeooo:rsid="00203ee2" officeooo:paragraph-rsid="0011d95e" style:font-size-asian="8pt" style:font-size-complex="8pt"/>
    </style:style>
    <style:style style:name="P219" style:family="paragraph" style:parent-style-name="Table_20_Contents">
      <style:paragraph-properties fo:text-align="center" style:justify-single-word="false"/>
      <style:text-properties style:font-name="Times New Roman" fo:font-size="8pt" officeooo:rsid="0020e770" officeooo:paragraph-rsid="0011d95e" style:font-size-asian="8pt" style:font-size-complex="8pt"/>
    </style:style>
    <style:style style:name="P220" style:family="paragraph" style:parent-style-name="Table_20_Contents">
      <style:paragraph-properties fo:text-align="center" style:justify-single-word="false"/>
      <style:text-properties style:font-name="Times New Roman" fo:font-size="8pt" officeooo:rsid="0098d799" officeooo:paragraph-rsid="0011d95e" style:font-size-asian="8pt" style:font-size-complex="8pt"/>
    </style:style>
    <style:style style:name="P221" style:family="paragraph" style:parent-style-name="Table_20_Contents">
      <style:paragraph-properties fo:text-align="center" style:justify-single-word="false"/>
      <style:text-properties style:font-name="Times New Roman" fo:font-size="8pt" officeooo:rsid="01392341" officeooo:paragraph-rsid="0011d95e" style:font-size-asian="8pt" style:font-size-complex="8pt"/>
    </style:style>
    <style:style style:name="P222" style:family="paragraph" style:parent-style-name="Table_20_Contents">
      <style:paragraph-properties fo:text-align="center" style:justify-single-word="false"/>
      <style:text-properties style:font-name="Times New Roman" fo:font-size="8pt" officeooo:rsid="0024f988" officeooo:paragraph-rsid="0011d95e" style:font-size-asian="8pt" style:font-size-complex="8pt"/>
    </style:style>
    <style:style style:name="P223" style:family="paragraph" style:parent-style-name="Table_20_Contents">
      <style:paragraph-properties fo:text-align="center" style:justify-single-word="false"/>
      <style:text-properties style:font-name="Times New Roman" fo:font-size="8pt" officeooo:rsid="0098d799" officeooo:paragraph-rsid="0011d95e" style:font-name-asian="Times New Roman1" style:font-size-asian="8pt" style:font-name-complex="Times New Roman1" style:font-size-complex="8pt"/>
    </style:style>
    <style:style style:name="P224" style:family="paragraph" style:parent-style-name="Standard">
      <style:text-properties style:font-name="Times New Roman" fo:font-size="14pt" officeooo:rsid="000ef4c5" officeooo:paragraph-rsid="001727b4" style:font-size-asian="10pt" style:font-size-complex="10pt"/>
    </style:style>
    <style:style style:name="P225" style:family="paragraph" style:parent-style-name="Standard">
      <style:text-properties style:font-name="Times New Roman" fo:font-size="12pt" fo:font-weight="normal" officeooo:rsid="000f1dbb" officeooo:paragraph-rsid="001727b4" style:font-size-asian="10.5pt" style:font-weight-asian="normal" style:font-size-complex="12pt" style:font-weight-complex="normal"/>
    </style:style>
    <style:style style:name="P226" style:family="paragraph" style:parent-style-name="Standard">
      <style:text-properties style:font-name="Times New Roman" officeooo:rsid="00044d71" officeooo:paragraph-rsid="001727b4"/>
    </style:style>
    <style:style style:name="P227" style:family="paragraph" style:parent-style-name="Standard">
      <style:text-properties style:font-name="Times New Roman" officeooo:rsid="001931bf" officeooo:paragraph-rsid="001727b4"/>
    </style:style>
    <style:style style:name="P228" style:family="paragraph" style:parent-style-name="Standard">
      <style:text-properties style:font-name="Times New Roman" officeooo:rsid="0013d02d" officeooo:paragraph-rsid="001727b4"/>
    </style:style>
    <style:style style:name="P229" style:family="paragraph" style:parent-style-name="Standard">
      <style:text-properties style:font-name="Times New Roman" officeooo:rsid="00052f4d" officeooo:paragraph-rsid="001727b4"/>
    </style:style>
    <style:style style:name="P230" style:family="paragraph" style:parent-style-name="Standard">
      <style:text-properties style:font-name="Times New Roman" officeooo:rsid="0005a08e" officeooo:paragraph-rsid="001727b4"/>
    </style:style>
    <style:style style:name="P231" style:family="paragraph" style:parent-style-name="Standard">
      <style:text-properties style:font-name="Times New Roman" officeooo:rsid="0006c9db" officeooo:paragraph-rsid="001727b4"/>
    </style:style>
    <style:style style:name="P232" style:family="paragraph" style:parent-style-name="Standard">
      <style:text-properties style:font-name="Times New Roman" officeooo:rsid="0009e40f" officeooo:paragraph-rsid="001727b4"/>
    </style:style>
    <style:style style:name="P233" style:family="paragraph" style:parent-style-name="Standard">
      <style:text-properties style:font-name="Times New Roman" officeooo:rsid="000c7f86" officeooo:paragraph-rsid="001727b4"/>
    </style:style>
    <style:style style:name="P234" style:family="paragraph" style:parent-style-name="Standard">
      <style:text-properties style:font-name="Times New Roman" officeooo:rsid="000d2858" officeooo:paragraph-rsid="001727b4"/>
    </style:style>
    <style:style style:name="P235" style:family="paragraph" style:parent-style-name="Standard">
      <style:text-properties style:font-name="Times New Roman" officeooo:rsid="000d77d0" officeooo:paragraph-rsid="001727b4"/>
    </style:style>
    <style:style style:name="P236" style:family="paragraph" style:parent-style-name="Standard">
      <style:text-properties style:font-name="Times New Roman" officeooo:rsid="000ef4c5" officeooo:paragraph-rsid="001727b4"/>
    </style:style>
    <style:style style:name="P237" style:family="paragraph" style:parent-style-name="Standard">
      <style:text-properties style:font-name="Times New Roman" officeooo:rsid="000f1dbb" officeooo:paragraph-rsid="001727b4"/>
    </style:style>
    <style:style style:name="P238" style:family="paragraph" style:parent-style-name="Standard">
      <style:text-properties style:font-name="Times New Roman" officeooo:rsid="000feacf" officeooo:paragraph-rsid="001727b4"/>
    </style:style>
    <style:style style:name="P239" style:family="paragraph" style:parent-style-name="Standard">
      <style:paragraph-properties fo:text-align="center" style:justify-single-word="false"/>
      <style:text-properties fo:color="#000000" style:text-outline="false" style:text-line-through-style="none" style:text-line-through-type="none" style:font-name="Times New Roman" fo:font-size="8pt" fo:font-style="normal" fo:text-shadow="none" style:text-underline-style="none" fo:font-weight="bold" officeooo:rsid="00fcff65" officeooo:paragraph-rsid="0011d95e" style:font-size-asian="8pt" style:font-style-asian="normal" style:font-weight-asian="bold" style:font-size-complex="8pt" style:font-style-complex="normal" style:font-weight-complex="bold" style:text-overline-style="none" style:text-overline-color="font-color"/>
    </style:style>
    <style:style style:name="P240" style:family="paragraph" style:parent-style-name="Standard">
      <style:paragraph-properties fo:text-align="center" style:justify-single-word="false"/>
      <style:text-properties fo:color="#000000" style:font-name="Times New Roman" fo:font-size="8pt" fo:font-style="italic" fo:font-weight="bold" officeooo:rsid="00152043" officeooo:paragraph-rsid="0011d95e" fo:background-color="#ffffff" style:font-size-asian="8pt" style:font-style-asian="italic" style:font-weight-asian="bold" style:font-size-complex="8pt" style:font-style-complex="italic" style:font-weight-complex="bold"/>
    </style:style>
    <style:style style:name="P241" style:family="paragraph" style:parent-style-name="Standard">
      <style:paragraph-properties fo:text-align="center" style:justify-single-word="false"/>
      <style:text-properties fo:color="#000000" style:font-name="Times New Roman" fo:font-size="8pt" fo:font-weight="bold" officeooo:rsid="00152043" officeooo:paragraph-rsid="0011d95e" fo:background-color="#ffffff" style:font-size-asian="8pt" style:font-weight-asian="bold" style:font-size-complex="8pt" style:font-weight-complex="bold"/>
    </style:style>
    <style:style style:name="P242" style:family="paragraph" style:parent-style-name="Standard">
      <style:paragraph-properties fo:text-align="center" style:justify-single-word="false"/>
      <style:text-properties fo:color="#000000" style:font-name="Times New Roman" fo:font-size="8pt" fo:font-style="normal" fo:font-weight="normal" officeooo:rsid="0026f36e" officeooo:paragraph-rsid="0011d95e" fo:background-color="#ffffff" style:font-size-asian="8pt" style:font-style-asian="normal" style:font-weight-asian="normal" style:font-size-complex="8pt" style:font-style-complex="normal" style:font-weight-complex="normal"/>
    </style:style>
    <style:style style:name="P243" style:family="paragraph" style:parent-style-name="Standard">
      <style:paragraph-properties fo:text-align="center" style:justify-single-word="false"/>
      <style:text-properties fo:color="#000000" style:font-name="Times New Roman" fo:font-size="8pt" fo:font-style="normal" fo:font-weight="normal" officeooo:rsid="006c7452" officeooo:paragraph-rsid="0011d95e" fo:background-color="#ffffff" style:font-size-asian="8pt" style:font-style-asian="normal" style:font-weight-asian="normal" style:font-size-complex="8pt" style:font-style-complex="normal" style:font-weight-complex="normal"/>
    </style:style>
    <style:style style:name="P244" style:family="paragraph" style:parent-style-name="Standard">
      <style:paragraph-properties fo:text-align="center" style:justify-single-word="false"/>
      <style:text-properties style:text-line-through-style="none" style:text-line-through-type="none" style:font-name="Times New Roman" fo:font-size="8pt" fo:font-weight="normal" officeooo:rsid="00894e33" officeooo:paragraph-rsid="0011d95e" style:font-size-asian="8pt" style:font-weight-asian="normal" style:font-size-complex="8pt" style:font-weight-complex="normal"/>
    </style:style>
    <style:style style:name="P245" style:family="paragraph" style:parent-style-name="Standard">
      <style:paragraph-properties fo:text-align="center" style:justify-single-word="false"/>
      <style:text-properties style:font-name="Times New Roman" fo:font-size="14pt" officeooo:paragraph-rsid="000c2bb2" style:font-size-asian="10pt" style:font-size-complex="10pt"/>
    </style:style>
    <style:style style:name="P246" style:family="paragraph" style:parent-style-name="Standard">
      <style:text-properties style:font-name="Times New Roman" fo:font-size="14pt" fo:font-weight="normal" officeooo:rsid="00071e46" officeooo:paragraph-rsid="000e1c95" style:font-size-asian="12.25pt" style:font-weight-asian="normal" style:font-size-complex="14pt" style:font-weight-complex="normal"/>
    </style:style>
    <style:style style:name="P247" style:family="paragraph" style:parent-style-name="Standard">
      <style:text-properties style:font-name="Times New Roman" fo:font-size="14pt" fo:font-weight="normal" officeooo:rsid="000f0816" officeooo:paragraph-rsid="000e1c95" style:font-size-asian="12.25pt" style:font-weight-asian="normal" style:font-size-complex="14pt" style:font-weight-complex="normal"/>
    </style:style>
    <style:style style:name="P248" style:family="paragraph" style:parent-style-name="Standard">
      <style:text-properties style:font-name="Times New Roman" fo:font-size="14pt" fo:font-weight="normal" officeooo:rsid="0010ecf7" officeooo:paragraph-rsid="000e1c95" style:font-size-asian="12.25pt" style:font-weight-asian="normal" style:font-size-complex="14pt" style:font-weight-complex="normal"/>
    </style:style>
    <style:style style:name="P249" style:family="paragraph" style:parent-style-name="Standard">
      <style:text-properties style:font-name="Times New Roman" fo:font-size="14pt" fo:font-weight="normal" officeooo:rsid="0014035e" officeooo:paragraph-rsid="000e1c95" style:font-size-asian="12.25pt" style:font-weight-asian="normal" style:font-size-complex="14pt" style:font-weight-complex="normal"/>
    </style:style>
    <style:style style:name="P250" style:family="paragraph" style:parent-style-name="Standard">
      <style:text-properties style:font-name="Times New Roman" fo:font-size="14pt" fo:font-weight="normal" officeooo:rsid="0018ee85" officeooo:paragraph-rsid="000e1c95" style:font-size-asian="12.25pt" style:font-weight-asian="normal" style:font-size-complex="14pt" style:font-weight-complex="normal"/>
    </style:style>
    <style:style style:name="P251" style:family="paragraph" style:parent-style-name="Standard">
      <style:text-properties style:font-name="Times New Roman" fo:font-size="14pt" fo:font-weight="normal" officeooo:rsid="001b79e1" officeooo:paragraph-rsid="000e1c95" style:font-size-asian="12.25pt" style:font-weight-asian="normal" style:font-size-complex="14pt" style:font-weight-complex="normal"/>
    </style:style>
    <style:style style:name="P252" style:family="paragraph" style:parent-style-name="Standard">
      <style:text-properties style:font-name="Times New Roman" fo:font-size="14pt" fo:font-weight="normal" officeooo:rsid="002c8f07" officeooo:paragraph-rsid="000e1c95" style:font-size-asian="12.25pt" style:font-weight-asian="normal" style:font-size-complex="14pt" style:font-weight-complex="normal"/>
    </style:style>
    <style:style style:name="P253" style:family="paragraph" style:parent-style-name="Standard">
      <style:text-properties style:font-name="Times New Roman" fo:font-size="14pt" fo:font-weight="normal" officeooo:rsid="008565ef" officeooo:paragraph-rsid="000e1c95" style:font-size-asian="14pt" style:font-weight-asian="normal" style:font-size-complex="16pt" style:font-weight-complex="normal"/>
    </style:style>
    <style:style style:name="P254" style:family="paragraph" style:parent-style-name="Standard">
      <style:text-properties style:font-name="Times New Roman" fo:font-size="14pt" fo:font-weight="normal" officeooo:rsid="00875671" officeooo:paragraph-rsid="000e1c95" style:font-size-asian="14pt" style:font-weight-asian="normal" style:font-size-complex="16pt" style:font-weight-complex="normal"/>
    </style:style>
    <style:style style:name="P255" style:family="paragraph" style:parent-style-name="Standard">
      <style:text-properties style:font-name="Times New Roman" fo:font-size="14pt" fo:font-weight="normal" officeooo:rsid="0088173d" officeooo:paragraph-rsid="000e1c95" style:font-size-asian="14pt" style:font-weight-asian="normal" style:font-size-complex="16pt" style:font-weight-complex="normal"/>
    </style:style>
    <style:style style:name="P256" style:family="paragraph" style:parent-style-name="Standard">
      <style:text-properties style:font-name="Times New Roman" fo:font-size="14pt" fo:font-weight="normal" officeooo:rsid="0088a0e7" officeooo:paragraph-rsid="000e1c95" style:font-size-asian="14pt" style:font-weight-asian="normal" style:font-size-complex="16pt" style:font-weight-complex="normal"/>
    </style:style>
    <style:style style:name="P257" style:family="paragraph" style:parent-style-name="Standard">
      <style:text-properties style:font-name="Times New Roman" fo:font-size="14pt" fo:font-weight="bold" officeooo:rsid="002c8f07" officeooo:paragraph-rsid="000e1c95" style:font-size-asian="12.25pt" style:font-weight-asian="bold" style:font-size-complex="14pt" style:font-weight-complex="bold"/>
    </style:style>
    <style:style style:name="P258" style:family="paragraph" style:parent-style-name="Standard">
      <style:paragraph-properties fo:text-align="center" style:justify-single-word="false"/>
      <style:text-properties style:font-name="Times New Roman" fo:font-size="14pt" fo:font-weight="bold" officeooo:rsid="00152043" officeooo:paragraph-rsid="0011d95e" style:font-size-asian="8pt" style:font-weight-asian="bold" style:font-size-complex="8pt" style:font-weight-complex="bold"/>
    </style:style>
    <style:style style:name="P259" style:family="paragraph" style:parent-style-name="Standard">
      <style:paragraph-properties fo:text-align="center" style:justify-single-word="false"/>
      <style:text-properties style:font-name="Times New Roman" fo:font-size="14pt" fo:font-weight="bold" officeooo:rsid="001b65a3" officeooo:paragraph-rsid="0011d95e" style:font-size-asian="8pt" style:font-weight-asian="bold" style:font-size-complex="8pt" style:font-weight-complex="bold"/>
    </style:style>
    <style:style style:name="P260" style:family="paragraph" style:parent-style-name="Standard">
      <style:text-properties style:font-name="Times New Roman" fo:font-size="14pt" fo:font-style="normal" fo:font-weight="normal" officeooo:rsid="0088a0e7" officeooo:paragraph-rsid="000e1c95" style:font-size-asian="14pt" style:font-style-asian="normal" style:font-weight-asian="normal" style:font-size-complex="16pt" style:font-style-complex="normal" style:font-weight-complex="normal"/>
    </style:style>
    <style:style style:name="P261" style:family="paragraph" style:parent-style-name="Standard">
      <style:text-properties style:font-name="Times New Roman" fo:font-size="10pt" officeooo:paragraph-rsid="000c2bb2" style:font-size-asian="10pt" style:font-size-complex="10pt"/>
    </style:style>
    <style:style style:name="P262" style:family="paragraph" style:parent-style-name="Standard">
      <style:text-properties style:font-name="Times New Roman" fo:font-size="10pt" officeooo:rsid="002b2bbf" officeooo:paragraph-rsid="000c2bb2" style:font-size-asian="10pt" style:font-size-complex="10pt"/>
    </style:style>
    <style:style style:name="P263" style:family="paragraph" style:parent-style-name="Standard">
      <style:text-properties style:font-name="Times New Roman" fo:font-size="10pt" officeooo:rsid="009b6d9e" officeooo:paragraph-rsid="000c2bb2" style:font-size-asian="10pt" style:font-size-complex="10pt"/>
    </style:style>
    <style:style style:name="P264" style:family="paragraph" style:parent-style-name="Standard">
      <style:text-properties style:font-name="Times New Roman" fo:font-size="10pt" officeooo:rsid="006dc1ec" officeooo:paragraph-rsid="000c2bb2" style:font-size-asian="10pt" style:font-size-complex="10pt"/>
    </style:style>
    <style:style style:name="P265" style:family="paragraph" style:parent-style-name="Standard">
      <style:text-properties style:font-name="Times New Roman" fo:font-size="10pt" officeooo:rsid="00406f98" officeooo:paragraph-rsid="000c2bb2" style:font-size-asian="10pt" style:font-size-complex="10pt"/>
    </style:style>
    <style:style style:name="P266" style:family="paragraph" style:parent-style-name="Standard">
      <style:text-properties style:font-name="Times New Roman" fo:font-size="10pt" officeooo:rsid="00469ac2" officeooo:paragraph-rsid="000c2bb2" style:font-size-asian="10pt" style:font-size-complex="10pt"/>
    </style:style>
    <style:style style:name="P267" style:family="paragraph" style:parent-style-name="Standard">
      <style:text-properties style:font-name="Times New Roman" fo:font-size="10pt" officeooo:rsid="0048b530" officeooo:paragraph-rsid="000c2bb2" style:font-size-asian="10pt" style:font-size-complex="10pt"/>
    </style:style>
    <style:style style:name="P268" style:family="paragraph" style:parent-style-name="Standard">
      <style:text-properties style:font-name="Times New Roman" fo:font-size="10pt" officeooo:rsid="004f4a25" officeooo:paragraph-rsid="000c2bb2" style:font-size-asian="10pt" style:font-size-complex="10pt"/>
    </style:style>
    <style:style style:name="P269" style:family="paragraph" style:parent-style-name="Standard">
      <style:text-properties style:font-name="Times New Roman" fo:font-size="10pt" officeooo:rsid="00524d75" officeooo:paragraph-rsid="000c2bb2" style:font-size-asian="10pt" style:font-size-complex="10pt"/>
    </style:style>
    <style:style style:name="P270" style:family="paragraph" style:parent-style-name="Standard">
      <style:text-properties style:font-name="Times New Roman" fo:font-size="10pt" officeooo:rsid="0056654b" officeooo:paragraph-rsid="000c2bb2" style:font-size-asian="10pt" style:font-size-complex="10pt"/>
    </style:style>
    <style:style style:name="P271" style:family="paragraph" style:parent-style-name="Standard">
      <style:text-properties style:font-name="Times New Roman" fo:font-size="10pt" officeooo:rsid="000c2bb2" officeooo:paragraph-rsid="000c2bb2" style:font-size-asian="10pt" style:font-size-complex="10pt"/>
    </style:style>
    <style:style style:name="P272" style:family="paragraph" style:parent-style-name="Standard">
      <style:text-properties style:font-name="Times New Roman" fo:font-size="10pt" fo:font-weight="bold" officeooo:rsid="009b6d9e" officeooo:paragraph-rsid="000c2bb2" style:font-size-asian="10pt" style:font-weight-asian="bold" style:font-size-complex="10pt" style:font-weight-complex="bold"/>
    </style:style>
    <style:style style:name="P273" style:family="paragraph" style:parent-style-name="Standard">
      <style:text-properties style:font-name="Times New Roman" fo:font-size="10pt" fo:font-weight="bold" officeooo:rsid="0060a945" officeooo:paragraph-rsid="000c2bb2" style:font-size-asian="10pt" style:font-weight-asian="bold" style:font-size-complex="10pt" style:font-weight-complex="bold"/>
    </style:style>
    <style:style style:name="P274" style:family="paragraph" style:parent-style-name="Standard">
      <style:text-properties style:font-name="Times New Roman" fo:font-size="10pt" fo:font-weight="bold" officeooo:paragraph-rsid="000c2bb2" style:font-size-asian="10pt" style:font-weight-asian="bold" style:font-size-complex="10pt" style:font-weight-complex="bold"/>
    </style:style>
    <style:style style:name="P275" style:family="paragraph" style:parent-style-name="Standard">
      <style:paragraph-properties fo:text-align="center" style:justify-single-word="false"/>
      <style:text-properties style:font-name="Times New Roman" fo:font-size="10pt" fo:font-weight="bold" officeooo:rsid="0015dc3f" officeooo:paragraph-rsid="0011d95e" style:font-size-asian="10pt" style:font-weight-asian="bold" style:font-size-complex="10pt" style:font-weight-complex="bold"/>
    </style:style>
    <style:style style:name="P276" style:family="paragraph" style:parent-style-name="Standard">
      <style:paragraph-properties fo:text-align="center" style:justify-single-word="false"/>
      <style:text-properties style:font-name="Times New Roman" fo:font-size="10pt" fo:font-weight="bold" officeooo:rsid="0019945b" officeooo:paragraph-rsid="0011d95e" style:font-size-asian="8pt" style:font-weight-asian="bold" style:font-size-complex="8pt" style:font-weight-complex="bold"/>
    </style:style>
    <style:style style:name="P277" style:family="paragraph" style:parent-style-name="Standard">
      <style:paragraph-properties fo:text-align="center" style:justify-single-word="false"/>
      <style:text-properties style:font-name="Times New Roman" fo:font-size="10pt" fo:font-weight="bold" officeooo:rsid="00152043" officeooo:paragraph-rsid="0011d95e" style:font-size-asian="8pt" style:font-weight-asian="bold" style:font-size-complex="8pt" style:font-weight-complex="bold"/>
    </style:style>
    <style:style style:name="P278" style:family="paragraph" style:parent-style-name="Standard">
      <style:paragraph-properties fo:text-align="center" style:justify-single-word="false"/>
      <style:text-properties style:font-name="Times New Roman" fo:font-size="10pt" fo:font-weight="bold" officeooo:rsid="0015dc3f" officeooo:paragraph-rsid="0011d95e" style:font-size-asian="8pt" style:font-weight-asian="bold" style:font-size-complex="8pt" style:font-weight-complex="bold"/>
    </style:style>
    <style:style style:name="P279" style:family="paragraph" style:parent-style-name="Standard">
      <style:paragraph-properties fo:text-align="center" style:justify-single-word="false"/>
      <style:text-properties style:font-name="Times New Roman" fo:font-size="10pt" fo:font-weight="bold" officeooo:rsid="011c94ba" officeooo:paragraph-rsid="0011d95e" style:font-size-asian="8pt" style:font-weight-asian="bold" style:font-size-complex="8pt" style:font-weight-complex="bold"/>
    </style:style>
    <style:style style:name="P280" style:family="paragraph" style:parent-style-name="Standard">
      <style:paragraph-properties fo:text-align="center" style:justify-single-word="false"/>
      <style:text-properties style:font-name="Times New Roman" fo:font-size="10pt" fo:font-weight="bold" officeooo:rsid="004e8131" officeooo:paragraph-rsid="0011d95e" style:font-size-asian="8pt" style:font-weight-asian="bold" style:font-size-complex="8pt" style:font-weight-complex="bold"/>
    </style:style>
    <style:style style:name="P281" style:family="paragraph" style:parent-style-name="Standard">
      <style:paragraph-properties fo:text-align="center" style:justify-single-word="false"/>
      <style:text-properties style:font-name="Times New Roman" fo:font-size="10pt" fo:font-weight="bold" officeooo:rsid="008d59fd" officeooo:paragraph-rsid="0011d95e" style:font-size-asian="8pt" style:font-weight-asian="bold" style:font-size-complex="8pt" style:font-weight-complex="bold"/>
    </style:style>
    <style:style style:name="P282" style:family="paragraph" style:parent-style-name="Standard">
      <style:paragraph-properties fo:text-align="center" style:justify-single-word="false"/>
      <style:text-properties style:font-name="Times New Roman" fo:font-size="10pt" fo:font-weight="bold" officeooo:rsid="007e22c1" officeooo:paragraph-rsid="0011d95e" style:font-size-asian="8pt" style:font-weight-asian="bold" style:font-size-complex="8pt" style:font-weight-complex="bold"/>
    </style:style>
    <style:style style:name="P283" style:family="paragraph" style:parent-style-name="Standard">
      <style:paragraph-properties fo:text-align="center" style:justify-single-word="false"/>
      <style:text-properties style:font-name="Times New Roman" fo:font-size="10pt" fo:font-weight="bold" officeooo:rsid="005d66f6" officeooo:paragraph-rsid="0011d95e" style:font-size-asian="8pt" style:font-weight-asian="bold" style:font-size-complex="8pt" style:font-weight-complex="bold"/>
    </style:style>
    <style:style style:name="P284" style:family="paragraph" style:parent-style-name="Standard">
      <style:paragraph-properties fo:text-align="center" style:justify-single-word="false"/>
      <style:text-properties style:font-name="Times New Roman" fo:font-size="10pt" fo:font-weight="bold" officeooo:rsid="0016a243" officeooo:paragraph-rsid="0011d95e" style:font-size-asian="8pt" style:font-weight-asian="bold" style:font-size-complex="8pt" style:font-weight-complex="bold"/>
    </style:style>
    <style:style style:name="P285" style:family="paragraph" style:parent-style-name="Standard">
      <style:paragraph-properties fo:text-align="center" style:justify-single-word="false"/>
      <style:text-properties style:font-name="Times New Roman" fo:font-size="10pt" fo:font-weight="bold" officeooo:rsid="005125c3" officeooo:paragraph-rsid="0011d95e" style:font-size-asian="8pt" style:font-weight-asian="bold" style:font-size-complex="8pt" style:font-weight-complex="bold"/>
    </style:style>
    <style:style style:name="P286" style:family="paragraph" style:parent-style-name="Standard">
      <style:paragraph-properties fo:text-align="center" style:justify-single-word="false"/>
      <style:text-properties style:font-name="Times New Roman" fo:font-size="10pt" fo:font-weight="bold" officeooo:rsid="002435aa" officeooo:paragraph-rsid="0011d95e" style:font-size-asian="8pt" style:font-weight-asian="bold" style:font-size-complex="8pt" style:font-weight-complex="bold"/>
    </style:style>
    <style:style style:name="P287" style:family="paragraph" style:parent-style-name="Standard">
      <style:paragraph-properties fo:text-align="center" style:justify-single-word="false"/>
      <style:text-properties style:font-name="Times New Roman" fo:font-size="10pt" fo:font-weight="bold" officeooo:rsid="00308c14" officeooo:paragraph-rsid="0011d95e" style:font-size-asian="8pt" style:font-weight-asian="bold" style:font-size-complex="8pt" style:font-weight-complex="bold"/>
    </style:style>
    <style:style style:name="P288" style:family="paragraph" style:parent-style-name="Standard">
      <style:text-properties style:font-name="Times New Roman" fo:font-size="10pt" fo:font-weight="bold" officeooo:rsid="00130971" officeooo:paragraph-rsid="001a29f2" style:font-weight-asian="bold" style:font-weight-complex="bold"/>
    </style:style>
    <style:style style:name="P289" style:family="paragraph" style:parent-style-name="Standard">
      <style:text-properties style:font-name="Times New Roman" fo:font-size="10pt" fo:font-style="normal" officeooo:rsid="0048b530" officeooo:paragraph-rsid="000c2bb2" style:font-size-asian="10pt" style:font-style-asian="normal" style:font-size-complex="10pt" style:font-style-complex="normal"/>
    </style:style>
    <style:style style:name="P290" style:family="paragraph" style:parent-style-name="Standard">
      <style:text-properties style:font-name="Times New Roman" fo:font-size="10pt" fo:font-style="normal" officeooo:rsid="004bfeef" officeooo:paragraph-rsid="000c2bb2" style:font-size-asian="10pt" style:font-style-asian="normal" style:font-size-complex="10pt" style:font-style-complex="normal"/>
    </style:style>
    <style:style style:name="P291" style:family="paragraph" style:parent-style-name="Standard">
      <style:text-properties style:font-name="Times New Roman" fo:font-size="10pt" fo:font-style="normal" officeooo:rsid="004f4a25" officeooo:paragraph-rsid="000c2bb2" style:font-size-asian="10pt" style:font-style-asian="normal" style:font-size-complex="10pt" style:font-style-complex="normal"/>
    </style:style>
    <style:style style:name="P292" style:family="paragraph" style:parent-style-name="Standard">
      <style:text-properties style:font-name="Times New Roman" fo:font-size="10pt" fo:font-style="normal" officeooo:rsid="00518043" officeooo:paragraph-rsid="000c2bb2" style:font-size-asian="10pt" style:font-style-asian="normal" style:font-size-complex="10pt" style:font-style-complex="normal"/>
    </style:style>
    <style:style style:name="P293" style:family="paragraph" style:parent-style-name="Standard">
      <style:text-properties style:font-name="Times New Roman" fo:font-size="10pt" fo:font-style="normal" officeooo:rsid="00524d75" officeooo:paragraph-rsid="000c2bb2" style:font-size-asian="10pt" style:font-style-asian="normal" style:font-size-complex="10pt" style:font-style-complex="normal"/>
    </style:style>
    <style:style style:name="P294" style:family="paragraph" style:parent-style-name="Standard">
      <style:text-properties style:font-name="Times New Roman" fo:font-size="10pt" fo:font-style="normal" officeooo:rsid="0054fe59" officeooo:paragraph-rsid="000c2bb2" style:font-size-asian="10pt" style:font-style-asian="normal" style:font-size-complex="10pt" style:font-style-complex="normal"/>
    </style:style>
    <style:style style:name="P295" style:family="paragraph" style:parent-style-name="Standard">
      <style:text-properties style:font-name="Times New Roman" fo:font-size="10pt" fo:font-style="normal" officeooo:rsid="0056654b" officeooo:paragraph-rsid="000c2bb2" style:font-size-asian="10pt" style:font-style-asian="normal" style:font-size-complex="10pt" style:font-style-complex="normal"/>
    </style:style>
    <style:style style:name="P296" style:family="paragraph" style:parent-style-name="Standard">
      <style:text-properties style:font-name="Times New Roman" fo:font-size="18pt" fo:font-weight="bold" officeooo:rsid="00040087" officeooo:paragraph-rsid="000e1c95" style:font-size-asian="15.75pt" style:font-weight-asian="bold" style:font-size-complex="18pt" style:font-weight-complex="bold"/>
    </style:style>
    <style:style style:name="P297" style:family="paragraph" style:parent-style-name="Standard">
      <style:paragraph-properties fo:text-align="center" style:justify-single-word="false"/>
      <style:text-properties style:font-name="Times New Roman" fo:font-size="18pt" fo:font-weight="bold" officeooo:rsid="0117d3ac" officeooo:paragraph-rsid="0011d95e" style:font-size-asian="8pt" style:font-weight-asian="bold" style:font-size-complex="8pt" style:font-weight-complex="bold"/>
    </style:style>
    <style:style style:name="P298" style:family="paragraph" style:parent-style-name="Standard">
      <style:text-properties style:font-name="Times New Roman" fo:font-size="16pt" fo:font-weight="bold" officeooo:rsid="00040087" officeooo:paragraph-rsid="000e1c95" style:font-size-asian="14pt" style:font-weight-asian="bold" style:font-size-complex="16pt" style:font-weight-complex="bold"/>
    </style:style>
    <style:style style:name="P299" style:family="paragraph" style:parent-style-name="Standard">
      <style:text-properties style:font-name="Times New Roman" fo:font-size="16pt" fo:font-weight="bold" officeooo:rsid="00040087" officeooo:paragraph-rsid="000e9c2d" style:font-size-asian="14pt" style:font-weight-asian="bold" style:font-size-complex="16pt" style:font-weight-complex="bold"/>
    </style:style>
    <style:style style:name="P300" style:family="paragraph" style:parent-style-name="Standard">
      <style:text-properties style:font-name="Times New Roman" fo:font-size="16pt" fo:font-weight="bold" officeooo:rsid="00040087" officeooo:paragraph-rsid="0011d554" style:font-size-asian="14pt" style:font-weight-asian="bold" style:font-size-complex="16pt" style:font-weight-complex="bold"/>
    </style:style>
    <style:style style:name="P301" style:family="paragraph" style:parent-style-name="Standard">
      <style:text-properties style:font-name="Times New Roman" fo:font-size="16pt" fo:font-weight="bold" officeooo:rsid="002783e8" officeooo:paragraph-rsid="000e1c95" style:font-size-asian="14pt" style:font-weight-asian="bold" style:font-size-complex="16pt" style:font-weight-complex="bold"/>
    </style:style>
    <style:style style:name="P302" style:family="paragraph" style:parent-style-name="Standard">
      <style:text-properties style:font-name="Times New Roman" fo:font-size="16pt" fo:font-weight="bold" officeooo:rsid="0027a299" officeooo:paragraph-rsid="000e1c95" style:font-size-asian="14pt" style:font-weight-asian="bold" style:font-size-complex="16pt" style:font-weight-complex="bold"/>
    </style:style>
    <style:style style:name="P303" style:family="paragraph" style:parent-style-name="Standard">
      <style:text-properties style:font-name="Times New Roman" fo:font-size="16pt" fo:font-weight="bold" officeooo:rsid="0088173d" officeooo:paragraph-rsid="000e1c95" style:font-size-asian="14pt" style:font-weight-asian="bold" style:font-size-complex="16pt" style:font-weight-complex="bold"/>
    </style:style>
    <style:style style:name="P304" style:family="paragraph" style:parent-style-name="Standard">
      <style:text-properties style:font-name="Times New Roman" fo:font-size="16pt" fo:font-weight="bold" officeooo:rsid="00067a2e" officeooo:paragraph-rsid="000e1c95" style:font-size-asian="14pt" style:font-weight-asian="bold" style:font-size-complex="16pt" style:font-weight-complex="bold"/>
    </style:style>
    <style:style style:name="P305" style:family="paragraph" style:parent-style-name="Standard">
      <style:text-properties style:font-name="Times New Roman" fo:font-size="16pt" fo:font-weight="bold" officeooo:rsid="00055ec2" officeooo:paragraph-rsid="000e1c95" style:font-size-asian="14pt" style:font-weight-asian="bold" style:font-size-complex="16pt" style:font-weight-complex="bold"/>
    </style:style>
    <style:style style:name="P306" style:family="paragraph" style:parent-style-name="Standard">
      <style:text-properties style:font-name="Times New Roman" fo:font-size="16pt" fo:font-weight="bold" officeooo:rsid="0027a299" officeooo:paragraph-rsid="000e1c95" style:font-size-asian="16pt" style:font-weight-asian="bold" style:font-size-complex="16pt" style:font-weight-complex="bold"/>
    </style:style>
    <style:style style:name="P307" style:family="paragraph" style:parent-style-name="Standard">
      <style:text-properties style:font-name="Times New Roman" fo:font-size="16pt" fo:font-weight="bold" officeooo:rsid="00040087" officeooo:paragraph-rsid="000e1c95" style:font-size-asian="16pt" style:font-weight-asian="bold" style:font-size-complex="16pt" style:font-weight-complex="bold"/>
    </style:style>
    <style:style style:name="P308" style:family="paragraph" style:parent-style-name="Standard">
      <style:text-properties style:font-name="Times New Roman" fo:font-size="16pt" fo:font-weight="bold" officeooo:rsid="002c8f07" officeooo:paragraph-rsid="000e1c95" style:font-size-asian="16pt" style:font-weight-asian="bold" style:font-size-complex="16pt" style:font-weight-complex="bold"/>
    </style:style>
    <style:style style:name="P309" style:family="paragraph" style:parent-style-name="Standard">
      <style:text-properties style:font-name="Times New Roman" fo:font-size="16pt" fo:font-weight="bold" officeooo:rsid="002e0a26" officeooo:paragraph-rsid="000e1c95" style:font-size-asian="16pt" style:font-weight-asian="bold" style:font-size-complex="16pt" style:font-weight-complex="bold"/>
    </style:style>
    <style:style style:name="P310" style:family="paragraph" style:parent-style-name="Standard">
      <style:paragraph-properties fo:text-align="center" style:justify-single-word="false"/>
      <style:text-properties style:font-name="Times New Roman" fo:font-size="16pt" fo:font-weight="bold" officeooo:rsid="00152043" officeooo:paragraph-rsid="0011d95e" style:font-size-asian="8pt" style:font-weight-asian="bold" style:font-size-complex="8pt" style:font-weight-complex="bold"/>
    </style:style>
    <style:style style:name="P311" style:family="paragraph" style:parent-style-name="Standard">
      <style:text-properties style:font-name="Times New Roman" fo:font-size="12pt" fo:font-weight="normal" officeooo:rsid="00040087" officeooo:paragraph-rsid="000e1c95" style:font-size-asian="10.5pt" style:font-weight-asian="normal" style:font-size-complex="12pt" style:font-weight-complex="normal"/>
    </style:style>
    <style:style style:name="P312" style:family="paragraph" style:parent-style-name="Standard">
      <style:text-properties style:font-name="Times New Roman" fo:font-size="12pt" fo:font-weight="normal" officeooo:rsid="006cf037" officeooo:paragraph-rsid="000e1c95" style:font-size-asian="10.5pt" style:font-weight-asian="normal" style:font-size-complex="12pt" style:font-weight-complex="normal"/>
    </style:style>
    <style:style style:name="P313" style:family="paragraph" style:parent-style-name="Standard">
      <style:text-properties style:font-name="Times New Roman" fo:font-size="12pt" fo:font-weight="normal" officeooo:rsid="006ef511" officeooo:paragraph-rsid="000e1c95" style:font-size-asian="10.5pt" style:font-weight-asian="normal" style:font-size-complex="12pt" style:font-weight-complex="normal"/>
    </style:style>
    <style:style style:name="P314" style:family="paragraph" style:parent-style-name="Standard">
      <style:text-properties style:font-name="Times New Roman" fo:font-size="12pt" fo:font-weight="normal" officeooo:rsid="006240f3" officeooo:paragraph-rsid="000e1c95" style:font-size-asian="10.5pt" style:font-weight-asian="normal" style:font-size-complex="12pt" style:font-weight-complex="normal"/>
    </style:style>
    <style:style style:name="P315" style:family="paragraph" style:parent-style-name="Standard">
      <style:text-properties style:font-name="Times New Roman" fo:font-size="12pt" fo:font-weight="normal" officeooo:rsid="0065f314" officeooo:paragraph-rsid="000e1c95" style:font-size-asian="10.5pt" style:font-weight-asian="normal" style:font-size-complex="12pt" style:font-weight-complex="normal"/>
    </style:style>
    <style:style style:name="P316" style:family="paragraph" style:parent-style-name="Standard">
      <style:text-properties style:font-name="Times New Roman" fo:font-size="12pt" fo:font-weight="normal" officeooo:rsid="006cf037" officeooo:paragraph-rsid="000e1c95" style:font-size-asian="12pt" style:font-weight-asian="normal" style:font-size-complex="12pt" style:font-weight-complex="normal"/>
    </style:style>
    <style:style style:name="P317" style:family="paragraph" style:parent-style-name="Standard">
      <style:text-properties style:font-name="Times New Roman" fo:font-size="12pt" fo:font-weight="normal" officeooo:rsid="007dda77" officeooo:paragraph-rsid="000e1c95" style:font-size-asian="16pt" style:font-weight-asian="normal" style:font-size-complex="16pt" style:font-weight-complex="normal"/>
    </style:style>
    <style:style style:name="P318" style:family="paragraph" style:parent-style-name="Standard">
      <style:text-properties style:font-name="Times New Roman" fo:font-size="12pt" fo:font-weight="normal" officeooo:rsid="007de70a" officeooo:paragraph-rsid="000e1c95" style:font-size-asian="16pt" style:font-weight-asian="normal" style:font-size-complex="16pt" style:font-weight-complex="normal"/>
    </style:style>
    <style:style style:name="P319" style:family="paragraph" style:parent-style-name="Standard">
      <style:text-properties style:font-name="Times New Roman" fo:font-size="12pt" fo:font-weight="normal" officeooo:rsid="007e3d59" officeooo:paragraph-rsid="000e1c95" style:font-size-asian="16pt" style:font-weight-asian="normal" style:font-size-complex="16pt" style:font-weight-complex="normal"/>
    </style:style>
    <style:style style:name="P320" style:family="paragraph" style:parent-style-name="Standard">
      <style:text-properties style:font-name="Times New Roman" fo:font-size="12pt" fo:font-weight="normal" officeooo:rsid="007e92d5" officeooo:paragraph-rsid="000e1c95" style:font-size-asian="16pt" style:font-weight-asian="normal" style:font-size-complex="16pt" style:font-weight-complex="normal"/>
    </style:style>
    <style:style style:name="P321" style:family="paragraph" style:parent-style-name="Standard">
      <style:text-properties style:font-name="Times New Roman" fo:font-size="12pt" fo:font-weight="normal" officeooo:rsid="008d376d" officeooo:paragraph-rsid="000e1c95" style:font-size-asian="16pt" style:font-weight-asian="normal" style:font-size-complex="16pt" style:font-weight-complex="normal"/>
    </style:style>
    <style:style style:name="P322" style:family="paragraph" style:parent-style-name="Standard">
      <style:text-properties style:font-name="Times New Roman" fo:font-size="12pt" fo:font-weight="normal" officeooo:rsid="007fbf06" officeooo:paragraph-rsid="000e1c95" style:font-size-asian="16pt" style:font-weight-asian="normal" style:font-size-complex="16pt" style:font-weight-complex="normal"/>
    </style:style>
    <style:style style:name="P323" style:family="paragraph" style:parent-style-name="Standard">
      <style:text-properties style:font-name="Times New Roman" fo:font-size="12pt" fo:font-weight="normal" officeooo:rsid="00920196" officeooo:paragraph-rsid="000e1c95" style:font-size-asian="16pt" style:font-weight-asian="normal" style:font-size-complex="16pt" style:font-weight-complex="normal"/>
    </style:style>
    <style:style style:name="P324" style:family="paragraph" style:parent-style-name="Standard">
      <style:text-properties style:font-name="Times New Roman" fo:font-size="12pt" fo:font-weight="normal" officeooo:rsid="009446e1" officeooo:paragraph-rsid="000e1c95" style:font-size-asian="16pt" style:font-weight-asian="normal" style:font-size-complex="16pt" style:font-weight-complex="normal"/>
    </style:style>
    <style:style style:name="P325" style:family="paragraph" style:parent-style-name="Standard">
      <style:text-properties style:font-name="Times New Roman" fo:font-size="12pt" fo:font-weight="normal" officeooo:rsid="00947253" officeooo:paragraph-rsid="000e1c95" style:font-size-asian="16pt" style:font-weight-asian="normal" style:font-size-complex="16pt" style:font-weight-complex="normal"/>
    </style:style>
    <style:style style:name="P326" style:family="paragraph" style:parent-style-name="Standard">
      <style:text-properties style:font-name="Times New Roman" fo:font-size="12pt" fo:font-style="normal" fo:font-weight="normal" officeooo:rsid="007a071c" officeooo:paragraph-rsid="000e1c95" style:font-size-asian="10.5pt" style:font-style-asian="normal" style:font-weight-asian="normal" style:font-size-complex="12pt" style:font-style-complex="normal" style:font-weight-complex="normal"/>
    </style:style>
    <style:style style:name="P327" style:family="paragraph" style:parent-style-name="Standard">
      <style:text-properties style:font-name="Times New Roman" fo:font-size="12pt" fo:font-style="normal" fo:font-weight="normal" officeooo:rsid="007dda77" officeooo:paragraph-rsid="000e1c95" style:font-size-asian="16pt" style:font-style-asian="normal" style:font-weight-asian="normal" style:font-size-complex="16pt" style:font-style-complex="normal" style:font-weight-complex="normal"/>
    </style:style>
    <style:style style:name="P328" style:family="paragraph" style:parent-style-name="Standard">
      <style:text-properties style:font-name="Times New Roman" fo:font-size="12pt" fo:font-style="normal" fo:font-weight="normal" officeooo:rsid="009446e1" officeooo:paragraph-rsid="000e1c95" style:font-size-asian="16pt" style:font-style-asian="normal" style:font-weight-asian="normal" style:font-size-complex="16pt" style:font-style-complex="normal" style:font-weight-complex="normal"/>
    </style:style>
    <style:style style:name="P329" style:family="paragraph" style:parent-style-name="Standard">
      <style:text-properties style:font-name="Times New Roman" fo:font-size="12pt" fo:font-style="normal" fo:font-weight="normal" officeooo:rsid="00947253" officeooo:paragraph-rsid="000e1c95" style:font-size-asian="16pt" style:font-style-asian="normal" style:font-weight-asian="normal" style:font-size-complex="16pt" style:font-style-complex="normal" style:font-weight-complex="normal"/>
    </style:style>
    <style:style style:name="P330" style:family="paragraph" style:parent-style-name="Standard">
      <style:text-properties style:font-name="Times New Roman" fo:font-size="12pt" fo:font-style="italic" fo:font-weight="bold" officeooo:rsid="0065f314" officeooo:paragraph-rsid="000e1c95" style:font-size-asian="10.5pt" style:font-style-asian="italic" style:font-weight-asian="bold" style:font-size-complex="12pt" style:font-style-complex="italic" style:font-weight-complex="bold"/>
    </style:style>
    <style:style style:name="P331" style:family="paragraph" style:parent-style-name="Standard">
      <style:paragraph-properties fo:text-align="center" style:justify-single-word="false"/>
      <style:text-properties style:font-name="Times New Roman" fo:font-size="12pt" fo:font-weight="bold" officeooo:rsid="00152043" officeooo:paragraph-rsid="0011d95e" style:font-size-asian="8pt" style:font-weight-asian="bold" style:font-size-complex="8pt" style:font-weight-complex="bold"/>
    </style:style>
    <style:style style:name="P332" style:family="paragraph" style:parent-style-name="Standard">
      <style:text-properties style:font-name="Times New Roman" officeooo:paragraph-rsid="000e1c95"/>
    </style:style>
    <style:style style:name="P333" style:family="paragraph" style:parent-style-name="Standard">
      <style:paragraph-properties fo:text-align="center" style:justify-single-word="false"/>
      <style:text-properties style:font-name="Times New Roman" fo:font-size="8pt" fo:font-weight="normal" officeooo:rsid="001daf2e" officeooo:paragraph-rsid="0011d95e" style:font-size-asian="8pt" style:font-weight-asian="normal" style:font-size-complex="8pt" style:font-weight-complex="normal"/>
    </style:style>
    <style:style style:name="P334" style:family="paragraph" style:parent-style-name="Standard">
      <style:paragraph-properties fo:text-align="center" style:justify-single-word="false"/>
      <style:text-properties style:font-name="Times New Roman" fo:font-size="8pt" fo:font-weight="normal" officeooo:rsid="00a81ed4" officeooo:paragraph-rsid="0011d95e" style:font-size-asian="8pt" style:font-weight-asian="normal" style:font-size-complex="8pt" style:font-weight-complex="normal"/>
    </style:style>
    <style:style style:name="P335" style:family="paragraph" style:parent-style-name="Standard">
      <style:paragraph-properties fo:text-align="center" style:justify-single-word="false"/>
      <style:text-properties style:font-name="Times New Roman" fo:font-size="8pt" fo:font-weight="normal" officeooo:rsid="001f8b7a" officeooo:paragraph-rsid="0011d95e" style:font-size-asian="8pt" style:font-weight-asian="normal" style:font-size-complex="8pt" style:font-weight-complex="normal"/>
    </style:style>
    <style:style style:name="P336" style:family="paragraph" style:parent-style-name="Standard">
      <style:paragraph-properties fo:text-align="center" style:justify-single-word="false"/>
      <style:text-properties style:font-name="Times New Roman" fo:font-size="8pt" fo:font-weight="normal" officeooo:rsid="0019945b" officeooo:paragraph-rsid="0011d95e" style:font-size-asian="8pt" style:font-weight-asian="normal" style:font-size-complex="8pt" style:font-weight-complex="normal"/>
    </style:style>
    <style:style style:name="P337" style:family="paragraph" style:parent-style-name="Standard">
      <style:paragraph-properties fo:text-align="center" style:justify-single-word="false"/>
      <style:text-properties style:font-name="Times New Roman" fo:font-size="8pt" fo:font-weight="normal" officeooo:rsid="002435aa" officeooo:paragraph-rsid="0011d95e" style:font-size-asian="8pt" style:font-weight-asian="normal" style:font-size-complex="8pt" style:font-weight-complex="normal"/>
    </style:style>
    <style:style style:name="P338" style:family="paragraph" style:parent-style-name="Standard">
      <style:paragraph-properties fo:text-align="center" style:justify-single-word="false"/>
      <style:text-properties style:font-name="Times New Roman" fo:font-size="8pt" fo:font-weight="normal" officeooo:rsid="00152043" officeooo:paragraph-rsid="0011d95e" style:font-size-asian="8pt" style:font-weight-asian="normal" style:font-size-complex="8pt" style:font-weight-complex="normal"/>
    </style:style>
    <style:style style:name="P339" style:family="paragraph" style:parent-style-name="Standard">
      <style:paragraph-properties fo:text-align="center" style:justify-single-word="false"/>
      <style:text-properties style:font-name="Times New Roman" fo:font-size="8pt" fo:font-weight="normal" officeooo:rsid="0016a243" officeooo:paragraph-rsid="0011d95e" style:font-size-asian="8pt" style:font-weight-asian="normal" style:font-size-complex="8pt" style:font-weight-complex="normal"/>
    </style:style>
    <style:style style:name="P340" style:family="paragraph" style:parent-style-name="Standard">
      <style:paragraph-properties fo:text-align="center" style:justify-single-word="false"/>
      <style:text-properties style:font-name="Times New Roman" fo:font-size="8pt" fo:font-weight="normal" officeooo:rsid="0017e269" officeooo:paragraph-rsid="0011d95e" style:font-size-asian="8pt" style:font-weight-asian="normal" style:font-size-complex="8pt" style:font-weight-complex="normal"/>
    </style:style>
    <style:style style:name="P341" style:family="paragraph" style:parent-style-name="Standard">
      <style:paragraph-properties fo:text-align="center" style:justify-single-word="false"/>
      <style:text-properties style:font-name="Times New Roman" fo:font-size="8pt" fo:font-weight="normal" officeooo:rsid="008c4146" officeooo:paragraph-rsid="0011d95e" style:font-size-asian="8pt" style:font-weight-asian="normal" style:font-size-complex="8pt" style:font-weight-complex="normal"/>
    </style:style>
    <style:style style:name="P342" style:family="paragraph" style:parent-style-name="Standard">
      <style:paragraph-properties fo:text-align="center" style:justify-single-word="false"/>
      <style:text-properties style:font-name="Times New Roman" fo:font-size="8pt" fo:font-weight="normal" officeooo:rsid="008d59fd" officeooo:paragraph-rsid="0011d95e" style:font-size-asian="8pt" style:font-weight-asian="normal" style:font-size-complex="8pt" style:font-weight-complex="normal"/>
    </style:style>
    <style:style style:name="P343" style:family="paragraph" style:parent-style-name="Standard">
      <style:paragraph-properties fo:text-align="center" style:justify-single-word="false"/>
      <style:text-properties style:font-name="Times New Roman" fo:font-size="8pt" fo:font-weight="normal" officeooo:rsid="008e5f23" officeooo:paragraph-rsid="0011d95e" style:font-size-asian="8pt" style:font-weight-asian="normal" style:font-size-complex="8pt" style:font-weight-complex="normal"/>
    </style:style>
    <style:style style:name="P344" style:family="paragraph" style:parent-style-name="Standard">
      <style:paragraph-properties fo:text-align="center" style:justify-single-word="false"/>
      <style:text-properties style:font-name="Times New Roman" fo:font-size="8pt" fo:font-weight="normal" officeooo:rsid="01371dfe" officeooo:paragraph-rsid="0011d95e" style:font-size-asian="8pt" style:font-weight-asian="normal" style:font-size-complex="8pt" style:font-weight-complex="normal"/>
    </style:style>
    <style:style style:name="P345" style:family="paragraph" style:parent-style-name="Standard">
      <style:paragraph-properties fo:text-align="center" style:justify-single-word="false"/>
      <style:text-properties style:font-name="Times New Roman" fo:font-size="8pt" fo:font-weight="normal" officeooo:rsid="005125c3" officeooo:paragraph-rsid="0011d95e" style:font-size-asian="8pt" style:font-weight-asian="normal" style:font-size-complex="8pt" style:font-weight-complex="normal"/>
    </style:style>
    <style:style style:name="P346" style:family="paragraph" style:parent-style-name="Standard">
      <style:paragraph-properties fo:text-align="center" style:justify-single-word="false"/>
      <style:text-properties style:font-name="Times New Roman" fo:font-size="8pt" fo:font-weight="normal" officeooo:rsid="005125c3" officeooo:paragraph-rsid="0013be55" style:font-size-asian="8pt" style:font-weight-asian="normal" style:font-size-complex="8pt" style:font-weight-complex="normal"/>
    </style:style>
    <style:style style:name="P347" style:family="paragraph" style:parent-style-name="Standard">
      <style:paragraph-properties fo:text-align="center" style:justify-single-word="false"/>
      <style:text-properties style:font-name="Times New Roman" fo:font-size="8pt" fo:font-weight="normal" officeooo:rsid="007e22c1" officeooo:paragraph-rsid="0011d95e" style:font-size-asian="8pt" style:font-weight-asian="normal" style:font-size-complex="8pt" style:font-weight-complex="normal"/>
    </style:style>
    <style:style style:name="P348" style:family="paragraph" style:parent-style-name="Standard">
      <style:paragraph-properties fo:text-align="center" style:justify-single-word="false"/>
      <style:text-properties style:font-name="Times New Roman" fo:font-size="8pt" fo:font-weight="normal" officeooo:rsid="007e22c1" officeooo:paragraph-rsid="0013be55" style:font-size-asian="8pt" style:font-weight-asian="normal" style:font-size-complex="8pt" style:font-weight-complex="normal"/>
    </style:style>
    <style:style style:name="P349" style:family="paragraph" style:parent-style-name="Standard">
      <style:paragraph-properties fo:text-align="center" style:justify-single-word="false"/>
      <style:text-properties style:font-name="Times New Roman" fo:font-size="8pt" fo:font-weight="normal" officeooo:rsid="0016fe01" officeooo:paragraph-rsid="0011d95e" style:font-size-asian="8pt" style:font-weight-asian="normal" style:font-size-complex="8pt" style:font-weight-complex="normal"/>
    </style:style>
    <style:style style:name="P350" style:family="paragraph" style:parent-style-name="Standard">
      <style:paragraph-properties fo:text-align="center" style:justify-single-word="false"/>
      <style:text-properties style:font-name="Times New Roman" fo:font-size="8pt" fo:font-weight="normal" officeooo:rsid="0016fe01" officeooo:paragraph-rsid="0013be55" style:font-size-asian="8pt" style:font-weight-asian="normal" style:font-size-complex="8pt" style:font-weight-complex="normal"/>
    </style:style>
    <style:style style:name="P351" style:family="paragraph" style:parent-style-name="Standard">
      <style:paragraph-properties fo:text-align="center" style:justify-single-word="false"/>
      <style:text-properties style:font-name="Times New Roman" fo:font-size="8pt" fo:font-weight="normal" officeooo:rsid="007c7a18" officeooo:paragraph-rsid="0011d95e" style:font-size-asian="8pt" style:font-weight-asian="normal" style:font-size-complex="8pt" style:font-weight-complex="normal"/>
    </style:style>
    <style:style style:name="P352" style:family="paragraph" style:parent-style-name="Standard">
      <style:paragraph-properties fo:text-align="center" style:justify-single-word="false"/>
      <style:text-properties style:font-name="Times New Roman" fo:font-size="8pt" fo:font-weight="normal" officeooo:rsid="005e09c0" officeooo:paragraph-rsid="0011d95e" style:font-size-asian="8pt" style:font-weight-asian="normal" style:font-size-complex="8pt" style:font-weight-complex="normal"/>
    </style:style>
    <style:style style:name="P353" style:family="paragraph" style:parent-style-name="Standard">
      <style:paragraph-properties fo:text-align="center" style:justify-single-word="false"/>
      <style:text-properties style:font-name="Times New Roman" fo:font-size="8pt" fo:font-weight="normal" officeooo:rsid="014e78fc" officeooo:paragraph-rsid="0011d95e" style:font-size-asian="8pt" style:font-weight-asian="normal" style:font-size-complex="8pt" style:font-weight-complex="normal"/>
    </style:style>
    <style:style style:name="P354" style:family="paragraph" style:parent-style-name="Standard">
      <style:paragraph-properties fo:text-align="center" style:justify-single-word="false"/>
      <style:text-properties style:font-name="Times New Roman" fo:font-size="8pt" fo:font-weight="normal" officeooo:rsid="007c7532" officeooo:paragraph-rsid="0011d95e" style:font-size-asian="8pt" style:font-weight-asian="normal" style:font-size-complex="8pt" style:font-weight-complex="normal"/>
    </style:style>
    <style:style style:name="P355" style:family="paragraph" style:parent-style-name="Standard">
      <style:paragraph-properties fo:text-align="center" style:justify-single-word="false"/>
      <style:text-properties style:font-name="Times New Roman" fo:font-size="8pt" fo:font-weight="normal" officeooo:rsid="006bf2c1" officeooo:paragraph-rsid="0011d95e" style:font-size-asian="8pt" style:font-weight-asian="normal" style:font-size-complex="8pt" style:font-weight-complex="normal"/>
    </style:style>
    <style:style style:name="P356" style:family="paragraph" style:parent-style-name="Standard">
      <style:paragraph-properties fo:text-align="center" style:justify-single-word="false"/>
      <style:text-properties style:font-name="Times New Roman" fo:font-size="8pt" fo:font-weight="normal" officeooo:rsid="007a30e1" officeooo:paragraph-rsid="0011d95e" style:font-size-asian="8pt" style:font-weight-asian="normal" style:font-size-complex="8pt" style:font-weight-complex="normal"/>
    </style:style>
    <style:style style:name="P357" style:family="paragraph" style:parent-style-name="Standard">
      <style:paragraph-properties fo:text-align="center" style:justify-single-word="false"/>
      <style:text-properties style:font-name="Times New Roman" fo:font-size="8pt" fo:font-weight="normal" officeooo:rsid="013e4e8f" officeooo:paragraph-rsid="0011d95e" style:font-size-asian="8pt" style:font-weight-asian="normal" style:font-size-complex="8pt" style:font-weight-complex="normal"/>
    </style:style>
    <style:style style:name="P358" style:family="paragraph" style:parent-style-name="Standard">
      <style:paragraph-properties fo:text-align="center" style:justify-single-word="false"/>
      <style:text-properties style:font-name="Times New Roman" fo:font-size="8pt" fo:font-weight="normal" officeooo:rsid="007c4da3" officeooo:paragraph-rsid="0011d95e" style:font-size-asian="8pt" style:font-weight-asian="normal" style:font-size-complex="8pt" style:font-weight-complex="normal"/>
    </style:style>
    <style:style style:name="P359" style:family="paragraph" style:parent-style-name="Standard">
      <style:paragraph-properties fo:text-align="center" style:justify-single-word="false"/>
      <style:text-properties style:font-name="Times New Roman" fo:font-size="8pt" fo:font-weight="normal" officeooo:rsid="00832b6a" officeooo:paragraph-rsid="0011d95e" style:font-size-asian="8pt" style:font-weight-asian="normal" style:font-size-complex="8pt" style:font-weight-complex="normal"/>
    </style:style>
    <style:style style:name="P360" style:family="paragraph" style:parent-style-name="Standard">
      <style:paragraph-properties fo:text-align="center" style:justify-single-word="false"/>
      <style:text-properties style:font-name="Times New Roman" fo:font-size="8pt" fo:font-weight="normal" officeooo:rsid="00308c14" officeooo:paragraph-rsid="0011d95e" style:font-size-asian="8pt" style:font-weight-asian="normal" style:font-size-complex="8pt" style:font-weight-complex="normal"/>
    </style:style>
    <style:style style:name="P361" style:family="paragraph" style:parent-style-name="Standard">
      <style:paragraph-properties fo:text-align="center" style:justify-single-word="false"/>
      <style:text-properties style:font-name="Times New Roman" fo:font-size="8pt" fo:font-weight="normal" officeooo:rsid="0087b7fe" officeooo:paragraph-rsid="0011d95e" style:font-size-asian="8pt" style:font-weight-asian="normal" style:font-size-complex="8pt" style:font-weight-complex="normal"/>
    </style:style>
    <style:style style:name="P362" style:family="paragraph" style:parent-style-name="Standard">
      <style:paragraph-properties fo:text-align="center" style:justify-single-word="false"/>
      <style:text-properties style:font-name="Times New Roman" fo:font-size="8pt" fo:font-weight="normal" officeooo:rsid="008c38bf" officeooo:paragraph-rsid="0011d95e" style:font-size-asian="8pt" style:font-weight-asian="normal" style:font-size-complex="8pt" style:font-weight-complex="normal"/>
    </style:style>
    <style:style style:name="P363" style:family="paragraph" style:parent-style-name="Standard">
      <style:paragraph-properties fo:text-align="center" style:justify-single-word="false"/>
      <style:text-properties style:font-name="Times New Roman" fo:font-size="8pt" fo:font-weight="normal" officeooo:rsid="0083f9e6" officeooo:paragraph-rsid="0011d95e" style:font-size-asian="8pt" style:font-weight-asian="normal" style:font-size-complex="8pt" style:font-weight-complex="normal"/>
    </style:style>
    <style:style style:name="P364" style:family="paragraph" style:parent-style-name="Standard">
      <style:paragraph-properties fo:text-align="center" style:justify-single-word="false"/>
      <style:text-properties style:font-name="Times New Roman" fo:font-size="8pt" fo:font-weight="normal" officeooo:rsid="0085f575" officeooo:paragraph-rsid="0011d95e" style:font-size-asian="8pt" style:font-weight-asian="normal" style:font-size-complex="8pt" style:font-weight-complex="normal"/>
    </style:style>
    <style:style style:name="P365" style:family="paragraph" style:parent-style-name="Standard">
      <style:paragraph-properties fo:text-align="center" style:justify-single-word="false"/>
      <style:text-properties style:font-name="Times New Roman" fo:font-size="8pt" fo:font-weight="normal" officeooo:rsid="008ba674" officeooo:paragraph-rsid="0011d95e" style:font-size-asian="8pt" style:font-weight-asian="normal" style:font-size-complex="8pt" style:font-weight-complex="normal"/>
    </style:style>
    <style:style style:name="P366" style:family="paragraph" style:parent-style-name="Standard">
      <style:paragraph-properties fo:text-align="center" style:justify-single-word="false"/>
      <style:text-properties style:font-name="Times New Roman" fo:font-size="8pt" fo:font-weight="normal" officeooo:rsid="0088ddd5" officeooo:paragraph-rsid="0011d95e" style:font-size-asian="8pt" style:font-weight-asian="normal" style:font-size-complex="8pt" style:font-weight-complex="normal"/>
    </style:style>
    <style:style style:name="P367" style:family="paragraph" style:parent-style-name="Standard">
      <style:paragraph-properties fo:text-align="center" style:justify-single-word="false"/>
      <style:text-properties style:font-name="Times New Roman" fo:font-size="8pt" fo:font-weight="normal" officeooo:rsid="00894e33" officeooo:paragraph-rsid="0011d95e" style:font-size-asian="8pt" style:font-weight-asian="normal" style:font-size-complex="8pt" style:font-weight-complex="normal"/>
    </style:style>
    <style:style style:name="P368" style:family="paragraph" style:parent-style-name="Standard">
      <style:paragraph-properties fo:text-align="center" style:justify-single-word="false"/>
      <style:text-properties style:font-name="Times New Roman" fo:font-size="8pt" fo:font-weight="normal" officeooo:rsid="013f8b8e" officeooo:paragraph-rsid="0011d95e" style:font-size-asian="8pt" style:font-weight-asian="normal" style:font-size-complex="8pt" style:font-weight-complex="normal"/>
    </style:style>
    <style:style style:name="P369" style:family="paragraph" style:parent-style-name="Standard">
      <style:paragraph-properties fo:text-align="center" style:justify-single-word="false"/>
      <style:text-properties style:font-name="Times New Roman" fo:font-size="8pt" fo:font-weight="normal" officeooo:rsid="004f9ca4" officeooo:paragraph-rsid="0011d95e" style:font-size-asian="8pt" style:font-weight-asian="normal" style:font-size-complex="8pt" style:font-weight-complex="normal"/>
    </style:style>
    <style:style style:name="P370" style:family="paragraph" style:parent-style-name="Standard" style:list-style-name="L1">
      <style:text-properties style:font-name="Times New Roman" fo:font-size="8pt" fo:font-weight="normal" officeooo:rsid="000bd59e" officeooo:paragraph-rsid="001a29f2" style:font-weight-asian="normal" style:font-weight-complex="normal"/>
    </style:style>
    <style:style style:name="P371" style:family="paragraph" style:parent-style-name="Standard" style:list-style-name="L1">
      <style:text-properties style:font-name="Times New Roman" fo:font-size="8pt" fo:font-weight="normal" officeooo:rsid="000cf44d" officeooo:paragraph-rsid="001a29f2" style:font-weight-asian="normal" style:font-weight-complex="normal"/>
    </style:style>
    <style:style style:name="P372" style:family="paragraph" style:parent-style-name="Standard" style:list-style-name="L1">
      <style:text-properties style:font-name="Times New Roman" fo:font-size="8pt" fo:font-weight="normal" officeooo:rsid="000e1a21" officeooo:paragraph-rsid="001a29f2" style:font-weight-asian="normal" style:font-weight-complex="normal"/>
    </style:style>
    <style:style style:name="P373" style:family="paragraph" style:parent-style-name="Standard">
      <style:text-properties style:font-name="Times New Roman" fo:font-size="8pt" fo:font-weight="normal" officeooo:rsid="000e1a21" officeooo:paragraph-rsid="001a29f2" style:font-weight-asian="normal" style:font-weight-complex="normal"/>
    </style:style>
    <style:style style:name="P374" style:family="paragraph" style:parent-style-name="Standard">
      <style:text-properties style:font-name="Times New Roman" fo:font-size="8pt" fo:font-weight="normal" officeooo:rsid="00240177" officeooo:paragraph-rsid="001a29f2" style:font-weight-asian="normal" style:font-weight-complex="normal"/>
    </style:style>
    <style:style style:name="P375" style:family="paragraph" style:parent-style-name="Standard">
      <style:text-properties style:font-name="Times New Roman" fo:font-size="8pt" fo:font-weight="normal" officeooo:rsid="00252b4e" officeooo:paragraph-rsid="001a29f2" style:font-weight-asian="normal" style:font-weight-complex="normal"/>
    </style:style>
    <style:style style:name="P376" style:family="paragraph" style:parent-style-name="Standard">
      <style:text-properties style:font-name="Times New Roman" fo:font-size="8pt" fo:font-weight="normal" officeooo:rsid="00130971" officeooo:paragraph-rsid="001a29f2" style:font-weight-asian="normal" style:font-weight-complex="normal"/>
    </style:style>
    <style:style style:name="P377" style:family="paragraph" style:parent-style-name="Standard">
      <style:paragraph-properties fo:text-align="center" style:justify-single-word="false"/>
      <style:text-properties style:font-name="Times New Roman" fo:font-size="8pt" fo:font-weight="bold" officeooo:rsid="00152043" officeooo:paragraph-rsid="0011d95e" style:font-size-asian="8pt" style:font-weight-asian="bold" style:font-size-complex="8pt" style:font-weight-complex="bold"/>
    </style:style>
    <style:style style:name="P378" style:family="paragraph" style:parent-style-name="Standard">
      <style:paragraph-properties fo:text-align="center" style:justify-single-word="false"/>
      <style:text-properties style:font-name="Times New Roman" fo:font-size="8pt" fo:font-weight="bold" officeooo:rsid="001b65a3" officeooo:paragraph-rsid="0011d95e" style:font-size-asian="8pt" style:font-weight-asian="bold" style:font-size-complex="8pt" style:font-weight-complex="bold"/>
    </style:style>
    <style:style style:name="P379" style:family="paragraph" style:parent-style-name="Standard">
      <style:paragraph-properties fo:text-align="center" style:justify-single-word="false"/>
      <style:text-properties style:font-name="Times New Roman" fo:font-size="8pt" fo:font-weight="bold" officeooo:rsid="0015636f" officeooo:paragraph-rsid="0011d95e" style:font-size-asian="8pt" style:font-weight-asian="bold" style:font-size-complex="8pt" style:font-weight-complex="bold"/>
    </style:style>
    <style:style style:name="P380" style:family="paragraph" style:parent-style-name="Standard">
      <style:paragraph-properties fo:text-align="center" style:justify-single-word="false"/>
      <style:text-properties style:font-name="Times New Roman" fo:font-size="8pt" fo:font-weight="bold" officeooo:rsid="011b1b3b" officeooo:paragraph-rsid="0011d95e" style:font-size-asian="8pt" style:font-weight-asian="bold" style:font-size-complex="8pt" style:font-weight-complex="bold"/>
    </style:style>
    <style:style style:name="P381" style:family="paragraph" style:parent-style-name="Standard">
      <style:paragraph-properties fo:text-align="center" style:justify-single-word="false"/>
      <style:text-properties style:font-name="Times New Roman" fo:font-size="8pt" fo:font-weight="bold" officeooo:rsid="011c7f5e" officeooo:paragraph-rsid="0011d95e" style:font-size-asian="8pt" style:font-weight-asian="bold" style:font-size-complex="8pt" style:font-weight-complex="bold"/>
    </style:style>
    <style:style style:name="P382" style:family="paragraph" style:parent-style-name="Standard">
      <style:paragraph-properties fo:text-align="center" style:justify-single-word="false"/>
      <style:text-properties style:font-name="Times New Roman" fo:font-size="8pt" fo:font-weight="bold" officeooo:rsid="0058958f" officeooo:paragraph-rsid="0011d95e" style:font-size-asian="8pt" style:font-weight-asian="bold" style:font-size-complex="8pt" style:font-weight-complex="bold"/>
    </style:style>
    <style:style style:name="P383" style:family="paragraph" style:parent-style-name="Standard">
      <style:paragraph-properties fo:text-align="center" style:justify-single-word="false"/>
      <style:text-properties style:font-name="Times New Roman" fo:font-size="8pt" fo:font-weight="bold" officeooo:rsid="0015dc3f" officeooo:paragraph-rsid="0011d95e" style:font-size-asian="8pt" style:font-weight-asian="bold" style:font-size-complex="8pt" style:font-weight-complex="bold"/>
    </style:style>
    <style:style style:name="P384" style:family="paragraph" style:parent-style-name="Standard">
      <style:paragraph-properties fo:text-align="center" style:justify-single-word="false"/>
      <style:text-properties style:font-name="Times New Roman" fo:font-size="8pt" fo:font-weight="bold" officeooo:rsid="004528d4" officeooo:paragraph-rsid="0011d95e" style:font-size-asian="8pt" style:font-weight-asian="bold" style:font-size-complex="8pt" style:font-weight-complex="bold"/>
    </style:style>
    <style:style style:name="P385" style:family="paragraph" style:parent-style-name="Standard">
      <style:paragraph-properties fo:text-align="center" style:justify-single-word="false"/>
      <style:text-properties style:font-name="Times New Roman" fo:font-size="8pt" fo:font-weight="bold" officeooo:rsid="002435aa" officeooo:paragraph-rsid="0011d95e" style:font-size-asian="8pt" style:font-weight-asian="bold" style:font-size-complex="8pt" style:font-weight-complex="bold"/>
    </style:style>
    <style:style style:name="P386" style:family="paragraph" style:parent-style-name="Standard">
      <style:paragraph-properties fo:text-align="center" style:justify-single-word="false"/>
      <style:text-properties style:font-name="Times New Roman" fo:font-size="8pt" fo:font-weight="bold" officeooo:rsid="0146220a" officeooo:paragraph-rsid="0011d95e" style:font-size-asian="8pt" style:font-weight-asian="bold" style:font-size-complex="8pt" style:font-weight-complex="bold"/>
    </style:style>
    <style:style style:name="P387" style:family="paragraph" style:parent-style-name="Standard">
      <style:paragraph-properties fo:text-align="center" style:justify-single-word="false"/>
      <style:text-properties style:font-name="Times New Roman" fo:font-size="8pt" fo:font-weight="bold" officeooo:rsid="001c7ac6" officeooo:paragraph-rsid="0011d95e" style:font-size-asian="8pt" style:font-weight-asian="bold" style:font-size-complex="8pt" style:font-weight-complex="bold"/>
    </style:style>
    <style:style style:name="P388" style:family="paragraph" style:parent-style-name="Standard">
      <style:paragraph-properties fo:text-align="center" style:justify-single-word="false"/>
      <style:text-properties style:font-name="Times New Roman" fo:font-size="8pt" fo:font-weight="bold" officeooo:rsid="011c94ba" officeooo:paragraph-rsid="0011d95e" style:font-size-asian="8pt" style:font-weight-asian="bold" style:font-size-complex="8pt" style:font-weight-complex="bold"/>
    </style:style>
    <style:style style:name="P389" style:family="paragraph" style:parent-style-name="Standard">
      <style:paragraph-properties fo:text-align="center" style:justify-single-word="false"/>
      <style:text-properties style:font-name="Times New Roman" fo:font-size="8pt" fo:font-weight="bold" officeooo:rsid="0017e269" officeooo:paragraph-rsid="0011d95e" style:font-size-asian="8pt" style:font-weight-asian="bold" style:font-size-complex="8pt" style:font-weight-complex="bold"/>
    </style:style>
    <style:style style:name="P390" style:family="paragraph" style:parent-style-name="Standard">
      <style:paragraph-properties fo:text-align="center" style:justify-single-word="false"/>
      <style:text-properties style:font-name="Times New Roman" fo:font-size="8pt" fo:font-weight="bold" officeooo:rsid="004e8131" officeooo:paragraph-rsid="0011d95e" style:font-size-asian="8pt" style:font-weight-asian="bold" style:font-size-complex="8pt" style:font-weight-complex="bold"/>
    </style:style>
    <style:style style:name="P391" style:family="paragraph" style:parent-style-name="Standard">
      <style:paragraph-properties fo:text-align="center" style:justify-single-word="false"/>
      <style:text-properties style:font-name="Times New Roman" fo:font-size="8pt" fo:font-weight="bold" officeooo:rsid="004e8131" officeooo:paragraph-rsid="0013be55" style:font-size-asian="8pt" style:font-weight-asian="bold" style:font-size-complex="8pt" style:font-weight-complex="bold"/>
    </style:style>
    <style:style style:name="P392" style:family="paragraph" style:parent-style-name="Standard">
      <style:paragraph-properties fo:text-align="center" style:justify-single-word="false"/>
      <style:text-properties style:font-name="Times New Roman" fo:font-size="8pt" fo:font-weight="bold" officeooo:rsid="007c4da3" officeooo:paragraph-rsid="0011d95e" style:font-size-asian="8pt" style:font-weight-asian="bold" style:font-size-complex="8pt" style:font-weight-complex="bold"/>
    </style:style>
    <style:style style:name="P393" style:family="paragraph" style:parent-style-name="Standard">
      <style:paragraph-properties fo:text-align="center" style:justify-single-word="false"/>
      <style:text-properties style:font-name="Times New Roman" fo:font-size="8pt" fo:font-weight="bold" officeooo:rsid="00f84862" officeooo:paragraph-rsid="0011d95e" style:font-size-asian="8pt" style:font-weight-asian="bold" style:font-size-complex="8pt" style:font-weight-complex="bold"/>
    </style:style>
    <style:style style:name="P394" style:family="paragraph" style:parent-style-name="Standard">
      <style:paragraph-properties fo:text-align="center" style:justify-single-word="false"/>
      <style:text-properties style:font-name="Times New Roman" fo:font-size="8pt" fo:font-weight="bold" officeooo:rsid="007a30e1" officeooo:paragraph-rsid="0011d95e" style:font-size-asian="8pt" style:font-weight-asian="bold" style:font-size-complex="8pt" style:font-weight-complex="bold"/>
    </style:style>
    <style:style style:name="P395" style:family="paragraph" style:parent-style-name="Standard">
      <style:paragraph-properties fo:text-align="center" style:justify-single-word="false"/>
      <style:text-properties style:font-name="Times New Roman" fo:font-size="8pt" fo:font-weight="bold" officeooo:rsid="0016a243" officeooo:paragraph-rsid="0011d95e" style:font-size-asian="8pt" style:font-weight-asian="bold" style:font-size-complex="8pt" style:font-weight-complex="bold"/>
    </style:style>
    <style:style style:name="P396" style:family="paragraph" style:parent-style-name="Standard">
      <style:paragraph-properties fo:text-align="center" style:justify-single-word="false"/>
      <style:text-properties style:font-name="Times New Roman" fo:font-size="8pt" fo:font-weight="bold" officeooo:rsid="005d66f6" officeooo:paragraph-rsid="0011d95e" style:font-size-asian="8pt" style:font-weight-asian="bold" style:font-size-complex="8pt" style:font-weight-complex="bold"/>
    </style:style>
    <style:style style:name="P397" style:family="paragraph" style:parent-style-name="Standard">
      <style:paragraph-properties fo:text-align="center" style:justify-single-word="false"/>
      <style:text-properties style:font-name="Times New Roman" fo:font-size="8pt" fo:font-weight="bold" officeooo:rsid="005d66f6" officeooo:paragraph-rsid="0013be55" style:font-size-asian="8pt" style:font-weight-asian="bold" style:font-size-complex="8pt" style:font-weight-complex="bold"/>
    </style:style>
    <style:style style:name="P398" style:family="paragraph" style:parent-style-name="Standard">
      <style:paragraph-properties fo:text-align="center" style:justify-single-word="false"/>
      <style:text-properties style:font-name="Times New Roman" fo:font-size="8pt" fo:font-weight="bold" officeooo:rsid="013e3a22" officeooo:paragraph-rsid="0011d95e" style:font-size-asian="8pt" style:font-weight-asian="bold" style:font-size-complex="8pt" style:font-weight-complex="bold"/>
    </style:style>
    <style:style style:name="P399" style:family="paragraph" style:parent-style-name="Standard">
      <style:paragraph-properties fo:text-align="center" style:justify-single-word="false"/>
      <style:text-properties style:font-name="Times New Roman" fo:font-size="8pt" fo:font-weight="bold" officeooo:rsid="004f9ca4" officeooo:paragraph-rsid="0011d95e" style:font-size-asian="8pt" style:font-weight-asian="bold" style:font-size-complex="8pt" style:font-weight-complex="bold"/>
    </style:style>
    <style:style style:name="P400" style:family="paragraph" style:parent-style-name="Standard">
      <style:paragraph-properties fo:text-align="center" style:justify-single-word="false"/>
      <style:text-properties style:font-name="Times New Roman" fo:font-size="8pt" fo:font-weight="bold" officeooo:rsid="0016fe01" officeooo:paragraph-rsid="0011d95e" style:font-size-asian="8pt" style:font-weight-asian="bold" style:font-size-complex="8pt" style:font-weight-complex="bold"/>
    </style:style>
    <style:style style:name="P401" style:family="paragraph" style:parent-style-name="Standard">
      <style:paragraph-properties fo:text-align="center" style:justify-single-word="false"/>
      <style:text-properties style:font-name="Times New Roman" fo:font-size="8pt" fo:font-weight="bold" officeooo:rsid="005125c3" officeooo:paragraph-rsid="0011d95e" style:font-size-asian="8pt" style:font-weight-asian="bold" style:font-size-complex="8pt" style:font-weight-complex="bold"/>
    </style:style>
    <style:style style:name="P402" style:family="paragraph" style:parent-style-name="Standard">
      <style:paragraph-properties fo:text-align="center" style:justify-single-word="false"/>
      <style:text-properties style:font-name="Times New Roman" fo:font-size="8pt" fo:font-weight="bold" officeooo:rsid="00308c14" officeooo:paragraph-rsid="0011d95e" style:font-size-asian="8pt" style:font-weight-asian="bold" style:font-size-complex="8pt" style:font-weight-complex="bold"/>
    </style:style>
    <style:style style:name="P403" style:family="paragraph" style:parent-style-name="Standard">
      <style:text-properties style:font-name="Times New Roman" fo:font-size="8pt" fo:font-weight="bold" officeooo:rsid="001f08d2" officeooo:paragraph-rsid="001a29f2" style:font-weight-asian="bold" style:font-weight-complex="bold"/>
    </style:style>
    <style:style style:name="P404" style:family="paragraph" style:parent-style-name="Standard">
      <style:text-properties style:font-name="Times New Roman" fo:font-size="8pt" fo:font-weight="bold" officeooo:rsid="0009dc55" officeooo:paragraph-rsid="001a29f2" style:font-weight-asian="bold" style:font-weight-complex="bold"/>
    </style:style>
    <style:style style:name="P405" style:family="paragraph" style:parent-style-name="Standard" style:list-style-name="L1">
      <style:text-properties style:font-name="Times New Roman" fo:font-size="8pt" fo:font-weight="bold" officeooo:rsid="000b9454" officeooo:paragraph-rsid="001a29f2" style:font-weight-asian="bold" style:font-weight-complex="bold"/>
    </style:style>
    <style:style style:name="P406" style:family="paragraph" style:parent-style-name="Standard" style:list-style-name="L1">
      <style:text-properties style:font-name="Times New Roman" fo:font-size="8pt" fo:font-weight="bold" officeooo:rsid="000bd59e" officeooo:paragraph-rsid="001a29f2" style:font-weight-asian="bold" style:font-weight-complex="bold"/>
    </style:style>
    <style:style style:name="P407" style:family="paragraph" style:parent-style-name="Standard" style:list-style-name="L1">
      <style:text-properties style:font-name="Times New Roman" fo:font-size="8pt" fo:font-weight="bold" officeooo:rsid="0015b3d7" officeooo:paragraph-rsid="001a29f2" style:font-weight-asian="bold" style:font-weight-complex="bold"/>
    </style:style>
    <style:style style:name="P408" style:family="paragraph" style:parent-style-name="Standard" style:list-style-name="L1">
      <style:text-properties style:font-name="Times New Roman" fo:font-size="8pt" fo:font-weight="bold" officeooo:rsid="000cf44d" officeooo:paragraph-rsid="001a29f2" style:font-weight-asian="bold" style:font-weight-complex="bold"/>
    </style:style>
    <style:style style:name="P409" style:family="paragraph" style:parent-style-name="Standard" style:list-style-name="L6">
      <style:text-properties style:font-name="Times New Roman" fo:font-size="8pt" fo:font-weight="bold" officeooo:rsid="000e1a21" officeooo:paragraph-rsid="001a29f2" style:font-weight-asian="bold" style:font-weight-complex="bold"/>
    </style:style>
    <style:style style:name="P410" style:family="paragraph" style:parent-style-name="Standard">
      <style:text-properties style:font-name="Times New Roman" fo:font-size="8pt" fo:font-weight="bold" officeooo:rsid="00240177" officeooo:paragraph-rsid="001a29f2" style:font-weight-asian="bold" style:font-weight-complex="bold"/>
    </style:style>
    <style:style style:name="P411" style:family="paragraph" style:parent-style-name="Standard" style:list-style-name="L7">
      <style:text-properties style:font-name="Times New Roman" fo:font-size="8pt" fo:font-weight="bold" officeooo:rsid="00240177" officeooo:paragraph-rsid="001a29f2" style:font-weight-asian="bold" style:font-weight-complex="bold"/>
    </style:style>
    <style:style style:name="P412" style:family="paragraph" style:parent-style-name="Standard">
      <style:text-properties style:font-name="Times New Roman" fo:font-size="8pt" fo:font-weight="bold" officeooo:rsid="00252b4e" officeooo:paragraph-rsid="001a29f2" style:font-weight-asian="bold" style:font-weight-complex="bold"/>
    </style:style>
    <style:style style:name="P413" style:family="paragraph" style:parent-style-name="Standard" style:list-style-name="L8">
      <style:text-properties style:font-name="Times New Roman" fo:font-size="8pt" fo:font-weight="bold" officeooo:rsid="0025aa2f" officeooo:paragraph-rsid="001a29f2" style:font-weight-asian="bold" style:font-weight-complex="bold"/>
    </style:style>
    <style:style style:name="P414" style:family="paragraph" style:parent-style-name="Standard" style:list-style-name="L9">
      <style:text-properties style:font-name="Times New Roman" fo:font-size="8pt" fo:font-weight="bold" officeooo:rsid="00130971" officeooo:paragraph-rsid="001a29f2" style:font-weight-asian="bold" style:font-weight-complex="bold"/>
    </style:style>
    <style:style style:name="P415" style:family="paragraph" style:parent-style-name="Standard">
      <style:paragraph-properties fo:text-align="center" style:justify-single-word="false"/>
      <style:text-properties style:font-name="Times New Roman" fo:font-size="8pt" officeooo:paragraph-rsid="0011d95e" style:font-size-asian="8pt" style:font-size-complex="8pt"/>
    </style:style>
    <style:style style:name="P416" style:family="paragraph" style:parent-style-name="Standard">
      <style:paragraph-properties fo:text-align="center" style:justify-single-word="false"/>
      <style:text-properties style:font-name="Times New Roman" fo:font-size="8pt" fo:font-style="normal" fo:font-weight="normal" officeooo:rsid="00a94f12" officeooo:paragraph-rsid="0011d95e" style:font-size-asian="8pt" style:font-style-asian="normal" style:font-weight-asian="normal" style:font-size-complex="8pt" style:font-style-complex="normal" style:font-weight-complex="normal"/>
    </style:style>
    <style:style style:name="P417" style:family="paragraph" style:parent-style-name="Standard">
      <style:paragraph-properties fo:text-align="center" style:justify-single-word="false"/>
      <style:text-properties style:font-name="Times New Roman" fo:font-size="8pt" fo:font-style="normal" fo:font-weight="normal" officeooo:rsid="003aeec1" officeooo:paragraph-rsid="0011d95e" style:font-size-asian="8pt" style:font-style-asian="normal" style:font-weight-asian="normal" style:font-size-complex="8pt" style:font-style-complex="normal" style:font-weight-complex="normal"/>
    </style:style>
    <style:style style:name="P418" style:family="paragraph" style:parent-style-name="Standard">
      <style:paragraph-properties fo:text-align="center" style:justify-single-word="false"/>
      <style:text-properties style:font-name="Times New Roman" fo:font-size="8pt" fo:font-style="normal" fo:font-weight="normal" officeooo:rsid="006c7452" officeooo:paragraph-rsid="0011d95e" style:font-size-asian="8pt" style:font-style-asian="normal" style:font-weight-asian="normal" style:font-size-complex="8pt" style:font-style-complex="normal" style:font-weight-complex="normal"/>
    </style:style>
    <style:style style:name="P419" style:family="paragraph" style:parent-style-name="Standard">
      <style:paragraph-properties fo:text-align="center" style:justify-single-word="false"/>
      <style:text-properties style:font-name="Times New Roman" fo:font-size="8pt" fo:font-style="normal" fo:font-weight="normal" officeooo:rsid="006e43fd" officeooo:paragraph-rsid="0011d95e" style:font-size-asian="8pt" style:font-style-asian="normal" style:font-weight-asian="normal" style:font-size-complex="8pt" style:font-style-complex="normal" style:font-weight-complex="normal"/>
    </style:style>
    <style:style style:name="P420" style:family="paragraph" style:parent-style-name="Standard">
      <style:paragraph-properties fo:text-align="center" style:justify-single-word="false"/>
      <style:text-properties style:font-name="Times New Roman" fo:font-size="8pt" fo:font-style="normal" fo:font-weight="normal" officeooo:rsid="003c9daf" officeooo:paragraph-rsid="0011d95e" style:font-size-asian="8pt" style:font-style-asian="normal" style:font-weight-asian="normal" style:font-size-complex="8pt" style:font-style-complex="normal" style:font-weight-complex="normal"/>
    </style:style>
    <style:style style:name="P421" style:family="paragraph" style:parent-style-name="Standard">
      <style:paragraph-properties fo:text-align="center" style:justify-single-word="false"/>
      <style:text-properties style:font-name="Times New Roman" fo:font-size="8pt" fo:font-style="normal" fo:font-weight="normal" officeooo:rsid="00732eea" officeooo:paragraph-rsid="0011d95e" style:font-size-asian="8pt" style:font-style-asian="normal" style:font-weight-asian="normal" style:font-size-complex="8pt" style:font-style-complex="normal" style:font-weight-complex="normal"/>
    </style:style>
    <style:style style:name="P422" style:family="paragraph" style:parent-style-name="Standard">
      <style:paragraph-properties fo:text-align="center" style:justify-single-word="false"/>
      <style:text-properties style:font-name="Times New Roman" fo:font-size="8pt" fo:font-style="normal" fo:font-weight="normal" officeooo:rsid="010bde11" officeooo:paragraph-rsid="0011d95e" style:font-size-asian="8pt" style:font-style-asian="normal" style:font-weight-asian="normal" style:font-size-complex="8pt" style:font-style-complex="normal" style:font-weight-complex="normal"/>
    </style:style>
    <style:style style:name="P423" style:family="paragraph" style:parent-style-name="Standard">
      <style:paragraph-properties fo:text-align="center" style:justify-single-word="false"/>
      <style:text-properties style:font-name="Times New Roman" fo:font-size="8pt" fo:font-style="normal" fo:font-weight="normal" officeooo:rsid="003d074e" officeooo:paragraph-rsid="0011d95e" style:font-size-asian="8pt" style:font-style-asian="normal" style:font-weight-asian="normal" style:font-size-complex="8pt" style:font-style-complex="normal" style:font-weight-complex="normal"/>
    </style:style>
    <style:style style:name="P424" style:family="paragraph" style:parent-style-name="Standard">
      <style:paragraph-properties fo:text-align="center" style:justify-single-word="false"/>
      <style:text-properties style:font-name="Times New Roman" fo:font-size="8pt" fo:font-style="normal" fo:font-weight="normal" officeooo:rsid="0073b31c" officeooo:paragraph-rsid="0011d95e" style:font-size-asian="8pt" style:font-style-asian="normal" style:font-weight-asian="normal" style:font-size-complex="8pt" style:font-style-complex="normal" style:font-weight-complex="normal"/>
    </style:style>
    <style:style style:name="P425" style:family="paragraph" style:parent-style-name="Standard">
      <style:paragraph-properties fo:text-align="center" style:justify-single-word="false"/>
      <style:text-properties style:font-name="Times New Roman" fo:font-size="8pt" fo:font-style="normal" fo:font-weight="normal" officeooo:rsid="0073b31c" officeooo:paragraph-rsid="0013be55" style:font-size-asian="8pt" style:font-style-asian="normal" style:font-weight-asian="normal" style:font-size-complex="8pt" style:font-style-complex="normal" style:font-weight-complex="normal"/>
    </style:style>
    <style:style style:name="P426" style:family="paragraph" style:parent-style-name="Standard">
      <style:paragraph-properties fo:text-align="center" style:justify-single-word="false"/>
      <style:text-properties style:font-name="Times New Roman" fo:font-size="8pt" fo:font-style="normal" fo:font-weight="normal" officeooo:rsid="00c37b07" officeooo:paragraph-rsid="0011d95e" style:font-size-asian="8pt" style:font-style-asian="normal" style:font-weight-asian="normal" style:font-size-complex="8pt" style:font-style-complex="normal" style:font-weight-complex="normal"/>
    </style:style>
    <style:style style:name="P427" style:family="paragraph" style:parent-style-name="Standard">
      <style:paragraph-properties fo:text-align="center" style:justify-single-word="false"/>
      <style:text-properties style:font-name="Times New Roman" fo:font-size="8pt" fo:font-style="normal" fo:font-weight="normal" officeooo:rsid="0011d95e" officeooo:paragraph-rsid="0011d95e" style:font-size-asian="8pt" style:font-style-asian="normal" style:font-weight-asian="normal" style:font-size-complex="8pt" style:font-style-complex="normal" style:font-weight-complex="normal"/>
    </style:style>
    <style:style style:name="P428" style:family="paragraph" style:parent-style-name="Standard">
      <style:paragraph-properties fo:text-align="center" style:justify-single-word="false"/>
      <style:text-properties style:font-name="Times New Roman" fo:font-size="8pt" fo:font-style="normal" fo:font-weight="normal" officeooo:rsid="011b94da" officeooo:paragraph-rsid="0011d95e" style:font-size-asian="8pt" style:font-style-asian="normal" style:font-weight-asian="normal" style:font-size-complex="8pt" style:font-style-complex="normal" style:font-weight-complex="normal"/>
    </style:style>
    <style:style style:name="P429" style:family="paragraph" style:parent-style-name="Standard">
      <style:paragraph-properties fo:text-align="center" style:justify-single-word="false"/>
      <style:text-properties style:font-name="Times New Roman" fo:font-size="8pt" fo:font-style="normal" fo:font-weight="normal" officeooo:rsid="003e9f48" officeooo:paragraph-rsid="0011d95e" style:font-size-asian="8pt" style:font-style-asian="normal" style:font-weight-asian="normal" style:font-size-complex="8pt" style:font-style-complex="normal" style:font-weight-complex="normal"/>
    </style:style>
    <style:style style:name="P430" style:family="paragraph" style:parent-style-name="Standard">
      <style:paragraph-properties fo:text-align="center" style:justify-single-word="false"/>
      <style:text-properties style:font-name="Times New Roman" fo:font-size="8pt" fo:font-style="normal" fo:font-weight="normal" officeooo:rsid="0095c808" officeooo:paragraph-rsid="0011d95e" style:font-size-asian="8pt" style:font-style-asian="normal" style:font-weight-asian="normal" style:font-size-complex="8pt" style:font-style-complex="normal" style:font-weight-complex="normal"/>
    </style:style>
    <style:style style:name="P431" style:family="paragraph" style:parent-style-name="Standard">
      <style:paragraph-properties fo:text-align="center" style:justify-single-word="false"/>
      <style:text-properties style:font-name="Times New Roman" fo:font-size="8pt" fo:font-style="normal" fo:font-weight="normal" officeooo:rsid="0076a7cc" officeooo:paragraph-rsid="0011d95e" style:font-size-asian="8pt" style:font-style-asian="normal" style:font-weight-asian="normal" style:font-size-complex="8pt" style:font-style-complex="normal" style:font-weight-complex="normal"/>
    </style:style>
    <style:style style:name="P432" style:family="paragraph" style:parent-style-name="Standard">
      <style:paragraph-properties fo:text-align="center" style:justify-single-word="false"/>
      <style:text-properties style:font-name="Times New Roman" fo:font-size="8pt" fo:font-style="normal" fo:font-weight="normal" officeooo:rsid="00411675" officeooo:paragraph-rsid="0011d95e" style:font-size-asian="8pt" style:font-style-asian="normal" style:font-weight-asian="normal" style:font-size-complex="8pt" style:font-style-complex="normal" style:font-weight-complex="normal"/>
    </style:style>
    <style:style style:name="P433" style:family="paragraph" style:parent-style-name="Standard">
      <style:paragraph-properties fo:text-align="center" style:justify-single-word="false"/>
      <style:text-properties style:font-name="Times New Roman" fo:font-size="8pt" fo:font-style="normal" fo:font-weight="normal" officeooo:rsid="0073df66" officeooo:paragraph-rsid="0011d95e" style:font-size-asian="8pt" style:font-style-asian="normal" style:font-weight-asian="normal" style:font-size-complex="8pt" style:font-style-complex="normal" style:font-weight-complex="normal"/>
    </style:style>
    <style:style style:name="P434" style:family="paragraph" style:parent-style-name="Standard">
      <style:paragraph-properties fo:text-align="center" style:justify-single-word="false"/>
      <style:text-properties style:font-name="Times New Roman" fo:font-size="8pt" fo:font-style="normal" fo:font-weight="normal" officeooo:rsid="013aabef" officeooo:paragraph-rsid="0011d95e" style:font-size-asian="8pt" style:font-style-asian="normal" style:font-weight-asian="normal" style:font-size-complex="8pt" style:font-style-complex="normal" style:font-weight-complex="normal"/>
    </style:style>
    <style:style style:name="P435" style:family="paragraph" style:parent-style-name="Standard">
      <style:paragraph-properties fo:text-align="center" style:justify-single-word="false"/>
      <style:text-properties style:font-name="Times New Roman" fo:font-size="8pt" fo:font-style="normal" fo:font-weight="normal" officeooo:rsid="00437fa1" officeooo:paragraph-rsid="0011d95e" style:font-size-asian="8pt" style:font-style-asian="normal" style:font-weight-asian="normal" style:font-size-complex="8pt" style:font-style-complex="normal" style:font-weight-complex="normal"/>
    </style:style>
    <style:style style:name="P436" style:family="paragraph" style:parent-style-name="Standard">
      <style:paragraph-properties fo:text-align="center" style:justify-single-word="false"/>
      <style:text-properties style:font-name="Times New Roman" fo:font-size="8pt" fo:font-style="normal" fo:font-weight="normal" officeooo:rsid="0075d374" officeooo:paragraph-rsid="0011d95e" style:font-size-asian="8pt" style:font-style-asian="normal" style:font-weight-asian="normal" style:font-size-complex="8pt" style:font-style-complex="normal" style:font-weight-complex="normal"/>
    </style:style>
    <style:style style:name="P437" style:family="paragraph" style:parent-style-name="Standard">
      <style:paragraph-properties fo:text-align="center" style:justify-single-word="false"/>
      <style:text-properties style:font-name="Times New Roman" fo:font-size="8pt" fo:font-style="normal" fo:font-weight="normal" officeooo:rsid="013c379c" officeooo:paragraph-rsid="0011d95e" style:font-size-asian="8pt" style:font-style-asian="normal" style:font-weight-asian="normal" style:font-size-complex="8pt" style:font-style-complex="normal" style:font-weight-complex="normal"/>
    </style:style>
    <style:style style:name="P438" style:family="paragraph" style:parent-style-name="Standard">
      <style:paragraph-properties fo:text-align="center" style:justify-single-word="false"/>
      <style:text-properties style:font-name="Times New Roman" fo:font-size="8pt" fo:font-style="normal" fo:font-weight="normal" officeooo:rsid="004e512f" officeooo:paragraph-rsid="0011d95e" style:font-size-asian="8pt" style:font-style-asian="normal" style:font-weight-asian="normal" style:font-size-complex="8pt" style:font-style-complex="normal" style:font-weight-complex="normal"/>
    </style:style>
    <style:style style:name="P439" style:family="paragraph" style:parent-style-name="Standard">
      <style:paragraph-properties fo:text-align="center" style:justify-single-word="false"/>
      <style:text-properties style:font-name="Times New Roman" fo:font-size="8pt" fo:font-style="normal" fo:font-weight="normal" officeooo:rsid="013e3a22" officeooo:paragraph-rsid="0011d95e" style:font-size-asian="8pt" style:font-style-asian="normal" style:font-weight-asian="normal" style:font-size-complex="8pt" style:font-style-complex="normal" style:font-weight-complex="normal"/>
    </style:style>
    <style:style style:name="P440" style:family="paragraph" style:parent-style-name="Standard" style:list-style-name="L1">
      <style:text-properties style:font-name="Times New Roman" fo:font-size="8pt" fo:font-style="normal" fo:font-weight="normal" officeooo:rsid="0015b3d7" officeooo:paragraph-rsid="001a29f2" style:font-style-asian="normal" style:font-weight-asian="normal" style:font-style-complex="normal" style:font-weight-complex="normal"/>
    </style:style>
    <style:style style:name="P441" style:family="paragraph" style:parent-style-name="Standard">
      <style:paragraph-properties fo:text-align="center" style:justify-single-word="false"/>
      <style:text-properties style:font-name="Times New Roman" fo:font-size="8pt" fo:font-style="normal" fo:font-weight="bold" officeooo:rsid="003e9f48" officeooo:paragraph-rsid="0011d95e" style:font-size-asian="8pt" style:font-style-asian="normal" style:font-weight-asian="bold" style:font-size-complex="8pt" style:font-style-complex="normal" style:font-weight-complex="bold"/>
    </style:style>
    <style:style style:name="P442" style:family="paragraph" style:parent-style-name="Standard">
      <style:paragraph-properties fo:text-align="center" style:justify-single-word="false"/>
      <style:text-properties style:font-name="Times New Roman" fo:font-size="8pt" fo:font-style="normal" fo:font-weight="bold" officeooo:rsid="003f8c69" officeooo:paragraph-rsid="0011d95e" style:font-size-asian="8pt" style:font-style-asian="normal" style:font-weight-asian="bold" style:font-size-complex="8pt" style:font-style-complex="normal" style:font-weight-complex="bold"/>
    </style:style>
    <style:style style:name="P443" style:family="paragraph" style:parent-style-name="Standard">
      <style:paragraph-properties fo:text-align="center" style:justify-single-word="false"/>
      <style:text-properties style:font-name="Times New Roman" fo:font-size="8pt" fo:font-style="normal" fo:font-weight="bold" officeooo:rsid="00411675" officeooo:paragraph-rsid="0011d95e" style:font-size-asian="8pt" style:font-style-asian="normal" style:font-weight-asian="bold" style:font-size-complex="8pt" style:font-style-complex="normal" style:font-weight-complex="bold"/>
    </style:style>
    <style:style style:name="P444" style:family="paragraph" style:parent-style-name="Standard">
      <style:paragraph-properties fo:text-align="center" style:justify-single-word="false"/>
      <style:text-properties style:font-name="Times New Roman" fo:font-size="8pt" fo:font-style="normal" fo:font-weight="bold" officeooo:rsid="0067bd08" officeooo:paragraph-rsid="0011d95e" style:font-size-asian="8pt" style:font-style-asian="normal" style:font-weight-asian="bold" style:font-size-complex="8pt" style:font-style-complex="normal" style:font-weight-complex="bold"/>
    </style:style>
    <style:style style:name="P445" style:family="paragraph" style:parent-style-name="Standard">
      <style:paragraph-properties fo:text-align="center" style:justify-single-word="false"/>
      <style:text-properties style:font-name="Times New Roman" fo:font-size="8pt" fo:font-style="normal" fo:font-weight="bold" officeooo:rsid="00629b57" officeooo:paragraph-rsid="0011d95e" style:font-size-asian="8pt" style:font-style-asian="normal" style:font-weight-asian="bold" style:font-size-complex="8pt" style:font-style-complex="normal" style:font-weight-complex="bold"/>
    </style:style>
    <style:style style:name="P446" style:family="paragraph" style:parent-style-name="Standard">
      <style:paragraph-properties fo:text-align="center" style:justify-single-word="false"/>
      <style:text-properties style:font-name="Times New Roman" fo:font-size="8pt" fo:font-style="normal" fo:font-weight="bold" officeooo:rsid="006437ed" officeooo:paragraph-rsid="0011d95e" style:font-size-asian="8pt" style:font-style-asian="normal" style:font-weight-asian="bold" style:font-size-complex="8pt" style:font-style-complex="normal" style:font-weight-complex="bold"/>
    </style:style>
    <style:style style:name="P447" style:family="paragraph" style:parent-style-name="Standard">
      <style:paragraph-properties fo:text-align="center" style:justify-single-word="false"/>
      <style:text-properties style:font-name="Times New Roman" fo:font-size="8pt" fo:font-style="normal" fo:font-weight="bold" officeooo:rsid="007a30e1" officeooo:paragraph-rsid="0011d95e" style:font-size-asian="8pt" style:font-style-asian="normal" style:font-weight-asian="bold" style:font-size-complex="8pt" style:font-style-complex="normal" style:font-weight-complex="bold"/>
    </style:style>
    <style:style style:name="P448" style:family="paragraph" style:parent-style-name="Standard">
      <style:paragraph-properties fo:text-align="center" style:justify-single-word="false"/>
      <style:text-properties style:font-name="Times New Roman" fo:font-size="8pt" fo:font-style="normal" fo:font-weight="bold" officeooo:rsid="00a18239" officeooo:paragraph-rsid="0011d95e" style:font-size-asian="8pt" style:font-style-asian="normal" style:font-weight-asian="bold" style:font-size-complex="8pt" style:font-style-complex="normal" style:font-weight-complex="bold"/>
    </style:style>
    <style:style style:name="P449" style:family="paragraph" style:parent-style-name="Standard">
      <style:paragraph-properties fo:text-align="center" style:justify-single-word="false"/>
      <style:text-properties style:font-name="Times New Roman" fo:font-size="8pt" fo:font-style="normal" fo:font-weight="bold" officeooo:rsid="0066f5a5" officeooo:paragraph-rsid="0011d95e" style:font-size-asian="8pt" style:font-style-asian="normal" style:font-weight-asian="bold" style:font-size-complex="8pt" style:font-style-complex="normal" style:font-weight-complex="bold"/>
    </style:style>
    <style:style style:name="P450" style:family="paragraph" style:parent-style-name="Standard">
      <style:paragraph-properties fo:text-align="center" style:justify-single-word="false"/>
      <style:text-properties style:font-name="Times New Roman" fo:font-size="8pt" fo:font-style="normal" fo:font-weight="bold" officeooo:rsid="00657c82" officeooo:paragraph-rsid="0011d95e" style:font-size-asian="8pt" style:font-style-asian="normal" style:font-weight-asian="bold" style:font-size-complex="8pt" style:font-style-complex="normal" style:font-weight-complex="bold"/>
    </style:style>
    <style:style style:name="P451" style:family="paragraph" style:parent-style-name="Standard">
      <style:paragraph-properties fo:text-align="center" style:justify-single-word="false"/>
      <style:text-properties style:font-name="Times New Roman" fo:font-size="8pt" fo:font-style="normal" fo:font-weight="bold" officeooo:rsid="013e3a22" officeooo:paragraph-rsid="0011d95e" style:font-size-asian="8pt" style:font-style-asian="normal" style:font-weight-asian="bold" style:font-size-complex="8pt" style:font-style-complex="normal" style:font-weight-complex="bold"/>
    </style:style>
    <style:style style:name="P452" style:family="paragraph" style:parent-style-name="Standard">
      <style:paragraph-properties fo:text-align="center" style:justify-single-word="false"/>
      <style:text-properties style:font-name="Times New Roman" fo:font-size="8pt" fo:font-style="italic" fo:font-weight="bold" officeooo:rsid="003aeec1" officeooo:paragraph-rsid="0011d95e" style:font-size-asian="8pt" style:font-style-asian="italic" style:font-weight-asian="bold" style:font-size-complex="8pt" style:font-style-complex="italic" style:font-weight-complex="bold"/>
    </style:style>
    <style:style style:name="P453" style:family="paragraph" style:parent-style-name="Standard">
      <style:paragraph-properties fo:text-align="center" style:justify-single-word="false"/>
      <style:text-properties style:font-name="Times New Roman" fo:font-size="8pt" fo:font-style="italic" fo:font-weight="bold" officeooo:rsid="011c94ba" officeooo:paragraph-rsid="0011d95e" style:font-size-asian="8pt" style:font-style-asian="italic" style:font-weight-asian="bold" style:font-size-complex="8pt" style:font-style-complex="italic" style:font-weight-complex="bold"/>
    </style:style>
    <style:style style:name="P454" style:family="paragraph" style:parent-style-name="Standard">
      <style:paragraph-properties fo:text-align="center" style:justify-single-word="false"/>
      <style:text-properties style:font-name="Times New Roman" fo:font-size="8pt" style:text-underline-style="solid" style:text-underline-width="auto" style:text-underline-color="font-color" fo:font-weight="normal" officeooo:rsid="007a30e1" officeooo:paragraph-rsid="0011d95e" style:font-size-asian="8pt" style:font-weight-asian="normal" style:font-size-complex="8pt" style:font-weight-complex="normal"/>
    </style:style>
    <style:style style:name="P455" style:family="paragraph" style:parent-style-name="Standard">
      <style:paragraph-properties fo:text-align="center" style:justify-single-word="false"/>
      <style:text-properties style:font-name="Times New Roman" fo:font-size="8pt" style:text-underline-style="solid" style:text-underline-width="auto" style:text-underline-color="font-color" fo:font-weight="normal" officeooo:rsid="007c7532" officeooo:paragraph-rsid="0011d95e" style:font-size-asian="8pt" style:font-weight-asian="normal" style:font-size-complex="8pt" style:font-weight-complex="normal"/>
    </style:style>
    <style:style style:name="P456" style:family="paragraph" style:parent-style-name="Standard">
      <style:paragraph-properties fo:text-align="center" style:justify-single-word="false"/>
      <style:text-properties style:font-name="Times New Roman" fo:font-size="8pt" style:text-underline-style="none" fo:font-weight="bold" officeooo:rsid="004f9ca4" officeooo:paragraph-rsid="0011d95e" style:font-size-asian="8pt" style:font-weight-asian="bold" style:font-size-complex="8pt" style:font-weight-complex="bold"/>
    </style:style>
    <style:style style:name="P457" style:family="paragraph" style:parent-style-name="Standard">
      <style:text-properties style:font-name="Times New Roman" fo:font-size="8pt" officeooo:rsid="000bd59e" officeooo:paragraph-rsid="001a29f2"/>
    </style:style>
    <style:style style:name="P458" style:family="paragraph" style:parent-style-name="Standard">
      <style:text-properties style:font-name="Times New Roman" fo:font-size="24pt" fo:font-weight="normal" officeooo:rsid="0009dc55" officeooo:paragraph-rsid="001a29f2" style:font-size-asian="24pt" style:font-weight-asian="normal" style:font-size-complex="24pt" style:font-weight-complex="normal"/>
    </style:style>
    <style:style style:name="P459" style:family="paragraph" style:parent-style-name="Standard">
      <style:text-properties style:font-name="Papyrus" fo:font-size="16pt" fo:font-weight="bold" officeooo:rsid="000f1dbb" officeooo:paragraph-rsid="001727b4" style:font-size-asian="16pt" style:font-weight-asian="bold" style:font-size-complex="16pt" style:font-weight-complex="bold"/>
    </style:style>
    <style:style style:name="P460" style:family="paragraph" style:parent-style-name="Standard" style:master-page-name="">
      <style:paragraph-properties fo:text-align="center" style:justify-single-word="false" style:page-number="auto" fo:break-before="auto" fo:break-after="auto"/>
      <style:text-properties style:font-name="Times New Roman" fo:font-size="8pt" fo:font-style="normal" fo:font-weight="normal" officeooo:rsid="006e43fd" officeooo:paragraph-rsid="0011d95e" style:font-size-asian="8pt" style:font-style-asian="normal" style:font-weight-asian="normal" style:font-size-complex="8pt" style:font-style-complex="normal" style:font-weight-complex="normal"/>
    </style:style>
    <style:style style:name="P461" style:family="paragraph" style:parent-style-name="Text_20_body">
      <style:paragraph-properties fo:text-align="center" style:justify-single-word="false"/>
      <style:text-properties style:font-name="Times New Roman" fo:font-size="8pt" officeooo:paragraph-rsid="0011d95e" style:font-size-asian="8pt" style:font-size-complex="8pt"/>
    </style:style>
    <style:style style:name="P462" style:family="paragraph" style:parent-style-name="Text_20_body" style:master-page-name="">
      <style:paragraph-properties fo:text-align="center" style:justify-single-word="false" style:page-number="auto" fo:break-before="auto" fo:break-after="auto"/>
      <style:text-properties style:font-name="Times New Roman" fo:font-size="8pt" officeooo:paragraph-rsid="0011d95e" style:font-size-asian="8pt" style:font-size-complex="8pt"/>
    </style:style>
    <style:style style:name="P463" style:family="paragraph" style:parent-style-name="Preformatted_20_Text">
      <style:text-properties style:font-name="Times New Roman" officeooo:rsid="00044d71"/>
    </style:style>
    <style:style style:name="P464" style:family="paragraph" style:parent-style-name="Preformatted_20_Text">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465" style:family="paragraph" style:parent-style-name="Preformatted_20_Text">
      <style:text-properties style:font-name="Times New Roman" fo:font-size="16pt" fo:font-weight="bold" style:font-size-asian="16pt" style:font-weight-asian="bold" style:font-size-complex="16pt" style:font-weight-complex="bold"/>
    </style:style>
    <style:style style:name="P466" style:family="paragraph" style:parent-style-name="Preformatted_20_Text">
      <style:text-properties style:font-name="Times New Roman" fo:font-size="16pt" fo:font-weight="bold" officeooo:paragraph-rsid="001b4d53" style:font-size-asian="16pt" style:font-weight-asian="bold" style:font-size-complex="16pt" style:font-weight-complex="bold"/>
    </style:style>
    <style:style style:name="P467" style:family="paragraph" style:parent-style-name="Preformatted_20_Text">
      <style:paragraph-properties fo:text-align="center" style:justify-single-word="false"/>
      <style:text-properties style:font-name="Times New Roman" fo:font-size="16pt" officeooo:rsid="0008799d" officeooo:paragraph-rsid="0008799d" style:font-size-asian="16pt" style:font-size-complex="16pt"/>
    </style:style>
    <style:style style:name="P468" style:family="paragraph" style:parent-style-name="Preformatted_20_Text">
      <style:text-properties style:font-name="Times New Roman" fo:font-size="14pt" style:font-size-asian="10pt" style:font-size-complex="10pt"/>
    </style:style>
    <style:style style:name="P469" style:family="paragraph" style:parent-style-name="Preformatted_20_Text">
      <style:text-properties style:font-name="Times New Roman" fo:font-size="14pt" officeooo:paragraph-rsid="001547c9" style:font-size-asian="10pt" style:font-size-complex="10pt"/>
    </style:style>
    <style:style style:name="P470" style:family="paragraph" style:parent-style-name="Preformatted_20_Text">
      <style:text-properties style:font-name="Times New Roman" fo:font-size="14pt" officeooo:paragraph-rsid="0015d27e" style:font-size-asian="10pt" style:font-size-complex="10pt"/>
    </style:style>
    <style:style style:name="P471" style:family="paragraph" style:parent-style-name="Preformatted_20_Text">
      <style:text-properties style:font-name="Times New Roman" fo:font-size="14pt" officeooo:paragraph-rsid="001727b4" style:font-size-asian="10pt" style:font-size-complex="10pt"/>
    </style:style>
    <style:style style:name="P472" style:family="paragraph" style:parent-style-name="Preformatted_20_Text">
      <style:text-properties style:font-name="Times New Roman" fo:font-size="14pt" officeooo:paragraph-rsid="001b4d53" style:font-size-asian="10pt" style:font-size-complex="10pt"/>
    </style:style>
    <style:style style:name="P473" style:family="paragraph" style:parent-style-name="Preformatted_20_Text">
      <style:paragraph-properties fo:text-align="center" style:justify-single-word="false"/>
      <style:text-properties style:font-name="Times New Roman" fo:font-size="14pt" fo:font-weight="bold" style:font-size-asian="10pt" style:font-weight-asian="bold" style:font-size-complex="10pt" style:font-weight-complex="bold"/>
    </style:style>
    <style:style style:name="P474" style:family="paragraph" style:parent-style-name="Preformatted_20_Text">
      <style:text-properties style:font-name="Times New Roman" fo:font-size="12pt" style:font-size-asian="12pt" style:font-size-complex="12pt"/>
    </style:style>
    <style:style style:name="P475" style:family="paragraph" style:parent-style-name="Preformatted_20_Text">
      <style:paragraph-properties fo:text-align="start" style:justify-single-word="false"/>
      <style:text-properties style:font-name="Times New Roman" fo:font-size="12pt" style:font-size-asian="12pt" style:font-size-complex="12pt"/>
    </style:style>
    <style:style style:name="P476" style:family="paragraph" style:parent-style-name="Preformatted_20_Text">
      <style:text-properties style:font-name="Times New Roman" fo:font-size="12pt" style:font-size-asian="10pt" style:font-size-complex="10pt"/>
    </style:style>
    <style:style style:name="P477" style:family="paragraph" style:parent-style-name="Preformatted_20_Text">
      <style:text-properties style:font-name="Times New Roman" fo:font-size="12pt" officeooo:rsid="000e1c95" style:font-size-asian="10pt" style:font-size-complex="10pt"/>
    </style:style>
    <style:style style:name="P47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479" style:family="paragraph" style:parent-style-name="Preformatted_20_Text">
      <style:text-properties style:font-name="Times New Roman" fo:font-size="24pt" style:font-size-asian="10pt" style:font-size-complex="10pt"/>
    </style:style>
    <style:style style:name="P480" style:family="paragraph" style:parent-style-name="Preformatted_20_Text">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481" style:family="paragraph" style:parent-style-name="Preformatted_20_Text">
      <style:paragraph-properties fo:text-align="center" style:justify-single-word="false"/>
      <style:text-properties style:font-name="Times New Roman" fo:font-size="20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abfe71" style:font-weight-asian="bold" style:font-weight-complex="bold"/>
    </style:style>
    <style:style style:name="T3" style:family="text">
      <style:text-properties fo:font-weight="bold" officeooo:rsid="00236fbc" style:font-weight-asian="bold" style:font-weight-complex="bold"/>
    </style:style>
    <style:style style:name="T4" style:family="text">
      <style:text-properties fo:font-weight="bold" officeooo:rsid="002c8f07" style:font-weight-asian="bold" style:font-weight-complex="bold"/>
    </style:style>
    <style:style style:name="T5" style:family="text">
      <style:text-properties fo:font-weight="bold" officeooo:rsid="00366c7c" style:font-weight-asian="bold" style:font-weight-complex="bold"/>
    </style:style>
    <style:style style:name="T6" style:family="text">
      <style:text-properties fo:font-weight="bold" officeooo:rsid="001f8b7a" style:font-weight-asian="bold" style:font-weight-complex="bold"/>
    </style:style>
    <style:style style:name="T7" style:family="text">
      <style:text-properties fo:font-size="22pt" fo:font-weight="bold" style:font-weight-asian="bold" style:font-weight-complex="bold"/>
    </style:style>
    <style:style style:name="T8" style:family="text">
      <style:text-properties officeooo:rsid="001f9fba"/>
    </style:style>
    <style:style style:name="T9" style:family="text">
      <style:text-properties officeooo:rsid="001a68b9"/>
    </style:style>
    <style:style style:name="T10" style:family="text">
      <style:text-properties officeooo:rsid="00205f9e"/>
    </style:style>
    <style:style style:name="T11" style:family="text">
      <style:text-properties officeooo:rsid="0021515f"/>
    </style:style>
    <style:style style:name="T12" style:family="text">
      <style:text-properties officeooo:rsid="002ec6c3"/>
    </style:style>
    <style:style style:name="T13" style:family="text">
      <style:text-properties officeooo:rsid="001a7e4a"/>
    </style:style>
    <style:style style:name="T14" style:family="text">
      <style:text-properties officeooo:rsid="0021c02b"/>
    </style:style>
    <style:style style:name="T15" style:family="text">
      <style:text-properties officeooo:rsid="0019ca15"/>
    </style:style>
    <style:style style:name="T16" style:family="text">
      <style:text-properties officeooo:rsid="002f6d85"/>
    </style:style>
    <style:style style:name="T17" style:family="text">
      <style:text-properties officeooo:rsid="00221df9"/>
    </style:style>
    <style:style style:name="T18" style:family="text">
      <style:text-properties officeooo:rsid="002432de"/>
    </style:style>
    <style:style style:name="T19" style:family="text">
      <style:text-properties officeooo:rsid="00250c6f"/>
    </style:style>
    <style:style style:name="T20" style:family="text">
      <style:text-properties officeooo:rsid="0025e077"/>
    </style:style>
    <style:style style:name="T21" style:family="text">
      <style:text-properties officeooo:rsid="0030a9ad"/>
    </style:style>
    <style:style style:name="T22" style:family="text">
      <style:text-properties officeooo:rsid="002826fa"/>
    </style:style>
    <style:style style:name="T23" style:family="text">
      <style:text-properties officeooo:rsid="006a9392"/>
    </style:style>
    <style:style style:name="T24" style:family="text">
      <style:text-properties officeooo:rsid="002ff8b2"/>
    </style:style>
    <style:style style:name="T25" style:family="text">
      <style:text-properties officeooo:rsid="0031e101"/>
    </style:style>
    <style:style style:name="T26" style:family="text">
      <style:text-properties officeooo:rsid="00372e1b"/>
    </style:style>
    <style:style style:name="T27" style:family="text">
      <style:text-properties officeooo:rsid="0034a18e"/>
    </style:style>
    <style:style style:name="T28" style:family="text">
      <style:text-properties officeooo:rsid="0035a61c"/>
    </style:style>
    <style:style style:name="T29" style:family="text">
      <style:text-properties officeooo:rsid="002a1108"/>
    </style:style>
    <style:style style:name="T30" style:family="text">
      <style:text-properties officeooo:rsid="0097c081"/>
    </style:style>
    <style:style style:name="T31" style:family="text">
      <style:text-properties officeooo:rsid="00985471"/>
    </style:style>
    <style:style style:name="T32" style:family="text">
      <style:text-properties officeooo:rsid="009bfe3c"/>
    </style:style>
    <style:style style:name="T33" style:family="text">
      <style:text-properties officeooo:rsid="009f1e03"/>
    </style:style>
    <style:style style:name="T34" style:family="text">
      <style:text-properties officeooo:rsid="009f2919"/>
    </style:style>
    <style:style style:name="T35" style:family="text">
      <style:text-properties officeooo:rsid="00a04db7"/>
    </style:style>
    <style:style style:name="T36" style:family="text">
      <style:text-properties officeooo:rsid="00a178b5"/>
    </style:style>
    <style:style style:name="T37" style:family="text">
      <style:text-properties officeooo:rsid="00a353ba"/>
    </style:style>
    <style:style style:name="T38" style:family="text">
      <style:text-properties officeooo:rsid="00a3c1e5"/>
    </style:style>
    <style:style style:name="T39" style:family="text">
      <style:text-properties officeooo:rsid="00a778cf"/>
    </style:style>
    <style:style style:name="T40" style:family="text">
      <style:text-properties officeooo:rsid="00a93604"/>
    </style:style>
    <style:style style:name="T41" style:family="text">
      <style:text-properties officeooo:rsid="00b221de"/>
    </style:style>
    <style:style style:name="T42" style:family="text">
      <style:text-properties officeooo:rsid="0047e6fb"/>
    </style:style>
    <style:style style:name="T43" style:family="text">
      <style:text-properties officeooo:rsid="0088f11d"/>
    </style:style>
    <style:style style:name="T44" style:family="text">
      <style:text-properties officeooo:rsid="0090ec6a"/>
    </style:style>
    <style:style style:name="T45" style:family="text">
      <style:text-properties officeooo:rsid="002b2bbf"/>
    </style:style>
    <style:style style:name="T46" style:family="text">
      <style:text-properties officeooo:rsid="002dbd5e"/>
    </style:style>
    <style:style style:name="T47" style:family="text">
      <style:text-properties officeooo:rsid="00376fd7"/>
    </style:style>
    <style:style style:name="T48" style:family="text">
      <style:text-properties officeooo:rsid="003778ca"/>
    </style:style>
    <style:style style:name="T49" style:family="text">
      <style:text-properties officeooo:rsid="006c91ef"/>
    </style:style>
    <style:style style:name="T50" style:family="text">
      <style:text-properties officeooo:rsid="006dc1ec"/>
    </style:style>
    <style:style style:name="T51" style:family="text">
      <style:text-properties officeooo:rsid="0050b68f"/>
    </style:style>
    <style:style style:name="T52" style:family="text">
      <style:text-properties officeooo:rsid="003e813a"/>
    </style:style>
    <style:style style:name="T53" style:family="text">
      <style:text-properties officeooo:rsid="003cd4fc"/>
    </style:style>
    <style:style style:name="T54" style:family="text">
      <style:text-properties officeooo:rsid="0043e144"/>
    </style:style>
    <style:style style:name="T55" style:family="text">
      <style:text-properties officeooo:rsid="0044b070"/>
    </style:style>
    <style:style style:name="T56" style:family="text">
      <style:text-properties fo:font-style="italic" officeooo:rsid="00469ac2" style:font-style-asian="italic" style:font-style-complex="italic"/>
    </style:style>
    <style:style style:name="T57" style:family="text">
      <style:text-properties fo:font-style="italic" officeooo:rsid="004bc517" style:font-style-asian="italic" style:font-style-complex="italic"/>
    </style:style>
    <style:style style:name="T58" style:family="text">
      <style:text-properties fo:font-style="italic" officeooo:rsid="0078fede" style:font-style-asian="italic" style:font-style-complex="italic"/>
    </style:style>
    <style:style style:name="T59" style:family="text">
      <style:text-properties fo:font-style="italic" officeooo:rsid="002ba2f2" style:font-style-asian="italic" style:font-style-complex="italic"/>
    </style:style>
    <style:style style:name="T60" style:family="text">
      <style:text-properties fo:font-style="italic" officeooo:rsid="0026f36e" style:font-style-asian="italic" style:font-style-complex="italic"/>
    </style:style>
    <style:style style:name="T61" style:family="text">
      <style:text-properties fo:font-style="italic" officeooo:rsid="003aeec1" style:font-style-asian="italic" style:font-style-complex="italic"/>
    </style:style>
    <style:style style:name="T62" style:family="text">
      <style:text-properties fo:font-style="italic" officeooo:rsid="003c9daf" style:font-style-asian="italic" style:font-style-complex="italic"/>
    </style:style>
    <style:style style:name="T63" style:family="text">
      <style:text-properties fo:font-style="italic" officeooo:rsid="011b1b3b" style:font-style-asian="italic" style:font-style-complex="italic"/>
    </style:style>
    <style:style style:name="T64" style:family="text">
      <style:text-properties fo:font-style="italic" officeooo:rsid="010a9f1e" style:font-style-asian="italic" style:font-style-complex="italic"/>
    </style:style>
    <style:style style:name="T65" style:family="text">
      <style:text-properties fo:font-style="italic" officeooo:rsid="011b94da" style:font-style-asian="italic" style:font-style-complex="italic"/>
    </style:style>
    <style:style style:name="T66" style:family="text">
      <style:text-properties fo:font-style="italic" officeooo:rsid="003e9f48" style:font-style-asian="italic" style:font-style-complex="italic"/>
    </style:style>
    <style:style style:name="T67" style:family="text">
      <style:text-properties fo:font-style="italic" officeooo:rsid="0130da0a" style:font-style-asian="italic" style:font-style-complex="italic"/>
    </style:style>
    <style:style style:name="T68" style:family="text">
      <style:text-properties fo:font-style="italic" officeooo:rsid="004119c1" style:font-style-asian="italic" style:font-style-complex="italic"/>
    </style:style>
    <style:style style:name="T69" style:family="text">
      <style:text-properties fo:font-style="italic" officeooo:rsid="0139f45d" style:font-style-asian="italic" style:font-style-complex="italic"/>
    </style:style>
    <style:style style:name="T70" style:family="text">
      <style:text-properties fo:font-style="italic" officeooo:rsid="013c379c" style:font-style-asian="italic" style:font-style-complex="italic"/>
    </style:style>
    <style:style style:name="T71" style:family="text">
      <style:text-properties fo:font-style="italic" officeooo:rsid="013da5aa" style:font-style-asian="italic" style:font-style-complex="italic"/>
    </style:style>
    <style:style style:name="T72" style:family="text">
      <style:text-properties fo:font-style="italic" fo:font-weight="bold" officeooo:rsid="0026f36e" style:font-style-asian="italic" style:font-weight-asian="bold" style:font-style-complex="italic" style:font-weight-complex="bold"/>
    </style:style>
    <style:style style:name="T73" style:family="text">
      <style:text-properties fo:font-style="normal" style:font-style-asian="normal" style:font-style-complex="normal"/>
    </style:style>
    <style:style style:name="T74" style:family="text">
      <style:text-properties fo:font-style="normal" officeooo:rsid="00469ac2" style:font-style-asian="normal" style:font-style-complex="normal"/>
    </style:style>
    <style:style style:name="T75" style:family="text">
      <style:text-properties fo:font-style="normal" officeooo:rsid="0047e6fb" style:font-style-asian="normal" style:font-style-complex="normal"/>
    </style:style>
    <style:style style:name="T76" style:family="text">
      <style:text-properties fo:font-style="normal" officeooo:rsid="0048b530" style:font-style-asian="normal" style:font-style-complex="normal"/>
    </style:style>
    <style:style style:name="T77" style:family="text">
      <style:text-properties fo:font-style="normal" officeooo:rsid="0049adaa" style:font-style-asian="normal" style:font-style-complex="normal"/>
    </style:style>
    <style:style style:name="T78" style:family="text">
      <style:text-properties fo:font-style="normal" officeooo:rsid="00496bf5" style:font-style-asian="normal" style:font-style-complex="normal"/>
    </style:style>
    <style:style style:name="T79" style:family="text">
      <style:text-properties fo:font-style="normal" officeooo:rsid="0050b68f" style:font-style-asian="normal" style:font-style-complex="normal"/>
    </style:style>
    <style:style style:name="T80" style:family="text">
      <style:text-properties fo:font-style="normal" officeooo:rsid="004a0258" style:font-style-asian="normal" style:font-style-complex="normal"/>
    </style:style>
    <style:style style:name="T81" style:family="text">
      <style:text-properties fo:font-style="normal" officeooo:rsid="004bc517" style:font-style-asian="normal" style:font-style-complex="normal"/>
    </style:style>
    <style:style style:name="T82" style:family="text">
      <style:text-properties fo:font-style="normal" officeooo:rsid="004bfeef" style:font-style-asian="normal" style:font-style-complex="normal"/>
    </style:style>
    <style:style style:name="T83" style:family="text">
      <style:text-properties fo:font-style="normal" officeooo:rsid="004ddb73" style:font-style-asian="normal" style:font-style-complex="normal"/>
    </style:style>
    <style:style style:name="T84" style:family="text">
      <style:text-properties fo:font-style="normal" officeooo:rsid="004f377f" style:font-style-asian="normal" style:font-style-complex="normal"/>
    </style:style>
    <style:style style:name="T85" style:family="text">
      <style:text-properties fo:font-style="normal" officeooo:rsid="004f4a25" style:font-style-asian="normal" style:font-style-complex="normal"/>
    </style:style>
    <style:style style:name="T86" style:family="text">
      <style:text-properties fo:font-style="normal" officeooo:rsid="00518043" style:font-style-asian="normal" style:font-style-complex="normal"/>
    </style:style>
    <style:style style:name="T87" style:family="text">
      <style:text-properties fo:font-style="normal" officeooo:rsid="008794e7" style:font-style-asian="normal" style:font-style-complex="normal"/>
    </style:style>
    <style:style style:name="T88" style:family="text">
      <style:text-properties fo:font-style="normal" officeooo:rsid="00740180" style:font-style-asian="normal" style:font-style-complex="normal"/>
    </style:style>
    <style:style style:name="T89" style:family="text">
      <style:text-properties fo:font-style="normal" officeooo:rsid="00524d75" style:font-style-asian="normal" style:font-style-complex="normal"/>
    </style:style>
    <style:style style:name="T90" style:family="text">
      <style:text-properties fo:font-style="normal" officeooo:rsid="0053c0e9" style:font-style-asian="normal" style:font-style-complex="normal"/>
    </style:style>
    <style:style style:name="T91" style:family="text">
      <style:text-properties fo:font-style="normal" officeooo:rsid="00546bc8" style:font-style-asian="normal" style:font-style-complex="normal"/>
    </style:style>
    <style:style style:name="T92" style:family="text">
      <style:text-properties fo:font-style="normal" officeooo:rsid="0054fe59" style:font-style-asian="normal" style:font-style-complex="normal"/>
    </style:style>
    <style:style style:name="T93" style:family="text">
      <style:text-properties fo:font-style="normal" officeooo:rsid="0056654b" style:font-style-asian="normal" style:font-style-complex="normal"/>
    </style:style>
    <style:style style:name="T94" style:family="text">
      <style:text-properties fo:font-style="normal" officeooo:rsid="0074e109" style:font-style-asian="normal" style:font-style-complex="normal"/>
    </style:style>
    <style:style style:name="T95" style:family="text">
      <style:text-properties fo:font-style="normal" officeooo:rsid="0078fede" style:font-style-asian="normal" style:font-style-complex="normal"/>
    </style:style>
    <style:style style:name="T96" style:family="text">
      <style:text-properties fo:font-style="normal" officeooo:rsid="003aeec1" style:font-style-asian="normal" style:font-style-complex="normal"/>
    </style:style>
    <style:style style:name="T97" style:family="text">
      <style:text-properties fo:font-style="normal" officeooo:rsid="00411675" style:font-style-asian="normal" style:font-style-complex="normal"/>
    </style:style>
    <style:style style:name="T98" style:family="text">
      <style:text-properties fo:font-style="normal" officeooo:rsid="003e9f48" style:font-style-asian="normal" style:font-style-complex="normal"/>
    </style:style>
    <style:style style:name="T99" style:family="text">
      <style:text-properties fo:font-style="normal" officeooo:rsid="008d59fd" style:font-style-asian="normal" style:font-style-complex="normal"/>
    </style:style>
    <style:style style:name="T100" style:family="text">
      <style:text-properties fo:font-style="normal" officeooo:rsid="003f8c69" style:font-style-asian="normal" style:font-style-complex="normal"/>
    </style:style>
    <style:style style:name="T101" style:family="text">
      <style:text-properties fo:font-style="normal" officeooo:rsid="005c54bb" style:font-style-asian="normal" style:font-style-complex="normal"/>
    </style:style>
    <style:style style:name="T102" style:family="text">
      <style:text-properties fo:font-style="normal" officeooo:rsid="013e3a22" style:font-style-asian="normal" style:font-style-complex="normal"/>
    </style:style>
    <style:style style:name="T103" style:family="text">
      <style:text-properties fo:font-style="normal" officeooo:rsid="00629b57" style:font-style-asian="normal" style:font-style-complex="normal"/>
    </style:style>
    <style:style style:name="T104" style:family="text">
      <style:text-properties fo:font-style="normal" officeooo:rsid="006437ed" style:font-style-asian="normal" style:font-style-complex="normal"/>
    </style:style>
    <style:style style:name="T105" style:family="text">
      <style:text-properties fo:font-style="normal" officeooo:rsid="0066f5a5" style:font-style-asian="normal" style:font-style-complex="normal"/>
    </style:style>
    <style:style style:name="T106" style:family="text">
      <style:text-properties fo:font-style="normal" officeooo:rsid="007c4da3" style:font-style-asian="normal" style:font-style-complex="normal"/>
    </style:style>
    <style:style style:name="T107" style:family="text">
      <style:text-properties fo:font-style="normal" officeooo:rsid="007a30e1" style:font-style-asian="normal" style:font-style-complex="normal"/>
    </style:style>
    <style:style style:name="T108" style:family="text">
      <style:text-properties fo:font-style="normal" officeooo:rsid="007e22c1" style:font-style-asian="normal" style:font-style-complex="normal"/>
    </style:style>
    <style:style style:name="T109" style:family="text">
      <style:text-properties fo:font-style="normal" officeooo:rsid="000f7f0d" style:font-style-asian="normal" style:font-style-complex="normal"/>
    </style:style>
    <style:style style:name="T110" style:family="text">
      <style:text-properties fo:font-style="normal" officeooo:rsid="013e4e8f" style:font-style-asian="normal" style:font-style-complex="normal"/>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0700315" style:font-style-asian="normal" style:font-weight-asian="normal" style:font-style-complex="normal" style:font-weight-complex="normal"/>
    </style:style>
    <style:style style:name="T113" style:family="text">
      <style:text-properties fo:font-style="normal" fo:font-weight="normal" officeooo:rsid="002c0f35" style:font-style-asian="normal" style:font-weight-asian="normal" style:font-style-complex="normal" style:font-weight-complex="normal"/>
    </style:style>
    <style:style style:name="T114" style:family="text">
      <style:text-properties fo:font-style="normal" fo:font-weight="normal" officeooo:rsid="002df3f7" style:font-style-asian="normal" style:font-weight-asian="normal" style:font-style-complex="normal" style:font-weight-complex="normal"/>
    </style:style>
    <style:style style:name="T115" style:family="text">
      <style:text-properties fo:font-style="normal" fo:font-weight="normal" officeooo:rsid="0056c8c8" style:font-style-asian="normal" style:font-weight-asian="normal" style:font-style-complex="normal" style:font-weight-complex="normal"/>
    </style:style>
    <style:style style:name="T116" style:family="text">
      <style:text-properties fo:font-style="normal" fo:font-weight="normal" officeooo:rsid="0069f95e" style:font-style-asian="normal" style:font-weight-asian="normal" style:font-style-complex="normal" style:font-weight-complex="normal"/>
    </style:style>
    <style:style style:name="T117" style:family="text">
      <style:text-properties fo:font-style="normal" fo:font-weight="normal" officeooo:rsid="0039dff6" style:font-style-asian="normal" style:font-weight-asian="normal" style:font-style-complex="normal" style:font-weight-complex="normal"/>
    </style:style>
    <style:style style:name="T118" style:family="text">
      <style:text-properties fo:font-style="normal" fo:font-weight="normal" officeooo:rsid="00f8ef91" style:font-style-asian="normal" style:font-weight-asian="normal" style:font-style-complex="normal" style:font-weight-complex="normal"/>
    </style:style>
    <style:style style:name="T119" style:family="text">
      <style:text-properties fo:font-style="normal" fo:font-weight="normal" officeooo:rsid="00f968f6" style:font-style-asian="normal" style:font-weight-asian="normal" style:font-style-complex="normal" style:font-weight-complex="normal"/>
    </style:style>
    <style:style style:name="T120" style:family="text">
      <style:text-properties fo:font-style="normal" fo:font-weight="normal" officeooo:rsid="00fcff65" style:font-style-asian="normal" style:font-weight-asian="normal" style:font-style-complex="normal" style:font-weight-complex="normal"/>
    </style:style>
    <style:style style:name="T121" style:family="text">
      <style:text-properties fo:font-style="normal" fo:font-weight="normal" officeooo:rsid="011a38ee" style:font-style-asian="normal" style:font-weight-asian="normal" style:font-style-complex="normal" style:font-weight-complex="normal"/>
    </style:style>
    <style:style style:name="T122" style:family="text">
      <style:text-properties fo:font-style="normal" fo:font-weight="normal" officeooo:rsid="0026f36e" style:font-style-asian="normal" style:font-weight-asian="normal" style:font-style-complex="normal" style:font-weight-complex="normal"/>
    </style:style>
    <style:style style:name="T123" style:family="text">
      <style:text-properties fo:font-style="normal" fo:font-weight="normal" officeooo:rsid="00a94f12" style:font-style-asian="normal" style:font-weight-asian="normal" style:font-style-complex="normal" style:font-weight-complex="normal"/>
    </style:style>
    <style:style style:name="T124" style:family="text">
      <style:text-properties fo:font-style="normal" fo:font-weight="normal" officeooo:rsid="006c7452" style:font-style-asian="normal" style:font-weight-asian="normal" style:font-style-complex="normal" style:font-weight-complex="normal"/>
    </style:style>
    <style:style style:name="T125" style:family="text">
      <style:text-properties fo:font-style="normal" fo:font-weight="normal" officeooo:rsid="003c9daf" style:font-style-asian="normal" style:font-weight-asian="normal" style:font-style-complex="normal" style:font-weight-complex="normal"/>
    </style:style>
    <style:style style:name="T126" style:family="text">
      <style:text-properties fo:font-style="normal" fo:font-weight="normal" officeooo:rsid="003aeec1" style:font-style-asian="normal" style:font-weight-asian="normal" style:font-style-complex="normal" style:font-weight-complex="normal"/>
    </style:style>
    <style:style style:name="T127" style:family="text">
      <style:text-properties fo:font-style="normal" fo:font-weight="normal" officeooo:rsid="0056e3c4" style:font-style-asian="normal" style:font-weight-asian="normal" style:font-style-complex="normal" style:font-weight-complex="normal"/>
    </style:style>
    <style:style style:name="T128" style:family="text">
      <style:text-properties fo:font-style="normal" fo:font-weight="normal" officeooo:rsid="006e43fd" style:font-style-asian="normal" style:font-weight-asian="normal" style:font-style-complex="normal" style:font-weight-complex="normal"/>
    </style:style>
    <style:style style:name="T129" style:family="text">
      <style:text-properties fo:font-style="normal" fo:font-weight="normal" officeooo:rsid="003b2948" style:font-style-asian="normal" style:font-weight-asian="normal" style:font-style-complex="normal" style:font-weight-complex="normal"/>
    </style:style>
    <style:style style:name="T130" style:family="text">
      <style:text-properties fo:font-style="normal" fo:font-weight="normal" officeooo:rsid="00b867bb" style:font-style-asian="normal" style:font-weight-asian="normal" style:font-style-complex="normal" style:font-weight-complex="normal"/>
    </style:style>
    <style:style style:name="T131" style:family="text">
      <style:text-properties fo:font-style="normal" fo:font-weight="normal" officeooo:rsid="0058958f" style:font-style-asian="normal" style:font-weight-asian="normal" style:font-style-complex="normal" style:font-weight-complex="normal"/>
    </style:style>
    <style:style style:name="T132" style:family="text">
      <style:text-properties fo:font-style="normal" fo:font-weight="normal" officeooo:rsid="0110a37b" style:font-style-asian="normal" style:font-weight-asian="normal" style:font-style-complex="normal" style:font-weight-complex="normal"/>
    </style:style>
    <style:style style:name="T133" style:family="text">
      <style:text-properties fo:font-style="normal" fo:font-weight="normal" officeooo:rsid="010bde11" style:font-style-asian="normal" style:font-weight-asian="normal" style:font-style-complex="normal" style:font-weight-complex="normal"/>
    </style:style>
    <style:style style:name="T134" style:family="text">
      <style:text-properties fo:font-style="normal" fo:font-weight="normal" officeooo:rsid="014dade8" style:font-style-asian="normal" style:font-weight-asian="normal" style:font-style-complex="normal" style:font-weight-complex="normal"/>
    </style:style>
    <style:style style:name="T135" style:family="text">
      <style:text-properties fo:font-style="normal" fo:font-weight="normal" officeooo:rsid="00bb92b4" style:font-style-asian="normal" style:font-weight-asian="normal" style:font-style-complex="normal" style:font-weight-complex="normal"/>
    </style:style>
    <style:style style:name="T136" style:family="text">
      <style:text-properties fo:font-style="normal" fo:font-weight="normal" officeooo:rsid="00732eea" style:font-style-asian="normal" style:font-weight-asian="normal" style:font-style-complex="normal" style:font-weight-complex="normal"/>
    </style:style>
    <style:style style:name="T137" style:family="text">
      <style:text-properties fo:font-style="normal" fo:font-weight="normal" officeooo:rsid="00bb0b2f" style:font-style-asian="normal" style:font-weight-asian="normal" style:font-style-complex="normal" style:font-weight-complex="normal"/>
    </style:style>
    <style:style style:name="T138" style:family="text">
      <style:text-properties fo:font-style="normal" fo:font-weight="normal" officeooo:rsid="00bd57d9" style:font-style-asian="normal" style:font-weight-asian="normal" style:font-style-complex="normal" style:font-weight-complex="normal"/>
    </style:style>
    <style:style style:name="T139" style:family="text">
      <style:text-properties fo:font-style="normal" fo:font-weight="normal" officeooo:rsid="011b94da" style:font-style-asian="normal" style:font-weight-asian="normal" style:font-style-complex="normal" style:font-weight-complex="normal"/>
    </style:style>
    <style:style style:name="T140" style:family="text">
      <style:text-properties fo:font-style="normal" fo:font-weight="normal" officeooo:rsid="003d074e" style:font-style-asian="normal" style:font-weight-asian="normal" style:font-style-complex="normal" style:font-weight-complex="normal"/>
    </style:style>
    <style:style style:name="T141" style:family="text">
      <style:text-properties fo:font-style="normal" fo:font-weight="normal" officeooo:rsid="0114d58e" style:font-style-asian="normal" style:font-weight-asian="normal" style:font-style-complex="normal" style:font-weight-complex="normal"/>
    </style:style>
    <style:style style:name="T142" style:family="text">
      <style:text-properties fo:font-style="normal" fo:font-weight="normal" officeooo:rsid="0073b31c" style:font-style-asian="normal" style:font-weight-asian="normal" style:font-style-complex="normal" style:font-weight-complex="normal"/>
    </style:style>
    <style:style style:name="T143" style:family="text">
      <style:text-properties fo:font-style="normal" fo:font-weight="normal" officeooo:rsid="011673e4" style:font-style-asian="normal" style:font-weight-asian="normal" style:font-style-complex="normal" style:font-weight-complex="normal"/>
    </style:style>
    <style:style style:name="T144" style:family="text">
      <style:text-properties fo:font-style="normal" fo:font-weight="normal" officeooo:rsid="011c7f5e" style:font-style-asian="normal" style:font-weight-asian="normal" style:font-style-complex="normal" style:font-weight-complex="normal"/>
    </style:style>
    <style:style style:name="T145" style:family="text">
      <style:text-properties fo:font-style="normal" fo:font-weight="normal" officeooo:rsid="011e833a" style:font-style-asian="normal" style:font-weight-asian="normal" style:font-style-complex="normal" style:font-weight-complex="normal"/>
    </style:style>
    <style:style style:name="T146" style:family="text">
      <style:text-properties fo:font-style="normal" fo:font-weight="normal" officeooo:rsid="005974f5" style:font-style-asian="normal" style:font-weight-asian="normal" style:font-style-complex="normal" style:font-weight-complex="normal"/>
    </style:style>
    <style:style style:name="T147" style:family="text">
      <style:text-properties fo:font-style="normal" fo:font-weight="normal" officeooo:rsid="005a4be0" style:font-style-asian="normal" style:font-weight-asian="normal" style:font-style-complex="normal" style:font-weight-complex="normal"/>
    </style:style>
    <style:style style:name="T148" style:family="text">
      <style:text-properties fo:font-style="normal" fo:font-weight="normal" officeooo:rsid="0055e607" style:font-style-asian="normal" style:font-weight-asian="normal" style:font-style-complex="normal" style:font-weight-complex="normal"/>
    </style:style>
    <style:style style:name="T149" style:family="text">
      <style:text-properties fo:font-style="normal" fo:font-weight="normal" officeooo:rsid="00629b57" style:font-style-asian="normal" style:font-weight-asian="normal" style:font-style-complex="normal" style:font-weight-complex="normal"/>
    </style:style>
    <style:style style:name="T150" style:family="text">
      <style:text-properties fo:font-style="normal" fo:font-weight="normal" officeooo:rsid="003e76f9" style:font-style-asian="normal" style:font-weight-asian="normal" style:font-style-complex="normal" style:font-weight-complex="normal"/>
    </style:style>
    <style:style style:name="T151" style:family="text">
      <style:text-properties fo:font-style="normal" fo:font-weight="normal" officeooo:rsid="01292c7b" style:font-style-asian="normal" style:font-weight-asian="normal" style:font-style-complex="normal" style:font-weight-complex="normal"/>
    </style:style>
    <style:style style:name="T152" style:family="text">
      <style:text-properties fo:font-style="normal" fo:font-weight="normal" officeooo:rsid="006437ed" style:font-style-asian="normal" style:font-weight-asian="normal" style:font-style-complex="normal" style:font-weight-complex="normal"/>
    </style:style>
    <style:style style:name="T153" style:family="text">
      <style:text-properties fo:font-style="normal" fo:font-weight="normal" officeooo:rsid="003e9f48" style:font-style-asian="normal" style:font-weight-asian="normal" style:font-style-complex="normal" style:font-weight-complex="normal"/>
    </style:style>
    <style:style style:name="T154" style:family="text">
      <style:text-properties fo:font-style="normal" fo:font-weight="normal" officeooo:rsid="005a5c05" style:font-style-asian="normal" style:font-weight-asian="normal" style:font-style-complex="normal" style:font-weight-complex="normal"/>
    </style:style>
    <style:style style:name="T155" style:family="text">
      <style:text-properties fo:font-style="normal" fo:font-weight="normal" officeooo:rsid="0053a877" style:font-style-asian="normal" style:font-weight-asian="normal" style:font-style-complex="normal" style:font-weight-complex="normal"/>
    </style:style>
    <style:style style:name="T156" style:family="text">
      <style:text-properties fo:font-style="normal" fo:font-weight="normal" officeooo:rsid="00d6ee89" style:font-style-asian="normal" style:font-weight-asian="normal" style:font-style-complex="normal" style:font-weight-complex="normal"/>
    </style:style>
    <style:style style:name="T157" style:family="text">
      <style:text-properties fo:font-style="normal" fo:font-weight="normal" officeooo:rsid="00786355" style:font-style-asian="normal" style:font-weight-asian="normal" style:font-style-complex="normal" style:font-weight-complex="normal"/>
    </style:style>
    <style:style style:name="T158" style:family="text">
      <style:text-properties fo:font-style="normal" fo:font-weight="normal" officeooo:rsid="00fa9ccc" style:font-style-asian="normal" style:font-weight-asian="normal" style:font-style-complex="normal" style:font-weight-complex="normal"/>
    </style:style>
    <style:style style:name="T159" style:family="text">
      <style:text-properties fo:font-style="normal" fo:font-weight="normal" officeooo:rsid="003f8c69" style:font-style-asian="normal" style:font-weight-asian="normal" style:font-style-complex="normal" style:font-weight-complex="normal"/>
    </style:style>
    <style:style style:name="T160" style:family="text">
      <style:text-properties fo:font-style="normal" fo:font-weight="normal" officeooo:rsid="005c54bb" style:font-style-asian="normal" style:font-weight-asian="normal" style:font-style-complex="normal" style:font-weight-complex="normal"/>
    </style:style>
    <style:style style:name="T161" style:family="text">
      <style:text-properties fo:font-style="normal" fo:font-weight="normal" officeooo:rsid="00411675" style:font-style-asian="normal" style:font-weight-asian="normal" style:font-style-complex="normal" style:font-weight-complex="normal"/>
    </style:style>
    <style:style style:name="T162" style:family="text">
      <style:text-properties fo:font-style="normal" fo:font-weight="normal" officeooo:rsid="012db825" style:font-style-asian="normal" style:font-weight-asian="normal" style:font-style-complex="normal" style:font-weight-complex="normal"/>
    </style:style>
    <style:style style:name="T163" style:family="text">
      <style:text-properties fo:font-style="normal" fo:font-weight="normal" officeooo:rsid="00fb3890" style:font-style-asian="normal" style:font-weight-asian="normal" style:font-style-complex="normal" style:font-weight-complex="normal"/>
    </style:style>
    <style:style style:name="T164" style:family="text">
      <style:text-properties fo:font-style="normal" fo:font-weight="normal" officeooo:rsid="0076a7cc" style:font-style-asian="normal" style:font-weight-asian="normal" style:font-style-complex="normal" style:font-weight-complex="normal"/>
    </style:style>
    <style:style style:name="T165" style:family="text">
      <style:text-properties fo:font-style="normal" fo:font-weight="normal" officeooo:rsid="01336a6e" style:font-style-asian="normal" style:font-weight-asian="normal" style:font-style-complex="normal" style:font-weight-complex="normal"/>
    </style:style>
    <style:style style:name="T166" style:family="text">
      <style:text-properties fo:font-style="normal" fo:font-weight="normal" officeooo:rsid="0133acd5" style:font-style-asian="normal" style:font-weight-asian="normal" style:font-style-complex="normal" style:font-weight-complex="normal"/>
    </style:style>
    <style:style style:name="T167" style:family="text">
      <style:text-properties fo:font-style="normal" fo:font-weight="normal" officeooo:rsid="004119c1" style:font-style-asian="normal" style:font-weight-asian="normal" style:font-style-complex="normal" style:font-weight-complex="normal"/>
    </style:style>
    <style:style style:name="T168" style:family="text">
      <style:text-properties fo:font-style="normal" fo:font-weight="normal" officeooo:rsid="00413887" style:font-style-asian="normal" style:font-weight-asian="normal" style:font-style-complex="normal" style:font-weight-complex="normal"/>
    </style:style>
    <style:style style:name="T169" style:family="text">
      <style:text-properties fo:font-style="normal" fo:font-weight="normal" officeooo:rsid="00432aeb" style:font-style-asian="normal" style:font-weight-asian="normal" style:font-style-complex="normal" style:font-weight-complex="normal"/>
    </style:style>
    <style:style style:name="T170" style:family="text">
      <style:text-properties fo:font-style="normal" fo:font-weight="normal" officeooo:rsid="00437fa1" style:font-style-asian="normal" style:font-weight-asian="normal" style:font-style-complex="normal" style:font-weight-complex="normal"/>
    </style:style>
    <style:style style:name="T171" style:family="text">
      <style:text-properties fo:font-style="normal" fo:font-weight="normal" officeooo:rsid="004528d4" style:font-style-asian="normal" style:font-weight-asian="normal" style:font-style-complex="normal" style:font-weight-complex="normal"/>
    </style:style>
    <style:style style:name="T172" style:family="text">
      <style:text-properties fo:font-style="normal" fo:font-weight="normal" officeooo:rsid="014253a2" style:font-style-asian="normal" style:font-weight-asian="normal" style:font-style-complex="normal" style:font-weight-complex="normal"/>
    </style:style>
    <style:style style:name="T173" style:family="text">
      <style:text-properties fo:font-style="normal" fo:font-weight="normal" officeooo:rsid="01410cb3" style:font-style-asian="normal" style:font-weight-asian="normal" style:font-style-complex="normal" style:font-weight-complex="normal"/>
    </style:style>
    <style:style style:name="T174" style:family="text">
      <style:text-properties fo:font-style="normal" fo:font-weight="normal" officeooo:rsid="013aabef" style:font-style-asian="normal" style:font-weight-asian="normal" style:font-style-complex="normal" style:font-weight-complex="normal"/>
    </style:style>
    <style:style style:name="T175" style:family="text">
      <style:text-properties fo:font-style="normal" fo:font-weight="normal" officeooo:rsid="0046cba1" style:font-style-asian="normal" style:font-weight-asian="normal" style:font-style-complex="normal" style:font-weight-complex="normal"/>
    </style:style>
    <style:style style:name="T176" style:family="text">
      <style:text-properties fo:font-style="normal" fo:font-weight="normal" officeooo:rsid="0073df66" style:font-style-asian="normal" style:font-weight-asian="normal" style:font-style-complex="normal" style:font-weight-complex="normal"/>
    </style:style>
    <style:style style:name="T177" style:family="text">
      <style:text-properties fo:font-style="normal" fo:font-weight="normal" officeooo:rsid="0047be9e" style:font-style-asian="normal" style:font-weight-asian="normal" style:font-style-complex="normal" style:font-weight-complex="normal"/>
    </style:style>
    <style:style style:name="T178" style:family="text">
      <style:text-properties fo:font-style="normal" fo:font-weight="normal" officeooo:rsid="00492f86" style:font-style-asian="normal" style:font-weight-asian="normal" style:font-style-complex="normal" style:font-weight-complex="normal"/>
    </style:style>
    <style:style style:name="T179" style:family="text">
      <style:text-properties fo:font-style="normal" fo:font-weight="normal" officeooo:rsid="0053f1d3" style:font-style-asian="normal" style:font-weight-asian="normal" style:font-style-complex="normal" style:font-weight-complex="normal"/>
    </style:style>
    <style:style style:name="T180" style:family="text">
      <style:text-properties fo:font-style="normal" fo:font-weight="normal" officeooo:rsid="005d66f6" style:font-style-asian="normal" style:font-weight-asian="normal" style:font-style-complex="normal" style:font-weight-complex="normal"/>
    </style:style>
    <style:style style:name="T181" style:family="text">
      <style:text-properties fo:font-style="normal" fo:font-weight="normal" officeooo:rsid="00490e53" style:font-style-asian="normal" style:font-weight-asian="normal" style:font-style-complex="normal" style:font-weight-complex="normal"/>
    </style:style>
    <style:style style:name="T182" style:family="text">
      <style:text-properties fo:font-style="normal" fo:font-weight="normal" officeooo:rsid="01371dfe" style:font-style-asian="normal" style:font-weight-asian="normal" style:font-style-complex="normal" style:font-weight-complex="normal"/>
    </style:style>
    <style:style style:name="T183" style:family="text">
      <style:text-properties fo:font-style="normal" fo:font-weight="normal" officeooo:rsid="0049331c" style:font-style-asian="normal" style:font-weight-asian="normal" style:font-style-complex="normal" style:font-weight-complex="normal"/>
    </style:style>
    <style:style style:name="T184" style:family="text">
      <style:text-properties fo:font-style="normal" fo:font-weight="normal" officeooo:rsid="013c379c" style:font-style-asian="normal" style:font-weight-asian="normal" style:font-style-complex="normal" style:font-weight-complex="normal"/>
    </style:style>
    <style:style style:name="T185" style:family="text">
      <style:text-properties fo:font-style="normal" fo:font-weight="normal" officeooo:rsid="0075d374" style:font-style-asian="normal" style:font-weight-asian="normal" style:font-style-complex="normal" style:font-weight-complex="normal"/>
    </style:style>
    <style:style style:name="T186" style:family="text">
      <style:text-properties fo:font-style="normal" fo:font-weight="normal" officeooo:rsid="004cad44" style:font-style-asian="normal" style:font-weight-asian="normal" style:font-style-complex="normal" style:font-weight-complex="normal"/>
    </style:style>
    <style:style style:name="T187" style:family="text">
      <style:text-properties fo:font-style="normal" fo:font-weight="normal" officeooo:rsid="004c290f" style:font-style-asian="normal" style:font-weight-asian="normal" style:font-style-complex="normal" style:font-weight-complex="normal"/>
    </style:style>
    <style:style style:name="T188" style:family="text">
      <style:text-properties fo:font-style="normal" fo:font-weight="normal" officeooo:rsid="004e512f" style:font-style-asian="normal" style:font-weight-asian="normal" style:font-style-complex="normal" style:font-weight-complex="normal"/>
    </style:style>
    <style:style style:name="T189" style:family="text">
      <style:text-properties fo:font-style="normal" fo:font-weight="normal" officeooo:rsid="013da5aa" style:font-style-asian="normal" style:font-weight-asian="normal" style:font-style-complex="normal" style:font-weight-complex="normal"/>
    </style:style>
    <style:style style:name="T190" style:family="text">
      <style:text-properties fo:font-style="normal" fo:font-weight="normal" officeooo:rsid="008fbc9e" style:font-style-asian="normal" style:font-weight-asian="normal" style:font-style-complex="normal" style:font-weight-complex="normal"/>
    </style:style>
    <style:style style:name="T191" style:family="text">
      <style:text-properties fo:font-style="normal" fo:font-weight="normal" officeooo:rsid="011c94ba" style:font-style-asian="normal" style:font-weight-asian="normal" style:font-style-complex="normal" style:font-weight-complex="normal"/>
    </style:style>
    <style:style style:name="T192" style:family="text">
      <style:text-properties fo:font-style="normal" fo:font-weight="normal" officeooo:rsid="011e4926" style:font-style-asian="normal" style:font-weight-asian="normal" style:font-style-complex="normal" style:font-weight-complex="normal"/>
    </style:style>
    <style:style style:name="T193" style:family="text">
      <style:text-properties fo:font-style="normal" fo:font-weight="normal" officeooo:rsid="013e3a22" style:font-style-asian="normal" style:font-weight-asian="normal" style:font-style-complex="normal" style:font-weight-complex="normal"/>
    </style:style>
    <style:style style:name="T194" style:family="text">
      <style:text-properties fo:font-style="normal" fo:font-weight="normal" officeooo:rsid="004e8131" style:font-style-asian="normal" style:font-weight-asian="normal" style:font-style-complex="normal" style:font-weight-complex="normal"/>
    </style:style>
    <style:style style:name="T195" style:family="text">
      <style:text-properties fo:font-style="normal" fo:font-weight="normal" officeooo:rsid="0011d95e" style:font-style-asian="normal" style:font-weight-asian="normal" style:font-style-complex="normal" style:font-weight-complex="normal"/>
    </style:style>
    <style:style style:name="T196" style:family="text">
      <style:text-properties officeooo:rsid="0074e109"/>
    </style:style>
    <style:style style:name="T197" style:family="text">
      <style:text-properties officeooo:rsid="0056654b"/>
    </style:style>
    <style:style style:name="T198" style:family="text">
      <style:text-properties officeooo:rsid="00575e21"/>
    </style:style>
    <style:style style:name="T199" style:family="text">
      <style:text-properties officeooo:rsid="0058f109"/>
    </style:style>
    <style:style style:name="T200" style:family="text">
      <style:text-properties officeooo:rsid="005a011b"/>
    </style:style>
    <style:style style:name="T201" style:family="text">
      <style:text-properties officeooo:rsid="0056e0d2"/>
    </style:style>
    <style:style style:name="T202" style:family="text">
      <style:text-properties officeooo:rsid="003958f3"/>
    </style:style>
    <style:style style:name="T203" style:family="text">
      <style:text-properties officeooo:rsid="005a1f24"/>
    </style:style>
    <style:style style:name="T204" style:family="text">
      <style:text-properties officeooo:rsid="005b6128"/>
    </style:style>
    <style:style style:name="T205" style:family="text">
      <style:text-properties officeooo:rsid="003b1c14"/>
    </style:style>
    <style:style style:name="T206" style:family="text">
      <style:text-properties officeooo:rsid="00782eb7"/>
    </style:style>
    <style:style style:name="T207" style:family="text">
      <style:text-properties officeooo:rsid="005d2958"/>
    </style:style>
    <style:style style:name="T208" style:family="text">
      <style:text-properties officeooo:rsid="005e043e"/>
    </style:style>
    <style:style style:name="T209" style:family="text">
      <style:text-properties officeooo:rsid="006566fa"/>
    </style:style>
    <style:style style:name="T210" style:family="text">
      <style:text-properties officeooo:rsid="0066c233"/>
    </style:style>
    <style:style style:name="T211" style:family="text">
      <style:text-properties officeooo:rsid="005edb03"/>
    </style:style>
    <style:style style:name="T212" style:family="text">
      <style:text-properties officeooo:rsid="00624ca6"/>
    </style:style>
    <style:style style:name="T213" style:family="text">
      <style:text-properties officeooo:rsid="007f34c0"/>
    </style:style>
    <style:style style:name="T214" style:family="text">
      <style:text-properties officeooo:rsid="008357a3"/>
    </style:style>
    <style:style style:name="T215" style:family="text">
      <style:text-properties officeooo:rsid="0088f243"/>
    </style:style>
    <style:style style:name="T216" style:family="text">
      <style:text-properties officeooo:rsid="008a0938"/>
    </style:style>
    <style:style style:name="T217" style:family="text">
      <style:text-properties officeooo:rsid="008b9f77"/>
    </style:style>
    <style:style style:name="T218" style:family="text">
      <style:text-properties officeooo:rsid="008f047d"/>
    </style:style>
    <style:style style:name="T219" style:family="text">
      <style:text-properties officeooo:rsid="007a486c"/>
    </style:style>
    <style:style style:name="T220" style:family="text">
      <style:text-properties officeooo:rsid="001f4ad1"/>
    </style:style>
    <style:style style:name="T221" style:family="text">
      <style:text-properties officeooo:rsid="000c2bb2"/>
    </style:style>
    <style:style style:name="T222" style:family="text">
      <style:text-properties officeooo:rsid="000e1c95"/>
    </style:style>
    <style:style style:name="T223" style:family="text">
      <style:text-properties fo:font-size="16pt"/>
    </style:style>
    <style:style style:name="T224" style:family="text">
      <style:text-properties fo:font-size="16pt" fo:font-weight="bold" officeooo:rsid="00040087" style:font-size-asian="14pt" style:font-weight-asian="bold" style:font-size-complex="16pt" style:font-weight-complex="bold"/>
    </style:style>
    <style:style style:name="T225" style:family="text">
      <style:text-properties fo:font-size="16pt" fo:font-weight="bold" officeooo:rsid="0028b846" style:font-size-asian="14pt" style:font-weight-asian="bold" style:font-size-complex="16pt" style:font-weight-complex="bold"/>
    </style:style>
    <style:style style:name="T226" style:family="text">
      <style:text-properties fo:font-size="14pt" fo:font-weight="normal" style:font-size-asian="12.25pt" style:font-weight-asian="normal" style:font-size-complex="14pt" style:font-weight-complex="normal"/>
    </style:style>
    <style:style style:name="T227" style:family="text">
      <style:text-properties fo:font-size="14pt" fo:font-weight="normal" officeooo:rsid="00310d74" style:font-size-asian="12.25pt" style:font-weight-asian="normal" style:font-size-complex="14pt" style:font-weight-complex="normal"/>
    </style:style>
    <style:style style:name="T228" style:family="text">
      <style:text-properties fo:font-size="14pt" fo:font-weight="normal" officeooo:rsid="00329ca4" style:font-size-asian="12.25pt" style:font-weight-asian="normal" style:font-size-complex="14pt" style:font-weight-complex="normal"/>
    </style:style>
    <style:style style:name="T229" style:family="text">
      <style:text-properties fo:font-size="14pt" fo:font-weight="normal" officeooo:rsid="00329f6c" style:font-size-asian="12.25pt" style:font-weight-asian="normal" style:font-size-complex="14pt" style:font-weight-complex="normal"/>
    </style:style>
    <style:style style:name="T230" style:family="text">
      <style:text-properties fo:font-size="14pt" fo:font-weight="normal" officeooo:rsid="00071e46" style:font-size-asian="12.25pt" style:font-weight-asian="normal" style:font-size-complex="14pt" style:font-weight-complex="normal"/>
    </style:style>
    <style:style style:name="T231" style:family="text">
      <style:text-properties fo:font-size="14pt" fo:font-weight="normal" officeooo:rsid="0034f5d4" style:font-size-asian="12.25pt" style:font-weight-asian="normal" style:font-size-complex="14pt" style:font-weight-complex="normal"/>
    </style:style>
    <style:style style:name="T232" style:family="text">
      <style:text-properties fo:font-size="14pt" fo:font-weight="normal" officeooo:rsid="000d6a01" style:font-size-asian="12.25pt" style:font-weight-asian="normal" style:font-size-complex="14pt" style:font-weight-complex="normal"/>
    </style:style>
    <style:style style:name="T233" style:family="text">
      <style:text-properties fo:font-size="14pt" fo:font-weight="normal" officeooo:rsid="0007bd1c" style:font-size-asian="12.25pt" style:font-weight-asian="normal" style:font-size-complex="14pt" style:font-weight-complex="normal"/>
    </style:style>
    <style:style style:name="T234" style:family="text">
      <style:text-properties fo:font-size="14pt" fo:font-weight="normal" officeooo:rsid="00640cc6" style:font-size-asian="12.25pt" style:font-weight-asian="normal" style:font-size-complex="14pt" style:font-weight-complex="normal"/>
    </style:style>
    <style:style style:name="T235" style:family="text">
      <style:text-properties fo:font-size="14pt" fo:font-weight="normal" officeooo:rsid="000842d3" style:font-size-asian="12.25pt" style:font-weight-asian="normal" style:font-size-complex="14pt" style:font-weight-complex="normal"/>
    </style:style>
    <style:style style:name="T236" style:family="text">
      <style:text-properties fo:font-size="14pt" fo:font-weight="normal" officeooo:rsid="0014035e" style:font-size-asian="12.25pt" style:font-weight-asian="normal" style:font-size-complex="14pt" style:font-weight-complex="normal"/>
    </style:style>
    <style:style style:name="T237" style:family="text">
      <style:text-properties fo:font-size="14pt" fo:font-weight="normal" officeooo:rsid="001636b0" style:font-size-asian="12.25pt" style:font-weight-asian="normal" style:font-size-complex="14pt" style:font-weight-complex="normal"/>
    </style:style>
    <style:style style:name="T238" style:family="text">
      <style:text-properties fo:font-size="14pt" fo:font-weight="normal" officeooo:rsid="000a13e0" style:font-size-asian="12.25pt" style:font-weight-asian="normal" style:font-size-complex="14pt" style:font-weight-complex="normal"/>
    </style:style>
    <style:style style:name="T239" style:family="text">
      <style:text-properties fo:font-size="14pt" fo:font-weight="normal" officeooo:rsid="00179152" style:font-size-asian="12.25pt" style:font-weight-asian="normal" style:font-size-complex="14pt" style:font-weight-complex="normal"/>
    </style:style>
    <style:style style:name="T240" style:family="text">
      <style:text-properties fo:font-size="14pt" fo:font-weight="normal" officeooo:rsid="000bf7dc" style:font-size-asian="12.25pt" style:font-weight-asian="normal" style:font-size-complex="14pt" style:font-weight-complex="normal"/>
    </style:style>
    <style:style style:name="T241" style:family="text">
      <style:text-properties fo:font-size="14pt" fo:font-weight="normal" officeooo:rsid="0018a2b4" style:font-size-asian="12.25pt" style:font-weight-asian="normal" style:font-size-complex="14pt" style:font-weight-complex="normal"/>
    </style:style>
    <style:style style:name="T242" style:family="text">
      <style:text-properties fo:font-size="14pt" fo:font-weight="normal" officeooo:rsid="002783e8" style:font-size-asian="12.25pt" style:font-weight-asian="normal" style:font-size-complex="14pt" style:font-weight-complex="normal"/>
    </style:style>
    <style:style style:name="T243" style:family="text">
      <style:text-properties fo:font-size="14pt" fo:font-weight="normal" officeooo:rsid="000f0816" style:font-size-asian="12.25pt" style:font-weight-asian="normal" style:font-size-complex="14pt" style:font-weight-complex="normal"/>
    </style:style>
    <style:style style:name="T244" style:family="text">
      <style:text-properties fo:font-size="14pt" fo:font-weight="normal" officeooo:rsid="0010ecf7" style:font-size-asian="12.25pt" style:font-weight-asian="normal" style:font-size-complex="14pt" style:font-weight-complex="normal"/>
    </style:style>
    <style:style style:name="T245" style:family="text">
      <style:text-properties fo:font-size="14pt" fo:font-weight="normal" officeooo:rsid="00118dfd" style:font-size-asian="12.25pt" style:font-weight-asian="normal" style:font-size-complex="14pt" style:font-weight-complex="normal"/>
    </style:style>
    <style:style style:name="T246" style:family="text">
      <style:text-properties fo:font-size="14pt" fo:font-weight="normal" officeooo:rsid="0018ee85" style:font-size-asian="12.25pt" style:font-weight-asian="normal" style:font-size-complex="14pt" style:font-weight-complex="normal"/>
    </style:style>
    <style:style style:name="T247" style:family="text">
      <style:text-properties fo:font-size="14pt" fo:font-weight="normal" officeooo:rsid="00170175" style:font-size-asian="12.25pt" style:font-weight-asian="normal" style:font-size-complex="14pt" style:font-weight-complex="normal"/>
    </style:style>
    <style:style style:name="T248" style:family="text">
      <style:text-properties fo:font-size="14pt" fo:font-weight="normal" officeooo:rsid="001a3d5f" style:font-size-asian="12.25pt" style:font-weight-asian="normal" style:font-size-complex="14pt" style:font-weight-complex="normal"/>
    </style:style>
    <style:style style:name="T249" style:family="text">
      <style:text-properties fo:font-size="14pt" fo:font-weight="normal" officeooo:rsid="001b2d93" style:font-size-asian="12.25pt" style:font-weight-asian="normal" style:font-size-complex="14pt" style:font-weight-complex="normal"/>
    </style:style>
    <style:style style:name="T250" style:family="text">
      <style:text-properties fo:font-size="14pt" fo:font-weight="normal" officeooo:rsid="001b79e1" style:font-size-asian="12.25pt" style:font-weight-asian="normal" style:font-size-complex="14pt" style:font-weight-complex="normal"/>
    </style:style>
    <style:style style:name="T251" style:family="text">
      <style:text-properties fo:font-size="14pt" fo:font-weight="normal" officeooo:rsid="001f909c" style:font-size-asian="12.25pt" style:font-weight-asian="normal" style:font-size-complex="14pt" style:font-weight-complex="normal"/>
    </style:style>
    <style:style style:name="T252" style:family="text">
      <style:text-properties fo:font-size="14pt" fo:font-weight="normal" officeooo:rsid="00216fd2" style:font-size-asian="12.25pt" style:font-weight-asian="normal" style:font-size-complex="14pt" style:font-weight-complex="normal"/>
    </style:style>
    <style:style style:name="T253" style:family="text">
      <style:text-properties fo:font-size="14pt" fo:font-weight="normal" officeooo:rsid="002c8f07" style:font-size-asian="12.25pt" style:font-weight-asian="normal" style:font-size-complex="14pt" style:font-weight-complex="normal"/>
    </style:style>
    <style:style style:name="T254" style:family="text">
      <style:text-properties fo:font-size="14pt" fo:font-weight="normal" style:font-weight-asian="normal" style:font-weight-complex="normal"/>
    </style:style>
    <style:style style:name="T255" style:family="text">
      <style:text-properties fo:font-size="14pt" fo:font-weight="normal" officeooo:rsid="008565ef" style:font-weight-asian="normal" style:font-weight-complex="normal"/>
    </style:style>
    <style:style style:name="T256" style:family="text">
      <style:text-properties fo:font-size="14pt" fo:font-weight="normal" officeooo:rsid="00875671" style:font-weight-asian="normal" style:font-weight-complex="normal"/>
    </style:style>
    <style:style style:name="T257" style:family="text">
      <style:text-properties fo:font-size="14pt" fo:font-weight="normal" officeooo:rsid="0088a0e7" style:font-weight-asian="normal" style:font-weight-complex="normal"/>
    </style:style>
    <style:style style:name="T258" style:family="text">
      <style:text-properties fo:font-size="14pt" fo:font-weight="normal" officeooo:rsid="0088173d" style:font-weight-asian="normal" style:font-weight-complex="normal"/>
    </style:style>
    <style:style style:name="T259" style:family="text">
      <style:text-properties fo:font-size="14pt" fo:font-weight="normal" officeooo:rsid="008d376d" style:font-weight-asian="normal" style:font-weight-complex="normal"/>
    </style:style>
    <style:style style:name="T260" style:family="text">
      <style:text-properties fo:font-size="14pt" fo:font-weight="normal" officeooo:rsid="001093d6" style:font-weight-asian="normal" style:font-weight-complex="normal"/>
    </style:style>
    <style:style style:name="T261" style:family="text">
      <style:text-properties fo:font-size="14pt" officeooo:rsid="002c8f07" style:font-size-asian="12.25pt" style:font-size-complex="14pt"/>
    </style:style>
    <style:style style:name="T262" style:family="text">
      <style:text-properties fo:font-size="14pt" fo:font-style="italic" fo:font-weight="normal" officeooo:rsid="0088173d" style:font-style-asian="italic" style:font-weight-asian="normal" style:font-style-complex="italic" style:font-weight-complex="normal"/>
    </style:style>
    <style:style style:name="T263" style:family="text">
      <style:text-properties fo:font-size="14pt" fo:font-style="normal" fo:font-weight="normal" officeooo:rsid="0088173d" style:font-style-asian="normal" style:font-weight-asian="normal" style:font-style-complex="normal" style:font-weight-complex="normal"/>
    </style:style>
    <style:style style:name="T264" style:family="text">
      <style:text-properties fo:font-size="14pt" fo:font-style="normal" fo:font-weight="normal" officeooo:rsid="0088a0e7" style:font-style-asian="normal" style:font-weight-asian="normal" style:font-style-complex="normal" style:font-weight-complex="normal"/>
    </style:style>
    <style:style style:name="T265" style:family="text">
      <style:text-properties fo:font-size="14pt" fo:font-style="normal" fo:font-weight="normal" officeooo:rsid="001093d6" style:font-style-asian="normal" style:font-weight-asian="normal" style:font-style-complex="normal" style:font-weight-complex="normal"/>
    </style:style>
    <style:style style:name="T266" style:family="text">
      <style:text-properties fo:font-size="12pt"/>
    </style:style>
    <style:style style:name="T267" style:family="text">
      <style:text-properties fo:font-size="12pt" fo:font-weight="normal" officeooo:rsid="00404d8c" style:font-size-asian="10.5pt" style:font-weight-asian="normal" style:font-size-complex="12pt" style:font-weight-complex="normal"/>
    </style:style>
    <style:style style:name="T268" style:family="text">
      <style:text-properties fo:font-size="12pt" fo:font-weight="normal" officeooo:rsid="0047bbb7" style:font-size-asian="10.5pt" style:font-weight-asian="normal" style:font-size-complex="12pt" style:font-weight-complex="normal"/>
    </style:style>
    <style:style style:name="T269" style:family="text">
      <style:text-properties fo:font-size="12pt" fo:font-weight="normal" officeooo:rsid="00643916" style:font-size-asian="10.5pt" style:font-weight-asian="normal" style:font-size-complex="12pt" style:font-weight-complex="normal"/>
    </style:style>
    <style:style style:name="T270" style:family="text">
      <style:text-properties fo:font-size="12pt" fo:font-weight="normal" officeooo:rsid="0041627a" style:font-size-asian="10.5pt" style:font-weight-asian="normal" style:font-size-complex="12pt" style:font-weight-complex="normal"/>
    </style:style>
    <style:style style:name="T271" style:family="text">
      <style:text-properties fo:font-size="12pt" fo:font-weight="normal" officeooo:rsid="007ab669" style:font-size-asian="10.5pt" style:font-weight-asian="normal" style:font-size-complex="12pt" style:font-weight-complex="normal"/>
    </style:style>
    <style:style style:name="T272" style:family="text">
      <style:text-properties fo:font-size="12pt" fo:font-weight="normal" officeooo:rsid="008e092a" style:font-size-asian="10.5pt" style:font-weight-asian="normal" style:font-size-complex="12pt" style:font-weight-complex="normal"/>
    </style:style>
    <style:style style:name="T273" style:family="text">
      <style:text-properties fo:font-size="12pt" fo:font-weight="normal" officeooo:rsid="0045c620" style:font-size-asian="10.5pt" style:font-weight-asian="normal" style:font-size-complex="12pt" style:font-weight-complex="normal"/>
    </style:style>
    <style:style style:name="T274" style:family="text">
      <style:text-properties fo:font-size="12pt" fo:font-weight="normal" officeooo:rsid="0048cec3" style:font-size-asian="10.5pt" style:font-weight-asian="normal" style:font-size-complex="12pt" style:font-weight-complex="normal"/>
    </style:style>
    <style:style style:name="T275" style:family="text">
      <style:text-properties fo:font-size="12pt" fo:font-weight="normal" officeooo:rsid="004aa108" style:font-size-asian="10.5pt" style:font-weight-asian="normal" style:font-size-complex="12pt" style:font-weight-complex="normal"/>
    </style:style>
    <style:style style:name="T276" style:family="text">
      <style:text-properties fo:font-size="12pt" fo:font-weight="normal" officeooo:rsid="004c0411" style:font-size-asian="10.5pt" style:font-weight-asian="normal" style:font-size-complex="12pt" style:font-weight-complex="normal"/>
    </style:style>
    <style:style style:name="T277" style:family="text">
      <style:text-properties fo:font-size="12pt" fo:font-weight="normal" officeooo:rsid="00906d31" style:font-size-asian="10.5pt" style:font-weight-asian="normal" style:font-size-complex="12pt" style:font-weight-complex="normal"/>
    </style:style>
    <style:style style:name="T278" style:family="text">
      <style:text-properties fo:font-size="12pt" fo:font-weight="normal" officeooo:rsid="005b5fb1" style:font-size-asian="10.5pt" style:font-weight-asian="normal" style:font-size-complex="12pt" style:font-weight-complex="normal"/>
    </style:style>
    <style:style style:name="T279" style:family="text">
      <style:text-properties fo:font-size="12pt" fo:font-weight="normal" officeooo:rsid="006cf037" style:font-size-asian="10.5pt" style:font-weight-asian="normal" style:font-size-complex="12pt" style:font-weight-complex="normal"/>
    </style:style>
    <style:style style:name="T280" style:family="text">
      <style:text-properties fo:font-size="12pt" fo:font-weight="normal" officeooo:rsid="009f5931" style:font-size-asian="10.5pt" style:font-weight-asian="normal" style:font-size-complex="12pt" style:font-weight-complex="normal"/>
    </style:style>
    <style:style style:name="T281" style:family="text">
      <style:text-properties fo:font-size="12pt" fo:font-weight="normal" officeooo:rsid="006ef511" style:font-size-asian="10.5pt" style:font-weight-asian="normal" style:font-size-complex="12pt" style:font-weight-complex="normal"/>
    </style:style>
    <style:style style:name="T282" style:family="text">
      <style:text-properties fo:font-size="12pt" fo:font-weight="normal" officeooo:rsid="007a071c" style:font-size-asian="10.5pt" style:font-weight-asian="normal" style:font-size-complex="12pt" style:font-weight-complex="normal"/>
    </style:style>
    <style:style style:name="T283" style:family="text">
      <style:text-properties fo:font-size="12pt" fo:font-weight="normal" officeooo:rsid="00609daf" style:font-size-asian="10.5pt" style:font-weight-asian="normal" style:font-size-complex="12pt" style:font-weight-complex="normal"/>
    </style:style>
    <style:style style:name="T284" style:family="text">
      <style:text-properties fo:font-size="12pt" fo:font-weight="normal" officeooo:rsid="0082b899" style:font-size-asian="10.5pt" style:font-weight-asian="normal" style:font-size-complex="12pt" style:font-weight-complex="normal"/>
    </style:style>
    <style:style style:name="T285" style:family="text">
      <style:text-properties fo:font-size="12pt" fo:font-weight="normal" officeooo:rsid="006231f0" style:font-size-asian="10.5pt" style:font-weight-asian="normal" style:font-size-complex="12pt" style:font-weight-complex="normal"/>
    </style:style>
    <style:style style:name="T286" style:family="text">
      <style:text-properties fo:font-size="12pt" fo:font-weight="normal" officeooo:rsid="006240f3" style:font-size-asian="10.5pt" style:font-weight-asian="normal" style:font-size-complex="12pt" style:font-weight-complex="normal"/>
    </style:style>
    <style:style style:name="T287" style:family="text">
      <style:text-properties fo:font-size="12pt" fo:font-weight="normal" officeooo:rsid="00727180" style:font-size-asian="10.5pt" style:font-weight-asian="normal" style:font-size-complex="12pt" style:font-weight-complex="normal"/>
    </style:style>
    <style:style style:name="T288" style:family="text">
      <style:text-properties fo:font-size="12pt" fo:font-weight="normal" officeooo:rsid="0065f314" style:font-size-asian="10.5pt" style:font-weight-asian="normal" style:font-size-complex="12pt" style:font-weight-complex="normal"/>
    </style:style>
    <style:style style:name="T289" style:family="text">
      <style:text-properties fo:font-size="12pt" fo:font-weight="normal" officeooo:rsid="00679699" style:font-size-asian="10.5pt" style:font-weight-asian="normal" style:font-size-complex="12pt" style:font-weight-complex="normal"/>
    </style:style>
    <style:style style:name="T290" style:family="text">
      <style:text-properties fo:font-size="12pt" fo:font-weight="normal" officeooo:rsid="007094a8" style:font-size-asian="10.5pt" style:font-weight-asian="normal" style:font-size-complex="12pt" style:font-weight-complex="normal"/>
    </style:style>
    <style:style style:name="T291" style:family="text">
      <style:text-properties fo:font-size="12pt" fo:font-weight="normal" officeooo:rsid="006cf037" style:font-size-asian="12pt" style:font-weight-asian="normal" style:font-size-complex="12pt" style:font-weight-complex="normal"/>
    </style:style>
    <style:style style:name="T292" style:family="text">
      <style:text-properties fo:font-size="12pt" fo:font-weight="normal" officeooo:rsid="009f5931" style:font-size-asian="12pt" style:font-weight-asian="normal" style:font-size-complex="12pt" style:font-weight-complex="normal"/>
    </style:style>
    <style:style style:name="T293" style:family="text">
      <style:text-properties fo:font-size="12pt" fo:font-weight="normal" officeooo:rsid="006db3b3" style:font-size-asian="12pt" style:font-weight-asian="normal" style:font-size-complex="12pt" style:font-weight-complex="normal"/>
    </style:style>
    <style:style style:name="T294" style:family="text">
      <style:text-properties fo:font-size="12pt" fo:font-weight="normal" style:font-weight-asian="normal" style:font-weight-complex="normal"/>
    </style:style>
    <style:style style:name="T295" style:family="text">
      <style:text-properties fo:font-size="12pt" fo:font-weight="normal" officeooo:rsid="007a071c" style:font-weight-asian="normal" style:font-weight-complex="normal"/>
    </style:style>
    <style:style style:name="T296" style:family="text">
      <style:text-properties fo:font-size="12pt" fo:font-weight="normal" officeooo:rsid="007ab669" style:font-weight-asian="normal" style:font-weight-complex="normal"/>
    </style:style>
    <style:style style:name="T297" style:family="text">
      <style:text-properties fo:font-size="12pt" fo:font-weight="normal" officeooo:rsid="007c974d" style:font-weight-asian="normal" style:font-weight-complex="normal"/>
    </style:style>
    <style:style style:name="T298" style:family="text">
      <style:text-properties fo:font-size="12pt" fo:font-weight="normal" officeooo:rsid="007dda77" style:font-weight-asian="normal" style:font-weight-complex="normal"/>
    </style:style>
    <style:style style:name="T299" style:family="text">
      <style:text-properties fo:font-size="12pt" fo:font-weight="normal" officeooo:rsid="007e3d59" style:font-weight-asian="normal" style:font-weight-complex="normal"/>
    </style:style>
    <style:style style:name="T300" style:family="text">
      <style:text-properties fo:font-size="12pt" fo:font-weight="normal" officeooo:rsid="007de70a" style:font-weight-asian="normal" style:font-weight-complex="normal"/>
    </style:style>
    <style:style style:name="T301" style:family="text">
      <style:text-properties fo:font-size="12pt" fo:font-weight="normal" officeooo:rsid="008d376d" style:font-weight-asian="normal" style:font-weight-complex="normal"/>
    </style:style>
    <style:style style:name="T302" style:family="text">
      <style:text-properties fo:font-size="12pt" fo:font-weight="normal" officeooo:rsid="009bc39c" style:font-weight-asian="normal" style:font-weight-complex="normal"/>
    </style:style>
    <style:style style:name="T303" style:family="text">
      <style:text-properties fo:font-size="12pt" fo:font-weight="normal" officeooo:rsid="007e92d5" style:font-weight-asian="normal" style:font-weight-complex="normal"/>
    </style:style>
    <style:style style:name="T304" style:family="text">
      <style:text-properties fo:font-size="12pt" fo:font-weight="normal" officeooo:rsid="007fbf06" style:font-weight-asian="normal" style:font-weight-complex="normal"/>
    </style:style>
    <style:style style:name="T305" style:family="text">
      <style:text-properties fo:font-size="12pt" fo:font-weight="normal" officeooo:rsid="00920196" style:font-weight-asian="normal" style:font-weight-complex="normal"/>
    </style:style>
    <style:style style:name="T306" style:family="text">
      <style:text-properties fo:font-size="12pt" fo:font-weight="normal" officeooo:rsid="00947253" style:font-weight-asian="normal" style:font-weight-complex="normal"/>
    </style:style>
    <style:style style:name="T307" style:family="text">
      <style:text-properties fo:font-size="12pt" fo:font-weight="normal" officeooo:rsid="009446e1" style:font-weight-asian="normal" style:font-weight-complex="normal"/>
    </style:style>
    <style:style style:name="T308" style:family="text">
      <style:text-properties fo:font-size="12pt" fo:font-weight="normal" officeooo:rsid="00960b41" style:font-weight-asian="normal" style:font-weight-complex="normal"/>
    </style:style>
    <style:style style:name="T309" style:family="text">
      <style:text-properties fo:font-size="12pt" fo:font-weight="normal" officeooo:rsid="008125d5" style:font-weight-asian="normal" style:font-weight-complex="normal"/>
    </style:style>
    <style:style style:name="T310" style:family="text">
      <style:text-properties fo:font-size="12pt" fo:font-weight="normal" officeooo:rsid="008e092a" style:font-weight-asian="normal" style:font-weight-complex="normal"/>
    </style:style>
    <style:style style:name="T311" style:family="text">
      <style:text-properties fo:font-size="12pt" fo:font-weight="normal" officeooo:rsid="007dda77" style:font-size-asian="16pt" style:font-weight-asian="normal" style:font-weight-complex="normal"/>
    </style:style>
    <style:style style:name="T312" style:family="text">
      <style:text-properties fo:font-size="12pt" officeooo:rsid="0073b9da"/>
    </style:style>
    <style:style style:name="T313" style:family="text">
      <style:text-properties fo:font-size="12pt" fo:font-style="normal" fo:font-weight="normal" officeooo:rsid="006ef511" style:font-size-asian="10.5pt" style:font-style-asian="normal" style:font-weight-asian="normal" style:font-size-complex="12pt" style:font-style-complex="normal" style:font-weight-complex="normal"/>
    </style:style>
    <style:style style:name="T314" style:family="text">
      <style:text-properties fo:font-size="12pt" fo:font-style="normal" fo:font-weight="normal" officeooo:rsid="007a071c" style:font-size-asian="10.5pt" style:font-style-asian="normal" style:font-weight-asian="normal" style:font-size-complex="12pt" style:font-style-complex="normal" style:font-weight-complex="normal"/>
    </style:style>
    <style:style style:name="T315" style:family="text">
      <style:text-properties fo:font-size="12pt" fo:font-style="normal" fo:font-weight="normal" officeooo:rsid="007ab669" style:font-size-asian="10.5pt" style:font-style-asian="normal" style:font-weight-asian="normal" style:font-size-complex="12pt" style:font-style-complex="normal" style:font-weight-complex="normal"/>
    </style:style>
    <style:style style:name="T316" style:family="text">
      <style:text-properties fo:font-size="12pt" fo:font-style="normal" fo:font-weight="normal" officeooo:rsid="00679699" style:font-size-asian="10.5pt" style:font-style-asian="normal" style:font-weight-asian="normal" style:font-size-complex="12pt" style:font-style-complex="normal" style:font-weight-complex="normal"/>
    </style:style>
    <style:style style:name="T317" style:family="text">
      <style:text-properties fo:font-size="12pt" fo:font-style="normal" fo:font-weight="normal" officeooo:rsid="00696bc6" style:font-size-asian="10.5pt" style:font-style-asian="normal" style:font-weight-asian="normal" style:font-size-complex="12pt" style:font-style-complex="normal" style:font-weight-complex="normal"/>
    </style:style>
    <style:style style:name="T318" style:family="text">
      <style:text-properties fo:font-size="12pt" fo:font-style="normal" fo:font-weight="normal" officeooo:rsid="00700315" style:font-size-asian="10.5pt" style:font-style-asian="normal" style:font-weight-asian="normal" style:font-size-complex="12pt" style:font-style-complex="normal" style:font-weight-complex="normal"/>
    </style:style>
    <style:style style:name="T319" style:family="text">
      <style:text-properties fo:font-size="12pt" fo:font-style="normal" fo:font-weight="normal" officeooo:rsid="007094a8" style:font-size-asian="10.5pt" style:font-style-asian="normal" style:font-weight-asian="normal" style:font-size-complex="12pt" style:font-style-complex="normal" style:font-weight-complex="normal"/>
    </style:style>
    <style:style style:name="T320" style:family="text">
      <style:text-properties fo:font-size="12pt" fo:font-style="normal" fo:font-weight="normal" officeooo:rsid="0070f3bb" style:font-size-asian="10.5pt" style:font-style-asian="normal" style:font-weight-asian="normal" style:font-size-complex="12pt" style:font-style-complex="normal" style:font-weight-complex="normal"/>
    </style:style>
    <style:style style:name="T321" style:family="text">
      <style:text-properties fo:font-size="12pt" fo:font-style="normal" fo:font-weight="normal" officeooo:rsid="00727180" style:font-size-asian="10.5pt" style:font-style-asian="normal" style:font-weight-asian="normal" style:font-size-complex="12pt" style:font-style-complex="normal" style:font-weight-complex="normal"/>
    </style:style>
    <style:style style:name="T322" style:family="text">
      <style:text-properties fo:font-size="12pt" fo:font-style="normal" fo:font-weight="normal" officeooo:rsid="0075871c" style:font-size-asian="10.5pt" style:font-style-asian="normal" style:font-weight-asian="normal" style:font-size-complex="12pt" style:font-style-complex="normal" style:font-weight-complex="normal"/>
    </style:style>
    <style:style style:name="T323" style:family="text">
      <style:text-properties fo:font-size="12pt" fo:font-style="normal" fo:font-weight="normal" officeooo:rsid="00774116" style:font-size-asian="10.5pt" style:font-style-asian="normal" style:font-weight-asian="normal" style:font-size-complex="12pt" style:font-style-complex="normal" style:font-weight-complex="normal"/>
    </style:style>
    <style:style style:name="T324" style:family="text">
      <style:text-properties fo:font-size="12pt" fo:font-style="normal" fo:font-weight="normal" officeooo:rsid="0078fede" style:font-size-asian="10.5pt" style:font-style-asian="normal" style:font-weight-asian="normal" style:font-size-complex="12pt" style:font-style-complex="normal" style:font-weight-complex="normal"/>
    </style:style>
    <style:style style:name="T325" style:family="text">
      <style:text-properties fo:font-size="12pt" fo:font-style="normal" fo:font-weight="normal" officeooo:rsid="00790eaf" style:font-size-asian="10.5pt" style:font-style-asian="normal" style:font-weight-asian="normal" style:font-size-complex="12pt" style:font-style-complex="normal" style:font-weight-complex="normal"/>
    </style:style>
    <style:style style:name="T326" style:family="text">
      <style:text-properties fo:font-size="12pt" fo:font-style="normal" fo:font-weight="normal" officeooo:rsid="009446e1" style:font-size-asian="10.5pt" style:font-style-asian="normal" style:font-weight-asian="normal" style:font-size-complex="12pt" style:font-style-complex="normal" style:font-weight-complex="normal"/>
    </style:style>
    <style:style style:name="T327" style:family="text">
      <style:text-properties fo:font-size="12pt" fo:font-style="normal" fo:font-weight="normal" officeooo:rsid="007dda77" style:font-style-asian="normal" style:font-weight-asian="normal" style:font-style-complex="normal" style:font-weight-complex="normal"/>
    </style:style>
    <style:style style:name="T328" style:family="text">
      <style:text-properties fo:font-size="12pt" fo:font-style="normal" fo:font-weight="normal" officeooo:rsid="007e3d59" style:font-style-asian="normal" style:font-weight-asian="normal" style:font-style-complex="normal" style:font-weight-complex="normal"/>
    </style:style>
    <style:style style:name="T329" style:family="text">
      <style:text-properties fo:font-size="12pt" fo:font-style="normal" fo:font-weight="normal" officeooo:rsid="009446e1" style:font-style-asian="normal" style:font-weight-asian="normal" style:font-style-complex="normal" style:font-weight-complex="normal"/>
    </style:style>
    <style:style style:name="T330" style:family="text">
      <style:text-properties fo:font-size="12pt" fo:font-style="normal" fo:font-weight="normal" officeooo:rsid="0099c4b8" style:font-style-asian="normal" style:font-weight-asian="normal" style:font-style-complex="normal" style:font-weight-complex="normal"/>
    </style:style>
    <style:style style:name="T331" style:family="text">
      <style:text-properties fo:font-size="12pt" fo:font-style="normal" fo:font-weight="normal" officeooo:rsid="00947253" style:font-style-asian="normal" style:font-weight-asian="normal" style:font-style-complex="normal" style:font-weight-complex="normal"/>
    </style:style>
    <style:style style:name="T332" style:family="text">
      <style:text-properties fo:font-size="12pt" fo:font-style="italic" fo:font-weight="normal" officeooo:rsid="007dda77" style:font-style-asian="italic" style:font-weight-asian="normal" style:font-style-complex="italic" style:font-weight-complex="normal"/>
    </style:style>
    <style:style style:name="T333" style:family="text">
      <style:text-properties fo:font-size="12pt" fo:font-style="italic" fo:font-weight="normal" officeooo:rsid="0065f314" style:font-size-asian="10.5pt" style:font-style-asian="italic" style:font-weight-asian="normal" style:font-size-complex="12pt" style:font-style-complex="italic" style:font-weight-complex="normal"/>
    </style:style>
    <style:style style:name="T334" style:family="text">
      <style:text-properties fo:font-size="12pt" fo:font-style="italic" fo:font-weight="normal" officeooo:rsid="00679699" style:font-size-asian="10.5pt" style:font-style-asian="italic" style:font-weight-asian="normal" style:font-size-complex="12pt" style:font-style-complex="italic" style:font-weight-complex="normal"/>
    </style:style>
    <style:style style:name="T335" style:family="text">
      <style:text-properties fo:font-size="12pt" fo:font-style="italic" officeooo:rsid="0065f314" style:font-size-asian="10.5pt" style:font-style-asian="italic" style:font-size-complex="12pt" style:font-style-complex="italic"/>
    </style:style>
    <style:style style:name="T336" style:family="text">
      <style:text-properties fo:font-size="12pt" fo:font-style="italic" officeooo:rsid="00700315" style:font-size-asian="10.5pt" style:font-style-asian="italic" style:font-size-complex="12pt" style:font-style-complex="italic"/>
    </style:style>
    <style:style style:name="T337" style:family="text">
      <style:text-properties fo:font-size="12pt" fo:font-style="italic" officeooo:rsid="00679699" style:font-size-asian="10.5pt" style:font-style-asian="italic" style:font-size-complex="12pt" style:font-style-complex="italic"/>
    </style:style>
    <style:style style:name="T338" style:family="text">
      <style:text-properties fo:font-size="12pt" fo:font-style="italic" officeooo:rsid="007094a8" style:font-size-asian="10.5pt" style:font-style-asian="italic" style:font-size-complex="12pt" style:font-style-complex="italic"/>
    </style:style>
    <style:style style:name="T339" style:family="text">
      <style:text-properties fo:font-size="12pt" fo:font-style="italic" officeooo:rsid="0070f3bb" style:font-size-asian="10.5pt" style:font-style-asian="italic" style:font-size-complex="12pt" style:font-style-complex="italic"/>
    </style:style>
    <style:style style:name="T340" style:family="text">
      <style:text-properties fo:font-size="12pt" fo:font-style="italic" officeooo:rsid="00774116" style:font-size-asian="10.5pt" style:font-style-asian="italic" style:font-size-complex="12pt" style:font-style-complex="italic"/>
    </style:style>
    <style:style style:name="T341" style:family="text">
      <style:text-properties fo:font-size="12pt" fo:font-style="italic" officeooo:rsid="00938567" style:font-size-asian="10.5pt" style:font-style-asian="italic" style:font-size-complex="12pt" style:font-style-complex="italic"/>
    </style:style>
    <style:style style:name="T342" style:family="text">
      <style:text-properties fo:font-size="12pt" fo:font-style="italic" officeooo:rsid="009446e1" style:font-size-asian="10.5pt" style:font-style-asian="italic" style:font-size-complex="12pt" style:font-style-complex="italic"/>
    </style:style>
    <style:style style:name="T343" style:family="text">
      <style:text-properties fo:font-size="12pt" officeooo:rsid="0074e075"/>
    </style:style>
    <style:style style:name="T344" style:family="text">
      <style:text-properties fo:font-size="12pt" officeooo:rsid="00609daf" style:font-size-asian="10.5pt" style:font-size-complex="12pt"/>
    </style:style>
    <style:style style:name="T345" style:family="text">
      <style:text-properties fo:font-size="12pt" officeooo:rsid="006231f0" style:font-size-asian="10.5pt" style:font-size-complex="12pt"/>
    </style:style>
    <style:style style:name="T346" style:family="text">
      <style:text-properties fo:font-size="12pt" officeooo:rsid="00067a2e" style:font-size-asian="10.5pt" style:font-size-complex="12pt"/>
    </style:style>
    <style:style style:name="T347" style:family="text">
      <style:text-properties fo:font-size="12pt" officeooo:rsid="0016a243"/>
    </style:style>
    <style:style style:name="T348" style:family="text">
      <style:text-properties fo:font-size="10pt"/>
    </style:style>
    <style:style style:name="T349" style:family="text">
      <style:text-properties fo:font-size="10pt" fo:font-weight="normal" officeooo:rsid="0019945b" style:font-weight-asian="normal" style:font-weight-complex="normal"/>
    </style:style>
    <style:style style:name="T350" style:family="text">
      <style:text-properties fo:font-size="10pt" fo:font-weight="normal" officeooo:rsid="0026f36e" style:font-weight-asian="normal" style:font-weight-complex="normal"/>
    </style:style>
    <style:style style:name="T351" style:family="text">
      <style:text-properties fo:font-size="10pt" fo:font-weight="normal" officeooo:rsid="011a38ee" style:font-weight-asian="normal" style:font-weight-complex="normal"/>
    </style:style>
    <style:style style:name="T352" style:family="text">
      <style:text-properties fo:font-size="10pt" fo:font-weight="normal" officeooo:rsid="001f8b7a" style:font-weight-asian="normal" style:font-weight-complex="normal"/>
    </style:style>
    <style:style style:name="T353" style:family="text">
      <style:text-properties fo:font-size="10pt" officeooo:rsid="0117d3ac"/>
    </style:style>
    <style:style style:name="T354" style:family="text">
      <style:text-properties officeooo:rsid="00055ec2"/>
    </style:style>
    <style:style style:name="T355" style:family="text">
      <style:text-properties officeooo:rsid="002c8f07"/>
    </style:style>
    <style:style style:name="T356" style:family="text">
      <style:text-properties officeooo:rsid="00236fbc" style:font-size-asian="14pt"/>
    </style:style>
    <style:style style:name="T357" style:family="text">
      <style:text-properties officeooo:rsid="00252d92" style:font-size-asian="14pt"/>
    </style:style>
    <style:style style:name="T358" style:family="text">
      <style:text-properties officeooo:rsid="0027004b" style:font-size-asian="14pt"/>
    </style:style>
    <style:style style:name="T359" style:family="text">
      <style:text-properties style:text-position="super 58%" officeooo:rsid="00252d92" style:font-size-asian="14pt"/>
    </style:style>
    <style:style style:name="T360" style:family="text">
      <style:text-properties style:text-position="super 58%" officeooo:rsid="0027004b"/>
    </style:style>
    <style:style style:name="T361" style:family="text">
      <style:text-properties style:text-position="super 58%" officeooo:rsid="0045c620"/>
    </style:style>
    <style:style style:name="T362" style:family="text">
      <style:text-properties officeooo:rsid="0027004b"/>
    </style:style>
    <style:style style:name="T363" style:family="text">
      <style:text-properties officeooo:rsid="00366c7c"/>
    </style:style>
    <style:style style:name="T364" style:family="text">
      <style:text-properties officeooo:rsid="002783e8"/>
    </style:style>
    <style:style style:name="T365" style:family="text">
      <style:text-properties officeooo:rsid="0018a2b4"/>
    </style:style>
    <style:style style:name="T366" style:family="text">
      <style:text-properties officeooo:rsid="00118dfd"/>
    </style:style>
    <style:style style:name="T367" style:family="text">
      <style:text-properties officeooo:rsid="002e9765"/>
    </style:style>
    <style:style style:name="T368" style:family="text">
      <style:text-properties officeooo:rsid="00067a2e"/>
    </style:style>
    <style:style style:name="T369" style:family="text">
      <style:text-properties officeooo:rsid="0021a756"/>
    </style:style>
    <style:style style:name="T370" style:family="text">
      <style:text-properties officeooo:rsid="00389f94"/>
    </style:style>
    <style:style style:name="T371" style:family="text">
      <style:text-properties officeooo:rsid="004c0411"/>
    </style:style>
    <style:style style:name="T372" style:family="text">
      <style:text-properties officeooo:rsid="0053e7e4"/>
    </style:style>
    <style:style style:name="T373" style:family="text">
      <style:text-properties officeooo:rsid="009f5931"/>
    </style:style>
    <style:style style:name="T374" style:family="text">
      <style:text-properties officeooo:rsid="007dda77"/>
    </style:style>
    <style:style style:name="T375" style:family="text">
      <style:text-properties officeooo:rsid="007e3d59"/>
    </style:style>
    <style:style style:name="T376" style:family="text">
      <style:text-properties officeooo:rsid="0027a299"/>
    </style:style>
    <style:style style:name="T377" style:family="text">
      <style:text-properties officeooo:rsid="006ef511"/>
    </style:style>
    <style:style style:name="T378" style:family="text">
      <style:text-properties officeooo:rsid="007a071c"/>
    </style:style>
    <style:style style:name="T379" style:family="text">
      <style:text-properties officeooo:rsid="0028b846"/>
    </style:style>
    <style:style style:name="T380" style:family="text">
      <style:text-properties style:font-size-asian="16pt"/>
    </style:style>
    <style:style style:name="T381" style:family="text">
      <style:text-properties officeooo:rsid="0027a299" style:font-size-asian="16pt"/>
    </style:style>
    <style:style style:name="T382" style:family="text">
      <style:text-properties fo:font-weight="normal" style:font-size-asian="16pt" style:font-weight-asian="normal" style:font-weight-complex="normal"/>
    </style:style>
    <style:style style:name="T383" style:family="text">
      <style:text-properties fo:font-weight="normal" style:font-weight-asian="normal" style:font-weight-complex="normal"/>
    </style:style>
    <style:style style:name="T384" style:family="text">
      <style:text-properties fo:font-weight="normal" officeooo:rsid="002c8f07" style:font-weight-asian="normal" style:font-weight-complex="normal"/>
    </style:style>
    <style:style style:name="T385" style:family="text">
      <style:text-properties fo:font-weight="normal" officeooo:rsid="0055bed0" style:font-weight-asian="normal" style:font-weight-complex="normal"/>
    </style:style>
    <style:style style:name="T386" style:family="text">
      <style:text-properties fo:font-weight="normal" officeooo:rsid="005e5f34" style:font-weight-asian="normal" style:font-weight-complex="normal"/>
    </style:style>
    <style:style style:name="T387" style:family="text">
      <style:text-properties fo:font-weight="normal" officeooo:rsid="0051f93b" style:font-weight-asian="normal" style:font-weight-complex="normal"/>
    </style:style>
    <style:style style:name="T388" style:family="text">
      <style:text-properties fo:font-weight="normal" officeooo:rsid="011a38ee" style:font-weight-asian="normal" style:font-weight-complex="normal"/>
    </style:style>
    <style:style style:name="T389" style:family="text">
      <style:text-properties fo:font-weight="normal" officeooo:rsid="01352817" style:font-weight-asian="normal" style:font-weight-complex="normal"/>
    </style:style>
    <style:style style:name="T390" style:family="text">
      <style:text-properties fo:font-weight="normal" officeooo:rsid="0117d3ac" style:font-weight-asian="normal" style:font-weight-complex="normal"/>
    </style:style>
    <style:style style:name="T391" style:family="text">
      <style:text-properties fo:font-weight="normal" officeooo:rsid="001b65a3" style:font-weight-asian="normal" style:font-weight-complex="normal"/>
    </style:style>
    <style:style style:name="T392" style:family="text">
      <style:text-properties fo:font-weight="normal" officeooo:rsid="001f8b7a" style:font-weight-asian="normal" style:font-weight-complex="normal"/>
    </style:style>
    <style:style style:name="T393" style:family="text">
      <style:text-properties fo:font-weight="normal" officeooo:rsid="001daf2e" style:font-weight-asian="normal" style:font-weight-complex="normal"/>
    </style:style>
    <style:style style:name="T394" style:family="text">
      <style:text-properties fo:font-weight="normal" officeooo:rsid="00f968f6" style:font-weight-asian="normal" style:font-weight-complex="normal"/>
    </style:style>
    <style:style style:name="T395" style:family="text">
      <style:text-properties fo:font-weight="normal" officeooo:rsid="0101c29c" style:font-weight-asian="normal" style:font-weight-complex="normal"/>
    </style:style>
    <style:style style:name="T396" style:family="text">
      <style:text-properties fo:font-weight="normal" officeooo:rsid="0104cc6f" style:font-weight-asian="normal" style:font-weight-complex="normal"/>
    </style:style>
    <style:style style:name="T397" style:family="text">
      <style:text-properties fo:font-weight="normal" officeooo:rsid="0105e025" style:font-weight-asian="normal" style:font-weight-complex="normal"/>
    </style:style>
    <style:style style:name="T398" style:family="text">
      <style:text-properties fo:font-weight="normal" officeooo:rsid="0106926d" style:font-weight-asian="normal" style:font-weight-complex="normal"/>
    </style:style>
    <style:style style:name="T399" style:family="text">
      <style:text-properties fo:font-weight="normal" officeooo:rsid="010a9f1e" style:font-weight-asian="normal" style:font-weight-complex="normal"/>
    </style:style>
    <style:style style:name="T400" style:family="text">
      <style:text-properties fo:font-weight="normal" officeooo:rsid="005125c3" style:font-weight-asian="normal" style:font-weight-complex="normal"/>
    </style:style>
    <style:style style:name="T401" style:family="text">
      <style:text-properties officeooo:rsid="0045c620"/>
    </style:style>
    <style:style style:name="T402" style:family="text">
      <style:text-properties officeooo:rsid="002e0a26"/>
    </style:style>
    <style:style style:name="T403" style:family="text">
      <style:text-properties officeooo:rsid="0047bbb7"/>
    </style:style>
    <style:style style:name="T404" style:family="text">
      <style:text-properties officeooo:rsid="004caf2d"/>
    </style:style>
    <style:style style:name="T405" style:family="text">
      <style:text-properties officeooo:rsid="006a8a9e"/>
    </style:style>
    <style:style style:name="T406" style:family="text">
      <style:text-properties officeooo:rsid="009bc39c"/>
    </style:style>
    <style:style style:name="T407" style:family="text">
      <style:text-properties officeooo:rsid="009cce9d"/>
    </style:style>
    <style:style style:name="T408" style:family="text">
      <style:text-properties officeooo:rsid="008d376d"/>
    </style:style>
    <style:style style:name="T409" style:family="text">
      <style:text-properties officeooo:rsid="007fbf06"/>
    </style:style>
    <style:style style:name="T410" style:family="text">
      <style:text-properties officeooo:rsid="00920196"/>
    </style:style>
    <style:style style:name="T411" style:family="text">
      <style:text-properties officeooo:rsid="008565ef"/>
    </style:style>
    <style:style style:name="T412" style:family="text">
      <style:text-properties officeooo:rsid="005818e7"/>
    </style:style>
    <style:style style:name="T413" style:family="text">
      <style:text-properties officeooo:rsid="005828aa"/>
    </style:style>
    <style:style style:name="T414" style:family="text">
      <style:text-properties officeooo:rsid="0055bed0"/>
    </style:style>
    <style:style style:name="T415" style:family="text">
      <style:text-properties officeooo:rsid="002b28a9"/>
    </style:style>
    <style:style style:name="T416" style:family="text">
      <style:text-properties officeooo:rsid="005a1b55"/>
    </style:style>
    <style:style style:name="T417" style:family="text">
      <style:text-properties officeooo:rsid="002b506f"/>
    </style:style>
    <style:style style:name="T418" style:family="text">
      <style:text-properties style:font-name="Times New Roman" fo:font-size="12pt" officeooo:rsid="0043e144" style:font-size-asian="12pt" style:font-size-complex="12pt"/>
    </style:style>
    <style:style style:name="T419" style:family="text">
      <style:text-properties style:font-name="Times New Roman" fo:font-size="12pt" officeooo:rsid="002f6ad7" style:font-size-asian="12pt" style:font-size-complex="12pt"/>
    </style:style>
    <style:style style:name="T420" style:family="text">
      <style:text-properties style:font-name="Times New Roman" fo:font-size="12pt" officeooo:rsid="002c18f6" style:font-size-asian="12pt" style:font-size-complex="12pt"/>
    </style:style>
    <style:style style:name="T421" style:family="text">
      <style:text-properties style:font-name="Times New Roman" officeooo:rsid="0043e144" style:font-size-asian="12pt" style:font-size-complex="12pt"/>
    </style:style>
    <style:style style:name="T422" style:family="text">
      <style:text-properties style:font-name="Times New Roman" officeooo:rsid="002f6ad7" style:font-size-asian="12pt" style:font-size-complex="12pt"/>
    </style:style>
    <style:style style:name="T423" style:family="text">
      <style:text-properties style:font-name="Times New Roman" officeooo:rsid="002c18f6" style:font-size-asian="12pt" style:font-size-complex="12pt"/>
    </style:style>
    <style:style style:name="T424" style:family="text">
      <style:text-properties officeooo:rsid="006cf037"/>
    </style:style>
    <style:style style:name="T425" style:family="text">
      <style:text-properties officeooo:rsid="00843a85"/>
    </style:style>
    <style:style style:name="T426" style:family="text">
      <style:text-properties officeooo:rsid="002a010b"/>
    </style:style>
    <style:style style:name="T427" style:family="text">
      <style:text-properties officeooo:rsid="004d7e75"/>
    </style:style>
    <style:style style:name="T428" style:family="text">
      <style:text-properties officeooo:rsid="004ecf44"/>
    </style:style>
    <style:style style:name="T429" style:family="text">
      <style:text-properties officeooo:rsid="007ab669"/>
    </style:style>
    <style:style style:name="T430" style:family="text">
      <style:text-properties officeooo:rsid="0029c30a"/>
    </style:style>
    <style:style style:name="T431" style:family="text">
      <style:text-properties officeooo:rsid="005837c7"/>
    </style:style>
    <style:style style:name="T432" style:family="text">
      <style:text-properties officeooo:rsid="002ad437"/>
    </style:style>
    <style:style style:name="T433" style:family="text">
      <style:text-properties officeooo:rsid="00609daf"/>
    </style:style>
    <style:style style:name="T434" style:family="text">
      <style:text-properties officeooo:rsid="007094a8"/>
    </style:style>
    <style:style style:name="T435" style:family="text">
      <style:text-properties officeooo:rsid="0070f3bb"/>
    </style:style>
    <style:style style:name="T436" style:family="text">
      <style:text-properties officeooo:rsid="0075871c"/>
    </style:style>
    <style:style style:name="T437" style:family="text">
      <style:text-properties officeooo:rsid="00774116"/>
    </style:style>
    <style:style style:name="T438" style:family="text">
      <style:text-properties officeooo:rsid="00790eaf"/>
    </style:style>
    <style:style style:name="T439" style:family="text">
      <style:text-properties officeooo:rsid="009446e1"/>
    </style:style>
    <style:style style:name="T440" style:family="text">
      <style:text-properties officeooo:rsid="00071e46"/>
    </style:style>
    <style:style style:name="T441" style:family="text">
      <style:text-properties officeooo:rsid="006240f3"/>
    </style:style>
    <style:style style:name="T442" style:family="text">
      <style:text-properties officeooo:rsid="001093d6"/>
    </style:style>
    <style:style style:name="T443" style:family="text">
      <style:text-properties officeooo:rsid="0010bbeb"/>
    </style:style>
    <style:style style:name="T444" style:family="text">
      <style:text-properties officeooo:rsid="0011d554"/>
    </style:style>
    <style:style style:name="T445" style:family="text">
      <style:text-properties officeooo:rsid="0011d95e"/>
    </style:style>
    <style:style style:name="T446" style:family="text">
      <style:text-properties officeooo:rsid="00a81ed4"/>
    </style:style>
    <style:style style:name="T447" style:family="text">
      <style:text-properties officeooo:rsid="0117d3ac"/>
    </style:style>
    <style:style style:name="T448" style:family="text">
      <style:text-properties officeooo:rsid="002435aa"/>
    </style:style>
    <style:style style:name="T449" style:family="text">
      <style:text-properties officeooo:rsid="0094f36c"/>
    </style:style>
    <style:style style:name="T450" style:family="text">
      <style:text-properties officeooo:rsid="0131c027"/>
    </style:style>
    <style:style style:name="T451" style:family="text">
      <style:text-properties officeooo:rsid="0093a34e"/>
    </style:style>
    <style:style style:name="T452" style:family="text">
      <style:text-properties officeooo:rsid="00949398"/>
    </style:style>
    <style:style style:name="T453" style:family="text">
      <style:text-properties officeooo:rsid="00a5ea12"/>
    </style:style>
    <style:style style:name="T454" style:family="text">
      <style:text-properties officeooo:rsid="0090bf48"/>
    </style:style>
    <style:style style:name="T455" style:family="text">
      <style:text-properties fo:color="#000000" fo:font-size="8pt" fo:font-style="italic" fo:background-color="#ffffff" loext:char-shading-value="0" style:font-style-asian="italic" style:font-style-complex="italic"/>
    </style:style>
    <style:style style:name="T456" style:family="text">
      <style:text-properties fo:color="#000000" fo:font-size="8pt" fo:font-style="italic" officeooo:rsid="002a0cce" fo:background-color="#ffffff" loext:char-shading-value="0" style:font-style-asian="italic" style:font-style-complex="italic"/>
    </style:style>
    <style:style style:name="T457" style:family="text">
      <style:text-properties fo:color="#000000" fo:font-size="8pt" fo:font-style="italic" officeooo:rsid="002c0f35" fo:background-color="#ffffff" loext:char-shading-value="0" style:font-style-asian="italic" style:font-style-complex="italic"/>
    </style:style>
    <style:style style:name="T458" style:family="text">
      <style:text-properties fo:color="#000000" fo:font-size="8pt" fo:font-style="italic" fo:font-weight="normal" officeooo:rsid="002c0f35" fo:background-color="#ffffff" loext:char-shading-value="0" style:font-style-asian="italic" style:font-weight-asian="normal" style:font-style-complex="italic" style:font-weight-complex="normal"/>
    </style:style>
    <style:style style:name="T459" style:family="text">
      <style:text-properties fo:color="#000000" fo:font-size="8pt" fo:font-style="normal" fo:font-weight="normal" officeooo:rsid="002c0f35" fo:background-color="#ffffff" loext:char-shading-value="0" style:font-style-asian="normal" style:font-weight-asian="normal" style:font-style-complex="normal" style:font-weight-complex="normal"/>
    </style:style>
    <style:style style:name="T460" style:family="text">
      <style:text-properties fo:color="#000000" fo:font-size="8pt" fo:font-style="normal" fo:font-weight="normal" officeooo:rsid="003c9daf" fo:background-color="#ffffff" loext:char-shading-value="0" style:font-style-asian="normal" style:font-weight-asian="normal" style:font-style-complex="normal" style:font-weight-complex="normal"/>
    </style:style>
    <style:style style:name="T461" style:family="text">
      <style:text-properties fo:color="#000000" fo:font-size="8pt" fo:font-style="normal" fo:font-weight="normal" officeooo:rsid="0056c8c8" fo:background-color="#ffffff" loext:char-shading-value="0" style:font-style-asian="normal" style:font-weight-asian="normal" style:font-style-complex="normal" style:font-weight-complex="normal"/>
    </style:style>
    <style:style style:name="T462" style:family="text">
      <style:text-properties fo:color="#000000" fo:font-size="8pt" fo:font-style="normal" fo:font-weight="normal" officeooo:rsid="002df3f7" fo:background-color="#ffffff" loext:char-shading-value="0" style:font-style-asian="normal" style:font-weight-asian="normal" style:font-style-complex="normal" style:font-weight-complex="normal"/>
    </style:style>
    <style:style style:name="T463" style:family="text">
      <style:text-properties officeooo:rsid="009f49b9"/>
    </style:style>
    <style:style style:name="T464" style:family="text">
      <style:text-properties officeooo:rsid="009f5126"/>
    </style:style>
    <style:style style:name="T465" style:family="text">
      <style:text-properties officeooo:rsid="00a18239"/>
    </style:style>
    <style:style style:name="T466" style:family="text">
      <style:text-properties officeooo:rsid="00a258f8"/>
    </style:style>
    <style:style style:name="T467" style:family="text">
      <style:text-properties officeooo:rsid="00fde676"/>
    </style:style>
    <style:style style:name="T468" style:family="text">
      <style:text-properties officeooo:rsid="00ffe110"/>
    </style:style>
    <style:style style:name="T469" style:family="text">
      <style:text-properties officeooo:rsid="00a2c967"/>
    </style:style>
    <style:style style:name="T470" style:family="text">
      <style:text-properties officeooo:rsid="00a402ce"/>
    </style:style>
    <style:style style:name="T471" style:family="text">
      <style:text-properties officeooo:rsid="00ab6aae"/>
    </style:style>
    <style:style style:name="T472" style:family="text">
      <style:text-properties officeooo:rsid="0101c29c"/>
    </style:style>
    <style:style style:name="T473" style:family="text">
      <style:text-properties officeooo:rsid="00bac53e"/>
    </style:style>
    <style:style style:name="T474" style:family="text">
      <style:text-properties officeooo:rsid="00aad426"/>
    </style:style>
    <style:style style:name="T475" style:family="text">
      <style:text-properties officeooo:rsid="00ab628f"/>
    </style:style>
    <style:style style:name="T476" style:family="text">
      <style:text-properties officeooo:rsid="00ad50ef"/>
    </style:style>
    <style:style style:name="T477" style:family="text">
      <style:text-properties officeooo:rsid="00ae73e0"/>
    </style:style>
    <style:style style:name="T478" style:family="text">
      <style:text-properties officeooo:rsid="00b00224"/>
    </style:style>
    <style:style style:name="T479" style:family="text">
      <style:text-properties officeooo:rsid="00b34990"/>
    </style:style>
    <style:style style:name="T480" style:family="text">
      <style:text-properties officeooo:rsid="01038dc2"/>
    </style:style>
    <style:style style:name="T481" style:family="text">
      <style:text-properties officeooo:rsid="00b3fe11"/>
    </style:style>
    <style:style style:name="T482" style:family="text">
      <style:text-properties officeooo:rsid="00bad68a"/>
    </style:style>
    <style:style style:name="T483" style:family="text">
      <style:text-properties officeooo:rsid="0104cc6f"/>
    </style:style>
    <style:style style:name="T484" style:family="text">
      <style:text-properties officeooo:rsid="0106926d"/>
    </style:style>
    <style:style style:name="T485" style:family="text">
      <style:text-properties officeooo:rsid="0107986d"/>
    </style:style>
    <style:style style:name="T486" style:family="text">
      <style:text-properties officeooo:rsid="01125d67"/>
    </style:style>
    <style:style style:name="T487" style:family="text">
      <style:text-properties officeooo:rsid="011b1b3b"/>
    </style:style>
    <style:style style:name="T488" style:family="text">
      <style:text-properties officeooo:rsid="014dade8"/>
    </style:style>
    <style:style style:name="T489" style:family="text">
      <style:text-properties officeooo:rsid="011418a3"/>
    </style:style>
    <style:style style:name="T490" style:family="text">
      <style:text-properties officeooo:rsid="0113cc85"/>
    </style:style>
    <style:style style:name="T491" style:family="text">
      <style:text-properties officeooo:rsid="00bd57d9"/>
    </style:style>
    <style:style style:name="T492" style:family="text">
      <style:text-properties officeooo:rsid="00f06fa2"/>
    </style:style>
    <style:style style:name="T493" style:family="text">
      <style:text-properties officeooo:rsid="00bf9484"/>
    </style:style>
    <style:style style:name="T494" style:family="text">
      <style:text-properties officeooo:rsid="01498fbb"/>
    </style:style>
    <style:style style:name="T495" style:family="text">
      <style:text-properties officeooo:rsid="0114d58e"/>
    </style:style>
    <style:style style:name="T496" style:family="text">
      <style:text-properties officeooo:rsid="011631e5"/>
    </style:style>
    <style:style style:name="T497" style:family="text">
      <style:text-properties officeooo:rsid="00c37b07"/>
    </style:style>
    <style:style style:name="T498" style:family="text">
      <style:text-properties officeooo:rsid="00c51bd7"/>
    </style:style>
    <style:style style:name="T499" style:family="text">
      <style:text-properties officeooo:rsid="011673e4"/>
    </style:style>
    <style:style style:name="T500" style:family="text">
      <style:text-properties officeooo:rsid="01292c7b"/>
    </style:style>
    <style:style style:name="T501" style:family="text">
      <style:text-properties officeooo:rsid="01209adf"/>
    </style:style>
    <style:style style:name="T502" style:family="text">
      <style:text-properties officeooo:rsid="0120ba01"/>
    </style:style>
    <style:style style:name="T503" style:family="text">
      <style:text-properties officeooo:rsid="01227067"/>
    </style:style>
    <style:style style:name="T504" style:family="text">
      <style:text-properties officeooo:rsid="0123fa1b"/>
    </style:style>
    <style:style style:name="T505" style:family="text">
      <style:text-properties officeooo:rsid="00cc569f"/>
    </style:style>
    <style:style style:name="T506" style:family="text">
      <style:text-properties officeooo:rsid="00cde5e9"/>
    </style:style>
    <style:style style:name="T507" style:family="text">
      <style:text-properties officeooo:rsid="0125d995"/>
    </style:style>
    <style:style style:name="T508" style:family="text">
      <style:text-properties officeooo:rsid="012784c7"/>
    </style:style>
    <style:style style:name="T509" style:family="text">
      <style:text-properties officeooo:rsid="00d000eb"/>
    </style:style>
    <style:style style:name="T510" style:family="text">
      <style:text-properties officeooo:rsid="0129b7c3"/>
    </style:style>
    <style:style style:name="T511" style:family="text">
      <style:text-properties officeooo:rsid="012ab913"/>
    </style:style>
    <style:style style:name="T512" style:family="text">
      <style:text-properties officeooo:rsid="00d97ab5"/>
    </style:style>
    <style:style style:name="T513" style:family="text">
      <style:text-properties officeooo:rsid="00d6ee89"/>
    </style:style>
    <style:style style:name="T514" style:family="text">
      <style:text-properties officeooo:rsid="00da8d50"/>
    </style:style>
    <style:style style:name="T515" style:family="text">
      <style:text-properties officeooo:rsid="00db8801"/>
    </style:style>
    <style:style style:name="T516" style:family="text">
      <style:text-properties officeooo:rsid="012c1bde"/>
    </style:style>
    <style:style style:name="T517" style:family="text">
      <style:text-properties officeooo:rsid="012db825"/>
    </style:style>
    <style:style style:name="T518" style:family="text">
      <style:text-properties officeooo:rsid="012f5bdd"/>
    </style:style>
    <style:style style:name="T519" style:family="text">
      <style:text-properties officeooo:rsid="00dd4649"/>
    </style:style>
    <style:style style:name="T520" style:family="text">
      <style:text-properties officeooo:rsid="01336a6e"/>
    </style:style>
    <style:style style:name="T521" style:family="text">
      <style:text-properties officeooo:rsid="00df60e3"/>
    </style:style>
    <style:style style:name="T522" style:family="text">
      <style:text-properties fo:font-variant="normal" fo:text-transform="none" fo:color="#212121" fo:letter-spacing="normal" fo:language="la" fo:country="VA" fo:font-style="normal" fo:font-weight="normal" officeooo:rsid="011c7f5e" style:font-style-asian="normal" style:font-weight-asian="normal" style:font-style-complex="normal" style:font-weight-complex="normal" loext:padding="0in" loext:border="none"/>
    </style:style>
    <style:style style:name="T523" style:family="text">
      <style:text-properties fo:font-variant="normal" fo:text-transform="none" fo:color="#000000" fo:font-size="12pt" fo:letter-spacing="normal" fo:font-style="normal" style:font-size-asian="12pt" style:font-size-complex="12pt"/>
    </style:style>
    <style:style style:name="T524" style:family="text">
      <style:text-properties fo:font-variant="normal" fo:text-transform="none" fo:color="#000000" fo:font-size="12pt" fo:letter-spacing="normal" fo:font-style="normal" officeooo:rsid="00282271" style:font-size-asian="12pt" style:font-size-complex="12pt"/>
    </style:style>
    <style:style style:name="T525" style:family="text">
      <style:text-properties fo:font-variant="normal" fo:text-transform="none" fo:color="#000000" fo:font-size="12pt" fo:letter-spacing="normal" fo:font-style="normal" officeooo:rsid="0025aa2f" style:font-size-asian="12pt" style:font-size-complex="12pt"/>
    </style:style>
    <style:style style:name="T526" style:family="text">
      <style:text-properties fo:font-variant="normal" fo:text-transform="none" fo:color="#000000" fo:font-size="12pt" fo:letter-spacing="normal" fo:font-style="normal" officeooo:rsid="00310a3d" style:font-size-asian="12pt" style:font-size-complex="12pt"/>
    </style:style>
    <style:style style:name="T527" style:family="text">
      <style:text-properties fo:font-variant="normal" fo:text-transform="none" fo:color="#000000" fo:font-size="12pt" fo:letter-spacing="normal" fo:font-style="normal" officeooo:rsid="0029865b" style:font-size-asian="12pt" style:font-size-complex="12pt"/>
    </style:style>
    <style:style style:name="T528" style:family="text">
      <style:text-properties fo:font-variant="normal" fo:text-transform="none" fo:color="#000000" fo:font-size="12pt" fo:letter-spacing="normal" fo:font-style="normal" officeooo:rsid="002f6ad7" style:font-size-asian="12pt" style:font-size-complex="12pt"/>
    </style:style>
    <style:style style:name="T529" style:family="text">
      <style:text-properties fo:font-variant="normal" fo:text-transform="none" fo:color="#000000" fo:font-size="12pt" fo:letter-spacing="normal" fo:font-style="normal" officeooo:rsid="0032ef4e" style:font-size-asian="12pt" style:font-size-complex="12pt"/>
    </style:style>
    <style:style style:name="T530" style:family="text">
      <style:text-properties fo:font-variant="normal" fo:text-transform="none" fo:color="#000000" fo:letter-spacing="normal" fo:font-style="normal" style:font-size-asian="12pt" style:font-size-complex="12pt"/>
    </style:style>
    <style:style style:name="T531" style:family="text">
      <style:text-properties fo:font-variant="normal" fo:text-transform="none" fo:color="#000000" fo:letter-spacing="normal" fo:font-style="normal" officeooo:rsid="00282271" style:font-size-asian="12pt" style:font-size-complex="12pt"/>
    </style:style>
    <style:style style:name="T532" style:family="text">
      <style:text-properties fo:font-variant="normal" fo:text-transform="none" fo:color="#000000" fo:letter-spacing="normal" fo:font-style="normal" officeooo:rsid="0025aa2f" style:font-size-asian="12pt" style:font-size-complex="12pt"/>
    </style:style>
    <style:style style:name="T533" style:family="text">
      <style:text-properties fo:font-variant="normal" fo:text-transform="none" fo:color="#000000" fo:letter-spacing="normal" fo:font-style="normal" officeooo:rsid="00310a3d" style:font-size-asian="12pt" style:font-size-complex="12pt"/>
    </style:style>
    <style:style style:name="T534" style:family="text">
      <style:text-properties fo:font-variant="normal" fo:text-transform="none" fo:color="#000000" fo:letter-spacing="normal" fo:font-style="normal" officeooo:rsid="0029865b" style:font-size-asian="12pt" style:font-size-complex="12pt"/>
    </style:style>
    <style:style style:name="T535" style:family="text">
      <style:text-properties fo:font-variant="normal" fo:text-transform="none" fo:color="#000000" fo:letter-spacing="normal" fo:font-style="normal" officeooo:rsid="002f6ad7" style:font-size-asian="12pt" style:font-size-complex="12pt"/>
    </style:style>
    <style:style style:name="T536" style:family="text">
      <style:text-properties fo:font-variant="normal" fo:text-transform="none" fo:color="#000000" fo:letter-spacing="normal" fo:font-style="normal" officeooo:rsid="0032ef4e" style:font-size-asian="12pt" style:font-size-complex="12pt"/>
    </style:style>
    <style:style style:name="T537" style:family="text">
      <style:text-properties officeooo:rsid="0133acd5"/>
    </style:style>
    <style:style style:name="T538" style:family="text">
      <style:text-properties officeooo:rsid="0135128f"/>
    </style:style>
    <style:style style:name="T539" style:family="text">
      <style:text-properties officeooo:rsid="0135b946"/>
    </style:style>
    <style:style style:name="T540" style:family="text">
      <style:text-properties officeooo:rsid="001b65a3"/>
    </style:style>
    <style:style style:name="T541" style:family="text">
      <style:text-properties officeooo:rsid="001f8b7a"/>
    </style:style>
    <style:style style:name="T542" style:family="text">
      <style:text-properties officeooo:rsid="013928af"/>
    </style:style>
    <style:style style:name="T543" style:family="text">
      <style:text-properties officeooo:rsid="01371dfe"/>
    </style:style>
    <style:style style:name="T544" style:family="text">
      <style:text-properties officeooo:rsid="0019945b"/>
    </style:style>
    <style:style style:name="T545" style:family="text">
      <style:text-properties style:font-name-asian="Times New Roman1" style:font-name-complex="Times New Roman1"/>
    </style:style>
    <style:style style:name="T546" style:family="text">
      <style:text-properties officeooo:rsid="002435aa" style:font-name-asian="Times New Roman1" style:font-name-complex="Times New Roman1"/>
    </style:style>
    <style:style style:name="T547" style:family="text">
      <style:text-properties style:font-name-asian="SimSun" style:font-name-complex="Arial"/>
    </style:style>
    <style:style style:name="T548" style:family="text">
      <style:text-properties officeooo:rsid="0098d799"/>
    </style:style>
    <style:style style:name="T549" style:family="text">
      <style:text-properties officeooo:rsid="00203ee2"/>
    </style:style>
    <style:style style:name="T550" style:family="text">
      <style:text-properties officeooo:rsid="0020e770"/>
    </style:style>
    <style:style style:name="T551" style:family="text">
      <style:text-properties officeooo:rsid="00432aeb"/>
    </style:style>
    <style:style style:name="T552" style:family="text">
      <style:text-properties officeooo:rsid="00ec5412"/>
    </style:style>
    <style:style style:name="T553" style:family="text">
      <style:text-properties officeooo:rsid="00f193e9"/>
    </style:style>
    <style:style style:name="T554" style:family="text">
      <style:text-properties officeooo:rsid="00437fa1"/>
    </style:style>
    <style:style style:name="T555" style:family="text">
      <style:text-properties officeooo:rsid="004528d4"/>
    </style:style>
    <style:style style:name="T556" style:family="text">
      <style:text-properties officeooo:rsid="0146220a"/>
    </style:style>
    <style:style style:name="T557" style:family="text">
      <style:text-properties officeooo:rsid="0046cba1"/>
    </style:style>
    <style:style style:name="T558" style:family="text">
      <style:text-properties officeooo:rsid="004cad44"/>
    </style:style>
    <style:style style:name="T559" style:family="text">
      <style:text-properties officeooo:rsid="004e512f"/>
    </style:style>
    <style:style style:name="T560" style:family="text">
      <style:text-properties officeooo:rsid="0038891e"/>
    </style:style>
    <style:style style:name="T561" style:family="text">
      <style:text-properties officeooo:rsid="0016a243"/>
    </style:style>
    <style:style style:name="T562" style:family="text">
      <style:text-properties officeooo:rsid="009c744c"/>
    </style:style>
    <style:style style:name="T563" style:family="text">
      <style:text-properties officeooo:rsid="005125c3"/>
    </style:style>
    <style:style style:name="T564" style:family="text">
      <style:text-properties officeooo:rsid="007c7a18"/>
    </style:style>
    <style:style style:name="T565" style:family="text">
      <style:text-properties officeooo:rsid="007e22c1"/>
    </style:style>
    <style:style style:name="T566" style:family="text">
      <style:text-properties officeooo:rsid="007c7532"/>
    </style:style>
    <style:style style:name="T567" style:family="text">
      <style:text-properties officeooo:rsid="0069f95e"/>
    </style:style>
    <style:style style:name="T568" style:family="text">
      <style:text-properties officeooo:rsid="0087b7fe"/>
    </style:style>
    <style:style style:name="T569" style:family="text">
      <style:text-properties officeooo:rsid="00832b6a"/>
    </style:style>
    <style:style style:name="T570" style:family="text">
      <style:text-properties officeooo:rsid="013e7197"/>
    </style:style>
    <style:style style:name="T571" style:family="text">
      <style:text-properties officeooo:rsid="008c38bf"/>
    </style:style>
    <style:style style:name="T572" style:family="text">
      <style:text-properties officeooo:rsid="004f9ca4"/>
    </style:style>
    <style:style style:name="T573" style:family="text">
      <style:text-properties officeooo:rsid="0013be55"/>
    </style:style>
    <style:style style:name="T574" style:family="text">
      <style:text-properties officeooo:rsid="001547c9"/>
    </style:style>
    <style:style style:name="T575" style:family="text">
      <style:text-properties officeooo:rsid="001727b4"/>
    </style:style>
    <style:style style:name="T576" style:family="text">
      <style:text-properties officeooo:rsid="0006c9db"/>
    </style:style>
    <style:style style:name="T577" style:family="text">
      <style:text-properties officeooo:rsid="001931bf"/>
    </style:style>
    <style:style style:name="T578" style:family="text">
      <style:text-properties officeooo:rsid="00052f4d"/>
    </style:style>
    <style:style style:name="T579" style:family="text">
      <style:text-properties officeooo:rsid="0005a08e"/>
    </style:style>
    <style:style style:name="T580" style:family="text">
      <style:text-properties officeooo:rsid="0009e40f"/>
    </style:style>
    <style:style style:name="T581" style:family="text">
      <style:text-properties officeooo:rsid="000f1dbb"/>
    </style:style>
    <style:style style:name="T582" style:family="text">
      <style:text-properties officeooo:rsid="00157630"/>
    </style:style>
    <style:style style:name="T583" style:family="text">
      <style:text-properties officeooo:rsid="000c7f86"/>
    </style:style>
    <style:style style:name="T584" style:family="text">
      <style:text-properties officeooo:rsid="001756e2"/>
    </style:style>
    <style:style style:name="T585" style:family="text">
      <style:text-properties officeooo:rsid="0019cb05"/>
    </style:style>
    <style:style style:name="T586" style:family="text">
      <style:text-properties officeooo:rsid="000d2858"/>
    </style:style>
    <style:style style:name="T587" style:family="text">
      <style:text-properties officeooo:rsid="000d77d0"/>
    </style:style>
    <style:style style:name="T588" style:family="text">
      <style:text-properties officeooo:rsid="000feacf"/>
    </style:style>
    <style:style style:name="T589" style:family="text">
      <style:text-properties officeooo:rsid="000ef4c5"/>
    </style:style>
    <style:style style:name="T590" style:family="text">
      <style:text-properties style:font-name="Papyrus" fo:font-size="16pt" fo:font-weight="bold" style:font-size-asian="14pt" style:font-weight-asian="bold" style:font-size-complex="16pt" style:font-weight-complex="bold"/>
    </style:style>
    <style:style style:name="T591" style:family="text">
      <style:text-properties officeooo:rsid="00123a3e"/>
    </style:style>
    <style:style style:name="T592" style:family="text">
      <style:text-properties officeooo:rsid="002c18f6"/>
    </style:style>
    <style:style style:name="T593" style:family="text">
      <style:text-properties officeooo:rsid="00282271"/>
    </style:style>
    <style:style style:name="T594" style:family="text">
      <style:text-properties officeooo:rsid="001117a6"/>
    </style:style>
    <style:style style:name="T595" style:family="text">
      <style:text-properties officeooo:rsid="0011d90e"/>
    </style:style>
    <style:style style:name="T596" style:family="text">
      <style:text-properties officeooo:rsid="00130971"/>
    </style:style>
    <style:style style:name="T597" style:family="text">
      <style:text-properties officeooo:rsid="000cf44d"/>
    </style:style>
    <style:style style:name="T598" style:family="text">
      <style:text-properties officeooo:rsid="001b617f"/>
    </style:style>
    <style:style style:name="T599" style:family="text">
      <style:text-properties officeooo:rsid="001c9c99"/>
    </style:style>
    <style:style style:name="T600" style:family="text">
      <style:text-properties officeooo:rsid="0021f6b3"/>
    </style:style>
    <style:style style:name="T601" style:family="text">
      <style:text-properties officeooo:rsid="0017bf2c"/>
    </style:style>
    <style:style style:name="T602" style:family="text">
      <style:text-properties officeooo:rsid="00310a3d"/>
    </style:style>
    <style:style style:name="T603" style:family="text">
      <style:text-properties officeooo:rsid="002a80c7"/>
    </style:style>
    <style:style style:name="T604" style:family="text">
      <style:text-properties officeooo:rsid="0029865b"/>
    </style:style>
    <style:style style:name="T605" style:family="text">
      <style:text-properties officeooo:rsid="002f6ad7"/>
    </style:style>
    <style:style style:name="T606" style:family="text">
      <style:text-properties officeooo:rsid="002af521"/>
    </style:style>
    <style:style style:name="T607" style:family="text">
      <style:text-properties officeooo:rsid="0020a498"/>
    </style:style>
    <style:style style:name="T608" style:family="text">
      <style:text-properties officeooo:rsid="0019602f"/>
    </style:style>
    <style:style style:name="T609" style:family="text">
      <style:text-properties officeooo:rsid="001332c1"/>
    </style:style>
    <style:style style:name="T610" style:family="text">
      <style:text-properties officeooo:rsid="0043e144" style:font-size-asian="12pt" style:font-size-complex="12pt"/>
    </style:style>
    <style:style style:name="T611" style:family="text">
      <style:text-properties officeooo:rsid="002f6ad7" style:font-size-asian="12pt" style:font-size-complex="12pt"/>
    </style:style>
    <style:style style:name="T612" style:family="text">
      <style:text-properties officeooo:rsid="002c18f6" style:font-size-asian="12pt" style:font-size-complex="12pt"/>
    </style:style>
    <style:style style:name="T613" style:family="text">
      <style:text-properties officeooo:rsid="001b4d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4">The Heart of Humanity: </text:p>
      <text:p text:style-name="P464">A Story of Human Heritage</text:p>
      <text:p text:style-name="P464"/>
      <text:p text:style-name="P465">Page 1 – Table of Contents</text:p>
      <text:p text:style-name="P466">Pages 2 – Company Plan</text:p>
      <text:p text:style-name="P466">Page <text:span text:style-name="T613">3</text:span> – Game and Expansion Timeline</text:p>
      <text:p text:style-name="P465">Pages <text:span text:style-name="T613">4</text:span>-<text:span text:style-name="T613">24</text:span> – Universe Story</text:p>
      <text:p text:style-name="P465">Page 2<text:span text:style-name="T613">5</text:span>-2<text:span text:style-name="T613">6</text:span> – Game Summery</text:p>
      <text:p text:style-name="P465">Page 2<text:span text:style-name="T613">6</text:span>-<text:span text:style-name="T613">65</text:span> – Game Play </text:p>
      <text:p text:style-name="P465">Page <text:span text:style-name="T613">66</text:span>-<text:span text:style-name="T613">155</text:span> – Abilities</text:p>
      <text:p text:style-name="P465">Page 1<text:span text:style-name="T613">56</text:span>-<text:span text:style-name="T613">202</text:span> – Equipment</text:p>
      <text:p text:style-name="P465">Page <text:span text:style-name="T613">203</text:span>-<text:span text:style-name="T613">217</text:span> – Missions</text:p>
      <text:p text:style-name="P465">Page <text:span text:style-name="T613">217</text:span>-<text:span text:style-name="T613">219</text:span> – Trailer Script</text:p>
      <text:p text:style-name="P465"/>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72"/>
      <text:p text:style-name="P468"/>
      <text:p text:style-name="P468"/>
      <text:p text:style-name="P468"/>
      <text:p text:style-name="P468"/>
      <text:p text:style-name="P468"/>
      <text:p text:style-name="P468"/>
      <text:p text:style-name="P468"><text:soft-page-break/><text:tab/>We came up with this concept in December of 2017. The work you see here is the product of 3 people who work full-time and maintain families. <text:s/>We want to start a game development company to flush out the wonderful worlds that we have envisioned and created. Our first series of projects are the The Heart of Humanity: A Saga of Human Heritage. The saga is a collage of novels, and games meant to bring the ruined world into reality. While the novel follows the exploits of Mikal, a man living in 2062 Seattle, the games explore other times, such as the mysterious Reckoning or the Journey of Reclamation. With your help, we could pour our attention and energy into making this an experience that we can all share.</text:p>
      <text:p text:style-name="P468"/>
      <text:p text:style-name="P468">-We are donating 1% of our annual company profit to a scholarship for the Computer Science and Media Arts departments at the University of Montana at the end of our fiscal year as long as our company is still producing video games.</text:p>
      <text:p text:style-name="P468"/>
      <text:p text:style-name="P468">-The core of our game is story. A video game is nothing more than a movie or book that you can influence that actions of those within it. We take this to heart.</text:p>
      <text:p text:style-name="P468"/>
      <text:p text:style-name="P468">-We believe that the voices of our player base is the voice-on-our-shoulders that we, as developers, should attempt to heed to the best of our abilities. That is why we have the following weekly events planned:</text:p>
      <text:p text:style-name="P468"/>
      <text:p text:style-name="P468"><text:tab/><text:span text:style-name="T266">-Sunday: Creative Director Sneak Peak (0-2 Hours)</text:span></text:p>
      <text:p text:style-name="P476"><text:tab/><text:tab/>Austin Anderson will be having a live stream with the fanbase, free to log on to via Youtube and Facebook. He will be answering questions about the ENTIRE universe, be they story, game-play or the future of the series!</text:p>
      <text:p text:style-name="P476"><text:tab/>-Monday: Q/A Answers (10 Minutes)</text:p>
      <text:p text:style-name="P476"><text:tab/><text:tab/>Austin Anderson, and one additional member of the crew, will be providing answers to questions that the Community Manager, Kailey Anderson, will be pulling from Youtube, Facebook, Twitter, email and other social media platforms. </text:p>
      <text:p text:style-name="P476"><text:tab/>-Wednesday: Live Q/A Answers (30 Minutes)</text:p>
      <text:p text:style-name="P476"><text:tab/><text:tab/>Austin Anderson, and one additional member of the crew, will be providing answers to questions asked by a fan who calls into a phone that we set up for this event. Each caller gets 2 minutes to ask their question and receive their answers while the entire sessions is live streamed via Facebook and Youtube. </text:p>
      <text:p text:style-name="P476"><text:tab/>-Friday: Background Development Video (10 Minutes)</text:p>
      <text:p text:style-name="P476"><text:tab/><text:tab/>Austin Anderson will walk around the studio, showcasing new models, game-play and other sneak peeks for the games. It will included reasons for delays, explanations from lead programmer and designers and so on. </text:p>
      <text:p text:style-name="P476"/>
      <text:p text:style-name="P476"/>
      <text:p text:style-name="P476"/>
      <text:p text:style-name="P476"/>
      <text:p text:style-name="P476"/>
      <text:p text:style-name="P476"/>
      <text:p text:style-name="P476"/>
      <text:p text:style-name="P476"><text:soft-page-break/>-We have a long view of our future with many possibilities. Below is a rough timeline:</text:p>
      <text:p text:style-name="P474"/>
      <text:p text:style-name="P403">The Heart of Humanity: A Saga of Human Heritage</text:p>
      <text:p text:style-name="P404"/>
      <text:p text:style-name="P404">Witch Heart: The Reckoning <text:span text:style-name="T592">(Vivian Tul’Rem, the Witch Queen)</text:span></text:p>
      <text:p text:style-name="P457">Seattle, <text:span text:style-name="T593">USA</text:span>; Levels 1-60; Heritage and Survival Trees</text:p>
      <text:list xml:id="list1526085591" text:style-name="L1">
        <text:list-item>
          <text:p text:style-name="P405">Witch Heart: <text:span text:style-name="T594">Cold Case (Vivian Tul’Rem, the Witch Queen)</text:span></text:p>
          <text:p text:style-name="P370">Chicago, <text:span text:style-name="T593">USA</text:span>; Detective (Investigator) Prestige Tree</text:p>
        </text:list-item>
        <text:list-item>
          <text:p text:style-name="P406">Witch Heart: Irish Kings <text:span text:style-name="T592">(Hazel Dela’Rose, the Handmaiden of Pain)</text:span></text:p>
          <text:p text:style-name="P370">Boston, <text:span text:style-name="T593">USA</text:span>; Levels 61-70; Heritage</text:p>
        </text:list-item>
        <text:list-item>
          <text:p text:style-name="P406">Witch Heart: New America <text:span text:style-name="T592">(General Ryan Benelli)</text:span></text:p>
          <text:p text:style-name="P371">Dallas, <text:span text:style-name="T593">USA</text:span>; Artificer (Artisan) and Machinist (Mechanic) Prestige Trees</text:p>
        </text:list-item>
        <text:list-item>
          <text:p text:style-name="P406">Witch Heart: City of Angels <text:span text:style-name="T592">(Vivian Tul’Rem, the Witch Queen)</text:span></text:p>
          <text:p text:style-name="P371">Los Angeles, <text:span text:style-name="T593">USA</text:span>; Levels 71-80; Heritage, <text:span text:style-name="T595">Glamour</text:span></text:p>
        </text:list-item>
        <text:list-item>
          <text:p text:style-name="P406">Witch Heart: Spring of Souls <text:span text:style-name="T592">(Vivian Tul’Rem, the Witch Queen)</text:span></text:p>
          <text:p text:style-name="P371">Salt Lake City, <text:span text:style-name="T593">USA</text:span>; Commando (Ranger) Prestige Tree</text:p>
        </text:list-item>
        <text:list-item>
          <text:p text:style-name="P406">Witch Heart: <text:span text:style-name="T596">The Frozen Frontier (Hazel Dela’Rose, the Handmaiden of Pain)</text:span></text:p>
          <text:p text:style-name="P371">Anchorage, <text:span text:style-name="T593">USA</text:span>; Levels 81-90; Heritage</text:p>
        </text:list-item>
        <text:list-item>
          <text:p text:style-name="P406">Witch Heart: The <text:span text:style-name="T597">Alluring Shore (Hazel Dela’Rose, the Handmaiden of Pain)</text:span></text:p>
          <text:p text:style-name="P371">Sydeny, <text:span text:style-name="T593">Australia</text:span>; Levels 91-100; Heritage, <text:span text:style-name="T595">Sirens</text:span></text:p>
        </text:list-item>
        <text:list-item>
          <text:p text:style-name="P407">Witch Heart: Devil’s Triangle <text:span text:style-name="T592">(Hazel Dela’Rose, the Handmaiden of Pain)</text:span></text:p>
          <text:p text:style-name="P440">Bermuda Triangle, <text:span text:style-name="T593">Atlantic Ocean</text:span>, Personal Weapons</text:p>
        </text:list-item>
        <text:list-item>
          <text:p text:style-name="P406">Witch Heart: The <text:span text:style-name="T598">Shades</text:span> of the East <text:span text:style-name="T592">(Merlin, the Black Warlock)</text:span></text:p>
          <text:p text:style-name="P371">Hong Kong, <text:span text:style-name="T593">China</text:span>; Levels 1-20; Prestige Heritage </text:p>
          <text:p text:style-name="P371">Human: Warrior (Soldier), Siege Master (Engineer), Marksman (Scout) </text:p>
          <text:p text:style-name="P371">Enchanter: Beserker (Specialist), <text:span text:style-name="T599">Alchemist</text:span> (Savant), Occultist (Mystic)</text:p>
          <text:p text:style-name="P371">Sorcerer: Mage (Evoker), Wizard (Siren), Magus (Aegis)</text:p>
        </text:list-item>
        <text:list-item>
          <text:p text:style-name="P406">Witch Heart: Shifting Sands <text:span text:style-name="T592">(Merlin, the Black Warlock)</text:span></text:p>
          <text:p text:style-name="P371">Alexandria, <text:span text:style-name="T593">Egypt</text:span>; Levels 21-40; Prestige Heritage</text:p>
        </text:list-item>
        <text:list-item>
          <text:p text:style-name="P406">Witch Heart: <text:span text:style-name="T594">Fury of the Ancients (Merlin, the Black Warlock)</text:span></text:p>
          <text:p text:style-name="P371">London, <text:span text:style-name="T593">England</text:span>; Levels 41-50; Prestige Heritage</text:p>
        </text:list-item>
        <text:list-item>
          <text:p text:style-name="P408">Witch Heart: The Faded Front <text:span text:style-name="T592">(Merlin, the Black Warlock)</text:span></text:p>
          <text:p text:style-name="P372">Camelot, <text:span text:style-name="T593">The</text:span> <text:span text:style-name="T593">Faded Forest</text:span>; <text:span text:style-name="T600">Grace</text:span> Prestige Tree</text:p>
          <text:p text:style-name="P372"/>
        </text:list-item>
      </text:list>
      <text:p text:style-name="P404">Knight Heart: The <text:span text:style-name="T601">War (Prequel) (Achilles, the Damned Warrior)</text:span></text:p>
      <text:p text:style-name="P373">Camelot, <text:span text:style-name="T593">Isles of Avalon</text:span>; Levels 1-60; <text:span text:style-name="T602">Heritage</text:span> and <text:span text:style-name="T602">Royal Boon</text:span> Trees</text:p>
      <text:list xml:id="list2788044014" text:style-name="L6">
        <text:list-item>
          <text:p text:style-name="P409">Knight Heart: The Curse of Undeath <text:span text:style-name="T592">(</text:span><text:span text:style-name="T610">Azeras </text:span><text:span text:style-name="T611">Artaras</text:span><text:span text:style-name="T610">, </text:span><text:span text:style-name="T611">King of the Damned</text:span><text:span text:style-name="T612">)</text:span></text:p>
        </text:list-item>
        <text:list-item>
          <text:p text:style-name="P409">Knight Heart: Shadow of the Dragon <text:span text:style-name="T592">(Etna, the Mother of Fire)</text:span></text:p>
        </text:list-item>
        <text:list-item>
          <text:p text:style-name="P409">Knight Heart: The Faded Growth <text:span text:style-name="T592">(Gaia)</text:span></text:p>
        </text:list-item>
        <text:list-item>
          <text:p text:style-name="P409">Knight Heart: Rise of <text:span text:style-name="T601">Warlords (The Horseman of Death)</text:span></text:p>
        </text:list-item>
        <text:list-item>
          <text:p text:style-name="P409">Knight Heart: The B<text:span text:style-name="T596">anishment (King Arthur, the Dark King)</text:span></text:p>
        </text:list-item>
      </text:list>
      <text:p text:style-name="P373"/>
      <text:p text:style-name="P410">Titan Heart: <text:span text:style-name="T603">The Battle for Olympus (Ares, the God of War)</text:span></text:p>
      <text:p text:style-name="P374"><text:span text:style-name="T593">Athens, Greece</text:span>; Levels 1-60; <text:span text:style-name="T602">Heritage</text:span> and <text:span text:style-name="T604">Olympian Gifts</text:span> Tree</text:p>
      <text:list xml:id="list2118259300" text:style-name="L7">
        <text:list-item>
          <text:p text:style-name="P411">Titan Heart: The Depths of Hades <text:span text:style-name="T605">(Hades, the God of the Underworld)</text:span></text:p>
        </text:list-item>
        <text:list-item>
          <text:p text:style-name="P411">Titan Heart: The Punishment of <text:span text:style-name="T606">Zues (Atlas, the Titan of Endurance)</text:span></text:p>
        </text:list-item>
        <text:list-item>
          <text:p text:style-name="P411">Titan Heart: The Fall <text:span text:style-name="T592">of Gods (Cronos, the Titan of Time)</text:span></text:p>
        </text:list-item>
      </text:list>
      <text:p text:style-name="P373"/>
      <text:p text:style-name="P412">Jotunn Heart: The <text:span text:style-name="T605">Lost </text:span>Gods <text:span text:style-name="T605">(Loki, the God of Mischief)</text:span></text:p>
      <text:p text:style-name="P375"><text:span text:style-name="T530">Reykjavík, </text:span><text:span text:style-name="T531">Norway</text:span><text:span text:style-name="T530">; </text:span><text:span text:style-name="T532">Levels 1-60; </text:span><text:span text:style-name="T533">Heritage</text:span><text:span text:style-name="T532"> and Asgardian </text:span><text:span text:style-name="T534">Blessing </text:span><text:span text:style-name="T532">Tree</text:span></text:p>
      <text:list xml:id="list3798996776" text:style-name="L8">
        <text:list-item>
          <text:p text:style-name="P413"><text:span text:style-name="T530">Jotunn Heart: The Realm of the Dead </text:span><text:span text:style-name="T535">(Hel, the Goddess of Death)</text:span></text:p>
        </text:list-item>
        <text:list-item>
          <text:p text:style-name="P413"><text:span text:style-name="T530">Jotunn Heart: The </text:span><text:span text:style-name="T531">Beasts</text:span><text:span text:style-name="T530"> of </text:span><text:span text:style-name="T531">Destruction </text:span><text:span text:style-name="T535">(Fenrir/Jormungundr, the World Serpent)</text:span></text:p>
        </text:list-item>
        <text:list-item>
          <text:p text:style-name="P413"><text:span text:style-name="T530">Jotunn Heart: Ragnarok </text:span><text:span text:style-name="T535">(Sutur, the </text:span><text:span text:style-name="T536">Doom</text:span><text:span text:style-name="T535"> of Asgard)</text:span></text:p>
        </text:list-item>
      </text:list>
      <text:p text:style-name="P373"/>
      <text:p text:style-name="P404"><text:span text:style-name="T607">Celestial</text:span> Heart: The Odyssey <text:span text:style-name="T608">(Sequel) </text:span><text:s/><text:span text:style-name="T605">(Emperor Valus Tagen)</text:span></text:p>
      <text:p text:style-name="P376"><text:span text:style-name="T593">The Illiad Center, </text:span>New Troy <text:span text:style-name="T593">Prime</text:span>, <text:span text:style-name="T593">New </text:span>Troy System, Levels 1-60, <text:span text:style-name="T602">Heritage</text:span> and <text:span text:style-name="T602">Nanite</text:span> Trees</text:p>
      <text:list xml:id="list2499066751" text:style-name="L9">
        <text:list-item>
          <text:p text:style-name="P414"><text:span text:style-name="T607">Celestial</text:span> Heart: The Untamed Planet</text:p>
        </text:list-item>
        <text:list-item>
          <text:p text:style-name="P414"><text:span text:style-name="T607">Celestial</text:span> Heart: The Eye of the Abyss</text:p>
        </text:list-item>
        <text:list-item>
          <text:p text:style-name="P414"><text:span text:style-name="T607">Celestial</text:span> Heart: The Silent Tempest</text:p>
        </text:list-item>
        <text:list-item>
          <text:p text:style-name="P414"><text:span text:style-name="T607">Celestial</text:span> Heart: The Ancient Gate</text:p>
        </text:list-item>
        <text:list-item>
          <text:p text:style-name="P414"><text:span text:style-name="T607">Celestial</text:span> Heart: <text:span text:style-name="T609">Song of the Void</text:span></text:p>
        </text:list-item>
        <text:list-item>
          <text:p text:style-name="P414"><text:span text:style-name="T607">Celestial</text:span> Heart: <text:span text:style-name="T609">The Shattered World</text:span></text:p>
        </text:list-item>
        <text:list-item>
          <text:p text:style-name="P414"><text:span text:style-name="T607">Celestial</text:span> Heart: <text:span text:style-name="T609">The Wrath of God</text:span></text:p>
        </text:list-item>
      </text:list>
      <text:p text:style-name="P288"/>
      <text:p text:style-name="P458"/>
      <text:p text:style-name="P458"/>
      <text:p text:style-name="P478"><text:soft-page-break/>Universe Story</text:p>
      <text:p text:style-name="P480"/>
      <text:p text:style-name="P481">The Heart of Humanity: A Story of Human Heritage</text:p>
      <text:p text:style-name="P476"/>
      <text:p text:style-name="P245">The Heart of Humanity: A Story of Human Heritage</text:p>
      <text:p text:style-name="P261"/>
      <text:p text:style-name="P261"><text:tab/>In the beginning, there was <text:span text:style-name="T8">a single will of creation in the vast emptiness of non-existence and it called itself</text:span> God. <text:span text:style-name="T9">In his loneliness, </text:span>He first created the Heavens, <text:span text:style-name="T8">a vast sprawling city of light and metal that resided in the bleak universe. Next,</text:span> the Archangels, <text:span text:style-name="T8">four beings whose cosmic might was only eclipsed by God himself. Then he shaped</text:span> their brethren, the Angelic Host, <text:span text:style-name="T8">beings forged from the very will of God himself</text:span>. But he grew bored with these perfect creations he wrought, <text:span text:style-name="T8">being little more than extensions of himself</text:span>. He wished for something that made its' own choices, something with free will. He gathered his power and <text:span text:style-name="T8">viewed</text:span> <text:span text:style-name="T10">the </text:span>empty void <text:span text:style-name="T10">around Heaven.</text:span> God then swept his hand through it and seeded thousand<text:span text:style-name="T10">s of</text:span> tiny embers of that smoldered in the great dark <text:span text:style-name="T11">that surrounded Heaven</text:span>. He summoned his breath into his body before blowing across the cosmos, some of the embers burned brighter, and some burned too bright, disappearing into another, deeper, darkness. God smiled at <text:span text:style-name="T10">the great expanse that happened</text:span>, but his creations would not live on some burning ball of fire nor hole of roiling shadow, so he reached into the soil of Heaven itself and threw it into the universe. But the soil flew past the first few spheres of fire. God snapped his fingers, and the suns began to catch the soil as gravity came into being. He knew that he would have to find the perfect planet for his dream creations, so he sent out his fastest angel, <text:span text:style-name="T10">the Archangel </text:span>Gabriel, to find it.</text:p>
      <text:p text:style-name="P261"/>
      <text:p text:style-name="P261"><text:tab/>Gabriel <text:span text:style-name="T10">wandered throughout the stars for time untold</text:span> until h<text:span text:style-name="T12">is eyes discovered the most wonderful planet. The </text:span>first piece of soil God had sent spiraling into the void, <text:span text:style-name="T12">i</text:span>t hummed with potential and a very bit of Gods' own power. As soon as Gabriel told God of this planet <text:span text:style-name="T12">that rested </text:span>in the farthest corner of the universe, he swept across the vast distance and descended upon the world. It was barren and misshapen, but its' promise was undeniable. He shaped it smooth, before dredging gorges and raising mountains. He filled the gorges with water, leaving a single massive continent in this now pristine world. He swept his hand over its' surface and seeded it with the power of life. Satisfied that nature and life would rise in order for his creatures to thrive and live on a lush and verdant world, God departed for his halls within the heart of Heaven, the heart of the universe and left the angels with but a single command… "Create for <text:span text:style-name="T12">my plan,</text:span> my new world". <text:s/>He toiled while the <text:span text:style-name="T12">Earth</text:span> he had seeded with the power of life evolved and bloomed.</text:p>
      <text:p text:style-name="P261"/>
      <text:p text:style-name="P261"><text:tab/>The angels heard naught from God while he was sealed within his workshop, so they began to fall into despair and loss. Yet the Archangels trusted in God and called their brethren to arms. They met at the highest point in Heaven and combined their power to <text:span text:style-name="T12">summon</text:span> the Citadel of Light, <text:span text:style-name="T12">a</text:span> fortress of light-blessed metal that held no equal. They each swore a pact, a bit of the grace <text:span text:style-name="T12">flowed from the four brothers </text:span>into the fortress. Michael became the Archangel of Valor for he swore to always protect Gods' plan, Raphael, the Archangel of Grace, for he always held faith in Gods' plan. Gabriel became the Archangel of Guile, seeing the finer points of Gods' plan as the most important and Lucifer became the Archangel of Wisdom for it was his advice that God he<text:span text:style-name="T12">e</text:span>ded most. Each took a sect of angels under their command and built their sanctums within the Citadel.</text:p>
      <text:p text:style-name="P261"/>
      <text:p text:style-name="P261"><text:tab/><text:span text:style-name="T13">The eldest of the four Archangels, </text:span>Michael, shaped the bottom of the fortress as his own. There he called the Bastion of Light into being. An invulnerable bulwark of celestial metal that housed the finest weapons, armor, and warriors <text:span text:style-name="T12">in the universe, </text:span>forged by the <text:span text:style-name="T12">hands and </text:span>light of Michael. The Archangel himself traveled to the brightest star in the universe and forged a sword in the heart of its' heat, <text:span text:style-name="T14">called into being from the powers of light, fire and grace</text:span>. He imparted a large portion of his own grace to its' forging and thus Alourn, Blade of the First became an extension of Michael himself. Returning to the Bastion, he began training the Angelic Army to protect Gods' plan for eternity.</text:p>
      <text:p text:style-name="P261"/>
      <text:p text:style-name="P261"><text:tab/><text:span text:style-name="T13">The twins, </text:span>Raphael and Gabriel split the center of the great keep. Their entwining halls became the Cathedral of Heaven, where the knowledge and lore of God, Heaven, and the angels was kept <text:span text:style-name="T12">along with the Heart of Heaven, where Gods light flowed to the angels</text:span>. They toiled over crafting the finest ideas and concepts such as time, language, speech, hope, order, and justice. Raphael crafted the Hallowed Lantern from the motes of light that shone during the first dawn of Heaven. When its' light shone through the halls of the Citadel, angels felt their grace grow brighter, <text:span text:style-name="T12">as if their connection to God was strengthened. He also tended to the Heart, ensuring that it’s light was always lit. </text:span></text:p>
      <text:p text:style-name="P261"><text:tab/></text:p>
      <text:p text:style-name="P261"/>
      <text:p text:style-name="P261"><text:soft-page-break/></text:p>
      <text:p text:style-name="P261"><text:tab/>Gabriel crafted the Light-Woven Scroll from a strand of grace from every angel in creation. It would record the history of creation, for time immemorial. He also ventured to the fledgling world, crafting a great hall from an island in the sea, sealing it with protective wards and entrapping spells. He called it the Vault of Heaven and commanded the angelic <text:span text:style-name="T15">automatons</text:span> to record everything that appeared on the island, <text:span text:style-name="T16">o</text:span>ver time, more islands would arise in the triangle area. </text:p>
      <text:p text:style-name="P261"/>
      <text:p text:style-name="P261"><text:tab/><text:span text:style-name="T13">The youngest, </text:span>Lucifer called the <text:span text:style-name="T16">Spire</text:span> of the Citadel of Light for his own. His sanctum was opened to the sky of Heaven, its' view spanning over the light-forged city. <text:span text:style-name="T17">It’s intricate rings whirled among its’ spires. </text:span>He meditated long and hard, thinking of God's plan and his last command. He struggled with how to help God best. The idea came to him as though a flash of light from his Father himself, and he called his power to his fingertips. He forged a crystal from which God could view and interact with any of creation but hide his presence. Lucifer was sure this would please God above all other things and named it the Light of God.</text:p>
      <text:p text:style-name="P261"/>
      <text:p text:style-name="P261"><text:tab/>The angels worked for ages, as the world God had seeded shaped and formed. God slaved in his workshop crafting creature<text:span text:style-name="T16">s</text:span> in his likeness as Adam and Lilith were born, but he needed to find a way to give them free will. He summoned some of the grace he had imbued his angels with and inspected it. He cut the grace's ties to <text:span text:style-name="T18">Himself</text:span>, and the white glow dimmed before reigniting into a silver light. God smiled and knew he had created something truly special. He compacted more soil into another sphere and seeded with life such as the world had. He placed his <text:span text:style-name="T16">children</text:span> upon this utopia and imbued them with his newest creation; The soul. His creatures awoke and began exploring their paradise as he cast the small planetoid to revolve around the living world, while he and his angels worked to finish the planet for his creations.</text:p>
      <text:p text:style-name="P261"/>
      <text:p text:style-name="P261"><text:tab/>God returned to his angels to find their marvelous works. He commended them for their effort, but none more than Lucifer's. He gathered the angels around the Light of God and showed them his creations. He commanded his angels to bow before these newcomers, to love them more than himself. Lucifer was appalled, for he used his greater knowledge of the Light to peer into the souls of these creations and saw the possibility of malice and corruption. He cried out to God and declared that he would not bow nor love these abominations. He called to his angels and raced to the Gates of Heaven in order to smite down the flawed creatures. However, Michael and his Angelic Army stopped them at the gate.</text:p>
      <text:p text:style-name="P261"/>
      <text:p text:style-name="P261"><text:tab/>The armies clashed in a tremendous display of power and might. But none more than Michael and his younger brother. The energy released from their clash shook the <text:span text:style-name="T19">very </text:span>foundations of <text:span text:style-name="T19">the</text:span> Heaven<text:span text:style-name="T19">s</text:span>. <text:span text:style-name="T19">It was a marvelous showing of cosmic power, however, Michael held greater power than his younger brother.</text:span> Lucifer <text:span text:style-name="T16">and a fraction of his army </text:span>escaped into the universe, wounded, and flew with all his speed to the world God had created. Bits of his grace bled from his form as he traveled the cosmos, but as he arrived <text:span text:style-name="T19">in the Milky Way</text:span>, Michael caught <text:span text:style-name="T19">the fallen angel</text:span>. They <text:span text:style-name="T19">fought against each other through the solar system, with only 5 fallen angels “surviving” the encounter against the enraged elder angel, trapped within Lucifer as he absorbed their power upon their death. After destroying each of the 5 remaining angels, Michael sent Lucifer spiraling and</text:span> burn<text:span text:style-name="T19">ing</text:span> through the atmosphere as a brilliant meteor before slamming into the ground in an impact that shook the entire world and killed much of the life on the planet including the dominant lifeforms at the time, the dinosaurs. The sky blackened as dust blotted out the sun before Michael lifted Alourn and brought the blade down upon his brother in a magnificent cry of sorrow and rage. A tremendous flash of light <text:span text:style-name="T19">fractured</text:span> a small part of the world in an instant, with the rest of the world left to heal after the devastating fight.</text:p>
      <text:p text:style-name="P261"/>
      <text:p text:style-name="P261"><text:tab/>God looked to his creation in sadness but could find neither Michael nor Lucifer. Only Alourn remained <text:span text:style-name="T20">buried in the ruined crater</text:span>, and God left it as a testament to Michael's sacrifice. However, unknown and unseen to even God himself, Michael and Lucifer had <text:span text:style-name="T20">both survived, but had</text:span> been fractured, with Michael's grace trapped in his blade and Lucifers' within the planet's molten core. However, Lucifer was wise and had anticipated his brother catching him. He had split a fraction of his power before Michael arrived, and sent it to Gods' fledgling creations. The <text:span text:style-name="T21">curse</text:span> set upon the creations as though a snake among the grass. God had imbued them with free will but had not yet given them the ability to create or given them curiosity. He had placed a single apple, guarded by a <text:span text:style-name="T22">single</text:span> angel, <text:span text:style-name="T22">Joseph</text:span>, within their paradise and forbade them from eating it as a way to teach them law and way of life that held order.</text:p>
      <text:p text:style-name="P261"/>
      <text:p text:style-name="P261"/>
      <text:p text:style-name="P261"/>
      <text:p text:style-name="P261"/>
      <text:p text:style-name="P261"/>
      <text:p text:style-name="P261"/>
      <text:p text:style-name="P261"/>
      <text:p text:style-name="P261"/>
      <text:p text:style-name="P261"/>
      <text:p text:style-name="P261"><text:soft-page-break/><text:tab/>The curse struck Lilith first, causing her to attack the G<text:span text:style-name="T23">ardener</text:span> in an attempt to pass. For this, God banished her to the hostile, <text:span text:style-name="T22">primitive</text:span> world as a punishment for the first act of <text:span text:style-name="T24">mortal</text:span> violence. Lilith wandered the devastated world as all manner of beasts attempted to devour her, but each time, a great power defended her. <text:span text:style-name="T22">The whispers healed her wounds, kept her warm and taught her to kill. </text:span>It spoke to her, told her that he too was mistreated and punished unfairly. He promised her power… at a price. For Lilith, any price would be worth it to end her torment, and <text:span text:style-name="T22">with her agreement</text:span> she was consumed in <text:span text:style-name="T22">hell-</text:span>fire and dragged into the depths of the world. God created Eve to replace Lilith as Adams' company, and his creations were happy once again. The world began to heal, with life flourishing once again, but <text:span text:style-name="T13">Lucifer's</text:span> curse affected Eve in time as well. She snuck past the Guardian of the Apple and bit into the sacred fruit, breaking God's single rule. While he was disappointed in this, he understood that his creation had grown beyond his control, as was always going to be the case, and he released them to their new world to survive. God pulled the seeds of life and raw primal energy from the moon, withering its' surface and imbued it into will <text:span text:style-name="T25">force among Earth. It called itself Gaia, and swore to God it would cherish nature, </text:span>a protector of the verdant world of humans. By protecting the world they lived on, God was protecting his creations as well. </text:p>
      <text:p text:style-name="P261"/>
      <text:p text:style-name="P261"><text:tab/>While Eve and Adam had frolicked in their paradise, Lucifer and Lilith toiled in <text:span text:style-name="T24">it’s</text:span> searing heart. He <text:span text:style-name="T22">had </text:span>used his broken power to forge the realm of Hell out of the fires of the world. He also imbued his malice, anger and hate into a single spear, Nirena, The Spear of the Damned. Lilith crafted a great infernal machine, <text:span text:style-name="T22">the Hell-Soul Forge,</text:span> to corrupt human souls, allowing them to take a form, not unlike her own twisted, demonic form <text:span text:style-name="T22">that she had come to have</text:span>. Lucifer then gathered his remaining fractured power and imbued it into <text:span text:style-name="T22">seven</text:span> talismans. <text:span text:style-name="T22">Each cursed relic drew power from a single sin that humanity would come to be corrupted by due to the Serpents Curse. The more the humans fell to the sin, the more power the talisman would have.</text:span> He gave them to Lilith and gave her a command. "When mortal empires span the earth, deliver these to <text:span text:style-name="T22">one</text:span> who <text:span text:style-name="T22">is</text:span> worthy of their power." </text:p>
      <text:p text:style-name="P261"/>
      <text:p text:style-name="P261"><text:tab/>Lucifer also learned to twist the souls of mortals even further, allowing their corruption while still on the mortal plane. Cain succumbed to his whispering, killing his brother <text:span text:style-name="T23">Abel</text:span>, the first mortal murder. For this, God punished Cain by making sunlight and silver burn his skin. He was cursed to wander the Earth for eternity, always hunting humanity to satiate his thirst for mortal blood. Over time, his name of Cain was lost to time <text:span text:style-name="T22">and stories</text:span>, he became known by another name thousand of years later. </text:p>
      <text:p text:style-name="P261"/>
      <text:p text:style-name="P261"><text:tab/>Gabriel and Raphael watched Earth while humans developed <text:span text:style-name="T26">noticing that more than any other humans held wrath in their heart</text:span>, <text:span text:style-name="T27">but Lucifer knew that Heaven would always watch for his and Michael return so he hid himself and Hell from his angelic brethren.</text:span> The <text:span text:style-name="T26">two leaders of the Host</text:span> also looked throughout the universe to see if any others existed. They found 6 sparks of life had come into being on different planets within the universe. The Var'Tarin, the Hishertha, the Nurenda, the Repharum, the Prodium, and the Bok'Torites each flourished on a world among the stars. The two Archangels watch in curiosity but uncovered a horrifying truth <text:span text:style-name="T22">in their time of watching the fledgling races</text:span>. Each <text:span text:style-name="T28">one</text:span> had been spawned from fragments of Lucifer's grace as it had bled from him in his flight <text:span text:style-name="T28">of annihilation</text:span>. <text:span text:style-name="T22">They all spawned from shards of the fallen angels grace, which was becoming corrupted as Lucifer had been in his “wisdom”. </text:span></text:p>
      <text:p text:style-name="P261"/>
      <text:p text:style-name="P261"><text:tab/>Each race had an inherent sin woven to their very nature, the Var'Tarin were proud, the Hishertha were lazy, the Nurenda's lust knew no bounds, the Repharum were vain in every aspect of their life, the Prodium were greedy, and the Bok'Torites only sought to cause despair. It was not long before the Bok'Torites had subjected their greedy cousins with trinkets and wealth before crushing their military and turned their sights to the next closest planet, Earth. </text:p>
      <text:p text:style-name="P261"/>
      <text:p text:style-name="P261"><text:tab/>Without Michael to lead the Angelic Army, his second in command, A<text:span text:style-name="T29">k</text:span>adian, had stepped into the role of General of Heaven. He sent his finest forces to stop the Bok'Torite fleet, <text:span text:style-name="T29">where they shattered the rogue aliens ships,</text:span> and appeared himself upon their home-world. With a tremendous swing of his hammer, he shattered the world apart, scattering the planet fragments and empire to the <text:span text:style-name="T29">vast openness</text:span>. All that was left of the once great empire was a constantly colliding and shifting field of asteroids and metal. The energy released <text:span text:style-name="T13">crystallized</text:span> among the floating debris, hardening over thousands of years. The rest of the races began to war among each other, but none strayed farther tha<text:span text:style-name="T221">n</text:span> the <text:span text:style-name="T221">shattered</text:span> Forbidden <text:span text:style-name="T29">Field</text:span>. <text:s/></text:p>
      <text:p text:style-name="P261"/>
      <text:p text:style-name="P261"><text:tab/>Gabriel and Raphael <text:span text:style-name="T13">had seen</text:span> <text:span text:style-name="T26">how events unfolded with the</text:span> Bok'Tor empire and worried what would happen to humanity should they lose Earth. So both sought to create a guardian race, <text:span text:style-name="T26">a shepherd for their Father’s creations.</text:span> They chose another world, farther than any other inhabited planet from Earth, and shaped it together. Mimicking <text:span text:style-name="T26">many</text:span> of the aspects of Earth, they made the planet<text:span text:style-name="T26">s climate and nature</text:span> much harsher, <text:span text:style-name="T29">its’ gravity denser</text:span>, as to create the strongest species they could. Gabriel thought that the guardians should be crafty, cunning and guide humanity from <text:span text:style-name="T26">the shadows</text:span>. He created the Ziridites and granted them the ability to influence the world around them with their mind. Raphael disagreed, as he believed the<text:span text:style-name="T29">y</text:span> should guide humanity in the grace and light of Heaven's glory. He created the Bymirons and granted them the ability to manipulate light <text:span text:style-name="T29">as though it was a material</text:span>. </text:p>
      <text:p text:style-name="P261"><text:soft-page-break/><text:tab/>Gabriel then proposed a contest, to see which race was <text:span text:style-name="T29">more fit to carry the mantle of Guardian</text:span>. They set their creations to wander upon opposite sides of the world and decided that whichever race became the dominant race on the planet would also wear the mantle of Guardian of Humanity. The war began and continued to rage for thousands of years. </text:p>
      <text:p text:style-name="P261"/>
      <text:p text:style-name="P262">Humanity had grown to dominate the<text:span text:style-name="T26">ir</text:span> world. But man <text:span text:style-name="T26">and beast</text:span> w<text:span text:style-name="T26">ere</text:span> not alone among the Earth, Lucifer worked tirelessly to with his daughter to find someone worthy to use in their plans for the destruction of humanity. <text:span text:style-name="T26">Humans</text:span> continued to advance their technology, <text:span text:style-name="T26">ever</text:span> curious about the world around them. God sent many angels to help <text:span text:style-name="T30">them,</text:span> in the guises of the <text:span text:style-name="T26">various early gods and goddesses that spawned religions such as the Egyptian</text:span>. <text:span text:style-name="T31">Hindu and Babylonian beliefs.</text:span> <text:span text:style-name="T31">Though these angels never had the effect that God had intended. He sent angels in a form similar to his creations, such as </text:span>Zeus, Thor, Odin and Aphrodite, <text:span text:style-name="T30">among more,</text:span> to guide <text:span text:style-name="T30">the fledgling creations. But they too were destroyed as some of their brothers fell to a dark corruption and fought against they’re former host. Humans watched these conflicts and a few participated in them. Some of these angels in human form mingled with man and spawned half-angels or “demigods” such as Jason, Perseus, and many other. </text:span></text:p>
      <text:p text:style-name="P263"/>
      <text:p text:style-name="P263"><text:tab/>Greece was the first attempt by the angels to lead humanity to <text:span text:style-name="T32">God’s plan. These “Titans” had been the first of these angels to arrive upon the Earth. Uranus, an angel gifted with the power of the sky itself, landed upon the summit of Mount Oryths and was met by the powerful force that represented the will of the very Earth itself, Gaia. They worked together, using their combined grace to bring the rest of the angelic titans into being but none were as powerful as Cronos. The young titan held the power of time itself, and became a great beacon of heroism, but all was not to last.</text:span></text:p>
      <text:p text:style-name="P263"/>
      <text:p text:style-name="P263"><text:tab/><text:span text:style-name="T33">A darkness fell upon Uranus and he attacked his children in a fit of rage. The battle shook the very world itself, causing the sky to light up in a brilliant display of power. With the help of their “mother”, Cronos and his “siblings” threw down their “father” and scattered his power to the farthest corners of the world. Peace once again reigned on Mount Oryths as Cronos took his fathers’ place as King of the Titans. He combined his power with that of his “sister” Rhea to call more of these angelic beings into existence. The gods were born, first Hera, Demeter and Hestia but then Hades and Posiden. Other titans followed suit, calling titans such as Atlas and Metis into form. </text:span></text:p>
      <text:p text:style-name="P263"/>
      <text:p text:style-name="P263"><text:tab/><text:span text:style-name="T34">But the same darkness infected Cronos, and through his power, the majority of the titans. The fell to fighting as Cronos imprisoned his godly children, whose power eclipsed his own even, outside the realm of time. War was waged once again across the world. Rhea had stolen some of the Kings power, before his corruption, and used it to form the most powerful beings yet, Zues. She entrusted the fledgling god to Gaia and left to watch the war. Cronos had imprisoned all who had opposed him including Rhea when she returned. Humanity was left to withstand the mad titans’ wrath as he unleashed many monstrous creatures from his mountain fortress. </text:span></text:p>
      <text:p text:style-name="P263"/>
      <text:p text:style-name="P263"><text:tab/><text:span text:style-name="T35">Many years passed before Zues was able to gather enough strength to begin to recover his grandfathers’ scattered power, for which locations were provided by Prometheus, and become the God of the Sky. Each piece of the fragmented power, Thunder, Lightning, Rain, Wind, Air, had coalesced into a sentience of its’ own and tested the young sky-lord. Each time he past their test and acquired a piece of the titans power. When he gained the final piece, the sky itself proclaimed his name. Cronos rose from his throne, alongside the titans that had fallen under his sway. A cataclysmic battle began.</text:span></text:p>
      <text:p text:style-name="P263"/>
      <text:p text:style-name="P263"><text:tab/><text:span text:style-name="T36">Zues gathered his power and threw a massive lightning bolt that arced towards that top of their mountain and missed the assembled titans. They began to laugh at the young gods’ folly until they heard the cries of various gods behind them. Zues had missed the many titans to instead free his mother and siblings. The Titanmancy began, lasting for but a moment in mortal eyes, but for the angelic beings, lasted years. Cronos had trapped those involved in the war within a temporal trap. They clashed and fought over the mountain and the gods were driven back, leading them to fall back to the second largest peak in the region, and they named it Olympus, as they called themselves Olympians. </text:span></text:p>
      <text:p text:style-name="P263"/>
      <text:p text:style-name="P263"><text:tab/><text:span text:style-name="T37">The war raged on but finally Zues called upon the giants, his uncles, to tear down the very foundations of Mount Oryths before Zues summoned a mighty thunderbolt and sheared the top from mountain itself, lowering below the peak of Olympus. The Olympians then combined their power to form Taturus, a prison for the titans that was kept within the depths of Hades’ realm. They once again reinstated the plan that Uranus had begun and blessed humanity with knowledge and it flowed from Greece to all the known world.</text:span></text:p>
      <text:p text:style-name="P263"/>
      <text:p text:style-name="P263"/>
      <text:p text:style-name="P263"/>
      <text:p text:style-name="P263"/>
      <text:p text:style-name="P263"/>
      <text:p text:style-name="P263"/>
      <text:p text:style-name="P272"><text:soft-page-break/><text:span text:style-name="T38">TITAN HEART: THE BATTLE FOR OLYMPUS</text:span></text:p>
      <text:p text:style-name="P272"/>
      <text:p text:style-name="P272"><text:span text:style-name="T38"><text:tab/>This knowledge led to dangerous consequences, but none so more than the Trojan War. A conflict that united the Greeks, it drew warriors from every continent. A trojan sent to watch for the Greeks advance stood his post at his guard tower along the shore-line cliffs of Troy when a sudden wave, seemingly coming alive, ripped the tower from its’ foundations and drew it, and the trojan, out to sea. </text:span></text:p>
      <text:p text:style-name="P272"/>
      <text:p text:style-name="P272"><text:tab/><text:span text:style-name="T38">The trojan awoke along the shores of Athens, with Athenian spears in their face. The stranded tojan was then captured and taken to an outlying Athenian outpost where they were held until a captain of the Athenian military, Marros, came to interrogate them. The trojan explains who they are and what happened, but Marros refuses to believe them. He orders their execution for the morning and leaves the room. When the appointed hour arrives, the trojan is dragged into the center of Athens and set on a large stage to be killed. As the executioner began the execution, a hyrda attacks the city causing many to flee but the execution stand is destroyed. The trojan is killed in the beasts’ rampage and dragged to the depths of Hades. </text:span></text:p>
      <text:p text:style-name="P272"/>
      <text:p text:style-name="P272"><text:tab/><text:span text:style-name="T39">As their soul is drug down, a radiant raven appeared before them and transformed into the god Apollo. He pulled the trojan back to life, proclaiming that the Olympians had plans for them and that they had a destiny. They were restored among the flaming ruins of the Athenian stage, where the remains of Hydra lay. An raven flutters around them as a gift from Apollo. He speaks through the animal, telling the trojan that the gods need their help to stop a fallen god. He asks them to travel to the base of Mount Olympus, to meet with the gods. He gifts them a steed of Apollo to aid them in their journey. </text:span></text:p>
      <text:p text:style-name="P272"/>
      <text:p text:style-name="P272"><text:tab/><text:span text:style-name="T40">The trojan honors the call of the gods and travels to the base of Olympus, encountering a myriad of creatures and bandits along the way as well as learning, from Apollo, that Zues was thought to be slain by Ares. However he knew that a god of Zues’s power could not be simply killed, he was instead scattered and needed to be reformed. At Thebes the trojan was attacked by a large mass of animated weapons, which they eventually defeated and felt the brand of Ares burn into their right arm. </text:span></text:p>
      <text:p text:style-name="P272"/>
      <text:p text:style-name="P272"><text:tab/><text:span text:style-name="T41">From Thebes, the trojan travels north, into the wilderness. They then ran across Artemis, who asked for the trojan for their help. Someone had captured her hunters and she could not follow them into the cave network as it had been warded against gods and goddesses. The trojan follows the path until they encounter a pair of cyclopes who are attempting to gain the goddess hand in marriage by holding her companions hostage. </text:span></text:p>
      <text:p text:style-name="P272"/>
      <text:p text:style-name="P272"><text:span text:style-name="T40"><text:tab/>At the final village-monastery at the base of the mountain, they discover a pair of young twins who are considered to be demigods. They both had “godly” powers, with the auburn haired twin wielding destructive magik and the golden haired twin healed with her touch. The trojan arrived to watch the auburn twin finish off a chimera that had been led there by a group of harpies. </text:span></text:p>
      <text:p text:style-name="P272"/>
      <text:p text:style-name="P263"><text:span text:style-name="T1"><text:tab/></text:span><text:span text:style-name="T2">The twins joined hands and disappeared in another flash of magik, and the trojan asked the elders of the temple about the twins and the mountain. The elders were just as astounded as the trojan with the twins displays of power, When pressed about the mountain, the asked what purpose the trojan had with attempting the ascension of the gods as only those who were true demigods could complete the task without dying. The trojan convinced them that they were sent by Apollo when the very mark of the god appeared above them in a flash of silver light. They shared the path of the gods with the hero, telling them that they must attain the virtue of each of the twelve gods in order to reach the mountain. </text:span><text:tab/></text:p>
      <text:p text:style-name="P262"/>
      <text:p text:style-name="P261"><text:tab/>Alourn was <text:span text:style-name="T26">first</text:span> found by a Greek w<text:span text:style-name="T35">a</text:span>rrior named Achilles, <text:span text:style-name="T26">who had found the sword resting among the seabed in his youth.</text:span> Michael's fragmented grace inside the blade bonded with the young warrior as he was pure of heart and sought only an honest and fair fight. This led to Achilles being an unstoppable warrior, siring a descendant of Michael during his lifetime. However, when Achilles allowed <text:span text:style-name="T26">wrath</text:span> and <text:span text:style-name="T26">pride</text:span> into his heart, striking down an unarmed man due to him pleading for his life out of fear, Alourn abandoned him <text:span text:style-name="T26">and</text:span> allow<text:span text:style-name="T26">ed</text:span> Paris to s<text:span text:style-name="T30">lay</text:span> the famed fighter. Alourn disappeared <text:span text:style-name="T26">from known history </text:span>until it found its' way into the hands of the Atlantians <text:span text:style-name="T26">several hundred years later</text:span>.</text:p>
      <text:p text:style-name="P261"/>
      <text:p text:style-name="P261"><text:s/><text:tab/>Humans continued to thrive, empires rising and falling <text:span text:style-name="T26">across the world</text:span> until Lilith found a worthy candidate in the Persian Empire. She delivered the talismans Darius, King of the Persians, a wizard who was delighted to receive the powerful artifacts. Through th<text:span text:style-name="T29">e combined talismans powers</text:span>, Lucifer was able to possess Darius and Xerxes was born as a descendant of the powerful Archangel. This was his intent all along. After the fall of the Persian Empire, the talismans were split up and disappeared, reappearing through history in various hands.</text:p>
      <text:p text:style-name="P261"><text:soft-page-break/><text:tab/>The Atlantians had grown jealous of their Greek cousins and plotted their downfall. When a strange sword that radiated magik and power washed upon their shores, the vengeful wizards of Atlantis conducted a ritual to use the power of the sword to break apart the Greek's land, but Michael essence inside would not allow that to happen. He used the scraps of power he had collected over the ages to smite the twisted magik users. A great light shone down as Michael summoned a meteor from the Heavens themselves to smite the wayward humans. The meteor shattered the <text:span text:style-name="T26">region</text:span> <text:span text:style-name="T26">allowing the sea to swallow the lands, </text:span>destroy<text:span text:style-name="T26">ing</text:span> the Atlantian empire. All that was left of the once great civilization was <text:span text:style-name="T26">but</text:span> a <text:span text:style-name="T42">handful of</text:span> islands, the largest of which held a <text:span text:style-name="T42">mystical</text:span> lake. </text:p>
      <text:p text:style-name="P261"/>
      <text:p text:style-name="P261"><text:tab/>Lucifer had <text:span text:style-name="T43">influenced the world and destroyed his brethren works</text:span> during humanities rise <text:span text:style-name="T43">through various corrupted angelic agents such as</text:span>; <text:span text:style-name="T43">Sutur, Loki</text:span>, <text:span text:style-name="T43">Cronos, Hades.</text:span> He had swelled in influence, but whatever Michael had done to him still held sway. His grace had burned away long ago and was replaced with nothing but a seething fury. He felt more powerful then he had ever before but could not escape. He twisted wolves, bears and other creatures that had spawn from God's seed of life into horrific creatures of <text:span text:style-name="T44">terror</text:span>, but they could not aid him either. To his frustration, he discovered that in order for him to escape his prison, his brother had to be the one to undo the powerful binding that held him. His “daughter” had escaped to the mortal paradise several times during his imprisonment, yet never did she hear of his elder brother. </text:p>
      <text:p text:style-name="P261"/>
      <text:p text:style-name="P261"><text:tab/><text:span text:style-name="T45">God decided to walk among his creations to see what they were like. He was born to Mary and walked through the lands of his children. While he saw many things that proved they were capable of dark and twisted actions, he sensed a presence within his works that he had not felt in a long time. He called to his fallen son but only the howling of pain answered. He searched for his eldest son but heard nothing but the silence of loss. But in his heart, he knew that humanity was made of Him and not Lucifer. So when His creations put Him to the cross, he let out is energy and power into the universe, confident that his angels would watch over his children and that they, his children, who were nothing more than embodiments of himself, that would prevail against the dark tide of power from the core of the world. </text:span></text:p>
      <text:p text:style-name="P261"/>
      <text:p text:style-name="P261"><text:tab/><text:span text:style-name="T46">The Fallen’s</text:span> most powerful servant came during the rise of Camelot, 732 A.D. A group of English sailors found the Isles of Avalon off the coast of Britain and were drawn to its' mystical nature, <text:span text:style-name="T13">a mountain and lake on the main island in particular</text:span>. The <text:span text:style-name="T47">nation of</text:span> Camelot <text:span text:style-name="T47">was founded with the Pendragon line being crowned as the royal line</text:span>. The kings of Camelot ruled with justice and pride, until the time of King A<text:span text:style-name="T15">r</text:span>thur. Merlin, a powerful wi<text:span text:style-name="T48">zard</text:span> and the descendant of Lucifer himself heard whispers from the dark shadows of the world. </text:p>
      <text:p text:style-name="P261"/>
      <text:p text:style-name="P261"><text:tab/>They called to him, showing him the way to the Talisman of Wrath and taught him to master the most forbidden of spells, warlock magiks. This allowed him to elevate himself in the royal court, eventually becoming Uther's personal <text:span text:style-name="T15">adviser.</text:span> Using the magik that this "patron" had taught him, he searched for the elder angels essence and found it closer to home than the warlock had expected. He traveled the lake that was found in the forest that rested at the base of Camelot and peered into the magikal waters. </text:p>
      <text:p text:style-name="P261"/>
      <text:p text:style-name="P261"><text:tab/>He found what his master had sought throughout the millennia, the essence of Michael, the eldest archangel. He willed his magik to his fingertips and reached out to the sword. But he was rebuked in a flash of light that aged the warlock, turning his once brown hair white. He called to his master, who told him to retreat <text:span text:style-name="T48">back to Camelot </text:span>while <text:span text:style-name="T48">the Devil</text:span> devised a plan.</text:p>
      <text:p text:style-name="P261"/>
      <text:p text:style-name="P261"><text:tab/>Lucifer first used his power to open a door for Lilith to step through. Taking the guise of a mortal woman, she traveled to Camelot as Merlin conducted another ritual not unlike what he had used to find Michael's blade in the first place, but instead sought out any mortal that possessed his essence. They found it in Morgan Le'Fae, a powerful half-witch just born within Camelot's walls. She would bear the vessel of humanities destruction. First Lucifer would need an heir with whom Morgan Le'Fae would have a child with, a child that while they could harness the power of Alourn, would be susceptible to Lucifer's influence. </text:p>
      <text:p text:style-name="P261"/>
      <text:p text:style-name="P261"><text:tab/>Unbeknownst to his younger brother, the fractured sentience of Michael had sensed the Devil's puppet's attempt to claim his blade. He knew that spell-work provided a chance for corruption due to its nature of the power being borrowed from another source, therefore the true power of his blade should only be wielded by someone with a true connection to magik. He used the remains of his cosmic power, gathered over the time since he had called his wrath down upon the Atlantians, to seal his blade away from any who borrowed power to use magik. </text:p>
      <text:p text:style-name="P261"/>
      <text:p text:style-name="P261"/>
      <text:p text:style-name="P261"/>
      <text:p text:style-name="P261"/>
      <text:p text:style-name="P261"/>
      <text:p text:style-name="P261"><text:soft-page-break/><text:tab/>Meanwhile, Merlin set his masters plan into motion, shrouding himself in an illusion of the King and bedding the Queen of Camelot. Arthur was born from this corrupted union. Uther fell in battle with the northern kingdoms, leading to a revolt within the walls of Camelot, the Queen was killed in the riot, and Arthur was lost. <text:span text:style-name="T49">After quelling the revolt and assuming lordship of Camelot until Arthur was found, </text:span>General Markus Dundain traveled to the lake, a holy site, and prayed to God for guidance. Michael heard his prayers and reached out with his presence. With a whisper, he told the knight to plunge his <text:span text:style-name="T50">own </text:span>sword into the stone in the center of Camelot's garden. The rightful king would draw it and lead them to a blessed kingdom. Michael could not have known of Merlin's dark tampering.</text:p>
      <text:p text:style-name="P264"/>
      <text:p text:style-name="P261"><text:tab/>Arthur did pull the sword from the stone, gaining the leadership of the kingdom in the process. Michael felt the event and summoned the King to the lake. There, the Lady of the Lake, the former Queen of the Damned, gave Arthur the sword Alourn. The Atlantians had named it Excalibur, and Arthur called it the same. Michael felt the lingering grace within his new bearer, but Merlin had anticipated this and had woven a spell to obscure from which angel the grace came from. Arthur became an unstoppable warrior, but could not access the <text:span text:style-name="T48">full</text:span> powers contained within the blade due to himself being half-witch. </text:p>
      <text:p text:style-name="P261"><text:tab/>Merlin looked <text:span text:style-name="T15">into</text:span> the blade's magik and discovered the seal placed by the First Angel. This was of no concern to him as he had not intended to wield the blade, nor Arthur. He counseled Arthur to pursue a mistress to ease his concerns, offering many servants and noblewomen as choice including the now grown Morgan, but Arthur's heart set upon Guinevere. Soon the two were wed, and the kingdom prospered. Arthur created the Knights of the Round Table and had his court spell-casters imbue a portion of the knight's souls into their blades, crafting the legendary Blades of <text:span text:style-name="T48">Camelot</text:span>. </text:p>
      <text:p text:style-name="P261"/>
      <text:p text:style-name="P261"><text:tab/>All was not to last, however. Merlin used his sorcery to bend the minds of both Morgan and Arthur resulting in a tryst between the two. The results were disastrous. Guinevere had discovered the affair and led her own tryst with Arthur's right-hand knight, Sir Lancelot. Arthur and Lancelot came to blows, leading to a fracturing of the Round Table, <text:span text:style-name="T51">seven</text:span> of the knights and their followers leaving with Lancelot, his squire, and his men, while the rest stayed in Camelot with Arthur. When he turned to Morgan Le'Fae for comfort, she was nowhere to be found. </text:p>
      <text:p text:style-name="P261"/>
      <text:p text:style-name="P261"><text:tab/>Merlin could not find her either, and during his search, discovered that a coven of white witches had discovered his work. <text:span text:style-name="T48">Nimwae, whom real name was Kara had discovered Merlin’s secrets when the elder wizard had taken her as an apprentice and lover before his unexpected aging was their spy within Camelots walls. </text:span>They had stolen the young half-witch and were responsible for Guinevere discovering the night between Arthur and Morgan. Lancelot and his men had retreated to the second largest island in the chain and founded the city of Alourn at the suggestion of General Dundain. The coven of white witches, the Asarri, revealed themselves to the newly crowned King of Alourn along with the now pregnant Morgan Le'Fae. They told him of their discoveries regarding Merlin and Arthur to the horror of everyone gathered.</text:p>
      <text:p text:style-name="P261"/>
      <text:p text:style-name="P261"><text:tab/>But Morgan was not horrified as the others were. She was convinced that while Merlin may be the grandfather of her child, it was still her child. But in Camelot, Merlin twisted Arthur and corrupted Alourn. He forged a gem and had it mounted to Alourn's guard. He poured corrupted magiks into the dark jewel, sealing away Michael's essence within the blade while retaining its' lesser powers. It would serve his purpose until his true champion acquired the blade. After her son, Mordred, was born Morgan truly learned of her power, unlocking her heritage and beginning a war against Arthur with King Lancelot at her back. She took several lovers and bore several children that the Asarri Coven took to hide away from the war. Arthur had become corrupted by <text:span text:style-name="T52">Hell</text:span>, as had Camelot and his army. </text:p>
      <text:p text:style-name="P261"/>
      <text:p text:style-name="P261">KNIGHT HEART: THE WAR</text:p>
      <text:p text:style-name="P261"/>
      <text:p text:style-name="P261"><text:tab/><text:span text:style-name="T53">The War for Avalon began when Mordred was ready to take up arms against his grandfather and father. The beginning skirmish of the war was an assassination attempt on the ruler of Alourn. King Lancelot survived the attempt due to a prisoner of war that the army of Camelot had captured and forced to carry equipment. The prisoner killed the would be king slayer and helped fight off the remaining attackers. Indebted to the prisoner, the King made them the Sword of the King, and they dealt with the 5 incursions of Camelots forces before the King sent them to the frontier of the war, the Hell-Channel. There the Sword managed to break the siege of Fort Dundain, and drive the soldiers of Camelot into the sea. They then rallied the Alourian Navy, which had been scattered due to a spell of Merlins that cursed the water between the isles. The Sword was called back to the fort in order to protect Kara and her acolytes while the prepared a magikal ritual to ward the channel for the Navy. The forces of Camelot, led by the revenant of Achilles assaulted Fort Dundain, steadily gaining ground. Two of the Knight-Lords of Alourn, Sir Gawain and Sir Kay, fell to the dark blade of the twisted soul before he finally found rest at the hands of the Sword. Kara was able to complete the ritual and calm the Hell-Channel but at a grave cost. </text:span></text:p>
      <text:p text:style-name="P261"/>
      <text:p text:style-name="P261"/>
      <text:p text:style-name="P261"><text:soft-page-break/></text:p>
      <text:p text:style-name="P265">KNIGHT HEART: THE CURSE OF UNDEATH</text:p>
      <text:p text:style-name="P265"/>
      <text:p text:style-name="P265"><text:tab/>The Alourian Army assembled at Fort Dundain, with the King and his remaining <text:span text:style-name="T51">five</text:span> Knight-Lords, <text:span text:style-name="T51">Sir Bors, Sir Lamorak, Sir Geraint, </text:span>Sir Tristan and Sir Percival, both leading the assault upon the shores of the <text:span text:style-name="T54">next island in the chain, named Midnight Isle</text:span>. The landed on the <text:span text:style-name="T54">west coast of the</text:span> island, but were immediately surrounded by the legion of the dead. A bloody battle was fought, and Sir Tristan was <text:span text:style-name="T54">grievously</text:span> wounded, but the Alourian<text:span text:style-name="T54">s</text:span> managed to entrench themselves on the beach. Night<text:span text:style-name="T54">s</text:span> w<text:span text:style-name="T54">ere</text:span> difficult as the dead rose from their gra<text:span text:style-name="T54">v</text:span>es <text:span text:style-name="T54">and rest </text:span>to assault the newly founded Fort Gawain. </text:p>
      <text:p text:style-name="P261"/>
      <text:p text:style-name="P261"><text:tab/><text:span text:style-name="T54">The Sword fought through the ranks of undead, dealing with the leader of the mindless undead, a witch named Lurell Midnight, who was an apprentice of Merlin. They defeated her in her necropolis that resided on the northern shore of the island. The next lieutenant that the Sword fought was the animated bones of a long dead dragon. It had made its’ residence in a cave overlooking the southern cliffs of Hades. The Sword defeated the caves defenses and guardians then finally confronted Druv’Dracu, and defeated the undead dragon. A battle began at the fort, the Sword rushed back when contacted by Kara. Fighting through the legions of vampires, the Sword manages to defeat the leader, Dracula just as he was about to turn Kara into his bride. The vampire lord retreats to his fortress on the eastern shore of Hades, where the Sword tracked them to. After defeating the Council of Blood, the Sword confronted Dracula again, who boasted that God himself had cursed him with immortality. The Sword struck the vampire down again and again before Kara arrived to imprison the vampire in a coffin of silver, that shone with the light of the sun. Traveling back to Fort Gawain, the Sword and Kara met Vivian and the King in the middle of the isle, when they were attacked by Azeras, the King of the Damned. He killed Lancelot and badly wounded Kara. The Sword and Vivian attacked him, and after a pitched battle, managed to disrupt the ghostly king long enough for Kara to revive Lanecelot and the witches then proceeded to use the light to destroy the damned king. <text:s/></text:span></text:p>
      <text:p text:style-name="P266"/>
      <text:p text:style-name="P266">KNIGHT HEART: THE SHADOW OF THE DRAGON</text:p>
      <text:p text:style-name="P261"/>
      <text:p text:style-name="P261"><text:tab/><text:span text:style-name="T55">After taking over Dracula’s fortress and rebuilding it, the Alourian Army contained Dracula’s coffin in the bottom of the fort’s crypts founding Fort Kay. The Sword traveled ahead of the army, on their own personal ship, the re-purposed </text:span><text:span text:style-name="T56">Divinity</text:span><text:span text:style-name="T74">, Dracula’s former flag ship. They arrived on the western shore of </text:span><text:span text:style-name="T75">Volcan, the volcanic island in the Isle of Avalon. The Sword was set on by drakes and serpents, before finally taking shelter in a cave on the sea shore. The ventured inland, only to discover that the volcano was now home to a draconic queen and her consort. Etna, the Mother of Fire and Typhoon, the Raging Storm were called from their slumber under Mount Etna to stop the Army of Alourn from reaching Camelot. The Sword first dealt with Typhoon, sneaking to the dragons lair to the top of the mountain the dragon when he went to hunt. The Lord of Storms returned to be ambushed by the Sword. The wyrm let out a cry of pain upon his death, causing the weather around the island to darken for an instant. The volcanic activity around the island increased, with gouts of flame coming from the ground. The Sword then proceeded to destroy the ten dragon nests located around the island before assaulting the volcano itself. They path was barred by a powerful spell upon the entrance of the mountain, and the required sigils were held by various creatures around the island. Kara was able to located the four sigils, found upon the remains of fiery skeletal dinosaurs </text:span><text:span text:style-name="T76">that the Queen of Dragons had imbued with a portion of her eternal fire. After recovering the sigils and breaking the spell, the Sword attacked the Queen in her lair at the heart of the volcano. She drew power from the remains of the meteor that shattered the empire of the Atlantians. A long battle ensued but the Sword managed to slay the demon dragon. </text:span></text:p>
      <text:p text:style-name="P289"/>
      <text:p text:style-name="P289">KNIGHT HEART: THE FADED GROWTH</text:p>
      <text:p text:style-name="P289"/>
      <text:p text:style-name="P267"><text:span text:style-name="T73"><text:tab/>The Army of Alourn </text:span><text:span text:style-name="T77">sailed</text:span><text:span text:style-name="T73"> </text:span><text:span text:style-name="T78">pass Volcan because </text:span><text:span text:style-name="T77">their was no fertile ground to support a fort. The traveled to the isle of Eden, and now were closer to Camelot than Alourn. The Sword met with them upon the western shore of Eden, where they found an overgrowth of a hellish forest. The trees breathed in light and exhaled shadow, the very brush seemed alive. The army set up camp, but was attacked in the first night by the very vegetation itself. Sir Percival </text:span><text:span text:style-name="T79">and Sir Bors</text:span><text:span text:style-name="T77"> fell in battle to destroy a powerful forest </text:span><text:span text:style-name="T80">behemoth</text:span><text:span text:style-name="T77"> that had attacked the camp. Kara summoned a ring of fire around the camp and the King ordered fires to be build and lit around the camp. In time they established Fort Percival, and began war on the island itself. </text:span><text:span text:style-name="T80">The Sword first traveled inland and found various plant creatures that stopped their travel. </text:span></text:p>
      <text:p text:style-name="P267"><text:span text:style-name="T80"/></text:p>
      <text:p text:style-name="P267"><text:span text:style-name="T80"/></text:p>
      <text:p text:style-name="P267"><text:span text:style-name="T80"/></text:p>
      <text:p text:style-name="P267"><text:span text:style-name="T80"/></text:p>
      <text:p text:style-name="P267"><text:span text:style-name="T80"/></text:p>
      <text:p text:style-name="P267"><text:soft-page-break/><text:span text:style-name="T80"><text:tab/>The largest, another even larger forest behemoth, guarded the pass to the inner valley of the isle. It stood behind three living gates that pulsated with energy, the vines themselves running away towards the coast of the isles. The remains of a fourth gate lay shriveled and dead in front of the rest of the gates. The Sword followed each of the trails of vines, finding each behemoth and destroying it. When the returned to the gate, the found the final behemoth unguarded. An assault to kill the behemoth ensued, and when destroyed, the Sword was confronted by </text:span><text:span text:style-name="T81">the presence that inhabited the forest, Gaia, the Spirit of Nature. She lashed out at the Sword and sent them flying into the sea. The crew of the </text:span><text:span text:style-name="T57">Divinity</text:span><text:span text:style-name="T81"> rescued the Sword from the sea and Kara informed them that they could not kill Gaia as she was the source of nature and it’s protector. </text:span><text:span text:style-name="T82">The Sword then was then sent back to Alourn to speak to Amiri, a Asarri witch who was a powerful practitioner nature magik. </text:span></text:p>
      <text:p text:style-name="P290"/>
      <text:p text:style-name="P267"><text:span text:style-name="T82"><text:tab/>When the Sword explained what had happened on Eden, Amiri told them that in order to bind such a primal force, Merlin would have to have found a Prime Ent, a powerful force of nature and bent it to his will. Because they share the only direct connection to the Spirit, they can be used to bind her. If they found the ent that Merlin had enslaved, </text:span><text:span text:style-name="T83">and destroy it, it would release Gaia from the warlocks grasp. She warns that Gaia will do anything to stop them, and also cautions that she may not forgive them </text:span><text:span text:style-name="T84">for destroying a Prime Ent, even if it purifies her. The Sword travel back to Eden and assaults the inner valley of Eden. After fighting through the army of plant-life, the Sword confronts the corrupted ent, </text:span><text:span text:style-name="T85">Panemur, and killed him. The ent thanked the Sword for their act of mercy however Gaia was still angered. The Sword survived her onslaught long enough for the Spirit of Nature to finally be purified of the link to Hell. She angrily thank the Sword for what they had done, and when questioned of why they were forgiving, Gaia revealed that she knew Merlin was truly responsible for her pain and told the Sword that nature would always answer their call. She then sculpted the Fortress City of Panem from the stone of the inner valley of Eden to reward the Alourians and personally wished the King of Alourn luck in his war with Camelot. The Spirit of Nature then departed into the wilds of Earth. <text:s/></text:span></text:p>
      <text:p text:style-name="P291"/>
      <text:p text:style-name="P291">KNIGHT HEART: THE RISE OF WARLORDS</text:p>
      <text:p text:style-name="P291"/>
      <text:p text:style-name="P268"><text:span text:style-name="T73"><text:tab/>The Alourn army reached the western shore of the final island before Camelot, </text:span><text:span text:style-name="T79">Pellas. Their they found a desolate wasteland, and further exploration revealed a deep fissure that crossed the entire isle. The sea rushed through the canyon and a single bridge stood across the gap. It was guarded by two of the four knights that stayed with Arthur; Sir Gareth and Sir Bedivere. The army of Alourn began to set up a fort when an ent appeared, sent by Gaia to help the army. The lands around the newly founded Fort </text:span><text:span text:style-name="T86">Bor began to bloom with vegetation. The King and his remaining four Knight-Lords confronted the wayward knights with the Sword of the King. Both the dark knights laughed at their former comrades when they called to them using their former names. They declared that they had be reborn in dark fire and now were Horsemen of the Apocalypse. Famine and Pestilence, respectively. The King mournfully o</text:span><text:span text:style-name="T87">r</text:span><text:span text:style-name="T86">dered his Knight-Lords and the Sword to attack. In the battle, both Sir Geraint and Sir Lamorak fell to the dark knights before Sir Tristan dealt the killing blow to Famine and the Sword killed Pestilence. The forces of Alourn then took the bridge and prepared for an assault on the castle that rested on the far side of the bridge. </text:span></text:p>
      <text:p text:style-name="P292"/>
      <text:p text:style-name="P268"><text:span text:style-name="T86"><text:tab/>As the army of Alourn began the march towards the citadel, the were met mid-field by Sir Gaheris who now called himself the Horsemen of War. He began slaughtering the army, as his own </text:span><text:span text:style-name="T88">soldiers</text:span><text:span text:style-name="T86"> charged forward. Sir Tristan met the Horsemen in open combat but was beaten down and badly wounded. The King charged War, only to be thrown aside, as Arthur wanted to personally kill him. As War began to slaughter the remaining troops, the Sword charged him and began battling the corrupted knight. In a heated confrontation, the Sword managed to best the Horsemen of War and defeat him. The army pushed forward and began the siege the castle. The King, Sir Tristan and the Sword infiltrated the castle with the help of Kara, and fought their way to the heart of the bastion. There they found Sir Galahad, </text:span><text:span text:style-name="T89">now the Horsemen of Death and the source of the Horsemen’s power, the desecrated Holy Grail. Sir Tristan was violently killed by Death as he ripped the soul out of the wounded Knight-Lord and consumed it. The King and the Sword both fought the dark lord, and were beginning to lose when Morgan herself appeared and banished the dark knight by banishing the Holy Grail to another dimension. Lancelot and the Sword finished routing the remaining forces of the Horsemen before taking the castle and naming it Tristan’s Vigil for the fallen knight. The army then prepared their forces for the final assault upon the remaining Isle of Avalon, Camelot. </text:span></text:p>
      <text:p text:style-name="P293"/>
      <text:p text:style-name="P293"/>
      <text:p text:style-name="P293"/>
      <text:p text:style-name="P293"/>
      <text:p text:style-name="P293"/>
      <text:p text:style-name="P293"/>
      <text:p text:style-name="P293"/>
      <text:p text:style-name="P293"/>
      <text:p text:style-name="P293"><text:soft-page-break/>KNIGHT HEART: THE BANISHMENT</text:p>
      <text:p text:style-name="P293"/>
      <text:p text:style-name="P269"><text:span text:style-name="T73"><text:tab/></text:span><text:span text:style-name="T90">The Army of Alourn arrived upon the western shore of Camelot. They were unnervered by the lack of troops that they encountered. General Dundain let them to the mystical lake where the voice of God had told him to plunge his sword into the stone. He stepped into the waters and cursed the Lord, causing a malevolent presence to rise to the surface and attack the group of leaders. Lancelot, Morgan, </text:span><text:span text:style-name="T88">her son</text:span><text:span text:style-name="T90">, Dundain and the Sword fought the </text:span><text:span text:style-name="T91">spirit as it animated the water around itself. The Sword </text:span><text:span text:style-name="T88">and Mordred </text:span><text:span text:style-name="T91">managed to sneak among the ruins at the bottom of the lake, </text:span><text:span text:style-name="T92">fighting the ghostly soldiers there</text:span><text:span text:style-name="T91"> and f</text:span><text:span text:style-name="T92">ound</text:span><text:span text:style-name="T91"> the spirit that resided there. </text:span><text:span text:style-name="T92">She held them down as</text:span><text:span text:style-name="T91"> </text:span><text:span text:style-name="T92">she ruthlessly interrogated them. She claimed they were slaves of the Devil for who else would curse God, but the Sword quickly correct her. They explained the story of General Dundain, and the spirit calmed the waters around her and met with the leaders of Alourn. </text:span></text:p>
      <text:p text:style-name="P294"/>
      <text:p text:style-name="P269"><text:span text:style-name="T92"><text:tab/>She explained that it was Michael that Dundain had spoken to. When asked for her identity, she called herself the Lady of the Lake, but Vivian quickly deduced that she was more, the Queen of Atlantis. The Lady of the Lake, sorrowfully confirmed this and told those gathered of the drowning of Atlantis. The power that Michael had called down upon the kingdom had left those in Atlantis in a state of half-life. Most became twisted and angry but the Queen had always opposed her husbands plans. Michael granted her a different curse, to be the warden of the angry dead of the lake. She also was chosen to guard Alourn and delivered it, and Michael to Merlin. As she began to say more, she was suddenly drained by Merlin, who began a magikal duel with the twin sisters, Vivian and Kara. Though powerful enough to strike Vivian down, he unleashed the wrath of Kara, who had never used her power offensively. She will it to her finger tips and in a raw display of magik, she </text:span><text:span text:style-name="T93">banished </text:span><text:span text:style-name="T92">the warlocks body but was unable to keep his spirit from fleeing </text:span><text:span text:style-name="T93">to the Castle Camelot. She tended to her sister but urged the King, Sword </text:span><text:span text:style-name="T94">and others</text:span><text:span text:style-name="T93"> to continue on. </text:span></text:p>
      <text:p text:style-name="P295"/>
      <text:p text:style-name="P295"><text:tab/>The army besieged the city, and a bloody battle was fought throughout the city. Mordred and Morgan both joined the fight, as did Arthur and his bodyguard, the Hell Knight. As the King and Sword dealt with the hellish Knight, Mordred and his mother fought Arthur. Merlin used his power to disable Morgan and she watched in horror as Arthur ran Alourn through <text:span text:style-name="T196">their</text:span> sons heart. The Sword attacked Arthur as Lancelot held the Hell Knight at bay. An unwinnable fight began as Arthur drew more and more power from Alourn, Merlin and Hell. As the fight wore on, the Sword realized that the way to be Arthur was to make him draw to<text:span text:style-name="T196">o</text:span> much power. The Sword pushed the fallen king even harder before Kara and Viven joined together with Morgan to preform a dangerous ritual. The Sword managed to slay the king <text:span text:style-name="T196">when is power began to overwhelm him, </text:span>just as the Hell Knight dealt Lancelot a killing blow. A flash of light blinded everything and when they awoke, the sky above the Isle was darkened and shadowy. Kara and Vivian were nowhere to be found, but the Sword knew that the people left in this new land of monster<text:span text:style-name="T196">s</text:span> would need someone to protect and lead them, and stepped up to do so.</text:p>
      <text:p text:style-name="P295"/>
      <text:p text:style-name="P270"><text:span text:style-name="T73">END</text:span></text:p>
      <text:p text:style-name="P261"/>
      <text:p text:style-name="P261"><text:tab/>The ritual <text:span text:style-name="T197">had been</text:span> a success, but Morgan failed to mention the final component, a human soul. <text:s/>Her soul burned away, all in order to lock <text:span text:style-name="T198">any living or sentient thing</text:span> <text:span text:style-name="T199">corrupted</text:span> by Lucifer away to another realm, the Faded Forest, <text:span text:style-name="T197">to which the Isle of Avalon was a gateway</text:span>. However, a single bloodline descending from the fallen angel had survived the banishing because of their construction of Stonehedge, at the behest of an ancient “ancestor”. The Isles of Avalon and those on it were drug into a half-realm, where the mists <text:span text:style-name="T197">of the isles</text:span> would appear on the day of the Banishment every year to take those unfortunate enough to find the wandering fog into the realm of monsters. </text:p>
      <text:p text:style-name="P261"/>
      <text:p text:style-name="P261"><text:tab/>Vivian and Kara were the only ones <text:span text:style-name="T197">on Avalon</text:span> to “survive” the banishing of Lucifer's influence throughout the world, one of the last acts of Morgan before the ritual. The islands of Avalon faded into myth and legend as did magik with it. Avalon had been the seat of magik for the entire world, and Vivian and Kara were all the was left of the Grand <text:span text:style-name="T196">Coven</text:span> after Merlin had killed the remaining members. After Vivian hid the Talisman of Wrath, they instituted a world policy banning not only dark magik but male witches as well. Witches of the world were sworn to hide magik from humans, to keep it in the shadows of civilization. <text:span text:style-name="T200">Male witches were hunted and killed, as were any witches that had intimate relations with a human. Children of witches and humans were hunted more than male witches or the mother witch themselves as Arthur, Morgan and Mordred had been half-witches of extreme power.</text:span></text:p>
      <text:p text:style-name="P261"/>
      <text:p text:style-name="P261"><text:tab/>While Vivian rebuilt the Grand Coven and the realm of the witches on the fringes of the human world, Kara went her separate way from the greater witch community. She had taken the fabled blade, Excalibur and fled to distant lands <text:span text:style-name="T48">and unknown lands to the west of Europe</text:span>. There she studied the blade and delved into its' secrets. Through the <text:span text:style-name="T48">years</text:span>, she <text:span text:style-name="T48">managed to </text:span>dismantled the jewel binding Michael and learned to commune with the angel, and finally, they came up with a plan to release a portion of Michael unto the world, combating the talismans that Merlin had unsuccessfully sought, mostly due to the interventions of <text:span text:style-name="T201">the Sword of the King</text:span>. </text:p>
      <text:p text:style-name="P261"/>
      <text:p text:style-name="P261"><text:soft-page-break/><text:tab/>She extracted 7 fragments of the archangel but was attacked during the ritual by acolytes of Lucifer. The powerful witch was caught unaware as she had thought that there was nothing left of the fallen angel in the mortal world. Though she escaped the ambush, the fragments of Michael fled, disappearing into the wide world. Kara searched in vain to find them, but to no avail. The fragments remained dormant, but she would hear tales of powerful witches wielding golden magik throughout the years, always paired with another witch wielding a dark talisman. She never arrived before both witches had vanished without a trace.</text:p>
      <text:p text:style-name="P261"/>
      <text:p text:style-name="P261"><text:tab/>Humanity was rising, however, the corrupting need to purge the fellow man continued to appear in descendants of Lucifer. Ghengis Khan, Cortez, Hilter and Castro being <text:span text:style-name="T202">great scions with</text:span> the Devils taint throughout history. Each time, Michaels scattered essence found its' way together, in the forms of the Maidens of Virtue, to combat the threat. These rare members of witch society were seen as heroes, and by the year 2000, 6 of Talismans of Sin had been successfully locked away from the world by the Grand <text:span text:style-name="T196">Coven</text:span> and their Maidens, though the seventh, Wrath had been lost <text:span text:style-name="T198">to myths</text:span> for some time.</text:p>
      <text:p text:style-name="P261"/>
      <text:p text:style-name="P261"><text:tab/>But by 2030, the rules had begun to change. <text:span text:style-name="T198">Humanity’s </text:span>race for the stars had begun, with deep space mining in an asteroid belt <text:span text:style-name="T202">several solar systems away</text:span>, dubbed the Hephestus Belt, yielding resources that enabled much of the modern technology of the world to become self-sustaining <text:span text:style-name="T202">as rare deep space metals and crystals capable of harnessing vast amounts of energy were found among the rocks</text:span>. Humans and their technology had advanced to the point that magik was being uncovered. The Grand <text:span text:style-name="T196">Coven</text:span> decided to come out of hiding on November 22nd, 2030, from then on known as Emergence Day. The world was rocked by the news, and witches became the new celebrities. Peace and prosperity flooded the world. </text:p>
      <text:p text:style-name="P261"/>
      <text:p text:style-name="P261"><text:tab/>This was shattered on April 1st, 2032. The day of Reckoning, horrific creatures flooded the streets from shadowy gateways that sprung to life. Vivian and her apprentice Hazel, like many other witches, had been captured by the TruRegen, Inc. company and subjected to testing and experimentation. They were held prisoner for over a year, finally breaking out along with 5 other witches. The other 13 fell during the escape attempt. </text:p>
      <text:p text:style-name="P261"/>
      <text:p text:style-name="P261"><text:tab/>Vivian led the others to where she had hidden the Talisman of Wrath after Merlin's fall and absorbed its power. She then traveled to London and killed the entire Grand Council, scattering the Maidens after killing three of them. Her apprentice and the other witches then each absorbed a Talisman of Sin and used their combined power to break the spell that Morgan had cast ages ago, bringing Avalon, the Faded Forest and creatures of Fae to our realm. </text:p>
      <text:p text:style-name="P261"/>
      <text:p text:style-name="P261"><text:tab/>Sensing the extreme amount of magikal energy being expended, Lucifer reached out and diverted some of the power to break his prison. But there was not enough power to accomplish both tasks. His prison was damaged but not broken, and the Faded Realm only existed on the Earth in the form of Avalon. A border world now, it existed in both realms. While his prison could not be escaped, Lucifer quickly <text:span text:style-name="T203">learned</text:span> what his new "toys" were capable of. He sent the soul of Lilith to inhabit the body of Lily, the Mistress of Despair. He then sent out his whispers to all the holders of the Talismans power. They obeyed without question, though they felt as though the thoughts were their own. Each worked in concert with hundreds of like-minded, tortured witches, protecting several cities that had been built upon due to the inherent nature of the magik that permeated the land. At the same time, several witches used their powers to incite nuclear war. </text:p>
      <text:p text:style-name="P261"/>
      <text:p text:style-name="P261"><text:tab/>The entire world was devastated in the ensuing firestorm. Only the areas protected by magik survived unscathed. Radiation burned the Earth, rendering most areas uninhabitable. Those left in Seattle or a few of the other protected cities could only wonder what happened to those trapped on the other side of the shimmering magikal barrier. Vivian and her Mistress of Sin traveled to Seattle, which bore the land that God had first touched with his power, to begin their reign of the Earth. Her first command to her legion of witches and Fae as the newly crowned Witch Queen was to exterminate the remaining humans. </text:p>
      <text:p text:style-name="P261"/>
      <text:p text:style-name="P261"><text:tab/>Billions died in the firestorm, millions died in the bloodshed in the days that followed. Vivian then used her power to cast a spell upon the moon, <text:span text:style-name="T200">drawing from the primal grace left by God,</text:span> at the urging of the dark whispers. She used a young witch that had dared defied her, not only having a relationship with a human but bearing a child from him as well, as an anchor for her spell. The spell drew the moon dangerously close to the Earth, threatening the stability of the magnetic field that protected the earth from solar radiation. <text:span text:style-name="T202">As she drew more power from the ritual, the moon shifted ever closer to the world. </text:span></text:p>
      <text:p text:style-name="P261"/>
      <text:p text:style-name="P261"><text:tab/>She then tasked her subjects to find the essence of Michael, the one component that she needed for her final spell to unleash her master upon humanity. She traveled to Mt. Kilimanjaro and called for the dragon that had been imprisoned underneath to serve her in Seattle. Five years wore on in an endless struggle for both sides, humanity survived and Vivan's search remained unfulfilled. </text:p>
      <text:p text:style-name="P261"><text:soft-page-break/>WITCH HEART: THE RECKONING</text:p>
      <text:p text:style-name="P261"/>
      <text:p text:style-name="P261"><text:tab/>However, a single former police officer, <text:span text:style-name="T204">rescued by his best friend and commanding officer</text:span> stood in defiance, slaying the witches, Fae, and bandits of Seattle. They eventually managed to destroy the Church of Bones and the Coven of the Elements. After hunting down each of the alphas of the Fae creatures in the city and burning the <text:span text:style-name="T205">four</text:span> Great Trees, the officer launched an attack on the Grand Tree, seeking to end the spell on the moon, slaying the Mistresses of Sin and even harming Vivian herself. Vivian then paraded the anchor of the spell, the same witch who was the wife of the officers best friend. At the end of the day, Lillian Le'Vey was dead, her husband, James Le'Vey and their 10-year-old son, Mikal, were in the wind and the spell on the moon was no longer. <text:s/>The officer had discovered that the Maidens of Virtue had come to their aid, they had disrupted Vivian's spell-work <text:span text:style-name="T204">upon the moon. </text:span></text:p>
      <text:p text:style-name="P261"/>
      <text:p text:style-name="P261">WITCH HEART: COLD CASE</text:p>
      <text:p text:style-name="P261"/>
      <text:p text:style-name="P261"><text:tab/>Vivian had also disappeared, fleeing to the city of Chicago, a war-torn underground, through the newly re-opened Continental Tunnel. The officer then chased the dark witch to the Underground Market, finding that the two sides of the city were at each other's throats over the death of a very beloved healer, who happened to be a white witch. The Irish Kings blamed the Rangers for the murder, as the members of the Kings that saw the murder swear that she was killed by a home-made I.E.D. from Seattle. Rangers who witnessed the killing swear that it was a technologically advanced bomb from Boston.</text:p>
      <text:p text:style-name="P261"/>
      <text:p text:style-name="P261"><text:tab/>Both sides had come to war, with the Irish Kings opening a hole to the surface in the Rangers side of the Underground Market. Aberrations such as shriekers, behemoths, ravagers, skulkers, spitters, smokers, rad-wings and rad-mutts poured through the breach. The Rangers responded by opening the very bottom tunnels, allowing the many sequestered Fae creatures including goblins, the younger cousins of the Leprechauns, <text:span text:style-name="T205">to reek havoc in the city</text:span>. The officer fought his way through both sets of enemies, closing the breach in the surface and the lower tunnels. They then hunted the real killer, eventually uncovering that Vivian had blown up the shop and bewitch the minds of not only the onlookers of the crime but the faction leaders as well. The officer confronted Vivian, revealing her deception to the people of Chicago's Underground Market, but the dark witch was able to escape yet again. The trading route was restored once the tunnel was repaired and the officer traced her trail to the road to Boston. </text:p>
      <text:p text:style-name="P261"/>
      <text:p text:style-name="P261">WITCH HEART: IRISH KINGS</text:p>
      <text:p text:style-name="P261"/>
      <text:p text:style-name="P261"><text:tab/>They quickly followed, arriving in time to be locked inside the city as a technological lock-down occurred. Boston had been saved due to the Boston Mafia making a deal with the Leprechauns, saving them from the subjection of the witches and creating a two-headed empire within Boston and it's surrounding area. Using the Mafia's technology, and the Leprechauns magik, they created a shield-wall that withstood the nuclear firestorm as well as the past 5 war-torn years. The newly dubbed Irish Kings became led by Mick St. King and Killian, creating an ordered bastion in the otherwise lawless apocalypse. </text:p>
      <text:p text:style-name="P261"/>
      <text:p text:style-name="P261"><text:tab/>The officer is immediately detained by the King's enforcers, and to their surprise are asked for help. The Irish King's understood that while they were the force of lawlessness before the world ended, to survive, they must become the force of law. They rule with an iron fist but treat their subjects well. However, a splinter group had recently split off, leaving the protected city and causing the technological lock-down to keep the King's from pursuing them. They ask the officer for their help, citing the work they had done in both Seattle, and more importantly, Chicago. </text:p>
      <text:p text:style-name="P261"/>
      <text:p text:style-name="P261"><text:tab/>The officer first tracked down the Freeman's Army, a militia that opposed the Irish Kings. They held the only other entrance that wasn't technology locked down. However, they refused to help the officer due to their affiliation with the Irish Kings. The officer then asked what they could do to help, and after negotiating agreed to help remove the other two gangs that were in the city. After dismantling the gangs and killing their leaders, the officer returned to the Freeman's Army to find it destroyed, with Fae creatures, witches, and aberrations working together to secure the base. </text:p>
      <text:p text:style-name="P261"/>
      <text:p text:style-name="P261">The officer slew all the enemies present and followed the lone survivor that escaped the battle. After tracking them to their base on the outskirts of the city, the officer discovered that Vivian had banded these miscreants together to bring down Boston. She had bewitched the splinter group to follow her and used her magik to twist them into monstrous forms. The officer barely escaped but managed to get the component to restore Boston and end the lock-down. </text:p>
      <text:p text:style-name="P271"/>
      <text:p text:style-name="P271"/>
      <text:p text:style-name="P271"/>
      <text:p text:style-name="P261"><text:soft-page-break/><text:tab/>They returned to Boston, ended the lock-down and reported their findings. As the Irish Kings prepared, Vivian launched her assault, taking both gates of the city and sending her forces to attack the Kings. The officer repelled the assaults and hunted Vivian down. However, after a long battle, the witch turned out to be Hazel, Vivian's apprentice. The Irish Kings took her into custody to interrogate her about Vivian and the officer looked for clues to her whereabouts. They discovered a trail leading to Dallas, Texas when the base of Vivian's horde had been cleaned up. </text:p>
      <text:p text:style-name="P261"/>
      <text:p text:style-name="P261">WITCH HEART: NEW AMERICA</text:p>
      <text:p text:style-name="P261"/>
      <text:p text:style-name="P261"><text:tab/>Arriving on the outskirts of Dallas, the officer arrived to watch the N.A.A. fighting an army of drakes, minotaurs, and centaurs. The officer helped repel the army and followed what remained to the city of Dallas. There they met General Ryan Benelli and his New America Army. The officer was asked for their reasons for traveling so far, as not many travelers can survive the desert. After explaining their hunt for Vivian, the officer is told of an area of mists that no scouts or soldiers have returned from. </text:p>
      <text:p text:style-name="P261"/>
      <text:p text:style-name="P261"><text:tab/>The officer looks into it, finding bodies of scouts and soldiers strewn about the streets. They were attacked by various Fae creatures and are radioed to retreat. The officer believes that the N.A.A. sent the radio broadcast, but they are attacked by members of a bandit group, using armored, mechanized walkers. After destroying the walkers, and re-establishing contact with the N.A.A., the officer is directed to the walker's hide-out. They are captured and interrogated by the leader of the walkers. The group, calling themselves the Armored Rogue Mechanized Operating Regiment or ARMOR, was led by Captain John Benelli. </text:p>
      <text:p text:style-name="P261"/>
      <text:p text:style-name="P261"><text:tab/>The officer was told that Captain Benelli's father was somehow behind all the attacks and mist as he had been recklessly ordering troops into slaughterhouses. When John confronted his father, he attempted to kill his son and John escaped with a few other like-minded captains who had seen the exchange. They had been combating the Fae and witches, but still could not stop the General from sending more troops in. The officer proposed that they gain access to the inner circle of the General and expose him to the people, allowing them to remove him from leadership, and keep him from killing more troops or wasting any more of the dwindling resources. </text:p>
      <text:p text:style-name="P261"/>
      <text:p text:style-name="P261"><text:tab/>The officer is let go and told to check in later on. They returned to the N.A.A. base and asked the General what they could do. Benelli sent them on several suicidal missions that the officers unique experience in Seattle, Chicago, and Boston helped them to navigate. The ARMOR also gave them several tasks, resulting in the officer being gifted a mech of their own. Eventually, the General asked the officer to destroy the source of the mist. The officer fights their way through the various Fae and witches until they reach a building that is bleeding the mist from its windows and doors. </text:p>
      <text:p text:style-name="P261"><text:tab/>The door is guarded by a powerful witch who resurrects the fallen scouts and soldiers to attack the officer. After fending them off, the officer chases the witch in the building, fighting through the other witches until they confront the leader. There, they discover that the witch is communicating with Vivian, who is in the City of Angels. The officer then interrogates the witch, learning that Vivan had infected the General with a curse known as Lucifers Wrath, a need to purge humanity. The officer kills the witch and races to the N.A.A. compound to stop the General from killing his people. After fighting through his army of machinery, with the help of ARMOR, the officer finally slays the General and restores order to Dallas. Leaving the now General John Benelli in charge, the officer leaves to head to L.A. once the giant fissure blocking travel west had been bridged. </text:p>
      <text:p text:style-name="P261"/>
      <text:p text:style-name="P261">WITCH HEART: CITY OF ANGELS</text:p>
      <text:p text:style-name="P261"/>
      <text:p text:style-name="P261"><text:tab/>The officer arrived in L.A. and was immediately confronted by a coven of witches. After a heated exchange, the group convinced the officer to help them stop the war plaguing the city. The two sides of the conflict, the Rising Blood Brotherhood, and the Crypt Dominion, both waged war on one another over control of the city. Both sides employed witches and Fae in the conflict and while the Asarri, as they had revealed themselves, wanted the conflict only to end. They implored the officer to find a solution, and the officer did. One side won in the end and the fighting stopped. While the officer was stopping the war, they traced Vivian throughout the city in a cat and mouse game. </text:p>
      <text:p text:style-name="P261"/>
      <text:p text:style-name="P261"><text:tab/>The officer discovered that Vivian was looking for someone who held the essence of Michael. They both attempted to find the young boy that held the power of the First Angel, but the officer was the first to find him. It turned out to be non-other than the young Mikal Le'Vey. In another confrontation with the dark witch, the officer held her forces at bay, wounding her and giving Mikal and his father enough time to escape. Vivian fled to the Spring of Souls, what was once the Great Salt Lake. The officer could not find any trace of her whereabouts until a member of Outwatch, a group dedicated to protecting what remained of the people of Salt Lake City, found them and asked for their aid. </text:p>
      <text:p text:style-name="P261"/>
      <text:p text:style-name="P261"><text:soft-page-break/>WITCH HEART: SPRING OF SOULS</text:p>
      <text:p text:style-name="P261"/>
      <text:p text:style-name="P261"><text:tab/>When the outrider described the witch leading the rituals in Salt Lake City, the officer immediately took the offer to be taken to the destroyed city. The outrider delivered the officer to the leaders of Outwatch, Don Valentino, Rachel Perez and Bernard Rubell. They all asked for the officer's help, as traders that they sent to the Underground Market had brought back tales of the officer's exploits in Seattle, Boston, Dallas, Chicago, and L.A. <text:s/>They were confined to the base of the magikal raised mesas that now stood where the city once did. They carved out tunnels and caves using the vehicles and technology that they could scavenge, but eventually, they could only rely on what grew around them, what they could hunt and gather from the land. </text:p>
      <text:p text:style-name="P261"/>
      <text:p text:style-name="P261"><text:tab/>The officer immediately began to investigate the rituals that the witches had begun to conduct, but was attacked by a powerful 5 headed dragon. Every attack that the officer threw at the beast proved ineffective. The officer retreated and investigated the surrounding terrain, discovering that each of the 4 outlying mesas held a crystal that protected the dragon, as well as bound it to the will of Vivian. They proceeded to slay each of the crystals guardians, a hydra of fire, water, earth, and air before destroying the crystals themselves. Once the dragon was unprotected, the officer and their allies attacked, killing the dragon and disrupting Vivian's spell. With nowhere to run, the dark witch fought the officer but was pushed into the super-heated spring to her death, along with the Talisman of Wrath. </text:p>
      <text:p text:style-name="P261"/>
      <text:p text:style-name="P261">WITCH HEART: THE FROZEN FRONTIER</text:p>
      <text:p text:style-name="P261"/>
      <text:p text:style-name="P261"><text:tab/>The officer finally thought that they were done with Vivian when they received a message from the Irish Kings. Hazel had escaped their custody and fled. They had tracked her several hundred miles north of Seattle, but the trail went cold. The Foundry radioed the officer and told them that the long-range radio towers had finally picked up a distress call from Anchorage, Alaska. The signal was a call for reinforcements from a group known as Noble Tango Five or the Devil's Brigade. They were holding out with the last of the town's populace at the harbor center in the city. </text:p>
      <text:p text:style-name="P261"/>
      <text:p text:style-name="P261"><text:tab/>The officer traveled to the frozen north, which was locked in perpetual winter ever since the apocalypse. They arrived at the harbor center and proceeded inside the besieged building. After dispatching several Fae creatures and witches, the officer met the leader of the Devil's Brigade, Sgt. Noah Grove. The officer offers to evacuate the people and soldiers to Seattle but is quickly turned down by the entire populace, including the children. They choose to stay and fight, with or without the officer's help. </text:p>
      <text:p text:style-name="P261"/>
      <text:p text:style-name="P261"><text:tab/>The officer offers their help, asking if they had seen anything peculiar about the witches attacking. The soldiers comment about the organization of the recent attacks, leading the officer to conclude that Hazel had taken over the leadership of witches in the area. The officer told the soldiers to hold their position and ventured out into the war-torn city.</text:p>
      <text:p text:style-name="P261"/>
      <text:p text:style-name="P261"><text:tab/>With breaking the siege being their first priority, the officer attacked the three camps that sat on the outskirts of the building. The first two witches that led the camps died before they could be interrogated, but the third was captured. She told them of Hazel's search for an ancient witch buried beneath the ground of Anchorage. She then was taken into the holding cells built by the soldiers but was killed in the cell by magik. </text:p>
      <text:p text:style-name="P261"/>
      <text:p text:style-name="P261"><text:tab/>Once the siege was broken, the officer had to retrieve the tank ignition components that a mutinous army officer had stolen a few months before. They were held by a clutch of frost drakes, who were guarded by a tribe of frost trolls. The officer finally retrieved the components from the corpses of the dead soldiers before escaping the frozen underground parking structure. </text:p>
      <text:p text:style-name="P261"/>
      <text:p text:style-name="P261"><text:tab/>Returning to the compound, the soldiers fortified their base, asking the officer to gather materials to help them build a compound. After the base is fortified, the officer and soldiers launch an attack on both the bases of the various Fae creatures and the witches in Anchorage. Succeeding on both fronts, the officer then chases Hazel down to the lowest depths of the tomb, but due to being delayed, finds the ancient witch Baba Yaga dying due to Hazel stealing her magik. Out of spite for the young woman who stole her power, the ancient witch tells the officer of what she sought. A map to the Staff of Merlin but then dies in the officer's arms. The officer is left with nothing until a mayday call from a group of female sailors off the coast of Sydney, Australia catches the officers attention. </text:p>
      <text:p text:style-name="P261"/>
      <text:p text:style-name="P261"/>
      <text:p text:style-name="P261"/>
      <text:p text:style-name="P261"/>
      <text:p text:style-name="P261"/>
      <text:p text:style-name="P261"><text:soft-page-break/>WITCH HEART: THE ALLURING SHORE</text:p>
      <text:p text:style-name="P261"/>
      <text:p text:style-name="P261"><text:tab/>The officer arrived in the harbor of Sydney, now a wreckage of ships. Kara cast a spell upon the entire crew and ship, protecting them. When asked what she was protecting them from, a sweet song filled the air. When the officer arrives on land, they were beset by Fae and witches and established a beach-head in the city. Once they did this, they ventured into the city, rescuing several people until they stumble upon another white witch, who was slowly dying from the same thing as Baba Yaga. She told them of another witch that stole her magik and was seeking something buried in a vault, underneath the <text:span text:style-name="T15">Opera</text:span> House.</text:p>
      <text:p text:style-name="P261"/>
      <text:p text:style-name="P261"><text:tab/>The officer regrouped at their beach-head before Kara warned that she had helped create some of the enchantments the defenses of the vault used and that they were not to be trifled with. The officer breaks past the Fae and witch guards and <text:span text:style-name="T15">delves</text:span> into the vault that Hazel has already uncovered. After bypassing many of the traps and defeating the guardians of the vault, the officer steps into to find that the map is still present. Hazel then reveals herself and attacks the officer with her own apprentices now, while she copies the map. After the officer kills three of the apprentices, Hazel teleports herself and the fourth apprentice away, claiming victory. The officer is left in the vault, alone, and copies the information from the map, before escaping the collapsing structure. Kara took the copy of the map and began deciphering the location of the Vault of Heaven. </text:p>
      <text:p text:style-name="P261"/>
      <text:p text:style-name="P261">WITCH HEART: THE DEVIL'S TRIANGLE</text:p>
      <text:p text:style-name="P261"/>
      <text:p text:style-name="P261"><text:tab/>Kara provided the officer with the location of the Vault of Heaven, or rather, the beginning of the journey to the Vault. The officer travels to the Bermuda Triangle, where they are engulfed in a magikal storm and wrecked upon an island. The officer finds themselves among dinosaurs and prehistoric beasts as they survive and transverse a hostile landscape to the highest point on a mountain. Upon reaching the top, the officer spots a structure on the far side of the island, underwater. After reaching it, the officer is transported to another structure, nearly identical to the first one. When the officer steps out of the structure, they are greeted by a Northern Union soldier. The soldier first questions the officers clothing and weapons before asking if they fight for the north or south. The officer <text:span text:style-name="T15">traversed</text:span> the war-torn island after choosing a side of the "war" to fight on and find another structure that the armies were fighting over. Entering this structure, the officer was transported to a building over-looking a swirling maelstrom, before they turned to see Hazel activating the structure again.</text:p>
      <text:p text:style-name="P261"/>
      <text:p text:style-name="P261"><text:tab/>The officer steps out of the new structure to find themselves in an apocalyptic wasteland, filled with metal spikes and pockets of crackling electricity and energy. As they traveled the dangerous landscape, they came across various monstrous lifeforms that had been experimented on, ultimately fighting the scientist responsible, Dr. Miguel Artinos, <text:span text:style-name="T15">a United</text:span> States Army scientist who had been shipwrecked in the Bermuda Triangle for the last 60 years and kept himself alive through the advanced technology and "latent energy", his term for magik and grace. </text:p>
      <text:p text:style-name="P261"/>
      <text:p text:style-name="P261"><text:tab/>After defeating Dr. Artinos, the officer used the structure that the doctor was staying in to transport themselves back to the center of the Vault. There they found the Vault's guardians defeated and the doors unlocked. The officer battled various Fae and witches in the "Vault" which led around the small chain of islands around the maelstrom. They finally reach the final vault, hanging above the maelstrom to see Hazel reaching for the Staff of Merlin. The officer tackles Hazel to the ground and begins a violent struggle for the staff. After an intense battle, the officer takes command of the staff and is encouraged to destroy Hazel by the whispers of the staff. Instead, the officer broke it over their knee, destroying it. </text:p>
      <text:p text:style-name="P261"/>
      <text:p text:style-name="P261"><text:tab/>A powerful blast of energy tossed the officer to the ground, and a spectral shade was released. This ghost drained the magik from Hazel, taking her Talisman of Pride and disapparating. The officer was then confronted by Vivian, who had been freed from the influence of the Talisman of Wrath when the specter drained the magik surrounding Hazel. The Talisman had fused with her soul when she fell into the Spring, granting her an incorporeal half-life. She had been directing Hazel's actions, but now sees that there is potential for good in humanity, as there was good in the officer. She asked for the officer's help, but first, she had to locate where the shade had fled. She told them that she would find them when the shade had been located, and after being pressed for the identity, Vivian revealed that it was Merlin. The dark warlock had hidden a splinter of his soul in the staff and while she had not known that Merlin had hidden his fractured soul within the staff, she had sensed its' dark power. Vivian had stored it here for safe keeping, but only those who saw the map could find the Vault.</text:p>
      <text:p text:style-name="P261"/>
      <text:p text:style-name="P261"/>
      <text:p text:style-name="P261"/>
      <text:p text:style-name="P261"/>
      <text:p text:style-name="P261"/>
      <text:p text:style-name="P261"/>
      <text:p text:style-name="P261"><text:soft-page-break/>WITCH HEART: THE SHADES OF THE EAST</text:p>
      <text:p text:style-name="P261"/>
      <text:p text:style-name="P261"><text:tab/>Kara was contacted by Vivian's shade, revealing that Merlin's book of spells had been hidden within a magikally hidden temple and the entrance was located somewhere in Hong Kong. The officer departed immediately for China. Arriving in the harbor, the could see the darkness gripping the city. <text:s/>They were drawn to a magikal ritual being conducted at the Ritz, where the officer interrupts the shade of Merlin casting a ritual. After fighting through the various Fae, including the half-animated Four Horsemen, the officer grabbed the crystal in the center of the ritual, resulting in an explosion of magik that knocked the officer unconscious. </text:p>
      <text:p text:style-name="P261"/>
      <text:p text:style-name="P261"><text:tab/>They awoke on their ship, in the care of Kara. The officer asked what happened, only to be told by the witch that Merlin had been summoning the spirits of his army, including the Four Horsemen and their leader, Arthur. While the officer had disrupted the ritual, Merlin had finished it and believed that the officer was dead. In fact, they were, however, one of the souls of the damned army sought redemption and bound their soul to the officers. Kara was able to restore them to life after they were retrieved from the Ritz. The officer asked where Merlin was, and Kara pointed to the tallest building in the city, where four tendrils of dark energy met and formed an impenetrable barrier around the skyscraper. </text:p>
      <text:p text:style-name="P261"/>
      <text:p text:style-name="P261"><text:tab/>The officer scouted out where the tendrils of energy were coming from, finding a Horseman of the Apocolypse at each, along with a horrific golem made from the bodies, armor, and weapons of the fallen of Camelot at the final ritual site. Dealing with the Horsemen of <text:span text:style-name="T206">War</text:span>, Famine, Pestilence and finally Death, along with the witches they guarded, the officer was finally able to shut down the protective barrier. <text:s/>They entered the building, fighting the monsters until they reached the heart of the building. There they met Arthur, now the Horseman of the Apocolypse. A long fight ensued, culminating in Arthur shattering the floor and Kara holding it together with chains of magikal light. Finally, the officer managed to slay the pawn of Merlin and they climbed to the top of the building. The shade of Merlin finished a ritual as the officer stepped into the room.</text:p>
      <text:p text:style-name="P261"/>
      <text:p text:style-name="P261"><text:tab/>They attacked the ghost, only to be thrown back with little effort by the spectral warlock. He then summons a massive, monstrous, three-headed werewolf, Cerberus, to deal with the officer while he began another ritual. However, the officer managed to cause Cerberus to destroy the building itself, collapsing the entire thing on both the officer, the monster, and Merlin. The officer awoke among the rubble, with the monster underneath them. As they climb down, it awakens and attacks them, but the officer is able to put it down. They retrieve Merlin's book of spells but Kara warns them that Merlin escaped during the collapse. She takes the book and tells the officer that she will work on finding his location again with the ghost of Vivian. </text:p>
      <text:p text:style-name="P261"/>
      <text:p text:style-name="P261">WITCH HEART: SHIFTING SANDS</text:p>
      <text:p text:style-name="P261"/>
      <text:p text:style-name="P261"><text:tab/>Kara is again contacted by the shade of Vivian, who warns them that while everything touched by Lucifer was sealed away, a team of Maidens ventured into the Faded Forest and sealed Merlin's body away within a tomb in the realm. Because of Vivian's spell, the tomb was now accessible from the mortal world with the right magik. Kara and the officer realize that it means Merlin could be resurrected fully. Vivan tells them where the tomb was located in the Faded Forest, which Kara uses in concert with Merlin's spell-book to discover the location, Alexandria, Egypt. The officer sets out immediately and arrives on the coast of a desert that constantly shifted between black and golden sand. Buildings in the city regularly became inaccessible, entrapping those within until the sand moved away again. </text:p>
      <text:p text:style-name="P261"/>
      <text:p text:style-name="P261"><text:tab/>To their horror, the officer discovered that the blackened sand was radioactive, burning those that came in contact with it. They also had to deal with the local witch and Fae population, who stayed inside the buildings to avoid the radiation and the aberrations who roamed the sands, constantly looking for fresh meat, Fae, witch or human. They scoured the city for signs of Merlin, eventually finding them in the ruins of the Necropolis, where the warlock worked to return himself to his body along with his dark disciples. In a pitched battle, the officer is teleported out of the tomb as the ritual begins. </text:p>
      <text:p text:style-name="P261"/>
      <text:p text:style-name="P261"><text:tab/>They then recruited the aberrations to assist them, sharing a common enemy in Merlin. After uniting the five warring tribes of abberents, the officer leads another assault on the tomb, successfully stopping the ritual. However, Merlin was still partially resurrected as a lich and quickly fled. Kara knew he fled to London, but her scrying revealed a powerful barrier was woven around the city and she would need time to cast a spell powerful enough for them to penetrate it. </text:p>
      <text:p text:style-name="P261"/>
      <text:p text:style-name="P261"/>
      <text:p text:style-name="P261"/>
      <text:p text:style-name="P261"/>
      <text:p text:style-name="P261"/>
      <text:p text:style-name="P261"><text:soft-page-break/>WITCH HEART: FURY OF THE ANCIENTS</text:p>
      <text:p text:style-name="P261"/>
      <text:p text:style-name="P261"><text:tab/>Kara tells the officer that she could finally pierce the barrier that surrounds London. When they arrive, they find the city infested and corrupted by the Faded Forest, being half-way pulled into the realm. The officer is immediately besieged by the very forest of shadow itself and must slay several dark ents that are leading the corruption in the harbor. After securing the harbor, the officer explores the darkened city, discovering the horrors wrought by the warlock, including liches, banshees, undead and shadow drakes, dark ents, and even a few fallen angels. The dismantled the forces of Merlin, working their way closer to the palace, where Merlin had taken residence. </text:p>
      <text:p text:style-name="P261"/>
      <text:p text:style-name="P261"><text:tab/>When they finally begin the siege of the palace, Merlin cast a spell to send the officer back to the age of Camelot. They fight through the <text:span text:style-name="T9">illusion</text:span> landscape, and finally escape<text:span text:style-name="T9">d</text:span> its' grasp. They awoke to find themselves captured by the arch-lich, who begins to drain the officer's life to restore his own. James appear<text:span text:style-name="T9">ed</text:span> and attack<text:span text:style-name="T9">ed</text:span> Merlin with his sword, severely damaging the warlock, who fle<text:span text:style-name="T9">d</text:span> in horror and surprise. While fleeing, the warlock rips open magikal anomalies that threaten to tear apart the world, forcing the officer to close each one. </text:p>
      <text:p text:style-name="P261"/>
      <text:p text:style-name="P261"><text:tab/>In order to close the 7 anomalies in the city, the officer had to slay an Acolyte of Merlin. Each one wielded a separate power of sin, similar to the Mistress's of Sin. After defeating each one and stopping the anomalies, the souls of the acolytes form into their true form, Asmodeus, the Demon Lord of Sin. The officer had not closed each breach but instead stabilized them. Asmodeus had fractured during the summoning and by slaying each of the acolytes, the officer had allowed his soul to combine into its' true form. </text:p>
      <text:p text:style-name="P261"/>
      <text:p text:style-name="P261"><text:tab/>The officer battled the demon lord and finally managed to banish the demon back to Hell. But the officer was tainted by the release of magik that followed his banishment, corrupting them with the essence of Lucifer. Kara managed to contain the curse within the officer but warned them that they now were susceptible to the Devils dark whispers. </text:p>
      <text:p text:style-name="P261"/>
      <text:p text:style-name="P261">WITCH HEART: THE FADED FRONT</text:p>
      <text:p text:style-name="P261"/>
      <text:p text:style-name="P261"><text:tab/>The officer continued to hear the whispers of the First to Fall. However, Kara warned that the Isles of Avalon had begun to radiate magik. Magik that was used in portal weaving. The officer set out to the mist-soaked isles, arriving at the same place that the first settlers on the island chain. They were met by the ghosts of Camelot and a violent battle was waged for control of the beach-head. The officer was finally able to gather enough supplies to create a stronghold in the Faded Forest. The Keep was established and Kara wove a powerful protective spell, tying it to the Keep. As long as it stood, a barrier prevented any touched by the Devil from leaving the forest. </text:p>
      <text:p text:style-name="P261"/>
      <text:p text:style-name="P261"><text:tab/>The officer, now trapped, began to search the shadowed forests of Avalon before finding the twisted lake of the damned. They fought their way to the center, whereupon defeating the Lady of the Lakes servants, the Lady gave them the key to not only their salvation but the worlds. They had to find the essence of Michael. The officer scoffs at the notion of the elder angel, but the Lady tells them the tale of the two brothers. She explained that only Michael and God were powerful enough to defeat the Devil, but God did not interfere with his creations. The officer asks where to find such a thing, but the Queen only tells them that her King was struck down by a great meteor from the Heavens and that a fragment still remained in him. </text:p>
      <text:p text:style-name="P261"/>
      <text:p text:style-name="P261"><text:tab/>The officer tracks down the tomb of the King of the Damned, finding it in a dark castle on the craggy cliffs of Avalon's northern shore. The King is protected by magik, preventing anything touched by Lucifer from passing. The officer must battle the 7 sentries that adorn the doorway, each in the shape of a Knight-Lord of Alourn. After defeating them all, a sentinel of Lancelot appears and warns that the King will awaken again if the sentinel is destroyed and the remains disturbed. The officer destroys the sentry and opens the throne room. The King awakens when the officer attempts to pull the shard from his skull, and they must slay him <text:span text:style-name="T204">for a third time in his (un)life</text:span>, this time by ripping the shard from his head. </text:p>
      <text:p text:style-name="P261"/>
      <text:p text:style-name="P261"><text:tab/>Taking the glowing fragment to Kara, the elder witch tells the officer that she is amazed they found a fragment of Michael and pursues the ritual to bond it to the officer. The Keep is attacked during the ritual, however, they finish it just as Merlins Horsemen burst into the room. The officer defeated the Horsemen after battling them at the same time and broke the siege of the Keep. They then prepared for their final battle with Merlin in Camelot. They fought their way through the city, battling various demons, witches, warlocks, and Fae along the way. Finally they fought Arthur in the courtyard of Camelot's castle, however, he was much more powerful this time due to being in the Faded Forest. The officer was stunned by Arthur's dark magik before Vivian sacrificed herself to end the spell and stun Arthur in return. The officer used the chance to finally slay the wayward King, once and for all. </text:p>
      <text:p text:style-name="P261"/>
      <text:p text:style-name="P261"><text:soft-page-break/><text:tab/>They advanced upon the throne room of Camelot, only to find Lancelot and Guinevere waiting for them. The pair attacked the officer before they put both of the corrupted souls to rest. Finally, they find Merlin in the room, in the middle of a powerful ritual. The officer attacks the lich, and is drug into a half dimension, partially into Hell. The officer battles Merlin while Lucifer helps the warlock. After fighting both at the same time, the officer finally manages to deal the killing blow to Merlin, ending the warlocks reign permanently. They are transported back to the Faded Forest, which while still darkened, at a mystical glow spreading from the Keep. A balance of light and shadow permeated the land and the officer finally felt some measure of peace. They protected the Keep, the Faded Front, and the world until they disappeared in the dead of night. </text:p>
      <text:p text:style-name="P261"/>
      <text:p text:style-name="P261">END </text:p>
      <text:p text:style-name="P261"/>
      <text:p text:style-name="P261"><text:tab/>In the following years, the young <text:span text:style-name="T15">Mikal</text:span> Le'Vey would grow up to become a ranger, and eventually First Ranger himself. He battled various witches that were attempting to destroy Seattle, Chicago, and Boston, finally dying to save the people of Boston from a nuclear bomb that destroyed the city, though he delayed the explosion long enough for them to flee. His daughter, Sarah, inherited <text:span text:style-name="T9">Excalibur</text:span> from him, as he had his father. She also led battles to restore peace, but due to her unique heritage of being descended from both Michael (her father) and Lucifer (her mother), Sarah had a power that no other sorcerer, enchanter or witch could match. She battled her uncle, who had allowed Lucifer to possess him, <text:span text:style-name="T207">killed her mother</text:span> and <text:span text:style-name="T207">now</text:span> wielded the spear of the Devil himself, before finally destroying him by magikally detonating his <text:span text:style-name="T208">inner </text:span>grace. <text:span text:style-name="T208">Though she survived, the magikal detonation had seared away much of her grace, and she was only protected to to the spirit of her father.</text:span> She then combined both the Spear of the Fallen and the Blade of the First into Nalourn, the Blade of Humanity. </text:p>
      <text:p text:style-name="P261"/>
      <text:p text:style-name="P261"><text:tab/>She led the humans, witches, fae and aberrations alike to prosperity in the devastated world. Over 800 years passed as magik and technology blended together. The races of the world used their techno-magikal creation skills to enhance nano-technology to clean the Earth and harvest energy from the Earth's core. They were not prepared for the results. When the magikally-charged nanites reached the core of the Earth, Lucifer was able to use their latent magik to corrupt the machines, taking them over as a hive mind. Before the races of Earth realized what had happened, the world was on the verge of collapse. Sarah rallied the remains humanity of Seattle, where they boarded the Illiad, a spaceship designed to transport a large number of humans, 3,000,000, to the nearest habitable planet. A combination of magik and cyro-technology allowed the passengers to live through the journey as the nanites handled the functions of the ship. </text:p>
      <text:p text:style-name="P261"/>
      <text:p text:style-name="P261"><text:tab/>When Sarah realized the danger magik possessed to the nanites, she used her powers to remove the magik from the nanites in the ship, rendering all but the essential functions of the ship useless. This also destroyed the nanites within the people of the Illiad. During the launch, Lucifer attacked with his army of nanites, but Sarah used all of her magik to create a barrier around the launching ship, saving the race of humans as they were launched into space at the cost of her own life. Lucifer lashed out with a desperate attack but barely managed to damage the ship. He watched as the object of his hatred escaped his grasp. But his wisdom was deep and he knew that his Curse would eventually bring them back to their home. He simply would wait until then. </text:p>
      <text:p text:style-name="P261"/>
      <text:p text:style-name="P261"><text:tab/>Humanity drifted in the vast openness of space, passing several planets that were inhabited by the various other races of the Great Dark due to the damage humanity inflicted. They eventually crashed down on the planet of Henuun, only surviving due to the actions of the resident races. Both protector races set aside their differences to help their “cousins”. Over 800 years passed as humanity rose upon New Troy with the help of the other <text:span text:style-name="T208">two </text:span>races, recreating their nanites without the use of magik, as neither the Zirdites or Bymirons knew of it. Together, they fended off attacks from the other 5 empires and established the New Troy Union. Eventually, the PROJECT: <text:span text:style-name="T15">ODYSSEY</text:span> was created with a simple goal: Find planet Earth.</text:p>
      <text:p text:style-name="P261"/>
      <text:p text:style-name="P261">CELESTIAL HEART: THE <text:span text:style-name="T15">ODYSSEY</text:span></text:p>
      <text:p text:style-name="P261"/>
      <text:p text:style-name="P261"><text:tab/>The <text:span text:style-name="T15">Odyssey</text:span> was launched on November 22nd, 3663 from Atoren, New Troy. It was under the command of Captain Nathaniel Dundain and began its' journey to where Earth was thought to be. Both the Bymirons and Zirdites contributed troops and supplies to the project, hoping to protect their charges in their search for home, as was their sacred duty. Not long after leaving the New Troy system, the ship came under attack by Slipstream Pirates, rendering the ship dead-in-space as the three pirate ships docked unto the <text:span text:style-name="T15">Odyssey.</text:span> A member of the crew from New Troy, along with his NCO, Sgt. Lillian Le'Vey, secured the ship and killed the crew of each ship. During the struggle for the ship, the <text:span text:style-name="T15">crew-member</text:span> learns that Lillian cannot have nanites as they burn out the moment they enter her blood. The finally take back the ship and scavenge parts from the pirates to repair their own. </text:p>
      <text:p text:style-name="P261"/>
      <text:p text:style-name="P261"><text:soft-page-break/><text:tab/>Becoming functional again, the <text:span text:style-name="T15">Odyssey</text:span> set out again for Earth. <text:span text:style-name="T208">The first planet they passed was the Var’Tarin home world of Varis-5. The Var’Tarin fleet quickly attacked the Odyssey, which fled to the planet itself to survive. Crashing upon the world, not far from the capital of Varis-5, Grandemium, the crew was forced to hide from the searching Var’Tarin. The main power for the nanites to repair the ship had been damaged and they needed a replacement. They scientists on the ship quickly deduced that the Var’Tarin held a power source capable of being wired into the Odyssey but it was heavily guarded in a Var’Tarin fleet hanger within the city. A Var’Tarin defector is captured trying to sneak into the ship. During interrogation, he reveals that he is the nephew of the Emperor, but he and his followers were cast out due to their desire of a peace treaty with New Troy. He tells them that he can get them into the city. The crew-member and Lillian both volunteered to retrieve the power source and left in the only working ship. Valus Haruth gave both Lillian and the crew-member a holographic self-projectors, a Var’Tarin invention. This allowed them to look and speak as Var’Tarin citizens. They snuck into the hanger, and after battling through the Var’Tarin forces due to Lillian’s projector malfunctioning, managed to get their hands on the power source and flee back to the Odyssey. While the scientist reconfigured the power source, the leaders of the Odyssey attempted to figure out a way to install Haruth on the throne of Varis-5 as his followers, including his sister Valas Harune, joined the crew of the Odyssey. </text:span></text:p>
      <text:p text:style-name="P261"/>
      <text:p text:style-name="P261"><text:tab/><text:span text:style-name="T209">The crew-member and Lillian were assigned to watch over the aspiring revolutionary while he spoke to each of the 8 Great Houses. Only 4 of the Houses supported the young Var’Tarin’s point of view. The other 4 attempted to kill them after hearing his speech. Haruth told the his protectors that he needed the majority of the Houses support before they could begin. Lillian wishes for a ninth house, an Haruth tells them of the lost ninth house, whom the great-grandfather of the current Emperor banished to the Dark Lands. The crew-member ventures into those shadowed lands while Lillian protected Haruth. They battled various beasts in the darkness before being captured by the members of the Shadowglen House. Taken to their Chief, the crew-member deactivates their projector and tells them the story of Haruth. The Chief agrees to meet with the aspiring emperor and releases the crew-member. </text:span></text:p>
      <text:p text:style-name="P261"/>
      <text:p text:style-name="P261"><text:tab/><text:span text:style-name="T210">They return to the Odyssey to find them recovering from an attack. Lillian tells the crew-member that the Var’Tarin forces ambushed them and abducted Haruth. They took him to the city to be executed in a public display. The crew-member and Lillian rush to the city while the Captain dispatches a scout to inform the Shadowglen House. They arrive to find the city center full of troops and citizens as they parade Haruth across the execution platform. Lillian attacks the executioner just before he kills Haruth, and then proceeds to protect him with the help of the crew-member. They begin to become overwhelmed by the Var’Tarin forces until the Shadowglen House arrived with the crew of the Odyssey. Lillian, Haruth and the crew-member escaped with their help and retreated to the Odyssey.</text:span></text:p>
      <text:p text:style-name="P261"/>
      <text:p text:style-name="P261"><text:tab/><text:span text:style-name="T211">The revolution for Varis-5 had begun with the help of the crew-member and Lillian, and some of the crew of the Odyssy became determine to finish it. They raided several weapon depots and ship-yards, on the outskirts of the capital before they were pushed back by the personal army of the Emperor, martial law had been imposed on the city. The Captain of the Odyssey wanted to escape the growing conflict but the orbital defenses were firing constantly due to the civil war above the planet that had begun. Only 2 of the houses had stood with the Emperor. <text:s/></text:span></text:p>
      <text:p text:style-name="P261"/>
      <text:p text:style-name="P261"><text:tab/><text:span text:style-name="T208">Lillian had an idea to adapt a slip-space drive from the pirates ship that they stripped down. The scientists warn that it would be incredibly unstable, but the Captain realizes that there is no other choice. The ships systems were nearly repaired when the Emperor of the Var’Tarin, Valus Tagen arrives and proclaims that he seeks the fragment of their god that the humans possess and the head of the mutinous traitor. He attacks the Odyssey and the crew-member, Lillian and Haruth defeat him, however he does manage to kill the aspiring emperor. The Var’Tarin Empires ranks are demoralized at the death of their emperor and quickly flee while the revolutionaries began to rally behind the sister of Haruth, Harune. After the rebels took the planet over, the crew of the Odyssey discovered that their maps had been destroyed by a traitor among the crew, with a simultaneous attack at New Troy. However, Dr. Markez began to rebuild the trajectory of their course, though it would take some time. The crew-member spent time exploring New Troy, as there was now a Var’Tarin district and the newly opened capital city of Varis-5, including it’s craggy caves and cliffs. </text:span></text:p>
      <text:p text:style-name="P261"/>
      <text:p text:style-name="P261"/>
      <text:p text:style-name="P261"/>
      <text:p text:style-name="P261"/>
      <text:p text:style-name="P261"/>
      <text:p text:style-name="P261"/>
      <text:p text:style-name="P261"/>
      <text:p text:style-name="P261"/>
      <text:p text:style-name="P261"/>
      <text:p text:style-name="P261"/>
      <text:p text:style-name="P273"><text:soft-page-break/>CELESTIAL HEART: THE UNTAMED PLA<text:span text:style-name="T212">N</text:span>ET</text:p>
      <text:p text:style-name="P274"/>
      <text:p text:style-name="P274"><text:tab/><text:span text:style-name="T208">A traitor among the Odyssey’s crew activated the “functional” slip space drive and sent ship and crew hurtling towards another planet. The crashed into the overwhelming vegetation, but the ships crash burned away much of the surrounding foliage. The crew of the ship began to turn on one another, blaming each other for the activated drive. The scientists began to repair the damaged Odyssey, but work was slow. The crew all began to hear eerie moaning coming from the trees and vines, it seemed to be all around the crash site. The crew-member and Lillian investigated the forest, and discovered the half-plant remains of the many hishertha, moving with the uses of the vines and plant life that had bonded to the aliens. They survived the ambush and retreated back to the Odyssey, reporting what they had found to the Captain. </text:span></text:p>
      <text:p text:style-name="P274"/>
      <text:p text:style-name="P274"><text:tab/><text:span text:style-name="T213">As they discussed the situation, the Odyssey was suddenly overgrown. The vegetation and its’ creatures breached the hull of the ship, however were sealed in the cafeteria by the quick thinking of the workers there. Lillian and the crew-member, whom had been promoted to a sergeant themselves quickly dispatched the plant aliens and managed to help to repair crew seal the hole. The newly named Plantoids, settled around the ship and attacked anyone that ventured outside. The crew-member and Lillian opened a hatch on the bottom of the Odyssey and proceeded to uncover a tunnel system in the ground below. </text:span></text:p>
      <text:p text:style-name="P274"/>
      <text:p text:style-name="P274"><text:tab/><text:span text:style-name="T214">There, they were met by a member of the Hishertha species, but without the plant like infestation. They quickly attempted to capture the crew-member but were beaten back. Seeing that these “newcomers” had enough strength to defeat them the Underworkers, the tribe of Hishertha that had not been destroyed when the Evergarden overthrew their world, called for a truce. The Underworkers told the crew-member and Lillian the story of their world:</text:span></text:p>
      <text:p text:style-name="P274"/>
      <text:p text:style-name="P274"><text:tab/><text:span text:style-name="T215">The Hishertha were a lazy species, content to allow the other races to fight their wars, and only contributing troops when paid. It was considered an embarrassment to be sent to war for all but the Underworkers, the only tribe that were not lazy. Fifty galactic years ago, a terrible plant being took control of the worlds’ vegetation. This sentience called itself the Evergarden and proceeded to infest their civilization, structures and people. The Underworkers fled to the caverns of the world, using their heat and lava to fight the plants. </text:span></text:p>
      <text:p text:style-name="P274"/>
      <text:p text:style-name="P274"><text:tab/><text:span text:style-name="T216">Their leader, Kash, tells the crew-member and Lillian that their ship had crashed near the borders of the Evergardens’ Heart. The outer shell of the Heart was impenetrable but would bloom if the five “Pillars of Life” were destroyed, allowing the humans to kill the Heart and therefore the Evergarden. They allowed the crew access to their tunnels and uses of the ancient heat vents to being warding off the area around the Odyssey. </text:span></text:p>
      <text:p text:style-name="P274"/>
      <text:p text:style-name="P274"><text:tab/><text:span text:style-name="T216">The crew-member and Lillian began their fight against the foliage, targeting the pillar closest to their ship. The fought their way up the outside of the living pillar, with the structure itself fighting against their ascent. The top of the pillar held a humongous venus-trap like plant that viciously attacked the crew-member and Lillian. Severing each of the “heads” of the plant, the crew-member and Lillian burned them to prevent its’ healing. The plant creature finally fell and its’ energy rushed along the vines and plants into the other four pillars. </text:span></text:p>
      <text:p text:style-name="P274"/>
      <text:p text:style-name="P274"><text:tab/><text:span text:style-name="T217">The crew-member and Lillian proceeded to the second pillar, where they found the outside had become smooth, without a path way to climb the structure. The Underworkers provided help, carving a path along the outside using their lava-technology and helped the crew-member and Lillian to the top of the pillar. There they found a colossal fungal giant, which battered at their forces. The crew-member and Lillian manged to find the fungal cores that powered the giant scattered around the top of the pillar. After destroying them, the giant became greatly weakened and its’ armor sloughed off to reveal its’ own fungal core that was promptly destroyed. With its’ fall, the energy from it rushed along the vines and foliage to the three remaining pillars. </text:span></text:p>
      <text:p text:style-name="P274"/>
      <text:p text:style-name="P274"><text:tab/><text:span text:style-name="T218">The assault upon the third pillar was delayed due to a blood red mist seeping from the bases and top of the pillar as if a gaseous waterfall. It sickened those that came into contact with it and killed those that remained within the gas. The <text:s/></text:span></text:p>
      <text:p text:style-name="P261"/>
      <text:p text:style-name="P261"/>
      <text:p text:style-name="P261"/>
      <text:p text:style-name="P261"/>
      <text:p text:style-name="P261"/>
      <text:p text:style-name="P261"/>
      <text:p text:style-name="P261"><text:soft-page-break/><text:tab/>They passed the home-planets of the 5 other races, fighting, negotiating and befriending their way across the cosmos. They finally were able to arrive at the Forbidden Belt, but the <text:span text:style-name="T15">Odyssey</text:span> had to break through the belt as it was too big to navigate the tight, shifting asteroid field. The time near the destroyed world took its' toll on the crew, as manifestations of the Bok'Torite haunted them. The <text:span text:style-name="T9">crew-member</text:span> managed to locate the source of the corruption, a large mass of <text:span text:style-name="T9">crystallized</text:span> despair, that held the souls of many slain by A<text:span text:style-name="T219">k</text:span>adian. They destroyed the crystal and freed the <text:span text:style-name="T9">crew-members</text:span> from its' influence.</text:p>
      <text:p text:style-name="P261"/>
      <text:p text:style-name="P261">Finally breaking through the field, the O<text:span text:style-name="T9">dy</text:span>ss<text:span text:style-name="T9">e</text:span>y located the ruined planet of Earth. The Captain saw that the ships scans revealed the planet to be thoroughly dead, a wasteland of ash and bone. Lillian and the <text:span text:style-name="T9">crew-member</text:span> convince him to let them go down, as the <text:span text:style-name="T9">crew-members</text:span> nanites and Lillian otherworldly properties would allow them to survive the ruined terrain. The took the <text:span text:style-name="T9">crew-members</text:span> personal craft to the surface of the devastated world. </text:p>
      <text:p text:style-name="P261"/>
      <text:p text:style-name="P261">They arrived at the site of the Illiad's departure, finding only the body of Sarah, turned to a white, granite-like material, clutching <text:span text:style-name="T9">Excalibur.</text:span> Sarah felt called to the sword and when she approached the statue, it animated to deliver the sword along with a warning: He is here. Lillian and the <text:span text:style-name="T9">crew-member</text:span> travel the ruined, ash-filled city, dealing with various demons, Fae, and witches until they run afoul of the five demonic Lords of Hell. Each was a fallen seraph of Lucifer who fell with him during their flight from Heaven. </text:p>
      <text:p text:style-name="P261"/>
      <text:p text:style-name="P261">Ramdiel, the Lord of Malice was the first to fall, followed by Akor'endi, the Lord of Rage, Nikziel, the Lord of Suffering, Mizendi, the Lord of Entropy and Azmodeous, the Lord of Sin. Each cackled that they would be reforged in the fires of Hell as long as He walked the world. The <text:span text:style-name="T9">crew-member</text:span> and Lillian pushed deeper into the heart of Seattle, eventually battling the corrupted spirits of Vivian and Kara in the remains of the Grand Tree that once stood in Seattle. Their deaths opened a giant hellish portal, where Lucifer, <text:span text:style-name="T222">wearing</text:span> the form of James Le'Vey, steps from along with Merlin and the Horsemen of <text:span text:style-name="T9">Apocalypse.</text:span> </text:p>
      <text:p text:style-name="P261"/>
      <text:p text:style-name="P261">Lillian and the <text:span text:style-name="T9">crew-member</text:span> are saved by the Captain of the <text:span text:style-name="T9">Odyssey</text:span>, but they quickly regroup and attack the army of Lucifer. In a pitched battle, the <text:span text:style-name="T9">crew-member</text:span> manages to slay the Horsemen and their leader, Arthur, while Lillian and the Captain manage to kill Merlin, though the Captain dies in the process. Lillian and the <text:span text:style-name="T9">crew-member</text:span> both converge on Lucifer, and a heated battle ensues. Lillian uses her power to render <text:span text:style-name="T9">Lucifer's</text:span> power and fury useless, allowing the <text:span text:style-name="T9">crew-member</text:span> to strike him down. She absorbed his grace into Nalourn, trapping him with his older brother within the same blade. It was his own plan that he had set into motion thousands of years ago that finally released him from his prison, only to be trapped in another. <text:span text:style-name="T219">A</text:span> voice reached out from the darkest abysses, all in creation hearing it as though their own. "And so, <text:span text:style-name="T220">your pawns have entered the </text:span>games little brother."</text:p>
      <text:p text:style-name="P261"/>
      <text:p text:style-name="P261">END</text:p>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8"><text:soft-page-break/>Game Play</text:p>
      <text:p text:style-name="P468"/>
      <text:p text:style-name="P468"><text:tab/>We aim to make an open world survival game, based in the same world, though an earlier time, allowing you to shape the destiny of the most mysterious character in the novel! The ending of the main installment provides a way for players to continue the fight within the city, and eventually beyond, with expansions planned for the underground trade of Chicago, the Mafia city of Boston, the militarized Dallas, the crime ridden Los Angeles, the steaming cliffs of Salt Lake City and so far beyond!</text:p>
      <text:p text:style-name="P468">You will assume the mantle of the original First Ranger, partner of James Le'Vey, the father of the protagonist of our novel as he or she explores the ruins of the overgrown city of Seattle in the years following the Reckoning. Drive through the dangerous mists that flood the lower streets and take the fight to the enemy during the thunderstorms that sweep the area. Build the fabled Foundry from the ground up! Travel through an immersive story where you meet heroes and villains alike, both old and new.</text:p>
      <text:p text:style-name="P468"/>
      <text:p text:style-name="P468"><text:s text:c="4"/>• Scavenge everywhere, everyone and everything for parts for your gear and buildings.</text:p>
      <text:p text:style-name="P468"/>
      <text:p text:style-name="P468"><text:s text:c="4"/>• An interactive building system within the safe-houses and Foundry, including traps and defenses, you'll need them!</text:p>
      <text:p text:style-name="P468"/>
      <text:p text:style-name="P468"><text:s text:c="4"/>• Find, create and modify the many weapons, armor and gear you discover throughout your journey in the apocalypse.</text:p>
      <text:p text:style-name="P468"/>
      <text:p text:style-name="P468"><text:s text:c="4"/>• Play as one of three races: Human, Enchanter or Sorcerer.</text:p>
      <text:p text:style-name="P468"/>
      <text:p text:style-name="P468"><text:s text:c="4"/>• The Human Skill Tree will focus on Technology and Engineering including: <text:span text:style-name="T266">Grappling Hooks, Flash Bang Grenades, Land Mines, EMP Generators and a motor-powered glider!</text:span></text:p>
      <text:p text:style-name="P468"><text:span text:style-name="T266"/></text:p>
      <text:p text:style-name="P468"><text:s text:c="4"/>• The Sorcerer Skill Tree will focus on Magic from seven different schools including: <text:span text:style-name="T348">Fireball, Fly, Summon Fae, Invisibility and Teleport!</text:span></text:p>
      <text:p text:style-name="P468"><text:span text:style-name="T348"/></text:p>
      <text:p text:style-name="P468"><text:s text:c="4"/>• The Enchanter Skill Tree allows <text:span text:style-name="T222">brings elements of both and then allows unique skills that combine both!</text:span></text:p>
      <text:p text:style-name="P468"/>
      <text:p text:style-name="P468"><text:s text:c="4"/>• The city of Seattle is at your finger tips, its overgrown walls hold many secrets and dangers! Travel by foot, by water or by air!</text:p>
      <text:p text:style-name="P468"/>
      <text:p text:style-name="P468"><text:s text:c="4"/>• Fight various creatures like the Werewolf, the Drake and the various heretic witches!</text:p>
      <text:p text:style-name="P468"/>
      <text:p text:style-name="P468"><text:s text:c="4"/>• Fend off raids by enemies on your safe-houses and the Foundry!</text:p>
      <text:p text:style-name="P468"><text:soft-page-break/><text:s text:c="4"/>• Hunt down and execute or recruit, equip and train survivors, rogue witches and Fae to your cause of a better future!</text:p>
      <text:p text:style-name="P468"/>
      <text:p text:style-name="P468"><text:s text:c="4"/>• Negotiate and trade with or fight or destroy, or even capture and turn bandits from rival factions.</text:p>
      <text:p text:style-name="P468"/>
      <text:p text:style-name="P468"><text:s text:c="4"/>• Discover the real reasons behind the apocalypse!</text:p>
      <text:p text:style-name="P468"/>
      <text:p text:style-name="P468"><text:s text:c="4"/>• Host a co-op game, with up to 2 players with local split-screen and 4 online!</text:p>
      <text:p text:style-name="P468"/>
      <text:p text:style-name="P296">GAMEPLAY</text:p>
      <text:p text:style-name="P296"/>
      <text:p text:style-name="P298">PLAYERS</text:p>
      <text:p text:style-name="P298"><text:tab/>-<text:span text:style-name="T354">CHARACTER CREATION</text:span></text:p>
      <text:p text:style-name="P298"><text:tab/><text:tab/><text:span text:style-name="T227">The player will define their own character, making choices as to they’re <text:tab/><text:tab/><text:tab/>descent, </text:span><text:span text:style-name="T228">skin tone, face, body, and markings like tattoos. Their preferred <text:tab/><text:tab/><text:tab/>combat style and armor choice will later define their character. </text:span></text:p>
      <text:p text:style-name="P298"><text:tab/><text:tab/>-<text:span text:style-name="T354">FACE</text:span></text:p>
      <text:p text:style-name="P298"><text:tab/><text:tab/><text:span text:style-name="T226"><text:tab/><text:tab/></text:span><text:span text:style-name="T228">The player may alter their choice of faces from X (As many as <text:tab/><text:tab/><text:tab/><text:tab/>we can, I would love to offer a </text:span><text:span text:style-name="T229">$5.00</text:span><text:span text:style-name="T228"> deal that the player can send <text:tab/><text:tab/><text:tab/><text:tab/>an image of their face, and we will make a skin for their character so <text:tab/><text:tab/><text:tab/><text:tab/>they can be the hero.), this also changes their characters skin tone. </text:span><text:tab/><text:tab/></text:p>
      <text:p text:style-name="P298"><text:tab/><text:tab/>-<text:span text:style-name="T354">BODY</text:span></text:p>
      <text:p text:style-name="P298"><text:tab/><text:tab/><text:tab/><text:tab/><text:span text:style-name="T229">The player may also alter the characters weight and height. </text:span></text:p>
      <text:p text:style-name="P298"><text:tab/><text:tab/>-<text:span text:style-name="T354">MARKINGS</text:span></text:p>
      <text:p text:style-name="P298"><text:tab/><text:tab/><text:tab/><text:span text:style-name="T226"><text:tab/></text:span><text:span text:style-name="T229">The player may choose from a range of X (The tattoos would <text:tab/><text:tab/><text:tab/><text:tab/>be included in the above mentioned $5.00 deal.) piercings, tattoos, <text:tab/><text:tab/><text:tab/><text:tab/>and scars. The color of the tattoos and scars can be changed. <text:s/></text:span></text:p>
      <text:p text:style-name="P298"><text:tab/>-<text:span text:style-name="T355">PLAYER STATISTICS</text:span></text:p>
      <text:p text:style-name="P298"><text:tab/><text:tab/>-<text:span text:style-name="T354">HEALTH</text:span></text:p>
      <text:p text:style-name="P298"><text:tab/><text:tab/><text:tab/><text:tab/><text:span text:style-name="T230">The players health begins at 100. This is the amount of damage <text:tab/><text:tab/><text:tab/>a player can take until they die. If a player dies, they awaken in the <text:tab/><text:tab/><text:tab/><text:tab/>nearest safe-house, and lose (X) amount of experience. The player’s <text:tab/><text:tab/><text:tab/><text:tab/>health never regenerates unless through an ability, item or other <text:tab/><text:tab/><text:tab/><text:tab/>outside effect. Each night the player sleeps grants them </text:span><text:span text:style-name="T231">1</text:span><text:span text:style-name="T230">0</text:span><text:span text:style-name="T231">%</text:span><text:span text:style-name="T230"> health. <text:tab/><text:tab/><text:tab/><text:tab/>A players health can be increased through various </text:span><text:span text:style-name="T232">abilities</text:span><text:span text:style-name="T230">, items and <text:tab/><text:tab/><text:tab/>other outside effects. </text:span></text:p>
      <text:p text:style-name="P298"><text:span text:style-name="T230"/></text:p>
      <text:p text:style-name="P298"><text:span text:style-name="T230"/></text:p>
      <text:p text:style-name="P298"><text:soft-page-break/><text:tab/><text:tab/>-<text:span text:style-name="T354">STAMINA</text:span></text:p>
      <text:p text:style-name="P298"><text:tab/><text:tab/><text:tab/><text:tab/><text:span text:style-name="T230">The players stamina begins at 100 and </text:span><text:span text:style-name="T233">beings </text:span><text:span text:style-name="T230">regenera</text:span><text:span text:style-name="T233">ting</text:span><text:span text:style-name="T230"> at <text:tab/><text:tab/><text:tab/><text:tab/>10 per second when out of combat, </text:span><text:span text:style-name="T234">3</text:span><text:span text:style-name="T233"> per second when in <text:tab/><text:tab/><text:tab/><text:tab/><text:tab/>combat, 2 seconds after taking the last stamina costing action. <text:tab/><text:tab/><text:tab/><text:tab/><text:tab/>Taking any action that drains stamina, or running, cancels the <text:tab/><text:tab/><text:tab/><text:tab/><text:tab/>regeneration.</text:span><text:span text:style-name="T230"> </text:span><text:span text:style-name="T233">If a player reaches 0 stamina,</text:span><text:span text:style-name="T230"> they are fatigued. <text:tab/><text:tab/><text:tab/><text:tab/><text:tab/>Being fatigued means that a player moves at half the normal <text:tab/><text:tab/><text:tab/><text:tab/><text:tab/>rate they can, and can not sprint. Additionally, they can only attack <text:tab/><text:tab/><text:tab/><text:tab/>half as fast as they normal would, and deal half the amount of <text:tab/><text:tab/><text:tab/><text:tab/><text:tab/>damage. The fatigued condition can only be removed by stopping <text:tab/><text:tab/><text:tab/><text:tab/>movement </text:span><text:span text:style-name="T233">or walking</text:span><text:span text:style-name="T230"> for 5 seconds, after which stamina will being <text:tab/><text:tab/><text:tab/><text:tab/>to regenerate </text:span><text:span text:style-name="T233">normally and the fatigued effect ends</text:span><text:span text:style-name="T230">. </text:span></text:p>
      <text:p text:style-name="P298"><text:span text:style-name="T230"/></text:p>
      <text:p text:style-name="P246"><text:span text:style-name="T1"><text:tab/><text:tab/>-</text:span><text:span text:style-name="T3">HUNGER</text:span></text:p>
      <text:p text:style-name="P246"><text:span text:style-name="T3"><text:tab/><text:tab/><text:tab/><text:tab/></text:span><text:span text:style-name="T356">The players hunger begins at 1</text:span><text:span text:style-name="T357">2</text:span><text:span text:style-name="T356">0 and slowly </text:span><text:span text:style-name="T357">decreas</text:span><text:span text:style-name="T358">es</text:span><text:span text:style-name="T357"> at a <text:tab/><text:tab/><text:tab/><text:tab/>rate of 1 every 12 seconds. Food restores </text:span><text:span text:style-name="T358">4</text:span><text:span text:style-name="T357">0 hunger. When a player <text:tab/><text:tab/><text:tab/><text:tab/>reaches 0 hunger, they begin to starve. This inflicts 1 points of <text:tab/><text:tab/><text:tab/><text:tab/><text:tab/>damage every minute. This </text:span><text:span text:style-name="T358">i</text:span><text:span text:style-name="T357">ncreases every other day, becoming 2 <text:tab/><text:tab/><text:tab/><text:tab/>points of damage every minute on the 3</text:span><text:span text:style-name="T359">rd</text:span><text:span text:style-name="T357"> day, 3 on the 5</text:span><text:span text:style-name="T359">th</text:span><text:span text:style-name="T357">, 4 on the <text:tab/><text:tab/><text:tab/><text:tab/>7</text:span><text:span text:style-name="T359">th</text:span><text:span text:style-name="T357">, and so on until the player has been starving for 30 days. </text:span><text:span text:style-name="T358">On the <text:tab/><text:tab/><text:tab/><text:tab/>second day of starvation, the players stamina regeneration is negated, <text:tab/><text:tab/><text:tab/>however any stamina regeneration gained from magical effects such <text:tab/><text:tab/><text:tab/><text:tab/>as abilities or gear, remains. </text:span><text:span text:style-name="T357">Once they reach the 30</text:span><text:span text:style-name="T359">th</text:span><text:span text:style-name="T357"> day, they die <text:tab/><text:tab/><text:tab/><text:tab/>from starvation. </text:span></text:p>
      <text:p text:style-name="P246"><text:span text:style-name="T357"/></text:p>
      <text:p text:style-name="P246"><text:span text:style-name="T1"><text:tab/><text:tab/>-</text:span><text:span text:style-name="T3">THIRST</text:span> </text:p>
      <text:p text:style-name="P246"><text:tab/><text:tab/><text:tab/><text:tab/><text:span text:style-name="T362">The players thirst begins at 120 and slowly decreases at a rate <text:tab/><text:tab/><text:tab/><text:tab/>of 1 every 12 seconds. Drinks restore 15 thirst. When a player <text:tab/><text:tab/><text:tab/><text:tab/><text:tab/>reaches 0 thirst, they begin to die from dehydration. This inflicts 2 <text:tab/><text:tab/><text:tab/><text:tab/>points of damage every minute. This increases to 20 on the second <text:tab/><text:tab/><text:tab/><text:tab/>day and stamina regeneration is negated, however any stamina <text:tab/><text:tab/><text:tab/><text:tab/><text:tab/>regeneration gained from magical effects such as abilities or gear, <text:tab/><text:tab/><text:tab/><text:tab/>remains. Once the reach the 3</text:span><text:span text:style-name="T360">rd</text:span><text:span text:style-name="T362"> day, they die from dehydration. </text:span></text:p>
      <text:p text:style-name="P246"/>
      <text:p text:style-name="P246"/>
      <text:p text:style-name="P246"/>
      <text:p text:style-name="P246"/>
      <text:p text:style-name="P246"/>
      <text:p text:style-name="P246"/>
      <text:p text:style-name="P246"/>
      <text:p text:style-name="P246"/>
      <text:p text:style-name="P246"><text:soft-page-break/><text:tab/><text:tab/>-<text:span text:style-name="T4">SLEEP</text:span></text:p>
      <text:p text:style-name="P246"><text:tab/><text:tab/><text:tab/><text:tab/><text:span text:style-name="T355">The players must rest every other night, or suffer sleep <text:tab/><text:tab/><text:tab/><text:tab/><text:tab/>deprivation. If a player goes more than 2 days without sleep, they <text:tab/><text:tab/><text:tab/><text:tab/>begin to suffer extreme side effects. On the third day, the player loses <text:tab/><text:tab/><text:tab/>the ability to regenerate stamina, from any source. On the fourth, the <text:tab/><text:tab/><text:tab/><text:tab/>player gains experience 50% slower. On the fifth day, they begin to <text:tab/><text:tab/><text:tab/><text:tab/>hallucinate visions of Fae creatures, witches and bandits attacking <text:tab/><text:tab/><text:tab/><text:tab/>them. On the sixth day, they hallucinate the Shadow Man. On the <text:tab/><text:tab/><text:tab/><text:tab/>seventh day, they gain no longer gain experience, but can gain the <text:tab/><text:tab/><text:tab/><text:tab/>white shadow mystic items. On the eighth day, the player dies. </text:span></text:p>
      <text:p text:style-name="P246"/>
      <text:p text:style-name="P246"><text:span text:style-name="T4"><text:tab/><text:tab/>-</text:span><text:span text:style-name="T5">DEATH</text:span></text:p>
      <text:p text:style-name="P246"><text:span text:style-name="T5"><text:tab/><text:tab/><text:tab/><text:tab/></text:span><text:span text:style-name="T363">The player will die (unless they are like a godly amazing, <text:tab/><text:tab/><text:tab/><text:tab/>once-in-millennium gamer). One of the first things the player <text:tab/><text:tab/><text:tab/><text:tab/><text:tab/>“unlocks”, even before they leave the Foundry, is the services of <text:tab/><text:tab/><text:tab/><text:tab/>Kara, a white witch who was a friend of James’ wife. She can bring <text:tab/><text:tab/><text:tab/><text:tab/>the player back from death, but at a grave cost. Every time the player <text:tab/><text:tab/><text:tab/>is resurrected, memories (experience for a player, which can cause <text:tab/><text:tab/><text:tab/><text:tab/>them to lose levels, losing access to skills, talents, and powers that <text:tab/><text:tab/><text:tab/><text:tab/>they previously had access to.) The player is also brought to their <text:tab/><text:tab/><text:tab/><text:tab/>nearest safe-house via medivac drone, where Kara mets them to bring <text:tab/><text:tab/><text:tab/>them back. </text:span></text:p>
      <text:p text:style-name="P246"/>
      <text:p text:style-name="P298"><text:tab/>-<text:span text:style-name="T354">PARKOUR &amp; MOVEMENT</text:span></text:p>
      <text:p text:style-name="P298"><text:tab/><text:tab/>-<text:span text:style-name="T354">MOVEMENT</text:span></text:p>
      <text:p text:style-name="P298"><text:tab/><text:tab/><text:tab/><text:tab/><text:span text:style-name="T235">The player movement includes walking and running. They may <text:tab/><text:tab/><text:tab/>also strafe and back pedal, albeit at 50% the normal rate. </text:span><text:span text:style-name="T236">Pressing the <text:tab/><text:tab/><text:tab/>Jump Key while moving in a direction other than forward allows the <text:tab/><text:tab/><text:tab/><text:tab/>player to dodge to the side or backwards </text:span><text:span text:style-name="T237">at the cost of 15 stamaina</text:span><text:span text:style-name="T236">. </text:span></text:p>
      <text:p text:style-name="P298"/>
      <text:p text:style-name="P298"><text:tab/><text:tab/>-<text:span text:style-name="T354">PARKOUR</text:span></text:p>
      <text:p text:style-name="P298"><text:tab/><text:tab/><text:tab/><text:tab/><text:span text:style-name="T235">The player may jump on nearby surfaces or ledges and climb <text:tab/><text:tab/><text:tab/><text:tab/>up by holding down the Jump Key when they jump, </text:span><text:span text:style-name="T237">which costs 5 <text:tab/><text:tab/><text:tab/><text:tab/>stamina</text:span><text:span text:style-name="T235">. </text:span><text:span text:style-name="T238">If the player holds the key until they grab the edge but then <text:tab/><text:tab/><text:tab/><text:tab/>let go, they hold onto the edge and may climb up with the Jump Key <text:tab/><text:tab/><text:tab/><text:tab/>or dropped down with the Crouch Key. </text:span><text:span text:style-name="T236">Pressing the Crouch Key <text:tab/><text:tab/><text:tab/><text:tab/>while sprinting allows the player to slide, dodging under objects and <text:tab/><text:tab/><text:tab/><text:tab/>enemies. </text:span></text:p>
      <text:p text:style-name="P298"><text:span text:style-name="T236"/></text:p>
      <text:p text:style-name="P298"><text:span text:style-name="T236"/></text:p>
      <text:p text:style-name="P298"><text:span text:style-name="T236"/></text:p>
      <text:p text:style-name="P298"><text:soft-page-break/><text:tab/><text:tab/>-<text:span text:style-name="T354">SWIMMING</text:span></text:p>
      <text:p text:style-name="P298"><text:tab/><text:tab/><text:tab/><text:tab/><text:span text:style-name="T238">The player may swim in water or liquids that are deep enough. <text:tab/><text:tab/><text:tab/><text:tab/>The player may swim forward, backward or strafe with the <text:tab/><text:tab/><text:tab/><text:tab/><text:tab/>Movement Key(s). They may also ascend in the water with the Jump <text:tab/><text:tab/><text:tab/><text:tab/>Key or descend with the Crouch Key. If the player comes within <text:tab/><text:tab/><text:tab/><text:tab/>reach or jumping distance of a parkour-enabled object they may grab <text:tab/><text:tab/><text:tab/>the ledge and climb up by holding the Jump Key. The player may <text:tab/><text:tab/><text:tab/><text:tab/>only use melee weapons and attacks and some abilities when in <text:tab/><text:tab/><text:tab/><text:tab/>water. </text:span></text:p>
      <text:p text:style-name="P298"><text:span text:style-name="T238"/></text:p>
      <text:p text:style-name="P298"><text:tab/><text:tab/>-<text:span text:style-name="T354">FALLING</text:span></text:p>
      <text:p text:style-name="P298"><text:tab/><text:tab/><text:tab/><text:tab/><text:span text:style-name="T238">The players falling animation begins when subject to a falling <text:tab/><text:tab/><text:tab/><text:tab/>distance of more than 8 meters. During this animation, only the <text:tab/><text:tab/><text:tab/><text:tab/>movement </text:span><text:span text:style-name="T239">summit</text:span><text:span text:style-name="T238"> trait from the Survival Tree and grabbing ledges <text:tab/><text:tab/><text:tab/><text:tab/>with parkour movement function. </text:span></text:p>
      <text:p text:style-name="P298"><text:span text:style-name="T238"/></text:p>
      <text:p text:style-name="P298"><text:tab/><text:tab/>-<text:span text:style-name="T354">GRAPPLING</text:span></text:p>
      <text:p text:style-name="P298"><text:tab/><text:tab/><text:tab/><text:tab/><text:span text:style-name="T238">Some players will be able to access a grappling hook, allowing <text:tab/><text:tab/><text:tab/>them <text:tab/>to throw, or later shoot, a hook and rope onto a building and <text:tab/><text:tab/><text:tab/><text:tab/>climb up. The base grappling hook should have an animation </text:span><text:span text:style-name="T240">of about <text:tab/><text:tab/><text:tab/>3 seconds. The base grappling hook is activated by the Skill Key has <text:tab/><text:tab/><text:tab/><text:tab/>a range of 30 meters, and must be climbed by hand. While climbing <text:tab/><text:tab/><text:tab/><text:tab/>the rope, any parkour-enabled objects within reach may </text:span><text:span text:style-name="T241">be </text:span><text:span text:style-name="T240">grabbed. <text:tab/><text:tab/><text:tab/><text:tab/>The player may ascend with Movement Key (forwards) and descend <text:tab/><text:tab/><text:tab/><text:tab/>with the Movement Key</text:span><text:span text:style-name="T238"> </text:span><text:span text:style-name="T240">(backwards). The player may jump from the <text:tab/><text:tab/><text:tab/>surface they are climbing, reaching out 3 meters behind the player <text:tab/><text:tab/><text:tab/><text:tab/>and allowing them to grab parkour-enabled objects behind them. The <text:tab/><text:tab/><text:tab/>grappling hook effect ends if the player presses the Skill Key again, <text:tab/><text:tab/><text:tab/><text:tab/>grabs onto a surface or descend to the bottom of the rope. </text:span></text:p>
      <text:p text:style-name="P298"><text:span text:style-name="T240"><text:tab/><text:tab/><text:tab/><text:tab/></text:span><text:span text:style-name="T232">T</text:span><text:span text:style-name="T240">he upgraded grapple gun should have an animation of 1 <text:tab/><text:tab/><text:tab/><text:tab/>second. It functions differently, winching the player rapidly to their <text:tab/><text:tab/><text:tab/><text:tab/>targeted destination after they press the Skill Key. The winching <text:tab/><text:tab/><text:tab/><text:tab/>effect can be ended by pressing the Skill Key again, allowing a player <text:tab/><text:tab/><text:tab/>to chain grappling lines together to move quickly through the city. <text:s/><text:tab/><text:tab/><text:tab/><text:tab/>They may grab any parkour-enabled objects along the way by <text:tab/><text:tab/><text:tab/><text:tab/><text:tab/>holding the Jump Key. If the player reaches the end of the grappling <text:tab/><text:tab/><text:tab/><text:tab/>line with out detaching or grabbing a surface, they cling </text:span><text:span text:style-name="T242">for a small <text:tab/><text:tab/><text:tab/><text:tab/>stamina cost</text:span><text:span text:style-name="T240">,</text:span><text:span text:style-name="T241"> until <text:tab/></text:span><text:span text:style-name="T242">they end it, are </text:span><text:span text:style-name="T241">damaged, they move or use another <text:tab/><text:tab/><text:tab/>item or skill. </text:span></text:p>
      <text:p text:style-name="P298"><text:span text:style-name="T241"/></text:p>
      <text:p text:style-name="P298"><text:span text:style-name="T241"/></text:p>
      <text:p text:style-name="P298"><text:soft-page-break/><text:tab/><text:tab/>-<text:span text:style-name="T354">GLIDING</text:span></text:p>
      <text:p text:style-name="P298"><text:tab/><text:tab/><text:tab/><text:tab/><text:span text:style-name="T232">-One of the final upgrades to that the player can receive, the <text:tab/><text:tab/><text:tab/><text:tab/>wing suit is deploy-able by pressing the Jump Key, any time the <text:tab/><text:tab/><text:tab/><text:tab/>player is falling. It allows them to glide, with the Movement Key <text:tab/><text:tab/><text:tab/><text:tab/>(forwards) lifting their nose while the Movement Key (backwards) <text:tab/><text:tab/><text:tab/><text:tab/>tilts their nose down. They can fall safety from any height, provided <text:tab/><text:tab/><text:tab/><text:tab/>they have the space to due so. Tilting their nose down can give them <text:tab/><text:tab/><text:tab/><text:tab/>great speed, but crashing into objects and the ground deals <text:tab/><text:tab/><text:tab/><text:tab/><text:tab/>tremendous damage. The player can grapple any parkour-enabled <text:tab/><text:tab/><text:tab/><text:tab/>object, use abilities, items and attack while gliding. However, if <text:s/><text:tab/><text:tab/><text:tab/><text:tab/>damaged, the player begins to fall and must reactivate the <text:tab/><text:tab/><text:tab/><text:tab/><text:tab/>wing-suit again. </text:span></text:p>
      <text:p text:style-name="P298"><text:span text:style-name="T232"/></text:p>
      <text:p text:style-name="P298"><text:tab/><text:tab/>-<text:span text:style-name="T354">LEVITATING</text:span></text:p>
      <text:p text:style-name="P298"><text:tab/><text:tab/><text:tab/><text:tab/><text:span text:style-name="T243">Some players will have access to levitating. The basic version <text:tab/><text:tab/><text:tab/><text:tab/>of this is air walk, allowing the player to ascend into the air when <text:tab/><text:tab/><text:tab/><text:tab/>falling by pressing the Jump Key down. The player slowly falls <text:tab/><text:tab/><text:tab/><text:tab/>into the air when the key is let go </text:span><text:span text:style-name="T244">or not pressed</text:span><text:span text:style-name="T243">. The player moves at <text:tab/><text:tab/><text:tab/>the same speeds as they would walking, running or sprinting. </text:span><text:span text:style-name="T241">The <text:tab/><text:tab/><text:tab/><text:tab/>effect ends if damaged. </text:span></text:p>
      <text:p text:style-name="P247"><text:tab/><text:tab/><text:tab/><text:tab/>The upgraded levitate allows the player to control the rate of <text:tab/><text:tab/><text:tab/><text:tab/>ascent with the Jump Key, and the rate of descent with the Crouch <text:tab/><text:tab/><text:tab/><text:tab/>Key. They no longer fall while levitating. </text:p>
      <text:p text:style-name="P247"/>
      <text:p text:style-name="P298"><text:tab/><text:tab/>-<text:span text:style-name="T354">FLYING</text:span></text:p>
      <text:p text:style-name="P298"><text:tab/><text:tab/><text:tab/><text:tab/><text:span text:style-name="T243">The final upgrade to levitating, this allows the player to fly by <text:tab/><text:tab/><text:tab/><text:tab/>pressing the Jump Key while falling or double tapping it while <text:tab/><text:tab/><text:tab/><text:tab/><text:tab/>standing, moving </text:span><text:span text:style-name="T238">forward, backward or strafe with the Movement <text:tab/><text:tab/><text:tab/><text:tab/>Key(s). They may also ascend in the water with the Jump Key or <text:tab/><text:tab/><text:tab/><text:tab/>descend with the Crouch Key. If the player comes within reach or <text:tab/><text:tab/><text:tab/><text:tab/>jumping distance of a parkour-enabled object they may grab the ledge <text:tab/><text:tab/><text:tab/>and climb up by holding the Jump Key. </text:span><text:span text:style-name="T243">The can </text:span><text:span text:style-name="T244">use abilities, items <text:tab/><text:tab/><text:tab/><text:tab/>and attack while flying. The player moves slightly faster than running <text:tab/><text:tab/><text:tab/>and then by pressing the Sprint Key while flying they can fly much <text:tab/><text:tab/><text:tab/><text:tab/>faster, but are unable to take any other actions. </text:span><text:span text:style-name="T241">The effect ends if the <text:tab/><text:tab/><text:tab/><text:tab/>player is stunned, knocked prone or otherwise trapped.</text:span></text:p>
      <text:p text:style-name="P298"><text:tab/></text:p>
      <text:p text:style-name="P298"/>
      <text:p text:style-name="P298"/>
      <text:p text:style-name="P298"/>
      <text:p text:style-name="P298"><text:soft-page-break/><text:tab/>-<text:span text:style-name="T354">DRIVING</text:span></text:p>
      <text:p text:style-name="P298"><text:tab/><text:tab/>-<text:span text:style-name="T354">DRIVING</text:span></text:p>
      <text:p text:style-name="P298"><text:tab/><text:tab/><text:tab/><text:tab/><text:span text:style-name="T244">The player will come across many vehicles, including their <text:tab/><text:tab/><text:tab/><text:tab/>own, in the apocalypse. The player may drive any of these vehicles, if <text:tab/><text:tab/><text:tab/>they get them working, and navigate the city much faster. The player <text:tab/><text:tab/><text:tab/><text:tab/>gives the vehicle gas by pressing the Movement Key (forwards) and <text:tab/><text:tab/><text:tab/><text:tab/>brakes by pressing the Crouch Key. Pressing the Movement Key <text:tab/><text:tab/><text:tab/><text:tab/>(backwards) allows the player to reverse. The Fire Key fires the <text:tab/><text:tab/><text:tab/><text:tab/>vehicles main weapon, the Aim Key fires the alternate weapon, and <text:tab/><text:tab/><text:tab/><text:tab/>the Alternate Fire Key triggers and other abilities the vehicle may <text:tab/><text:tab/><text:tab/><text:tab/>have. </text:span></text:p>
      <text:p text:style-name="P298"><text:span text:style-name="T244"/></text:p>
      <text:p text:style-name="P298"><text:tab/><text:tab/>-<text:span text:style-name="T354">DRIVING IN WATER</text:span></text:p>
      <text:p text:style-name="P248"><text:tab/><text:tab/><text:tab/><text:tab/>The player may find boats and other vehicles to transverse the <text:tab/><text:tab/><text:tab/><text:tab/>Harbor. The player gives the vehicle gas by pressing the Movement <text:tab/><text:tab/><text:tab/><text:tab/>Key (forwards) and brakes by pressing the Crouch Key. Pressing the <text:tab/><text:tab/><text:tab/><text:tab/>Movement Key (backwards) allows the player to reverse. The Fire <text:tab/><text:tab/><text:tab/><text:tab/>Key fires the vehicles main weapon, the Aim Key fires the alternate <text:tab/><text:tab/><text:tab/><text:tab/>weapon, and the Alternate Fire Key triggers an<text:span text:style-name="T364">y</text:span> other abilities the <text:tab/><text:tab/><text:tab/><text:tab/>vehicle may have. </text:p>
      <text:p text:style-name="P248"/>
      <text:p text:style-name="P298"><text:tab/><text:tab/>-<text:span text:style-name="T354">DRIVING UNDER WATER</text:span></text:p>
      <text:p text:style-name="P298"><text:tab/><text:tab/><text:tab/><text:tab/><text:span text:style-name="T245">Some vehicles can even go under the water, driving the same <text:tab/><text:tab/><text:tab/><text:tab/>as above water only that by looking up or down, the player can <text:tab/><text:tab/><text:tab/><text:tab/>breach the surface or dive into the deeps. </text:span></text:p>
      <text:p text:style-name="P298"><text:span text:style-name="T245"/></text:p>
      <text:p text:style-name="P298"><text:tab/><text:tab/>-<text:span text:style-name="T354">FLYING</text:span></text:p>
      <text:p text:style-name="P298"><text:tab/><text:tab/><text:tab/><text:tab/><text:span text:style-name="T245">The are a few helicopters that still functions in the ruins of <text:tab/><text:tab/><text:tab/><text:tab/>Seattle. The player may fly them, ascending with the Jump Key, <text:tab/><text:tab/><text:tab/><text:tab/>descending with the Crouch Key and moving forward, backwards, or <text:tab/><text:tab/><text:tab/>strafing with the Movement Key(s). Pressing the Crouch Key while <text:tab/><text:tab/><text:tab/><text:tab/>near the ground lands the helicopter. </text:span><text:span text:style-name="T244">The Fire Key fires the vehicles <text:tab/><text:tab/><text:tab/><text:tab/>main weapon, the Aim Key fires the alternate weapon, and the <text:tab/><text:tab/><text:tab/><text:tab/><text:tab/>Alternate Fire Key triggers an</text:span><text:span text:style-name="T242">y</text:span><text:span text:style-name="T244"> other abilities the vehicle may have. </text:span></text:p>
      <text:p text:style-name="P298"/>
      <text:p text:style-name="P298"/>
      <text:p text:style-name="P298"/>
      <text:p text:style-name="P298"/>
      <text:p text:style-name="P298"/>
      <text:p text:style-name="P298"/>
      <text:p text:style-name="P298"><text:soft-page-break/><text:tab/>-<text:span text:style-name="T354">COMBAT</text:span></text:p>
      <text:p text:style-name="P298"><text:tab/><text:tab/>-<text:span text:style-name="T354">ATTACKS</text:span></text:p>
      <text:p text:style-name="P298"><text:tab/><text:tab/><text:tab/><text:tab/><text:span text:style-name="T245">The player may make many different type of attacks. The <text:tab/><text:tab/><text:tab/><text:tab/>amount of stamina and effect of the attack depends on what the <text:tab/><text:tab/><text:tab/><text:tab/>character attacks with. The stamina cost of an attack is tied to the <text:tab/><text:tab/><text:tab/><text:tab/>weapons attack speed. The formula is as followed: 10 divided by the <text:tab/><text:tab/><text:tab/><text:tab/>Weapons Speed. Ranged Weapons take no stamina cost to fire. A <text:tab/><text:tab/><text:tab/><text:tab/>player must aim their attacks, placing the weapon arc, sight, or <text:tab/><text:tab/><text:tab/><text:tab/>projectile on the enemy. A player may only attack as fast as the <text:tab/><text:tab/><text:tab/><text:tab/>Weapon Speed of the weapon they are using, ranged or melee. </text:span><text:span text:style-name="T246">A <text:tab/><text:tab/><text:tab/><text:tab/>player attacks with a melee weapon, or fires a ranged weapon with<text:tab/><text:tab/><text:tab/><text:tab/>Fire Key. </text:span></text:p>
      <text:p text:style-name="P298"><text:span text:style-name="T246"/></text:p>
      <text:p text:style-name="P298"><text:tab/><text:tab/>-<text:span text:style-name="T354">STATUS EFFECTS</text:span></text:p>
      <text:p text:style-name="P298"><text:tab/><text:tab/><text:tab/><text:span text:style-name="T226"><text:tab/></text:span><text:span text:style-name="T245">T</text:span><text:span text:style-name="T236">he player can affect enemies and be affected by various <text:tab/><text:tab/><text:tab/><text:tab/>effects that are both beneficial and detrimental to them. The <text:tab/><text:tab/><text:tab/><text:tab/><text:tab/>following are all status effects:</text:span></text:p>
      <text:p text:style-name="P249"><text:tab/><text:tab/><text:tab/><text:tab/><text:tab/>-Burning: Your on fire! Taking X burn damage every <text:tab/><text:tab/><text:tab/><text:tab/><text:tab/><text:tab/><text:tab/>second. </text:p>
      <text:p text:style-name="P249"><text:tab/><text:tab/><text:tab/><text:tab/><text:tab/>-Stunned: Your bell is rung! Unable to take action for X <text:tab/><text:tab/><text:tab/><text:tab/><text:tab/><text:tab/><text:tab/>seconds. </text:p>
      <text:p text:style-name="P249"><text:tab/><text:tab/><text:tab/><text:tab/><text:tab/>-Electrified: Electricity is coursing through your body. <text:tab/><text:tab/><text:tab/><text:tab/><text:tab/><text:tab/><text:tab/>Taking X damage and possibly being stunned for <text:tab/><text:tab/><text:tab/><text:tab/><text:tab/><text:tab/><text:tab/>X seconds.</text:p>
      <text:p text:style-name="P249"><text:tab/><text:tab/><text:tab/><text:tab/><text:tab/>-Frozen: Ice is cling to you! Your frozen, unable to move <text:tab/><text:tab/><text:tab/><text:tab/><text:tab/><text:tab/>for X seconds. </text:p>
      <text:p text:style-name="P249"><text:tab/><text:tab/><text:tab/><text:tab/><text:tab/>-Bleeding: Your gushing blood! Bleeding for X damage <text:tab/><text:tab/><text:tab/><text:tab/><text:tab/><text:tab/><text:tab/>every second. <text:line-break/><text:tab/><text:tab/><text:tab/><text:tab/><text:tab/>-Fatigued: Your tired! Unable to sprint or jump, damage, <text:tab/><text:tab/><text:tab/><text:tab/><text:tab/><text:tab/>attack speed and movement speed reduced by <text:tab/><text:tab/><text:tab/><text:tab/><text:tab/><text:tab/><text:tab/>50%.</text:p>
      <text:p text:style-name="P249"><text:tab/><text:tab/><text:tab/><text:tab/><text:tab/>-Poisoned: Your poisoned! Taking X damage every <text:tab/><text:tab/><text:tab/><text:tab/><text:tab/><text:tab/><text:tab/>second. <text:line-break/><text:tab/><text:tab/><text:tab/><text:tab/><text:tab/>-Suffocating: You can’t breathe! Taking X damage every <text:tab/><text:tab/><text:tab/><text:tab/><text:tab/><text:tab/>second, doubling in damage every other second. </text:p>
      <text:p text:style-name="P249"><text:tab/><text:tab/><text:tab/><text:tab/><text:tab/>-Blinded: You can’t see! <text:span text:style-name="T365">Screen</text:span> is blackened for X <text:tab/><text:tab/><text:tab/><text:tab/><text:tab/><text:tab/><text:tab/>seconds. </text:p>
      <text:p text:style-name="P249"/>
      <text:p text:style-name="P249"/>
      <text:p text:style-name="P249"/>
      <text:p text:style-name="P249"/>
      <text:p text:style-name="P298"><text:soft-page-break/><text:tab/><text:tab/>-<text:span text:style-name="T354">ESCAPING COMBAT</text:span></text:p>
      <text:p text:style-name="P298"><text:tab/><text:tab/><text:tab/><text:tab/><text:span text:style-name="T236">The player sometimes ends up on the losing side of combat. In <text:tab/><text:tab/><text:tab/><text:tab/>order for them to end combat they must either kill all the combatants, <text:tab/><text:tab/><text:tab/>or escape the line of sight of them. The enemies will search a 20 <text:tab/><text:tab/><text:tab/><text:tab/>meter area, centered on where the</text:span><text:span text:style-name="T242">y</text:span><text:span text:style-name="T236"> last saw the player, for 2 minutes, <text:tab/><text:tab/><text:tab/>at which point the will lose interest. The player is considered out of <text:tab/><text:tab/><text:tab/><text:tab/>combat after remaining hidden for 30 seconds after breaking the <text:tab/><text:tab/><text:tab/><text:tab/>enemies line of sight. If they travel out of render distance, combat is <text:tab/><text:tab/><text:tab/><text:tab/>immediately ended. </text:span></text:p>
      <text:p text:style-name="P298"><text:span text:style-name="T236"/></text:p>
      <text:p text:style-name="P298"><text:tab/><text:tab/>-<text:span text:style-name="T354">STEALTH</text:span></text:p>
      <text:p text:style-name="P298"><text:tab/><text:tab/><text:tab/><text:tab/><text:span text:style-name="T247">The players best bet is sometimes to sneak around enemies <text:tab/><text:tab/><text:tab/><text:tab/>instead of fighting them. Enemies will not be alerted to the <text:tab/><text:tab/><text:tab/><text:tab/><text:tab/>player unless they see, smell or hear something that draws their <text:tab/><text:tab/><text:tab/><text:tab/>attention. Hiding behind objects, staying down wind and crouching to <text:tab/><text:tab/><text:tab/>reduce sound are all ways to increase stealth, in addition to any <text:tab/><text:tab/><text:tab/><text:tab/>abilities or traits. </text:span></text:p>
      <text:p text:style-name="P298"/>
      <text:p text:style-name="P298"><text:tab/>-<text:span text:style-name="T354">HERITAGE</text:span></text:p>
      <text:p text:style-name="P298"><text:tab/><text:tab/>-<text:span text:style-name="T354">LEVELING UP</text:span></text:p>
      <text:p text:style-name="P298"><text:tab/><text:tab/><text:tab/><text:tab/><text:span text:style-name="T247">The player beings at Level 1, and may gains experience to <text:tab/><text:tab/><text:tab/><text:tab/>increase their level, </text:span><text:span text:style-name="T248">up to Level 60</text:span><text:span text:style-name="T247">. Every level taken grants the <text:tab/><text:tab/><text:tab/><text:tab/>player both a Heritage Point and Survival Point. The player may <text:tab/><text:tab/><text:tab/><text:tab/>spend these on any eligible abilities in their Heritage and Survival <text:tab/><text:tab/><text:tab/><text:tab/>Trees. At Level 12, 24, 36, 48 and 60, the players health and stamina <text:tab/><text:tab/><text:tab/><text:tab/>increase by 10 points. Experience can be earned from killing enemies <text:tab/><text:tab/><text:tab/>and completing missions </text:span><text:span text:style-name="T241">or</text:span><text:span text:style-name="T247"> operations. </text:span></text:p>
      <text:p text:style-name="P298"><text:span text:style-name="T247"/></text:p>
      <text:p text:style-name="P298"><text:span text:style-name="T247"/></text:p>
      <text:p text:style-name="P298"><text:span text:style-name="T247"/></text:p>
      <text:p text:style-name="P298"><text:span text:style-name="T247"/></text:p>
      <text:p text:style-name="P298"><text:span text:style-name="T247"/></text:p>
      <text:p text:style-name="P298"><text:span text:style-name="T247"/></text:p>
      <text:p text:style-name="P298"><text:span text:style-name="T247"/></text:p>
      <text:p text:style-name="P298"><text:span text:style-name="T247"/></text:p>
      <text:p text:style-name="P298"><text:span text:style-name="T247"/></text:p>
      <text:p text:style-name="P298"><text:span text:style-name="T247"/></text:p>
      <text:p text:style-name="P298"><text:span text:style-name="T247"/></text:p>
      <text:p text:style-name="P298"><text:span text:style-name="T247"/></text:p>
      <text:p text:style-name="P298"><text:span text:style-name="T247"/></text:p>
      <text:p text:style-name="P298"><text:soft-page-break/><text:tab/><text:tab/>-<text:span text:style-name="T366">ABILITIES</text:span></text:p>
      <text:p text:style-name="P298"><text:tab/><text:tab/><text:tab/><text:span text:style-name="T226"><text:tab/></text:span><text:span text:style-name="T247">The player </text:span><text:span text:style-name="T246">gains access to various abilities that can augment</text:span></text:p>
      <text:p text:style-name="P250"><text:tab/><text:tab/><text:tab/>and define survival and combat in Seattle. Abilities are split into two <text:tab/><text:tab/><text:tab/><text:tab/>types: Active and Passive abilities. Active abilities require the player <text:tab/><text:tab/><text:tab/><text:tab/>to active them via the Skill Key and have a variety of effects. Passive <text:tab/><text:tab/><text:tab/>abilities function when the abilities conditions are met, and do not <text:tab/><text:tab/><text:tab/><text:tab/>require the player to activate them. A few abilities have both a <text:tab/><text:tab/><text:tab/><text:tab/><text:tab/>passive effect and then an active effect. Some abilities have a stamina <text:tab/><text:tab/><text:tab/>cost to activate or maintain. <text:span text:style-name="T367">The duration of an abilities animation <text:tab/><text:tab/><text:tab/><text:tab/>depends on the amount of stamina spent to use it. Abilities that have <text:s/><text:tab/><text:tab/><text:tab/><text:tab/>stamina cost that is between 0-25 have an instant animation and can <text:tab/><text:tab/><text:tab/><text:tab/>not be interrupted. Abilities that have a stamina cost that is between <text:tab/><text:tab/><text:tab/><text:tab/>26-50 have a 1 second animation that can be interrupted. Abilities <text:tab/><text:tab/><text:tab/><text:tab/>that have a stamina cost that is between 51-75 have a 2 second <text:tab/><text:tab/><text:tab/><text:tab/><text:tab/>animation that can be interrupted. Abilities that have a stamina cost <text:tab/><text:tab/><text:tab/><text:tab/>that is between 76-100 have a 3 second animation that can be <text:tab/><text:tab/><text:tab/><text:tab/><text:tab/>interrupted. Abilities that have a stamina cost that is above 100 have <text:tab/><text:tab/><text:tab/><text:tab/>a 4 second animation that can be interrupted.</text:span></text:p>
      <text:p text:style-name="P250"/>
      <text:p text:style-name="P298"><text:tab/><text:tab/>-<text:span text:style-name="T354">ABILITY TREES</text:span></text:p>
      <text:p text:style-name="P298"><text:tab/><text:tab/><text:tab/><text:tab/><text:span text:style-name="T246">The player gains abilities from their ability trees. </text:span><text:span text:style-name="T248">Every player <text:tab/><text:tab/><text:tab/><text:tab/>has access to the Survival Tree, which grants them traits that increase <text:tab/><text:tab/><text:tab/>their crafting, scavenging, mobility and even vehicles! They also gain <text:tab/><text:tab/><text:tab/>a Heritage Tree, which grants them abilities according to their chosen <text:tab/><text:tab/><text:tab/>heritage: </text:span></text:p>
      <text:p text:style-name="P298"><text:span text:style-name="T248"/></text:p>
      <text:p text:style-name="P298"><text:span text:style-name="T248"><text:tab/><text:tab/><text:tab/><text:tab/>Human: Masters of scavenged technology and mundane <text:tab/><text:tab/><text:tab/><text:tab/><text:tab/>combat. </text:span><text:span text:style-name="T249">Their skills</text:span><text:span text:style-name="T248"> excel at hiding in the shadows, wading into <text:tab/><text:tab/><text:tab/><text:tab/>combat and using the technology left by humanity before the <text:tab/><text:tab/><text:tab/><text:tab/><text:tab/>Reckoning. </text:span></text:p>
      <text:p text:style-name="P298"><text:span text:style-name="T248"/></text:p>
      <text:p text:style-name="P298"><text:span text:style-name="T248"><text:tab/><text:tab/><text:tab/><text:tab/>Enchanter: Born of a human and a witch: These rare anomalies <text:tab/><text:tab/><text:tab/>of magic are capable of the amazing </text:span><text:span text:style-name="T249">talent</text:span><text:span text:style-name="T248"> of blending magik and <text:tab/><text:tab/><text:tab/><text:tab/>technology, controlling it and even </text:span><text:span text:style-name="T249">using</text:span><text:span text:style-name="T248"> </text:span><text:span text:style-name="T249">their blood to increase their <text:tab/><text:tab/><text:tab/>martial prowess</text:span><text:span text:style-name="T248">!</text:span></text:p>
      <text:p text:style-name="P298"><text:span text:style-name="T248"/></text:p>
      <text:p text:style-name="P298"><text:span text:style-name="T248"><text:tab/><text:tab/><text:tab/><text:tab/>Sorcerer: Even rare than their parents, two Enchanters, these <text:tab/><text:tab/><text:tab/><text:tab/>once-in-a-millenia </text:span><text:span text:style-name="T249">products of magik possess immense power. They <text:tab/><text:tab/><text:tab/><text:tab/>can bring the elements to bear against their enemies, call <text:tab/><text:tab/><text:tab/><text:tab/><text:tab/>otherworldly creatures to fight for them and wrap themselves in <text:tab/><text:tab/><text:tab/><text:tab/>protective healing magik.</text:span></text:p>
      <text:p text:style-name="P298"><text:soft-page-break/><text:span text:style-name="T249"><text:tab/><text:tab/><text:tab/><text:tab/>Each tree is split into 3 Panels; Alpha, Beta and Charlie. The <text:tab/><text:tab/><text:tab/><text:tab/>Survival Tree does have a fourth panel, Delta. Each panel represents <text:tab/><text:tab/><text:tab/><text:tab/>one path within the ability tree. The Human Heritage has the Soldier <text:tab/><text:tab/><text:tab/><text:tab/>(Alpha), Engineer (Beta) and Scout (Charlie). The Enchanter <text:tab/><text:tab/><text:tab/><text:tab/><text:tab/>Heritage has the Specialist (Alpha), Savant (Beta) and Mystic <text:tab/><text:tab/><text:tab/><text:tab/><text:tab/>(Charlie). The Sorcerer Heritage has the Evoker (Alpha), Aegis <text:tab/><text:tab/><text:tab/><text:tab/>(Beta) and Siren (Charlie). The Survival Tree has the same four paths <text:tab/><text:tab/><text:tab/>for every player; Ranger (Alpha), </text:span><text:span text:style-name="T250">Investigator (Beta), Mechanic <text:tab/><text:tab/><text:tab/><text:tab/>(Charlie), and Artisan (Delta). </text:span></text:p>
      <text:p text:style-name="P298"><text:span text:style-name="T250"/></text:p>
      <text:p text:style-name="P251"><text:tab/><text:tab/><text:tab/><text:tab/>The trees are also divided into Tiers, I-III and the Summit <text:tab/><text:tab/><text:tab/><text:tab/>Abilities. Each level the player gains both a Heritage Point and <text:tab/><text:tab/><text:tab/><text:tab/>Survival Point. The player must invest three points into Tier I of their <text:tab/><text:tab/><text:tab/>Heritage or Survival Tree in order to unlock their Tier II abilities. <text:tab/><text:tab/><text:tab/><text:tab/>Once they have invested three points into any of their Tier II abilities, <text:tab/><text:tab/><text:tab/>they unlock the Tier III abilities. Finally, once three points have been <text:tab/><text:tab/><text:tab/>invested into Tier III abilities, the next point the player gains (Levels <text:tab/><text:tab/><text:tab/><text:tab/>10, 20, 30, 40, 50, and 60) is spent to unlock a Summit Trait. Each <text:tab/><text:tab/><text:tab/><text:tab/>Summit Trait is a powerful active or passive ability. The player must <text:tab/><text:tab/><text:tab/><text:tab/>pick from one of three abilities at each Summit Ability unlock, and <text:tab/><text:tab/><text:tab/><text:tab/>once chosen, this choice can not be unmade. <text:span text:style-name="T364">After unlocking their <text:tab/><text:tab/><text:tab/><text:tab/>chosen summit trait, the player then is reset to Tier I, but now may <text:tab/><text:tab/><text:tab/><text:tab/>unlock any of the abilities’ Rank 2. They follow the same path as <text:tab/><text:tab/><text:tab/><text:tab/>before, each time being able to increase the rank of their existing <text:tab/><text:tab/><text:tab/><text:tab/>chosen abilities, or unlocking new abilities. </text:span></text:p>
      <text:p text:style-name="P298"/>
      <text:p text:style-name="P298"><text:tab/>-<text:span text:style-name="T354">SCAVENGING </text:span></text:p>
      <text:p text:style-name="P298"><text:tab/><text:tab/>-<text:span text:style-name="T366">SCAVENGE-ABLE ITEMS</text:span></text:p>
      <text:p text:style-name="P298"><text:tab/><text:tab/><text:tab/><text:span text:style-name="T250">There are many items that can be scavenged from the ruins of the <text:tab/><text:tab/><text:tab/>city. These may be used to craft items, power vehicles and machines and <text:tab/><text:tab/><text:tab/>build buildings. They can be found in many different locations, on different <text:tab/><text:tab/>enemies and in different locations. </text:span></text:p>
      <text:p text:style-name="P298"/>
      <text:p text:style-name="P298"><text:tab/>-<text:span text:style-name="T354">CRAFTING</text:span></text:p>
      <text:p text:style-name="P298"><text:tab/><text:tab/>-<text:span text:style-name="T368">ITEMS</text:span></text:p>
      <text:p text:style-name="P298"><text:tab/><text:tab/><text:tab/><text:span text:style-name="T251">Many things can be crafted by the player. Weapons, armor, clothing, <text:tab/><text:tab/><text:tab/>gadgets, traps, bombs and medical supplies can all be craft. </text:span><text:span text:style-name="T252">Each craftable <text:tab/><text:tab/><text:tab/>item requires a number of components that can by found, bought or looted. <text:tab/><text:tab/><text:tab/>The required materials needed to craft an item depend on the item and it’s <text:tab/><text:tab/><text:tab/>quality. Higher tier items and higher quality items will require material that <text:tab/><text:tab/>are rare, and/or more materials. Crafting an item takes 5 seconds. <text:s/></text:span></text:p>
      <text:p text:style-name="P298"><text:soft-page-break/><text:tab/><text:tab/></text:p>
      <text:p text:style-name="P298"><text:line-break/>NON-PLAYER CHARACTERS <text:span text:style-name="T355">(Player Character Voices)</text:span></text:p>
      <text:p text:style-name="P298"><text:tab/>-<text:span text:style-name="T355">PLAYER CHARACTER</text:span></text:p>
      <text:p text:style-name="P298"><text:tab/><text:tab/><text:span text:style-name="T261">-Male</text:span></text:p>
      <text:p text:style-name="P298"><text:span text:style-name="T261"><text:tab/><text:tab/><text:tab/>-</text:span><text:span text:style-name="T253">Human: </text:span></text:p>
      <text:p text:style-name="P252"><text:tab/><text:tab/><text:tab/>-Enchanter</text:p>
      <text:p text:style-name="P252"><text:tab/><text:tab/><text:tab/>-Sorcerer</text:p>
      <text:p text:style-name="P257"><text:tab/><text:tab/>-Female</text:p>
      <text:p text:style-name="P298"><text:span text:style-name="T261"><text:tab/><text:tab/><text:tab/>-</text:span><text:span text:style-name="T253">Human</text:span></text:p>
      <text:p text:style-name="P298"><text:span text:style-name="T261"><text:tab/><text:tab/><text:tab/>-</text:span><text:span text:style-name="T253">Enchanter</text:span></text:p>
      <text:p text:style-name="P298"><text:span text:style-name="T261"><text:tab/><text:tab/><text:tab/>-</text:span><text:span text:style-name="T253">Sorcerer</text:span></text:p>
      <text:p text:style-name="P298"><text:tab/>-<text:span text:style-name="T354">ALLIES</text:span></text:p>
      <text:p text:style-name="P298"><text:tab/><text:tab/>-<text:span text:style-name="T368">FOUNDRY</text:span></text:p>
      <text:p text:style-name="P298"><text:tab/><text:tab/><text:tab/>-<text:span text:style-name="T369">Colonel James Le’Vey</text:span></text:p>
      <text:p text:style-name="P298"><text:tab/><text:tab/><text:tab/><text:tab/><text:span text:style-name="T267">The hardened leader of the survivors in the Foundry, James is the former partner and captain of the player character. He was prom</text:span><text:span text:style-name="T268">o</text:span><text:span text:style-name="T267">ted </text:span><text:span text:style-name="T268">to the rank of Captain </text:span><text:span text:style-name="T267">just before the Reckoning for his work in the </text:span><text:span text:style-name="T268">Seattle Police Department (SPD) </text:span><text:span text:style-name="T267">M</text:span><text:span text:style-name="T268">agi</text:span><text:span text:style-name="T269">k</text:span><text:span text:style-name="T268">al </text:span><text:span text:style-name="T267">E</text:span><text:span text:style-name="T268">nforcement Squad (MES)</text:span><text:span text:style-name="T267">. </text:span><text:span text:style-name="T270">He currently works to provide a safe haven for himself, his boy Mikal, and the rest of the people of the Foundry. </text:span></text:p>
      <text:p text:style-name="P298"><text:span text:style-name="T270"/></text:p>
      <text:p text:style-name="P298"><text:tab/><text:tab/><text:tab/>-<text:span text:style-name="T370">Kara Tul’Rem</text:span></text:p>
      <text:p text:style-name="P298"><text:tab/><text:tab/><text:tab/><text:tab/>-<text:span text:style-name="T312">Voiced by: Kailey Anderson</text:span></text:p>
      <text:p text:style-name="P298"><text:tab/><text:tab/><text:tab/><text:tab/><text:span text:style-name="T270">A very traveled white witch, she disagrees with what the other witches have done to the worl<text:tab/>d. She has a mysterious past and seems to know who caused the collapse of civilization. She was one of the three witches that banish the creatures of Fae, Merlin and Camelot to the Faded Forest, along with Vivian, </text:span><text:span text:style-name="T271">her twin,</text:span><text:span text:style-name="T270"> and Morgan Le’Fae. </text:span><text:span text:style-name="T268">She shows up right after the player awakens. </text:span><text:span text:style-name="T271">Has the ability to preform resurrections, at a cost, and wields golden magik </text:span><text:span text:style-name="T272">because of her angelic grace as a descended of both Raphael and Gabriel</text:span><text:span text:style-name="T271">. </text:span></text:p>
      <text:p text:style-name="P298"><text:span text:style-name="T271"/></text:p>
      <text:p text:style-name="P298"><text:tab/><text:tab/><text:tab/>-<text:span text:style-name="T364">Lieutenant Brian Olsen</text:span></text:p>
      <text:p text:style-name="P298"><text:tab/><text:tab/><text:tab/><text:tab/><text:span text:style-name="T273">A </text:span><text:span text:style-name="T268">young </text:span><text:span text:style-name="T273">member of </text:span><text:span text:style-name="T268">the SPD Crime Scene Investigation (CSI) unit that survived the Reckoning by using his wits. He </text:span><text:span text:style-name="T274">joined James’ group and</text:span><text:span text:style-name="T268"> now helps the Foundry and Rangers by working on communications and computer systems. <text:s/></text:span></text:p>
      <text:p text:style-name="P298"><text:span text:style-name="T268"/></text:p>
      <text:p text:style-name="P298"><text:tab/><text:tab/><text:tab/>-<text:span text:style-name="T369">Sgt. Dylan Horner</text:span></text:p>
      <text:p text:style-name="P298"><text:tab/><text:tab/><text:tab/><text:tab/><text:span text:style-name="T274">A cynical and egotistical Army sergeant that trains the Foundr</text:span><text:span text:style-name="T271">y’</text:span><text:span text:style-name="T274">s newest survivors in hand to hand combat. He was the recruiter for one of Seattle’s offices, and survived the Reckoning but lost his family recently… <text:s/></text:span></text:p>
      <text:p text:style-name="P298"><text:span text:style-name="T274"/></text:p>
      <text:p text:style-name="P298"><text:span text:style-name="T274"/></text:p>
      <text:p text:style-name="P298"><text:span text:style-name="T274"/></text:p>
      <text:p text:style-name="P298"><text:soft-page-break/><text:tab/><text:tab/><text:tab/>-<text:span text:style-name="T369">Sgt. Robert Mulland</text:span></text:p>
      <text:p text:style-name="P298"><text:tab/><text:tab/><text:tab/><text:tab/><text:span text:style-name="T274">The upbeat colleague of Sgt. Horner, this Army sergeant trains the survivors of the Foundry in using the many weapons found in the apocalyptic ruins of Seattle. He was one of the first people to join James, and built the fortifications in the tunnels under the Foundry. </text:span></text:p>
      <text:p text:style-name="P298"><text:span text:style-name="T274"/></text:p>
      <text:p text:style-name="P298"><text:tab/><text:tab/><text:tab/>-<text:span text:style-name="T364">Corporal Beau Warren</text:span></text:p>
      <text:p text:style-name="P298"><text:tab/><text:tab/><text:tab/><text:tab/><text:span text:style-name="T274">Once a new street cop in Seattles’ North Precinct, he help James survive the Reckoning with the help of </text:span><text:span text:style-name="T275">his brother Jack, who was in jail at the time, and his commanding officer, James Le’Vey. </text:span><text:span text:style-name="T276">He now maintains the weapons </text:span><text:span text:style-name="T271">and</text:span><text:span text:style-name="T276"> armor of the Foundry. </text:span></text:p>
      <text:p text:style-name="P298"><text:span text:style-name="T276"/></text:p>
      <text:p text:style-name="P298"><text:tab/><text:tab/><text:tab/>-<text:span text:style-name="T364">Dr. Harry Nigel</text:span></text:p>
      <text:p text:style-name="P311"><text:tab/><text:tab/><text:tab/><text:tab/><text:span text:style-name="T371">A renown teacher for the University of Seattle, he barley escaped as the witches and Fae turned the college into a blood bath. James and his crew found him and his family and have protected him since. He also was one of the scientists that worked on the deep space mining breakthrough that ushered in the advancing technologies of the 2020’s. </text:span></text:p>
      <text:p text:style-name="P311"/>
      <text:p text:style-name="P298"><text:tab/><text:tab/><text:tab/>-<text:span text:style-name="T364">Wayne Coleman</text:span></text:p>
      <text:p text:style-name="P298"><text:tab/><text:tab/><text:tab/><text:tab/><text:span text:style-name="T276">A former owner of Orbital Minerals, Inc., he escaped the Reckoning and made his way to the Foundry. He now helps with the building of not only the Foundry, but the machines, </text:span><text:span text:style-name="T277">tools</text:span><text:span text:style-name="T276"> and weapons that are re-purposed or made from scavenged material. </text:span></text:p>
      <text:p text:style-name="P298"><text:span text:style-name="T276"/></text:p>
      <text:p text:style-name="P298"><text:tab/><text:tab/><text:tab/>-<text:span text:style-name="T364">Dr. Jacqueline O’Hare</text:span></text:p>
      <text:p text:style-name="P311"><text:tab/><text:tab/><text:tab/><text:tab/><text:span text:style-name="T372">A Seattle Harbor View doctor that treated the Lieutenant during their 5 year coma. She is an old friend of James Le’Vey, and has kept him alive several times during the apocalypse. She survived by keeping better fighters than her alive around her. </text:span></text:p>
      <text:p text:style-name="P311"/>
      <text:p text:style-name="P301"><text:tab/><text:tab/><text:tab/>-Christian Booth </text:p>
      <text:p text:style-name="P301"><text:tab/><text:tab/><text:tab/><text:tab/><text:span text:style-name="T278">A former paramedic and nurse who moved to Seattle to return to faster paced medicine, he works under Dr. O’Hare to keep people alive at the Foundry. He also teaches people in medicine… He charges a few Camels! Was saved by James and Dr. O’Hare.</text:span></text:p>
      <text:p text:style-name="P301"><text:span text:style-name="T278"/></text:p>
      <text:p text:style-name="P298"><text:tab/><text:tab/><text:tab/>-<text:span text:style-name="T373">Athena Blake***</text:span></text:p>
      <text:p text:style-name="P298"><text:tab/><text:tab/><text:tab/><text:tab/><text:span text:style-name="T278">A Norwe</text:span><text:span text:style-name="T279">gian student that was studying with her twin sister at the university in Seattle.</text:span><text:span text:style-name="T280"> The sisters were also looking for their older brother, Donald Blake.</text:span><text:span text:style-name="T279"> She was captured by a bandit tribe and held as a slave for four year before James and his rangers destroyed the camp and rescued her sister. </text:span></text:p>
      <text:p text:style-name="P312"><text:tab/><text:tab/><text:tab/><text:tab/>-<text:span text:style-name="T374">Assassin </text:span></text:p>
      <text:p text:style-name="P312"><text:tab/><text:tab/><text:tab/><text:tab/><text:tab/>-Level 20 Ability: Disengage</text:p>
      <text:p text:style-name="P312"><text:tab/><text:tab/><text:tab/><text:tab/><text:tab/>-Level 30 Ability: Rapid Reload</text:p>
      <text:p text:style-name="P312"><text:tab/><text:tab/><text:tab/><text:tab/>-Preferred Weapon: <text:span text:style-name="T375">Long Arm</text:span> Rifle<text:span text:style-name="T375">s</text:span></text:p>
      <text:p text:style-name="P312"/>
      <text:p text:style-name="P312"/>
      <text:p text:style-name="P312"/>
      <text:p text:style-name="P312"/>
      <text:p text:style-name="P298"><text:soft-page-break/><text:tab/><text:tab/><text:tab/>-<text:span text:style-name="T376">Katrina Blake***</text:span></text:p>
      <text:p text:style-name="P298"><text:tab/><text:tab/><text:tab/><text:tab/><text:span text:style-name="T291">A Norwegian student that was studying with her twin sister at the university in Seattle. </text:span><text:span text:style-name="T292">The sisters were also looking for their older brother, Donald Blake. </text:span><text:span text:style-name="T291">She evaded the bandits that captured her sister and survived for a year with the remains of an army unit until it was killed. She locked herself in a secure building for another 2 years until the Rangers found her. She was reunited with her sister a year later when the Rangers raided a bandit camp. </text:span></text:p>
      <text:p text:style-name="P316"><text:tab/><text:tab/><text:tab/><text:tab/>-Technician</text:p>
      <text:p text:style-name="P316"><text:tab/><text:tab/><text:tab/><text:tab/><text:tab/>-Level 20 Ability: Electric Field</text:p>
      <text:p text:style-name="P298"><text:span text:style-name="T291"><text:tab/><text:tab/><text:tab/><text:tab/><text:tab/>-Level 30 Ability: </text:span><text:span text:style-name="T293">Repair Drone</text:span></text:p>
      <text:p text:style-name="P316"><text:tab/><text:tab/><text:tab/><text:tab/>-Preferred Weapon: <text:span text:style-name="T375">Small Arm </text:span>Pistol<text:span text:style-name="T375">s</text:span></text:p>
      <text:p text:style-name="P316"/>
      <text:p text:style-name="P298"><text:tab/><text:tab/><text:tab/>-<text:span text:style-name="T376">Jack Warren***</text:span></text:p>
      <text:p text:style-name="P298"><text:tab/><text:tab/><text:tab/><text:tab/><text:span text:style-name="T313">A good-heart farm boy that moved up with his brother to pursue his dream of football. He played for Seattle’s university and was in jail the night of the Reckoning. He survived with the help of his arresting officer and his Captain, and has been training to be a Ranger since.</text:span></text:p>
      <text:p text:style-name="P298"><text:span text:style-name="T313"><text:tab/><text:tab/><text:tab/><text:tab/>-</text:span><text:span text:style-name="T314">Bruiser</text:span></text:p>
      <text:p text:style-name="P298"><text:span text:style-name="T314"><text:tab/><text:tab/><text:tab/><text:tab/><text:tab/>-Level 20 Ability: </text:span><text:span text:style-name="T315">Punt</text:span></text:p>
      <text:p text:style-name="P298"><text:span text:style-name="T314"><text:tab/><text:tab/><text:tab/><text:tab/><text:tab/>-Level 30 Ability: </text:span><text:span text:style-name="T315">Home-Run</text:span></text:p>
      <text:p text:style-name="P326"><text:tab/><text:tab/><text:tab/><text:tab/>-Preferred Weapon: <text:span text:style-name="T375">Hammers</text:span></text:p>
      <text:p text:style-name="P326"/>
      <text:p text:style-name="P298"><text:tab/><text:tab/><text:tab/>-<text:span text:style-name="T376">Alexi***</text:span></text:p>
      <text:p text:style-name="P311"><text:tab/><text:tab/><text:tab/><text:tab/><text:span text:style-name="T377">A former member of the Russian mafia that had escaped Chicago’s firestorm during the Reckoning and was instrumental in building the Continental Tunnel before the collapse of the entrance. He hates the Irish Kings and leprechauns, as they destroyed the remains of the Russian Mafia.</text:span></text:p>
      <text:p text:style-name="P313"><text:tab/><text:tab/><text:tab/><text:tab/>-Technician</text:p>
      <text:p text:style-name="P311"><text:tab/><text:tab/><text:tab/><text:tab/><text:tab/>-<text:span text:style-name="T378">Level 20 Ability: Bouncing Betties!</text:span></text:p>
      <text:p text:style-name="P311"><text:tab/><text:tab/><text:tab/><text:tab/><text:tab/>-<text:span text:style-name="T378">Level 30 Ability: Bring the Fire!</text:span></text:p>
      <text:p text:style-name="P311"><text:tab/><text:tab/><text:tab/><text:tab/>-<text:span text:style-name="T378">Preferred Weapon: Daggers</text:span></text:p>
      <text:p text:style-name="P311"/>
      <text:p text:style-name="P298"><text:tab/><text:tab/><text:tab/>-<text:span text:style-name="T376">Mikal Le’Vey</text:span></text:p>
      <text:p text:style-name="P298"><text:tab/><text:tab/><text:tab/><text:tab/><text:span text:style-name="T281">The young 10-year-old son of Colonel James Le’Vey and his missing wife, Lillian. He has a knack for finding trouble but an even better knack for escaping it. </text:span><text:span text:style-name="T282">He dreams to be a ranger but has no idea what his true destiny is. </text:span></text:p>
      <text:p text:style-name="P298"><text:span text:style-name="T282"/></text:p>
      <text:p text:style-name="P298"><text:tab/><text:tab/><text:tab/>-<text:span text:style-name="T376">Alexander “Little Alexi” Donovon</text:span></text:p>
      <text:p text:style-name="P299"><text:tab/><text:tab/><text:tab/><text:tab/><text:span text:style-name="T295">The friend of Mikal who was adopted by Mikal’s father after the Reckoning. He has a knack for wires and technology, and frequently gets into trouble with Mikal.</text:span></text:p>
      <text:p text:style-name="P299"><text:span text:style-name="T295"><text:s/></text:span></text:p>
      <text:p text:style-name="P298"><text:tab/><text:tab/><text:tab/>-<text:span text:style-name="T376">Karl</text:span></text:p>
      <text:p text:style-name="P298"><text:tab/><text:tab/><text:tab/><text:tab/><text:span text:style-name="T295">A mechanic who had been the long time friend and drinking partner of James. He survived the Reckoning and joined with James. He helps build and maintain the vehicles of the Rangers and people he serves. </text:span></text:p>
      <text:p text:style-name="P298"><text:span text:style-name="T295"/></text:p>
      <text:p text:style-name="P302"><text:soft-page-break/><text:tab/><text:tab/><text:tab/>-Dante Metzen</text:p>
      <text:p text:style-name="P302"><text:tab/><text:tab/><text:tab/><text:tab/><text:span text:style-name="T295">A talented architect who had built a bunker for any apocalypse, he was recused by James 2 years through the apocalypse after he had run out of supplies. He designs and builds the defenses and buildings of the Rangers and people he serves. </text:span></text:p>
      <text:p text:style-name="P302"><text:span text:style-name="T295"/></text:p>
      <text:p text:style-name="P302"><text:tab/><text:tab/><text:tab/>-Heith Nigel</text:p>
      <text:p text:style-name="P302"><text:tab/><text:tab/><text:span text:style-name="T294"><text:tab/><text:tab/></text:span><text:span text:style-name="T296">The </text:span><text:span text:style-name="T297">teenage </text:span><text:span text:style-name="T296">son of Dr. Nigel, he has inherited the love of science from his father, and can be found in his fathers lab, helping with his work.</text:span></text:p>
      <text:p text:style-name="P302"><text:span text:style-name="T296"/></text:p>
      <text:p text:style-name="P298"><text:tab/><text:tab/><text:tab/>-<text:span text:style-name="T376">Kelly Nigel</text:span></text:p>
      <text:p text:style-name="P298"><text:tab/><text:tab/><text:tab/><text:tab/><text:span text:style-name="T296">The wife of Dr. Nigel, she is a talented florist and botanist. </text:span></text:p>
      <text:p text:style-name="P298"><text:span text:style-name="T296"/></text:p>
      <text:p text:style-name="P298"><text:tab/><text:tab/><text:tab/>-<text:span text:style-name="T376">Sarah Nigel</text:span></text:p>
      <text:p text:style-name="P298"><text:tab/><text:tab/><text:tab/><text:tab/><text:span text:style-name="T297">The college-age daughter of Dr. Nigel, she helps in the Medical Bay with Dr. O’Hare and Christian. </text:span></text:p>
      <text:p text:style-name="P298"><text:span text:style-name="T297"/></text:p>
      <text:p text:style-name="P298"><text:tab/><text:tab/><text:tab/>-<text:span text:style-name="T376">Boris Von Turpintine</text:span></text:p>
      <text:p text:style-name="P298"><text:tab/><text:tab/><text:tab/><text:tab/><text:span text:style-name="T297">The hardened ranger that leads the elite ranger group known as Wand Breakers. </text:span></text:p>
      <text:p text:style-name="P298"><text:span text:style-name="T297"/></text:p>
      <text:p text:style-name="P298"><text:tab/><text:tab/><text:tab/>-<text:span text:style-name="T379">Lillian Le’Vey[?]</text:span></text:p>
      <text:p text:style-name="P298"><text:tab/><text:tab/><text:tab/><text:tab/><text:span text:style-name="T297">The wife of Colonel James Le’Vey, She has been missing since the beginning of the Reckoning. </text:span></text:p>
      <text:p text:style-name="P298"><text:tab/></text:p>
      <text:p text:style-name="P298"><text:tab/><text:tab/>-“<text:span text:style-name="T368">OUTSIDE THE WIRE”</text:span></text:p>
      <text:p text:style-name="P298"><text:tab/><text:tab/><text:span text:style-name="T380"><text:tab/></text:span><text:span text:style-name="T382">-</text:span><text:span text:style-name="T381">Adam Merwin</text:span></text:p>
      <text:p text:style-name="P298"><text:span text:style-name="T381"><text:tab/><text:tab/><text:tab/><text:tab/></text:span><text:span text:style-name="T311">A enchanter on the run from Vivian. He aids the PC in return for help himself. </text:span></text:p>
      <text:p text:style-name="P298"><text:span text:style-name="T311"/></text:p>
      <text:p text:style-name="P306"><text:tab/><text:tab/><text:tab/>-Jacob</text:p>
      <text:p text:style-name="P306"><text:tab/><text:tab/><text:tab/><text:tab/><text:span text:style-name="T298">A man who has survived the first years of the apocalypse. He his recused by the PC for awhile….</text:span></text:p>
      <text:p text:style-name="P306"><text:span text:style-name="T298"/></text:p>
      <text:p text:style-name="P307"><text:tab/><text:tab/><text:tab/>-<text:span text:style-name="T401">Second Lieutenant Paul Wheeler, 101 Airborne***</text:span></text:p>
      <text:p text:style-name="P307"><text:tab/><text:tab/><text:tab/><text:tab/><text:span text:style-name="T298">An army ranger who is recruited by the PC to join the Rangers. He is the leader of his unit, and the only army soldiers left in Seattle. </text:span></text:p>
      <text:p text:style-name="P317"><text:tab/><text:tab/><text:tab/><text:tab/>-Technician </text:p>
      <text:p text:style-name="P317"><text:tab/><text:tab/><text:tab/><text:tab/><text:tab/>-Level 20 Ability: Electric Web</text:p>
      <text:p text:style-name="P317"><text:tab/><text:tab/><text:tab/><text:tab/><text:tab/>-Level 30 Ability: Take-Over</text:p>
      <text:p text:style-name="P307"><text:span text:style-name="T298"><text:tab/><text:tab/><text:tab/><text:tab/>-Preferred Weapon: </text:span><text:span text:style-name="T299">Small Arms </text:span><text:span text:style-name="T298">Pistol</text:span><text:span text:style-name="T299">s</text:span></text:p>
      <text:p text:style-name="P307"><text:span text:style-name="T299"/></text:p>
      <text:p text:style-name="P307"><text:span text:style-name="T299"/></text:p>
      <text:p text:style-name="P306"><text:soft-page-break/><text:tab/><text:tab/><text:tab/>-Sgt. Traven Hoyt, 101 Airborne***</text:p>
      <text:p text:style-name="P306"><text:tab/><text:tab/><text:tab/><text:tab/><text:span text:style-name="T298">An army ranger who is second in command of the last soldier in Seattle. He is fearless and has survived many different types of Fae creatures ambushing him. </text:span></text:p>
      <text:p text:style-name="P317"><text:tab/><text:tab/><text:tab/><text:tab/>-Assassin</text:p>
      <text:p text:style-name="P317"><text:tab/><text:tab/><text:tab/><text:tab/><text:tab/>-Level 20 Ability: Target Vulnerabilities</text:p>
      <text:p text:style-name="P317"><text:tab/><text:tab/><text:tab/><text:tab/><text:tab/>-Level 30 Ability: Blood Accuracy </text:p>
      <text:p text:style-name="P306"><text:span text:style-name="T298"><text:tab/><text:tab/><text:tab/><text:tab/>-Preferred Weapon: </text:span><text:span text:style-name="T299">Long Arms </text:span><text:span text:style-name="T298">Rifle</text:span><text:span text:style-name="T299">s</text:span></text:p>
      <text:p text:style-name="P306"><text:span text:style-name="T299"/></text:p>
      <text:p text:style-name="P308"><text:tab/><text:tab/><text:tab/>-Corporal Donavon Hewitt, 101 Airborne***</text:p>
      <text:p text:style-name="P308"><text:tab/><text:tab/><text:tab/><text:tab/><text:span text:style-name="T298">An army ranger who is part of the last remaining unit in Seattle. </text:span></text:p>
      <text:p text:style-name="P317"><text:tab/><text:tab/><text:tab/><text:tab/>-Bruiser</text:p>
      <text:p text:style-name="P317"><text:tab/><text:tab/><text:tab/><text:tab/><text:tab/>-Level 20 Ability: Flaming Weapons</text:p>
      <text:p text:style-name="P317"><text:tab/><text:tab/><text:tab/><text:tab/><text:tab/>-Level 30 Ability: Shockwave</text:p>
      <text:p text:style-name="P317"><text:tab/><text:tab/><text:tab/><text:tab/>-Preferred Weapon: 2-H Melee</text:p>
      <text:p text:style-name="P317"/>
      <text:p text:style-name="P309"><text:tab/><text:tab/><text:tab/>-Private Megan Poltalski, 101 Airborne***</text:p>
      <text:p text:style-name="P309"><text:tab/><text:tab/><text:tab/><text:tab/><text:span text:style-name="T327">An army ranger who is part of the last remaining unit in Seattle. </text:span></text:p>
      <text:p text:style-name="P327"><text:tab/><text:tab/><text:tab/><text:tab/>-Technician</text:p>
      <text:p text:style-name="P327"><text:tab/><text:tab/><text:tab/><text:tab/><text:tab/>-Level 20 Ability: Lock-Out</text:p>
      <text:p text:style-name="P327"><text:tab/><text:tab/><text:tab/><text:tab/><text:tab/>-Level 30 Ability: Overdrive</text:p>
      <text:p text:style-name="P327"><text:tab/><text:tab/><text:tab/><text:tab/>-Preferred Weapon: Automatics </text:p>
      <text:p text:style-name="P327"/>
      <text:p text:style-name="P307"><text:tab/><text:tab/><text:tab/>-<text:span text:style-name="T402">Private Kevin Hallaway, 101 Airborne***</text:span></text:p>
      <text:p text:style-name="P307"><text:tab/><text:tab/><text:tab/><text:tab/><text:span text:style-name="T298">An army ranger who is part of the last remaining unit in Seattle. </text:span></text:p>
      <text:p text:style-name="P317"><text:tab/><text:tab/><text:tab/><text:tab/>-Assassin</text:p>
      <text:p text:style-name="P317"><text:tab/><text:tab/><text:tab/><text:tab/><text:tab/>-Level 20 Ability: Close Combat</text:p>
      <text:p text:style-name="P317"><text:tab/><text:tab/><text:tab/><text:tab/><text:tab/>-Level 30 Ability: Clustered Rounds</text:p>
      <text:p text:style-name="P317"><text:tab/><text:tab/><text:tab/><text:tab/>-Preferred Weapon: Automatics</text:p>
      <text:p text:style-name="P317"/>
      <text:p text:style-name="P307"><text:tab/><text:tab/><text:tab/>-<text:span text:style-name="T367">Colonel John Marken, Retired USMC***</text:span></text:p>
      <text:p text:style-name="P307"><text:tab/><text:tab/><text:tab/><text:tab/><text:span text:style-name="T327">A retired Marine who has survived the Reckoning aboard his boat, the </text:span><text:span text:style-name="T332">USMC Vengeance. </text:span><text:span text:style-name="T327">He is recruited by the PC to joined the Rangers, </text:span></text:p>
      <text:p text:style-name="P327"><text:tab/><text:tab/><text:tab/><text:tab/>-Assassin</text:p>
      <text:p text:style-name="P327"><text:tab/><text:tab/><text:tab/><text:tab/><text:tab/>-Level 20 Ability: Aimed Shot</text:p>
      <text:p text:style-name="P327"><text:tab/><text:tab/><text:tab/><text:tab/><text:tab/>-Level 30 Ability: Sniper’s Patience </text:p>
      <text:p text:style-name="P307"><text:span text:style-name="T327"><text:tab/><text:tab/><text:tab/><text:tab/>-Preferred Weapon: </text:span><text:span text:style-name="T328">Long Arm </text:span><text:span text:style-name="T327">Rifle</text:span><text:span text:style-name="T328">s</text:span></text:p>
      <text:p text:style-name="P307"><text:span text:style-name="T328"/></text:p>
      <text:p text:style-name="P307"><text:tab/><text:tab/><text:tab/>-<text:span text:style-name="T401">Lieutenant Commander John Ferreti, SEAL T13***</text:span></text:p>
      <text:p text:style-name="P307"><text:tab/><text:tab/><text:tab/><text:tab/><text:span text:style-name="T298">A Navy SEAL who survived upon the </text:span><text:span text:style-name="T332">USMC Vengeance</text:span><text:span text:style-name="T327"> with the retired Colonel who owned the boat. He was the leader of SEAL Team 13, a magical counter-terrorism unit. </text:span></text:p>
      <text:p text:style-name="P327"><text:tab/><text:tab/><text:tab/><text:tab/>-Assassin</text:p>
      <text:p text:style-name="P327"><text:tab/><text:tab/><text:tab/><text:tab/><text:tab/>-Level 20 Ability: Deadly Knives</text:p>
      <text:p text:style-name="P327"><text:tab/><text:tab/><text:tab/><text:tab/><text:tab/>-Level 30 Ability: Rapid Stabbing</text:p>
      <text:p text:style-name="P307"><text:span text:style-name="T327"><text:tab/><text:tab/><text:tab/><text:tab/>-Preferred Weapon: </text:span><text:span text:style-name="T328">Daggers</text:span><text:span text:style-name="T327"> </text:span></text:p>
      <text:p text:style-name="P307"><text:soft-page-break/><text:tab/><text:tab/><text:tab/>-<text:span text:style-name="T401">Chief Warrant Officer III Mark Houser, SEAL T13***</text:span></text:p>
      <text:p text:style-name="P307"><text:tab/><text:tab/><text:tab/><text:tab/><text:span text:style-name="T298">A Navy SEAL who survived upon the </text:span><text:span text:style-name="T332">USMC Vengeance</text:span><text:span text:style-name="T327"> with the retired Colonel who owned the boat. He is second command of SEAL Team 13. </text:span></text:p>
      <text:p text:style-name="P327"><text:tab/><text:tab/><text:tab/><text:tab/>-Technician</text:p>
      <text:p text:style-name="P327"><text:tab/><text:tab/><text:tab/><text:tab/><text:tab/>-Level 20 Ability: Break Systems</text:p>
      <text:p text:style-name="P327"><text:tab/><text:tab/><text:tab/><text:tab/><text:tab/>-Level 30 Ability: Hijack Vehicle</text:p>
      <text:p text:style-name="P307"><text:span text:style-name="T327"><text:tab/><text:tab/><text:tab/><text:tab/>-Preferred Weapon: </text:span><text:span text:style-name="T328">Small Arms </text:span><text:span text:style-name="T327">Automatics</text:span></text:p>
      <text:p text:style-name="P307"><text:span text:style-name="T327"/></text:p>
      <text:p text:style-name="P307"><text:tab/><text:tab/><text:tab/>-<text:span text:style-name="T401">Petty Officer 1</text:span><text:span text:style-name="T361">st</text:span><text:span text:style-name="T401"> Class Jason Watrous, SEAL T13***\</text:span></text:p>
      <text:p text:style-name="P307"><text:tab/><text:tab/><text:tab/><text:tab/><text:span text:style-name="T298">A Navy SEAL who survived upon the </text:span><text:span text:style-name="T332">USMC Vengeance</text:span><text:span text:style-name="T327"> with the retired Colonel who owned the boat.</text:span></text:p>
      <text:p text:style-name="P327"><text:tab/><text:tab/><text:tab/><text:tab/>-Bruiser</text:p>
      <text:p text:style-name="P327"><text:tab/><text:tab/><text:tab/><text:tab/><text:tab/>-Level 20 Ability: Counter Attack</text:p>
      <text:p text:style-name="P327"><text:tab/><text:tab/><text:tab/><text:tab/><text:tab/>-Level 30 Ability: Last Stand</text:p>
      <text:p text:style-name="P327"><text:tab/><text:tab/><text:tab/><text:tab/>-Preferred Weapon: 1-H Weapons</text:p>
      <text:p text:style-name="P327"/>
      <text:p text:style-name="P307"><text:tab/><text:tab/><text:tab/>-<text:span text:style-name="T401">Petty Officer 2</text:span><text:span text:style-name="T361">nd</text:span><text:span text:style-name="T401"> Class Jim Haddenham, SEAL T13***</text:span></text:p>
      <text:p text:style-name="P307"><text:tab/><text:tab/><text:tab/><text:tab/><text:span text:style-name="T298">A Navy SEAL who survived upon the </text:span><text:span text:style-name="T332">USMC Vengeance</text:span><text:span text:style-name="T327"> with the retired Colonel who owned the boat.</text:span></text:p>
      <text:p text:style-name="P327"><text:tab/><text:tab/><text:tab/><text:tab/>-Assassin</text:p>
      <text:p text:style-name="P327"><text:tab/><text:tab/><text:tab/><text:tab/><text:tab/>-Level 20 Ability: Tripwire</text:p>
      <text:p text:style-name="P327"><text:tab/><text:tab/><text:tab/><text:tab/><text:tab/>-Level 30 Ability: Garrote</text:p>
      <text:p text:style-name="P307"><text:span text:style-name="T327"><text:tab/><text:tab/><text:tab/><text:tab/>-Preferred Weapon: </text:span><text:span text:style-name="T328">Small Arms </text:span><text:span text:style-name="T327">Pistol</text:span><text:span text:style-name="T328">s</text:span></text:p>
      <text:p text:style-name="P307"><text:span text:style-name="T328"/></text:p>
      <text:p text:style-name="P307"><text:tab/><text:tab/><text:tab/>-<text:span text:style-name="T403">Jose</text:span></text:p>
      <text:p text:style-name="P307"><text:tab/><text:tab/><text:tab/><text:tab/><text:span text:style-name="T298">A family man who traveled to Seattle from the south. He and his family were captured by The Rippers. </text:span></text:p>
      <text:p text:style-name="P307"><text:span text:style-name="T298"/></text:p>
      <text:p text:style-name="P309"><text:tab/><text:tab/><text:tab/>-Marcel</text:p>
      <text:p text:style-name="P309"><text:tab/><text:tab/><text:tab/><text:tab/><text:span text:style-name="T298">The son of Jose. </text:span></text:p>
      <text:p text:style-name="P309"><text:span text:style-name="T298"/></text:p>
      <text:p text:style-name="P309"><text:tab/><text:tab/><text:tab/>-Jackie</text:p>
      <text:p text:style-name="P309"><text:tab/><text:tab/><text:tab/><text:tab/><text:span text:style-name="T298">The wife of Jose. </text:span></text:p>
      <text:p text:style-name="P309"><text:span text:style-name="T298"/></text:p>
      <text:p text:style-name="P309"><text:tab/><text:tab/><text:tab/>-Blaine</text:p>
      <text:p text:style-name="P309"><text:tab/><text:tab/><text:tab/><text:tab/><text:span text:style-name="T298">The son of Jose. </text:span></text:p>
      <text:p text:style-name="P309"><text:span text:style-name="T298"/></text:p>
      <text:p text:style-name="P309"><text:tab/><text:tab/><text:tab/>-Kylie</text:p>
      <text:p text:style-name="P309"><text:tab/><text:tab/><text:tab/><text:tab/><text:span text:style-name="T298">The daughter of Jose. </text:span></text:p>
      <text:p text:style-name="P309"><text:span text:style-name="T298"/></text:p>
      <text:p text:style-name="P309"><text:span text:style-name="T298"/></text:p>
      <text:p text:style-name="P309"><text:span text:style-name="T298"/></text:p>
      <text:p text:style-name="P309"><text:span text:style-name="T298"/></text:p>
      <text:p text:style-name="P306"><text:soft-page-break/><text:tab/><text:tab/><text:tab/>-Assendra, the Maiden of Hope***</text:p>
      <text:p text:style-name="P306"><text:tab/><text:tab/><text:tab/><text:tab/><text:span text:style-name="T298">A witch who had hidden from the rest of the world, and from Vivian during the Reckoning. She is battling the vampyrs in Seattle with Jaina. </text:span></text:p>
      <text:p text:style-name="P306"><text:span text:style-name="T298"><text:tab/><text:tab/><text:tab/><text:tab/>-</text:span><text:span text:style-name="T300">White</text:span></text:p>
      <text:p text:style-name="P306"><text:span text:style-name="T298"><text:tab/><text:tab/><text:tab/><text:tab/><text:tab/>-Level 20 Ability: </text:span><text:span text:style-name="T300">Renewal</text:span></text:p>
      <text:p text:style-name="P318"><text:tab/><text:tab/><text:tab/><text:tab/><text:tab/>-Level 30 Ability: Hymn of Hope</text:p>
      <text:p text:style-name="P318"><text:tab/><text:tab/><text:tab/><text:tab/>-Required Weapon: Wand</text:p>
      <text:p text:style-name="P318"/>
      <text:p text:style-name="P309"><text:tab/><text:tab/><text:tab/>-Jaina, the Maiden of Chasity</text:p>
      <text:p text:style-name="P309"><text:tab/><text:tab/><text:tab/><text:tab/><text:span text:style-name="T300">A witch who had hidden f</text:span><text:span text:style-name="T299">r</text:span><text:span text:style-name="T300">om the rest of the world, and from Vivian during the Reckoning. She is battling the vampyrs in Seattle with Assendra. </text:span></text:p>
      <text:p text:style-name="P309"><text:span text:style-name="T300"/></text:p>
      <text:p text:style-name="P309"><text:tab/><text:tab/><text:tab/>-Lexi Stromstead, the Maiden of Fortitude***</text:p>
      <text:p text:style-name="P309"><text:tab/><text:tab/><text:tab/><text:tab/> <text:span text:style-name="T300">A witch who had hidden form the rest of the world, and from Vivian during the Reckoning. She is fighting the orges within Seattle. </text:span></text:p>
      <text:p text:style-name="P318"><text:tab/><text:tab/><text:tab/><text:tab/>-White</text:p>
      <text:p text:style-name="P318"><text:tab/><text:tab/><text:tab/><text:tab/><text:tab/>-Level 20 Ability: Fortify</text:p>
      <text:p text:style-name="P318"><text:tab/><text:tab/><text:tab/><text:tab/><text:tab/>-Level 30 Ability: Hymn of Fortitude</text:p>
      <text:p text:style-name="P309"><text:span text:style-name="T300"><text:tab/><text:tab/><text:tab/><text:tab/>-</text:span><text:span text:style-name="T299">Required Weapon: Wand</text:span></text:p>
      <text:p text:style-name="P309"><text:span text:style-name="T299"/></text:p>
      <text:p text:style-name="P306"><text:tab/><text:tab/><text:tab/>-Kyrie Campbell, the Maiden of Faith</text:p>
      <text:p text:style-name="P306"><text:tab/><text:tab/><text:tab/><text:tab/><text:span text:style-name="T266">-</text:span><text:span text:style-name="T343">Voiced by: Kyrie Campbell</text:span></text:p>
      <text:p text:style-name="P306"><text:span text:style-name="T343"><text:tab/><text:tab/><text:tab/><text:tab/></text:span><text:span text:style-name="T300">A witch who had hidden f</text:span><text:span text:style-name="T299">r</text:span><text:span text:style-name="T300">om the rest of the world, and from Vivian during the Reckoning. She was locked away by Vivian and guarded by Kilimanjaro.</text:span></text:p>
      <text:p text:style-name="P306"><text:span text:style-name="T300"/></text:p>
      <text:p text:style-name="P307"><text:tab/><text:tab/><text:tab/>-<text:span text:style-name="T402">Detective Sarah Smith, the Maiden of Justice***</text:span></text:p>
      <text:p text:style-name="P309"><text:span text:style-name="T300"><text:tab/><text:tab/><text:tab/><text:tab/>A witch who had hidden fr</text:span><text:span text:style-name="T299">o</text:span><text:span text:style-name="T300">m the rest of the world, and from Vivian during the Reckoning. She fights the various bandit tribes around Seattle, and was also a former partner of the PC and James Le’Vey.</text:span></text:p>
      <text:p text:style-name="P318"><text:tab/><text:tab/><text:tab/><text:tab/>-White</text:p>
      <text:p text:style-name="P318"><text:tab/><text:tab/><text:tab/><text:tab/><text:tab/>-Level 20 Ability: Chains of Light</text:p>
      <text:p text:style-name="P318"><text:tab/><text:tab/><text:tab/><text:tab/><text:tab/>-Level 30 Ability: Hymn of Justice</text:p>
      <text:p text:style-name="P309"><text:span text:style-name="T300"><text:tab/><text:tab/><text:tab/><text:tab/>-Required Weapon: </text:span><text:span text:style-name="T299">Small Arms </text:span><text:span text:style-name="T300">Pistol, </text:span><text:span text:style-name="T299">Long Arms Shotgun</text:span></text:p>
      <text:p text:style-name="P309"><text:span text:style-name="T299"/></text:p>
      <text:p text:style-name="P307"><text:tab/><text:tab/><text:tab/>-<text:span text:style-name="T402">Amari, the Maiden of Temperance</text:span></text:p>
      <text:p text:style-name="P307"><text:tab/><text:tab/><text:tab/><text:tab/><text:span text:style-name="T299">A witch who had hidden from the rest of the world, and from Vivian during the Reckoning. She is attempting to find the Maiden of Faith. </text:span></text:p>
      <text:p text:style-name="P307"><text:span text:style-name="T299"/></text:p>
      <text:p text:style-name="P307"><text:tab/><text:tab/><text:tab/>-<text:span text:style-name="T402">Mel’Kelsi, the Maiden of Charity</text:span></text:p>
      <text:p text:style-name="P307"><text:tab/><text:tab/><text:tab/><text:tab/><text:span text:style-name="T299">A witch who had hidden from the rest of the world, and from Vivian during the Reckoning. She is researching the Great Trees. </text:span></text:p>
      <text:p text:style-name="P307"><text:span text:style-name="T299"/></text:p>
      <text:p text:style-name="P307"><text:span text:style-name="T299"/></text:p>
      <text:p text:style-name="P307"><text:span text:style-name="T299"/></text:p>
      <text:p text:style-name="P307"><text:soft-page-break/><text:tab/><text:tab/><text:tab/>-<text:span text:style-name="T404">Leonard the Leper***</text:span></text:p>
      <text:p text:style-name="P307"><text:tab/><text:tab/><text:tab/><text:tab/><text:span text:style-name="T299">A leprechaun that was kicked out of the Irish Kings. He is held prisoner by the vampyrs in the college, as a jester. </text:span></text:p>
      <text:p text:style-name="P319"><text:tab/><text:tab/><text:tab/><text:tab/>-Leprechaun</text:p>
      <text:p text:style-name="P319"><text:tab/><text:tab/><text:tab/><text:tab/><text:tab/>-Level 20 Ability: Heckle</text:p>
      <text:p text:style-name="P319"><text:tab/><text:tab/><text:tab/><text:tab/><text:tab/>-Level 30 Ability: Cursed to Gold</text:p>
      <text:p text:style-name="P319"><text:tab/><text:tab/><text:tab/><text:tab/>-Preferred Weapon: Swords, Daggers</text:p>
      <text:p text:style-name="P319"/>
      <text:p text:style-name="P307"><text:tab/><text:tab/><text:tab/>-<text:span text:style-name="T375">Leogard the Traveling Trader</text:span></text:p>
      <text:p text:style-name="P307"><text:tab/><text:tab/><text:tab/><text:tab/><text:span text:style-name="T299">The cousin of Leonard, a</text:span><text:span text:style-name="T301">n</text:span><text:span text:style-name="T299"> Irish Kings Trader who was stuck in the rubble of the Continental Tunnel. The PC rescued him, allowing him to trader his goods with them. </text:span></text:p>
      <text:p text:style-name="P307"><text:span text:style-name="T299"/></text:p>
      <text:p text:style-name="P307"><text:tab/><text:tab/><text:tab/>-<text:span text:style-name="T405">McGullen***</text:span></text:p>
      <text:p text:style-name="P307"><text:tab/><text:tab/><text:tab/><text:tab/><text:span text:style-name="T299">A crazy</text:span><text:span text:style-name="T302">, yet master,</text:span><text:span text:style-name="T299"> survival expert who crafts and sells bows, arrows and other archaic weapons. He will follow the PC if they help him slay the “Great Demons”, a troll family that killed his family and friends. </text:span></text:p>
      <text:p text:style-name="P319"><text:tab/><text:tab/><text:tab/><text:tab/>-Assassin</text:p>
      <text:p text:style-name="P319"><text:tab/><text:tab/><text:tab/><text:tab/><text:tab/>-Level 20 Ability: Cheat Death</text:p>
      <text:p text:style-name="P319"><text:tab/><text:tab/><text:tab/><text:tab/><text:tab/>-Level 30 Ability: Revive-o-matic</text:p>
      <text:p text:style-name="P319"><text:tab/><text:tab/><text:tab/><text:tab/>-Preferred Weapon: <text:span text:style-name="T406">ANY NON-FIREARM</text:span></text:p>
      <text:p text:style-name="P319"/>
      <text:p text:style-name="P307"><text:tab/><text:tab/><text:tab/>-<text:span text:style-name="T407">Molten Drake Egg***</text:span></text:p>
      <text:p text:style-name="P307"><text:tab/><text:tab/><text:tab/><text:tab/><text:span text:style-name="T303">A small wyrm that the PC stole from </text:span><text:span text:style-name="T301">a b</text:span><text:span text:style-name="T303">roodmother. Raised as their own, they are fiercely loyal to their master when well fed and taken care of. But beware if mistreated or left hungry! </text:span></text:p>
      <text:p text:style-name="P320"><text:tab/><text:tab/><text:tab/><text:tab/>-Drake</text:p>
      <text:p text:style-name="P320"><text:tab/><text:tab/><text:tab/><text:tab/><text:tab/>-Level 20 Ability: Flamequake</text:p>
      <text:p text:style-name="P320"><text:tab/><text:tab/><text:tab/><text:tab/><text:tab/>-Level 30 Ability: Aerial Dominion</text:p>
      <text:p text:style-name="P320"><text:tab/><text:tab/><text:tab/><text:tab/>-Preferred Weapon: N<text:span text:style-name="T408">ONE</text:span></text:p>
      <text:p text:style-name="P320"/>
      <text:p text:style-name="P307"><text:tab/><text:tab/><text:tab/>-<text:span text:style-name="T407">Glacial Drake Egg***</text:span></text:p>
      <text:p text:style-name="P307"><text:tab/><text:tab/><text:tab/><text:tab/><text:span text:style-name="T301">A small wyrm that the PC stole from a broodmother. Raised as their own, they are fiercely loyal to their master when well fed and taken care of. But beware if mistreated or left hungry!</text:span></text:p>
      <text:p text:style-name="P321"><text:tab/><text:tab/><text:tab/><text:tab/>-Drake</text:p>
      <text:p text:style-name="P321"><text:tab/><text:tab/><text:tab/><text:tab/><text:tab/>-Level 20 Ability: Blizzard</text:p>
      <text:p text:style-name="P321"><text:tab/><text:tab/><text:tab/><text:tab/><text:tab/>-Level 30 Ability: Misty Presence</text:p>
      <text:p text:style-name="P321"><text:tab/><text:tab/><text:tab/><text:tab/>-Preferred Weapon: NONE </text:p>
      <text:p text:style-name="P321"/>
      <text:p text:style-name="P321"/>
      <text:p text:style-name="P321"/>
      <text:p text:style-name="P321"/>
      <text:p text:style-name="P321"/>
      <text:p text:style-name="P321"/>
      <text:p text:style-name="P321"/>
      <text:p text:style-name="P307"><text:soft-page-break/><text:tab/><text:tab/><text:tab/>-<text:span text:style-name="T405">Elaina***</text:span></text:p>
      <text:p text:style-name="P307"><text:tab/><text:tab/><text:tab/><text:tab/><text:span text:style-name="T303">A kind witch who ran a simple bontanical garden in Seattle. She hid in the vegetation of Seattle, and offer her help to the PC if they help her fortify her garden and deal with the vampyrs that attempt to steal the Bloodroot. </text:span></text:p>
      <text:p text:style-name="P320"><text:tab/><text:tab/><text:tab/><text:tab/>-Plant</text:p>
      <text:p text:style-name="P320"><text:tab/><text:tab/><text:tab/><text:tab/><text:tab/>-Level 20 Ability: Mending Magik</text:p>
      <text:p text:style-name="P320"><text:tab/><text:tab/><text:tab/><text:tab/><text:tab/>-Level 30 Ability: Ironbark</text:p>
      <text:p text:style-name="P320"><text:tab/><text:tab/><text:tab/><text:tab/>-Required Weapon: Wand</text:p>
      <text:p text:style-name="P320"/>
      <text:p text:style-name="P307"><text:tab/><text:tab/><text:tab/>-<text:span text:style-name="T405">Candence***</text:span></text:p>
      <text:p text:style-name="P307"><text:tab/><text:tab/><text:tab/><text:tab/><text:span text:style-name="T303">A patient witch who has hidden among the orges as a shaman. She wants to help the PC deal with the orges tribes. </text:span></text:p>
      <text:p text:style-name="P320"><text:tab/><text:tab/><text:tab/><text:tab/>-Lunar</text:p>
      <text:p text:style-name="P320"><text:tab/><text:tab/><text:tab/><text:tab/><text:tab/>-Level 20 Ability: Invisibility</text:p>
      <text:p text:style-name="P320"><text:tab/><text:tab/><text:tab/><text:tab/><text:tab/>-Level 30 Ability: Reverse Gravity</text:p>
      <text:p text:style-name="P320"><text:tab/><text:tab/><text:tab/><text:tab/>-Required Weapon: Wand</text:p>
      <text:p text:style-name="P320"/>
      <text:p text:style-name="P307"><text:tab/><text:tab/><text:tab/>-<text:span text:style-name="T405">Alisha***</text:span></text:p>
      <text:p text:style-name="P307"><text:tab/><text:tab/><text:tab/><text:tab/><text:span text:style-name="T303">A witch who has the ability to see prophecies, </text:span><text:span text:style-name="T304">she was imprisoned in the northern Great Tree. </text:span></text:p>
      <text:p text:style-name="P322"><text:tab/><text:tab/><text:tab/><text:tab/>-Spirit</text:p>
      <text:p text:style-name="P322"><text:tab/><text:tab/><text:tab/><text:tab/><text:tab/>-Level 20 Ability: Precognition</text:p>
      <text:p text:style-name="P322"><text:tab/><text:tab/><text:tab/><text:tab/><text:tab/>-Level 30 Ability: Time Stop</text:p>
      <text:p text:style-name="P322"><text:tab/><text:tab/><text:tab/><text:tab/>-Required Weapon: Wand</text:p>
      <text:p text:style-name="P322"/>
      <text:p text:style-name="P307"><text:tab/><text:tab/><text:tab/>-<text:span text:style-name="T405">Mekara***</text:span></text:p>
      <text:p text:style-name="P307"><text:tab/><text:tab/><text:tab/><text:tab/><text:span text:style-name="T304">Once a renown summoner witch, she was chained inside the southern Great Tree.</text:span></text:p>
      <text:p text:style-name="P322"><text:tab/><text:tab/><text:tab/><text:tab/>-Summoner</text:p>
      <text:p text:style-name="P322"><text:tab/><text:tab/><text:tab/><text:tab/><text:tab/>-Level 20 Ability: Double Down</text:p>
      <text:p text:style-name="P322"><text:tab/><text:tab/><text:tab/><text:tab/><text:tab/>-Level 30 Ability: Gate-Way</text:p>
      <text:p text:style-name="P322"><text:tab/><text:tab/><text:tab/><text:tab/>-Required Weapon: Wand </text:p>
      <text:p text:style-name="P322"/>
      <text:p text:style-name="P307"><text:tab/><text:tab/><text:tab/>-<text:span text:style-name="T405">Anara***</text:span></text:p>
      <text:p text:style-name="P307"><text:tab/><text:tab/><text:tab/><text:tab/><text:span text:style-name="T304">A feisty witch who attacked Vivian and was imprisoned in the western Great Tree as a penance. </text:span></text:p>
      <text:p text:style-name="P322"><text:tab/><text:tab/><text:tab/><text:tab/>-Elemental (Fire)</text:p>
      <text:p text:style-name="P322"><text:tab/><text:tab/><text:tab/><text:tab/><text:tab/>-Level 20 Ability: Inferno</text:p>
      <text:p text:style-name="P322"><text:tab/><text:tab/><text:tab/><text:tab/><text:tab/>-Level 30 Ability: Spontaneous Combustion</text:p>
      <text:p text:style-name="P322"><text:tab/><text:tab/><text:tab/><text:tab/>-Required Weapon: Wand</text:p>
      <text:p text:style-name="P322"/>
      <text:p text:style-name="P322"/>
      <text:p text:style-name="P322"/>
      <text:p text:style-name="P322"/>
      <text:p text:style-name="P322"/>
      <text:p text:style-name="P307"><text:soft-page-break/><text:tab/><text:tab/><text:tab/>-<text:span text:style-name="T409">Charlene***</text:span></text:p>
      <text:p text:style-name="P307"><text:tab/><text:tab/><text:tab/><text:tab/><text:span text:style-name="T304">A witch who protected Seattle’s water before the Reckoning, and was imprisoned by the Twins of the Elements, used as a focus for the massive tidal elemental. </text:span></text:p>
      <text:p text:style-name="P322"><text:tab/><text:tab/><text:tab/><text:tab/>-Elemental (Water)</text:p>
      <text:p text:style-name="P322"><text:tab/><text:tab/><text:tab/><text:tab/><text:tab/>-Level 20 Ability: Vortex</text:p>
      <text:p text:style-name="P322"><text:tab/><text:tab/><text:tab/><text:tab/><text:tab/>-Level 30 Ability: Suffocating Orb</text:p>
      <text:p text:style-name="P322"><text:tab/><text:tab/><text:tab/><text:tab/>-Required Weapon: Wand</text:p>
      <text:p text:style-name="P322"/>
      <text:p text:style-name="P307"><text:tab/><text:tab/><text:tab/>-<text:span text:style-name="T409">Cai’Ambi***</text:span></text:p>
      <text:p text:style-name="P307"><text:tab/><text:tab/><text:tab/><text:tab/><text:span text:style-name="T304">A stoic witch who stood against Vivian without fighting her. She was imprisoned in the ground near the Continental Tunnel and used as a focus for the massive earth elemental guarding the collapsed structure. </text:span></text:p>
      <text:p text:style-name="P322"><text:tab/><text:tab/><text:tab/><text:tab/>-Elemental (Earth)</text:p>
      <text:p text:style-name="P322"><text:tab/><text:tab/><text:tab/><text:tab/><text:tab/>-Level 20 Ability: Quake</text:p>
      <text:p text:style-name="P322"><text:tab/><text:tab/><text:tab/><text:tab/><text:tab/>-Level 30 Ability: Quicksand</text:p>
      <text:p text:style-name="P322"><text:tab/><text:tab/><text:tab/><text:tab/>-Required Weapon: Wand</text:p>
      <text:p text:style-name="P322"/>
      <text:p text:style-name="P307"><text:tab/><text:tab/><text:tab/>-<text:span text:style-name="T409">Rose’A’Lynn***</text:span></text:p>
      <text:p text:style-name="P307"><text:tab/><text:tab/><text:tab/><text:tab/><text:span text:style-name="T304">A energetic witch that attempted to rally others against Vivian. She was imprisoned in the eastern Great Tree as a result. </text:span></text:p>
      <text:p text:style-name="P322"><text:tab/><text:tab/><text:tab/><text:tab/>-Elemental (Air)</text:p>
      <text:p text:style-name="P322"><text:tab/><text:tab/><text:tab/><text:tab/><text:tab/>-Level 20 Ability: Lightning Strike</text:p>
      <text:p text:style-name="P322"><text:tab/><text:tab/><text:tab/><text:tab/><text:tab/>-Level 30 Ability: Lightning Storm</text:p>
      <text:p text:style-name="P322"><text:tab/><text:tab/><text:tab/><text:tab/>-Required Weapon: Wand</text:p>
      <text:p text:style-name="P322"/>
      <text:p text:style-name="P307"><text:tab/><text:tab/><text:tab/>-<text:span text:style-name="T410">L.O.K.I.***</text:span></text:p>
      <text:p text:style-name="P307"><text:tab/><text:tab/><text:tab/><text:tab/><text:span text:style-name="T329">A genetically engineered labrador who was trapped in the lab he was created in. </text:span></text:p>
      <text:p text:style-name="P328"><text:tab/><text:tab/><text:tab/><text:tab/>-Canine</text:p>
      <text:p text:style-name="P328"><text:tab/><text:tab/><text:tab/><text:tab/><text:tab/>-Level 20 Ability: Sturdy</text:p>
      <text:p text:style-name="P328"><text:tab/><text:tab/><text:tab/><text:tab/><text:tab/>-Level 30 Ability: Mobile Recovery</text:p>
      <text:p text:style-name="P328"><text:tab/><text:tab/><text:tab/><text:tab/>-Required Weapon: NONE</text:p>
      <text:p text:style-name="P328"/>
      <text:p text:style-name="P307"><text:tab/><text:tab/><text:tab/>-<text:span text:style-name="T410">Cassie***</text:span></text:p>
      <text:p text:style-name="P307"><text:tab/><text:tab/><text:tab/><text:tab/><text:span text:style-name="T305">A magikal</text:span><text:span text:style-name="T306">ly imbued</text:span><text:span text:style-name="T305"> dog that had been friends with Kara in the 1800’s. She was locked in stasis by Kara in the Andes mountains but found by archaeologists in the 1990’s and brought to Seattle’s museum. </text:span></text:p>
      <text:p text:style-name="P323"><text:tab/><text:tab/><text:tab/><text:tab/>-Canine</text:p>
      <text:p text:style-name="P307"><text:span text:style-name="T305"><text:tab/><text:tab/><text:tab/><text:tab/><text:tab/>-</text:span><text:span text:style-name="T307">Level 20 Ability: Sonic Bark</text:span></text:p>
      <text:p text:style-name="P324"><text:tab/><text:tab/><text:tab/><text:tab/><text:tab/>-Level 30 Ability: Disruptive Bark</text:p>
      <text:p text:style-name="P324"><text:tab/><text:tab/><text:tab/><text:tab/>-Required Weapon: NONE</text:p>
      <text:p text:style-name="P324"/>
      <text:p text:style-name="P324"/>
      <text:p text:style-name="P324"/>
      <text:p text:style-name="P324"/>
      <text:p text:style-name="P307"><text:soft-page-break/><text:tab/><text:tab/><text:tab/>-<text:span text:style-name="T410">B.H.G.R.A.***</text:span></text:p>
      <text:p text:style-name="P307"><text:tab/><text:tab/><text:tab/><text:tab/><text:span text:style-name="T329">A rogue military experiment that was trapped in Seattle during the Reckoning, she is a </text:span><text:span text:style-name="T330">more </text:span><text:span text:style-name="T329">weaponized version of the L.O.K.I.</text:span></text:p>
      <text:p text:style-name="P307"><text:span text:style-name="T329"><text:tab/><text:tab/><text:tab/><text:tab/>-</text:span><text:span text:style-name="T331">Canine</text:span></text:p>
      <text:p text:style-name="P329"><text:tab/><text:tab/><text:tab/><text:tab/><text:tab/>-Level 20 Ability: Evasive Dodging</text:p>
      <text:p text:style-name="P329"><text:tab/><text:tab/><text:tab/><text:tab/><text:tab/>-Level 30 Ability: Adaptive Camouflage</text:p>
      <text:p text:style-name="P329"><text:tab/><text:tab/><text:tab/><text:tab/>-Required Weapon; NONE</text:p>
      <text:p text:style-name="P329"/>
      <text:p text:style-name="P307"><text:tab/><text:tab/><text:tab/>-<text:span text:style-name="T410">E.M.I.L.I.***</text:span></text:p>
      <text:p text:style-name="P307"><text:tab/><text:tab/><text:tab/><text:tab/><text:span text:style-name="T306">A puppy that had been touched by Fae energy at the beginning of the Reckoning, she has now grown to be a massive beast. </text:span></text:p>
      <text:p text:style-name="P325"><text:tab/><text:tab/><text:tab/><text:tab/>-Canine</text:p>
      <text:p text:style-name="P325"><text:tab/><text:tab/><text:tab/><text:tab/><text:tab/>-Level 20 Ability: Iron Fur</text:p>
      <text:p text:style-name="P307"><text:span text:style-name="T306"><text:tab/><text:tab/><text:tab/><text:tab/><text:tab/>-Level 30 Ability: </text:span><text:span text:style-name="T308">Unmovable</text:span></text:p>
      <text:p text:style-name="P307"><text:span text:style-name="T308"><text:tab/><text:tab/><text:tab/><text:tab/>-Required Weapon: NONE</text:span><text:span text:style-name="T306"> </text:span></text:p>
      <text:p text:style-name="P307"><text:span text:style-name="T306"/></text:p>
      <text:p text:style-name="P307"><text:tab/><text:tab/><text:tab/>-<text:span text:style-name="T404">Arteahis, the Guardian of the Bloodlines</text:span></text:p>
      <text:p text:style-name="P307"><text:tab/><text:tab/><text:tab/><text:tab/><text:span text:style-name="T304">A </text:span><text:span text:style-name="T309">mysterious man that appears throughout the city of Seattle, protecting both James, Mikal and the PC. He is actually an angel that is acting on the orders of Raphael and Gabriel. </text:span></text:p>
      <text:p text:style-name="P307"><text:span text:style-name="T309"/></text:p>
      <text:p text:style-name="P307"><text:tab/><text:tab/><text:tab/>-<text:span text:style-name="T411">Tirr’gan Somn</text:span></text:p>
      <text:p text:style-name="P307"><text:tab/><text:tab/><text:tab/><text:tab/><text:span text:style-name="T309">A mysterious specter that Vivian is communicating with. </text:span></text:p>
      <text:p text:style-name="P307"><text:span text:style-name="T309"/></text:p>
      <text:p text:style-name="P298"><text:tab/>-<text:span text:style-name="T354">ENEMIES</text:span></text:p>
      <text:p text:style-name="P298"><text:tab/><text:tab/>-<text:span text:style-name="T368">BANDITS</text:span></text:p>
      <text:p text:style-name="P298"><text:tab/><text:tab/><text:tab/>-<text:span text:style-name="T412">Salted Iron Gang</text:span></text:p>
      <text:p text:style-name="P298"><text:tab/><text:tab/><text:tab/><text:tab/>-<text:span text:style-name="T376">Kyle Harran***</text:span></text:p>
      <text:p text:style-name="P298"><text:tab/><text:tab/><text:tab/><text:tab/><text:span text:style-name="T255">A former C.I.A. officer who has taken over a section of Seattle. He is at war with the orges and both the Rippers and Grim Skull Bandits. He has a tenuous peace with the other two bandit groups and skirmishes with the Rangers. </text:span></text:p>
      <text:p text:style-name="P253"><text:tab/><text:tab/><text:tab/><text:tab/>-Assassin</text:p>
      <text:p text:style-name="P253"><text:tab/><text:tab/><text:tab/><text:tab/><text:tab/>-Level 20 Ability: Vaulting Slice</text:p>
      <text:p text:style-name="P253"><text:tab/><text:tab/><text:tab/><text:tab/><text:tab/>-Level 30 Ability: Camouflage</text:p>
      <text:p text:style-name="P253"><text:tab/><text:tab/><text:tab/><text:tab/>-Favored Weapon: 1-H Sword</text:p>
      <text:p text:style-name="P253"/>
      <text:p text:style-name="P253"/>
      <text:p text:style-name="P253"/>
      <text:p text:style-name="P253"/>
      <text:p text:style-name="P253"/>
      <text:p text:style-name="P253"/>
      <text:p text:style-name="P253"/>
      <text:p text:style-name="P298"><text:soft-page-break/><text:tab/><text:tab/><text:tab/><text:tab/>-<text:span text:style-name="T408">Lucella***</text:span></text:p>
      <text:p text:style-name="P298"><text:tab/><text:tab/><text:tab/><text:tab/><text:span text:style-name="T255">The no-nosense right-hand woman of Kyle, she is a former FBI agent who was partnered with Harran in Seattle when the Reckoning fell. They recruited the gang they were investigating and have survived in the ruined city. </text:span></text:p>
      <text:p text:style-name="P253"><text:tab/><text:tab/><text:tab/><text:tab/>-Technician</text:p>
      <text:p text:style-name="P253"><text:tab/><text:tab/><text:tab/><text:tab/><text:tab/>-Level 20 Ability: Steady Aim</text:p>
      <text:p text:style-name="P253"><text:tab/><text:tab/><text:tab/><text:tab/><text:tab/>-Level 30 Ability: Precision</text:p>
      <text:p text:style-name="P253"><text:tab/><text:tab/><text:tab/><text:tab/>-Favored Weapon: Long-Arm Rifle</text:p>
      <text:p text:style-name="P253"/>
      <text:p text:style-name="P298"><text:tab/><text:tab/><text:tab/>-<text:span text:style-name="T412">Grim Skull Bandits</text:span></text:p>
      <text:p text:style-name="P298"><text:tab/><text:tab/><text:tab/><text:tab/>-<text:span text:style-name="T376">Dragur***</text:span></text:p>
      <text:p text:style-name="P298"><text:tab/><text:tab/><text:tab/><text:tab/><text:span text:style-name="T255">Not much is known of this crazy mans’ past, but now he leads the only bandit group that employs Fae in their ranks. </text:span><text:span text:style-name="T256">He developed the electrified collars that the members use to “order” the creatures to do their work. He has a plethora of creatures at his call but his favorite is his pet werewolf, Jack. His crew is hostile to all. </text:span></text:p>
      <text:p text:style-name="P254"><text:tab/><text:tab/><text:tab/><text:tab/>-Bruiser</text:p>
      <text:p text:style-name="P254"><text:tab/><text:tab/><text:tab/><text:tab/><text:tab/>-Level 20 Ability: Wolf Rage</text:p>
      <text:p text:style-name="P254"><text:tab/><text:tab/><text:tab/><text:tab/><text:tab/>-Level 30 Ability: Wolf Pack</text:p>
      <text:p text:style-name="P254"><text:tab/><text:tab/><text:tab/><text:tab/>-Favored Weapon: Pistol</text:p>
      <text:p text:style-name="P254"/>
      <text:p text:style-name="P298"><text:tab/><text:tab/><text:tab/><text:tab/>-<text:span text:style-name="T355">Demolisher***</text:span></text:p>
      <text:p text:style-name="P298"><text:tab/><text:tab/><text:tab/><text:tab/><text:span text:style-name="T256">The man that would become the Demolisher was a convicted felon that escaped during the Reckoning. He saved Dragur from a troll several years later, and the bandit leader created a set of armor from the remains of the creature for his new right hand man. The silent warrior now guards his boss and brutally deals with those that displease him. </text:span></text:p>
      <text:p text:style-name="P254"><text:tab/><text:tab/><text:tab/><text:tab/>-Bruiser</text:p>
      <text:p text:style-name="P254"><text:tab/><text:tab/><text:tab/><text:tab/><text:tab/>-Level 20 Ability: Colossal Smash</text:p>
      <text:p text:style-name="P254"><text:tab/><text:tab/><text:tab/><text:tab/><text:tab/>-Level 30 Ability: Troll Strength</text:p>
      <text:p text:style-name="P254"><text:tab/><text:tab/><text:tab/><text:tab/>-Favored Weapon: 2-H Hammers</text:p>
      <text:p text:style-name="P254"/>
      <text:p text:style-name="P254"/>
      <text:p text:style-name="P254"/>
      <text:p text:style-name="P254"/>
      <text:p text:style-name="P254"/>
      <text:p text:style-name="P254"/>
      <text:p text:style-name="P254"/>
      <text:p text:style-name="P254"/>
      <text:p text:style-name="P254"/>
      <text:p text:style-name="P254"/>
      <text:p text:style-name="P298"><text:soft-page-break/><text:tab/><text:tab/><text:tab/>-<text:span text:style-name="T412">The Outriders</text:span></text:p>
      <text:p text:style-name="P298"><text:tab/><text:tab/><text:tab/><text:tab/>-<text:span text:style-name="T376">Daniel “The Boss” Bones***</text:span></text:p>
      <text:p text:style-name="P298"><text:tab/><text:tab/><text:tab/><text:tab/><text:span text:style-name="T256">A mob hit man, he quickly found his place in the gritty fight for survival that followed the collapse of the city. Amassed a group of like-minded followers, he killed his bosses and used their weapons to entrench himself. He has a trade agreement with the Salted Iron Bandits and the Harbor Pirates, </text:span><text:span text:style-name="T257">but skirmishes with the Rangers </text:span><text:span text:style-name="T260">and kills everyone else on sight.</text:span></text:p>
      <text:p text:style-name="P254"><text:tab/><text:tab/><text:tab/><text:tab/>-Assassin</text:p>
      <text:p text:style-name="P254"><text:tab/><text:tab/><text:tab/><text:tab/><text:tab/>-Level 20 Ability: Impossible Speed</text:p>
      <text:p text:style-name="P298"><text:span text:style-name="T256"><text:tab/><text:tab/><text:tab/><text:tab/><text:tab/>-Level 30 Ability: </text:span><text:span text:style-name="T258">Dash</text:span></text:p>
      <text:p text:style-name="P255"><text:tab/><text:tab/><text:tab/><text:tab/>-Required Weapon: Pistol</text:p>
      <text:p text:style-name="P255"/>
      <text:p text:style-name="P298"><text:tab/><text:tab/><text:tab/><text:tab/>-<text:span text:style-name="T355">Captain Renaldo***</text:span></text:p>
      <text:p text:style-name="P298"><text:tab/><text:tab/><text:tab/><text:tab/><text:span text:style-name="T256">A former Cartel under-boss, Renaldo fell under Daniel’s employ when the latter killed his boss during the Reckoning and gave everyone a choice, work for him or face what was outside. It was an easy choice for him. </text:span></text:p>
      <text:p text:style-name="P298"><text:span text:style-name="T256"><text:tab/><text:tab/><text:tab/><text:tab/>-</text:span><text:span text:style-name="T258">Bruiser</text:span></text:p>
      <text:p text:style-name="P255"><text:tab/><text:tab/><text:tab/><text:tab/><text:tab/>-Level 20 Ability: Latin Fortitude</text:p>
      <text:p text:style-name="P255"><text:tab/><text:tab/><text:tab/><text:tab/><text:tab/>-Level 30 Ability: Iron Will</text:p>
      <text:p text:style-name="P255"><text:tab/><text:tab/><text:tab/><text:tab/>-Favored Weapon: 1-H Swords</text:p>
      <text:p text:style-name="P255"/>
      <text:p text:style-name="P298"><text:tab/><text:tab/><text:tab/>-<text:span text:style-name="T413">The Rippers</text:span></text:p>
      <text:p text:style-name="P298"><text:tab/><text:tab/><text:tab/><text:tab/>-<text:span text:style-name="T376">Michelle Two-Blade***</text:span></text:p>
      <text:p text:style-name="P298"><text:tab/><text:tab/><text:tab/><text:tab/><text:span text:style-name="T258">If the definition of insanity had a picture, it would be Michelle. Even less is known of her past than Dragur’s and many rumors and stories abound of how she gained her blades in place of her hands. What is known is she carved her way to the top of a crew using blood and fear. Her tribe attacks all who wander into their midst. </text:span></text:p>
      <text:p text:style-name="P255"><text:tab/><text:tab/><text:tab/><text:tab/>-Bruiser</text:p>
      <text:p text:style-name="P255"><text:tab/><text:tab/><text:tab/><text:tab/><text:tab/>-Level 20 Ability: Bloodlust</text:p>
      <text:p text:style-name="P255"><text:tab/><text:tab/><text:tab/><text:tab/><text:tab/>-Level 30 Ability: Frenzied Speed</text:p>
      <text:p text:style-name="P255"><text:tab/><text:tab/><text:tab/><text:tab/>-Required Weapon: NONE</text:p>
      <text:p text:style-name="P255"/>
      <text:p text:style-name="P255"/>
      <text:p text:style-name="P255"/>
      <text:p text:style-name="P255"/>
      <text:p text:style-name="P255"/>
      <text:p text:style-name="P255"/>
      <text:p text:style-name="P255"/>
      <text:p text:style-name="P255"/>
      <text:p text:style-name="P255"/>
      <text:p text:style-name="P298"><text:soft-page-break/><text:tab/><text:tab/><text:tab/><text:tab/>-<text:span text:style-name="T355">Sawed-Off Dennis***</text:span></text:p>
      <text:p text:style-name="P303"><text:tab/><text:tab/><text:tab/><text:span text:style-name="T254"><text:tab/>All that is known of Dennis is that he knew Michelle before she lost her hands and carved her tribe from the ruins of Seattle. He emulated her “sacrifice” by replacing one of his hands with a shotgun. He runs the group as her “right” hand man. </text:span></text:p>
      <text:p text:style-name="P255"><text:tab/><text:tab/><text:tab/><text:tab/>-Assassin</text:p>
      <text:p text:style-name="P255"><text:tab/><text:tab/><text:tab/><text:tab/><text:tab/>-Level 20 Ability: Ace Up The Sleeve</text:p>
      <text:p text:style-name="P255"><text:tab/><text:tab/><text:tab/><text:tab/><text:tab/>-Level 30 Ability: Dragon’s Fire</text:p>
      <text:p text:style-name="P255"><text:tab/><text:tab/><text:tab/><text:tab/>-Favored Weapon: Small-Arm Pistols</text:p>
      <text:p text:style-name="P255"/>
      <text:p text:style-name="P298"><text:tab/><text:tab/><text:tab/>-<text:span text:style-name="T413">Harbor Pirates</text:span></text:p>
      <text:p text:style-name="P298"><text:tab/><text:tab/><text:tab/><text:tab/>-<text:span text:style-name="T442">Captain Naomi***</text:span></text:p>
      <text:p text:style-name="P298"><text:tab/><text:tab/><text:tab/><text:tab/><text:span text:style-name="T258">A cunning Navy captain that was trapped in Seattle’s harbor, she now commands the remains of the </text:span><text:span text:style-name="T262">U.S.S. Sanctification</text:span><text:span text:style-name="T263"> in the middle of the harbor. </text:span><text:span text:style-name="T264">They have a tenuous treaty with the Salted Iron Bandits and the Outlaws, but a</text:span><text:span text:style-name="T265">re</text:span><text:span text:style-name="T264"> </text:span><text:span text:style-name="T265">actively</text:span><text:span text:style-name="T264"> at war with the Rangers and Rippers. </text:span></text:p>
      <text:p text:style-name="P260"><text:tab/><text:tab/><text:tab/><text:tab/>-Technician</text:p>
      <text:p text:style-name="P260"><text:tab/><text:tab/><text:tab/><text:tab/><text:tab/>-Level 20 Ability: Corrupt Programming</text:p>
      <text:p text:style-name="P260"><text:tab/><text:tab/><text:tab/><text:tab/><text:tab/>-Level 30 Ability: Gun Drone</text:p>
      <text:p text:style-name="P260"><text:tab/><text:tab/><text:tab/><text:tab/>-Favored Weapon: Small-Arm Automatics</text:p>
      <text:p text:style-name="P260"/>
      <text:p text:style-name="P298"><text:tab/><text:tab/><text:tab/><text:tab/>-<text:span text:style-name="T442">First Mate Danielle Marie***</text:span></text:p>
      <text:p text:style-name="P298"><text:tab/><text:tab/><text:tab/><text:tab/><text:span text:style-name="T257">The best friend of Naomi since they both enlisted over 10 years ago, all three her brothers were killed by members of the Seattle Police in her mind. One was killed by the PC during a raid, the other killed by a current member of the Rippers </text:span><text:span text:style-name="T259">in the same battle</text:span><text:span text:style-name="T257">. The last brother was killed several years ago during the apocalypse by James in a struggle for medical supplies. </text:span></text:p>
      <text:p text:style-name="P256"><text:tab/><text:tab/><text:tab/><text:tab/>-Technician</text:p>
      <text:p text:style-name="P256"><text:tab/><text:tab/><text:tab/><text:tab/><text:tab/>-Level 20 Ability: Medical Drone</text:p>
      <text:p text:style-name="P256"><text:tab/><text:tab/><text:tab/><text:tab/><text:tab/>-Level 30 Ability: Defibrillator</text:p>
      <text:p text:style-name="P256"><text:tab/><text:tab/><text:tab/><text:tab/>-Favored Weapon: Long-Arm Shotgun </text:p>
      <text:p text:style-name="P256"/>
      <text:p text:style-name="P256"/>
      <text:p text:style-name="P256"/>
      <text:p text:style-name="P256"/>
      <text:p text:style-name="P256"/>
      <text:p text:style-name="P256"/>
      <text:p text:style-name="P256"/>
      <text:p text:style-name="P256"/>
      <text:p text:style-name="P256"/>
      <text:p text:style-name="P256"/>
      <text:p text:style-name="P298"><text:soft-page-break/><text:tab/><text:tab/>-<text:span text:style-name="T368">WITCHES</text:span></text:p>
      <text:p text:style-name="P298"><text:tab/><text:tab/><text:tab/>-<text:span text:style-name="T412">The Queen’s Court</text:span></text:p>
      <text:p text:style-name="P298"><text:tab/><text:tab/><text:tab/><text:tab/>-<text:span text:style-name="T376">Vivian, the Witch Queen, the Mistress of Wrath</text:span></text:p>
      <text:p text:style-name="P298"><text:tab/><text:tab/><text:tab/><text:tab/><text:span text:style-name="T310">A dangerous elder witch who had been captured and tortured by the TruRegen, Inc. corporation. She is responsible for the apocalypse. She is the twin sister of Kara, born without any grace due to Kara absorbing her portion. Wields the Talisman of Wrath, the most powerful of the ancient artifacts. </text:span></text:p>
      <text:p text:style-name="P298"><text:tab/><text:tab/><text:tab/><text:tab/><text:tab/><text:span text:style-name="T383">-</text:span><text:span text:style-name="T384">Voiced by Kailey Anderson</text:span></text:p>
      <text:p text:style-name="P298"><text:tab/><text:tab/><text:tab/><text:tab/>-<text:span text:style-name="T414">Hayden Dela’Rose, the Handmaiden of Envy</text:span></text:p>
      <text:p text:style-name="P298"><text:span text:style-name="T414"><text:tab/><text:tab/><text:tab/><text:tab/><text:tab/></text:span><text:span text:style-name="T385">-Voiced by Hailey Goff</text:span></text:p>
      <text:p text:style-name="P298"><text:span text:style-name="T385"/></text:p>
      <text:p text:style-name="P298"><text:span text:style-name="T385"><text:tab/><text:tab/><text:tab/>-</text:span><text:span text:style-name="T413">The Grand Coven </text:span></text:p>
      <text:p text:style-name="P298"><text:tab/><text:tab/><text:tab/><text:tab/>-<text:span text:style-name="T376">Lily, the Mistress of Despair</text:span></text:p>
      <text:p text:style-name="P298"><text:tab/><text:tab/><text:tab/><text:tab/>-<text:span text:style-name="T376">Jezebel, the Mistress of Lust</text:span></text:p>
      <text:p text:style-name="P298"><text:tab/><text:tab/><text:tab/><text:tab/>-<text:span text:style-name="T379">Aneara, the Mistress of Greed</text:span></text:p>
      <text:p text:style-name="P298"><text:tab/><text:tab/><text:tab/><text:tab/>-<text:span text:style-name="T415">Me’Sera, the Mistress of Pride</text:span></text:p>
      <text:p text:style-name="P298"><text:tab/><text:tab/><text:tab/><text:tab/>-<text:span text:style-name="T415">Bec, the Mistress of Sloth</text:span></text:p>
      <text:p text:style-name="P298"/>
      <text:p text:style-name="P298"><text:tab/><text:tab/><text:tab/>-<text:span text:style-name="T413">The Church of Bones</text:span></text:p>
      <text:p text:style-name="P298"><text:tab/><text:tab/><text:tab/><text:tab/>-<text:span text:style-name="T376">Amoura, High Speaker</text:span></text:p>
      <text:p text:style-name="P298"/>
      <text:p text:style-name="P298"><text:tab/><text:tab/><text:tab/>-<text:span text:style-name="T413">The Throne of Seattle</text:span></text:p>
      <text:p text:style-name="P298"><text:tab/><text:tab/><text:tab/><text:tab/>-<text:span text:style-name="T376">Keesha, Heart of the Earth</text:span></text:p>
      <text:p text:style-name="P298"><text:tab/><text:tab/><text:tab/><text:tab/>-<text:span text:style-name="T376">Myrdyth, Heart of the Sea</text:span></text:p>
      <text:p text:style-name="P298"><text:tab/><text:tab/><text:tab/><text:tab/>-<text:span text:style-name="T416">Echo Locheart, Heart of the Sky</text:span></text:p>
      <text:p text:style-name="P298"><text:tab/><text:tab/><text:tab/><text:tab/>-<text:span text:style-name="T415">Roxanne Halleberri, the Heart of Seattle</text:span></text:p>
      <text:p text:style-name="P298"/>
      <text:p text:style-name="P298"><text:tab/><text:tab/><text:tab/>-<text:span text:style-name="T413">The Lair of Webs</text:span></text:p>
      <text:p text:style-name="P298"><text:tab/><text:tab/><text:tab/><text:tab/>-<text:span text:style-name="T415">Shae, the Lady of Webs</text:span></text:p>
      <text:p text:style-name="P298"><text:tab/><text:tab/><text:tab/><text:tab/>-<text:span text:style-name="T417">Elasyian, the Lady’s Dagger</text:span></text:p>
      <text:p text:style-name="P298"><text:tab/><text:tab/><text:tab/><text:tab/>-<text:span text:style-name="T417">Melia, the Golden Witch</text:span></text:p>
      <text:p text:style-name="P298"><text:tab/><text:tab/><text:tab/><text:tab/>-<text:span text:style-name="T355">Lessendra, the Many Faced Witch</text:span></text:p>
      <text:p text:style-name="P298"><text:tab/><text:tab/>-<text:span text:style-name="T368">FAE</text:span></text:p>
      <text:p text:style-name="P332"><text:span text:style-name="T224"><text:tab/><text:tab/><text:tab/>-</text:span><text:span text:style-name="T225">Werewolves</text:span></text:p>
      <text:p text:style-name="P298"><text:tab/><text:tab/><text:tab/><text:tab/>-<text:span text:style-name="T417">Lycanth, Scion of Fenrir</text:span></text:p>
      <text:p text:style-name="P298"><text:tab/><text:tab/><text:tab/><text:tab/>-<text:span text:style-name="T417">Fesha, Daughter of Fenrir</text:span></text:p>
      <text:p text:style-name="P298"/>
      <text:p text:style-name="P298"><text:soft-page-break/><text:tab/><text:tab/><text:tab/>-<text:span text:style-name="T379">Zombies</text:span></text:p>
      <text:p text:style-name="P298"><text:tab/><text:tab/><text:tab/><text:tab/>-<text:span text:style-name="T424">Mayor Thorigurd Marshall</text:span></text:p>
      <text:p text:style-name="P298"><text:tab/><text:tab/><text:tab/><text:tab/><text:tab/>-<text:span text:style-name="T386">Voiced by Michael Keefe</text:span></text:p>
      <text:p text:style-name="P298"/>
      <text:p text:style-name="P298"><text:tab/><text:tab/><text:tab/>-<text:span text:style-name="T379">Giant Insects</text:span></text:p>
      <text:p text:style-name="P298"><text:tab/><text:tab/><text:tab/><text:tab/>-<text:span text:style-name="T425">Giant Sypders</text:span></text:p>
      <text:p text:style-name="P298"><text:tab/><text:tab/><text:tab/><text:tab/><text:tab/>-<text:span text:style-name="T415">Despyra, Mother of the Faded Brood</text:span></text:p>
      <text:p text:style-name="P298"><text:tab/><text:tab/><text:tab/><text:tab/>-<text:span text:style-name="T425">Giant Scorpions</text:span></text:p>
      <text:p text:style-name="P298"><text:tab/><text:tab/><text:tab/><text:tab/><text:tab/>-<text:span text:style-name="T426">Scorinar, the Behemoth King</text:span></text:p>
      <text:p text:style-name="P298"><text:tab/><text:tab/><text:tab/><text:tab/>-<text:span text:style-name="T425">Giant Centipedes</text:span></text:p>
      <text:p text:style-name="P298"><text:tab/><text:tab/><text:tab/><text:tab/><text:tab/>-<text:span text:style-name="T426">Centinae, the Matron of Many</text:span></text:p>
      <text:p text:style-name="P298"><text:tab/><text:tab/><text:tab/><text:tab/>-<text:span text:style-name="T425">Giant Wasps</text:span></text:p>
      <text:p text:style-name="P298"><text:tab/><text:tab/><text:tab/><text:tab/><text:tab/>-<text:span text:style-name="T426">Waspien, Queen of the Faded Hive</text:span></text:p>
      <text:p text:style-name="P298"/>
      <text:p text:style-name="P298"><text:tab/><text:tab/><text:tab/>-<text:span text:style-name="T379">Ghosts</text:span></text:p>
      <text:p text:style-name="P298"><text:tab/><text:tab/><text:tab/><text:tab/>-<text:span text:style-name="T427">Immurnal, the Soulswollen</text:span></text:p>
      <text:p text:style-name="P298"><text:tab/><text:tab/><text:tab/><text:tab/><text:tab/>-<text:span text:style-name="T387">Voiced by Austin Anderson</text:span></text:p>
      <text:p text:style-name="P298"><text:span text:style-name="T387"/></text:p>
      <text:p text:style-name="P298"><text:tab/><text:tab/><text:tab/>-<text:span text:style-name="T379">Pixies</text:span></text:p>
      <text:p text:style-name="P298"><text:tab/><text:tab/><text:tab/><text:tab/>-<text:span text:style-name="T427">Pyrae’Lia, The Princess of Winter</text:span></text:p>
      <text:p text:style-name="P298"><text:tab/><text:tab/><text:tab/><text:tab/>-<text:span text:style-name="T428">Kal’Teris, The Prince of Summer</text:span></text:p>
      <text:p text:style-name="P298"/>
      <text:p text:style-name="P298"><text:tab/><text:tab/><text:tab/>-<text:span text:style-name="T379">Vampyrs</text:span></text:p>
      <text:p text:style-name="P298"><text:tab/><text:tab/><text:tab/><text:tab/>-<text:span text:style-name="T379">Blood Prince Kirin, the Hand of Dracula</text:span></text:p>
      <text:p text:style-name="P298"><text:tab/><text:tab/><text:tab/><text:tab/>-<text:span text:style-name="T417">Zariah, Bride of the Prince</text:span></text:p>
      <text:p text:style-name="P298"><text:tab/><text:tab/><text:tab/><text:tab/>-<text:span text:style-name="T417">Priestess Renala</text:span></text:p>
      <text:p text:style-name="P298"><text:tab/><text:tab/><text:tab/><text:tab/>-<text:span text:style-name="T429">Dr. Melissa Horner</text:span></text:p>
      <text:p text:style-name="P298"/>
      <text:p text:style-name="P298"><text:tab/><text:tab/><text:tab/>-<text:span text:style-name="T379">Ogres</text:span></text:p>
      <text:p text:style-name="P298"><text:tab/><text:tab/><text:tab/><text:tab/>-<text:span text:style-name="T430">Chieftain Krogg Dead-Grin</text:span></text:p>
      <text:p text:style-name="P298"><text:tab/><text:tab/><text:tab/><text:tab/>-<text:span text:style-name="T417">A’Tarr Dead-Grip, Son of the Chief</text:span></text:p>
      <text:p text:style-name="P298"><text:tab/><text:tab/><text:tab/><text:tab/>-<text:span text:style-name="T431">Mira, Daughter-of-the-Son of the Chief</text:span></text:p>
      <text:p text:style-name="P298"/>
      <text:p text:style-name="P298"/>
      <text:p text:style-name="P298"/>
      <text:p text:style-name="P298"/>
      <text:p text:style-name="P298"><text:soft-page-break/><text:tab/><text:tab/><text:tab/>-<text:span text:style-name="T425">Elementals</text:span></text:p>
      <text:p text:style-name="P298"><text:tab/><text:tab/><text:tab/><text:tab/>-<text:span text:style-name="T379">Earthen Elementals</text:span></text:p>
      <text:p text:style-name="P298"><text:tab/><text:tab/><text:tab/><text:tab/><text:tab/>-<text:span text:style-name="T427">Gronten, the Earth Shaker</text:span></text:p>
      <text:p text:style-name="P298"><text:tab/><text:tab/><text:tab/><text:tab/>-<text:span text:style-name="T443">Aquatic Elementals</text:span></text:p>
      <text:p text:style-name="P298"><text:tab/><text:tab/><text:tab/><text:tab/><text:tab/>-<text:span text:style-name="T425">Water Elementals</text:span></text:p>
      <text:p text:style-name="P298"><text:tab/><text:tab/><text:tab/><text:tab/><text:tab/><text:tab/>-<text:span text:style-name="T427">Aquarin, the Living Tidal Wave</text:span></text:p>
      <text:p text:style-name="P298"><text:tab/><text:tab/><text:tab/><text:tab/>-<text:span text:style-name="T443">Frozen Elementals</text:span></text:p>
      <text:p text:style-name="P298"><text:tab/><text:tab/><text:tab/><text:tab/><text:tab/>-<text:span text:style-name="T425">Ice Elementals</text:span></text:p>
      <text:p text:style-name="P298"><text:tab/><text:tab/><text:tab/><text:tab/><text:tab/><text:tab/><text:span text:style-name="T425">Frosidius, the Lingering Blizzard</text:span></text:p>
      <text:p text:style-name="P298"><text:tab/><text:tab/><text:tab/><text:tab/>-<text:span text:style-name="T379">Storming Elementals</text:span></text:p>
      <text:p text:style-name="P298"><text:tab/><text:tab/><text:tab/><text:tab/><text:tab/>-<text:span text:style-name="T427">Isiri, the Watchful Storm</text:span></text:p>
      <text:p text:style-name="P298"><text:tab/><text:tab/><text:tab/><text:tab/>-<text:span text:style-name="T443">Verdant Elementals</text:span></text:p>
      <text:p text:style-name="P298"><text:tab/><text:tab/><text:tab/><text:tab/><text:tab/>-<text:span text:style-name="T431">Viniris, the Bramble Giant</text:span></text:p>
      <text:p text:style-name="P298"><text:tab/><text:tab/><text:tab/><text:tab/>-<text:span text:style-name="T443">Flaming Elementals</text:span></text:p>
      <text:p text:style-name="P298"><text:tab/><text:tab/><text:tab/><text:tab/><text:tab/>-<text:span text:style-name="T443">Incidium, the Living Firestorm</text:span></text:p>
      <text:p text:style-name="P298"/>
      <text:p text:style-name="P298"><text:tab/><text:tab/><text:tab/>-<text:span text:style-name="T425">Trolls</text:span></text:p>
      <text:p text:style-name="P298"><text:tab/><text:tab/><text:tab/><text:tab/>-<text:span text:style-name="T425">Frost</text:span></text:p>
      <text:p text:style-name="P298"><text:tab/><text:tab/><text:tab/><text:tab/><text:tab/>-<text:span text:style-name="T425">Ymir, The First</text:span></text:p>
      <text:p text:style-name="P298"><text:tab/><text:tab/><text:tab/><text:tab/>-<text:span text:style-name="T425">Earth</text:span></text:p>
      <text:p text:style-name="P298"><text:tab/><text:tab/><text:tab/><text:tab/><text:tab/>-<text:span text:style-name="T425">Agraggun, Earth-Keeper</text:span></text:p>
      <text:p text:style-name="P298"><text:tab/><text:tab/><text:tab/><text:tab/><text:tab/>-<text:span text:style-name="T443">The Great Demon</text:span></text:p>
      <text:p text:style-name="P298"/>
      <text:p text:style-name="P298"><text:tab/><text:tab/><text:tab/>-<text:span text:style-name="T379">Drakes</text:span></text:p>
      <text:p text:style-name="P298"><text:tab/><text:tab/><text:tab/><text:tab/>-<text:span text:style-name="T407">Molten</text:span></text:p>
      <text:p text:style-name="P298"><text:tab/><text:tab/><text:tab/><text:tab/><text:tab/>-<text:span text:style-name="T432">Kilimanjaro, the Fires of Wrath</text:span></text:p>
      <text:p text:style-name="P298"><text:tab/><text:tab/><text:tab/><text:tab/>-<text:span text:style-name="T407">Glacial</text:span></text:p>
      <text:p text:style-name="P298"><text:tab/><text:tab/><text:tab/><text:tab/><text:tab/>-<text:span text:style-name="T425">Antarctica, The Trapped Giant</text:span></text:p>
      <text:p text:style-name="P298"/>
      <text:p text:style-name="P298"><text:tab/><text:tab/>-<text:span text:style-name="T368">FACTIONS WAR</text:span></text:p>
      <text:p text:style-name="P298"><text:tab/><text:tab/><text:tab/>-<text:span text:style-name="T433">Bounties</text:span></text:p>
      <text:p text:style-name="P298"><text:tab/><text:tab/><text:tab/><text:tab/><text:span text:style-name="T283">The Foundry will issue bounties for enemies </text:span><text:span text:style-name="T284">(bandits, Fae or witches) </text:span><text:span text:style-name="T283">that <text:tab/><text:tab/><text:tab/><text:tab/>the player has killed the least of in the last week (in-game). These <text:tab/><text:tab/><text:tab/><text:tab/><text:tab/><text:tab/>bounties reward the player with iron and silver along with experience. A <text:tab/><text:tab/><text:tab/><text:tab/><text:tab/>player unlocks bounties at level 20. </text:span></text:p>
      <text:p text:style-name="P298"><text:span text:style-name="T283"/></text:p>
      <text:p text:style-name="P298"><text:span text:style-name="T283"/></text:p>
      <text:p text:style-name="P298"><text:span text:style-name="T283"/></text:p>
      <text:p text:style-name="P298"><text:soft-page-break/><text:tab/><text:tab/><text:tab/>-<text:span text:style-name="T433">The Four Way War</text:span></text:p>
      <text:p text:style-name="P298"><text:tab/><text:tab/><text:tab/><text:tab/><text:span text:style-name="T283">The more enemies of a single type (Fae, Bandits or Witches) that the <text:tab/><text:tab/><text:tab/><text:tab/><text:tab/>player kills, the more of the other two the player sees. For example, if the <text:tab/><text:tab/><text:tab/><text:tab/>player kills every witch and Fae that they see, but none of the bandits, <text:tab/><text:tab/><text:tab/><text:tab/><text:tab/>they will see proportionally less witches and Fae and more bandits. This <text:tab/><text:tab/><text:tab/><text:tab/><text:tab/>is due to the fact that there are less threats for the party that is not being <text:tab/><text:tab/><text:tab/><text:tab/><text:tab/>attacked to worry about. </text:span></text:p>
      <text:p text:style-name="P298"><text:span text:style-name="T283"/></text:p>
      <text:p text:style-name="P298"><text:tab/>-<text:span text:style-name="T354">FOLLOWERS</text:span></text:p>
      <text:p text:style-name="P298"><text:tab/><text:tab/>-<text:span text:style-name="T368">FOLLOWER SYSTEM</text:span></text:p>
      <text:p text:style-name="P304"><text:tab/><text:tab/><text:tab/>-Gaining Followers</text:p>
      <text:p text:style-name="P298"><text:tab/><text:tab/><text:tab/><text:tab/><text:span text:style-name="T283">The player </text:span><text:span text:style-name="T285">may gain followers upon completing the appropriate story <text:tab/><text:tab/><text:tab/><text:tab/><text:tab/>mission, and the specific followers </text:span><text:span text:style-name="T286">personal </text:span><text:span text:style-name="T285">mission. Once completed, the <text:tab/></text:span><text:span text:style-name="T286">`<text:tab/><text:tab/><text:tab/></text:span><text:span text:style-name="T285">chosen character can be asked to joined the player when they are at the <text:tab/><text:tab/><text:tab/><text:tab/><text:tab/>Foundry, as long as the player has no other follower active. </text:span></text:p>
      <text:p text:style-name="P298"><text:span text:style-name="T285"/></text:p>
      <text:p text:style-name="P304"><text:tab/><text:tab/><text:tab/>-Choosing A Follower</text:p>
      <text:p text:style-name="P298"><text:tab/><text:tab/><text:tab/><text:tab/><text:span text:style-name="T285">The player can choose from a myriad of followers, including those that <text:tab/><text:tab/><text:tab/><text:tab/><text:tab/>wield guns, melee weapons and even witches who use magic, Some <text:tab/><text:tab/><text:tab/><text:tab/><text:tab/>followers compliment some play styles well while other do not. The <text:tab/><text:tab/><text:tab/><text:tab/><text:tab/>player should be choosing a follower based on the followers combat style <text:tab/><text:tab/><text:tab/><text:tab/>and their heritage. </text:span></text:p>
      <text:p text:style-name="P298"><text:span text:style-name="T285"/></text:p>
      <text:p text:style-name="P304"><text:tab/><text:tab/><text:tab/>-Equipping Followers</text:p>
      <text:p text:style-name="P298"><text:tab/><text:tab/><text:tab/><text:tab/><text:span text:style-name="T344">-</text:span><text:span text:style-name="T345">W</text:span><text:span text:style-name="T344">eapons: </text:span><text:span text:style-name="T285">Each follower has a particular weapon style that the follower <text:tab/><text:tab/><text:tab/><text:tab/><text:tab/><text:tab/>prefers to use. While they will use other weapons, they will only <text:tab/><text:tab/><text:tab/><text:tab/><text:tab/><text:tab/>to damage at 75% their normal damage, 50% if they prefer a <text:tab/><text:tab/><text:tab/><text:tab/><text:tab/><text:tab/>ranged weapon and the player equips them with a melee weapon, <text:tab/><text:tab/><text:tab/><text:tab/><text:tab/><text:tab/>or visa versa. </text:span><text:span text:style-name="T287">Some followers will only uses certain weapons. </text:span></text:p>
      <text:p text:style-name="P298"><text:span text:style-name="T344"><text:tab/><text:tab/><text:tab/><text:tab/>-</text:span><text:span text:style-name="T345">A</text:span><text:span text:style-name="T344">rmor: </text:span><text:span text:style-name="T285">Each follower has a preferred type of armor and will only wear <text:tab/><text:tab/><text:tab/><text:tab/><text:tab/><text:tab/>select pieces of that armor type. </text:span></text:p>
      <text:p text:style-name="P298"><text:span text:style-name="T344"><text:tab/><text:tab/><text:tab/><text:tab/>-</text:span><text:span text:style-name="T345">I</text:span><text:span text:style-name="T344">tems:: </text:span><text:span text:style-name="T285">Each follower will use a single item equipped, until that item is <text:tab/><text:tab/><text:tab/><text:tab/><text:tab/><text:tab/>no longer usable or unequipped. </text:span></text:p>
      <text:p text:style-name="P298"><text:span text:style-name="T285"/></text:p>
      <text:p text:style-name="P304"><text:tab/><text:tab/><text:tab/>-Followers Death</text:p>
      <text:p text:style-name="P298"><text:tab/><text:tab/><text:tab/><text:tab/><text:span text:style-name="T283">When a follower dies, </text:span><text:span text:style-name="T285">a medivac drone is deployed to pick them up. This <text:tab/><text:tab/><text:tab/><text:tab/>causes the player to be unable to recruit another follower for a week (in-<text:tab/><text:tab/><text:tab/><text:tab/><text:tab/>game) as the other follower recuperates. Depending on the type of death, <text:tab/><text:tab/><text:tab/><text:tab/><text:tab/>either Kara or Dr. O’Hara will be credited with saving them. </text:span></text:p>
      <text:p text:style-name="P298"><text:span text:style-name="T285"/></text:p>
      <text:p text:style-name="P298"><text:span text:style-name="T285"/></text:p>
      <text:p text:style-name="P298"><text:span text:style-name="T285"/></text:p>
      <text:p text:style-name="P298"><text:span text:style-name="T285"/></text:p>
      <text:p text:style-name="P298"><text:span text:style-name="T285"/></text:p>
      <text:p text:style-name="P304"><text:soft-page-break/><text:tab/><text:tab/><text:tab/>-Followers Abilities, Levels and Experience</text:p>
      <text:p text:style-name="P298"><text:span text:style-name="T368"><text:tab/><text:tab/><text:tab/><text:tab/></text:span><text:span text:style-name="T346">-</text:span><text:span text:style-name="T345">Abilities: </text:span><text:span text:style-name="T285">Each follower gains abilities according to the follower type. <text:tab/><text:tab/><text:tab/><text:tab/><text:tab/><text:tab/>Humans fall into: Bruiser, </text:span><text:span text:style-name="T286">Sharpshooter</text:span><text:span text:style-name="T285">, </text:span><text:span text:style-name="T286">Technician</text:span><text:span text:style-name="T285">, Witches fall <text:tab/><text:tab/><text:tab/><text:tab/><text:tab/><text:tab/></text:span><text:span text:style-name="T286">into: White, Elemental, Spirit, Summoner, Lunar, Plant and Fae <text:tab/><text:tab/><text:tab/><text:tab/><text:tab/><text:tab/>fall into: Drake, Leprechaun </text:span></text:p>
      <text:p text:style-name="P314"/>
      <text:p text:style-name="P298"><text:span text:style-name="T286"><text:tab/><text:tab/><text:tab/><text:tab/><text:tab/><text:tab/></text:span><text:span text:style-name="T288">Bruiser:</text:span></text:p>
      <text:p text:style-name="P298"><text:span text:style-name="T288"><text:tab/><text:tab/><text:tab/><text:tab/><text:tab/><text:tab/><text:tab/>Level 1: </text:span><text:span text:style-name="T335">Toughness</text:span></text:p>
      <text:p text:style-name="P298"><text:span text:style-name="T335"><text:tab/><text:tab/><text:tab/><text:tab/><text:tab/><text:tab/><text:tab/><text:tab/></text:span><text:span text:style-name="T316">The follower has 20% more hit-points. </text:span></text:p>
      <text:p text:style-name="P298"><text:span text:style-name="T288"><text:tab/><text:tab/><text:tab/><text:tab/><text:tab/><text:tab/><text:tab/>Level 5: </text:span><text:span text:style-name="T335">Heavy Blow</text:span></text:p>
      <text:p text:style-name="P298"><text:span text:style-name="T335"><text:tab/><text:tab/><text:tab/><text:tab/><text:tab/><text:tab/><text:tab/><text:tab/></text:span><text:span text:style-name="T316">The follower swings a heavy blow with their <text:tab/><text:tab/><text:tab/><text:tab/><text:tab/><text:tab/><text:tab/><text:tab/>melee weapon, dealing an additional 50% <text:tab/><text:tab/><text:tab/><text:tab/><text:tab/><text:tab/><text:tab/><text:tab/><text:tab/>damage. This ability has a 10 second cool-<text:tab/><text:tab/><text:tab/><text:tab/><text:tab/><text:tab/><text:tab/><text:tab/><text:tab/>down. </text:span></text:p>
      <text:p text:style-name="P298"><text:span text:style-name="T288"><text:tab/><text:tab/><text:tab/><text:tab/><text:tab/><text:tab/><text:tab/>Level 10: </text:span><text:span text:style-name="T335">Furious Charge</text:span></text:p>
      <text:p text:style-name="P298"><text:span text:style-name="T335"><text:tab/><text:tab/><text:tab/><text:tab/><text:tab/><text:tab/><text:tab/><text:tab/></text:span><text:span text:style-name="T316">The follower charges to an enemy, dealing <text:tab/><text:tab/><text:tab/><text:tab/><text:tab/><text:tab/><text:tab/><text:tab/><text:tab/>100% of their weapons damage and <text:tab/><text:tab/><text:tab/><text:tab/><text:tab/><text:tab/><text:tab/><text:tab/><text:tab/><text:tab/>stunning them for 5 seconds. Enemies in the <text:tab/><text:tab/><text:tab/><text:tab/><text:tab/><text:tab/><text:tab/><text:tab/>path of the charge take 25% of the damage. <text:tab/><text:tab/><text:tab/><text:tab/><text:tab/><text:tab/><text:tab/><text:tab/><text:tab/>This ability has a 20 second cool-down. </text:span></text:p>
      <text:p text:style-name="P298"><text:span text:style-name="T288"><text:tab/><text:tab/><text:tab/><text:tab/><text:tab/><text:tab/><text:tab/>Level 15: </text:span><text:span text:style-name="T335">Bulwark</text:span></text:p>
      <text:p text:style-name="P298"><text:span text:style-name="T316"><text:tab/><text:tab/><text:tab/><text:tab/><text:tab/><text:tab/><text:tab/><text:tab/>The follower takes 20% less damage from <text:tab/><text:tab/><text:tab/><text:tab/><text:tab/><text:tab/><text:tab/><text:tab/><text:tab/>all sources. </text:span><text:span text:style-name="T288"><text:line-break/><text:tab/><text:tab/><text:tab/><text:tab/><text:tab/><text:tab/><text:tab/>Level 25: </text:span><text:span text:style-name="T335">Throw</text:span></text:p>
      <text:p text:style-name="P298"><text:span text:style-name="T288"><text:tab/><text:tab/><text:tab/><text:tab/><text:tab/><text:tab/><text:tab/><text:tab/></text:span><text:span text:style-name="T289">The follower throws an enemy, dealing <text:tab/><text:tab/><text:tab/><text:tab/><text:tab/><text:tab/><text:tab/><text:tab/><text:tab/>100% of their weapon damage to the enemy. <text:tab/><text:tab/><text:tab/><text:tab/><text:tab/><text:tab/><text:tab/><text:tab/>If the thrown enemy strikes another enemy, <text:tab/><text:tab/><text:tab/><text:tab/><text:tab/><text:tab/><text:tab/><text:tab/><text:tab/>they both take this damage. This ability <text:tab/><text:tab/><text:tab/><text:tab/><text:tab/><text:tab/><text:tab/><text:tab/><text:tab/>have a 15 second cool-down. </text:span></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text:soft-page-break/><text:tab/><text:tab/><text:tab/><text:tab/><text:tab/><text:tab/>Assassin:</text:p>
      <text:p text:style-name="P298"><text:span text:style-name="T288"><text:tab/><text:tab/><text:tab/><text:tab/><text:tab/><text:tab/><text:tab/>Level 1: </text:span><text:span text:style-name="T335">Stealthy</text:span></text:p>
      <text:p text:style-name="P298"><text:span text:style-name="T335"><text:tab/><text:tab/><text:tab/><text:tab/><text:tab/><text:tab/><text:tab/><text:tab/></text:span><text:span text:style-name="T316">The follower is better at </text:span><text:span text:style-name="T317">moving </text:span><text:span text:style-name="T316">stealthily <text:tab/><text:tab/><text:tab/><text:tab/><text:tab/><text:tab/><text:tab/><text:tab/><text:tab/>than other followers, using cover to avoid <text:tab/><text:tab/><text:tab/><text:tab/><text:tab/><text:tab/><text:tab/><text:tab/><text:tab/>the sight of enemies and is 50% less </text:span><text:span text:style-name="T317">likely</text:span><text:span text:style-name="T316"> <text:tab/><text:tab/><text:tab/><text:tab/><text:tab/><text:tab/><text:tab/><text:tab/><text:tab/>to be detected. </text:span></text:p>
      <text:p text:style-name="P298"><text:span text:style-name="T288"><text:tab/><text:tab/><text:tab/><text:tab/><text:tab/><text:tab/><text:tab/>Level 5: </text:span><text:span text:style-name="T335">Deadly Attack</text:span></text:p>
      <text:p text:style-name="P298"><text:span text:style-name="T335"><text:tab/><text:tab/><text:tab/><text:tab/><text:tab/><text:tab/><text:tab/><text:tab/></text:span><text:span text:style-name="T317">The followers first attack against an <text:tab/><text:tab/><text:tab/><text:tab/><text:tab/><text:tab/><text:tab/><text:tab/><text:tab/><text:tab/>unaware target deals an additional 100% <text:tab/><text:tab/><text:tab/><text:tab/><text:tab/><text:tab/><text:tab/><text:tab/><text:tab/>extra damage. </text:span></text:p>
      <text:p text:style-name="P298"><text:span text:style-name="T288"><text:tab/><text:tab/><text:tab/><text:tab/><text:tab/><text:tab/><text:tab/>Level 10: </text:span><text:span text:style-name="T335">Cheap Shot</text:span></text:p>
      <text:p text:style-name="P298"><text:span text:style-name="T335"><text:tab/><text:tab/><text:tab/><text:tab/><text:tab/><text:tab/><text:tab/><text:tab/></text:span><text:span text:style-name="T317">The followers first attack against an <text:tab/><text:tab/><text:tab/><text:tab/><text:tab/><text:tab/><text:tab/><text:tab/><text:tab/><text:tab/>unaware target stuns them for 5 seconds. </text:span></text:p>
      <text:p text:style-name="P298"><text:span text:style-name="T288"><text:tab/><text:tab/><text:tab/><text:tab/><text:tab/><text:tab/><text:tab/>Level 15: </text:span><text:span text:style-name="T335">Smoke Grenade</text:span></text:p>
      <text:p text:style-name="P298"><text:span text:style-name="T333"><text:tab/><text:tab/><text:tab/><text:tab/><text:tab/><text:tab/><text:tab/><text:tab/></text:span><text:span text:style-name="T318">The follower drops a smoke grenade, <text:tab/><text:tab/><text:tab/><text:tab/><text:tab/><text:tab/><text:tab/><text:tab/><text:tab/>obscuring sight in a 5 meter area. This cloud <text:tab/><text:tab/><text:tab/><text:tab/><text:tab/><text:tab/><text:tab/><text:tab/>remains for 10 seconds before dissipating. <text:tab/><text:tab/><text:tab/><text:tab/><text:tab/><text:tab/><text:tab/><text:tab/><text:tab/>This ability has 1 minute cool-down. <text:s/></text:span><text:span text:style-name="T288"><text:line-break/><text:tab/><text:tab/><text:tab/><text:tab/><text:tab/><text:tab/><text:tab/>Level 25: </text:span><text:span text:style-name="T335">Bl</text:span><text:span text:style-name="T336">oody Combat</text:span></text:p>
      <text:p text:style-name="P330"><text:tab/><text:tab/><text:tab/><text:tab/><text:tab/><text:tab/><text:tab/><text:tab/><text:span text:style-name="T112">Melee and ranged attacks from the follower <text:tab/><text:tab/><text:tab/><text:tab/><text:tab/><text:tab/><text:tab/><text:tab/>deal an additional 1% bleed damage over 5 <text:tab/><text:tab/><text:tab/><text:tab/><text:tab/><text:tab/><text:tab/><text:tab/><text:tab/>seconds. This effect stacks, to a maximum <text:tab/><text:tab/><text:tab/><text:tab/><text:tab/><text:tab/><text:tab/><text:tab/><text:tab/>of 5% of the damage dealt. Each additional <text:tab/><text:tab/><text:tab/><text:tab/><text:tab/><text:tab/><text:tab/><text:tab/><text:tab/>attack refreshes the duration to 5 seconds. </text:span></text:p>
      <text:p text:style-name="P315"/>
      <text:p text:style-name="P315"><text:tab/><text:tab/><text:tab/><text:tab/><text:tab/><text:tab/>Technician:</text:p>
      <text:p text:style-name="P298"><text:span text:style-name="T288"><text:tab/><text:tab/><text:tab/><text:tab/><text:tab/><text:tab/><text:tab/>Level 1: </text:span><text:span text:style-name="T335">Helpful Hack</text:span></text:p>
      <text:p text:style-name="P330"><text:tab/><text:tab/><text:tab/><text:tab/><text:tab/><text:tab/><text:tab/><text:tab/><text:span text:style-name="T112">The follower can be told to hack a device, <text:tab/><text:tab/><text:tab/><text:tab/><text:tab/><text:tab/><text:tab/><text:tab/><text:tab/>enabling the PC to use it. </text:span></text:p>
      <text:p text:style-name="P298"><text:span text:style-name="T288"><text:tab/><text:tab/><text:tab/><text:tab/><text:tab/><text:tab/><text:tab/>Level 5: </text:span><text:span text:style-name="T335">Turret Drone</text:span></text:p>
      <text:p text:style-name="P330"><text:tab/><text:tab/><text:tab/><text:tab/><text:tab/><text:tab/><text:tab/><text:tab/><text:span text:style-name="T112">The follower deploys a small turret that <text:tab/><text:tab/><text:tab/><text:tab/><text:tab/><text:tab/><text:tab/><text:tab/><text:tab/>shoots at enemies within 10 meters, dealing <text:tab/><text:tab/><text:tab/><text:tab/><text:tab/><text:tab/><text:tab/><text:tab/><text:tab/>20% of their weapon damage. </text:span></text:p>
      <text:p text:style-name="P298"><text:span text:style-name="T288"><text:tab/><text:tab/><text:tab/><text:tab/><text:tab/><text:tab/><text:tab/>Level 10: </text:span><text:span text:style-name="T335">I.E.D. Grenade</text:span></text:p>
      <text:p text:style-name="P330"><text:tab/><text:tab/><text:tab/><text:tab/><text:tab/><text:tab/><text:tab/><text:tab/><text:span text:style-name="T112">The follower tosses out a grenade, dealing <text:tab/><text:tab/><text:tab/><text:tab/><text:tab/><text:tab/><text:tab/><text:tab/><text:tab/>100% of their weapon damage within a 3 <text:tab/><text:tab/><text:tab/><text:tab/><text:tab/><text:tab/><text:tab/><text:tab/><text:tab/>meter area. This ability has a 45 second <text:tab/><text:tab/><text:tab/><text:tab/><text:tab/><text:tab/><text:tab/><text:tab/><text:tab/>cool-down. </text:span></text:p>
      <text:p text:style-name="P298"><text:span text:style-name="T288"><text:tab/><text:tab/><text:tab/><text:tab/><text:tab/><text:tab/><text:tab/>Level 15: </text:span><text:span text:style-name="T335">Deployable Cover</text:span></text:p>
      <text:p text:style-name="P298"><text:span text:style-name="T288"><text:tab/><text:tab/><text:tab/><text:tab/><text:tab/><text:tab/><text:tab/><text:tab/></text:span><text:span text:style-name="T290">The follower can deploy a scrap-metal <text:tab/><text:tab/><text:tab/><text:tab/><text:tab/><text:tab/><text:tab/><text:tab/><text:tab/>shield that will block a few attacks. The <text:tab/><text:tab/><text:tab/><text:tab/><text:tab/><text:tab/><text:tab/><text:tab/><text:tab/>shield has 150 health and lasts for 1 minute <text:tab/><text:tab/><text:tab/><text:tab/><text:tab/><text:tab/><text:tab/><text:tab/><text:tab/>or until destroyed. This ability has a 2 <text:tab/><text:tab/><text:tab/><text:tab/><text:tab/><text:tab/><text:tab/><text:tab/><text:tab/>minute cool-down. </text:span><text:span text:style-name="T288"><text:line-break/><text:tab/><text:tab/><text:tab/><text:tab/><text:tab/><text:tab/><text:tab/>Level 25: </text:span><text:span text:style-name="T337">Twin </text:span><text:span text:style-name="T338">Munitions</text:span></text:p>
      <text:p text:style-name="P315"><text:tab/><text:tab/><text:tab/><text:tab/><text:tab/><text:tab/><text:tab/><text:tab/><text:span text:style-name="T434">The follower now deploys two turrets or <text:tab/><text:tab/><text:tab/><text:tab/><text:tab/><text:tab/><text:tab/><text:tab/><text:tab/>grenades. </text:span></text:p>
      <text:p text:style-name="P315"><text:tab/><text:tab/><text:tab/><text:tab/><text:tab/><text:tab/></text:p>
      <text:p text:style-name="P315"/>
      <text:p text:style-name="P315"><text:soft-page-break/><text:tab/><text:tab/><text:tab/><text:tab/><text:tab/><text:tab/>White:</text:p>
      <text:p text:style-name="P298"><text:span text:style-name="T288"><text:tab/><text:tab/><text:tab/><text:tab/><text:tab/><text:tab/><text:tab/>Level 1: </text:span><text:span text:style-name="T337">Healing Word</text:span></text:p>
      <text:p text:style-name="P298"><text:span text:style-name="T337"><text:tab/><text:tab/><text:tab/><text:tab/><text:tab/><text:tab/><text:tab/><text:tab/></text:span><text:span text:style-name="T319">The follower can heal themselves or the PC <text:tab/><text:tab/><text:tab/><text:tab/><text:tab/><text:tab/><text:tab/><text:tab/><text:tab/>for 25% of their health. This ability has a 30 <text:tab/><text:tab/><text:tab/><text:tab/><text:tab/><text:tab/><text:tab/><text:tab/>second cool-down. </text:span></text:p>
      <text:p text:style-name="P298"><text:span text:style-name="T288"><text:tab/><text:tab/><text:tab/><text:tab/><text:tab/><text:tab/><text:tab/>Level 5: </text:span><text:span text:style-name="T337">Shield Other</text:span></text:p>
      <text:p text:style-name="P298"><text:span text:style-name="T337"><text:tab/><text:tab/><text:tab/><text:tab/><text:tab/><text:tab/><text:tab/><text:tab/></text:span><text:span text:style-name="T319">The follower can shield themselves or the <text:tab/><text:tab/><text:tab/><text:tab/><text:tab/><text:tab/><text:tab/><text:tab/><text:tab/>PC in a protective ward of magik, absorbing <text:tab/><text:tab/><text:tab/><text:tab/><text:tab/><text:tab/><text:tab/><text:tab/>20% of the targets total health in damage. <text:tab/><text:tab/><text:tab/><text:tab/><text:tab/><text:tab/><text:tab/><text:tab/><text:tab/>This barrier lasts 30 seconds or until the <text:tab/><text:tab/><text:tab/><text:tab/><text:tab/><text:tab/><text:tab/><text:tab/><text:tab/>damage has reached the limit of the shield at <text:tab/><text:tab/><text:tab/><text:tab/><text:tab/><text:tab/><text:tab/><text:tab/>which point, it breaks. This ability has 1 <text:tab/><text:tab/><text:tab/><text:tab/><text:tab/><text:tab/><text:tab/><text:tab/><text:tab/>minute and 30 second cool-down. </text:span></text:p>
      <text:p text:style-name="P298"><text:span text:style-name="T288"><text:tab/><text:tab/><text:tab/><text:tab/><text:tab/><text:tab/><text:tab/>Level 10: </text:span><text:span text:style-name="T337">Bind Life</text:span></text:p>
      <text:p text:style-name="P298"><text:span text:style-name="T337"><text:tab/><text:tab/><text:tab/><text:tab/><text:tab/><text:tab/><text:tab/><text:tab/></text:span><text:span text:style-name="T319">The follower </text:span><text:span text:style-name="T320">binds the PC’s life to them, <text:tab/><text:tab/><text:tab/><text:tab/><text:tab/><text:tab/><text:tab/><text:tab/><text:tab/>allowing the follower to absorb 15% of the <text:tab/><text:tab/><text:tab/><text:tab/><text:tab/><text:tab/><text:tab/><text:tab/><text:tab/>damage dealt to the PC into themselves. <text:tab/><text:tab/><text:tab/><text:tab/><text:tab/><text:tab/><text:tab/><text:tab/><text:tab/>This ability lasts until the follower is no <text:tab/><text:tab/><text:tab/><text:tab/><text:tab/><text:tab/><text:tab/><text:tab/><text:tab/>longer alive, conscious or following the PC.</text:span></text:p>
      <text:p text:style-name="P298"><text:span text:style-name="T288"><text:tab/><text:tab/><text:tab/><text:tab/><text:tab/><text:tab/><text:tab/>Level 15: </text:span><text:span text:style-name="T337">Lingering Life</text:span></text:p>
      <text:p text:style-name="P298"><text:span text:style-name="T334"><text:tab/><text:tab/><text:tab/><text:tab/><text:tab/><text:tab/><text:tab/><text:tab/></text:span><text:span text:style-name="T320">The follower heals targets of their healing <text:tab/><text:tab/><text:tab/><text:tab/><text:tab/><text:tab/><text:tab/><text:tab/><text:tab/>spells and medical items 25% more. This <text:tab/><text:tab/><text:tab/><text:tab/><text:tab/><text:tab/><text:tab/><text:tab/><text:tab/>additional amount is applied over 10 <text:tab/><text:tab/><text:tab/><text:tab/><text:tab/><text:tab/><text:tab/><text:tab/><text:tab/>seconds. </text:span><text:span text:style-name="T288"><text:line-break/><text:tab/><text:tab/><text:tab/><text:tab/><text:tab/><text:tab/><text:tab/>Level 25: </text:span><text:span text:style-name="T337">Barrier</text:span></text:p>
      <text:p text:style-name="P315"><text:tab/><text:tab/><text:tab/><text:tab/><text:tab/><text:tab/><text:tab/><text:tab/><text:span text:style-name="T435">The follower conjures a dome of light, <text:tab/><text:tab/><text:tab/><text:tab/><text:tab/><text:tab/><text:tab/><text:tab/><text:tab/>protecting those within from attacks from <text:tab/><text:tab/><text:tab/><text:tab/><text:tab/><text:tab/><text:tab/><text:tab/><text:tab/>outside the dome. Enemies can not pass <text:tab/><text:tab/><text:tab/><text:tab/><text:tab/><text:tab/><text:tab/><text:tab/><text:tab/>through the magikal barrier. This barrier <text:tab/><text:tab/><text:tab/><text:tab/><text:tab/><text:tab/><text:tab/><text:tab/><text:tab/>lasts for 30 seconds and has a cool-down of <text:tab/><text:tab/><text:tab/><text:tab/><text:tab/><text:tab/><text:tab/><text:tab/><text:tab/>3 minutes. </text:span></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text:soft-page-break/><text:tab/><text:tab/><text:tab/><text:tab/><text:tab/><text:tab/>Elemental:</text:p>
      <text:p text:style-name="P298"><text:span text:style-name="T288"><text:tab/><text:tab/><text:tab/><text:tab/><text:tab/><text:tab/><text:tab/>Level 1: </text:span><text:span text:style-name="T337">Elemental Blast</text:span></text:p>
      <text:p text:style-name="P298"><text:span text:style-name="T337"><text:tab/><text:tab/><text:tab/><text:tab/><text:tab/><text:tab/><text:tab/><text:tab/></text:span><text:span text:style-name="T320">The follower blasts a target with raw magik <text:tab/><text:tab/><text:tab/><text:tab/><text:tab/><text:tab/><text:tab/><text:tab/><text:tab/>of the element they have chosen. This blast <text:tab/><text:tab/><text:tab/><text:tab/><text:tab/><text:tab/><text:tab/><text:tab/><text:tab/>deals 150% of the weapon damage of the <text:tab/><text:tab/><text:tab/><text:tab/><text:tab/><text:tab/><text:tab/><text:tab/><text:tab/>follower and has a 7 second cool-down. </text:span></text:p>
      <text:p text:style-name="P298"><text:span text:style-name="T288"><text:tab/><text:tab/><text:tab/><text:tab/><text:tab/><text:tab/><text:tab/>Level 5: </text:span><text:span text:style-name="T337">Elemental Spell-</text:span><text:span text:style-name="T339">W</text:span><text:span text:style-name="T337">ork</text:span></text:p>
      <text:p text:style-name="P298"><text:span text:style-name="T337"><text:tab/><text:tab/><text:tab/><text:tab/><text:tab/><text:tab/><text:tab/><text:tab/></text:span><text:span text:style-name="T320">The follower empowers any abilities cast by <text:tab/><text:tab/><text:tab/><text:tab/><text:tab/><text:tab/><text:tab/><text:tab/>the PC within 10 meters of the follower, <text:tab/><text:tab/><text:tab/><text:tab/><text:tab/><text:tab/><text:tab/><text:tab/><text:tab/>provided the ability matches the element of <text:tab/><text:tab/><text:tab/><text:tab/><text:tab/><text:tab/><text:tab/><text:tab/><text:tab/>the follower. This increases the effect and <text:tab/><text:tab/><text:tab/><text:tab/><text:tab/><text:tab/><text:tab/><text:tab/><text:tab/>duration of the ability by 20%. </text:span></text:p>
      <text:p text:style-name="P298"><text:span text:style-name="T288"><text:tab/><text:tab/><text:tab/><text:tab/><text:tab/><text:tab/><text:tab/>Level 10: </text:span><text:span text:style-name="T337">Imbue Weapons</text:span></text:p>
      <text:p text:style-name="P298"><text:span text:style-name="T337"><text:tab/><text:tab/><text:tab/><text:tab/><text:tab/><text:tab/><text:tab/><text:tab/></text:span><text:span text:style-name="T320">The follower imbues the PC’s weapons with <text:tab/><text:tab/><text:tab/><text:tab/><text:tab/><text:tab/><text:tab/><text:tab/>elemental energy, causing them to deal an <text:tab/><text:tab/><text:tab/><text:tab/><text:tab/><text:tab/><text:tab/><text:tab/><text:tab/>additional 10% of their weapons damage as <text:tab/><text:tab/><text:tab/><text:tab/><text:tab/><text:tab/><text:tab/><text:tab/><text:tab/>elemental damage that matches the <text:tab/><text:tab/><text:tab/><text:tab/><text:tab/><text:tab/><text:tab/><text:tab/><text:tab/><text:tab/>followers chosen element. </text:span></text:p>
      <text:p text:style-name="P298"><text:span text:style-name="T288"><text:tab/><text:tab/><text:tab/><text:tab/><text:tab/><text:tab/><text:tab/>Level 15: </text:span><text:span text:style-name="T337">Elemental Wave</text:span></text:p>
      <text:p text:style-name="P298"><text:span text:style-name="T334"><text:tab/><text:tab/><text:tab/><text:tab/><text:tab/><text:tab/><text:tab/><text:tab/></text:span><text:span text:style-name="T321">The follower sends out a wave of elemental <text:tab/><text:tab/><text:tab/><text:tab/><text:tab/><text:tab/><text:tab/><text:tab/><text:tab/>matter forward, hitting all </text:span><text:span text:style-name="T322">enemies within a <text:tab/><text:tab/><text:tab/><text:tab/><text:tab/><text:tab/><text:tab/><text:tab/><text:tab/>15 meter cone. This effect deals 100% of the <text:tab/><text:tab/><text:tab/><text:tab/><text:tab/><text:tab/><text:tab/><text:tab/>followers weapon damage to all enemies hit. <text:tab/><text:tab/><text:tab/><text:tab/><text:tab/><text:tab/><text:tab/><text:tab/>This ability has a 3 minute cool-down. <text:s/></text:span><text:span text:style-name="T288"><text:line-break/><text:tab/><text:tab/><text:tab/><text:tab/><text:tab/><text:tab/><text:tab/>Level 25: </text:span><text:span text:style-name="T337">Negate Element</text:span></text:p>
      <text:p text:style-name="P315"><text:tab/><text:tab/><text:tab/><text:tab/><text:tab/><text:tab/><text:tab/><text:tab/><text:span text:style-name="T436">The follower is no longer damaged by their <text:tab/><text:tab/><text:tab/><text:tab/><text:tab/><text:tab/><text:tab/><text:tab/><text:tab/>element, and when within 3 meters of the <text:tab/><text:tab/><text:tab/><text:tab/><text:tab/><text:tab/><text:tab/><text:tab/><text:tab/>follower, the PC takes 20% less damage <text:tab/><text:tab/><text:tab/><text:tab/><text:tab/><text:tab/><text:tab/><text:tab/><text:tab/>from the followers chosen element. </text:span></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text:soft-page-break/><text:tab/><text:tab/><text:tab/><text:tab/><text:tab/><text:tab/>Spirit:</text:p>
      <text:p text:style-name="P298"><text:span text:style-name="T288"><text:tab/><text:tab/><text:tab/><text:tab/><text:tab/><text:tab/><text:tab/>Level 1: </text:span><text:span text:style-name="T337">Drain Essence</text:span></text:p>
      <text:p text:style-name="P298"><text:span text:style-name="T337"><text:tab/><text:tab/><text:tab/><text:tab/><text:tab/><text:tab/><text:tab/><text:tab/></text:span><text:span text:style-name="T322">The follower drains the soul of a target <text:tab/><text:tab/><text:tab/><text:tab/><text:tab/><text:tab/><text:tab/><text:tab/><text:tab/>within 5 meters, dealing 125% of the <text:tab/><text:tab/><text:tab/><text:tab/><text:tab/><text:tab/><text:tab/><text:tab/><text:tab/>weapon damage. If the target dies while <text:tab/><text:tab/><text:tab/><text:tab/><text:tab/><text:tab/><text:tab/><text:tab/><text:tab/>under this effect, the follower gains 15% of <text:tab/><text:tab/><text:tab/><text:tab/><text:tab/><text:tab/><text:tab/><text:tab/><text:tab/>their health back. This ability has a 15 <text:tab/><text:tab/><text:tab/><text:tab/><text:tab/><text:tab/><text:tab/><text:tab/><text:tab/>second cool-down. </text:span></text:p>
      <text:p text:style-name="P298"><text:span text:style-name="T288"><text:tab/><text:tab/><text:tab/><text:tab/><text:tab/><text:tab/><text:tab/>Level 5: </text:span><text:span text:style-name="T337">Binding Chains</text:span></text:p>
      <text:p text:style-name="P298"><text:span text:style-name="T337"><text:tab/><text:tab/><text:tab/><text:tab/><text:tab/><text:tab/><text:tab/><text:tab/></text:span><text:span text:style-name="T322">The follower summons spectral chains to <text:tab/><text:tab/><text:tab/><text:tab/><text:tab/><text:tab/><text:tab/><text:tab/><text:tab/>bind a target within 5 meters, rendering <text:tab/><text:tab/><text:tab/><text:tab/><text:tab/><text:tab/><text:tab/><text:tab/><text:tab/>them unable to move for 10 seconds. This <text:tab/><text:tab/><text:tab/><text:tab/><text:tab/><text:tab/><text:tab/><text:tab/><text:tab/>ability has a 30 second cool-down. </text:span></text:p>
      <text:p text:style-name="P298"><text:span text:style-name="T288"><text:tab/><text:tab/><text:tab/><text:tab/><text:tab/><text:tab/><text:tab/>Level 10:</text:span><text:span text:style-name="T337">Fear</text:span></text:p>
      <text:p text:style-name="P298"><text:span text:style-name="T337"><text:tab/><text:tab/><text:tab/><text:tab/><text:tab/><text:tab/><text:tab/><text:tab/></text:span><text:span text:style-name="T322">The follower curses the mind of a target <text:tab/><text:tab/><text:tab/><text:tab/><text:tab/><text:tab/><text:tab/><text:tab/><text:tab/>with 7 meters, causing to run in terror from <text:tab/><text:tab/><text:tab/><text:tab/><text:tab/><text:tab/><text:tab/><text:tab/><text:tab/>the follower for 20 seconds. The target will <text:tab/><text:tab/><text:tab/><text:tab/><text:tab/><text:tab/><text:tab/><text:tab/><text:tab/>run until cornered or they escape. If <text:tab/><text:tab/><text:tab/><text:tab/><text:tab/><text:tab/><text:tab/><text:tab/><text:tab/><text:tab/>cornered, they will cower in terror until the <text:tab/><text:tab/><text:tab/><text:tab/><text:tab/><text:tab/><text:tab/><text:tab/><text:tab/>effect wears off. This ability has a 1 minute <text:tab/><text:tab/><text:tab/><text:tab/><text:tab/><text:tab/><text:tab/><text:tab/><text:tab/>cool-down.</text:span></text:p>
      <text:p text:style-name="P298"><text:span text:style-name="T288"><text:tab/><text:tab/><text:tab/><text:tab/><text:tab/><text:tab/><text:tab/>Level 15: </text:span><text:span text:style-name="T337">Dismiss Spirit</text:span></text:p>
      <text:p text:style-name="P298"><text:span text:style-name="T334"><text:tab/><text:tab/><text:tab/><text:tab/><text:tab/><text:tab/><text:tab/><text:tab/></text:span><text:span text:style-name="T322">The follower banishes an undead creature to <text:tab/><text:tab/><text:tab/><text:tab/><text:tab/><text:tab/><text:tab/><text:tab/>the Faded Forest. This ability has a 3 minute <text:tab/><text:tab/><text:tab/><text:tab/><text:tab/><text:tab/><text:tab/><text:tab/>cool-down. </text:span><text:span text:style-name="T288"><text:line-break/><text:tab/><text:tab/><text:tab/><text:tab/><text:tab/><text:tab/><text:tab/>Level 25: </text:span><text:span text:style-name="T337">Bind Spirit</text:span></text:p>
      <text:p text:style-name="P298"><text:span text:style-name="T337"><text:tab/><text:tab/><text:tab/><text:tab/><text:tab/><text:tab/><text:tab/><text:tab/></text:span><text:span text:style-name="T322">The follower binds a spirit to themselves, <text:tab/><text:tab/><text:tab/><text:tab/><text:tab/><text:tab/><text:tab/><text:tab/><text:tab/>allowing them to control a single undead <text:tab/><text:tab/><text:tab/><text:tab/><text:tab/><text:tab/><text:tab/><text:tab/><text:tab/>creature until it is destroyed or released. If <text:tab/><text:tab/><text:tab/><text:tab/><text:tab/><text:tab/><text:tab/><text:tab/><text:tab/>released it immediately attacks the nearest <text:tab/><text:tab/><text:tab/><text:tab/><text:tab/><text:tab/><text:tab/><text:tab/><text:tab/>creatures until destroyed or bound again. <text:tab/><text:tab/><text:tab/><text:tab/><text:tab/><text:tab/><text:tab/><text:tab/><text:tab/>This ability can only be active on a single <text:tab/><text:tab/><text:tab/><text:tab/><text:tab/><text:tab/><text:tab/><text:tab/><text:tab/>creature at a time. </text:span></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text:soft-page-break/><text:tab/><text:tab/><text:tab/><text:tab/><text:tab/><text:tab/>Summoner:</text:p>
      <text:p text:style-name="P298"><text:span text:style-name="T288"><text:tab/><text:tab/><text:tab/><text:tab/><text:tab/><text:tab/><text:tab/>Level 1: </text:span><text:span text:style-name="T337">Summon Fae</text:span></text:p>
      <text:p text:style-name="P298"><text:span text:style-name="T337"><text:tab/><text:tab/><text:tab/><text:tab/><text:tab/><text:tab/><text:tab/><text:tab/></text:span><text:span text:style-name="T323">The follower summons a werewolf or insect <text:tab/><text:tab/><text:tab/><text:tab/><text:tab/><text:tab/><text:tab/><text:tab/>to serve them. The Fae creature lasts until <text:tab/><text:tab/><text:tab/><text:tab/><text:tab/><text:tab/><text:tab/><text:tab/><text:tab/>killed or dismissed. There can only be one <text:tab/><text:tab/><text:tab/><text:tab/><text:tab/><text:tab/><text:tab/><text:tab/><text:tab/>creature active from this ability at a time. </text:span></text:p>
      <text:p text:style-name="P298"><text:span text:style-name="T288"><text:tab/><text:tab/><text:tab/><text:tab/><text:tab/><text:tab/><text:tab/>Level 5: </text:span><text:span text:style-name="T337">Faded Shift</text:span></text:p>
      <text:p text:style-name="P298"><text:span text:style-name="T337"><text:tab/><text:tab/><text:tab/><text:tab/><text:tab/><text:tab/><text:tab/><text:tab/></text:span><text:span text:style-name="T323">The follower teleports 5 meters away. This <text:tab/><text:tab/><text:tab/><text:tab/><text:tab/><text:tab/><text:tab/><text:tab/><text:tab/>ability has a 30 second cool-down. </text:span></text:p>
      <text:p text:style-name="P298"><text:span text:style-name="T288"><text:tab/><text:tab/><text:tab/><text:tab/><text:tab/><text:tab/><text:tab/>Level 10: </text:span><text:span text:style-name="T337">Dismiss Fae</text:span></text:p>
      <text:p text:style-name="P298"><text:span text:style-name="T337"><text:tab/><text:tab/><text:tab/><text:tab/><text:tab/><text:tab/><text:tab/><text:tab/></text:span><text:span text:style-name="T323">The follower banishes a single Fae creature <text:tab/><text:tab/><text:tab/><text:tab/><text:tab/><text:tab/><text:tab/><text:tab/><text:tab/>to the Faded Forest. This ability has a 3 <text:tab/><text:tab/><text:tab/><text:tab/><text:tab/><text:tab/><text:tab/><text:tab/><text:tab/>minute cool-down. </text:span></text:p>
      <text:p text:style-name="P298"><text:span text:style-name="T288"><text:tab/><text:tab/><text:tab/><text:tab/><text:tab/><text:tab/><text:tab/>Level 15:</text:span><text:span text:style-name="T335"> </text:span><text:span text:style-name="T337">Faded Aura </text:span></text:p>
      <text:p text:style-name="P298"><text:span text:style-name="T334"><text:tab/><text:tab/><text:tab/><text:tab/><text:tab/><text:tab/><text:tab/><text:tab/></text:span><text:span text:style-name="T323">Enemies within 5 meters of the follower <text:tab/><text:tab/><text:tab/><text:tab/><text:tab/><text:tab/><text:tab/><text:tab/><text:tab/>deal 10% less damage and take 10% more <text:tab/><text:tab/><text:tab/><text:tab/><text:tab/><text:tab/><text:tab/><text:tab/><text:tab/>damage. </text:span><text:span text:style-name="T288"><text:line-break/><text:tab/><text:tab/><text:tab/><text:tab/><text:tab/><text:tab/><text:tab/>Level 25: </text:span><text:span text:style-name="T337">Enrage Fae</text:span></text:p>
      <text:p text:style-name="P298"><text:span text:style-name="T337"><text:tab/><text:tab/><text:tab/><text:tab/><text:tab/><text:tab/><text:tab/><text:tab/></text:span><text:span text:style-name="T323">The follower enrages their summoned Fae <text:tab/><text:tab/><text:tab/><text:tab/><text:tab/><text:tab/><text:tab/><text:tab/><text:tab/>for 30 seconds, increasing the damage they <text:tab/><text:tab/><text:tab/><text:tab/><text:tab/><text:tab/><text:tab/><text:tab/><text:tab/>deal by 100%, the damage they take by 50% <text:tab/><text:tab/><text:tab/><text:tab/><text:tab/><text:tab/><text:tab/><text:tab/>and causing them to explode upon death, <text:tab/><text:tab/><text:tab/><text:tab/><text:tab/><text:tab/><text:tab/><text:tab/><text:tab/>dealing 400% of their normal damage to all <text:tab/><text:tab/><text:tab/><text:tab/><text:tab/><text:tab/><text:tab/><text:tab/><text:tab/>enemies within 5 meters. This ability has a 5 <text:tab/><text:tab/><text:tab/><text:tab/><text:tab/><text:tab/><text:tab/><text:tab/>minute cool-down. </text:span></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text:soft-page-break/><text:tab/><text:tab/><text:tab/><text:tab/><text:tab/><text:tab/>Lunar:</text:p>
      <text:p text:style-name="P298"><text:span text:style-name="T288"><text:tab/><text:tab/><text:tab/><text:tab/><text:tab/><text:tab/><text:tab/>Level 1: </text:span><text:span text:style-name="T337">Moonfall</text:span></text:p>
      <text:p text:style-name="P298"><text:span text:style-name="T337"><text:tab/><text:tab/><text:tab/><text:tab/><text:tab/><text:tab/><text:tab/><text:tab/></text:span><text:span text:style-name="T323">The follower calls down a small meteor to <text:tab/><text:tab/><text:tab/><text:tab/><text:tab/><text:tab/><text:tab/><text:tab/><text:tab/>hit the target, dealing 125% of the followers <text:tab/><text:tab/><text:tab/><text:tab/><text:tab/><text:tab/><text:tab/><text:tab/>weapon damage and stunning the target for <text:tab/><text:tab/><text:tab/><text:tab/><text:tab/><text:tab/><text:tab/><text:tab/><text:tab/>1 second. This ability has a 15 second cool-<text:tab/><text:tab/><text:tab/><text:tab/><text:tab/><text:tab/><text:tab/><text:tab/><text:tab/>down. </text:span></text:p>
      <text:p text:style-name="P298"><text:span text:style-name="T288"><text:tab/><text:tab/><text:tab/><text:tab/><text:tab/><text:tab/><text:tab/>Level 5: </text:span><text:span text:style-name="T337">Darkness</text:span></text:p>
      <text:p text:style-name="P298"><text:span text:style-name="T337"><text:tab/><text:tab/><text:tab/><text:tab/><text:tab/><text:tab/><text:tab/><text:tab/></text:span><text:span text:style-name="T323">The follower summons a darkness to a 5 <text:tab/><text:tab/><text:tab/><text:tab/><text:tab/><text:tab/><text:tab/><text:tab/><text:tab/>meter area, rendering all but the follower <text:tab/><text:tab/><text:tab/><text:tab/><text:tab/><text:tab/><text:tab/><text:tab/><text:tab/>and PC unable to see. This darkness lasts for <text:tab/><text:tab/><text:tab/><text:tab/><text:tab/><text:tab/><text:tab/><text:tab/>10 seconds and the ability has a 1 minute <text:tab/><text:tab/><text:tab/><text:tab/><text:tab/><text:tab/><text:tab/><text:tab/><text:tab/>cool-down. </text:span></text:p>
      <text:p text:style-name="P298"><text:span text:style-name="T288"><text:tab/><text:tab/><text:tab/><text:tab/><text:tab/><text:tab/><text:tab/>Level 10: </text:span><text:span text:style-name="T337">Lunar </text:span><text:span text:style-name="T340">Flash</text:span></text:p>
      <text:p text:style-name="P298"><text:span text:style-name="T337"><text:tab/><text:tab/><text:tab/><text:tab/><text:tab/><text:tab/><text:tab/><text:tab/></text:span><text:span text:style-name="T323">The follower summons the light of the moon <text:tab/><text:tab/><text:tab/><text:tab/><text:tab/><text:tab/><text:tab/><text:tab/>to blind a single target for 10 seconds. This <text:tab/><text:tab/><text:tab/><text:tab/><text:tab/><text:tab/><text:tab/><text:tab/><text:tab/>ability has a 30 second cool-down. </text:span></text:p>
      <text:p text:style-name="P298"><text:span text:style-name="T288"><text:tab/><text:tab/><text:tab/><text:tab/><text:tab/><text:tab/><text:tab/>Level 15: </text:span><text:span text:style-name="T337">Lunar Shard</text:span></text:p>
      <text:p text:style-name="P298"><text:span text:style-name="T334"><text:tab/><text:tab/><text:tab/><text:tab/><text:tab/><text:tab/><text:tab/><text:tab/></text:span><text:span text:style-name="T323">The follower calls down a large meteor to <text:tab/><text:tab/><text:tab/><text:tab/><text:tab/><text:tab/><text:tab/><text:tab/><text:tab/>hit all targets within a 7 meter area. Those <text:tab/><text:tab/><text:tab/><text:tab/><text:tab/><text:tab/><text:tab/><text:tab/><text:tab/>struck take 100% of the followers weapon <text:tab/><text:tab/><text:tab/><text:tab/><text:tab/><text:tab/><text:tab/><text:tab/><text:tab/>damage and are stunned for 2 seconds. This <text:tab/><text:tab/><text:tab/><text:tab/><text:tab/><text:tab/><text:tab/><text:tab/>ability has a 1 minute cool-down. </text:span><text:span text:style-name="T288"><text:line-break/><text:tab/><text:tab/><text:tab/><text:tab/><text:tab/><text:tab/><text:tab/>Level 25: </text:span><text:span text:style-name="T337">Eclipse</text:span></text:p>
      <text:p text:style-name="P315"><text:tab/><text:tab/><text:tab/><text:tab/><text:tab/><text:tab/><text:tab/><text:tab/><text:span text:style-name="T437">The follower creates a miniature eclipse <text:tab/><text:tab/><text:tab/><text:tab/><text:tab/><text:tab/><text:tab/><text:tab/><text:tab/>around themselves, increasing their own <text:tab/><text:tab/><text:tab/><text:tab/><text:tab/><text:tab/><text:tab/><text:tab/><text:tab/>power. Their abilities have their damage <text:tab/><text:tab/><text:tab/><text:tab/><text:tab/><text:tab/><text:tab/><text:tab/><text:tab/>increased by 15% and their duration <text:tab/><text:tab/><text:tab/><text:tab/><text:tab/><text:tab/><text:tab/><text:tab/><text:tab/><text:tab/>increased by 3 seconds. This ability lasts for <text:tab/><text:tab/><text:tab/><text:tab/><text:tab/><text:tab/><text:tab/><text:tab/>30 seconds and has a 5 minute cool-down. </text:span></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text:soft-page-break/><text:tab/><text:tab/><text:tab/><text:tab/><text:tab/><text:tab/>Plant:</text:p>
      <text:p text:style-name="P298"><text:span text:style-name="T288"><text:tab/><text:tab/><text:tab/><text:tab/><text:tab/><text:tab/><text:tab/>Level 1: </text:span><text:span text:style-name="T337">Entangling Roots</text:span></text:p>
      <text:p text:style-name="P298"><text:span text:style-name="T337"><text:tab/><text:tab/><text:tab/><text:tab/><text:tab/><text:tab/><text:tab/><text:tab/></text:span><text:span text:style-name="T324">The follower summons roots to trapped a <text:tab/><text:tab/><text:tab/><text:tab/><text:tab/><text:tab/><text:tab/><text:tab/><text:tab/>target, rending them unable to move for 5 <text:tab/><text:tab/><text:tab/><text:tab/><text:tab/><text:tab/><text:tab/><text:tab/><text:tab/>seconds. This ability has a 30 second cool-<text:tab/><text:tab/><text:tab/><text:tab/><text:tab/><text:tab/><text:tab/><text:tab/><text:tab/>down. </text:span></text:p>
      <text:p text:style-name="P298"><text:span text:style-name="T288"><text:tab/><text:tab/><text:tab/><text:tab/><text:tab/><text:tab/><text:tab/>Level 5: </text:span><text:span text:style-name="T337">Poison Aura</text:span></text:p>
      <text:p text:style-name="P298"><text:span text:style-name="T337"><text:tab/><text:tab/><text:tab/><text:tab/><text:tab/><text:tab/><text:tab/><text:tab/></text:span><text:span text:style-name="T324">Enemies within 3 meters of the follower <text:tab/><text:tab/><text:tab/><text:tab/><text:tab/><text:tab/><text:tab/><text:tab/><text:tab/>take poison damage equal to 5% of the <text:tab/><text:tab/><text:tab/><text:tab/><text:tab/><text:tab/><text:tab/><text:tab/><text:tab/>followers weapon damage every 3 seconds <text:tab/><text:tab/><text:tab/><text:tab/><text:tab/><text:tab/><text:tab/><text:tab/><text:tab/>that they remain within the area of effect. </text:span></text:p>
      <text:p text:style-name="P298"><text:span text:style-name="T288"><text:tab/><text:tab/><text:tab/><text:tab/><text:tab/><text:tab/><text:tab/>Level 10: </text:span><text:span text:style-name="T337">Vine Lash</text:span></text:p>
      <text:p text:style-name="P298"><text:span text:style-name="T337"><text:tab/><text:tab/><text:tab/><text:tab/><text:tab/><text:tab/><text:tab/><text:tab/></text:span><text:span text:style-name="T324">The follower lashes out with vines, stunning <text:tab/><text:tab/><text:tab/><text:tab/><text:tab/><text:tab/><text:tab/><text:tab/>a target for 5 seconds and dealing 150% of <text:tab/><text:tab/><text:tab/><text:tab/><text:tab/><text:tab/><text:tab/><text:tab/><text:tab/>the followers weapon damage. This ability <text:tab/><text:tab/><text:tab/><text:tab/><text:tab/><text:tab/><text:tab/><text:tab/><text:tab/>has a 1 minute cool-down. </text:span></text:p>
      <text:p text:style-name="P298"><text:span text:style-name="T288"><text:tab/><text:tab/><text:tab/><text:tab/><text:tab/><text:tab/><text:tab/>Level 15: </text:span><text:span text:style-name="T337">Seed Spore</text:span></text:p>
      <text:p text:style-name="P298"><text:span text:style-name="T334"><text:tab/><text:tab/><text:tab/><text:tab/><text:tab/><text:tab/><text:tab/><text:tab/></text:span><text:span text:style-name="T324">The follower seeds a spore into the ground, <text:tab/><text:tab/><text:tab/><text:tab/><text:tab/><text:tab/><text:tab/><text:tab/><text:tab/>which after 3 seconds of growing, sprouts <text:tab/><text:tab/><text:tab/><text:tab/><text:tab/><text:tab/><text:tab/><text:tab/><text:tab/>into a spore trap. The first enemy that steps <text:tab/><text:tab/><text:tab/><text:tab/><text:tab/><text:tab/><text:tab/><text:tab/><text:tab/>within 1 meter of the spore is paralyzed for <text:tab/><text:tab/><text:tab/><text:tab/><text:tab/><text:tab/><text:tab/><text:tab/><text:tab/>10 seconds. This ability has a 3 minute cool-<text:tab/><text:tab/><text:tab/><text:tab/><text:tab/><text:tab/><text:tab/><text:tab/>down and only 1 spore can be active at any <text:tab/><text:tab/><text:tab/><text:tab/><text:tab/><text:tab/><text:tab/><text:tab/><text:tab/>time. </text:span><text:span text:style-name="T288"><text:line-break/><text:tab/><text:tab/><text:tab/><text:tab/><text:tab/><text:tab/><text:tab/>Level 25: </text:span><text:span text:style-name="T337">Regenerating Pollen</text:span></text:p>
      <text:p text:style-name="P315"><text:tab/><text:tab/><text:tab/><text:tab/><text:tab/><text:tab/><text:tab/><text:tab/><text:span text:style-name="T95">The followers </text:span><text:span text:style-name="T58">Poison Aura</text:span><text:span text:style-name="T95"> now heals their <text:tab/><text:tab/><text:tab/><text:tab/><text:tab/><text:tab/><text:tab/><text:tab/><text:tab/>allies for half the amount of damage it deals. </text:span></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text:soft-page-break/><text:tab/><text:tab/><text:tab/><text:tab/><text:tab/><text:tab/>Drake:</text:p>
      <text:p text:style-name="P298"><text:span text:style-name="T288"><text:tab/><text:tab/><text:tab/><text:tab/><text:tab/><text:tab/><text:tab/>Level 1: </text:span><text:span text:style-name="T337">Mountable</text:span></text:p>
      <text:p text:style-name="P298"><text:span text:style-name="T337"><text:tab/><text:tab/><text:tab/><text:tab/><text:tab/><text:tab/><text:tab/><text:tab/></text:span><text:span text:style-name="T324">The follower can be mounted and ridden as <text:tab/><text:tab/><text:tab/><text:tab/><text:tab/><text:tab/><text:tab/><text:tab/><text:tab/>a “vehicle” that flies. Has stamina when <text:tab/><text:tab/><text:tab/><text:tab/><text:tab/><text:tab/><text:tab/><text:tab/><text:tab/>ridden. </text:span></text:p>
      <text:p text:style-name="P298"><text:span text:style-name="T288"><text:tab/><text:tab/><text:tab/><text:tab/><text:tab/><text:tab/><text:tab/>Level 5: </text:span><text:span text:style-name="T337">Devastating Breath</text:span></text:p>
      <text:p text:style-name="P298"><text:span text:style-name="T337"><text:tab/><text:tab/><text:tab/><text:tab/><text:tab/><text:tab/><text:tab/><text:tab/></text:span><text:span text:style-name="T324">The follower gains a breath attack, a 5 meter <text:tab/><text:tab/><text:tab/><text:tab/><text:tab/><text:tab/><text:tab/><text:tab/>cone that deals 300% of the followers base <text:tab/><text:tab/><text:tab/><text:tab/><text:tab/><text:tab/><text:tab/><text:tab/><text:tab/>damage. This ability has a 1 minute cool-<text:tab/><text:tab/><text:tab/><text:tab/><text:tab/><text:tab/><text:tab/><text:tab/><text:tab/>down. </text:span></text:p>
      <text:p text:style-name="P298"><text:span text:style-name="T288"><text:tab/><text:tab/><text:tab/><text:tab/><text:tab/><text:tab/><text:tab/>Level 10: </text:span><text:span text:style-name="T337">Dive</text:span></text:p>
      <text:p text:style-name="P298"><text:span text:style-name="T337"><text:tab/><text:tab/><text:tab/><text:tab/><text:tab/><text:tab/><text:tab/><text:tab/></text:span><text:span text:style-name="T324">The follower gains additional speed when <text:tab/><text:tab/><text:tab/><text:tab/><text:tab/><text:tab/><text:tab/><text:tab/><text:tab/>diving down through the air, up to 50% <text:tab/><text:tab/><text:tab/><text:tab/><text:tab/><text:tab/><text:tab/><text:tab/><text:tab/>extra speed. </text:span></text:p>
      <text:p text:style-name="P298"><text:span text:style-name="T288"><text:tab/><text:tab/><text:tab/><text:tab/><text:tab/><text:tab/><text:tab/>Level 15: </text:span><text:span text:style-name="T337">Aerodynamics </text:span></text:p>
      <text:p text:style-name="P298"><text:span text:style-name="T334"><text:tab/><text:tab/><text:tab/><text:tab/><text:tab/><text:tab/><text:tab/><text:tab/></text:span><text:span text:style-name="T324">The follower can now preform an aerial <text:tab/><text:tab/><text:tab/><text:tab/><text:tab/><text:tab/><text:tab/><text:tab/><text:tab/>barrel-roll to avoid attacks. </text:span><text:span text:style-name="T288"><text:line-break/><text:tab/><text:tab/><text:tab/><text:tab/><text:tab/><text:tab/><text:tab/>Level 25: </text:span><text:span text:style-name="T337">Unleashed Energy</text:span></text:p>
      <text:p text:style-name="P298"><text:span text:style-name="T337"><text:tab/><text:tab/><text:tab/><text:tab/><text:tab/><text:tab/><text:tab/><text:tab/></text:span><text:span text:style-name="T324">The followers breath attack now lingers in <text:tab/><text:tab/><text:tab/><text:tab/><text:tab/><text:tab/><text:tab/><text:tab/><text:tab/>the area for 10 seconds, dealing 10% of the <text:tab/><text:tab/><text:tab/><text:tab/><text:tab/><text:tab/><text:tab/><text:tab/><text:tab/>damage every second to enemies that <text:tab/><text:tab/><text:tab/><text:tab/><text:tab/><text:tab/><text:tab/><text:tab/><text:tab/>remain in the area. </text:span></text:p>
      <text:p text:style-name="P315"><text:line-break/><text:tab/><text:tab/><text:tab/><text:tab/><text:tab/><text:tab/>Leprechaun:</text:p>
      <text:p text:style-name="P298"><text:span text:style-name="T288"><text:tab/><text:tab/><text:tab/><text:tab/><text:tab/><text:tab/><text:tab/>Level 1: </text:span><text:span text:style-name="T337">Unlucky</text:span></text:p>
      <text:p text:style-name="P298"><text:span text:style-name="T337"><text:tab/><text:tab/><text:tab/><text:tab/><text:tab/><text:tab/><text:tab/><text:tab/></text:span><text:span text:style-name="T324">Enemies that deal damage within 1 meter of <text:tab/><text:tab/><text:tab/><text:tab/><text:tab/><text:tab/><text:tab/><text:tab/>the follower have a 5% chance to deal no <text:tab/><text:tab/><text:tab/><text:tab/><text:tab/><text:tab/><text:tab/><text:tab/><text:tab/>damage. </text:span></text:p>
      <text:p text:style-name="P298"><text:span text:style-name="T288"><text:tab/><text:tab/><text:tab/><text:tab/><text:tab/><text:tab/><text:tab/>Level 5: </text:span><text:span text:style-name="T337">Lucky</text:span></text:p>
      <text:p text:style-name="P298"><text:span text:style-name="T337"><text:tab/><text:tab/><text:tab/><text:tab/><text:tab/><text:tab/><text:tab/><text:tab/></text:span><text:span text:style-name="T324">The follower grants allies within 1 meter a <text:tab/><text:tab/><text:tab/><text:tab/><text:tab/><text:tab/><text:tab/><text:tab/><text:tab/>5% chance to deal 50% extra damage on an <text:tab/><text:tab/><text:tab/><text:tab/><text:tab/><text:tab/><text:tab/><text:tab/><text:tab/>attack.</text:span></text:p>
      <text:p text:style-name="P298"><text:span text:style-name="T288"><text:tab/><text:tab/><text:tab/><text:tab/><text:tab/><text:tab/><text:tab/>Level 10: </text:span><text:span text:style-name="T337">Gold Rush</text:span></text:p>
      <text:p text:style-name="P298"><text:span text:style-name="T337"><text:tab/><text:tab/><text:tab/><text:tab/><text:tab/><text:tab/><text:tab/><text:tab/></text:span><text:span text:style-name="T324">Enemies dropped 10% more items when <text:tab/><text:tab/><text:tab/><text:tab/><text:tab/><text:tab/><text:tab/><text:tab/><text:tab/>looted within 5 meters of the follower. </text:span></text:p>
      <text:p text:style-name="P298"><text:span text:style-name="T288"><text:tab/><text:tab/><text:tab/><text:tab/><text:tab/><text:tab/><text:tab/>Level 15: </text:span><text:span text:style-name="T337">Run to the Rainbow</text:span></text:p>
      <text:p text:style-name="P298"><text:span text:style-name="T334"><text:tab/><text:tab/><text:tab/><text:tab/><text:tab/><text:tab/><text:tab/><text:tab/></text:span><text:span text:style-name="T325">Allies within 5 meters of the follower move <text:tab/><text:tab/><text:tab/><text:tab/><text:tab/><text:tab/><text:tab/><text:tab/>15% faster. </text:span><text:span text:style-name="T288"><text:line-break/><text:tab/><text:tab/><text:tab/><text:tab/><text:tab/><text:tab/><text:tab/>Level 25: </text:span><text:span text:style-name="T337">Pot of Gold</text:span></text:p>
      <text:p text:style-name="P315"><text:tab/><text:tab/><text:tab/><text:tab/><text:tab/><text:tab/><text:tab/><text:tab/><text:span text:style-name="T438">Rare items have a 20% higher chance to <text:tab/><text:tab/><text:tab/><text:tab/><text:tab/><text:tab/><text:tab/><text:tab/><text:tab/>appear in enemies loot when looted within 5 <text:tab/><text:tab/><text:tab/><text:tab/><text:tab/><text:tab/><text:tab/><text:tab/>meters of the follower. </text:span></text:p>
      <text:p text:style-name="P315"/>
      <text:p text:style-name="P315"/>
      <text:p text:style-name="P315"/>
      <text:p text:style-name="P315"/>
      <text:p text:style-name="P315"/>
      <text:p text:style-name="P315"/>
      <text:p text:style-name="P315"/>
      <text:p text:style-name="P315"><text:soft-page-break/><text:tab/><text:tab/><text:tab/><text:tab/><text:tab/><text:tab/><text:span text:style-name="T410">Canine</text:span>:</text:p>
      <text:p text:style-name="P298"><text:span text:style-name="T288"><text:tab/><text:tab/><text:tab/><text:tab/><text:tab/><text:tab/><text:tab/>Level 1: </text:span><text:span text:style-name="T341">Trip</text:span></text:p>
      <text:p text:style-name="P298"><text:span text:style-name="T337"><text:tab/><text:tab/><text:tab/><text:tab/><text:tab/><text:tab/><text:tab/><text:tab/></text:span><text:span text:style-name="T326">The follower can trip an enemy, knocking <text:tab/><text:tab/><text:tab/><text:tab/><text:tab/><text:tab/><text:tab/><text:tab/><text:tab/>them prone. This ability has a 30 second <text:tab/><text:tab/><text:tab/><text:tab/><text:tab/><text:tab/><text:tab/><text:tab/><text:tab/>cool-down.</text:span></text:p>
      <text:p text:style-name="P298"><text:span text:style-name="T288"><text:tab/><text:tab/><text:tab/><text:tab/><text:tab/><text:tab/><text:tab/>Level 5: </text:span><text:span text:style-name="T342">Wolf Heritage</text:span></text:p>
      <text:p text:style-name="P298"><text:span text:style-name="T337"><text:tab/><text:tab/><text:tab/><text:tab/><text:tab/><text:tab/><text:tab/><text:tab/></text:span><text:span text:style-name="T326">The follower gains -10% damage reduction <text:tab/><text:tab/><text:tab/><text:tab/><text:tab/><text:tab/><text:tab/><text:tab/><text:tab/>and an additional 50% of their health.</text:span></text:p>
      <text:p text:style-name="P298"><text:span text:style-name="T288"><text:tab/><text:tab/><text:tab/><text:tab/><text:tab/><text:tab/><text:tab/>Level 10: </text:span><text:span text:style-name="T342">Endurance</text:span></text:p>
      <text:p text:style-name="P298"><text:span text:style-name="T337"><text:tab/><text:tab/><text:tab/><text:tab/><text:tab/><text:tab/><text:tab/><text:tab/></text:span><text:span text:style-name="T326">The follower recovers independently of <text:tab/><text:tab/><text:tab/><text:tab/><text:tab/><text:tab/><text:tab/><text:tab/><text:tab/>other followers, not triggering the normal <text:tab/><text:tab/><text:tab/><text:tab/><text:tab/><text:tab/><text:tab/><text:tab/><text:tab/>follower cool-down.</text:span></text:p>
      <text:p text:style-name="P298"><text:span text:style-name="T288"><text:tab/><text:tab/><text:tab/><text:tab/><text:tab/><text:tab/><text:tab/>Level 15: </text:span><text:span text:style-name="T342">Carrying Vest</text:span></text:p>
      <text:p text:style-name="P298"><text:span text:style-name="T334"><text:tab/><text:tab/><text:tab/><text:tab/><text:tab/><text:tab/><text:tab/><text:tab/></text:span><text:span text:style-name="T326">The follower is equipped with a satchel, <text:tab/><text:tab/><text:tab/><text:tab/><text:tab/><text:tab/><text:tab/><text:tab/><text:tab/>allowing them to carry 10% of the player’s <text:tab/><text:tab/><text:tab/><text:tab/><text:tab/><text:tab/><text:tab/><text:tab/><text:tab/>carrying capacity. </text:span><text:span text:style-name="T288"><text:line-break/><text:tab/><text:tab/><text:tab/><text:tab/><text:tab/><text:tab/><text:tab/>Level 25: </text:span><text:span text:style-name="T342">Bleeding Bite</text:span></text:p>
      <text:p text:style-name="P315"><text:tab/><text:tab/><text:tab/><text:tab/><text:tab/><text:tab/><text:tab/><text:tab/><text:span text:style-name="T439">The followers bite attack deals 5% of it’s <text:tab/><text:tab/><text:tab/><text:tab/><text:tab/><text:tab/><text:tab/><text:tab/><text:tab/>damage over 5 seconds as bleed damage.</text:span></text:p>
      <text:p text:style-name="P315"/>
      <text:p text:style-name="P298"><text:span text:style-name="T345"><text:tab/><text:tab/><text:tab/><text:tab/>-Levels:</text:span><text:span text:style-name="T285"> </text:span><text:span text:style-name="T286">Followers gain experience as a player does, but only gains levels <text:tab/><text:tab/><text:tab/><text:tab/><text:tab/>up to level 30. Followers gains additional experience (X2) if they <text:tab/><text:tab/><text:tab/><text:tab/><text:tab/><text:tab/>are more than 10 levels lower than the player. The follower <text:tab/><text:tab/><text:tab/><text:tab/><text:tab/><text:tab/>unlocks abilities at level 5, 10, 15, and 25. They learn unique <text:tab/><text:tab/><text:tab/><text:tab/><text:tab/><text:tab/>abilities to themselves at levels 20 and 30. Some followers <text:tab/><text:tab/><text:tab/><text:tab/><text:tab/><text:tab/>will have skills that focus on a particular weapon type. </text:span></text:p>
      <text:p text:style-name="P298"><text:span text:style-name="T286"/></text:p>
      <text:p text:style-name="P298"><text:tab/>-<text:span text:style-name="T354">FAMILIARS</text:span></text:p>
      <text:p text:style-name="P298"><text:tab/><text:tab/>-<text:span text:style-name="T368">FAMILIAR SYSTEM</text:span></text:p>
      <text:p text:style-name="P300"><text:tab/></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text:line-break/><text:soft-page-break/>ITEMS</text:p>
      <text:p text:style-name="P298"><text:tab/>-<text:span text:style-name="T354">EQUIPMENT</text:span></text:p>
      <text:p text:style-name="P298"><text:tab/><text:tab/>-<text:span text:style-name="T368">WEAPONS</text:span></text:p>
      <text:p text:style-name="P298"><text:tab/><text:tab/>-<text:span text:style-name="T368">ARMOR</text:span></text:p>
      <text:p text:style-name="P298"><text:tab/><text:tab/>-<text:span text:style-name="T368">GEAR</text:span></text:p>
      <text:p text:style-name="P298"><text:tab/>-<text:span text:style-name="T354">MATERIALS</text:span></text:p>
      <text:p text:style-name="P298"><text:tab/><text:tab/>-<text:span text:style-name="T368">CRAFTING MATERIALS</text:span></text:p>
      <text:p text:style-name="P298"><text:tab/><text:tab/>-<text:span text:style-name="T368">CURRENCY</text:span></text:p>
      <text:p text:style-name="P298"><text:tab/>-<text:span text:style-name="T354">MISSION &amp; OPERATION ITEMS</text:span></text:p>
      <text:p text:style-name="P298"><text:tab/><text:tab/>-<text:span text:style-name="T368">MISSION ITEMS</text:span></text:p>
      <text:p text:style-name="P298"><text:tab/><text:tab/>-<text:span text:style-name="T368">OPERATION ITEMS</text:span></text:p>
      <text:p text:style-name="P298"><text:tab/>-<text:span text:style-name="T354">VEHICLES</text:span></text:p>
      <text:p text:style-name="P298"><text:tab/><text:tab/>-<text:span text:style-name="T368">STREET VEHICLES</text:span></text:p>
      <text:p text:style-name="P298"><text:tab/><text:tab/>-<text:span text:style-name="T368">PLAYER VEHICLES</text:span></text:p>
      <text:p text:style-name="P298"><text:tab/><text:tab/>-<text:span text:style-name="T368">ENEMY VEHICLES</text:span></text:p>
      <text:p text:style-name="P298"><text:tab/>-<text:span text:style-name="T354">NON-INTRACTABLE OBJECTS</text:span></text:p>
      <text:p text:style-name="P298"><text:tab/><text:tab/>-<text:span text:style-name="T368">NATURAL</text:span></text:p>
      <text:p text:style-name="P298"><text:tab/><text:tab/>-”<text:span text:style-name="T368">MAN-MADE” FEATURES</text:span></text:p>
      <text:p text:style-name="P298"><text:tab/><text:tab/></text:p>
      <text:p text:style-name="P298"><text:tab/>-<text:span text:style-name="T354">INTRACTABLE OBJECTS</text:span></text:p>
      <text:p text:style-name="P298"><text:tab/><text:tab/>-<text:span text:style-name="T368">NATURAL</text:span></text:p>
      <text:p text:style-name="P298"><text:tab/><text:tab/>-”<text:span text:style-name="T368">MAN”-MADE</text:span></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text:line-break/><text:soft-page-break/>TERRAIN</text:p>
      <text:p text:style-name="P298"><text:tab/>-<text:span text:style-name="T354">SEATTLE</text:span></text:p>
      <text:p text:style-name="P298"><text:tab/><text:tab/>-<text:span text:style-name="T368">BUILDINGS</text:span></text:p>
      <text:p text:style-name="P298"><text:tab/><text:tab/>-<text:span text:style-name="T368">BRIARTHORN WALL</text:span></text:p>
      <text:p text:style-name="P298"><text:tab/><text:tab/>-<text:span text:style-name="T368">CORAL WALL</text:span></text:p>
      <text:p text:style-name="P298"><text:tab/><text:tab/>-<text:span text:style-name="T368">EVER-STORM</text:span></text:p>
      <text:p text:style-name="P298"><text:tab/>-<text:span text:style-name="T354">PARKOUR-ENABLED TERRAIN</text:span></text:p>
      <text:p text:style-name="P298"><text:tab/><text:tab/>-”<text:span text:style-name="T368">MAN”-MADE</text:span></text:p>
      <text:p text:style-name="P298"><text:tab/><text:tab/>-<text:span text:style-name="T368">NATURAL </text:span></text:p>
      <text:p text:style-name="P298"><text:tab/>-<text:span text:style-name="T354">PARKOUR-DISABLED TERRAIN </text:span></text:p>
      <text:p text:style-name="P298"><text:tab/><text:tab/>-”<text:span text:style-name="T368">MAN”-MADE</text:span></text:p>
      <text:p text:style-name="P298"><text:tab/><text:tab/>-<text:span text:style-name="T368">NATURAL</text:span></text:p>
      <text:p text:style-name="P298"><text:tab/>-<text:span text:style-name="T354">DESTRUCTIBLE TERRAIN</text:span></text:p>
      <text:p text:style-name="P298"><text:tab/><text:tab/>-”<text:span text:style-name="T368">MAN”-MADE </text:span></text:p>
      <text:p text:style-name="P298"><text:tab/><text:tab/>-<text:span text:style-name="T368">NATURAL</text:span></text:p>
      <text:p text:style-name="P298"><text:tab/>-<text:span text:style-name="T354">SAFE-HOUSES</text:span></text:p>
      <text:p text:style-name="P298"><text:tab/><text:tab/>-<text:span text:style-name="T440">SAFE-HOUSE</text:span></text:p>
      <text:p text:style-name="P298"><text:tab/>-<text:span text:style-name="T354">FOUNDRY</text:span></text:p>
      <text:p text:style-name="P298"><text:tab/><text:tab/>-<text:span text:style-name="T440">FOUNDRY</text:span></text:p>
      <text:p text:style-name="P298"/>
      <text:p text:style-name="P305">RANDOM EVENTS</text:p>
      <text:p text:style-name="P305"><text:tab/>-RANDOM ENCOUNTERS</text:p>
      <text:p text:style-name="P305"><text:tab/><text:tab/>-<text:span text:style-name="T440">BANDITS</text:span></text:p>
      <text:p text:style-name="P305"><text:tab/><text:tab/>-<text:span text:style-name="T440">FAE</text:span></text:p>
      <text:p text:style-name="P305"><text:tab/><text:tab/>-<text:span text:style-name="T440">WITCHES</text:span></text:p>
      <text:p text:style-name="P305"><text:tab/>-RAIDS</text:p>
      <text:p text:style-name="P305"><text:tab/><text:tab/>-<text:span text:style-name="T440">BANDITS</text:span></text:p>
      <text:p text:style-name="P305"><text:tab/><text:tab/>-<text:span text:style-name="T440">FAE</text:span></text:p>
      <text:p text:style-name="P305"><text:tab/><text:tab/>-<text:span text:style-name="T440">WITCHES</text:span></text:p>
      <text:p text:style-name="P298"/>
      <text:p text:style-name="P298"/>
      <text:p text:style-name="P298"/>
      <text:p text:style-name="P298"/>
      <text:p text:style-name="P298"/>
      <text:p text:style-name="P298"/>
      <text:p text:style-name="P298"/>
      <text:p text:style-name="P298"><text:soft-page-break/>MISSIONS &amp; OPERATIONS</text:p>
      <text:p text:style-name="P298"><text:tab/>-<text:span text:style-name="T354">MISSIONS</text:span></text:p>
      <text:p text:style-name="P298"><text:tab/><text:tab/>-<text:span text:style-name="T440">MISSIONS</text:span></text:p>
      <text:p text:style-name="P298"><text:tab/><text:tab/>-<text:span text:style-name="T441">PERSONAL MISSIONS</text:span></text:p>
      <text:p text:style-name="P298"><text:tab/>-<text:span text:style-name="T354">OPERATIONS</text:span></text:p>
      <text:p text:style-name="P298"><text:tab/><text:tab/>-<text:span text:style-name="T440">CAPTURE</text:span></text:p>
      <text:p text:style-name="P298"><text:tab/><text:tab/>-<text:span text:style-name="T440">KILL</text:span></text:p>
      <text:p text:style-name="P298"><text:tab/><text:tab/>-<text:span text:style-name="T440">RESCUE</text:span></text:p>
      <text:p text:style-name="P298"><text:tab/><text:tab/>-<text:span text:style-name="T440">RETRIEVE</text:span></text:p>
      <text:p text:style-name="P298"><text:tab/><text:tab/>-<text:span text:style-name="T440">DESTORY </text:span></text:p>
      <text:p text:style-name="P298"><text:tab/><text:tab/>-<text:span text:style-name="T440">DISTRACT</text:span></text:p>
      <text:p text:style-name="P298"><text:tab/>-<text:span text:style-name="T354">BOUNTIES</text:span></text:p>
      <text:p text:style-name="P298"><text:tab/><text:tab/>-<text:span text:style-name="T440">BANDITS</text:span></text:p>
      <text:p text:style-name="P298"><text:tab/><text:tab/>-<text:span text:style-name="T440">WITCHES</text:span></text:p>
      <text:p text:style-name="P298"><text:tab/><text:tab/>-<text:span text:style-name="T440">FAE</text:span></text:p>
      <text:p text:style-name="P298">MISCELLANEOUS</text:p>
      <text:p text:style-name="P468"/>
      <text:p text:style-name="P468">Heritage &amp; Survival Trees</text:p>
      <text:p text:style-name="P468"/>
      <text:p text:style-name="P468"><text:tab/>The player assumes the mantle of the Lieutenant, a former Seattle PD detective that has survived the beginning of the apocalypse. They must choose which heritage will define how they navigate the darkest corners &amp; deepest depths of the city. Those that are human focus on the human’s natural survival drive &amp; re-purposing the remnants of civilization to their advantage. A few humans fall in love with witches, their children are known as enchanters. They are able to blend humanities technological aptitude with their diluted magical nature. While there are few enchanters born in the world, &amp; fewer still that make it to adulthood, the child of two enchanters is incredibly rare. While one would think that another enchanter would be born of such a union, the child is actually a sorcerer. They possess immense magical power, but lack the wide capabilities of spells &amp; rituals that witches use. </text:p>
      <text:p text:style-name="P468"/>
      <text:p text:style-name="P468"><text:tab/>The player begins at Level 1, &amp; gains levels through killing enemies &amp; completing missions or operations. Each level grants the player a Heritage Point &amp; a Survival Point. Some Operations award additional Survival Points. The player may reach Level 60, after which all experience gained goes to their followers. The more followers that are set to gain this active experience, the less is gained by each follower. </text:p>
      <text:p text:style-name="P468"/>
      <text:p text:style-name="P468"/>
      <text:p text:style-name="P468"/>
      <text:p text:style-name="P468"><text:soft-page-break/><text:tab/>Each heritage is divided into three paths, &amp; three tiers. There are nine different abilities within each path, for a total of twenty seven abilities for the entire heritage. In addition to the three paths, each heritage is also divided into three tiers. The player must put three points into any combination of abilities within Tier I in-order to unlock abilities in Tier II, &amp; they must then put three points into any combination of abilities within Tier II in-order to unlock abilities in Tier III. Once the player has invested points into any combination of three abilities in Tier III &amp; gained an additional level (10, 20, 30, 40, 50, 60) they must unlock a Cap-Stone Ability. These are powerful abilties that can alter the play style of the character. Each abilitiy has a total of six ranks, &amp; each time the player unlocks rank of a Cap-Stone Ability, their heritage tree is reset to the first Tier &amp; they must unlock the next rank of any combination of three abilities in Tier I to advance &amp; so on. This continues until Level 60. The player can not unlock all the abilities within a heritage. </text:p>
      <text:p text:style-name="P468"/>
      <text:p text:style-name="P468"><text:tab/>The survival tree is separate from the heritage tree. The player may unlock all the abilities in this tree if they reach the maximum level &amp; complete many of the operations. This tree is available to every character &amp; it’s abilities revolve around finding materials, crafting items, making, maintaining &amp; driving vehicles &amp; using the skills they learned as a cop. </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Human: Skill Path</text:p>
      <text:p text:style-name="P468">Soldier (Path Alpha)</text:p>
      <text:p text:style-name="P468">Engineer (Path Beta)</text:p>
      <text:p text:style-name="P468">Scout (Path Charlie)</text:p>
      <text:p text:style-name="P468"/>
      <text:p text:style-name="P468"><text:tab/>The last remnants of the people that once dominated the planet, they are industrious and hardy, surviving in the harshest of conditions. They rely on weapons, technology and stealth to survive the ruined remains of the once properous city and fight the monsters, witches and bandits that seek to end what is left of everyone else. </text:p>
      <text:p text:style-name="P468"/>
      <text:p text:style-name="P468">Tier One</text:p>
      <text:p text:style-name="P468"/>
      <text:p text:style-name="P468">Soldier</text:p>
      <text:p text:style-name="P468"/>
      <text:p text:style-name="P468"><text:tab/><text:tab/>Alpha T1 I: Martial Brutality</text:p>
      <text:p text:style-name="P468"><text:tab/><text:tab/>A Soldier learns how to use many weapons, including those that require a <text:tab/><text:tab/><text:tab/>hands on approach. Gain a bonus to melee weapon damage. </text:p>
      <text:p text:style-name="P468"><text:tab/><text:tab/><text:tab/>Rank 1: The Soldier gains a 5% increase to damage with melee <text:tab/><text:tab/><text:tab/><text:tab/><text:tab/>weapons.</text:p>
      <text:p text:style-name="P468"><text:tab/><text:tab/><text:tab/>Rank 2: The Soldier gains a 10% increase to damage with melee <text:tab/><text:tab/><text:tab/><text:tab/><text:tab/>weapons.</text:p>
      <text:p text:style-name="P468"><text:tab/><text:tab/><text:tab/>Rank 3: The Soldier gains an additional 5% (15%) increase to <text:tab/><text:tab/><text:tab/><text:tab/><text:tab/><text:tab/>damage with melee weapons.</text:p>
      <text:p text:style-name="P468"><text:tab/><text:tab/><text:tab/>Rank 4: The Soldier gains an additional 5% (20%) increase to <text:tab/><text:tab/><text:tab/><text:tab/><text:tab/><text:tab/>damage with melee weapons.</text:p>
      <text:p text:style-name="P468"><text:tab/><text:tab/><text:tab/>Rank 5: The Soldier gains an additional 5% (25%) increase to <text:tab/><text:tab/><text:tab/><text:tab/><text:tab/><text:tab/>damage with melee weapons.</text:p>
      <text:p text:style-name="P468"><text:tab/><text:tab/><text:tab/>Rank 6: The Soldier gains an additional 5% (30%) increase to <text:tab/><text:tab/><text:tab/><text:tab/><text:tab/><text:tab/>damage with melee weapons.</text:p>
      <text:p text:style-name="P468"/>
      <text:p text:style-name="P468"><text:tab/><text:tab/>Alpha T1 II: Endurance</text:p>
      <text:p text:style-name="P468"><text:tab/><text:tab/>Every hit a Soldier takes makes them tougher. Gain a bonus to Health.</text:p>
      <text:p text:style-name="P468"><text:tab/><text:tab/><text:tab/>Rank 1: The Soldier gains a 5% increase to health.</text:p>
      <text:p text:style-name="P468"><text:tab/><text:tab/><text:tab/>Rank 2: The Soldier gains an additional 5% (10%) increase to health.</text:p>
      <text:p text:style-name="P468"><text:tab/><text:tab/><text:tab/>Rank 3: The Soldier gains an additional 5% (15%) increase to health. <text:tab/><text:tab/><text:tab/><text:tab/>Stamina cost for skills &amp; fighting are reduced by 15%.</text:p>
      <text:p text:style-name="P468"><text:tab/><text:tab/><text:tab/>Rank 4: The Soldier gains an additional 5% (20%) increase to health.</text:p>
      <text:p text:style-name="P468"><text:tab/><text:tab/><text:tab/>Rank 5: The Soldier gains an additional 5% (25%) increase to health.</text:p>
      <text:p text:style-name="P468"><text:tab/><text:tab/><text:tab/>Rank 6: The Soldier gains an additional 5% (30%) increase to health. <text:tab/><text:tab/><text:tab/><text:tab/>Stamina cost for skills &amp; fighting is now reduced by 30%.</text:p>
      <text:p text:style-name="P468"/>
      <text:p text:style-name="P468"/>
      <text:p text:style-name="P468"><text:soft-page-break/><text:tab/><text:tab/>Alpha T1 III: Strong Arm</text:p>
      <text:p text:style-name="P468"><text:tab/><text:tab/>The more they fight, the stronger they get, &amp; the farther they can throw <text:tab/><text:tab/><text:tab/>things.. Painful things. Thrown weapons fly faster, further &amp; hit harder, <text:tab/><text:tab/><text:tab/>dealing more damage.</text:p>
      <text:p text:style-name="P468"><text:tab/><text:tab/><text:tab/>Rank 1: The Soldier gains a 5% increase to damage, range &amp; speed <text:tab/><text:tab/><text:tab/><text:tab/><text:tab/>of thrown weapons.</text:p>
      <text:p text:style-name="P468"><text:tab/><text:tab/><text:tab/>Rank 2: The Soldier gains an additional 5% (10%) increase to <text:tab/><text:tab/><text:tab/><text:tab/><text:tab/><text:tab/>damage, range &amp; speed of thrown weapons.</text:p>
      <text:p text:style-name="P468"><text:tab/><text:tab/><text:tab/>Rank 3: A thrown weapon can hit one additional enemy.</text:p>
      <text:p text:style-name="P468"><text:tab/><text:tab/><text:tab/>Rank 4: The Soldier gains an additional 5% (15%) increase to <text:tab/><text:tab/><text:tab/><text:tab/><text:tab/><text:tab/>damage, range &amp; speed of thrown weapons</text:p>
      <text:p text:style-name="P468"><text:tab/><text:tab/><text:tab/>Rank 5: The Soldier gains an additional 5% (20%) increase to <text:tab/><text:tab/><text:tab/><text:tab/><text:tab/><text:tab/>damage, range &amp; speed of thrown weapons.</text:p>
      <text:p text:style-name="P468"><text:tab/><text:tab/><text:tab/>Rank 6: A thrown weapon can hit one additional enemy; The Soldier <text:tab/><text:tab/><text:tab/><text:tab/>gains an additional 5% (25%) increase to damage, range &amp; <text:tab/><text:tab/><text:tab/><text:tab/><text:tab/>speed of thrown weapons.</text:p>
      <text:p text:style-name="P468"/>
      <text:p text:style-name="P468"><text:tab/><text:tab/>Alpha T1 IV: Uppercut</text:p>
      <text:p text:style-name="P468"><text:tab/><text:tab/>Soldiers throw a mean punch. This is a malicious swing that stuns enemies. </text:p>
      <text:p text:style-name="P468"><text:tab/><text:tab/><text:tab/>Rank 1: The Soldier swings his weapon or fist, dealing 80 points of <text:tab/><text:tab/><text:tab/><text:tab/><text:tab/>damage to a single target &amp; stunning it for 10 seconds. Some <text:tab/><text:tab/><text:tab/><text:tab/><text:tab/>enemies can not be stunned this way. </text:p>
      <text:p text:style-name="P468"><text:tab/><text:tab/><text:tab/><text:tab/>Stamina Cost: 20 Stamina</text:p>
      <text:p text:style-name="P468"><text:tab/><text:tab/><text:tab/><text:tab/>Cool-Down: 20 Seconds.</text:p>
      <text:p text:style-name="P468"><text:tab/><text:tab/><text:tab/>Rank 2: The Soldier gains a 50% damage increase on his next melee <text:tab/><text:tab/><text:tab/><text:tab/><text:tab/>attack within 20 seconds of using this skill. </text:p>
      <text:p text:style-name="P468"><text:tab/><text:tab/><text:tab/>Rank 3: The Soldiers swing hit multiple enemies, striking up to two <text:tab/><text:tab/><text:tab/><text:tab/><text:tab/>additional enemies next to the target. The additional enemies <text:tab/><text:tab/><text:tab/><text:tab/><text:tab/>are only stunned for half the duration. </text:p>
      <text:p text:style-name="P468"><text:tab/><text:tab/><text:tab/>Rank 4: The cool-down is reduced to 15 seconds.</text:p>
      <text:p text:style-name="P468"><text:tab/><text:tab/><text:tab/>Rank 5: The damage increase applies to the next two melee attacks <text:tab/><text:tab/><text:tab/><text:tab/><text:tab/>within 20 seconds. </text:p>
      <text:p text:style-name="P468"><text:tab/><text:tab/><text:tab/>Rank 6: The uppercut now knocks enemies hit prone, it’s cool-down <text:tab/><text:tab/><text:tab/><text:tab/><text:tab/>is reduced to 10 seconds &amp; the bonus damage increase is to <text:tab/><text:tab/><text:tab/><text:tab/><text:tab/>75%. </text:p>
      <text:p text:style-name="P468"/>
      <text:p text:style-name="P468"/>
      <text:p text:style-name="P468"/>
      <text:p text:style-name="P468"/>
      <text:p text:style-name="P468"/>
      <text:p text:style-name="P468"/>
      <text:p text:style-name="P468"/>
      <text:p text:style-name="P468"><text:soft-page-break/>Engineer</text:p>
      <text:p text:style-name="P468"/>
      <text:p text:style-name="P468"><text:tab/><text:tab/>Beta T1 I: Remote Link </text:p>
      <text:p text:style-name="P468"><text:tab/><text:tab/>A key piece of electronic equipment for any Engineer, the Remote Link <text:tab/><text:tab/><text:tab/>allows them to link up to various electronics in the ruins of the city &amp;, <text:tab/><text:tab/><text:tab/>later on, directly control their deployed gadgets.</text:p>
      <text:p text:style-name="P468"><text:tab/><text:tab/><text:tab/>Rank 1: Allows the Engineer to attempt to hack or bypass electronic <text:tab/><text:tab/><text:tab/><text:tab/><text:tab/>devices in the world. </text:p>
      <text:p text:style-name="P468"><text:tab/><text:tab/><text:tab/><text:tab/><text:tab/>-Hack allows them to manually control the device, <text:tab/><text:tab/><text:tab/><text:tab/><text:tab/><text:tab/>making it work for them. </text:p>
      <text:p text:style-name="P468"><text:tab/><text:tab/><text:tab/><text:tab/><text:tab/>-Bypass shuts the device down entirely. </text:p>
      <text:p text:style-name="P468"><text:tab/><text:tab/><text:tab/><text:tab/>They can interact with these devices at a range of 5 meters. The <text:tab/><text:tab/><text:tab/><text:tab/>Engineer is rendered defenseless while hacking a device. </text:p>
      <text:p text:style-name="P468"><text:tab/><text:tab/><text:tab/>Rank 2: The range an Engineer can interact with electronic devices is <text:tab/><text:tab/><text:tab/><text:tab/>now increased to 10 meters.</text:p>
      <text:p text:style-name="P468"><text:tab/><text:tab/><text:tab/>Rank 3: The remote link now highlights electronic devices in range <text:tab/><text:tab/><text:tab/><text:tab/><text:tab/>when the Engineer is looking in their direction. The Engineer is <text:tab/><text:tab/><text:tab/><text:tab/>also able to directly control any of their deployed devices,<text:tab/><text:tab/><text:tab/><text:tab/><text:tab/>doing so renders them defenseless, however. They can also see <text:tab/><text:tab/><text:tab/><text:tab/>the location of &amp; remotely detonate any mines they deployed.</text:p>
      <text:p text:style-name="P468"><text:tab/><text:tab/><text:tab/>Rank 4: The range an Engineer can interact with electronic devices is <text:tab/><text:tab/><text:tab/><text:tab/>now increased to 15 meters.</text:p>
      <text:p text:style-name="P468"><text:tab/><text:tab/><text:tab/>Rank 5: At this rank the Engineer can now set a hacked device to be <text:tab/><text:tab/><text:tab/><text:tab/><text:tab/>automated, allowing the Engineer to level the battlefield or <text:tab/><text:tab/><text:tab/><text:tab/><text:tab/>provide a distraction. Additionally, the range is increased to 20 <text:tab/><text:tab/><text:tab/><text:tab/>meters.</text:p>
      <text:p text:style-name="P468"><text:tab/><text:tab/><text:tab/>Rank 6: The Engineer has increased the processing power of his <text:tab/><text:tab/><text:tab/><text:tab/><text:tab/>remote link, allowing him to set up to three hacked devices to <text:tab/><text:tab/><text:tab/><text:tab/><text:tab/>be automated at the same time. Additionally, the range is <text:tab/><text:tab/><text:tab/><text:tab/><text:tab/>increased to 25 meters. Devices deployed by the Engineer can <text:tab/><text:tab/><text:tab/><text:tab/><text:tab/>be directly controlled up to 50 meters.</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Beta T1 II: <text:s/>Flashbang</text:p>
      <text:p text:style-name="P468"><text:tab/><text:tab/>This skill allows the crafting &amp; deployment of flashbang grenades that <text:tab/><text:tab/><text:tab/>disorient enemies for a time utilizing a bright flash of light &amp; a concussive <text:tab/><text:tab/><text:tab/>blast of sound.</text:p>
      <text:p text:style-name="P468"><text:tab/><text:tab/><text:tab/>Rank 1: The Engineer drops a grenade the detonates instantly <text:tab/><text:tab/><text:tab/><text:tab/><text:tab/><text:tab/>disorienting enemies with 5 meters for 10 seconds.</text:p>
      <text:p text:style-name="P468"><text:tab/><text:tab/><text:tab/><text:tab/>Stamina Cost: 20 Stamina</text:p>
      <text:p text:style-name="P468"><text:tab/><text:tab/><text:tab/><text:tab/>Cool-Down: 45 Seconds.</text:p>
      <text:p text:style-name="P468"><text:tab/><text:tab/><text:tab/>Rank 2: The grenade now disorients enemies for 11 seconds.</text:p>
      <text:p text:style-name="P468"><text:tab/><text:tab/><text:tab/>Rank 3: The grenade now disorients enemies for 12 seconds &amp; <text:tab/><text:tab/><text:tab/><text:tab/><text:tab/>deploys covering smoke over a 10 meter area.</text:p>
      <text:p text:style-name="P468"><text:tab/><text:tab/><text:tab/>Rank 4: The grenade now disorients enemies for 13 seconds.</text:p>
      <text:p text:style-name="P468"><text:tab/><text:tab/><text:tab/>Rank 5: The grenade now disorients enemies for 14 seconds.</text:p>
      <text:p text:style-name="P468"><text:tab/><text:tab/><text:tab/>Rank 6: The grenade now disorients enemies for 15 seconds &amp; <text:tab/><text:tab/><text:tab/><text:tab/><text:tab/>knocks enemies that are disorientated prone.</text:p>
      <text:p text:style-name="P468"><text:tab/><text:tab/></text:p>
      <text:p text:style-name="P468"><text:tab/><text:tab/>Beta T1 III: Efficient Engineering</text:p>
      <text:p text:style-name="P468"><text:tab/><text:tab/>Some people just think logically. The Engineer uses less crafting <text:tab/><text:tab/><text:tab/><text:tab/>components.</text:p>
      <text:p text:style-name="P468"><text:tab/><text:tab/><text:tab/>Rank 1: The Engineer gains a 5% reduction in all crafting costs.</text:p>
      <text:p text:style-name="P468"><text:tab/><text:tab/><text:tab/>Rank 2: The Engineer gains an additional 5% (10%) reduction in <text:tab/><text:tab/><text:tab/><text:tab/><text:tab/>all crafting costs.</text:p>
      <text:p text:style-name="P468"><text:tab/><text:tab/><text:tab/>Rank 3: The Engineer has an additional 5% (15%) reduction in <text:tab/><text:tab/><text:tab/><text:tab/><text:tab/>all crafting costs.</text:p>
      <text:p text:style-name="P468"><text:tab/><text:tab/><text:tab/>Rank 4: The Engineer has an additional 5% (20%) reduction in <text:tab/><text:tab/><text:tab/><text:tab/><text:tab/>all crafting costs.</text:p>
      <text:p text:style-name="P468"><text:tab/><text:tab/><text:tab/>Rank 5: The Engineer gains an additional 5% (25%) reduction in <text:tab/><text:tab/><text:tab/><text:tab/><text:tab/>all crafting costs.</text:p>
      <text:p text:style-name="P468"><text:tab/><text:tab/><text:tab/>Rank 6: The Engineer gains an additional 5% (30%) reduction in <text:tab/><text:tab/><text:tab/><text:tab/><text:tab/>all crafting costs.</text:p>
      <text:p text:style-name="P468"><text:s/></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Beta T1 IV: Deploy Cover</text:p>
      <text:p text:style-name="P468"><text:tab/><text:tab/>Utilizing Kevlar fabrics &amp; small ballistics plates mounted on a collapsible <text:tab/><text:tab/><text:tab/>frame, Engineers can quickly deploy an immobile barrier that can absorb a <text:tab/><text:tab/><text:tab/>fair amount of damage, breaking line of sight &amp; enabling them to shelter <text:tab/><text:tab/><text:tab/>behind it or make a quick escape.</text:p>
      <text:p text:style-name="P468"><text:tab/><text:tab/><text:tab/>Rank 1: The barrier covers a 1 meter tall by 2 meter wide area, &amp; <text:tab/><text:tab/><text:tab/><text:tab/><text:tab/>absorbs 200 points of damage before collapsing or lasts for 30 <text:tab/><text:tab/><text:tab/><text:tab/><text:tab/>seconds, whichever comes first.</text:p>
      <text:p text:style-name="P468"><text:tab/><text:tab/><text:tab/><text:tab/>Stamina Cost: 50 Stamina</text:p>
      <text:p text:style-name="P468"><text:tab/><text:tab/><text:tab/><text:tab/>Cool-Down: 2 Minutes.</text:p>
      <text:p text:style-name="P468"><text:tab/><text:tab/><text:tab/>Rank 2: The barrier absorbs 250 points of damage before collapsing.</text:p>
      <text:p text:style-name="P468"><text:tab/><text:tab/><text:tab/>Rank 3: The barrier absorbs 300 points of damage before collapsing, <text:tab/><text:tab/><text:tab/><text:tab/>&amp; now covers a 1.5 by 3 meter area. </text:p>
      <text:p text:style-name="P468"><text:tab/><text:tab/><text:tab/>Rank 4: The barrier absorbs 350 points of damage before collapsing.</text:p>
      <text:p text:style-name="P468"><text:tab/><text:tab/><text:tab/>Rank 5: The barrier absorbs 400 points of damage before collapsing. </text:p>
      <text:p text:style-name="P468"><text:tab/><text:tab/><text:tab/><text:tab/>The barrier now lasts for 1 minute. </text:p>
      <text:p text:style-name="P468"><text:tab/><text:tab/><text:tab/>Rank 6: The barrier absorbs 450 points of damage before collapsing <text:tab/><text:tab/><text:tab/><text:tab/><text:tab/>&amp; now covers a 2 meter tall by 4 meter wide area. </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Scout</text:p>
      <text:p text:style-name="P468"/>
      <text:p text:style-name="P468"><text:tab/><text:tab/>Charlie T1 I: Precision </text:p>
      <text:p text:style-name="P468"><text:tab/><text:tab/>Scouts are known for their steady hands &amp; keen eyes when it comes to <text:tab/><text:tab/><text:tab/>their marksmanship. This skill increases zoom distance &amp; decreases <text:tab/><text:tab/><text:tab/><text:tab/>the wavering while aiming down the sights.</text:p>
      <text:p text:style-name="P468"><text:tab/><text:tab/><text:tab/>Rank 1: The Scout’s waver while aiming down the sights of a <text:tab/><text:tab/><text:tab/><text:tab/><text:tab/><text:tab/>weapon is reduced by 5% &amp; the Scouts field of vision now <text:tab/><text:tab/><text:tab/><text:tab/><text:tab/>zooms in 5% while aiming down the sights.</text:p>
      <text:p text:style-name="P468"><text:tab/><text:tab/><text:tab/>Rank 2: The Scouts waver &amp; zoom while aiming down the sights is <text:tab/><text:tab/><text:tab/><text:tab/><text:tab/>increased by an additional 5% (10%).</text:p>
      <text:p text:style-name="P468"><text:tab/><text:tab/><text:tab/>Rank 3: The Scouts waver &amp; zoom while aiming down the sights is <text:tab/><text:tab/><text:tab/><text:tab/><text:tab/>increased by an additional 5% (15%). The Scout breathes in a <text:tab/><text:tab/><text:tab/><text:tab/><text:tab/>pattern helps with their shooting, waver while aiming down the <text:tab/><text:tab/><text:tab/><text:tab/>sights stops for the first 3 seconds that they aim down the <text:tab/><text:tab/><text:tab/><text:tab/><text:tab/>sights of their weapon. This effect can only occur every 18 <text:tab/><text:tab/><text:tab/><text:tab/><text:tab/>seconds. </text:p>
      <text:p text:style-name="P468"><text:tab/><text:tab/><text:tab/>Rank 4: The Scouts waver &amp; zoom while aiming down the sights is <text:tab/><text:tab/><text:tab/><text:tab/><text:tab/>increased by an additional 5% (20%).</text:p>
      <text:p text:style-name="P468"><text:tab/><text:tab/><text:tab/>Rank 5: The Scouts waver &amp; zoom while aiming down the sights is <text:tab/><text:tab/><text:tab/><text:tab/><text:tab/>increased by an additional 5% (25%).</text:p>
      <text:p text:style-name="P468"><text:tab/><text:tab/><text:tab/>Rank 6: The Scouts waver &amp; zoom while aiming down the sights is <text:tab/><text:tab/><text:tab/><text:tab/><text:tab/>increased by an additional 5% (15%). The Scout now breathes <text:tab/><text:tab/><text:tab/><text:tab/><text:tab/>in even calmer when firing, increasing the duration without <text:tab/><text:tab/><text:tab/><text:tab/><text:tab/>waver while aiming to 6 seconds. The effect now can occur <text:tab/><text:tab/><text:tab/><text:tab/><text:tab/>every 15 seconds. </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Charlie T1 II: Hunter’s Eye</text:p>
      <text:p text:style-name="P468"><text:tab/><text:tab/>A bullet through the gap in a Soldier’s armor, or an arrow through a <text:tab/><text:tab/><text:tab/><text:tab/>monster’s eye. Both are a result of long days of training to see the weak <text:tab/><text:tab/><text:tab/>spots an an enemy’s defenses. Scouts can pick these areas out &amp; drive an <text:tab/><text:tab/><text:tab/>attack home with lethal precision. </text:p>
      <text:p text:style-name="P468"/>
      <text:p text:style-name="P468"><text:tab/><text:tab/><text:tab/><text:tab/><text:tab/>*LD Note: This effect should be done with a slight <text:tab/><text:tab/><text:tab/><text:tab/><text:tab/><text:tab/>graying out the target &amp; environment, with the <text:tab/><text:tab/><text:tab/><text:tab/><text:tab/><text:tab/><text:tab/>weak <text:tab/>point glowing an orange-red.</text:p>
      <text:p text:style-name="P468"/>
      <text:p text:style-name="P468"><text:tab/><text:tab/><text:tab/>Rank 1: Highlights the weak spot of the enemy within the Scouts <text:tab/><text:tab/><text:tab/><text:tab/><text:tab/>direct sight for 3 seconds. If the spot is struck within 10 <text:tab/><text:tab/><text:tab/><text:tab/><text:tab/><text:tab/>seconds of being highlighted, the attack deals triple damage.</text:p>
      <text:p text:style-name="P468"><text:tab/><text:tab/><text:tab/><text:tab/>Stamina Cost: 20 Stamina</text:p>
      <text:p text:style-name="P468"><text:tab/><text:tab/><text:tab/><text:tab/>Cool-Down: 1 Minute.</text:p>
      <text:p text:style-name="P468"><text:tab/><text:tab/><text:tab/>Rank 2: Highlights the weak spot of the enemy for 5 seconds.</text:p>
      <text:p text:style-name="P468"><text:tab/><text:tab/><text:tab/>Rank 3: Highlights the weak spot of the enemy for 7 seconds. <text:tab/>Out of <text:tab/><text:tab/><text:tab/><text:tab/>combat, the duration of both effects are doubled, as long as the <text:tab/><text:tab/><text:tab/><text:tab/>Scout does not move. </text:p>
      <text:p text:style-name="P468"><text:tab/><text:tab/><text:tab/>Rank 4: Highlights the weak spot of the enemy for 9 seconds.</text:p>
      <text:p text:style-name="P468"><text:tab/><text:tab/><text:tab/>Rank 5: Highlights the weak spot of the enemy for 11 seconds &amp; <text:tab/><text:tab/><text:tab/><text:tab/><text:tab/>the duration to strike the weak spot is increased to 15 seconds.</text:p>
      <text:p text:style-name="P468"><text:tab/><text:tab/><text:tab/>Rank 6: Highlights the weak spot of the enemy for 13 seconds, <text:tab/><text:tab/><text:tab/><text:tab/><text:tab/>additionally, the Scout may retain the doubled duration of this <text:tab/><text:tab/><text:tab/><text:tab/><text:tab/>effect even when moving.</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Charlie T1 III: Prowl</text:p>
      <text:p text:style-name="P468"><text:tab/><text:tab/>Through intense training, Scouts learn to move more quickly without <text:tab/><text:tab/><text:tab/>sacrificing stealth. This enables them to move like ghosts through the ruins <text:tab/><text:tab/><text:tab/>of the city, swift &amp; undetected.</text:p>
      <text:p text:style-name="P468"><text:tab/><text:tab/><text:tab/>Rank 1: The Scout’s movement speed while crouched is increased by <text:tab/><text:tab/><text:tab/><text:tab/>15%.</text:p>
      <text:p text:style-name="P468"><text:tab/><text:tab/><text:tab/>Rank 2: The Scout’s movement speed while crouched is increased by <text:tab/><text:tab/><text:tab/><text:tab/>&amp; additional 15% (30%).</text:p>
      <text:p text:style-name="P468"><text:tab/><text:tab/><text:tab/>Rank 3: The Scout makes no noise while walking. Also, while <text:tab/><text:tab/><text:tab/><text:tab/><text:tab/><text:tab/>crouched they can “see” the line of sight of nearby <text:tab/><text:tab/><text:tab/><text:tab/><text:tab/><text:tab/>enemies. </text:p>
      <text:p text:style-name="P468"/>
      <text:p text:style-name="P468"><text:tab/><text:tab/><text:tab/><text:tab/><text:tab/>*LD Note: This could be done visually with a faint <text:tab/><text:tab/><text:tab/><text:tab/><text:tab/><text:tab/>White-blue cone of light in front of the enemy’s face, <text:tab/><text:tab/><text:tab/><text:tab/><text:tab/><text:tab/>&amp; have it turn Yellow if alarmed, &amp; Red if they see <text:tab/><text:tab/><text:tab/><text:tab/><text:tab/><text:tab/>the player &amp; turn hostile.</text:p>
      <text:p text:style-name="P468"/>
      <text:p text:style-name="P468"><text:tab/><text:tab/><text:tab/>Rank 4: The Scout’s movement speed is increased by 10%.</text:p>
      <text:p text:style-name="P468"><text:tab/><text:tab/><text:tab/>Rank 5: The Scout’s movement speed is increased by an additional <text:tab/><text:tab/><text:tab/><text:tab/><text:tab/>15% (25%).</text:p>
      <text:p text:style-name="P468"><text:tab/><text:tab/><text:tab/>Rank 6: The Scout can now sprint silently.</text:p>
      <text:p text:style-name="P468"/>
      <text:p text:style-name="P468"><text:tab/><text:tab/>Charlie T1 IV: <text:s/>Ambush</text:p>
      <text:p text:style-name="P468"><text:tab/><text:tab/>Silence is a Scout’s weapon &amp; armor, &amp; taking down a foe quietly can be <text:tab/><text:tab/><text:tab/>the difference between fighting only one, or facing a horde.</text:p>
      <text:p text:style-name="P468"><text:tab/><text:tab/><text:tab/>Rank 1: Can knock out or kill Tier 1 enemies silently. The Scout <text:tab/><text:tab/><text:tab/><text:tab/><text:tab/>must be crouched &amp; press the INTERACT KEY. Press to <text:tab/><text:tab/><text:tab/><text:tab/><text:tab/>knockout, or hold to kill.</text:p>
      <text:p text:style-name="P468"><text:tab/><text:tab/><text:tab/><text:tab/>Stamina Cost: 10 Stamina per kill</text:p>
      <text:p text:style-name="P468"><text:tab/><text:tab/><text:tab/>Rank 2: While ambushing an enemy, the Scout can now kill them <text:tab/><text:tab/><text:tab/><text:tab/><text:tab/>quickly.</text:p>
      <text:p text:style-name="P468"><text:tab/><text:tab/><text:tab/>Rank 3: The Scout can now ambush Tier 2 enemies.</text:p>
      <text:p text:style-name="P468"><text:tab/><text:tab/><text:tab/>Rank 4: The Scout can now ambush Tier II &amp; above enemies, <text:tab/><text:tab/><text:tab/><text:tab/><text:tab/><text:tab/>dealing 15% of their health as damage.</text:p>
      <text:p text:style-name="P468"><text:tab/><text:tab/><text:tab/>Rank 5: The Scouts ambush against higher tier enemies now deals <text:tab/><text:tab/><text:tab/><text:tab/><text:tab/>30% of their health as damage.<text:tab/><text:tab/><text:tab/><text:tab/></text:p>
      <text:p text:style-name="P468"><text:tab/><text:tab/><text:tab/>Rank 6: The Scout can now ambush Tier 3 enemies.</text:p>
      <text:p text:style-name="P468"/>
      <text:p text:style-name="P468"><text:tab/><text:tab/><text:tab/><text:tab/><text:tab/>*LD Note: The player will never be able to outright kill <text:tab/><text:tab/><text:tab/><text:tab/><text:tab/>a Boss (Tier 4-5) so the “ambushing” is a little reward <text:tab/><text:tab/><text:tab/><text:tab/><text:tab/><text:tab/>to tilt the scales in their favor, if they happen to get the <text:tab/><text:tab/><text:tab/><text:tab/><text:tab/><text:tab/>drop on a Boss.</text:p>
      <text:p text:style-name="P468"><text:soft-page-break/>Tier Two</text:p>
      <text:p text:style-name="P468"/>
      <text:p text:style-name="P468">Soldier</text:p>
      <text:p text:style-name="P468"/>
      <text:p text:style-name="P468"><text:tab/><text:tab/>Alpha T2 I: Shrug Off</text:p>
      <text:p text:style-name="P468"><text:tab/><text:tab/>Soldiers are known for their ability to continued past injuries.</text:p>
      <text:p text:style-name="P468"><text:tab/><text:tab/><text:tab/>Rank 1: The Soldier reduces all incoming physical damage by 5%.</text:p>
      <text:p text:style-name="P468"><text:tab/><text:tab/><text:tab/>Rank 2: The Soldier reduces all incoming physical damage by an <text:tab/><text:tab/><text:tab/><text:tab/><text:tab/>additional 5% (10%).</text:p>
      <text:p text:style-name="P468"><text:tab/><text:tab/><text:tab/>Rank 3: The Soldier reduces all incoming physical damage by an <text:tab/><text:tab/><text:tab/><text:tab/><text:tab/>additional 5% (15%). There is also a 10% chance to completely <text:tab/><text:tab/><text:tab/><text:tab/>negate an incoming attack.</text:p>
      <text:p text:style-name="P468"><text:tab/><text:tab/><text:tab/>Rank 4: The Soldier reduces all incoming physical damage by an <text:tab/><text:tab/><text:tab/><text:tab/><text:tab/>additional 5% (20%).</text:p>
      <text:p text:style-name="P468"><text:tab/><text:tab/><text:tab/>Rank 5: The Soldier reduces all incoming physical damage by an <text:tab/><text:tab/><text:tab/><text:tab/><text:tab/>additional 5% (25%).</text:p>
      <text:p text:style-name="P468"><text:tab/><text:tab/><text:tab/>Rank 6: The Soldier reduces all incoming physical damage by an <text:tab/><text:tab/><text:tab/><text:tab/><text:tab/>additional 5% (10%). There is also now a 15% chance to <text:tab/><text:tab/><text:tab/><text:tab/><text:tab/>completely negate an incoming attack.</text:p>
      <text:p text:style-name="P468"/>
      <text:p text:style-name="P468"><text:tab/><text:tab/>Alpha T2 II: Bloodlust</text:p>
      <text:p text:style-name="P468"><text:tab/><text:tab/>Giving in to their rage &amp; lust for battle, Soldiers get a twisted surge of <text:tab/><text:tab/><text:tab/>adrenaline every time they slay a foe, leaving them feeling rejuvenated &amp; <text:tab/><text:tab/><text:tab/>ready for more.</text:p>
      <text:p text:style-name="P468"><text:tab/><text:tab/><text:tab/>Rank 1: When active, the Soldier will regenerate 20% of their health <text:tab/><text:tab/><text:tab/><text:tab/>over 10 seconds each time they kill an enemy. This ability lasts <text:tab/><text:tab/><text:tab/><text:tab/>for 30 seconds.</text:p>
      <text:p text:style-name="P468"><text:tab/><text:tab/><text:tab/><text:tab/>Stamina Cost: 40 Stamina</text:p>
      <text:p text:style-name="P468"><text:tab/><text:tab/><text:tab/><text:tab/>Cool-Down: 3 Minutes.</text:p>
      <text:p text:style-name="P468"><text:tab/><text:tab/><text:tab/>Rank 2: The Soldier regenerates 25% of their health over 10 seconds <text:tab/><text:tab/><text:tab/><text:tab/>when they kill an enemy.</text:p>
      <text:p text:style-name="P468"><text:tab/><text:tab/><text:tab/>Rank 3: This skills cool-down is decreased by 1 minute.</text:p>
      <text:p text:style-name="P468"><text:tab/><text:tab/><text:tab/>Rank 4: The Soldier regenerates 30% of their health over 10 seconds <text:tab/><text:tab/><text:tab/><text:tab/>when they kill an enemy.</text:p>
      <text:p text:style-name="P468"><text:tab/><text:tab/><text:tab/>Rank 5: The Soldier regenerates 35% of their health over 10 seconds <text:tab/><text:tab/><text:tab/><text:tab/>when they kill an enemy.</text:p>
      <text:p text:style-name="P468"><text:tab/><text:tab/><text:tab/>Rank 6: This skills cool-down is reduced by an additional minute &amp; <text:tab/><text:tab/><text:tab/><text:tab/><text:tab/>the healing occurs over 5 seconds. </text:p>
      <text:p text:style-name="P468"/>
      <text:p text:style-name="P468"/>
      <text:p text:style-name="P468"/>
      <text:p text:style-name="P468"/>
      <text:p text:style-name="P468"><text:soft-page-break/><text:tab/><text:tab/>Alpha T2 III: Charging Assault</text:p>
      <text:p text:style-name="P468"><text:tab/><text:tab/>Renowned for their assaults, Soldiers can learn to swing a weapon or fire a <text:tab/><text:tab/><text:tab/>gun while sprinting. While still not as accurate as taking the time to <text:tab/><text:tab/><text:tab/><text:tab/>properly aim a shot, it is frighteningly effective when rushing a group of <text:tab/><text:tab/><text:tab/>enemies, forcing them to take cover or get shredded by a storm of bullets.</text:p>
      <text:p text:style-name="P468"/>
      <text:p text:style-name="P468"><text:tab/><text:tab/><text:tab/><text:tab/><text:tab/>*LD Note: The bullet spread for Hip-Fire should be <text:tab/><text:tab/><text:tab/><text:tab/><text:tab/><text:tab/>twice that of walking at full speed, &amp; weapon attacks <text:tab/><text:tab/><text:tab/><text:tab/><text:tab/><text:tab/>should consume 100% more stamina.</text:p>
      <text:p text:style-name="P468"/>
      <text:p text:style-name="P468"><text:tab/><text:tab/><text:tab/>Rank 1: The Soldier can now swing a melee weapon or fire from the <text:tab/><text:tab/><text:tab/><text:tab/>hip with a firearm while sprinting.</text:p>
      <text:p text:style-name="P468"><text:tab/><text:tab/><text:tab/>Rank 2: Stamina cost of swinging a weapon while sprinting is <text:tab/><text:tab/><text:tab/><text:tab/><text:tab/><text:tab/>reduced by 25%; Bullet spread while sprinting &amp; firing from <text:tab/><text:tab/><text:tab/><text:tab/><text:tab/>the hip is reduced by 25%.</text:p>
      <text:p text:style-name="P468"><text:tab/><text:tab/><text:tab/>Rank 3: The Soldier can now throw a weapon or use throwing <text:tab/><text:tab/><text:tab/><text:tab/><text:tab/><text:tab/>weapons while sprinting.</text:p>
      <text:p text:style-name="P468"><text:tab/><text:tab/><text:tab/>Rank 4: Stamina cost of swinging a weapon while sprinting is now <text:tab/><text:tab/><text:tab/><text:tab/><text:tab/>reduced by 50%; Bullet spread while sprinting &amp; firing from <text:tab/><text:tab/><text:tab/><text:tab/><text:tab/>the hip is now reduced by 50%.</text:p>
      <text:p text:style-name="P468"><text:tab/><text:tab/><text:tab/>Rank 5: Stamina cost of swinging a weapon while sprinting is now <text:tab/><text:tab/><text:tab/><text:tab/><text:tab/>reduced by 75%; Bullet spread while sprinting &amp; firing from <text:tab/><text:tab/><text:tab/><text:tab/><text:tab/>the hip is now reduced by 75%.</text:p>
      <text:p text:style-name="P468"><text:tab/><text:tab/><text:tab/>Rank 6: Sprinting melee weapon attacks now knock enemies flying; <text:tab/><text:tab/><text:tab/><text:tab/><text:tab/>Firing a ranged weapon while sprinting causes a fear effect on <text:tab/><text:tab/><text:tab/><text:tab/><text:tab/>enemies near the bullet trajectory, causing them to break cover <text:tab/><text:tab/><text:tab/><text:tab/><text:tab/>&amp; scatter.</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Engineer</text:p>
      <text:p text:style-name="P468"/>
      <text:p text:style-name="P468"><text:tab/><text:tab/>Beta T2 I: HRPY Turret</text:p>
      <text:p text:style-name="P468"><text:tab/><text:tab/>Engineers are never far from their gadgets, &amp; this particular number is no <text:tab/><text:tab/><text:tab/>different. Deploying a small, collapsible turret the Engineer can cover an <text:tab/><text:tab/><text:tab/>area with small-arms fire, providing an extra bit of firepower where it’s <text:tab/><text:tab/><text:tab/>needed.</text:p>
      <text:p text:style-name="P468"><text:tab/><text:tab/><text:tab/>Rank 1: The HRPY Turret has 50 health, &amp; fires 1 shot per second, <text:tab/><text:tab/><text:tab/><text:tab/><text:tab/>dealing 5 points of damage per shot.</text:p>
      <text:p text:style-name="P468"><text:tab/><text:tab/><text:tab/><text:tab/>Stamina Cost: 40 Stamina</text:p>
      <text:p text:style-name="P468"><text:tab/><text:tab/><text:tab/>Rank 2: The Turret now has 75 health, &amp; fires 1 shot per second, <text:tab/><text:tab/><text:tab/><text:tab/><text:tab/>dealing 5 damage per shot &amp; explodes for 50 points of damage <text:tab/><text:tab/><text:tab/><text:tab/>if destroyed. </text:p>
      <text:p text:style-name="P468"><text:tab/><text:tab/><text:tab/>Rank 3: The Turret has 100 health, &amp; fires 2 shots per second, <text:tab/><text:tab/><text:tab/><text:tab/><text:tab/><text:tab/>dealing 10 damage per shot.</text:p>
      <text:p text:style-name="P468"><text:tab/><text:tab/><text:tab/>Rank 4: The Turret has 125 Health, &amp; fires 2 shots per second, <text:tab/><text:tab/><text:tab/><text:tab/><text:tab/>dealing 15 damage per shot.</text:p>
      <text:p text:style-name="P468"><text:tab/><text:tab/><text:tab/>Rank 5: The Turret has 150 Health, &amp; fires 2 shots per second, <text:tab/><text:tab/><text:tab/><text:tab/><text:tab/>dealing 15 damage per shot, &amp; stuns enemies in addition to <text:tab/><text:tab/><text:tab/><text:tab/><text:tab/>damaging them when destroyed. </text:p>
      <text:p text:style-name="P468"><text:tab/><text:tab/><text:tab/>Rank 6: The Turret has 200 Health, &amp; fires 3 shots per second, <text:tab/><text:tab/><text:tab/><text:tab/><text:tab/>dealing 20 damage per shot.</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Beta T2 II: Grenadier </text:p>
      <text:p text:style-name="P468"><text:tab/><text:tab/>Always re-purposing various resources from failed ammo, defunct <text:tab/><text:tab/><text:tab/><text:tab/>grenades, &amp; leftover liquors, Engineers have learned to get some extra <text:tab/><text:tab/><text:tab/>firepower out of volatile compounds. <text:tab/><text:tab/><text:tab/></text:p>
      <text:p text:style-name="P468"/>
      <text:p text:style-name="P468"><text:tab/><text:tab/><text:tab/><text:tab/><text:tab/>*LD Note: These needs to be limited heavily, one <text:tab/><text:tab/><text:tab/><text:tab/><text:tab/><text:tab/>charge per rank, &amp; these begin regenerating after the <text:tab/><text:tab/><text:tab/><text:tab/><text:tab/>last one is deployed, over the course of 30 seconds per <text:tab/><text:tab/><text:tab/><text:tab/><text:tab/><text:tab/>charge.</text:p>
      <text:p text:style-name="P468"/>
      <text:p text:style-name="P468"><text:tab/><text:tab/><text:tab/>Rank 1: The Engineer throws out a grenade, dealing 80 points of <text:tab/><text:tab/><text:tab/><text:tab/><text:tab/>damage over a 3 meter radius. An Engineer gains a grenade <text:tab/><text:tab/><text:tab/><text:tab/><text:tab/>charge a rank, each charge regenerating over 30 seconds.</text:p>
      <text:p text:style-name="P468"><text:tab/><text:tab/><text:tab/><text:tab/>Stamina Cost: 30 Stamina</text:p>
      <text:p text:style-name="P468"><text:tab/><text:tab/><text:tab/>Rank 2: The Engineer can now infuse the grenade with an incendiary <text:tab/><text:tab/><text:tab/><text:tab/>effect, covering surfaces <text:tab/>&amp; foes with flames for 10 seconds <text:tab/><text:tab/><text:tab/><text:tab/><text:tab/>&amp; dealing 5 points of burn damage every 2 seconds.</text:p>
      <text:p text:style-name="P468"><text:tab/><text:tab/><text:tab/>Rank 3: The Engineer can now set grenades as mines on any surface <text:tab/><text:tab/><text:tab/><text:tab/><text:tab/>by looking at it &amp; holding down the skill. Also, the Engineer <text:tab/><text:tab/><text:tab/><text:tab/><text:tab/>can hold down the button when next to a surface to deploy the <text:tab/><text:tab/><text:tab/><text:tab/><text:tab/>grenade as a mine. The mine takes a grenade charge &amp; <text:tab/><text:tab/><text:tab/><text:tab/><text:tab/><text:tab/>remains until the Engineer detonates it or they move 100 <text:tab/><text:tab/><text:tab/><text:tab/><text:tab/>meters away, at which point it detonates. </text:p>
      <text:p text:style-name="P468"><text:tab/><text:tab/><text:tab/>Rank 4: The grenades/mines now deal 100 points of damage &amp; <text:tab/><text:tab/><text:tab/><text:tab/><text:tab/>effects a 5 meter radius.</text:p>
      <text:p text:style-name="P468"><text:tab/><text:tab/><text:tab/>Rank 5: The Engineer can now add electrical shock to his grenades <text:tab/><text:tab/><text:tab/><text:tab/><text:tab/>&amp; mines, which stun enemies within the blast radius for 3 <text:tab/><text:tab/><text:tab/><text:tab/><text:tab/>seconds.</text:p>
      <text:p text:style-name="P468"><text:tab/><text:tab/><text:tab/>Rank 6: Grenade &amp; mine charges now regenerate at a rate of 1 per <text:tab/><text:tab/><text:tab/><text:tab/><text:tab/>20 seconds, &amp; release three MIRV munitions over a 10 meter <text:tab/><text:tab/><text:tab/><text:tab/><text:tab/>area that deal 25% of the original damage.</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Beta T2 III: Reinforced Barricades</text:p>
      <text:p text:style-name="P468"><text:tab/><text:tab/>Life on the frontier of this new world is dangerous, &amp; safe houses are <text:tab/><text:tab/><text:tab/>necessity. Where most people have to make do with stacks of rubble or <text:tab/><text:tab/><text:tab/>boards &amp; nails to shore up crumbling walls, the Engineer has something <text:tab/><text:tab/><text:tab/>better. When reinforcing a breached section of a would-be safe house, the <text:tab/><text:tab/><text:tab/>Engineer instead deploys a collapsing steel curtain that is designed to <text:tab/><text:tab/><text:tab/>unfold &amp; fit snugly, stopping all manner of small arms fire &amp; all but the <text:tab/><text:tab/><text:tab/>strongest of claws.</text:p>
      <text:p text:style-name="P468"><text:tab/><text:tab/><text:tab/>Rank 1: When adding walls or reinforcements to a chosen safe <text:tab/><text:tab/><text:tab/><text:tab/><text:tab/>house, the Engineer deploys specially designed steel curtains <text:tab/><text:tab/><text:tab/><text:tab/><text:tab/>that cannot be outright removed, &amp; have 125% of the health of <text:tab/><text:tab/><text:tab/><text:tab/>a regular wall or reinforcement.</text:p>
      <text:p text:style-name="P468"><text:tab/><text:tab/><text:tab/>Rank 2: The health of the steel curtain increases to 175%.</text:p>
      <text:p text:style-name="P468"><text:tab/><text:tab/><text:tab/>Rank 3: The steel curtain can now be electrically charged, damaging <text:tab/><text:tab/><text:tab/><text:tab/><text:tab/>any who touch it while powered &amp; deterring Fae.</text:p>
      <text:p text:style-name="P468"><text:tab/><text:tab/><text:tab/>Rank 4: The health of the steel curtain increases to 225%.</text:p>
      <text:p text:style-name="P468"><text:tab/><text:tab/><text:tab/>Rank 5: The health of the steel curtain increases to 275%.</text:p>
      <text:p text:style-name="P468"><text:tab/><text:tab/><text:tab/>Rank 6: The steel curtain is now impenetrable to damage &amp; magiks, <text:tab/><text:tab/><text:tab/><text:tab/><text:tab/>due to a layer of lead being applied to an advanced alloy sheet <text:tab/><text:tab/><text:tab/><text:tab/><text:tab/>that has been added to the original design.</text:p>
      <text:p text:style-name="P468"/>
      <text:p text:style-name="P468">Scout</text:p>
      <text:p text:style-name="P468"/>
      <text:p text:style-name="P468"><text:tab/><text:tab/>Charlie T2 I: Skirmish Shooting</text:p>
      <text:p text:style-name="P468"><text:tab/><text:tab/>Scouts learn to shoot on the move while still preserving their accuracy. This <text:tab/><text:tab/>tactic <text:tab/>allows them to move around the battlefield, placing expert shots <text:tab/><text:tab/><text:tab/>where they’re needed most.</text:p>
      <text:p text:style-name="P468"><text:tab/><text:tab/><text:tab/>Rank 1: The Scouts hands steady, the waver while aiming down the <text:tab/><text:tab/><text:tab/><text:tab/><text:tab/>sights of a weapon &amp; moving is reduced by 15%.</text:p>
      <text:p text:style-name="P468"><text:tab/><text:tab/><text:tab/>Rank 2: With even steadier hands, the Scout gains an additional 15% <text:tab/><text:tab/><text:tab/><text:tab/>(30%)<text:tab/> reduction is waver. </text:p>
      <text:p text:style-name="P468"><text:tab/><text:tab/><text:tab/>Rank 3: The Scout gains an additional 15% (45%) reduction is <text:tab/><text:tab/><text:tab/><text:tab/><text:tab/>waver. Their perception of time also slows for the first 3 <text:tab/><text:tab/><text:tab/><text:tab/><text:tab/><text:tab/>seconds of aiming down the sights.</text:p>
      <text:p text:style-name="P468"><text:tab/><text:tab/><text:tab/>Rank 4: With even steadier hands, the Scout gains an additional 15% <text:tab/><text:tab/><text:tab/><text:tab/>(60%)<text:tab/> reduction is waver. </text:p>
      <text:p text:style-name="P468"><text:tab/><text:tab/><text:tab/>Rank 5: With even steadier hands, the Scout gains an additional 15% <text:tab/><text:tab/><text:tab/><text:tab/>(75%)<text:tab/> reduction is waver. </text:p>
      <text:p text:style-name="P468"><text:tab/><text:tab/><text:tab/>Rank 6: The altered perception effect is now extended to 6 seconds. <text:tab/><text:tab/><text:tab/><text:tab/><text:tab/>Also, aiming down the sights can be used while sprinting, at <text:tab/><text:tab/><text:tab/><text:tab/><text:tab/>50% reduced waver.</text:p>
      <text:p text:style-name="P468"/>
      <text:p text:style-name="P468"><text:soft-page-break/><text:tab/><text:tab/>Charlie T2 II: Search Party</text:p>
      <text:p text:style-name="P468"><text:tab/><text:tab/>Scouts are known for long sojourns out in the wilds. &amp; eventually, they <text:tab/><text:tab/><text:tab/>end up making friends with some critter they saved from the Fae’s <text:tab/><text:tab/><text:tab/><text:tab/>predations. Dogs, hawks, raccoons, cats &amp; the like all have come back <text:tab/><text:tab/><text:tab/>with Scouts to the safe havens, &amp; become fast friends with the populace. <text:tab/><text:tab/><text:tab/>While not brave enough to fight, they do receive training in Scouting &amp; <text:tab/><text:tab/><text:tab/>scavenging.</text:p>
      <text:p text:style-name="P468"><text:tab/><text:tab/><text:tab/>Rank 1: The Scout can call an animal companion to Scout for them. <text:tab/><text:tab/><text:tab/><text:tab/><text:tab/>They can find utility items within a 50 meter area &amp; show <text:tab/><text:tab/><text:tab/><text:tab/><text:tab/>the Scout their location. </text:p>
      <text:p text:style-name="P468"><text:tab/><text:tab/><text:tab/><text:tab/>Cool-Down: 5 Minutes.</text:p>
      <text:p text:style-name="P468"><text:tab/><text:tab/><text:tab/>Rank 2: The companion will now Scout an area of 100 meters. <text:tab/><text:tab/><text:tab/><text:tab/><text:tab/>Reduces the cool-down by 30 seconds.</text:p>
      <text:p text:style-name="P468"><text:tab/><text:tab/><text:tab/>Rank 3: The companion will now look for weapons &amp; enemies. <text:tab/><text:tab/><text:tab/><text:tab/><text:tab/>Reduces cool-down by an additional 30 seconds.</text:p>
      <text:p text:style-name="P468"><text:tab/><text:tab/><text:tab/>Rank 4: The companion will Scout an area of 150 meters. Reduces <text:tab/><text:tab/><text:tab/><text:tab/><text:tab/>cool-down by an additional 30 seconds.</text:p>
      <text:p text:style-name="P468"><text:tab/><text:tab/><text:tab/>Rank 5: The companion will now look for secrets &amp; stashes. <text:tab/><text:tab/><text:tab/><text:tab/><text:tab/>Reduces cool-down by an additional 30 seconds.</text:p>
      <text:p text:style-name="P468"><text:tab/><text:tab/><text:tab/>Rank 6: The companion will Scout an area of 200 meters, &amp; will <text:tab/><text:tab/><text:tab/><text:tab/><text:tab/>stand sentry until dismissed or you travel more than 100 meters <text:tab/><text:tab/><text:tab/><text:tab/>from them. Reduces cool-down by an additional 30 seconds. <text:tab/><text:tab/><text:tab/><text:tab/><text:tab/></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tab/></text:p>
      <text:p text:style-name="P468"><text:soft-page-break/><text:tab/><text:tab/>Charlie T2 III: Sniper’s Reflex</text:p>
      <text:p text:style-name="P468"><text:tab/><text:tab/>Some Scouts have developed their reflexes to such an extent they can fire a <text:tab/><text:tab/><text:tab/>gun without suffering recoil, reload crossbows with blinding speed or draw <text:tab/><text:tab/><text:tab/>a bow back with enough power to cheat gravity.</text:p>
      <text:p text:style-name="P468"><text:tab/><text:tab/><text:tab/>Rank 1: The Scout gains one of three benefits for 5 seconds, based <text:tab/><text:tab/><text:tab/><text:tab/><text:tab/>on what ranged weapon the have equipped; Firearms suffer no <text:tab/><text:tab/><text:tab/><text:tab/><text:tab/>recoil, crossbows reload much faster &amp; bows suffer no drop in <text:tab/><text:tab/><text:tab/><text:tab/><text:tab/>trajectory. </text:p>
      <text:p text:style-name="P468"><text:tab/><text:tab/><text:tab/><text:tab/>Stamina Cost: 40 Stamina</text:p>
      <text:p text:style-name="P468"><text:tab/><text:tab/><text:tab/><text:tab/>Cool-Down: 5 Minutes.</text:p>
      <text:p text:style-name="P468"><text:tab/><text:tab/><text:tab/>Rank 2: The duration now lasts for 10 seconds.</text:p>
      <text:p text:style-name="P468"><text:tab/><text:tab/><text:tab/>Rank 3: All shots fire during this effect now pierce enemies, going <text:tab/><text:tab/><text:tab/><text:tab/><text:tab/>clean through until stopped by terrain or an enemy immune to <text:tab/><text:tab/><text:tab/><text:tab/><text:tab/>pierce. Cool-down is reduced by 1 minute.</text:p>
      <text:p text:style-name="P468"><text:tab/><text:tab/><text:tab/>Rank 4: The duration now lasts for 15 seconds.</text:p>
      <text:p text:style-name="P468"><text:tab/><text:tab/><text:tab/>Rank 5: Reduce the cool-down by 1 minute.</text:p>
      <text:p text:style-name="P468"><text:tab/><text:tab/><text:tab/>Rank 6: The duration now lasts for 20 seconds. Also, the Scout is <text:tab/><text:tab/><text:tab/><text:tab/><text:tab/>able to hit in just the right spot to split his projectiles fired <text:tab/><text:tab/><text:tab/><text:tab/><text:tab/>during this effect into two projectiles that each hit another <text:tab/><text:tab/><text:tab/><text:tab/><text:tab/>target within 1 meter for 75% of the original damage.</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ier Three</text:p>
      <text:p text:style-name="P468"/>
      <text:p text:style-name="P468">Soldier</text:p>
      <text:p text:style-name="P468"><text:tab/><text:tab/></text:p>
      <text:p text:style-name="P468"><text:tab/><text:tab/>Alpha T3 I: Battle Fury</text:p>
      <text:p text:style-name="P468"><text:tab/><text:tab/>Some of the most powerful Soldiers are able to push their anger &amp; <text:tab/><text:tab/><text:tab/><text:tab/>aggression to new heights, allowing them to fight with crazed strength &amp; <text:tab/><text:tab/><text:tab/>speed for a short time, at the expense of being more reckless &amp; ignoring <text:tab/><text:tab/><text:tab/>incoming attacks, taking increased damage.</text:p>
      <text:p text:style-name="P468"><text:tab/><text:tab/><text:tab/>Rank 1: The Soldier is now able to enter a powerful rage that negates <text:tab/><text:tab/><text:tab/><text:tab/>all Stamina costs for physical actions &amp; abilities, increases <text:tab/><text:tab/><text:tab/><text:tab/><text:tab/>movement speed, melee attack speed &amp; melee damage by 50% <text:tab/><text:tab/><text:tab/><text:tab/>&amp; shades enemy targets in white, but also increases incoming <text:tab/><text:tab/><text:tab/><text:tab/><text:tab/>damage by 75%. Duration: 30 seconds. </text:p>
      <text:p text:style-name="P468"><text:tab/><text:tab/><text:tab/><text:tab/>Stamina Cost: 50 Stamina</text:p>
      <text:p text:style-name="P468"><text:tab/><text:tab/><text:tab/><text:tab/>Cool-Down: 5 Minutes.</text:p>
      <text:p text:style-name="P468"/>
      <text:p text:style-name="P468"><text:tab/><text:tab/><text:tab/><text:tab/><text:tab/>*LD Note: I’m thinking “Red Out” the screen, &amp; <text:tab/><text:tab/><text:tab/><text:tab/><text:tab/><text:tab/>highlight enemies as being glowing white.</text:p>
      <text:p text:style-name="P468"/>
      <text:p text:style-name="P468"><text:tab/><text:tab/><text:tab/>Rank 2: The duration is increased by 10 seconds.</text:p>
      <text:p text:style-name="P468"><text:tab/><text:tab/><text:tab/>Rank 3: The extra incoming damage taken is reduced to 50%, while <text:tab/><text:tab/><text:tab/><text:tab/><text:tab/>the increase to movement speed, melee Attack speed &amp; melee <text:tab/><text:tab/><text:tab/><text:tab/><text:tab/>damage is increased to 75% &amp; the cool-down reduced by 1 <text:tab/><text:tab/><text:tab/><text:tab/><text:tab/>minute.</text:p>
      <text:p text:style-name="P468"><text:tab/><text:tab/><text:tab/>Rank 4: The duration increased by 10 seconds.</text:p>
      <text:p text:style-name="P468"><text:tab/><text:tab/><text:tab/>Rank 5: Reduce the cool-down by 1 minute.</text:p>
      <text:p text:style-name="P468"><text:tab/><text:tab/><text:tab/>Rank 6: The extra incoming damage taken is reduced to 25%, while <text:tab/><text:tab/><text:tab/><text:tab/><text:tab/>the increase to movement speed, melee attack speed &amp; melee <text:tab/><text:tab/><text:tab/><text:tab/><text:tab/>damage is increased to 100% &amp; the cool-down reduced by 1 <text:tab/><text:tab/><text:tab/><text:tab/><text:tab/>minute.</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Alpha T3 II: Fortress of Fortitude</text:p>
      <text:p text:style-name="P468"><text:tab/><text:tab/>The most powerful Soldiers learn to resist a wide range of control effects <text:tab/><text:tab/><text:tab/>using <text:tab/>only their physical might. After all, how can a Soldier chieftain stay <text:tab/><text:tab/><text:tab/>in power if he’s wide open to such attacks?</text:p>
      <text:p text:style-name="P468"><text:tab/><text:tab/><text:tab/>Rank 1: The Soldier reduces the duration of all Control Effects by <text:tab/><text:tab/><text:tab/><text:tab/><text:tab/>20%. </text:p>
      <text:p text:style-name="P468"><text:tab/><text:tab/><text:tab/>Rank 2: The Soldier reduces the duration of all control effects by <text:tab/><text:tab/><text:tab/><text:tab/><text:tab/>30%. </text:p>
      <text:p text:style-name="P468"><text:tab/><text:tab/><text:tab/>Rank 3: The Soldier reduces the duration of all control effects by <text:tab/><text:tab/><text:tab/><text:tab/><text:tab/>40%. The also gain a 35% chance to completely ignore the <text:tab/><text:tab/><text:tab/><text:tab/><text:tab/>effect.</text:p>
      <text:p text:style-name="P468"><text:tab/><text:tab/><text:tab/>Rank 4: The Soldier reduces the duration of all control effects by <text:tab/><text:tab/><text:tab/><text:tab/><text:tab/>50%. The chance to ignore the effect increases to 40%.</text:p>
      <text:p text:style-name="P468"><text:tab/><text:tab/><text:tab/>Rank 5: The Soldier reduces the duration of all control effects by <text:tab/><text:tab/><text:tab/><text:tab/><text:tab/>60%. The chance to ignore the effect increases to 45%.</text:p>
      <text:p text:style-name="P468"><text:tab/><text:tab/><text:tab/>Rank 6: The Soldier is now completely immune to all control effects, <text:tab/><text:tab/><text:tab/><text:tab/>shrugging them off entirely at the cost of some stamina. <text:tab/><text:tab/><text:tab/><text:tab/><text:tab/><text:tab/>stamina cost is based on the duration of the attempted control <text:tab/><text:tab/><text:tab/><text:tab/><text:tab/>effect. </text:p>
      <text:p text:style-name="P468"/>
      <text:p text:style-name="P468"><text:tab/><text:tab/><text:tab/><text:tab/>*LD Note: The Stamina cost is to prevent this from being <text:tab/><text:tab/><text:tab/><text:tab/><text:tab/>potentially broken. Also, it makes sense. “Fortress of <text:tab/><text:tab/><text:tab/><text:tab/><text:tab/><text:tab/>Fortitude”, remember?</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Engineer</text:p>
      <text:p text:style-name="P468"/>
      <text:p text:style-name="P468"><text:tab/><text:tab/>Beta T3 I: CHMRA UGV</text:p>
      <text:p text:style-name="P468"><text:tab/><text:tab/>The pinnacle of an Engineer’s ingenuity, the CHMRA Unmanned Ground <text:tab/><text:tab/><text:tab/>Vehicle is a tank-like drone that serves as a mobile weapons platform. <text:tab/><text:tab/><text:tab/>Capable of taking a wide variety of weapons, the UGV is a mainstay of a <text:tab/><text:tab/><text:tab/>mechanized army. </text:p>
      <text:p text:style-name="P468"/>
      <text:p text:style-name="P468"><text:tab/><text:tab/><text:tab/><text:tab/>*LD Notes: These weapons systems should take an actual <text:tab/><text:tab/><text:tab/><text:tab/><text:tab/>weapon the player has to give up. Make ‘em scavenge for <text:tab/><text:tab/><text:tab/><text:tab/><text:tab/>those good guns!</text:p>
      <text:p text:style-name="P468"/>
      <text:p text:style-name="P468"><text:tab/><text:tab/><text:tab/>Rank 1: The UGV can be deployed, &amp; remains until dismissed, <text:tab/><text:tab/><text:tab/><text:tab/><text:tab/>destroyed, or the Engineer strays too far from it. It is equipped <text:tab/><text:tab/><text:tab/><text:tab/><text:tab/>with Pistol weapons systems, &amp; has 150 health. The CHMRA <text:tab/><text:tab/><text:tab/><text:tab/><text:tab/>will stay in the area until destroyed or the Engineer strays more <text:tab/><text:tab/><text:tab/><text:tab/>than 100 meters from it.</text:p>
      <text:p text:style-name="P468"><text:tab/><text:tab/><text:tab/><text:tab/>Stamina Cost: 50 Stamina</text:p>
      <text:p text:style-name="P468"><text:tab/><text:tab/><text:tab/><text:tab/>Cool-Down: 5 minutes if it is destroyed or despawned. </text:p>
      <text:p text:style-name="P468"><text:tab/><text:tab/><text:tab/>Rank 2: The UGV now has an additional upgraded weapon slot that <text:tab/><text:tab/><text:tab/><text:tab/><text:tab/>can take SMG weapons systems, &amp; has 275 health. The <text:tab/><text:tab/><text:tab/><text:tab/><text:tab/><text:tab/>weapon system can now be changed manually, or via the <text:tab/><text:tab/><text:tab/><text:tab/><text:tab/>Remote Link (Rank 3) skill. </text:p>
      <text:p text:style-name="P468"><text:tab/><text:tab/><text:tab/>Rank 3: The UGV gains another additional weapon slot that can take <text:tab/><text:tab/><text:tab/><text:tab/>shotgun weapon systems. Additionally, a silencer can be <text:tab/><text:tab/><text:tab/><text:tab/><text:tab/><text:tab/>equipped on the pistol &amp; SMG weapon systems &amp; the <text:tab/><text:tab/><text:tab/><text:tab/><text:tab/><text:tab/>UGVs health is increased to 300.</text:p>
      <text:p text:style-name="P468"><text:tab/><text:tab/><text:tab/>Rank 4: The UGV has another additional weapon slot that can take <text:tab/><text:tab/><text:tab/><text:tab/><text:tab/>rifle weapon systems. Additionally, shotgun weapon systems <text:tab/><text:tab/><text:tab/><text:tab/><text:tab/>can now be loaded with Dragon’s Breath rounds <text:s/>that deal 25% <text:tab/><text:tab/><text:tab/><text:tab/>of the UGV’s normal damage as burn damage. The UGVs <text:tab/><text:tab/><text:tab/><text:tab/><text:tab/>health is increased to 375.</text:p>
      <text:p text:style-name="P468"><text:tab/><text:tab/><text:tab/>Rank 5: The UGV can now take LMG weapons systems. <text:tab/><text:tab/><text:tab/><text:tab/><text:tab/><text:tab/>Additionally, the rifle weapon systems can now equip a <text:tab/><text:tab/><text:tab/><text:tab/><text:tab/><text:tab/>silencer &amp; the UGVs Health is increased to 450.</text:p>
      <text:p text:style-name="P468"><text:tab/><text:tab/><text:tab/>Rank 6: The UGV can now take grenade launcher weapons systems. <text:tab/><text:tab/><text:tab/><text:tab/><text:tab/>Additionally, the LMG weapon system can now equip a <text:tab/><text:tab/><text:tab/><text:tab/><text:tab/><text:tab/>muzzle brake, greatly reducing recoil. </text:p>
      <text:p text:style-name="P468"/>
      <text:p text:style-name="P468"/>
      <text:p text:style-name="P468"/>
      <text:p text:style-name="P468"/>
      <text:p text:style-name="P468"><text:soft-page-break/><text:tab/><text:tab/>Beta T3 II: SHADE UAV</text:p>
      <text:p text:style-name="P468"><text:tab/><text:tab/>Where the Chimera is the equivalent of a jack-hammer, the SHADE <text:tab/><text:tab/><text:tab/><text:tab/>Unmanned Aerial Vehicle operates more like a dart in the dark. Quick, <text:tab/><text:tab/><text:tab/>quiet, maneuverable &amp; airborne, this beautiful little device helps <text:tab/><text:tab/><text:tab/><text:tab/>Engineers control the field from above.</text:p>
      <text:p text:style-name="P468"><text:tab/><text:tab/><text:tab/>Rank 1: Unlocks the ability to deploy the SHADE UAV. This drone <text:tab/><text:tab/><text:tab/><text:tab/><text:tab/>flies, easily keeping up with the Engineer, &amp; is nearly silent. <text:tab/><text:tab/><text:tab/><text:tab/><text:tab/>It can act as a passive alarm against traps &amp; enemies, or can <text:tab/><text:tab/><text:tab/><text:tab/><text:tab/>be commanded remote controlled to a range of 20 meters. It <text:tab/><text:tab/><text:tab/><text:tab/><text:tab/>has 25 health &amp; remains until destroyed or flown further than <text:tab/><text:tab/><text:tab/><text:tab/><text:tab/>100 meters from the Engineer.</text:p>
      <text:p text:style-name="P468"><text:tab/><text:tab/><text:tab/><text:tab/>Stamina Cost: 50 Stamina</text:p>
      <text:p text:style-name="P468"><text:tab/><text:tab/><text:tab/><text:tab/>Cool-Down: 5 minutes if it is destroyed or despawned. <text:s/></text:p>
      <text:p text:style-name="P468"><text:tab/><text:tab/><text:tab/>Rank 2: The Engineer upgrades the SHADE’s propulsion servos, <text:tab/><text:tab/><text:tab/><text:tab/><text:tab/>giving it a 25% boost in movement speed.</text:p>
      <text:p text:style-name="P468"><text:tab/><text:tab/><text:tab/>Rank 3: The SHADE is now modified with two small three-clawed <text:tab/><text:tab/><text:tab/><text:tab/><text:tab/>arms that allows it to manipulate small objects. This also <text:tab/><text:tab/><text:tab/><text:tab/><text:tab/>allows it to place tripwires using a gas-powered launcher built <text:tab/><text:tab/><text:tab/><text:tab/><text:tab/>into the arms housing, causing the first enemy to hit it to fall <text:tab/><text:tab/><text:tab/><text:tab/><text:tab/>prone.</text:p>
      <text:p text:style-name="P468"><text:tab/><text:tab/><text:tab/>Rank 4: The SHADE’s propulsion servos are upgraded further, <text:tab/><text:tab/><text:tab/><text:tab/><text:tab/>increasing it’s movement speed by an additional 25%. This <text:tab/><text:tab/><text:tab/><text:tab/><text:tab/>extra lift also allows it to have thicker plating, increasing it’s <text:tab/><text:tab/><text:tab/><text:tab/><text:tab/>health by 25 points.</text:p>
      <text:p text:style-name="P468"><text:tab/><text:tab/><text:tab/>Rank 5: The tripwire has been upgraded to mono-filament wire, <text:tab/><text:tab/><text:tab/><text:tab/><text:tab/>killing the first Tier I enemy that walks into it, &amp; damaging <text:tab/><text:tab/><text:tab/><text:tab/><text:tab/>the following two enemies. A Tier II or higher enemy is merely <text:tab/><text:tab/><text:tab/><text:tab/>damaged instead of killed.</text:p>
      <text:p text:style-name="P468"><text:tab/><text:tab/><text:tab/>Rank 6: The Shade is now upgraded with a single-shot high-powered <text:tab/><text:tab/><text:tab/><text:tab/>air rifle that can load one of three types of darts the Engineer <text:tab/><text:tab/><text:tab/><text:tab/><text:tab/>learns to craft; </text:p>
      <text:p text:style-name="P468"><text:tab/><text:tab/><text:tab/><text:tab/><text:tab/>-Frenzy Darts: These darts releases a chemical <text:tab/><text:tab/><text:tab/><text:tab/><text:tab/><text:tab/><text:tab/>compound that is released into <text:tab/>the air. This volatile <text:tab/><text:tab/><text:tab/><text:tab/><text:tab/><text:tab/>cocktail causes symptoms similar to the early 2000s <text:tab/><text:tab/><text:tab/><text:tab/><text:tab/><text:tab/>epidemics caused by both bath salts &amp; Angel Dust, <text:tab/><text:tab/><text:tab/><text:tab/><text:tab/><text:tab/>sending all hit by the cloud into a blind, raging insanity, <text:tab/><text:tab/><text:tab/><text:tab/><text:tab/><text:tab/><text:span text:style-name="T444">a</text:span>ttacking anything &amp; everything that moves.</text:p>
      <text:p text:style-name="P468"/>
      <text:p text:style-name="P468"/>
      <text:p text:style-name="P468"/>
      <text:p text:style-name="P468"/>
      <text:p text:style-name="P468"/>
      <text:p text:style-name="P468"><text:soft-page-break/></text:p>
      <text:p text:style-name="P468"/>
      <text:p text:style-name="P468"><text:tab/><text:tab/><text:tab/><text:tab/><text:tab/>-Stun Darts: These darts do not only hit the target with <text:tab/><text:tab/><text:tab/><text:tab/><text:tab/><text:tab/>enough volts to knock out a Texas bull, but also delivers <text:tab/><text:tab/><text:tab/><text:tab/><text:tab/>a quick-acting sedative that uses the peaked heart rate to <text:tab/><text:tab/><text:tab/><text:tab/><text:tab/><text:tab/>flood into their system, knocking them clean out. Stun <text:tab/><text:tab/><text:tab/><text:tab/><text:tab/><text:tab/>Darts can also be launched into pools of liquid, <text:tab/><text:tab/><text:tab/><text:tab/><text:tab/><text:tab/><text:tab/>electrifying all targets within at once. </text:p>
      <text:p text:style-name="P468"><text:s/></text:p>
      <text:p text:style-name="P468"><text:tab/><text:tab/><text:tab/><text:tab/><text:tab/>-Tracker Darts: These sticky darts contain a miniature <text:tab/><text:tab/><text:tab/><text:tab/><text:tab/><text:tab/>GPS suite that the <text:tab/>Engineer can follow using the <text:tab/><text:tab/><text:tab/><text:tab/><text:tab/><text:tab/><text:tab/>Shade’s controller.</text:p>
      <text:p text:style-name="P468"/>
      <text:p text:style-name="P468"/>
      <text:p text:style-name="P468">Scout</text:p>
      <text:p text:style-name="P468"/>
      <text:p text:style-name="P468"><text:tab/><text:tab/>Charlie T3 II: Feel the Flow</text:p>
      <text:p text:style-name="P468"><text:tab/><text:tab/>Scouts are the best at moving around their environment, but some claim that <text:tab/><text:tab/>they feel a “flow” when they run, pushing them further &amp; helping them <text:tab/><text:tab/><text:tab/>spot their routes more easily. Whether this is true or not, nobody knows, but <text:tab/><text:tab/>those Scouts that fell this force hold it in near religious regard.</text:p>
      <text:p text:style-name="P468"><text:tab/><text:tab/><text:tab/>Rank 1: After running for 20 seconds, the Scout begins to “feel the <text:tab/><text:tab/><text:tab/><text:tab/><text:tab/>flow”. Parkour enabled objects &amp; terrain are marked with a <text:tab/><text:tab/><text:tab/><text:tab/><text:tab/>faint green breeze path, allowing the Scout to see potential <text:tab/><text:tab/><text:tab/><text:tab/><text:tab/>paths more easily. Also increases running &amp; sprinting <text:tab/><text:tab/><text:tab/><text:tab/><text:tab/><text:tab/>movement speed by 5% during the effect. This ends <text:tab/><text:tab/><text:tab/><text:tab/><text:tab/><text:tab/>immediately after the Scout stops running.</text:p>
      <text:p text:style-name="P468"><text:tab/><text:tab/><text:tab/>Rank 2: This skill now activates after 15 seconds of running.</text:p>
      <text:p text:style-name="P468"><text:tab/><text:tab/><text:tab/>Rank 3: Parkour movements are executed 50% faster or extended by <text:tab/><text:tab/><text:tab/><text:tab/>50% during Feel the Flow, depending on the type of move. <text:tab/><text:tab/><text:tab/><text:tab/><text:tab/>Sprinting &amp; running movements speeds are now increased by <text:tab/><text:tab/><text:tab/><text:tab/><text:tab/>10%.</text:p>
      <text:p text:style-name="P468"><text:tab/><text:tab/><text:tab/>Rank 4: This skill now activates after 10 seconds of running.</text:p>
      <text:p text:style-name="P468"><text:tab/><text:tab/><text:tab/>Rank 5: Parkour movement bonuses are now increased to 75%, &amp; <text:tab/><text:tab/><text:tab/><text:tab/><text:tab/>movement speed increases are now increased by 15%.</text:p>
      <text:p text:style-name="P468"><text:tab/><text:tab/><text:tab/>Rank 6: Parkour &amp; Sprinting no longer consume any Stamina <text:tab/><text:tab/><text:tab/><text:tab/><text:tab/><text:tab/>during Feel the Flow. Also, the effect activates after 5 seconds <text:tab/><text:tab/><text:tab/><text:tab/><text:tab/>of sprinting.</text:p>
      <text:p text:style-name="P468"/>
      <text:p text:style-name="P468"/>
      <text:p text:style-name="P468"/>
      <text:p text:style-name="P468"/>
      <text:p text:style-name="P468"><text:soft-page-break/><text:tab/><text:tab/>Charlie T3 II: Can’t Touch This</text:p>
      <text:p text:style-name="P468"><text:tab/><text:tab/>Scouts are always agile. But some take this to an extreme, learning <text:tab/><text:tab/><text:tab/><text:tab/>advanced evasive techniques that enable them to maneuver around their <text:tab/><text:tab/><text:tab/>prey nimbly, setting them up for a surprise strike from a blind spot, or to <text:tab/><text:tab/><text:tab/>dive behind different covers in a hurry.</text:p>
      <text:p text:style-name="P468"><text:tab/><text:tab/><text:tab/>Rank 1: Replaced the standard Dodge with an advanced form. These <text:tab/><text:tab/><text:tab/><text:tab/>advanced techniques move the Scout further &amp; more quickly, <text:tab/><text:tab/><text:tab/><text:tab/><text:tab/>&amp; can be chained together by hitting the JUMP KEY at the <text:tab/><text:tab/><text:tab/><text:tab/><text:tab/>right moment. </text:p>
      <text:p text:style-name="P468"><text:tab/><text:tab/><text:tab/><text:tab/></text:p>
      <text:p text:style-name="P468"><text:tab/><text:tab/><text:tab/><text:tab/><text:tab/>*LD Note: I want some skill to be built into this. Just<text:tab/><text:tab/><text:tab/><text:tab/><text:tab/><text:tab/>mashing the button is too easy, &amp; so is holding it <text:tab/><text:tab/><text:tab/><text:tab/><text:tab/><text:tab/>down. Once the animation of the actor reaches the <text:tab/><text:tab/><text:tab/><text:tab/><text:tab/><text:tab/>“Neutral” stance of the animation, the player should <text:tab/><text:tab/><text:tab/><text:tab/><text:tab/><text:tab/>have to hit the skill then to chain the evasive dodges <text:tab/><text:tab/><text:tab/><text:tab/><text:tab/><text:tab/>together. Let eh easy route be a higher-rank or cap-<text:tab/><text:tab/><text:tab/><text:tab/><text:tab/><text:tab/>stone reward.</text:p>
      <text:p text:style-name="P468"/>
      <text:p text:style-name="P468"><text:tab/><text:tab/><text:tab/>Rank 2: Increases distance traveled by using the Evasive Techniques <text:tab/><text:tab/><text:tab/><text:tab/>by 50%</text:p>
      <text:p text:style-name="P468"><text:tab/><text:tab/><text:tab/>Rank 3: The Scout learns how to roll silently from a crouch, moving <text:tab/><text:tab/><text:tab/><text:tab/><text:tab/>with a silent burst of speed in any direction. Also, the success <text:tab/>-<text:tab/><text:tab/><text:tab/>threshold of chaining multiple Evasive Techniques is <text:tab/><text:tab/><text:tab/><text:tab/><text:tab/><text:tab/>increased.</text:p>
      <text:p text:style-name="P468"/>
      <text:p text:style-name="P468"><text:tab/><text:tab/><text:tab/><text:tab/><text:tab/>*LD Note: Don’t need to give an exact percentile here, <text:tab/><text:tab/><text:tab/><text:tab/><text:tab/><text:tab/>just encode it to allow the timing range of the <text:tab/><text:tab/><text:tab/><text:tab/><text:tab/><text:tab/><text:tab/>animation to be wider.</text:p>
      <text:p text:style-name="P468"/>
      <text:p text:style-name="P468"><text:tab/><text:tab/><text:tab/>Rank 4: The Scout can now fire or attack with a melee weapon while <text:tab/><text:tab/><text:tab/><text:tab/>Evading. While inaccurate compared to walking or standing <text:tab/><text:tab/><text:tab/><text:tab/><text:tab/>still, this will allow them to “soften” up a target as they’re <text:tab/><text:tab/><text:tab/><text:tab/><text:tab/>evading bullets or claws &amp; changing the distance to their <text:tab/><text:tab/><text:tab/><text:tab/><text:tab/>advantage.</text:p>
      <text:p text:style-name="P468"><text:tab/><text:tab/><text:tab/>Rank 5: While Evading, the Scout gains a 25% damage reduction.</text:p>
      <text:p text:style-name="P468"><text:tab/><text:tab/><text:tab/>Rank 6: The Scout can now hold down the JUMP KEY to <text:tab/><text:tab/><text:tab/><text:tab/><text:tab/><text:tab/>automatically trigger the techniques. Also, they can use items <text:tab/><text:tab/><text:tab/><text:tab/><text:tab/>while Evading.</text:p>
      <text:p text:style-name="P468"/>
      <text:p text:style-name="P468"/>
      <text:p text:style-name="P468"/>
      <text:p text:style-name="P468"/>
      <text:p text:style-name="P468"><text:soft-page-break/><text:tab/>Soldier: Apocalyptic Warrior </text:p>
      <text:p text:style-name="P468"/>
      <text:p text:style-name="P468"><text:tab/><text:tab/><text:tab/>Rank 1: Chain Gang</text:p>
      <text:p text:style-name="P468"><text:tab/><text:tab/><text:tab/><text:tab/> The Soldier throws out a massive chain bola that travels in a <text:tab/><text:tab/><text:tab/><text:tab/><text:tab/>straight line 10 meters long &amp; 2.5 meters long. Up to three <text:tab/><text:tab/><text:tab/><text:tab/><text:tab/>human-sized enemies caught in it’s path are pulled into the <text:tab/><text:tab/><text:tab/><text:tab/><text:tab/>middle &amp; entangled for 10 seconds, rendering them <text:tab/><text:tab/><text:tab/><text:tab/><text:tab/><text:tab/>vulnerable to further attacks. Only one enemy one size larger is <text:tab/><text:tab/><text:tab/><text:tab/>entangled for 5 seconds, as their bulk &amp; weight prevent them <text:tab/><text:tab/><text:tab/><text:tab/><text:tab/>from being dragged.</text:p>
      <text:p text:style-name="P468"><text:tab/><text:tab/><text:tab/><text:tab/>Stamina Cost: 30 Stamina</text:p>
      <text:p text:style-name="P468"><text:tab/><text:tab/><text:tab/><text:tab/>Cool-Down: 2 Minutes.</text:p>
      <text:p text:style-name="P468"><text:tab/><text:tab/><text:tab/>Rank 2: All In the Swing</text:p>
      <text:p text:style-name="P468"><text:tab/><text:tab/><text:tab/><text:tab/>The Soldier’s Swing Arc for One-Handed Weapons is <text:tab/><text:tab/><text:tab/><text:tab/><text:tab/><text:tab/>increased by 100% &amp; Two-Handed Weapons by 150%.</text:p>
      <text:p text:style-name="P468"><text:tab/><text:tab/><text:tab/>Rank 3: For Close Encounters</text:p>
      <text:p text:style-name="P468"><text:tab/><text:tab/><text:tab/><text:tab/>Soldiers love their weapons. This enables them to carry one <text:tab/><text:tab/><text:tab/><text:tab/><text:tab/>more melee weapon.</text:p>
      <text:p text:style-name="P468"><text:tab/><text:tab/><text:tab/>Rank 4: Pain Train</text:p>
      <text:p text:style-name="P468"><text:tab/><text:tab/><text:tab/><text:tab/>By mustering up their aggression &amp; strength, a Soldier can <text:tab/><text:tab/><text:tab/><text:tab/><text:tab/>rush across the field, blitzing straight into the foes’ teeth &amp; <text:tab/><text:tab/><text:tab/><text:tab/><text:tab/>dealing 200 points of damage to any in his path. This <text:tab/><text:tab/><text:tab/><text:tab/><text:tab/><text:tab/>can even knock down larger foes, leaving them open to further <text:tab/><text:tab/><text:tab/><text:tab/><text:tab/>attacks. </text:p>
      <text:p text:style-name="P468"><text:tab/><text:tab/><text:tab/><text:tab/>Stamina Cost: 75 Stamina</text:p>
      <text:p text:style-name="P468"><text:tab/><text:tab/><text:tab/><text:tab/>Cool-Down: 3 Minutes.</text:p>
      <text:p text:style-name="P468"><text:tab/><text:tab/><text:tab/>Rank 5: Bourbon &amp; Bad Choices</text:p>
      <text:p text:style-name="P468"><text:tab/><text:tab/><text:tab/><text:tab/>Every this second melee attack no longer consume stamina, <text:tab/><text:tab/><text:tab/><text:tab/><text:tab/>this effect last 10 seconds after the first attack. <text:tab/><text:tab/>.</text:p>
      <text:p text:style-name="P468"><text:tab/><text:tab/><text:tab/>Rank 6: This Is A Knife</text:p>
      <text:p text:style-name="P468"><text:tab/><text:tab/><text:tab/><text:tab/>Soldiers gain the strength to wield another weapon or shield in <text:tab/><text:tab/><text:tab/><text:tab/><text:tab/>their off-hand when wielding a two-handed weapon. This <text:tab/><text:tab/><text:tab/><text:tab/><text:tab/>allows them to wield a two-handed weapon and one handed-<text:tab/><text:tab/><text:tab/><text:tab/><text:tab/>weapon, a two-handed weapon and shield or two two-handed <text:tab/><text:tab/><text:tab/><text:tab/><text:tab/>weapons.</text:p>
      <text:p text:style-name="P468"/>
      <text:p text:style-name="P468"/>
      <text:p text:style-name="P468"/>
      <text:p text:style-name="P468"/>
      <text:p text:style-name="P468"/>
      <text:p text:style-name="P468"/>
      <text:p text:style-name="P468"/>
      <text:p text:style-name="P468"><text:soft-page-break/>Engineer: Scientific Method</text:p>
      <text:p text:style-name="P468"><text:tab/><text:tab/></text:p>
      <text:p text:style-name="P468"><text:tab/><text:tab/><text:tab/>Rank 1: Bombing Run</text:p>
      <text:p text:style-name="P468"><text:tab/><text:tab/><text:tab/><text:tab/>Engineers are crafty, &amp; undeniably useful in their safe-houses <text:tab/><text:tab/><text:tab/><text:tab/><text:tab/>&amp; home strongholds. Because of this, they have a small(ish) <text:tab/><text:tab/><text:tab/><text:tab/><text:tab/>stockpile of hand-made munitions that, when paired with a <text:tab/><text:tab/><text:tab/><text:tab/><text:tab/>high-speed GPS enabled drone, allows them to call in a heavy <text:tab/><text:tab/><text:tab/><text:tab/><text:tab/>explosive ordinance against any who are unlucky enough to be <text:tab/><text:tab/><text:tab/><text:tab/>in their way. By aiming at a point &amp; triggering the skill, the <text:tab/><text:tab/><text:tab/><text:tab/><text:tab/>Engineer calls in a drone to deliver an aerial strike 10 seconds <text:tab/><text:tab/><text:tab/><text:tab/><text:tab/>later with three high explosive munitions that blast a 20 meter <text:tab/><text:tab/><text:tab/><text:tab/><text:tab/>area each &amp; deal 400 damage to everything caught in the <text:tab/><text:tab/><text:tab/><text:tab/><text:tab/>blast. During the 10 seconds of approach, the Engineer can also <text:tab/><text:tab/><text:tab/><text:tab/>use their Remote Link to guide the explosives with better <text:tab/><text:tab/><text:tab/><text:tab/><text:tab/>precision. </text:p>
      <text:p text:style-name="P468"><text:tab/><text:tab/><text:tab/><text:tab/>Stamina Cost: 25 Stamina</text:p>
      <text:p text:style-name="P468"><text:tab/><text:tab/><text:tab/><text:tab/>Cool-Down: 4-10 minutes, depending on the distance from <text:tab/><text:tab/><text:tab/><text:tab/><text:tab/>the nearest safe-house.</text:p>
      <text:p text:style-name="P468"><text:tab/><text:tab/><text:tab/>Rank 2: Spider Turret</text:p>
      <text:p text:style-name="P468"><text:tab/><text:tab/><text:tab/><text:tab/>For 90 seconds, an Engineer’s turret can move &amp; stay close <text:tab/><text:tab/><text:tab/><text:tab/><text:tab/>to them using eight powerful but short-lived micro-thrusters. <text:tab/><text:tab/><text:tab/><text:tab/><text:tab/>Additionally, when this ability is active all of the Engineer’s <text:tab/><text:tab/><text:tab/><text:tab/><text:tab/>deployed devices gain a 20% increase to movement speed &amp; <text:tab/><text:tab/><text:tab/><text:tab/><text:tab/>firing rate. </text:p>
      <text:p text:style-name="P468"><text:tab/><text:tab/><text:tab/><text:tab/>Stamina Cost: 25 Stamina</text:p>
      <text:p text:style-name="P468"><text:tab/><text:tab/><text:tab/><text:tab/>Cool-Down: 5 Minutes.</text:p>
      <text:p text:style-name="P468"><text:tab/><text:tab/><text:tab/>Rank 3: Retrofitting</text:p>
      <text:p text:style-name="P468"><text:tab/><text:tab/><text:tab/><text:tab/>Engineers are known for pushing the limits of their devices. All <text:tab/><text:tab/><text:tab/><text:tab/>of the Engineer’s devices gain a 10% health &amp; damage <text:tab/><text:tab/><text:tab/><text:tab/><text:tab/><text:tab/>increase. The CHMRA UGV can now use a built-in scissor lift <text:tab/><text:tab/><text:tab/><text:tab/>to raise its weapon platform over cover &amp; can rotate its <text:tab/><text:tab/><text:tab/><text:tab/><text:tab/><text:tab/>weapon platform 360 degrees independently of the treads. The <text:tab/><text:tab/><text:tab/><text:tab/><text:tab/>SHADE UAV can now be equipped with a suppressed single-<text:tab/><text:tab/><text:tab/><text:tab/><text:tab/>shot rifle alongside it’s dart gun.</text:p>
      <text:p text:style-name="P468"/>
      <text:p text:style-name="P468"/>
      <text:p text:style-name="P468"/>
      <text:p text:style-name="P468"/>
      <text:p text:style-name="P468"/>
      <text:p text:style-name="P468"/>
      <text:p text:style-name="P468"/>
      <text:p text:style-name="P468"/>
      <text:p text:style-name="P468"><text:soft-page-break/><text:tab/><text:tab/><text:tab/>Rank 4: HORSMN War Drone</text:p>
      <text:p text:style-name="P468"><text:tab/><text:tab/><text:tab/><text:tab/>Some Engineers aren’t satisfied with just their standard drones <text:tab/><text:tab/><text:tab/><text:tab/><text:tab/>&amp; turrets. Some learn to combine them into a mobile <text:tab/><text:tab/><text:tab/><text:tab/><text:tab/><text:tab/>powerhouse of destruction. This unique device has all the <text:tab/><text:tab/><text:tab/><text:tab/><text:tab/>benefits of the CHMRA &amp; the SHADE. It can house three <text:tab/><text:tab/><text:tab/><text:tab/><text:tab/>primary weapons, run on treads or use its built-in VTOL <text:tab/><text:tab/><text:tab/><text:tab/><text:tab/>system to take to the air, &amp; launch grenades at enemies. <text:tab/><text:tab/><text:tab/><text:tab/><text:tab/><text:tab/>However, due to it’s bulk, it can only be stored in nearby safe <text:tab/><text:tab/><text:tab/><text:tab/><text:tab/>houses &amp; only be used for short periods of time before it <text:tab/><text:tab/><text:tab/><text:tab/><text:tab/>needs to go back, reload ammunition &amp; recharge its power <text:tab/><text:tab/><text:tab/><text:tab/><text:tab/>cells. The HORSMN remains in the area for 60 seconds before <text:tab/><text:tab/><text:tab/><text:tab/>returning to the nearest safe-house.<text:tab/></text:p>
      <text:p text:style-name="P468"><text:tab/><text:tab/><text:tab/><text:tab/>Stamina Cost: 75 Stamina</text:p>
      <text:p text:style-name="P468"><text:tab/><text:tab/><text:tab/><text:tab/>Cool-down: 11-17 minutes, depending on the distance from <text:tab/><text:tab/><text:tab/><text:tab/><text:tab/>the nearest safe house.</text:p>
      <text:p text:style-name="P468"><text:tab/><text:tab/><text:tab/>Rank 5: Bastion</text:p>
      <text:p text:style-name="P468"><text:tab/><text:tab/><text:tab/><text:tab/>Despite the fall of civilization, some bunkers of experimental <text:tab/><text:tab/><text:tab/><text:tab/><text:tab/>technology still exist. The Engineer happens to come across <text:tab/><text:tab/><text:tab/><text:tab/><text:tab/>blueprints for something called Project Hardlight. This enables <text:tab/><text:tab/><text:tab/><text:tab/>him to deploy a Hardlight Shield, a 360 degree dome that <text:tab/><text:tab/><text:tab/><text:tab/><text:tab/>repels all attacks while allowing those inside to fire out of it. <text:tab/><text:tab/><text:tab/><text:tab/><text:tab/>This shield lasts for 15 seconds before shutting down, &amp; <text:tab/><text:tab/><text:tab/><text:tab/><text:tab/>pushes any enemy within it’s radius to the edge. </text:p>
      <text:p text:style-name="P468"><text:tab/><text:tab/><text:tab/><text:tab/>Stamina Cost: 30 Stamina</text:p>
      <text:p text:style-name="P468"><text:tab/><text:tab/><text:tab/><text:tab/>Cool-Down: 3 Minutes.</text:p>
      <text:p text:style-name="P468"><text:tab/><text:tab/><text:tab/>Rank 6: Secret Stuff</text:p>
      <text:p text:style-name="P468"><text:tab/><text:tab/><text:tab/><text:tab/>The pinnacle of an Engineer’s weapons research takes the form <text:tab/><text:tab/><text:tab/><text:tab/>of specially augmented rounds for all of their ballistic <text:tab/><text:tab/><text:tab/><text:tab/><text:tab/><text:tab/>weaponry. The slugs themselves are cast from a unique alloy <text:tab/><text:tab/><text:tab/><text:tab/><text:tab/>that holds an inherent electrical charge, tipped with a needle-<text:tab/><text:tab/><text:tab/><text:tab/><text:tab/>sized bit of radioactive material. They are also coated in a <text:tab/><text:tab/><text:tab/><text:tab/><text:tab/>special compound that ignites after firing, setting foes on fire. <text:tab/><text:tab/><text:tab/><text:tab/><text:tab/>Against Fey, the electrical charge is debilitating to them, <text:tab/><text:tab/><text:tab/><text:tab/><text:tab/>causing physical pain &amp; disrupting their special abilities for 3 <text:tab/><text:tab/><text:tab/><text:tab/><text:tab/>seconds. Against Witches, the radioactive tip can disrupt their <text:tab/><text:tab/><text:tab/><text:tab/><text:tab/>magiks, rendering them unable to cast for 3 seconds, &amp; <text:tab/><text:tab/><text:tab/><text:tab/><text:tab/><text:tab/>against everything else (Bandits), they set them on fire, dealing <text:tab/><text:tab/><text:tab/><text:tab/>10 points of damage over 5 seconds. These effects can be <text:tab/><text:tab/><text:tab/><text:tab/><text:tab/>refreshed but not stacked.</text:p>
      <text:p text:style-name="P468"/>
      <text:p text:style-name="P468"/>
      <text:p text:style-name="P468"/>
      <text:p text:style-name="P468"><text:soft-page-break/>Scout: Wasteland Hunter</text:p>
      <text:p text:style-name="P468"><text:tab/><text:tab/><text:tab/></text:p>
      <text:p text:style-name="P468"><text:tab/><text:tab/><text:tab/>Rank 1: Thread the Needle</text:p>
      <text:p text:style-name="P468"><text:tab/><text:tab/><text:tab/><text:tab/>The Scout’s art of sniping is an old practice, one that teaches <text:tab/><text:tab/><text:tab/><text:tab/><text:tab/>patience &amp; skill. Activating this skill allows the Scout to deal <text:tab/><text:tab/><text:tab/><text:tab/><text:tab/>increased damage with a <text:tab/>ranged weapon to a single target at <text:tab/><text:tab/><text:tab/><text:tab/><text:tab/>range. This increases the damage by 50% per second <text:tab/><text:tab/><text:tab/><text:tab/><text:tab/><text:tab/>the Scout keeps the target in his cross hairs, to a maximum of <text:tab/><text:tab/><text:tab/><text:tab/><text:tab/>500% at 10 seconds. Once the button is released, the shot is <text:tab/><text:tab/><text:tab/><text:tab/><text:tab/>fired. This ability has no cool-down.</text:p>
      <text:p text:style-name="P468"><text:tab/><text:tab/><text:tab/><text:tab/>Stamina Cost: 20 Stamina</text:p>
      <text:p text:style-name="P468"><text:tab/><text:tab/><text:tab/>Rank 2: Relax Body</text:p>
      <text:p text:style-name="P468"><text:tab/><text:tab/><text:tab/><text:tab/>Scouts with this skill learn to fall from great heights without <text:tab/><text:tab/><text:tab/><text:tab/><text:tab/>suffering damage. The Scout will tuck into a roll upon reaching <text:tab/><text:tab/><text:tab/><text:tab/>the ground, spreading the impact throughout their body instead <text:tab/><text:tab/><text:tab/><text:tab/>of just their feet. This can negate falls up to 20 meters.</text:p>
      <text:p text:style-name="P468"><text:tab/><text:tab/><text:tab/>Rank 3: Shooting Smoke</text:p>
      <text:p text:style-name="P468"><text:tab/><text:tab/><text:tab/><text:tab/>Sometimes, despite the most well-laid plan, things can go south <text:tab/><text:tab/><text:tab/><text:tab/>in a hurry. But with a well-placed diversion &amp; a whole lot of <text:tab/><text:tab/><text:tab/><text:tab/><text:tab/>skill, a Scout can seemingly disappear into thin air, even in the <text:tab/><text:tab/><text:tab/><text:tab/>middle of a pitched combat. The Scout throws out a spread of <text:tab/><text:tab/><text:tab/><text:tab/><text:tab/>smoke bombs that detonate with a loud BANG in a 15 meter <text:tab/><text:tab/><text:tab/><text:tab/><text:tab/>area centered on his location. For the next 30 seconds, he is <text:tab/><text:tab/><text:tab/><text:tab/><text:tab/>effectively “invisible” as long as they remain within the smoke <text:tab/><text:tab/><text:tab/><text:tab/>as enemies regain their senses &amp; try to search to find him, <text:tab/><text:tab/><text:tab/><text:tab/><text:tab/>allowing the Scout to reposition to a more advantageous <text:tab/><text:tab/><text:tab/><text:tab/><text:tab/><text:tab/>location. </text:p>
      <text:p text:style-name="P468"><text:tab/><text:tab/><text:tab/><text:tab/>Stamina Cost: 50 Stamina</text:p>
      <text:p text:style-name="P468"><text:tab/><text:tab/><text:tab/><text:tab/>Cool-down: 5 Minutes.</text:p>
      <text:p text:style-name="P468"><text:tab/><text:tab/><text:tab/>Rank 4: Leaf On the Wind</text:p>
      <text:p text:style-name="P468"><text:tab/><text:tab/><text:tab/><text:tab/>Scouts, already known for their reflexes, can train their bodies <text:tab/><text:tab/><text:tab/><text:tab/><text:tab/>&amp; senses to automatically react to danger. The Scout has a <text:tab/><text:tab/><text:tab/><text:tab/><text:tab/>10% chance to automatically evade an incoming attack. This <text:tab/><text:tab/><text:tab/><text:tab/><text:tab/>increases to a maximum of 25% against larger enemies, based <text:tab/><text:tab/><text:tab/><text:tab/><text:tab/>on size. This cannot trigger more than once every 30 seconds.</text:p>
      <text:p text:style-name="P468"/>
      <text:p text:style-name="P468"/>
      <text:p text:style-name="P468"/>
      <text:p text:style-name="P468"/>
      <text:p text:style-name="P468"/>
      <text:p text:style-name="P468"/>
      <text:p text:style-name="P468"/>
      <text:p text:style-name="P468"><text:soft-page-break/><text:tab/><text:tab/><text:tab/>Rank 5: Golden Moment</text:p>
      <text:p text:style-name="P468"><text:tab/><text:tab/><text:tab/><text:tab/>Some Scouts are skilled enough to outright slay an enemy with <text:tab/><text:tab/><text:tab/><text:tab/>a single shot, skillfully placed in the most lethal spot. Upon <text:tab/><text:tab/><text:tab/><text:tab/><text:tab/>activation, the Scout benefits from the altered perception effect <text:tab/><text:tab/><text:tab/><text:tab/>of Precision &amp; the effect of Hunter’s Eye over a period of 10 <text:tab/><text:tab/><text:tab/><text:tab/><text:tab/>seconds. During this, the zoom both increases &amp; decreases, in <text:tab/><text:tab/><text:tab/><text:tab/><text:tab/>that order, with an audible heartbeat marking the seconds. The <text:tab/><text:tab/><text:tab/><text:tab/><text:tab/>closer to the end of the effect the player fires their shot, the <text:tab/><text:tab/><text:tab/><text:tab/><text:tab/>higher the extra damage. In some cases this will outright kill <text:tab/><text:tab/><text:tab/><text:tab/><text:tab/>all but the strongest of enemies, especially if placed within the <text:tab/><text:tab/><text:tab/><text:tab/><text:tab/>weak spot outlined with the Hunter’s Eye effect. <text:tab/><text:tab/><text:tab/><text:tab/><text:tab/><text:tab/><text:tab/>Stamina Cost: 75 Stamina</text:p>
      <text:p text:style-name="P468"><text:tab/><text:tab/><text:tab/><text:tab/>Cool-down: 7 Minutes.</text:p>
      <text:p text:style-name="P468"><text:tab/><text:tab/><text:tab/>Rank 6: Then There Was One</text:p>
      <text:p text:style-name="P468"><text:tab/><text:tab/><text:tab/><text:tab/>The pinnacle of the ambush tactic, the Scout becomes the <text:tab/><text:tab/><text:tab/><text:tab/><text:tab/>unseen messenger of death. Upon crouching, the Scout moves <text:tab/><text:tab/><text:tab/><text:tab/><text:tab/>at sprinting speed for 10 seconds. Also, he can chain together <text:tab/><text:tab/><text:tab/><text:tab/><text:tab/>Ambush attacks against enemies within 10 meters with ease. <text:tab/><text:tab/><text:tab/><text:tab/><text:tab/>Each successful kill refreshes the movement effect, effectively <text:tab/><text:tab/><text:tab/><text:tab/><text:tab/>allowing the Scout to continue slaying enemies in a continuous <text:tab/><text:tab/><text:tab/><text:tab/>path as long as there are unaware enemies to ambush.</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Enchanter: Talent Tree</text:p>
      <text:p text:style-name="P468">Specialist (Panel A)</text:p>
      <text:p text:style-name="P468">Savant (Panel B)</text:p>
      <text:p text:style-name="P468">Mystic (Panel C)</text:p>
      <text:p text:style-name="P468"/>
      <text:p text:style-name="P468"><text:tab/>The offspring of a witch and human, most enchanters learn to hide their heritage, as they would be hunted by both witches and humans alike. They are unquiely able at blending martial prowess and techonolgy with their potent magik, allowing them to survive the dangers of the fallen world. </text:p>
      <text:p text:style-name="P468"/>
      <text:p text:style-name="P468">Tier One</text:p>
      <text:p text:style-name="P468"><text:tab/></text:p>
      <text:p text:style-name="P468">Specialist</text:p>
      <text:p text:style-name="P468"/>
      <text:p text:style-name="P468"><text:tab/><text:tab/>Alpha T1 I: Uppercut</text:p>
      <text:p text:style-name="P468"><text:tab/><text:tab/>Specialists throw a mean punch. This is a malicious swing that stuns <text:tab/><text:tab/><text:tab/><text:tab/>enemies. </text:p>
      <text:p text:style-name="P468"><text:tab/><text:tab/><text:tab/>Rank 1: The Specialist swings his weapon or fist, dealing 80 points <text:tab/><text:tab/><text:tab/><text:tab/><text:tab/>of damage to a single target &amp; stunning it for 10 seconds. Some <text:tab/><text:tab/><text:tab/><text:tab/>enemies can not be stunned this way.</text:p>
      <text:p text:style-name="P468"><text:tab/><text:tab/><text:tab/><text:tab/>Stamina Cost: 20 Stamina </text:p>
      <text:p text:style-name="P468"><text:tab/><text:tab/><text:tab/><text:tab/>Cool-Down: 20 Seconds.</text:p>
      <text:p text:style-name="P468"><text:tab/><text:tab/><text:tab/>Rank 2: The Specialist gains a 50% damage increase on his next <text:tab/><text:tab/><text:tab/><text:tab/><text:tab/>melee attack within 20 seconds of using this skill. </text:p>
      <text:p text:style-name="P468"><text:tab/><text:tab/><text:tab/>Rank 3: The Specialists swing hit multiple enemies, striking up to <text:tab/><text:tab/><text:tab/><text:tab/><text:tab/>two additional enemies next to the target. The additional <text:tab/><text:tab/><text:tab/><text:tab/><text:tab/>enemies are only stunned for half the duration. </text:p>
      <text:p text:style-name="P468"><text:tab/><text:tab/><text:tab/>Rank 4: The cool-down is reduced to 15 seconds.</text:p>
      <text:p text:style-name="P468"><text:tab/><text:tab/><text:tab/>Rank 5: The damage increase applies to the next two melee attacks <text:tab/><text:tab/><text:tab/><text:tab/><text:tab/>within 20 seconds. </text:p>
      <text:p text:style-name="P468"><text:tab/><text:tab/><text:tab/>Rank 6: The uppercut now knocks enemies hit prone, it’s cool-down <text:tab/><text:tab/><text:tab/><text:tab/><text:tab/>is reduced to 10 seconds &amp; the bonus damage increase is to <text:tab/><text:tab/><text:tab/><text:tab/><text:tab/>75%. </text:p>
      <text:p text:style-name="P468"/>
      <text:p text:style-name="P468"/>
      <text:p text:style-name="P468"/>
      <text:p text:style-name="P468"/>
      <text:p text:style-name="P468"/>
      <text:p text:style-name="P468"/>
      <text:p text:style-name="P468"/>
      <text:p text:style-name="P468"/>
      <text:p text:style-name="P468"/>
      <text:p text:style-name="P468"><text:soft-page-break/><text:tab/><text:tab/>Alpha T1 II: Remote Link </text:p>
      <text:p text:style-name="P468"><text:tab/><text:tab/>A key piece of electronic equipment for any Specialist, the Remote Link <text:tab/><text:tab/><text:tab/>allows them to link up to various electronics in the ruins of the city &amp;, <text:tab/><text:tab/><text:tab/>later on, directly control their deployed gadgets.</text:p>
      <text:p text:style-name="P468"><text:tab/><text:tab/><text:tab/>Rank 1: Allows the Specialist to attempt to hack or bypass electronic <text:tab/><text:tab/><text:tab/><text:tab/><text:tab/>devices in the world. </text:p>
      <text:p text:style-name="P468"><text:tab/><text:tab/><text:tab/><text:tab/><text:tab/>-Hack allows them to manually control the device, <text:tab/><text:tab/><text:tab/><text:tab/><text:tab/><text:tab/>making it work for them. </text:p>
      <text:p text:style-name="P468"><text:tab/><text:tab/><text:tab/><text:tab/><text:tab/>-Bypass shuts the device down entirely. </text:p>
      <text:p text:style-name="P468"><text:tab/><text:tab/><text:tab/><text:tab/>They can interact with these devices at a range of 5 meters. The <text:tab/><text:tab/><text:tab/><text:tab/>Specialist is rendered defenseless while hacking a device. </text:p>
      <text:p text:style-name="P468"><text:tab/><text:tab/><text:tab/>Rank 2: The range a Specialist can interact with electronic devices is <text:tab/><text:tab/><text:tab/><text:tab/>now increased to 10 meters.</text:p>
      <text:p text:style-name="P468"><text:tab/><text:tab/><text:tab/>Rank 3: The remote link now highlights electronic devices in range <text:tab/><text:tab/><text:tab/><text:tab/><text:tab/>when the Specialist is looking in their direction. The Specialist <text:tab/><text:tab/><text:tab/><text:tab/>is also able to directly control any of their deployed devices,<text:tab/><text:tab/><text:tab/><text:tab/><text:tab/>doing so renders them defenseless, however. They can also see <text:tab/><text:tab/><text:tab/><text:tab/>the location of &amp; remotely detonate any mines they deployed.</text:p>
      <text:p text:style-name="P468"><text:tab/><text:tab/><text:tab/>Rank 4: The range a Specialist can interact with electronic devices is <text:tab/><text:tab/><text:tab/><text:tab/>now increased to 15 meters.</text:p>
      <text:p text:style-name="P468"><text:tab/><text:tab/><text:tab/>Rank 5: At this rank the Specialist can now set a hacked device to be <text:tab/><text:tab/><text:tab/><text:tab/>automated, allowing the Specialist to level the battlefield or <text:tab/><text:tab/><text:tab/><text:tab/><text:tab/>provide a distraction. Additionally, the range is increased to 20 <text:tab/><text:tab/><text:tab/><text:tab/>meters.</text:p>
      <text:p text:style-name="P468"><text:tab/><text:tab/><text:tab/>Rank 6: The Specialist has increased the processing power of his <text:tab/><text:tab/><text:tab/><text:tab/><text:tab/>remote link, allowing him to set up to three hacked devices to <text:tab/><text:tab/><text:tab/><text:tab/><text:tab/>be automated at the same time. Additionally, the range is <text:tab/><text:tab/><text:tab/><text:tab/><text:tab/>increased to 25 meters. Devices deployed by the Specialist can <text:tab/><text:tab/><text:tab/><text:tab/>be directly controlled up to 50 meters.</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Alpha T1 III: Prowl</text:p>
      <text:p text:style-name="P468"><text:tab/><text:tab/>Through intense training, Scouts learn to move more quickly without <text:tab/><text:tab/><text:tab/>sacrificing stealth. This enables them to move like ghosts through the ruins <text:tab/><text:tab/><text:tab/>of the city, swift &amp; undetected.</text:p>
      <text:p text:style-name="P468"><text:tab/><text:tab/><text:tab/>Rank 1: The Specialist’s movement speed while crouched is <text:tab/><text:tab/><text:tab/><text:tab/><text:tab/><text:tab/>increased by 15%.</text:p>
      <text:p text:style-name="P468"><text:tab/><text:tab/><text:tab/>Rank 2: The Specialist’s movement speed while crouched is <text:tab/><text:tab/><text:tab/><text:tab/><text:tab/><text:tab/>increased by &amp; additional 15% (30%).</text:p>
      <text:p text:style-name="P468"><text:tab/><text:tab/><text:tab/>Rank 3: The Specialist makes no noise while walking. Also, while <text:tab/><text:tab/><text:tab/><text:tab/><text:tab/>crouched they can “see” the line of sight of nearby <text:tab/><text:tab/><text:tab/><text:tab/><text:tab/><text:tab/>enemies. </text:p>
      <text:p text:style-name="P468"/>
      <text:p text:style-name="P468"><text:tab/><text:tab/><text:tab/><text:tab/><text:tab/>*LD Note: This could be done visually with a faint <text:tab/><text:tab/><text:tab/><text:tab/><text:tab/><text:tab/>White-blue cone of light in front of the enemy’s face, <text:tab/><text:tab/><text:tab/><text:tab/><text:tab/><text:tab/>&amp; have it turn Yellow if alarmed, &amp; Red if they see <text:tab/><text:tab/><text:tab/><text:tab/><text:tab/><text:tab/>the player &amp; turn hostile.</text:p>
      <text:p text:style-name="P468"><text:tab/><text:tab/><text:tab/>Rank 4: The Seocialist’s movement speed is increased by 10%.</text:p>
      <text:p text:style-name="P468"><text:tab/><text:tab/><text:tab/>Rank 5: The Specialist’s movement speed is increased by an <text:tab/><text:tab/><text:tab/><text:tab/><text:tab/><text:tab/>additional 15% (25%).</text:p>
      <text:p text:style-name="P468"><text:tab/><text:tab/><text:tab/>Rank 6: The Specialist can now sprint silently.</text:p>
      <text:p text:style-name="P468"/>
      <text:p text:style-name="P468"><text:tab/><text:tab/>Alpha T1 IV: <text:s/>Silence is Golden</text:p>
      <text:p text:style-name="P468"><text:tab/><text:tab/>Specialists are adept at casting magikal abilities in complete silence, <text:tab/><text:tab/><text:tab/><text:tab/>enabling them to get the drop on enemies.</text:p>
      <text:p text:style-name="P468"><text:tab/><text:tab/><text:tab/>Rank 1: The Specialist can use Enchanter talents silently, not alerting <text:tab/><text:tab/><text:tab/><text:tab/>nearby enemies.</text:p>
      <text:p text:style-name="P468"><text:tab/><text:tab/><text:tab/>Rank 2: After casting silently, the Specialist’s mundane attacks are <text:tab/><text:tab/><text:tab/><text:tab/><text:tab/>completely silent for 5 seconds.</text:p>
      <text:p text:style-name="P468"><text:tab/><text:tab/><text:tab/>Rank 3: After casting silently, the Specialist’s mundane attacks are <text:tab/><text:tab/><text:tab/><text:tab/><text:tab/>completely silent for 10 seconds.</text:p>
      <text:p text:style-name="P468"><text:tab/><text:tab/><text:tab/>Rank 4: After casting silently, the Specialist’s mundane attacks are <text:tab/><text:tab/><text:tab/><text:tab/><text:tab/>completely silent for 15 seconds.</text:p>
      <text:p text:style-name="P468"><text:tab/><text:tab/><text:tab/>Rank 5: After casting silently, the Specialist’s mundane attacks are <text:tab/><text:tab/><text:tab/><text:tab/><text:tab/>completely silent for 20 seconds.</text:p>
      <text:p text:style-name="P468"><text:tab/><text:tab/><text:tab/>Rank 6: After casting silently, the Specialist’s mundane attacks are <text:tab/><text:tab/><text:tab/><text:tab/><text:tab/>completely silent for 25 seconds.</text:p>
      <text:p text:style-name="P468"/>
      <text:p text:style-name="P468"/>
      <text:p text:style-name="P468"/>
      <text:p text:style-name="P468"/>
      <text:p text:style-name="P468"/>
      <text:p text:style-name="P468"/>
      <text:p text:style-name="P468"><text:soft-page-break/>Savant</text:p>
      <text:p text:style-name="P468"/>
      <text:p text:style-name="P468"><text:tab/><text:tab/>Beta T1 I: Endurance</text:p>
      <text:p text:style-name="P468"><text:tab/><text:tab/>Every hit a Savant takes makes them tougher. Gain a bonus to health.</text:p>
      <text:p text:style-name="P468"><text:tab/><text:tab/><text:tab/>Rank 1: The Savant gains a 5% increase to health.</text:p>
      <text:p text:style-name="P468"><text:tab/><text:tab/><text:tab/>Rank 2: The Savant gains an additional 5% (10%) increase to <text:tab/><text:tab/><text:tab/><text:tab/><text:tab/><text:tab/>health.</text:p>
      <text:p text:style-name="P468"><text:tab/><text:tab/><text:tab/>Rank 3: The Savant gains an additional 5% (15%) increase to <text:tab/><text:tab/><text:tab/><text:tab/><text:tab/><text:tab/>health. Stamina cost for skills &amp; fighting is reduced by 15%.</text:p>
      <text:p text:style-name="P468"><text:tab/><text:tab/><text:tab/>Rank 4: The Savant gains an additional 5% (20%) increase to <text:tab/><text:tab/><text:tab/><text:tab/><text:tab/><text:tab/>health.</text:p>
      <text:p text:style-name="P468"><text:tab/><text:tab/><text:tab/>Rank 5: The Savant gains an additional 5% (25%) increase to <text:tab/><text:tab/><text:tab/><text:tab/><text:tab/><text:tab/>health.</text:p>
      <text:p text:style-name="P468"><text:tab/><text:tab/><text:tab/>Rank 6: The Savant gains an additional 5% (30%) increase to <text:tab/><text:tab/><text:tab/><text:tab/><text:tab/><text:tab/>health. Stamina cost for skills &amp; fighting is now reduced by <text:tab/><text:tab/><text:tab/><text:tab/><text:tab/>30%.</text:p>
      <text:p text:style-name="P468"/>
      <text:p text:style-name="P468"><text:tab/><text:tab/>Beta T1 II: <text:s/>Flashbang</text:p>
      <text:p text:style-name="P468"><text:tab/><text:tab/>This skill allows the deployment of flashbang grenades that <text:tab/><text:tab/><text:tab/><text:tab/><text:tab/>disorient enemies for a time utilizing a bright flash of light &amp; a concussive <text:tab/><text:tab/><text:tab/>blast of sound.</text:p>
      <text:p text:style-name="P468"><text:tab/><text:tab/><text:tab/>Rank 1: The Savant drops a grenade the detonates instantly <text:tab/><text:tab/><text:tab/><text:tab/><text:tab/><text:tab/>disorienting enemies with 5 meters for 10 seconds.</text:p>
      <text:p text:style-name="P468"><text:tab/><text:tab/><text:tab/><text:tab/>Stamina Cost: 20 Stamina</text:p>
      <text:p text:style-name="P468"><text:tab/><text:tab/><text:tab/><text:tab/>Cool-Down: 45 Seconds.</text:p>
      <text:p text:style-name="P468"><text:tab/><text:tab/><text:tab/>Rank 2: The grenade now disorients enemies for 11 seconds.</text:p>
      <text:p text:style-name="P468"><text:tab/><text:tab/><text:tab/>Rank 3: The grenade now disorients enemies for 12 seconds &amp; <text:tab/><text:tab/><text:tab/><text:tab/><text:tab/>deploys covering smoke over a 10 meter area.</text:p>
      <text:p text:style-name="P468"><text:tab/><text:tab/><text:tab/>Rank 4: The grenade now disorients enemies for 13 seconds.</text:p>
      <text:p text:style-name="P468"><text:tab/><text:tab/><text:tab/>Rank 5: The grenade now disorients enemies for 14 seconds.</text:p>
      <text:p text:style-name="P468"><text:tab/><text:tab/><text:tab/>Rank 6: The grenade now disorients enemies for 15 seconds &amp; <text:tab/><text:tab/><text:tab/><text:tab/><text:tab/>knocks enemies that are disorientated prone.</text:p>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Beta T1 III: Hunter’s Eye</text:p>
      <text:p text:style-name="P468"><text:tab/><text:tab/>A bullet through the gap in an enemy’s armor, or an arrow through a <text:tab/><text:tab/><text:tab/><text:tab/>monster’s eye. Both are a result of long days of training to see the weak <text:tab/><text:tab/><text:tab/>spots an an enemy’s defenses. Savants can pick these areas out &amp; drive an <text:tab/><text:tab/><text:tab/>attack home with lethal precision. </text:p>
      <text:p text:style-name="P468"/>
      <text:p text:style-name="P468"><text:tab/><text:tab/><text:tab/><text:tab/><text:tab/>*LD Note: This effect should be done with a slight <text:tab/><text:tab/><text:tab/><text:tab/><text:tab/><text:tab/>graying out the target &amp; environment, with the <text:tab/><text:tab/><text:tab/><text:tab/><text:tab/><text:tab/><text:tab/>weak <text:tab/>point glowing an orange-red.</text:p>
      <text:p text:style-name="P468"/>
      <text:p text:style-name="P468"><text:tab/><text:tab/><text:tab/>Rank 1: Highlights the weak spot of the enemy within the Savant <text:tab/><text:tab/><text:tab/><text:tab/><text:tab/>direct sight for 3 seconds. If the spot is struck within 10 <text:tab/><text:tab/><text:tab/><text:tab/><text:tab/><text:tab/>seconds of being highlighted, the attack deals triple damage.</text:p>
      <text:p text:style-name="P468"><text:tab/><text:tab/><text:tab/><text:tab/>Stamina Cost: 20 Stamina</text:p>
      <text:p text:style-name="P468"><text:tab/><text:tab/><text:tab/><text:tab/>Cool-Down: 1 Minute.</text:p>
      <text:p text:style-name="P468"><text:tab/><text:tab/><text:tab/>Rank 2: Highlights the weak spot of the enemy for 5 seconds.</text:p>
      <text:p text:style-name="P468"><text:tab/><text:tab/><text:tab/>Rank 3: Highlights the weak spot of the enemy for 7 seconds. <text:tab/>Out of <text:tab/><text:tab/><text:tab/><text:tab/>combat, the duration of both effects are doubled, as long as the <text:tab/><text:tab/><text:tab/><text:tab/>Savant does not move. </text:p>
      <text:p text:style-name="P468"><text:tab/><text:tab/><text:tab/>Rank 4: Highlights the weak spot of the enemy for 9 seconds.</text:p>
      <text:p text:style-name="P468"><text:tab/><text:tab/><text:tab/>Rank 5: Highlights the weak spot of the enemy for 11 seconds &amp; <text:tab/><text:tab/><text:tab/><text:tab/><text:tab/>the duration to strike the weak spot is increased to 15 seconds.</text:p>
      <text:p text:style-name="P468"><text:tab/><text:tab/><text:tab/>Rank 6: Highlights the weak spot of the enemy for 13 seconds, <text:tab/><text:tab/><text:tab/><text:tab/><text:tab/>additionally, the Savant may retain the doubled duration of this <text:tab/><text:tab/><text:tab/><text:tab/>effect even when moving.</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Beta T1 IV: Weapon Endowment </text:p>
      <text:p text:style-name="P468"><text:tab/><text:tab/>Savants are geniuses in combining magik &amp; technology. This ability allows <text:tab/><text:tab/>them to imbue their weapons with elemental effects for a time</text:p>
      <text:p text:style-name="P468"><text:tab/><text:tab/><text:tab/>Rank 1: The Savant imbues their currently held weapon with Fire, <text:tab/><text:tab/><text:tab/><text:tab/><text:tab/>Electrical, or Cold, granting a bonus 10% damage boost. This <text:tab/><text:tab/><text:tab/><text:tab/><text:tab/>lasts for 90 seconds. This CANNOT be used with special <text:tab/><text:tab/><text:tab/><text:tab/><text:tab/>ammunition.</text:p>
      <text:p text:style-name="P468"><text:tab/><text:tab/><text:tab/><text:tab/>Stamina Cost: 15 Stamina</text:p>
      <text:p text:style-name="P468"><text:tab/><text:tab/><text:tab/>Rank 2:The Savant imbues their currently held weapon with Fire, <text:tab/><text:tab/><text:tab/><text:tab/><text:tab/>Electrical, or Cold, granting a bonus 15% damage boost. This <text:tab/><text:tab/><text:tab/><text:tab/><text:tab/>lasts for 90 seconds.</text:p>
      <text:p text:style-name="P468"><text:tab/><text:tab/><text:tab/>Rank 3: The Savant’s imbued weapons now gain the basic secondary <text:tab/><text:tab/><text:tab/><text:tab/>effects of Elemental Armor.</text:p>
      <text:p text:style-name="P468"><text:tab/><text:tab/><text:tab/>Rank 4: The Savant imbues their currently held weapon with Fire, <text:tab/><text:tab/><text:tab/><text:tab/><text:tab/>Electrical, or Cold, granting a bonus 20% damage boost. This <text:tab/><text:tab/><text:tab/><text:tab/><text:tab/>lasts for 90 seconds.</text:p>
      <text:p text:style-name="P468"><text:tab/><text:tab/><text:tab/>Rank 5: The Savant imbues their currently held weapon with Fire, <text:tab/><text:tab/><text:tab/><text:tab/><text:tab/>Electrical, or Cold, granting a bonus 25% damage boost. This <text:tab/><text:tab/><text:tab/><text:tab/><text:tab/>lasts for 90 seconds.</text:p>
      <text:p text:style-name="P468"><text:tab/><text:tab/><text:tab/>Rank 6: Special Ammunition can now be used with this ability.</text:p>
      <text:p text:style-name="P468"/>
      <text:p text:style-name="P468">Mystic</text:p>
      <text:p text:style-name="P468"/>
      <text:p text:style-name="P468"><text:tab/><text:tab/>Charlie T1 I: Immolate</text:p>
      <text:p text:style-name="P468"><text:tab/><text:tab/>One of the first powers many aspiring Mystics learn is the basic control of <text:tab/><text:tab/><text:tab/>fire. This power allows them to generate a blast of flame at a target. This <text:tab/><text:tab/><text:tab/>can also be used to burn away combustible obstacles or light pools of <text:tab/><text:tab/><text:tab/>flammable liquids.</text:p>
      <text:p text:style-name="P468"><text:tab/><text:tab/><text:tab/>Rank 1: Blast a target with a gout of flame, dealing 20 fire damage.</text:p>
      <text:p text:style-name="P468"><text:tab/><text:tab/><text:tab/><text:tab/>Stamina Cost: 20 Stamina</text:p>
      <text:p text:style-name="P468"><text:tab/><text:tab/><text:tab/>Rank 2: Blast a target with a gout of flame, dealing 40 fire damage.</text:p>
      <text:p text:style-name="P468"><text:tab/><text:tab/><text:tab/>Rank 3: Foes now catch fire, dealing an additional 50% damage over <text:tab/><text:tab/><text:tab/><text:tab/>10 seconds.</text:p>
      <text:p text:style-name="P468"><text:tab/><text:tab/><text:tab/>Rank 4: Blast a target with a gout of flame, dealing 60 fire damage.</text:p>
      <text:p text:style-name="P468"><text:tab/><text:tab/><text:tab/>Rank 5: Blast a target with a gout of flame, dealing 80 fire damage.</text:p>
      <text:p text:style-name="P468"><text:tab/><text:tab/><text:tab/>Rank 6: Blast a target with a gout of flame, dealing 100 fire damage. <text:tab/><text:tab/><text:tab/><text:tab/>Additionally, the extra burn damage is increased to 100% extra <text:tab/><text:tab/><text:tab/><text:tab/>damage over 10 seconds.</text:p>
      <text:p text:style-name="P468"><text:s/></text:p>
      <text:p text:style-name="P468"/>
      <text:p text:style-name="P468"/>
      <text:p text:style-name="P468"/>
      <text:p text:style-name="P468"><text:soft-page-break/><text:tab/><text:tab/>Charlie T1 II: Mend Wounds</text:p>
      <text:p text:style-name="P468"><text:tab/><text:tab/>In this world, staying healthy is important. A single wound can fester &amp; be <text:tab/><text:tab/><text:tab/>the line between victory &amp; defeat. This power helps tilt the odds in favor of <text:tab/><text:tab/>survival.</text:p>
      <text:p text:style-name="P468"><text:tab/><text:tab/><text:tab/>Rank 1: Mend Wounds heals for 20 points of damage.</text:p>
      <text:p text:style-name="P468"><text:tab/><text:tab/><text:tab/><text:tab/>Stamina Cost: 20 Stamina</text:p>
      <text:p text:style-name="P468"><text:tab/><text:tab/><text:tab/>Rank 2: Mend Wounds heals for 30 points of damage.</text:p>
      <text:p text:style-name="P468"><text:tab/><text:tab/><text:tab/>Rank 3: Mend Wounds now bestows the recipeant with a resilient <text:tab/><text:tab/><text:tab/><text:tab/><text:tab/>buffer for 5 seconds, reducing incoming damage by 10%.</text:p>
      <text:p text:style-name="P468"><text:tab/><text:tab/><text:tab/>Rank 4: Mend Wounds heals for 40 points of damage.</text:p>
      <text:p text:style-name="P468"><text:tab/><text:tab/><text:tab/>Rank 5: Mend Wounds heals for 50 points of damage.</text:p>
      <text:p text:style-name="P468"><text:tab/><text:tab/><text:tab/>Rank 6: Mend Wounds now bestows the recipeant with a resilient <text:tab/><text:tab/><text:tab/><text:tab/><text:tab/>buffer for 10 seconds, reducing incoming damage by 20%</text:p>
      <text:p text:style-name="P468"/>
      <text:p text:style-name="P468"><text:tab/><text:tab/>Charlie T1 III: Forest Miasma</text:p>
      <text:p text:style-name="P468"><text:tab/><text:tab/>Mystics prefer not to engage in physical confrontation if they can help it. <text:tab/><text:tab/><text:tab/>To be involved in such a mundane mess is to have failed in the practice of <text:tab/><text:tab/><text:tab/>control &amp; deception. Many learn this ability to help keep enemies at bay so <text:tab/><text:tab/><text:tab/>the Mystic’s magiks can render them helpless against being torn apart by <text:tab/><text:tab/><text:tab/>summoned minions. </text:p>
      <text:p text:style-name="P468"><text:tab/><text:tab/><text:tab/>Rank 1: The Mystic emits a passive aura out to 5 meters that slows <text:tab/><text:tab/><text:tab/><text:tab/><text:tab/>enemy movement speed by 25% for as long as they remain in <text:tab/><text:tab/><text:tab/><text:tab/><text:tab/>the area of effect, &amp; for 5 seconds longer after they leave it. <text:tab/><text:tab/><text:tab/><text:tab/><text:tab/>They can collect the energy of this power to lash out at <text:tab/><text:tab/><text:tab/><text:tab/><text:tab/><text:tab/>enemies within 5 meters and knock them prone. This expends <text:tab/><text:tab/><text:tab/><text:tab/><text:tab/>the effect for 30 seconds, after which it resumes.</text:p>
      <text:p text:style-name="P468"><text:tab/><text:tab/><text:tab/>Rank 2: The radius is increased to 10 meters.</text:p>
      <text:p text:style-name="P468"><text:tab/><text:tab/><text:tab/>Rank 3: The Miasma now drains the stamina of enemies affected by <text:tab/><text:tab/><text:tab/><text:tab/><text:tab/>it at a rate of 2% per second.</text:p>
      <text:p text:style-name="P468"><text:tab/><text:tab/><text:tab/>Rank 4: The duration now lasts for 10 seconds, and the cool-down is <text:tab/><text:tab/><text:tab/><text:tab/>reduced to 20 seconds. </text:p>
      <text:p text:style-name="P468"><text:tab/><text:tab/><text:tab/>Rank 5: The radius is increased to 15 meters.</text:p>
      <text:p text:style-name="P468"><text:tab/><text:tab/><text:tab/>Rank 6: The Miasma now drains enemy Stamina at a rate of 5% per <text:tab/><text:tab/><text:tab/><text:tab/><text:tab/>second.</text:p>
      <text:p text:style-name="P468"/>
      <text:p text:style-name="P468"/>
      <text:p text:style-name="P468"/>
      <text:p text:style-name="P468"/>
      <text:p text:style-name="P468"/>
      <text:p text:style-name="P468"/>
      <text:p text:style-name="P468"/>
      <text:p text:style-name="P468"/>
      <text:p text:style-name="P468"><text:soft-page-break/><text:tab/><text:tab/>Charlie T1 IV: Ebb and Flow</text:p>
      <text:p text:style-name="P468"><text:tab/><text:tab/>The Mystic’s powers are always fluctuating, granting them power in <text:tab/><text:tab/><text:tab/><text:tab/>different ways at different times. </text:p>
      <text:p text:style-name="P468"><text:tab/><text:tab/><text:tab/>Rank 1: Whenever the Mystic spends stamina on a weapon attack, <text:tab/><text:tab/><text:tab/><text:tab/><text:tab/>they spend 1% less stamina on talents. This stacks up to 20 <text:tab/><text:tab/><text:tab/><text:tab/><text:tab/>times and lasts 1 minute. </text:p>
      <text:p text:style-name="P468"><text:tab/><text:tab/><text:tab/>Rank 2: Whenever the Mystic spends stamina on talent, they spend <text:tab/><text:tab/><text:tab/><text:tab/><text:tab/>1% less stamina on weapon attacks. This stacks up to 20 times. </text:p>
      <text:p text:style-name="P468"><text:tab/><text:tab/><text:tab/>Rank 3: The effect can now stack gains 2 stacks instead of one when <text:tab/><text:tab/><text:tab/><text:tab/>this effect is triggered. </text:p>
      <text:p text:style-name="P468"><text:tab/><text:tab/><text:tab/>Rank 4: The effect stacks to 30 times.</text:p>
      <text:p text:style-name="P468"><text:tab/><text:tab/><text:tab/>Rank 5: The effect is 2% per stack. </text:p>
      <text:p text:style-name="P468"><text:tab/><text:tab/><text:tab/>Rank 6: This effect lasts to minutes, and a quarter of the stamina <text:tab/><text:tab/><text:tab/><text:tab/><text:tab/>bonus is applied to weapon and talent damage. </text:p>
      <text:p text:style-name="P468"><text:tab/><text:tab/></text:p>
      <text:p text:style-name="P468">Tier Two</text:p>
      <text:p text:style-name="P468"/>
      <text:p text:style-name="P468">Specialist</text:p>
      <text:p text:style-name="P468"><text:tab/></text:p>
      <text:p text:style-name="P468"><text:tab/><text:tab/>Alpha T2 I: Celerity</text:p>
      <text:p text:style-name="P468"><text:tab/><text:tab/>Channeling a burst of speed through their bodies, the Specialist can move, <text:tab/><text:tab/><text:tab/>fire &amp; swing at a highly increased rate for a very short time.</text:p>
      <text:p text:style-name="P468"><text:tab/><text:tab/><text:tab/>Rank 1: The Specialist gains a 25% increase to firearm &amp; melee <text:tab/><text:tab/><text:tab/><text:tab/><text:tab/>attack speed &amp; to movement speed for 10 seconds. This ability <text:tab/><text:tab/><text:tab/><text:tab/>cannot be triggered again for 90 seconds after it wears off.</text:p>
      <text:p text:style-name="P468"><text:tab/><text:tab/><text:tab/><text:tab/>Stamina Cost: 30 Stamina</text:p>
      <text:p text:style-name="P468"><text:tab/><text:tab/><text:tab/>Rank 2:The Specialist gains a 50% increase to firearm &amp; melee <text:tab/><text:tab/><text:tab/><text:tab/><text:tab/>attack speed &amp; to movement speed for 10 seconds. This ability <text:tab/><text:tab/><text:tab/><text:tab/>cannot be triggered again for 90 seconds after it wears off.</text:p>
      <text:p text:style-name="P468"><text:tab/><text:tab/><text:tab/>Rank 3:The Specialist gains a 50% increase to firearm &amp; melee <text:tab/><text:tab/><text:tab/><text:tab/><text:tab/>attack speed &amp; to movement speed for 20 seconds. This ability <text:tab/><text:tab/><text:tab/><text:tab/>cannot be triggered again for 90 seconds after it wears off.</text:p>
      <text:p text:style-name="P468"><text:tab/><text:tab/><text:tab/>Rank 4:The Specialist gains a 75% increase to firearm &amp; melee <text:tab/><text:tab/><text:tab/><text:tab/><text:tab/>attack speed &amp; to movement speed for 20 seconds. This ability <text:tab/><text:tab/><text:tab/><text:tab/>cannot be triggered again for 90 seconds after it wears off.</text:p>
      <text:p text:style-name="P468"><text:tab/><text:tab/><text:tab/>Rank 5:The Specialist gains a 75% increase to firearm &amp; melee <text:tab/><text:tab/><text:tab/><text:tab/><text:tab/>attack speed &amp; to movement speed for 30 seconds. This ability <text:tab/><text:tab/><text:tab/><text:tab/>cannot be triggered again for 90 seconds after it wears off.</text:p>
      <text:p text:style-name="P468"><text:tab/><text:tab/><text:tab/>Rank 6: The Specialist gains a 100% increase to firearm &amp; melee <text:tab/><text:tab/><text:tab/><text:tab/><text:tab/>attack speed &amp; to movement speed for 30 seconds. This ability <text:tab/><text:tab/><text:tab/><text:tab/>cannot be triggered again for 90 seconds after it wears off.</text:p>
      <text:p text:style-name="P468"/>
      <text:p text:style-name="P468"><text:soft-page-break/><text:tab/><text:tab/>Alpha T2 II: Shrug Off</text:p>
      <text:p text:style-name="P468"><text:tab/><text:tab/>Specialists are known for their ability to continued past injuries.</text:p>
      <text:p text:style-name="P468"><text:tab/><text:tab/><text:tab/>Rank 1: The Specialist reduces all incoming physical damage by 5%.</text:p>
      <text:p text:style-name="P468"><text:tab/><text:tab/><text:tab/>Rank 2: The Specialist reduces all incoming physical damage by an <text:tab/><text:tab/><text:tab/><text:tab/><text:tab/>additional 5% (10%).</text:p>
      <text:p text:style-name="P468"><text:tab/><text:tab/><text:tab/>Rank 3: The Specialist reduces all incoming physical damage by an <text:tab/><text:tab/><text:tab/><text:tab/><text:tab/>additional 5% (15%). There is also a 10% chance to completely <text:tab/><text:tab/><text:tab/><text:tab/>negate an incoming attack.</text:p>
      <text:p text:style-name="P468"><text:tab/><text:tab/><text:tab/>Rank 4: The Specialist reduces all incoming physical damage by an <text:tab/><text:tab/><text:tab/><text:tab/><text:tab/>additional 5% (20%).</text:p>
      <text:p text:style-name="P468"><text:tab/><text:tab/><text:tab/>Rank 5: The Specialist reduces all incoming physical damage by an <text:tab/><text:tab/><text:tab/><text:tab/><text:tab/>additional 5% (25%).</text:p>
      <text:p text:style-name="P468"><text:tab/><text:tab/><text:tab/>Rank 6: The Specialist reduces all incoming physical damage by an <text:tab/><text:tab/><text:tab/><text:tab/><text:tab/>additional 5% (10%). There is also now a 15% chance to <text:tab/><text:tab/><text:tab/><text:tab/><text:tab/>completely negate an incoming attack.</text:p>
      <text:p text:style-name="P468"/>
      <text:p text:style-name="P468"><text:tab/><text:tab/>Alpha T2 III: Skirmish Shooting</text:p>
      <text:p text:style-name="P468"><text:tab/><text:tab/>Specialist learn to shoot on the move while still preserving their accuracy. <text:tab/><text:tab/><text:tab/>This tactic allows them to move around the battlefield, placing expert shots <text:tab/><text:tab/><text:tab/>where they’re needed most.</text:p>
      <text:p text:style-name="P468"><text:tab/><text:tab/><text:tab/>Rank 1: The Specialists hands steady, the waver while aiming down <text:tab/><text:tab/><text:tab/><text:tab/><text:tab/>the sights of a weapon &amp; moving is reduced by 15%.</text:p>
      <text:p text:style-name="P468"><text:tab/><text:tab/><text:tab/>Rank 2: With even steadier hands, the Specialist gains an additional <text:tab/><text:tab/><text:tab/><text:tab/><text:tab/>15% (30%) reduction is waver. </text:p>
      <text:p text:style-name="P468"><text:tab/><text:tab/><text:tab/>Rank 3: The Specialist gains an additional 15% (45%) reduction is <text:tab/><text:tab/><text:tab/><text:tab/><text:tab/>waver. Their perception of time also slows for the first 3 <text:tab/><text:tab/><text:tab/><text:tab/><text:tab/><text:tab/>seconds of aiming down the sights.</text:p>
      <text:p text:style-name="P468"><text:tab/><text:tab/><text:tab/>Rank 4: With even steadier hands, the Specialist gains an additional <text:tab/><text:tab/><text:tab/><text:tab/><text:tab/>15% (60%) reduction is waver. </text:p>
      <text:p text:style-name="P468"><text:tab/><text:tab/><text:tab/>Rank 5: With even steadier hands, the Specialist gains an additional <text:tab/><text:tab/><text:tab/><text:tab/><text:tab/>15% (75%) reduction is waver. </text:p>
      <text:p text:style-name="P468"><text:tab/><text:tab/><text:tab/>Rank 6: The altered perception effect is now extended to 6 seconds. <text:tab/><text:tab/><text:tab/><text:tab/><text:tab/>Also, aiming down the sights can be used while sprinting, at <text:tab/><text:tab/><text:tab/><text:tab/><text:tab/>50% reduced waver.</text:p>
      <text:p text:style-name="P468"/>
      <text:p text:style-name="P468"/>
      <text:p text:style-name="P468"/>
      <text:p text:style-name="P468"/>
      <text:p text:style-name="P468"/>
      <text:p text:style-name="P468"/>
      <text:p text:style-name="P468"/>
      <text:p text:style-name="P468"/>
      <text:p text:style-name="P468"><text:soft-page-break/>Savant</text:p>
      <text:p text:style-name="P468"/>
      <text:p text:style-name="P468"><text:tab/><text:tab/>Beta T2 I: Lightning Bolt</text:p>
      <text:p text:style-name="P468"><text:tab/><text:tab/>Calling upon the fury of the storm, Savants are able to channel a blast of <text:tab/><text:tab/><text:tab/>pure lightning to smite their foes.</text:p>
      <text:p text:style-name="P468"><text:tab/><text:tab/><text:tab/>Rank 1: The Savant sends forth a bolt of lightning, striking an <text:tab/><text:tab/><text:tab/><text:tab/><text:tab/><text:tab/>enemy for 75 Electrical damage.</text:p>
      <text:p text:style-name="P468"><text:tab/><text:tab/><text:tab/><text:tab/>Stamina Cost: 35 Stamina</text:p>
      <text:p text:style-name="P468"><text:tab/><text:tab/><text:tab/>Rank 2: The Savant sends forth a bolt of lightning, striking an <text:tab/><text:tab/><text:tab/><text:tab/><text:tab/><text:tab/>enemy for 90 Electrical damage.</text:p>
      <text:p text:style-name="P468"><text:tab/><text:tab/><text:tab/>Rank 3: Lightning Bolt now has a 20% chance to stun an enemy.</text:p>
      <text:p text:style-name="P468"><text:tab/><text:tab/><text:tab/>Rank 4: The Savant sends forth a bolt of lightning, striking an <text:tab/><text:tab/><text:tab/><text:tab/><text:tab/><text:tab/>enemy for 105 Electrical damage.</text:p>
      <text:p text:style-name="P468"><text:tab/><text:tab/><text:tab/>Rank 5: The Savant sends forth a bolt of lightning, striking an <text:tab/><text:tab/><text:tab/><text:tab/><text:tab/><text:tab/>enemy for 120 Electrical damage.</text:p>
      <text:p text:style-name="P468"><text:tab/><text:tab/><text:tab/>Rank 6: Lightning Bolt can now electrify the ground it strikes for 10 <text:tab/><text:tab/><text:tab/><text:tab/>seconds, discharging when an enemy walks over it. This deal <text:tab/><text:tab/><text:tab/><text:tab/><text:tab/>50% of the base damage.</text:p>
      <text:p text:style-name="P468"/>
      <text:p text:style-name="P468"><text:tab/><text:tab/>Beta T2 II: Reinforced Barricades</text:p>
      <text:p text:style-name="P468"><text:tab/><text:tab/>Life on the frontier of this new world is dangerous, &amp; safe houses are <text:tab/><text:tab/><text:tab/>necessity. Where most people have to make do with stacks of rubble or <text:tab/><text:tab/><text:tab/>boards &amp; nails to shore up crumbling walls, the Savant has something <text:tab/><text:tab/><text:tab/>better. When reinforcing a breached section of a would-be safe house, the <text:tab/><text:tab/><text:tab/>Savant instead deploys a collapsing steel curtain that is designed to <text:tab/><text:tab/><text:tab/><text:tab/>unfold &amp; fit snugly, stopping all manner of small arms fire &amp; all but the <text:tab/><text:tab/><text:tab/>strongest of claws.</text:p>
      <text:p text:style-name="P468"><text:tab/><text:tab/><text:tab/>Rank 1: When adding walls or reinforcements to a chosen safe <text:tab/><text:tab/><text:tab/><text:tab/><text:tab/>house, the Savant deploys specially designed steel curtains <text:tab/><text:tab/><text:tab/><text:tab/><text:tab/>that cannot be outright removed, &amp; have 125% of the health of <text:tab/><text:tab/><text:tab/><text:tab/>a regular wall or reinforcement.</text:p>
      <text:p text:style-name="P468"><text:tab/><text:tab/><text:tab/>Rank 2: The health of the steel curtain increases to 175%.</text:p>
      <text:p text:style-name="P468"><text:tab/><text:tab/><text:tab/>Rank 3: The steel curtain can now be electrically charged, damaging <text:tab/><text:tab/><text:tab/><text:tab/><text:tab/>any who touch it while powered &amp; deterring Fae.</text:p>
      <text:p text:style-name="P468"><text:tab/><text:tab/><text:tab/>Rank 4: The health of the steel curtain increases to 225%.</text:p>
      <text:p text:style-name="P468"><text:tab/><text:tab/><text:tab/>Rank 5: The health of the steel curtain increases to 275%.</text:p>
      <text:p text:style-name="P468"><text:tab/><text:tab/><text:tab/>Rank 6: The steel curtain is now impenetrable to damage &amp; magiks, <text:tab/><text:tab/><text:tab/><text:tab/><text:tab/>due to a layer of lead being applied to an advanced alloy sheet <text:tab/><text:tab/><text:tab/><text:tab/><text:tab/>that has been added to the original design.</text:p>
      <text:p text:style-name="P468"/>
      <text:p text:style-name="P468"/>
      <text:p text:style-name="P468"/>
      <text:p text:style-name="P468"><text:soft-page-break/><text:tab/><text:tab/>Beta T2 III: Conjured Ammo</text:p>
      <text:p text:style-name="P468"><text:tab/><text:tab/>In a pinch, a Savant can load phantom rounds into his ranged weapons, at <text:tab/><text:tab/><text:tab/>the cost of stamina.</text:p>
      <text:p text:style-name="P468"><text:tab/><text:tab/><text:tab/>Rank 1: When firing a weapon that has no ammunition, a Savant <text:tab/><text:tab/><text:tab/><text:tab/><text:tab/>instead sacrifices stamina to create ammunition in the weapon. <text:tab/><text:tab/><text:tab/><text:tab/>Cost is equal to 5 divided by the Weapon Speed of the weapon. <text:tab/><text:tab/><text:tab/><text:tab/>These rounds are not affected by weapon augmentations.</text:p>
      <text:p text:style-name="P468"><text:tab/><text:tab/><text:tab/>Rank 2: Stamina Cost is reduced by 20%.</text:p>
      <text:p text:style-name="P468"><text:tab/><text:tab/><text:tab/>Rank 3: The ammunition is now affected by weapon augmentations.</text:p>
      <text:p text:style-name="P468"><text:tab/><text:tab/><text:tab/>Rank 4: Stamina Cost is reduced by 40%.</text:p>
      <text:p text:style-name="P468"><text:tab/><text:tab/><text:tab/>Rank 5: Stamina Cost is reduced by 60%.</text:p>
      <text:p text:style-name="P468"><text:tab/><text:tab/><text:tab/>Rank 6: The ammunition is now affected by Enchanter talents. </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Mystic</text:p>
      <text:p text:style-name="P468"/>
      <text:p text:style-name="P468"><text:tab/><text:tab/>Charlie T2 I: Bound Fae</text:p>
      <text:p text:style-name="P468"><text:tab/><text:tab/>With practice, a Mystic can send whispers of power through the Faded <text:tab/><text:tab/><text:tab/>Forest, calling one of the rare, more sentient denizens to serve their <text:tab/><text:tab/><text:tab/><text:tab/>indefinitely.</text:p>
      <text:p text:style-name="P468"><text:tab/><text:tab/><text:tab/>Rank 1: The Mystic now has a constant “familiar”, an intelligent <text:tab/><text:tab/><text:tab/><text:tab/><text:tab/>native of the Faded Forest that will accompany their <text:tab/><text:tab/><text:tab/><text:tab/><text:tab/><text:tab/>throughout their travels. At this rank the “familiar” is a Small <text:tab/><text:tab/><text:tab/><text:tab/><text:tab/>Storm Elemental, It starts with 75 health, &amp; if slain will return <text:tab/><text:tab/><text:tab/><text:tab/><text:tab/>after 15 minutes during which it replenishes itself in it’s native <text:tab/><text:tab/><text:tab/><text:tab/><text:tab/>world.</text:p>
      <text:p text:style-name="P468"><text:tab/><text:tab/><text:tab/><text:tab/><text:tab/>-Storm Elementals attacks the nearest enemy in combat <text:tab/><text:tab/><text:tab/><text:tab/><text:tab/><text:tab/>with the Mystic, electrocuting them for 20 points of <text:tab/><text:tab/><text:tab/><text:tab/><text:tab/><text:tab/>damage.</text:p>
      <text:p text:style-name="P468"><text:tab/><text:tab/><text:tab/>Rank 2: The “familiar” now has 50 additional health, and deals 50% <text:tab/><text:tab/><text:tab/><text:tab/><text:tab/>more damage.</text:p>
      <text:p text:style-name="P468"><text:tab/><text:tab/><text:tab/>Rank 3: The “familiar” learns a unique secondary attack. <text:tab/><text:tab/><text:tab/><text:tab/><text:tab/><text:tab/><text:tab/>-Storm Elementals now release a thunderstorm when <text:tab/><text:tab/><text:tab/><text:tab/><text:tab/><text:tab/>three enemies are within 5 meters around them. Enemies <text:tab/><text:tab/><text:tab/><text:tab/><text:tab/>caught in this blast take 50 points of electrical damage <text:tab/><text:tab/><text:tab/><text:tab/><text:tab/><text:tab/>and are stunned for 3 seconds. This ability has a 1 <text:tab/><text:tab/><text:tab/><text:tab/><text:tab/><text:tab/><text:tab/>minute cool-down. </text:p>
      <text:p text:style-name="P468"><text:tab/><text:tab/><text:tab/><text:tab/>Additionally, the Mystic now summons a Medium Storm <text:tab/><text:tab/><text:tab/><text:tab/><text:tab/>Elemental as their “familiar”.</text:p>
      <text:p text:style-name="P468"><text:tab/><text:tab/><text:tab/><text:tab/><text:tab/>-This functions as a the Storm Elemental, only it is the <text:tab/><text:tab/><text:tab/><text:tab/><text:tab/><text:tab/>size of a human, and deals 100% the original damage of <text:tab/><text:tab/><text:tab/><text:tab/><text:tab/><text:tab/>both attacks. </text:p>
      <text:p text:style-name="P468"><text:tab/><text:tab/><text:tab/>Rank 4: The time it takes for the “familiar” to return is reduced to 10 <text:tab/><text:tab/><text:tab/><text:tab/>minutes.</text:p>
      <text:p text:style-name="P468"><text:tab/><text:tab/><text:tab/>Rank 5: The time it takes for the “familiar” to return is reduced to 5 <text:tab/><text:tab/><text:tab/><text:tab/><text:tab/>minutes. The “familiar” now has 50 more additional health. </text:p>
      <text:p text:style-name="P468"><text:tab/><text:tab/><text:tab/>Rank 6: The “familiar” learns a third ability, greatly enhancing it’s <text:tab/><text:tab/><text:tab/><text:tab/><text:tab/>combat capability. Additionally, the Mystic now summons a <text:tab/><text:tab/><text:tab/><text:tab/><text:tab/>Armored Storm Elemental as their “familiar”.</text:p>
      <text:p text:style-name="P468"><text:tab/><text:tab/><text:tab/><text:tab/><text:tab/>-The Armored Elemental now takes 50% less damage <text:tab/><text:tab/><text:tab/><text:tab/><text:tab/><text:tab/>and wields an electrified battle-axe, dealing 60 points of <text:tab/><text:tab/><text:tab/><text:tab/><text:tab/><text:tab/>damage every swing.</text:p>
      <text:p text:style-name="P468"/>
      <text:p text:style-name="P468"/>
      <text:p text:style-name="P468"/>
      <text:p text:style-name="P468"/>
      <text:p text:style-name="P468"><text:soft-page-break/><text:tab/><text:tab/>Charlie T2 II: Barrier</text:p>
      <text:p text:style-name="P468"><text:tab/><text:tab/>A more powerful version of the basic Shield, this enables the Mystic to <text:tab/><text:tab/><text:tab/>shield their allies or as long as they concentrate, at the expense of their <text:tab/><text:tab/><text:tab/>stamina. Wrapping an area in brilliant light, enemies are pushed to the edge <text:tab/><text:tab/>of this barrier &amp; may not pass, however attacks &amp; powers from the Mystic <text:tab/><text:tab/><text:tab/>&amp; heir allies pass through. <text:s/></text:p>
      <text:p text:style-name="P468"><text:tab/><text:tab/><text:tab/>Rank 1: The Mystic concentrates on a barrier in front of them that <text:tab/><text:tab/><text:tab/><text:tab/><text:tab/>covers an of 5×3 meters. <text:tab/>The barrier is impenetrable to any &amp; <text:tab/><text:tab/><text:tab/><text:tab/><text:tab/>all attacks, but drains 10 stamina per second while in use. <text:tab/><text:tab/><text:tab/><text:tab/><text:tab/>Enemies are pushed to the edge of the barrier. </text:p>
      <text:p text:style-name="P468"><text:tab/><text:tab/><text:tab/>Rank 2: The stamina cost of the barrier is reduced by 10%.</text:p>
      <text:p text:style-name="P468"><text:tab/><text:tab/><text:tab/>Rank 3: The barrier now becomes a half-dome of energy that shields <text:tab/><text:tab/><text:tab/><text:tab/>a 10 meter radius around the Mystic.</text:p>
      <text:p text:style-name="P468"><text:tab/><text:tab/><text:tab/>Rank 4: The stamina cost of the barrier is reduced by 20%.</text:p>
      <text:p text:style-name="P468"><text:tab/><text:tab/><text:tab/>Rank 5: The stamina cost of the barrier is reduced by 30%.</text:p>
      <text:p text:style-name="P468"><text:tab/><text:tab/><text:tab/>Rank 6: The barrier now lasts for 10 seconds after the Mystic stops <text:tab/><text:tab/><text:tab/><text:tab/><text:tab/>concentrating. The barrier also becomes a full 15 meter dome, <text:tab/><text:tab/><text:tab/><text:tab/><text:tab/>encasing the Mystic.</text:p>
      <text:p text:style-name="P468"/>
      <text:p text:style-name="P468"><text:tab/><text:tab/>Charlie T2 III: Curse Technology</text:p>
      <text:p text:style-name="P468"><text:tab/><text:tab/>Many enemies in the world rely heavily on technology &amp; machines for their <text:tab/><text:tab/>strength. Some Mystics learn to disable that advantage entirely, forcing <text:tab/><text:tab/><text:tab/>their foes to retreat or resort to melee weapons.</text:p>
      <text:p text:style-name="P468"><text:tab/><text:tab/><text:tab/>Rank 1: The Mystic curses all technology &amp; machines withing 5 <text:tab/><text:tab/><text:tab/><text:tab/><text:tab/>meters of the designated point, disabling them for 5 seconds. <text:tab/><text:tab/><text:tab/><text:tab/><text:tab/>This affects firearms &amp; devices.</text:p>
      <text:p text:style-name="P468"><text:tab/><text:tab/><text:tab/><text:tab/>Stamina Cost: 40 Stamina</text:p>
      <text:p text:style-name="P468"><text:tab/><text:tab/><text:tab/>Rank 2: The Mystic curses all technology &amp; machines withing 10 <text:tab/><text:tab/><text:tab/><text:tab/><text:tab/>meters of the designated point, disabling them for 5 seconds. <text:tab/><text:tab/><text:tab/><text:tab/><text:tab/>This affects firearms &amp; devices.</text:p>
      <text:p text:style-name="P468"><text:tab/><text:tab/><text:tab/>Rank 3: Enemies that are holding firearms or are near devices take <text:tab/><text:tab/><text:tab/><text:tab/><text:tab/>damage, as firearms misfire &amp; devices short-circuit.</text:p>
      <text:p text:style-name="P468"><text:tab/><text:tab/><text:tab/>Rank 4: The Mystic curses all technology &amp; machines withing 10 <text:tab/><text:tab/><text:tab/><text:tab/><text:tab/>meters of the designated point, disabling them for 10 seconds. <text:tab/><text:tab/><text:tab/><text:tab/><text:tab/>This affects firearms &amp; devices.</text:p>
      <text:p text:style-name="P468"><text:tab/><text:tab/><text:tab/>Rank 5: The Mystic curses all technology &amp; machines withing 10 <text:tab/><text:tab/><text:tab/><text:tab/><text:tab/>meters of the designated point, disabling them for 10 seconds. <text:tab/><text:tab/><text:tab/><text:tab/><text:tab/>This affects firearms &amp; devices. The damage enemies take is <text:tab/><text:tab/><text:tab/><text:tab/><text:tab/>increased by 100%.</text:p>
      <text:p text:style-name="P468"><text:tab/><text:tab/><text:tab/>Rank 6: Electronic devices are fully destroyed.</text:p>
      <text:p text:style-name="P468"/>
      <text:p text:style-name="P468"/>
      <text:p text:style-name="P468"><text:soft-page-break/>Tier Three</text:p>
      <text:p text:style-name="P468"><text:tab/><text:tab/></text:p>
      <text:p text:style-name="P468">Specialist</text:p>
      <text:p text:style-name="P468"/>
      <text:p text:style-name="P468"><text:tab/><text:tab/>Alpha T3 I: CHMRA UGV</text:p>
      <text:p text:style-name="P468"><text:tab/><text:tab/>The pinnacle of a Specialist’s ingenuity, the CHMRA Unmanned Ground <text:tab/><text:tab/><text:tab/>Vehicle is a tank-like drone that serves as a mobile weapons platform. <text:tab/><text:tab/><text:tab/>Capable of taking a wide variety of weapons, the UGV is a mainstay of a <text:tab/><text:tab/><text:tab/>mechanized army. </text:p>
      <text:p text:style-name="P468"/>
      <text:p text:style-name="P468"><text:tab/><text:tab/><text:tab/><text:tab/>*LD Notes: These weapons systems should take an actual <text:tab/><text:tab/><text:tab/><text:tab/><text:tab/>weapon the player has to give up. Make ‘em scavenge for <text:tab/><text:tab/><text:tab/><text:tab/><text:tab/>those good guns!</text:p>
      <text:p text:style-name="P468"/>
      <text:p text:style-name="P468"><text:tab/><text:tab/><text:tab/>Rank 1: The UGV can be deployed, &amp; remains until dismissed, <text:tab/><text:tab/><text:tab/><text:tab/><text:tab/>destroyed, or the Specialist strays too far from it. It is equipped <text:tab/><text:tab/><text:tab/><text:tab/>with Pistol weapons systems, &amp; has 150 health. The CHMRA <text:tab/><text:tab/><text:tab/><text:tab/><text:tab/>will stay in the area until destroyed or the Specialist strays <text:tab/><text:tab/><text:tab/><text:tab/><text:tab/>more than 100 meters from it.</text:p>
      <text:p text:style-name="P468"><text:tab/><text:tab/><text:tab/><text:tab/>Stamina Cost: 50 Stamina</text:p>
      <text:p text:style-name="P468"><text:tab/><text:tab/><text:tab/><text:tab/>Cool-Down: 5 minutes if it is destroyed or despawned. </text:p>
      <text:p text:style-name="P468"><text:tab/><text:tab/><text:tab/>Rank 2: The UGV now has an additional upgraded weapon slot that <text:tab/><text:tab/><text:tab/><text:tab/><text:tab/>can take SMG weapons systems, &amp; has 275 health. The <text:tab/><text:tab/><text:tab/><text:tab/><text:tab/><text:tab/>weapon system can now be changed manually, or via the <text:tab/><text:tab/><text:tab/><text:tab/><text:tab/>Remote Link (Rank 3) skill. </text:p>
      <text:p text:style-name="P468"><text:tab/><text:tab/><text:tab/>Rank 3: The UGV gains another additional weapon slot that can take <text:tab/><text:tab/><text:tab/><text:tab/>shotgun weapon systems. Additionally, a silencer can be <text:tab/><text:tab/><text:tab/><text:tab/><text:tab/><text:tab/>equipped on the pistol &amp; SMG weapon systems &amp; the <text:tab/><text:tab/><text:tab/><text:tab/><text:tab/><text:tab/>UGVs health is increased to 300.</text:p>
      <text:p text:style-name="P468"><text:tab/><text:tab/><text:tab/>Rank 4: The UGV has another additional weapon slot that can take <text:tab/><text:tab/><text:tab/><text:tab/><text:tab/>rifle weapon systems. Additionally, shotgun weapon systems <text:tab/><text:tab/><text:tab/><text:tab/><text:tab/>can now be loaded with Dragon’s Breath rounds <text:s/>that deal 25% <text:tab/><text:tab/><text:tab/><text:tab/>of the UGV’s normal damage as burn damage. The UGVs <text:tab/><text:tab/><text:tab/><text:tab/><text:tab/>health is increased to 375.</text:p>
      <text:p text:style-name="P468"><text:tab/><text:tab/><text:tab/>Rank 5: The UGV can now take LMG weapons systems. <text:tab/><text:tab/><text:tab/><text:tab/><text:tab/><text:tab/>Additionally, the rifle weapon systems can now equip a <text:tab/><text:tab/><text:tab/><text:tab/><text:tab/><text:tab/>silencer &amp; the UGVs Health is increased to 450.</text:p>
      <text:p text:style-name="P468"><text:tab/><text:tab/><text:tab/>Rank 6: The UGV can now take grenade launcher weapons systems. <text:tab/><text:tab/><text:tab/><text:tab/><text:tab/>Additionally, the LMG weapon system can now equip a <text:tab/><text:tab/><text:tab/><text:tab/><text:tab/><text:tab/>muzzle brake, greatly reducing recoil. </text:p>
      <text:p text:style-name="P468"/>
      <text:p text:style-name="P468"/>
      <text:p text:style-name="P468"><text:soft-page-break/><text:tab/><text:tab/>Alpha T3 II: Power in Pain</text:p>
      <text:p text:style-name="P468"><text:tab/><text:tab/>A specialist uses magik more as a side-arm than a primary weapon. But <text:tab/><text:tab/><text:tab/>sometimes when they are critically injured, they need a boost to their <text:tab/><text:tab/><text:tab/>Powers. Drawing deep within themselves, Specialists pull power from <text:tab/><text:tab/><text:tab/>the pain and blood of their injuries, boosting their abilities to new heights of <text:tab/><text:tab/>power.</text:p>
      <text:p text:style-name="P468"><text:tab/><text:tab/><text:tab/>Rank 1: For every 5% of their health lost, the Specialist gains a 1% <text:tab/><text:tab/><text:tab/><text:tab/><text:tab/>boost to the intensity of their magikal talents.</text:p>
      <text:p text:style-name="P468"><text:tab/><text:tab/><text:tab/>Rank 2: For every 5% of their health lost, the Specialist gains a 2% <text:tab/><text:tab/><text:tab/><text:tab/><text:tab/>boost to the intensity of their magikal talents.</text:p>
      <text:p text:style-name="P468"><text:tab/><text:tab/><text:tab/>Rank 3: When the Specialist’s health drops below 25%, they regain <text:tab/><text:tab/><text:tab/><text:tab/><text:tab/>50% of their stamina.</text:p>
      <text:p text:style-name="P468"><text:tab/><text:tab/><text:tab/>Rank 4: For every 5% of their health lost, the Specialist gains a 3% <text:tab/><text:tab/><text:tab/><text:tab/><text:tab/>boost to the intensity of their magikal talents.</text:p>
      <text:p text:style-name="P468"><text:tab/><text:tab/><text:tab/>Rank 5: For every 5% of their health lost, the Specialist gains a 4% <text:tab/><text:tab/><text:tab/><text:tab/><text:tab/>boost to the intensity of their magikal talents.</text:p>
      <text:p text:style-name="P468"><text:tab/><text:tab/><text:tab/>Rank 6: When the Specialist’s health drops below 25%, they regain <text:tab/><text:tab/><text:tab/><text:tab/><text:tab/>100% of their stamina over 10 seconds. This effect can occur <text:tab/><text:tab/><text:tab/><text:tab/><text:tab/>every minute. For every 1% of their health lost, the Specialist <text:tab/><text:tab/><text:tab/><text:tab/><text:tab/>gains a 1% boost to the intensity of their magikal talents.</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Savant</text:p>
      <text:p text:style-name="P468"/>
      <text:p text:style-name="P468"><text:tab/><text:tab/>Beta T3 I: Elemental Overcharge</text:p>
      <text:p text:style-name="P468"><text:tab/><text:tab/>Savants are skilled in both magik and machines, and some have learned to <text:tab/><text:tab/><text:tab/>incorporate both into their devices. By constructing a specialized crystalline <text:tab/><text:tab/>matrix throughout the machine’s chassis, they gain the ability to enhance <text:tab/><text:tab/><text:tab/>them with elemental magiks, granting bonuses based on the element <text:tab/><text:tab/><text:tab/><text:tab/>chosen.</text:p>
      <text:p text:style-name="P468"><text:tab/><text:tab/><text:tab/>Rank 1: The Savant can imbue their devices with one of the elements <text:tab/><text:tab/><text:tab/><text:tab/>listed below, granting the bonuses listed for 90 seconds. If no <text:tab/><text:tab/><text:tab/><text:tab/><text:tab/>device is present, then these bonuses are instead applied to the <text:tab/><text:tab/><text:tab/><text:tab/><text:tab/>Savant and their melee weapon. </text:p>
      <text:p text:style-name="P468"><text:tab/><text:tab/><text:tab/><text:tab/>Stamina Cost: 35 Stamina</text:p>
      <text:p text:style-name="P468"><text:tab/><text:tab/><text:tab/><text:tab/>Cool-down: 3 minutes.</text:p>
      <text:p text:style-name="P468"><text:tab/><text:tab/><text:tab/><text:tab/><text:tab/>Fire: The crystalline matrix focuses fire energies into the <text:tab/><text:tab/><text:tab/><text:tab/><text:tab/><text:tab/>Savant’s melee weapon or their device’s weapon <text:tab/><text:tab/><text:tab/><text:tab/><text:tab/><text:tab/><text:tab/>systems and increasing bullet velocity and force, <text:tab/><text:tab/><text:tab/><text:tab/><text:tab/><text:tab/><text:tab/>granting every attack a 15% increase to damage.</text:p>
      <text:p text:style-name="P468"><text:tab/><text:tab/><text:tab/><text:tab/><text:tab/>Electrical: The crystalline matrix focuses electrical <text:tab/><text:tab/><text:tab/><text:tab/><text:tab/><text:tab/><text:tab/>energies into the Savant’s muscles or their <text:tab/><text:tab/><text:tab/><text:tab/><text:tab/><text:tab/><text:tab/><text:tab/>device’s movement and firing systems, <text:tab/><text:tab/><text:tab/><text:tab/><text:tab/><text:tab/><text:tab/><text:tab/>supercharging the individual servos and <text:tab/><text:tab/><text:tab/><text:tab/><text:tab/><text:tab/><text:tab/><text:tab/>propulsion systems. This grants a 15% boost to <text:tab/><text:tab/><text:tab/><text:tab/><text:tab/><text:tab/><text:tab/>movement speed and firing rate.</text:p>
      <text:p text:style-name="P468"><text:tab/><text:tab/><text:tab/><text:tab/><text:tab/>Cold: The crystalline matrix focuses cold energies into <text:tab/><text:tab/><text:tab/><text:tab/><text:tab/><text:tab/><text:tab/>the device’s external shell or the Savant’s armor, <text:tab/><text:tab/><text:tab/><text:tab/><text:tab/><text:tab/><text:tab/>coating it in a layer of ice. This gives the device a <text:tab/><text:tab/><text:tab/><text:tab/><text:tab/><text:tab/><text:tab/>15% boost to health.</text:p>
      <text:p text:style-name="P468"><text:tab/><text:tab/><text:tab/>Rank 2: The duration is increased to 100 seconds.</text:p>
      <text:p text:style-name="P468"><text:tab/><text:tab/><text:tab/>Rank 3: The bonuses are increased to 30%.</text:p>
      <text:p text:style-name="P468"><text:tab/><text:tab/><text:tab/>Rank 4: The duration is increased to 110 seconds.</text:p>
      <text:p text:style-name="P468"><text:tab/><text:tab/><text:tab/>Rank 5: The duration is increased to 120 seconds.</text:p>
      <text:p text:style-name="P468"><text:tab/><text:tab/><text:tab/>Rank 6: The bonuses are increased to 45%.</text:p>
      <text:p text:style-name="P468"/>
      <text:p text:style-name="P468"/>
      <text:p text:style-name="P468"/>
      <text:p text:style-name="P468"/>
      <text:p text:style-name="P468"/>
      <text:p text:style-name="P468"/>
      <text:p text:style-name="P468"/>
      <text:p text:style-name="P468"/>
      <text:p text:style-name="P468"/>
      <text:p text:style-name="P468"><text:soft-page-break/><text:tab/><text:tab/>Beta T3 II: Vampiric Talents</text:p>
      <text:p text:style-name="P468"><text:tab/><text:tab/>Shadows taint every talent used to attack foes, draining away their essence. </text:p>
      <text:p text:style-name="P468"><text:tab/><text:tab/><text:tab/>Rank 1: This talent causes the Savants powers that deal damage to <text:tab/><text:tab/><text:tab/><text:tab/><text:tab/>heal them for 5% of the damage done.</text:p>
      <text:p text:style-name="P468"><text:tab/><text:tab/><text:tab/>Rank 2: The amount of healing increases to 10%. </text:p>
      <text:p text:style-name="P468"><text:tab/><text:tab/><text:tab/>Rank 3: The vampiric shades flutter around the Savant, causing up to <text:tab/><text:tab/><text:tab/><text:tab/>3 allies within 10 meters of them to heal for 5% of the healing <text:tab/><text:tab/><text:tab/><text:tab/><text:tab/>from this effect. </text:p>
      <text:p text:style-name="P468"><text:tab/><text:tab/><text:tab/>Rank 4: The amount of healing increases to 15%. </text:p>
      <text:p text:style-name="P468"><text:tab/><text:tab/><text:tab/>Rank 5: An additional 2 allies may be affected, &amp; the range is <text:tab/><text:tab/><text:tab/><text:tab/><text:tab/><text:tab/>increased to 15 meters. </text:p>
      <text:p text:style-name="P468"><text:tab/><text:tab/><text:tab/>Rank 6: Healing received from this effect now restores stamina equal <text:tab/><text:tab/><text:tab/><text:tab/>to 50% of the healing.</text:p>
      <text:p text:style-name="P468"/>
      <text:p text:style-name="P468">Mystic</text:p>
      <text:p text:style-name="P468"/>
      <text:p text:style-name="P468"><text:tab/><text:tab/>Charlie T3 I: Be As Me</text:p>
      <text:p text:style-name="P468"><text:tab/><text:tab/>Mystics, being of mortal and magikal blood, are naturally inclined to bend <text:tab/><text:tab/><text:tab/>the ways of magik. By anointing their devices with their own blood when <text:tab/><text:tab/><text:tab/>they create them, a Mystic can effect a device with their own personal <text:tab/><text:tab/><text:tab/>talents.</text:p>
      <text:p text:style-name="P468"><text:tab/><text:tab/><text:tab/>Rank 1: A device under the Mystic’s control within 10 meters gains <text:tab/><text:tab/><text:tab/><text:tab/><text:tab/>the effects of any beneficial talents on the Mystic themselves at <text:tab/><text:tab/><text:tab/><text:tab/>50% of the original effect’s intensity. </text:p>
      <text:p text:style-name="P468"><text:tab/><text:tab/><text:tab/>Rank 2: The range is increased to 15 meters.</text:p>
      <text:p text:style-name="P468"><text:tab/><text:tab/><text:tab/>Rank 3: The effects intensity are increased to 75%.</text:p>
      <text:p text:style-name="P468"><text:tab/><text:tab/><text:tab/>Rank 4: The range is increased to 20 meters.</text:p>
      <text:p text:style-name="P468"><text:tab/><text:tab/><text:tab/>Rank 5: The range is increased to 25 meters.</text:p>
      <text:p text:style-name="P468"><text:tab/><text:tab/><text:tab/>Rank 6: The effects intensity are increased to 100%.</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Charlie T3 III: Rime</text:p>
      <text:p text:style-name="P468"><text:tab/><text:tab/>Mystics are masters of the elements, &amp; this fearsome power is no <text:tab/><text:tab/><text:tab/><text:tab/>exception. By gathering ambient water vapor &amp; twisting the air around <text:tab/><text:tab/><text:tab/>them to high speeds, they can throw a veritable lance of dense ice to impale <text:tab/><text:tab/>any in their way.</text:p>
      <text:p text:style-name="P468"><text:tab/><text:tab/><text:tab/>Rank 1: The Mystic launches a spear of ice at their enemy, dealing <text:tab/><text:tab/><text:tab/><text:tab/><text:tab/>50 points of damage &amp; slowing their movement &amp; melee attack <text:tab/><text:tab/><text:tab/><text:tab/>speed by 15% for 5 seconds.</text:p>
      <text:p text:style-name="P468"><text:tab/><text:tab/><text:tab/><text:tab/>Stamina Cost: 50 Stamina</text:p>
      <text:p text:style-name="P468"><text:tab/><text:tab/><text:tab/>Rank 2: The Mystic launches a spear of ice at their enemy, dealing <text:tab/><text:tab/><text:tab/><text:tab/><text:tab/>75 points of damage &amp; slowing their movement &amp; melee attack <text:tab/><text:tab/><text:tab/><text:tab/>speed by 15% for 5 seconds.</text:p>
      <text:p text:style-name="P468"><text:tab/><text:tab/><text:tab/>Rank 3: The Mystic has a 50% chance to freeze a foe struck by the <text:tab/><text:tab/><text:tab/><text:tab/><text:tab/>Rime, entrapping them to the ground &amp; preventing movement <text:tab/><text:tab/><text:tab/><text:tab/><text:tab/>for 10 seconds. This chance is reduced to 15% against anything <text:tab/><text:tab/><text:tab/><text:tab/>larger than a human. Trolls &amp; larger creatures cannot be <text:tab/><text:tab/><text:tab/><text:tab/><text:tab/><text:tab/>frozen.</text:p>
      <text:p text:style-name="P468"><text:tab/><text:tab/><text:tab/>Rank 4: The Mystic launches a spear of ice at their enemy, dealing <text:tab/><text:tab/><text:tab/><text:tab/><text:tab/>100 damage &amp; slowing their movement &amp; melee attack speed <text:tab/><text:tab/><text:tab/><text:tab/><text:tab/>by 20% for 5 seconds.</text:p>
      <text:p text:style-name="P468"><text:tab/><text:tab/><text:tab/>Rank 5: The Mystic launches a spear of ice at their enemy, dealing <text:tab/><text:tab/><text:tab/><text:tab/><text:tab/>125 points of damage &amp; slowing their movement &amp; melee <text:tab/><text:tab/><text:tab/><text:tab/><text:tab/>attack speed by 25% for 10 seconds.</text:p>
      <text:p text:style-name="P468"><text:tab/><text:tab/><text:tab/>Rank 6: The Mystic can now freeze human sized enemies 100% of <text:tab/><text:tab/><text:tab/><text:tab/><text:tab/>the time. Larger enemies have a 25% chance of being frozen, <text:tab/><text:tab/><text:tab/><text:tab/><text:tab/>&amp; Trolls &amp; similar monsters have a 10% chance.</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p>
      <text:p text:style-name="P468">Specialist: Bloody Apocalypse </text:p>
      <text:p text:style-name="P468"/>
      <text:p text:style-name="P468"><text:tab/><text:tab/><text:tab/>Rank 1: Cruomancy</text:p>
      <text:p text:style-name="P468"><text:tab/><text:tab/><text:tab/><text:tab/>Specialists have a unique tie to their blood that few others <text:tab/><text:tab/><text:tab/><text:tab/><text:tab/>have, witches excluded. This ability allows the Specialist to <text:tab/><text:tab/><text:tab/><text:tab/><text:tab/>control an organic foe within 10 meters, for 30 seconds, <text:tab/><text:tab/><text:tab/><text:tab/><text:tab/><text:tab/>forcing them to fight for the Specialist. </text:p>
      <text:p text:style-name="P468"><text:tab/><text:tab/><text:tab/><text:tab/>Stamina Cost: 50 Stamina</text:p>
      <text:p text:style-name="P468"><text:tab/><text:tab/><text:tab/><text:tab/>Cool-Down: 2 minutes.</text:p>
      <text:p text:style-name="P468"><text:tab/><text:tab/><text:tab/>Rank 2: Bloody Strength</text:p>
      <text:p text:style-name="P468"><text:tab/><text:tab/><text:tab/><text:tab/>Calling upon their magikal control over blood, a Specialist can <text:tab/><text:tab/><text:tab/><text:tab/>reach new heights of physical might. For every point of <text:tab/><text:tab/><text:tab/><text:tab/><text:tab/><text:tab/>damage they deal to an enemy with a melee weapon, they gain <text:tab/><text:tab/><text:tab/><text:tab/><text:tab/>a 1% increase to melee weapon damage, to a maximum of <text:tab/><text:tab/><text:tab/><text:tab/><text:tab/>50%. This effect lasts for 15 seconds, but is refreshed with <text:tab/><text:tab/><text:tab/><text:tab/><text:tab/>each melee kill.</text:p>
      <text:p text:style-name="P468"><text:tab/><text:tab/><text:tab/>Rank 3: Desperate Magik</text:p>
      <text:p text:style-name="P468"><text:tab/><text:tab/><text:tab/><text:tab/>The Specialist can draw power from pain, fueling their talents <text:tab/><text:tab/><text:tab/><text:tab/><text:tab/>to amazing lengths when critically injured. When the <text:tab/><text:tab/><text:tab/><text:tab/><text:tab/><text:tab/>Specialist’s health drops below 25%, all of their talents gain a <text:tab/><text:tab/><text:tab/><text:tab/><text:tab/>50% boost to intensity. Also, their talents cost 50% less <text:tab/><text:tab/><text:tab/><text:tab/><text:tab/><text:tab/>stamina. This effect can only trigger once every 90 seconds.</text:p>
      <text:p text:style-name="P468"><text:tab/><text:tab/><text:tab/>Rank 4: Magikal Rage</text:p>
      <text:p text:style-name="P468"><text:tab/><text:tab/><text:tab/><text:tab/>A Specialist is skilled in combining magikal and mundane <text:tab/><text:tab/><text:tab/><text:tab/><text:tab/>combat. When this talent is used, they gain a 15% boost to the <text:tab/><text:tab/><text:tab/><text:tab/><text:tab/>following; damage reduction, movement speed, melee attack <text:tab/><text:tab/><text:tab/><text:tab/><text:tab/>speed and damage, firing rate, recoil reduction, and stamina <text:tab/><text:tab/><text:tab/><text:tab/><text:tab/>regeneration.</text:p>
      <text:p text:style-name="P468"><text:tab/><text:tab/><text:tab/>Rank 5: Phantom Blade</text:p>
      <text:p text:style-name="P468"><text:tab/><text:tab/><text:tab/><text:tab/>Imbuing their melee attacks with a bit of magik, the Specialist <text:tab/><text:tab/><text:tab/><text:tab/><text:tab/>has a 35% chance per swing or shot to summon a phantom <text:tab/><text:tab/><text:tab/><text:tab/><text:tab/>version of their weapon to attack the target of their attack, <text:tab/><text:tab/><text:tab/><text:tab/><text:tab/>dealing the same damage as the weapon being used to attack.</text:p>
      <text:p text:style-name="P468"><text:tab/><text:tab/><text:tab/>Rank 6: Cruomantic Warrior </text:p>
      <text:p text:style-name="P468"><text:tab/><text:tab/><text:tab/><text:tab/>Drawing power from the blood of their enemies, a Specialist <text:tab/><text:tab/><text:tab/><text:tab/><text:tab/>has a 30% regain 20 points of health and stamina from every <text:tab/><text:tab/><text:tab/><text:tab/><text:tab/>organic enemy they kill.</text:p>
      <text:p text:style-name="P468"/>
      <text:p text:style-name="P468"/>
      <text:p text:style-name="P468"/>
      <text:p text:style-name="P468"/>
      <text:p text:style-name="P468"><text:soft-page-break/>Savant: Magikal Technology </text:p>
      <text:p text:style-name="P468"/>
      <text:p text:style-name="P468"><text:tab/><text:tab/><text:tab/>Rank 1: Magikal Repair </text:p>
      <text:p text:style-name="P468"><text:tab/><text:tab/><text:tab/><text:tab/>By learning to bend the quasi-laws of magik, a Savant can <text:tab/><text:tab/><text:tab/><text:tab/><text:tab/>repair their devices and vehicles, or their gear, if no other <text:tab/><text:tab/><text:tab/><text:tab/><text:tab/>machines are targeted. This repairs devices and vehicles, that <text:tab/><text:tab/><text:tab/><text:tab/><text:tab/>are targeted by the Savant and are with 10 meters, for 25% of <text:tab/><text:tab/><text:tab/><text:tab/><text:tab/>their health, or repairs for 10 points of durability on all <text:tab/><text:tab/><text:tab/><text:tab/><text:tab/><text:tab/>equipped items of the Savant.</text:p>
      <text:p text:style-name="P468"><text:tab/><text:tab/><text:tab/><text:tab/>Stamina Cost: 30 Stamina</text:p>
      <text:p text:style-name="P468"><text:tab/><text:tab/><text:tab/><text:tab/>Cool-Down: 30 Seconds.</text:p>
      <text:p text:style-name="P468"><text:tab/><text:tab/><text:tab/>Rank 2: Telekinetic Leap </text:p>
      <text:p text:style-name="P468"><text:tab/><text:tab/><text:tab/><text:tab/>By channeling a burst of telekinetic power below them as they <text:tab/><text:tab/><text:tab/><text:tab/><text:tab/>jump, a Savant can reach great heights in a single leap. The <text:tab/><text:tab/><text:tab/><text:tab/><text:tab/>Savant can hold the Jump button to activate this ability, leaping <text:tab/><text:tab/><text:tab/><text:tab/>15 meters in the air and landing safely. This consumes ten <text:tab/><text:tab/><text:tab/><text:tab/><text:tab/>times the normal stamina cost of jumping.</text:p>
      <text:p text:style-name="P468"><text:tab/><text:tab/><text:tab/>Rank 3: Hardened Gear </text:p>
      <text:p text:style-name="P468"><text:tab/><text:tab/><text:tab/><text:tab/>Weaving magikal energies into their equipment, a Savant <text:tab/><text:tab/><text:tab/><text:tab/><text:tab/>increases the durability of their gear. All equipment used by the <text:tab/><text:tab/><text:tab/><text:tab/>Savant has it’s durability increased by 75%. Additionally, their <text:tab/><text:tab/><text:tab/><text:tab/>equipment will repair itself, restoring 20% durability every full <text:tab/><text:tab/><text:tab/><text:tab/>day/night cycle.</text:p>
      <text:p text:style-name="P468"><text:tab/><text:tab/><text:tab/>Rank 4: Animate Weapons</text:p>
      <text:p text:style-name="P468"><text:tab/><text:tab/><text:tab/><text:tab/>By using telekinetic magik, a Savant can make dropped <text:tab/><text:tab/><text:tab/><text:tab/><text:tab/><text:tab/>weapons rise up and attack their enemies. All non-held <text:tab/><text:tab/><text:tab/><text:tab/><text:tab/><text:tab/>weapons within 15 meters of the indicated point rise in the air <text:tab/><text:tab/><text:tab/><text:tab/><text:tab/>and begin to attack enemies for 90 seconds. Firearms will <text:tab/><text:tab/><text:tab/><text:tab/><text:tab/>continue to fire until their current clip is empty, then will <text:tab/><text:tab/><text:tab/><text:tab/><text:tab/>proceed to bash at enemies, dealing 50% of their regular <text:tab/><text:tab/><text:tab/><text:tab/><text:tab/>damage. </text:p>
      <text:p text:style-name="P468"><text:tab/><text:tab/><text:tab/><text:tab/>Stamina Cost: 40 Stamina</text:p>
      <text:p text:style-name="P468"><text:tab/><text:tab/><text:tab/><text:tab/>Cool-Down: 3 minutes.</text:p>
      <text:p text:style-name="P468"><text:tab/><text:tab/><text:tab/>Rank 5: Murderous Machinations </text:p>
      <text:p text:style-name="P468"><text:tab/><text:tab/><text:tab/><text:tab/>Calling upon stray spirits from the Faded Forest, the Savant <text:tab/><text:tab/><text:tab/><text:tab/><text:tab/>animates debris and scrap around them to create 3 constructs <text:tab/><text:tab/><text:tab/><text:tab/><text:tab/>and creates phantom copies of any weapons currently equipped <text:tab/><text:tab/><text:tab/><text:tab/>for the constructs to fight with. These weapons deal 75% of the <text:tab/><text:tab/><text:tab/><text:tab/>original’s damage. The constructs have 100 points of health. </text:p>
      <text:p text:style-name="P468"><text:tab/><text:tab/><text:tab/><text:tab/>Stamina Cost: 60 Stamina</text:p>
      <text:p text:style-name="P468"><text:tab/><text:tab/><text:tab/><text:tab/>Cool-Down of 5 minutes.</text:p>
      <text:p text:style-name="P468"/>
      <text:p text:style-name="P468"><text:soft-page-break/><text:tab/><text:tab/><text:tab/>Rank 6: Magikally Inorganic</text:p>
      <text:p text:style-name="P468"><text:tab/><text:tab/><text:tab/><text:tab/>Through a comparative lifetime of blending magik with <text:tab/><text:tab/><text:tab/><text:tab/><text:tab/><text:tab/>technology, the Savant has learned to hide their presence as an <text:tab/><text:tab/><text:tab/><text:tab/><text:tab/>organic being from others. Against certain foes that detect <text:tab/><text:tab/><text:tab/><text:tab/><text:tab/>organic beings (scent, sensors, heartbeat, etc.) the Savant does <text:tab/><text:tab/><text:tab/><text:tab/><text:tab/>not detect as being organic.</text:p>
      <text:p text:style-name="P468"/>
      <text:p text:style-name="P468"><text:tab/><text:tab/>Mystic: Logical Magic</text:p>
      <text:p text:style-name="P468"><text:tab/><text:tab/><text:tab/>Rank 1: Technomancy </text:p>
      <text:p text:style-name="P468"><text:tab/><text:tab/><text:tab/><text:tab/>The Mystic is able to forge a magikal link with a one of their <text:tab/><text:tab/><text:tab/><text:tab/><text:tab/>unique vehicles, allowing them to remotley drive the vehicle, <text:tab/><text:tab/><text:tab/><text:tab/><text:tab/>as long as it is within 200 meters, at the cost of 5 stamina per <text:tab/><text:tab/><text:tab/><text:tab/><text:tab/>second. They can change which vehicle this talent effects when <text:tab/><text:tab/><text:tab/><text:tab/>not in combat. </text:p>
      <text:p text:style-name="P468"><text:tab/><text:tab/><text:tab/>Rank 2: Techological Elements <text:s/></text:p>
      <text:p text:style-name="P468"><text:tab/><text:tab/><text:tab/><text:tab/>The Mystics deployed drones, familiars and followers all <text:tab/><text:tab/><text:tab/><text:tab/><text:tab/>launch a blast of either fire, frost or lightning (randomly chosen <text:tab/><text:tab/><text:tab/><text:tab/>each time) with an attack, with the blast fucntion as either the <text:tab/><text:tab/><text:tab/><text:tab/><text:tab/>Immolate, Rime or Lightning Bolt talent. This can only occur <text:tab/><text:tab/><text:tab/><text:tab/><text:tab/>once every 60 seconds. Any bonuses the Mystic gains from the <text:tab/><text:tab/><text:tab/><text:tab/>talents affect the blasts from this talent. </text:p>
      <text:p text:style-name="P468"><text:tab/><text:tab/><text:tab/>Rank 3: Electromagik Bomb </text:p>
      <text:p text:style-name="P468"><text:tab/><text:tab/><text:tab/><text:tab/>The Mystic draws scraps of electronics and metal together, <text:tab/><text:tab/><text:tab/><text:tab/><text:tab/>binding them with a magikal bond. After 10 seconds of <text:tab/><text:tab/><text:tab/><text:tab/><text:tab/><text:tab/>gathering, the bomb explodes, damaging all enemies in a 30 <text:tab/><text:tab/><text:tab/><text:tab/><text:tab/>meter area for 150 points of electrical damage, stunning Fae <text:tab/><text:tab/><text:tab/><text:tab/><text:tab/>and electrical devices for 5 seconds. It also deals 100 points <text:tab/><text:tab/><text:tab/><text:tab/><text:tab/>each of force and physical damage.</text:p>
      <text:p text:style-name="P468"><text:tab/><text:tab/><text:tab/><text:tab/>Stamina Cost: 50 Stamina</text:p>
      <text:p text:style-name="P468"><text:tab/><text:tab/><text:tab/><text:tab/>Cool-Down: 5 Minutes.</text:p>
      <text:p text:style-name="P468"><text:tab/><text:tab/><text:tab/>Rank 4: Animated Follower </text:p>
      <text:p text:style-name="P468"><text:tab/><text:tab/><text:tab/><text:tab/>The Mystic calls metal and eletronic parts together and binds it <text:tab/><text:tab/><text:tab/><text:tab/>with magik. This summons a guardian that can be equipped <text:tab/><text:tab/><text:tab/><text:tab/><text:tab/>with any weapon. The have 300 health, and deal normal <text:tab/><text:tab/><text:tab/><text:tab/><text:tab/><text:tab/>damage for the weapon that they are wielding. Their melee <text:tab/><text:tab/><text:tab/><text:tab/><text:tab/>attacks are particularly effect on Fae, have a 15% chance to <text:tab/><text:tab/><text:tab/><text:tab/><text:tab/>stun a Fae creature upon striking it with a melee attack. If it’s <text:tab/><text:tab/><text:tab/><text:tab/><text:tab/>destroyed, it reconstitutes itself 10 minutes later, however <text:tab/><text:tab/><text:tab/><text:tab/><text:tab/>unless picked up, the weapon is left behind. </text:p>
      <text:p text:style-name="P468"/>
      <text:p text:style-name="P468"/>
      <text:p text:style-name="P468"/>
      <text:p text:style-name="P468"><text:soft-page-break/><text:tab/><text:tab/><text:tab/>Rank 5: Control Technology </text:p>
      <text:p text:style-name="P468"><text:tab/><text:tab/><text:tab/><text:tab/>Through subversive use of magik to undermine a device’s <text:tab/><text:tab/><text:tab/><text:tab/><text:tab/>programming, a Mystic can turn enemy devices into allies for a <text:tab/><text:tab/><text:tab/><text:tab/>time. This talent turns the targeted devices in a 5 meter area <text:tab/><text:tab/><text:tab/><text:tab/><text:tab/>into the Savant’s allies for 3 minutes, after which it short-<text:tab/><text:tab/><text:tab/><text:tab/><text:tab/>circuits trying to reestablish its normal programming, <text:tab/><text:tab/><text:tab/><text:tab/><text:tab/><text:tab/>becoming useless. </text:p>
      <text:p text:style-name="P468"><text:tab/><text:tab/><text:tab/><text:tab/>Stamina Cost: 60 Stamina</text:p>
      <text:p text:style-name="P468"><text:tab/><text:tab/><text:tab/><text:tab/>Cool-Down: 9 Minutes.</text:p>
      <text:p text:style-name="P468"><text:tab/><text:tab/><text:tab/>Rank 6: Techno-Arcanist</text:p>
      <text:p text:style-name="P468"><text:tab/><text:tab/><text:tab/><text:tab/>The Mystic’s abilities over machines increase, allowing them <text:tab/><text:tab/><text:tab/><text:tab/><text:tab/>to have up to three weapons that are slaved to the Mystic. The <text:tab/><text:tab/><text:tab/><text:tab/><text:tab/>weapons float around the Mystic and attack any enemy within <text:tab/><text:tab/><text:tab/><text:tab/><text:tab/>5 meters that is in combat with the Mystic. Any weapons may <text:tab/><text:tab/><text:tab/><text:tab/><text:tab/>be slaved via this ability, selected in the inventory. This ability <text:tab/><text:tab/><text:tab/><text:tab/><text:tab/>may only be changed when not in combat. </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Sorcerer: Power Path</text:p>
      <text:p text:style-name="P468">Evoker (Path A)</text:p>
      <text:p text:style-name="P468">Aegis (Path B)</text:p>
      <text:p text:style-name="P468">Siren (Path C)</text:p>
      <text:p text:style-name="P468"/>
      <text:p text:style-name="P468"><text:tab/>Only a few born every century, Sorcerers are incredibly powerful users of magic that may manifest their will upon the world without the need of foci, rituals or incantations. They were hunted by witches before the Emergence &amp; Reckoning, &amp; now are hunted even more, surviving in a war-zone of a city. </text:p>
      <text:p text:style-name="P468"/>
      <text:p text:style-name="P468">Tier One</text:p>
      <text:p text:style-name="P468"/>
      <text:p text:style-name="P468">Evoker</text:p>
      <text:p text:style-name="P468"><text:tab/></text:p>
      <text:p text:style-name="P468"><text:tab/><text:tab/>Alpha T1 I: Immolate</text:p>
      <text:p text:style-name="P468"><text:tab/><text:tab/>One of the first powers many aspiring Evokers learn is the basic control of <text:tab/><text:tab/><text:tab/>fire. This power allows them to generate a blast of flame at a target. This <text:tab/><text:tab/><text:tab/>can also be used to burn away combustible obstacles or light pools of <text:tab/><text:tab/><text:tab/>flammable liquids.</text:p>
      <text:p text:style-name="P468"><text:tab/><text:tab/><text:tab/>Rank 1: Blast a target with a gout of flame, dealing 20 fire damage.</text:p>
      <text:p text:style-name="P468"><text:tab/><text:tab/><text:tab/><text:tab/>Stamina Cost: 20 Stamina</text:p>
      <text:p text:style-name="P468"><text:tab/><text:tab/><text:tab/>Rank 2: Blast a target with a gout of flame, dealing 40 fire damage.</text:p>
      <text:p text:style-name="P468"><text:tab/><text:tab/><text:tab/>Rank 3: Foes now catch fire, dealing an additional 50% damage over <text:tab/><text:tab/><text:tab/><text:tab/>10 seconds.</text:p>
      <text:p text:style-name="P468"><text:tab/><text:tab/><text:tab/>Rank 4: Blast a target with a gout of flame, dealing 60 fire damage.</text:p>
      <text:p text:style-name="P468"><text:tab/><text:tab/><text:tab/>Rank 5: Blast a target with a gout of flame, dealing 80 fire damage.</text:p>
      <text:p text:style-name="P468"><text:tab/><text:tab/><text:tab/>Rank 6: Blast a target with a gout of flame, dealing 100 fire damage. <text:tab/><text:tab/><text:tab/><text:tab/>Additionally, the extra burn damage is increased to 100% extra <text:tab/><text:tab/><text:tab/><text:tab/>damage over 10 seconds.</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Alpha T1 II: Detect Magik</text:p>
      <text:p text:style-name="P468"><text:tab/><text:tab/>A basic training exercise for all Evokers, they learn to open their senses to <text:tab/><text:tab/><text:tab/>the otherworldly forces of magik, enabling them to see what is hidden from <text:tab/><text:tab/>normal sight.</text:p>
      <text:p text:style-name="P468"><text:tab/><text:tab/><text:tab/>Rank 1: The Evoker is now able to visually detect the presence of <text:tab/><text:tab/><text:tab/><text:tab/><text:tab/>witches at a radius of 10 meters.</text:p>
      <text:p text:style-name="P468"><text:tab/><text:tab/><text:tab/>Rank 2: The range of detection is increased to 15 meters.</text:p>
      <text:p text:style-name="P468"><text:tab/><text:tab/><text:tab/>Rank 3: The Evoker can now detect Fae Creatures with Detect <text:tab/><text:tab/><text:tab/><text:tab/><text:tab/>Magik.</text:p>
      <text:p text:style-name="P468"><text:tab/><text:tab/><text:tab/>Rank 4: The range of detection is now increased to 20 meters.</text:p>
      <text:p text:style-name="P468"><text:tab/><text:tab/><text:tab/>Rank 5: The range of detection is now increased to 25 meters.</text:p>
      <text:p text:style-name="P468"><text:tab/><text:tab/><text:tab/>Rank 6: The Evoker can now detect the presence of concealing <text:tab/><text:tab/><text:tab/><text:tab/>magiks, allowing them to find secrets more easily. The range of <text:tab/><text:tab/><text:tab/><text:tab/>detection is increased to 30 meters.</text:p>
      <text:p text:style-name="P468"/>
      <text:p text:style-name="P468"><text:tab/><text:tab/>Alpha T1 III: Eldritch Power</text:p>
      <text:p text:style-name="P468"><text:tab/><text:tab/>Evokers are masters of handling raw magikal power. This power enables <text:tab/><text:tab/><text:tab/>them to put more energy into their other powers, increasing their duration <text:tab/><text:tab/><text:tab/>&amp; intensity.</text:p>
      <text:p text:style-name="P468"><text:tab/><text:tab/><text:tab/>Rank 1: All powers have their intensity &amp; duration increased by <text:tab/><text:tab/><text:tab/><text:tab/><text:tab/>10%. </text:p>
      <text:p text:style-name="P468"><text:tab/><text:tab/><text:tab/>Rank 2: All powers have their intensity &amp; duration increased by <text:tab/><text:tab/><text:tab/><text:tab/><text:tab/>15%.</text:p>
      <text:p text:style-name="P468"><text:tab/><text:tab/><text:tab/>Rank 3: All powers have their stamina Cost reduced by 15%.</text:p>
      <text:p text:style-name="P468"><text:tab/><text:tab/><text:tab/>Rank 4: All powers have their intensity &amp; duration increased by <text:tab/><text:tab/><text:tab/><text:tab/><text:tab/>20%.</text:p>
      <text:p text:style-name="P468"><text:tab/><text:tab/><text:tab/>Rank 5: All powers have their intensity &amp; duration increased by <text:tab/><text:tab/><text:tab/><text:tab/><text:tab/>25%.</text:p>
      <text:p text:style-name="P468"><text:tab/><text:tab/><text:tab/>Rank 6: All powers have their stamina Cost reduced by 25%.</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Alpha T1 IV: Magikally Martial</text:p>
      <text:p text:style-name="P468"><text:tab/><text:tab/>A staple for the more physically inclined individual, Evokers learn this <text:tab/><text:tab/><text:tab/>power to enhance their mundane weapons. Blades become sharper, <text:tab/><text:tab/><text:tab/><text:tab/>bludgeons carry more mass upon impact, &amp; projectiles travel swiftly to <text:tab/><text:tab/><text:tab/>strike with increased force.</text:p>
      <text:p text:style-name="P468"><text:tab/><text:tab/><text:tab/>Rank 1: Mundane weapons have their damage increased by 5%.</text:p>
      <text:p text:style-name="P468"><text:tab/><text:tab/><text:tab/>Rank 2: Mundane weapons have their damage increased by 10%.</text:p>
      <text:p text:style-name="P468"><text:tab/><text:tab/><text:tab/>Rank 3: Firearms have recoil reduced by 5%, bows have 5% greater <text:tab/><text:tab/><text:tab/><text:tab/><text:tab/>range, &amp; melee weapons have their stamina cost reduced by <text:tab/><text:tab/><text:tab/><text:tab/><text:tab/>5%.</text:p>
      <text:p text:style-name="P468"><text:tab/><text:tab/><text:tab/>Rank 4: Mundane weapons have their damage increased by 15%.</text:p>
      <text:p text:style-name="P468"><text:tab/><text:tab/><text:tab/>Rank 5: Mundane weapons have their damage increased by 20%.</text:p>
      <text:p text:style-name="P468"><text:tab/><text:tab/><text:tab/>Rank 6: Mundane weapons now deal elemental damage, using the <text:tab/><text:tab/><text:tab/><text:tab/><text:tab/>element of the last elemental power the Evoker cast, dealing <text:tab/><text:tab/><text:tab/><text:tab/><text:tab/>10% of the Power’s damage. This effect lasts for 15 seconds.</text:p>
      <text:p text:style-name="P468"/>
      <text:p text:style-name="P468">Aegis</text:p>
      <text:p text:style-name="P468"/>
      <text:p text:style-name="P468"><text:tab/><text:tab/>Beta T1 I: Shield</text:p>
      <text:p text:style-name="P468"><text:tab/><text:tab/>An Aegis is a powerful force of healing &amp; protection. This power is one of <text:tab/><text:tab/><text:tab/>the first they learn to protect themselves, as they wrap themselves in a <text:tab/><text:tab/><text:tab/>shimmering light.</text:p>
      <text:p text:style-name="P468"><text:tab/><text:tab/><text:tab/>Rank 1: The Aegis learns to cast a shield of magikal force in front of <text:tab/><text:tab/><text:tab/><text:tab/>them for as long as they concentrate on it, but drains 5 stamina <text:tab/><text:tab/><text:tab/><text:tab/>per second. The shield can absorb damage equal to 50% of the <text:tab/><text:tab/><text:tab/><text:tab/><text:tab/>Aegis’s health.</text:p>
      <text:p text:style-name="P468"><text:tab/><text:tab/><text:tab/>Rank 2: The shield can absorb damage equal to 100% of the Aegis’s <text:tab/><text:tab/><text:tab/><text:tab/><text:tab/>health.</text:p>
      <text:p text:style-name="P468"><text:tab/><text:tab/><text:tab/>Rank 3: The shield now becomes a shell that encases the Aegis, <text:tab/><text:tab/><text:tab/><text:tab/><text:tab/>extending 360 degrees in all three dimensions.</text:p>
      <text:p text:style-name="P468"><text:tab/><text:tab/><text:tab/>Rank 4: The shield can absorb damage equal to 150% of the Aegis’s <text:tab/><text:tab/><text:tab/><text:tab/><text:tab/>health.</text:p>
      <text:p text:style-name="P468"><text:tab/><text:tab/><text:tab/>Rank 5: The shield can absorb damage equal to 200% of the Aegis’s <text:tab/><text:tab/><text:tab/><text:tab/><text:tab/>health.</text:p>
      <text:p text:style-name="P468"><text:tab/><text:tab/><text:tab/>Rank 6: The shield can now sustain itself with a duration of 30 <text:tab/><text:tab/><text:tab/><text:tab/><text:tab/>seconds, simply pressing the Ability Key activates a 60 second <text:tab/><text:tab/><text:tab/><text:tab/>shield for a flat stamina cost. </text:p>
      <text:p text:style-name="P468"/>
      <text:p text:style-name="P468"/>
      <text:p text:style-name="P468"/>
      <text:p text:style-name="P468"/>
      <text:p text:style-name="P468"/>
      <text:p text:style-name="P468"><text:soft-page-break/><text:tab/><text:tab/>Beta T1 II: Mend Wounds</text:p>
      <text:p text:style-name="P468"><text:tab/><text:tab/>In this world, staying healthy is important. A single wound can fester &amp; be <text:tab/><text:tab/><text:tab/>the line between victory &amp; defeat. This power helps tilt the odds in favor of <text:tab/><text:tab/>survival.</text:p>
      <text:p text:style-name="P468"><text:tab/><text:tab/><text:tab/>Rank 1: Mend Wounds heals for 20 points of damage.</text:p>
      <text:p text:style-name="P468"><text:tab/><text:tab/><text:tab/><text:tab/>Stamina Cost: 20 Stamina</text:p>
      <text:p text:style-name="P468"><text:tab/><text:tab/><text:tab/>Rank 2: Mend Wounds heals for 30 points of damage.</text:p>
      <text:p text:style-name="P468"><text:tab/><text:tab/><text:tab/>Rank 3: Mend Wounds now bestows the recipeant with a resilient <text:tab/><text:tab/><text:tab/><text:tab/><text:tab/>buffer for 5 seconds, reducing incoming damage by 10%.</text:p>
      <text:p text:style-name="P468"><text:tab/><text:tab/><text:tab/>Rank 4: Mend Wounds heals for 40 points of damage.</text:p>
      <text:p text:style-name="P468"><text:tab/><text:tab/><text:tab/>Rank 5: Mend Wounds heals for 50 points of damage.</text:p>
      <text:p text:style-name="P468"><text:tab/><text:tab/><text:tab/>Rank 6: Mend Wounds now bestows the recipeant with a resilient <text:tab/><text:tab/><text:tab/><text:tab/><text:tab/>buffer for 10 seconds, reducing incoming damage by 20%</text:p>
      <text:p text:style-name="P468"/>
      <text:p text:style-name="P468"><text:tab/><text:tab/>Beta T1 III: Might</text:p>
      <text:p text:style-name="P468"><text:tab/><text:tab/>Weaving strands of magik into themselves, the Aegis grants them increased <text:tab/><text:tab/><text:tab/>strength, allowing them to move faster &amp; hit harder.</text:p>
      <text:p text:style-name="P468"><text:tab/><text:tab/><text:tab/>Rank 1: The Aegis moves faster, attacks faster with bows, crossbows <text:tab/><text:tab/><text:tab/><text:tab/>&amp; melee weapons, &amp; have firearm recoil reduced by 5% for 90 <text:tab/><text:tab/><text:tab/><text:tab/>seconds.</text:p>
      <text:p text:style-name="P468"><text:tab/><text:tab/><text:tab/><text:tab/>Stamina Cost: 20 Stamina</text:p>
      <text:p text:style-name="P468"><text:tab/><text:tab/><text:tab/>Rank 2: The duration is increased to 120 seconds.</text:p>
      <text:p text:style-name="P468"><text:tab/><text:tab/><text:tab/>Rank 3: The bonus is increased to 10%.</text:p>
      <text:p text:style-name="P468"><text:tab/><text:tab/><text:tab/>Rank 4: The duration is increased to 150 seconds.</text:p>
      <text:p text:style-name="P468"><text:tab/><text:tab/><text:tab/>Rank 5: The duration is increased to 180 seconds.</text:p>
      <text:p text:style-name="P468"><text:tab/><text:tab/><text:tab/>Rank 6: The bonus is increased to 15%.</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Beta T1 IV: Regenerative Blood</text:p>
      <text:p text:style-name="P468"><text:tab/><text:tab/>Channeling healing energies can leave their mark. In this case, it’s very <text:tab/><text:tab/><text:tab/>beneficial. The Aegis continuously heals themselves over time, <text:tab/><text:tab/><text:tab/><text:tab/>regenerating damage slowly.</text:p>
      <text:p text:style-name="P468"><text:tab/><text:tab/><text:tab/>Rank 1: When outside of combat, the Aegis is able to passively <text:tab/><text:tab/><text:tab/><text:tab/><text:tab/>regenerate health at a rate of 1% over 5 seconds.</text:p>
      <text:p text:style-name="P468"><text:tab/><text:tab/><text:tab/>Rank 2: When outside of combat, the Aegis is able to passively <text:tab/><text:tab/><text:tab/><text:tab/><text:tab/>regenerate health at a rate of 2% over 5 seconds.</text:p>
      <text:p text:style-name="P468"><text:tab/><text:tab/><text:tab/>Rank 3: The Aegis can now heal in combat for 25% of the regular <text:tab/><text:tab/><text:tab/><text:tab/><text:tab/>rate. Healing is increased to 3% while out of combat.</text:p>
      <text:p text:style-name="P468"><text:tab/><text:tab/><text:tab/>Rank 4: When outside of combat, the Aegis is able to passively <text:tab/><text:tab/><text:tab/><text:tab/><text:tab/>regenerate health at a rate of 3% over 4 seconds.</text:p>
      <text:p text:style-name="P468"><text:tab/><text:tab/><text:tab/>Rank 5: When outside of combat, the Aegis is able to passively <text:tab/><text:tab/><text:tab/><text:tab/><text:tab/>regenerate health at a rate of 4% over 4 seconds.</text:p>
      <text:p text:style-name="P468"><text:tab/><text:tab/><text:tab/>Rank 6: The Aegis now heals at a rate of 50% while in combat. The <text:tab/><text:tab/><text:tab/><text:tab/><text:tab/>healing rate out of combat is now 5% over 3 seconds.</text:p>
      <text:p text:style-name="P468"/>
      <text:p text:style-name="P468">Siren</text:p>
      <text:p text:style-name="P468"/>
      <text:p text:style-name="P468"><text:tab/><text:tab/>Charlie T1 I: Summon Fae</text:p>
      <text:p text:style-name="P468"><text:tab/><text:tab/>Tapping into the stray rifts between the mortal world &amp; the Faded Forest, <text:tab/><text:tab/><text:tab/>the Siren calls creatures of Fae to serve them. The strain of controlling such <text:tab/><text:tab/>a creature is high, &amp; a Siren is only able to control one instance of <text:tab/><text:tab/><text:tab/><text:tab/>summoning at a time.</text:p>
      <text:p text:style-name="P468"><text:tab/><text:tab/><text:tab/>Rank 1: The Siren can summon a random Fae Insect choice of the <text:tab/><text:tab/><text:tab/><text:tab/><text:tab/>following list: </text:p>
      <text:p text:style-name="P468"><text:tab/><text:tab/><text:tab/><text:tab/><text:tab/>Giant Spider, Giant Centipede, Giant Wasp, or Giant <text:tab/><text:tab/><text:tab/><text:tab/><text:tab/><text:tab/>Scorpion. </text:p>
      <text:p text:style-name="P468"><text:tab/><text:tab/><text:tab/><text:tab/>Stamina Cost: 20 Stamina</text:p>
      <text:p text:style-name="P468"><text:tab/><text:tab/><text:tab/><text:tab/>This creature lasts for 20 seconds. </text:p>
      <text:p text:style-name="P468"><text:tab/><text:tab/><text:tab/>Rank 2: The summoned Fae has their Health increased by 20%.</text:p>
      <text:p text:style-name="P468"><text:tab/><text:tab/><text:tab/>Rank 3: The Siren can now call a Werewolf &amp; the creature lasts for <text:tab/><text:tab/><text:tab/><text:tab/><text:tab/>25 seconds.</text:p>
      <text:p text:style-name="P468"><text:tab/><text:tab/><text:tab/>Rank 4: The Siren can now call 2 Insects.</text:p>
      <text:p text:style-name="P468"><text:tab/><text:tab/><text:tab/>Rank 5: The Siren can now call 3 Insects or 2 Werewolves, &amp; the <text:tab/><text:tab/><text:tab/><text:tab/><text:tab/>creatures last for 30 seconds. </text:p>
      <text:p text:style-name="P468"><text:tab/><text:tab/><text:tab/>Rank 6: The Siren can now call a single Troll, a powerful engine of <text:tab/><text:tab/><text:tab/><text:tab/><text:tab/>destruction.</text:p>
      <text:p text:style-name="P468"/>
      <text:p text:style-name="P468"/>
      <text:p text:style-name="P468"/>
      <text:p text:style-name="P468"/>
      <text:p text:style-name="P468"><text:soft-page-break/><text:tab/><text:tab/>Charlie T1 II: Sway Mind</text:p>
      <text:p text:style-name="P468"><text:tab/><text:tab/>The powers of the Faded Forest are bewildering by their very nature. The <text:tab/><text:tab/><text:tab/>Siren can tap into these forces to cloud the minds of their enemies, &amp; with <text:tab/><text:tab/><text:tab/>practice turn them into unwitting allies.</text:p>
      <text:p text:style-name="P468"><text:tab/><text:tab/><text:tab/>Rank 1: A single enemy targeted by this power is rendered nearly <text:tab/><text:tab/><text:tab/><text:tab/><text:tab/>senseless as the energies of the Faded Forest cloud their mind, <text:tab/><text:tab/><text:tab/><text:tab/><text:tab/>allowing the Siren to walk right past them without being <text:tab/><text:tab/><text:tab/><text:tab/><text:tab/>detected so long as the target is not attacked. This lasts for 10 <text:tab/><text:tab/><text:tab/><text:tab/><text:tab/>seconds.</text:p>
      <text:p text:style-name="P468"><text:tab/><text:tab/><text:tab/><text:tab/>Stamina Cost: 20 Stamina</text:p>
      <text:p text:style-name="P468"><text:tab/><text:tab/><text:tab/>Rank 2: The duration is now increased to 15 seconds.</text:p>
      <text:p text:style-name="P468"><text:tab/><text:tab/><text:tab/>Rank 3: The Siren now can render an enemy unconscious as the <text:tab/><text:tab/><text:tab/><text:tab/><text:tab/>powers of the Faded Forest place the target into an ethereal <text:tab/><text:tab/><text:tab/><text:tab/><text:tab/>dream of wondrous bliss or nightmarish horror. This renders <text:tab/><text:tab/><text:tab/><text:tab/><text:tab/>them helpless for the duration.</text:p>
      <text:p text:style-name="P468"><text:tab/><text:tab/><text:tab/>Rank 4: The Siren can now effect 2 targets within 5 meters of each <text:tab/><text:tab/><text:tab/><text:tab/><text:tab/>other.</text:p>
      <text:p text:style-name="P468"><text:tab/><text:tab/><text:tab/>Rank 5: The duration is now increased to 15 seconds.</text:p>
      <text:p text:style-name="P468"><text:tab/><text:tab/><text:tab/>Rank 6: The Siren can now target 3 enemies within 10 meters of <text:tab/><text:tab/><text:tab/><text:tab/><text:tab/>each other. The duration is increased to 20 seconds. Also, the <text:tab/><text:tab/><text:tab/><text:tab/><text:tab/>targets can be affected with a blind rage as the Faded Forest <text:tab/><text:tab/><text:tab/><text:tab/><text:tab/>floods their minds with a nightmarish horde of phantom <text:tab/><text:tab/><text:tab/><text:tab/><text:tab/><text:tab/>monsters, causing them to attack their allies.</text:p>
      <text:p text:style-name="P468"/>
      <text:p text:style-name="P468"><text:tab/><text:tab/>Charlie T1 III: Veil Cloak</text:p>
      <text:p text:style-name="P468"><text:tab/><text:tab/>The energies of the Faded Forest are volatile by nature. A Siren can learn to <text:tab/><text:tab/>harness these energies &amp; cloak themselves in a veil of protection, reducing <text:tab/><text:tab/><text:tab/>the intensity of spells cast against them.</text:p>
      <text:p text:style-name="P468"><text:tab/><text:tab/><text:tab/>Rank 1: Reduces the intensity or duration of incoming magikal spells <text:tab/><text:tab/><text:tab/><text:tab/>by 10%.</text:p>
      <text:p text:style-name="P468"><text:tab/><text:tab/><text:tab/>Rank 2: Reduces the intensity or duration of incoming magikal spells <text:tab/><text:tab/><text:tab/><text:tab/>by 15%.</text:p>
      <text:p text:style-name="P468"><text:tab/><text:tab/><text:tab/>Rank 3: Some of the energy disrupted by the cloak are <text:tab/><text:tab/><text:tab/><text:tab/><text:tab/><text:tab/><text:tab/>converted to personal power for the Siren, granting a 10% <text:tab/><text:tab/><text:tab/><text:tab/><text:tab/>increase to stamina regeneration over 5 seconds.</text:p>
      <text:p text:style-name="P468"><text:tab/><text:tab/><text:tab/>Rank 4: Reduces the intensity or duration of incoming magikal spells <text:tab/><text:tab/><text:tab/><text:tab/>by 20%.</text:p>
      <text:p text:style-name="P468"><text:tab/><text:tab/><text:tab/>Rank 5: Reduces the intensity or duration of incoming magikal spells <text:tab/><text:tab/><text:tab/><text:tab/>by 25%.</text:p>
      <text:p text:style-name="P468"><text:tab/><text:tab/><text:tab/>Rank 6: Stamina regeneration effect is increased to 15% over 5 <text:tab/><text:tab/><text:tab/><text:tab/><text:tab/>seconds.</text:p>
      <text:p text:style-name="P468"/>
      <text:p text:style-name="P468"><text:soft-page-break/><text:tab/><text:tab/>Charlie T1 IV: Forest Miasma</text:p>
      <text:p text:style-name="P468"><text:tab/><text:tab/>Sirens prefer not to engage in physical confrontation if they can help it. To <text:tab/><text:tab/><text:tab/>be involved in such a mundane mess is to have failed in the practice of <text:tab/><text:tab/><text:tab/>control &amp; deception. Many learn this ability to help keep enemies at bay so <text:tab/><text:tab/><text:tab/>the Siren’s magiks can render them helpless against being torn apart by <text:tab/><text:tab/><text:tab/>summoned minions. </text:p>
      <text:p text:style-name="P468"><text:tab/><text:tab/><text:tab/>Rank 1: The Siren emits a passive aura out to 5 meters that slows <text:tab/><text:tab/><text:tab/><text:tab/><text:tab/>enemy movement speed by 25% for as long as they remain in <text:tab/><text:tab/><text:tab/><text:tab/><text:tab/>the area of effect, &amp; for 5 seconds longer after they leave it. <text:tab/><text:tab/><text:tab/><text:tab/><text:tab/>They can collect the energy of this power to lash out at <text:tab/><text:tab/><text:tab/><text:tab/><text:tab/><text:tab/>enemies within 5 meters and knock them prone. This expends <text:tab/><text:tab/><text:tab/><text:tab/><text:tab/>the effect for 30 seconds, after which it resumes.</text:p>
      <text:p text:style-name="P468"><text:tab/><text:tab/><text:tab/>Rank 2: The radius is increased to 10 meters.</text:p>
      <text:p text:style-name="P468"><text:tab/><text:tab/><text:tab/>Rank 3: The Miasma now drains the stamina of enemies affected by <text:tab/><text:tab/><text:tab/><text:tab/><text:tab/>it at a rate of 2% per second.</text:p>
      <text:p text:style-name="P468"><text:tab/><text:tab/><text:tab/>Rank 4: The duration now lasts for 10 seconds, and the cool-down is <text:tab/><text:tab/><text:tab/><text:tab/>reduced to 20 seconds. </text:p>
      <text:p text:style-name="P468"><text:tab/><text:tab/><text:tab/>Rank 5: The radius is increased to 15 meters.</text:p>
      <text:p text:style-name="P468"><text:tab/><text:tab/><text:tab/>Rank 6: The Miasma now drains enemy Stamina at a rate of 5% per <text:tab/><text:tab/><text:tab/><text:tab/><text:tab/>second.</text:p>
      <text:p text:style-name="P468"/>
      <text:p text:style-name="P468">Tier Two</text:p>
      <text:p text:style-name="P468"/>
      <text:p text:style-name="P468">Evoker</text:p>
      <text:p text:style-name="P468"><text:tab/><text:tab/></text:p>
      <text:p text:style-name="P468"><text:tab/><text:tab/>Alpha T2 I: Lightning Bolt</text:p>
      <text:p text:style-name="P468"><text:tab/><text:tab/>Calling upon the fury of the storm, Evokers are able to channel a blast of <text:tab/><text:tab/><text:tab/>pure lightning to smite their foes.</text:p>
      <text:p text:style-name="P468"><text:tab/><text:tab/><text:tab/>Rank 1: The Evoker sends forth a bolt of lightning, striking an <text:tab/><text:tab/><text:tab/><text:tab/><text:tab/>enemy for 75 Electrical damage.</text:p>
      <text:p text:style-name="P468"><text:tab/><text:tab/><text:tab/><text:tab/>Stamina Cost: 35 Stamina</text:p>
      <text:p text:style-name="P468"><text:tab/><text:tab/><text:tab/>Rank 2: The Evoker sends forth a bolt of lightning, striking an <text:tab/><text:tab/><text:tab/><text:tab/><text:tab/>enemy for 90 Electrical damage.</text:p>
      <text:p text:style-name="P468"><text:tab/><text:tab/><text:tab/>Rank 3: Lightning Bolt now has a 20% chance to stun an enemy.</text:p>
      <text:p text:style-name="P468"><text:tab/><text:tab/><text:tab/>Rank 4: The Evoker sends forth a bolt of lightning, striking an <text:tab/><text:tab/><text:tab/><text:tab/><text:tab/>enemy for 105 Electrical damage.</text:p>
      <text:p text:style-name="P468"><text:tab/><text:tab/><text:tab/>Rank 5: The Evoker sends forth a bolt of lightning, striking an <text:tab/><text:tab/><text:tab/><text:tab/><text:tab/>enemy for 120 Electrical damage.</text:p>
      <text:p text:style-name="P468"><text:tab/><text:tab/><text:tab/>Rank 6: Lightning Bolt can now electrify the ground it strikes for 10 <text:tab/><text:tab/><text:tab/><text:tab/>seconds, discharging when an enemy walks over it. This deal 50% of <text:tab/><text:tab/><text:tab/>the base damage.</text:p>
      <text:p text:style-name="P468"/>
      <text:p text:style-name="P468"><text:soft-page-break/><text:tab/><text:tab/>Alpha T2 II: Engulfing Power</text:p>
      <text:p text:style-name="P468"><text:tab/><text:tab/>By focusing their Powers, an Evoker can alter a magikal attack to blast an <text:tab/><text:tab/><text:tab/>area instead of a singular target.</text:p>
      <text:p text:style-name="P468"><text:tab/><text:tab/><text:tab/>Rank 1: The Evoker can now charge a Power from the following list; <text:tab/><text:tab/><text:tab/><text:tab/>Immolate, Rime, Lightning Bolt, Mend Wounds, Restore <text:tab/><text:tab/><text:tab/><text:tab/><text:tab/>Wounds, Focused Weaving, Invisibility &amp; Might. Releasing it <text:tab/><text:tab/><text:tab/><text:tab/><text:tab/>in a blast that hits a 5 meter area. This increases the stamina <text:tab/><text:tab/><text:tab/><text:tab/><text:tab/>cost by 150%.</text:p>
      <text:p text:style-name="P468"><text:tab/><text:tab/><text:tab/>Rank 2: The area is increased to 10 meters.</text:p>
      <text:p text:style-name="P468"><text:tab/><text:tab/><text:tab/>Rank 3: When a power is charged, it can stagger an enemies, <text:tab/><text:tab/><text:tab/><text:tab/><text:tab/><text:tab/>interrupting attacks &amp; abilities.</text:p>
      <text:p text:style-name="P468"><text:tab/><text:tab/><text:tab/>Rank 4: The extra stamina cost is reduced to 25%.</text:p>
      <text:p text:style-name="P468"><text:tab/><text:tab/><text:tab/>Rank 5: The area is increased to 15 meters.</text:p>
      <text:p text:style-name="P468"><text:tab/><text:tab/><text:tab/>Rank 6: The area affected by a charged power now has a lingering <text:tab/><text:tab/><text:tab/><text:tab/><text:tab/>effect that lasts 5 seconds, dealing 25% of it’s base damage <text:tab/><text:tab/><text:tab/><text:tab/><text:tab/>every second to any enemy that enters the field. </text:p>
      <text:p text:style-name="P468"/>
      <text:p text:style-name="P468"><text:tab/><text:tab/>Alpha T2 III: Chaining Power</text:p>
      <text:p text:style-name="P468"><text:tab/><text:tab/>By bending the quasi-laws of magik, an Evoker can sometimes hit more <text:tab/><text:tab/><text:tab/>than one enemy with a cast power. The same powers that can benefit from <text:tab/><text:tab/><text:tab/>Engulfing Power can benefit from this effect, but a single power can not <text:tab/><text:tab/><text:tab/>benefit from both. Additionally, allies always gain the effect of Mend <text:tab/><text:tab/><text:tab/>Wounds, Restore Wounds, Focused Weaving, Invisibility &amp; Might. </text:p>
      <text:p text:style-name="P468"><text:tab/><text:tab/><text:tab/>Rank 1: The Evoker has a 5% chance for a single-target power to <text:tab/><text:tab/><text:tab/><text:tab/><text:tab/>chain to another enemy within 5 meters of the first.</text:p>
      <text:p text:style-name="P468"><text:tab/><text:tab/><text:tab/>Rank 2: The Evoker has a 10% chance for a single-target power to <text:tab/><text:tab/><text:tab/><text:tab/><text:tab/>chain to another enemy within 5 meters of the first.</text:p>
      <text:p text:style-name="P468"><text:tab/><text:tab/><text:tab/>Rank 3: The Evoker can now hit up to one additional enemy with a <text:tab/><text:tab/><text:tab/><text:tab/><text:tab/>single-target power.</text:p>
      <text:p text:style-name="P468"><text:tab/><text:tab/><text:tab/>Rank 4: The Evoker has a 15% chance for a single-target power to <text:tab/><text:tab/><text:tab/><text:tab/><text:tab/>chain to another enemy within <text:tab/>10 meters of the first. This is in <text:tab/><text:tab/><text:tab/><text:tab/>addition to the enemy hit at Rank 3.</text:p>
      <text:p text:style-name="P468"><text:tab/><text:tab/><text:tab/>Rank 5: The Evoker has a 20% chance for a single-target power to <text:tab/><text:tab/><text:tab/><text:tab/><text:tab/>chain to another enemy within 10 meters of the first.</text:p>
      <text:p text:style-name="P468"><text:tab/><text:tab/><text:tab/>Rank 6: The Evoker can now hit up to two additional enemies, for a <text:tab/><text:tab/><text:tab/><text:tab/><text:tab/>maximum of three targets.</text:p>
      <text:p text:style-name="P468"/>
      <text:p text:style-name="P468"/>
      <text:p text:style-name="P468"/>
      <text:p text:style-name="P468"/>
      <text:p text:style-name="P468"/>
      <text:p text:style-name="P468"/>
      <text:p text:style-name="P468"><text:soft-page-break/>Aegis</text:p>
      <text:p text:style-name="P468"/>
      <text:p text:style-name="P468"><text:tab/><text:tab/>Beta T2 I: Barrier</text:p>
      <text:p text:style-name="P468"><text:tab/><text:tab/>A more powerful version of the basic Shield, this enables the Aegis to <text:tab/><text:tab/><text:tab/>shield their allies or as long as they concentrate, at the expense of their <text:tab/><text:tab/><text:tab/>stamina. Wrapping an area in brilliant light, enemies are pushed to the edge <text:tab/><text:tab/>of this barrier &amp; may not pass, however attacks &amp; powers from the Aegis &amp; <text:tab/><text:tab/>their allies pass through. <text:s/></text:p>
      <text:p text:style-name="P468"><text:tab/><text:tab/><text:tab/>Rank 1: The Aegis concentrates on a barrier in front of them that <text:tab/><text:tab/><text:tab/><text:tab/><text:tab/>covers an of 5×3 meters. <text:tab/>The barrier is impenetrable to any &amp; <text:tab/><text:tab/><text:tab/><text:tab/><text:tab/>all attacks, but drains 10 stamina per second while in use. <text:tab/><text:tab/><text:tab/><text:tab/><text:tab/>Enemies are pushed to the edge of the barrier. </text:p>
      <text:p text:style-name="P468"><text:tab/><text:tab/><text:tab/>Rank 2: The stamina cost of the barrier is reduced by 10%.</text:p>
      <text:p text:style-name="P468"><text:tab/><text:tab/><text:tab/>Rank 3: The barrier now becomes a half-dome of energy that shields <text:tab/><text:tab/><text:tab/><text:tab/>a 10 meter radius around the Aegis.</text:p>
      <text:p text:style-name="P468"><text:tab/><text:tab/><text:tab/>Rank 4: The stamina cost of the barrier is reduced by 20%.</text:p>
      <text:p text:style-name="P468"><text:tab/><text:tab/><text:tab/>Rank 5: The stamina cost of the barrier is reduced by 30%.</text:p>
      <text:p text:style-name="P468"><text:tab/><text:tab/><text:tab/>Rank 6: The barrier now lasts for 10 seconds after the Aegis stops <text:tab/><text:tab/><text:tab/><text:tab/><text:tab/>concentrating. The barrier also becomes a full 15 meter dome, <text:tab/><text:tab/><text:tab/><text:tab/><text:tab/>encasing the Aegis.</text:p>
      <text:p text:style-name="P468"/>
      <text:p text:style-name="P468"><text:tab/><text:tab/>Beta T2 II: Restore Wounds</text:p>
      <text:p text:style-name="P468"><text:tab/><text:tab/>By subtly altering the energy channels of the body &amp; imbuing them with a <text:tab/><text:tab/><text:tab/>surge of healing magiks, the Aegis is able to heal a large amount of damage <text:tab/><text:tab/>to themselves over time.</text:p>
      <text:p text:style-name="P468"><text:tab/><text:tab/><text:tab/>Rank 1: Heals the target for 25 health over 20 seconds.</text:p>
      <text:p text:style-name="P468"><text:tab/><text:tab/><text:tab/><text:tab/>Stamina Cost: 40 Stamina</text:p>
      <text:p text:style-name="P468"><text:tab/><text:tab/><text:tab/>Rank 2: Heals the target for 25 health over 15 seconds.</text:p>
      <text:p text:style-name="P468"><text:tab/><text:tab/><text:tab/>Rank 3: The target also regains stamina at 50% of the healing rate.</text:p>
      <text:p text:style-name="P468"><text:tab/><text:tab/><text:tab/>Rank 4: Heals the target for 50 health over 15 seconds.</text:p>
      <text:p text:style-name="P468"><text:tab/><text:tab/><text:tab/>Rank 5: Heals the target for 50 health over 10 seconds.</text:p>
      <text:p text:style-name="P468"><text:tab/><text:tab/><text:tab/>Rank 6: Stamina regain is now at 100% of the healing rate. Heals <text:tab/><text:tab/><text:tab/><text:tab/><text:tab/>the target for 75 health over 10 <text:tab/>seconds.</text:p>
      <text:p text:style-name="P468"/>
      <text:p text:style-name="P468"/>
      <text:p text:style-name="P468"/>
      <text:p text:style-name="P468"/>
      <text:p text:style-name="P468"/>
      <text:p text:style-name="P468"/>
      <text:p text:style-name="P468"/>
      <text:p text:style-name="P468"/>
      <text:p text:style-name="P468"/>
      <text:p text:style-name="P468"><text:soft-page-break/><text:tab/><text:tab/>Beta T2 III: Magikal Strike</text:p>
      <text:p text:style-name="P468"><text:tab/><text:tab/>A rapid attack with their weapon, combine with imbuing said weapon with <text:tab/><text:tab/><text:tab/>similar energies as their protective magiks, an Aegis can hit an enemy hard <text:tab/><text:tab/><text:tab/>enough to knock them away, buying them time to heal themselves or their <text:tab/><text:tab/><text:tab/>allies.</text:p>
      <text:p text:style-name="P468"><text:tab/><text:tab/><text:tab/>Rank 1: The Aegis’ delivers a melee attack that staggers a single <text:tab/><text:tab/><text:tab/><text:tab/><text:tab/>human sized enemy for 3 seconds. Smaller enemies are <text:tab/><text:tab/><text:tab/><text:tab/><text:tab/><text:tab/>knocked away 3 meters.</text:p>
      <text:p text:style-name="P468"><text:tab/><text:tab/><text:tab/><text:tab/>Stamina Cost: 25 Stamina</text:p>
      <text:p text:style-name="P468"><text:tab/><text:tab/><text:tab/>Rank 2: Human sized enemies are staggered for 5 seconds. Smaller <text:tab/><text:tab/><text:tab/><text:tab/><text:tab/>enemies are knocked away 3 meters.</text:p>
      <text:p text:style-name="P468"><text:tab/><text:tab/><text:tab/>Rank 3: The Aegis’ melee attack can now stagger larger enemies for <text:tab/><text:tab/><text:tab/><text:tab/><text:tab/>3 seconds. Human sized <text:tab/>foes are knocked away 5 meters.</text:p>
      <text:p text:style-name="P468"><text:tab/><text:tab/><text:tab/>Rank 4: Stagger against large enemies lasts for 5 seconds. Human <text:tab/><text:tab/><text:tab/><text:tab/><text:tab/>sized foes are knocked back 5 meters.</text:p>
      <text:p text:style-name="P468"><text:tab/><text:tab/><text:tab/>Rank 5: Stagger against large enemies lasts for 7 seconds. Human <text:tab/><text:tab/><text:tab/><text:tab/><text:tab/>sized foes are knocked back 7 meters.</text:p>
      <text:p text:style-name="P468"><text:tab/><text:tab/><text:tab/>Rank 6: Melee Power Attacks against large foes knocks them back 5 <text:tab/><text:tab/><text:tab/><text:tab/>meters. Against human sized &amp; smaller enemies this sends <text:tab/><text:tab/><text:tab/><text:tab/><text:tab/>them flying 10 meters, unless stopped by an obstacle which <text:tab/><text:tab/><text:tab/><text:tab/><text:tab/>then deals an additional 30% damage on impact. This can only <text:tab/><text:tab/><text:tab/><text:tab/><text:tab/>trigger once every 30 seconds.</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Siren</text:p>
      <text:p text:style-name="P468"/>
      <text:p text:style-name="P468"><text:tab/><text:tab/>Charlie T2 I: Telekinesis</text:p>
      <text:p text:style-name="P468"><text:tab/><text:tab/>By weaving the energies of the Faded Forest around an object, the Siren can <text:tab/><text:tab/>lift chunks of debris &amp; rubble in the air to use as a shield or as a massive <text:tab/><text:tab/><text:tab/>weapon against their foes.</text:p>
      <text:p text:style-name="P468"><text:tab/><text:tab/><text:tab/>Rank 1: The Siren may call objects to a position of their choosing, <text:tab/><text:tab/><text:tab/><text:tab/><text:tab/>allowing them to move items &amp; objects, &amp; pick up items at a <text:tab/><text:tab/><text:tab/><text:tab/><text:tab/>distance. (1-10 kilos)</text:p>
      <text:p text:style-name="P468"><text:tab/><text:tab/><text:tab/><text:tab/>Stamina Cost: 20 Blast; 20 + 10 per second, <text:tab/><text:tab/><text:tab/><text:tab/><text:tab/><text:tab/><text:tab/>Lifting/Throwing</text:p>
      <text:p text:style-name="P468"><text:tab/><text:tab/><text:tab/>Rank 2: <text:s/>The Siren strengthens their telekinetic grip, allowing them <text:tab/><text:tab/><text:tab/><text:tab/><text:tab/>to move even larger items &amp; blast back human sizes enemies 5 <text:tab/><text:tab/><text:tab/><text:tab/>meters. (1-30 kilos)</text:p>
      <text:p text:style-name="P468"><text:tab/><text:tab/><text:tab/>Rank 3: The Siren can now directly lift &amp; throw Tier 1 enemies.</text:p>
      <text:p text:style-name="P468"><text:tab/><text:tab/><text:tab/>Rank 4: The Siren connection is even stronger, the can now blast <text:tab/><text:tab/><text:tab/><text:tab/><text:tab/>back even larger enemies 5 meters.</text:p>
      <text:p text:style-name="P468"><text:tab/><text:tab/><text:tab/>Rank 5:The Siren can now lift even larger objects &amp; may blast back <text:tab/><text:tab/><text:tab/><text:tab/><text:tab/>human size enemies 10 meters. (1-300 kilos)</text:p>
      <text:p text:style-name="P468"><text:tab/><text:tab/><text:tab/>Rank 6: The Siren can now directly lift &amp; throw Tier 2 enemies.</text:p>
      <text:p text:style-name="P468"/>
      <text:p text:style-name="P468"><text:tab/><text:tab/>Charlie T2 II: Spirit Walk</text:p>
      <text:p text:style-name="P468"><text:tab/><text:tab/>By stepping through the Faded Forest, the Siren can travel distances quickly <text:tab/><text:tab/>&amp; silently.</text:p>
      <text:p text:style-name="P468"><text:tab/><text:tab/><text:tab/>Rank 1: The Siren turn into a form resembling a specter &amp; travels in <text:tab/><text:tab/><text:tab/><text:tab/><text:tab/>the direction they are looking nearly instantly, up to 30 meters <text:tab/><text:tab/><text:tab/><text:tab/><text:tab/>away.</text:p>
      <text:p text:style-name="P468"><text:tab/><text:tab/><text:tab/><text:tab/>Stamina Cost: 40 Stamina</text:p>
      <text:p text:style-name="P468"><text:tab/><text:tab/><text:tab/>Rank 2: The distance is increased to 35 meters.</text:p>
      <text:p text:style-name="P468"><text:tab/><text:tab/><text:tab/>Rank 3: If the Siren passes through enemies during their Spirit Walk, <text:tab/><text:tab/><text:tab/><text:tab/>they afflicts them with energies of the Faded Forest, stealing 10 <text:tab/><text:tab/><text:tab/><text:tab/>points of health &amp; stamina &amp; giving themselves the same <text:tab/><text:tab/><text:tab/><text:tab/><text:tab/>amount.</text:p>
      <text:p text:style-name="P468"><text:tab/><text:tab/><text:tab/>Rank 4: The distance traveled is increased to 40 meters.</text:p>
      <text:p text:style-name="P468"><text:tab/><text:tab/><text:tab/>Rank 5: The distance traveled is increased to 45 meters.</text:p>
      <text:p text:style-name="P468"><text:tab/><text:tab/><text:tab/>Rank 6: The distance traveled is increased to 50 meters. The health <text:tab/><text:tab/><text:tab/><text:tab/><text:tab/>&amp; stamina stealing is increased to 20 points. Additionally, <text:tab/><text:tab/><text:tab/><text:tab/><text:tab/>when in combat their arrival at their destination is accompanied <text:tab/><text:tab/><text:tab/><text:tab/>by a brief rift opening behind their, exposing all enemies <text:tab/><text:tab/><text:tab/><text:tab/><text:tab/>within a 5 meter radius to the horrific visage &amp; power of the <text:tab/><text:tab/><text:tab/><text:tab/><text:tab/>Faded Forest, frightening them &amp; causing them to flee in panic <text:tab/><text:tab/><text:tab/><text:tab/>for 10 seconds.</text:p>
      <text:p text:style-name="P468"><text:soft-page-break/><text:tab/><text:tab/>Charlie T2 III: Bound Fae</text:p>
      <text:p text:style-name="P468"><text:tab/><text:tab/>With practice, a Siren can send whispers of power through the Faded <text:tab/><text:tab/><text:tab/><text:tab/>Forest, calling one of the rare, more sentient denizens to serve their <text:tab/><text:tab/><text:tab/><text:tab/>indefinitely.</text:p>
      <text:p text:style-name="P468"><text:tab/><text:tab/><text:tab/>Rank 1: The Siren now has a constant “familiar”, an intelligent <text:tab/><text:tab/><text:tab/><text:tab/><text:tab/>native of the Faded Forest that will accompany their <text:tab/><text:tab/><text:tab/><text:tab/><text:tab/><text:tab/>throughout their travels. At this rank the “familiar” is a Pixie, It <text:tab/><text:tab/><text:tab/><text:tab/>starts with 75 health, &amp; if slain will return after 15 minutes <text:tab/><text:tab/><text:tab/><text:tab/><text:tab/>during which it replenishes itself in it’s native world.</text:p>
      <text:p text:style-name="P468"><text:tab/><text:tab/><text:tab/><text:tab/><text:tab/>-The Pixie attacks with magi<text:span text:style-name="T445">k</text:span>al missiles, launching 2 a <text:tab/><text:tab/><text:tab/><text:tab/><text:tab/><text:tab/>second, at a target that is in combat with the Siren, each <text:tab/><text:tab/><text:tab/><text:tab/><text:tab/><text:tab/>missile dealing 5 points of damage.</text:p>
      <text:p text:style-name="P468"><text:tab/><text:tab/><text:tab/>Rank 2: The “familiar” now has 50 additional health, and deals 25% <text:tab/><text:tab/><text:tab/><text:tab/><text:tab/>more damage.</text:p>
      <text:p text:style-name="P468"><text:tab/><text:tab/><text:tab/>Rank 3: The “familiar” learns a unique secondary attack. <text:tab/><text:tab/><text:tab/><text:tab/><text:tab/><text:tab/>Additionally, the Siren can now choose a Vampire as their <text:tab/><text:tab/><text:tab/><text:tab/><text:tab/>“familiar”.</text:p>
      <text:p text:style-name="P468"><text:tab/><text:tab/><text:tab/><text:tab/><text:tab/>-The Pixie can now blind foes, rendering all enemies <text:tab/><text:tab/><text:tab/><text:tab/><text:tab/><text:tab/>within a 5 meter area unable to see.</text:p>
      <text:p text:style-name="P468"><text:tab/><text:tab/><text:tab/><text:tab/><text:tab/>-The Vampire attacks with it’s claws, rending foes for 25 <text:tab/><text:tab/><text:tab/><text:tab/><text:tab/>points of damage every swipe. It also can cast a mist <text:tab/><text:tab/><text:tab/><text:tab/><text:tab/><text:tab/>over a single enemy, slowing their movement speed by <text:tab/><text:tab/><text:tab/><text:tab/><text:tab/><text:tab/>25% and poisoning them for 75 points of damage over <text:tab/><text:tab/><text:tab/><text:tab/><text:tab/><text:tab/>10 seconds. Only one enemy can be affected by this at a <text:tab/><text:tab/><text:tab/><text:tab/><text:tab/><text:tab/>time. <text:s text:c="2"/></text:p>
      <text:p text:style-name="P468"><text:tab/><text:tab/><text:tab/>Rank 4: The time it takes for the “familiar” to return is reduced to 10 <text:tab/><text:tab/><text:tab/><text:tab/><text:tab/>minutes.</text:p>
      <text:p text:style-name="P468"><text:tab/><text:tab/><text:tab/>Rank 5: The time it takes for the “familiar” to return is reduced to 5 <text:tab/><text:tab/><text:tab/><text:tab/><text:tab/>minutes. The “familiar” now has 50 more additional health. </text:p>
      <text:p text:style-name="P468"><text:tab/><text:tab/><text:tab/>Rank 6: The “familiar” learns a third ability, greatly enhancing it’s <text:tab/><text:tab/><text:tab/><text:tab/><text:tab/>combat capability. Additionally, the Siren can now choose a <text:tab/><text:tab/><text:tab/><text:tab/><text:tab/>Yuki-onna as their “familiar”.</text:p>
      <text:p text:style-name="P468"><text:tab/><text:tab/><text:tab/><text:tab/><text:tab/>-The Pixie now can now suspend enemies in the air and <text:tab/><text:tab/><text:tab/><text:tab/><text:tab/><text:tab/>set them on fire, dealing 100 points of damage over 10 <text:tab/><text:tab/><text:tab/><text:tab/><text:tab/><text:tab/>seconds. The enemy is unable to take any actions during <text:tab/><text:tab/><text:tab/><text:tab/><text:tab/>this time. Only one enemy can be affected by this at a <text:tab/><text:tab/><text:tab/><text:tab/><text:tab/><text:tab/>time.</text:p>
      <text:p text:style-name="P468"><text:tab/><text:tab/><text:tab/><text:tab/><text:tab/>-The Vampire now can turn into a bloody red mist, <text:tab/><text:tab/><text:tab/><text:tab/><text:tab/><text:tab/>sweeping through enemies within 10 meters and drawing <text:tab/><text:tab/><text:tab/><text:tab/><text:tab/>25 health from each enemy. The Vampire heals itself for <text:tab/><text:tab/><text:tab/><text:tab/><text:tab/>this amount and any excess healing is applied to the <text:tab/><text:tab/><text:tab/><text:tab/><text:tab/><text:tab/>Siren.</text:p>
      <text:p text:style-name="P468"><text:soft-page-break/><text:tab/><text:tab/><text:tab/><text:tab/><text:tab/>-The Yuki-onna attacks with icy magik, chilling enemies <text:tab/><text:tab/><text:tab/><text:tab/><text:tab/>stuck to the bone and dealing 50 points of freezing <text:tab/><text:tab/><text:tab/><text:tab/><text:tab/><text:tab/>damage. She also can entrap a single enemy, freezing it <text:tab/><text:tab/><text:tab/><text:tab/><text:tab/><text:tab/>solid and leaving it unable to act for 10 seconds. When <text:tab/><text:tab/><text:tab/><text:tab/><text:tab/><text:tab/>three enemies are frozen with 10 meters of her, she <text:tab/><text:tab/><text:tab/><text:tab/><text:tab/><text:tab/>releases a peircing scream, freezing any enemies within <text:tab/><text:tab/><text:tab/><text:tab/><text:tab/><text:tab/>5 meters of the frozen enemies for 10 seconds. <text:span text:style-name="T445">\</text:span></text:p>
      <text:p text:style-name="P468"/>
      <text:p text:style-name="P468">Tier Three</text:p>
      <text:p text:style-name="P468"><text:tab/><text:tab/></text:p>
      <text:p text:style-name="P468">Evoker</text:p>
      <text:p text:style-name="P468"/>
      <text:p text:style-name="P468"><text:tab/><text:tab/>Alpha T3 I: Rime</text:p>
      <text:p text:style-name="P468"><text:tab/><text:tab/>Evokers are masters of the elements, &amp; this fearsome power is no <text:tab/><text:tab/><text:tab/><text:tab/>exception. By gathering ambient water vapor &amp; twisting the air around <text:tab/><text:tab/><text:tab/>them to high speeds, they can throw a veritable lance of dense ice to impale <text:tab/><text:tab/>any in their way.</text:p>
      <text:p text:style-name="P468"><text:tab/><text:tab/><text:tab/>Rank 1: The Evoker launches a spear of ice at their enemy, dealing <text:tab/><text:tab/><text:tab/><text:tab/><text:tab/>50 points of damage &amp; slowing their movement &amp; melee attack <text:tab/><text:tab/><text:tab/><text:tab/>speed by 15% for 5 seconds.</text:p>
      <text:p text:style-name="P468"><text:tab/><text:tab/><text:tab/><text:tab/>Stamina Cost: 50 Stamina</text:p>
      <text:p text:style-name="P468"><text:tab/><text:tab/><text:tab/>Rank 2: The Evoker launches a spear of ice at their enemy, dealing <text:tab/><text:tab/><text:tab/><text:tab/><text:tab/>75 points of damage &amp; slowing their movement &amp; melee attack <text:tab/><text:tab/><text:tab/><text:tab/>speed by 15% for 5 seconds.</text:p>
      <text:p text:style-name="P468"><text:tab/><text:tab/><text:tab/>Rank 3: The Evoker has a 50% chance to freeze a foe struck by the <text:tab/><text:tab/><text:tab/><text:tab/><text:tab/>Rime, entrapping them to the ground &amp; preventing movement <text:tab/><text:tab/><text:tab/><text:tab/><text:tab/>for 10 seconds. This chance is reduced to 15% against anything <text:tab/><text:tab/><text:tab/><text:tab/>larger than a human. Trolls &amp; larger creatures cannot be <text:tab/><text:tab/><text:tab/><text:tab/><text:tab/><text:tab/>frozen.</text:p>
      <text:p text:style-name="P468"><text:tab/><text:tab/><text:tab/>Rank 4: The Evoker launches a spear of ice at their enemy, dealing <text:tab/><text:tab/><text:tab/><text:tab/><text:tab/>100 damage &amp; slowing their movement &amp; melee attack speed <text:tab/><text:tab/><text:tab/><text:tab/><text:tab/>by 20% for 5 seconds.</text:p>
      <text:p text:style-name="P468"><text:tab/><text:tab/><text:tab/>Rank 5: The Evoker launches a spear of ice at their enemy, dealing <text:tab/><text:tab/><text:tab/><text:tab/><text:tab/>125 points of damage &amp; slowing their movement &amp; melee <text:tab/><text:tab/><text:tab/><text:tab/><text:tab/>attack speed by 25% for 10 seconds.</text:p>
      <text:p text:style-name="P468"><text:tab/><text:tab/><text:tab/>Rank 6: The Evoker can now freeze human sized enemies 100% of <text:tab/><text:tab/><text:tab/><text:tab/><text:tab/>the time. Larger enemies have a 25% chance of being frozen, <text:tab/><text:tab/><text:tab/><text:tab/><text:tab/>&amp; Trolls &amp; similar monsters have a 10% chance.</text:p>
      <text:p text:style-name="P468"/>
      <text:p text:style-name="P468"/>
      <text:p text:style-name="P468"/>
      <text:p text:style-name="P468"/>
      <text:p text:style-name="P468"><text:soft-page-break/><text:tab/><text:tab/>Alpha T3 II: Elemental Armor</text:p>
      <text:p text:style-name="P468"><text:tab/><text:tab/>Using the leftover energy of his elemental Powers, an Evoker can encase <text:tab/><text:tab/><text:tab/>himself in a protective armor that damages &amp; effects enemies who get too <text:tab/><text:tab/><text:tab/>close, depending on the element they last cast.</text:p>
      <text:p text:style-name="P468"><text:tab/><text:tab/><text:tab/>Rank 1: Whenever the Evoker casts an elemental power they is <text:tab/><text:tab/><text:tab/><text:tab/><text:tab/>protected by a magikal aura that reduces incoming damage by <text:tab/><text:tab/><text:tab/><text:tab/><text:tab/>5%, damages enemies within 1 meter for 5% of the original <text:tab/><text:tab/><text:tab/><text:tab/><text:tab/>power’s damage, &amp; afflicts the enemy with a secondary effect, <text:tab/><text:tab/><text:tab/><text:tab/><text:tab/>depending on the element type. This defense lasts for 20 <text:tab/><text:tab/><text:tab/><text:tab/><text:tab/>seconds, &amp; can only take effect once every 30 seconds.</text:p>
      <text:p text:style-name="P468"><text:tab/><text:tab/><text:tab/><text:tab/><text:tab/>-Fire: Enemies catch fire, dealing an additional 5% of the <text:tab/><text:tab/><text:tab/><text:tab/><text:tab/>original power’s damage over 5 seconds. This can only <text:tab/><text:tab/><text:tab/><text:tab/><text:tab/><text:tab/>trigger once every 10 seconds.</text:p>
      <text:p text:style-name="P468"><text:tab/><text:tab/><text:tab/><text:tab/><text:tab/>-Electrical: Enemies are stunned for 3 seconds. This <text:tab/><text:tab/><text:tab/><text:tab/><text:tab/><text:tab/>triggers once every 6 seconds.</text:p>
      <text:p text:style-name="P468"><text:tab/><text:tab/><text:tab/><text:tab/><text:tab/>-Cold: Enemies are slowed &amp; melee attack speeds are <text:tab/><text:tab/><text:tab/><text:tab/><text:tab/><text:tab/>slowed by 20% for 3 seconds. This can only trigger once <text:tab/><text:tab/><text:tab/><text:tab/><text:tab/>every 6 seconds.</text:p>
      <text:p text:style-name="P468"><text:tab/><text:tab/><text:tab/>Rank 2: Secondary effects now last for an additional 3 seconds.</text:p>
      <text:p text:style-name="P468"><text:tab/><text:tab/><text:tab/>Rank 3: Initial damage is increased to 10%, &amp; the damage reduction <text:tab/><text:tab/><text:tab/><text:tab/><text:tab/>is increased to 10%.</text:p>
      <text:p text:style-name="P468"><text:tab/><text:tab/><text:tab/>Rank 4: Area is increased to 3 meters.</text:p>
      <text:p text:style-name="P468"><text:tab/><text:tab/><text:tab/>Rank 5: Initial damage &amp; damage reduction are increased to 15%.</text:p>
      <text:p text:style-name="P468"><text:tab/><text:tab/><text:tab/>Rank 6: The Evoker’s melee weapons are now imbued with the same <text:tab/><text:tab/><text:tab/><text:tab/>element as the Elemental Armor, with the same secondary <text:tab/><text:tab/><text:tab/><text:tab/><text:tab/>effects that are applied when an enemy is struck with the <text:tab/><text:tab/><text:tab/><text:tab/><text:tab/>weapon.</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Aegis</text:p>
      <text:p text:style-name="P468"/>
      <text:p text:style-name="P468"><text:tab/><text:tab/>Beta T3 I: Focused Weaving</text:p>
      <text:p text:style-name="P468"><text:tab/><text:tab/>By drawing in ambient magik in the area, the Aegis’s powers become <text:tab/><text:tab/><text:tab/>enhanced. </text:p>
      <text:p text:style-name="P468"><text:tab/><text:tab/><text:tab/>Rank 1: Powers from the following list: Immolate, Rime, Lightning <text:tab/><text:tab/><text:tab/><text:tab/><text:tab/>Bolt, Mend Wounds, Restore Wounds, Invisibility, Might, <text:tab/><text:tab/><text:tab/><text:tab/><text:tab/>Binding Shadows, Faded Ward, Shield &amp; Barrier. Now are <text:tab/><text:tab/><text:tab/><text:tab/><text:tab/>empowered, having their stamina cost reduced by 5%, their <text:tab/><text:tab/><text:tab/><text:tab/><text:tab/>damaged or healing increased by 5% &amp; their duration increased <text:tab/><text:tab/><text:tab/><text:tab/>by 5%. This effect lasts for 30 seconds. </text:p>
      <text:p text:style-name="P468"><text:tab/><text:tab/><text:tab/><text:tab/>Stamina Cost: 40 Stamina</text:p>
      <text:p text:style-name="P468"><text:tab/><text:tab/><text:tab/>Rank 2: The duration is increased to 45 seconds.</text:p>
      <text:p text:style-name="P468"><text:tab/><text:tab/><text:tab/>Rank 3: The bonus is increased to 10%.</text:p>
      <text:p text:style-name="P468"><text:tab/><text:tab/><text:tab/>Rank 4: The duration is increased to 60 seconds.</text:p>
      <text:p text:style-name="P468"><text:tab/><text:tab/><text:tab/>Rank 5: The bonus is increased to 15%.</text:p>
      <text:p text:style-name="P468"><text:tab/><text:tab/><text:tab/>Rank 6: The magik infused by the powers cause enemies to take 5% <text:tab/><text:tab/><text:tab/><text:tab/><text:tab/>additional damage from all sources when effected by another <text:tab/><text:tab/><text:tab/><text:tab/><text:tab/>power benefiting from this effect, while the Aegis &amp; their allies <text:tab/><text:tab/><text:tab/><text:tab/>take 5% less damage when affected by a power with this effect. </text:p>
      <text:p text:style-name="P468"/>
      <text:p text:style-name="P468"><text:tab/><text:tab/>Beta T3 II: Invisibility </text:p>
      <text:p text:style-name="P468"><text:tab/><text:tab/>The Aegis bends light around themselves, causing them to disappear from <text:tab/><text:tab/><text:tab/>sight. </text:p>
      <text:p text:style-name="P468"><text:tab/><text:tab/><text:tab/>Rank 1:The Aegis can disappear from sight, becoming invisible for <text:tab/><text:tab/><text:tab/><text:tab/><text:tab/>10 seconds. This effect ends when the Aegis takes damage, <text:tab/><text:tab/><text:tab/><text:tab/><text:tab/>attacks, uses an item, power or interacts with an object. </text:p>
      <text:p text:style-name="P468"><text:tab/><text:tab/><text:tab/>Rank 2: The Aegis now can disappear for 15 seconds. </text:p>
      <text:p text:style-name="P468"><text:tab/><text:tab/><text:tab/>Rank 3: The effect of this power no longer ends when the Aegis uses <text:tab/><text:tab/><text:tab/><text:tab/>an item or interacts with objects, including when using the <text:tab/><text:tab/><text:tab/><text:tab/><text:tab/>Telekinesis power. </text:p>
      <text:p text:style-name="P468"><text:tab/><text:tab/><text:tab/>Rank 4: The Aegis now can disappear for 20 seconds. </text:p>
      <text:p text:style-name="P468"><text:tab/><text:tab/><text:tab/>Rank 5: The movement &amp; sounds of the Aegis are completely silent. </text:p>
      <text:p text:style-name="P468"><text:tab/><text:tab/><text:tab/>Rank 6: The effect of this power no longer ends when the Aegis <text:tab/><text:tab/><text:tab/><text:tab/><text:tab/>attacks or uses powers &amp; may disappear for 30 seconds. </text:p>
      <text:p text:style-name="P468"/>
      <text:p text:style-name="P468"/>
      <text:p text:style-name="P468"/>
      <text:p text:style-name="P468"/>
      <text:p text:style-name="P468"/>
      <text:p text:style-name="P468"/>
      <text:p text:style-name="P468"/>
      <text:p text:style-name="P468"><text:soft-page-break/>Siren</text:p>
      <text:p text:style-name="P468"/>
      <text:p text:style-name="P468"><text:tab/><text:tab/>Charlie T3 I: Vampiric Powers</text:p>
      <text:p text:style-name="P468"><text:tab/><text:tab/>Shadows taint every power used to attack foes, draining away their essence. </text:p>
      <text:p text:style-name="P468"><text:tab/><text:tab/><text:tab/>Rank 1: This power causes the Sirens powers that deal damage to <text:tab/><text:tab/><text:tab/><text:tab/><text:tab/>heal them for 5% of the damage done.</text:p>
      <text:p text:style-name="P468"><text:tab/><text:tab/><text:tab/>Rank 2: <text:s/>The amount of healing increases to 10%. </text:p>
      <text:p text:style-name="P468"><text:tab/><text:tab/><text:tab/>Rank 3: The vampiric hades flutter around the Siren, causing up to 3 <text:tab/><text:tab/><text:tab/><text:tab/>allies within 10 meters of them to heal for 5% of the healing <text:tab/><text:tab/><text:tab/><text:tab/><text:tab/>from this effect. </text:p>
      <text:p text:style-name="P468"><text:tab/><text:tab/><text:tab/>Rank 4: The amount of healing increases to 15%. </text:p>
      <text:p text:style-name="P468"><text:tab/><text:tab/><text:tab/>Rank 5: An additional 2 allies may be affected, &amp; the range is <text:tab/><text:tab/><text:tab/><text:tab/><text:tab/><text:tab/>increased to 15 meters. </text:p>
      <text:p text:style-name="P468"><text:tab/><text:tab/><text:tab/>Rank 6: Healing received from this effect now restores stamina equal <text:tab/><text:tab/><text:tab/><text:tab/>to 50% of the healing. </text:p>
      <text:p text:style-name="P468"><text:tab/><text:tab/><text:tab/><text:tab/></text:p>
      <text:p text:style-name="P468"><text:tab/><text:tab/>Charlie T3 II: Cursed Ward</text:p>
      <text:p text:style-name="P468"><text:tab/><text:tab/>A dark &amp; potent rune of nightmares, it is the magik trap that many favor. It <text:tab/><text:tab/><text:tab/>induces foes into one of three states, either a coma, an insane rage or <text:tab/><text:tab/><text:tab/><text:tab/>complete hysterical panic. <text:s/></text:p>
      <text:p text:style-name="P468"><text:tab/><text:tab/><text:tab/>Rank 1: The Siren can inscribe a potent rune onto a surface, affecting <text:tab/><text:tab/><text:tab/><text:tab/>an enemy who walks over, under, or in front of the symbol. <text:tab/><text:tab/><text:tab/><text:tab/><text:tab/>This causes an enemy to undergo one of three effects; They <text:tab/><text:tab/><text:tab/><text:tab/><text:tab/>either drop to the ground in a coma, attack the closest thing in a <text:tab/><text:tab/><text:tab/><text:tab/>blind rage, or flee in terror. These effects last for 15 seconds &amp; <text:tab/><text:tab/><text:tab/><text:tab/><text:tab/>the rune lasts for 1 minute or until triggered. <text:s/></text:p>
      <text:p text:style-name="P468"><text:tab/><text:tab/><text:tab/><text:tab/>Stamina Cost: 50 Stamina</text:p>
      <text:p text:style-name="P468"><text:tab/><text:tab/><text:tab/>Rank 2: The rune now triggers from further away, &amp; may be placed <text:tab/><text:tab/><text:tab/><text:tab/><text:tab/>further away. </text:p>
      <text:p text:style-name="P468"><text:tab/><text:tab/><text:tab/>Rank 3: The Siren may now place two runes. </text:p>
      <text:p text:style-name="P468"><text:tab/><text:tab/><text:tab/>Rank 4: The runes now affect the nearest two enemies when <text:tab/><text:tab/><text:tab/><text:tab/><text:tab/><text:tab/>triggered. </text:p>
      <text:p text:style-name="P468"><text:tab/><text:tab/><text:tab/>Rank 5: The runes now last 3 minutes &amp; the effect 20 seconds. </text:p>
      <text:p text:style-name="P468"><text:tab/><text:tab/><text:tab/>Rank 6: The Siren may place up to four runes.</text:p>
      <text:p text:style-name="P468"/>
      <text:p text:style-name="P468"/>
      <text:p text:style-name="P468"/>
      <text:p text:style-name="P468"/>
      <text:p text:style-name="P468"/>
      <text:p text:style-name="P468"/>
      <text:p text:style-name="P468"/>
      <text:p text:style-name="P468"/>
      <text:p text:style-name="P468"><text:soft-page-break/>Evoker: Elemental Power</text:p>
      <text:p text:style-name="P468"/>
      <text:p text:style-name="P468"><text:tab/><text:tab/><text:tab/>Rank 1: Frostfire Storm</text:p>
      <text:p text:style-name="P468"><text:tab/><text:tab/><text:tab/><text:tab/>By calling flames, lightning &amp; frost to their finger tips &amp; then <text:tab/><text:tab/><text:tab/><text:tab/><text:tab/>sending the magikal mixture hurtling towards an enemy, the <text:tab/><text:tab/><text:tab/><text:tab/><text:tab/>Evoker can unleash elemental destruction. This power deals 75 <text:tab/><text:tab/><text:tab/><text:tab/>points of damage damage of each of the three elements &amp; the <text:tab/><text:tab/><text:tab/><text:tab/><text:tab/>target suffers following effects: the target burns for 25% of the <text:tab/><text:tab/><text:tab/><text:tab/>damage done over 5 seconds, their attacks &amp; movement are <text:tab/><text:tab/><text:tab/><text:tab/><text:tab/>slowed by 25% for 5 seconds, &amp; they are stunned for 5 <text:tab/><text:tab/><text:tab/><text:tab/><text:tab/><text:tab/>seconds. The first two effects begin when the stun effect ends. <text:tab/><text:tab/><text:tab/><text:tab/><text:tab/>Stamina Cost: 40 Stamina</text:p>
      <text:p text:style-name="P468"><text:tab/><text:tab/><text:tab/><text:tab/>Cool-Down: 3 Minutes</text:p>
      <text:p text:style-name="P468"><text:tab/><text:tab/><text:tab/>Rank 2: Wild Fire</text:p>
      <text:p text:style-name="P468"><text:tab/><text:tab/><text:tab/><text:tab/>The Evokers’ fire burns hotter than anything else, the flames <text:tab/><text:tab/><text:tab/><text:tab/><text:tab/>themselves turning blue. Enemies who are on taking fire <text:tab/><text:tab/><text:tab/><text:tab/><text:tab/>damage from one of the Evokers’ powers burn other <text:tab/><text:tab/><text:tab/><text:tab/><text:tab/><text:tab/>enemies within 1 meter of them for 50% of the damage they <text:tab/><text:tab/><text:tab/><text:tab/><text:tab/>are taking. </text:p>
      <text:p text:style-name="P468"><text:tab/><text:tab/><text:tab/>Rank 3: Vengeful Storm </text:p>
      <text:p text:style-name="P468"><text:tab/><text:tab/><text:tab/><text:tab/>The Evokers’ electrical powers becomes super charged, the <text:tab/><text:tab/><text:tab/><text:tab/><text:tab/>lightning turning yellow. Enemies who are stunned by the <text:tab/><text:tab/><text:tab/><text:tab/><text:tab/>Evoker’s electrical powers will periodically stun other enemies <text:tab/><text:tab/><text:tab/><text:tab/>around them for 2 seconds. This effect lasts for 10 seconds &amp; <text:tab/><text:tab/><text:tab/><text:tab/><text:tab/>an enemy may only be stunned from the effect every 10 <text:tab/><text:tab/><text:tab/><text:tab/><text:tab/><text:tab/>seconds. </text:p>
      <text:p text:style-name="P468"><text:tab/><text:tab/><text:tab/>Rank 4: Arctic Wind</text:p>
      <text:p text:style-name="P468"><text:tab/><text:tab/><text:tab/><text:tab/>Baba-Yaga’s blood runs through the Evokers veins, turning <text:tab/><text:tab/><text:tab/><text:tab/><text:tab/>their ice powers white. Every enemy frozen by one of the <text:tab/><text:tab/><text:tab/><text:tab/><text:tab/>Evokers powers suffers magikal frostbite. They can not heal <text:tab/><text:tab/><text:tab/><text:tab/><text:tab/>from any means for the duration of the effect. This effect lasts <text:tab/><text:tab/><text:tab/><text:tab/><text:tab/>for 10 seconds after the freezing effect has ended. <text:s/></text:p>
      <text:p text:style-name="P468"><text:tab/><text:tab/><text:tab/>Rank 5: Unyielding Elements </text:p>
      <text:p text:style-name="P468"><text:tab/><text:tab/><text:tab/><text:tab/>Immolate, Lightning Bolt &amp; Rime no longer cost stamina, &amp; <text:tab/><text:tab/><text:tab/><text:tab/><text:tab/>cost 50% less when used as engulfing powers. </text:p>
      <text:p text:style-name="P468"><text:tab/><text:tab/><text:tab/></text:p>
      <text:p text:style-name="P468"/>
      <text:p text:style-name="P468"/>
      <text:p text:style-name="P468"/>
      <text:p text:style-name="P468"/>
      <text:p text:style-name="P468"/>
      <text:p text:style-name="P468"/>
      <text:p text:style-name="P468"><text:soft-page-break/><text:tab/><text:tab/><text:tab/>Rank 6: Apocalypse</text:p>
      <text:p text:style-name="P468"><text:tab/><text:tab/><text:tab/><text:tab/>The Evoker reaches into the deeps depths of their magiks &amp; <text:tab/><text:tab/><text:tab/><text:tab/><text:tab/>brings forth chaos. The ground, in a 20 meter area, around the <text:tab/><text:tab/><text:tab/><text:tab/><text:tab/>Evoker begins to shake, knocking all but the largest or sturdiest <text:tab/><text:tab/><text:tab/><text:tab/>of foes to the ground. An ice storm fills the area, deals 50 <text:tab/><text:tab/><text:tab/><text:tab/><text:tab/>points of damage every 3 seconds to each enemy caught in the <text:tab/><text:tab/><text:tab/><text:tab/><text:tab/>area &amp; freezing enemies that can be frozen with Rime (Rank <text:tab/><text:tab/><text:tab/><text:tab/><text:tab/>3). Those that can not be frozen have their attacks &amp; movement <text:tab/><text:tab/><text:tab/><text:tab/>slowed by 25%. Fiery wind slashes through the storm, burning <text:tab/><text:tab/><text:tab/><text:tab/>enemies for 20 points of damage every 2 seconds. Lightning <text:tab/><text:tab/><text:tab/><text:tab/><text:tab/>crackles through the carnage, striking those within the area for <text:tab/><text:tab/><text:tab/><text:tab/><text:tab/>150 points of damage to each enemy &amp; stunning them for 3 <text:tab/><text:tab/><text:tab/><text:tab/><text:tab/>seconds. This storm lasts for 12 seconds. This power can <text:tab/><text:tab/><text:tab/><text:tab/><text:tab/>benefit from the Wild Fire, Vengeful Storm, &amp; Arctic Wind <text:tab/><text:tab/><text:tab/><text:tab/><text:tab/>Elemental Power abilities. </text:p>
      <text:p text:style-name="P468"><text:tab/><text:tab/><text:tab/><text:tab/>Stamina Cost: 100 Stamina</text:p>
      <text:p text:style-name="P468"/>
      <text:p text:style-name="P468">Aegis</text:p>
      <text:p text:style-name="P468"/>
      <text:p text:style-name="P468"><text:tab/><text:tab/><text:tab/>Rank 1: <text:s/>Word of Power</text:p>
      <text:p text:style-name="P468"><text:tab/><text:tab/><text:tab/><text:tab/>A <text:s/>spoken word, imbued with magikal power. This power <text:tab/><text:tab/><text:tab/><text:tab/><text:tab/>causes enemies in a 15 meter cone in front of the Aegis to be <text:tab/><text:tab/><text:tab/><text:tab/><text:tab/>blasted from their feet, taking 100 points of damage &amp; knocked <text:tab/><text:tab/><text:tab/><text:tab/>are prone. Additionally allies in the area, including the caster <text:tab/><text:tab/><text:tab/><text:tab/><text:tab/>are healed for the equivalent amount. </text:p>
      <text:p text:style-name="P468"><text:tab/><text:tab/><text:tab/><text:tab/>Stamina Cost: 30 Stamina</text:p>
      <text:p text:style-name="P468"><text:tab/><text:tab/><text:tab/><text:tab/>Cool-down: 3 Minutes</text:p>
      <text:p text:style-name="P468"><text:tab/><text:tab/><text:tab/>Rank 2: Blessing of the Sacred Fountain</text:p>
      <text:p text:style-name="P468"><text:tab/><text:tab/><text:tab/><text:tab/>Blessing themselves &amp; any allies with magikal power, those <text:tab/><text:tab/><text:tab/><text:tab/><text:tab/>under the effect of this power gain the benefit of both Might &amp; <text:tab/><text:tab/><text:tab/><text:tab/>Focused Weaving. Additionally they gain 1 point of health per <text:tab/><text:tab/><text:tab/><text:tab/><text:tab/>second while in combat, double while out. Their stamina cost <text:tab/><text:tab/><text:tab/><text:tab/><text:tab/>for anything is reduced by 25%.. The effect has a duration of 1 <text:tab/><text:tab/><text:tab/><text:tab/>minute.</text:p>
      <text:p text:style-name="P468"><text:tab/><text:tab/><text:tab/><text:tab/>Stamina Cost: 50 Stamina </text:p>
      <text:p text:style-name="P468"><text:tab/><text:tab/><text:tab/><text:tab/>Cool-Down: 5 Minutes</text:p>
      <text:p text:style-name="P468"/>
      <text:p text:style-name="P468"/>
      <text:p text:style-name="P468"/>
      <text:p text:style-name="P468"/>
      <text:p text:style-name="P468"/>
      <text:p text:style-name="P468"/>
      <text:p text:style-name="P468"><text:soft-page-break/><text:tab/><text:tab/><text:tab/>Rank 3: Lingering Healing</text:p>
      <text:p text:style-name="P468"><text:tab/><text:tab/><text:tab/><text:tab/>The Aegis’s healing powers are increased, healing 50% more <text:tab/><text:tab/><text:tab/><text:tab/><text:tab/>damage with each casting. Additionally, any excess healing is <text:tab/><text:tab/><text:tab/><text:tab/><text:tab/>store as additional temporary health that lasts for 1 minute <text:tab/><text:tab/><text:tab/><text:tab/><text:tab/>before fading. This effect can only stack to an amount equal <text:tab/><text:tab/><text:tab/><text:tab/><text:tab/>double the targets health. </text:p>
      <text:p text:style-name="P468"><text:tab/><text:tab/><text:tab/>Rank 4: Vindication</text:p>
      <text:p text:style-name="P468"><text:tab/><text:tab/><text:tab/><text:tab/>Any every more potent version of Magikcal Strike, the Aegis <text:tab/><text:tab/><text:tab/><text:tab/><text:tab/>lashes out with their weapon, sending out a wave of magik that <text:tab/><text:tab/><text:tab/><text:tab/>deals the weapons damage to all targets with a 5 meter cone <text:tab/><text:tab/><text:tab/><text:tab/><text:tab/>that also binds the target in a prison of light, similar to the <text:tab/><text:tab/><text:tab/><text:tab/><text:tab/>Barrier power. They can not move from this position &amp; any <text:tab/><text:tab/><text:tab/><text:tab/><text:tab/>attacks they made are retained within the barrier. </text:p>
      <text:p text:style-name="P468"><text:tab/><text:tab/><text:tab/><text:tab/>Stamina Cost: 40 Stamina</text:p>
      <text:p text:style-name="P468"><text:tab/><text:tab/><text:tab/><text:tab/>Cool-down: 1 Minute </text:p>
      <text:p text:style-name="P468"><text:tab/><text:tab/><text:tab/>Rank 5: Sanctuary </text:p>
      <text:p text:style-name="P468"><text:tab/><text:tab/><text:tab/><text:tab/>An Aegis is now the paragon of protective magik &amp; is able to <text:tab/><text:tab/><text:tab/><text:tab/><text:tab/>cast Sanctuary, a powerful barrier power combined with a <text:tab/><text:tab/><text:tab/><text:tab/><text:tab/>surge of healing. This effect is a 20 meter dome of shimmering <text:tab/><text:tab/><text:tab/><text:tab/>light that protects everyone inside it from attacks. Enemies can <text:tab/><text:tab/><text:tab/><text:tab/>not pass the barriers edge, however the people inside the dome <text:tab/><text:tab/><text:tab/><text:tab/>can not attack enemies outside it’s edge. Enemies are pushed <text:tab/><text:tab/><text:tab/><text:tab/><text:tab/>back to the edge &amp; every ally within the domes effect is healed <text:tab/><text:tab/><text:tab/><text:tab/>to their maximum health.</text:p>
      <text:p text:style-name="P468"><text:tab/><text:tab/><text:tab/><text:tab/>Stamina Cost: 60 Stamina</text:p>
      <text:p text:style-name="P468"><text:tab/><text:tab/><text:tab/><text:tab/>Cool-Down: 5 Minutes</text:p>
      <text:p text:style-name="P468"><text:tab/><text:tab/><text:tab/>Rank 6: Light Everlasting </text:p>
      <text:p text:style-name="P468"><text:tab/><text:tab/><text:tab/><text:tab/>The Aegis calls down light from the Faded Forests Sun, &amp; their <text:tab/><text:tab/><text:tab/><text:tab/>shield powers are enhanced. When they concentrate on Shield <text:tab/><text:tab/><text:tab/><text:tab/><text:tab/>or Barrier, they cost no stamina. When those powers are cast <text:tab/><text:tab/><text:tab/><text:tab/><text:tab/>with a button press instead of concentrating, they last for triple <text:tab/><text:tab/><text:tab/><text:tab/>the listed duration &amp; cost half of the stamina cost to normally <text:tab/><text:tab/><text:tab/><text:tab/><text:tab/>cast. Additionally, Shield will activate when the Aegis reaches <text:tab/><text:tab/><text:tab/><text:tab/><text:tab/>25 health. The Aegis can not benefit from this ability more <text:tab/><text:tab/><text:tab/><text:tab/><text:tab/>than once every 60 seconds. Finally, the Aegis Barrier Power <text:tab/><text:tab/><text:tab/><text:tab/><text:tab/>now has a spark in the center of it, allowing for the power to be <text:tab/><text:tab/><text:tab/><text:tab/>“carried” &amp; moved by interacting with the spark. </text:p>
      <text:p text:style-name="P468"/>
      <text:p text:style-name="P468"/>
      <text:p text:style-name="P468"/>
      <text:p text:style-name="P468"/>
      <text:p text:style-name="P468"/>
      <text:p text:style-name="P468"><text:soft-page-break/>Siren</text:p>
      <text:p text:style-name="P468"><text:s/></text:p>
      <text:p text:style-name="P468"><text:tab/><text:tab/><text:tab/>Rank 1: Haunting Souls</text:p>
      <text:p text:style-name="P468"><text:tab/><text:tab/><text:tab/><text:tab/>The Siren sends out life draining specters that steal 50 points of <text:tab/><text:tab/><text:tab/><text:tab/>health over 5 seconds from an enemies within 15 meters of <text:tab/><text:tab/><text:tab/><text:tab/><text:tab/>the target before returning to the Siren &amp; restoring an amount <text:tab/><text:tab/><text:tab/><text:tab/><text:tab/>of health equal to half that damage dealt. Any excess healing <text:tab/><text:tab/><text:tab/><text:tab/><text:tab/>done to the Siren instead increases the damage of each of the <text:tab/><text:tab/><text:tab/><text:tab/><text:tab/>Siren’s summons by an amount equal to 50% of damage done <text:tab/><text:tab/><text:tab/><text:tab/><text:tab/>for 1 minute.</text:p>
      <text:p text:style-name="P468"><text:tab/><text:tab/><text:tab/><text:tab/>Stamina Cost: 40 Stamina</text:p>
      <text:p text:style-name="P468"><text:tab/><text:tab/><text:tab/><text:tab/>Cool-down: 3 Minutes</text:p>
      <text:p text:style-name="P468"><text:tab/><text:tab/><text:tab/>Rank 2: Heed the Song</text:p>
      <text:p text:style-name="P468"><text:tab/><text:tab/><text:tab/><text:tab/>The Sirens song dances in their head, making them immune to <text:tab/><text:tab/><text:tab/><text:tab/><text:tab/>mental control &amp; stun effects. </text:p>
      <text:p text:style-name="P468"><text:tab/><text:tab/><text:tab/>Rank 3: Faded Song</text:p>
      <text:p text:style-name="P468"><text:tab/><text:tab/><text:tab/><text:tab/>The Siren calls out the Faded Forest, temporarily drawing a <text:tab/><text:tab/><text:tab/><text:tab/><text:tab/>tree from the fabled woods. The roots of this tree grasp at <text:tab/><text:tab/><text:tab/><text:tab/><text:tab/>enemies within it’s 10 meter area of effect, slowing their <text:tab/><text:tab/><text:tab/><text:tab/><text:tab/>movement by 50% &amp; damaging them with shadowy thorns for <text:tab/><text:tab/><text:tab/><text:tab/><text:tab/>20 points of damage per second every second they remain <text:tab/><text:tab/><text:tab/><text:tab/><text:tab/>within the area, additionally, enemies that pass within the area <text:tab/><text:tab/><text:tab/><text:tab/><text:tab/>of the tree have a 50% chance of attacking the nearest thing, <text:tab/><text:tab/><text:tab/><text:tab/><text:tab/>even if it is an ally. This tree last for 10 seconds, however the <text:tab/><text:tab/><text:tab/><text:tab/><text:tab/>effects of the tree linger, lasting for 20 seconds once an enemy <text:tab/><text:tab/><text:tab/><text:tab/><text:tab/>is affected.</text:p>
      <text:p text:style-name="P468"><text:tab/><text:tab/><text:tab/><text:tab/>Stamina Cost: 60 Stamina</text:p>
      <text:p text:style-name="P468"><text:tab/><text:tab/><text:tab/><text:tab/>Cool-down: 7 Minutes</text:p>
      <text:p text:style-name="P468"><text:tab/><text:tab/><text:tab/>Rank 4: Shadows’ Embrace</text:p>
      <text:p text:style-name="P468"><text:tab/><text:tab/><text:tab/><text:tab/>When the Siren crouches, the shadows cast by the trees of the <text:tab/><text:tab/><text:tab/><text:tab/><text:tab/>Faded Forest embrace them. They become like a moving <text:tab/><text:tab/><text:tab/><text:tab/><text:tab/>shadow, decreasing the likelihood of being spotted. <text:tab/><text:tab/><text:tab/><text:tab/><text:tab/><text:tab/>Additionally, when first crouching, a cloud of darkness is <text:tab/><text:tab/><text:tab/><text:tab/><text:tab/>released into the 5 meter area, the Siren is not inhibited by this <text:tab/><text:tab/><text:tab/><text:tab/><text:tab/>darkness. This effect can only occur every 60 seconds. </text:p>
      <text:p text:style-name="P468"/>
      <text:p text:style-name="P468"/>
      <text:p text:style-name="P468"/>
      <text:p text:style-name="P468"/>
      <text:p text:style-name="P468"/>
      <text:p text:style-name="P468"/>
      <text:p text:style-name="P468"/>
      <text:p text:style-name="P468"><text:soft-page-break/><text:tab/><text:tab/><text:tab/>Rank 5: Fae-Touched</text:p>
      <text:p text:style-name="P468"><text:tab/><text:tab/><text:tab/><text:tab/>The Siren weaves the song of the Fae into their very core. They <text:tab/><text:tab/><text:tab/><text:tab/> choose one of the following effects, once the choice has been <text:tab/><text:tab/><text:tab/><text:tab/><text:tab/>made, it can not be made again. </text:p>
      <text:p text:style-name="P468"><text:tab/><text:tab/><text:tab/><text:tab/><text:tab/>-Song of Silk: The Siren may climb up any surface, even <text:tab/><text:tab/><text:tab/><text:tab/><text:tab/>ceilings, although at a slow pace. </text:p>
      <text:p text:style-name="P468"><text:tab/><text:tab/><text:tab/><text:tab/><text:tab/>-Song of Howls: The Siren sprints on all fours, greatly <text:tab/><text:tab/><text:tab/><text:tab/><text:tab/><text:tab/>increasing their speed. </text:p>
      <text:p text:style-name="P468"><text:tab/><text:tab/><text:tab/><text:tab/><text:tab/>-Song of Spirits: The Siren may become partially-<text:tab/><text:tab/><text:tab/><text:tab/><text:tab/><text:tab/><text:tab/>incorporeal, moving through walls &amp; objects at the cost <text:tab/><text:tab/><text:tab/><text:tab/><text:tab/><text:tab/>of stamina. </text:p>
      <text:p text:style-name="P468"><text:tab/><text:tab/><text:tab/><text:tab/><text:tab/>-Song of Dust: The Siren can see in any darkness, &amp; <text:tab/><text:tab/><text:tab/><text:tab/><text:tab/><text:tab/>their flying is greatly increased in speed &amp; <text:tab/><text:tab/><text:tab/><text:tab/><text:tab/><text:tab/><text:tab/><text:tab/>maneuverability. </text:p>
      <text:p text:style-name="P468"><text:tab/><text:tab/><text:tab/>Rank 6: Bind Elemental</text:p>
      <text:p text:style-name="P468"><text:tab/><text:tab/><text:tab/><text:tab/>The Siren reaches into either the earth, sky or water to form a <text:tab/><text:tab/><text:tab/><text:tab/><text:tab/>creature of that element. This is elemental lasts for 60 seconds <text:tab/><text:tab/><text:tab/><text:tab/><text:tab/>before collapsing into dust. </text:p>
      <text:p text:style-name="P468"><text:tab/><text:tab/><text:tab/><text:tab/>Stamina Cost: 100 Stamina<text:tab/><text:tab/><text:tab/><text:tab/><text:tab/><text:tab/></text:p>
      <text:p text:style-name="P468"><text:tab/><text:tab/><text:tab/><text:tab/>Cool-down: 10 Minutes</text:p>
      <text:p text:style-name="P468"/>
      <text:p text:style-name="P468"/>
      <text:p text:style-name="P468"><text:tab/><text:tab/></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Survival Trait Tree</text:p>
      <text:p text:style-name="P468">Ranger (Panel A)</text:p>
      <text:p text:style-name="P468">Investigator (Panel B)</text:p>
      <text:p text:style-name="P468">Mechanic (Panel C)</text:p>
      <text:p text:style-name="P468">Artisan (Panel D) </text:p>
      <text:p text:style-name="P468"/>
      <text:p text:style-name="P468">Tier One: </text:p>
      <text:p text:style-name="P468"/>
      <text:p text:style-name="P468">Ranger</text:p>
      <text:p text:style-name="P468"/>
      <text:p text:style-name="P468"><text:tab/><text:tab/>Alpha T1 I: Scrounge Hound</text:p>
      <text:p text:style-name="P468"><text:tab/><text:tab/>As the struggle to survival continues, the ranger finds things quick &amp; faster.</text:p>
      <text:p text:style-name="P468"><text:tab/><text:tab/><text:tab/>Rank 1: The ranger finds 25% more materials &amp; items on enemies &amp; <text:tab/><text:tab/><text:tab/><text:tab/><text:tab/>containers.</text:p>
      <text:p text:style-name="P468"><text:tab/><text:tab/><text:tab/>Rank 2: The ranger finds rare materials more often. </text:p>
      <text:p text:style-name="P468"><text:tab/><text:tab/><text:tab/>Rank 3: The ranger loots bodies 50% more quickly. </text:p>
      <text:p text:style-name="P468"><text:tab/><text:tab/><text:tab/>Rank 4: The ranger can loot containers 50% more quickly. </text:p>
      <text:p text:style-name="P468"><text:tab/><text:tab/><text:tab/>Rank 5: The ranger finds 50% more materials &amp; items on enemies &amp; <text:tab/><text:tab/><text:tab/><text:tab/><text:tab/>containers. </text:p>
      <text:p text:style-name="P468"><text:tab/><text:tab/><text:tab/>Rank 6: The ranger finds even the rarest of materials more often. <text:s/></text:p>
      <text:p text:style-name="P468"/>
      <text:p text:style-name="P468"><text:tab/><text:tab/>Alpha T1 II: Mufti-Purpose</text:p>
      <text:p text:style-name="P468"><text:tab/><text:tab/>Some materials &amp; resources are rare, &amp; the ranger must make uses of what <text:tab/><text:tab/><text:tab/>they have. </text:p>
      <text:p text:style-name="P468"><text:tab/><text:tab/><text:tab/>Rank 1: The ranger can use each material for an alternate purpose. </text:p>
      <text:p text:style-name="P468"><text:tab/><text:tab/><text:tab/>Rank 2: The ranger uses only 90% of the materials in needed crafting <text:tab/><text:tab/><text:tab/><text:tab/>&amp; repairing.</text:p>
      <text:p text:style-name="P468"><text:tab/><text:tab/><text:tab/>Rank 3: The ranger can repair their gear one additional time in the <text:tab/><text:tab/><text:tab/><text:tab/><text:tab/>field. </text:p>
      <text:p text:style-name="P468"><text:tab/><text:tab/><text:tab/>Rank 4: The ranger uses only 80% of the materials needed in crafting <text:tab/><text:tab/><text:tab/><text:tab/>&amp; repairing. </text:p>
      <text:p text:style-name="P468"><text:tab/><text:tab/><text:tab/>Rank 5: The ranger can repair their gear two additional times in the <text:tab/><text:tab/><text:tab/><text:tab/><text:tab/>field. </text:p>
      <text:p text:style-name="P468"><text:tab/><text:tab/><text:tab/>Rank 6: the ranger uses only 70% of the materials needed in crafting <text:tab/><text:tab/><text:tab/><text:tab/>&amp; repairing. </text:p>
      <text:p text:style-name="P468"><text:tab/><text:tab/><text:tab/></text:p>
      <text:p text:style-name="P468"/>
      <text:p text:style-name="P468"/>
      <text:p text:style-name="P468"/>
      <text:p text:style-name="P468"/>
      <text:p text:style-name="P468"/>
      <text:p text:style-name="P468"/>
      <text:p text:style-name="P468"><text:soft-page-break/><text:tab/><text:tab/>Alpha T1 III: Easy Lock </text:p>
      <text:p text:style-name="P468"><text:tab/><text:tab/>People think that mundane locks keep things safe, that’s true, usually...</text:p>
      <text:p text:style-name="P468"><text:tab/><text:tab/><text:tab/>Rank 1: The ranger may pick locks &amp; learns the Lockpick blueprint. </text:p>
      <text:p text:style-name="P468"><text:tab/><text:tab/><text:tab/>Rank 2: The ranger picks locks with a 25% chance of not breaking a <text:tab/><text:tab/><text:tab/><text:tab/><text:tab/>lock pick when they fail. </text:p>
      <text:p text:style-name="P468"><text:tab/><text:tab/><text:tab/>Rank 3: The ranger may “pick” electric locks &amp; learns the Electric <text:tab/><text:tab/><text:tab/><text:tab/><text:tab/>Code Breaker blueprint.</text:p>
      <text:p text:style-name="P468"><text:tab/><text:tab/><text:tab/>Rank 4: The ranger picks locks with a 50% chance of not breaking a <text:tab/><text:tab/><text:tab/><text:tab/><text:tab/>lock pick or locking themselves out when they fail.</text:p>
      <text:p text:style-name="P468"><text:tab/><text:tab/><text:tab/>Rank 5: The ranger may pick biometric locks &amp; learns the Lock <text:tab/><text:tab/><text:tab/><text:tab/><text:tab/>Splicer blueprint.</text:p>
      <text:p text:style-name="P468"><text:tab/><text:tab/><text:tab/>Rank 6: The ranger picks locks with a 75% chance of not breaking a <text:tab/><text:tab/><text:tab/><text:tab/><text:tab/>lock pick or locking themselves out when they fail. <text:tab/><text:tab/><text:tab/><text:tab/><text:tab/><text:tab/>Additionally, they gains any benefits they would normally gain <text:tab/><text:tab/><text:tab/><text:tab/>to crouching while picking a lock. </text:p>
      <text:p text:style-name="P468"/>
      <text:p text:style-name="P468"><text:tab/><text:tab/>Alpha T1 IV: Gatherer.. Gardener… </text:p>
      <text:p text:style-name="P468"><text:tab/><text:tab/>While most survivors look for canned goods &amp; electronics, the ranger learns <text:tab/><text:tab/>to identify plants &amp; herbs that can aid them in their days ahead.</text:p>
      <text:p text:style-name="P468"><text:tab/><text:tab/><text:tab/>Rank 1: The ranger learns to gather the various herbs, plants &amp; fauna <text:tab/><text:tab/><text:tab/><text:tab/>in Seattle. </text:p>
      <text:p text:style-name="P468"><text:tab/><text:tab/><text:tab/>Rank 2: The ranger gathers herbs 50% faster.</text:p>
      <text:p text:style-name="P468"><text:tab/><text:tab/><text:tab/>Rank 3: The ranger learns to gather particularly poisonous plants, <text:tab/><text:tab/><text:tab/><text:tab/><text:tab/>allowing them to harvest the venom inside. </text:p>
      <text:p text:style-name="P468"><text:tab/><text:tab/><text:tab/>Rank 4: The ranger finds rare plants on the bodies of witches &amp; Fae, <text:tab/><text:tab/><text:tab/><text:tab/><text:tab/>&amp; now spots harvest-able plants within 5 meters of them. </text:p>
      <text:p text:style-name="P468"><text:tab/><text:tab/><text:tab/>Rank 5: The ranger gathers herbs 100% faster.</text:p>
      <text:p text:style-name="P468"><text:tab/><text:tab/><text:tab/>Rank 6: The ranger learns to harvest the exotic magical plants that <text:tab/><text:tab/><text:tab/><text:tab/><text:tab/>flourish in Seattle. </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Investigator</text:p>
      <text:p text:style-name="P468"/>
      <text:p text:style-name="P468"><text:tab/><text:tab/>Beta T1 I: Keen Eye</text:p>
      <text:p text:style-name="P468"><text:tab/><text:tab/>Most people don’t notice the little details. To an investigator, it is <text:tab/><text:tab/><text:tab/><text:tab/>everything. </text:p>
      <text:p text:style-name="P468"><text:tab/><text:tab/><text:tab/>Rank 1: The investigator notices when an enemy or container within <text:tab/><text:tab/><text:tab/><text:tab/><text:tab/>3 meters has any items or materials. </text:p>
      <text:p text:style-name="P468"><text:tab/><text:tab/><text:tab/>Rank 2: The investigator now notices any loot within 5 meters.</text:p>
      <text:p text:style-name="P468"><text:tab/><text:tab/><text:tab/>Rank 3: The investigator gains the ability to detect traps, noticing <text:tab/><text:tab/><text:tab/><text:tab/><text:tab/>any within 3 meters.</text:p>
      <text:p text:style-name="P468"><text:tab/><text:tab/><text:tab/>Rank 4: The investigator can now notice any traps within 5 meters.</text:p>
      <text:p text:style-name="P468"><text:tab/><text:tab/><text:tab/>Rank 5: The investigator gains the ability to identify if an enemy is <text:tab/><text:tab/><text:tab/><text:tab/><text:tab/>weak or susceptible to an effect or certain type of damage <text:tab/><text:tab/><text:tab/><text:tab/><text:tab/>when they are within 5 meters.</text:p>
      <text:p text:style-name="P468"><text:tab/><text:tab/><text:tab/>Rank 6: All the investigators ranges for this ability are increased by 5 <text:tab/><text:tab/><text:tab/><text:tab/>meters.</text:p>
      <text:p text:style-name="P468"/>
      <text:p text:style-name="P468"><text:tab/><text:tab/>Beta T1 II: Navigation</text:p>
      <text:p text:style-name="P468"><text:tab/><text:tab/>Many get lost, some never found. You are neither, always knowing where <text:tab/><text:tab/><text:tab/>you are. </text:p>
      <text:p text:style-name="P468"><text:tab/><text:tab/><text:tab/>Rank 1: The investigator now gains a GPS grid across their map. </text:p>
      <text:p text:style-name="P468"><text:tab/><text:tab/><text:tab/>Rank 2: Mission objectives now give a GPS coordinate. </text:p>
      <text:p text:style-name="P468"><text:tab/><text:tab/><text:tab/>Rank 3: The investigator now has all possible safe-houses shown on <text:tab/><text:tab/><text:tab/><text:tab/><text:tab/>their map, in addition an upgrade to their compass bracer <text:tab/><text:tab/><text:tab/><text:tab/><text:tab/>allows a mini map to appear on the survivor’s HUD.</text:p>
      <text:p text:style-name="P468"><text:tab/><text:tab/><text:tab/>Rank 4: The investigators map now shows the safest routes through <text:tab/><text:tab/><text:tab/><text:tab/><text:tab/>the city. Additionally, the investigators binoculars now acts as <text:tab/><text:tab/><text:tab/><text:tab/><text:tab/>a range finder and have a night vision mode. </text:p>
      <text:p text:style-name="P468"><text:tab/><text:tab/><text:tab/>Rank 5: The investigator gains a Holo-Map allowing them to view <text:tab/><text:tab/><text:tab/><text:tab/><text:tab/>much smaller areas of the city. </text:p>
      <text:p text:style-name="P468"><text:tab/><text:tab/><text:tab/>Rank 6: The investigator now may direct followers to meet a location <text:tab/><text:tab/><text:tab/><text:tab/>in the city. The investigators compass can now point to a GPS <text:tab/><text:tab/><text:tab/><text:tab/><text:tab/>coordinate that can be set on the map.</text:p>
      <text:p text:style-name="P468"/>
      <text:p text:style-name="P468"/>
      <text:p text:style-name="P468"/>
      <text:p text:style-name="P468"/>
      <text:p text:style-name="P468"/>
      <text:p text:style-name="P468"/>
      <text:p text:style-name="P468"/>
      <text:p text:style-name="P468"/>
      <text:p text:style-name="P468"/>
      <text:p text:style-name="P468"><text:soft-page-break/><text:tab/><text:tab/>Beta T1 III: Big Brother</text:p>
      <text:p text:style-name="P468"><text:tab/><text:tab/>CCTV’s were everywhere &amp; in the 2020’s, made self sustaining. You can <text:tab/><text:tab/><text:tab/>tap into them to view and listen to the area around you.</text:p>
      <text:p text:style-name="P468"><text:tab/><text:tab/><text:tab/>Rank 1: The investigator now can tap into CCTV terminals &amp; access <text:tab/><text:tab/><text:tab/><text:tab/>cameras with 50 meters of themselves. </text:p>
      <text:p text:style-name="P468"><text:tab/><text:tab/><text:tab/>Rank 2: The investigator now can tap into CCTV’s within 100 <text:tab/><text:tab/><text:tab/><text:tab/><text:tab/>meters.</text:p>
      <text:p text:style-name="P468"><text:tab/><text:tab/><text:tab/>Rank 3: The investigator can now access the Infrared within the <text:tab/><text:tab/><text:tab/><text:tab/><text:tab/>CCTV’s.</text:p>
      <text:p text:style-name="P468"><text:tab/><text:tab/><text:tab/>Rank 4: The investigator now can tap into CCTV’s within 150 <text:tab/><text:tab/><text:tab/><text:tab/><text:tab/>meters.</text:p>
      <text:p text:style-name="P468"><text:tab/><text:tab/><text:tab/>Rank 5: The investigator can now access the Sonic Scanner within <text:tab/><text:tab/><text:tab/><text:tab/><text:tab/>the CCTV’s.</text:p>
      <text:p text:style-name="P468"><text:tab/><text:tab/><text:tab/>Rank 6: The investigator may now set CCTV’s in an area to emit an <text:tab/><text:tab/><text:tab/><text:tab/><text:tab/>alarm if something walks in front of them, with a total of 3 <text:tab/><text:tab/><text:tab/><text:tab/><text:tab/>being able to be set this way. The investigator must stay within <text:tab/><text:tab/><text:tab/><text:tab/>the range of the CCTV’s set this way or the effect ends. </text:p>
      <text:p text:style-name="P468"><text:s/></text:p>
      <text:p text:style-name="P468"><text:tab/><text:tab/>Beta T1 IV: Hackavist</text:p>
      <text:p text:style-name="P468"><text:tab/><text:tab/>The remains of civilization are everywhere, &amp; most of the technology had <text:tab/><text:tab/><text:tab/>been rendered self sustaining in the 2020’s. An investigator uses it to their <text:tab/><text:tab/><text:tab/>advantage! </text:p>
      <text:p text:style-name="P468"><text:s/><text:tab/><text:tab/><text:tab/>Rank 1: Allows the investigator to attempt to Hack or Bypass <text:tab/><text:tab/><text:tab/><text:tab/><text:tab/><text:tab/>electronic devices in the world. </text:p>
      <text:p text:style-name="P468"><text:tab/><text:tab/><text:tab/><text:tab/><text:tab/>-Hack allows them to manually control the device, <text:tab/><text:tab/><text:tab/><text:tab/><text:tab/><text:tab/>making it work for them. </text:p>
      <text:p text:style-name="P468"><text:tab/><text:tab/><text:tab/><text:tab/><text:tab/>-Bypass shuts the device down entirely. </text:p>
      <text:p text:style-name="P468"><text:tab/><text:tab/><text:tab/>Rank 2: A investigator may hack devices 25% faster.</text:p>
      <text:p text:style-name="P468"><text:tab/><text:tab/><text:tab/>Rank 3: The investigator no longer sets off alarms when hacking <text:tab/><text:tab/><text:tab/><text:tab/><text:tab/>devices. </text:p>
      <text:p text:style-name="P468"><text:tab/><text:tab/><text:tab/>Rank 4: The investigator may hack devices 50% faster.</text:p>
      <text:p text:style-name="P468"><text:tab/><text:tab/><text:tab/>Rank 5: A investigator no longer sets off traps when hacking devices. </text:p>
      <text:p text:style-name="P468"><text:tab/><text:tab/><text:tab/>Rank 6: The investigator gains any benefit to crouching while <text:tab/><text:tab/><text:tab/><text:tab/><text:tab/><text:tab/>hacking that they would normally gain. </text:p>
      <text:p text:style-name="P468"/>
      <text:p text:style-name="P468"/>
      <text:p text:style-name="P468"/>
      <text:p text:style-name="P468"/>
      <text:p text:style-name="P468"/>
      <text:p text:style-name="P468"/>
      <text:p text:style-name="P468"/>
      <text:p text:style-name="P468"/>
      <text:p text:style-name="P468"><text:soft-page-break/>Mechanic</text:p>
      <text:p text:style-name="P468"/>
      <text:p text:style-name="P468"><text:tab/><text:tab/>Charlie T1 I: Better Fuel, Longer Life</text:p>
      <text:p text:style-name="P468"><text:tab/><text:tab/>The fuel trade has definitely seen better times, but better to be the tycoon <text:tab/><text:tab/><text:tab/>then the people….</text:p>
      <text:p text:style-name="P468"><text:tab/><text:tab/><text:tab/>Rank 1: A mechanic’s vehicle runs well, using 10% less gas. </text:p>
      <text:p text:style-name="P468"><text:tab/><text:tab/><text:tab/>Rank 2: The mechanic tunes his engine, &amp; reduces fuel cost by <text:tab/><text:tab/><text:tab/><text:tab/><text:tab/>another 10%.</text:p>
      <text:p text:style-name="P468"><text:tab/><text:tab/><text:tab/>Rank 3: The mechanic adds an additional fuel tank to his vehicles, <text:tab/><text:tab/><text:tab/><text:tab/><text:tab/>giving them double the fuel capacity. </text:p>
      <text:p text:style-name="P468"><text:tab/><text:tab/><text:tab/>Rank 4: The mechanics additional tinkering reduces fuel cost by <text:tab/><text:tab/><text:tab/><text:tab/><text:tab/>another 10%.</text:p>
      <text:p text:style-name="P468"><text:tab/><text:tab/><text:tab/>Rank 5: The mechanic adds a special filter, improving fuel economy <text:tab/><text:tab/><text:tab/><text:tab/><text:tab/>by another 10%.<text:line-break/><text:tab/><text:tab/><text:tab/>Rank 6: The mechanic adds a small retrieval drone to their vehicles, <text:tab/><text:tab/><text:tab/><text:tab/><text:tab/>allowing them to gather fuel without exiting the vehicle. </text:p>
      <text:p text:style-name="P468"/>
      <text:p text:style-name="P468"><text:tab/><text:tab/>Charlie T1 II: It’s MY Road</text:p>
      <text:p text:style-name="P468"><text:tab/><text:tab/>Road rage was common before the apocalypse, now, it happens every <text:tab/><text:tab/><text:tab/>second. </text:p>
      <text:p text:style-name="P468"><text:tab/><text:tab/><text:tab/>Rank 1: The mechanic’s vehicles take 10% less damage from hitting <text:tab/><text:tab/><text:tab/><text:tab/><text:tab/>enemies &amp; objects.</text:p>
      <text:p text:style-name="P468"><text:tab/><text:tab/><text:tab/>Rank 2: After adding studs to the front of the vehicles, the mechanic <text:tab/><text:tab/><text:tab/><text:tab/><text:tab/>increases the damage ramming an enemy or object does by <text:tab/><text:tab/><text:tab/><text:tab/><text:tab/>25%.</text:p>
      <text:p text:style-name="P468"><text:tab/><text:tab/><text:tab/>Rank 3: The mechanics vehicle takes an additional 10% less damage <text:tab/><text:tab/><text:tab/><text:tab/>from hitting enemies &amp; objects. Enemies are now sent flying <text:tab/><text:tab/><text:tab/><text:tab/><text:tab/> of knocked prone. </text:p>
      <text:p text:style-name="P468"><text:tab/><text:tab/><text:tab/>Rank 4: The mechanic’s vehicle deals 25% additional damage to <text:tab/><text:tab/><text:tab/><text:tab/><text:tab/>rammed enemies &amp; objects. </text:p>
      <text:p text:style-name="P468"><text:tab/><text:tab/><text:tab/>Rank 5: The mechanics vehicle takes an additional 10% less damage <text:tab/><text:tab/><text:tab/><text:tab/>from hitting enemies &amp; objects.</text:p>
      <text:p text:style-name="P468"><text:tab/><text:tab/><text:tab/>Rank 6: Only buildings &amp; unmovable masses stop the mechanics <text:tab/><text:tab/><text:tab/><text:tab/><text:tab/>vehicles. </text:p>
      <text:p text:style-name="P468"/>
      <text:p text:style-name="P468"/>
      <text:p text:style-name="P468"/>
      <text:p text:style-name="P468"/>
      <text:p text:style-name="P468"/>
      <text:p text:style-name="P468"/>
      <text:p text:style-name="P468"/>
      <text:p text:style-name="P468"/>
      <text:p text:style-name="P468"><text:soft-page-break/><text:tab/><text:tab/>Charlie T1 III: Lead-foot </text:p>
      <text:p text:style-name="P468"><text:tab/><text:tab/>Some times the only thing you can do to escape an enraged drake is to press <text:tab/><text:tab/>on the gas… All the way to <text:tab/><text:tab/><text:tab/>the floor.</text:p>
      <text:p text:style-name="P468"><text:tab/><text:tab/><text:tab/>Rank 1: The mechanic tinkers with the engines of their vehicles, <text:tab/><text:tab/><text:tab/><text:tab/><text:tab/>increasing the speed by 10%.</text:p>
      <text:p text:style-name="P468"><text:tab/><text:tab/><text:tab/>Rank 2: The mechanic adds a booster, increasing the speed by <text:tab/><text:tab/><text:tab/><text:tab/><text:tab/><text:tab/>another 10%.</text:p>
      <text:p text:style-name="P468"><text:tab/><text:tab/><text:tab/>Rank 3: The mechanic adds an engine-overdrive device to their <text:tab/><text:tab/><text:tab/><text:tab/><text:tab/>vehicles. This gives them a 10 second 100% speed increase, <text:tab/><text:tab/><text:tab/><text:tab/><text:tab/>but burns out afterwords for 3 minutes. </text:p>
      <text:p text:style-name="P468"><text:tab/><text:tab/><text:tab/>Rank 4: The mechanic adds tinkers with the engine, adding an <text:tab/><text:tab/><text:tab/><text:tab/><text:tab/>additional 10% increase to speed.</text:p>
      <text:p text:style-name="P468"><text:tab/><text:tab/><text:tab/>Rank 5: A special drive-shaft upgrade allows the mechanic to <text:tab/><text:tab/><text:tab/><text:tab/><text:tab/><text:tab/>increase the speed of his vehicles by another 10%<text:line-break/><text:tab/><text:tab/><text:tab/>Rank 6: The overdrive devices now lasts for 15 seconds, &amp; has it’s <text:tab/><text:tab/><text:tab/><text:tab/><text:tab/>cool-down halved. </text:p>
      <text:p text:style-name="P468"><text:tab/></text:p>
      <text:p text:style-name="P468"><text:tab/><text:tab/>Charlie T1 IV: E-Brake</text:p>
      <text:p text:style-name="P468"><text:tab/><text:tab/>Red is stop &amp; green is go. It’s red… RED I SAID!</text:p>
      <text:p text:style-name="P468"><text:tab/><text:tab/><text:tab/>Rank 1: The braking system of the mechanics vehicles get upgraded, <text:tab/><text:tab/><text:tab/><text:tab/>allowing the mechanic to stop 20% faster &amp; at higher speeds. </text:p>
      <text:p text:style-name="P468"><text:tab/><text:tab/><text:tab/>Rank 2: The braking systems are further tuned, granting an <text:tab/><text:tab/><text:tab/><text:tab/><text:tab/><text:tab/>additional 10% braking power.</text:p>
      <text:p text:style-name="P468"><text:tab/><text:tab/><text:tab/>Rank 3: The braking system becomes active with the mechanic <text:tab/><text:tab/><text:tab/><text:tab/><text:tab/>installing an anti-movement system. The amount the vehicles <text:tab/><text:tab/><text:tab/><text:tab/><text:tab/>move when hit is reduced by 50%.<text:line-break/><text:tab/><text:tab/><text:tab/>Rank 4: The braking system being active allows the mechanic to <text:tab/><text:tab/><text:tab/><text:tab/><text:tab/>fine-tune them more, adding an additional 10% braking power. </text:p>
      <text:p text:style-name="P468"><text:tab/><text:tab/><text:tab/>Rank 5: The suspension gets a tuning, adding an additional 10% <text:tab/><text:tab/><text:tab/><text:tab/><text:tab/>braking power. </text:p>
      <text:p text:style-name="P468"><text:tab/><text:tab/><text:tab/>Rank 6: Hydraulics are added to the breaks, making the vehicles <text:tab/><text:tab/><text:tab/><text:tab/><text:tab/>immobile when struck. </text:p>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Artisan</text:p>
      <text:p text:style-name="P468"/>
      <text:p text:style-name="P468"><text:tab/><text:tab/>Detla T1 I: Trap Blueprints</text:p>
      <text:p text:style-name="P468"><text:tab/><text:tab/>Sometimes, a well place smoke trip wire or bear trap can make the <text:tab/><text:tab/><text:tab/><text:tab/>difference between victory &amp; defeat.</text:p>
      <text:p text:style-name="P468"><text:tab/><text:tab/><text:tab/>Rank 1: The artisan learns how to craft basic traps. </text:p>
      <text:p text:style-name="P468"><text:tab/><text:tab/><text:tab/>Rank 2: The traps the artisan crafts now deal double damage &amp; have <text:tab/><text:tab/><text:tab/><text:tab/><text:tab/>their duration increased by 50%.</text:p>
      <text:p text:style-name="P468"><text:tab/><text:tab/><text:tab/>Rank 3: The artisan learns how to craft advanced traps.</text:p>
      <text:p text:style-name="P468"><text:tab/><text:tab/><text:tab/>Rank 4: The traps the artisan crafts now deal quadrupedal damage.</text:p>
      <text:p text:style-name="P468"><text:tab/><text:tab/><text:tab/>Rank 5: The traps the artisan crafts now have their duration increased <text:tab/><text:tab/><text:tab/><text:tab/>by 150%.</text:p>
      <text:p text:style-name="P468"><text:tab/><text:tab/><text:tab/>Rank 6: The artisan learns how to craft master traps. </text:p>
      <text:p text:style-name="P468"/>
      <text:p text:style-name="P468"><text:tab/><text:tab/>Delta T1 II: Armament Blueprints</text:p>
      <text:p text:style-name="P468"><text:tab/><text:tab/>Some weapons can be found, but the best are made.</text:p>
      <text:p text:style-name="P468"><text:tab/><text:tab/><text:tab/>Rank 1: The artisan learns how to craft Well-Kept weapons and <text:tab/><text:tab/><text:tab/><text:tab/><text:tab/>armor.</text:p>
      <text:p text:style-name="P468"><text:tab/><text:tab/><text:tab/>Rank 2: The weapons the artisan crafts now deal 25% additional <text:tab/><text:tab/><text:tab/><text:tab/><text:tab/>damage. </text:p>
      <text:p text:style-name="P468"><text:tab/><text:tab/><text:tab/>Rank 3: The artisan learns how to craft Mastercraft weapons and <text:tab/><text:tab/><text:tab/><text:tab/><text:tab/>armor. </text:p>
      <text:p text:style-name="P468"><text:tab/><text:tab/><text:tab/>Rank 4: The weapons the artisan crafts now lose durability 50% <text:tab/><text:tab/><text:tab/><text:tab/><text:tab/>slower. </text:p>
      <text:p text:style-name="P468"><text:tab/><text:tab/><text:tab/>Rank 5: The artisan learns how to craft Legendary weapons and <text:tab/><text:tab/><text:tab/><text:tab/><text:tab/>armor.</text:p>
      <text:p text:style-name="P468"><text:tab/><text:tab/><text:tab/>Rank 6: The artisan learns how to craft Mythic weapons and armor.<text:line-break/></text:p>
      <text:p text:style-name="P468"><text:tab/><text:tab/>Delta T1 III: Explosive Blueprints</text:p>
      <text:p text:style-name="P468"><text:tab/><text:tab/>Why trip an enemy when you can make an enemy trip over parts of his <text:tab/><text:tab/><text:tab/>buddy?</text:p>
      <text:p text:style-name="P468"><text:tab/><text:tab/><text:tab/>Rank 1: The artisan learns how to craft basic bombs.</text:p>
      <text:p text:style-name="P468"><text:tab/><text:tab/><text:tab/>Rank 2: The bombs the artisan crafts now deal 50% additional <text:tab/><text:tab/><text:tab/><text:tab/><text:tab/>damage. </text:p>
      <text:p text:style-name="P468"><text:tab/><text:tab/><text:tab/>Rank 3: The artisan learns how to craft advanced bombs.<text:line-break/><text:tab/><text:tab/><text:tab/>Rank 4: The bombs the artisan crafts now have a 50% larger area of <text:tab/><text:tab/><text:tab/><text:tab/><text:tab/>effect.<text:line-break/><text:tab/><text:tab/><text:tab/>Rank 5: The artisan learns how to craft master bombs. <text:line-break/><text:tab/><text:tab/><text:tab/>Rank 6: The artisan may combine two different bombs into one, <text:tab/><text:tab/><text:tab/><text:tab/><text:tab/>delivering both effects when the bomb detonates. <text:line-break/></text:p>
      <text:p text:style-name="P468"/>
      <text:p text:style-name="P468"><text:soft-page-break/><text:tab/><text:tab/>Delta T1 IV: Medical Blueprints</text:p>
      <text:p text:style-name="P468"><text:tab/><text:tab/>Offense is the best defense, but sometimes even then you get hurt. Never <text:tab/><text:tab/><text:tab/>hurts to patch up!</text:p>
      <text:p text:style-name="P468"><text:tab/><text:tab/><text:tab/>Rank 1: The artisan learns how to craft basic pharmaceuticals. </text:p>
      <text:p text:style-name="P468"><text:tab/><text:tab/><text:tab/>Rank 2: The medical items the artisan crafts have their effect <text:tab/><text:tab/><text:tab/><text:tab/><text:tab/><text:tab/>increased by 50%.<text:line-break/><text:tab/><text:tab/><text:tab/>Rank 3: The artisan learns how to craft advanced pharmaceuticals. <text:line-break/><text:tab/><text:tab/><text:tab/>Rank 4: The medical items the artisan crafts now have their durations <text:tab/><text:tab/><text:tab/><text:tab/>increased by 100%.</text:p>
      <text:p text:style-name="P468"><text:tab/><text:tab/><text:tab/>Rank 5: The artisan learns how to craft master pharmaceuticals. </text:p>
      <text:p text:style-name="P468"><text:tab/><text:tab/><text:tab/>Rank 6: The artisan may combine two pharmaceuticals into one, <text:tab/><text:tab/><text:tab/><text:tab/><text:tab/>granting both effects when taken. </text:p>
      <text:p text:style-name="P468"/>
      <text:p text:style-name="P468">Tier Two:</text:p>
      <text:p text:style-name="P468"/>
      <text:p text:style-name="P468">Ranger</text:p>
      <text:p text:style-name="P468"/>
      <text:p text:style-name="P468"><text:tab/><text:tab/>Alpha T2 I: Ch-Ching</text:p>
      <text:p text:style-name="P468"><text:tab/><text:tab/>Money will always be a thing, gold, dollar bills… or cigarettes, coffee, food <text:tab/><text:tab/>&amp; basically anything in the apocalypse. </text:p>
      <text:p text:style-name="P468"><text:tab/><text:tab/><text:tab/>Rank 1: The ranger can buy items 10% cheaper &amp; sell them for 10% <text:tab/><text:tab/><text:tab/><text:tab/>more to vendors. </text:p>
      <text:p text:style-name="P468"><text:tab/><text:tab/><text:tab/>Rank 2: The ranger can now buy items from Tier II Vendors<text:line-break/><text:tab/><text:tab/><text:tab/>Rank 3: The ranger can now sell any item to any vendor. </text:p>
      <text:p text:style-name="P468"><text:tab/><text:tab/><text:tab/>Rank 4: The ranger can now buy items from Tier III Vendors</text:p>
      <text:p text:style-name="P468"><text:tab/><text:tab/><text:tab/>Rank 5: The ranger can now buy more items from vendors. </text:p>
      <text:p text:style-name="P468"><text:tab/><text:tab/><text:tab/>Rank 6: Vendors now give materials in exchange for Serviceable &amp; <text:tab/><text:tab/><text:tab/><text:tab/><text:tab/>below weapons, armor &amp; gear &amp; junk items. <text:line-break/><text:tab/></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Alpha T2 II: It’s All In the Folds</text:p>
      <text:p text:style-name="P468"><text:tab/><text:tab/>When all you can take fits into something that straps onto your back, you <text:tab/><text:tab/><text:tab/>learn to fit everything just right.</text:p>
      <text:p text:style-name="P468"><text:tab/><text:tab/><text:tab/>Rank 1: The ranger’s backpack can hold an additional 5 items in <text:tab/><text:tab/><text:tab/><text:tab/><text:tab/>each category. <text:line-break/><text:tab/><text:tab/><text:tab/>Rank 2: The ranger’s material pouch gains an additional 5 slots. </text:p>
      <text:p text:style-name="P468"><text:tab/><text:tab/><text:tab/>Rank 3: The ranger’s backpack now reduces the weight they are <text:tab/><text:tab/><text:tab/><text:tab/><text:tab/>carrying by 25%.<text:line-break/><text:tab/><text:tab/><text:tab/>Rank 4: The ranger’s armaments pouch gains an additional 5 slots. </text:p>
      <text:p text:style-name="P468"><text:tab/><text:tab/><text:tab/>Rank 5: The ranger’s gear pouch gains an additional 5 slots. </text:p>
      <text:p text:style-name="P468"><text:tab/><text:tab/><text:tab/>Rank 6: The ranger’s backpack now reduces the weight they are <text:tab/><text:tab/><text:tab/><text:tab/><text:tab/>carrying by 75%.<text:line-break/><text:tab/></text:p>
      <text:p text:style-name="P468"><text:tab/><text:tab/>Alpha T2 III: Constisution </text:p>
      <text:p text:style-name="P468"><text:tab/><text:tab/>Doesn’t matter where your from, getting punched in the face makes you <text:tab/><text:tab/><text:tab/>tougher. </text:p>
      <text:p text:style-name="P468"><text:tab/><text:tab/><text:tab/>Rank 1: Increases the rangers’ health by 25 points. <text:line-break/><text:tab/><text:tab/><text:tab/>Rank 2: Increases the rangers’ health by an additional 25 points.<text:line-break/><text:tab/><text:tab/><text:tab/>Rank 3: The ranger gets tougher, decreasing damage taken by 5%.</text:p>
      <text:p text:style-name="P468"><text:tab/><text:tab/><text:tab/>Rank 4: Increases the rangers’ health by an additional 25 points.</text:p>
      <text:p text:style-name="P468"><text:tab/><text:tab/><text:tab/>Rank 5: Increases the rangers’ health by an additional 25 points.<text:line-break/><text:tab/><text:tab/><text:tab/>Rank 6: The ranger gets even tougher, decreasing damage taken by <text:tab/><text:tab/><text:tab/><text:tab/><text:tab/>10%.</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Investigator</text:p>
      <text:p text:style-name="P468"/>
      <text:p text:style-name="P468"><text:tab/><text:tab/>Beta T2 I: Everyone Needs a Loyal Obedient Keen Inter-breed. </text:p>
      <text:p text:style-name="P468"><text:tab/><text:tab/>Everyone needs a companion in the apocalypse, an unwavering bastion of <text:tab/><text:tab/><text:tab/>loyalty, a master of sleuthing &amp; a force to be reckoned with in a fight. <text:s/></text:p>
      <text:p text:style-name="P468"><text:tab/><text:tab/><text:tab/>Rank 1: The investigator gains a large black labrador follower, who <text:tab/><text:tab/><text:tab/><text:tab/><text:tab/>unlike drones &amp; the familiars from Search Party, Bound Fae or <text:tab/><text:tab/><text:tab/><text:tab/>similar abilities, can gain experience to gain survivor points, <text:tab/><text:tab/><text:tab/><text:tab/><text:tab/>increasing health, damage or stamina. He follows you in <text:tab/><text:tab/><text:tab/><text:tab/><text:tab/>addition to any other followers, &amp; when near death, will flee to <text:tab/><text:tab/><text:tab/><text:tab/>the nearest safe-house, returning the following morning. He <text:tab/><text:tab/><text:tab/><text:tab/><text:tab/>will attack enemies unless told otherwise, &amp; can act as a <text:tab/><text:tab/><text:tab/><text:tab/><text:tab/><text:tab/>sentry/guard. <text:s/></text:p>
      <text:p text:style-name="P468"><text:tab/><text:tab/><text:tab/>Rank 2: The investigator teaches the lab the trick: Scrounge, which <text:tab/><text:tab/><text:tab/><text:tab/><text:tab/>allows the lab to search bodies when told to do so. <text:s/></text:p>
      <text:p text:style-name="P468"><text:tab/><text:tab/><text:tab/>Rank 3: The lab gains a protective outfit &amp; saddle bags, allowing <text:tab/><text:tab/><text:tab/><text:tab/><text:tab/>them to carry a quarter of the survivor’s inventory &amp; allowing <text:tab/><text:tab/><text:tab/><text:tab/><text:tab/>them to take 10% less damage from all sources.<text:line-break/><text:tab/><text:tab/><text:tab/>Rank 4: The investigator teaches the lab the trick: Distract, which <text:tab/><text:tab/><text:tab/><text:tab/><text:tab/>allows the lab to run to the designated point &amp; bark, drawing <text:tab/><text:tab/><text:tab/><text:tab/><text:tab/>enemies to that point as the lab sneaks back to the investigator.</text:p>
      <text:p text:style-name="P468"><text:tab/><text:tab/><text:tab/>Rank 5: The investigator teaches the lab the trick: Track, which <text:tab/><text:tab/><text:tab/><text:tab/><text:tab/>allows the lab to leader the investigator to the nearest Fae <text:tab/><text:tab/><text:tab/><text:tab/><text:tab/>creature, bait or witch, the investigators choice. <text:line-break/><text:tab/><text:tab/><text:tab/>Rank 6: The lab now carries a healing kit that it will bring the <text:tab/><text:tab/><text:tab/><text:tab/><text:tab/><text:tab/>investigator if they reach 20% of their maximum health. As <text:tab/><text:tab/><text:tab/><text:tab/><text:tab/>soon as the lab reaches the investigator, they gain 60% of their <text:tab/><text:tab/><text:tab/><text:tab/><text:tab/>health back over the course of 20 seconds. This effect can not <text:tab/><text:tab/><text:tab/><text:tab/><text:tab/>happen more than once every 20 minutes. </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Beta T2 II: TINY RC</text:p>
      <text:p text:style-name="P468"><text:tab/><text:tab/>Sometimes there are no cameras or windows, but seeing is always better <text:tab/><text:tab/><text:tab/>than walking in blind.</text:p>
      <text:p text:style-name="P468"><text:tab/><text:tab/><text:tab/>Rank 1: The investigator gains the use of a small, tube-like, two-<text:tab/><text:tab/><text:tab/><text:tab/><text:tab/>wheeled RC drone, with a camera mounted in tn the center. <text:tab/><text:tab/><text:tab/><text:tab/><text:tab/>They may deploy this drone &amp; control it with the RC remote. <text:tab/><text:tab/><text:tab/><text:tab/><text:tab/>The drone has a range of 50 meters &amp; 25 health. It can make <text:tab/><text:tab/><text:tab/><text:tab/><text:tab/>small jumps with it’s small hydraulics. The drone has a cool-<text:tab/><text:tab/><text:tab/><text:tab/><text:tab/>down of 2 minutes if it is destroyed or moved out of range. </text:p>
      <text:p text:style-name="P468"><text:tab/><text:tab/><text:tab/>Rank 2: The RC drone gains a 50% speed increase, &amp; also may cloak <text:tab/><text:tab/><text:tab/><text:tab/>itself every 20 seconds for 10 seconds. </text:p>
      <text:p text:style-name="P468"><text:tab/><text:tab/><text:tab/>Rank 3: The RC drone make now place a camera, however this effect <text:tab/><text:tab/><text:tab/><text:tab/>causes the drone to race back to the investigator, leaving the <text:tab/><text:tab/><text:tab/><text:tab/><text:tab/>camera. This camera stays for 5 minutes or under another RC <text:tab/><text:tab/><text:tab/><text:tab/><text:tab/>drone is deployed.<text:line-break/><text:tab/><text:tab/><text:tab/>Rank 4: The RC drone has 50 health &amp; an additional 50% <text:tab/><text:tab/><text:tab/><text:tab/><text:tab/><text:tab/>movement increase. </text:p>
      <text:p text:style-name="P468"><text:tab/><text:tab/><text:tab/>Rank 5: The RC drone may use it’s cloaking every 15 seconds. <text:line-break/><text:tab/><text:tab/><text:tab/>Rank 6: The RC drone can pick up &amp; store one small item within 1 <text:tab/><text:tab/><text:tab/><text:tab/><text:tab/>meter of itself. </text:p>
      <text:p text:style-name="P468"><text:s/></text:p>
      <text:p text:style-name="P468"><text:tab/><text:tab/>Beta T2 III: Eagle Eye </text:p>
      <text:p text:style-name="P468"><text:tab/><text:tab/>The best view is sometimes in the sky, but it is usually to well guarded to <text:tab/><text:tab/><text:tab/>see for yourself. </text:p>
      <text:p text:style-name="P468"><text:tab/><text:tab/><text:tab/>Rank 1: The investigator can now use their radio to connect to the <text:tab/><text:tab/><text:tab/><text:tab/><text:tab/>Seattle PD’s self sustaining task force satellite. This allows <text:tab/><text:tab/><text:tab/><text:tab/><text:tab/>them to see a birds eye view of 100 meters around their current <text:tab/><text:tab/><text:tab/><text:tab/>location. The may zoom in or out in the area. </text:p>
      <text:p text:style-name="P468"><text:tab/><text:tab/><text:tab/>Rank 2: The satellite now view a 150 meter area.</text:p>
      <text:p text:style-name="P468"><text:tab/><text:tab/><text:tab/>Rank 3: The satellite now highlight all active enemies. <text:line-break/><text:tab/><text:tab/><text:tab/>Rank 4: The satellite now views a 200 meter area.<text:line-break/><text:tab/><text:tab/><text:tab/>Rank 5: The satellite now highlights all hazardous terrain features. <text:line-break/><text:tab/><text:tab/><text:tab/>Rank 6: The satellite has connected with the Seattle Task Force Re-<text:tab/><text:tab/><text:tab/><text:tab/><text:tab/>Arming Drone Network. Once <text:tab/>per day, the investigator may <text:tab/><text:tab/><text:tab/><text:tab/><text:tab/>call for a drone delivery, which drops a crate that contains <text:tab/><text:tab/><text:tab/><text:tab/><text:tab/>firearm ammo, medical supplies, food &amp; water.</text:p>
      <text:p text:style-name="P468"/>
      <text:p text:style-name="P468"/>
      <text:p text:style-name="P468"/>
      <text:p text:style-name="P468"/>
      <text:p text:style-name="P468"/>
      <text:p text:style-name="P468"/>
      <text:p text:style-name="P468"><text:soft-page-break/><text:tab/><text:tab/>Charlie T2 I: The Unstoppable Force…</text:p>
      <text:p text:style-name="P468"><text:tab/><text:tab/><text:tab/>Rank 1: The Mechanic tinkers with the weapons of their vehicles, <text:tab/><text:tab/><text:tab/><text:tab/><text:tab/>granting them a 25% increase to their damage. </text:p>
      <text:p text:style-name="P468"><text:tab/><text:tab/><text:tab/>Rank 2: The Mechanic further tinkers with the weapons, adding an <text:tab/><text:tab/><text:tab/><text:tab/><text:tab/>additional 25% (50%) damage increase. </text:p>
      <text:p text:style-name="P468"><text:tab/><text:tab/><text:tab/>Rank 3: The Mechanic adds a special mixture of powder to the guns <text:tab/><text:tab/><text:tab/><text:tab/><text:tab/>mounted on their vehicles. The bullets fired now exploded in a <text:tab/><text:tab/><text:tab/><text:tab/>1 meter radius, damaging those hit for 15% of the initial bullets <text:tab/><text:tab/><text:tab/><text:tab/>damage. </text:p>
      <text:p text:style-name="P468"><text:tab/><text:tab/><text:tab/>Rank 4: The Mechanic further tinkers with the weapons, adding an <text:tab/><text:tab/><text:tab/><text:tab/><text:tab/>additional 25% (75%) damage increase. <text:line-break/><text:tab/><text:tab/><text:tab/>Rank 5: The Mechanic further tinkers with the weapons, adding an <text:tab/><text:tab/><text:tab/><text:tab/><text:tab/>additional 25% (100%) damage increase. <text:line-break/><text:tab/><text:tab/><text:tab/>Rank 6: The barrels of the guns on the Mechanics vehicles now <text:tab/><text:tab/><text:tab/><text:tab/><text:tab/>electrify the bullets fired, dealing 10% extra electrical damage <text:tab/><text:tab/><text:tab/><text:tab/><text:tab/>and having a 5% chance to stun enemies. </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text:tab/><text:tab/>Charlie T2 II: Alternate Features</text:p>
      <text:p text:style-name="P468"><text:tab/><text:tab/><text:tab/>Rank 1: </text:p>
      <text:p text:style-name="P468"><text:tab/><text:tab/><text:tab/><text:tab/>The RNGR Jeep</text:p>
      <text:p text:style-name="P468"><text:tab/><text:tab/><text:tab/><text:tab/><text:tab/>The Mechanic installs a small but powerful winch to the <text:tab/><text:tab/><text:tab/><text:tab/><text:tab/><text:tab/>front of the Jeep. It can pull enemies and objects around. </text:p>
      <text:p text:style-name="P468"><text:tab/><text:tab/><text:tab/><text:tab/>The HOG Motorcycle</text:p>
      <text:p text:style-name="P468"><text:tab/><text:tab/><text:tab/><text:tab/><text:tab/>The Mechanic installs hydraulics into the HOG, allowing <text:tab/><text:tab/><text:tab/><text:tab/><text:tab/>small jumps that can allow the Mechanic to get to high <text:tab/><text:tab/><text:tab/><text:tab/><text:tab/><text:tab/>places or over obstacles </text:p>
      <text:p text:style-name="P468"><text:tab/><text:tab/><text:tab/>Rank 2:</text:p>
      <text:p text:style-name="P468"><text:tab/><text:tab/><text:tab/><text:tab/>The HYDRA Amphibious Submersible </text:p>
      <text:p text:style-name="P468"><text:tab/><text:tab/><text:tab/><text:tab/><text:tab/>The HYDRA gains an electrified exterior, that when <text:tab/><text:tab/><text:tab/><text:tab/><text:tab/><text:tab/>attacked by Fae or water predators, shocks them, <text:tab/><text:tab/><text:tab/><text:tab/><text:tab/><text:tab/><text:tab/>stunning the enemy for 5 seconds. An enemy can only be <text:tab/><text:tab/><text:tab/><text:tab/><text:tab/>stunned this way once every 30 seconds. </text:p>
      <text:p text:style-name="P468"><text:tab/><text:tab/><text:tab/>Rank 3: </text:p>
      <text:p text:style-name="P468"><text:tab/><text:tab/><text:tab/><text:tab/>The HWTSR Deployment Truck (Mission)</text:p>
      <text:p text:style-name="P468"><text:tab/><text:tab/><text:tab/><text:tab/><text:tab/>The HWTSR can now be equipped with up to three <text:tab/><text:tab/><text:tab/><text:tab/><text:tab/><text:tab/>followers. Each may occupy a single slot, the repair slot <text:tab/><text:tab/><text:tab/><text:tab/><text:tab/><text:tab/>and the two defensive slots. The repair slot allows the <text:tab/><text:tab/><text:tab/><text:tab/><text:tab/><text:tab/>follower to repair the vehicle. A follower in this slot <text:tab/><text:tab/><text:tab/><text:tab/><text:tab/><text:tab/>does not have to worry about damage, and will repair the <text:tab/><text:tab/><text:tab/><text:tab/><text:tab/>vehicle if it is damaged. They will stay in the truck even <text:tab/><text:tab/><text:tab/><text:tab/><text:tab/><text:tab/>if it is destroyed and continue to repair it. The followers <text:tab/><text:tab/><text:tab/><text:tab/><text:tab/><text:tab/>in the defensive slots will use the vehicles weaponry to <text:tab/><text:tab/><text:tab/><text:tab/><text:tab/><text:tab/>defend it, even when destroyed. They can take damage <text:tab/><text:tab/><text:tab/><text:tab/><text:tab/><text:tab/>and die, but it is very unlikely due to the HWTSR’s <text:tab/><text:tab/><text:tab/><text:tab/><text:tab/><text:tab/>weapons and armor. <text:s/></text:p>
      <text:p text:style-name="P468"><text:tab/><text:tab/><text:tab/>Rank 4:</text:p>
      <text:p text:style-name="P468"><text:tab/><text:tab/><text:tab/><text:tab/>The TMPL Assault Vehicle</text:p>
      <text:p text:style-name="P468"><text:tab/><text:tab/><text:tab/><text:tab/><text:tab/>The TMPL’s thrusters are fine tuned, allowing it to <text:tab/><text:tab/><text:tab/><text:tab/><text:tab/><text:tab/>hover over water. </text:p>
      <text:p text:style-name="P468"><text:tab/><text:tab/><text:tab/>Rank 5:</text:p>
      <text:p text:style-name="P468"><text:tab/><text:tab/><text:tab/><text:tab/> The WYVRN Helicopter</text:p>
      <text:p text:style-name="P468"><text:tab/><text:tab/><text:tab/><text:tab/><text:tab/>The WYVRN gains three micro-jet thrusters, two on the <text:tab/><text:tab/><text:tab/><text:tab/><text:tab/><text:tab/>bottom and one on the back. This allows the WYVRN to <text:tab/><text:tab/><text:tab/><text:tab/><text:tab/>take off immediately instead of having to wait for the <text:tab/><text:tab/><text:tab/><text:tab/><text:tab/><text:tab/>blade to start fully. </text:p>
      <text:p text:style-name="P468"><text:tab/><text:tab/><text:tab/>Rank 6: </text:p>
      <text:p text:style-name="P468"><text:tab/><text:tab/><text:tab/><text:tab/>The ATLNTS Operations Vessel (Mission) </text:p>
      <text:p text:style-name="P468"><text:tab/><text:tab/><text:tab/><text:tab/><text:tab/>The ATLNTS can now store the rest of the Mechanics <text:tab/><text:tab/><text:tab/><text:tab/><text:tab/><text:tab/>unique vehicles. </text:p>
      <text:p text:style-name="P468"><text:soft-page-break/><text:tab/><text:tab/>Charlie T2 III: And the Immovable Object </text:p>
      <text:p text:style-name="P468"><text:tab/><text:tab/><text:tab/>Rank 1: The Mechanic adds armor to their vehicles. This reduces the <text:tab/><text:tab/><text:tab/><text:tab/>amount of damage the vehicle takes by 10%.</text:p>
      <text:p text:style-name="P468"><text:tab/><text:tab/><text:tab/>Rank 2: The Mechanic adds additional armor to their vehicle now <text:tab/><text:tab/><text:tab/><text:tab/><text:tab/>reducing damage by 20%.</text:p>
      <text:p text:style-name="P468"><text:tab/><text:tab/><text:tab/>Rank 3: The Mechanic improves the insides of the vehicles, granting <text:tab/><text:tab/><text:tab/><text:tab/>them an additional 50% health. </text:p>
      <text:p text:style-name="P468"><text:tab/><text:tab/><text:tab/>Rank 4: The Mechanic adds additional armor to their vehicle now <text:tab/><text:tab/><text:tab/><text:tab/><text:tab/>reducing damage by 30%.</text:p>
      <text:p text:style-name="P468"><text:tab/><text:tab/><text:tab/>Rank 5: The Mechanic adds additional armor to their vehicle now <text:tab/><text:tab/><text:tab/><text:tab/><text:tab/>reducing damage by 40%.</text:p>
      <text:p text:style-name="P468"><text:tab/><text:tab/><text:tab/>Rank 6: The Mechanic adds an alloy to the vehicles, granting them <text:tab/><text:tab/><text:tab/><text:tab/><text:tab/>an additional 100% (150%) health.</text:p>
      <text:p text:style-name="P468"/>
      <text:p text:style-name="P468"><text:tab/><text:tab/>Delta T2 I: Quality Assurance </text:p>
      <text:p text:style-name="P468"><text:tab/><text:tab/><text:tab/>Rank 1: The Artisan’s crafted items all have their damage or duration <text:tab/><text:tab/><text:tab/><text:tab/>increased by 10%.</text:p>
      <text:p text:style-name="P468"><text:tab/><text:tab/><text:tab/>Rank 2: The Artisan’s crafted items all have their damage or duration <text:tab/><text:tab/><text:tab/><text:tab/>increased by an additional 10% (20%).</text:p>
      <text:p text:style-name="P468"><text:tab/><text:tab/><text:tab/>Rank 3: The Artisan’s crafted weapons now deal critical hits 25% <text:tab/><text:tab/><text:tab/><text:tab/><text:tab/>more of the time. </text:p>
      <text:p text:style-name="P468"><text:tab/><text:tab/><text:tab/>Rank 4: The Artisan’s crafted items all have their durability or effect <text:tab/><text:tab/><text:tab/><text:tab/><text:tab/>by 10%. </text:p>
      <text:p text:style-name="P468"><text:tab/><text:tab/><text:tab/>Rank 5: The Artisan’s crafted items all have their durability or effect <text:tab/><text:tab/><text:tab/><text:tab/><text:tab/>by 10% (20%). </text:p>
      <text:p text:style-name="P468"><text:tab/><text:tab/><text:tab/>Rank 6: The Artisan’s crafted items now may be used twice before <text:tab/><text:tab/><text:tab/><text:tab/><text:tab/>being consumed or have double the normal amount of uses. </text:p>
      <text:p text:style-name="P468"/>
      <text:p text:style-name="P468"><text:tab/><text:tab/>Delta T2 II: Silver-Tongued</text:p>
      <text:p text:style-name="P468"><text:tab/><text:tab/><text:tab/>Rank 1: The Artisan has a 20% chance to gain an additional item or <text:tab/><text:tab/><text:tab/><text:tab/><text:tab/>money when returning from a mission or operation. </text:p>
      <text:p text:style-name="P468"><text:tab/><text:tab/><text:tab/>Rank 2: The Artisan has a 40% chance to gain an additional item or <text:tab/><text:tab/><text:tab/><text:tab/><text:tab/>money when returning from a mission or operation. </text:p>
      <text:p text:style-name="P468"><text:tab/><text:tab/><text:tab/>Rank 3: The Artisan always gains a Well-Kept or better items. <text:tab/><text:tab/><text:tab/><text:tab/><text:tab/><text:tab/>Additionally, the Artisan gains a mixture of silver and iron <text:tab/><text:tab/><text:tab/><text:tab/><text:tab/>instead of just silver when looting enemies. </text:p>
      <text:p text:style-name="P468"><text:tab/><text:tab/><text:tab/>Rank 4: The Artisan has a 60% chance to gain an additional item or <text:tab/><text:tab/><text:tab/><text:tab/><text:tab/>money when returning from a mission or operation. <text:line-break/><text:tab/><text:tab/><text:tab/>Rank 5: The Artisan has an 80% chance to gain an additional item or <text:tab/><text:tab/><text:tab/><text:tab/>money when returning from a mission or operation. </text:p>
      <text:p text:style-name="P468"><text:tab/><text:tab/><text:tab/>Rank 6: The Artisan now gains iron instead of iron and silver when <text:tab/><text:tab/><text:tab/><text:tab/><text:tab/>looting enemies. </text:p>
      <text:p text:style-name="P468"><text:soft-page-break/><text:tab/><text:tab/>Delta T2 III: <text:s/>It Doesn’t Take A Rocket Scientist</text:p>
      <text:p text:style-name="P468"><text:tab/><text:tab/><text:tab/>Rank 1: All crafting costs reduced by 10%</text:p>
      <text:p text:style-name="P468"><text:tab/><text:tab/><text:tab/>Rank 2: All crafting costs reduced by 20%</text:p>
      <text:p text:style-name="P468"><text:tab/><text:tab/><text:tab/>Rank 3: All crafting is done 50% faster.</text:p>
      <text:p text:style-name="P468"><text:tab/><text:tab/><text:tab/>Rank 4: All crafting costs reduced by 30%</text:p>
      <text:p text:style-name="P468"><text:tab/><text:tab/><text:tab/>Rank 5: All crafting costs reduced by 40%</text:p>
      <text:p text:style-name="P468"><text:tab/><text:tab/><text:tab/>Rank 6: All crafting speed is doubled. </text:p>
      <text:p text:style-name="P468"/>
      <text:p text:style-name="P468"><text:tab/>Tier Three:</text:p>
      <text:p text:style-name="P468"/>
      <text:p text:style-name="P468"><text:tab/><text:tab/>Alpha T3 I: Gadget Blueprints</text:p>
      <text:p text:style-name="P468"><text:tab/><text:tab/><text:tab/>Rank 1: The ranger unlocks basic gadget blueprints. </text:p>
      <text:p text:style-name="P468"><text:tab/><text:tab/><text:tab/>Rank 2: Ghillesuit<text:line-break/><text:tab/><text:tab/><text:tab/>Rank 3:The ranger unlocks advanced gadget blueprints. </text:p>
      <text:p text:style-name="P468"><text:tab/><text:tab/><text:tab/>Rank 4: Zipline Motor </text:p>
      <text:p text:style-name="P468"><text:tab/><text:tab/><text:tab/>Rank 5: The ranger unlocks master gadget blueprints.</text:p>
      <text:p text:style-name="P468"><text:tab/><text:tab/><text:tab/>Rank 6: Active Camouflage Suit </text:p>
      <text:p text:style-name="P468"/>
      <text:p text:style-name="P468"><text:tab/><text:tab/>Alpha T3 II: Carido Training </text:p>
      <text:p text:style-name="P468"><text:tab/><text:tab/><text:tab/>Rank 1: The ranger gains an additional 25 stamina. </text:p>
      <text:p text:style-name="P468"><text:tab/><text:tab/><text:tab/>Rank 2: The ranger gains an additional 25 stamina. </text:p>
      <text:p text:style-name="P468"><text:tab/><text:tab/><text:tab/>Rank 3: The ranger now regains stamina 25% faster. <text:line-break/><text:tab/><text:tab/><text:tab/>Rank 4: The ranger gains an additional 25 stamina. </text:p>
      <text:p text:style-name="P468"><text:tab/><text:tab/><text:tab/>Rank 5: The ranger gains an additional 25 stamina. </text:p>
      <text:p text:style-name="P468"><text:tab/><text:tab/><text:tab/>Rank 6: The ranger now regains stamina 50% faster. </text:p>
      <text:p text:style-name="P468"><text:tab/></text:p>
      <text:p text:style-name="P468"><text:tab/><text:tab/>Beta T3 I: Secure Communication</text:p>
      <text:p text:style-name="P468"><text:tab/><text:tab/><text:tab/>Rank 1: The investigator may now listen to radio chatter within 200 <text:tab/><text:tab/><text:tab/><text:tab/><text:tab/>meters. </text:p>
      <text:p text:style-name="P468"><text:tab/><text:tab/><text:tab/>Rank 2: The investigators radio now displays where the nearest <text:tab/><text:tab/><text:tab/><text:tab/><text:tab/>radio chatter is coming from. <text:line-break/><text:tab/><text:tab/><text:tab/>Rank 3: The range the investigator may listen in now is 400 meters. </text:p>
      <text:p text:style-name="P468"><text:tab/><text:tab/><text:tab/>Rank 4: The investigators radio now may be used to mislead <text:tab/><text:tab/><text:tab/><text:tab/><text:tab/><text:tab/>enemies. </text:p>
      <text:p text:style-name="P468"><text:tab/><text:tab/><text:tab/>Rank 5: The range the investigator may listen in now is 600 meters.<text:line-break/><text:tab/><text:tab/><text:tab/>Rank 6: The investigators radio now shows the nearest 3 points of <text:tab/><text:tab/><text:tab/><text:tab/><text:tab/>radio chatter. <text:line-break/></text:p>
      <text:p text:style-name="P468"/>
      <text:p text:style-name="P468"/>
      <text:p text:style-name="P468"/>
      <text:p text:style-name="P468"/>
      <text:p text:style-name="P468"><text:soft-page-break/><text:tab/><text:tab/>Beta T3 II: Conditioned For Survival</text:p>
      <text:p text:style-name="P468"><text:tab/><text:tab/><text:tab/>Rank 1: The Ranger becomes hungry and thirsty 20% slower.</text:p>
      <text:p text:style-name="P468"><text:tab/><text:tab/><text:tab/>Rank 2: The Ranger becomes hungry and thirsty 30% slower.</text:p>
      <text:p text:style-name="P468"><text:tab/><text:tab/><text:tab/>Rank 3: The Ranger gains 50% more nourishment from food and <text:tab/><text:tab/><text:tab/><text:tab/><text:tab/>drinks. </text:p>
      <text:p text:style-name="P468"><text:tab/><text:tab/><text:tab/>Rank 4: The Ranger becomes hungry and thirsty 40% slower.</text:p>
      <text:p text:style-name="P468"><text:tab/><text:tab/><text:tab/>Rank 5: The Ranger becomes hungry and thirsty 50% slower.</text:p>
      <text:p text:style-name="P468"><text:tab/><text:tab/><text:tab/>Rank 6: The Ranger gains an additional 50% (100%) <text:s/>nourishment </text:p>
      <text:p text:style-name="P468"><text:tab/><text:tab/><text:tab/><text:tab/>from food and drinks.</text:p>
      <text:p text:style-name="P468"/>
      <text:p text:style-name="P468"><text:tab/><text:tab/>Charlie T3 I: Giddy Up!</text:p>
      <text:p text:style-name="P468"><text:tab/><text:tab/><text:tab/>Rank 1: The Mechanic may now quickly exit a vehicle and roll, <text:tab/><text:tab/><text:tab/><text:tab/><text:tab/>sustaining no damage from exiting the vehicle. </text:p>
      <text:p text:style-name="P468"><text:tab/><text:tab/><text:tab/>Rank 2: The Mechanic may now enter the vehicle while falling. </text:p>
      <text:p text:style-name="P468"><text:tab/><text:tab/><text:tab/>Rank 3: The Mechanic may now use the ejection seat in their <text:tab/><text:tab/><text:tab/><text:tab/><text:tab/><text:tab/>vehicles, providing a quick escape, and allowing them to land <text:tab/><text:tab/><text:tab/><text:tab/><text:tab/>and roll. </text:p>
      <text:p text:style-name="P468"><text:tab/><text:tab/><text:tab/>Rank 4: The Mechanic now enter the vehicle while sprinting. </text:p>
      <text:p text:style-name="P468"><text:tab/><text:tab/><text:tab/>Rank 5: The Mechanic now may control the direction of the ejection <text:tab/><text:tab/><text:tab/><text:tab/>seat. </text:p>
      <text:p text:style-name="P468"><text:tab/><text:tab/><text:tab/>Rank 6: The Mechanics ejection seat now launches them into the sky <text:tab/><text:tab/><text:tab/><text:tab/>when not pointed in another direction. A parachute is deployed <text:tab/><text:tab/><text:tab/><text:tab/>from the seat, allowing the Mechanic to fire while gliding <text:tab/><text:tab/><text:tab/><text:tab/><text:tab/>safety down. </text:p>
      <text:p text:style-name="P468"/>
      <text:p text:style-name="P468"><text:tab/><text:tab/>Charlie T3 II: Combat Uber</text:p>
      <text:p text:style-name="P468"><text:tab/><text:tab/><text:tab/>Rank 1: The Mechanic may use their radio to call the RNGR or HOG <text:tab/><text:tab/><text:tab/><text:tab/>to the nearest drivable location to them. </text:p>
      <text:p text:style-name="P468"><text:tab/><text:tab/><text:tab/>Rank 2: The Mechanic may now call the HYDRA</text:p>
      <text:p text:style-name="P468"><text:tab/><text:tab/><text:tab/>Rank 3: The Mechanic may now call the HWSTR</text:p>
      <text:p text:style-name="P468"><text:tab/><text:tab/><text:tab/>Rank 4: The Mechanic may now call the TMPL</text:p>
      <text:p text:style-name="P468"><text:tab/><text:tab/><text:tab/>Rank 5: The Mechanic may now call the WYVRN</text:p>
      <text:p text:style-name="P468"><text:tab/><text:tab/><text:tab/>Rank 6: The Mechanic may now call the ATLNTS to select locations <text:tab/><text:tab/><text:tab/><text:tab/>within Seattle’s harbor. </text:p>
      <text:p text:style-name="P468"/>
      <text:p text:style-name="P468"/>
      <text:p text:style-name="P468"/>
      <text:p text:style-name="P468"/>
      <text:p text:style-name="P468"/>
      <text:p text:style-name="P468"/>
      <text:p text:style-name="P468"/>
      <text:p text:style-name="P468"/>
      <text:p text:style-name="P468"><text:soft-page-break/><text:tab/><text:tab/>Delta T3 I: Augmentation Master</text:p>
      <text:p text:style-name="P468"><text:tab/><text:tab/><text:tab/>Rank 1: The Artisan can craft Well-Kept modifications</text:p>
      <text:p text:style-name="P468"><text:tab/><text:tab/><text:tab/>Rank 2: The Artisan can craft Masterpiece modifications</text:p>
      <text:p text:style-name="P468"><text:tab/><text:tab/><text:tab/>Rank 3: The Artisans crafted modifications now are 50% more <text:tab/><text:tab/><text:tab/><text:tab/><text:tab/>effective.</text:p>
      <text:p text:style-name="P468"><text:tab/><text:tab/><text:tab/>Rank 4: The Artisan can craft Exotic modifications. </text:p>
      <text:p text:style-name="P468"><text:tab/><text:tab/><text:tab/>Rank 5: The Artisan can craft Legendary modifications</text:p>
      <text:p text:style-name="P468"><text:tab/><text:tab/><text:tab/>Rank 6: The Artisan can craft Mythic modifications. </text:p>
      <text:p text:style-name="P468"/>
      <text:p text:style-name="P468"><text:tab/><text:tab/>Delta T3 II: Base Design</text:p>
      <text:p text:style-name="P468"><text:tab/><text:tab/><text:tab/>Rank 1: The Artisans walls of a safe-house are 25% stronger.</text:p>
      <text:p text:style-name="P468"><text:tab/><text:tab/><text:tab/>Rank 2: The Artisan gains basic safe-house blueprints.<text:line-break/><text:tab/><text:tab/><text:tab/>Rank 3: The Artisans walls are 50% stronger, while the defenses are <text:tab/><text:tab/><text:tab/><text:tab/><text:tab/>25% stronger.</text:p>
      <text:p text:style-name="P468"><text:tab/><text:tab/><text:tab/>Rank 4: The Artisan gains advanced safe-house blueprints. </text:p>
      <text:p text:style-name="P468"><text:tab/><text:tab/><text:tab/>Rank 5: the Artisans defenses are 50% stronger. </text:p>
      <text:p text:style-name="P468"><text:tab/><text:tab/><text:tab/>Rank 6: The Artisan gains master safe-house blueprints. </text:p>
      <text:p text:style-name="P468"/>
      <text:p text:style-name="P468">Ranger: First Ranger</text:p>
      <text:p text:style-name="P468"/>
      <text:p text:style-name="P468"><text:tab/><text:tab/><text:tab/>Rank 1: Peak Fitness</text:p>
      <text:p text:style-name="P468"><text:tab/><text:tab/><text:tab/><text:tab/>The Rangers stamina is increased by 50%.</text:p>
      <text:p text:style-name="P468"><text:tab/><text:tab/><text:tab/>Rank 2: Apocalyptic Movement</text:p>
      <text:p text:style-name="P468"><text:tab/><text:tab/><text:tab/><text:tab/>Human-Grappling Hook</text:p>
      <text:p text:style-name="P468"><text:tab/><text:tab/><text:tab/><text:tab/>Enchanter-Grappling Hook/Air Walk</text:p>
      <text:p text:style-name="P468"><text:tab/><text:tab/><text:tab/><text:tab/>Sorcerer-Air Walk</text:p>
      <text:p text:style-name="P468"><text:tab/><text:tab/><text:tab/>Rank 3: Peak Health</text:p>
      <text:p text:style-name="P468"><text:tab/><text:tab/><text:tab/><text:tab/>The Rangers health is increased by 50%. </text:p>
      <text:p text:style-name="P468"><text:tab/><text:tab/><text:tab/>Rank 4: Improved Apocalyptic Movement</text:p>
      <text:p text:style-name="P468"><text:tab/><text:tab/><text:tab/><text:tab/>Human-Grappling Gun</text:p>
      <text:p text:style-name="P468"><text:tab/><text:tab/><text:tab/><text:tab/>Enchanter-Grappling Hook &amp; Air Walk</text:p>
      <text:p text:style-name="P468"><text:tab/><text:tab/><text:tab/><text:tab/>Sorcerer-Levitate</text:p>
      <text:p text:style-name="P468"><text:tab/><text:tab/><text:tab/>Rank 5: Quick Draw</text:p>
      <text:p text:style-name="P468"><text:tab/><text:tab/><text:tab/><text:tab/>The Ranger can swap weapons twice as quickly. </text:p>
      <text:p text:style-name="P468"><text:tab/><text:tab/><text:tab/>Rank 6: Master Apocalyptic Movement</text:p>
      <text:p text:style-name="P468"><text:tab/><text:tab/><text:tab/><text:tab/>Human-Wing Suit</text:p>
      <text:p text:style-name="P468"><text:tab/><text:tab/><text:tab/><text:tab/>Enchanter-Grappling Gun &amp; Levitate</text:p>
      <text:p text:style-name="P468"><text:tab/><text:tab/><text:tab/><text:tab/>Sorcerer-Fly</text:p>
      <text:p text:style-name="P468"/>
      <text:p text:style-name="P468"/>
      <text:p text:style-name="P468"/>
      <text:p text:style-name="P468"/>
      <text:p text:style-name="P468"><text:soft-page-break/>Investigator: Detective’s Shield</text:p>
      <text:p text:style-name="P468"/>
      <text:p text:style-name="P468"><text:tab/><text:tab/><text:tab/>Rank 1: Cop Time</text:p>
      <text:p text:style-name="P468"><text:tab/><text:tab/><text:tab/><text:tab/>The Investigator gains double the normal time during a quick <text:tab/><text:tab/><text:tab/><text:tab/><text:tab/>time event. </text:p>
      <text:p text:style-name="P468"><text:tab/><text:tab/><text:tab/>Rank 2: Intuition </text:p>
      <text:p text:style-name="P468"><text:tab/><text:tab/><text:tab/><text:tab/>The Investigator gains additional choices during quick time <text:tab/><text:tab/><text:tab/><text:tab/><text:tab/>events. <text:s/></text:p>
      <text:p text:style-name="P468"><text:tab/><text:tab/><text:tab/>Rank 3: Bullet-Proof Vest</text:p>
      <text:p text:style-name="P468"><text:tab/><text:tab/><text:tab/><text:tab/>The investigator takes 25% less damage from ranged weapons. </text:p>
      <text:p text:style-name="P468"><text:tab/><text:tab/><text:tab/>Rank 4: Danger Sense</text:p>
      <text:p text:style-name="P468"><text:tab/><text:tab/><text:tab/><text:tab/>The Investigator gains a “sense” of when enemies are within <text:tab/><text:tab/><text:tab/><text:tab/><text:tab/>10 meters. A faint blur shows approximately where they are. </text:p>
      <text:p text:style-name="P468"><text:tab/><text:tab/><text:tab/>Rank 5: Extra Ammo Is An Always </text:p>
      <text:p text:style-name="P468"><text:tab/><text:tab/><text:tab/><text:tab/>The Investigator may reload a full clip into a firearm or draw <text:tab/><text:tab/><text:tab/><text:tab/><text:tab/>one last arrow or bolt when they are completely out of ranged <text:tab/><text:tab/><text:tab/><text:tab/><text:tab/>ammo for their equipped weapon. </text:p>
      <text:p text:style-name="P468"><text:tab/><text:tab/><text:tab/>Rank 6: Initiative </text:p>
      <text:p text:style-name="P468"><text:tab/><text:tab/><text:tab/><text:tab/>Everything the Investigator does is 10% faster for the first 30 <text:tab/><text:tab/><text:tab/><text:tab/><text:tab/>seconds of combat. 5 minutes must pass in between combats in <text:tab/><text:tab/><text:tab/><text:tab/>order for the Investigator to benefit from this trait again. </text:p>
      <text:p text:style-name="P468"/>
      <text:p text:style-name="P468">Mechanic: Apocalyptic Machines</text:p>
      <text:p text:style-name="P468"/>
      <text:p text:style-name="P468"><text:tab/><text:tab/><text:tab/>Rank 1: The HOG Motorcycle (Mission) </text:p>
      <text:p text:style-name="P468"><text:tab/><text:tab/><text:tab/><text:tab/>A small and fast armored motorcycle, it can get many places <text:tab/><text:tab/><text:tab/><text:tab/><text:tab/>that the RNGR can not. Comes equipped with a 7.62 SAW <text:tab/><text:tab/><text:tab/><text:tab/><text:tab/>mounted to the front. </text:p>
      <text:p text:style-name="P468"><text:tab/><text:tab/><text:tab/>Rank 2: The HYDRA Amphibious Submersible (Mission) </text:p>
      <text:p text:style-name="P468"><text:tab/><text:tab/><text:tab/><text:tab/>A mid-size vehicle that can transverse the land and once in <text:tab/><text:tab/><text:tab/><text:tab/><text:tab/>water, can ride the surface and dive deeper. Comes equipped <text:tab/><text:tab/><text:tab/><text:tab/><text:tab/>with a .50 remote controlled machine gun and torpedoes. <text:s/></text:p>
      <text:p text:style-name="P468"><text:tab/><text:tab/><text:tab/>Rank 3: The HWTSR Deployment Truck (Mission)</text:p>
      <text:p text:style-name="P468"><text:tab/><text:tab/><text:tab/><text:tab/>Once the Mission for the truck is completed, the Mechanic <text:tab/><text:tab/><text:tab/><text:tab/><text:tab/>gains <text:tab/>the HWTSR. This semi-truck and trailer is an armored <text:tab/><text:tab/><text:tab/><text:tab/><text:tab/>safe-house. In addition to being able to be upgraded to be a <text:tab/><text:tab/><text:tab/><text:tab/><text:tab/>miniature Foundry, the truck comes equipped with two .50 cal <text:tab/><text:tab/><text:tab/><text:tab/><text:tab/>machine guns, a 40mm Mark 19 and, when stationary, can <text:tab/><text:tab/><text:tab/><text:tab/><text:tab/>deploy a Howitzer Cannon that fires 200mm shells. </text:p>
      <text:p text:style-name="P468"/>
      <text:p text:style-name="P468"/>
      <text:p text:style-name="P468"/>
      <text:p text:style-name="P468"><text:soft-page-break/><text:tab/><text:tab/><text:tab/>Rank 4: The TMPL Assault Vehicle (Mission) </text:p>
      <text:p text:style-name="P468"><text:tab/><text:tab/><text:tab/><text:tab/>A high-tech military proto-type, this mid-size hovercraft is <text:tab/><text:tab/><text:tab/><text:tab/><text:tab/>slow, but packs more firepower than anything else. Comes with <text:tab/><text:tab/><text:tab/><text:tab/>a proto-type EMF weapon capable of inflicting large damage, <text:tab/><text:tab/><text:tab/><text:tab/><text:tab/>but takes time to reload. It also is equipped with a 40mm Mark <text:tab/><text:tab/><text:tab/><text:tab/>10 and a .50 caliber machine gun.</text:p>
      <text:p text:style-name="P468"><text:tab/><text:tab/><text:tab/>Rank 5: The WYVRN Helicopter (Mission) </text:p>
      <text:p text:style-name="P468"><text:tab/><text:tab/><text:tab/><text:tab/>A small lightweight helicopter, it is perfect for landing on the <text:tab/><text:tab/><text:tab/><text:tab/><text:tab/>tops of Seattle’s buildings and flying through the ruined city. It <text:tab/><text:tab/><text:tab/><text:tab/>comes equipped with a .50 caliber machine gun and high-<text:tab/><text:tab/><text:tab/><text:tab/><text:tab/>impact, low detonation missiles. </text:p>
      <text:p text:style-name="P468"><text:tab/><text:tab/><text:tab/>Rank 6: The ATLNTS Operations Vessel (Mission) </text:p>
      <text:p text:style-name="P468"><text:tab/><text:tab/><text:tab/><text:tab/>Once the Mission for the vessel is completed, the Mechanic <text:tab/><text:tab/><text:tab/><text:tab/><text:tab/>gains the ATLNTS. A moving building, the ATLNTS is a <text:tab/><text:tab/><text:tab/><text:tab/><text:tab/>military small (compared to aircraft carriers) size carrier <text:tab/><text:tab/><text:tab/><text:tab/><text:tab/><text:tab/>capable of acting as a mobile base of operations. It comes <text:tab/><text:tab/><text:tab/><text:tab/><text:tab/>equipped with 10 .50 caliber machine guns, 2 missile launches <text:tab/><text:tab/><text:tab/><text:tab/><text:tab/>and a small, remote controlled bombing drone. </text:p>
      <text:p text:style-name="P468"><text:tab/></text:p>
      <text:p text:style-name="P468">Artisan: Wasteland Smith</text:p>
      <text:p text:style-name="P468"><text:s/></text:p>
      <text:p text:style-name="P468"><text:tab/><text:tab/><text:tab/>Rank 1: Additional Augmentation</text:p>
      <text:p text:style-name="P468"><text:tab/><text:tab/><text:tab/><text:tab/>The Artisan gains an additional augmentation on their crafted <text:tab/><text:tab/><text:tab/><text:tab/><text:tab/>weapons or armor, humans gain a rune, sorcerers gain a <text:tab/><text:tab/><text:tab/><text:tab/><text:tab/><text:tab/>modification and enchanters can choose either. </text:p>
      <text:p text:style-name="P468"><text:tab/><text:tab/><text:tab/>Rank 2: Double Craft</text:p>
      <text:p text:style-name="P468"><text:tab/><text:tab/><text:tab/><text:tab/>The Artisan has a 10% chance to create two items when they <text:tab/><text:tab/><text:tab/><text:tab/><text:tab/>make an item or items. </text:p>
      <text:p text:style-name="P468"><text:tab/><text:tab/><text:tab/>Rank 3: Additional Augmentation</text:p>
      <text:p text:style-name="P468"><text:tab/><text:tab/><text:tab/><text:tab/>The Artisan gains an additional augmentation on their crafted <text:tab/><text:tab/><text:tab/><text:tab/><text:tab/>weapons or armor, humans gain a rune, sorcerers gain a <text:tab/><text:tab/><text:tab/><text:tab/><text:tab/><text:tab/>modification and enchanters can choose either. </text:p>
      <text:p text:style-name="P468"><text:tab/><text:tab/><text:tab/>Rank 4: Flawless Augmentation</text:p>
      <text:p text:style-name="P468"><text:tab/><text:tab/><text:tab/><text:tab/>The first augmentation slot can hold double the original <text:tab/><text:tab/><text:tab/><text:tab/><text:tab/><text:tab/>augmentation.</text:p>
      <text:p text:style-name="P468"><text:tab/><text:tab/><text:tab/>Rank 5: Legendary/Unique Augmentation</text:p>
      <text:p text:style-name="P468"><text:tab/><text:tab/><text:tab/><text:tab/>The Artisan gains a Legendary/Unique augmentation slot on <text:tab/><text:tab/><text:tab/><text:tab/><text:tab/>crafted weapons or armor, this slot can only accept Legendary <text:tab/><text:tab/><text:tab/><text:tab/><text:tab/>or Unique augmentations. </text:p>
      <text:p text:style-name="P468"/>
      <text:p text:style-name="P468"/>
      <text:p text:style-name="P468"/>
      <text:p text:style-name="P468"><text:soft-page-break/><text:tab/><text:tab/><text:tab/>Rank 6: Mythic Augmentation &amp; Crafting</text:p>
      <text:p text:style-name="P468"><text:tab/><text:tab/><text:tab/><text:tab/>The Artisans crafted weapons and armor gains a Mythic <text:tab/><text:tab/><text:tab/><text:tab/><text:tab/><text:tab/>augmentation slot. This slot can only accept Mythic <text:tab/><text:tab/><text:tab/><text:tab/><text:tab/><text:tab/>augmentations, and the Artisan can create Mythic weapons, <text:tab/><text:tab/><text:tab/><text:tab/><text:tab/>armor and augmentations.</text:p>
      <text:p text:style-name="P468"><text:tab/><text:tab/></text:p>
      <text:p text:style-name="P473">Adaptable Survivor</text:p>
      <text:p text:style-name="P468">Once the Survivor has reached level 60, and unlocked all the possible traits, trait ranks and summit trait ranks in the Survivor Tree, they gain access to the Adaptable Survivor trait. This is an ever climbing iron cost that the Survivor must sacrifice, along with a rare metal from space in order to reset their Heritage Tree. This refunds all choices, and allows the Survivor to choose their abilities again. </text:p>
      <text:p text:style-name="P468"/>
      <text:p text:style-name="P297">Armaments</text:p>
      <text:p text:style-name="P310">Weapons</text:p>
      <text:p text:style-name="P310"><text:span text:style-name="T349">Many weapons litter the ruins of Seattle and take many forms. A weapon has three </text:span><text:span text:style-name="T350">statistic;</text:span></text:p>
      <text:p text:style-name="P310"><text:span text:style-name="T351">The </text:span><text:span text:style-name="T353">DAMAGE</text:span><text:span text:style-name="T349"> statistic details how many points of damage an enemy or player takes when struck or shot with the weapon. A weapons </text:span><text:span text:style-name="T352">D</text:span><text:span text:style-name="T349">amage is determined through the following formula: </text:span></text:p>
      <text:p text:style-name="P276">Weapon <text:span text:style-name="T446">Quality Damage [Divided By] Weapon Speed</text:span></text:p>
      <text:p text:style-name="P276"><text:span text:style-name="T388">The </text:span><text:span text:style-name="T447">SPEED</text:span><text:span text:style-name="T383"> statistic details how many possible times a player or enemy may strike a target with a weapon </text:span><text:span text:style-name="T389">within a second</text:span><text:span text:style-name="T383"> </text:span><text:span text:style-name="T390">and is determined by the weapon type. </text:span></text:p>
      <text:p text:style-name="P276"><text:span text:style-name="T389">T</text:span><text:span text:style-name="T388">he</text:span><text:span text:style-name="T383"> </text:span><text:span text:style-name="T447">DURABILITY</text:span><text:span text:style-name="T383"> statistic details how many times it can strike </text:span><text:span text:style-name="T391">or fire at</text:span><text:span text:style-name="T383"> an enemy or player before becoming broken. A weapons </text:span><text:span text:style-name="T392">D</text:span><text:span text:style-name="T383">urability is determined by the quality of the weapon. </text:span><text:span text:style-name="T393">A weapon may be repair only a limited number of times in the field, but this number resets every time the player visits a safe-house. The number of times the player can repair a weapon is equal to one-tenth of the durability of the weapon. </text:span></text:p>
      <text:p text:style-name="P333"/>
      <table:table table:name="Table1" table:style-name="Table1">
        <table:table-column table:style-name="Table1.A"/>
        <table:table-column table:style-name="Table1.B"/>
        <table:table-column table:style-name="Table1.C"/>
        <table:table-row>
          <table:table-cell table:style-name="Table1.A1" office:value-type="string">
            <text:p text:style-name="P212">Quality</text:p>
          </table:table-cell>
          <table:table-cell table:style-name="Table1.A1" office:value-type="string">
            <text:p text:style-name="P212">Quality Damage/<text:span text:style-name="T448">Firearm Damage</text:span></text:p>
          </table:table-cell>
          <table:table-cell table:style-name="Table1.C1" office:value-type="string">
            <text:p text:style-name="P212">Durability</text:p>
          </table:table-cell>
        </table:table-row>
        <table:table-row>
          <table:table-cell table:style-name="Table1.A2" office:value-type="string">
            <text:p text:style-name="P1">Junkyard</text:p>
          </table:table-cell>
          <table:table-cell table:style-name="Table1.A2" office:value-type="string">
            <text:p text:style-name="P213">10/<text:span text:style-name="T448">NA</text:span></text:p>
          </table:table-cell>
          <table:table-cell table:style-name="Table1.C2" office:value-type="string">
            <text:p text:style-name="P213">10</text:p>
          </table:table-cell>
        </table:table-row>
        <table:table-row>
          <table:table-cell table:style-name="Table1.A2" office:value-type="string">
            <text:p text:style-name="P213">Unarmed</text:p>
          </table:table-cell>
          <table:table-cell table:style-name="Table1.A2" office:value-type="string">
            <text:p text:style-name="P213">10/<text:span text:style-name="T448">NA</text:span></text:p>
          </table:table-cell>
          <table:table-cell table:style-name="Table1.C2" office:value-type="string">
            <text:p text:style-name="P213">HIT-POINTS </text:p>
          </table:table-cell>
        </table:table-row>
        <table:table-row>
          <table:table-cell table:style-name="Table1.A2" office:value-type="string">
            <text:p text:style-name="P4">Serviceable</text:p>
          </table:table-cell>
          <table:table-cell table:style-name="Table1.A2" office:value-type="string">
            <text:p text:style-name="P213">15/<text:span text:style-name="T448">45</text:span></text:p>
          </table:table-cell>
          <table:table-cell table:style-name="Table1.C2" office:value-type="string">
            <text:p text:style-name="P213">30</text:p>
          </table:table-cell>
        </table:table-row>
        <table:table-row>
          <table:table-cell table:style-name="Table1.A2" office:value-type="string">
            <text:p text:style-name="P7">Well-Kept</text:p>
          </table:table-cell>
          <table:table-cell table:style-name="Table1.A2" office:value-type="string">
            <text:p text:style-name="P213">35/<text:span text:style-name="T448">65</text:span></text:p>
          </table:table-cell>
          <table:table-cell table:style-name="Table1.C2" office:value-type="string">
            <text:p text:style-name="P213">70</text:p>
          </table:table-cell>
        </table:table-row>
        <table:table-row>
          <table:table-cell table:style-name="Table1.A2" office:value-type="string">
            <text:p text:style-name="P10">Masterpiece</text:p>
          </table:table-cell>
          <table:table-cell table:style-name="Table1.A2" office:value-type="string">
            <text:p text:style-name="P213">55/<text:span text:style-name="T448">85</text:span></text:p>
          </table:table-cell>
          <table:table-cell table:style-name="Table1.C2" office:value-type="string">
            <text:p text:style-name="P213">110</text:p>
          </table:table-cell>
        </table:table-row>
        <table:table-row>
          <table:table-cell table:style-name="Table1.A2" office:value-type="string">
            <text:p text:style-name="P13">Exotic</text:p>
          </table:table-cell>
          <table:table-cell table:style-name="Table1.A2" office:value-type="string">
            <text:p text:style-name="P213">75/<text:span text:style-name="T448">105</text:span></text:p>
          </table:table-cell>
          <table:table-cell table:style-name="Table1.C2" office:value-type="string">
            <text:p text:style-name="P213">150</text:p>
          </table:table-cell>
        </table:table-row>
        <table:table-row>
          <table:table-cell table:style-name="Table1.A2" office:value-type="string">
            <text:p text:style-name="P16">Legendary</text:p>
          </table:table-cell>
          <table:table-cell table:style-name="Table1.A2" office:value-type="string">
            <text:p text:style-name="P213">100/<text:span text:style-name="T448">130</text:span></text:p>
          </table:table-cell>
          <table:table-cell table:style-name="Table1.C2" office:value-type="string">
            <text:p text:style-name="P213">200</text:p>
          </table:table-cell>
        </table:table-row>
        <table:table-row>
          <table:table-cell table:style-name="Table1.A2" office:value-type="string">
            <text:p text:style-name="P19">Unique</text:p>
          </table:table-cell>
          <table:table-cell table:style-name="Table1.A2" office:value-type="string">
            <text:p text:style-name="P213">150/<text:span text:style-name="T448">180</text:span></text:p>
          </table:table-cell>
          <table:table-cell table:style-name="Table1.C2" office:value-type="string">
            <text:p text:style-name="P214">NA</text:p>
          </table:table-cell>
        </table:table-row>
        <table:table-row table:style-name="Table1.10">
          <table:table-cell table:style-name="Table1.A2" office:value-type="string">
            <text:p text:style-name="P22">Mythic</text:p>
          </table:table-cell>
          <table:table-cell table:style-name="Table1.A2" office:value-type="string">
            <text:p text:style-name="P213">200/<text:span text:style-name="T448">230</text:span></text:p>
          </table:table-cell>
          <table:table-cell table:style-name="Table1.C2" office:value-type="string">
            <text:p text:style-name="P214">NA</text:p>
          </table:table-cell>
        </table:table-row>
      </table:table>
      <text:p text:style-name="P462"/>
      <text:p text:style-name="P461"/>
      <text:p text:style-name="P461"/>
      <text:p text:style-name="P461"/>
      <text:p text:style-name="P461"/>
      <text:p text:style-name="P461"/>
      <text:p text:style-name="P461"/>
      <text:p text:style-name="P46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ext:soft-page-break/>
        <table:table-row table:style-name="Table3.1">
          <table:table-cell table:style-name="Table3.A1" office:value-type="string">
            <text:p text:style-name="P25">Weapon Type</text:p>
          </table:table-cell>
          <table:table-cell table:style-name="Table3.A1" office:value-type="string">
            <text:p text:style-name="P25">Weapon Speed Range</text:p>
          </table:table-cell>
          <table:table-cell table:style-name="Table3.A1" office:value-type="string">
            <text:p text:style-name="P25">Weapon Reach</text:p>
          </table:table-cell>
          <table:table-cell table:style-name="Table3.A1" office:value-type="string">
            <text:p text:style-name="P25">Weapon Arc</text:p>
          </table:table-cell>
          <table:table-cell table:style-name="Table3.A1" office:value-type="string">
            <text:p text:style-name="P25">Weapon Range</text:p>
          </table:table-cell>
          <table:table-cell table:style-name="Table3.A1" office:value-type="string">
            <text:p text:style-name="P25">Weapon Reload Speed</text:p>
          </table:table-cell>
          <table:table-cell table:style-name="Table3.G1" office:value-type="string">
            <text:p text:style-name="P26">Weapon Draw Speed</text:p>
          </table:table-cell>
        </table:table-row>
        <table:table-row table:style-name="Table3.1">
          <table:table-cell table:style-name="Table3.A2" office:value-type="string">
            <text:p text:style-name="P27">Fists</text:p>
          </table:table-cell>
          <table:table-cell table:style-name="Table3.A2" office:value-type="string">
            <text:p text:style-name="P27">2 Swings/Second</text:p>
          </table:table-cell>
          <table:table-cell table:style-name="Table3.A2" office:value-type="string">
            <text:p text:style-name="P25">.<text:span text:style-name="T449">5 Meters</text:span></text:p>
          </table:table-cell>
          <table:table-cell table:style-name="Table3.A2" office:value-type="string">
            <text:p text:style-name="P27">70 Degrees</text:p>
          </table:table-cell>
          <table:table-cell table:style-name="Table3.A2" office:value-type="string">
            <text:p text:style-name="P27">NA</text:p>
          </table:table-cell>
          <table:table-cell table:style-name="Table3.A2" office:value-type="string">
            <text:p text:style-name="P27">NA</text:p>
          </table:table-cell>
          <table:table-cell table:style-name="Table3.G2" office:value-type="string">
            <text:p text:style-name="P27">.<text:span text:style-name="T450">25 Seconds</text:span></text:p>
          </table:table-cell>
        </table:table-row>
        <table:table-row>
          <table:table-cell table:style-name="Table3.A2" office:value-type="string">
            <text:p text:style-name="P25">Dagger<text:span text:style-name="T447">s</text:span></text:p>
          </table:table-cell>
          <table:table-cell table:style-name="Table3.A2" office:value-type="string">
            <text:p text:style-name="P25">4-4.5 <text:span text:style-name="T451">Swings/Second</text:span></text:p>
          </table:table-cell>
          <table:table-cell table:style-name="Table3.A2" office:value-type="string">
            <text:p text:style-name="P28">.8 Meters</text:p>
          </table:table-cell>
          <table:table-cell table:style-name="Table3.A2" office:value-type="string">
            <text:p text:style-name="P29">60 Degrees</text:p>
          </table:table-cell>
          <table:table-cell table:style-name="Table3.A2" office:value-type="string">
            <text:p text:style-name="P26">10 Meters</text:p>
          </table:table-cell>
          <table:table-cell table:style-name="Table3.A2" office:value-type="string">
            <text:p text:style-name="P26">NA</text:p>
          </table:table-cell>
          <table:table-cell table:style-name="Table3.G2" office:value-type="string">
            <text:p text:style-name="P26">.5 Seconds</text:p>
          </table:table-cell>
        </table:table-row>
        <table:table-row table:style-name="Table3.1">
          <table:table-cell table:style-name="Table3.A2" office:value-type="string">
            <text:p text:style-name="P25">1-H Sword<text:span text:style-name="T447">s</text:span></text:p>
          </table:table-cell>
          <table:table-cell table:style-name="Table3.A2" office:value-type="string">
            <text:p text:style-name="P25">3-3.5 <text:span text:style-name="T451">Swings/Second</text:span></text:p>
          </table:table-cell>
          <table:table-cell table:style-name="Table3.A2" office:value-type="string">
            <text:p text:style-name="P29">1.5 Meters</text:p>
          </table:table-cell>
          <table:table-cell table:style-name="Table3.A2" office:value-type="string">
            <text:p text:style-name="P29">120 Degrees</text:p>
          </table:table-cell>
          <table:table-cell table:style-name="Table3.A2" office:value-type="string">
            <text:p text:style-name="P26">4 Meters</text:p>
          </table:table-cell>
          <table:table-cell table:style-name="Table3.A2" office:value-type="string">
            <text:p text:style-name="P26">NA</text:p>
          </table:table-cell>
          <table:table-cell table:style-name="Table3.G2" office:value-type="string">
            <text:p text:style-name="P30">.<text:span text:style-name="T452">7 Seconds</text:span></text:p>
          </table:table-cell>
        </table:table-row>
        <table:table-row>
          <table:table-cell table:style-name="Table3.A2" office:value-type="string">
            <text:p text:style-name="P25">1-H Hammer<text:span text:style-name="T447">s</text:span></text:p>
          </table:table-cell>
          <table:table-cell table:style-name="Table3.A2" office:value-type="string">
            <text:p text:style-name="P25">2.5-3 <text:span text:style-name="T451">Swings/Second</text:span></text:p>
          </table:table-cell>
          <table:table-cell table:style-name="Table3.A2" office:value-type="string">
            <text:p text:style-name="P29">1.2 Meters</text:p>
          </table:table-cell>
          <table:table-cell table:style-name="Table3.A2" office:value-type="string">
            <text:p text:style-name="P26">80 Degrees</text:p>
          </table:table-cell>
          <table:table-cell table:style-name="Table3.A2" office:value-type="string">
            <text:p text:style-name="P26">6 Meters</text:p>
          </table:table-cell>
          <table:table-cell table:style-name="Table3.A2" office:value-type="string">
            <text:p text:style-name="P26">NA</text:p>
          </table:table-cell>
          <table:table-cell table:style-name="Table3.G2" office:value-type="string">
            <text:p text:style-name="P30">.<text:span text:style-name="T452">9 Seconds</text:span></text:p>
          </table:table-cell>
        </table:table-row>
        <table:table-row>
          <table:table-cell table:style-name="Table3.A2" office:value-type="string">
            <text:p text:style-name="P25">1-H Axe<text:span text:style-name="T447">s</text:span></text:p>
          </table:table-cell>
          <table:table-cell table:style-name="Table3.A2" office:value-type="string">
            <text:p text:style-name="P25">2-2.5 <text:span text:style-name="T451">Swings/Second</text:span></text:p>
          </table:table-cell>
          <table:table-cell table:style-name="Table3.A2" office:value-type="string">
            <text:p text:style-name="P29">1.35 Meters</text:p>
          </table:table-cell>
          <table:table-cell table:style-name="Table3.A2" office:value-type="string">
            <text:p text:style-name="P26">100 Degrees</text:p>
          </table:table-cell>
          <table:table-cell table:style-name="Table3.A2" office:value-type="string">
            <text:p text:style-name="P26">8 Meters</text:p>
          </table:table-cell>
          <table:table-cell table:style-name="Table3.A2" office:value-type="string">
            <text:p text:style-name="P26">NA</text:p>
          </table:table-cell>
          <table:table-cell table:style-name="Table3.G2" office:value-type="string">
            <text:p text:style-name="P30">.<text:span text:style-name="T452">8 Seconds</text:span></text:p>
          </table:table-cell>
        </table:table-row>
        <table:table-row>
          <table:table-cell table:style-name="Table3.A2" office:value-type="string">
            <text:p text:style-name="P31">Whips</text:p>
          </table:table-cell>
          <table:table-cell table:style-name="Table3.A2" office:value-type="string">
            <text:p text:style-name="P32">1.25-2 Swings/Second</text:p>
          </table:table-cell>
          <table:table-cell table:style-name="Table3.A2" office:value-type="string">
            <text:p text:style-name="P32">2 Meters</text:p>
          </table:table-cell>
          <table:table-cell table:style-name="Table3.A2" office:value-type="string">
            <text:p text:style-name="P32">60 Degrees</text:p>
          </table:table-cell>
          <table:table-cell table:style-name="Table3.A2" office:value-type="string">
            <text:p text:style-name="P32">NA</text:p>
          </table:table-cell>
          <table:table-cell table:style-name="Table3.A2" office:value-type="string">
            <text:p text:style-name="P32">NA</text:p>
          </table:table-cell>
          <table:table-cell table:style-name="Table3.G2" office:value-type="string">
            <text:p text:style-name="P32">1 Second</text:p>
          </table:table-cell>
        </table:table-row>
        <table:table-row>
          <table:table-cell table:style-name="Table3.A2" office:value-type="string">
            <text:p text:style-name="P25">Pole-Arms</text:p>
          </table:table-cell>
          <table:table-cell table:style-name="Table3.A2" office:value-type="string">
            <text:p text:style-name="P25">2.5-3 <text:span text:style-name="T451">Swings/Second</text:span></text:p>
          </table:table-cell>
          <table:table-cell table:style-name="Table3.A2" office:value-type="string">
            <text:p text:style-name="P29">2.5 Meters</text:p>
          </table:table-cell>
          <table:table-cell table:style-name="Table3.A2" office:value-type="string">
            <text:p text:style-name="P26">40 Degrees</text:p>
          </table:table-cell>
          <table:table-cell table:style-name="Table3.A2" office:value-type="string">
            <text:p text:style-name="P26">25 Meters</text:p>
          </table:table-cell>
          <table:table-cell table:style-name="Table3.A2" office:value-type="string">
            <text:p text:style-name="P26">NA</text:p>
          </table:table-cell>
          <table:table-cell table:style-name="Table3.G2" office:value-type="string">
            <text:p text:style-name="P26">1.2 Seconds</text:p>
          </table:table-cell>
        </table:table-row>
        <table:table-row>
          <table:table-cell table:style-name="Table3.A2" office:value-type="string">
            <text:p text:style-name="P25">2-H Sword<text:span text:style-name="T447">s</text:span></text:p>
          </table:table-cell>
          <table:table-cell table:style-name="Table3.A2" office:value-type="string">
            <text:p text:style-name="P25">1.5-2 <text:span text:style-name="T451">Swings/Second</text:span></text:p>
          </table:table-cell>
          <table:table-cell table:style-name="Table3.A2" office:value-type="string">
            <text:p text:style-name="P29">2.<text:span text:style-name="T453">3</text:span> Meters</text:p>
          </table:table-cell>
          <table:table-cell table:style-name="Table3.A2" office:value-type="string">
            <text:p text:style-name="P26">150 Degrees</text:p>
          </table:table-cell>
          <table:table-cell table:style-name="Table3.A2" office:value-type="string">
            <text:p text:style-name="P26">3 Meters</text:p>
          </table:table-cell>
          <table:table-cell table:style-name="Table3.A2" office:value-type="string">
            <text:p text:style-name="P26">NA</text:p>
          </table:table-cell>
          <table:table-cell table:style-name="Table3.G2" office:value-type="string">
            <text:p text:style-name="P26">1,1 Seconds</text:p>
          </table:table-cell>
        </table:table-row>
        <table:table-row>
          <table:table-cell table:style-name="Table3.A2" office:value-type="string">
            <text:p text:style-name="P25">2-H Hammer<text:span text:style-name="T447">s</text:span></text:p>
          </table:table-cell>
          <table:table-cell table:style-name="Table3.A2" office:value-type="string">
            <text:p text:style-name="P25">1-1.5 <text:span text:style-name="T451">Swings/Second</text:span></text:p>
          </table:table-cell>
          <table:table-cell table:style-name="Table3.A2" office:value-type="string">
            <text:p text:style-name="P29">2 Meters</text:p>
          </table:table-cell>
          <table:table-cell table:style-name="Table3.A2" office:value-type="string">
            <text:p text:style-name="P26">110 Degrees</text:p>
          </table:table-cell>
          <table:table-cell table:style-name="Table3.A2" office:value-type="string">
            <text:p text:style-name="P26">4 Meters</text:p>
          </table:table-cell>
          <table:table-cell table:style-name="Table3.A2" office:value-type="string">
            <text:p text:style-name="P26">NA</text:p>
          </table:table-cell>
          <table:table-cell table:style-name="Table3.G2" office:value-type="string">
            <text:p text:style-name="P26">1.3 Seconds</text:p>
          </table:table-cell>
        </table:table-row>
        <table:table-row>
          <table:table-cell table:style-name="Table3.A2" office:value-type="string">
            <text:p text:style-name="P25">2-Axes</text:p>
          </table:table-cell>
          <table:table-cell table:style-name="Table3.A2" office:value-type="string">
            <text:p text:style-name="P25">.5-1 <text:span text:style-name="T451">Swing/Second</text:span></text:p>
          </table:table-cell>
          <table:table-cell table:style-name="Table3.A2" office:value-type="string">
            <text:p text:style-name="P29">2.<text:span text:style-name="T453">1</text:span> Meters</text:p>
          </table:table-cell>
          <table:table-cell table:style-name="Table3.A2" office:value-type="string">
            <text:p text:style-name="P26">130 Degrees</text:p>
          </table:table-cell>
          <table:table-cell table:style-name="Table3.A2" office:value-type="string">
            <text:p text:style-name="P26">5 Meters</text:p>
          </table:table-cell>
          <table:table-cell table:style-name="Table3.A2" office:value-type="string">
            <text:p text:style-name="P26">NA</text:p>
          </table:table-cell>
          <table:table-cell table:style-name="Table3.G2" office:value-type="string">
            <text:p text:style-name="P26">1.2 Seconds</text:p>
          </table:table-cell>
        </table:table-row>
        <table:table-row>
          <table:table-cell table:style-name="Table3.A2" office:value-type="string">
            <text:p text:style-name="P31">Staves</text:p>
          </table:table-cell>
          <table:table-cell table:style-name="Table3.A2" office:value-type="string">
            <text:p text:style-name="P32">1-2 Swings*/Second</text:p>
          </table:table-cell>
          <table:table-cell table:style-name="Table3.A2" office:value-type="string">
            <text:p text:style-name="P32">2.2 Meters</text:p>
          </table:table-cell>
          <table:table-cell table:style-name="Table3.A2" office:value-type="string">
            <text:p text:style-name="P32">120 Degrees</text:p>
          </table:table-cell>
          <table:table-cell table:style-name="Table3.A2" office:value-type="string">
            <text:p text:style-name="P32">VARIES</text:p>
          </table:table-cell>
          <table:table-cell table:style-name="Table3.A2" office:value-type="string">
            <text:p text:style-name="P32">NA</text:p>
          </table:table-cell>
          <table:table-cell table:style-name="Table3.G2" office:value-type="string">
            <text:p text:style-name="P32">1.5 Seconds</text:p>
          </table:table-cell>
        </table:table-row>
        <table:table-row table:style-name="Table3.1">
          <table:table-cell table:style-name="Table3.A2" office:value-type="string">
            <text:p text:style-name="P25">Thrown Weapons</text:p>
          </table:table-cell>
          <table:table-cell table:style-name="Table3.A2" office:value-type="string">
            <text:p text:style-name="P25">1 <text:span text:style-name="T452">Throw/Second</text:span></text:p>
          </table:table-cell>
          <table:table-cell table:style-name="Table3.A2" office:value-type="string">
            <text:p text:style-name="P29">.<text:span text:style-name="T452">5 Meters</text:span></text:p>
          </table:table-cell>
          <table:table-cell table:style-name="Table3.A2" office:value-type="string">
            <text:p text:style-name="P26">15 Degrees</text:p>
          </table:table-cell>
          <table:table-cell table:style-name="Table3.A2" office:value-type="string">
            <text:p text:style-name="P26">15 Meters</text:p>
          </table:table-cell>
          <table:table-cell table:style-name="Table3.A2" office:value-type="string">
            <text:p text:style-name="P26">1 Second</text:p>
          </table:table-cell>
          <table:table-cell table:style-name="Table3.G2" office:value-type="string">
            <text:p text:style-name="P30">.<text:span text:style-name="T452">5 Seconds</text:span></text:p>
          </table:table-cell>
        </table:table-row>
        <table:table-row table:style-name="Table3.1">
          <table:table-cell table:style-name="Table3.A2" office:value-type="string">
            <text:p text:style-name="P25">Bows</text:p>
          </table:table-cell>
          <table:table-cell table:style-name="Table3.A2" office:value-type="string">
            <text:p text:style-name="P30">.<text:span text:style-name="T454">3-.5 Shot/Second</text:span></text:p>
          </table:table-cell>
          <table:table-cell table:style-name="Table3.A2" office:value-type="string">
            <text:p text:style-name="P29">.7 <text:span text:style-name="T452">Meters</text:span></text:p>
          </table:table-cell>
          <table:table-cell table:style-name="Table3.A2" office:value-type="string">
            <text:p text:style-name="P26">25 Degrees</text:p>
          </table:table-cell>
          <table:table-cell table:style-name="Table3.A2" office:value-type="string">
            <text:p text:style-name="P26">60 Meters</text:p>
          </table:table-cell>
          <table:table-cell table:style-name="Table3.A2" office:value-type="string">
            <text:p text:style-name="P30">.<text:span text:style-name="T452">3-.5 Seconds</text:span></text:p>
          </table:table-cell>
          <table:table-cell table:style-name="Table3.G2" office:value-type="string">
            <text:p text:style-name="P26">1.5 Seconds</text:p>
          </table:table-cell>
        </table:table-row>
        <table:table-row>
          <table:table-cell table:style-name="Table3.A2" office:value-type="string">
            <text:p text:style-name="P25">Crossbow</text:p>
          </table:table-cell>
          <table:table-cell table:style-name="Table3.A2" office:value-type="string">
            <text:p text:style-name="P30">.<text:span text:style-name="T454">1-.2 Shot/Second</text:span></text:p>
          </table:table-cell>
          <table:table-cell table:style-name="Table3.A2" office:value-type="string">
            <text:p text:style-name="P29">.7 <text:span text:style-name="T452">Meters</text:span></text:p>
          </table:table-cell>
          <table:table-cell table:style-name="Table3.A2" office:value-type="string">
            <text:p text:style-name="P26">25 Degrees</text:p>
          </table:table-cell>
          <table:table-cell table:style-name="Table3.A2" office:value-type="string">
            <text:p text:style-name="P26">90 Meters</text:p>
          </table:table-cell>
          <table:table-cell table:style-name="Table3.A2" office:value-type="string">
            <text:p text:style-name="P30">.<text:span text:style-name="T452">1-.2 Seconds</text:span></text:p>
          </table:table-cell>
          <table:table-cell table:style-name="Table3.G2" office:value-type="string">
            <text:p text:style-name="P26">1.5 Seconds</text:p>
          </table:table-cell>
        </table:table-row>
        <table:table-row>
          <table:table-cell table:style-name="Table3.A2" office:value-type="string">
            <text:p text:style-name="P25">Small Arms Pistol</text:p>
          </table:table-cell>
          <table:table-cell table:style-name="Table3.A2" office:value-type="string">
            <text:p text:style-name="P25">2 <text:span text:style-name="T452">Shot/Second</text:span></text:p>
          </table:table-cell>
          <table:table-cell table:style-name="Table3.A2" office:value-type="string">
            <text:p text:style-name="P29">.6 <text:span text:style-name="T452">Meters</text:span></text:p>
          </table:table-cell>
          <table:table-cell table:style-name="Table3.A2" office:value-type="string">
            <text:p text:style-name="P26">20 Degrees</text:p>
          </table:table-cell>
          <table:table-cell table:style-name="Table3.A2" office:value-type="string">
            <text:p text:style-name="P26">18 Meters</text:p>
          </table:table-cell>
          <table:table-cell table:style-name="Table3.A2" office:value-type="string">
            <text:p text:style-name="P26">2.5-7 Seconds</text:p>
          </table:table-cell>
          <table:table-cell table:style-name="Table3.G2" office:value-type="string">
            <text:p text:style-name="P26">1 Second</text:p>
          </table:table-cell>
        </table:table-row>
        <table:table-row>
          <table:table-cell table:style-name="Table3.A2" office:value-type="string">
            <text:p text:style-name="P25">Small Arm Automatic</text:p>
          </table:table-cell>
          <table:table-cell table:style-name="Table3.A2" office:value-type="string">
            <text:p text:style-name="P25">4 <text:span text:style-name="T452">Shot/Second</text:span></text:p>
          </table:table-cell>
          <table:table-cell table:style-name="Table3.A2" office:value-type="string">
            <text:p text:style-name="P29">.6 <text:span text:style-name="T452">Meters</text:span></text:p>
          </table:table-cell>
          <table:table-cell table:style-name="Table3.A2" office:value-type="string">
            <text:p text:style-name="P26">25 Degrees</text:p>
          </table:table-cell>
          <table:table-cell table:style-name="Table3.A2" office:value-type="string">
            <text:p text:style-name="P26">27 Meters</text:p>
          </table:table-cell>
          <table:table-cell table:style-name="Table3.A2" office:value-type="string">
            <text:p text:style-name="P26">2.5 Seconds</text:p>
          </table:table-cell>
          <table:table-cell table:style-name="Table3.G2" office:value-type="string">
            <text:p text:style-name="P26">1 Seconds</text:p>
          </table:table-cell>
        </table:table-row>
        <table:table-row>
          <table:table-cell table:style-name="Table3.A2" office:value-type="string">
            <text:p text:style-name="P25">Long Arm</text:p>
            <text:p text:style-name="P25">Shotguns</text:p>
          </table:table-cell>
          <table:table-cell table:style-name="Table3.A2" office:value-type="string">
            <text:p text:style-name="P25">1 <text:span text:style-name="T452">Shot/Second</text:span></text:p>
          </table:table-cell>
          <table:table-cell table:style-name="Table3.A2" office:value-type="string">
            <text:p text:style-name="P29">.7 <text:span text:style-name="T452">Meters</text:span></text:p>
          </table:table-cell>
          <table:table-cell table:style-name="Table3.A2" office:value-type="string">
            <text:p text:style-name="P26">25 Degrees</text:p>
          </table:table-cell>
          <table:table-cell table:style-name="Table3.A2" office:value-type="string">
            <text:p text:style-name="P26">18 Meters</text:p>
          </table:table-cell>
          <table:table-cell table:style-name="Table3.A2" office:value-type="string">
            <text:p text:style-name="P26">2.5-7 Seconds</text:p>
          </table:table-cell>
          <table:table-cell table:style-name="Table3.G2" office:value-type="string">
            <text:p text:style-name="P26">1.3 Seconds</text:p>
          </table:table-cell>
        </table:table-row>
        <table:table-row>
          <table:table-cell table:style-name="Table3.A2" office:value-type="string">
            <text:p text:style-name="P25">Long Arm Rifles</text:p>
          </table:table-cell>
          <table:table-cell table:style-name="Table3.A2" office:value-type="string">
            <text:p text:style-name="P25">1 <text:span text:style-name="T452">Shot/Second</text:span></text:p>
          </table:table-cell>
          <table:table-cell table:style-name="Table3.A2" office:value-type="string">
            <text:p text:style-name="P29">.7 <text:span text:style-name="T452">Meters</text:span></text:p>
          </table:table-cell>
          <table:table-cell table:style-name="Table3.A2" office:value-type="string">
            <text:p text:style-name="P26">25 Degrees</text:p>
          </table:table-cell>
          <table:table-cell table:style-name="Table3.A2" office:value-type="string">
            <text:p text:style-name="P26">150 Meters</text:p>
          </table:table-cell>
          <table:table-cell table:style-name="Table3.A2" office:value-type="string">
            <text:p text:style-name="P26">2.5-7 Seconds</text:p>
          </table:table-cell>
          <table:table-cell table:style-name="Table3.G2" office:value-type="string">
            <text:p text:style-name="P26">1.3 Seconds</text:p>
          </table:table-cell>
        </table:table-row>
        <table:table-row table:style-name="Table3.1">
          <table:table-cell table:style-name="Table3.A2" office:value-type="string">
            <text:p text:style-name="P25">Long Arm Automatics</text:p>
          </table:table-cell>
          <table:table-cell table:style-name="Table3.A2" office:value-type="string">
            <text:p text:style-name="P25">5-10 <text:span text:style-name="T452">Shots/Second</text:span></text:p>
          </table:table-cell>
          <table:table-cell table:style-name="Table3.A2" office:value-type="string">
            <text:p text:style-name="P29">.7 <text:span text:style-name="T452">Meters</text:span></text:p>
          </table:table-cell>
          <table:table-cell table:style-name="Table3.A2" office:value-type="string">
            <text:p text:style-name="P26">25 Degrees</text:p>
          </table:table-cell>
          <table:table-cell table:style-name="Table3.A2" office:value-type="string">
            <text:p text:style-name="P26">75 Meters</text:p>
          </table:table-cell>
          <table:table-cell table:style-name="Table3.A2" office:value-type="string">
            <text:p text:style-name="P26">2.5-7 Seconds</text:p>
          </table:table-cell>
          <table:table-cell table:style-name="Table3.G2" office:value-type="string">
            <text:p text:style-name="P26">1.3 Seconds</text:p>
          </table:table-cell>
        </table:table-row>
        <table:table-row>
          <table:table-cell table:style-name="Table3.A2" office:value-type="string">
            <text:p text:style-name="P31">Wands</text:p>
          </table:table-cell>
          <table:table-cell table:style-name="Table3.A2" office:value-type="string">
            <text:p text:style-name="P31">1 Shot/Second</text:p>
          </table:table-cell>
          <table:table-cell table:style-name="Table3.A2" office:value-type="string">
            <text:p text:style-name="P31">.5 Meters</text:p>
          </table:table-cell>
          <table:table-cell table:style-name="Table3.A2" office:value-type="string">
            <text:p text:style-name="P31">15 Degrees</text:p>
          </table:table-cell>
          <table:table-cell table:style-name="Table3.A2" office:value-type="string">
            <text:p text:style-name="P31">40 Meters</text:p>
          </table:table-cell>
          <table:table-cell table:style-name="Table3.A2" office:value-type="string">
            <text:p text:style-name="P31">1 Second</text:p>
          </table:table-cell>
          <table:table-cell table:style-name="Table3.G2" office:value-type="string">
            <text:p text:style-name="P31">1 Second</text:p>
          </table:table-cell>
        </table:table-row>
      </table:table>
      <text:p text:style-name="P377"/>
      <text:p text:style-name="P377"/>
      <text:p text:style-name="P258">Melee</text:p>
      <text:p text:style-name="P258"/>
      <text:p text:style-name="P277">One-Handed</text:p>
      <text:p text:style-name="P277"/>
      <text:p text:style-name="P378">Dagger</text:p>
      <text:p text:style-name="P258"><text:span text:style-name="T455">Junk</text:span><text:span text:style-name="T456">yar</text:span><text:span text:style-name="T457">d:</text:span><text:span text:style-name="T458"> </text:span><text:span text:style-name="T459">Jagged </text:span><text:span text:style-name="T460">Metal </text:span><text:span text:style-name="T459">Scrap, Broken Glass, </text:span><text:span text:style-name="T461">Shiv</text:span></text:p>
      <text:p text:style-name="P258"><text:span text:style-name="T455">Serviceable: </text:span><text:span text:style-name="T459">Cleaver, Butcher Knife, Buck Knife</text:span></text:p>
      <text:p text:style-name="P258"><text:span text:style-name="T455">Well-Kept: </text:span><text:span text:style-name="T459">Cleaver, Butcher Knife, Buck Knife, Ka-Bar, Arming, Dagger, Stilletto, </text:span><text:span text:style-name="T462">Bowie Knife</text:span></text:p>
      <text:p text:style-name="P240">Masterpiece: <text:span text:style-name="T113">Cleaver, Butcher Knife, Buck Knife, Ka-Bar, Arming Dagger, Stilletto, </text:span><text:span text:style-name="T114">Bowie Knife,</text:span><text:span text:style-name="T113"> Trench Knife, </text:span><text:span text:style-name="T114">Triangular Bladed Knife</text:span><text:span text:style-name="T113">, </text:span><text:span text:style-name="T114">S</text:span><text:span text:style-name="T115">eax</text:span></text:p>
      <text:p text:style-name="P240">Exotic: <text:span text:style-name="T114">Kukuri, </text:span><text:span text:style-name="T116">Ballistic</text:span><text:span text:style-name="T114"> Knife, </text:span><text:span text:style-name="T117">Kerambit, </text:span><text:span text:style-name="T118">SONY </text:span><text:span text:style-name="T119">Energy </text:span><text:span text:style-name="T118">Knife</text:span></text:p>
      <text:p text:style-name="P240">Legendary: <text:span text:style-name="T117">The Black Blade, </text:span><text:span text:style-name="T115">Athema’s, </text:span><text:span text:style-name="T118">SONY </text:span><text:span text:style-name="T120">Energy</text:span><text:span text:style-name="T118"> </text:span><text:span text:style-name="T119">Dagger</text:span></text:p>
      <text:p text:style-name="P241"><text:span text:style-name="T59">Unique: </text:span><text:span text:style-name="T117">Merlin’s Dagger, </text:span><text:span text:style-name="T118">SONY </text:span><text:span text:style-name="T120">Energy</text:span><text:span text:style-name="T118"> </text:span><text:span text:style-name="T119">Cleave</text:span><text:span text:style-name="T121">r</text:span></text:p>
      <text:p text:style-name="P241"><text:span text:style-name="T60">Mythic: </text:span><text:span text:style-name="T122">PLAYER MADE</text:span></text:p>
      <text:p text:style-name="P242"><text:tab/><text:tab/><text:tab/></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8">Dagger</text:p>
          </table:table-cell>
          <table:table-cell table:style-name="Table6.A1" office:value-type="string">
            <text:p text:style-name="P139">Speed</text:p>
          </table:table-cell>
          <table:table-cell table:style-name="Table6.C1" office:value-type="string">
            <text:p text:style-name="P139">Description and Special Properties</text:p>
          </table:table-cell>
        </table:table-row>
        <table:table-row>
          <table:table-cell table:style-name="Table6.A2" office:value-type="string">
            <text:p text:style-name="P34">Jagged Metal Scrap</text:p>
          </table:table-cell>
          <table:table-cell table:style-name="Table6.A2" office:value-type="string">
            <text:p text:style-name="P34">4.<text:span text:style-name="T463">2</text:span>5 Swings/Second</text:p>
          </table:table-cell>
          <table:table-cell table:style-name="Table6.C2" office:value-type="string">
            <text:p text:style-name="P35">A small jagged piece of metal, with it’s handle wrapped in something. </text:p>
          </table:table-cell>
        </table:table-row>
        <table:table-row>
          <table:table-cell table:style-name="Table6.A2" office:value-type="string">
            <text:p text:style-name="P34">Broken Glass</text:p>
          </table:table-cell>
          <table:table-cell table:style-name="Table6.A2" office:value-type="string">
            <text:p text:style-name="P36">4.<text:span text:style-name="T464">00</text:span> Swings/Second</text:p>
          </table:table-cell>
          <table:table-cell table:style-name="Table6.C2" office:value-type="string">
            <text:p text:style-name="P35">A shard of glass, it will cut you!</text:p>
            <text:p text:style-name="P35">-Deals 1 point of damage to the player every swing. </text:p>
          </table:table-cell>
        </table:table-row>
        <table:table-row>
          <table:table-cell table:style-name="Table6.A2" office:value-type="string">
            <text:p text:style-name="P34">Shiv</text:p>
          </table:table-cell>
          <table:table-cell table:style-name="Table6.A2" office:value-type="string">
            <text:p text:style-name="P36">4.5<text:span text:style-name="T464">0</text:span> Swings/Second</text:p>
          </table:table-cell>
          <table:table-cell table:style-name="Table6.C2" office:value-type="string">
            <text:p text:style-name="P35">A sharpened household item, ready for stabbing. </text:p>
          </table:table-cell>
        </table:table-row>
        <table:table-row>
          <table:table-cell table:style-name="Table6.A2" office:value-type="string">
            <text:p text:style-name="P34">Cleaver</text:p>
          </table:table-cell>
          <table:table-cell table:style-name="Table6.A2" office:value-type="string">
            <text:p text:style-name="P36">4.<text:span text:style-name="T464">00</text:span> Swings/Second</text:p>
          </table:table-cell>
          <table:table-cell table:style-name="Table6.C2" office:value-type="string">
            <text:p text:style-name="P35">A wide bladed knife that is prime for slicing meat. </text:p>
          </table:table-cell>
        </table:table-row>
        <table:table-row>
          <table:table-cell table:style-name="Table6.A2" office:value-type="string">
            <text:p text:style-name="P34">Butcher Knife</text:p>
          </table:table-cell>
          <table:table-cell table:style-name="Table6.A2" office:value-type="string">
            <text:p text:style-name="P36">4.25 Swings/Second</text:p>
          </table:table-cell>
          <table:table-cell table:style-name="Table6.C2" office:value-type="string">
            <text:p text:style-name="P35">A large bladed knife that is used in cooking...</text:p>
          </table:table-cell>
        </table:table-row>
        <table:table-row>
          <table:table-cell table:style-name="Table6.A2" office:value-type="string">
            <text:p text:style-name="P34">Buck Knife</text:p>
          </table:table-cell>
          <table:table-cell table:style-name="Table6.A2" office:value-type="string">
            <text:p text:style-name="P36">4.35 Swings/Second</text:p>
          </table:table-cell>
          <table:table-cell table:style-name="Table6.C2" office:value-type="string">
            <text:p text:style-name="P35">The chosen knife of American cowboys and survivors.</text:p>
          </table:table-cell>
        </table:table-row>
        <table:table-row>
          <table:table-cell table:style-name="Table6.A2" office:value-type="string">
            <text:p text:style-name="P34">Ka-Bar</text:p>
          </table:table-cell>
          <table:table-cell table:style-name="Table6.A2" office:value-type="string">
            <text:p text:style-name="P36">4.15 Swings/Second</text:p>
          </table:table-cell>
          <table:table-cell table:style-name="Table6.C2" office:value-type="string">
            <text:p text:style-name="P37">The favored knife of the USMC Marines. </text:p>
          </table:table-cell>
        </table:table-row>
        <table:table-row>
          <table:table-cell table:style-name="Table6.A2" office:value-type="string">
            <text:p text:style-name="P34">Arming Dagger</text:p>
          </table:table-cell>
          <table:table-cell table:style-name="Table6.A2" office:value-type="string">
            <text:p text:style-name="P35">4.25 Swings/Second</text:p>
          </table:table-cell>
          <table:table-cell table:style-name="Table6.C2" office:value-type="string">
            <text:p text:style-name="P37">An older design that archer’s and knights favored in the Middle Ages.</text:p>
          </table:table-cell>
        </table:table-row>
        <text:soft-page-break/>
        <table:table-row>
          <table:table-cell table:style-name="Table6.A2" office:value-type="string">
            <text:p text:style-name="P34">Stilleto</text:p>
          </table:table-cell>
          <table:table-cell table:style-name="Table6.A2" office:value-type="string">
            <text:p text:style-name="P35">4.50 Swings/Second</text:p>
          </table:table-cell>
          <table:table-cell table:style-name="Table6.C2" office:value-type="string">
            <text:p text:style-name="P37">A <text:span text:style-name="T465">Renaissance style dagger that delivers deadly stab wounds. <text:s/></text:span></text:p>
          </table:table-cell>
        </table:table-row>
        <table:table-row>
          <table:table-cell table:style-name="Table6.A2" office:value-type="string">
            <text:p text:style-name="P34">Bowie Knife</text:p>
          </table:table-cell>
          <table:table-cell table:style-name="Table6.A2" office:value-type="string">
            <text:p text:style-name="P35">4.30 Swings/Second</text:p>
          </table:table-cell>
          <table:table-cell table:style-name="Table6.C2" office:value-type="string">
            <text:p text:style-name="P38">The American hunters knife of choice. </text:p>
          </table:table-cell>
        </table:table-row>
        <table:table-row>
          <table:table-cell table:style-name="Table6.A2" office:value-type="string">
            <text:p text:style-name="P34">Trench Knife</text:p>
          </table:table-cell>
          <table:table-cell table:style-name="Table6.A2" office:value-type="string">
            <text:p text:style-name="P35">4.45 Swings/Second</text:p>
          </table:table-cell>
          <table:table-cell table:style-name="Table6.C2" office:value-type="string">
            <text:p text:style-name="P38">A brutal combat knife that saw use during the World Wars.</text:p>
          </table:table-cell>
        </table:table-row>
        <table:table-row>
          <table:table-cell table:style-name="Table6.A2" office:value-type="string">
            <text:p text:style-name="P34">Triangular Bladed Knife</text:p>
          </table:table-cell>
          <table:table-cell table:style-name="Table6.A2" office:value-type="string">
            <text:p text:style-name="P35">4.40 Swings/Second</text:p>
          </table:table-cell>
          <table:table-cell table:style-name="Table6.C2" office:value-type="string">
            <text:p text:style-name="P38">A knife that was deemed to dangerous and banned in the after World War II.</text:p>
          </table:table-cell>
        </table:table-row>
        <table:table-row>
          <table:table-cell table:style-name="Table6.A2" office:value-type="string">
            <text:p text:style-name="P34">Seax</text:p>
          </table:table-cell>
          <table:table-cell table:style-name="Table6.A2" office:value-type="string">
            <text:p text:style-name="P35">4.00 Swings/Second</text:p>
          </table:table-cell>
          <table:table-cell table:style-name="Table6.C2" office:value-type="string">
            <text:p text:style-name="P38">A wide bladed knife that saw use by the vikings of northern Europe. </text:p>
          </table:table-cell>
        </table:table-row>
      </table:table>
      <text:p text:style-name="P24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0">Dagger</text:p>
          </table:table-cell>
          <table:table-cell table:style-name="Table7.A1" office:value-type="string">
            <text:p text:style-name="P140">Speed</text:p>
          </table:table-cell>
          <table:table-cell table:style-name="Table7.C1" office:value-type="string">
            <text:p text:style-name="P140">Description and Special <text:span text:style-name="T466">Properties</text:span></text:p>
          </table:table-cell>
        </table:table-row>
        <table:table-row table:style-name="Table7.1">
          <table:table-cell table:style-name="Table7.A2" office:value-type="string">
            <text:p text:style-name="P38">Kukuri</text:p>
          </table:table-cell>
          <table:table-cell table:style-name="Table7.A2" office:value-type="string">
            <text:p text:style-name="P38">4.50 Swings/Second</text:p>
          </table:table-cell>
          <table:table-cell table:style-name="Table7.C2" office:value-type="string">
            <text:p text:style-name="P38">A curved blade that was designed to cut through materials with the heavy blade.</text:p>
            <text:p text:style-name="P38">-Has a 10% chance to cleave a limb off when it strikes it. </text:p>
          </table:table-cell>
        </table:table-row>
        <table:table-row>
          <table:table-cell table:style-name="Table7.A2" office:value-type="string">
            <text:p text:style-name="P38">Ballistic Knife</text:p>
          </table:table-cell>
          <table:table-cell table:style-name="Table7.A2" office:value-type="string">
            <text:p text:style-name="P38">4.25 Swings/Second</text:p>
          </table:table-cell>
          <table:table-cell table:style-name="Table7.C2" office:value-type="string">
            <text:p text:style-name="P38">A small blade that is quick and deadly, along with being able to be shot at an enemy!</text:p>
            <text:p text:style-name="P38">-Can be fired at an enemy within 10 meters, the blade must be retrieved or another made. </text:p>
          </table:table-cell>
        </table:table-row>
        <table:table-row table:style-name="Table7.1">
          <table:table-cell table:style-name="Table7.A2" office:value-type="string">
            <text:p text:style-name="P38">Kerambit</text:p>
          </table:table-cell>
          <table:table-cell table:style-name="Table7.A2" office:value-type="string">
            <text:p text:style-name="P38">4.00 Swings/Second</text:p>
          </table:table-cell>
          <table:table-cell table:style-name="Table7.C2" office:value-type="string">
            <text:p text:style-name="P39">A hooked blade that is designed to cut veins and arteries. </text:p>
            <text:p text:style-name="P39">-Deals an additional 5% damage of the dagger over 5 seconds every strike</text:p>
          </table:table-cell>
        </table:table-row>
        <table:table-row>
          <table:table-cell table:style-name="Table7.A2" office:value-type="string">
            <text:p text:style-name="P239"><text:span text:style-name="T394">S</text:span><text:span text:style-name="T383">ONY Energy Knife</text:span></text:p>
          </table:table-cell>
          <table:table-cell table:style-name="Table7.A2" office:value-type="string">
            <text:p text:style-name="P40">4.10 Swings/Second</text:p>
          </table:table-cell>
          <table:table-cell table:style-name="Table7.C2" office:value-type="string">
            <text:p text:style-name="P41">Nanites formed by the Omni-Station around the <text:span text:style-name="T467">Dynamic Power Core to form the handle of a knife and a blade of pure energy. </text:span></text:p>
            <text:p text:style-name="P41">-<text:span text:style-name="T468">This weapon deals its’ damage as both fire and electrical.</text:span></text:p>
          </table:table-cell>
        </table:table-row>
      </table:table>
      <text:p text:style-name="P243"/>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1">Dagger</text:p>
          </table:table-cell>
          <table:table-cell table:style-name="Table8.A1" office:value-type="string">
            <text:p text:style-name="P141">Speed</text:p>
          </table:table-cell>
          <table:table-cell table:style-name="Table8.C1" office:value-type="string">
            <text:p text:style-name="P141">Description and Special Abilities</text:p>
          </table:table-cell>
        </table:table-row>
        <table:table-row>
          <table:table-cell table:style-name="Table8.A2" office:value-type="string">
            <text:p text:style-name="P43">Athema of the West</text:p>
          </table:table-cell>
          <table:table-cell table:style-name="Table8.A2" office:value-type="string">
            <text:p text:style-name="P43">4.00 Swings/Second</text:p>
          </table:table-cell>
          <table:table-cell table:style-name="Table8.C2" office:value-type="string">
            <text:p text:style-name="P43">A powerful aquamarine crystal dagger inscribed with dark blue runes that speak of the <text:span text:style-name="T469">cold winter wind</text:span>.</text:p>
            <text:p text:style-name="P43">-<text:span text:style-name="T469">Grants any ability that deals cold damage an additional 25% damage increase and can be charge to cast a frozen ray, dealing its’ weapon damage every second and slowing the target struck by 25% as long as they are being struck.</text:span></text:p>
          </table:table-cell>
        </table:table-row>
        <table:table-row>
          <table:table-cell table:style-name="Table8.A2" office:value-type="string">
            <text:p text:style-name="P43">Athema of the East</text:p>
          </table:table-cell>
          <table:table-cell table:style-name="Table8.A2" office:value-type="string">
            <text:p text:style-name="P43">4.00 Swings/Second</text:p>
          </table:table-cell>
          <table:table-cell table:style-name="Table8.C2" office:value-type="string">
            <text:p text:style-name="P44">A powerful stone dagger inscribed with dark black runes that speak of the depths of the earth. </text:p>
            <text:p text:style-name="P44">-Grants the wielder a skin of stone, reducing damage taken by 15% and can be charged to reduce damage by 100% for as long as the weapon is being charge. </text:p>
          </table:table-cell>
        </table:table-row>
        <table:table-row>
          <table:table-cell table:style-name="Table8.A2" office:value-type="string">
            <text:p text:style-name="P43">Athema of the North</text:p>
          </table:table-cell>
          <table:table-cell table:style-name="Table8.A2" office:value-type="string">
            <text:p text:style-name="P43">4.00 Swings/Second</text:p>
          </table:table-cell>
          <table:table-cell table:style-name="Table8.C2" office:value-type="string">
            <text:p text:style-name="P44">A powerful obsidian dagger inscribed with fiery red runes that speak of earths’ inner heat. </text:p>
            <text:p text:style-name="P44">-Grants any ability that deals heat damage an additional 25% damage increase and can be charged to emit a <text:span text:style-name="T470">5 meter </text:span>halo of fire, damaging those who come into contact with it for 50% of the weapon damage as long as they remain within the effect. The effect ends when the wielder stops charging the weapon. </text:p>
          </table:table-cell>
        </table:table-row>
        <table:table-row>
          <table:table-cell table:style-name="Table8.A2" office:value-type="string">
            <text:p text:style-name="P43">Athema of the South</text:p>
          </table:table-cell>
          <table:table-cell table:style-name="Table8.A2" office:value-type="string">
            <text:p text:style-name="P43">4.00 Swings/Second</text:p>
          </table:table-cell>
          <table:table-cell table:style-name="Table8.C2" office:value-type="string">
            <text:p text:style-name="P45">A powerful metal dagger inscribed with electrified runes that speak of the storms of the planet. </text:p>
            <text:p text:style-name="P45">-Grants any ability that deals electrical damage an additional 25% damage increase and can be charged to create a storm of lightning, causing enemies within 10 meters of the wielder to be struck with lightning every 5 seconds, stunning them for 1 second and dealing 25% of the weapons damage. </text:p>
          </table:table-cell>
        </table:table-row>
        <table:table-row>
          <table:table-cell table:style-name="Table8.A2" office:value-type="string">
            <text:p text:style-name="P43">Grand Athema</text:p>
          </table:table-cell>
          <table:table-cell table:style-name="Table8.A2" office:value-type="string">
            <text:p text:style-name="P43">4.25 Swings/Second</text:p>
          </table:table-cell>
          <table:table-cell table:style-name="Table8.C2" office:value-type="string">
            <text:p text:style-name="P45">A powerful blackened wood dagger that is inscribed with powerful royal violet runes that speak of power. </text:p>
            <text:p text:style-name="P45">-Grants any ability that deals magikal damage an additional 20% increase and can be charged to increase all the wielders damaging abilities by 20%. This also increases the magikal damage of ability by an additional 20%. </text:p>
          </table:table-cell>
        </table:table-row>
        <table:table-row>
          <table:table-cell table:style-name="Table8.A2" office:value-type="string">
            <text:p text:style-name="P43">White Oak Athema</text:p>
          </table:table-cell>
          <table:table-cell table:style-name="Table8.A2" office:value-type="string">
            <text:p text:style-name="P43">4.25 Swings/Second</text:p>
          </table:table-cell>
          <table:table-cell table:style-name="Table8.C2" office:value-type="string">
            <text:p text:style-name="P45">A powerful white oak dagger that is blut and inscribed with powerful golden runes that speak of life. </text:p>
            <text:p text:style-name="P45">-Grants any ability that heals damage to heal an additional 30%. Can be charged to store healing energy, releasing it as the wielder is injured. Can store an amount equal to the damage it deal per attack. </text:p>
            <text:p text:style-name="P45">-Knocks enemies out instead of killing them.</text:p>
          </table:table-cell>
        </table:table-row>
        <text:soft-page-break/>
        <table:table-row table:style-name="Table8.1">
          <table:table-cell table:style-name="Table8.A2" office:value-type="string">
            <text:p text:style-name="P43">The Black Blade</text:p>
          </table:table-cell>
          <table:table-cell table:style-name="Table8.A2" office:value-type="string">
            <text:p text:style-name="P43">4.5<text:span text:style-name="T471">0</text:span> Swings/Second</text:p>
          </table:table-cell>
          <table:table-cell table:style-name="Table8.C2" office:value-type="string">
            <text:p text:style-name="P45">The dagger of the Dark King of Persia himself, it has been handed down throughout the ages until it was found by archaeologists in the 1800’s. </text:p>
            <text:p text:style-name="P45">-Grants the ability to make the wielder intangible <text:span text:style-name="T446">for three seconds</text:span> upon damaging an enemy. This ability has a 10 second cool-down. </text:p>
            <text:p text:style-name="P45">-Inflicts a dark curse upon a target struck, dealing 20% of the weapons damage over 10 seconds. This effect can not be applied more than once. </text:p>
          </table:table-cell>
        </table:table-row>
        <table:table-row table:style-name="Table8.1">
          <table:table-cell table:style-name="Table8.A2" office:value-type="string">
            <text:p text:style-name="P239"><text:span text:style-name="T394">S</text:span><text:span text:style-name="T383">ONY Energy Knife</text:span></text:p>
          </table:table-cell>
          <table:table-cell table:style-name="Table8.A2" office:value-type="string">
            <text:p text:style-name="P40">4.10 Swings/Second</text:p>
          </table:table-cell>
          <table:table-cell table:style-name="Table8.C2" office:value-type="string">
            <text:p text:style-name="P41">Nanites formed by the Omni-Station around the <text:span text:style-name="T467">Dynamic Power Core to form the handle of a knife and a blade of pure energy. </text:span></text:p>
            <text:p text:style-name="P41">-<text:span text:style-name="T468">This weapon deals its’ damage as both fire and electrical.</text:span></text:p>
            <text:p text:style-name="P41">-<text:span text:style-name="T468">This weapon draws 25% faster than most weapons.</text:span></text:p>
          </table:table-cell>
        </table:table-row>
      </table:table>
      <text:p text:style-name="P24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2">Dagger</text:p>
          </table:table-cell>
          <table:table-cell table:style-name="Table9.A1" office:value-type="string">
            <text:p text:style-name="P142">Speed</text:p>
          </table:table-cell>
          <table:table-cell table:style-name="Table9.C1" office:value-type="string">
            <text:p text:style-name="P143">Description and Special Abilities</text:p>
          </table:table-cell>
        </table:table-row>
        <table:table-row table:style-name="Table9.1">
          <table:table-cell table:style-name="Table9.A2" office:value-type="string">
            <text:p text:style-name="P46">Merlin’s Dagger</text:p>
          </table:table-cell>
          <table:table-cell table:style-name="Table9.A2" office:value-type="string">
            <text:p text:style-name="P46">3.0<text:span text:style-name="T471">0</text:span> Swings/Second</text:p>
          </table:table-cell>
          <table:table-cell table:style-name="Table9.C2" office:value-type="string">
            <text:p text:style-name="P46">Though a small dagger, when held it is heavy with power and darkness…</text:p>
            <text:p text:style-name="P46">- Grants <text:span text:style-name="T446">any</text:span> ability <text:span text:style-name="T446">that deals magikal damage to cost 20% less stamina to cast.</text:span></text:p>
            <text:p text:style-name="P46">-<text:span text:style-name="T446">Grants any ability that deals magikal damage to siphon 1% of the damage as health to the wielder. </text:span><text:s/></text:p>
          </table:table-cell>
        </table:table-row>
        <table:table-row>
          <table:table-cell table:style-name="Table9.A2" office:value-type="string">
            <text:p text:style-name="P239"><text:span text:style-name="T394">S</text:span><text:span text:style-name="T383">ONY Energy Knife</text:span></text:p>
          </table:table-cell>
          <table:table-cell table:style-name="Table9.A2" office:value-type="string">
            <text:p text:style-name="P40">4.10 Swings/Second</text:p>
          </table:table-cell>
          <table:table-cell table:style-name="Table9.C2" office:value-type="string">
            <text:p text:style-name="P41">Nanites formed by the Omni-Station around the <text:span text:style-name="T467">Dynamic Power Core to form the handle of a knife and a blade of pure energy. </text:span></text:p>
            <text:p text:style-name="P41">-<text:span text:style-name="T468">This weapon deals its’ damage as both fire and electrical.</text:span></text:p>
            <text:p text:style-name="P41">-<text:span text:style-name="T468">This weapon draws 25% faster than most weapons.</text:span></text:p>
            <text:p text:style-name="P41">-<text:span text:style-name="T468">This weapon incapacitates enemies for 10 seconds if the attack deals more than 50% of their health. </text:span></text:p>
          </table:table-cell>
        </table:table-row>
      </table:table>
      <text:p text:style-name="P379"/>
      <text:p text:style-name="P379">Sword</text:p>
      <text:p text:style-name="P377"><text:span text:style-name="T60">Junkyard: </text:span><text:span text:style-name="T122">Sharpened Metal Bar</text:span></text:p>
      <text:p text:style-name="P415"><text:span text:style-name="T72">Serviceable: </text:span><text:span text:style-name="T122">Machete, Short-Sword, Long-Sword</text:span></text:p>
      <text:p text:style-name="P415"><text:span text:style-name="T72">Well-Kept: </text:span><text:span text:style-name="T122">Machete, Short-Sword, Long-Sword, </text:span><text:span text:style-name="T123">Scimitar</text:span><text:span text:style-name="T122">, </text:span><text:span text:style-name="T117">Gladius</text:span></text:p>
      <text:p text:style-name="P415"><text:span text:style-name="T72">Masterpiece: </text:span><text:span text:style-name="T117">Machete, Short-Sword, Long-Sword, </text:span><text:span text:style-name="T123">Scimitar</text:span><text:span text:style-name="T117">, Gladius, Wakazas</text:span><text:span text:style-name="T124">h</text:span><text:span text:style-name="T117">i</text:span></text:p>
      <text:p text:style-name="P415"><text:span text:style-name="T72">Exotic: </text:span><text:span text:style-name="T117">Katana, Ulfbert, </text:span><text:span text:style-name="T123">Bastard Sword, </text:span><text:span text:style-name="T119">SONY Energy Machete</text:span></text:p>
      <text:p text:style-name="P415"><text:span text:style-name="T72">Legendary: </text:span><text:span text:style-name="T125">The Swords of the Round Table, </text:span><text:span text:style-name="T115">Daisho, </text:span><text:span text:style-name="T119">SONY Energy Blade</text:span></text:p>
      <text:p text:style-name="P415"><text:span text:style-name="T72">Unique: </text:span><text:span text:style-name="T126">Indemius, the Soul-Eater, </text:span><text:span text:style-name="T115">Rudius, </text:span><text:span text:style-name="T119">SONY Energy Sword</text:span></text:p>
      <text:p text:style-name="P415"><text:span text:style-name="T72">Mythic: </text:span><text:span text:style-name="T126">PLAYER MADE</text:span></text:p>
      <text:p text:style-name="P416"/>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4">Sword</text:p>
          </table:table-cell>
          <table:table-cell table:style-name="Table10.A1" office:value-type="string">
            <text:p text:style-name="P144">Speed</text:p>
          </table:table-cell>
          <table:table-cell table:style-name="Table10.C1" office:value-type="string">
            <text:p text:style-name="P144">Description and Special Abilities</text:p>
          </table:table-cell>
        </table:table-row>
        <table:table-row>
          <table:table-cell table:style-name="Table10.A2" office:value-type="string">
            <text:p text:style-name="P47">Sharpened Metal Bar</text:p>
          </table:table-cell>
          <table:table-cell table:style-name="Table10.A2" office:value-type="string">
            <text:p text:style-name="P47">3.4<text:span text:style-name="T471">0</text:span> Swings/Second</text:p>
          </table:table-cell>
          <table:table-cell table:style-name="Table10.C2" office:value-type="string">
            <text:p text:style-name="P47">A sharpened length of metal that has a wrapped handle. </text:p>
          </table:table-cell>
        </table:table-row>
        <table:table-row>
          <table:table-cell table:style-name="Table10.A2" office:value-type="string">
            <text:p text:style-name="P47">Machete</text:p>
          </table:table-cell>
          <table:table-cell table:style-name="Table10.A2" office:value-type="string">
            <text:p text:style-name="P47">3.0<text:span text:style-name="T471">0</text:span> Swings/Second</text:p>
          </table:table-cell>
          <table:table-cell table:style-name="Table10.C2" office:value-type="string">
            <text:p text:style-name="P47">A tool used for cutting brush and foliage, or arms and legs! </text:p>
          </table:table-cell>
        </table:table-row>
        <table:table-row>
          <table:table-cell table:style-name="Table10.A2" office:value-type="string">
            <text:p text:style-name="P47">Short-Sword</text:p>
          </table:table-cell>
          <table:table-cell table:style-name="Table10.A2" office:value-type="string">
            <text:p text:style-name="P47">3.1<text:span text:style-name="T471">0</text:span> Swings/Second</text:p>
          </table:table-cell>
          <table:table-cell table:style-name="Table10.C2" office:value-type="string">
            <text:p text:style-name="P47">The original personal defense weapon. </text:p>
          </table:table-cell>
        </table:table-row>
        <table:table-row>
          <table:table-cell table:style-name="Table10.A2" office:value-type="string">
            <text:p text:style-name="P47">Long-Sword</text:p>
          </table:table-cell>
          <table:table-cell table:style-name="Table10.A2" office:value-type="string">
            <text:p text:style-name="P47">3.5<text:span text:style-name="T471">0</text:span> Swings/Second</text:p>
          </table:table-cell>
          <table:table-cell table:style-name="Table10.C2" office:value-type="string">
            <text:p text:style-name="P47">The sword used by knights during the Middle Ages,</text:p>
          </table:table-cell>
        </table:table-row>
        <table:table-row>
          <table:table-cell table:style-name="Table10.A2" office:value-type="string">
            <text:p text:style-name="P47">Scimitar</text:p>
          </table:table-cell>
          <table:table-cell table:style-name="Table10.A2" office:value-type="string">
            <text:p text:style-name="P47">3.3<text:span text:style-name="T471">0</text:span> Swings/Second</text:p>
          </table:table-cell>
          <table:table-cell table:style-name="Table10.C2" office:value-type="string">
            <text:p text:style-name="P47">A Middle Eastern sword with a wide, curved blade. </text:p>
          </table:table-cell>
        </table:table-row>
        <table:table-row table:style-name="Table10.1">
          <table:table-cell table:style-name="Table10.A2" office:value-type="string">
            <text:p text:style-name="P47">Gladius</text:p>
          </table:table-cell>
          <table:table-cell table:style-name="Table10.A2" office:value-type="string">
            <text:p text:style-name="P47">3.2<text:span text:style-name="T471">0</text:span> Swings/Second</text:p>
          </table:table-cell>
          <table:table-cell table:style-name="Table10.C2" office:value-type="string">
            <text:p text:style-name="P47">The preferred weapon of the Roman gladiator. </text:p>
          </table:table-cell>
        </table:table-row>
        <table:table-row>
          <table:table-cell table:style-name="Table10.A2" office:value-type="string">
            <text:p text:style-name="P47">Wakazashi</text:p>
          </table:table-cell>
          <table:table-cell table:style-name="Table10.A2" office:value-type="string">
            <text:p text:style-name="P47">3.1<text:span text:style-name="T471">0</text:span> Swings/Second</text:p>
          </table:table-cell>
          <table:table-cell table:style-name="Table10.C2" office:value-type="string">
            <text:p text:style-name="P47">A shorter version of the katana used by samurai. </text:p>
          </table:table-cell>
        </table:table-row>
      </table:table>
      <text:p text:style-name="P417"/>
      <text:p text:style-name="P418"/>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4">Sword</text:p>
          </table:table-cell>
          <table:table-cell table:style-name="Table11.A1" office:value-type="string">
            <text:p text:style-name="P144">Speed</text:p>
          </table:table-cell>
          <table:table-cell table:style-name="Table11.C1" office:value-type="string">
            <text:p text:style-name="P145">Description and Special Abilities</text:p>
          </table:table-cell>
        </table:table-row>
        <table:table-row>
          <table:table-cell table:style-name="Table11.A2" office:value-type="string">
            <text:p text:style-name="P48">Katana</text:p>
          </table:table-cell>
          <table:table-cell table:style-name="Table11.A2" office:value-type="string">
            <text:p text:style-name="P48">3.<text:span text:style-name="T472">50</text:span> Swings/Second</text:p>
          </table:table-cell>
          <table:table-cell table:style-name="Table11.C2" office:value-type="string">
            <text:p text:style-name="P48">A deadly sword used by the samurai of ancient times. </text:p>
            <text:p text:style-name="P48">-This weapon draws 50% faster than normal swords. </text:p>
            <text:p text:style-name="P48">-This weapon can be drawn as part of an attack. </text:p>
          </table:table-cell>
        </table:table-row>
        <table:table-row table:style-name="Table11.1">
          <table:table-cell table:style-name="Table11.A2" office:value-type="string">
            <text:p text:style-name="P48">Ulfber<text:span text:style-name="T473">ht</text:span></text:p>
          </table:table-cell>
          <table:table-cell table:style-name="Table11.A2" office:value-type="string">
            <text:p text:style-name="P48">3.25 Swings/Seconds</text:p>
          </table:table-cell>
          <table:table-cell table:style-name="Table11.C2" office:value-type="string">
            <text:p text:style-name="P48">A tried and true viking sword that shed much blood in Europe during the <text:span text:style-name="T474">Dark Ages.</text:span></text:p>
            <text:p text:style-name="P48">-<text:span text:style-name="T474">This weapon has double the normal durability of a weapon of similar quality. </text:span></text:p>
            <text:p text:style-name="P48">-<text:span text:style-name="T474">This weapon ignores 10% of the armor of an enemy struck.</text:span></text:p>
          </table:table-cell>
        </table:table-row>
        <table:table-row table:style-name="Table11.1">
          <table:table-cell table:style-name="Table11.A2" office:value-type="string">
            <text:p text:style-name="P48">Bastard Sword</text:p>
          </table:table-cell>
          <table:table-cell table:style-name="Table11.A2" office:value-type="string">
            <text:p text:style-name="P48"><text:span text:style-name="T472">3</text:span>.<text:span text:style-name="T472">00</text:span> Swings/Second</text:p>
          </table:table-cell>
          <table:table-cell table:style-name="Table11.C2" office:value-type="string">
            <text:p text:style-name="P49">The child of one-handed and two-handed sword, this versatile weapon is a deadly weapon in skilled hands.</text:p>
            <text:p text:style-name="P49">-When wielding nothing in the other hand, this weapon deals 35% more damage. </text:p>
            <text:p text:style-name="P49"/>
          </table:table-cell>
        </table:table-row>
        <text:soft-page-break/>
        <table:table-row>
          <table:table-cell table:style-name="Table11.A2" office:value-type="string">
            <text:p text:style-name="P239"><text:span text:style-name="T394">S</text:span><text:span text:style-name="T383">ONY Energy </text:span><text:span text:style-name="T395">Blade</text:span></text:p>
          </table:table-cell>
          <table:table-cell table:style-name="Table11.A2" office:value-type="string">
            <text:p text:style-name="P40"><text:span text:style-name="T472">3</text:span>.<text:span text:style-name="T472">0</text:span>0 Swings/Second</text:p>
          </table:table-cell>
          <table:table-cell table:style-name="Table11.C2" office:value-type="string">
            <text:p text:style-name="P41">Nanites formed by the Omni-Station around the <text:span text:style-name="T467">Dynamic Power Core to form the handle of a sword and a blade of pure energy. </text:span></text:p>
            <text:p text:style-name="P41">-<text:span text:style-name="T468">This weapon deals its’ damage as both fire and electrical.</text:span></text:p>
          </table:table-cell>
        </table:table-row>
      </table:table>
      <text:p text:style-name="P418"/>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6">Sword</text:p>
          </table:table-cell>
          <table:table-cell table:style-name="Table12.A1" office:value-type="string">
            <text:p text:style-name="P146">Speed</text:p>
          </table:table-cell>
          <table:table-cell table:style-name="Table12.C1" office:value-type="string">
            <text:p text:style-name="P146">Description and Special Abilities</text:p>
          </table:table-cell>
        </table:table-row>
        <table:table-row>
          <table:table-cell table:style-name="Table12.A2" office:value-type="string">
            <text:p text:style-name="P49">Valor</text:p>
          </table:table-cell>
          <table:table-cell table:style-name="Table12.A2" office:value-type="string">
            <text:p text:style-name="P49">3.0<text:span text:style-name="T471">0</text:span> Swings/Second</text:p>
          </table:table-cell>
          <table:table-cell table:style-name="Table12.C2" office:value-type="string">
            <text:p text:style-name="P49">The sword of <text:span text:style-name="T475">Sir Kay, it is a wondrous steel long-sword said to be forged in the fires of a dragon.</text:span></text:p>
            <text:p text:style-name="P50">-This sword is aflame when drawn and deals an additional 10% fire damage.</text:p>
            <text:p text:style-name="P50">-Power attacks from this sword send a 1 meter line of flame 2 meters in front of the wielder damaging those around for 75% of the weapons damage. <text:s/></text:p>
          </table:table-cell>
        </table:table-row>
        <table:table-row>
          <table:table-cell table:style-name="Table12.A2" office:value-type="string">
            <text:p text:style-name="P49">Famine</text:p>
          </table:table-cell>
          <table:table-cell table:style-name="Table12.A2" office:value-type="string">
            <text:p text:style-name="P50">3.3<text:span text:style-name="T471">0</text:span> Swings/Second</text:p>
          </table:table-cell>
          <table:table-cell table:style-name="Table12.C2" office:value-type="string">
            <text:p text:style-name="P50">The sword of Sir Gareth, the long-sword underwent a dark transformation as did its’ owner and now eternally hungers.</text:p>
            <text:p text:style-name="P50">-This sword draws strength from its’ wielder, draining an additional 50% stamina with attacks but dealing 25% extra damage. If the wielder is out of stamina, the sword instead uses health. </text:p>
          </table:table-cell>
        </table:table-row>
        <table:table-row>
          <table:table-cell table:style-name="Table12.A2" office:value-type="string">
            <text:p text:style-name="P49">Truth</text:p>
          </table:table-cell>
          <table:table-cell table:style-name="Table12.A2" office:value-type="string">
            <text:p text:style-name="P50">3.5<text:span text:style-name="T471">0</text:span> Swings/Second</text:p>
          </table:table-cell>
          <table:table-cell table:style-name="Table12.C2" office:value-type="string">
            <text:p text:style-name="P50">The sword of Sir Tristan, it is a simple silver bastard sword that is far heavier then its’ form would show. </text:p>
            <text:p text:style-name="P50">-<text:span text:style-name="T471">This sword deals 50% additional damage when wielded with something in the other hand, and 100% when nothing else is in the other hand. </text:span></text:p>
            <text:p text:style-name="P50">-<text:span text:style-name="T471">The wielder of this sword takes 25% less damage.</text:span></text:p>
            <text:p text:style-name="P50">-<text:span text:style-name="T471">The wielder of this sword moves 20% slower. </text:span></text:p>
            <text:p text:style-name="P50"/>
            <text:p text:style-name="P50"/>
            <text:p text:style-name="P50"/>
          </table:table-cell>
        </table:table-row>
        <table:table-row>
          <table:table-cell table:style-name="Table12.A2" office:value-type="string">
            <text:p text:style-name="P49">Courage</text:p>
          </table:table-cell>
          <table:table-cell table:style-name="Table12.A2" office:value-type="string">
            <text:p text:style-name="P51">3.20 Swings/Second</text:p>
          </table:table-cell>
          <table:table-cell table:style-name="Table12.C2" office:value-type="string">
            <text:p text:style-name="P51">The sword of Sir Gawain, the iron long-sword was said to give the wielder ice in their veins.</text:p>
            <text:p text:style-name="P51">-The sword blade radiates a frosty aura, and dealings an additional 10% cold damage.</text:p>
            <text:p text:style-name="P51">-The wielder of the sword is immune to any magikal effects that are mental. </text:p>
          </table:table-cell>
        </table:table-row>
        <table:table-row>
          <table:table-cell table:style-name="Table12.A2" office:value-type="string">
            <text:p text:style-name="P49">Order</text:p>
          </table:table-cell>
          <table:table-cell table:style-name="Table12.A2" office:value-type="string">
            <text:p text:style-name="P51">3.40 Swings/Second</text:p>
          </table:table-cell>
          <table:table-cell table:style-name="Table12.C2" office:value-type="string">
            <text:p text:style-name="P51">The sword of Sir Bors, <text:span text:style-name="T476">it is a broad-bladed ulfbert made of steel and adorned with diamonds. </text:span></text:p>
            <text:p text:style-name="P51">-<text:span text:style-name="T476">The attacks of this sword stun targets for 2 seconds. This effect can not occur more than every 10 seconds on an individual enemy. </text:span></text:p>
            <text:p text:style-name="P51">-<text:span text:style-name="T477">The wielder of this sword takes 15% reduced damage. </text:span></text:p>
          </table:table-cell>
        </table:table-row>
        <table:table-row>
          <table:table-cell table:style-name="Table12.A2" office:value-type="string">
            <text:p text:style-name="P49">Justice</text:p>
          </table:table-cell>
          <table:table-cell table:style-name="Table12.A2" office:value-type="string">
            <text:p text:style-name="P52">3.30 Swings/Second</text:p>
          </table:table-cell>
          <table:table-cell table:style-name="Table12.C2" office:value-type="string">
            <text:p text:style-name="P52">The sword of Sir Geraint, it is a black bladed long-sword that glows with a white light as though a torch. </text:p>
            <text:p text:style-name="P52">-The sword illuminates a 10 meter area around the blade when the sword is drawn. </text:p>
            <text:p text:style-name="P52">-The sword highlights enemies within 20 meters of the wielder as long as the sword is equipped. </text:p>
            <text:p text:style-name="P52">-The sword deals 50% extra damage. </text:p>
          </table:table-cell>
        </table:table-row>
        <table:table-row>
          <table:table-cell table:style-name="Table12.A2" office:value-type="string">
            <text:p text:style-name="P49">War</text:p>
          </table:table-cell>
          <table:table-cell table:style-name="Table12.A2" office:value-type="string">
            <text:p text:style-name="P52">3.75 Swings/Second</text:p>
          </table:table-cell>
          <table:table-cell table:style-name="Table12.C2" office:value-type="string">
            <text:p text:style-name="P52">The sword of Sir Gaheris, it followed its’ owner down a path of blood and conquest. </text:p>
            <text:p text:style-name="P52">-This sword deals 125% extra damage.</text:p>
            <text:p text:style-name="P52">-The wielder of this sword bleeds for 20% extra of the damage they take. </text:p>
            <text:p text:style-name="P52">-The wielder of this sword takes 20% less damage. </text:p>
          </table:table-cell>
        </table:table-row>
        <table:table-row>
          <table:table-cell table:style-name="Table12.A2" office:value-type="string">
            <text:p text:style-name="P49">Heroism</text:p>
          </table:table-cell>
          <table:table-cell table:style-name="Table12.A2" office:value-type="string">
            <text:p text:style-name="P52">3.50 Swings/Second</text:p>
          </table:table-cell>
          <table:table-cell table:style-name="Table12.C2" office:value-type="string">
            <text:p text:style-name="P52">The sword of <text:span text:style-name="T478">King </text:span>Lancelot, it is a silver short-sword, adorned with gold on the hilt and pommel. </text:p>
            <text:p text:style-name="P52">-The sword splits into two blades when drawn, allowing the wielder to wield an identical copy in their off-hand. </text:p>
            <text:p text:style-name="P52">-This sword heals the wielder for 1% of their health every 5 seconds.</text:p>
            <text:p text:style-name="P52">-This sword deals <text:span text:style-name="T478">10% damage against targets that the wielder had struck within the last 10 seconds. This effect stacks twice. Additional strikes only refresh the duration. </text:span></text:p>
          </table:table-cell>
        </table:table-row>
        <table:table-row>
          <table:table-cell table:style-name="Table12.A2" office:value-type="string">
            <text:p text:style-name="P49">Pestilence</text:p>
          </table:table-cell>
          <table:table-cell table:style-name="Table12.A2" office:value-type="string">
            <text:p text:style-name="P53">3.00 Swings/Second</text:p>
          </table:table-cell>
          <table:table-cell table:style-name="Table12.C2" office:value-type="string">
            <text:p text:style-name="P53">The sword of Sir Bedivere, it fell to plague as it owner did and now is a virile weapon. </text:p>
            <text:p text:style-name="P53">-The sword radiates a poisonous aura, damaging enemies that comes within 1 meter of the wielder for 2% of the weapons’ damage each second they remain in the area.</text:p>
            <text:p text:style-name="P53">-Enemies struck by the sword are sickened, having their movement <text:soft-page-break/>speed slowed by 25% and taking 25% of the swords’ damage over 10 seconds. Additional strikes refresh the duration. </text:p>
          </table:table-cell>
        </table:table-row>
        <table:table-row>
          <table:table-cell table:style-name="Table12.A2" office:value-type="string">
            <text:p text:style-name="P49">Might</text:p>
          </table:table-cell>
          <table:table-cell table:style-name="Table12.A2" office:value-type="string">
            <text:p text:style-name="P53">2.80 Swings/Second</text:p>
          </table:table-cell>
          <table:table-cell table:style-name="Table12.C2" office:value-type="string">
            <text:p text:style-name="P53">The sword of Sir Lamorak, it is said to be the strongest of the 12 Blades of the Round Table. </text:p>
            <text:p text:style-name="P53">-This weapon swings 10% faster every time it is swung. This effect stacks up to 5 times and lasts for 3 seconds. Additional swings when at full stacks refresh the duration.</text:p>
            <text:p text:style-name="P53">-Each time the wielder is struck, the take 5% less damage for 3 seconds. This effect stacks up to 5 times and an additional strikes refresh the duration. </text:p>
          </table:table-cell>
        </table:table-row>
        <table:table-row>
          <table:table-cell table:style-name="Table12.A2" office:value-type="string">
            <text:p text:style-name="P49">Mercy</text:p>
          </table:table-cell>
          <table:table-cell table:style-name="Table12.A2" office:value-type="string">
            <text:p text:style-name="P53">3.00 Swings/Second</text:p>
          </table:table-cell>
          <table:table-cell table:style-name="Table12.C2" office:value-type="string">
            <text:p text:style-name="P53">The sword of Sir Percival, it <text:span text:style-name="T479">is</text:span> a long-sword with a golden blade and silver pommel. </text:p>
            <text:p text:style-name="P53">-<text:span text:style-name="T479">The sword deals 300% extra damage, but deals only non-lethal damage. Targets are not killed but are knocked out instead. </text:span></text:p>
          </table:table-cell>
        </table:table-row>
        <table:table-row>
          <table:table-cell table:style-name="Table12.A2" office:value-type="string">
            <text:p text:style-name="P49">Death</text:p>
          </table:table-cell>
          <table:table-cell table:style-name="Table12.A2" office:value-type="string">
            <text:p text:style-name="P54">3.25 Swings/Second</text:p>
          </table:table-cell>
          <table:table-cell table:style-name="Table12.C2" office:value-type="string">
            <text:p text:style-name="P54">The sword of Sir Galahad, it is dark blade that radiates a dark presence. </text:p>
            <text:p text:style-name="P54">-This weapon deals 150% damage to enemies struck. </text:p>
            <text:p text:style-name="P54">-This weapon makes it hard to resurrect the wielder, causing them to lose even more (100% additional experience) of their memories when killed and resurrected.</text:p>
            <text:p text:style-name="P54">-This weapons power attack causes an explosion of dark energy around the weapon, dealing 100% of the weapons damage to all within 3 meters. The caster loses 5% of their health every time. <text:s/></text:p>
          </table:table-cell>
        </table:table-row>
        <table:table-row table:style-name="Table12.1">
          <table:table-cell table:style-name="Table12.A2" office:value-type="string">
            <text:p text:style-name="P49">Daisho</text:p>
          </table:table-cell>
          <table:table-cell table:style-name="Table12.A2" office:value-type="string">
            <text:p text:style-name="P54">3.30 Swings/Second</text:p>
          </table:table-cell>
          <table:table-cell table:style-name="Table12.C2" office:value-type="string">
            <text:p text:style-name="P54">A mystical katana from Japan, it was rumored to be the sword of a samurai who never took a life, but instead took his opponents limbs. </text:p>
            <text:p text:style-name="P54">-This weapon decapitates enemies struck at 10% of their health. </text:p>
            <text:p text:style-name="P54">-This weapon causes a missile to miss the wielder, and has a cool-down of 10 seconds. </text:p>
            <text:p text:style-name="P54"/>
            <text:p text:style-name="P54"/>
          </table:table-cell>
        </table:table-row>
        <table:table-row table:style-name="Table12.15">
          <table:table-cell table:style-name="Table12.A2" office:value-type="string">
            <text:p text:style-name="P239"><text:span text:style-name="T394">S</text:span><text:span text:style-name="T383">ONY Energy </text:span><text:span text:style-name="T395">Blade</text:span></text:p>
          </table:table-cell>
          <table:table-cell table:style-name="Table12.A2" office:value-type="string">
            <text:p text:style-name="P40"><text:span text:style-name="T472">3</text:span>.<text:span text:style-name="T472">0</text:span>0 Swings/Second</text:p>
          </table:table-cell>
          <table:table-cell table:style-name="Table12.C2" office:value-type="string">
            <text:p text:style-name="P41">Nanites formed by the Omni-Station around the <text:span text:style-name="T467">Dynamic Power Core to form the handle of a sword and a blade of pure energy. </text:span></text:p>
            <text:p text:style-name="P41">-<text:span text:style-name="T468">This weapon deals its’ damage as both fire and electrical.</text:span></text:p>
            <text:p text:style-name="P41">-<text:span text:style-name="T480">This weapon can be thrown up to 25 meters away at an enemy, dealing 125% of the weapons’ damage before returning to the wielders hand.</text:span></text:p>
          </table:table-cell>
        </table:table-row>
      </table:table>
      <text:p text:style-name="P460"/>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6">Sword</text:p>
          </table:table-cell>
          <table:table-cell table:style-name="Table13.A1" office:value-type="string">
            <text:p text:style-name="P146">Speed</text:p>
          </table:table-cell>
          <table:table-cell table:style-name="Table13.C1" office:value-type="string">
            <text:p text:style-name="P146">Description and Special Abilities</text:p>
          </table:table-cell>
        </table:table-row>
        <table:table-row>
          <table:table-cell table:style-name="Table13.A2" office:value-type="string">
            <text:p text:style-name="P49">Indemius</text:p>
          </table:table-cell>
          <table:table-cell table:style-name="Table13.A2" office:value-type="string">
            <text:p text:style-name="P54">3.00 Swings/Second</text:p>
          </table:table-cell>
          <table:table-cell table:style-name="Table13.C2" office:value-type="string">
            <text:p text:style-name="P54">The sword of a fallen general of Lancelot’s army, it hungers for souls. </text:p>
            <text:p text:style-name="P54">-This weapon absorbs the souls of those slain, gaining power the more it kills. Every enemy slain by the sword increases its’ damage by 5%. <text:span text:style-name="T481">This effect lasts for 30 seconds and stacks to a maximum of 20 times. Every time they gain a stack, it adds 2 seconds to the duration. At maximum stacks, the duration is simply increased by 1 second. The wielder takes 5 points of damage per stack when the effect ends. </text:span></text:p>
          </table:table-cell>
        </table:table-row>
        <table:table-row table:style-name="Table13.1">
          <table:table-cell table:style-name="Table13.A2" office:value-type="string">
            <text:p text:style-name="P49">Rudius</text:p>
          </table:table-cell>
          <table:table-cell table:style-name="Table13.A2" office:value-type="string">
            <text:p text:style-name="P55">3.10 Swings/Second</text:p>
          </table:table-cell>
          <table:table-cell table:style-name="Table13.C2" office:value-type="string">
            <text:p text:style-name="P55">A wooden gladius found in the volcanic ashes of <text:span text:style-name="T482">Pompeii.</text:span> </text:p>
            <text:p text:style-name="P55">-This weapon smolders with fire, dealing its’ damage as fire damage and staggering enemies struck backwards 1 meter. </text:p>
            <text:p text:style-name="P55">-This weapons power attack causes an explosion of ash, covering a 5 meter area in volcanic ash. The wielder sees the world as a world of molten magma when within the cloud and all other are blinded. </text:p>
          </table:table-cell>
        </table:table-row>
        <table:table-row>
          <table:table-cell table:style-name="Table13.A2" office:value-type="string">
            <text:p text:style-name="P239"><text:span text:style-name="T394">S</text:span><text:span text:style-name="T383">ONY Energy </text:span><text:span text:style-name="T395">Blade</text:span></text:p>
          </table:table-cell>
          <table:table-cell table:style-name="Table13.A2" office:value-type="string">
            <text:p text:style-name="P40"><text:span text:style-name="T472">3</text:span>.<text:span text:style-name="T472">0</text:span>0 Swings/Second</text:p>
          </table:table-cell>
          <table:table-cell table:style-name="Table13.C2" office:value-type="string">
            <text:p text:style-name="P41">Nanites formed by the Omni-Station around the <text:span text:style-name="T467">Dynamic Power Core to form the handle of a sword and a blade of pure energy. </text:span></text:p>
            <text:p text:style-name="P41">-<text:span text:style-name="T468">This weapon deals its’ damage as both fire and electrical.</text:span></text:p>
            <text:p text:style-name="P41">-<text:span text:style-name="T480">This weapon can be thrown up to 25 meters away at an enemy, dealing 125% of the weapons damage before returning to the wielders hand.</text:span></text:p>
            <text:p text:style-name="P56">-This weapon deals damage to all those struck on it’s flight path away from and back to the wielder. <text:s/></text:p>
          </table:table-cell>
        </table:table-row>
      </table:table>
      <text:p text:style-name="P419"/>
      <text:p text:style-name="P379">Axe</text:p>
      <text:p text:style-name="P377"><text:span text:style-name="T61">Junkyard: </text:span><text:span text:style-name="T126">Sawblade Ax, </text:span><text:span text:style-name="T127">Hand Axe</text:span></text:p>
      <text:p text:style-name="P377"><text:span text:style-name="T61">Serviceable: </text:span><text:span text:style-name="T126">Hatchet, War-</text:span><text:span text:style-name="T128">A</text:span><text:span text:style-name="T126">x</text:span></text:p>
      <text:p text:style-name="P377"><text:span text:style-name="T61">Well-Kept: </text:span><text:span text:style-name="T126">Hatchet, War-</text:span><text:span text:style-name="T128">A</text:span><text:span text:style-name="T126">x, Combat Ax</text:span></text:p>
      <text:p text:style-name="P377"><text:span text:style-name="T61">Masterpiece: </text:span><text:span text:style-name="T126">Hatchet, War-</text:span><text:span text:style-name="T128">A</text:span><text:span text:style-name="T126">x, Combat Ax, Tomohawk, Battle Axe</text:span></text:p>
      <text:p text:style-name="P377"><text:span text:style-name="T61">Exotic: </text:span><text:span text:style-name="T126">Double Headed Battle Axe, Climbing Pick, </text:span><text:span text:style-name="T119">SONY Energy Hatchet</text:span></text:p>
      <text:p text:style-name="P377"><text:span text:style-name="T62">Legendary: </text:span><text:span text:style-name="T125">Axe of the Blood Rage, </text:span><text:span text:style-name="T119">SONY Energy Axe</text:span></text:p>
      <text:p text:style-name="P377"><text:span text:style-name="T61">Unique: </text:span><text:span text:style-name="T126">Paul Bonyo</text:span><text:span text:style-name="T128">n’s Axe, </text:span><text:span text:style-name="T119">SONY Energy Tomohawk</text:span></text:p>
      <text:p text:style-name="P377"><text:span text:style-name="T61">Mythic:</text:span><text:span text:style-name="T126"> PLAYER MAD</text:span><text:span text:style-name="T195">E</text:span></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147">Axe</text:p>
          </table:table-cell>
          <table:table-cell table:style-name="Table14.A1" office:value-type="string">
            <text:p text:style-name="P147">Speed</text:p>
          </table:table-cell>
          <table:table-cell table:style-name="Table14.C1" office:value-type="string">
            <text:p text:style-name="P147">Description and Special Abilities</text:p>
          </table:table-cell>
        </table:table-row>
        <table:table-row>
          <table:table-cell table:style-name="Table14.A2" office:value-type="string">
            <text:p text:style-name="P57">Sawblade Ax<text:span text:style-name="T482">e</text:span></text:p>
          </table:table-cell>
          <table:table-cell table:style-name="Table14.A2" office:value-type="string">
            <text:p text:style-name="P57">2.50 Swings/Second</text:p>
          </table:table-cell>
          <table:table-cell table:style-name="Table14.C2" office:value-type="string">
            <text:p text:style-name="P57">An axe made from the remains of a saw-blade grafted to a haft. </text:p>
          </table:table-cell>
        </table:table-row>
        <table:table-row>
          <table:table-cell table:style-name="Table14.A2" office:value-type="string">
            <text:p text:style-name="P57">Hand Ax<text:span text:style-name="T482">e</text:span></text:p>
          </table:table-cell>
          <table:table-cell table:style-name="Table14.A2" office:value-type="string">
            <text:p text:style-name="P57">3.00 Swings/Second</text:p>
          </table:table-cell>
          <table:table-cell table:style-name="Table14.C2" office:value-type="string">
            <text:p text:style-name="P57">A simply made metal ax. </text:p>
          </table:table-cell>
        </table:table-row>
        <table:table-row>
          <table:table-cell table:style-name="Table14.A2" office:value-type="string">
            <text:p text:style-name="P57">Hatchet</text:p>
          </table:table-cell>
          <table:table-cell table:style-name="Table14.A2" office:value-type="string">
            <text:p text:style-name="P57">3.00 Swings/Second</text:p>
          </table:table-cell>
          <table:table-cell table:style-name="Table14.C2" office:value-type="string">
            <text:p text:style-name="P57">The standard hatchet sold in stores before the Reckoning. </text:p>
          </table:table-cell>
        </table:table-row>
        <table:table-row>
          <table:table-cell table:style-name="Table14.A2" office:value-type="string">
            <text:p text:style-name="P57">War-Ax<text:span text:style-name="T482">e</text:span></text:p>
          </table:table-cell>
          <table:table-cell table:style-name="Table14.A2" office:value-type="string">
            <text:p text:style-name="P57">2.75 Swings/Second</text:p>
          </table:table-cell>
          <table:table-cell table:style-name="Table14.C2" office:value-type="string">
            <text:p text:style-name="P57">An old axe design used in by viking raiders. </text:p>
          </table:table-cell>
        </table:table-row>
        <table:table-row>
          <table:table-cell table:style-name="Table14.A2" office:value-type="string">
            <text:p text:style-name="P57">Combat Ax<text:span text:style-name="T482">e</text:span></text:p>
          </table:table-cell>
          <table:table-cell table:style-name="Table14.A2" office:value-type="string">
            <text:p text:style-name="P57">2.90 Swings/Second</text:p>
          </table:table-cell>
          <table:table-cell table:style-name="Table14.C2" office:value-type="string">
            <text:p text:style-name="P57">A modern take on an older ax designed for combat. </text:p>
          </table:table-cell>
        </table:table-row>
        <table:table-row>
          <table:table-cell table:style-name="Table14.A2" office:value-type="string">
            <text:p text:style-name="P57">Tom<text:span text:style-name="T482">a</text:span>hawk</text:p>
          </table:table-cell>
          <table:table-cell table:style-name="Table14.A2" office:value-type="string">
            <text:p text:style-name="P57">2.50 Swings/Second</text:p>
          </table:table-cell>
          <table:table-cell table:style-name="Table14.C2" office:value-type="string">
            <text:p text:style-name="P57">A still-effective axe that was a key weapon of many Native American tribes in the 1800’s. <text:s/></text:p>
          </table:table-cell>
        </table:table-row>
        <table:table-row>
          <table:table-cell table:style-name="Table14.A2" office:value-type="string">
            <text:p text:style-name="P57">Battle Ax<text:span text:style-name="T482">e</text:span></text:p>
          </table:table-cell>
          <table:table-cell table:style-name="Table14.A2" office:value-type="string">
            <text:p text:style-name="P57">3.00 Swings/Second</text:p>
          </table:table-cell>
          <table:table-cell table:style-name="Table14.C2" office:value-type="string">
            <text:p text:style-name="P57">The sister to the war-ax, it was used in the Middle Ages by warriors and regular people alike. </text:p>
          </table:table-cell>
        </table:table-row>
      </table:table>
      <text:p text:style-name="P419"/>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7">Axe</text:p>
          </table:table-cell>
          <table:table-cell table:style-name="Table15.A1" office:value-type="string">
            <text:p text:style-name="P147">Speed</text:p>
          </table:table-cell>
          <table:table-cell table:style-name="Table15.C1" office:value-type="string">
            <text:p text:style-name="P147">Description and Special Abilities</text:p>
          </table:table-cell>
        </table:table-row>
        <table:table-row>
          <table:table-cell table:style-name="Table15.A2" office:value-type="string">
            <text:p text:style-name="P57">Double Headed Battle Axe</text:p>
          </table:table-cell>
          <table:table-cell table:style-name="Table15.A2" office:value-type="string">
            <text:p text:style-name="P57">2.50 Swings/Second</text:p>
          </table:table-cell>
          <table:table-cell table:style-name="Table15.C2" office:value-type="string">
            <text:p text:style-name="P58">A doubled bladed version of the standard battle axe. </text:p>
            <text:p text:style-name="P58">-Deals 25% additional damage. </text:p>
          </table:table-cell>
        </table:table-row>
        <table:table-row table:style-name="Table15.1">
          <table:table-cell table:style-name="Table15.A2" office:value-type="string">
            <text:p text:style-name="P58">Climbing Pick</text:p>
          </table:table-cell>
          <table:table-cell table:style-name="Table15.A2" office:value-type="string">
            <text:p text:style-name="P58">2.75 Swings/Second</text:p>
          </table:table-cell>
          <table:table-cell table:style-name="Table15.C2" office:value-type="string">
            <text:p text:style-name="P58">A pick used by mountain climbers to scale cliffs, and spike skulls.. </text:p>
            <text:p text:style-name="P58">-Can be used to scale cliffs, buildings and other terrain at the cost of durability.</text:p>
          </table:table-cell>
        </table:table-row>
        <table:table-row>
          <table:table-cell table:style-name="Table15.A2" office:value-type="string">
            <text:p text:style-name="P239"><text:span text:style-name="T394">S</text:span><text:span text:style-name="T383">ONY Energy </text:span><text:span text:style-name="T396">Hatchet</text:span></text:p>
          </table:table-cell>
          <table:table-cell table:style-name="Table15.A2" office:value-type="string">
            <text:p text:style-name="P40"><text:span text:style-name="T483">2.75</text:span> Swings/Second</text:p>
          </table:table-cell>
          <table:table-cell table:style-name="Table15.C2" office:value-type="string">
            <text:p text:style-name="P41">Nanites formed by the Omni-Station around the <text:span text:style-name="T467">Dynamic Power Core to form the handle of an axe and a blade of pure energy. </text:span></text:p>
            <text:p text:style-name="P41">-<text:span text:style-name="T468">This weapon deals its’ damage as both fire and electrical.</text:span></text:p>
          </table:table-cell>
        </table:table-row>
      </table:table>
      <text:p text:style-name="P419"><text:tab/><text:tab/><text:tab/><text:tab/></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8">Axe</text:p>
          </table:table-cell>
          <table:table-cell table:style-name="Table16.A1" office:value-type="string">
            <text:p text:style-name="P148">Speed</text:p>
          </table:table-cell>
          <table:table-cell table:style-name="Table16.C1" office:value-type="string">
            <text:p text:style-name="P148">Description and Special Abilities</text:p>
          </table:table-cell>
        </table:table-row>
        <table:table-row table:style-name="Table16.1">
          <table:table-cell table:style-name="Table16.A2" office:value-type="string">
            <text:p text:style-name="P58">Axe of the Blood Rage</text:p>
          </table:table-cell>
          <table:table-cell table:style-name="Table16.A2" office:value-type="string">
            <text:p text:style-name="P58">2.50 Swings/Second</text:p>
          </table:table-cell>
          <table:table-cell table:style-name="Table16.C2" office:value-type="string">
            <text:p text:style-name="P58">A viking axe that is said to have caused the destruction of many warriors, in both body and mind. </text:p>
            <text:p text:style-name="P58">-When the wielder of this axe is struck in combat, they enter a rage, increasing the damage they deal with this weapon and any physical abilities by an additional 100%. This rage lasts until 30 seconds after the wielder is no longer in combat. Afterwards, their movement speed and melee damage are reduced by 50% for a duration equal to 150% the duration they spent raging. </text:p>
          </table:table-cell>
        </table:table-row>
        <table:table-row>
          <table:table-cell table:style-name="Table16.A2" office:value-type="string">
            <text:p text:style-name="P239"><text:span text:style-name="T394">S</text:span><text:span text:style-name="T383">ONY Energy </text:span><text:span text:style-name="T396">Axe</text:span></text:p>
          </table:table-cell>
          <table:table-cell table:style-name="Table16.A2" office:value-type="string">
            <text:p text:style-name="P40"><text:span text:style-name="T483">2.75</text:span> Swings/Second</text:p>
          </table:table-cell>
          <table:table-cell table:style-name="Table16.C2" office:value-type="string">
            <text:p text:style-name="P41">Nanites formed by the Omni-Station around the <text:span text:style-name="T467">Dynamic Power Core to form the handle of an axe and a blade of pure energy. </text:span></text:p>
            <text:p text:style-name="P41">-<text:span text:style-name="T468">This weapon deals its’ damage as both fire and electrical.</text:span></text:p>
            <text:p text:style-name="P41">-<text:span text:style-name="T483">This weapon gains a charging power attack, which allows the wielder to deliver a much large swing as the axe head extends outward. </text:span></text:p>
          </table:table-cell>
        </table:table-row>
      </table:table>
      <text:p text:style-name="P419"/>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48">Axe</text:p>
          </table:table-cell>
          <table:table-cell table:style-name="Table17.A1" office:value-type="string">
            <text:p text:style-name="P148">Speed</text:p>
          </table:table-cell>
          <table:table-cell table:style-name="Table17.C1" office:value-type="string">
            <text:p text:style-name="P148">Description and Special Abilities</text:p>
          </table:table-cell>
        </table:table-row>
        <table:table-row table:style-name="Table17.1">
          <table:table-cell table:style-name="Table17.A2" office:value-type="string">
            <text:p text:style-name="P58">Paul Bonyon’s Axe</text:p>
          </table:table-cell>
          <table:table-cell table:style-name="Table17.A2" office:value-type="string">
            <text:p text:style-name="P58">2.70 Swings/Second</text:p>
          </table:table-cell>
          <table:table-cell table:style-name="Table17.C2" office:value-type="string">
            <text:p text:style-name="P58">The axe of a world traveler who dedicated himself to carving wood from every type of tree in the wide world. He was roped into many adventures that inspired many tales and his axe remains to this day.</text:p>
            <text:p text:style-name="P58">-This axe increases the strength of the wielder, granting them double the carrying capacity and 50% extra damage with the axe. </text:p>
            <text:p text:style-name="P58">-This axe has a 10 degree wide<text:span text:style-name="T483">r</text:span> weapon arc. </text:p>
          </table:table-cell>
        </table:table-row>
        <table:table-row>
          <table:table-cell table:style-name="Table17.A2" office:value-type="string">
            <text:p text:style-name="P239"><text:span text:style-name="T394">S</text:span><text:span text:style-name="T383">ONY Energy </text:span><text:span text:style-name="T396">Tomohawk</text:span></text:p>
          </table:table-cell>
          <table:table-cell table:style-name="Table17.A2" office:value-type="string">
            <text:p text:style-name="P40"><text:span text:style-name="T483">2.75</text:span> Swings/Second</text:p>
          </table:table-cell>
          <table:table-cell table:style-name="Table17.C2" office:value-type="string">
            <text:p text:style-name="P41">Nanites formed by the Omni-Station around the <text:span text:style-name="T467">Dynamic Power Core to form the handle of an axe and a blade of pure energy. </text:span></text:p>
            <text:p text:style-name="P41">-<text:span text:style-name="T468">This weapon deals its’ damage as both fire and electrical.</text:span></text:p>
            <text:p text:style-name="P41">-<text:span text:style-name="T483">This weapon gains a charging power attack, which allows the wielder to deliver a much large swing as the axe head extends outward. </text:span></text:p>
            <text:p text:style-name="P41">-<text:span text:style-name="T483">Throwing the axe allows it to travel in a straight line, burying itself in a target struck and dealing 150% of the weapons damage. If the target is small enough, they are pulled back with the axe to the wielder, if the target is too large the axe returns to the wielder.</text:span></text:p>
          </table:table-cell>
        </table:table-row>
      </table:table>
      <text:p text:style-name="P419"><text:tab/></text:p>
      <text:p text:style-name="P419"/>
      <text:p text:style-name="P419"/>
      <text:p text:style-name="P419"><text:tab/></text:p>
      <text:p text:style-name="P419"/>
      <text:p text:style-name="P419"/>
      <text:p text:style-name="P419"><text:tab/></text:p>
      <text:p text:style-name="P379"><text:soft-page-break/>Hammer</text:p>
      <text:p text:style-name="P377"><text:span text:style-name="T61">Junkyard: </text:span><text:span text:style-name="T129">Plank, Pipe, Rebar, </text:span><text:span text:style-name="T125">Wrench</text:span></text:p>
      <text:p text:style-name="P377"><text:span text:style-name="T61">Serviceable: </text:span><text:span text:style-name="T129">Mallet, Construction Hammer, Baton</text:span></text:p>
      <text:p text:style-name="P377"><text:span text:style-name="T61">Well-K</text:span><text:span text:style-name="T63">e</text:span><text:span text:style-name="T61">pt: </text:span><text:span text:style-name="T129">Mallet, Construction Hammer, Baton, Police Baton, Battle Mace</text:span></text:p>
      <text:p text:style-name="P377"><text:span text:style-name="T61">Masterpiece: </text:span><text:span text:style-name="T129">Mallet, Construction Hammer, Baton, Police Baton, Battle Mace, War Mace, </text:span><text:span text:style-name="T125">Tonfa</text:span></text:p>
      <text:p text:style-name="P377"><text:span text:style-name="T61">Exotic: </text:span><text:span text:style-name="T129">Stun Baton, </text:span><text:span text:style-name="T130">Flail, </text:span><text:span text:style-name="T119">SONY Energy Mallet</text:span></text:p>
      <text:p text:style-name="P377"><text:span text:style-name="T62">Legendary: </text:span><text:span text:style-name="T125">PROJECT: HAMMERFALL, </text:span><text:span text:style-name="T127">Pugnus, </text:span><text:span text:style-name="T119">SONY Energy Hammer</text:span></text:p>
      <text:p text:style-name="P377"><text:span text:style-name="T61">Unique: </text:span><text:span text:style-name="T131">Mjolnir, </text:span><text:span text:style-name="T119">SONY Energy Mace</text:span></text:p>
      <text:p text:style-name="P377"><text:span text:style-name="T61">Mythic: </text:span><text:span text:style-name="T125">PLAYER MADE</text:span></text:p>
      <text:p text:style-name="P420"/>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11">Hammer</text:p>
          </table:table-cell>
          <table:table-cell table:style-name="Table18.A1" office:value-type="string">
            <text:p text:style-name="P210">Speed</text:p>
          </table:table-cell>
          <table:table-cell table:style-name="Table18.C1" office:value-type="string">
            <text:p text:style-name="P210">Description and Special Abilities</text:p>
          </table:table-cell>
        </table:table-row>
        <table:table-row>
          <table:table-cell table:style-name="Table18.A2" office:value-type="string">
            <text:p text:style-name="P59">Plank</text:p>
          </table:table-cell>
          <table:table-cell table:style-name="Table18.A2" office:value-type="string">
            <text:p text:style-name="P59">2.00 Swings/Second</text:p>
          </table:table-cell>
          <table:table-cell table:style-name="Table18.C2" office:value-type="string">
            <text:p text:style-name="P59">A simple wooden plank. </text:p>
          </table:table-cell>
        </table:table-row>
        <table:table-row>
          <table:table-cell table:style-name="Table18.A2" office:value-type="string">
            <text:p text:style-name="P59">Pipe</text:p>
          </table:table-cell>
          <table:table-cell table:style-name="Table18.A2" office:value-type="string">
            <text:p text:style-name="P59">2.25 Swings/Second</text:p>
          </table:table-cell>
          <table:table-cell table:style-name="Table18.C2" office:value-type="string">
            <text:p text:style-name="P59">A piece of pipe. </text:p>
          </table:table-cell>
        </table:table-row>
        <table:table-row>
          <table:table-cell table:style-name="Table18.A2" office:value-type="string">
            <text:p text:style-name="P59">Rebar</text:p>
          </table:table-cell>
          <table:table-cell table:style-name="Table18.A2" office:value-type="string">
            <text:p text:style-name="P59">2.50 Swings/Second</text:p>
          </table:table-cell>
          <table:table-cell table:style-name="Table18.C2" office:value-type="string">
            <text:p text:style-name="P59">A piece of rebar. </text:p>
          </table:table-cell>
        </table:table-row>
        <table:table-row>
          <table:table-cell table:style-name="Table18.A2" office:value-type="string">
            <text:p text:style-name="P59">Wrench</text:p>
          </table:table-cell>
          <table:table-cell table:style-name="Table18.A2" office:value-type="string">
            <text:p text:style-name="P59">2.10 Swings/Second</text:p>
          </table:table-cell>
          <table:table-cell table:style-name="Table18.C2" office:value-type="string">
            <text:p text:style-name="P59">A simple construction wrench. </text:p>
          </table:table-cell>
        </table:table-row>
        <table:table-row>
          <table:table-cell table:style-name="Table18.A2" office:value-type="string">
            <text:p text:style-name="P59">Mallet</text:p>
          </table:table-cell>
          <table:table-cell table:style-name="Table18.A2" office:value-type="string">
            <text:p text:style-name="P59">2.20 Swings/Second</text:p>
          </table:table-cell>
          <table:table-cell table:style-name="Table18.C2" office:value-type="string">
            <text:p text:style-name="P59">A broadsided hammer used to hemmer things in. </text:p>
          </table:table-cell>
        </table:table-row>
        <table:table-row>
          <table:table-cell table:style-name="Table18.A2" office:value-type="string">
            <text:p text:style-name="P59">Construction Hammer</text:p>
          </table:table-cell>
          <table:table-cell table:style-name="Table18.A2" office:value-type="string">
            <text:p text:style-name="P59">2.40 Swings/Second</text:p>
          </table:table-cell>
          <table:table-cell table:style-name="Table18.C2" office:value-type="string">
            <text:p text:style-name="P59">A hammer used to hammer in nails. </text:p>
          </table:table-cell>
        </table:table-row>
        <table:table-row>
          <table:table-cell table:style-name="Table18.A2" office:value-type="string">
            <text:p text:style-name="P59">Baton</text:p>
          </table:table-cell>
          <table:table-cell table:style-name="Table18.A2" office:value-type="string">
            <text:p text:style-name="P59">2.30 Swings/Second</text:p>
          </table:table-cell>
          <table:table-cell table:style-name="Table18.C2" office:value-type="string">
            <text:p text:style-name="P59">A baton used by civilians before the Reckoning. </text:p>
          </table:table-cell>
        </table:table-row>
        <table:table-row>
          <table:table-cell table:style-name="Table18.A2" office:value-type="string">
            <text:p text:style-name="P59">Police Baton</text:p>
          </table:table-cell>
          <table:table-cell table:style-name="Table18.A2" office:value-type="string">
            <text:p text:style-name="P59">2.50 Swings/Second</text:p>
          </table:table-cell>
          <table:table-cell table:style-name="Table18.C2" office:value-type="string">
            <text:p text:style-name="P59">A baton used by police before the Reckoning, it is lighter than the standard baton. </text:p>
          </table:table-cell>
        </table:table-row>
        <table:table-row>
          <table:table-cell table:style-name="Table18.A2" office:value-type="string">
            <text:p text:style-name="P59">Battle Mace</text:p>
          </table:table-cell>
          <table:table-cell table:style-name="Table18.A2" office:value-type="string">
            <text:p text:style-name="P59">2.40 Swings/Second</text:p>
          </table:table-cell>
          <table:table-cell table:style-name="Table18.C2" office:value-type="string">
            <text:p text:style-name="P59">A light mace used by footm<text:span text:style-name="T482">e</text:span>n in armies during the Middle Ages. </text:p>
          </table:table-cell>
        </table:table-row>
        <table:table-row>
          <table:table-cell table:style-name="Table18.A2" office:value-type="string">
            <text:p text:style-name="P59">War Mace</text:p>
          </table:table-cell>
          <table:table-cell table:style-name="Table18.A2" office:value-type="string">
            <text:p text:style-name="P59">2.00 Swings/Second</text:p>
          </table:table-cell>
          <table:table-cell table:style-name="Table18.C2" office:value-type="string">
            <text:p text:style-name="P59">A heavy mace used by knights during the Middles Ages. </text:p>
          </table:table-cell>
        </table:table-row>
        <table:table-row>
          <table:table-cell table:style-name="Table18.A2" office:value-type="string">
            <text:p text:style-name="P59">Tonfa</text:p>
          </table:table-cell>
          <table:table-cell table:style-name="Table18.A2" office:value-type="string">
            <text:p text:style-name="P59">2.10 Swings/Second</text:p>
          </table:table-cell>
          <table:table-cell table:style-name="Table18.C2" office:value-type="string">
            <text:p text:style-name="P59">A specialized baton that is heavier than other batons. <text:s/></text:p>
          </table:table-cell>
        </table:table-row>
      </table:table>
      <text:p text:style-name="P421"><text:tab/><text:tab/><text:tab/><text:tab/><text:tab/></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49">Hammer</text:p>
          </table:table-cell>
          <table:table-cell table:style-name="Table19.A1" office:value-type="string">
            <text:p text:style-name="P150">Speed</text:p>
          </table:table-cell>
          <table:table-cell table:style-name="Table19.C1" office:value-type="string">
            <text:p text:style-name="P150">Description and Special Abilities</text:p>
          </table:table-cell>
        </table:table-row>
        <table:table-row>
          <table:table-cell table:style-name="Table19.A2" office:value-type="string">
            <text:p text:style-name="P60">Stun Baton</text:p>
          </table:table-cell>
          <table:table-cell table:style-name="Table19.A2" office:value-type="string">
            <text:p text:style-name="P60">2.50 Swings/Second</text:p>
          </table:table-cell>
          <table:table-cell table:style-name="Table19.C2" office:value-type="string">
            <text:p text:style-name="P60">An electrified baton that shocks a struck target. </text:p>
            <text:p text:style-name="P60">-Deals an additional 10% electrical damage. </text:p>
          </table:table-cell>
        </table:table-row>
        <table:table-row table:style-name="Table19.1">
          <table:table-cell table:style-name="Table19.A2" office:value-type="string">
            <text:p text:style-name="P60">Flail</text:p>
          </table:table-cell>
          <table:table-cell table:style-name="Table19.A2" office:value-type="string">
            <text:p text:style-name="P60">2.00 Swings/Second</text:p>
          </table:table-cell>
          <table:table-cell table:style-name="Table19.C2" office:value-type="string">
            <text:p text:style-name="P60">A spiked metal ball attached to the ha<text:span text:style-name="T482">ft</text:span> by a chain. </text:p>
            <text:p text:style-name="P60">-Shields and cover provide no protection against the flail provided the wielder can reach over the shield or cover. </text:p>
          </table:table-cell>
        </table:table-row>
        <table:table-row>
          <table:table-cell table:style-name="Table19.A2" office:value-type="string">
            <text:p text:style-name="P239"><text:span text:style-name="T394">S</text:span><text:span text:style-name="T383">ONY Energy </text:span><text:span text:style-name="T397">Mallet</text:span></text:p>
          </table:table-cell>
          <table:table-cell table:style-name="Table19.A2" office:value-type="string">
            <text:p text:style-name="P40"><text:span text:style-name="T483">2.50</text:span> Swings/Second</text:p>
          </table:table-cell>
          <table:table-cell table:style-name="Table19.C2" office:value-type="string">
            <text:p text:style-name="P41">Nanites formed by the Omni-Station around the <text:span text:style-name="T467">Dynamic Power Core to form the handle of a hammer and a blade of pure energy. </text:span></text:p>
            <text:p text:style-name="P41">-<text:span text:style-name="T468">This weapon deals its’ damage as both fire and electrical.</text:span></text:p>
          </table:table-cell>
        </table:table-row>
      </table:table>
      <text:p text:style-name="P421"/>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51">Hammer</text:p>
          </table:table-cell>
          <table:table-cell table:style-name="Table20.A1" office:value-type="string">
            <text:p text:style-name="P150">Speed</text:p>
          </table:table-cell>
          <table:table-cell table:style-name="Table20.C1" office:value-type="string">
            <text:p text:style-name="P150">Description and Special Abilities</text:p>
          </table:table-cell>
        </table:table-row>
        <table:table-row>
          <table:table-cell table:style-name="Table20.A2" office:value-type="string">
            <text:p text:style-name="P60">PROJECT: HAMMERFALL</text:p>
          </table:table-cell>
          <table:table-cell table:style-name="Table20.A2" office:value-type="string">
            <text:p text:style-name="P60">2.50 Swings/Second</text:p>
          </table:table-cell>
          <table:table-cell table:style-name="Table20.C2" office:value-type="string">
            <text:p text:style-name="P60">A powerful military proto-type developed in Seattle’s black book Army R&amp;D center, it is a modern battle hammer that has had several micro thrusters installed into the head. They activate with a push of a button. </text:p>
            <text:p text:style-name="P60">-The wielder of weapon swings the weapon 50% faster and recovers from a blocked attack 75% faster.</text:p>
            <text:p text:style-name="P60">-The power attack of this weapon is a seismic impact upon the ground that releases a shock-wave, knocking enemies within 3 meters of the wielder prone and dealing 100% of the weapons damage. </text:p>
          </table:table-cell>
        </table:table-row>
        <table:table-row table:style-name="Table20.1">
          <table:table-cell table:style-name="Table20.A2" office:value-type="string">
            <text:p text:style-name="P60">Pugnus</text:p>
          </table:table-cell>
          <table:table-cell table:style-name="Table20.A2" office:value-type="string">
            <text:p text:style-name="P60">2.00 Swings/Second</text:p>
          </table:table-cell>
          <table:table-cell table:style-name="Table20.C2" office:value-type="string">
            <text:p text:style-name="P60">A silver hammer whose head is in the shape of a fist, it deals immense damage to those wearing armor and empowers its’ wielder if they are disarmed.</text:p>
            <text:p text:style-name="P60">-Deals 50% additional damage to enemies wearing armor.</text:p>
            <text:p text:style-name="P60">-The wielder gains a 40% bonus to unarmed damage when the<text:span text:style-name="T482">y</text:span> are disarmed of this weapon. This bonus lasts for 1 minute or until the wielder draws a weapon, whichever occurs first. </text:p>
          </table:table-cell>
        </table:table-row>
        <table:table-row>
          <table:table-cell table:style-name="Table20.A2" office:value-type="string">
            <text:p text:style-name="P239"><text:span text:style-name="T394">S</text:span><text:span text:style-name="T383">ONY Energy </text:span><text:span text:style-name="T398">Hammer</text:span></text:p>
          </table:table-cell>
          <table:table-cell table:style-name="Table20.A2" office:value-type="string">
            <text:p text:style-name="P40"><text:span text:style-name="T483">2.25</text:span> Swings/Second</text:p>
          </table:table-cell>
          <table:table-cell table:style-name="Table20.C2" office:value-type="string">
            <text:p text:style-name="P41">Nanites formed by the Omni-Station around the <text:span text:style-name="T467">Dynamic Power Core to form the handle of a hammer and a blade of pure energy. </text:span></text:p>
            <text:p text:style-name="P41">-<text:span text:style-name="T468">This weapon deals its’ damage as both fire and electrical.</text:span></text:p>
            <text:p text:style-name="P41">-<text:span text:style-name="T484">This weapon deals it’s damage in a 1 meter area. </text:span></text:p>
          </table:table-cell>
        </table:table-row>
      </table:table>
      <text:p text:style-name="P421"/>
      <text:p text:style-name="P421"/>
      <text:p text:style-name="P421"/>
      <table:table table:name="Table21" table:style-name="Table21">
        <table:table-column table:style-name="Table21.A"/>
        <table:table-column table:style-name="Table21.B"/>
        <table:table-column table:style-name="Table21.C"/>
        <text:soft-page-break/>
        <table:table-row table:style-name="Table21.1">
          <table:table-cell table:style-name="Table21.A1" office:value-type="string">
            <text:p text:style-name="P151">Hammer</text:p>
          </table:table-cell>
          <table:table-cell table:style-name="Table21.A1" office:value-type="string">
            <text:p text:style-name="P152">Speed</text:p>
          </table:table-cell>
          <table:table-cell table:style-name="Table21.C1" office:value-type="string">
            <text:p text:style-name="P152">Description and Special Abilities</text:p>
          </table:table-cell>
        </table:table-row>
        <table:table-row table:style-name="Table21.1">
          <table:table-cell table:style-name="Table21.A2" office:value-type="string">
            <text:p text:style-name="P61">Mjolnir</text:p>
          </table:table-cell>
          <table:table-cell table:style-name="Table21.A2" office:value-type="string">
            <text:p text:style-name="P61">2.25 Swings/Second</text:p>
          </table:table-cell>
          <table:table-cell table:style-name="Table21.C2" office:value-type="string">
            <text:p text:style-name="P61">The fabled weapon of Thor, the Thunder God, it is actually an angelic weapon left by the angel who was named Thor. It radiates potent magik and grace.</text:p>
            <text:p text:style-name="P61">-This weapon deals 50% extra electrical damage.</text:p>
            <text:p text:style-name="P61">-This weapon can be thrown at a range of 20 meters and returns to the wielders hand.</text:p>
            <text:p text:style-name="P61">-Power attacking while staring at the open sky calls lightning bolts down upon enemies within 20 meters, dealing 125% of the weapons damage as electrical damage. </text:p>
          </table:table-cell>
        </table:table-row>
        <table:table-row>
          <table:table-cell table:style-name="Table21.A2" office:value-type="string">
            <text:p text:style-name="P239"><text:span text:style-name="T394">S</text:span><text:span text:style-name="T383">ONY Energy </text:span><text:span text:style-name="T399">Mace</text:span></text:p>
          </table:table-cell>
          <table:table-cell table:style-name="Table21.A2" office:value-type="string">
            <text:p text:style-name="P40"><text:span text:style-name="T483">2.25</text:span> Swings/Second</text:p>
          </table:table-cell>
          <table:table-cell table:style-name="Table21.C2" office:value-type="string">
            <text:p text:style-name="P41">Nanites formed by the Omni-Station around the <text:span text:style-name="T467">Dynamic Power Core to form the handle of a hammer and a blade of pure energy. </text:span></text:p>
            <text:p text:style-name="P41">-<text:span text:style-name="T468">This weapon deals its’ damage as both fire and electrical.</text:span></text:p>
            <text:p text:style-name="P41">-<text:span text:style-name="T484">This weapon deals it’s damage in a 1 meter area. </text:span></text:p>
            <text:p text:style-name="P41">-<text:span text:style-name="T485">This weapon has a chargeable power attack that knocks enemies back 3 meters at full charge. </text:span></text:p>
          </table:table-cell>
        </table:table-row>
      </table:table>
      <text:p text:style-name="P421"/>
      <text:p text:style-name="P380">Whip</text:p>
      <text:p text:style-name="P380"><text:span text:style-name="T61">Junkyard: </text:span><text:span text:style-name="T132">Chain</text:span></text:p>
      <text:p text:style-name="P380"><text:span text:style-name="T61">Well-Kept:</text:span><text:span text:style-name="T126"> </text:span><text:span text:style-name="T132">Chain</text:span></text:p>
      <text:p text:style-name="P380"><text:span text:style-name="T61">Masterpiece: </text:span><text:span text:style-name="T132">Chain</text:span></text:p>
      <text:p text:style-name="P380"><text:span text:style-name="T61">Exotic:</text:span><text:span text:style-name="T64"> </text:span><text:span text:style-name="T133">Whip</text:span></text:p>
      <text:p text:style-name="P380"><text:span text:style-name="T62">Legendary: </text:span><text:span text:style-name="T132">PROJECT: SCYLLA</text:span></text:p>
      <text:p text:style-name="P380"><text:span text:style-name="T61">Unique:</text:span><text:span text:style-name="T96"> </text:span><text:span text:style-name="T133">The Chain of </text:span><text:span text:style-name="T134">Hades</text:span></text:p>
      <text:p text:style-name="P380"><text:span text:style-name="T61">Mythic: </text:span><text:span text:style-name="T133">PLAYER MADE</text:span></text:p>
      <text:p text:style-name="P422"/>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153">Whip</text:p>
          </table:table-cell>
          <table:table-cell table:style-name="Table85.A1" office:value-type="string">
            <text:p text:style-name="P153">Speed</text:p>
          </table:table-cell>
          <table:table-cell table:style-name="Table85.C1" office:value-type="string">
            <text:p text:style-name="P153">Description and Special Abilities</text:p>
          </table:table-cell>
        </table:table-row>
        <table:table-row>
          <table:table-cell table:style-name="Table85.A2" office:value-type="string">
            <text:p text:style-name="P62">Chain</text:p>
          </table:table-cell>
          <table:table-cell table:style-name="Table85.A2" office:value-type="string">
            <text:p text:style-name="P62">1.25 <text:span text:style-name="T486">Swings/Second</text:span></text:p>
          </table:table-cell>
          <table:table-cell table:style-name="Table85.C2" office:value-type="string">
            <text:p text:style-name="P62">A loop of chain.</text:p>
          </table:table-cell>
        </table:table-row>
      </table:table>
      <text:p text:style-name="P42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53">Whip</text:p>
          </table:table-cell>
          <table:table-cell table:style-name="Table86.A1" office:value-type="string">
            <text:p text:style-name="P153">Speed</text:p>
          </table:table-cell>
          <table:table-cell table:style-name="Table86.C1" office:value-type="string">
            <text:p text:style-name="P153">Description and Special Abilities</text:p>
          </table:table-cell>
        </table:table-row>
        <table:table-row>
          <table:table-cell table:style-name="Table86.A2" office:value-type="string">
            <text:p text:style-name="P62">Whip</text:p>
          </table:table-cell>
          <table:table-cell table:style-name="Table86.A2" office:value-type="string">
            <text:p text:style-name="P62">1.50 <text:span text:style-name="T486">Swings/Second</text:span></text:p>
          </table:table-cell>
          <table:table-cell table:style-name="Table86.C2" office:value-type="string">
            <text:p text:style-name="P62">A simple whip employed by cowboys.</text:p>
            <text:p text:style-name="P62">-This weapon can constrain enemies struck via a power attack. </text:p>
          </table:table-cell>
        </table:table-row>
      </table:table>
      <text:p text:style-name="P422"/>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53">Whip</text:p>
          </table:table-cell>
          <table:table-cell table:style-name="Table87.A1" office:value-type="string">
            <text:p text:style-name="P153">Speed</text:p>
          </table:table-cell>
          <table:table-cell table:style-name="Table87.C1" office:value-type="string">
            <text:p text:style-name="P153">Description and Special Abilities</text:p>
          </table:table-cell>
        </table:table-row>
        <table:table-row table:style-name="Table87.2">
          <table:table-cell table:style-name="Table87.A2" office:value-type="string">
            <text:p text:style-name="P62">PROJECT: SCYLLA</text:p>
          </table:table-cell>
          <table:table-cell table:style-name="Table87.A2" office:value-type="string">
            <text:p text:style-name="P62">1.35 <text:span text:style-name="T486">Swings/Second</text:span></text:p>
          </table:table-cell>
          <table:table-cell table:style-name="Table87.C2" office:value-type="string">
            <text:p text:style-name="P62">A military proto-type designed for interrogation.</text:p>
            <text:p text:style-name="P62">-This weapon deals electrical damage and physical damage.</text:p>
            <text:p text:style-name="P62">-This weapon can <text:span text:style-name="T487">constrain</text:span> enemies struck via a power attack.</text:p>
            <text:p text:style-name="P62">-This weapon stuns enemies for 10 seconds after being constrained. </text:p>
          </table:table-cell>
        </table:table-row>
      </table:table>
      <text:p text:style-name="P452"/>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53">Whip</text:p>
          </table:table-cell>
          <table:table-cell table:style-name="Table88.A1" office:value-type="string">
            <text:p text:style-name="P153">Speed</text:p>
          </table:table-cell>
          <table:table-cell table:style-name="Table88.C1" office:value-type="string">
            <text:p text:style-name="P153">Description and Special Abilities</text:p>
          </table:table-cell>
        </table:table-row>
        <table:table-row>
          <table:table-cell table:style-name="Table88.A2" office:value-type="string">
            <text:p text:style-name="P62">The Chain of <text:span text:style-name="T488">Hades</text:span></text:p>
          </table:table-cell>
          <table:table-cell table:style-name="Table88.A2" office:value-type="string">
            <text:p text:style-name="P62">2.00 <text:span text:style-name="T486">Swings/Second</text:span></text:p>
          </table:table-cell>
          <table:table-cell table:style-name="Table88.C2" office:value-type="string">
            <text:p text:style-name="P62">A brutal angelic weapon forged in the fires of Hell, it embeds itself into the wearer when wielded but grants much power. </text:p>
            <text:p text:style-name="P62">-<text:span text:style-name="T486">This weapon deals 75% of the wearers health when equipped and unequipped. </text:span></text:p>
            <text:p text:style-name="P62">-<text:span text:style-name="T486">This weapon deals an additional 100% fire damage. </text:span></text:p>
            <text:p text:style-name="P63">-This weapon deals an additional 1% bleed damage. Every strike after the first against the same enemy deals an additional 1% damage up to 25% extra bleed damage. <text:span text:style-name="T489">This effect lasts for 5 seconds.</text:span></text:p>
            <text:p text:style-name="P63">-This weapon heals the wielder for 20% of the damage dealt. </text:p>
            <text:p text:style-name="P63">-This weapon can constrain enemies struck with a power attack.</text:p>
            <text:p text:style-name="P63">-This weapon can engulf an enemy constrained in fire, dealing 125% of the weapons damage every second as long as they are constrained. <text:s/></text:p>
            <text:p text:style-name="P63">-<text:span text:style-name="T489">This weapon does not break invisibility or other forms of concealment.</text:span></text:p>
          </table:table-cell>
        </table:table-row>
      </table:table>
      <text:p text:style-name="P452"/>
      <text:p text:style-name="P452"/>
      <text:p text:style-name="P452"/>
      <text:p text:style-name="P452"/>
      <text:p text:style-name="P452"/>
      <text:p text:style-name="P452"/>
      <text:p text:style-name="P452"/>
      <text:p text:style-name="P452"/>
      <text:p text:style-name="P452"/>
      <text:p text:style-name="P452"/>
      <text:p text:style-name="P277"><text:soft-page-break/>Two-Handed</text:p>
      <text:p text:style-name="P277"/>
      <text:p text:style-name="P378">Pole-arm</text:p>
      <text:p text:style-name="P377"><text:span text:style-name="T61">Junkyard: </text:span><text:span text:style-name="T125">Rebar, Metal Pole, Wooden Spear</text:span></text:p>
      <text:p text:style-name="P377"><text:span text:style-name="T61">Serviceable: </text:span><text:span text:style-name="T125">Hunting Spear, </text:span><text:span text:style-name="T127">Trident</text:span><text:span text:style-name="T125"> </text:span></text:p>
      <text:p text:style-name="P377"><text:span text:style-name="T61">Well-Kept: </text:span><text:span text:style-name="T125">Hunting Spear, </text:span><text:span text:style-name="T127">Trident</text:span><text:span text:style-name="T125">, Boar Spear, Battle Spear</text:span></text:p>
      <text:p text:style-name="P377"><text:span text:style-name="T61">Masterpiece: </text:span><text:span text:style-name="T125">Hunting Spear, </text:span><text:span text:style-name="T127">Trident</text:span><text:span text:style-name="T125">, Boa</text:span><text:span text:style-name="T135">r</text:span><text:span text:style-name="T125"> Spear, Battle Spear, Halbard, Glaive</text:span></text:p>
      <text:p text:style-name="P377"><text:span text:style-name="T61">Exotic: </text:span><text:span text:style-name="T125">Elect</text:span><text:span text:style-name="T136">r</text:span><text:span text:style-name="T125">o-Staff, Naginata, </text:span><text:span text:style-name="T119">SONY Energy Spear</text:span></text:p>
      <text:p text:style-name="P377"><text:span text:style-name="T62">Legendary: </text:span><text:span text:style-name="T125">Dragon’s Fire, </text:span><text:span text:style-name="T119">SONY Energy Trident</text:span></text:p>
      <text:p text:style-name="P377"><text:span text:style-name="T61">Unique: </text:span><text:span text:style-name="T125">The Spear of Destiny, </text:span><text:span text:style-name="T137">Zues’s Thunderbolt, </text:span><text:span text:style-name="T119">SONY Energy Glaive</text:span></text:p>
      <text:p text:style-name="P377"><text:span text:style-name="T61">Mythic: </text:span><text:span text:style-name="T125">PLAYER MADE</text:span></text:p>
      <text:p text:style-name="P420"/>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54">Pole-arm</text:p>
          </table:table-cell>
          <table:table-cell table:style-name="Table22.A1" office:value-type="string">
            <text:p text:style-name="P154">Speed</text:p>
          </table:table-cell>
          <table:table-cell table:style-name="Table22.C1" office:value-type="string">
            <text:p text:style-name="P154">Description and Special Abilities</text:p>
          </table:table-cell>
        </table:table-row>
        <table:table-row>
          <table:table-cell table:style-name="Table22.A2" office:value-type="string">
            <text:p text:style-name="P64">Rebar</text:p>
          </table:table-cell>
          <table:table-cell table:style-name="Table22.A2" office:value-type="string">
            <text:p text:style-name="P64">2.75 Swings/Second</text:p>
          </table:table-cell>
          <table:table-cell table:style-name="Table22.C2" office:value-type="string">
            <text:p text:style-name="P64">A piece of sharpened rebar.</text:p>
          </table:table-cell>
        </table:table-row>
        <table:table-row>
          <table:table-cell table:style-name="Table22.A2" office:value-type="string">
            <text:p text:style-name="P64">Metal Pole</text:p>
          </table:table-cell>
          <table:table-cell table:style-name="Table22.A2" office:value-type="string">
            <text:p text:style-name="P64">2.50 Swings/Second</text:p>
          </table:table-cell>
          <table:table-cell table:style-name="Table22.C2" office:value-type="string">
            <text:p text:style-name="P64">A sharpened metal pole.</text:p>
          </table:table-cell>
        </table:table-row>
        <table:table-row>
          <table:table-cell table:style-name="Table22.A2" office:value-type="string">
            <text:p text:style-name="P64">Wooden Spear</text:p>
          </table:table-cell>
          <table:table-cell table:style-name="Table22.A2" office:value-type="string">
            <text:p text:style-name="P64">3.00 Swings/Second</text:p>
          </table:table-cell>
          <table:table-cell table:style-name="Table22.C2" office:value-type="string">
            <text:p text:style-name="P64">A sharpened wooden stick.</text:p>
          </table:table-cell>
        </table:table-row>
        <table:table-row>
          <table:table-cell table:style-name="Table22.A2" office:value-type="string">
            <text:p text:style-name="P64">Hunting Spear</text:p>
          </table:table-cell>
          <table:table-cell table:style-name="Table22.A2" office:value-type="string">
            <text:p text:style-name="P64">2.75 Swings/Second</text:p>
          </table:table-cell>
          <table:table-cell table:style-name="Table22.C2" office:value-type="string">
            <text:p text:style-name="P64">A metal tipped spear used for hunting. </text:p>
          </table:table-cell>
        </table:table-row>
        <table:table-row>
          <table:table-cell table:style-name="Table22.A2" office:value-type="string">
            <text:p text:style-name="P64">Trident</text:p>
          </table:table-cell>
          <table:table-cell table:style-name="Table22.A2" office:value-type="string">
            <text:p text:style-name="P64">2.50 Swings/Second</text:p>
          </table:table-cell>
          <table:table-cell table:style-name="Table22.C2" office:value-type="string">
            <text:p text:style-name="P64">A three-tipped spear used mainly for fishing. </text:p>
          </table:table-cell>
        </table:table-row>
        <table:table-row>
          <table:table-cell table:style-name="Table22.A2" office:value-type="string">
            <text:p text:style-name="P64">Boar Spear</text:p>
          </table:table-cell>
          <table:table-cell table:style-name="Table22.A2" office:value-type="string">
            <text:p text:style-name="P64">2.60 Swings/Second</text:p>
          </table:table-cell>
          <table:table-cell table:style-name="Table22.C2" office:value-type="string">
            <text:p text:style-name="P64">A wide-bladed spear designed for hunting boar in the Middle Ages.</text:p>
          </table:table-cell>
        </table:table-row>
        <table:table-row>
          <table:table-cell table:style-name="Table22.A2" office:value-type="string">
            <text:p text:style-name="P64">Battle Spear</text:p>
          </table:table-cell>
          <table:table-cell table:style-name="Table22.A2" office:value-type="string">
            <text:p text:style-name="P64">2.80 Swings/Second</text:p>
          </table:table-cell>
          <table:table-cell table:style-name="Table22.C2" office:value-type="string">
            <text:p text:style-name="P64">A modern metal spear for use in mock battles and simulations.</text:p>
          </table:table-cell>
        </table:table-row>
        <table:table-row>
          <table:table-cell table:style-name="Table22.A2" office:value-type="string">
            <text:p text:style-name="P64">Halbard</text:p>
          </table:table-cell>
          <table:table-cell table:style-name="Table22.A2" office:value-type="string">
            <text:p text:style-name="P64">2.50 Swings/Second</text:p>
          </table:table-cell>
          <table:table-cell table:style-name="Table22.C2" office:value-type="string">
            <text:p text:style-name="P64">An axe blade mounted to a spear haft. </text:p>
          </table:table-cell>
        </table:table-row>
        <table:table-row>
          <table:table-cell table:style-name="Table22.A2" office:value-type="string">
            <text:p text:style-name="P64">Glaive</text:p>
          </table:table-cell>
          <table:table-cell table:style-name="Table22.A2" office:value-type="string">
            <text:p text:style-name="P64">2.90 Swings/Second</text:p>
          </table:table-cell>
          <table:table-cell table:style-name="Table22.C2" office:value-type="string">
            <text:p text:style-name="P64">A sword blade mounted to a spear haft. </text:p>
          </table:table-cell>
        </table:table-row>
      </table:table>
      <text:p text:style-name="P421"/>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54">Pole-arm</text:p>
          </table:table-cell>
          <table:table-cell table:style-name="Table23.A1" office:value-type="string">
            <text:p text:style-name="P154">Speed</text:p>
          </table:table-cell>
          <table:table-cell table:style-name="Table23.C1" office:value-type="string">
            <text:p text:style-name="P154">Description and Special Abilities</text:p>
          </table:table-cell>
        </table:table-row>
        <table:table-row>
          <table:table-cell table:style-name="Table23.A2" office:value-type="string">
            <text:p text:style-name="P64">Electo-Staff</text:p>
          </table:table-cell>
          <table:table-cell table:style-name="Table23.A2" office:value-type="string">
            <text:p text:style-name="P64">3.00 Swings/Second</text:p>
          </table:table-cell>
          <table:table-cell table:style-name="Table23.C2" office:value-type="string">
            <text:p text:style-name="P65">An electrified staff that prison guards used to subdue prisoners. </text:p>
            <text:p text:style-name="P65">-Deals 40% additional damage as electrical damage. </text:p>
          </table:table-cell>
        </table:table-row>
        <table:table-row table:style-name="Table23.1">
          <table:table-cell table:style-name="Table23.A2" office:value-type="string">
            <text:p text:style-name="P64">Naginata</text:p>
          </table:table-cell>
          <table:table-cell table:style-name="Table23.A2" office:value-type="string">
            <text:p text:style-name="P64">2.80 Swings/Second</text:p>
          </table:table-cell>
          <table:table-cell table:style-name="Table23.C2" office:value-type="string">
            <text:p text:style-name="P65">A deadly weapon from feudal Japan. It is a blade mounted to the top of staff.</text:p>
            <text:p text:style-name="P65">-The wielder of this weapon can lunge forward 2 meters with their power attack.</text:p>
            <text:p text:style-name="P65"/>
            <text:p text:style-name="P65"/>
          </table:table-cell>
        </table:table-row>
        <table:table-row table:style-name="Table23.4">
          <table:table-cell table:style-name="Table23.A2" office:value-type="string">
            <text:p text:style-name="P63">SONY Energy Spear</text:p>
          </table:table-cell>
          <table:table-cell table:style-name="Table23.A2" office:value-type="string">
            <text:p text:style-name="P63">2.50 Swings/Second</text:p>
          </table:table-cell>
          <table:table-cell table:style-name="Table23.C2" office:value-type="string">
            <text:p text:style-name="P41">Nanites formed by the Omni-Station around the <text:span text:style-name="T467">Dynamic Power Core to form the haft of a spear and a tip of pure energy. </text:span></text:p>
            <text:p text:style-name="P41">-<text:span text:style-name="T486">This weapon deals electrical and fire damage.</text:span></text:p>
          </table:table-cell>
        </table:table-row>
      </table:table>
      <text:p text:style-name="P421"><text:tab/><text:tab/><text:tab/><text:tab/><text:tab/></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55">Pole-arm</text:p>
          </table:table-cell>
          <table:table-cell table:style-name="Table24.A1" office:value-type="string">
            <text:p text:style-name="P155">Speed</text:p>
          </table:table-cell>
          <table:table-cell table:style-name="Table24.C1" office:value-type="string">
            <text:p text:style-name="P155">Description and Special Abilities</text:p>
          </table:table-cell>
        </table:table-row>
        <table:table-row table:style-name="Table24.1">
          <table:table-cell table:style-name="Table24.A2" office:value-type="string">
            <text:p text:style-name="P66">Dragon’s Fire</text:p>
          </table:table-cell>
          <table:table-cell table:style-name="Table24.A2" office:value-type="string">
            <text:p text:style-name="P66">3.00 Swings/Second</text:p>
          </table:table-cell>
          <table:table-cell table:style-name="Table24.C2" office:value-type="string">
            <text:p text:style-name="P66">A mysterious and deadly instrument hailing from the slopes of Mount Etna. It is said to be imbued with the fire of a slumbering dragon imprisoned under the mountain. </text:p>
            <text:p text:style-name="P66">-This weapon deals 30% additional fire damage. </text:p>
            <text:p text:style-name="P66">-This weapons’ power attack is a 2 meter ray of fire that deals 75% of the weapons damage per second. After 5 seconds of channeling the ray, it widens into a 3 meter wide, 5 meter long cone. <text:s/></text:p>
          </table:table-cell>
        </table:table-row>
        <table:table-row>
          <table:table-cell table:style-name="Table24.A2" office:value-type="string">
            <text:p text:style-name="P63">SONY Energy <text:span text:style-name="T490">Trident</text:span></text:p>
          </table:table-cell>
          <table:table-cell table:style-name="Table24.A2" office:value-type="string">
            <text:p text:style-name="P63">2.50 Swings/Second</text:p>
          </table:table-cell>
          <table:table-cell table:style-name="Table24.C2" office:value-type="string">
            <text:p text:style-name="P41">Nanites formed by the Omni-Station around the <text:span text:style-name="T467">Dynamic Power Core to form the haft of a spear and tips of pure energy. </text:span></text:p>
            <text:p text:style-name="P41">-<text:span text:style-name="T486">This weapon deals electrical and fire damage.</text:span></text:p>
            <text:p text:style-name="P41">-<text:span text:style-name="T490">This weapon can fire a blast of energy at targets with 15 meters. This blast deals 125% of the weapons damage. </text:span></text:p>
          </table:table-cell>
        </table:table-row>
      </table:table>
      <text:p text:style-name="P421"/>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55">Pole-arm</text:p>
          </table:table-cell>
          <table:table-cell table:style-name="Table25.A1" office:value-type="string">
            <text:p text:style-name="P155">Speed</text:p>
          </table:table-cell>
          <table:table-cell table:style-name="Table25.C1" office:value-type="string">
            <text:p text:style-name="P155">Description and Special Abilities</text:p>
          </table:table-cell>
        </table:table-row>
        <table:table-row table:style-name="Table25.1">
          <table:table-cell table:style-name="Table25.A2" office:value-type="string">
            <text:p text:style-name="P66">The Spear of Destiny</text:p>
          </table:table-cell>
          <table:table-cell table:style-name="Table25.A2" office:value-type="string">
            <text:p text:style-name="P66">1.00 Swing/Second</text:p>
          </table:table-cell>
          <table:table-cell table:style-name="Table25.C2" office:value-type="string">
            <text:p text:style-name="P66">The spear that pierced the side of Jesus <text:span text:style-name="T491">is</text:span> rumored to have <text:span text:style-name="T491">reality altering powers, but the truth is quite the opposite. </text:span></text:p>
            <text:p text:style-name="P66">-<text:span text:style-name="T491">This weapon renders the wielder immune to magikal abilities and effects that directly affect them. </text:span></text:p>
            <text:p text:style-name="P66">-<text:span text:style-name="T491">This weapon heals the wielder for 25% of their health upon a power attack instead of preforming an attack. </text:span></text:p>
            <text:p text:style-name="P66">-<text:span text:style-name="T491">This weapons’ attack is a 1 meter blast of golden light that deals </text:span><text:soft-page-break/><text:span text:style-name="T491">damage to all targets it pierces. </text:span></text:p>
          </table:table-cell>
        </table:table-row>
        <table:table-row table:style-name="Table25.1">
          <table:table-cell table:style-name="Table25.A2" office:value-type="string">
            <text:p text:style-name="P67"><text:span text:style-name="T492">Zeus's</text:span> Thunderbolt</text:p>
          </table:table-cell>
          <table:table-cell table:style-name="Table25.A2" office:value-type="string">
            <text:p text:style-name="P67">3.00 Swings/Second</text:p>
          </table:table-cell>
          <table:table-cell table:style-name="Table25.C2" office:value-type="string">
            <text:p text:style-name="P67">The angelic spear of <text:span text:style-name="T492">Zeus</text:span>, it crackles and hums with electrically charged grace and magik.</text:p>
            <text:p text:style-name="P67">-This weapon deals an additional <text:span text:style-name="T490">100</text:span>% damage as electrical damage.</text:p>
            <text:p text:style-name="P67">-This weapons’ power attack launches a lightning bolt at a target up to 100 meters away, dealing 200% of the weapons’ damage. </text:p>
          </table:table-cell>
        </table:table-row>
        <table:table-row>
          <table:table-cell table:style-name="Table25.A2" office:value-type="string">
            <text:p text:style-name="P63">SONY Energy <text:span text:style-name="T490">Glaive</text:span></text:p>
          </table:table-cell>
          <table:table-cell table:style-name="Table25.A2" office:value-type="string">
            <text:p text:style-name="P63">2.50 Swings/Second</text:p>
          </table:table-cell>
          <table:table-cell table:style-name="Table25.C2" office:value-type="string">
            <text:p text:style-name="P41">Nanites formed by the Omni-Station around the <text:span text:style-name="T467">Dynamic Power Core to form the haft of a spear and a blade of pure energy. </text:span></text:p>
            <text:p text:style-name="P41">-<text:span text:style-name="T486">This weapon deals electrical and fire damage.</text:span></text:p>
            <text:p text:style-name="P41">-<text:span text:style-name="T490">This weapon can fire a blast of energy at targets with 15 meters. This blast deals 125% of the weapons damage. </text:span></text:p>
            <text:p text:style-name="P41">-<text:span text:style-name="T490">This weapon’s power attack launches a line of energy forward 10 meters, dealing 75% of the weapons damage to enemies struck.</text:span></text:p>
          </table:table-cell>
        </table:table-row>
      </table:table>
      <text:p text:style-name="P420"/>
      <text:p text:style-name="P379">Sword</text:p>
      <text:p text:style-name="P377"><text:span text:style-name="T61">Junkyard: </text:span><text:span text:style-name="T125">Sharpened Metal Bar</text:span></text:p>
      <text:p text:style-name="P377"><text:span text:style-name="T61">Serviceable: </text:span><text:span text:style-name="T125">Two-Handed Machete</text:span></text:p>
      <text:p text:style-name="P377"><text:span text:style-name="T61">Well-Kept: </text:span><text:span text:style-name="T125">Two-Handed Machete, Two-Handed Sword</text:span></text:p>
      <text:p text:style-name="P377"><text:span text:style-name="T61">Masterpiece: </text:span><text:span text:style-name="T125">Two-Handed Machete, Two-Handed Sword, Claymore, </text:span><text:span text:style-name="T138">Falchion</text:span></text:p>
      <text:p text:style-name="P377"><text:span text:style-name="T61">Exotic:</text:span><text:span text:style-name="T125"> Great War Sword, Dai-Katana, </text:span><text:span text:style-name="T119">SONY Energy Claymor</text:span><text:span text:style-name="T139">e</text:span></text:p>
      <text:p text:style-name="P377"><text:span text:style-name="T62">Legendary: </text:span><text:span text:style-name="T125">Faekiller, </text:span><text:span text:style-name="T119">SONY Energy Falchion</text:span></text:p>
      <text:p text:style-name="P377"><text:span text:style-name="T61">Unique: </text:span><text:span text:style-name="T136">Caliburn, t</text:span><text:span text:style-name="T125">he Sword from the Stone, </text:span><text:span text:style-name="T137">Destros, the War-Sword, </text:span><text:span text:style-name="T119">SONY Energy Great-Sword</text:span></text:p>
      <text:p text:style-name="P377"><text:span text:style-name="T61">Mythic: </text:span><text:span text:style-name="T125">PLAYER MADE</text:span></text:p>
      <text:p text:style-name="P420"><text:tab/><text:tab/><text:tab/><text:tab/><text:tab/></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56">Sword</text:p>
          </table:table-cell>
          <table:table-cell table:style-name="Table26.A1" office:value-type="string">
            <text:p text:style-name="P156">Speed</text:p>
          </table:table-cell>
          <table:table-cell table:style-name="Table26.C1" office:value-type="string">
            <text:p text:style-name="P156">Description and Special Abilities</text:p>
          </table:table-cell>
        </table:table-row>
        <table:table-row>
          <table:table-cell table:style-name="Table26.A2" office:value-type="string">
            <text:p text:style-name="P68">Sharpened Metal Bar</text:p>
          </table:table-cell>
          <table:table-cell table:style-name="Table26.A2" office:value-type="string">
            <text:p text:style-name="P68">2.00 Swings/Second</text:p>
          </table:table-cell>
          <table:table-cell table:style-name="Table26.C2" office:value-type="string">
            <text:p text:style-name="P68">A sharpened metal bar with a wrapped grip. </text:p>
          </table:table-cell>
        </table:table-row>
        <table:table-row>
          <table:table-cell table:style-name="Table26.A2" office:value-type="string">
            <text:p text:style-name="P68">Two-Handed Machete</text:p>
          </table:table-cell>
          <table:table-cell table:style-name="Table26.A2" office:value-type="string">
            <text:p text:style-name="P68">1.75 Swings/Second</text:p>
          </table:table-cell>
          <table:table-cell table:style-name="Table26.C2" office:value-type="string">
            <text:p text:style-name="P68">A two handed version of the machete used to clear brush and foliage. </text:p>
          </table:table-cell>
        </table:table-row>
        <table:table-row>
          <table:table-cell table:style-name="Table26.A2" office:value-type="string">
            <text:p text:style-name="P68">Two-Handed Sword</text:p>
          </table:table-cell>
          <table:table-cell table:style-name="Table26.A2" office:value-type="string">
            <text:p text:style-name="P68">1.85 Swings/Second</text:p>
          </table:table-cell>
          <table:table-cell table:style-name="Table26.C2" office:value-type="string">
            <text:p text:style-name="P68">A large two-handed sword that warriors used to cleave enemies. </text:p>
          </table:table-cell>
        </table:table-row>
        <table:table-row table:style-name="Table26.1">
          <table:table-cell table:style-name="Table26.A2" office:value-type="string">
            <text:p text:style-name="P68">Claymore</text:p>
          </table:table-cell>
          <table:table-cell table:style-name="Table26.A2" office:value-type="string">
            <text:p text:style-name="P68">1.50 Swings/Second</text:p>
          </table:table-cell>
          <table:table-cell table:style-name="Table26.C2" office:value-type="string">
            <text:p text:style-name="P68">One of the heaviest swords to see use in combat, able to sever the heads from three standing men. </text:p>
          </table:table-cell>
        </table:table-row>
        <table:table-row>
          <table:table-cell table:style-name="Table26.A2" office:value-type="string">
            <text:p text:style-name="P68">Falchion</text:p>
          </table:table-cell>
          <table:table-cell table:style-name="Table26.A2" office:value-type="string">
            <text:p text:style-name="P68">1.60 Swings/Second</text:p>
          </table:table-cell>
          <table:table-cell table:style-name="Table26.C2" office:value-type="string">
            <text:p text:style-name="P68">A curved blade resembling a kukuri allows this blade to cleave enemies. </text:p>
          </table:table-cell>
        </table:table-row>
      </table:table>
      <text:p text:style-name="P421"/>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57">Sword</text:p>
          </table:table-cell>
          <table:table-cell table:style-name="Table27.A1" office:value-type="string">
            <text:p text:style-name="P157">Speed</text:p>
          </table:table-cell>
          <table:table-cell table:style-name="Table27.C1" office:value-type="string">
            <text:p text:style-name="P157">Description and Special Abilities</text:p>
          </table:table-cell>
        </table:table-row>
        <table:table-row>
          <table:table-cell table:style-name="Table27.A2" office:value-type="string">
            <text:p text:style-name="P69">Great War Sword</text:p>
          </table:table-cell>
          <table:table-cell table:style-name="Table27.A2" office:value-type="string">
            <text:p text:style-name="P69">1.50 Swings/Second</text:p>
          </table:table-cell>
          <table:table-cell table:style-name="Table27.C2" office:value-type="string">
            <text:p text:style-name="P69">The broadest and heaviest blade that only the strongest of warriors dared to lay their hand on. </text:p>
            <text:p text:style-name="P69">-Ignores 10% of armor and deals 10% extra damage to unarmored opponents. </text:p>
          </table:table-cell>
        </table:table-row>
        <table:table-row table:style-name="Table27.1">
          <table:table-cell table:style-name="Table27.A2" office:value-type="string">
            <text:p text:style-name="P69">Dai-Katana</text:p>
          </table:table-cell>
          <table:table-cell table:style-name="Table27.A2" office:value-type="string">
            <text:p text:style-name="P69">2.00 Swings/Second</text:p>
          </table:table-cell>
          <table:table-cell table:style-name="Table27.C2" office:value-type="string">
            <text:p text:style-name="P69">A specialized version of the katana that is larger and heavier, requiring two hands to wield, it cleaves even more flesh than its’ smaller cousin. </text:p>
            <text:p text:style-name="P69">-This weapon can be drawn 25% faster.</text:p>
            <text:p text:style-name="P69">-This weapon can be drawn as part of an attack. </text:p>
          </table:table-cell>
        </table:table-row>
        <table:table-row>
          <table:table-cell table:style-name="Table27.A2" office:value-type="string">
            <text:p text:style-name="P71">SONY Energy Claymore</text:p>
          </table:table-cell>
          <table:table-cell table:style-name="Table27.A2" office:value-type="string">
            <text:p text:style-name="P71">1.85 Swings/Second</text:p>
          </table:table-cell>
          <table:table-cell table:style-name="Table27.C2" office:value-type="string">
            <text:p text:style-name="P41">Nanites formed by the Omni-Station around the <text:span text:style-name="T467">Dynamic Power Core to form the handle of a sword and a blade of pure energy. </text:span></text:p>
            <text:p text:style-name="P71">-This weapon deals electrical and fire damage. </text:p>
          </table:table-cell>
        </table:table-row>
      </table:table>
      <text:p text:style-name="P42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57">Sword </text:p>
          </table:table-cell>
          <table:table-cell table:style-name="Table28.A1" office:value-type="string">
            <text:p text:style-name="P157">Speed</text:p>
          </table:table-cell>
          <table:table-cell table:style-name="Table28.C1" office:value-type="string">
            <text:p text:style-name="P157">Description and Special Abilities</text:p>
          </table:table-cell>
        </table:table-row>
        <table:table-row table:style-name="Table28.1">
          <table:table-cell table:style-name="Table28.A2" office:value-type="string">
            <text:p text:style-name="P69">Faekiller</text:p>
          </table:table-cell>
          <table:table-cell table:style-name="Table28.A2" office:value-type="string">
            <text:p text:style-name="P69">1.75 Swings/Second</text:p>
          </table:table-cell>
          <table:table-cell table:style-name="Table28.C2" office:value-type="string">
            <text:p text:style-name="P69">The sword of an Atlantian warrior-princess who traveled the world in ancient Greece before setting on an island, this weapon is one of the deadliest to creatures of Fae. </text:p>
            <text:p text:style-name="P69">-This weapon deals 75% extra damage to Fae.</text:p>
            <text:p text:style-name="P69">-The wielder of this weapon takes 25% less damage from Fae. </text:p>
          </table:table-cell>
        </table:table-row>
        <table:table-row>
          <table:table-cell table:style-name="Table28.A2" office:value-type="string">
            <text:p text:style-name="P71">SONY Energy Falchion</text:p>
          </table:table-cell>
          <table:table-cell table:style-name="Table28.A2" office:value-type="string">
            <text:p text:style-name="P71">1.85 Swings/Second</text:p>
          </table:table-cell>
          <table:table-cell table:style-name="Table28.C2" office:value-type="string">
            <text:p text:style-name="P41">Nanites formed by the Omni-Station around the <text:span text:style-name="T467">Dynamic Power Core to form the handle of a sword and a blade of pure energy. </text:span></text:p>
            <text:p text:style-name="P71">-This weapon deals electrical and fire damage. </text:p>
            <text:p text:style-name="P71">-This weapon ignores armor.</text:p>
          </table:table-cell>
        </table:table-row>
      </table:table>
      <text:p text:style-name="P421"/>
      <text:p text:style-name="P421"/>
      <text:p text:style-name="P421"/>
      <text:p text:style-name="P421"/>
      <text:p text:style-name="P421"/>
      <table:table table:name="Table29" table:style-name="Table29">
        <table:table-column table:style-name="Table29.A"/>
        <table:table-column table:style-name="Table29.B"/>
        <table:table-column table:style-name="Table29.C"/>
        <text:soft-page-break/>
        <table:table-row table:style-name="Table29.1">
          <table:table-cell table:style-name="Table29.A1" office:value-type="string">
            <text:p text:style-name="P158">Sword</text:p>
          </table:table-cell>
          <table:table-cell table:style-name="Table29.A1" office:value-type="string">
            <text:p text:style-name="P158">Speed</text:p>
          </table:table-cell>
          <table:table-cell table:style-name="Table29.C1" office:value-type="string">
            <text:p text:style-name="P158">Descriptions and Special Abilities</text:p>
          </table:table-cell>
        </table:table-row>
        <table:table-row>
          <table:table-cell table:style-name="Table29.A2" office:value-type="string">
            <text:p text:style-name="P70">Caliburn, the Sword from the Stone</text:p>
          </table:table-cell>
          <table:table-cell table:style-name="Table29.A2" office:value-type="string">
            <text:p text:style-name="P70">1.50 Swings/Second</text:p>
          </table:table-cell>
          <table:table-cell table:style-name="Table29.C2" office:value-type="string">
            <text:p text:style-name="P70">The fabled sword in the stone, wielded by Markus Dundain, who foretold that only the descendant of Lancelot would pull the sword <text:span text:style-name="T493">from</text:span> <text:span text:style-name="T493">rock again</text:span> when the world truly needed the heroic bloodlines’ service <text:span text:style-name="T493">once more</text:span>…. </text:p>
            <text:p text:style-name="P70">-This weapon ignores the armor of enemies it strikes.</text:p>
            <text:p text:style-name="P70">-The wielders armor is protected by the magik of the sword (+25 Armor Rating)</text:p>
          </table:table-cell>
        </table:table-row>
        <table:table-row table:style-name="Table29.1">
          <table:table-cell table:style-name="Table29.A2" office:value-type="string">
            <text:p text:style-name="P70">Destros, the War-Sword</text:p>
          </table:table-cell>
          <table:table-cell table:style-name="Table29.A2" office:value-type="string">
            <text:p text:style-name="P70">2.00 Swings/Second</text:p>
          </table:table-cell>
          <table:table-cell table:style-name="Table29.C2" office:value-type="string">
            <text:p text:style-name="P70">The red bladed sword of Ares, it has led many battles and wars. </text:p>
            <text:p text:style-name="P70">-This weapon deals double damage.</text:p>
            <text:p text:style-name="P70">-This weapon increases the damage of the wielders allies within 20 meters by 50%.</text:p>
          </table:table-cell>
        </table:table-row>
        <table:table-row table:style-name="Table29.1">
          <table:table-cell table:style-name="Table29.A2" office:value-type="string">
            <text:p text:style-name="P73">The Blade of Olympus</text:p>
          </table:table-cell>
          <table:table-cell table:style-name="Table29.A2" office:value-type="string">
            <text:p text:style-name="P73">2.10</text:p>
          </table:table-cell>
          <table:table-cell table:style-name="Table29.C2" office:value-type="string">
            <text:p text:style-name="P73">This blood stained angelic sword seems to radiate its’ dark history from the very blade. <text:span text:style-name="T494">Its’ power feels broken, as if only the tiniest portion remains.</text:span> Those that listen closely only hear the sound of someone uttering a single name as their <text:span text:style-name="T494">dying</text:span> breath…. Kratos.</text:p>
            <text:p text:style-name="P73">-This weapon deals 100% additional damage against non-human enemies.</text:p>
            <text:p text:style-name="P73">-This weapons’ power attack deals its’ damage in a 5 meter cone and knocks enemies prone.</text:p>
          </table:table-cell>
        </table:table-row>
        <table:table-row table:style-name="Table29.5">
          <table:table-cell table:style-name="Table29.A2" office:value-type="string">
            <text:p text:style-name="P72">SONY Energy Great-Sword</text:p>
          </table:table-cell>
          <table:table-cell table:style-name="Table29.A2" office:value-type="string">
            <text:p text:style-name="P72">1.85 Swings/Second</text:p>
          </table:table-cell>
          <table:table-cell table:style-name="Table29.C2" office:value-type="string">
            <text:p text:style-name="P42">Nanites formed by the Omni-Station around the <text:span text:style-name="T467">Dynamic Power Core to form the handle of a sword and a blade of pure energy. </text:span></text:p>
            <text:p text:style-name="P72">-This weapon deals electrical and fire damage. </text:p>
            <text:p text:style-name="P72">-This weapon ignores armor.</text:p>
            <text:p text:style-name="P72">-This weapon knocks enemies struck 3 times within 7 seconds prone.</text:p>
          </table:table-cell>
        </table:table-row>
      </table:table>
      <text:p text:style-name="P421"/>
      <text:p text:style-name="P379">Axe</text:p>
      <text:p text:style-name="P377"><text:span text:style-name="T61">Junkyard: </text:span><text:span text:style-name="T125">Sawblade Axe</text:span></text:p>
      <text:p text:style-name="P377"><text:span text:style-name="T61">Serviceable: </text:span><text:span text:style-name="T125">Fireman’s Axe</text:span></text:p>
      <text:p text:style-name="P377"><text:span text:style-name="T61">Well-Kept: </text:span><text:span text:style-name="T125">Fireman’s Axe, </text:span><text:span text:style-name="T140">Two-Handed War-Ax</text:span></text:p>
      <text:p text:style-name="P377"><text:span text:style-name="T61">Masterpiece: </text:span><text:span text:style-name="T140">Fireman’s Axe, Two-Handed War-Ax, Two</text:span><text:span text:style-name="T139">-</text:span><text:span text:style-name="T140">Handed Battle Axe</text:span></text:p>
      <text:p text:style-name="P377"><text:span text:style-name="T61">Exotic: </text:span><text:span text:style-name="T131">Dane</text:span><text:span text:style-name="T140"> Axe, Great Axe, </text:span><text:span text:style-name="T119">SONY Energy </text:span><text:span text:style-name="T141">War-</text:span><text:span text:style-name="T119">Axe</text:span></text:p>
      <text:p text:style-name="P377"><text:span text:style-name="T62">Legendary: </text:span><text:span text:style-name="T140">Faegrin, </text:span><text:span text:style-name="T119">SONY Energy </text:span><text:span text:style-name="T141">Dane</text:span><text:span text:style-name="T119">-Axe</text:span></text:p>
      <text:p text:style-name="P377"><text:span text:style-name="T61">Unique: </text:span><text:span text:style-name="T140">The Axe of Eden, </text:span><text:span text:style-name="T119">SONY Energy Great Axe</text:span></text:p>
      <text:p text:style-name="P377"><text:span text:style-name="T61">Mythic: </text:span><text:span text:style-name="T140">PLAYER MADE</text:span></text:p>
      <text:p text:style-name="P423"/>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59">Axe</text:p>
          </table:table-cell>
          <table:table-cell table:style-name="Table30.A1" office:value-type="string">
            <text:p text:style-name="P159">Speed</text:p>
          </table:table-cell>
          <table:table-cell table:style-name="Table30.C1" office:value-type="string">
            <text:p text:style-name="P159">Description and Special Abilities</text:p>
          </table:table-cell>
        </table:table-row>
        <table:table-row>
          <table:table-cell table:style-name="Table30.A2" office:value-type="string">
            <text:p text:style-name="P74">Sawblade Axe</text:p>
          </table:table-cell>
          <table:table-cell table:style-name="Table30.A2" office:value-type="string">
            <text:p text:style-name="P74">1.50 Swings/Second</text:p>
          </table:table-cell>
          <table:table-cell table:style-name="Table30.C2" office:value-type="string">
            <text:p text:style-name="P75">A two-handed axe made from the remains of a sawblade and haft. </text:p>
          </table:table-cell>
        </table:table-row>
        <table:table-row>
          <table:table-cell table:style-name="Table30.A2" office:value-type="string">
            <text:p text:style-name="P74">Fireman’s Axe</text:p>
          </table:table-cell>
          <table:table-cell table:style-name="Table30.A2" office:value-type="string">
            <text:p text:style-name="P74">1.00 Swings/Second</text:p>
          </table:table-cell>
          <table:table-cell table:style-name="Table30.C2" office:value-type="string">
            <text:p text:style-name="P75">A fireman’s tool for rescue, or a survivors weapon of choice!</text:p>
          </table:table-cell>
        </table:table-row>
        <table:table-row>
          <table:table-cell table:style-name="Table30.A2" office:value-type="string">
            <text:p text:style-name="P74">Two-Handed War-Ax</text:p>
          </table:table-cell>
          <table:table-cell table:style-name="Table30.A2" office:value-type="string">
            <text:p text:style-name="P76">1.25 Swings/Second</text:p>
          </table:table-cell>
          <table:table-cell table:style-name="Table30.C2" office:value-type="string">
            <text:p text:style-name="P75">A large bladed axe for cleaving foes. </text:p>
          </table:table-cell>
        </table:table-row>
        <table:table-row>
          <table:table-cell table:style-name="Table30.A2" office:value-type="string">
            <text:p text:style-name="P74">Two-Handed Battle Axe</text:p>
          </table:table-cell>
          <table:table-cell table:style-name="Table30.A2" office:value-type="string">
            <text:p text:style-name="P76">1.00 Swings/Second</text:p>
          </table:table-cell>
          <table:table-cell table:style-name="Table30.C2" office:value-type="string">
            <text:p text:style-name="P75">A double bladed version of the War-Ax. </text:p>
          </table:table-cell>
        </table:table-row>
      </table:table>
      <text:p text:style-name="P421"/>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160">Axe</text:p>
          </table:table-cell>
          <table:table-cell table:style-name="Table31.A1" office:value-type="string">
            <text:p text:style-name="P160">Speed</text:p>
          </table:table-cell>
          <table:table-cell table:style-name="Table31.C1" office:value-type="string">
            <text:p text:style-name="P160">Description and Special Abilities</text:p>
          </table:table-cell>
        </table:table-row>
        <table:table-row>
          <table:table-cell table:style-name="Table31.A2" office:value-type="string">
            <text:p text:style-name="P75">Dane Axe</text:p>
          </table:table-cell>
          <table:table-cell table:style-name="Table31.A2" office:value-type="string">
            <text:p text:style-name="P75">1.15 Swings/Second</text:p>
          </table:table-cell>
          <table:table-cell table:style-name="Table31.C2" office:value-type="string">
            <text:p text:style-name="P75">A wide and broad blade adorns this long handled axe. It takes great strength to wield it. </text:p>
            <text:p text:style-name="P75">-This axe ignores 10% of the armor enemies have.</text:p>
          </table:table-cell>
        </table:table-row>
        <table:table-row table:style-name="Table31.1">
          <table:table-cell table:style-name="Table31.A2" office:value-type="string">
            <text:p text:style-name="P75">Great Axe</text:p>
          </table:table-cell>
          <table:table-cell table:style-name="Table31.A2" office:value-type="string">
            <text:p text:style-name="P75">1.00 Swings/Second</text:p>
          </table:table-cell>
          <table:table-cell table:style-name="Table31.C2" office:value-type="string">
            <text:p text:style-name="P75">Only the strongest of warriors can wield this massive axe. </text:p>
            <text:p text:style-name="P75">-Staggers enemies struck.</text:p>
            <text:p text:style-name="P75">-Knocks enemies prone if struck when staggered.</text:p>
          </table:table-cell>
        </table:table-row>
        <table:table-row>
          <table:table-cell table:style-name="Table31.A2" office:value-type="string">
            <text:p text:style-name="P71">SONY Energy <text:span text:style-name="T495">War-Axe</text:span></text:p>
          </table:table-cell>
          <table:table-cell table:style-name="Table31.A2" office:value-type="string">
            <text:p text:style-name="P71">1.<text:span text:style-name="T495">50</text:span> Swings/Second</text:p>
          </table:table-cell>
          <table:table-cell table:style-name="Table31.C2" office:value-type="string">
            <text:p text:style-name="P41">Nanites formed by the Omni-Station around the <text:span text:style-name="T467">Dynamic Power Core to form the half of an axe and a blade of pure energy. </text:span></text:p>
            <text:p text:style-name="P71">-This weapon deals electrical and fire damage. </text:p>
          </table:table-cell>
        </table:table-row>
      </table:table>
      <text:p text:style-name="P424"/>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161">Axe</text:p>
          </table:table-cell>
          <table:table-cell table:style-name="Table32.A1" office:value-type="string">
            <text:p text:style-name="P161">Speed</text:p>
          </table:table-cell>
          <table:table-cell table:style-name="Table32.C1" office:value-type="string">
            <text:p text:style-name="P161">Description and Special Abilities</text:p>
          </table:table-cell>
        </table:table-row>
        <table:table-row table:style-name="Table32.1">
          <table:table-cell table:style-name="Table32.A2" office:value-type="string">
            <text:p text:style-name="P77">Faegrin</text:p>
          </table:table-cell>
          <table:table-cell table:style-name="Table32.A2" office:value-type="string">
            <text:p text:style-name="P77">1.25 Swings/Second</text:p>
          </table:table-cell>
          <table:table-cell table:style-name="Table32.C2" office:value-type="string">
            <text:p text:style-name="P77">An axe made from the skull of a dragon and lined with teeth from every Fae creature. </text:p>
            <text:p text:style-name="P77">-This weapon deals 60% extra damage to witches and humans,</text:p>
            <text:p text:style-name="P77">-This weapon heals the user for 2% of their health every enemy they kill. </text:p>
            <text:p text:style-name="P77"/>
          </table:table-cell>
        </table:table-row>
        <text:soft-page-break/>
        <table:table-row>
          <table:table-cell table:style-name="Table32.A2" office:value-type="string">
            <text:p text:style-name="P71">SONY Energy <text:span text:style-name="T496">Dane-Axe</text:span></text:p>
          </table:table-cell>
          <table:table-cell table:style-name="Table32.A2" office:value-type="string">
            <text:p text:style-name="P71">1.<text:span text:style-name="T495">50</text:span> Swings/Second</text:p>
          </table:table-cell>
          <table:table-cell table:style-name="Table32.C2" office:value-type="string">
            <text:p text:style-name="P41">Nanites formed by the Omni-Station around the <text:span text:style-name="T467">Dynamic Power Core to form the half of an axe and a blade of pure energy. </text:span></text:p>
            <text:p text:style-name="P71">-This weapon deals electrical and fire damage.</text:p>
            <text:p text:style-name="P71">-<text:span text:style-name="T496">This weapon stuns enemies struck by the power attack for 2 seconds. Enemies can not be stunned this way more than once every 10 seconds.</text:span> </text:p>
          </table:table-cell>
        </table:table-row>
      </table:table>
      <text:p text:style-name="P424"/>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62">Axe</text:p>
          </table:table-cell>
          <table:table-cell table:style-name="Table33.A1" office:value-type="string">
            <text:p text:style-name="P162">Speed</text:p>
          </table:table-cell>
          <table:table-cell table:style-name="Table33.C1" office:value-type="string">
            <text:p text:style-name="P162">Description and Special Abilities</text:p>
          </table:table-cell>
        </table:table-row>
        <table:table-row table:style-name="Table33.1">
          <table:table-cell table:style-name="Table33.A2" office:value-type="string">
            <text:p text:style-name="P78">The Axe of Eden</text:p>
          </table:table-cell>
          <table:table-cell table:style-name="Table33.A2" office:value-type="string">
            <text:p text:style-name="P78">1.50 Swings/Second</text:p>
          </table:table-cell>
          <table:table-cell table:style-name="Table33.C2" office:value-type="string">
            <text:p text:style-name="P78">This weapon was said to be the first axe gifted to man by God and made from the wood of the Forbidden Tree. </text:p>
            <text:p text:style-name="P78">-This weapons’ power attack entraps an enemy, up to 10 meters away, in vines for 10 seconds. Damage from any source other than the Axe of Eden will break the effect. </text:p>
            <text:p text:style-name="P78">-This weapon grants the wielder 1% of their life every 5 seconds. </text:p>
          </table:table-cell>
        </table:table-row>
        <table:table-row>
          <table:table-cell table:style-name="Table33.A2" office:value-type="string">
            <text:p text:style-name="P71">SONY Energy <text:span text:style-name="T496">Great-Axe</text:span></text:p>
          </table:table-cell>
          <table:table-cell table:style-name="Table33.A2" office:value-type="string">
            <text:p text:style-name="P71">1.<text:span text:style-name="T495">50</text:span> Swings/Second</text:p>
          </table:table-cell>
          <table:table-cell table:style-name="Table33.C2" office:value-type="string">
            <text:p text:style-name="P41">Nanites formed by the Omni-Station around the <text:span text:style-name="T467">Dynamic Power Core to form the half of an axe and a blade of pure energy. </text:span></text:p>
            <text:p text:style-name="P71">-This weapon deals electrical and fire damage.</text:p>
            <text:p text:style-name="P71">-<text:span text:style-name="T496">This weapon stuns enemies struck by the power attack for 2 seconds. Enemies can not be stunned this way more than once every 10 seconds.</text:span></text:p>
            <text:p text:style-name="P71">-<text:span text:style-name="T496">This weapon knocks enemies that are stunned by it 1 meter away if they are hit a second time. </text:span><text:s/></text:p>
          </table:table-cell>
        </table:table-row>
      </table:table>
      <text:p text:style-name="P421"><text:tab/></text:p>
      <text:p text:style-name="P379">Hammer</text:p>
      <text:p text:style-name="P377"><text:span text:style-name="T61">Junkyard: </text:span><text:span text:style-name="T140">Rebar, Pipe, Wrench, Plank</text:span></text:p>
      <text:p text:style-name="P377"><text:span text:style-name="T61">Serviceable: </text:span><text:span text:style-name="T140">Bat, Sledgehammer</text:span></text:p>
      <text:p text:style-name="P377"><text:span text:style-name="T61">Well-Kept: </text:span><text:span text:style-name="T140">Bat, Sledgehammer, Maul</text:span></text:p>
      <text:p text:style-name="P377"><text:span text:style-name="T61">Masterpiece: </text:span><text:span text:style-name="T140">Bat, Sledgehammer, Maul, War-Hammer</text:span></text:p>
      <text:p text:style-name="P377"><text:span text:style-name="T61">Exotic: </text:span><text:span text:style-name="T140">Battle Hammer, </text:span><text:span text:style-name="T131">Kanabo, </text:span><text:span text:style-name="T119">SONY Energy Sledge</text:span></text:p>
      <text:p text:style-name="P377"><text:span text:style-name="T62">Legendary: </text:span><text:span text:style-name="T140">Ymrir’s Fist, </text:span><text:span text:style-name="T131">Chaingang, Curbstom</text:span><text:span text:style-name="T142">p</text:span><text:span text:style-name="T131">er, </text:span><text:span text:style-name="T119">SONY Energy Maul</text:span></text:p>
      <text:p text:style-name="P377"><text:span text:style-name="T61">Unique: </text:span><text:span text:style-name="T131">The Mace of Hercules, </text:span><text:span text:style-name="T119">SONY Energy Wa</text:span><text:span text:style-name="T143">r</text:span><text:span text:style-name="T119">-Hammer</text:span></text:p>
      <text:p text:style-name="P377"><text:span text:style-name="T61">Mythic: </text:span><text:span text:style-name="T140">PLAYER MADE</text:span></text:p>
      <text:p text:style-name="P426"/>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63">Hammer</text:p>
          </table:table-cell>
          <table:table-cell table:style-name="Table34.A1" office:value-type="string">
            <text:p text:style-name="P163">Speed</text:p>
          </table:table-cell>
          <table:table-cell table:style-name="Table34.C1" office:value-type="string">
            <text:p text:style-name="P163">Description and Special Abilities</text:p>
          </table:table-cell>
        </table:table-row>
        <table:table-row table:style-name="Table34.1">
          <table:table-cell table:style-name="Table34.A2" office:value-type="string">
            <text:p text:style-name="P79">Rebar</text:p>
          </table:table-cell>
          <table:table-cell table:style-name="Table34.A2" office:value-type="string">
            <text:p text:style-name="P79">1.00 Swing/Second</text:p>
          </table:table-cell>
          <table:table-cell table:style-name="Table34.C2" office:value-type="string">
            <text:p text:style-name="P79">A piece of rebar with some concrete on the end.</text:p>
          </table:table-cell>
        </table:table-row>
        <table:table-row>
          <table:table-cell table:style-name="Table34.A2" office:value-type="string">
            <text:p text:style-name="P79">Pipe</text:p>
          </table:table-cell>
          <table:table-cell table:style-name="Table34.A2" office:value-type="string">
            <text:p text:style-name="P80"><text:span text:style-name="T497">0</text:span>.<text:span text:style-name="T497">75 Swing/Second</text:span></text:p>
          </table:table-cell>
          <table:table-cell table:style-name="Table34.C2" office:value-type="string">
            <text:p text:style-name="P79">A large broken pipe.</text:p>
          </table:table-cell>
        </table:table-row>
        <table:table-row>
          <table:table-cell table:style-name="Table34.A2" office:value-type="string">
            <text:p text:style-name="P79">Wrench</text:p>
          </table:table-cell>
          <table:table-cell table:style-name="Table34.A2" office:value-type="string">
            <text:p text:style-name="P80"><text:span text:style-name="T497">0</text:span>.<text:span text:style-name="T497">50 Swing/Second</text:span></text:p>
          </table:table-cell>
          <table:table-cell table:style-name="Table34.C2" office:value-type="string">
            <text:p text:style-name="P79">A large industrial wrench.</text:p>
          </table:table-cell>
        </table:table-row>
        <table:table-row>
          <table:table-cell table:style-name="Table34.A2" office:value-type="string">
            <text:p text:style-name="P79">Plank</text:p>
          </table:table-cell>
          <table:table-cell table:style-name="Table34.A2" office:value-type="string">
            <text:p text:style-name="P79">0.85 Swing/Second</text:p>
          </table:table-cell>
          <table:table-cell table:style-name="Table34.C2" office:value-type="string">
            <text:p text:style-name="P79">A large wooden plank. </text:p>
          </table:table-cell>
        </table:table-row>
        <table:table-row>
          <table:table-cell table:style-name="Table34.A2" office:value-type="string">
            <text:p text:style-name="P79">Bat</text:p>
          </table:table-cell>
          <table:table-cell table:style-name="Table34.A2" office:value-type="string">
            <text:p text:style-name="P79">1.00 Swing/Second</text:p>
          </table:table-cell>
          <table:table-cell table:style-name="Table34.C2" office:value-type="string">
            <text:p text:style-name="P79">A baseball bat. </text:p>
          </table:table-cell>
        </table:table-row>
        <table:table-row>
          <table:table-cell table:style-name="Table34.A2" office:value-type="string">
            <text:p text:style-name="P79">Sledgehammer</text:p>
          </table:table-cell>
          <table:table-cell table:style-name="Table34.A2" office:value-type="string">
            <text:p text:style-name="P79">0.50 Swing/Second</text:p>
          </table:table-cell>
          <table:table-cell table:style-name="Table34.C2" office:value-type="string">
            <text:p text:style-name="P79">A construction sledgehammer.</text:p>
          </table:table-cell>
        </table:table-row>
        <table:table-row>
          <table:table-cell table:style-name="Table34.A2" office:value-type="string">
            <text:p text:style-name="P79">Maul</text:p>
          </table:table-cell>
          <table:table-cell table:style-name="Table34.A2" office:value-type="string">
            <text:p text:style-name="P79">0.50 Swing/Second</text:p>
          </table:table-cell>
          <table:table-cell table:style-name="Table34.C2" office:value-type="string">
            <text:p text:style-name="P79">A construction maul.</text:p>
          </table:table-cell>
        </table:table-row>
        <table:table-row table:style-name="Table34.1">
          <table:table-cell table:style-name="Table34.A2" office:value-type="string">
            <text:p text:style-name="P79">War-Hammer</text:p>
          </table:table-cell>
          <table:table-cell table:style-name="Table34.A2" office:value-type="string">
            <text:p text:style-name="P79">1.00 Swing/Second</text:p>
          </table:table-cell>
          <table:table-cell table:style-name="Table34.C2" office:value-type="string">
            <text:p text:style-name="P79">An archaic design for destroying ones opponents with blunt force. </text:p>
          </table:table-cell>
        </table:table-row>
      </table:table>
      <text:p text:style-name="P424"/>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51">Hammer</text:p>
          </table:table-cell>
          <table:table-cell table:style-name="Table35.A1" office:value-type="string">
            <text:p text:style-name="P151">Speed</text:p>
          </table:table-cell>
          <table:table-cell table:style-name="Table35.C1" office:value-type="string">
            <text:p text:style-name="P151">Description and Special Abilities</text:p>
          </table:table-cell>
        </table:table-row>
        <table:table-row>
          <table:table-cell table:style-name="Table35.A2" office:value-type="string">
            <text:p text:style-name="P81">Battle Hammer</text:p>
          </table:table-cell>
          <table:table-cell table:style-name="Table35.A2" office:value-type="string">
            <text:p text:style-name="P81">0.50 Swing/Second</text:p>
          </table:table-cell>
          <table:table-cell table:style-name="Table35.C2" office:value-type="string">
            <text:p text:style-name="P81">The heaviest hammer for the strongest warrior.</text:p>
            <text:p text:style-name="P81">-Ignores armor enemies are wearing. </text:p>
          </table:table-cell>
        </table:table-row>
        <table:table-row table:style-name="Table35.1">
          <table:table-cell table:style-name="Table35.A2" office:value-type="string">
            <text:p text:style-name="P81">Kanabo</text:p>
          </table:table-cell>
          <table:table-cell table:style-name="Table35.A2" office:value-type="string">
            <text:p text:style-name="P80"><text:span text:style-name="T498">0</text:span>.<text:span text:style-name="T498">75 Swing/Second</text:span></text:p>
          </table:table-cell>
          <table:table-cell table:style-name="Table35.C2" office:value-type="string">
            <text:p text:style-name="P81">The Japanese samurai’s club of choice,</text:p>
            <text:p text:style-name="P81">-Stuns targets struck for 2 seconds. This can not occur on an enemy more than once in 10 seconds. Enemies that are struck again are staggered back 1 meter. <text:s/></text:p>
          </table:table-cell>
        </table:table-row>
        <table:table-row>
          <table:table-cell table:style-name="Table35.A2" office:value-type="string">
            <text:p text:style-name="P71">SONY Energy <text:span text:style-name="T496">Sledge</text:span></text:p>
          </table:table-cell>
          <table:table-cell table:style-name="Table35.A2" office:value-type="string">
            <text:p text:style-name="P71"><text:span text:style-name="T496">0</text:span>.<text:span text:style-name="T495">50</text:span> Swings/Second</text:p>
          </table:table-cell>
          <table:table-cell table:style-name="Table35.C2" office:value-type="string">
            <text:p text:style-name="P41">Nanites formed by the Omni-Station around the <text:span text:style-name="T467">Dynamic Power Core to form the half of a hammer and a blade of pure energy. </text:span></text:p>
            <text:p text:style-name="P71">-This weapon deals electrical and fire damage.</text:p>
          </table:table-cell>
        </table:table-row>
      </table:table>
      <text:p text:style-name="P424"><text:tab/><text:tab/><text:tab/><text:tab/></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64">Hammer</text:p>
          </table:table-cell>
          <table:table-cell table:style-name="Table36.A1" office:value-type="string">
            <text:p text:style-name="P164">Speed</text:p>
          </table:table-cell>
          <table:table-cell table:style-name="Table36.C1" office:value-type="string">
            <text:p text:style-name="P164">Description and Special Abilities</text:p>
          </table:table-cell>
        </table:table-row>
        <table:table-row>
          <table:table-cell table:style-name="Table36.A2" office:value-type="string">
            <text:p text:style-name="P82">Ymrir’s Fist</text:p>
          </table:table-cell>
          <table:table-cell table:style-name="Table36.A2" office:value-type="string">
            <text:p text:style-name="P82">0.50 Swing/Second</text:p>
          </table:table-cell>
          <table:table-cell table:style-name="Table36.C2" office:value-type="string">
            <text:p text:style-name="P82">The ever-frozen head of the battle hammer is stronger than diamond. </text:p>
            <text:p text:style-name="P82">-This weapon deals 50% extra damage as cold damage. </text:p>
            <text:p text:style-name="P82">-This weapon freezes enemies struck on a power attack. They can only be frozen this way once every 30 seconds. </text:p>
            <text:p text:style-name="P82"/>
          </table:table-cell>
        </table:table-row>
        <text:soft-page-break/>
        <table:table-row>
          <table:table-cell table:style-name="Table36.A2" office:value-type="string">
            <text:p text:style-name="P82">Chaingang</text:p>
          </table:table-cell>
          <table:table-cell table:style-name="Table36.A2" office:value-type="string">
            <text:p text:style-name="P82">0.75 Swing/Second</text:p>
          </table:table-cell>
          <table:table-cell table:style-name="Table36.C2" office:value-type="string">
            <text:p text:style-name="P82">A sledgehammer with bits of chain and metal embedded into the surface. The metal and chain always reappears even when thrown from the halt. </text:p>
            <text:p text:style-name="P82">-This weapons’ attacks strike all targets within a 4 meter cone for 25% of the weapons damage. </text:p>
            <text:p text:style-name="P82">-This weapons’ power attacks slow enemies struck by 25% for 5 seconds. </text:p>
          </table:table-cell>
        </table:table-row>
        <table:table-row table:style-name="Table36.1">
          <table:table-cell table:style-name="Table36.A2" office:value-type="string">
            <text:p text:style-name="P82">Curbstomper</text:p>
          </table:table-cell>
          <table:table-cell table:style-name="Table36.A2" office:value-type="string">
            <text:p text:style-name="P82">1.00 Swing/Second</text:p>
          </table:table-cell>
          <table:table-cell table:style-name="Table36.C2" office:value-type="string">
            <text:p text:style-name="P82">A brutal bat that was once owned by famed Seattle outfielder Ichiro Suzuki, it had changed many hands during the years after the Reckoning and acquired a taste for combat. </text:p>
            <text:p text:style-name="P82">-This weapon sends enemies struck three times within 10 seconds flying 10 meters away. </text:p>
            <text:p text:style-name="P82">-Any enemies struck twice with this weapon and then a third time with a power attack are instead thrown 20 meters away. <text:s/></text:p>
          </table:table-cell>
        </table:table-row>
        <table:table-row>
          <table:table-cell table:style-name="Table36.A2" office:value-type="string">
            <text:p text:style-name="P71">SONY Energy <text:span text:style-name="T496">Maul</text:span></text:p>
          </table:table-cell>
          <table:table-cell table:style-name="Table36.A2" office:value-type="string">
            <text:p text:style-name="P71"><text:span text:style-name="T496">0</text:span>.<text:span text:style-name="T495">50</text:span> Swings/Second</text:p>
          </table:table-cell>
          <table:table-cell table:style-name="Table36.C2" office:value-type="string">
            <text:p text:style-name="P41">Nanites formed by the Omni-Station around the <text:span text:style-name="T467">Dynamic Power Core to form the half of a hammer and a blade of pure energy. </text:span></text:p>
            <text:p text:style-name="P71">-This weapon deals electrical and fire damage.</text:p>
            <text:p text:style-name="P71">-<text:span text:style-name="T496">This weapon emits an electric field that damages enemies within 1 meter for 10% of that weapons damage every second.</text:span></text:p>
          </table:table-cell>
        </table:table-row>
      </table:table>
      <text:p text:style-name="P424"/>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65">Hammer</text:p>
          </table:table-cell>
          <table:table-cell table:style-name="Table89.A1" office:value-type="string">
            <text:p text:style-name="P165">Speed</text:p>
          </table:table-cell>
          <table:table-cell table:style-name="Table89.C1" office:value-type="string">
            <text:p text:style-name="P165">Description and Special Abilities</text:p>
          </table:table-cell>
        </table:table-row>
        <table:table-row>
          <table:table-cell table:style-name="Table89.A2" office:value-type="string">
            <text:p text:style-name="P83">The Mace of Hercules</text:p>
          </table:table-cell>
          <table:table-cell table:style-name="Table89.A2" office:value-type="string">
            <text:p text:style-name="P83">0.25 Swing/Second</text:p>
          </table:table-cell>
          <table:table-cell table:style-name="Table89.C2" office:value-type="string">
            <text:p text:style-name="P83">A powerful weapon of a half-angel, this mace is one of the heaviest weapons in existence, but its’ swing deals incredible destruction. </text:p>
            <text:p text:style-name="P83">-This weapon reduces the wielders movement speed by 15%.</text:p>
            <text:p text:style-name="P83">-This weapons’ regular attacks deal its’ damage to all enemies within 2 meters. </text:p>
            <text:p text:style-name="P83">-This weapons’ power attacks deal its’ damage to all enemies within 5 meters.</text:p>
          </table:table-cell>
        </table:table-row>
        <table:table-row>
          <table:table-cell table:style-name="Table89.A2" office:value-type="string">
            <text:p text:style-name="P71">SONY Energy <text:span text:style-name="T499">War-Hammer</text:span></text:p>
          </table:table-cell>
          <table:table-cell table:style-name="Table89.A2" office:value-type="string">
            <text:p text:style-name="P71"><text:span text:style-name="T496">0</text:span>.<text:span text:style-name="T495">50</text:span> Swings/Second</text:p>
          </table:table-cell>
          <table:table-cell table:style-name="Table89.C2" office:value-type="string">
            <text:p text:style-name="P41">Nanites formed by the Omni-Station around the <text:span text:style-name="T467">Dynamic Power Core to form the half of a hammer and a blade of pure energy. </text:span></text:p>
            <text:p text:style-name="P71">-This weapon deals electrical and fire damage.</text:p>
            <text:p text:style-name="P71">-<text:span text:style-name="T496">This weapon emits an electric field that damages enemies within 1 meter for 10% of that weapons damage every second.</text:span> </text:p>
            <text:p text:style-name="P84">-This weapon generates a spike in electric energy for 5 seconds after power attacking. This spike increases its’ damage from its’ electric field to 100% for its’ duration. </text:p>
          </table:table-cell>
        </table:table-row>
      </table:table>
      <text:p text:style-name="P427"/>
      <text:p text:style-name="P381">Staves</text:p>
      <text:p text:style-name="P377"><text:span text:style-name="T61">Junkyard: </text:span><text:span text:style-name="T144">Metal Pole</text:span></text:p>
      <text:p text:style-name="P377"><text:span text:style-name="T65">S</text:span><text:span text:style-name="T61">erviceable: </text:span><text:span text:style-name="T144">Walking Stick</text:span></text:p>
      <text:p text:style-name="P377"><text:span text:style-name="T61">Well-Kept: </text:span><text:span text:style-name="T144">Walking Stick, Staff</text:span></text:p>
      <text:p text:style-name="P377"><text:span text:style-name="T61">Masterpiece: </text:span><text:span text:style-name="T144">Walking Stick, Staff, </text:span><text:span text:style-name="T145">Quaterstaff</text:span></text:p>
      <text:p text:style-name="P377"><text:span text:style-name="T61">Exotic: </text:span><text:span text:style-name="T144">Staff of the Magi, Staff of the Witch</text:span></text:p>
      <text:p text:style-name="P377"><text:span text:style-name="T62">Legendary: </text:span><text:span text:style-name="T144">Dragon Staves</text:span></text:p>
      <text:p text:style-name="P377"><text:span text:style-name="T61">Unique: </text:span><text:span text:style-name="T144">The Darkruen, The Staff of the Stars</text:span></text:p>
      <text:p text:style-name="P377"><text:span text:style-name="T61">Mythic: </text:span><text:span text:style-name="T139">PLAYER MADE</text:span></text:p>
      <text:p text:style-name="P428"/>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66">Staff</text:p>
          </table:table-cell>
          <table:table-cell table:style-name="Table90.A1" office:value-type="string">
            <text:p text:style-name="P166">Speed</text:p>
          </table:table-cell>
          <table:table-cell table:style-name="Table90.C1" office:value-type="string">
            <text:p text:style-name="P166">Description and Special Abilities</text:p>
          </table:table-cell>
        </table:table-row>
        <table:table-row>
          <table:table-cell table:style-name="Table90.A2" office:value-type="string">
            <text:p text:style-name="P85">Metal Pole</text:p>
          </table:table-cell>
          <table:table-cell table:style-name="Table90.A2" office:value-type="string">
            <text:p text:style-name="P85">1.00 Swings/Second</text:p>
          </table:table-cell>
          <table:table-cell table:style-name="Table90.C2" office:value-type="string">
            <text:p text:style-name="P86">A simple metal pole used for walking.</text:p>
          </table:table-cell>
        </table:table-row>
        <table:table-row>
          <table:table-cell table:style-name="Table90.A2" office:value-type="string">
            <text:p text:style-name="P85">Walking Stick</text:p>
          </table:table-cell>
          <table:table-cell table:style-name="Table90.A2" office:value-type="string">
            <text:p text:style-name="P85">1.00 Swings/Second</text:p>
          </table:table-cell>
          <table:table-cell table:style-name="Table90.C2" office:value-type="string">
            <text:p text:style-name="P86">A simple fashioned walking stick.</text:p>
          </table:table-cell>
        </table:table-row>
        <table:table-row>
          <table:table-cell table:style-name="Table90.A2" office:value-type="string">
            <text:p text:style-name="P85">Staff</text:p>
          </table:table-cell>
          <table:table-cell table:style-name="Table90.A2" office:value-type="string">
            <text:p text:style-name="P85">1.50 Swings/Second</text:p>
          </table:table-cell>
          <table:table-cell table:style-name="Table90.C2" office:value-type="string">
            <text:p text:style-name="P86">A carved staff.</text:p>
          </table:table-cell>
        </table:table-row>
        <table:table-row>
          <table:table-cell table:style-name="Table90.A2" office:value-type="string">
            <text:p text:style-name="P85">Quaterstaff</text:p>
          </table:table-cell>
          <table:table-cell table:style-name="Table90.A2" office:value-type="string">
            <text:p text:style-name="P85">2.00 Swings/Second</text:p>
          </table:table-cell>
          <table:table-cell table:style-name="Table90.C2" office:value-type="string">
            <text:p text:style-name="P86">A fighting staff. </text:p>
          </table:table-cell>
        </table:table-row>
      </table:table>
      <text:p text:style-name="P428"/>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67">Staff</text:p>
          </table:table-cell>
          <table:table-cell table:style-name="Table91.A1" office:value-type="string">
            <text:p text:style-name="P167">Speed</text:p>
          </table:table-cell>
          <table:table-cell table:style-name="Table91.C1" office:value-type="string">
            <text:p text:style-name="P167">Description and Special Abilities</text:p>
          </table:table-cell>
        </table:table-row>
        <table:table-row table:style-name="Table91.1">
          <table:table-cell table:style-name="Table91.A2" office:value-type="string">
            <text:p text:style-name="P86">Staff of the Magi</text:p>
          </table:table-cell>
          <table:table-cell table:style-name="Table91.A2" office:value-type="string">
            <text:p text:style-name="P86">2.00 <text:span text:style-name="T500">Swings/Second</text:span></text:p>
          </table:table-cell>
          <table:table-cell table:style-name="Table91.C2" office:value-type="string">
            <text:p text:style-name="P86">A well carved crystal staff imbued with magik.</text:p>
            <text:p text:style-name="P86">-This weapon grants the wielder a 25% reduction to stamina cost on magikal abilities.</text:p>
          </table:table-cell>
        </table:table-row>
        <table:table-row>
          <table:table-cell table:style-name="Table91.A2" office:value-type="string">
            <text:p text:style-name="P86">Staff of the Witch</text:p>
          </table:table-cell>
          <table:table-cell table:style-name="Table91.A2" office:value-type="string">
            <text:p text:style-name="P86">1.50 <text:span text:style-name="T500">Swings/Second</text:span></text:p>
          </table:table-cell>
          <table:table-cell table:style-name="Table91.C2" office:value-type="string">
            <text:p text:style-name="P86">A well carved wooden staff imbued with magik.</text:p>
            <text:p text:style-name="P86">-This weapon grants the wielder 15% additional damage to their magikal abilities.</text:p>
          </table:table-cell>
        </table:table-row>
      </table:table>
      <text:p text:style-name="P428"/>
      <table:table table:name="Table92" table:style-name="Table92">
        <table:table-column table:style-name="Table92.A"/>
        <table:table-column table:style-name="Table92.B"/>
        <table:table-column table:style-name="Table92.C"/>
        <text:soft-page-break/>
        <table:table-row table:style-name="Table92.1">
          <table:table-cell table:style-name="Table92.A1" office:value-type="string">
            <text:p text:style-name="P168">Staff</text:p>
          </table:table-cell>
          <table:table-cell table:style-name="Table92.A1" office:value-type="string">
            <text:p text:style-name="P168">Speed</text:p>
          </table:table-cell>
          <table:table-cell table:style-name="Table92.C1" office:value-type="string">
            <text:p text:style-name="P168">Description and Special Abilities</text:p>
          </table:table-cell>
        </table:table-row>
        <table:table-row>
          <table:table-cell table:style-name="Table92.A2" office:value-type="string">
            <text:p text:style-name="P87">Molten Dragon Fire Staff</text:p>
          </table:table-cell>
          <table:table-cell table:style-name="Table92.A2" office:value-type="string">
            <text:p text:style-name="P87">1.75 <text:span text:style-name="T500">Shots/Second</text:span></text:p>
          </table:table-cell>
          <table:table-cell table:style-name="Table92.C2" office:value-type="string">
            <text:p text:style-name="P87">A powerful staff carved from the bones of a<text:span text:style-name="T501">n ancient</text:span> <text:span text:style-name="T501">molten</text:span> dragon, it is <text:span text:style-name="T501">imbued with powerful magik.</text:span></text:p>
            <text:p text:style-name="P87">-<text:span text:style-name="T501">This weapons’ attacklaunches a fireball that travels up to 30 meters or upon hitting something before exploding in a 3 meter.</text:span></text:p>
            <text:p text:style-name="P88">-This weapons’ power attack launches a 3 meter stream of lava, dealing 100% of the weapons’ damage each second to any enemy struck. </text:p>
          </table:table-cell>
        </table:table-row>
        <table:table-row>
          <table:table-cell table:style-name="Table92.A2" office:value-type="string">
            <text:p text:style-name="P87">Storm Dragon Staff</text:p>
          </table:table-cell>
          <table:table-cell table:style-name="Table92.A2" office:value-type="string">
            <text:p text:style-name="P87">1.75 <text:span text:style-name="T500">Shots/Second</text:span></text:p>
          </table:table-cell>
          <table:table-cell table:style-name="Table92.C2" office:value-type="string">
            <text:p text:style-name="P88">A powerful staff carved from the bones of an ancient storm dragon, it is imbued with powerful magik. </text:p>
            <text:p text:style-name="P88">-This weapons’ <text:span text:style-name="T502">attack </text:span>launches a lightning bolt that travels up to 30 meters or upon hitting something before exploding <text:span text:style-name="T502">in a 3 meter burst</text:span>. </text:p>
            <text:p text:style-name="P88">-This weapons’ power attack launches a 3 meter <text:span text:style-name="T502">stream of sonic blasts that deals 100% of the weapons’ damage each second to any enemy struck. </text:span></text:p>
          </table:table-cell>
        </table:table-row>
        <table:table-row table:style-name="Table92.1">
          <table:table-cell table:style-name="Table92.A2" office:value-type="string">
            <text:p text:style-name="P87"><text:span text:style-name="T503">Glacial</text:span> Dragon Staff</text:p>
          </table:table-cell>
          <table:table-cell table:style-name="Table92.A2" office:value-type="string">
            <text:p text:style-name="P87">1.75 <text:span text:style-name="T500">Shots/Second</text:span></text:p>
          </table:table-cell>
          <table:table-cell table:style-name="Table92.C2" office:value-type="string">
            <text:p text:style-name="P89">A powerful staff carved from the bones of an ancient glacial dragon, it is imbued with powerful magik. </text:p>
            <text:p text:style-name="P89">-This weapons’ attack launches a bolt of ice that travels up to 30 meters or upon hitting something before exploding in a 3 meter burst.</text:p>
            <text:p text:style-name="P89">-This weapons’ power attack launches a 3 meter stream of ice that deals 100% of the weapons’ damage each second to any enemy struck. </text:p>
          </table:table-cell>
        </table:table-row>
      </table:table>
      <text:p text:style-name="P428"/>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69">Staff</text:p>
          </table:table-cell>
          <table:table-cell table:style-name="Table93.A1" office:value-type="string">
            <text:p text:style-name="P169">Speed</text:p>
          </table:table-cell>
          <table:table-cell table:style-name="Table93.C1" office:value-type="string">
            <text:p text:style-name="P169">Description and Special Abilities</text:p>
          </table:table-cell>
        </table:table-row>
        <table:table-row>
          <table:table-cell table:style-name="Table93.A2" office:value-type="string">
            <text:p text:style-name="P89">The Darkruen</text:p>
          </table:table-cell>
          <table:table-cell table:style-name="Table93.A2" office:value-type="string">
            <text:p text:style-name="P89">1.<text:span text:style-name="T500">00 Shots/Second</text:span></text:p>
          </table:table-cell>
          <table:table-cell table:style-name="Table93.C2" office:value-type="string">
            <text:p text:style-name="P89">A power and ancient staff dating back to the days of pharohs and kings. It has changed many hands and waged many wars before disappearing from Adolf Hitlers grasp in the second World War.</text:p>
            <text:p text:style-name="P89">-This weapon takes 5 seconds <text:span text:style-name="T504">to charge up and be ready to fire. After this charge up time the weapon delivers a powerful blast at a location within 40 meters that deals 500% weapon damage to all enemies within 5 meters of the blast.</text:span></text:p>
            <text:p text:style-name="P89">-<text:span text:style-name="T504">This weapon grants the wielder 20% additional health in the form of a shadowy shield. This shield refreshes by 5% of the shields health with every kill the wielder makes with this weapon. </text:span></text:p>
            <text:p text:style-name="P89"/>
            <text:p text:style-name="P89"/>
            <text:p text:style-name="P89"/>
            <text:p text:style-name="P89"/>
            <text:p text:style-name="P89"/>
          </table:table-cell>
        </table:table-row>
        <table:table-row>
          <table:table-cell table:style-name="Table93.A2" office:value-type="string">
            <text:p text:style-name="P89">The Staff of Stars</text:p>
          </table:table-cell>
          <table:table-cell table:style-name="Table93.A2" office:value-type="string">
            <text:p text:style-name="P89">2.00 <text:span text:style-name="T500">Shots/Second</text:span></text:p>
          </table:table-cell>
          <table:table-cell table:style-name="Table93.C2" office:value-type="string">
            <text:p text:style-name="P90">An ancient staff forged by the more powerful of two Greek sisters, this ivory staff glows with an inner golden light.</text:p>
            <text:p text:style-name="P90">-This weapon has no attack. Its’ attack instead heals the wielder and their followers/familiars for 5% of their health. </text:p>
            <text:p text:style-name="P90">-This weapons’ power attack summons a 4 meter wide, 2 meter tall shield in front of the caster that prevents all damage that hits the shield. The wielder can only have one shield at a time and a shield lasts for 10 seconds. </text:p>
          </table:table-cell>
        </table:table-row>
      </table:table>
      <text:p text:style-name="P452"/>
      <text:p text:style-name="P258">Ranged</text:p>
      <text:p text:style-name="P277"/>
      <text:p text:style-name="P277">Archaic </text:p>
      <text:p text:style-name="P377"/>
      <text:p text:style-name="P382">Thrown</text:p>
      <text:p text:style-name="P377"><text:span text:style-name="T61">Junkyard: </text:span><text:span text:style-name="T131">Metal Shards, Rock</text:span></text:p>
      <text:p text:style-name="P377"><text:span text:style-name="T61">Serviceable: </text:span><text:span text:style-name="T131">Kitchen Knives, Boomarang</text:span></text:p>
      <text:p text:style-name="P377"><text:span text:style-name="T61">Well-Kept: </text:span><text:span text:style-name="T131">Kitchen Knives, Boomarang, Shuriken</text:span></text:p>
      <text:p text:style-name="P377"><text:span text:style-name="T61">Masterpiece: </text:span><text:span text:style-name="T131">Kitchen Knives, Boomarang, Shuriken, Throwing Axes</text:span></text:p>
      <text:p text:style-name="P377"><text:span text:style-name="T61">Exotic:</text:span><text:span text:style-name="T126"> </text:span><text:span text:style-name="T131">Chakram, Chain Bola, </text:span><text:span text:style-name="T119">SONY Energy Manipulator</text:span></text:p>
      <text:p text:style-name="P377"><text:span text:style-name="T62">Legendary: </text:span><text:span text:style-name="T146">David’s Stone</text:span><text:span text:style-name="T147">s, </text:span><text:span text:style-name="T119">SONY Energy Repulser</text:span></text:p>
      <text:p text:style-name="P377"><text:span text:style-name="T61">Unique: </text:span><text:span text:style-name="T131">PROJECT: TASERTOSS, </text:span><text:span text:style-name="T119">SONY Energy Gauntlet</text:span></text:p>
      <text:p text:style-name="P377"><text:span text:style-name="T61">Mythic:</text:span><text:span text:style-name="T140"> PLAYER MADE</text:span></text:p>
      <text:p text:style-name="P423"/>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70">Thrown Weapon</text:p>
          </table:table-cell>
          <table:table-cell table:style-name="Table37.A1" office:value-type="string">
            <text:p text:style-name="P170">Speed</text:p>
          </table:table-cell>
          <table:table-cell table:style-name="Table37.C1" office:value-type="string">
            <text:p text:style-name="P170">Description and Special Abilities</text:p>
          </table:table-cell>
        </table:table-row>
        <table:table-row>
          <table:table-cell table:style-name="Table37.A2" office:value-type="string">
            <text:p text:style-name="P91">Metal Shards</text:p>
          </table:table-cell>
          <table:table-cell table:style-name="Table37.A2" office:value-type="string">
            <text:p text:style-name="P91">1.<text:span text:style-name="T500">00</text:span> Throw/Second</text:p>
          </table:table-cell>
          <table:table-cell table:style-name="Table37.C2" office:value-type="string">
            <text:p text:style-name="P91">Small sharpened metal shards to throw.</text:p>
          </table:table-cell>
        </table:table-row>
        <table:table-row>
          <table:table-cell table:style-name="Table37.A2" office:value-type="string">
            <text:p text:style-name="P91">Rocks</text:p>
          </table:table-cell>
          <table:table-cell table:style-name="Table37.A2" office:value-type="string">
            <text:p text:style-name="P91">1.<text:span text:style-name="T500">00</text:span> Throw/Second</text:p>
          </table:table-cell>
          <table:table-cell table:style-name="Table37.C2" office:value-type="string">
            <text:p text:style-name="P91">A rock that is thrown.</text:p>
          </table:table-cell>
        </table:table-row>
        <text:soft-page-break/>
        <table:table-row>
          <table:table-cell table:style-name="Table37.A2" office:value-type="string">
            <text:p text:style-name="P91">Kitchen Knives</text:p>
          </table:table-cell>
          <table:table-cell table:style-name="Table37.A2" office:value-type="string">
            <text:p text:style-name="P91">1.<text:span text:style-name="T500">00</text:span> Throw/Second</text:p>
          </table:table-cell>
          <table:table-cell table:style-name="Table37.C2" office:value-type="string">
            <text:p text:style-name="P91">Knives that are used for cooking… and throwing.</text:p>
          </table:table-cell>
        </table:table-row>
        <table:table-row>
          <table:table-cell table:style-name="Table37.A2" office:value-type="string">
            <text:p text:style-name="P91">Boomarangs</text:p>
          </table:table-cell>
          <table:table-cell table:style-name="Table37.A2" office:value-type="string">
            <text:p text:style-name="P91">1.<text:span text:style-name="T500">00</text:span> Throw/Second</text:p>
          </table:table-cell>
          <table:table-cell table:style-name="Table37.C2" office:value-type="string">
            <text:p text:style-name="P91">A wooden or metal ranged weapon that returns to the thrower if they miss. </text:p>
          </table:table-cell>
        </table:table-row>
        <table:table-row>
          <table:table-cell table:style-name="Table37.A2" office:value-type="string">
            <text:p text:style-name="P91">Shuriken</text:p>
          </table:table-cell>
          <table:table-cell table:style-name="Table37.A2" office:value-type="string">
            <text:p text:style-name="P91">1.<text:span text:style-name="T500">00</text:span> Throw/Second</text:p>
          </table:table-cell>
          <table:table-cell table:style-name="Table37.C2" office:value-type="string">
            <text:p text:style-name="P91">A multi-sided throwing star that was favored by the mythical ninjas of Japan. </text:p>
          </table:table-cell>
        </table:table-row>
        <table:table-row>
          <table:table-cell table:style-name="Table37.A2" office:value-type="string">
            <text:p text:style-name="P91">Throwing Axes</text:p>
          </table:table-cell>
          <table:table-cell table:style-name="Table37.A2" office:value-type="string">
            <text:p text:style-name="P91">1.<text:span text:style-name="T500">00</text:span> Throw/Second</text:p>
          </table:table-cell>
          <table:table-cell table:style-name="Table37.C2" office:value-type="string">
            <text:p text:style-name="P91">A smaller version of the tomohawk. </text:p>
          </table:table-cell>
        </table:table-row>
      </table:table>
      <text:p text:style-name="P424"/>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171">Thrown Weapon</text:p>
          </table:table-cell>
          <table:table-cell table:style-name="Table38.A1" office:value-type="string">
            <text:p text:style-name="P171">Speed</text:p>
          </table:table-cell>
          <table:table-cell table:style-name="Table38.C1" office:value-type="string">
            <text:p text:style-name="P171">Description and Special Abilities</text:p>
          </table:table-cell>
        </table:table-row>
        <table:table-row>
          <table:table-cell table:style-name="Table38.A2" office:value-type="string">
            <text:p text:style-name="P92">Chakram</text:p>
          </table:table-cell>
          <table:table-cell table:style-name="Table38.A2" office:value-type="string">
            <text:p text:style-name="P92">1.<text:span text:style-name="T500">00</text:span> Throw/Second</text:p>
          </table:table-cell>
          <table:table-cell table:style-name="Table38.C2" office:value-type="string">
            <text:p text:style-name="P93">A deadly thrown weapon from the lands of India it is capable of slicing into multiple targets along its’ flight.</text:p>
            <text:p text:style-name="P93">-Can hit two additional targets in along it’s flight. </text:p>
          </table:table-cell>
        </table:table-row>
        <table:table-row table:style-name="Table38.1">
          <table:table-cell table:style-name="Table38.A2" office:value-type="string">
            <text:p text:style-name="P92">Chain Bola</text:p>
          </table:table-cell>
          <table:table-cell table:style-name="Table38.A2" office:value-type="string">
            <text:p text:style-name="P92">1.<text:span text:style-name="T500">00</text:span> Throw/Second</text:p>
          </table:table-cell>
          <table:table-cell table:style-name="Table38.C2" office:value-type="string">
            <text:p text:style-name="P93">A chain capped at the ends with a weight, use it to slow your targets!</text:p>
            <text:p text:style-name="P93">-Slows a target hit for 10 seconds, reducing their movement speed by 75%. If the target is struck with a second one, they are immobilized for 20 second. Additional bolas refresh the duration. </text:p>
          </table:table-cell>
        </table:table-row>
        <table:table-row>
          <table:table-cell table:style-name="Table38.A2" office:value-type="string">
            <text:p text:style-name="P90">SONY Energy Manipulator</text:p>
          </table:table-cell>
          <table:table-cell table:style-name="Table38.A2" office:value-type="string">
            <text:p text:style-name="P90">1.<text:span text:style-name="T500">00</text:span> Throw/Second</text:p>
          </table:table-cell>
          <table:table-cell table:style-name="Table38.C2" office:value-type="string">
            <text:p text:style-name="P41">Nanites formed by the Omni-Station around the <text:span text:style-name="T467">Dynamic Power Core to form the bracelet with the ability to throw bolts of pure energy. </text:span></text:p>
            <text:p text:style-name="P41">-<text:span text:style-name="T504">This weapon deals electrical and fire damage.</text:span></text:p>
          </table:table-cell>
        </table:table-row>
      </table:table>
      <text:p text:style-name="P424"/>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72">Thrown Weapon</text:p>
          </table:table-cell>
          <table:table-cell table:style-name="Table39.A1" office:value-type="string">
            <text:p text:style-name="P172">Speed</text:p>
          </table:table-cell>
          <table:table-cell table:style-name="Table39.C1" office:value-type="string">
            <text:p text:style-name="P172">Description and Special <text:span text:style-name="T505">Abilities</text:span></text:p>
          </table:table-cell>
        </table:table-row>
        <table:table-row table:style-name="Table39.1">
          <table:table-cell table:style-name="Table39.A2" office:value-type="string">
            <text:p text:style-name="P93">David’s Stone</text:p>
          </table:table-cell>
          <table:table-cell table:style-name="Table39.A2" office:value-type="string">
            <text:p text:style-name="P93">1.<text:span text:style-name="T500">00</text:span> Throw/Second</text:p>
          </table:table-cell>
          <table:table-cell table:style-name="Table39.C2" office:value-type="string">
            <text:p text:style-name="P94">The very <text:span text:style-name="T506">still-stained </text:span>stones that David used to kill the orge-king, Goliath. The are powerful weapons in their own right. </text:p>
            <text:p text:style-name="P94">-<text:span text:style-name="T505">The weapons deal 100% damage against enemies within 1 meter.</text:span></text:p>
            <text:p text:style-name="P94">-The weapons, when thrown, they always reappear in the wielders pocket. </text:p>
            <text:p text:style-name="P94">-They knock enemies struck within 3 meters back a meter from the wielder.</text:p>
          </table:table-cell>
        </table:table-row>
        <table:table-row>
          <table:table-cell table:style-name="Table39.A2" office:value-type="string">
            <text:p text:style-name="P90">SONY Energy <text:span text:style-name="T507">Repulser</text:span></text:p>
          </table:table-cell>
          <table:table-cell table:style-name="Table39.A2" office:value-type="string">
            <text:p text:style-name="P90">1.<text:span text:style-name="T500">00</text:span> Throw/Second</text:p>
          </table:table-cell>
          <table:table-cell table:style-name="Table39.C2" office:value-type="string">
            <text:p text:style-name="P41">Nanites formed by the Omni-Station around the <text:span text:style-name="T467">Dynamic Power Core to form a bracelet with the ability to throw bolts of pure energy. </text:span></text:p>
            <text:p text:style-name="P41">-<text:span text:style-name="T504">This weapon deals electrical and fire damage.</text:span></text:p>
            <text:p text:style-name="P41">-<text:span text:style-name="T504">This weapon explodes in a 1 meter area.</text:span></text:p>
          </table:table-cell>
        </table:table-row>
      </table:table>
      <text:p text:style-name="P424"/>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73">Thrown Weapon</text:p>
          </table:table-cell>
          <table:table-cell table:style-name="Table40.A1" office:value-type="string">
            <text:p text:style-name="P173">Speed</text:p>
          </table:table-cell>
          <table:table-cell table:style-name="Table40.C1" office:value-type="string">
            <text:p text:style-name="P174">Description and Special Abilities</text:p>
          </table:table-cell>
        </table:table-row>
        <table:table-row table:style-name="Table40.1">
          <table:table-cell table:style-name="Table40.A2" office:value-type="string">
            <text:p text:style-name="P95">PROJECT: TASERTOSS</text:p>
          </table:table-cell>
          <table:table-cell table:style-name="Table40.A2" office:value-type="string">
            <text:p text:style-name="P95">1.<text:span text:style-name="T500">00</text:span> Throw/Second</text:p>
          </table:table-cell>
          <table:table-cell table:style-name="Table40.C2" office:value-type="string">
            <text:p text:style-name="P95">A proto-type military design, this small wrist gauntlet allows the wearer to “throw” electricity at an enemy within 5 meters. </text:p>
            <text:p text:style-name="P95">-This weapon deals it’s damage as electricity damage.</text:p>
            <text:p text:style-name="P95">-This weapon stuns enemies struck for 1 second, though they can only be stunned this way once every 5 seconds. </text:p>
          </table:table-cell>
        </table:table-row>
        <table:table-row>
          <table:table-cell table:style-name="Table40.A2" office:value-type="string">
            <text:p text:style-name="P90">SONY Energy <text:span text:style-name="T507">Gauntlet</text:span></text:p>
          </table:table-cell>
          <table:table-cell table:style-name="Table40.A2" office:value-type="string">
            <text:p text:style-name="P90">1.<text:span text:style-name="T500">00</text:span> Throw/Second</text:p>
          </table:table-cell>
          <table:table-cell table:style-name="Table40.C2" office:value-type="string">
            <text:p text:style-name="P41">Nanites formed by the Omni-Station around the <text:span text:style-name="T467">Dynamic Power Core to form the bracelet with the ability to throw bolts of pure energy. </text:span></text:p>
            <text:p text:style-name="P41">-<text:span text:style-name="T504">This weapon deals electrical and fire damage.</text:span></text:p>
            <text:p text:style-name="P41">-<text:span text:style-name="T504">This weapon explodes in a 1 meter area.</text:span></text:p>
            <text:p text:style-name="P41">-<text:span text:style-name="T507">This weapon has 3 secondary explosions in the 1 meter area, each dealing 25% of the weapons’ damage.</text:span></text:p>
          </table:table-cell>
        </table:table-row>
      </table:table>
      <text:p text:style-name="P424"/>
      <text:p text:style-name="P377">Bow</text:p>
      <text:p text:style-name="P377"><text:span text:style-name="T61">Junkyard: </text:span><text:span text:style-name="T140">NONE</text:span></text:p>
      <text:p text:style-name="P377"><text:span text:style-name="T61">Serviceable: </text:span><text:span text:style-name="T140">Hunting Bow, Long-Bow</text:span></text:p>
      <text:p text:style-name="P377"><text:span text:style-name="T61">Well-Kept: </text:span><text:span text:style-name="T140">Hunting Bow, Long-Bow, Recurve-Bow</text:span></text:p>
      <text:p text:style-name="P377"><text:span text:style-name="T61">Masterpiece: </text:span><text:span text:style-name="T140">Hunting Bow, Long-Bow, Recurve-Bow, Compound Bow</text:span></text:p>
      <text:p text:style-name="P377"><text:span text:style-name="T61">Exotic:</text:span><text:span text:style-name="T126"> </text:span><text:span text:style-name="T140">Enhanced Compound Bow, </text:span><text:span text:style-name="T119">SONY Energy Bow</text:span></text:p>
      <text:p text:style-name="P377"><text:span text:style-name="T62">Legendary: </text:span><text:span text:style-name="T140">The </text:span><text:span text:style-name="T148">Sherwood, </text:span><text:span text:style-name="T119">SONY Energy Recurve-Bow</text:span></text:p>
      <text:p text:style-name="P377"><text:span text:style-name="T61">Unique: </text:span><text:span text:style-name="T140">Sunflare, Moonfall, </text:span><text:span text:style-name="T119">SONY Energy Compound Bow</text:span></text:p>
      <text:p text:style-name="P377"><text:span text:style-name="T61">Mythic:</text:span><text:span text:style-name="T140"> PLAYER MADE</text:span></text:p>
      <text:p text:style-name="P423"/>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95">Bow</text:p>
          </table:table-cell>
          <table:table-cell table:style-name="Table41.A1" office:value-type="string">
            <text:p text:style-name="P95">Speed</text:p>
          </table:table-cell>
          <table:table-cell table:style-name="Table41.C1" office:value-type="string">
            <text:p text:style-name="P95">Description and Special Abilities</text:p>
          </table:table-cell>
        </table:table-row>
        <table:table-row table:style-name="Table41.1">
          <table:table-cell table:style-name="Table41.A2" office:value-type="string">
            <text:p text:style-name="P95">Hunting Bow</text:p>
          </table:table-cell>
          <table:table-cell table:style-name="Table41.A2" office:value-type="string">
            <text:p text:style-name="P95">0.35 Shots/Second</text:p>
          </table:table-cell>
          <table:table-cell table:style-name="Table41.C2" office:value-type="string">
            <text:p text:style-name="P95">A simple bow used for hunting.</text:p>
          </table:table-cell>
        </table:table-row>
        <table:table-row>
          <table:table-cell table:style-name="Table41.A2" office:value-type="string">
            <text:p text:style-name="P95">Long-Bow</text:p>
          </table:table-cell>
          <table:table-cell table:style-name="Table41.A2" office:value-type="string">
            <text:p text:style-name="P95">0.30 Shots/Second</text:p>
          </table:table-cell>
          <table:table-cell table:style-name="Table41.C2" office:value-type="string">
            <text:p text:style-name="P95">The traditional bow of war dating back to the Middle Ages.</text:p>
          </table:table-cell>
        </table:table-row>
        <table:table-row>
          <table:table-cell table:style-name="Table41.A2" office:value-type="string">
            <text:p text:style-name="P95">Recurve-Bow</text:p>
          </table:table-cell>
          <table:table-cell table:style-name="Table41.A2" office:value-type="string">
            <text:p text:style-name="P95">0.40 Shots/Second</text:p>
          </table:table-cell>
          <table:table-cell table:style-name="Table41.C2" office:value-type="string">
            <text:p text:style-name="P95">A bow heralding to the ancient riders of Gehingis Kahn. </text:p>
          </table:table-cell>
        </table:table-row>
        <text:soft-page-break/>
        <table:table-row>
          <table:table-cell table:style-name="Table41.A2" office:value-type="string">
            <text:p text:style-name="P95">Compund Bow</text:p>
          </table:table-cell>
          <table:table-cell table:style-name="Table41.A2" office:value-type="string">
            <text:p text:style-name="P95">0.50 Shots/Second</text:p>
          </table:table-cell>
          <table:table-cell table:style-name="Table41.C2" office:value-type="string">
            <text:p text:style-name="P95">A modern bow that uses technology to make a deadly weapon more deadly. </text:p>
          </table:table-cell>
        </table:table-row>
      </table:table>
      <text:p text:style-name="P424"/>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74">Bow</text:p>
          </table:table-cell>
          <table:table-cell table:style-name="Table42.A1" office:value-type="string">
            <text:p text:style-name="P174">Speed</text:p>
          </table:table-cell>
          <table:table-cell table:style-name="Table42.C1" office:value-type="string">
            <text:p text:style-name="P174">Description and Special Abilities</text:p>
          </table:table-cell>
        </table:table-row>
        <table:table-row table:style-name="Table42.1">
          <table:table-cell table:style-name="Table42.A2" office:value-type="string">
            <text:p text:style-name="P95">Enhanced Compound Bow</text:p>
          </table:table-cell>
          <table:table-cell table:style-name="Table42.A2" office:value-type="string">
            <text:p text:style-name="P95">0.50 Shots/Second</text:p>
          </table:table-cell>
          <table:table-cell table:style-name="Table42.C2" office:value-type="string">
            <text:p text:style-name="P95">An enhanced military version of the modern compound bow. </text:p>
            <text:p text:style-name="P95">-This weapon will pierce the first enemy hit, pinning some enemies standing near objects to them. </text:p>
          </table:table-cell>
        </table:table-row>
        <table:table-row>
          <table:table-cell table:style-name="Table42.A2" office:value-type="string">
            <text:p text:style-name="P90">SONY Energy <text:span text:style-name="T508">Bow</text:span></text:p>
          </table:table-cell>
          <table:table-cell table:style-name="Table42.A2" office:value-type="string">
            <text:p text:style-name="P90"><text:span text:style-name="T508">0.65</text:span> <text:span text:style-name="T508">Shot</text:span>/Second</text:p>
          </table:table-cell>
          <table:table-cell table:style-name="Table42.C2" office:value-type="string">
            <text:p text:style-name="P41">Nanites formed by the Omni-Station around the <text:span text:style-name="T467">Dynamic Power Core to form a bow and the ability to fire bolts of pure energy. </text:span></text:p>
            <text:p text:style-name="P41">-<text:span text:style-name="T504">This weapon deals electrical and fire damage.</text:span></text:p>
          </table:table-cell>
        </table:table-row>
      </table:table>
      <text:p text:style-name="P424"/>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175">Bow</text:p>
          </table:table-cell>
          <table:table-cell table:style-name="Table83.A1" office:value-type="string">
            <text:p text:style-name="P175">Speed</text:p>
          </table:table-cell>
          <table:table-cell table:style-name="Table83.C1" office:value-type="string">
            <text:p text:style-name="P175">Description and Special Abilities</text:p>
          </table:table-cell>
        </table:table-row>
        <table:table-row table:style-name="Table83.1">
          <table:table-cell table:style-name="Table83.A2" office:value-type="string">
            <text:p text:style-name="P96">The Sherwood</text:p>
          </table:table-cell>
          <table:table-cell table:style-name="Table83.A2" office:value-type="string">
            <text:p text:style-name="P96">0.30 Shots/Second</text:p>
          </table:table-cell>
          <table:table-cell table:style-name="Table83.C2" office:value-type="string">
            <text:p text:style-name="P96">The bow of the famed Robin Hood, it is a special long-bow that is capable of great feats in the right hands.</text:p>
            <text:p text:style-name="P96">-This weapon deals more 1% more damage for every 2 meters between the target and the wielder. </text:p>
          </table:table-cell>
        </table:table-row>
        <table:table-row>
          <table:table-cell table:style-name="Table83.A2" office:value-type="string">
            <text:p text:style-name="P90">SONY Energy <text:span text:style-name="T508">Recurve-Bow</text:span></text:p>
          </table:table-cell>
          <table:table-cell table:style-name="Table83.A2" office:value-type="string">
            <text:p text:style-name="P90"><text:span text:style-name="T500">0.65</text:span> <text:span text:style-name="T508">Shots</text:span>/Second</text:p>
          </table:table-cell>
          <table:table-cell table:style-name="Table83.C2" office:value-type="string">
            <text:p text:style-name="P41">Nanites formed by the Omni-Station around the <text:span text:style-name="T467">Dynamic Power Core to form a bow and the ability to fire bolts of pure energy. </text:span></text:p>
            <text:p text:style-name="P41">-<text:span text:style-name="T504">This weapon deals electrical and fire damage.</text:span></text:p>
            <text:p text:style-name="P41">-<text:span text:style-name="T508">This weapon pierces enemies struck. </text:span></text:p>
          </table:table-cell>
        </table:table-row>
      </table:table>
      <text:p text:style-name="P424"/>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76">Bow</text:p>
          </table:table-cell>
          <table:table-cell table:style-name="Table43.A1" office:value-type="string">
            <text:p text:style-name="P176">Speed</text:p>
          </table:table-cell>
          <table:table-cell table:style-name="Table43.C1" office:value-type="string">
            <text:p text:style-name="P176">Description and Special Abilities</text:p>
          </table:table-cell>
        </table:table-row>
        <table:table-row>
          <table:table-cell table:style-name="Table43.A2" office:value-type="string">
            <text:p text:style-name="P97">Sunflare</text:p>
          </table:table-cell>
          <table:table-cell table:style-name="Table43.A2" office:value-type="string">
            <text:p text:style-name="P97">0.50 Shots/Second</text:p>
          </table:table-cell>
          <table:table-cell table:style-name="Table43.C2" office:value-type="string">
            <text:p text:style-name="P97">The golden angelic bow of the angel Apollo, it channels the light and fire of the sun into its’ gleaming arrows.</text:p>
            <text:p text:style-name="P97">-This weapon generates its’ own golden light arrows.</text:p>
            <text:p text:style-name="P97">-This weapons’ damage is fire damage and bypasses physical armor.</text:p>
            <text:p text:style-name="P97">-This weapon deals 1% more damage each time it is fire. This effect lasts for 5 seconds and stacks up to <text:span text:style-name="T506">5</text:span> times. Each stack refreshes the duration. Upon reaching <text:span text:style-name="T506">5</text:span> stacks, the next arrow fired by the wielder explodes and deals its’ damage to all enemies within 5 meters of the arrows impact. </text:p>
            <text:p text:style-name="P97"/>
            <text:p text:style-name="P97"/>
          </table:table-cell>
        </table:table-row>
        <table:table-row table:style-name="Table43.1">
          <table:table-cell table:style-name="Table43.A2" office:value-type="string">
            <text:p text:style-name="P97">Moonfall</text:p>
          </table:table-cell>
          <table:table-cell table:style-name="Table43.A2" office:value-type="string">
            <text:p text:style-name="P97">0.30 Shots/Second</text:p>
          </table:table-cell>
          <table:table-cell table:style-name="Table43.C2" office:value-type="string">
            <text:p text:style-name="P97">The silver <text:span text:style-name="T506">angelic bow of the angel Artemis, it channels the shadow and cold of the moon into its’ spectral arrows.</text:span></text:p>
            <text:p text:style-name="P97">-<text:span text:style-name="T506">This weapon generates its’ own silver spectral arrows.</text:span></text:p>
            <text:p text:style-name="P97">-<text:span text:style-name="T506">This weapons’ damage is cold damage and bypasses physical armor.</text:span></text:p>
            <text:p text:style-name="P97">-<text:span text:style-name="T506">This weapon deals 10% more damage for every second it is held. If it is held for 10 seconds, the arrow explodes and damages every target within 5 meters of the arrows impact. </text:span></text:p>
          </table:table-cell>
        </table:table-row>
        <table:table-row>
          <table:table-cell table:style-name="Table43.A2" office:value-type="string">
            <text:p text:style-name="P90">SONY Energy <text:span text:style-name="T508">Compound-Bow</text:span></text:p>
          </table:table-cell>
          <table:table-cell table:style-name="Table43.A2" office:value-type="string">
            <text:p text:style-name="P90"><text:span text:style-name="T508">0.65</text:span> <text:span text:style-name="T508">Shot</text:span>/Second</text:p>
          </table:table-cell>
          <table:table-cell table:style-name="Table43.C2" office:value-type="string">
            <text:p text:style-name="P41">Nanites formed by the Omni-Station around the <text:span text:style-name="T467">Dynamic Power Core to form a bow and the ability to fire bolts of pure energy. </text:span></text:p>
            <text:p text:style-name="P41">-<text:span text:style-name="T504">This weapon deals electrical and fire damage.</text:span></text:p>
            <text:p text:style-name="P41">-<text:span text:style-name="T508">This weapon pierces enemies struck.</text:span></text:p>
            <text:p text:style-name="P41">-<text:span text:style-name="T508">This weapons’ bolts ricochet off of the first surface struck. </text:span></text:p>
          </table:table-cell>
        </table:table-row>
      </table:table>
      <text:p text:style-name="P424"/>
      <text:p text:style-name="P377">Crossbow</text:p>
      <text:p text:style-name="P377"><text:span text:style-name="T61">Junkyard: </text:span><text:span text:style-name="T149">Slingshot</text:span></text:p>
      <text:p text:style-name="P377"><text:span text:style-name="T61">Serviceable:</text:span><text:span text:style-name="T126"> </text:span><text:span text:style-name="T149">Slingshot, </text:span><text:span text:style-name="T150">Hand Crossbow</text:span></text:p>
      <text:p text:style-name="P377"><text:span text:style-name="T61">Well-Kept: </text:span><text:span text:style-name="T149">Slingshot, </text:span><text:span text:style-name="T150">Hand Crossbow, Hunting Crossbo</text:span><text:span text:style-name="T151">w</text:span></text:p>
      <text:p text:style-name="P377"><text:span text:style-name="T61">Masterpiece: </text:span><text:span text:style-name="T149">Slingshot, </text:span><text:span text:style-name="T150">Hand Crossbow, Hunting Crossbow, Combat Crossbow</text:span></text:p>
      <text:p text:style-name="P377"><text:span text:style-name="T61">Exotic: </text:span><text:span text:style-name="T152">Enhanced </text:span><text:span text:style-name="T149">Slingshot, </text:span><text:span text:style-name="T153">Enhanced Combat Crossbow, </text:span><text:span text:style-name="T119">SONY Energy Hand Crossbow</text:span></text:p>
      <text:p text:style-name="P377"><text:span text:style-name="T62">Legendary: </text:span><text:span text:style-name="T153">PROJECT: SCATTERLIGHT, </text:span><text:span text:style-name="T154">The Chello, </text:span><text:span text:style-name="T119">SONY Energy Crossbow</text:span></text:p>
      <text:p text:style-name="P377"><text:span text:style-name="T61">Unique: </text:span><text:span text:style-name="T153">The Kingslayer, </text:span><text:span text:style-name="T119">SONY Energy Combat Crossbow</text:span></text:p>
      <text:p text:style-name="P377"><text:span text:style-name="T61">Mythic: </text:span><text:span text:style-name="T153">PLAYER MADE</text:span></text:p>
      <text:p text:style-name="P429"><text:tab/><text:tab/><text:tab/><text:tab/><text:tab/></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77">Crossbow</text:p>
          </table:table-cell>
          <table:table-cell table:style-name="Table44.A1" office:value-type="string">
            <text:p text:style-name="P177">Speed</text:p>
          </table:table-cell>
          <table:table-cell table:style-name="Table44.C1" office:value-type="string">
            <text:p text:style-name="P177">Description and Special Abilities</text:p>
          </table:table-cell>
        </table:table-row>
        <table:table-row>
          <table:table-cell table:style-name="Table44.A2" office:value-type="string">
            <text:p text:style-name="P98">Slingshot</text:p>
          </table:table-cell>
          <table:table-cell table:style-name="Table44.A2" office:value-type="string">
            <text:p text:style-name="P98">0.10 Shots/Second</text:p>
          </table:table-cell>
          <table:table-cell table:style-name="Table44.C2" office:value-type="string">
            <text:p text:style-name="P98">A simple toy, or weapon in the right hands. </text:p>
          </table:table-cell>
        </table:table-row>
        <table:table-row>
          <table:table-cell table:style-name="Table44.A2" office:value-type="string">
            <text:p text:style-name="P98">Hand Crossbow</text:p>
          </table:table-cell>
          <table:table-cell table:style-name="Table44.A2" office:value-type="string">
            <text:p text:style-name="P98">0.20 Shots/Second </text:p>
          </table:table-cell>
          <table:table-cell table:style-name="Table44.C2" office:value-type="string">
            <text:p text:style-name="P98">A small one handed crossbow.</text:p>
          </table:table-cell>
        </table:table-row>
        <table:table-row>
          <table:table-cell table:style-name="Table44.A2" office:value-type="string">
            <text:p text:style-name="P98">Hunting Crossbow</text:p>
          </table:table-cell>
          <table:table-cell table:style-name="Table44.A2" office:value-type="string">
            <text:p text:style-name="P98">0.10 Shots/Second</text:p>
          </table:table-cell>
          <table:table-cell table:style-name="Table44.C2" office:value-type="string">
            <text:p text:style-name="P98">A crossbow used for hunting. </text:p>
          </table:table-cell>
        </table:table-row>
        <table:table-row>
          <table:table-cell table:style-name="Table44.A2" office:value-type="string">
            <text:p text:style-name="P98">Combat Crossbow</text:p>
          </table:table-cell>
          <table:table-cell table:style-name="Table44.A2" office:value-type="string">
            <text:p text:style-name="P98">0.10 Shots/Second</text:p>
          </table:table-cell>
          <table:table-cell table:style-name="Table44.C2" office:value-type="string">
            <text:p text:style-name="P98">A combat crossbow that was unused by the military. </text:p>
          </table:table-cell>
        </table:table-row>
      </table:table>
      <text:p text:style-name="P424"><text:soft-page-break/></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77">Crossbow</text:p>
          </table:table-cell>
          <table:table-cell table:style-name="Table45.A1" office:value-type="string">
            <text:p text:style-name="P177">Speed</text:p>
          </table:table-cell>
          <table:table-cell table:style-name="Table45.C1" office:value-type="string">
            <text:p text:style-name="P177">Description and Special Abilities</text:p>
          </table:table-cell>
        </table:table-row>
        <table:table-row>
          <table:table-cell table:style-name="Table45.A2" office:value-type="string">
            <text:p text:style-name="P98">Enhanced Slingshot</text:p>
          </table:table-cell>
          <table:table-cell table:style-name="Table45.A2" office:value-type="string">
            <text:p text:style-name="P80">.<text:span text:style-name="T506">20 Shots/Second</text:span></text:p>
          </table:table-cell>
          <table:table-cell table:style-name="Table45.C2" office:value-type="string">
            <text:p text:style-name="P98">A slingshot that has had its’ cables enhanced, allowing for more power. </text:p>
          </table:table-cell>
        </table:table-row>
        <table:table-row table:style-name="Table45.1">
          <table:table-cell table:style-name="Table45.A2" office:value-type="string">
            <text:p text:style-name="P98">Enhanced Combat Crossbow</text:p>
          </table:table-cell>
          <table:table-cell table:style-name="Table45.A2" office:value-type="string">
            <text:p text:style-name="P80">.<text:span text:style-name="T506">20 Shots/Second</text:span></text:p>
          </table:table-cell>
          <table:table-cell table:style-name="Table45.C2" office:value-type="string">
            <text:p text:style-name="P99">An enhanced version of the combat crossbow.</text:p>
            <text:p text:style-name="P95">-This weapon will pierce the first enemy hit, pinning some enemies standing near objects to them. </text:p>
          </table:table-cell>
        </table:table-row>
        <table:table-row>
          <table:table-cell table:style-name="Table45.A2" office:value-type="string">
            <text:p text:style-name="P90">SONY Energy <text:span text:style-name="T500">Hand Crossbow</text:span></text:p>
          </table:table-cell>
          <table:table-cell table:style-name="Table45.A2" office:value-type="string">
            <text:p text:style-name="P90">.<text:span text:style-name="T500">55</text:span> <text:span text:style-name="T500">Shot</text:span>/Second</text:p>
          </table:table-cell>
          <table:table-cell table:style-name="Table45.C2" office:value-type="string">
            <text:p text:style-name="P41">Nanites formed by the Omni-Station around the <text:span text:style-name="T467">Dynamic Power Core to form a crossbow with the ability to fire bolts of pure energy. </text:span></text:p>
            <text:p text:style-name="P41">-<text:span text:style-name="T504">This weapon deals electrical and fire damage.</text:span></text:p>
          </table:table-cell>
        </table:table-row>
      </table:table>
      <text:p text:style-name="P424"><text:tab/><text:tab/></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78">Crossbow</text:p>
          </table:table-cell>
          <table:table-cell table:style-name="Table46.A1" office:value-type="string">
            <text:p text:style-name="P178">Speed</text:p>
          </table:table-cell>
          <table:table-cell table:style-name="Table46.C1" office:value-type="string">
            <text:p text:style-name="P178">Description and Special Abilities</text:p>
          </table:table-cell>
        </table:table-row>
        <table:table-row>
          <table:table-cell table:style-name="Table46.A2" office:value-type="string">
            <text:p text:style-name="P99">PROJECT: SCATTERLIGHT</text:p>
          </table:table-cell>
          <table:table-cell table:style-name="Table46.A2" office:value-type="string">
            <text:p text:style-name="P99">0.50 Shots/Second</text:p>
          </table:table-cell>
          <table:table-cell table:style-name="Table46.C2" office:value-type="string">
            <text:p text:style-name="P99">A military proto-type that was a crossbow capable of switching between a single firing HLP (Hard Light Projectile) capable of knocking a target off their feet, or multiple HLPs that hit many enemies.</text:p>
            <text:p text:style-name="P99">-This weapon fires a single HLP that knocks a target hit prone.</text:p>
            <text:p text:style-name="P99">-This weapon is capable of switching to a scatter shot, hitting all enemies in a 3 meter cone in front of the wielder. </text:p>
            <text:p text:style-name="P99">-This weapon is a repeating crossbow with a 5 round magazine.</text:p>
          </table:table-cell>
        </table:table-row>
        <table:table-row table:style-name="Table46.1">
          <table:table-cell table:style-name="Table46.A2" office:value-type="string">
            <text:p text:style-name="P99">The Chello</text:p>
          </table:table-cell>
          <table:table-cell table:style-name="Table46.A2" office:value-type="string">
            <text:p text:style-name="P99">0.10 Shots/Second</text:p>
          </table:table-cell>
          <table:table-cell table:style-name="Table46.C2" office:value-type="string">
            <text:p text:style-name="P99">A magikal crossbow created by an Australian witches coven, this weapon fires sound, pleasant to hear but destructive to be shot with.</text:p>
            <text:p text:style-name="P99">-This weapon fires a concentrated sound wave and does not need ammunition. </text:p>
            <text:p text:style-name="P99">-This weapon can be charged to hit an additional area in front of the caster <text:span text:style-name="T509">for 50% of the weapons damage </text:span>with the amount of damage and distance affect increased by 10% and 1 meter for every second charged up to 5 seconds of charging. </text:p>
          </table:table-cell>
        </table:table-row>
        <table:table-row>
          <table:table-cell table:style-name="Table46.A2" office:value-type="string">
            <text:p text:style-name="P90">SONY Energy <text:span text:style-name="T500">Crossbow</text:span></text:p>
          </table:table-cell>
          <table:table-cell table:style-name="Table46.A2" office:value-type="string">
            <text:p text:style-name="P90">.<text:span text:style-name="T500">55</text:span> <text:span text:style-name="T500">Shot</text:span>/Second</text:p>
          </table:table-cell>
          <table:table-cell table:style-name="Table46.C2" office:value-type="string">
            <text:p text:style-name="P41">Nanites formed by the Omni-Station around the <text:span text:style-name="T467">Dynamic Power Core to form a crossbow with the ability to fire bolts of pure energy. </text:span></text:p>
            <text:p text:style-name="P41">-<text:span text:style-name="T504">This weapon deals electrical and fire damage.</text:span></text:p>
            <text:p text:style-name="P41">-<text:span text:style-name="T500">This weapon sets enemies and flammable materials on fire, dealing 10% of the damage over 5 seconds. This effect is per attack.</text:span></text:p>
          </table:table-cell>
        </table:table-row>
      </table:table>
      <text:p text:style-name="P424"/>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179">Crossbow</text:p>
          </table:table-cell>
          <table:table-cell table:style-name="Table47.A1" office:value-type="string">
            <text:p text:style-name="P179">Speed </text:p>
          </table:table-cell>
          <table:table-cell table:style-name="Table47.C1" office:value-type="string">
            <text:p text:style-name="P179">Description and Special Abilities</text:p>
          </table:table-cell>
        </table:table-row>
        <table:table-row table:style-name="Table47.1">
          <table:table-cell table:style-name="Table47.A2" office:value-type="string">
            <text:p text:style-name="P100">The Lion-King Slayer</text:p>
          </table:table-cell>
          <table:table-cell table:style-name="Table47.A2" office:value-type="string">
            <text:p text:style-name="P100">0.20 Shots/Second</text:p>
          </table:table-cell>
          <table:table-cell table:style-name="Table47.C2" office:value-type="string">
            <text:p text:style-name="P100">The crossbow that killed the King of England was imbued with some of the king’s spirit and can be summoned in battle. </text:p>
            <text:p text:style-name="P100">-This weapon has a 5% chance to summon a spiritual lion to attack the target for 10 seconds. </text:p>
          </table:table-cell>
        </table:table-row>
        <table:table-row>
          <table:table-cell table:style-name="Table47.A2" office:value-type="string">
            <text:p text:style-name="P90">SONY Energy <text:span text:style-name="T510">Combat Crossbow</text:span></text:p>
          </table:table-cell>
          <table:table-cell table:style-name="Table47.A2" office:value-type="string">
            <text:p text:style-name="P90">.<text:span text:style-name="T500">55</text:span> <text:span text:style-name="T500">Shot</text:span>/Second</text:p>
          </table:table-cell>
          <table:table-cell table:style-name="Table47.C2" office:value-type="string">
            <text:p text:style-name="P41">Nanites formed by the Omni-Station around the <text:span text:style-name="T467">Dynamic Power Core to form a crossbow with the ability to fire bolts of pure energy. </text:span></text:p>
            <text:p text:style-name="P41">-<text:span text:style-name="T504">This weapon deals electrical and fire damage.</text:span></text:p>
            <text:p text:style-name="P41">-<text:span text:style-name="T500">This weapon sets enemies and flammable materials on fire, dealing 10% of the damage over 5 seconds. This effect is per attack.</text:span></text:p>
            <text:p text:style-name="P41">-<text:span text:style-name="T510">This weapon causes that are struck by it, while under its’ fire effect, explode in a 2 meter burst and dealing 100% of the weapons’ damage.</text:span></text:p>
          </table:table-cell>
        </table:table-row>
      </table:table>
      <text:p text:style-name="P424"><text:tab/><text:tab/><text:tab/><text:tab/><text:tab/></text:p>
      <text:p text:style-name="P277">Firearms</text:p>
      <text:p text:style-name="P377"/>
      <text:p text:style-name="P377">Small-Arm Pistol</text:p>
      <text:p text:style-name="P377"><text:span text:style-name="T61">Junkyard:</text:span><text:span text:style-name="T66"> </text:span><text:span text:style-name="T153">NONE</text:span></text:p>
      <text:p text:style-name="P377"><text:span text:style-name="T61">Serviceable: </text:span><text:span text:style-name="T153">Revolver .38, 9mm</text:span></text:p>
      <text:p text:style-name="P377"><text:span text:style-name="T61">Well-Kept: </text:span><text:span text:style-name="T153">Revolver .38, 9mm, .40 cal, .45 cal, Revolver .357</text:span></text:p>
      <text:p text:style-name="P377"><text:span text:style-name="T61">Masterpiece: </text:span><text:span text:style-name="T153">Revolver .38, 9mm, .40 cal, .45 cal, Revolver .357, .357 Auto, Revolver .44</text:span></text:p>
      <text:p text:style-name="P377"><text:span text:style-name="T61">Exotic: </text:span><text:span text:style-name="T153">Desert Eagle .50 cal, .454 Casul, .410 Shotgun, </text:span><text:span text:style-name="T119">SONY Energy Revolver</text:span></text:p>
      <text:p text:style-name="P377"><text:span text:style-name="T62">Legendary: </text:span><text:span text:style-name="T153">The Meteoric Twins, </text:span><text:span text:style-name="T154">Plastic Fantastic, </text:span><text:span text:style-name="T119">SONY Energy Pistol</text:span></text:p>
      <text:p text:style-name="P377"><text:span text:style-name="T61">Unique: </text:span><text:span text:style-name="T153">Sam</text:span><text:span text:style-name="T155">uel Colt</text:span><text:span text:style-name="T153">’s Colt .45, </text:span><text:span text:style-name="T154">The Hand of God, The Cursed Seal, The Blushing Bride, Lillian’s Wrath, Lillian’s Curse, </text:span><text:span text:style-name="T156">PROJECT: BIFROST, </text:span><text:span text:style-name="T119">SONY Energy Hand Cannon</text:span></text:p>
      <text:p text:style-name="P377"><text:span text:style-name="T61">Mythic: </text:span><text:span text:style-name="T153">PLAYER MADE</text:span></text:p>
      <text:p text:style-name="P429"><text:tab/><text:tab/><text:tab/><text:tab/><text:tab/></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79">Small-Arms Pistol </text:p>
          </table:table-cell>
          <table:table-cell table:style-name="Table48.A1" office:value-type="string">
            <text:p text:style-name="P179">Speed</text:p>
          </table:table-cell>
          <table:table-cell table:style-name="Table48.C1" office:value-type="string">
            <text:p text:style-name="P179">Description and Special Abilities</text:p>
          </table:table-cell>
        </table:table-row>
        <table:table-row>
          <table:table-cell table:style-name="Table48.A2" office:value-type="string">
            <text:p text:style-name="P100">Revolver .38</text:p>
          </table:table-cell>
          <table:table-cell table:style-name="Table48.A2" office:value-type="string">
            <text:p text:style-name="P100">2 Shots/Second</text:p>
          </table:table-cell>
          <table:table-cell table:style-name="Table48.C2" office:value-type="string">
            <text:p text:style-name="P100">A small revolver caliber that was used in self-defense.</text:p>
          </table:table-cell>
        </table:table-row>
        <table:table-row>
          <table:table-cell table:style-name="Table48.A2" office:value-type="string">
            <text:p text:style-name="P100">9mm</text:p>
          </table:table-cell>
          <table:table-cell table:style-name="Table48.A2" office:value-type="string">
            <text:p text:style-name="P100">2 Shots/Second</text:p>
          </table:table-cell>
          <table:table-cell table:style-name="Table48.C2" office:value-type="string">
            <text:p text:style-name="P100">The most popular civilian caliber pistol. </text:p>
          </table:table-cell>
        </table:table-row>
        <text:soft-page-break/>
        <table:table-row>
          <table:table-cell table:style-name="Table48.A2" office:value-type="string">
            <text:p text:style-name="P80">.<text:span text:style-name="T509">40 cal</text:span></text:p>
          </table:table-cell>
          <table:table-cell table:style-name="Table48.A2" office:value-type="string">
            <text:p text:style-name="P100">2 Shots/Second</text:p>
          </table:table-cell>
          <table:table-cell table:style-name="Table48.C2" office:value-type="string">
            <text:p text:style-name="P100">A smaller caliber that still provides stopping power. </text:p>
          </table:table-cell>
        </table:table-row>
        <table:table-row>
          <table:table-cell table:style-name="Table48.A2" office:value-type="string">
            <text:p text:style-name="P80">.<text:span text:style-name="T509">45 cal</text:span></text:p>
          </table:table-cell>
          <table:table-cell table:style-name="Table48.A2" office:value-type="string">
            <text:p text:style-name="P100">2 Shots/Second</text:p>
          </table:table-cell>
          <table:table-cell table:style-name="Table48.C2" office:value-type="string">
            <text:p text:style-name="P100">A large caliber that has a lot of stopping power. </text:p>
          </table:table-cell>
        </table:table-row>
        <table:table-row>
          <table:table-cell table:style-name="Table48.A2" office:value-type="string">
            <text:p text:style-name="P100">Revolver .357</text:p>
          </table:table-cell>
          <table:table-cell table:style-name="Table48.A2" office:value-type="string">
            <text:p text:style-name="P100">2 Shots/Second</text:p>
          </table:table-cell>
          <table:table-cell table:style-name="Table48.C2" office:value-type="string">
            <text:p text:style-name="P100">The caliber known as the man-stopper.</text:p>
          </table:table-cell>
        </table:table-row>
        <table:table-row>
          <table:table-cell table:style-name="Table48.A2" office:value-type="string">
            <text:p text:style-name="P80">.<text:span text:style-name="T509">357 Auto</text:span></text:p>
          </table:table-cell>
          <table:table-cell table:style-name="Table48.A2" office:value-type="string">
            <text:p text:style-name="P100">2 Shots/Second</text:p>
          </table:table-cell>
          <table:table-cell table:style-name="Table48.C2" office:value-type="string">
            <text:p text:style-name="P100">A revolver magnum caliber that has been adapted to a semi-automatic. </text:p>
          </table:table-cell>
        </table:table-row>
        <table:table-row table:style-name="Table48.1">
          <table:table-cell table:style-name="Table48.A2" office:value-type="string">
            <text:p text:style-name="P100">Revolver .44</text:p>
          </table:table-cell>
          <table:table-cell table:style-name="Table48.A2" office:value-type="string">
            <text:p text:style-name="P100">2 Shots/Second</text:p>
          </table:table-cell>
          <table:table-cell table:style-name="Table48.C2" office:value-type="string">
            <text:p text:style-name="P100">One of the heaviest caliber rounds for a revolver. </text:p>
          </table:table-cell>
        </table:table-row>
      </table:table>
      <text:p text:style-name="P424"/>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79">Small-Arms Pistol</text:p>
          </table:table-cell>
          <table:table-cell table:style-name="Table49.A1" office:value-type="string">
            <text:p text:style-name="P179">Speed</text:p>
          </table:table-cell>
          <table:table-cell table:style-name="Table49.C1" office:value-type="string">
            <text:p text:style-name="P179">Description and Special Abilities</text:p>
          </table:table-cell>
        </table:table-row>
        <table:table-row>
          <table:table-cell table:style-name="Table49.A2" office:value-type="string">
            <text:p text:style-name="P100">Desert Eagle .50 cal</text:p>
          </table:table-cell>
          <table:table-cell table:style-name="Table49.A2" office:value-type="string">
            <text:p text:style-name="P100">2 <text:span text:style-name="T510">Shots/Second</text:span></text:p>
          </table:table-cell>
          <table:table-cell table:style-name="Table49.C2" office:value-type="string">
            <text:p text:style-name="P100">A powerful caliber capable of staggering most enemies. </text:p>
            <text:p text:style-name="P100">-This weapon staggers most enemies shot.</text:p>
          </table:table-cell>
        </table:table-row>
        <table:table-row>
          <table:table-cell table:style-name="Table49.A2" office:value-type="string">
            <text:p text:style-name="P100">.454 Casul</text:p>
          </table:table-cell>
          <table:table-cell table:style-name="Table49.A2" office:value-type="string">
            <text:p text:style-name="P100">2 <text:span text:style-name="T510">Shots/Second</text:span></text:p>
          </table:table-cell>
          <table:table-cell table:style-name="Table49.C2" office:value-type="string">
            <text:p text:style-name="P100">A powerful caliber that knocks most enemies prone. </text:p>
            <text:p text:style-name="P100">-This weapon kocks most enemies shot prone.</text:p>
          </table:table-cell>
        </table:table-row>
        <table:table-row table:style-name="Table49.1">
          <table:table-cell table:style-name="Table49.A2" office:value-type="string">
            <text:p text:style-name="P80">.<text:span text:style-name="T509">410 Shotgun</text:span></text:p>
          </table:table-cell>
          <table:table-cell table:style-name="Table49.A2" office:value-type="string">
            <text:p text:style-name="P100">2 <text:span text:style-name="T510">Shots/Second</text:span></text:p>
          </table:table-cell>
          <table:table-cell table:style-name="Table49.C2" office:value-type="string">
            <text:p text:style-name="P100">A rare caliber found occasionally as a pistol round.</text:p>
            <text:p text:style-name="P100">-This weapon has a spread like a shotgun. </text:p>
          </table:table-cell>
        </table:table-row>
        <table:table-row>
          <table:table-cell table:style-name="Table49.A2" office:value-type="string">
            <text:p text:style-name="P90">SONY Energy <text:span text:style-name="T510">Revolver</text:span></text:p>
          </table:table-cell>
          <table:table-cell table:style-name="Table49.A2" office:value-type="string">
            <text:p text:style-name="P90"><text:span text:style-name="T510">3</text:span> <text:span text:style-name="T500">Shots</text:span>/Second</text:p>
          </table:table-cell>
          <table:table-cell table:style-name="Table49.C2" office:value-type="string">
            <text:p text:style-name="P41">Nanites formed by the Omni-Station around the <text:span text:style-name="T467">Dynamic Power Core to form a revolver with the ability to fire bolts of pure energy. </text:span></text:p>
            <text:p text:style-name="P41">-<text:span text:style-name="T504">This weapon deals electrical and fire damage.</text:span></text:p>
          </table:table-cell>
        </table:table-row>
      </table:table>
      <text:p text:style-name="P424"/>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80">Small-Arms Pistol</text:p>
          </table:table-cell>
          <table:table-cell table:style-name="Table50.A1" office:value-type="string">
            <text:p text:style-name="P180">Speed</text:p>
          </table:table-cell>
          <table:table-cell table:style-name="Table50.C1" office:value-type="string">
            <text:p text:style-name="P180">Description and Special Abilities</text:p>
          </table:table-cell>
        </table:table-row>
        <table:table-row table:style-name="Table50.1">
          <table:table-cell table:style-name="Table50.A2" office:value-type="string">
            <text:p text:style-name="P101">The Meteoric Twins</text:p>
          </table:table-cell>
          <table:table-cell table:style-name="Table50.A2" office:value-type="string">
            <text:p text:style-name="P101">2 <text:span text:style-name="T511">Shots/Second</text:span></text:p>
          </table:table-cell>
          <table:table-cell table:style-name="Table50.C2" office:value-type="string">
            <text:p text:style-name="P101">A specially made pair of pistol forged with metal from the Hephestus Belt, before its’ discovery and mining operations. </text:p>
            <text:p text:style-name="P101">-These weapons fire explosive rounds no matter what ammunition is used.</text:p>
            <text:p text:style-name="P101">-These weapons reload 50% faster than normal. </text:p>
          </table:table-cell>
        </table:table-row>
        <table:table-row>
          <table:table-cell table:style-name="Table50.A2" office:value-type="string">
            <text:p text:style-name="P90">SONY Energy <text:span text:style-name="T511">Pistol</text:span></text:p>
          </table:table-cell>
          <table:table-cell table:style-name="Table50.A2" office:value-type="string">
            <text:p text:style-name="P90"><text:span text:style-name="T510">3</text:span> <text:span text:style-name="T500">Shots</text:span>/Second</text:p>
          </table:table-cell>
          <table:table-cell table:style-name="Table50.C2" office:value-type="string">
            <text:p text:style-name="P41">Nanites formed by the Omni-Station around the <text:span text:style-name="T467">Dynamic Power Core to form a pistol with the ability to fire bolts of pure energy. </text:span></text:p>
            <text:p text:style-name="P41">-<text:span text:style-name="T504">This weapon deals electrical and fire damage.</text:span></text:p>
            <text:p text:style-name="P41">-<text:span text:style-name="T511">This weapon staggers enemies struck.</text:span></text:p>
          </table:table-cell>
        </table:table-row>
      </table:table>
      <text:p text:style-name="P424"/>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80">Small-Arms Pistol</text:p>
          </table:table-cell>
          <table:table-cell table:style-name="Table51.A1" office:value-type="string">
            <text:p text:style-name="P180">Speed</text:p>
          </table:table-cell>
          <table:table-cell table:style-name="Table51.C1" office:value-type="string">
            <text:p text:style-name="P180">Description and Special Abilities</text:p>
          </table:table-cell>
        </table:table-row>
        <table:table-row>
          <table:table-cell table:style-name="Table51.A2" office:value-type="string">
            <text:p text:style-name="P102">Samuel Colt’s Colt .45</text:p>
          </table:table-cell>
          <table:table-cell table:style-name="Table51.A2" office:value-type="string">
            <text:p text:style-name="P102">2 <text:span text:style-name="T511">Shots/Second</text:span></text:p>
          </table:table-cell>
          <table:table-cell table:style-name="Table51.C2" office:value-type="string">
            <text:p text:style-name="P103">The first colt revolver crafted by the renown gunsmith Samuel Colt, it is a magikal pistol inscribed with golden enochian runes. </text:p>
            <text:p text:style-name="P103">-This weapon deals 150% extra damage to Fae creatures.</text:p>
            <text:p text:style-name="P103">-This weapon deals 100% extra damage to witches.</text:p>
          </table:table-cell>
        </table:table-row>
        <table:table-row>
          <table:table-cell table:style-name="Table51.A2" office:value-type="string">
            <text:p text:style-name="P102">The Hand of God</text:p>
          </table:table-cell>
          <table:table-cell table:style-name="Table51.A2" office:value-type="string">
            <text:p text:style-name="P102">2 <text:span text:style-name="T511">Shots/Second</text:span></text:p>
          </table:table-cell>
          <table:table-cell table:style-name="Table51.C2" office:value-type="string">
            <text:p text:style-name="P103">A black metal revolver that was once the weapon of <text:span text:style-name="T512">Ben Wade, a notorious outlaw in the 1800’s. </text:span></text:p>
            <text:p text:style-name="P103">-<text:span text:style-name="T512">This weapon draws 75% faster than other weapons.</text:span></text:p>
            <text:p text:style-name="P103">-<text:span text:style-name="T512">This weapon deals 50% less damage if wielded with another weapon.</text:span></text:p>
            <text:p text:style-name="P103">-<text:span text:style-name="T512">This weapon deals 10% damage for every shot that hits the same target within 2 seconds. This effect ends once the wielder reloads. </text:span></text:p>
          </table:table-cell>
        </table:table-row>
        <table:table-row>
          <table:table-cell table:style-name="Table51.A2" office:value-type="string">
            <text:p text:style-name="P102">The Cursed Seal</text:p>
          </table:table-cell>
          <table:table-cell table:style-name="Table51.A2" office:value-type="string">
            <text:p text:style-name="P102">2 <text:span text:style-name="T511">Shots/Second</text:span></text:p>
          </table:table-cell>
          <table:table-cell table:style-name="Table51.C2" office:value-type="string">
            <text:p text:style-name="P104">A rare mateba revolver that has been exposed to otherworldly powers, it was once owned by the Seal Breaker, Inc. CEO Austin Anderson.</text:p>
            <text:p text:style-name="P104">-This weapon deals 100% extra damage to witches.</text:p>
            <text:p text:style-name="P104">-This weapon clones Fae shot with it, creating an exact copy of the existing creature. Once cloned, neither the existing creature or the clone can be cloned again. </text:p>
            <text:p text:style-name="P104">-This weapon does not need ammo, it fires radioactive energy. </text:p>
          </table:table-cell>
        </table:table-row>
        <table:table-row>
          <table:table-cell table:style-name="Table51.A2" office:value-type="string">
            <text:p text:style-name="P102">The Blushing Bride</text:p>
          </table:table-cell>
          <table:table-cell table:style-name="Table51.A2" office:value-type="string">
            <text:p text:style-name="P102">2 <text:span text:style-name="T511">Shots/Second</text:span></text:p>
          </table:table-cell>
          <table:table-cell table:style-name="Table51.C2" office:value-type="string">
            <text:p text:style-name="P104">The pistol of James Le’Vey, gifted to him by his partner when he was promoted to Captain. It was blessed by James’s wife, Lillian. </text:p>
            <text:p text:style-name="P104">-This weapon grants the wielder 20% additional health.</text:p>
            <text:p text:style-name="P104">-This weapon reduces the damage the wielder takes by 20%.</text:p>
          </table:table-cell>
        </table:table-row>
        <table:table-row>
          <table:table-cell table:style-name="Table51.A2" office:value-type="string">
            <text:p text:style-name="P102">Lillian’s Wrath</text:p>
          </table:table-cell>
          <table:table-cell table:style-name="Table51.A2" office:value-type="string">
            <text:p text:style-name="P102">2 <text:span text:style-name="T511">Shots/Second</text:span></text:p>
          </table:table-cell>
          <table:table-cell table:style-name="Table51.C2" office:value-type="string">
            <text:p text:style-name="P104">The former pistol of James Le’Vey that his partner used to murder his wife. </text:p>
            <text:p text:style-name="P104">-This weapon deals 75% additional damage to Fae and witches.</text:p>
            <text:p text:style-name="P104">-This weapon deals 50% additional damage to aberrations.</text:p>
            <text:p text:style-name="P104">-This weapon deals 25% additional damage to any other enemies. </text:p>
            <text:p text:style-name="P104">-This weapon heals the wielder for 10% of the damage dealt.</text:p>
            <text:p text:style-name="P104">-This weapon grants the wielder 20% more health. </text:p>
          </table:table-cell>
        </table:table-row>
        <table:table-row>
          <table:table-cell table:style-name="Table51.A2" office:value-type="string">
            <text:p text:style-name="P102">Lillian’s Wraith</text:p>
          </table:table-cell>
          <table:table-cell table:style-name="Table51.A2" office:value-type="string">
            <text:p text:style-name="P102">2 <text:span text:style-name="T511">Shots/Second</text:span></text:p>
          </table:table-cell>
          <table:table-cell table:style-name="Table51.C2" office:value-type="string">
            <text:p text:style-name="P104">The former pistol of James Le’Vey that his wife used to kill herself. </text:p>
            <text:p text:style-name="P104">-This weapon deals 25% additional damage to witches.</text:p>
            <text:p text:style-name="P104"><text:soft-page-break/>-This weapon grants the wielder 10% additional health.</text:p>
          </table:table-cell>
        </table:table-row>
        <table:table-row table:style-name="Table51.1">
          <table:table-cell table:style-name="Table51.A2" office:value-type="string">
            <text:p text:style-name="P105">PROJECT: <text:span text:style-name="T513">BIFROST</text:span></text:p>
          </table:table-cell>
          <table:table-cell table:style-name="Table51.A2" office:value-type="string">
            <text:p text:style-name="P102">2 <text:span text:style-name="T511">Shots/Second</text:span></text:p>
          </table:table-cell>
          <table:table-cell table:style-name="Table51.C2" office:value-type="string">
            <text:p text:style-name="P104">A military proto-type designed to open portals that can be stepped between. </text:p>
            <text:p text:style-name="P104">-This weapon opens a portal when fired at an area within 25 meters. This portal lasts for 1 minute or until it is fired again, which opens a new portal.</text:p>
            <text:p text:style-name="P104">-This weapon opens a secondary portal with its’ alternative attack when fired at an area within 25 meters. This portal lasts for 1 minute or until it is fired again, which opens a new portal. <text:s/></text:p>
          </table:table-cell>
        </table:table-row>
        <table:table-row>
          <table:table-cell table:style-name="Table51.A2" office:value-type="string">
            <text:p text:style-name="P90">SONY Energy <text:span text:style-name="T511">Handcannon</text:span></text:p>
          </table:table-cell>
          <table:table-cell table:style-name="Table51.A2" office:value-type="string">
            <text:p text:style-name="P90"><text:span text:style-name="T510">3</text:span> <text:span text:style-name="T500">Shots</text:span>/Second</text:p>
          </table:table-cell>
          <table:table-cell table:style-name="Table51.C2" office:value-type="string">
            <text:p text:style-name="P41">Nanites formed by the Omni-Station around the <text:span text:style-name="T467">Dynamic Power Core to form a pistol with the ability to fire bolts of pure energy. </text:span></text:p>
            <text:p text:style-name="P41">-<text:span text:style-name="T504">This weapon deals electrical and fire damage.</text:span></text:p>
            <text:p text:style-name="P41">-<text:span text:style-name="T511">This weapon staggers enemies struck.</text:span></text:p>
            <text:p text:style-name="P41">-<text:span text:style-name="T511">This weapon does not need to reload anymore.</text:span></text:p>
          </table:table-cell>
        </table:table-row>
      </table:table>
      <text:p text:style-name="P424"><text:tab/></text:p>
      <text:p text:style-name="P377">Small-Arm Automatic<text:span text:style-name="T511">s</text:span></text:p>
      <text:p text:style-name="P377"><text:span text:style-name="T61">Junkyard: </text:span><text:span text:style-name="T153">NONE</text:span></text:p>
      <text:p text:style-name="P377"><text:span text:style-name="T61">Serviceable: </text:span><text:span text:style-name="T153">9mm</text:span></text:p>
      <text:p text:style-name="P377"><text:span text:style-name="T61">Well-Kept: </text:span><text:span text:style-name="T153">9mm</text:span></text:p>
      <text:p text:style-name="P377"><text:span text:style-name="T61">Masterpiece: </text:span><text:span text:style-name="T153">9mm, .45 cal</text:span></text:p>
      <text:p text:style-name="P377"><text:span text:style-name="T61">Exotic: </text:span><text:span text:style-name="T126">.</text:span><text:span text:style-name="T153">357 Auto, </text:span><text:span text:style-name="T119">SONY Energy Machine Pistol</text:span></text:p>
      <text:p text:style-name="P377"><text:span text:style-name="T62">Legendary: </text:span><text:span text:style-name="T153">PROJECT: SHADOWFIRE, </text:span><text:span text:style-name="T157">PROJECT: ICESTORM, </text:span><text:span text:style-name="T119">SONY Energy </text:span><text:span text:style-name="T158">Submachine Gun</text:span></text:p>
      <text:p text:style-name="P377"><text:span text:style-name="T61">Unique: </text:span><text:span text:style-name="T153">Nickle and Dime, </text:span><text:span text:style-name="T119">SONY Energy </text:span><text:span text:style-name="T158">Small Automatic</text:span></text:p>
      <text:p text:style-name="P377"><text:span text:style-name="T61">Mythic: </text:span><text:span text:style-name="T153">PLAYER MADE</text:span></text:p>
      <text:p text:style-name="P424"/>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81">Small-Arm Automatics</text:p>
          </table:table-cell>
          <table:table-cell table:style-name="Table52.A1" office:value-type="string">
            <text:p text:style-name="P181">Speed</text:p>
          </table:table-cell>
          <table:table-cell table:style-name="Table52.C1" office:value-type="string">
            <text:p text:style-name="P181">Description and Special Abilities</text:p>
          </table:table-cell>
        </table:table-row>
        <table:table-row>
          <table:table-cell table:style-name="Table52.A2" office:value-type="string">
            <text:p text:style-name="P106">9mm</text:p>
          </table:table-cell>
          <table:table-cell table:style-name="Table52.A2" office:value-type="string">
            <text:p text:style-name="P106">4 <text:span text:style-name="T511">Shots/Second</text:span></text:p>
          </table:table-cell>
          <table:table-cell table:style-name="Table52.C2" office:value-type="string">
            <text:p text:style-name="P106">The most common caliber of small automatics.</text:p>
          </table:table-cell>
        </table:table-row>
        <table:table-row>
          <table:table-cell table:style-name="Table52.A2" office:value-type="string">
            <text:p text:style-name="P80">.<text:span text:style-name="T514">45 cal</text:span></text:p>
          </table:table-cell>
          <table:table-cell table:style-name="Table52.A2" office:value-type="string">
            <text:p text:style-name="P106">4 <text:span text:style-name="T511">Shots/Second</text:span></text:p>
          </table:table-cell>
          <table:table-cell table:style-name="Table52.C2" office:value-type="string">
            <text:p text:style-name="P106">A heavier caliber of small automatics.</text:p>
          </table:table-cell>
        </table:table-row>
      </table:table>
      <text:p text:style-name="P424"/>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181">Small-Arm Automatics</text:p>
          </table:table-cell>
          <table:table-cell table:style-name="Table53.A1" office:value-type="string">
            <text:p text:style-name="P181">Speed</text:p>
          </table:table-cell>
          <table:table-cell table:style-name="Table53.C1" office:value-type="string">
            <text:p text:style-name="P181">Description and Special Abilities</text:p>
          </table:table-cell>
        </table:table-row>
        <table:table-row table:style-name="Table53.1">
          <table:table-cell table:style-name="Table53.A2" office:value-type="string">
            <text:p text:style-name="P80">.<text:span text:style-name="T514">357 Auto</text:span></text:p>
          </table:table-cell>
          <table:table-cell table:style-name="Table53.A2" office:value-type="string">
            <text:p text:style-name="P106">4 <text:span text:style-name="T511">Shots/Second</text:span></text:p>
          </table:table-cell>
          <table:table-cell table:style-name="Table53.C2" office:value-type="string">
            <text:p text:style-name="P106">A rare magnum caliber to find in a small automatic. </text:p>
            <text:p text:style-name="P106">-This weapon staggers most creatures struck with 6 bullets within 3 seconds. </text:p>
          </table:table-cell>
        </table:table-row>
        <table:table-row>
          <table:table-cell table:style-name="Table53.A2" office:value-type="string">
            <text:p text:style-name="P90">SONY Energy <text:span text:style-name="T511">Machine Pistol</text:span></text:p>
          </table:table-cell>
          <table:table-cell table:style-name="Table53.A2" office:value-type="string">
            <text:p text:style-name="P90"><text:span text:style-name="T510">3</text:span> <text:span text:style-name="T500">Shots</text:span>/Second</text:p>
          </table:table-cell>
          <table:table-cell table:style-name="Table53.C2" office:value-type="string">
            <text:p text:style-name="P41">Nanites formed by the Omni-Station around the <text:span text:style-name="T467">Dynamic Power Core to form a machine pistol with the ability to fire bolts of pure energy. </text:span></text:p>
            <text:p text:style-name="P41">-<text:span text:style-name="T504">This weapon deals electrical and fire damage.</text:span></text:p>
          </table:table-cell>
        </table:table-row>
      </table:table>
      <text:p text:style-name="P424"/>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81">Small-Arm Automatics</text:p>
          </table:table-cell>
          <table:table-cell table:style-name="Table54.A1" office:value-type="string">
            <text:p text:style-name="P181">Speed</text:p>
          </table:table-cell>
          <table:table-cell table:style-name="Table54.C1" office:value-type="string">
            <text:p text:style-name="P181">Description and Special Abilities</text:p>
          </table:table-cell>
        </table:table-row>
        <table:table-row>
          <table:table-cell table:style-name="Table54.A2" office:value-type="string">
            <text:p text:style-name="P106">PROJECT: SHADOWFIRE</text:p>
          </table:table-cell>
          <table:table-cell table:style-name="Table54.A2" office:value-type="string">
            <text:p text:style-name="P106">4 <text:span text:style-name="T511">Shots/Second</text:span></text:p>
          </table:table-cell>
          <table:table-cell table:style-name="Table54.C2" office:value-type="string">
            <text:p text:style-name="P106">One of a pair of military proto-types that were being developed in Seattle, it is a specialized automatic pistol that fires condensed, silent, nearly invisible bolts of heat to incinerate targets.</text:p>
            <text:p text:style-name="P106">-This weapons’ damage is fire damage.</text:p>
            <text:p text:style-name="P106">-This weapon is completely silent.</text:p>
            <text:p text:style-name="P106">-This weapon has an alternative fire mode that projects a 2 meter cone of fire akin to a flame-thrower <text:span text:style-name="T515">dealing the weapons damage per second to all those in the area</text:span>. <text:s/></text:p>
          </table:table-cell>
        </table:table-row>
        <table:table-row table:style-name="Table54.1">
          <table:table-cell table:style-name="Table54.A2" office:value-type="string">
            <text:p text:style-name="P106">PROJECT: ICESTORM</text:p>
          </table:table-cell>
          <table:table-cell table:style-name="Table54.A2" office:value-type="string">
            <text:p text:style-name="P106">4 <text:span text:style-name="T511">Shots/Second</text:span></text:p>
          </table:table-cell>
          <table:table-cell table:style-name="Table54.C2" office:value-type="string">
            <text:p text:style-name="P106">One of a pair of military proto-types that were being eveloped in Seattle, it is a specialized automatic pistol that fires <text:span text:style-name="T515">rapid bolts</text:span> of cyrogenic energy at a target.</text:p>
            <text:p text:style-name="P106">-This weapons’ damage is cold damage </text:p>
            <text:p text:style-name="P106">-<text:span text:style-name="T515">This weapon has an alternative fire mode that projects a 4 meter ray of cyrogenic energy dealing the weapons damage per second to the target struck. </text:span></text:p>
          </table:table-cell>
        </table:table-row>
        <table:table-row>
          <table:table-cell table:style-name="Table54.A2" office:value-type="string">
            <text:p text:style-name="P90">SONY Energy <text:span text:style-name="T511">Submachine Gun</text:span></text:p>
          </table:table-cell>
          <table:table-cell table:style-name="Table54.A2" office:value-type="string">
            <text:p text:style-name="P90"><text:span text:style-name="T510">3</text:span> <text:span text:style-name="T500">Shots</text:span>/Second</text:p>
          </table:table-cell>
          <table:table-cell table:style-name="Table54.C2" office:value-type="string">
            <text:p text:style-name="P41">Nanites formed by the Omni-Station around the <text:span text:style-name="T467">Dynamic Power Core to form a machine gun with the ability to fire bolts of pure energy. </text:span></text:p>
            <text:p text:style-name="P41">-<text:span text:style-name="T504">This weapon deals electrical and fire damage.</text:span></text:p>
            <text:p text:style-name="P41">-<text:span text:style-name="T511">This weapon fires a “free” fourth bolt after every third.</text:span></text:p>
          </table:table-cell>
        </table:table-row>
      </table:table>
      <text:p text:style-name="P430"/>
      <text:p text:style-name="P430"/>
      <text:p text:style-name="P430"/>
      <text:p text:style-name="P430"/>
      <text:p text:style-name="P430"/>
      <table:table table:name="Table55" table:style-name="Table55">
        <table:table-column table:style-name="Table55.A"/>
        <table:table-column table:style-name="Table55.B"/>
        <table:table-column table:style-name="Table55.C"/>
        <text:soft-page-break/>
        <table:table-row table:style-name="Table55.1">
          <table:table-cell table:style-name="Table55.A1" office:value-type="string">
            <text:p text:style-name="P182">Small-Arms Automatics</text:p>
          </table:table-cell>
          <table:table-cell table:style-name="Table55.A1" office:value-type="string">
            <text:p text:style-name="P182">Speed</text:p>
          </table:table-cell>
          <table:table-cell table:style-name="Table55.C1" office:value-type="string">
            <text:p text:style-name="P182">Description and Special Abilities</text:p>
          </table:table-cell>
        </table:table-row>
        <table:table-row table:style-name="Table55.1">
          <table:table-cell table:style-name="Table55.A2" office:value-type="string">
            <text:p text:style-name="P107">Tesla/Coil</text:p>
          </table:table-cell>
          <table:table-cell table:style-name="Table55.A2" office:value-type="string">
            <text:p text:style-name="P107">4 <text:span text:style-name="T511">Shots/Second</text:span></text:p>
          </table:table-cell>
          <table:table-cell table:style-name="Table55.C2" office:value-type="string">
            <text:p text:style-name="P107">A pair of strange pistols that can only be wielded together. </text:p>
            <text:p text:style-name="P107">-Once wielded together, the pistols begin cycling electricity to each other. If only one is wielded, the weapon is inert. </text:p>
            <text:p text:style-name="P107">-These weapons fire rapid blasts of electricity. </text:p>
            <text:p text:style-name="P107">-These weapons’ blasts that strike a target chain to the nearest enemy with 5 meters and dealing 50% of the damage. </text:p>
            <text:p text:style-name="P107">-These weapon’s need no ammo. </text:p>
          </table:table-cell>
        </table:table-row>
        <table:table-row>
          <table:table-cell table:style-name="Table55.A2" office:value-type="string">
            <text:p text:style-name="P90">SONY Energy <text:span text:style-name="T516">Small Automatic</text:span></text:p>
          </table:table-cell>
          <table:table-cell table:style-name="Table55.A2" office:value-type="string">
            <text:p text:style-name="P90"><text:span text:style-name="T510">3</text:span> <text:span text:style-name="T500">Shots</text:span>/Second</text:p>
          </table:table-cell>
          <table:table-cell table:style-name="Table55.C2" office:value-type="string">
            <text:p text:style-name="P41">Nanites formed by the Omni-Station around the <text:span text:style-name="T467">Dynamic Power Core to form a machine gun with the ability to fire bolts of pure energy. </text:span></text:p>
            <text:p text:style-name="P41">-<text:span text:style-name="T504">This weapon deals electrical and fire damage.</text:span></text:p>
            <text:p text:style-name="P41">-<text:span text:style-name="T511">This weapon fires a “free” fourth bolt after every third.</text:span></text:p>
            <text:p text:style-name="P41">-<text:span text:style-name="T516">This weapon fires an additional “free” bolt.</text:span></text:p>
          </table:table-cell>
        </table:table-row>
      </table:table>
      <text:p text:style-name="P424"/>
      <text:p text:style-name="P377">Long-Arm Shotgun</text:p>
      <text:p text:style-name="P377"><text:span text:style-name="T61">Junkyard: </text:span><text:span text:style-name="T153">NONE</text:span></text:p>
      <text:p text:style-name="P377"><text:span text:style-name="T61">Serviceable: </text:span><text:span text:style-name="T126">.</text:span><text:span text:style-name="T159">20 gauge, .</text:span><text:span text:style-name="T160">410 gauge</text:span></text:p>
      <text:p text:style-name="P377"><text:span text:style-name="T61">Well-Kept: </text:span><text:span text:style-name="T126">.</text:span><text:span text:style-name="T159">20 gauge, .</text:span><text:span text:style-name="T160">410 gauge, </text:span><text:span text:style-name="T159">.12 gauge</text:span></text:p>
      <text:p text:style-name="P377"><text:span text:style-name="T61">Masterpiece: </text:span><text:span text:style-name="T159">.20 gauge, .12 gauge, .</text:span><text:span text:style-name="T160">410 gauge,</text:span><text:span text:style-name="T159"> .10 gauge</text:span></text:p>
      <text:p text:style-name="P377"><text:span text:style-name="T61">Exotic: </text:span><text:span text:style-name="T126">.</text:span><text:span text:style-name="T161">4 gauge, </text:span><text:span text:style-name="T119">SONY Energy </text:span><text:span text:style-name="T162">Trench Gun</text:span></text:p>
      <text:p text:style-name="P377"><text:span text:style-name="T62">Legendary: </text:span><text:span text:style-name="T161">PROJECT: HANDCANNON, </text:span><text:span text:style-name="T119">SONY Energy </text:span><text:span text:style-name="T162">Shotgun</text:span></text:p>
      <text:p text:style-name="P377"><text:span text:style-name="T61">Unique: </text:span><text:span text:style-name="T161">The Treasured Trove, </text:span><text:span text:style-name="T119">SONY Energy </text:span><text:span text:style-name="T162">Cannon</text:span></text:p>
      <text:p text:style-name="P377"><text:span text:style-name="T61">Mythic: </text:span><text:span text:style-name="T161">PLAYER MADE</text:span></text:p>
      <text:p text:style-name="P424"/>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82">Long-Arm Shotguns</text:p>
          </table:table-cell>
          <table:table-cell table:style-name="Table56.A1" office:value-type="string">
            <text:p text:style-name="P182">Speed</text:p>
          </table:table-cell>
          <table:table-cell table:style-name="Table56.C1" office:value-type="string">
            <text:p text:style-name="P182">Description and Special Abilities</text:p>
          </table:table-cell>
        </table:table-row>
        <table:table-row>
          <table:table-cell table:style-name="Table56.A2" office:value-type="string">
            <text:p text:style-name="P107">20 gauge</text:p>
          </table:table-cell>
          <table:table-cell table:style-name="Table56.A2" office:value-type="string">
            <text:p text:style-name="P107">1 <text:span text:style-name="T517">Shot/Second</text:span></text:p>
          </table:table-cell>
          <table:table-cell table:style-name="Table56.C2" office:value-type="string">
            <text:p text:style-name="P107">A common bird-hunting caliber.</text:p>
          </table:table-cell>
        </table:table-row>
        <table:table-row>
          <table:table-cell table:style-name="Table56.A2" office:value-type="string">
            <text:p text:style-name="P80">.<text:span text:style-name="T515">410 gauge</text:span></text:p>
          </table:table-cell>
          <table:table-cell table:style-name="Table56.A2" office:value-type="string">
            <text:p text:style-name="P107">1 <text:span text:style-name="T517">Shot/Second</text:span></text:p>
          </table:table-cell>
          <table:table-cell table:style-name="Table56.C2" office:value-type="string">
            <text:p text:style-name="P107">The smallest shotgun caliber.</text:p>
          </table:table-cell>
        </table:table-row>
        <table:table-row>
          <table:table-cell table:style-name="Table56.A2" office:value-type="string">
            <text:p text:style-name="P107">12 gauge</text:p>
          </table:table-cell>
          <table:table-cell table:style-name="Table56.A2" office:value-type="string">
            <text:p text:style-name="P107">1 <text:span text:style-name="T517">Shot/Second</text:span></text:p>
          </table:table-cell>
          <table:table-cell table:style-name="Table56.C2" office:value-type="string">
            <text:p text:style-name="P107">The most known caliber in the entire world. </text:p>
          </table:table-cell>
        </table:table-row>
        <table:table-row>
          <table:table-cell table:style-name="Table56.A2" office:value-type="string">
            <text:p text:style-name="P107">10 gauge</text:p>
          </table:table-cell>
          <table:table-cell table:style-name="Table56.A2" office:value-type="string">
            <text:p text:style-name="P107">1 <text:span text:style-name="T517">Shot/Second</text:span></text:p>
          </table:table-cell>
          <table:table-cell table:style-name="Table56.C2" office:value-type="string">
            <text:p text:style-name="P107">The largest commercially available shotgun caliber. </text:p>
          </table:table-cell>
        </table:table-row>
      </table:table>
      <text:p text:style-name="P424"/>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82">Long-Arm Shotguns</text:p>
          </table:table-cell>
          <table:table-cell table:style-name="Table57.A1" office:value-type="string">
            <text:p text:style-name="P182">Speed</text:p>
          </table:table-cell>
          <table:table-cell table:style-name="Table57.C1" office:value-type="string">
            <text:p text:style-name="P182">Description and Special Abilities</text:p>
          </table:table-cell>
        </table:table-row>
        <table:table-row table:style-name="Table57.1">
          <table:table-cell table:style-name="Table57.A2" office:value-type="string">
            <text:p text:style-name="P107">4 gauge</text:p>
          </table:table-cell>
          <table:table-cell table:style-name="Table57.A2" office:value-type="string">
            <text:p text:style-name="P107">1 <text:span text:style-name="T517">Shot/Second</text:span></text:p>
          </table:table-cell>
          <table:table-cell table:style-name="Table57.C2" office:value-type="string">
            <text:p text:style-name="P107">A newly made proto-type caliber for combat shotguns. </text:p>
            <text:p text:style-name="P107">-This weapon will knock enemies prone if they are shot within 5 meters.</text:p>
          </table:table-cell>
        </table:table-row>
        <table:table-row>
          <table:table-cell table:style-name="Table57.A2" office:value-type="string">
            <text:p text:style-name="P90">SONY Energy <text:span text:style-name="T517">Trench Gun</text:span></text:p>
          </table:table-cell>
          <table:table-cell table:style-name="Table57.A2" office:value-type="string">
            <text:p text:style-name="P90"><text:span text:style-name="T517">1</text:span> <text:span text:style-name="T500">Shot</text:span>/Second</text:p>
          </table:table-cell>
          <table:table-cell table:style-name="Table57.C2" office:value-type="string">
            <text:p text:style-name="P41">Nanites formed by the Omni-Station around the <text:span text:style-name="T467">Dynamic Power Core to form a shotgun with the ability to fire bolts of pure energy. </text:span></text:p>
            <text:p text:style-name="P41">-<text:span text:style-name="T504">This weapon deals electrical and fire damage.</text:span></text:p>
          </table:table-cell>
        </table:table-row>
      </table:table>
      <text:p text:style-name="P424"/>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83">Long-Arm Shotguns</text:p>
          </table:table-cell>
          <table:table-cell table:style-name="Table58.A1" office:value-type="string">
            <text:p text:style-name="P184">Speed</text:p>
          </table:table-cell>
          <table:table-cell table:style-name="Table58.C1" office:value-type="string">
            <text:p text:style-name="P184">Description and Special Abilities</text:p>
          </table:table-cell>
        </table:table-row>
        <table:table-row table:style-name="Table58.1">
          <table:table-cell table:style-name="Table58.A2" office:value-type="string">
            <text:p text:style-name="P108">PROJECT: HANDCANNON</text:p>
          </table:table-cell>
          <table:table-cell table:style-name="Table58.A2" office:value-type="string">
            <text:p text:style-name="P108">1 <text:span text:style-name="T517">Shot/Second</text:span></text:p>
          </table:table-cell>
          <table:table-cell table:style-name="Table58.C2" office:value-type="string">
            <text:p text:style-name="P108">A proto-type military weapon being designed in Seattle, it is a EMF weapon capable of delivering great damage in a close area. </text:p>
            <text:p text:style-name="P108">-This weapon deals damage in a 10 meter cone.</text:p>
            <text:p text:style-name="P108">-This weapon takes 150% as long to reload. </text:p>
          </table:table-cell>
        </table:table-row>
        <table:table-row>
          <table:table-cell table:style-name="Table58.A2" office:value-type="string">
            <text:p text:style-name="P90">SONY Energy <text:span text:style-name="T517">Shotgun</text:span></text:p>
          </table:table-cell>
          <table:table-cell table:style-name="Table58.A2" office:value-type="string">
            <text:p text:style-name="P90"><text:span text:style-name="T517">1</text:span> <text:span text:style-name="T500">Shot</text:span>/Second</text:p>
          </table:table-cell>
          <table:table-cell table:style-name="Table58.C2" office:value-type="string">
            <text:p text:style-name="P41">Nanites formed by the Omni-Station around the <text:span text:style-name="T467">Dynamic Power Core to form a shotgun with the ability to fire bolts of pure energy. </text:span></text:p>
            <text:p text:style-name="P41">-<text:span text:style-name="T504">This weapon deals electrical and fire damage.</text:span></text:p>
            <text:p text:style-name="P41">-<text:span text:style-name="T517">This weapon scatters 3 mirco-electric cluster charges over a 3 meter area with every shot, which explode for 10% of the weapons’ damage.</text:span></text:p>
          </table:table-cell>
        </table:table-row>
      </table:table>
      <text:p text:style-name="P424"/>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84">Long-Arm Shotguns</text:p>
          </table:table-cell>
          <table:table-cell table:style-name="Table59.A1" office:value-type="string">
            <text:p text:style-name="P184">Speed</text:p>
          </table:table-cell>
          <table:table-cell table:style-name="Table59.C1" office:value-type="string">
            <text:p text:style-name="P184">Description and Special Abilities</text:p>
          </table:table-cell>
        </table:table-row>
        <table:table-row table:style-name="Table59.1">
          <table:table-cell table:style-name="Table59.A2" office:value-type="string">
            <text:p text:style-name="P108">The Treasured Trove</text:p>
          </table:table-cell>
          <table:table-cell table:style-name="Table59.A2" office:value-type="string">
            <text:p text:style-name="P108">1 <text:span text:style-name="T517">Shot/Second</text:span></text:p>
          </table:table-cell>
          <table:table-cell table:style-name="Table59.C2" office:value-type="string">
            <text:p text:style-name="P108">An age old pirate blunderbuss, it can only fire gems and riches. </text:p>
            <text:p text:style-name="P108">-This weapon fires wealth. The player can choose to spend various currencies when firing this weapon. </text:p>
            <text:p text:style-name="P108">-This weapon deals normal damage when loaded with silver.</text:p>
            <text:p text:style-name="P108">-This weapon deals 100% additional damage when loaded with rubies.</text:p>
            <text:p text:style-name="P108">-This weapon deals 200% additional damage when loaded with diamonds. </text:p>
            <text:p text:style-name="P108"/>
            <text:p text:style-name="P108"/>
            <text:p text:style-name="P108"/>
          </table:table-cell>
        </table:table-row>
        <text:soft-page-break/>
        <table:table-row>
          <table:table-cell table:style-name="Table59.A2" office:value-type="string">
            <text:p text:style-name="P90">SONY Energy <text:span text:style-name="T518">Cannon</text:span></text:p>
          </table:table-cell>
          <table:table-cell table:style-name="Table59.A2" office:value-type="string">
            <text:p text:style-name="P90"><text:span text:style-name="T517">1</text:span> <text:span text:style-name="T500">Shot</text:span>/Second</text:p>
          </table:table-cell>
          <table:table-cell table:style-name="Table59.C2" office:value-type="string">
            <text:p text:style-name="P41">Nanites formed by the Omni-Station around the <text:span text:style-name="T467">Dynamic Power Core to form a shotgun with the ability to fire bolts of pure energy. </text:span></text:p>
            <text:p text:style-name="P41">-<text:span text:style-name="T504">This weapon deals electrical and fire damage.</text:span></text:p>
            <text:p text:style-name="P41">-<text:span text:style-name="T517">This weapon scatters 3 mirco-electric cluster charges over a 3 meter area with every shot, which explode for 10% of the weapons’ damage.</text:span></text:p>
            <text:p text:style-name="P41">-<text:span text:style-name="T518">This weapon deals 25% of its’ damage in a 1 meter cone with every shot.</text:span></text:p>
          </table:table-cell>
        </table:table-row>
      </table:table>
      <text:p text:style-name="P424"><text:tab/><text:tab/><text:tab/><text:tab/><text:tab/></text:p>
      <text:p text:style-name="P377">Long-Arm Rifle</text:p>
      <text:p text:style-name="P377"><text:span text:style-name="T61">Junkyard: </text:span><text:span text:style-name="T161">NONE</text:span></text:p>
      <text:p text:style-name="P377"><text:span text:style-name="T61">Serviceable: </text:span><text:span text:style-name="T126">.</text:span><text:span text:style-name="T161">270</text:span></text:p>
      <text:p text:style-name="P377"><text:span text:style-name="T61">Well-Kept: </text:span><text:span text:style-name="T126">.</text:span><text:span text:style-name="T161">270, 30-06, 7mm</text:span></text:p>
      <text:p text:style-name="P377"><text:span text:style-name="T61">Masterpiece: </text:span><text:span text:style-name="T126">.</text:span><text:span text:style-name="T161">270, 30-06, 7mm, .300</text:span></text:p>
      <text:p text:style-name="P377"><text:span text:style-name="T61">Exotic: </text:span><text:span text:style-name="T126">.</text:span><text:span text:style-name="T161">338, .50 cal, </text:span><text:span text:style-name="T119">SONY Energy </text:span><text:span text:style-name="T163">Lever Action</text:span></text:p>
      <text:p text:style-name="P377"><text:span text:style-name="T62">Legendary: </text:span><text:span text:style-name="T161">The Dragon Tooth,</text:span><text:span text:style-name="T164"> </text:span><text:span text:style-name="T119">SONY Energy </text:span><text:span text:style-name="T163">Rifle</text:span></text:p>
      <text:p text:style-name="P377"><text:span text:style-name="T61">Unique: </text:span><text:span text:style-name="T161">PROJECT: INFINITYBOLT, </text:span><text:span text:style-name="T119">SONY Energy </text:span><text:span text:style-name="T163">Marksmans’ Rifle</text:span></text:p>
      <text:p text:style-name="P377"><text:span text:style-name="T61">Mythic: </text:span><text:span text:style-name="T161">PLAYERMADE</text:span></text:p>
      <text:p text:style-name="P424"/>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84">Long-Arm Rifles</text:p>
          </table:table-cell>
          <table:table-cell table:style-name="Table60.A1" office:value-type="string">
            <text:p text:style-name="P184">Speed</text:p>
          </table:table-cell>
          <table:table-cell table:style-name="Table60.C1" office:value-type="string">
            <text:p text:style-name="P184">Description and Special Abilities</text:p>
          </table:table-cell>
        </table:table-row>
        <table:table-row>
          <table:table-cell table:style-name="Table60.A2" office:value-type="string">
            <text:p text:style-name="P80">.<text:span text:style-name="T519">270 </text:span></text:p>
          </table:table-cell>
          <table:table-cell table:style-name="Table60.A2" office:value-type="string">
            <text:p text:style-name="P108">1 <text:span text:style-name="T518">Shot/Second</text:span></text:p>
          </table:table-cell>
          <table:table-cell table:style-name="Table60.C2" office:value-type="string">
            <text:p text:style-name="P108">A common hunting caliber.</text:p>
          </table:table-cell>
        </table:table-row>
        <table:table-row>
          <table:table-cell table:style-name="Table60.A2" office:value-type="string">
            <text:p text:style-name="P108">30-06</text:p>
          </table:table-cell>
          <table:table-cell table:style-name="Table60.A2" office:value-type="string">
            <text:p text:style-name="P108">1 <text:span text:style-name="T518">Shot/Second</text:span></text:p>
          </table:table-cell>
          <table:table-cell table:style-name="Table60.C2" office:value-type="string">
            <text:p text:style-name="P108">The most popular caliber rifle caliber. </text:p>
          </table:table-cell>
        </table:table-row>
        <table:table-row>
          <table:table-cell table:style-name="Table60.A2" office:value-type="string">
            <text:p text:style-name="P108">7mm</text:p>
          </table:table-cell>
          <table:table-cell table:style-name="Table60.A2" office:value-type="string">
            <text:p text:style-name="P108">1 <text:span text:style-name="T518">Shot/Second</text:span></text:p>
          </table:table-cell>
          <table:table-cell table:style-name="Table60.C2" office:value-type="string">
            <text:p text:style-name="P108">A powerful rifle caliber. </text:p>
          </table:table-cell>
        </table:table-row>
        <table:table-row>
          <table:table-cell table:style-name="Table60.A2" office:value-type="string">
            <text:p text:style-name="P80">.<text:span text:style-name="T519">300</text:span></text:p>
          </table:table-cell>
          <table:table-cell table:style-name="Table60.A2" office:value-type="string">
            <text:p text:style-name="P108">1 <text:span text:style-name="T518">Shot/Second</text:span></text:p>
          </table:table-cell>
          <table:table-cell table:style-name="Table60.C2" office:value-type="string">
            <text:p text:style-name="P108">One of the most powerful common rifle calibers. </text:p>
          </table:table-cell>
        </table:table-row>
      </table:table>
      <text:p text:style-name="P424"/>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84">Long-Arm Rifles</text:p>
          </table:table-cell>
          <table:table-cell table:style-name="Table61.A1" office:value-type="string">
            <text:p text:style-name="P184">Speed</text:p>
          </table:table-cell>
          <table:table-cell table:style-name="Table61.C1" office:value-type="string">
            <text:p text:style-name="P184">Description and Special Abilities</text:p>
          </table:table-cell>
        </table:table-row>
        <table:table-row>
          <table:table-cell table:style-name="Table61.A2" office:value-type="string">
            <text:p text:style-name="P80">.<text:span text:style-name="T519">338</text:span></text:p>
          </table:table-cell>
          <table:table-cell table:style-name="Table61.A2" office:value-type="string">
            <text:p text:style-name="P108">1 <text:span text:style-name="T518">Shot/Second</text:span></text:p>
          </table:table-cell>
          <table:table-cell table:style-name="Table61.C2" office:value-type="string">
            <text:p text:style-name="P108">The smaller cousin of the renowned .50 caliber rifle. </text:p>
          </table:table-cell>
        </table:table-row>
        <table:table-row table:style-name="Table61.1">
          <table:table-cell table:style-name="Table61.A2" office:value-type="string">
            <text:p text:style-name="P80">.<text:span text:style-name="T519">50 cal</text:span></text:p>
          </table:table-cell>
          <table:table-cell table:style-name="Table61.A2" office:value-type="string">
            <text:p text:style-name="P108">1 <text:span text:style-name="T518">Shot/Second</text:span></text:p>
          </table:table-cell>
          <table:table-cell table:style-name="Table61.C2" office:value-type="string">
            <text:p text:style-name="P108">The most well known large caliber rifle. </text:p>
          </table:table-cell>
        </table:table-row>
        <table:table-row>
          <table:table-cell table:style-name="Table61.A2" office:value-type="string">
            <text:p text:style-name="P90">SONY Energy <text:span text:style-name="T518">Level Action</text:span></text:p>
          </table:table-cell>
          <table:table-cell table:style-name="Table61.A2" office:value-type="string">
            <text:p text:style-name="P90"><text:span text:style-name="T517">1</text:span> <text:span text:style-name="T500">Shot</text:span>/Second</text:p>
          </table:table-cell>
          <table:table-cell table:style-name="Table61.C2" office:value-type="string">
            <text:p text:style-name="P41">Nanites formed by the Omni-Station around the <text:span text:style-name="T467">Dynamic Power Core to form a rifle with the ability to fire bolts of pure energy. </text:span></text:p>
            <text:p text:style-name="P41">-<text:span text:style-name="T504">This weapon deals electrical and fire damage.</text:span></text:p>
          </table:table-cell>
        </table:table-row>
      </table:table>
      <text:p text:style-name="P424"/>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85">Long-Arm Rifles</text:p>
          </table:table-cell>
          <table:table-cell table:style-name="Table62.A1" office:value-type="string">
            <text:p text:style-name="P185">Speed</text:p>
          </table:table-cell>
          <table:table-cell table:style-name="Table62.C1" office:value-type="string">
            <text:p text:style-name="P185">Description and Special Abilities</text:p>
          </table:table-cell>
        </table:table-row>
        <table:table-row>
          <table:table-cell table:style-name="Table62.A2" office:value-type="string">
            <text:p text:style-name="P109">The Dragon Tooth</text:p>
          </table:table-cell>
          <table:table-cell table:style-name="Table62.A2" office:value-type="string">
            <text:p text:style-name="P109">1 <text:span text:style-name="T520">Shot/Second</text:span></text:p>
          </table:table-cell>
          <table:table-cell table:style-name="Table62.C2" office:value-type="string">
            <text:p text:style-name="P109">A lever-action rifle that has been gilded in the image of a dragon. The rifle itself is made from the tooth of supposedly a dragon. </text:p>
            <text:p text:style-name="P109">-This weapon does not need ammo.</text:p>
            <text:p text:style-name="P109">-This weapon deals fire damage and bypasses armor. </text:p>
          </table:table-cell>
        </table:table-row>
        <table:table-row>
          <table:table-cell table:style-name="Table62.A2" office:value-type="string">
            <text:p text:style-name="P90">SONY Energy <text:span text:style-name="T518">Rifle</text:span></text:p>
          </table:table-cell>
          <table:table-cell table:style-name="Table62.A2" office:value-type="string">
            <text:p text:style-name="P90"><text:span text:style-name="T517">1</text:span> <text:span text:style-name="T500">Shot</text:span>/Second</text:p>
          </table:table-cell>
          <table:table-cell table:style-name="Table62.C2" office:value-type="string">
            <text:p text:style-name="P41">Nanites formed by the Omni-Station around the <text:span text:style-name="T467">Dynamic Power Core to form a rifle with the ability to fire bolts of pure energy. </text:span></text:p>
            <text:p text:style-name="P41">-<text:span text:style-name="T504">This weapon deals electrical and fire damage.</text:span></text:p>
            <text:p text:style-name="P41">-<text:span text:style-name="T518">This weapon has no range.</text:span></text:p>
          </table:table-cell>
        </table:table-row>
      </table:table>
      <text:p text:style-name="P431"/>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85">Long-Arm Rifles</text:p>
          </table:table-cell>
          <table:table-cell table:style-name="Table63.A1" office:value-type="string">
            <text:p text:style-name="P185">Speed</text:p>
          </table:table-cell>
          <table:table-cell table:style-name="Table63.C1" office:value-type="string">
            <text:p text:style-name="P185">Description and Special Abilities</text:p>
          </table:table-cell>
        </table:table-row>
        <table:table-row table:style-name="Table63.1">
          <table:table-cell table:style-name="Table63.A2" office:value-type="string">
            <text:p text:style-name="P109">PROJECT: INFINITYBOLTS</text:p>
          </table:table-cell>
          <table:table-cell table:style-name="Table63.A2" office:value-type="string">
            <text:p text:style-name="P109">.<text:span text:style-name="T518">25 Shot/Second</text:span></text:p>
          </table:table-cell>
          <table:table-cell table:style-name="Table63.C2" office:value-type="string">
            <text:p text:style-name="P109">This military proto-type that was designed to make a sniper capable of hitting targets from a distance, and even around corners.</text:p>
            <text:p text:style-name="P109">-This weapon fires a special round that is remote controlled during its’ flight by the wielder. </text:p>
            <text:p text:style-name="P109">-The round explodes on im<text:span text:style-name="T521">pact dealing its’ damage in a 5 meter area.</text:span></text:p>
          </table:table-cell>
        </table:table-row>
        <table:table-row>
          <table:table-cell table:style-name="Table63.A2" office:value-type="string">
            <text:p text:style-name="P90">SONY Energy <text:span text:style-name="T518">Marksmans Rifle</text:span></text:p>
          </table:table-cell>
          <table:table-cell table:style-name="Table63.A2" office:value-type="string">
            <text:p text:style-name="P90"><text:span text:style-name="T518">2</text:span> <text:span text:style-name="T500">Shot</text:span>/Second</text:p>
          </table:table-cell>
          <table:table-cell table:style-name="Table63.C2" office:value-type="string">
            <text:p text:style-name="P41">Nanites formed by the Omni-Station around the <text:span text:style-name="T467">Dynamic Power Core to form a rifle with the ability to fire bolts of pure energy. </text:span></text:p>
            <text:p text:style-name="P41">-<text:span text:style-name="T504">This weapon deals electrical and fire damage.</text:span></text:p>
            <text:p text:style-name="P41">-<text:span text:style-name="T518">This weapon has no range.</text:span></text:p>
            <text:p text:style-name="P41">-<text:span text:style-name="T518">This weapons’ firing rate is doubled.</text:span></text:p>
          </table:table-cell>
        </table:table-row>
      </table:table>
      <text:p text:style-name="P425"><text:tab/></text:p>
      <text:p text:style-name="P425"/>
      <text:p text:style-name="P425"/>
      <text:p text:style-name="P425"/>
      <text:p text:style-name="P425"/>
      <text:p text:style-name="P425"/>
      <text:p text:style-name="P425"/>
      <text:p text:style-name="P425"/>
      <text:p text:style-name="P425"><text:tab/></text:p>
      <text:p text:style-name="P377"><text:soft-page-break/>Long-Arm Automatic</text:p>
      <text:p text:style-name="P377"><text:span text:style-name="T61">Junkyard: </text:span><text:span text:style-name="T161">NONE</text:span></text:p>
      <text:p text:style-name="P377"><text:span text:style-name="T61">Serviceable: </text:span><text:span text:style-name="T161">5.56</text:span></text:p>
      <text:p text:style-name="P377"><text:span text:style-name="T61">Well-Kept: </text:span><text:span text:style-name="T161">5.56, 7.62</text:span></text:p>
      <text:p text:style-name="P377"><text:span text:style-name="T67">M</text:span><text:span text:style-name="T61">asterpiece: </text:span><text:span text:style-name="T161">5.56, 7.62, 9.33</text:span></text:p>
      <text:p text:style-name="P377"><text:span text:style-name="T61">Exotic: </text:span><text:span text:style-name="T161">Gatling Gun </text:span><text:span text:style-name="T149">(12mm), </text:span><text:span text:style-name="T119">SONY Energy </text:span><text:span text:style-name="T163">Carbine, </text:span><text:span text:style-name="T144">Flamethrower</text:span></text:p>
      <text:p text:style-name="P377"><text:span text:style-name="T62">Legendary: </text:span><text:span text:style-name="T161">PROJECT: DREADNAUGHT, </text:span><text:span text:style-name="T119">SONY Energy </text:span><text:span text:style-name="T163">Light Machine Gun, </text:span><text:span text:style-name="T164">Cyromantic Oscillator</text:span></text:p>
      <text:p text:style-name="P377"><text:span text:style-name="T61">Unique: </text:span><text:span text:style-name="T161">PROJECT: FLASHLIGHT</text:span><text:span text:style-name="T163">, </text:span><text:span text:style-name="T119">SONY Energy </text:span><text:span text:style-name="T163">Mini-Gun</text:span></text:p>
      <text:p text:style-name="P377"><text:span text:style-name="T61">Mythic: </text:span><text:span text:style-name="T161">PLAYER MADE</text:span></text:p>
      <text:p text:style-name="P424"/>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86">Long-Arm Automatics</text:p>
          </table:table-cell>
          <table:table-cell table:style-name="Table64.A1" office:value-type="string">
            <text:p text:style-name="P186">Speed</text:p>
          </table:table-cell>
          <table:table-cell table:style-name="Table64.C1" office:value-type="string">
            <text:p text:style-name="P186">Description and Special Abilities</text:p>
          </table:table-cell>
        </table:table-row>
        <table:table-row>
          <table:table-cell table:style-name="Table64.A2" office:value-type="string">
            <text:p text:style-name="P110">5.56</text:p>
          </table:table-cell>
          <table:table-cell table:style-name="Table64.A2" office:value-type="string">
            <text:p text:style-name="P110">10 <text:span text:style-name="T520">Shots/Second</text:span></text:p>
          </table:table-cell>
          <table:table-cell table:style-name="Table64.C2" office:value-type="string">
            <text:p text:style-name="P110">The most common caliber for automatic weapons. </text:p>
          </table:table-cell>
        </table:table-row>
        <table:table-row>
          <table:table-cell table:style-name="Table64.A2" office:value-type="string">
            <text:p text:style-name="P110">7.62</text:p>
          </table:table-cell>
          <table:table-cell table:style-name="Table64.A2" office:value-type="string">
            <text:p text:style-name="P110">7.5 <text:span text:style-name="T520">Shots/Second</text:span></text:p>
          </table:table-cell>
          <table:table-cell table:style-name="Table64.C2" office:value-type="string">
            <text:p text:style-name="P110">A heavier caliber for automatic weapons. </text:p>
          </table:table-cell>
        </table:table-row>
        <table:table-row>
          <table:table-cell table:style-name="Table64.A2" office:value-type="string">
            <text:p text:style-name="P110">9.33</text:p>
          </table:table-cell>
          <table:table-cell table:style-name="Table64.A2" office:value-type="string">
            <text:p text:style-name="P110">5 <text:span text:style-name="T520">Shots/Second</text:span></text:p>
          </table:table-cell>
          <table:table-cell table:style-name="Table64.C2" office:value-type="string">
            <text:p text:style-name="P110">The heaviest caliber for automatic weapons, developed in 2026. </text:p>
          </table:table-cell>
        </table:table-row>
      </table:table>
      <text:p text:style-name="P424"/>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86">Long-Arm Automatics</text:p>
          </table:table-cell>
          <table:table-cell table:style-name="Table65.A1" office:value-type="string">
            <text:p text:style-name="P186">Speed</text:p>
          </table:table-cell>
          <table:table-cell table:style-name="Table65.C1" office:value-type="string">
            <text:p text:style-name="P186">Description and Special Abilities</text:p>
          </table:table-cell>
        </table:table-row>
        <table:table-row table:style-name="Table65.1">
          <table:table-cell table:style-name="Table65.A2" office:value-type="string">
            <text:p text:style-name="P110">Gatling Gun (12mm)</text:p>
          </table:table-cell>
          <table:table-cell table:style-name="Table65.A2" office:value-type="string">
            <text:p text:style-name="P111">7.5 <text:span text:style-name="T520">Shots/Second</text:span></text:p>
          </table:table-cell>
          <table:table-cell table:style-name="Table65.C2" office:value-type="string">
            <text:p text:style-name="P110">A powerful and heavy weapon that can dish out immense amounts of ammunition.</text:p>
            <text:p text:style-name="P110">-Th<text:span text:style-name="T520">e</text:span> wielders’ movement speed is slowed by 25% when wielding this weapon. </text:p>
            <text:p text:style-name="P110">-This weapons staggers most enemies hit. </text:p>
          </table:table-cell>
        </table:table-row>
        <table:table-row table:style-name="Table65.1">
          <table:table-cell table:style-name="Table65.A2" office:value-type="string">
            <text:p text:style-name="P112">Flamethrower</text:p>
          </table:table-cell>
          <table:table-cell table:style-name="Table65.A2" office:value-type="string">
            <text:p text:style-name="P112">5.5 <text:span text:style-name="T520">Shots/Second</text:span></text:p>
          </table:table-cell>
          <table:table-cell table:style-name="Table65.C2" office:value-type="string">
            <text:p text:style-name="P112">A military grade flamethrower.</text:p>
            <text:p text:style-name="P112">-<text:span text:style-name="T520">This weapon deals fire damage. </text:span></text:p>
          </table:table-cell>
        </table:table-row>
        <table:table-row>
          <table:table-cell table:style-name="Table65.A2" office:value-type="string">
            <text:p text:style-name="P33">SONY Energy Carbine</text:p>
          </table:table-cell>
          <table:table-cell table:style-name="Table65.A2" office:value-type="string">
            <text:p text:style-name="P33">12 <text:span text:style-name="T520">Shots/Second</text:span></text:p>
          </table:table-cell>
          <table:table-cell table:style-name="Table65.C2" office:value-type="string">
            <text:p text:style-name="P41">Nanites formed by the Omni-Station around the <text:span text:style-name="T467">Dynamic Power Core to form a rifle with the ability to fire bolts of pure energy. </text:span></text:p>
            <text:p text:style-name="P41">-<text:span text:style-name="T504">This weapon deals electrical and fire damage.</text:span></text:p>
          </table:table-cell>
        </table:table-row>
      </table:table>
      <text:p text:style-name="P424"/>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86">Long-Arm Automatics</text:p>
          </table:table-cell>
          <table:table-cell table:style-name="Table66.A1" office:value-type="string">
            <text:p text:style-name="P186">Speed</text:p>
          </table:table-cell>
          <table:table-cell table:style-name="Table66.C1" office:value-type="string">
            <text:p text:style-name="P186">Description and Special Abilities</text:p>
          </table:table-cell>
        </table:table-row>
        <table:table-row table:style-name="Table66.2">
          <table:table-cell table:style-name="Table66.A2" office:value-type="string">
            <text:p text:style-name="P111">PROJECT: DREADNAUGHT</text:p>
          </table:table-cell>
          <table:table-cell table:style-name="Table66.A2" office:value-type="string">
            <text:p text:style-name="P110">10 <text:span text:style-name="T520">Shots/Second</text:span></text:p>
          </table:table-cell>
          <table:table-cell table:style-name="Table66.C2" office:value-type="string">
            <text:p text:style-name="P111">A powerful military proto-type that is an upgraded gatling gun. It has an incorporated anti-gravity system reducing the weight of the weapon when wielded. </text:p>
            <text:p text:style-name="P111">-This weapon knocks most enemies stuck prone. </text:p>
            <text:p text:style-name="P111">-This weapon has an under-barrel mounted .12 gauge shotgun that can be fire. </text:p>
          </table:table-cell>
        </table:table-row>
        <table:table-row table:style-name="Table66.2">
          <table:table-cell table:style-name="Table66.A2" office:value-type="string">
            <text:p text:style-name="P109">Cyromantic Oscillator</text:p>
          </table:table-cell>
          <table:table-cell table:style-name="Table66.A2" office:value-type="string">
            <text:p text:style-name="P112">5.5 <text:span text:style-name="T520">Shots/Second</text:span></text:p>
          </table:table-cell>
          <table:table-cell table:style-name="Table66.C2" office:value-type="string">
            <text:p text:style-name="P109">This military proto-type is supposedly the first “reverse” flame thrower. They struggled to find a sustainable fuel however…</text:p>
            <text:p text:style-name="P109">-This weapon deals cold damage and bypasses armor. </text:p>
          </table:table-cell>
        </table:table-row>
        <table:table-row table:style-name="Table66.4">
          <table:table-cell table:style-name="Table66.A2" office:value-type="string">
            <text:p text:style-name="P33">SONY Energy Light Machine Gun</text:p>
          </table:table-cell>
          <table:table-cell table:style-name="Table66.A2" office:value-type="string">
            <text:p text:style-name="P33">12 <text:span text:style-name="T520">Shots/Second</text:span></text:p>
          </table:table-cell>
          <table:table-cell table:style-name="Table66.C2" office:value-type="string">
            <text:p text:style-name="P41">Nanites formed by the Omni-Station around the <text:span text:style-name="T467">Dynamic Power Core to form a rifle with the ability to fire bolts of pure energy. </text:span></text:p>
            <text:p text:style-name="P41">-<text:span text:style-name="T504">This weapon deals electrical and fire damage.</text:span></text:p>
            <text:p text:style-name="P33">-This weapon leaves a electrical field in a 1 meter area of where its’ bolts land. This field lasts for .1 seconds and deals 2% of the weapons damage. </text:p>
          </table:table-cell>
        </table:table-row>
      </table:table>
      <text:p text:style-name="P424"/>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87">Long-Arm Automatics</text:p>
          </table:table-cell>
          <table:table-cell table:style-name="Table67.A1" office:value-type="string">
            <text:p text:style-name="P187">Speed</text:p>
          </table:table-cell>
          <table:table-cell table:style-name="Table67.C1" office:value-type="string">
            <text:p text:style-name="P187">Description and Special Abilities</text:p>
          </table:table-cell>
        </table:table-row>
        <table:table-row table:style-name="Table67.1">
          <table:table-cell table:style-name="Table67.A2" office:value-type="string">
            <text:p text:style-name="P111">PROJECT: FLASHLIGHT</text:p>
          </table:table-cell>
          <table:table-cell table:style-name="Table67.A2" office:value-type="string">
            <text:p text:style-name="P111">5 <text:span text:style-name="T520">Shots/Second</text:span></text:p>
          </table:table-cell>
          <table:table-cell table:style-name="Table67.C2" office:value-type="string">
            <text:p text:style-name="P111">A military proto-type that fires a HLP to strike its’ targets. </text:p>
            <text:p text:style-name="P111">-This weapon does not require ammunition. </text:p>
            <text:p text:style-name="P111">-This weapon fires a HLP, but can overheat. </text:p>
          </table:table-cell>
        </table:table-row>
        <table:table-row>
          <table:table-cell table:style-name="Table67.A2" office:value-type="string">
            <text:p text:style-name="P33">SONY Energy Mini-Gun</text:p>
          </table:table-cell>
          <table:table-cell table:style-name="Table67.A2" office:value-type="string">
            <text:p text:style-name="P33">12 <text:span text:style-name="T520">Shots/Second</text:span></text:p>
          </table:table-cell>
          <table:table-cell table:style-name="Table67.C2" office:value-type="string">
            <text:p text:style-name="P41">Nanites formed by the Omni-Station around the <text:span text:style-name="T467">Dynamic Power Core to form a rifle with the ability to fire bolts of pure energy. </text:span></text:p>
            <text:p text:style-name="P41">-<text:span text:style-name="T504">This weapon deals electrical and fire damage.</text:span></text:p>
            <text:p text:style-name="P33">-This weapon leaves a electrical field in a 1 meter area of where its’ bolts land. This field lasts for .1 seconds and deals 2% of the weapons damage. </text:p>
            <text:p text:style-name="P33">-This weapon creates a bond between the fields of electricity. If one or more are touching, their duration and damages are combined and continue to stack to a maximum of 100 stacks of a field in one location.</text:p>
          </table:table-cell>
        </table:table-row>
      </table:table>
      <text:p text:style-name="P424"/>
      <text:p text:style-name="P424"/>
      <text:p text:style-name="P381"><text:soft-page-break/><text:span text:style-name="T97">W</text:span><text:span text:style-name="T73">ands</text:span></text:p>
      <text:p text:style-name="P377"><text:span text:style-name="T61">Junkyard: </text:span><text:span text:style-name="T139">NONE</text:span></text:p>
      <text:p text:style-name="P377"><text:span text:style-name="T65">S</text:span><text:span text:style-name="T61">erviceable: </text:span><text:span text:style-name="T139">NONE</text:span></text:p>
      <text:p text:style-name="P377"><text:span text:style-name="T61">Well-Kept: </text:span><text:span text:style-name="T139">NONE</text:span></text:p>
      <text:p text:style-name="P377"><text:span text:style-name="T61">Masterpiece: </text:span><text:span text:style-name="T144">Ash Wand, Willow Wand, </text:span><text:span text:style-name="T165">Oak</text:span><text:span text:style-name="T144"> Wand</text:span></text:p>
      <text:p text:style-name="P377"><text:span text:style-name="T61">Exotic: </text:span><text:span text:style-name="T144">Dragon’s Blood Wand, Monkey Puzzle Wand, White </text:span><text:span text:style-name="T166">Willow</text:span><text:span text:style-name="T144"> Wand</text:span></text:p>
      <text:p text:style-name="P377"><text:span text:style-name="T62">Legendary: </text:span><text:span text:style-name="T144">The White Ash Wand, The Black Willow Wand</text:span></text:p>
      <text:p text:style-name="P377"><text:span text:style-name="T61">Unique: </text:span><text:span text:style-name="T144">Merlin’s Wand, </text:span><text:span text:style-name="T522">Magicum Autem Le’Fae</text:span></text:p>
      <text:p text:style-name="P377"><text:span text:style-name="T61">Mythic: </text:span><text:span text:style-name="T139">PLAYER MADE</text:span></text:p>
      <text:p text:style-name="P428"/>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88">Wand</text:p>
          </table:table-cell>
          <table:table-cell table:style-name="Table94.A1" office:value-type="string">
            <text:p text:style-name="P188">Speed</text:p>
          </table:table-cell>
          <table:table-cell table:style-name="Table94.C1" office:value-type="string">
            <text:p text:style-name="P188">Description and Special Abilities</text:p>
          </table:table-cell>
        </table:table-row>
        <table:table-row>
          <table:table-cell table:style-name="Table94.A2" office:value-type="string">
            <text:p text:style-name="P113">Ash Wand</text:p>
          </table:table-cell>
          <table:table-cell table:style-name="Table94.A2" office:value-type="string">
            <text:p text:style-name="P113">1 Shot/Second</text:p>
          </table:table-cell>
          <table:table-cell table:style-name="Table94.C2" office:value-type="string">
            <text:p text:style-name="P113">An ash wand carved from the tree of the same name. It contains the essence of a creature of Fae <text:span text:style-name="T537">and is known for its’ destructive power.</text:span></text:p>
          </table:table-cell>
        </table:table-row>
        <table:table-row>
          <table:table-cell table:style-name="Table94.A2" office:value-type="string">
            <text:p text:style-name="P113">Willow Wand</text:p>
          </table:table-cell>
          <table:table-cell table:style-name="Table94.A2" office:value-type="string">
            <text:p text:style-name="P113">1 Shot/Second</text:p>
          </table:table-cell>
          <table:table-cell table:style-name="Table94.C2" office:value-type="string">
            <text:p text:style-name="P113">A willow wand carved from the tree of the same name. It contains the essence of a creature of Fae, <text:span text:style-name="T537">it is known for its’ healing power.</text:span></text:p>
          </table:table-cell>
        </table:table-row>
        <table:table-row>
          <table:table-cell table:style-name="Table94.A2" office:value-type="string">
            <text:p text:style-name="P113">Oak Wand</text:p>
          </table:table-cell>
          <table:table-cell table:style-name="Table94.A2" office:value-type="string">
            <text:p text:style-name="P113">1 Shot/Second</text:p>
          </table:table-cell>
          <table:table-cell table:style-name="Table94.C2" office:value-type="string">
            <text:p text:style-name="P113">An oak wand carved from the tree of the same name. It contains the essence of a creature of Fae.</text:p>
          </table:table-cell>
        </table:table-row>
      </table:table>
      <text:p text:style-name="P428"/>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88">Wand</text:p>
          </table:table-cell>
          <table:table-cell table:style-name="Table95.A1" office:value-type="string">
            <text:p text:style-name="P188">Speed</text:p>
          </table:table-cell>
          <table:table-cell table:style-name="Table95.C1" office:value-type="string">
            <text:p text:style-name="P188">Description and Special Abilities</text:p>
          </table:table-cell>
        </table:table-row>
        <table:table-row>
          <table:table-cell table:style-name="Table95.A2" office:value-type="string">
            <text:p text:style-name="P113">Dragon’s Blood Wand</text:p>
          </table:table-cell>
          <table:table-cell table:style-name="Table95.A2" office:value-type="string">
            <text:p text:style-name="P113">1 Shot/Second</text:p>
          </table:table-cell>
          <table:table-cell table:style-name="Table95.C2" office:value-type="string">
            <text:p text:style-name="P113">A rare wand carved from a Dragon’s Blood Tree, it is lined with runes from one of the four elements. </text:p>
            <text:p text:style-name="P113">-This weapons increases the wielders ability damage with the wands corresponding element by 5%.</text:p>
          </table:table-cell>
        </table:table-row>
        <table:table-row>
          <table:table-cell table:style-name="Table95.A2" office:value-type="string">
            <text:p text:style-name="P113">Monkey Puzzle Wand</text:p>
          </table:table-cell>
          <table:table-cell table:style-name="Table95.A2" office:value-type="string">
            <text:p text:style-name="P113">1 Shot/Second</text:p>
          </table:table-cell>
          <table:table-cell table:style-name="Table95.C2" office:value-type="string">
            <text:p text:style-name="P113">A rare wand carved from a Money Puzzle Tree, it is lined with runes which bolster the wielder.</text:p>
            <text:p text:style-name="P113">-This weapon grants the wielder 10% more stamina.</text:p>
          </table:table-cell>
        </table:table-row>
        <table:table-row>
          <table:table-cell table:style-name="Table95.A2" office:value-type="string">
            <text:p text:style-name="P113">White <text:span text:style-name="T537">Willow</text:span> Wand</text:p>
          </table:table-cell>
          <table:table-cell table:style-name="Table95.A2" office:value-type="string">
            <text:p text:style-name="P113">1 Shot/Second</text:p>
          </table:table-cell>
          <table:table-cell table:style-name="Table95.C2" office:value-type="string">
            <text:p text:style-name="P113">A rare wand carved from a fabled White <text:span text:style-name="T537">Willow</text:span> Tree, it is lined with runes of life.</text:p>
            <text:p text:style-name="P113">-This weapon heals the caster for 10% of their health on a power attack, instead of attacking.</text:p>
          </table:table-cell>
        </table:table-row>
      </table:table>
      <text:p text:style-name="P432"/>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89">Wand</text:p>
          </table:table-cell>
          <table:table-cell table:style-name="Table96.A1" office:value-type="string">
            <text:p text:style-name="P189">Speed</text:p>
          </table:table-cell>
          <table:table-cell table:style-name="Table96.C1" office:value-type="string">
            <text:p text:style-name="P189">Description and Special Abilities</text:p>
          </table:table-cell>
        </table:table-row>
        <table:table-row>
          <table:table-cell table:style-name="Table96.A2" office:value-type="string">
            <text:p text:style-name="P114">The White Ash Wand</text:p>
          </table:table-cell>
          <table:table-cell table:style-name="Table96.A2" office:value-type="string">
            <text:p text:style-name="P114">1.25 Shots/Second</text:p>
          </table:table-cell>
          <table:table-cell table:style-name="Table96.C2" office:value-type="string">
            <text:p text:style-name="P114">Created as a pact between two ancient witches, they attempted to combine the ash wands’ power with the healing power of the willow wand. </text:p>
            <text:p text:style-name="P114">-This weapon grants the wielder an additional 10% health.</text:p>
            <text:p text:style-name="P114">-This weapon grants the wielder an additional 20% damage increase to their magikal abilities. </text:p>
            <text:p text:style-name="P114">-This weapon heals the wielder for 5% of the damage the weapon deals.</text:p>
          </table:table-cell>
        </table:table-row>
        <table:table-row>
          <table:table-cell table:style-name="Table96.A2" office:value-type="string">
            <text:p text:style-name="P114">The Black Willow Wand</text:p>
          </table:table-cell>
          <table:table-cell table:style-name="Table96.A2" office:value-type="string">
            <text:p text:style-name="P114">1.25 Shots/Second</text:p>
          </table:table-cell>
          <table:table-cell table:style-name="Table96.C2" office:value-type="string">
            <text:p text:style-name="P114">Created as a pact between two ancient witches, they attempted to combined the willow wands’ healing with the power of the ash wand.</text:p>
            <text:p text:style-name="P114">-This weapon grants the wielder an additional 20% health.</text:p>
            <text:p text:style-name="P114">-This weapon grants the wielder an additional 10% damage increase to their magikal abilities.</text:p>
            <text:p text:style-name="P114">-This <text:span text:style-name="T538">weapon</text:span> heals the wielder for 5% of the damage the weapon deals.</text:p>
          </table:table-cell>
        </table:table-row>
      </table:table>
      <text:p text:style-name="P432"/>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90">Wand</text:p>
          </table:table-cell>
          <table:table-cell table:style-name="Table97.A1" office:value-type="string">
            <text:p text:style-name="P190">Speed</text:p>
          </table:table-cell>
          <table:table-cell table:style-name="Table97.C1" office:value-type="string">
            <text:p text:style-name="P190">Description and Special Abilities</text:p>
          </table:table-cell>
        </table:table-row>
        <table:table-row>
          <table:table-cell table:style-name="Table97.A2" office:value-type="string">
            <text:p text:style-name="P115">Merlin's Wand</text:p>
          </table:table-cell>
          <table:table-cell table:style-name="Table97.A2" office:value-type="string">
            <text:p text:style-name="P115">1.00 Shots/Second</text:p>
          </table:table-cell>
          <table:table-cell table:style-name="Table97.C2" office:value-type="string">
            <text:p text:style-name="P115">The twisted and gnarled wand that Merlin himself carved from a tree of the very shores of Avalon. </text:p>
            <text:p text:style-name="P115">-This weapon deals 50% additional damage as fire damage.</text:p>
            <text:p text:style-name="P115">-This weapon deals 50% additional damage as shadow damage.</text:p>
            <text:p text:style-name="P115">-This weapons’ power attack leaves a lingering 1 meter patch of hellfire where it strikes, dealing 200% of the weapons damage every second they remain in it and lasts for 5 seconds. <text:s/></text:p>
          </table:table-cell>
        </table:table-row>
        <table:table-row>
          <table:table-cell table:style-name="Table97.A2" office:value-type="string">
            <text:p text:style-name="P115">Magicum Autem Le’Fae</text:p>
          </table:table-cell>
          <table:table-cell table:style-name="Table97.A2" office:value-type="string">
            <text:p text:style-name="P115">1.00 Shots/Second</text:p>
          </table:table-cell>
          <table:table-cell table:style-name="Table97.C2" office:value-type="string">
            <text:p text:style-name="P115">The silver, angelically forged wand of Morgan Le’Fae herself, it is a powerful weapon of banishment.</text:p>
            <text:p text:style-name="P115">-This weapon deals 300% extra damage to Fae.</text:p>
            <text:p text:style-name="P115">-This weapons’ power attack banishes enemies struck for 1 minute. Only 5 enemies can be banished this way at any time. If a sixth enemy is banished, the first one r<text:span text:style-name="T539">e</text:span>appears. They can not be damaged when banished this way. </text:p>
          </table:table-cell>
        </table:table-row>
      </table:table>
      <text:p text:style-name="P432"/>
      <text:p text:style-name="P258"><text:soft-page-break/>Armor, Clothing <text:span text:style-name="T540">&amp; Worn Equipment</text:span></text:p>
      <text:p text:style-name="P333"><text:tab/>Armor can both affect mobility, and give added protection. A piece of armor has three statistics, armor rating, which adds to increased protection, movement penalty, which slows the wearer, and durability, which is the number of hits until the piece of armor breaks. </text:p>
      <text:p text:style-name="P333"/>
      <text:p text:style-name="P333">A piece of armor’s <text:span text:style-name="T6">A</text:span><text:span text:style-name="T1">rmor </text:span><text:span text:style-name="T6">R</text:span><text:span text:style-name="T1">ating</text:span> adds to a collective <text:span text:style-name="T541">A</text:span>rmor of the character, which is then divided by 4. This number is the percentage of damage that is absorbed by the armor. The highest percentage that the character may attain is 80%. Any percentage after that is applied again against the new total amount of damage. </text:p>
      <text:p text:style-name="P333"/>
      <text:p text:style-name="P334"><text:tab/>**An example: The Solider is wearing Mythic Medium Armor in 5 of the<text:span text:style-name="T542">ir 9</text:span> armor slots. This gives them an armor rating of (16 x 5) 80. If we divide this 4 we get 20 which is the amount of physical damage absorbed by the players armor</text:p>
      <text:p text:style-name="P334"><text:span text:style-name="T543">Now if they are wearing Mythic Assault Armor all possible slots, giving them an armor rating of (26 x 9) </text:span>**</text:p>
      <text:p text:style-name="P334"/>
      <text:p text:style-name="P335">A piece of armor’s <text:span text:style-name="T1">Movement Penalty</text:span> is added to a collective Movement Penalty of the character, which reduces the speed the player moves by the total percentage of Movement Penalty. </text:p>
      <text:p text:style-name="P335">A piece of armor’s<text:span text:style-name="T1"> Durability</text:span> <text:span text:style-name="T544">is determined by the quality of the </text:span>piece of armor<text:span text:style-name="T544">. A </text:span>piece of armor<text:span text:style-name="T544"> may be repair only a limited number of times in the field, but this number resets every time the player visits a safe-house. The number of times the player can repair a </text:span>piece of armor<text:span text:style-name="T544"> is equal to one-tenth of the durability of the </text:span>piece of armor</text:p>
      <text:p text:style-name="P3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15">Armor <text:span text:style-name="T448">Quality </text:span><text:span text:style-name="T546">↓</text:span></text:p>
            <text:p text:style-name="P216"><text:span text:style-name="T547">Type </text:span><text:span text:style-name="T545">→</text:span></text:p>
            <text:p text:style-name="P223">Armor Rating/Movement Penalty/Durability</text:p>
          </table:table-cell>
          <table:table-cell table:style-name="Table2.A1" office:value-type="string">
            <text:p text:style-name="P215">Clothin<text:span text:style-name="T548">g</text:span></text:p>
          </table:table-cell>
          <table:table-cell table:style-name="Table2.A1" office:value-type="string">
            <text:p text:style-name="P215">Light</text:p>
          </table:table-cell>
          <table:table-cell table:style-name="Table2.A1" office:value-type="string">
            <text:p text:style-name="P215">Medium</text:p>
          </table:table-cell>
          <table:table-cell table:style-name="Table2.A1" office:value-type="string">
            <text:p text:style-name="P215">Heavy</text:p>
          </table:table-cell>
          <table:table-cell table:style-name="Table2.F1" office:value-type="string">
            <text:p text:style-name="P217">Assault</text:p>
          </table:table-cell>
        </table:table-row>
        <table:table-row>
          <table:table-cell table:style-name="Table2.A2" office:value-type="string">
            <text:p text:style-name="P2">Junkyard</text:p>
          </table:table-cell>
          <table:table-cell table:style-name="Table2.A2" office:value-type="string">
            <text:p text:style-name="P215">0/<text:span text:style-name="T549">0/5</text:span></text:p>
          </table:table-cell>
          <table:table-cell table:style-name="Table2.A2" office:value-type="string">
            <text:p text:style-name="P218">5/0%/10</text:p>
          </table:table-cell>
          <table:table-cell table:style-name="Table2.A2" office:value-type="string">
            <text:p text:style-name="P219">NA</text:p>
          </table:table-cell>
          <table:table-cell table:style-name="Table2.A2" office:value-type="string">
            <text:p text:style-name="P219">NA</text:p>
          </table:table-cell>
          <table:table-cell table:style-name="Table2.F2" office:value-type="string">
            <text:p text:style-name="P219">NA</text:p>
          </table:table-cell>
        </table:table-row>
        <table:table-row>
          <table:table-cell table:style-name="Table2.A2" office:value-type="string">
            <text:p text:style-name="P5">Serviceable</text:p>
          </table:table-cell>
          <table:table-cell table:style-name="Table2.A2" office:value-type="string">
            <text:p text:style-name="P215"><text:span text:style-name="T549">1</text:span>/<text:span text:style-name="T549">0%/10</text:span></text:p>
          </table:table-cell>
          <table:table-cell table:style-name="Table2.A2" office:value-type="string">
            <text:p text:style-name="P218">6/0%/15</text:p>
          </table:table-cell>
          <table:table-cell table:style-name="Table2.A2" office:value-type="string">
            <text:p text:style-name="P220">NA</text:p>
          </table:table-cell>
          <table:table-cell table:style-name="Table2.A2" office:value-type="string">
            <text:p text:style-name="P220">NA</text:p>
          </table:table-cell>
          <table:table-cell table:style-name="Table2.F2" office:value-type="string">
            <text:p text:style-name="P220">NA</text:p>
          </table:table-cell>
        </table:table-row>
        <table:table-row>
          <table:table-cell table:style-name="Table2.A2" office:value-type="string">
            <text:p text:style-name="P8">Well-Kept</text:p>
          </table:table-cell>
          <table:table-cell table:style-name="Table2.A2" office:value-type="string">
            <text:p text:style-name="P215"><text:span text:style-name="T549">2</text:span>/<text:span text:style-name="T549">0%/15</text:span></text:p>
          </table:table-cell>
          <table:table-cell table:style-name="Table2.A2" office:value-type="string">
            <text:p text:style-name="P218">7/0%/20</text:p>
          </table:table-cell>
          <table:table-cell table:style-name="Table2.A2" office:value-type="string">
            <text:p text:style-name="P218">12/1%/25</text:p>
          </table:table-cell>
          <table:table-cell table:style-name="Table2.A2" office:value-type="string">
            <text:p text:style-name="P221">17/2%/30</text:p>
          </table:table-cell>
          <table:table-cell table:style-name="Table2.F2" office:value-type="string">
            <text:p text:style-name="P220"><text:span text:style-name="T542">11</text:span>NA</text:p>
          </table:table-cell>
        </table:table-row>
        <table:table-row>
          <table:table-cell table:style-name="Table2.A2" office:value-type="string">
            <text:p text:style-name="P11">Masterpiece</text:p>
          </table:table-cell>
          <table:table-cell table:style-name="Table2.A2" office:value-type="string">
            <text:p text:style-name="P215"><text:span text:style-name="T549">3</text:span>/<text:span text:style-name="T549">0%/20</text:span></text:p>
          </table:table-cell>
          <table:table-cell table:style-name="Table2.A2" office:value-type="string">
            <text:p text:style-name="P218">8/0%/25</text:p>
          </table:table-cell>
          <table:table-cell table:style-name="Table2.A2" office:value-type="string">
            <text:p text:style-name="P218">13/1%/30</text:p>
          </table:table-cell>
          <table:table-cell table:style-name="Table2.A2" office:value-type="string">
            <text:p text:style-name="P218">1<text:span text:style-name="T550">8</text:span>/2%/<text:span text:style-name="T550">35</text:span></text:p>
          </table:table-cell>
          <table:table-cell table:style-name="Table2.F2" office:value-type="string">
            <text:p text:style-name="P219">23/3%/40</text:p>
          </table:table-cell>
        </table:table-row>
        <table:table-row>
          <table:table-cell table:style-name="Table2.A2" office:value-type="string">
            <text:p text:style-name="P14">Exotic</text:p>
          </table:table-cell>
          <table:table-cell table:style-name="Table2.A2" office:value-type="string">
            <text:p text:style-name="P215"><text:span text:style-name="T549">4</text:span>/<text:span text:style-name="T549">0%/25</text:span></text:p>
          </table:table-cell>
          <table:table-cell table:style-name="Table2.A2" office:value-type="string">
            <text:p text:style-name="P218">9/0%/30</text:p>
          </table:table-cell>
          <table:table-cell table:style-name="Table2.A2" office:value-type="string">
            <text:p text:style-name="P218">14/1%/35</text:p>
          </table:table-cell>
          <table:table-cell table:style-name="Table2.A2" office:value-type="string">
            <text:p text:style-name="P218">1<text:span text:style-name="T550">9</text:span>/2%/<text:span text:style-name="T550">40</text:span></text:p>
          </table:table-cell>
          <table:table-cell table:style-name="Table2.F2" office:value-type="string">
            <text:p text:style-name="P219">24/3%/45</text:p>
          </table:table-cell>
        </table:table-row>
        <table:table-row>
          <table:table-cell table:style-name="Table2.A2" office:value-type="string">
            <text:p text:style-name="P17">Legendary</text:p>
          </table:table-cell>
          <table:table-cell table:style-name="Table2.A2" office:value-type="string">
            <text:p text:style-name="P215"><text:span text:style-name="T549">5</text:span>/<text:span text:style-name="T549">0%/30</text:span></text:p>
          </table:table-cell>
          <table:table-cell table:style-name="Table2.A2" office:value-type="string">
            <text:p text:style-name="P218">10/0%/35</text:p>
          </table:table-cell>
          <table:table-cell table:style-name="Table2.A2" office:value-type="string">
            <text:p text:style-name="P218">15/1%/40</text:p>
          </table:table-cell>
          <table:table-cell table:style-name="Table2.A2" office:value-type="string">
            <text:p text:style-name="P218"><text:span text:style-name="T550">20</text:span>/2%/<text:span text:style-name="T550">45</text:span></text:p>
          </table:table-cell>
          <table:table-cell table:style-name="Table2.F2" office:value-type="string">
            <text:p text:style-name="P219">25/3%/50</text:p>
          </table:table-cell>
        </table:table-row>
        <table:table-row>
          <table:table-cell table:style-name="Table2.A2" office:value-type="string">
            <text:p text:style-name="P20">Unique</text:p>
          </table:table-cell>
          <table:table-cell table:style-name="Table2.A2" office:value-type="string">
            <text:p text:style-name="P215"><text:span text:style-name="T549">5</text:span>/<text:span text:style-name="T549">0%/40</text:span></text:p>
          </table:table-cell>
          <table:table-cell table:style-name="Table2.A2" office:value-type="string">
            <text:p text:style-name="P218">10/0%/45</text:p>
          </table:table-cell>
          <table:table-cell table:style-name="Table2.A2" office:value-type="string">
            <text:p text:style-name="P218">15/1%/50</text:p>
          </table:table-cell>
          <table:table-cell table:style-name="Table2.A2" office:value-type="string">
            <text:p text:style-name="P218"><text:span text:style-name="T550">20</text:span>/2%/<text:span text:style-name="T550">55</text:span></text:p>
          </table:table-cell>
          <table:table-cell table:style-name="Table2.F2" office:value-type="string">
            <text:p text:style-name="P219">25/3%/60</text:p>
          </table:table-cell>
        </table:table-row>
        <table:table-row>
          <table:table-cell table:style-name="Table2.A2" office:value-type="string">
            <text:p text:style-name="P23">Mythic</text:p>
          </table:table-cell>
          <table:table-cell table:style-name="Table2.A2" office:value-type="string">
            <text:p text:style-name="P215"><text:span text:style-name="T549">6</text:span>/<text:span text:style-name="T549">0%/60</text:span></text:p>
          </table:table-cell>
          <table:table-cell table:style-name="Table2.A2" office:value-type="string">
            <text:p text:style-name="P218">11/0%/65</text:p>
          </table:table-cell>
          <table:table-cell table:style-name="Table2.A2" office:value-type="string">
            <text:p text:style-name="P218">16/1%/70</text:p>
          </table:table-cell>
          <table:table-cell table:style-name="Table2.A2" office:value-type="string">
            <text:p text:style-name="P218"><text:span text:style-name="T550">21</text:span>/2%/<text:span text:style-name="T550">75</text:span></text:p>
          </table:table-cell>
          <table:table-cell table:style-name="Table2.F2" office:value-type="string">
            <text:p text:style-name="P219">26/3%/80</text:p>
          </table:table-cell>
        </table:table-row>
      </table:table>
      <text:p text:style-name="P336"><text:s/></text:p>
      <text:p text:style-name="P259">Armor &amp; Clothing</text:p>
      <text:p text:style-name="P278">Clothing</text:p>
      <text:p text:style-name="P383"><text:tab/><text:tab/><text:tab/></text:p>
      <text:p text:style-name="P383">Head</text:p>
      <text:p text:style-name="P377"><text:span text:style-name="T61">Junkyard:</text:span><text:span text:style-name="T68"> </text:span><text:span text:style-name="T167">Rag</text:span></text:p>
      <text:p text:style-name="P377"><text:span text:style-name="T61">Serviceable: </text:span><text:span text:style-name="T167">Bandana, Ball Cap, Hood</text:span></text:p>
      <text:p text:style-name="P377"><text:span text:style-name="T61">Well-Kept: </text:span><text:span text:style-name="T167">Bandana, Ball Cap, Hood, Safari Hat, </text:span><text:span text:style-name="T168">Fedora</text:span></text:p>
      <text:p text:style-name="P377"><text:span text:style-name="T61">Masterpiece: </text:span><text:span text:style-name="T168">Bandana, Ball Cap, Hood, Safari Hat, Fedora, Boonie Hat, Military Cap</text:span></text:p>
      <text:p text:style-name="P377"><text:span text:style-name="T61">Exotic: </text:span><text:span text:style-name="T168">Mask, </text:span><text:span text:style-name="T169">Cowl</text:span></text:p>
      <text:p text:style-name="P377"><text:span text:style-name="T62">Legendary: </text:span><text:span text:style-name="T168">Hood of Robin</text:span></text:p>
      <text:p text:style-name="P377"><text:span text:style-name="T61">Unique: </text:span><text:span text:style-name="T169">Zues’s Cowl</text:span></text:p>
      <text:p text:style-name="P377"><text:span text:style-name="T61">Mythic: </text:span><text:span text:style-name="T169">PLAYER MADE</text:span></text:p>
      <text:p text:style-name="P433"/>
      <table:table table:name="Table68" table:style-name="Table68">
        <table:table-column table:style-name="Table68.A"/>
        <table:table-column table:style-name="Table68.B"/>
        <table:table-row table:style-name="Table68.1">
          <table:table-cell table:style-name="Table68.A1" office:value-type="string">
            <text:p text:style-name="P191">Clothing Head Piece</text:p>
          </table:table-cell>
          <table:table-cell table:style-name="Table68.B1" office:value-type="string">
            <text:p text:style-name="P192">Description and Special Abilities</text:p>
          </table:table-cell>
        </table:table-row>
        <table:table-row>
          <table:table-cell table:style-name="Table68.A2" office:value-type="string">
            <text:p text:style-name="P116">Rag</text:p>
          </table:table-cell>
          <table:table-cell table:style-name="Table68.B2" office:value-type="string">
            <text:p text:style-name="P117">A simple rag tied around ones head. </text:p>
          </table:table-cell>
        </table:table-row>
        <table:table-row>
          <table:table-cell table:style-name="Table68.A2" office:value-type="string">
            <text:p text:style-name="P116">Bandana</text:p>
          </table:table-cell>
          <table:table-cell table:style-name="Table68.B2" office:value-type="string">
            <text:p text:style-name="P117">A simple bandana.</text:p>
          </table:table-cell>
        </table:table-row>
        <table:table-row>
          <table:table-cell table:style-name="Table68.A2" office:value-type="string">
            <text:p text:style-name="P116">Ball Cap</text:p>
          </table:table-cell>
          <table:table-cell table:style-name="Table68.B2" office:value-type="string">
            <text:p text:style-name="P117">A ball cap with a company logo. </text:p>
          </table:table-cell>
        </table:table-row>
        <table:table-row>
          <table:table-cell table:style-name="Table68.A2" office:value-type="string">
            <text:p text:style-name="P116">Hood</text:p>
          </table:table-cell>
          <table:table-cell table:style-name="Table68.B2" office:value-type="string">
            <text:p text:style-name="P117">A simple hood that covers ones head. </text:p>
          </table:table-cell>
        </table:table-row>
        <table:table-row>
          <table:table-cell table:style-name="Table68.A2" office:value-type="string">
            <text:p text:style-name="P116">Safari Hat</text:p>
          </table:table-cell>
          <table:table-cell table:style-name="Table68.B2" office:value-type="string">
            <text:p text:style-name="P117">A wide brimmed hat used by nature enthusiasts. </text:p>
          </table:table-cell>
        </table:table-row>
        <table:table-row>
          <table:table-cell table:style-name="Table68.A2" office:value-type="string">
            <text:p text:style-name="P116">Fedora</text:p>
          </table:table-cell>
          <table:table-cell table:style-name="Table68.B2" office:value-type="string">
            <text:p text:style-name="P117">A stylish hat that gained popularity due to it’s use by members of the mob. </text:p>
          </table:table-cell>
        </table:table-row>
        <table:table-row>
          <table:table-cell table:style-name="Table68.A2" office:value-type="string">
            <text:p text:style-name="P116">Boonie Hat</text:p>
          </table:table-cell>
          <table:table-cell table:style-name="Table68.B2" office:value-type="string">
            <text:p text:style-name="P117">A military version of the safari hat. </text:p>
          </table:table-cell>
        </table:table-row>
        <table:table-row>
          <table:table-cell table:style-name="Table68.A2" office:value-type="string">
            <text:p text:style-name="P116">Military Cap</text:p>
          </table:table-cell>
          <table:table-cell table:style-name="Table68.B2" office:value-type="string">
            <text:p text:style-name="P117">A military cap that is part of the military uniform. </text:p>
          </table:table-cell>
        </table:table-row>
      </table:table>
      <text:p text:style-name="P433"/>
      <table:table table:name="Table69" table:style-name="Table69">
        <table:table-column table:style-name="Table69.A"/>
        <table:table-column table:style-name="Table69.B"/>
        <table:table-row table:style-name="Table69.1">
          <table:table-cell table:style-name="Table69.A1" office:value-type="string">
            <text:p text:style-name="P193">Clothing Head Piece</text:p>
          </table:table-cell>
          <table:table-cell table:style-name="Table69.B1" office:value-type="string">
            <text:p text:style-name="P193">Description and Special Abilities</text:p>
          </table:table-cell>
        </table:table-row>
        <table:table-row table:style-name="Table69.1">
          <table:table-cell table:style-name="Table69.A2" office:value-type="string">
            <text:p text:style-name="P118">Cowl</text:p>
          </table:table-cell>
          <table:table-cell table:style-name="Table69.B2" office:value-type="string">
            <text:p text:style-name="P118">A full hood and scarf that covers the wearers head and lower face. </text:p>
          </table:table-cell>
        </table:table-row>
        <table:table-row>
          <table:table-cell table:style-name="Table69.A2" office:value-type="string">
            <text:p text:style-name="P118">Mask</text:p>
          </table:table-cell>
          <table:table-cell table:style-name="Table69.B2" office:value-type="string">
            <text:p text:style-name="P118">A mask that covers the wearers face from identification. </text:p>
          </table:table-cell>
        </table:table-row>
      </table:table>
      <text:p text:style-name="P433"/>
      <table:table table:name="Table70" table:style-name="Table70">
        <table:table-column table:style-name="Table70.A"/>
        <table:table-column table:style-name="Table70.B"/>
        <text:soft-page-break/>
        <table:table-row table:style-name="Table70.1">
          <table:table-cell table:style-name="Table70.A1" office:value-type="string">
            <text:p text:style-name="P193">Clothing Head Piece</text:p>
          </table:table-cell>
          <table:table-cell table:style-name="Table70.B1" office:value-type="string">
            <text:p text:style-name="P193">Description and Special Abilities</text:p>
          </table:table-cell>
        </table:table-row>
        <table:table-row>
          <table:table-cell table:style-name="Table70.A2" office:value-type="string">
            <text:p text:style-name="P118">Hood of Robin</text:p>
          </table:table-cell>
          <table:table-cell table:style-name="Table70.B2" office:value-type="string">
            <text:p text:style-name="P118">The hood worn by Robin of Locksley when he waged he personal war on King John.</text:p>
            <text:p text:style-name="P118">-This armor grants the wearer the ability to see the flight path of their arrows and bolts.</text:p>
            <text:p text:style-name="P118">-This armor makes the were 25% harder to detect when crouching. </text:p>
          </table:table-cell>
        </table:table-row>
      </table:table>
      <text:p text:style-name="P433"/>
      <table:table table:name="Table71" table:style-name="Table71">
        <table:table-column table:style-name="Table71.A"/>
        <table:table-column table:style-name="Table71.B"/>
        <table:table-row table:style-name="Table71.1">
          <table:table-cell table:style-name="Table71.A1" office:value-type="string">
            <text:p text:style-name="P193">Clothing Head Piece</text:p>
          </table:table-cell>
          <table:table-cell table:style-name="Table71.B1" office:value-type="string">
            <text:p text:style-name="P193">Description and Special Abilities</text:p>
          </table:table-cell>
        </table:table-row>
        <table:table-row>
          <table:table-cell table:style-name="Table71.A2" office:value-type="string">
            <text:p text:style-name="P118">Zues’s Cowl</text:p>
          </table:table-cell>
          <table:table-cell table:style-name="Table71.B2" office:value-type="string">
            <text:p text:style-name="P119">The cowl worn left by the angelic Zues, it grants the wearer the ability to breathe in any climate.</text:p>
            <text:p text:style-name="P119">-The wearer can breathe in any environment and is immune to airborne harmful effects. </text:p>
          </table:table-cell>
        </table:table-row>
      </table:table>
      <text:p text:style-name="P433"/>
      <text:p text:style-name="P433"/>
      <text:p text:style-name="P378">Shoulders<text:span text:style-name="T551"> (R&amp;L)</text:span></text:p>
      <text:p text:style-name="P378"><text:span text:style-name="T61">Junkyard:</text:span><text:span text:style-name="T169"> Cloth Scrap</text:span></text:p>
      <text:p text:style-name="P378"><text:span text:style-name="T61">Serviceable: </text:span><text:span text:style-name="T169">Scarf</text:span></text:p>
      <text:p text:style-name="P377"><text:span text:style-name="T61">Well-Kept: </text:span><text:span text:style-name="T169">Scarf, Drape</text:span></text:p>
      <text:p text:style-name="P377"><text:span text:style-name="T61">Masterpiece: </text:span><text:span text:style-name="T169">Scarf, Drape, Shawl</text:span></text:p>
      <text:p text:style-name="P377"><text:span text:style-name="T61">Exotic: </text:span><text:span text:style-name="T170">(R/L) </text:span><text:span text:style-name="T169">Shoulder-pads</text:span></text:p>
      <text:p text:style-name="P377"><text:span text:style-name="T62">Legendary: </text:span><text:span text:style-name="T169">The </text:span><text:span text:style-name="T170">Shawl</text:span><text:span text:style-name="T169"> of Merlin</text:span></text:p>
      <text:p text:style-name="P377"><text:span text:style-name="T61">Unique: </text:span><text:span text:style-name="T170">Light’s Embrace</text:span></text:p>
      <text:p text:style-name="P377"><text:span text:style-name="T61">Mythic: </text:span><text:span text:style-name="T169">PLAYER MADE</text:span></text:p>
      <text:p text:style-name="P433"/>
      <table:table table:name="Table72" table:style-name="Table72">
        <table:table-column table:style-name="Table72.A"/>
        <table:table-column table:style-name="Table72.B"/>
        <table:table-row table:style-name="Table72.1">
          <table:table-cell table:style-name="Table72.A1" office:value-type="string">
            <text:p text:style-name="P194">Clothing Shoulder Piece</text:p>
          </table:table-cell>
          <table:table-cell table:style-name="Table72.B1" office:value-type="string">
            <text:p text:style-name="P194">Description and Special Abilities</text:p>
          </table:table-cell>
        </table:table-row>
        <table:table-row>
          <table:table-cell table:style-name="Table72.A2" office:value-type="string">
            <text:p text:style-name="P120">Cloth Scrap</text:p>
          </table:table-cell>
          <table:table-cell table:style-name="Table72.B2" office:value-type="string">
            <text:p text:style-name="P120">Scraps of cloth draped over the shoulder. </text:p>
          </table:table-cell>
        </table:table-row>
        <table:table-row>
          <table:table-cell table:style-name="Table72.A2" office:value-type="string">
            <text:p text:style-name="P120">Sca<text:span text:style-name="T552">r</text:span>f</text:p>
          </table:table-cell>
          <table:table-cell table:style-name="Table72.B2" office:value-type="string">
            <text:p text:style-name="P121">A small piece of cloth wrapped around the wearers shoulder. </text:p>
          </table:table-cell>
        </table:table-row>
        <table:table-row>
          <table:table-cell table:style-name="Table72.A2" office:value-type="string">
            <text:p text:style-name="P120">Drape</text:p>
          </table:table-cell>
          <table:table-cell table:style-name="Table72.B2" office:value-type="string">
            <text:p text:style-name="P121">A larger piece of cloth wrapped around the wearers shoulder. </text:p>
          </table:table-cell>
        </table:table-row>
        <table:table-row>
          <table:table-cell table:style-name="Table72.A2" office:value-type="string">
            <text:p text:style-name="P120">Shawl</text:p>
          </table:table-cell>
          <table:table-cell table:style-name="Table72.B2" office:value-type="string">
            <text:p text:style-name="P121">A very large piece of cloth wrapped around the wearers shoulder. </text:p>
          </table:table-cell>
        </table:table-row>
      </table:table>
      <text:p text:style-name="P433"/>
      <table:table table:name="Table73" table:style-name="Table73">
        <table:table-column table:style-name="Table73.A"/>
        <table:table-column table:style-name="Table73.B"/>
        <table:table-row table:style-name="Table73.1">
          <table:table-cell table:style-name="Table73.A1" office:value-type="string">
            <text:p text:style-name="P195">Clothing Shoulder Piece</text:p>
          </table:table-cell>
          <table:table-cell table:style-name="Table73.B1" office:value-type="string">
            <text:p text:style-name="P195">Description and Special Abilities</text:p>
          </table:table-cell>
        </table:table-row>
        <table:table-row>
          <table:table-cell table:style-name="Table73.A2" office:value-type="string">
            <text:p text:style-name="P121">Shoulder-pads</text:p>
          </table:table-cell>
          <table:table-cell table:style-name="Table73.B2" office:value-type="string">
            <text:p text:style-name="P121">Stitched cloth shoulder-pads worn by wizard and witches in the Middle Ages. </text:p>
          </table:table-cell>
        </table:table-row>
      </table:table>
      <text:p text:style-name="P433"/>
      <table:table table:name="Table74" table:style-name="Table74">
        <table:table-column table:style-name="Table74.A"/>
        <table:table-column table:style-name="Table74.B"/>
        <table:table-row table:style-name="Table74.1">
          <table:table-cell table:style-name="Table74.A1" office:value-type="string">
            <text:p text:style-name="P196">Clothing Shoulder Piece</text:p>
          </table:table-cell>
          <table:table-cell table:style-name="Table74.B1" office:value-type="string">
            <text:p text:style-name="P196">Description and Special Abilities</text:p>
          </table:table-cell>
        </table:table-row>
        <table:table-row>
          <table:table-cell table:style-name="Table74.A2" office:value-type="string">
            <text:p text:style-name="P122">The Shawl of Merlin</text:p>
          </table:table-cell>
          <table:table-cell table:style-name="Table74.B2" office:value-type="string">
            <text:p text:style-name="P123">The shawl of the great warlock Merlin. It is said to bolster ones body. </text:p>
            <text:p text:style-name="P123">-This armor gives the wearer 50% additional health.</text:p>
            <text:p text:style-name="P123">-This armor reduces the amount of damage the wearer takes by 25%.</text:p>
          </table:table-cell>
        </table:table-row>
      </table:table>
      <text:p text:style-name="P433"/>
      <table:table table:name="Table75" table:style-name="Table75">
        <table:table-column table:style-name="Table75.A"/>
        <table:table-column table:style-name="Table75.B"/>
        <table:table-row table:style-name="Table75.1">
          <table:table-cell table:style-name="Table75.A1" office:value-type="string">
            <text:p text:style-name="P197">Clothing Shoulder Piece</text:p>
          </table:table-cell>
          <table:table-cell table:style-name="Table75.B1" office:value-type="string">
            <text:p text:style-name="P197">Description and Special Abilities</text:p>
          </table:table-cell>
        </table:table-row>
        <table:table-row>
          <table:table-cell table:style-name="Table75.A2" office:value-type="string">
            <text:p text:style-name="P123">Light’s Embrace</text:p>
          </table:table-cell>
          <table:table-cell table:style-name="Table75.B2" office:value-type="string">
            <text:p text:style-name="P123">A white silk shawl that seems <text:span text:style-name="T553">to have strands of gold and silver woven throughout it. It is warm to the touch and seems to comfort the wearer.</text:span></text:p>
            <text:p text:style-name="P123">-<text:span text:style-name="T553">This armor increased the health of the wearer by an additional 25%.</text:span></text:p>
            <text:p text:style-name="P123">-<text:span text:style-name="T553">This armor grants the wearer 5 health every 20 seconds. </text:span></text:p>
          </table:table-cell>
        </table:table-row>
      </table:table>
      <text:p text:style-name="P433"><text:tab/><text:tab/><text:tab/></text:p>
      <text:p text:style-name="P378">Chest</text:p>
      <text:p text:style-name="P377"><text:span text:style-name="T61">Junkyard: </text:span><text:span text:style-name="T169">Cloth Wrappings</text:span></text:p>
      <text:p text:style-name="P377"><text:span text:style-name="T61">Serviceable: </text:span><text:span text:style-name="T170">T-Shirt, Long-Sleeve Shirt</text:span></text:p>
      <text:p text:style-name="P377"><text:span text:style-name="T61">Well-Kept: </text:span><text:span text:style-name="T170">T-Shirt, Long-Sleeve Shirt, Sweatshirt</text:span></text:p>
      <text:p text:style-name="P377"><text:span text:style-name="T61">Masterpiece: </text:span><text:span text:style-name="T170">T-shirt, Long-Sleeve Shirt, Sweatshirt, Jacket</text:span></text:p>
      <text:p text:style-name="P377"><text:span text:style-name="T61">Exotic: </text:span><text:span text:style-name="T170">Robe, Duster</text:span></text:p>
      <text:p text:style-name="P377"><text:span text:style-name="T62">Legendary: </text:span><text:span text:style-name="T170">Merlin’s Robes</text:span></text:p>
      <text:p text:style-name="P377"><text:span text:style-name="T61">Unique: </text:span><text:span text:style-name="T170">Zues’s Wrappings</text:span></text:p>
      <text:p text:style-name="P377"><text:span text:style-name="T61">Mythic: </text:span><text:span text:style-name="T170">PLAYER MADE</text:span></text:p>
      <text:p text:style-name="P433"/>
      <table:table table:name="Table76" table:style-name="Table76">
        <table:table-column table:style-name="Table76.A"/>
        <table:table-column table:style-name="Table76.B"/>
        <table:table-row table:style-name="Table76.1">
          <table:table-cell table:style-name="Table76.A1" office:value-type="string">
            <text:p text:style-name="P198">Clothing Chest Piece </text:p>
          </table:table-cell>
          <table:table-cell table:style-name="Table76.B1" office:value-type="string">
            <text:p text:style-name="P198">Description and Special Abilities</text:p>
          </table:table-cell>
        </table:table-row>
        <table:table-row>
          <table:table-cell table:style-name="Table76.A2" office:value-type="string">
            <text:p text:style-name="P124">Cloth Wrappings</text:p>
          </table:table-cell>
          <table:table-cell table:style-name="Table76.B2" office:value-type="string">
            <text:p text:style-name="P125">A small piece of cloth rags draped around the wearer.</text:p>
          </table:table-cell>
        </table:table-row>
        <table:table-row>
          <table:table-cell table:style-name="Table76.A2" office:value-type="string">
            <text:p text:style-name="P124">T-Shirt</text:p>
          </table:table-cell>
          <table:table-cell table:style-name="Table76.B2" office:value-type="string">
            <text:p text:style-name="P125">A common garment worn before the Reckoning.</text:p>
          </table:table-cell>
        </table:table-row>
        <table:table-row>
          <table:table-cell table:style-name="Table76.A2" office:value-type="string">
            <text:p text:style-name="P124">Long-Sleeve Shirt</text:p>
          </table:table-cell>
          <table:table-cell table:style-name="Table76.B2" office:value-type="string">
            <text:p text:style-name="P125">A long sleeved garment worn before the Reckoning.</text:p>
          </table:table-cell>
        </table:table-row>
        <table:table-row table:style-name="Table76.1">
          <table:table-cell table:style-name="Table76.A2" office:value-type="string">
            <text:p text:style-name="P124">Sweatshirt</text:p>
          </table:table-cell>
          <table:table-cell table:style-name="Table76.B2" office:value-type="string">
            <text:p text:style-name="P125">A thicker long-sleeve garment worn before the Reckoning.</text:p>
          </table:table-cell>
        </table:table-row>
        <text:soft-page-break/>
        <table:table-row>
          <table:table-cell table:style-name="Table76.A2" office:value-type="string">
            <text:p text:style-name="P124">Jacket</text:p>
          </table:table-cell>
          <table:table-cell table:style-name="Table76.B2" office:value-type="string">
            <text:p text:style-name="P125">A thick garment used to protect the wearer from the weather. </text:p>
          </table:table-cell>
        </table:table-row>
      </table:table>
      <text:p text:style-name="P433"/>
      <table:table table:name="Table77" table:style-name="Table77">
        <table:table-column table:style-name="Table77.A"/>
        <table:table-column table:style-name="Table77.B"/>
        <table:table-row table:style-name="Table77.1">
          <table:table-cell table:style-name="Table77.A1" office:value-type="string">
            <text:p text:style-name="P199">Clothing Chest Piece</text:p>
          </table:table-cell>
          <table:table-cell table:style-name="Table77.B1" office:value-type="string">
            <text:p text:style-name="P199">Description and Special Abilities</text:p>
          </table:table-cell>
        </table:table-row>
        <table:table-row>
          <table:table-cell table:style-name="Table77.A2" office:value-type="string">
            <text:p text:style-name="P125">Robe</text:p>
          </table:table-cell>
          <table:table-cell table:style-name="Table77.B2" office:value-type="string">
            <text:p text:style-name="P125">A long flowing garment favored by wizard, witches and warlocks for many ages.</text:p>
            <text:p text:style-name="P125">-This armor grants the wearer, as long as they are a witch, wizard, enchanter or sorcerer, a 5% reduction in stamina cost for their abilities.</text:p>
          </table:table-cell>
        </table:table-row>
        <table:table-row>
          <table:table-cell table:style-name="Table77.A2" office:value-type="string">
            <text:p text:style-name="P125">Duster</text:p>
          </table:table-cell>
          <table:table-cell table:style-name="Table77.B2" office:value-type="string">
            <text:p text:style-name="P125">A large, heavy coat used by gunslingers in the 1800’s. </text:p>
            <text:p text:style-name="P125">-This armor grants the wearer a 30% weight reduction on ammunition and firearms. </text:p>
          </table:table-cell>
        </table:table-row>
      </table:table>
      <text:p text:style-name="P433"/>
      <table:table table:name="Table78" table:style-name="Table78">
        <table:table-column table:style-name="Table78.A"/>
        <table:table-column table:style-name="Table78.B"/>
        <table:table-row table:style-name="Table78.1">
          <table:table-cell table:style-name="Table78.A1" office:value-type="string">
            <text:p text:style-name="P200">Clothing Chest Piece</text:p>
          </table:table-cell>
          <table:table-cell table:style-name="Table78.B1" office:value-type="string">
            <text:p text:style-name="P200">Description and Special Abilities</text:p>
          </table:table-cell>
        </table:table-row>
        <table:table-row>
          <table:table-cell table:style-name="Table78.A2" office:value-type="string">
            <text:p text:style-name="P126">Merlin's Robe</text:p>
          </table:table-cell>
          <table:table-cell table:style-name="Table78.B2" office:value-type="string">
            <text:p text:style-name="P126">A darkened and tattered purple robe that bears the sigil of the House of Pendragon, this garment radiates with magik and power.</text:p>
            <text:p text:style-name="P126">-This armor grants the wearer, as long as they are a witch, wizard, enchanter or sorcerer, a 20% reduction in stamina cost for their abilities.</text:p>
            <text:p text:style-name="P126">-This armor grants the wearer an aura of life stealing. Any enemy that comes within 1 meter of the wearer is drained for 1 point of health per second, which is transferred to the wearer. </text:p>
          </table:table-cell>
        </table:table-row>
      </table:table>
      <text:p text:style-name="P433"/>
      <table:table table:name="Table79" table:style-name="Table79">
        <table:table-column table:style-name="Table79.A"/>
        <table:table-column table:style-name="Table79.B"/>
        <table:table-row table:style-name="Table79.1">
          <table:table-cell table:style-name="Table79.A1" office:value-type="string">
            <text:p text:style-name="P200">Clothing Chest Piece</text:p>
          </table:table-cell>
          <table:table-cell table:style-name="Table79.B1" office:value-type="string">
            <text:p text:style-name="P200">Description and Special Abilities</text:p>
          </table:table-cell>
        </table:table-row>
        <table:table-row>
          <table:table-cell table:style-name="Table79.A2" office:value-type="string">
            <text:p text:style-name="P126">Zues’s Wrappings</text:p>
          </table:table-cell>
          <table:table-cell table:style-name="Table79.B2" office:value-type="string">
            <text:p text:style-name="P126">The angelic wrappings left by Zues, they brim with the power of the storms. </text:p>
            <text:p text:style-name="P126">-This armor grants the wearer a 10% damage reduction.</text:p>
            <text:p text:style-name="P126">-This armor grants the wearer immunity to electrical damage. </text:p>
          </table:table-cell>
        </table:table-row>
      </table:table>
      <text:p text:style-name="P433"/>
      <text:p text:style-name="P378">Hands <text:span text:style-name="T554">(R/L)</text:span></text:p>
      <text:p text:style-name="P377"><text:span text:style-name="T61">Junkyard: </text:span><text:span text:style-name="T169">Cloth </text:span><text:span text:style-name="T170">Wraps</text:span></text:p>
      <text:p text:style-name="P377"><text:span text:style-name="T61">Serviceable: </text:span><text:span text:style-name="T171">Gloves</text:span></text:p>
      <text:p text:style-name="P377"><text:span text:style-name="T61">Well-Kept: </text:span><text:span text:style-name="T171">Gloves, Workmen Gloves</text:span></text:p>
      <text:p text:style-name="P377"><text:span text:style-name="T61">Masterpiece: </text:span><text:span text:style-name="T171">Gloves, Workmen Gloves, Military Gloves</text:span></text:p>
      <text:p text:style-name="P377"><text:span text:style-name="T61">Exotic: </text:span><text:span text:style-name="T171">Driver’s Gloves, Archer’s Gloves</text:span></text:p>
      <text:p text:style-name="P377"><text:span text:style-name="T62">Legendary: </text:span><text:span text:style-name="T171">The Gloves of the Wood</text:span></text:p>
      <text:p text:style-name="P377"><text:span text:style-name="T61">Unique: </text:span><text:span text:style-name="T171">Warlock’s Wraps</text:span></text:p>
      <text:p text:style-name="P377"><text:span text:style-name="T61">Mythic: </text:span><text:span text:style-name="T170">PLAYER MADE</text:span></text:p>
      <text:p text:style-name="P433"/>
      <table:table table:name="Table80" table:style-name="Table80">
        <table:table-column table:style-name="Table80.A"/>
        <table:table-column table:style-name="Table80.B"/>
        <table:table-row table:style-name="Table80.1">
          <table:table-cell table:style-name="Table80.A1" office:value-type="string">
            <text:p text:style-name="P201">Clothing Hand Piece (R/L)</text:p>
          </table:table-cell>
          <table:table-cell table:style-name="Table80.B1" office:value-type="string">
            <text:p text:style-name="P201">Description and Special Abilities</text:p>
          </table:table-cell>
        </table:table-row>
        <table:table-row>
          <table:table-cell table:style-name="Table80.A2" office:value-type="string">
            <text:p text:style-name="P127">Cloth Wraps</text:p>
          </table:table-cell>
          <table:table-cell table:style-name="Table80.B2" office:value-type="string">
            <text:p text:style-name="P127">Bits of cloth wrapped around the hands.</text:p>
          </table:table-cell>
        </table:table-row>
        <table:table-row>
          <table:table-cell table:style-name="Table80.A2" office:value-type="string">
            <text:p text:style-name="P127">Gloves</text:p>
          </table:table-cell>
          <table:table-cell table:style-name="Table80.B2" office:value-type="string">
            <text:p text:style-name="P127">Regular gloves found before the Reckoning. </text:p>
          </table:table-cell>
        </table:table-row>
        <table:table-row>
          <table:table-cell table:style-name="Table80.A2" office:value-type="string">
            <text:p text:style-name="P127">Workmen Gloves</text:p>
          </table:table-cell>
          <table:table-cell table:style-name="Table80.B2" office:value-type="string">
            <text:p text:style-name="P96">Gloves worn by construction workers to protect their hands. </text:p>
          </table:table-cell>
        </table:table-row>
        <table:table-row>
          <table:table-cell table:style-name="Table80.A2" office:value-type="string">
            <text:p text:style-name="P127">Military Gloves</text:p>
          </table:table-cell>
          <table:table-cell table:style-name="Table80.B2" office:value-type="string">
            <text:p text:style-name="P96">Gloves worn by members of the military before the Reckoning. </text:p>
          </table:table-cell>
        </table:table-row>
      </table:table>
      <text:p text:style-name="P433"/>
      <table:table table:name="Table81" table:style-name="Table81">
        <table:table-column table:style-name="Table81.A"/>
        <table:table-column table:style-name="Table81.B"/>
        <table:table-row table:style-name="Table81.1">
          <table:table-cell table:style-name="Table81.A1" office:value-type="string">
            <text:p text:style-name="P175">Clothing Hand Piece (R/L)</text:p>
          </table:table-cell>
          <table:table-cell table:style-name="Table81.B1" office:value-type="string">
            <text:p text:style-name="P175">Description and Special Abilities</text:p>
          </table:table-cell>
        </table:table-row>
        <table:table-row>
          <table:table-cell table:style-name="Table81.A2" office:value-type="string">
            <text:p text:style-name="P96">Driver’s Gloves</text:p>
          </table:table-cell>
          <table:table-cell table:style-name="Table81.B2" office:value-type="string">
            <text:p text:style-name="P96">Gloves designed to help the wearer drive.</text:p>
            <text:p text:style-name="P96">-This armor grants the wearer 25% more control during a quick-time event while driving. </text:p>
          </table:table-cell>
        </table:table-row>
        <table:table-row>
          <table:table-cell table:style-name="Table81.A2" office:value-type="string">
            <text:p text:style-name="P96">Archer’s Gloves</text:p>
          </table:table-cell>
          <table:table-cell table:style-name="Table81.B2" office:value-type="string">
            <text:p text:style-name="P96">Gloves developed in the Middle Ages to help archers fire their bows. </text:p>
            <text:p text:style-name="P96">-This armor reduces the stamina drain of holding a bow by 25%. </text:p>
          </table:table-cell>
        </table:table-row>
      </table:table>
      <text:p text:style-name="P433"/>
      <table:table table:name="Table82" table:style-name="Table82">
        <table:table-column table:style-name="Table82.A"/>
        <table:table-column table:style-name="Table82.B"/>
        <table:table-row table:style-name="Table82.1">
          <table:table-cell table:style-name="Table82.A1" office:value-type="string">
            <text:p text:style-name="P175">Clothing Hand Piece (R/L)</text:p>
          </table:table-cell>
          <table:table-cell table:style-name="Table82.B1" office:value-type="string">
            <text:p text:style-name="P175">Description and Special Abilities</text:p>
          </table:table-cell>
        </table:table-row>
        <table:table-row>
          <table:table-cell table:style-name="Table82.A2" office:value-type="string">
            <text:p text:style-name="P96">The Gloves of the Wood</text:p>
          </table:table-cell>
          <table:table-cell table:style-name="Table82.B2" office:value-type="string">
            <text:p text:style-name="P96">The gloves worn by Robin Hood as he sent his arrows flying towards the Kings men. </text:p>
            <text:p text:style-name="P96">-This armor negates the stamina drain of holding a bow.</text:p>
            <text:p text:style-name="P96">-This armor allows the wearer to drawn their bow 25% faster.</text:p>
          </table:table-cell>
        </table:table-row>
      </table:table>
      <text:p text:style-name="P433"/>
      <table:table table:name="Table84" table:style-name="Table84">
        <table:table-column table:style-name="Table84.A"/>
        <table:table-column table:style-name="Table84.B"/>
        <table:table-row table:style-name="Table84.1">
          <table:table-cell table:style-name="Table84.A1" office:value-type="string">
            <text:p text:style-name="P202">Clothing Hand Piece (R/L)</text:p>
          </table:table-cell>
          <table:table-cell table:style-name="Table84.B1" office:value-type="string">
            <text:p text:style-name="P202">Description and Special Abilities</text:p>
          </table:table-cell>
        </table:table-row>
        <table:table-row table:style-name="Table84.1">
          <table:table-cell table:style-name="Table84.A2" office:value-type="string">
            <text:p text:style-name="P128">Warlocks’ Wraps</text:p>
          </table:table-cell>
          <table:table-cell table:style-name="Table84.B2" office:value-type="string">
            <text:p text:style-name="P128">Deadly cloth gloves that seem to move on their own accord.</text:p>
            <text:p text:style-name="P128">-These gloves absorb the life essence of those slain within 3 meters of them, creating a shield equal to 10% of the life absorb (damage dealt). This shield lasts for 30 seconds or until the hit points of the shield is brought to zero. </text:p>
          </table:table-cell>
        </table:table-row>
      </table:table>
      <text:p text:style-name="P433"/>
      <text:p text:style-name="P433"/>
      <text:p text:style-name="P378"><text:soft-page-break/>Legs</text:p>
      <text:p text:style-name="P377"><text:span text:style-name="T61">Junkyard: </text:span><text:span text:style-name="T171">Rag Pants</text:span></text:p>
      <text:p text:style-name="P377"><text:span text:style-name="T61">Serviceable: </text:span><text:span text:style-name="T171">Jeans, Slacks</text:span></text:p>
      <text:p text:style-name="P377"><text:span text:style-name="T61">Well-Kept: </text:span><text:span text:style-name="T171">Jeans, Slacks, Workmen’s Pants</text:span></text:p>
      <text:p text:style-name="P377"><text:span text:style-name="T61">Masterpiece: </text:span><text:span text:style-name="T171">Jeans, Slacks, Workmen’s Pants</text:span></text:p>
      <text:p text:style-name="P377"><text:span text:style-name="T61">Exotic: </text:span><text:span text:style-name="T171">Combat Pants, Tactical Pants</text:span></text:p>
      <text:p text:style-name="P377"><text:span text:style-name="T62">Legendary: </text:span><text:span text:style-name="T171">The </text:span><text:span text:style-name="T172">Leggings</text:span><text:span text:style-name="T173"> of the Panther</text:span></text:p>
      <text:p text:style-name="P377"><text:span text:style-name="T61">Unique: </text:span><text:span text:style-name="T170">Zues’s </text:span><text:span text:style-name="T172">Leggings</text:span></text:p>
      <text:p text:style-name="P377"><text:span text:style-name="T69">M</text:span><text:span text:style-name="T61">ythic: </text:span><text:span text:style-name="T170">PLAYER MADE</text:span></text:p>
      <text:p text:style-name="P433"/>
      <table:table table:name="Table98" table:style-name="Table98">
        <table:table-column table:style-name="Table98.A"/>
        <table:table-column table:style-name="Table98.B"/>
        <table:table-row table:style-name="Table98.1">
          <table:table-cell table:style-name="Table98.A1" office:value-type="string">
            <text:p text:style-name="P203">Clothing Leg Piece</text:p>
          </table:table-cell>
          <table:table-cell table:style-name="Table98.B1" office:value-type="string">
            <text:p text:style-name="P203">Description and Special Abilities</text:p>
          </table:table-cell>
        </table:table-row>
        <table:table-row>
          <table:table-cell table:style-name="Table98.A2" office:value-type="string">
            <text:p text:style-name="P129">Rag Pants</text:p>
          </table:table-cell>
          <table:table-cell table:style-name="Table98.B2" office:value-type="string">
            <text:p text:style-name="P129">Some rags to cover sensitive bits. </text:p>
          </table:table-cell>
        </table:table-row>
        <table:table-row>
          <table:table-cell table:style-name="Table98.A2" office:value-type="string">
            <text:p text:style-name="P129">Jean</text:p>
          </table:table-cell>
          <table:table-cell table:style-name="Table98.B2" office:value-type="string">
            <text:p text:style-name="P129">Blue jeans for the casual wearer. </text:p>
          </table:table-cell>
        </table:table-row>
        <table:table-row table:style-name="Table98.1">
          <table:table-cell table:style-name="Table98.A2" office:value-type="string">
            <text:p text:style-name="P129">Slacks</text:p>
          </table:table-cell>
          <table:table-cell table:style-name="Table98.B2" office:value-type="string">
            <text:p text:style-name="P129">Slacks for the wearer to look nice. </text:p>
          </table:table-cell>
        </table:table-row>
        <table:table-row>
          <table:table-cell table:style-name="Table98.A2" office:value-type="string">
            <text:p text:style-name="P129">Workmen’s Pants</text:p>
          </table:table-cell>
          <table:table-cell table:style-name="Table98.B2" office:value-type="string">
            <text:p text:style-name="P130">The construction workers pants. </text:p>
          </table:table-cell>
        </table:table-row>
      </table:table>
      <text:p text:style-name="P433"/>
      <table:table table:name="Table99" table:style-name="Table99">
        <table:table-column table:style-name="Table99.A"/>
        <table:table-column table:style-name="Table99.B"/>
        <table:table-row table:style-name="Table99.1">
          <table:table-cell table:style-name="Table99.A1" office:value-type="string">
            <text:p text:style-name="P204">Clothing Leg Piece</text:p>
          </table:table-cell>
          <table:table-cell table:style-name="Table99.B1" office:value-type="string">
            <text:p text:style-name="P204">Description and Special Abilities</text:p>
          </table:table-cell>
        </table:table-row>
        <table:table-row>
          <table:table-cell table:style-name="Table99.A2" office:value-type="string">
            <text:p text:style-name="P130">Combat Pants</text:p>
          </table:table-cell>
          <table:table-cell table:style-name="Table99.B2" office:value-type="string">
            <text:p text:style-name="P130">Pants worn by members of the military before the Reckoning.</text:p>
            <text:p text:style-name="P130">-Gadgets and gear are reduced in weight by 10%.</text:p>
          </table:table-cell>
        </table:table-row>
        <table:table-row>
          <table:table-cell table:style-name="Table99.A2" office:value-type="string">
            <text:p text:style-name="P130">Tactical Pants</text:p>
          </table:table-cell>
          <table:table-cell table:style-name="Table99.B2" office:value-type="string">
            <text:p text:style-name="P130">Pants worn by members of private military or police before the Reckoning.</text:p>
            <text:p text:style-name="P130">-Ammunition and gear is reduced in weight by 5%.</text:p>
          </table:table-cell>
        </table:table-row>
      </table:table>
      <text:p text:style-name="P433"/>
      <table:table table:name="Table100" table:style-name="Table100">
        <table:table-column table:style-name="Table100.A"/>
        <table:table-column table:style-name="Table100.B"/>
        <table:table-row table:style-name="Table100.1">
          <table:table-cell table:style-name="Table100.A1" office:value-type="string">
            <text:p text:style-name="P205">Clothing Leg Piece</text:p>
          </table:table-cell>
          <table:table-cell table:style-name="Table100.B1" office:value-type="string">
            <text:p text:style-name="P205">Description and Special Abilities</text:p>
          </table:table-cell>
        </table:table-row>
        <table:table-row>
          <table:table-cell table:style-name="Table100.A2" office:value-type="string">
            <text:p text:style-name="P131">The Leggings of the Panther</text:p>
          </table:table-cell>
          <table:table-cell table:style-name="Table100.B2" office:value-type="string">
            <text:p text:style-name="P131">Leggings worn by the runner Usain Bolt that gained some properties akin to the man’s inhumane agility. </text:p>
            <text:p text:style-name="P131">-This armor allows the wearer to jump twice as high.</text:p>
            <text:p text:style-name="P131">-This armor allows the wearer to ignore the first half of a falls’ fall damage. </text:p>
          </table:table-cell>
        </table:table-row>
      </table:table>
      <text:p text:style-name="P433"/>
      <table:table table:name="Table101" table:style-name="Table101">
        <table:table-column table:style-name="Table101.A"/>
        <table:table-column table:style-name="Table101.B"/>
        <table:table-row table:style-name="Table101.1">
          <table:table-cell table:style-name="Table101.A1" office:value-type="string">
            <text:p text:style-name="P205">Clothing Leg Piece</text:p>
          </table:table-cell>
          <table:table-cell table:style-name="Table101.B1" office:value-type="string">
            <text:p text:style-name="P205">Description and Special Abilities</text:p>
          </table:table-cell>
        </table:table-row>
        <table:table-row>
          <table:table-cell table:style-name="Table101.A2" office:value-type="string">
            <text:p text:style-name="P131">Zues’s Leggings</text:p>
          </table:table-cell>
          <table:table-cell table:style-name="Table101.B2" office:value-type="string">
            <text:p text:style-name="P137">Angelic wrappings left by the King of the Sky, the make the wearer lighter than the air at time.</text:p>
            <text:p text:style-name="P137">-This armor slows the wearers fall rate, allowing them to land from any height without damage. </text:p>
          </table:table-cell>
        </table:table-row>
      </table:table>
      <text:p text:style-name="P433"/>
      <text:p text:style-name="P378">Boots <text:span text:style-name="T555">(R/L)</text:span></text:p>
      <text:p text:style-name="P377"><text:span text:style-name="T61">Junkyard: </text:span><text:span text:style-name="T171">Sandals</text:span></text:p>
      <text:p text:style-name="P377"><text:span text:style-name="T61">Serviceable:</text:span><text:span text:style-name="T170"> </text:span><text:span text:style-name="T171">Sneakers</text:span></text:p>
      <text:p text:style-name="P377"><text:span text:style-name="T61">Well-Kept: </text:span><text:span text:style-name="T171">Sneakers, Boots</text:span></text:p>
      <text:p text:style-name="P377"><text:span text:style-name="T61">Masterpiece:</text:span><text:span text:style-name="T170"> </text:span><text:span text:style-name="T171">Sneakers, Boots, Combat Boots</text:span></text:p>
      <text:p text:style-name="P377"><text:span text:style-name="T61">Exotic: </text:span><text:span text:style-name="T171">Tactical Boots, Rider Boots</text:span></text:p>
      <text:p text:style-name="P377"><text:span text:style-name="T62">Legendary: </text:span><text:span text:style-name="T171">The Boots of Sherwood</text:span></text:p>
      <text:p text:style-name="P377"><text:span text:style-name="T61">Unique: </text:span><text:span text:style-name="T171">Usain Bolt’s Sneakers</text:span></text:p>
      <text:p text:style-name="P377"><text:span text:style-name="T61">Mythic: </text:span><text:span text:style-name="T170">PLAYER MAD</text:span><text:span text:style-name="T174">E</text:span></text:p>
      <text:p text:style-name="P434"/>
      <table:table table:name="Table102" table:style-name="Table102">
        <table:table-column table:style-name="Table102.A"/>
        <table:table-column table:style-name="Table102.B"/>
        <table:table-row table:style-name="Table102.1">
          <table:table-cell table:style-name="Table102.A1" office:value-type="string">
            <text:p text:style-name="P205">Clothing Boot Piece (R/L)</text:p>
          </table:table-cell>
          <table:table-cell table:style-name="Table102.B1" office:value-type="string">
            <text:p text:style-name="P205">Description and Special Abilities</text:p>
          </table:table-cell>
        </table:table-row>
        <table:table-row>
          <table:table-cell table:style-name="Table102.A2" office:value-type="string">
            <text:p text:style-name="P131">Sandals</text:p>
          </table:table-cell>
          <table:table-cell table:style-name="Table102.B2" office:value-type="string">
            <text:p text:style-name="P131">Simple sandals. </text:p>
          </table:table-cell>
        </table:table-row>
        <table:table-row>
          <table:table-cell table:style-name="Table102.A2" office:value-type="string">
            <text:p text:style-name="P131">Sneakers</text:p>
          </table:table-cell>
          <table:table-cell table:style-name="Table102.B2" office:value-type="string">
            <text:p text:style-name="P131">Sneakers designed for running. </text:p>
          </table:table-cell>
        </table:table-row>
        <table:table-row>
          <table:table-cell table:style-name="Table102.A2" office:value-type="string">
            <text:p text:style-name="P131">Boots</text:p>
          </table:table-cell>
          <table:table-cell table:style-name="Table102.B2" office:value-type="string">
            <text:p text:style-name="P131">Simple boots.</text:p>
          </table:table-cell>
        </table:table-row>
      </table:table>
      <text:p text:style-name="P434"/>
      <table:table table:name="Table103" table:style-name="Table103">
        <table:table-column table:style-name="Table103.A"/>
        <table:table-column table:style-name="Table103.B"/>
        <table:table-row table:style-name="Table103.1">
          <table:table-cell table:style-name="Table103.A1" office:value-type="string">
            <text:p text:style-name="P205">Clothing Boot Piece (R/L)</text:p>
          </table:table-cell>
          <table:table-cell table:style-name="Table103.B1" office:value-type="string">
            <text:p text:style-name="P205">Description and Special Abilities</text:p>
          </table:table-cell>
        </table:table-row>
        <table:table-row>
          <table:table-cell table:style-name="Table103.A2" office:value-type="string">
            <text:p text:style-name="P131">Tactical Boots</text:p>
          </table:table-cell>
          <table:table-cell table:style-name="Table103.B2" office:value-type="string">
            <text:p text:style-name="P137">Boots used by members of the military and police. </text:p>
            <text:p text:style-name="P137">-This armor grants the wearer a 10% reduction in sprinting stamina cost. </text:p>
          </table:table-cell>
        </table:table-row>
        <table:table-row>
          <table:table-cell table:style-name="Table103.A2" office:value-type="string">
            <text:p text:style-name="P131">Rider Boots</text:p>
          </table:table-cell>
          <table:table-cell table:style-name="Table103.B2" office:value-type="string">
            <text:p text:style-name="P137">Boots used by humans to ride animals.</text:p>
            <text:p text:style-name="P137">-This armor grants the wearer a 10% reduction in their mounts stamina cost. </text:p>
          </table:table-cell>
        </table:table-row>
      </table:table>
      <text:p text:style-name="P434"/>
      <text:p text:style-name="P434"/>
      <table:table table:name="Table104" table:style-name="Table104">
        <table:table-column table:style-name="Table104.A"/>
        <table:table-column table:style-name="Table104.B"/>
        <text:soft-page-break/>
        <table:table-row table:style-name="Table104.1">
          <table:table-cell table:style-name="Table104.A1" office:value-type="string">
            <text:p text:style-name="P205">Clothing Boot Piece (R/L)</text:p>
          </table:table-cell>
          <table:table-cell table:style-name="Table104.B1" office:value-type="string">
            <text:p text:style-name="P205">Description and Special Abilities</text:p>
          </table:table-cell>
        </table:table-row>
        <table:table-row>
          <table:table-cell table:style-name="Table104.A2" office:value-type="string">
            <text:p text:style-name="P137">The Boots of Sherwood</text:p>
          </table:table-cell>
          <table:table-cell table:style-name="Table104.B2" office:value-type="string">
            <text:p text:style-name="P137">The famed boots that carried Robin Hood away from the clutches of the evil King. </text:p>
            <text:p text:style-name="P137">-This armor grants the wearer a 30% increases to sneaking speed.</text:p>
          </table:table-cell>
        </table:table-row>
      </table:table>
      <text:p text:style-name="P434"/>
      <table:table table:name="Table105" table:style-name="Table105">
        <table:table-column table:style-name="Table105.A"/>
        <table:table-column table:style-name="Table105.B"/>
        <table:table-row table:style-name="Table105.1">
          <table:table-cell table:style-name="Table105.A1" office:value-type="string">
            <text:p text:style-name="P205">Clothing Boot Piece (R/L)</text:p>
          </table:table-cell>
          <table:table-cell table:style-name="Table105.B1" office:value-type="string">
            <text:p text:style-name="P205">Description and Special Abilities</text:p>
          </table:table-cell>
        </table:table-row>
        <table:table-row>
          <table:table-cell table:style-name="Table105.A2" office:value-type="string">
            <text:p text:style-name="P131">Usain Bolts’ Sneakers</text:p>
          </table:table-cell>
          <table:table-cell table:style-name="Table105.B2" office:value-type="string">
            <text:p text:style-name="P132">The sneakers of the famed runner, imbued with bits of his inhumane speed.</text:p>
            <text:p text:style-name="P132">-This armor grants the wearer a 30% increase to their sprint speed.</text:p>
            <text:p text:style-name="P132">-This armor grants the wearer a 100% increase to their sprint speed for the first 5 seconds of their sprint.</text:p>
          </table:table-cell>
        </table:table-row>
      </table:table>
      <text:p text:style-name="P434"/>
      <text:p text:style-name="P378">Cloaks</text:p>
      <text:p text:style-name="P384"><text:span text:style-name="T61">Junkyard: </text:span><text:span text:style-name="T111">Ragged Cloak</text:span></text:p>
      <text:p text:style-name="P377"><text:span text:style-name="T61">Serviceable: </text:span><text:span text:style-name="T171">Cloth Shroud</text:span></text:p>
      <text:p text:style-name="P377"><text:span text:style-name="T61">Well-Kept: </text:span><text:span text:style-name="T171">Cloth Shroud, Cloth Cloak</text:span></text:p>
      <text:p text:style-name="P377"><text:span text:style-name="T61">Masterpiece: </text:span><text:span text:style-name="T171">Cloth Shroud, Cloth Cloak, Cloth Cape</text:span></text:p>
      <text:p text:style-name="P377"><text:span text:style-name="T61">Exotic: </text:span><text:span text:style-name="T171">Royal Cape</text:span><text:span text:style-name="T170">, </text:span><text:span text:style-name="T171">Travelers Cloak</text:span></text:p>
      <text:p text:style-name="P377"><text:span text:style-name="T62">Legendary: </text:span><text:span text:style-name="T171">The Cloak of the Thief</text:span></text:p>
      <text:p text:style-name="P377"><text:span text:style-name="T61">Unique: </text:span><text:span text:style-name="T170">Zues’s </text:span><text:span text:style-name="T171">Cloak</text:span></text:p>
      <text:p text:style-name="P377"><text:span text:style-name="T61">Mythic: </text:span><text:span text:style-name="T170">PLAYER MADE</text:span></text:p>
      <text:p text:style-name="P435"/>
      <table:table table:name="Table106" table:style-name="Table106">
        <table:table-column table:style-name="Table106.A"/>
        <table:table-column table:style-name="Table106.B"/>
        <table:table-row table:style-name="Table106.1">
          <table:table-cell table:style-name="Table106.A1" office:value-type="string">
            <text:p text:style-name="P206">Clothing Cloak Piece</text:p>
          </table:table-cell>
          <table:table-cell table:style-name="Table106.B1" office:value-type="string">
            <text:p text:style-name="P206">Description and Special Abilities</text:p>
          </table:table-cell>
        </table:table-row>
        <table:table-row>
          <table:table-cell table:style-name="Table106.A2" office:value-type="string">
            <text:p text:style-name="P133">Ragged Cloak</text:p>
          </table:table-cell>
          <table:table-cell table:style-name="Table106.B2" office:value-type="string">
            <text:p text:style-name="P133">A set of rags to provide a minimal amount of cover.</text:p>
          </table:table-cell>
        </table:table-row>
        <table:table-row>
          <table:table-cell table:style-name="Table106.A2" office:value-type="string">
            <text:p text:style-name="P133">Cloth Shroud</text:p>
          </table:table-cell>
          <table:table-cell table:style-name="Table106.B2" office:value-type="string">
            <text:p text:style-name="P133">A small shroud to cover ones back. </text:p>
          </table:table-cell>
        </table:table-row>
        <table:table-row>
          <table:table-cell table:style-name="Table106.A2" office:value-type="string">
            <text:p text:style-name="P133">Cloth Cloak</text:p>
          </table:table-cell>
          <table:table-cell table:style-name="Table106.B2" office:value-type="string">
            <text:p text:style-name="P133">A cloak to conceal ones belongings. </text:p>
          </table:table-cell>
        </table:table-row>
        <table:table-row>
          <table:table-cell table:style-name="Table106.A2" office:value-type="string">
            <text:p text:style-name="P133">Cloth Cape</text:p>
          </table:table-cell>
          <table:table-cell table:style-name="Table106.B2" office:value-type="string">
            <text:p text:style-name="P133">A cape that usually displays allegiance. </text:p>
          </table:table-cell>
        </table:table-row>
      </table:table>
      <text:p text:style-name="P435"/>
      <table:table table:name="Table107" table:style-name="Table107">
        <table:table-column table:style-name="Table107.A"/>
        <table:table-column table:style-name="Table107.B"/>
        <table:table-row table:style-name="Table107.1">
          <table:table-cell table:style-name="Table107.A1" office:value-type="string">
            <text:p text:style-name="P206">Cloth Cloak Piece</text:p>
          </table:table-cell>
          <table:table-cell table:style-name="Table107.B1" office:value-type="string">
            <text:p text:style-name="P206">Description and Special Abilities</text:p>
          </table:table-cell>
        </table:table-row>
        <table:table-row>
          <table:table-cell table:style-name="Table107.A2" office:value-type="string">
            <text:p text:style-name="P133">Royal Cape</text:p>
          </table:table-cell>
          <table:table-cell table:style-name="Table107.B2" office:value-type="string">
            <text:p text:style-name="P133">A special cape that bears a royal sigil. </text:p>
            <text:p text:style-name="P133">-This armor looks fancy… Like really, really fancy...</text:p>
          </table:table-cell>
        </table:table-row>
        <table:table-row>
          <table:table-cell table:style-name="Table107.A2" office:value-type="string">
            <text:p text:style-name="P133">Travelers’ Cloak</text:p>
          </table:table-cell>
          <table:table-cell table:style-name="Table107.B2" office:value-type="string">
            <text:p text:style-name="P133">A cloak designed to ward off all the elements.</text:p>
            <text:p text:style-name="P133">-This armor reduces fire, cold and electrical damage the wearer takes by 5%.</text:p>
          </table:table-cell>
        </table:table-row>
      </table:table>
      <text:p text:style-name="P385"/>
      <table:table table:name="Table108" table:style-name="Table108">
        <table:table-column table:style-name="Table108.A"/>
        <table:table-column table:style-name="Table108.B"/>
        <table:table-row table:style-name="Table108.1">
          <table:table-cell table:style-name="Table108.A1" office:value-type="string">
            <text:p text:style-name="P206">Cloth Cloak Piece</text:p>
          </table:table-cell>
          <table:table-cell table:style-name="Table108.B1" office:value-type="string">
            <text:p text:style-name="P206">Description and Special Abilities</text:p>
          </table:table-cell>
        </table:table-row>
        <table:table-row>
          <table:table-cell table:style-name="Table108.A2" office:value-type="string">
            <text:p text:style-name="P133">The Cloak of the Thief</text:p>
          </table:table-cell>
          <table:table-cell table:style-name="Table108.B2" office:value-type="string">
            <text:p text:style-name="P133">The cloak that Locksly stole from the King himself, it is said to have <text:span text:style-name="T556">helped the outlaw disappear from plain sight.</text:span></text:p>
            <text:p text:style-name="P133">-<text:span text:style-name="T556">This armor grants the ability to envelope the wearer in shadow whenever the have remained stationary for more than 5 seconds. This invisibility breaks when the wearer moves, attacks or uses any item or object. </text:span></text:p>
          </table:table-cell>
        </table:table-row>
      </table:table>
      <text:p text:style-name="P386"/>
      <table:table table:name="Table109" table:style-name="Table109">
        <table:table-column table:style-name="Table109.A"/>
        <table:table-column table:style-name="Table109.B"/>
        <table:table-row table:style-name="Table109.1">
          <table:table-cell table:style-name="Table109.A1" office:value-type="string">
            <text:p text:style-name="P207">Cloth Cloak Piece</text:p>
          </table:table-cell>
          <table:table-cell table:style-name="Table109.B1" office:value-type="string">
            <text:p text:style-name="P207">Description and Special Abilities</text:p>
          </table:table-cell>
        </table:table-row>
        <table:table-row>
          <table:table-cell table:style-name="Table109.A2" office:value-type="string">
            <text:p text:style-name="P134">Zues’s Cloak</text:p>
          </table:table-cell>
          <table:table-cell table:style-name="Table109.B2" office:value-type="string">
            <text:p text:style-name="P134">It was said to once belong to his father, Cronos, and is imbued with a fraction of his power. </text:p>
            <text:p text:style-name="P134">-This armor freezes an enemy that strikes the wearer in time for 30 seconds. This enemy can not move, act or be moved but may be attacked or otherwise dealt with. This effect has a 2 minute cool-down. </text:p>
            <text:p text:style-name="P134">-This armor grants the wearer a 10% damage reduction. </text:p>
          </table:table-cell>
        </table:table-row>
      </table:table>
      <text:p text:style-name="P385"/>
      <text:p text:style-name="P385"/>
      <text:p text:style-name="P278">Light Armor</text:p>
      <text:p text:style-name="P378"/>
      <text:p text:style-name="P378">Head</text:p>
      <text:p text:style-name="P377"><text:span text:style-name="T61">Junkyard: </text:span><text:span text:style-name="T171">Scrap Leather Helmet</text:span></text:p>
      <text:p text:style-name="P377"><text:span text:style-name="T61">Serviceable: </text:span><text:span text:style-name="T171">Leather Helmet, Sports Helmet</text:span></text:p>
      <text:p text:style-name="P377"><text:span text:style-name="T61">Well-Kept: </text:span><text:span text:style-name="T171">Leather Helmet, Sports Helmet, </text:span><text:span text:style-name="T175">Construction </text:span><text:span text:style-name="T171">Helmet</text:span></text:p>
      <text:p text:style-name="P377"><text:span text:style-name="T61">Masterpiece: </text:span><text:span text:style-name="T171">Leather Helmet, Sports Helmet, </text:span><text:span text:style-name="T175">Construction</text:span><text:span text:style-name="T171"> Helmet, </text:span><text:span text:style-name="T175">Combat</text:span><text:span text:style-name="T171"> Helmet</text:span></text:p>
      <text:p text:style-name="P377"><text:span text:style-name="T61">Exotic: </text:span><text:span text:style-name="T175">Tactical Helmet</text:span></text:p>
      <text:p text:style-name="P377"><text:span text:style-name="T62">Legendary: </text:span><text:span text:style-name="T175">Hercule</text:span><text:span text:style-name="T176">s</text:span><text:span text:style-name="T175">’s Lion Helm</text:span></text:p>
      <text:p text:style-name="P377"><text:span text:style-name="T61">Unique: </text:span><text:span text:style-name="T175">Apollo’s Crown</text:span></text:p>
      <text:p text:style-name="P377"><text:span text:style-name="T61">Mythic: </text:span><text:span text:style-name="T170">PLAYER MADE</text:span></text:p>
      <text:p text:style-name="P435"/>
      <table:table table:name="Table110" table:style-name="Table110">
        <table:table-column table:style-name="Table110.A"/>
        <table:table-column table:style-name="Table110.B"/>
        <text:soft-page-break/>
        <table:table-row table:style-name="Table110.1">
          <table:table-cell table:style-name="Table110.A1" office:value-type="string">
            <text:p text:style-name="P208">Light Armor Head Piece</text:p>
          </table:table-cell>
          <table:table-cell table:style-name="Table110.B1" office:value-type="string">
            <text:p text:style-name="P208">Description and Special Abilities</text:p>
          </table:table-cell>
        </table:table-row>
        <table:table-row>
          <table:table-cell table:style-name="Table110.A2" office:value-type="string">
            <text:p text:style-name="P208">Scrap Leather Helmet</text:p>
          </table:table-cell>
          <table:table-cell table:style-name="Table110.B2" office:value-type="string">
            <text:p text:style-name="P209"/>
          </table:table-cell>
        </table:table-row>
        <table:table-row>
          <table:table-cell table:style-name="Table110.A2" office:value-type="string">
            <text:p text:style-name="P208">Leather Helmet</text:p>
          </table:table-cell>
          <table:table-cell table:style-name="Table110.B2" office:value-type="string">
            <text:p text:style-name="P209"/>
          </table:table-cell>
        </table:table-row>
        <table:table-row>
          <table:table-cell table:style-name="Table110.A2" office:value-type="string">
            <text:p text:style-name="P208">Sports Helmet</text:p>
          </table:table-cell>
          <table:table-cell table:style-name="Table110.B2" office:value-type="string">
            <text:p text:style-name="P209"/>
          </table:table-cell>
        </table:table-row>
        <table:table-row>
          <table:table-cell table:style-name="Table110.A2" office:value-type="string">
            <text:p text:style-name="P208">Construction Helmet</text:p>
          </table:table-cell>
          <table:table-cell table:style-name="Table110.B2" office:value-type="string">
            <text:p text:style-name="P209"/>
          </table:table-cell>
        </table:table-row>
        <table:table-row>
          <table:table-cell table:style-name="Table110.A2" office:value-type="string">
            <text:p text:style-name="P208">Combat Helmet</text:p>
          </table:table-cell>
          <table:table-cell table:style-name="Table110.B2" office:value-type="string">
            <text:p text:style-name="P209"/>
          </table:table-cell>
        </table:table-row>
      </table:table>
      <text:p text:style-name="P435"/>
      <text:p text:style-name="P435"/>
      <text:p text:style-name="P378">Shoulders <text:span text:style-name="T557">(R/L)</text:span></text:p>
      <text:p text:style-name="P377"><text:span text:style-name="T61">Junkyard: </text:span><text:span text:style-name="T175">Scrap Leather Pads</text:span></text:p>
      <text:p text:style-name="P377"><text:span text:style-name="T61">Serviceable: </text:span><text:span text:style-name="T175">Leather Pads, Sports Pads</text:span></text:p>
      <text:p text:style-name="P377"><text:span text:style-name="T61">Well-Kept: </text:span><text:span text:style-name="T175">Leather Pads, Sports Pads, Combat Shoulder-pads</text:span></text:p>
      <text:p text:style-name="P377"><text:span text:style-name="T61">Masterpiece: </text:span><text:span text:style-name="T175">Leather Pads, Sports Pads, Combat Shoulder-pads</text:span></text:p>
      <text:p text:style-name="P377"><text:span text:style-name="T61">Exotic: </text:span><text:span text:style-name="T175">Gladiatorial Shoulder-guards, </text:span><text:span text:style-name="T177">Tactical Shoulder Pads</text:span></text:p>
      <text:p text:style-name="P377"><text:span text:style-name="T62">Legendary: </text:span><text:span text:style-name="T177">Spartucus’s Pauldrons</text:span></text:p>
      <text:p text:style-name="P377"><text:span text:style-name="T61">Unique: </text:span><text:span text:style-name="T177">The </text:span><text:span text:style-name="T178">Thunder</text:span><text:span text:style-name="T179">ing</text:span><text:span text:style-name="T178"> King’s</text:span><text:span text:style-name="T177"> Pauldron (R)</text:span></text:p>
      <text:p text:style-name="P377"><text:span text:style-name="T61">Mythic: </text:span><text:span text:style-name="T170">PLAYER MA</text:span><text:span text:style-name="T174">DE</text:span></text:p>
      <text:p text:style-name="P433"><text:tab/><text:tab/><text:tab/><text:tab/><text:tab/><text:tab/><text:tab/></text:p>
      <text:p text:style-name="P378">Chest</text:p>
      <text:p text:style-name="P377"><text:span text:style-name="T61">Junkyard: </text:span><text:span text:style-name="T177">Scrap Leather Wrappings</text:span></text:p>
      <text:p text:style-name="P377"><text:span text:style-name="T61">Serviceable: </text:span><text:span text:style-name="T177">Leather Armor, Sports Padding</text:span></text:p>
      <text:p text:style-name="P377"><text:span text:style-name="T61">Well-Kept: </text:span><text:span text:style-name="T177">Leather Armor, Sports Padding, Combat Armor, </text:span><text:span text:style-name="T180">Bullet-Proof Vest</text:span></text:p>
      <text:p text:style-name="P377"><text:span text:style-name="T61">Masterpiece: </text:span><text:span text:style-name="T177">Leather Armor, Sports Padding, Combat Armor, </text:span><text:span text:style-name="T180">Bullet-Proof Vest</text:span></text:p>
      <text:p text:style-name="P377"><text:span text:style-name="T61">Exotic: </text:span><text:span text:style-name="T177">Gladiatorial Armor, Tactical Armor</text:span></text:p>
      <text:p text:style-name="P377"><text:span text:style-name="T62">Legendary: </text:span><text:span text:style-name="T181">Spartacus’s Armor</text:span></text:p>
      <text:p text:style-name="P377"><text:span text:style-name="T61">Unique: </text:span><text:span text:style-name="T181">The Silver Chain</text:span></text:p>
      <text:p text:style-name="P377"><text:span text:style-name="T61">Mythic: </text:span><text:span text:style-name="T170">PLAYER MADE</text:span></text:p>
      <text:p text:style-name="P435"/>
      <text:p text:style-name="P378">Hands</text:p>
      <text:p text:style-name="P378"><text:span text:style-name="T61">Junkyard: </text:span><text:span text:style-name="T178">Ragged Leather Gloves</text:span></text:p>
      <text:p text:style-name="P377"><text:span text:style-name="T61">Serviceable: </text:span><text:span text:style-name="T178">Leather Gloves, Sports Gloves</text:span></text:p>
      <text:p text:style-name="P377"><text:span text:style-name="T61">Well-Kept: </text:span><text:span text:style-name="T178">Leather Gloves, Sports Gloves, Combat Gloves</text:span></text:p>
      <text:p text:style-name="P377"><text:span text:style-name="T61">Masterpiece: </text:span><text:span text:style-name="T178">Leather Gloves, Sports Gloves, Combat Gloves</text:span></text:p>
      <text:p text:style-name="P377"><text:span text:style-name="T61">Exotic: </text:span><text:span text:style-name="T178">Gladiatorial Gauntlets, Tactical Gloves</text:span></text:p>
      <text:p text:style-name="P377"><text:span text:style-name="T62">Legendary: </text:span><text:span text:style-name="T178">Spartacus’s Gauntlet (R</text:span><text:span text:style-name="T174">)</text:span></text:p>
      <text:p text:style-name="P377"><text:span text:style-name="T61">Unique: </text:span><text:span text:style-name="T178">Zues’s Gauntlets</text:span></text:p>
      <text:p text:style-name="P377"><text:span text:style-name="T61">Mythic: </text:span><text:span text:style-name="T170">PLAYER MADE</text:span></text:p>
      <text:p text:style-name="P433"/>
      <text:p text:style-name="P378">Legs</text:p>
      <text:p text:style-name="P377"><text:span text:style-name="T61">Junkyard: </text:span><text:span text:style-name="T178">Ragged Leather Wraps</text:span></text:p>
      <text:p text:style-name="P377"><text:span text:style-name="T61">Serviceable: </text:span><text:span text:style-name="T178">Leather Pants, Sports Pants</text:span></text:p>
      <text:p text:style-name="P377"><text:span text:style-name="T61">Well-Kept: </text:span><text:span text:style-name="T178">Leather Pants, Sports Pants, Combat Pants</text:span></text:p>
      <text:p text:style-name="P377"><text:span text:style-name="T61">Masterpiece: </text:span><text:span text:style-name="T178">Leather Pants, Sports Pants, Combat Pants</text:span></text:p>
      <text:p text:style-name="P377"><text:span text:style-name="T61">Exotic: </text:span><text:span text:style-name="T178">Gladiatorial Leggings, Tactical Pants</text:span></text:p>
      <text:p text:style-name="P377"><text:span text:style-name="T62">Legendary: </text:span><text:span text:style-name="T178">Spartacus’s Leggings</text:span></text:p>
      <text:p text:style-name="P377"><text:span text:style-name="T61">Unique: </text:span><text:span text:style-name="T182">Sonic Shock Absorbers</text:span></text:p>
      <text:p text:style-name="P377"><text:span text:style-name="T61">Mythic: </text:span><text:span text:style-name="T170">PLAYER MADE</text:span></text:p>
      <text:p text:style-name="P435"><text:tab/><text:tab/><text:tab/><text:tab/><text:tab/></text:p>
      <text:p text:style-name="P378">Boots</text:p>
      <text:p text:style-name="P377"><text:span text:style-name="T61">Junkyard: </text:span><text:span text:style-name="T178">Worn Leather Boots</text:span></text:p>
      <text:p text:style-name="P377"><text:span text:style-name="T61">Serviceable: </text:span><text:span text:style-name="T178">Leather Boots, </text:span><text:span text:style-name="T183">Workman’s Boots</text:span></text:p>
      <text:p text:style-name="P377"><text:span text:style-name="T61">Well-Kept: </text:span><text:span text:style-name="T183">Leather Boots, Workman’s Boots, Combat Boots</text:span></text:p>
      <text:p text:style-name="P377"><text:span text:style-name="T61">Masterpiece: </text:span><text:span text:style-name="T183">Leather Boots, Workman’s Boots, Combat Boots</text:span></text:p>
      <text:p text:style-name="P377"><text:span text:style-name="T61">Exotic: </text:span><text:span text:style-name="T183">Gladiatorial Sabatons, Tactical Boots</text:span></text:p>
      <text:p text:style-name="P377"><text:span text:style-name="T62">Legendary: </text:span><text:span text:style-name="T183">Spartacus’s Sabatons</text:span></text:p>
      <text:p text:style-name="P377"><text:span text:style-name="T61">Unique: </text:span><text:span text:style-name="T170">Zues’s </text:span><text:span text:style-name="T183">Sabatons</text:span></text:p>
      <text:p text:style-name="P377"><text:span text:style-name="T61">Mythic: </text:span><text:span text:style-name="T170">PLAYER MAD</text:span><text:span text:style-name="T184">E</text:span></text:p>
      <text:p text:style-name="P436"/>
      <text:p text:style-name="P436"/>
      <text:p text:style-name="P436"/>
      <text:p text:style-name="P436"/>
      <text:p text:style-name="P436"/>
      <text:p text:style-name="P436"/>
      <text:p text:style-name="P436"/>
      <text:p text:style-name="P436"/>
      <text:p text:style-name="P436"/>
      <text:p text:style-name="P378"><text:soft-page-break/>Cloaks</text:p>
      <text:p text:style-name="P377"><text:span text:style-name="T61">Junkyard: </text:span><text:span text:style-name="T183">Ragged Leather Shroud</text:span></text:p>
      <text:p text:style-name="P377"><text:span text:style-name="T61">Serviceable: </text:span><text:span text:style-name="T183">Leather Shroud</text:span></text:p>
      <text:p text:style-name="P377"><text:span text:style-name="T61">Well-Kept: </text:span><text:span text:style-name="T183">Leather Shroud, Leather Cloak</text:span></text:p>
      <text:p text:style-name="P377"><text:span text:style-name="T61">Masterpiece: </text:span><text:span text:style-name="T183">Leather Shroud, Leather Cloak, Leather Cape</text:span></text:p>
      <text:p text:style-name="P377"><text:span text:style-name="T61">Exotic: </text:span><text:span text:style-name="T183">Werewolf Cloak</text:span></text:p>
      <text:p text:style-name="P377"><text:span text:style-name="T62">Legendary: </text:span><text:span text:style-name="T183">The Cloak of Lancelot</text:span></text:p>
      <text:p text:style-name="P377"><text:span text:style-name="T61">Unique: </text:span><text:span text:style-name="T183">Achilles’</text:span><text:span text:style-name="T185">s</text:span><text:span text:style-name="T183"> Travel Cloak</text:span></text:p>
      <text:p text:style-name="P377"><text:span text:style-name="T61">Mythic: </text:span><text:span text:style-name="T170">PLAYER MADE</text:span></text:p>
      <text:p text:style-name="P278"/>
      <text:p text:style-name="P278">Medium Armor</text:p>
      <text:p text:style-name="P378"><text:tab/><text:tab/></text:p>
      <text:p text:style-name="P378">Head</text:p>
      <text:p text:style-name="P377"><text:span text:style-name="T61">Junkyard: </text:span><text:span text:style-name="T186">NONE</text:span></text:p>
      <text:p text:style-name="P377"><text:span text:style-name="T61">Serviceable: </text:span><text:span text:style-name="T186">NONE</text:span></text:p>
      <text:p text:style-name="P377"><text:span text:style-name="T61">Well-Kept: </text:span><text:span text:style-name="T187">Metal Helmet</text:span></text:p>
      <text:p text:style-name="P377"><text:span text:style-name="T61">Masterpiece: </text:span><text:span text:style-name="T187">Metal Helmet</text:span><text:span text:style-name="T186">,</text:span><text:span text:style-name="T187"> </text:span><text:span text:style-name="T186">Chain</text:span><text:span text:style-name="T187"> Helmet</text:span></text:p>
      <text:p text:style-name="P377"><text:span text:style-name="T61">Exotic: </text:span><text:span text:style-name="T186">Riot H</text:span><text:span text:style-name="T185">elmet</text:span></text:p>
      <text:p text:style-name="P377"><text:span text:style-name="T62">Legendary: </text:span><text:span text:style-name="T186">Leonidas’s Helm</text:span></text:p>
      <text:p text:style-name="P377"><text:span text:style-name="T61">Unique: </text:span><text:span text:style-name="T186">The Helm of Achilles</text:span></text:p>
      <text:p text:style-name="P377"><text:span text:style-name="T61">Mythic: </text:span><text:span text:style-name="T170">PLAYER MADE</text:span></text:p>
      <text:p text:style-name="P437"/>
      <text:p text:style-name="P378">Shoulders <text:span text:style-name="T558">(R/L)</text:span></text:p>
      <text:p text:style-name="P377"><text:span text:style-name="T61">Junkyard: </text:span><text:span text:style-name="T186">NONE</text:span></text:p>
      <text:p text:style-name="P377"><text:span text:style-name="T61">Serviceable: </text:span><text:span text:style-name="T186">NONE</text:span></text:p>
      <text:p text:style-name="P377"><text:span text:style-name="T61">W</text:span><text:span text:style-name="T70">e</text:span><text:span text:style-name="T61">ll-Kept: </text:span><text:span text:style-name="T186">Metal Shoulder Plates</text:span></text:p>
      <text:p text:style-name="P377"><text:span text:style-name="T61">Masterpiece: </text:span><text:span text:style-name="T186">Metal Shoulder Plates, Chain Pauldrons</text:span></text:p>
      <text:p text:style-name="P377"><text:span text:style-name="T61">Exotic: </text:span><text:span text:style-name="T186">Riot Shoulder Pads</text:span></text:p>
      <text:p text:style-name="P377"><text:span text:style-name="T62">Legendary: </text:span><text:span text:style-name="T186">World Bearing Pauldrons</text:span></text:p>
      <text:p text:style-name="P377"><text:span text:style-name="T61">Unique: </text:span><text:span text:style-name="T186">The Plates of Achilles</text:span></text:p>
      <text:p text:style-name="P377"><text:span text:style-name="T61">Mythic: </text:span><text:span text:style-name="T170">PLAYER MADE</text:span></text:p>
      <text:p text:style-name="P435"/>
      <text:p text:style-name="P378">Chest</text:p>
      <text:p text:style-name="P377"><text:span text:style-name="T61">Junkyard: </text:span><text:span text:style-name="T186">NONE</text:span></text:p>
      <text:p text:style-name="P377"><text:span text:style-name="T61">Serviceable: </text:span><text:span text:style-name="T186">NONE</text:span></text:p>
      <text:p text:style-name="P377"><text:span text:style-name="T61">Well-Kept: </text:span><text:span text:style-name="T186">Metal Armor</text:span></text:p>
      <text:p text:style-name="P377"><text:span text:style-name="T61">Masterpiece: </text:span><text:span text:style-name="T186">Metal Armor, Chain Armor</text:span></text:p>
      <text:p text:style-name="P377"><text:span text:style-name="T61">Exotic: </text:span><text:span text:style-name="T186">Riot Armor</text:span></text:p>
      <text:p text:style-name="P377"><text:span text:style-name="T62">Legendary: </text:span><text:span text:style-name="T186">Leonidas’s Armor</text:span></text:p>
      <text:p text:style-name="P377"><text:span text:style-name="T61">Unique: </text:span><text:span text:style-name="T186">Armor of Achilles</text:span></text:p>
      <text:p text:style-name="P377"><text:span text:style-name="T61">Mythic: </text:span><text:span text:style-name="T170">PLAYER MADE</text:span></text:p>
      <text:p text:style-name="P435"/>
      <text:p text:style-name="P378">Hands <text:span text:style-name="T558">(R/L)</text:span></text:p>
      <text:p text:style-name="P377"><text:span text:style-name="T61">Junkyard: </text:span><text:span text:style-name="T186">NONE</text:span></text:p>
      <text:p text:style-name="P377"><text:span text:style-name="T61">Serviceable: </text:span><text:span text:style-name="T186">NONE</text:span></text:p>
      <text:p text:style-name="P377"><text:span text:style-name="T71">W</text:span><text:span text:style-name="T61">ell-Kept: </text:span><text:span text:style-name="T186">Metal Gauntlets</text:span></text:p>
      <text:p text:style-name="P377"><text:span text:style-name="T61">Masterpiece: </text:span><text:span text:style-name="T186">Metal Gauntlets, Chain Gauntlets</text:span></text:p>
      <text:p text:style-name="P377"><text:span text:style-name="T61">Exotic: </text:span><text:span text:style-name="T186">Riot Gauntlets</text:span></text:p>
      <text:p text:style-name="P377"><text:span text:style-name="T62">Legendary: </text:span><text:span text:style-name="T186">Bracers of the Spartan</text:span></text:p>
      <text:p text:style-name="P377"><text:span text:style-name="T61">Unique: </text:span><text:span text:style-name="T186">Achilles’</text:span><text:span text:style-name="T185">s</text:span><text:span text:style-name="T186"> Bracers</text:span></text:p>
      <text:p text:style-name="P377"><text:span text:style-name="T61">Mythic: </text:span><text:span text:style-name="T170">PLAYER MADE</text:span></text:p>
      <text:p text:style-name="P435"/>
      <text:p text:style-name="P378">Legs</text:p>
      <text:p text:style-name="P377"><text:span text:style-name="T61">Junkyard: </text:span><text:span text:style-name="T186">NONE</text:span></text:p>
      <text:p text:style-name="P377"><text:span text:style-name="T71">S</text:span><text:span text:style-name="T61">erviceable: </text:span><text:span text:style-name="T186">NONE</text:span></text:p>
      <text:p text:style-name="P377"><text:span text:style-name="T61">Well-Kept: </text:span><text:span text:style-name="T186">Metal Greaves</text:span></text:p>
      <text:p text:style-name="P377"><text:span text:style-name="T61">Masterpiece: </text:span><text:span text:style-name="T186">Metal Greaves, Chain Greaves</text:span></text:p>
      <text:p text:style-name="P377"><text:span text:style-name="T61">Exotic: </text:span><text:span text:style-name="T186">Riot Leggings</text:span></text:p>
      <text:p text:style-name="P377"><text:span text:style-name="T62">Legendary: </text:span><text:span text:style-name="T186">Greaves of the Spartan</text:span></text:p>
      <text:p text:style-name="P377"><text:span text:style-name="T61">Unique: </text:span><text:span text:style-name="T186">Achilles’</text:span><text:span text:style-name="T185">s</text:span><text:span text:style-name="T186"> Greaves</text:span></text:p>
      <text:p text:style-name="P377"><text:span text:style-name="T61">Mythic: </text:span><text:span text:style-name="T170">PLAYER MADE</text:span></text:p>
      <text:p text:style-name="P435"/>
      <text:p text:style-name="P378">Boots <text:span text:style-name="T558">(R/L)</text:span></text:p>
      <text:p text:style-name="P377"><text:span text:style-name="T61">Junkyard: </text:span><text:span text:style-name="T186">NONE</text:span></text:p>
      <text:p text:style-name="P377"><text:span text:style-name="T61">Serviceable: </text:span><text:span text:style-name="T186">NONE</text:span></text:p>
      <text:p text:style-name="P377"><text:span text:style-name="T61">Well-Kept: </text:span><text:span text:style-name="T186">Metal Boots</text:span></text:p>
      <text:p text:style-name="P377"><text:span text:style-name="T61">Masterpiece: </text:span><text:span text:style-name="T186">Metal Boots, Chain Boots</text:span></text:p>
      <text:p text:style-name="P377"><text:span text:style-name="T61">Exotic: </text:span><text:span text:style-name="T186">Riot Boots</text:span></text:p>
      <text:p text:style-name="P377"><text:span text:style-name="T62">Legendary: </text:span><text:span text:style-name="T186">Boots of the Spartan</text:span></text:p>
      <text:p text:style-name="P377"><text:span text:style-name="T61">Unique: </text:span><text:span text:style-name="T186">Footwraps of Achilles</text:span></text:p>
      <text:p text:style-name="P377"><text:span text:style-name="T61">Mythic: </text:span><text:span text:style-name="T170">PLAYER MADE</text:span></text:p>
      <text:p text:style-name="P435"/>
      <text:p text:style-name="P435"/>
      <text:p text:style-name="P387"><text:soft-page-break/>Shields</text:p>
      <text:p text:style-name="P377"><text:span text:style-name="T61">Junkyard: </text:span><text:span text:style-name="T186">NONE</text:span></text:p>
      <text:p text:style-name="P377"><text:span text:style-name="T61">Serviceable: </text:span><text:span text:style-name="T186">NONE</text:span></text:p>
      <text:p text:style-name="P377"><text:span text:style-name="T61">Well-Kept: </text:span><text:span text:style-name="T186">Metal Shield</text:span></text:p>
      <text:p text:style-name="P377"><text:span text:style-name="T61">Masterpiece: </text:span><text:span text:style-name="T186">Metal Shield</text:span></text:p>
      <text:p text:style-name="P377"><text:span text:style-name="T61">Exotic: </text:span><text:span text:style-name="T186">Riot Shield</text:span></text:p>
      <text:p text:style-name="P377"><text:span text:style-name="T62">Legendary: </text:span><text:span text:style-name="T186">The Shield of Arc</text:span></text:p>
      <text:p text:style-name="P377"><text:span text:style-name="T61">Unique: </text:span><text:span text:style-name="T186">Sir Tristan’s Shield</text:span></text:p>
      <text:p text:style-name="P377"><text:span text:style-name="T61">Mythic: </text:span><text:span text:style-name="T170">PLAYER MADE</text:span></text:p>
      <text:p text:style-name="P435"/>
      <text:p text:style-name="P385">Cloaks</text:p>
      <text:p text:style-name="P378"><text:span text:style-name="T61">Junkyard: </text:span><text:span text:style-name="T186">None</text:span></text:p>
      <text:p text:style-name="P377"><text:span text:style-name="T61">Serviceable: </text:span><text:span text:style-name="T186">None</text:span></text:p>
      <text:p text:style-name="P377"><text:span text:style-name="T61">W</text:span><text:span text:style-name="T71">e</text:span><text:span text:style-name="T61">ll-Kept: </text:span><text:span text:style-name="T186">Chain Shawl</text:span></text:p>
      <text:p text:style-name="P377"><text:span text:style-name="T61">Masterpiece: </text:span><text:span text:style-name="T188">Chain Shawl, Chain Cloak</text:span></text:p>
      <text:p text:style-name="P377"><text:span text:style-name="T61">Exotic: </text:span><text:span text:style-name="T188">Chain Cape</text:span></text:p>
      <text:p text:style-name="P377"><text:span text:style-name="T62">Legendary: </text:span><text:span text:style-name="T188">Cloak of Alourn</text:span></text:p>
      <text:p text:style-name="P377"><text:span text:style-name="T61">Unique: </text:span><text:span text:style-name="T188">The Cape of Sparta</text:span></text:p>
      <text:p text:style-name="P377"><text:span text:style-name="T61">Mythic: </text:span><text:span text:style-name="T170">PLAYER MADE</text:span></text:p>
      <text:p text:style-name="P435"/>
      <text:p text:style-name="P278">Heavy Armor</text:p>
      <text:p text:style-name="P378"/>
      <text:p text:style-name="P378">Head</text:p>
      <text:p text:style-name="P377"><text:span text:style-name="T61">Junkyard: </text:span><text:span text:style-name="T188">NONE</text:span></text:p>
      <text:p text:style-name="P377"><text:span text:style-name="T61">Serviceable: </text:span><text:span text:style-name="T188">NONE</text:span></text:p>
      <text:p text:style-name="P377"><text:span text:style-name="T61">Well-Kept: </text:span><text:span text:style-name="T188">Plate Helm</text:span></text:p>
      <text:p text:style-name="P377"><text:span text:style-name="T61">Masterpiece: </text:span><text:span text:style-name="T188">Plate Helm, Assault Armor</text:span></text:p>
      <text:p text:style-name="P377"><text:span text:style-name="T61">Exotic: </text:span><text:span text:style-name="T188">Bomb Helmet</text:span></text:p>
      <text:p text:style-name="P377"><text:span text:style-name="T62">Legendary: </text:span><text:span text:style-name="T188">Lancelot’s Helm</text:span></text:p>
      <text:p text:style-name="P377"><text:span text:style-name="T61">Unique: </text:span><text:span text:style-name="T188">The Helm of Ares</text:span></text:p>
      <text:p text:style-name="P377"><text:span text:style-name="T61">Mythic: </text:span><text:span text:style-name="T170">PLAYER MADE</text:span></text:p>
      <text:p text:style-name="P435"/>
      <text:p text:style-name="P378">Shoulders <text:span text:style-name="T559">(R/L)</text:span></text:p>
      <text:p text:style-name="P377"><text:span text:style-name="T61">Junkyard: </text:span><text:span text:style-name="T188">None</text:span></text:p>
      <text:p text:style-name="P377"><text:span text:style-name="T71">S</text:span><text:span text:style-name="T61">erviceable: </text:span><text:span text:style-name="T188">None</text:span></text:p>
      <text:p text:style-name="P377"><text:span text:style-name="T61">Well-Kept: </text:span><text:span text:style-name="T188">Plate Pauldrons</text:span></text:p>
      <text:p text:style-name="P377"><text:span text:style-name="T61">Masterpiece: </text:span><text:span text:style-name="T188">Plate Pauldrons, Assault Shoulder Pads</text:span></text:p>
      <text:p text:style-name="P377"><text:span text:style-name="T61">Exotic: </text:span><text:span text:style-name="T188">Bomb Shoulder Pads</text:span></text:p>
      <text:p text:style-name="P377"><text:span text:style-name="T62">Legendary: </text:span><text:span text:style-name="T188">Pauldrons of the King</text:span></text:p>
      <text:p text:style-name="P377"><text:span text:style-name="T61">Unique: </text:span><text:span text:style-name="T188">Shoulders of War</text:span></text:p>
      <text:p text:style-name="P377"><text:span text:style-name="T61">Mythic: </text:span><text:span text:style-name="T170">PLAYER MADE</text:span></text:p>
      <text:p text:style-name="P435"/>
      <text:p text:style-name="P378">Chest</text:p>
      <text:p text:style-name="P377"><text:span text:style-name="T61">Junkyard: </text:span><text:span text:style-name="T188">NONE</text:span></text:p>
      <text:p text:style-name="P377"><text:span text:style-name="T71">S</text:span><text:span text:style-name="T61">erviceable: </text:span><text:span text:style-name="T188">NONE</text:span></text:p>
      <text:p text:style-name="P377"><text:span text:style-name="T61">Well-Kept: </text:span><text:span text:style-name="T188">Plate Armor</text:span></text:p>
      <text:p text:style-name="P377"><text:span text:style-name="T61">Masterpiece: </text:span><text:span text:style-name="T188">Plate Armor, Assault Armor</text:span></text:p>
      <text:p text:style-name="P377"><text:span text:style-name="T61">Exotic: </text:span><text:span text:style-name="T188">Bomb Armor</text:span></text:p>
      <text:p text:style-name="P377"><text:span text:style-name="T62">Legendary: </text:span><text:span text:style-name="T188">Breastplate of the King</text:span></text:p>
      <text:p text:style-name="P377"><text:span text:style-name="T61">Unique: </text:span><text:span text:style-name="T188">Chestguard of Ares</text:span></text:p>
      <text:p text:style-name="P377"><text:span text:style-name="T61">Mythic: </text:span><text:span text:style-name="T170">PLAYER MADE</text:span></text:p>
      <text:p text:style-name="P435"/>
      <text:p text:style-name="P378">Hands <text:span text:style-name="T559">(R/L)</text:span></text:p>
      <text:p text:style-name="P377"><text:span text:style-name="T61">Junkyard: </text:span><text:span text:style-name="T188">NONE</text:span></text:p>
      <text:p text:style-name="P377"><text:span text:style-name="T61">Serviceable: </text:span><text:span text:style-name="T188">NONE</text:span></text:p>
      <text:p text:style-name="P377"><text:span text:style-name="T61">Well-Kept: </text:span><text:span text:style-name="T188">Plate Gauntlets</text:span></text:p>
      <text:p text:style-name="P377"><text:span text:style-name="T61">Masterpiece: </text:span><text:span text:style-name="T188">Plate Gauntlets, Assault Gauntlets</text:span></text:p>
      <text:p text:style-name="P377"><text:span text:style-name="T61">Exotic: </text:span><text:span text:style-name="T188">Bomb Gauntlets</text:span></text:p>
      <text:p text:style-name="P377"><text:span text:style-name="T62">Legendary: </text:span><text:span text:style-name="T188">Gauntlets of Lancelot</text:span></text:p>
      <text:p text:style-name="P377"><text:span text:style-name="T61">Unique: </text:span><text:span text:style-name="T188">The Hands of War</text:span></text:p>
      <text:p text:style-name="P377"><text:span text:style-name="T61">Mythic: </text:span><text:span text:style-name="T170">PLAYER MADE</text:span></text:p>
      <text:p text:style-name="P435"/>
      <text:p text:style-name="P378">Legs</text:p>
      <text:p text:style-name="P377"><text:span text:style-name="T61">Junkyard: </text:span><text:span text:style-name="T188">NONE</text:span></text:p>
      <text:p text:style-name="P377"><text:span text:style-name="T61">Serviceable: </text:span><text:span text:style-name="T188">NONE</text:span></text:p>
      <text:p text:style-name="P377"><text:span text:style-name="T61">Well-Kept: </text:span><text:span text:style-name="T188">Plate Greaves</text:span></text:p>
      <text:p text:style-name="P377"><text:span text:style-name="T61"><text:tab/>Masterpiece: </text:span><text:span text:style-name="T188">Plate Greaves, Assault Greaves</text:span></text:p>
      <text:p text:style-name="P377"><text:span text:style-name="T61">Exotic: </text:span><text:span text:style-name="T188">Bomb Greaves</text:span></text:p>
      <text:p text:style-name="P377"><text:span text:style-name="T62">Legendary: </text:span><text:span text:style-name="T188">Greaves of the King</text:span></text:p>
      <text:p text:style-name="P377"><text:span text:style-name="T61">Unique: </text:span><text:span text:style-name="T188">Ares’s Greaves</text:span></text:p>
      <text:p text:style-name="P377"><text:span text:style-name="T61">Mythic: </text:span><text:span text:style-name="T170">PLAYER MADE</text:span></text:p>
      <text:p text:style-name="P435"/>
      <text:p text:style-name="P435"/>
      <text:p text:style-name="P378"><text:soft-page-break/>Boots <text:span text:style-name="T559">(R/L)</text:span></text:p>
      <text:p text:style-name="P377"><text:span text:style-name="T61">Junkyard: </text:span><text:span text:style-name="T188">NONE</text:span></text:p>
      <text:p text:style-name="P377"><text:span text:style-name="T61">Serviceable: </text:span><text:span text:style-name="T188">NONE</text:span></text:p>
      <text:p text:style-name="P377"><text:span text:style-name="T71">W</text:span><text:span text:style-name="T61">ell-Kept: </text:span><text:span text:style-name="T188">Plate Sabatons</text:span></text:p>
      <text:p text:style-name="P377"><text:span text:style-name="T61">Masterpiece: </text:span><text:span text:style-name="T188">Plate Sabatons, Assault Boots</text:span></text:p>
      <text:p text:style-name="P377"><text:span text:style-name="T61">Exotic: </text:span><text:span text:style-name="T188">Bomb Boots</text:span></text:p>
      <text:p text:style-name="P377"><text:span text:style-name="T62">Legendary: </text:span><text:span text:style-name="T188">Sabatons of the King</text:span></text:p>
      <text:p text:style-name="P377"><text:span text:style-name="T61">Unique: </text:span><text:span text:style-name="T188">Sabatons of War</text:span></text:p>
      <text:p text:style-name="P377"><text:span text:style-name="T61">Mythic: </text:span><text:span text:style-name="T170">PLAYER MADE</text:span></text:p>
      <text:p text:style-name="P435"/>
      <text:p text:style-name="P387">Shields</text:p>
      <text:p text:style-name="P377"><text:span text:style-name="T61">Junkyard: </text:span><text:span text:style-name="T188">NONE</text:span></text:p>
      <text:p text:style-name="P377"><text:span text:style-name="T61">Serviceable: </text:span><text:span text:style-name="T188">NONE</text:span></text:p>
      <text:p text:style-name="P377"><text:span text:style-name="T61">Well-Kept: </text:span><text:span text:style-name="T188">Plate Shield</text:span></text:p>
      <text:p text:style-name="P377"><text:span text:style-name="T61">Masterpiece: </text:span><text:span text:style-name="T188">Plate Shield, Assault Shield</text:span></text:p>
      <text:p text:style-name="P377"><text:span text:style-name="T61">Exotic: </text:span><text:span text:style-name="T188">Bomb Shield</text:span></text:p>
      <text:p text:style-name="P377"><text:span text:style-name="T62">Legendary: </text:span><text:span text:style-name="T188">Shield of Alourn</text:span></text:p>
      <text:p text:style-name="P377"><text:span text:style-name="T61">Unique: </text:span><text:span text:style-name="T188">PROJECT: HARDENLIGHTNING</text:span></text:p>
      <text:p text:style-name="P377"><text:span text:style-name="T61">Mythic: </text:span><text:span text:style-name="T170">PLAYER MADE</text:span></text:p>
      <text:p text:style-name="P435"/>
      <text:p text:style-name="P278"><text:span text:style-name="T560">Assault</text:span> Armor</text:p>
      <text:p text:style-name="P378"/>
      <text:p text:style-name="P378">Head</text:p>
      <text:p text:style-name="P377"><text:span text:style-name="T61">Junkyard: </text:span><text:span text:style-name="T188">NONE</text:span></text:p>
      <text:p text:style-name="P377"><text:span text:style-name="T61">Serviceable: </text:span><text:span text:style-name="T188">NONE</text:span></text:p>
      <text:p text:style-name="P377"><text:span text:style-name="T61">Well-Kept: </text:span><text:span text:style-name="T188">NONE</text:span></text:p>
      <text:p text:style-name="P377"><text:span text:style-name="T61">Masterpiece: </text:span><text:span text:style-name="T188">Tactical Combat Assault Helmet</text:span></text:p>
      <text:p text:style-name="P377"><text:span text:style-name="T61">Exotic: </text:span><text:span text:style-name="T188">Dreadnought Helm</text:span></text:p>
      <text:p text:style-name="P377"><text:span text:style-name="T62">Legendary: </text:span><text:span text:style-name="T188">Hell-Knight’s Helm</text:span></text:p>
      <text:p text:style-name="P377"><text:span text:style-name="T61">Unique: </text:span><text:span text:style-name="T188">PROJECT: IRONSOLDIER</text:span></text:p>
      <text:p text:style-name="P377"><text:span text:style-name="T61">Mythic: </text:span><text:span text:style-name="T170">PLAYER MADE</text:span></text:p>
      <text:p text:style-name="P435"/>
      <text:p text:style-name="P378">Shoulders <text:span text:style-name="T559">(R/L)</text:span></text:p>
      <text:p text:style-name="P377"><text:span text:style-name="T61">Junkyard: </text:span><text:span text:style-name="T188">NONE</text:span></text:p>
      <text:p text:style-name="P377"><text:span text:style-name="T61">Serviceable: </text:span><text:span text:style-name="T188">NONE</text:span></text:p>
      <text:p text:style-name="P377"><text:span text:style-name="T61">Well-Kept: </text:span><text:span text:style-name="T188">NONE</text:span></text:p>
      <text:p text:style-name="P377"><text:span text:style-name="T61">Masterpiece: </text:span><text:span text:style-name="T188">Tactical Combat Assault Shoulder Pads</text:span></text:p>
      <text:p text:style-name="P377"><text:span text:style-name="T61">Exotic: </text:span><text:span text:style-name="T188">Dreadnought Shoulder Guards</text:span></text:p>
      <text:p text:style-name="P377"><text:span text:style-name="T62">Legendary: </text:span><text:span text:style-name="T188">Hell-Knight Pauldrons</text:span></text:p>
      <text:p text:style-name="P377"><text:span text:style-name="T61">Unique: </text:span><text:span text:style-name="T188">PROJECT: IRONSOLDIER</text:span></text:p>
      <text:p text:style-name="P377"><text:span text:style-name="T61">Mythic: </text:span><text:span text:style-name="T170">PLAYER MADE</text:span></text:p>
      <text:p text:style-name="P435"/>
      <text:p text:style-name="P378">Hands <text:span text:style-name="T559">(R/L)</text:span></text:p>
      <text:p text:style-name="P377"><text:span text:style-name="T61">Junkyard: </text:span><text:span text:style-name="T188">NONE</text:span></text:p>
      <text:p text:style-name="P377"><text:span text:style-name="T61">Serviceable: </text:span><text:span text:style-name="T188">NONE</text:span></text:p>
      <text:p text:style-name="P377"><text:span text:style-name="T61">Well-Kept: </text:span><text:span text:style-name="T188">NONE</text:span></text:p>
      <text:p text:style-name="P377"><text:span text:style-name="T61">Masterpiece: </text:span><text:span text:style-name="T188">Tactical Combat Assault Gloves</text:span></text:p>
      <text:p text:style-name="P377"><text:span text:style-name="T61">Exotic: </text:span><text:span text:style-name="T188">Dreadnought Gauntlets</text:span></text:p>
      <text:p text:style-name="P377"><text:span text:style-name="T62">Legendary: </text:span><text:span text:style-name="T188">Hell-Knight’s Gauntlets</text:span></text:p>
      <text:p text:style-name="P377"><text:span text:style-name="T61">Unique: </text:span><text:span text:style-name="T188">PROJECT: IRONSOLDIER</text:span></text:p>
      <text:p text:style-name="P377"><text:span text:style-name="T61">Mythic: </text:span><text:span text:style-name="T170">PLAYER MADE</text:span></text:p>
      <text:p text:style-name="P435"/>
      <text:p text:style-name="P378">Chest</text:p>
      <text:p text:style-name="P377"><text:span text:style-name="T61">Junkyard: </text:span><text:span text:style-name="T188">NONE</text:span></text:p>
      <text:p text:style-name="P377"><text:span text:style-name="T71">S</text:span><text:span text:style-name="T61">erviceable: </text:span><text:span text:style-name="T188">NONE</text:span></text:p>
      <text:p text:style-name="P377"><text:span text:style-name="T61">Well-Kept: </text:span><text:span text:style-name="T188">NONE</text:span></text:p>
      <text:p text:style-name="P377"><text:span text:style-name="T61">Masterpiece: </text:span><text:span text:style-name="T188">Tactical Combat Assault </text:span><text:span text:style-name="T185">Armor</text:span></text:p>
      <text:p text:style-name="P377"><text:span text:style-name="T61">Exotic: </text:span><text:span text:style-name="T188">Dreadnought </text:span><text:span text:style-name="T185">Armor</text:span></text:p>
      <text:p text:style-name="P377"><text:span text:style-name="T62">Legendary: </text:span><text:span text:style-name="T188">Hell-Knight’s </text:span><text:span text:style-name="T185">Armor</text:span></text:p>
      <text:p text:style-name="P377"><text:span text:style-name="T71">U</text:span><text:span text:style-name="T61">nique: </text:span><text:span text:style-name="T188">PROJECT: IRONSOLDIER</text:span></text:p>
      <text:p text:style-name="P377"><text:span text:style-name="T61">Mythic: </text:span><text:span text:style-name="T170">PLAYER MAD</text:span><text:span text:style-name="T188">E</text:span></text:p>
      <text:p text:style-name="P438"/>
      <text:p text:style-name="P378">Legs</text:p>
      <text:p text:style-name="P377"><text:span text:style-name="T61">Junkyard: </text:span><text:span text:style-name="T188">NONE</text:span></text:p>
      <text:p text:style-name="P377"><text:span text:style-name="T61">Serviceable: </text:span><text:span text:style-name="T188">NONE</text:span></text:p>
      <text:p text:style-name="P377"><text:span text:style-name="T61">Well-Kept: </text:span><text:span text:style-name="T188">NONE</text:span></text:p>
      <text:p text:style-name="P377"><text:span text:style-name="T61">Masterpiece: </text:span><text:span text:style-name="T188">Tactical Combat Assault Leggin</text:span><text:span text:style-name="T185">g</text:span><text:span text:style-name="T188">s</text:span></text:p>
      <text:p text:style-name="P377"><text:span text:style-name="T61">Exotic: </text:span><text:span text:style-name="T188">Dreadnought Greaves</text:span></text:p>
      <text:p text:style-name="P377"><text:span text:style-name="T62">Legendary: </text:span><text:span text:style-name="T188">Hell-Knight’s Greaves</text:span></text:p>
      <text:p text:style-name="P377"><text:span text:style-name="T61">Unique: </text:span><text:span text:style-name="T188">PROJECT: IRONSOLDIER</text:span></text:p>
      <text:p text:style-name="P377"><text:span text:style-name="T61">Mythic: </text:span><text:span text:style-name="T170">PLAYER MADE</text:span></text:p>
      <text:p text:style-name="P435"/>
      <text:p text:style-name="P435"/>
      <text:p text:style-name="P378"><text:soft-page-break/>Boots <text:span text:style-name="T559">(R/L)</text:span></text:p>
      <text:p text:style-name="P377"><text:span text:style-name="T61">Junkyard: </text:span><text:span text:style-name="T188">NONE</text:span></text:p>
      <text:p text:style-name="P377"><text:span text:style-name="T61">Serviceable: </text:span><text:span text:style-name="T188">NONE</text:span></text:p>
      <text:p text:style-name="P377"><text:span text:style-name="T61">Well-Kept: </text:span><text:span text:style-name="T188">NONE</text:span></text:p>
      <text:p text:style-name="P377"><text:span text:style-name="T61">Masterpiece: </text:span><text:span text:style-name="T188">Tactical Combat Assault Boots</text:span></text:p>
      <text:p text:style-name="P377"><text:span text:style-name="T61">Exotic: </text:span><text:span text:style-name="T188">Dreadnought Sabatons</text:span></text:p>
      <text:p text:style-name="P377"><text:span text:style-name="T62">Legendary: </text:span><text:span text:style-name="T188">Hell-Knight’s Sabatons</text:span></text:p>
      <text:p text:style-name="P377"><text:span text:style-name="T61">Unique: </text:span><text:span text:style-name="T188">PROJECT: IRONSOLDIER</text:span></text:p>
      <text:p text:style-name="P377"><text:span text:style-name="T61">Mythic: </text:span><text:span text:style-name="T170">PLAYER MADE</text:span></text:p>
      <text:p text:style-name="P435"/>
      <text:p text:style-name="P387">Shields</text:p>
      <text:p text:style-name="P377"><text:span text:style-name="T61">Junkyard: </text:span><text:span text:style-name="T188">NONE</text:span></text:p>
      <text:p text:style-name="P377"><text:span text:style-name="T71">S</text:span><text:span text:style-name="T61">erviceable: </text:span><text:span text:style-name="T188">NONE</text:span></text:p>
      <text:p text:style-name="P377"><text:span text:style-name="T61">Well-Kept: </text:span><text:span text:style-name="T188">NONE</text:span></text:p>
      <text:p text:style-name="P377"><text:span text:style-name="T61">Masterpiece: </text:span><text:span text:style-name="T188">Tactical Combat Assault Shield</text:span></text:p>
      <text:p text:style-name="P377"><text:span text:style-name="T61">Exotic: </text:span><text:span text:style-name="T188">Dreadnought Shield</text:span></text:p>
      <text:p text:style-name="P377"><text:span text:style-name="T62">Legendary: </text:span><text:span text:style-name="T188">Hell-Knight’s Shield</text:span></text:p>
      <text:p text:style-name="P377"><text:span text:style-name="T61">Unique: </text:span><text:span text:style-name="T188">Shield of Achilles</text:span></text:p>
      <text:p text:style-name="P377"><text:span text:style-name="T61">Mythic: </text:span><text:span text:style-name="T170">PLAYE</text:span><text:span text:style-name="T189">R MADE</text:span></text:p>
      <text:p text:style-name="P378"/>
      <text:p text:style-name="P279">Special Armor:</text:p>
      <text:p text:style-name="P388"/>
      <text:p text:style-name="P388">Head</text:p>
      <text:p text:style-name="P453">Junkyard: <text:span text:style-name="T111">NONE</text:span></text:p>
      <text:p text:style-name="P453">Serviceable: <text:span text:style-name="T111">NONE</text:span></text:p>
      <text:p text:style-name="P453">Well-Kept: <text:span text:style-name="T111">NONE</text:span></text:p>
      <text:p text:style-name="P453">Masterpiece: <text:span text:style-name="T111">NONE</text:span></text:p>
      <text:p text:style-name="P453">Exotic: <text:span text:style-name="T111">SONY Tactical Helmet</text:span></text:p>
      <text:p text:style-name="P453">Legendary: <text:span text:style-name="T111">SONY Combat Helmet </text:span></text:p>
      <text:p text:style-name="P453">Unique:<text:span text:style-name="T111"> SONY Battle Helmet</text:span></text:p>
      <text:p text:style-name="P453">Mythic: <text:span text:style-name="T111">NONE</text:span></text:p>
      <text:p text:style-name="P453"/>
      <text:p text:style-name="P388">Shoulders</text:p>
      <text:p text:style-name="P453">Junkyard: <text:span text:style-name="T111">NONE</text:span></text:p>
      <text:p text:style-name="P453">Serviceable: <text:span text:style-name="T111">NONE</text:span></text:p>
      <text:p text:style-name="P453">Well-Kept: <text:span text:style-name="T111">NONE</text:span></text:p>
      <text:p text:style-name="P453">Masterpiece: <text:span text:style-name="T111">NONE</text:span></text:p>
      <text:p text:style-name="P453">Exotic: <text:span text:style-name="T111">SONY Tactical Shoulder Guards</text:span></text:p>
      <text:p text:style-name="P453">Legendary: <text:span text:style-name="T111">SONY Combat Shoulder Guards</text:span></text:p>
      <text:p text:style-name="P453">Unique: <text:span text:style-name="T111">SONY Battle Shoulder Guards</text:span></text:p>
      <text:p text:style-name="P453">Mythic: <text:span text:style-name="T111">NONE</text:span></text:p>
      <text:p text:style-name="P453"/>
      <text:p text:style-name="P388">Chest</text:p>
      <text:p text:style-name="P453">Junkyard: <text:span text:style-name="T111">NONE</text:span></text:p>
      <text:p text:style-name="P453">Serviceable: <text:span text:style-name="T111">NONE</text:span></text:p>
      <text:p text:style-name="P453">Well-Kept: <text:span text:style-name="T111">NONE</text:span></text:p>
      <text:p text:style-name="P453">Masterpiece: <text:span text:style-name="T111">NONE</text:span></text:p>
      <text:p text:style-name="P453">Exotic: <text:span text:style-name="T111">SONY Tactical Armor</text:span></text:p>
      <text:p text:style-name="P453">Legendary: <text:span text:style-name="T111">SONY Combat Armor</text:span></text:p>
      <text:p text:style-name="P453">Unique: <text:span text:style-name="T111">SONY Battle Armor</text:span></text:p>
      <text:p text:style-name="P453">Mythic: <text:span text:style-name="T111">NONE</text:span></text:p>
      <text:p text:style-name="P453"/>
      <text:p text:style-name="P388">Legs</text:p>
      <text:p text:style-name="P453">Junkyard: <text:span text:style-name="T111">NONE</text:span></text:p>
      <text:p text:style-name="P453">Serviceable: <text:span text:style-name="T111">NONE</text:span></text:p>
      <text:p text:style-name="P453">Well-Kept: <text:span text:style-name="T111">NONE</text:span></text:p>
      <text:p text:style-name="P453">Masterpiece: <text:span text:style-name="T111">NONE</text:span></text:p>
      <text:p text:style-name="P453">Exotic: <text:span text:style-name="T111">SONY Tactical Greaves</text:span></text:p>
      <text:p text:style-name="P453">Legendary: <text:span text:style-name="T111">SONY Combat Greavcs</text:span></text:p>
      <text:p text:style-name="P453">Unique: <text:span text:style-name="T111">SONY Battle Greaves</text:span></text:p>
      <text:p text:style-name="P453">Mythic: <text:span text:style-name="T111">NONE</text:span></text:p>
      <text:p text:style-name="P453"/>
      <text:p text:style-name="P388">Hands</text:p>
      <text:p text:style-name="P453">Junkyard: <text:span text:style-name="T111">NONE</text:span></text:p>
      <text:p text:style-name="P453">Serviceable: <text:span text:style-name="T111">NONE</text:span></text:p>
      <text:p text:style-name="P453">Well-Kept: <text:span text:style-name="T111">NONE</text:span></text:p>
      <text:p text:style-name="P453">Masterpiece: <text:span text:style-name="T111">NONE</text:span></text:p>
      <text:p text:style-name="P453">Exotic: <text:span text:style-name="T111">SONY Tactical Gauntlets</text:span></text:p>
      <text:p text:style-name="P453">Legendary: <text:span text:style-name="T111">SONY Combat Gauntlets</text:span></text:p>
      <text:p text:style-name="P453">Unique: <text:span text:style-name="T111">SONY Battle Gauntlets</text:span></text:p>
      <text:p text:style-name="P453">Mythic: <text:span text:style-name="T111">NONE</text:span></text:p>
      <text:p text:style-name="P453"/>
      <text:p text:style-name="P453"/>
      <text:p text:style-name="P388"><text:soft-page-break/>Boots</text:p>
      <text:p text:style-name="P453">Junkyard: <text:span text:style-name="T111">NONE</text:span></text:p>
      <text:p text:style-name="P453">Serviceable: <text:span text:style-name="T111">NONE</text:span></text:p>
      <text:p text:style-name="P453">Well-Kept: <text:span text:style-name="T111">NONE</text:span></text:p>
      <text:p text:style-name="P453">Masterpiece: <text:span text:style-name="T111">NONE</text:span></text:p>
      <text:p text:style-name="P453">Exotic: <text:span text:style-name="T111">SONY Tactical Sabatons</text:span></text:p>
      <text:p text:style-name="P453">Legendary: <text:span text:style-name="T111">SONY Combat Sabatons</text:span></text:p>
      <text:p text:style-name="P453">Unique: <text:span text:style-name="T111">SONY Battle Sabatons</text:span></text:p>
      <text:p text:style-name="P453">Mythic: <text:span text:style-name="T111">NONE</text:span></text:p>
      <text:p text:style-name="P377"/>
      <text:p text:style-name="P275">Equipment</text:p>
      <text:p text:style-name="P377"/>
      <text:p text:style-name="P378">Backpacks</text:p>
      <text:p text:style-name="P377"><text:span text:style-name="T61">Junkyard: </text:span><text:span text:style-name="T188">Bag</text:span></text:p>
      <text:p text:style-name="P377"><text:span text:style-name="T61">Serviceable: </text:span><text:span text:style-name="T188">School-yard Backpack</text:span></text:p>
      <text:p text:style-name="P377"><text:span text:style-name="T61">Well-Kept: </text:span><text:span text:style-name="T188">School-yard Backpack, College Backpack</text:span></text:p>
      <text:p text:style-name="P377"><text:span text:style-name="T61">Masterpiece: </text:span><text:span text:style-name="T188">School-yard Backpack, College Backpack, Hunting Pack</text:span></text:p>
      <text:p text:style-name="P377"><text:span text:style-name="T61">Exotic: </text:span><text:span text:style-name="T188">Survival Backpack, Military Pack, </text:span><text:span text:style-name="T190">Herb Satchel, Miner’s Bag, Lumber Satchel, </text:span><text:span text:style-name="T191">SONY Satchel</text:span></text:p>
      <text:p text:style-name="P377"><text:span text:style-name="T62">Legendary: </text:span><text:span text:style-name="T188">Bag of Holding, </text:span><text:span text:style-name="T191">SONY </text:span><text:span text:style-name="T192">Backpack</text:span></text:p>
      <text:p text:style-name="P377"><text:span text:style-name="T61">Unique: </text:span><text:span text:style-name="T188">PROJECT: NEGATIVESPACE, </text:span><text:span text:style-name="T192">SONY Battle </text:span><text:span text:style-name="T173">Jet-</text:span><text:span text:style-name="T192">Pack</text:span></text:p>
      <text:p text:style-name="P377"><text:span text:style-name="T61">Mythic: </text:span><text:span text:style-name="T170">PLAYER MA</text:span><text:span text:style-name="T193">DE</text:span></text:p>
      <text:p text:style-name="P439"/>
      <text:p text:style-name="P378">Belts</text:p>
      <text:p text:style-name="P377"><text:span text:style-name="T61">Junkyard: </text:span><text:span text:style-name="T188">Ragged Belt</text:span></text:p>
      <text:p text:style-name="P377"><text:span text:style-name="T61">Serviceable: </text:span><text:span text:style-name="T188">Leather Belt</text:span></text:p>
      <text:p text:style-name="P377"><text:span text:style-name="T61">Well-Kept: </text:span><text:span text:style-name="T188">Leather Belt, Metal Belt</text:span></text:p>
      <text:p text:style-name="P377"><text:span text:style-name="T61">Masterpiece: </text:span><text:span text:style-name="T188">Leather Belt, Metal Belt, Tool Belt</text:span></text:p>
      <text:p text:style-name="P377"><text:span text:style-name="T61">Exotic: </text:span><text:span text:style-name="T188">Military Harness</text:span></text:p>
      <text:p text:style-name="P377"><text:span text:style-name="T62">Legendary: </text:span><text:span text:style-name="T188">Utility Belt</text:span></text:p>
      <text:p text:style-name="P377"><text:span text:style-name="T61">Unique: </text:span><text:span text:style-name="T188">PROJECT: </text:span><text:span text:style-name="T194">THOR</text:span></text:p>
      <text:p text:style-name="P377"><text:span text:style-name="T61">Mythic: </text:span><text:span text:style-name="T170">PLAYER MADE</text:span></text:p>
      <text:p text:style-name="P435"/>
      <text:p text:style-name="P378">Necklaces</text:p>
      <text:p text:style-name="P377"><text:span text:style-name="T61">Junkyard: </text:span><text:span text:style-name="T188">NONE</text:span></text:p>
      <text:p text:style-name="P377"><text:span text:style-name="T61">Serviceable: </text:span><text:span text:style-name="T194">NONE</text:span></text:p>
      <text:p text:style-name="P377"><text:span text:style-name="T61">Well-Kept: </text:span><text:span text:style-name="T194">Enchanted Charm</text:span></text:p>
      <text:p text:style-name="P377"><text:span text:style-name="T61">Masterpiece: </text:span><text:span text:style-name="T194">Enchanted Charm, Enchanted Locket</text:span></text:p>
      <text:p text:style-name="P377"><text:span text:style-name="T61">Exotic: </text:span><text:span text:style-name="T194">Enchanted Necklace</text:span></text:p>
      <text:p text:style-name="P377"><text:span text:style-name="T62">Legendary: </text:span><text:span text:style-name="T194">Talisman of Faith</text:span></text:p>
      <text:p text:style-name="P377"><text:span text:style-name="T61">Unique: </text:span><text:span text:style-name="T194">Locket Le’Fae</text:span></text:p>
      <text:p text:style-name="P377"><text:span text:style-name="T61">Mythic: </text:span><text:span text:style-name="T170">PLAYER MADE</text:span></text:p>
      <text:p text:style-name="P435"/>
      <text:p text:style-name="P387">Rings</text:p>
      <text:p text:style-name="P377"><text:span text:style-name="T61">Junkyard: </text:span><text:span text:style-name="T188">NONE</text:span></text:p>
      <text:p text:style-name="P377"><text:span text:style-name="T61">Serviceable: </text:span><text:span text:style-name="T194">NONE</text:span></text:p>
      <text:p text:style-name="P377"><text:span text:style-name="T61">Well-Kept: </text:span><text:span text:style-name="T194">Enchanted Band</text:span></text:p>
      <text:p text:style-name="P377"><text:span text:style-name="T61">Masterpiece: </text:span><text:span text:style-name="T194">Enchanted Band, Enchanted Ring</text:span></text:p>
      <text:p text:style-name="P377"><text:span text:style-name="T61">Exotic: </text:span><text:span text:style-name="T194">Enchanted Jewel, </text:span><text:span text:style-name="T192">SONY Band</text:span></text:p>
      <text:p text:style-name="P377"><text:span text:style-name="T62">Legendary: </text:span><text:span text:style-name="T194">Ring of the Seven, </text:span><text:span text:style-name="T192">SONY Ring</text:span></text:p>
      <text:p text:style-name="P377"><text:span text:style-name="T61">Unique: </text:span><text:span text:style-name="T194">PROJECT: FINGERHACK, </text:span><text:span text:style-name="T192">SONY Circle</text:span></text:p>
      <text:p text:style-name="P377"><text:span text:style-name="T61">Mythic: </text:span><text:span text:style-name="T170">PLAYER MADE</text:span></text:p>
      <text:p text:style-name="P377"><text:span text:style-name="T170"><text:tab/></text:span><text:span text:style-name="T540"><text:tab/></text:span></text:p>
      <text:p text:style-name="P331">Gear</text:p>
      <text:p text:style-name="P337"/>
      <text:p text:style-name="P280">Survival</text:p>
      <text:p text:style-name="P338"/>
      <text:p text:style-name="P339">Radio</text:p>
      <text:p text:style-name="P340">Wrist Computer</text:p>
      <text:p text:style-name="P340">Binoculars</text:p>
      <text:p text:style-name="P341">E.C.N.D. System</text:p>
      <text:p text:style-name="P342">N.E.X.U.S. Synapse System</text:p>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281"><text:soft-page-break/>Tools</text:p>
      <text:p text:style-name="P342">Shovel</text:p>
      <text:p text:style-name="P343">Felling Axe</text:p>
      <text:p text:style-name="P343">Mining Pick</text:p>
      <text:p text:style-name="P344">Sickle</text:p>
      <text:p text:style-name="P344">Skinning Knife</text:p>
      <text:p text:style-name="P344">SONY Multi-Tool</text:p>
      <text:p text:style-name="P343">Carpenters Tool-kit</text:p>
      <text:p text:style-name="P343">Blacksmiths Tool-kit</text:p>
      <text:p text:style-name="P343">Gunsmithing Kit</text:p>
      <text:p text:style-name="P343">Nanosmithing Kit</text:p>
      <text:p text:style-name="P343">Alchemical Kit</text:p>
      <text:p text:style-name="P344">SONY Multi-Kit</text:p>
      <text:p text:style-name="P282"/>
      <text:p text:style-name="P280">Gadgets</text:p>
      <text:p text:style-name="P390"/>
      <text:p text:style-name="P390">Basic:</text:p>
      <text:p text:style-name="P390">Flashlight*</text:p>
      <text:p text:style-name="P390">Flare*</text:p>
      <text:p text:style-name="P390">M.U.L.E. Drone</text:p>
      <text:p text:style-name="P390">Marker*</text:p>
      <text:p text:style-name="P392">Lockpick*</text:p>
      <text:p text:style-name="P393">Clothing Dye</text:p>
      <text:p text:style-name="P390"><text:tab/><text:tab/></text:p>
      <text:p text:style-name="P390">Advanced:</text:p>
      <text:p text:style-name="P390">Zipline</text:p>
      <text:p text:style-name="P390">Parachute*</text:p>
      <text:p text:style-name="P390">Tight Rope Launcher</text:p>
      <text:p text:style-name="P394">UV Flashlight</text:p>
      <text:p text:style-name="P392">Spray Paint Can*</text:p>
      <text:p text:style-name="P392">Skeleton Key</text:p>
      <text:p text:style-name="P395"/>
      <text:p text:style-name="P390">Master:</text:p>
      <text:p text:style-name="P390">AQF Scanner</text:p>
      <text:p text:style-name="P390">Harvester Drone</text:p>
      <text:p text:style-name="P390">Repair Drone</text:p>
      <text:p text:style-name="P390">Cyrogenic Lock Breaker</text:p>
      <text:p text:style-name="P394">AQL Flashlight</text:p>
      <text:p text:style-name="P394">Paint Gun*</text:p>
      <text:p text:style-name="P394">Paint*</text:p>
      <text:p text:style-name="P392">Zipline Ascent Matrix </text:p>
      <text:p text:style-name="P395"/>
      <text:p text:style-name="P283">Ammo</text:p>
      <text:p text:style-name="P284"/>
      <text:p text:style-name="P396">Basic:</text:p>
      <text:p text:style-name="P396">9mm*</text:p>
      <text:p text:style-name="P441">Revolver .38*</text:p>
      <text:p text:style-name="P395"><text:span text:style-name="T98">.40 cal</text:span><text:span text:style-name="T99">*</text:span></text:p>
      <text:p text:style-name="P441">.45 cal*</text:p>
      <text:p text:style-name="P441">Revolver .357*</text:p>
      <text:p text:style-name="P395"><text:span text:style-name="T96">.</text:span><text:span text:style-name="T100">20 gauge*</text:span></text:p>
      <text:p text:style-name="P395"><text:span text:style-name="T100">.</text:span><text:span text:style-name="T101">410 gauge*</text:span></text:p>
      <text:p text:style-name="P442">.12 gauge*</text:p>
      <text:p text:style-name="P395"><text:span text:style-name="T96">.</text:span><text:span text:style-name="T97">270*</text:span></text:p>
      <text:p text:style-name="P443">30-06*</text:p>
      <text:p text:style-name="P443">7mm*</text:p>
      <text:p text:style-name="P443">5.56*</text:p>
      <text:p text:style-name="P395"><text:span text:style-name="T102">A</text:span><text:span text:style-name="T103">rrow</text:span><text:span text:style-name="T104">s/Bolts*</text:span></text:p>
      <text:p text:style-name="P444">Barbed Arrows/Bolts*</text:p>
      <text:p text:style-name="P445">Sling Shot*</text:p>
      <text:p text:style-name="P397"><text:tab/></text:p>
      <text:p text:style-name="P397"/>
      <text:p text:style-name="P397"/>
      <text:p text:style-name="P397"/>
      <text:p text:style-name="P397"/>
      <text:p text:style-name="P397"/>
      <text:p text:style-name="P397"/>
      <text:p text:style-name="P397"/>
      <text:p text:style-name="P397"/>
      <text:p text:style-name="P397"/>
      <text:p text:style-name="P397"/>
      <text:p text:style-name="P397"><text:tab/></text:p>
      <text:p text:style-name="P396"><text:soft-page-break/>Advanced:</text:p>
      <text:p text:style-name="P396">7.62*</text:p>
      <text:p text:style-name="P443">9.33*</text:p>
      <text:p text:style-name="P395"><text:span text:style-name="T97">.300</text:span><text:span text:style-name="T100">*</text:span></text:p>
      <text:p text:style-name="P442">.10 gauge*</text:p>
      <text:p text:style-name="P441">.357 Auto*</text:p>
      <text:p text:style-name="P441">Revolver .44*</text:p>
      <text:p text:style-name="P446">Smoke Arrows/Bolts</text:p>
      <text:p text:style-name="P395"><text:span text:style-name="T103">Flaming Arrows/</text:span><text:span text:style-name="T104">Bolts*</text:span></text:p>
      <text:p text:style-name="P395"><text:span text:style-name="T103">Electrical Arrows/</text:span><text:span text:style-name="T104">Bolts*</text:span></text:p>
      <text:p text:style-name="P446">Screaming Arrows/Bolts</text:p>
      <text:p text:style-name="P447">Cyrogenic Arrows/Bolts</text:p>
      <text:p text:style-name="P448">Ballistic Knives*</text:p>
      <text:p text:style-name="P396"><text:tab/><text:tab/></text:p>
      <text:p text:style-name="P396">Master:</text:p>
      <text:p text:style-name="P441">.50 cal*</text:p>
      <text:p text:style-name="P377"><text:span text:style-name="T98">.454 Casul</text:span><text:span text:style-name="T61">*</text:span></text:p>
      <text:p text:style-name="P443">4 gauge*</text:p>
      <text:p text:style-name="P377"><text:span text:style-name="T96">.</text:span><text:span text:style-name="T97">338*</text:span></text:p>
      <text:p text:style-name="P449">Explosive Arrow/Bolts</text:p>
      <text:p text:style-name="P377"><text:span text:style-name="T103">Poison Arrows/</text:span><text:span text:style-name="T104">Bolts</text:span></text:p>
      <text:p text:style-name="P377"><text:span text:style-name="T103">Enhanced Arrows/</text:span><text:span text:style-name="T104">Bolts</text:span></text:p>
      <text:p text:style-name="P446">Tracking Arrow/Bolts</text:p>
      <text:p text:style-name="P449">Tazer Arrows/Bolts</text:p>
      <text:p text:style-name="P377"><text:span text:style-name="T103">Dragon’s Breath Shotgun </text:span><text:span text:style-name="T105">Rounds*</text:span></text:p>
      <text:p text:style-name="P377"><text:span text:style-name="T103">Tazer Shotgun </text:span><text:span text:style-name="T105">Rounds</text:span></text:p>
      <text:p text:style-name="P377"><text:span text:style-name="T106">Astral Quatz</text:span><text:span text:style-name="T104"> Canister</text:span></text:p>
      <text:p text:style-name="P446">Explosive Rounds*</text:p>
      <text:p text:style-name="P450">Electrical Rounds*</text:p>
      <text:p text:style-name="P450">Incendiary Rounds*</text:p>
      <text:p text:style-name="P447">Cyrogenic Rounds</text:p>
      <text:p text:style-name="P398"><text:span text:style-name="T107">I</text:span><text:span text:style-name="T73">ncendiary Canister</text:span></text:p>
      <text:p text:style-name="P451">Cyrogenic Canister</text:p>
      <text:p text:style-name="P284"/>
      <text:p text:style-name="P284">Pharmaceuticals</text:p>
      <text:p text:style-name="P395"><text:tab/><text:tab/><text:tab/></text:p>
      <text:p text:style-name="P390">Medical Kit</text:p>
      <text:p text:style-name="P395"><text:tab/><text:tab/></text:p>
      <text:p text:style-name="P390">Basic:</text:p>
      <text:p text:style-name="P390">Trauma Kit*</text:p>
      <text:p text:style-name="P390">Stimulant</text:p>
      <text:p text:style-name="P390">Antidote*</text:p>
      <text:p text:style-name="P390"><text:tab/><text:tab/></text:p>
      <text:p text:style-name="P390">Advanced:</text:p>
      <text:p text:style-name="P390">Hyper-Sense Steroids*</text:p>
      <text:p text:style-name="P390">Dampening Brew</text:p>
      <text:p text:style-name="P390">Brew of Health</text:p>
      <text:p text:style-name="P390">Hypo-Thermal Stimulant</text:p>
      <text:p text:style-name="P390"><text:tab/><text:tab/></text:p>
      <text:p text:style-name="P390">Master:</text:p>
      <text:p text:style-name="P390">Hyper-Active Stimulant</text:p>
      <text:p text:style-name="P390">Surgical Kit</text:p>
      <text:p text:style-name="P390">Inoculation</text:p>
      <text:p text:style-name="P390">Brew of Long-Breath</text:p>
      <text:p text:style-name="P395"/>
      <text:p text:style-name="P284">Traps</text:p>
      <text:p text:style-name="P395"><text:tab/><text:tab/></text:p>
      <text:p text:style-name="P390">Basic:</text:p>
      <text:p text:style-name="P390">Trip Wire</text:p>
      <text:p text:style-name="P399">Bear Trap*</text:p>
      <text:p text:style-name="P399">Caltrops*</text:p>
      <text:p text:style-name="P390"><text:tab/><text:tab/></text:p>
      <text:p text:style-name="P390">Advanced:</text:p>
      <text:p text:style-name="P390">Flashbang Mine</text:p>
      <text:p text:style-name="P399">Smoke Screen Mine</text:p>
      <text:p text:style-name="P399">Screaming Wire Trap</text:p>
      <text:p text:style-name="P399">Frozen Mist Trap</text:p>
      <text:p text:style-name="P391"><text:tab/></text:p>
      <text:p text:style-name="P391"/>
      <text:p text:style-name="P391"/>
      <text:p text:style-name="P391"/>
      <text:p text:style-name="P391"><text:tab/></text:p>
      <text:p text:style-name="P390"><text:soft-page-break/>Master:</text:p>
      <text:p text:style-name="P390">Shotgun Shell Trap</text:p>
      <text:p text:style-name="P399">Neural Drone Trap</text:p>
      <text:p text:style-name="P399">Electric Ribbon Trap</text:p>
      <text:p text:style-name="P399">Cyrogenic Trap</text:p>
      <text:p text:style-name="P395"><text:tab/></text:p>
      <text:p text:style-name="P284">Explosives</text:p>
      <text:p text:style-name="P395"><text:tab/><text:tab/></text:p>
      <text:p text:style-name="P390">Basic:</text:p>
      <text:p text:style-name="P390">Shrapnel Grenade*</text:p>
      <text:p text:style-name="P390">Shrapnel Mine</text:p>
      <text:p text:style-name="P390">I.E.D.*</text:p>
      <text:p text:style-name="P390"><text:tab/><text:tab/></text:p>
      <text:p text:style-name="P390">Advanced:</text:p>
      <text:p text:style-name="P390">Napalm Mine</text:p>
      <text:p text:style-name="P390">Red Phosphorus Grenade</text:p>
      <text:p text:style-name="P390">Chemical Mine</text:p>
      <text:p text:style-name="P390">Cyrogenic Grenade</text:p>
      <text:p text:style-name="P390"><text:tab/><text:tab/></text:p>
      <text:p text:style-name="P390">Master:</text:p>
      <text:p text:style-name="P390">C4</text:p>
      <text:p text:style-name="P390">Electrified Mine</text:p>
      <text:p text:style-name="P390">Claymore</text:p>
      <text:p text:style-name="P390">Cyrogenic Mine</text:p>
      <text:p text:style-name="P394">Chemical Grenade</text:p>
      <text:p text:style-name="P395"/>
      <text:p text:style-name="P377"><text:span text:style-name="T561"><text:s/></text:span><text:span text:style-name="T347">Materials &amp; Supplies</text:span></text:p>
      <text:p text:style-name="P400"/>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35">Material/Supply</text:p>
          </table:table-cell>
          <table:table-cell table:style-name="Table5.A1" office:value-type="string">
            <text:p text:style-name="P135">List Designation</text:p>
          </table:table-cell>
          <table:table-cell table:style-name="Table5.A1" office:value-type="string">
            <text:p text:style-name="P135">Found in Creature Drops</text:p>
          </table:table-cell>
          <table:table-cell table:style-name="Table5.A1" office:value-type="string">
            <text:p text:style-name="P135">Found in Naturally Existing Node</text:p>
          </table:table-cell>
          <table:table-cell table:style-name="Table5.E1" office:value-type="string">
            <text:p text:style-name="P135">Found in Artificial Existing Node</text:p>
          </table:table-cell>
        </table:table-row>
        <table:table-row table:style-name="Table5.1">
          <table:table-cell table:style-name="Table5.A2" office:value-type="string">
            <text:p text:style-name="P135">Metal and Crystal</text:p>
          </table:table-cell>
          <table:table-cell table:style-name="Table5.A2" office:value-type="string">
            <text:p text:style-name="P135">MC</text:p>
          </table:table-cell>
          <table:table-cell table:style-name="Table5.A2" office:value-type="string">
            <text:p text:style-name="P135">Y (Bandits)</text:p>
          </table:table-cell>
          <table:table-cell table:style-name="Table5.A2" office:value-type="string">
            <text:p text:style-name="P136">N</text:p>
          </table:table-cell>
          <table:table-cell table:style-name="Table5.E2" office:value-type="string">
            <text:p text:style-name="P136">Y</text:p>
          </table:table-cell>
        </table:table-row>
        <table:table-row>
          <table:table-cell table:style-name="Table5.A2" office:value-type="string">
            <text:p text:style-name="P135">Electronic Components</text:p>
          </table:table-cell>
          <table:table-cell table:style-name="Table5.A2" office:value-type="string">
            <text:p text:style-name="P135">EC</text:p>
          </table:table-cell>
          <table:table-cell table:style-name="Table5.A2" office:value-type="string">
            <text:p text:style-name="P135">Y (Bandits)</text:p>
          </table:table-cell>
          <table:table-cell table:style-name="Table5.A2" office:value-type="string">
            <text:p text:style-name="P136">N</text:p>
          </table:table-cell>
          <table:table-cell table:style-name="Table5.E2" office:value-type="string">
            <text:p text:style-name="P136">Y</text:p>
          </table:table-cell>
        </table:table-row>
        <table:table-row>
          <table:table-cell table:style-name="Table5.A2" office:value-type="string">
            <text:p text:style-name="P135">Artificial Components</text:p>
          </table:table-cell>
          <table:table-cell table:style-name="Table5.A2" office:value-type="string">
            <text:p text:style-name="P135">AC</text:p>
          </table:table-cell>
          <table:table-cell table:style-name="Table5.A2" office:value-type="string">
            <text:p text:style-name="P135">Y (Bandits)</text:p>
          </table:table-cell>
          <table:table-cell table:style-name="Table5.A2" office:value-type="string">
            <text:p text:style-name="P136">N</text:p>
          </table:table-cell>
          <table:table-cell table:style-name="Table5.E2" office:value-type="string">
            <text:p text:style-name="P136">Y</text:p>
          </table:table-cell>
        </table:table-row>
        <table:table-row>
          <table:table-cell table:style-name="Table5.A2" office:value-type="string">
            <text:p text:style-name="P135">Industrial Resources</text:p>
          </table:table-cell>
          <table:table-cell table:style-name="Table5.A2" office:value-type="string">
            <text:p text:style-name="P135">IR</text:p>
          </table:table-cell>
          <table:table-cell table:style-name="Table5.A2" office:value-type="string">
            <text:p text:style-name="P135">Y (Bandits)</text:p>
          </table:table-cell>
          <table:table-cell table:style-name="Table5.A2" office:value-type="string">
            <text:p text:style-name="P136">N</text:p>
          </table:table-cell>
          <table:table-cell table:style-name="Table5.E2" office:value-type="string">
            <text:p text:style-name="P136">Y</text:p>
          </table:table-cell>
        </table:table-row>
        <table:table-row>
          <table:table-cell table:style-name="Table5.A2" office:value-type="string">
            <text:p text:style-name="P135">Natural Resources</text:p>
          </table:table-cell>
          <table:table-cell table:style-name="Table5.A2" office:value-type="string">
            <text:p text:style-name="P135">NR</text:p>
          </table:table-cell>
          <table:table-cell table:style-name="Table5.A2" office:value-type="string">
            <text:p text:style-name="P135">N</text:p>
          </table:table-cell>
          <table:table-cell table:style-name="Table5.A2" office:value-type="string">
            <text:p text:style-name="P136">Y</text:p>
          </table:table-cell>
          <table:table-cell table:style-name="Table5.E2" office:value-type="string">
            <text:p text:style-name="P136">N</text:p>
          </table:table-cell>
        </table:table-row>
        <table:table-row>
          <table:table-cell table:style-name="Table5.A2" office:value-type="string">
            <text:p text:style-name="P135">Consumables</text:p>
          </table:table-cell>
          <table:table-cell table:style-name="Table5.A2" office:value-type="string">
            <text:p text:style-name="P135">CS</text:p>
          </table:table-cell>
          <table:table-cell table:style-name="Table5.A2" office:value-type="string">
            <text:p text:style-name="P135">Y (Bandits)</text:p>
          </table:table-cell>
          <table:table-cell table:style-name="Table5.A2" office:value-type="string">
            <text:p text:style-name="P136">Y</text:p>
          </table:table-cell>
          <table:table-cell table:style-name="Table5.E2" office:value-type="string">
            <text:p text:style-name="P136">Y</text:p>
          </table:table-cell>
        </table:table-row>
        <table:table-row>
          <table:table-cell table:style-name="Table5.A2" office:value-type="string">
            <text:p text:style-name="P135">Herbs</text:p>
          </table:table-cell>
          <table:table-cell table:style-name="Table5.A2" office:value-type="string">
            <text:p text:style-name="P135">HB</text:p>
          </table:table-cell>
          <table:table-cell table:style-name="Table5.A2" office:value-type="string">
            <text:p text:style-name="P135">Y (Witches/Fae)</text:p>
          </table:table-cell>
          <table:table-cell table:style-name="Table5.A2" office:value-type="string">
            <text:p text:style-name="P136">Y</text:p>
          </table:table-cell>
          <table:table-cell table:style-name="Table5.E2" office:value-type="string">
            <text:p text:style-name="P136">Y</text:p>
          </table:table-cell>
        </table:table-row>
        <table:table-row>
          <table:table-cell table:style-name="Table5.A2" office:value-type="string">
            <text:p text:style-name="P135">Creature Resources</text:p>
          </table:table-cell>
          <table:table-cell table:style-name="Table5.A2" office:value-type="string">
            <text:p text:style-name="P135">CR</text:p>
          </table:table-cell>
          <table:table-cell table:style-name="Table5.A2" office:value-type="string">
            <text:p text:style-name="P135">Y(Fae)</text:p>
          </table:table-cell>
          <table:table-cell table:style-name="Table5.A2" office:value-type="string">
            <text:p text:style-name="P136"><text:span text:style-name="T562">\</text:span>N</text:p>
          </table:table-cell>
          <table:table-cell table:style-name="Table5.E2" office:value-type="string">
            <text:p text:style-name="P136">N</text:p>
          </table:table-cell>
        </table:table-row>
        <table:table-row>
          <table:table-cell table:style-name="Table5.A2" office:value-type="string">
            <text:p text:style-name="P135">Currency</text:p>
          </table:table-cell>
          <table:table-cell table:style-name="Table5.A2" office:value-type="string">
            <text:p text:style-name="P135">CU</text:p>
          </table:table-cell>
          <table:table-cell table:style-name="Table5.A2" office:value-type="string">
            <text:p text:style-name="P135">Y (Bandits/Witches/Fae)</text:p>
          </table:table-cell>
          <table:table-cell table:style-name="Table5.A2" office:value-type="string">
            <text:p text:style-name="P136">N</text:p>
          </table:table-cell>
          <table:table-cell table:style-name="Table5.E2" office:value-type="string">
            <text:p text:style-name="P136">Y</text:p>
          </table:table-cell>
        </table:table-row>
      </table:table>
      <text:p text:style-name="P400"/>
      <text:p text:style-name="P285">Materials</text:p>
      <text:p text:style-name="P400"/>
      <text:p text:style-name="P401">Metal and Crystal</text:p>
      <text:p text:style-name="P400"/>
      <text:p text:style-name="P345">Metal Scraps</text:p>
      <text:p text:style-name="P345">30% (Scrounge Hound Rank 0-2)</text:p>
      <text:p text:style-name="P347">50% (Scrounge Hound Rank 3-5)</text:p>
      <text:p text:style-name="P347">70% (Scrounge Hound Rank 6)</text:p>
      <text:p text:style-name="P349"/>
      <text:p text:style-name="P345">Steel </text:p>
      <text:p text:style-name="P351">10% (Scrounge Hound Rank 0-2)</text:p>
      <text:p text:style-name="P347">15% (Scrounge Hound Rank 3-5)</text:p>
      <text:p text:style-name="P351">20% (Scrounge Hound Rank 6)</text:p>
      <text:p text:style-name="P345"><text:tab/><text:tab/><text:tab/></text:p>
      <text:p text:style-name="P345">Titanium </text:p>
      <text:p text:style-name="P345">5% (Scrounge Hound Rank 0-2)</text:p>
      <text:p text:style-name="P347">10% (Scrounge Hound Rank 3-5)</text:p>
      <text:p text:style-name="P347">15% (Scrounge Hound Rank 6)</text:p>
      <text:p text:style-name="P345"><text:tab/><text:tab/><text:tab/><text:tab/><text:tab/></text:p>
      <text:p text:style-name="P345">Elvenite </text:p>
      <text:p text:style-name="P352">0% (Scrounge Hound Rank 0-2)</text:p>
      <text:p text:style-name="P352">5% (Scrounge Hound Rank 3-5)</text:p>
      <text:p text:style-name="P351">10% (Scrounge Hound Rank 6)</text:p>
      <text:p text:style-name="P346"><text:tab/><text:tab/></text:p>
      <text:p text:style-name="P346"/>
      <text:p text:style-name="P346"><text:tab/></text:p>
      <text:p text:style-name="P345"><text:soft-page-break/>Aurium </text:p>
      <text:p text:style-name="P351">0% (Scrounge Hound Rank 0-2)</text:p>
      <text:p text:style-name="P351">5% (Scrounge Hound Rank 3-5)</text:p>
      <text:p text:style-name="P351">10% (Scrounge Hound Rank 6)</text:p>
      <text:p text:style-name="P345"><text:tab/><text:tab/><text:tab/></text:p>
      <text:p text:style-name="P345">Galvanite</text:p>
      <text:p text:style-name="P351">0% (Scrounge Hound Rank 0-2)</text:p>
      <text:p text:style-name="P351">5% (Scrounge Hound Rank 3-5)</text:p>
      <text:p text:style-name="P351">10% (Scrounge Hound Rank 6)</text:p>
      <text:p text:style-name="P345"><text:tab/><text:tab/><text:tab/></text:p>
      <text:p text:style-name="P345">Cyronite</text:p>
      <text:p text:style-name="P351">0% (Scrounge Hound Rank 0-2)</text:p>
      <text:p text:style-name="P351">5% (Scrounge Hound Rank 3-5)</text:p>
      <text:p text:style-name="P351">10% (Scrounge Hound Rank 6)</text:p>
      <text:p text:style-name="P349"/>
      <text:p text:style-name="P345">Astral Quatz </text:p>
      <text:p text:style-name="P351">0% (Scrounge Hound Rank 0-2)</text:p>
      <text:p text:style-name="P351">0% (Scrounge Hound Rank 3-5)</text:p>
      <text:p text:style-name="P351">5% (Scrounge Hound Rank 6)</text:p>
      <text:p text:style-name="P345"><text:tab/><text:tab/><text:tab/></text:p>
      <text:p text:style-name="P345">Meteoric Steel</text:p>
      <text:p text:style-name="P351">0% (Scrounge Hound Rank 0-2)</text:p>
      <text:p text:style-name="P351">0% (Scrounge Hound Rank 3-5)</text:p>
      <text:p text:style-name="P351">3% (Scrounge Hound Rank 6)</text:p>
      <text:p text:style-name="P349"/>
      <text:p text:style-name="P345"><text:tab/></text:p>
      <text:p text:style-name="P401">Electronic Components</text:p>
      <text:p text:style-name="P401"><text:tab/><text:tab/><text:tab/></text:p>
      <text:p text:style-name="P345">Wires</text:p>
      <text:p text:style-name="P351">30% (Scrounge Hound Rank 0-2)</text:p>
      <text:p text:style-name="P351">40% (Scrounge Hound Rank 3-5)</text:p>
      <text:p text:style-name="P351">50% (Scrounge Hound Rank 6)</text:p>
      <text:p text:style-name="P345"><text:tab/><text:tab/><text:tab/></text:p>
      <text:p text:style-name="P345">Batteries</text:p>
      <text:p text:style-name="P351">25% (Scrounge Hound Rank 0-2)</text:p>
      <text:p text:style-name="P351">40% (Scrounge Hound Rank 3-5)</text:p>
      <text:p text:style-name="P351">55% (Scrounge Hound Rank 6)</text:p>
      <text:p text:style-name="P345"><text:tab/><text:tab/></text:p>
      <text:p text:style-name="P345">Computer Parts</text:p>
      <text:p text:style-name="P351">0% (Scrounge Hound Rank 0-2)</text:p>
      <text:p text:style-name="P351">25% (Scrounge Hound Rank 3-5)</text:p>
      <text:p text:style-name="P351">35% (Scrounge Hound Rank 6)</text:p>
      <text:p text:style-name="P345"><text:tab/><text:tab/><text:tab/></text:p>
      <text:p text:style-name="P345">Gold</text:p>
      <text:p text:style-name="P351">0% (Scrounge Hound Rank 0-2)</text:p>
      <text:p text:style-name="P351">0% (Scrounge Hound Rank 3-5)</text:p>
      <text:p text:style-name="P351">10% (Scrounge Hound Rank 6)</text:p>
      <text:p text:style-name="P345"><text:tab/><text:tab/><text:tab/></text:p>
      <text:p text:style-name="P345">Circuitry</text:p>
      <text:p text:style-name="P351">0% (Scrounge Hound Rank 0-2)</text:p>
      <text:p text:style-name="P351">0% (Scrounge Hound Rank 3-5)</text:p>
      <text:p text:style-name="P351">10% (Scrounge Hound Rank 6)</text:p>
      <text:p text:style-name="P349"/>
      <text:p text:style-name="P353">Scrap Nano-Technology</text:p>
      <text:p text:style-name="P351">0% (Scrounge Hound Rank 0-2)</text:p>
      <text:p text:style-name="P351">0% (Scrounge Hound Rank 3-5)</text:p>
      <text:p text:style-name="P353">2% (Scrounge Hound Rank 6)</text:p>
      <text:p text:style-name="P349"/>
      <text:p text:style-name="P401">Artificial Components</text:p>
      <text:p text:style-name="P401"><text:tab/><text:tab/><text:tab/></text:p>
      <text:p text:style-name="P345">Rubber</text:p>
      <text:p text:style-name="P351">30% (Scrounge Hound Rank 0-2)</text:p>
      <text:p text:style-name="P351">40% (Scrounge Hound Rank 3-5)</text:p>
      <text:p text:style-name="P351">50% (Scrounge Hound Rank 6)</text:p>
      <text:p text:style-name="P345"><text:tab/><text:tab/><text:tab/></text:p>
      <text:p text:style-name="P345">Plastic</text:p>
      <text:p text:style-name="P351">30% (Scrounge Hound Rank 0-2)</text:p>
      <text:p text:style-name="P351">50% (Scrounge Hound Rank 3-5)</text:p>
      <text:p text:style-name="P351">70% (Scrounge Hound Rank 6)</text:p>
      <text:p text:style-name="P348"><text:tab/><text:tab/></text:p>
      <text:p text:style-name="P348"/>
      <text:p text:style-name="P348"/>
      <text:p text:style-name="P348"><text:tab/></text:p>
      <text:p text:style-name="P347"><text:soft-page-break/>String</text:p>
      <text:p text:style-name="P342">30% (Scrounge Hound Rank 0-2)</text:p>
      <text:p text:style-name="P342">50% (Scrounge Hound Rank 3-5)</text:p>
      <text:p text:style-name="P342">70% (Scrounge Hound Rank 6)</text:p>
      <text:p text:style-name="P401"><text:tab/></text:p>
      <text:p text:style-name="P345">Mechanical Parts</text:p>
      <text:p text:style-name="P351">0% (Scrounge Hound Rank 0-2)</text:p>
      <text:p text:style-name="P351">15% (Scrounge Hound Rank 3-5)</text:p>
      <text:p text:style-name="P351">30% (Scrounge Hound Rank 6)</text:p>
      <text:p text:style-name="P349"/>
      <text:p text:style-name="P345">Allure Fiber</text:p>
      <text:p text:style-name="P351">0% (Scrounge Hound Rank 0-2)</text:p>
      <text:p text:style-name="P351">0% (Scrounge Hound Rank 3-5)</text:p>
      <text:p text:style-name="P351">10% (Scrounge Hound Rank 6)</text:p>
      <text:p text:style-name="P401"><text:tab/><text:tab/></text:p>
      <text:p text:style-name="P401">Industrial Resources</text:p>
      <text:p text:style-name="P401"><text:tab/><text:tab/><text:tab/></text:p>
      <text:p text:style-name="P345">Chemicals</text:p>
      <text:p text:style-name="P351">35% (Scrounge Hound Rank 0-2)</text:p>
      <text:p text:style-name="P351">45% (Scrounge Hound Rank 3-5)</text:p>
      <text:p text:style-name="P351">55% (Scrounge Hound Rank 6)</text:p>
      <text:p text:style-name="P347"><text:tab/><text:tab/><text:tab/></text:p>
      <text:p text:style-name="P347">Gasoline</text:p>
      <text:p text:style-name="P351">20% (Scrounge Hound Rank 0-2)</text:p>
      <text:p text:style-name="P351">35% (Scrounge Hound Rank 3-5)</text:p>
      <text:p text:style-name="P351">50% (Scrounge Hound Rank 6)</text:p>
      <text:p text:style-name="P345"><text:tab/><text:tab/><text:tab/></text:p>
      <text:p text:style-name="P345">Sulfur</text:p>
      <text:p text:style-name="P345">0% (Scrounge Hound Rank 0-2)</text:p>
      <text:p text:style-name="P351">10% (Scrounge Hound Rank 3-5)</text:p>
      <text:p text:style-name="P351">10% (Scrounge Hound Rank 6)</text:p>
      <text:p text:style-name="P351"><text:tab/><text:tab/><text:tab/></text:p>
      <text:p text:style-name="P351">Laboratory Chemicals</text:p>
      <text:p text:style-name="P351">0% (Scrounge Hound Rank 0-2)</text:p>
      <text:p text:style-name="P351">0% (Scrounge Hound Rank 3-5)</text:p>
      <text:p text:style-name="P351">5% (Scrounge Hound Rank 6)</text:p>
      <text:p text:style-name="P400"/>
      <text:p text:style-name="P401">Natural Resources</text:p>
      <text:p text:style-name="P400"><text:span text:style-name="T563"><text:tab/><text:tab/></text:span><text:span text:style-name="T400"><text:tab/></text:span></text:p>
      <text:p text:style-name="P345">Stone</text:p>
      <text:p text:style-name="P351">35% (Scrounge Hound Rank 0-2)</text:p>
      <text:p text:style-name="P351">35% (Scrounge Hound Rank 3-5)</text:p>
      <text:p text:style-name="P351">35% (Scrounge Hound Rank 6)</text:p>
      <text:p text:style-name="P345"><text:tab/><text:tab/><text:tab/></text:p>
      <text:p text:style-name="P345">Wood</text:p>
      <text:p text:style-name="P351">35% (Scrounge Hound Rank 0-2)</text:p>
      <text:p text:style-name="P351">35% (Scrounge Hound Rank 3-5)</text:p>
      <text:p text:style-name="P351">35% (Scrounge Hound Rank 6)</text:p>
      <text:p text:style-name="P345"><text:tab/><text:tab/><text:tab/></text:p>
      <text:p text:style-name="P345">Leather/Hide</text:p>
      <text:p text:style-name="P351">30% (Scrounge Hound Rank 0-2)</text:p>
      <text:p text:style-name="P351">30% (Scrounge Hound Rank 3-5)</text:p>
      <text:p text:style-name="P351">30% (Scrounge Hound Rank 6)</text:p>
      <text:p text:style-name="P345"><text:tab/><text:tab/></text:p>
      <text:p text:style-name="P401">Consumables</text:p>
      <text:p text:style-name="P345"><text:tab/><text:tab/><text:tab/></text:p>
      <text:p text:style-name="P345">Food</text:p>
      <text:p text:style-name="P351">35% (Scrounge Hound Rank 0-2)</text:p>
      <text:p text:style-name="P351">35% (Scrounge Hound Rank 3-5)</text:p>
      <text:p text:style-name="P351">35% (Scrounge Hound Rank 6)</text:p>
      <text:p text:style-name="P345"><text:tab/><text:tab/><text:tab/></text:p>
      <text:p text:style-name="P345">Drink</text:p>
      <text:p text:style-name="P351">65% (Scrounge Hound Rank 0-2)</text:p>
      <text:p text:style-name="P351">65% (Scrounge Hound Rank 3-5)</text:p>
      <text:p text:style-name="P351">65% (Scrounge Hound Rank 6)</text:p>
      <text:p text:style-name="P401"><text:tab/><text:tab/></text:p>
      <text:p text:style-name="P400">Herbs</text:p>
      <text:p text:style-name="P349"/>
      <text:p text:style-name="P349">Wolfs-Bane</text:p>
      <text:p text:style-name="P349"><text:span text:style-name="T564">10%</text:span><text:span text:style-name="T108"> (</text:span><text:span text:style-name="T109">Gatherer.. Gardener… </text:span><text:span text:style-name="T108"><text:s/></text:span><text:span text:style-name="T565">Rank 0-2)</text:span></text:p>
      <text:p text:style-name="P349"><text:span text:style-name="T564">20% (</text:span><text:span text:style-name="T109">Gatherer.. Gardener… </text:span><text:span text:style-name="T108"><text:s/></text:span><text:span text:style-name="T565"><text:s/>Rank 3-5)</text:span></text:p>
      <text:p text:style-name="P349"><text:span text:style-name="T564">30% (</text:span><text:span text:style-name="T109">Gatherer.. Gardener… </text:span><text:span text:style-name="T108"><text:s/></text:span><text:span text:style-name="T565">Rank 6)</text:span></text:p>
      <text:p text:style-name="P349"><text:tab/><text:tab/></text:p>
      <text:p text:style-name="P349"><text:soft-page-break/>Ash Root</text:p>
      <text:p text:style-name="P349"><text:span text:style-name="T564">10%</text:span><text:span text:style-name="T108"> (</text:span><text:span text:style-name="T109">Gatherer.. Gardener… </text:span><text:span text:style-name="T108"><text:s/></text:span><text:span text:style-name="T565">Rank 0-2)</text:span></text:p>
      <text:p text:style-name="P349"><text:span text:style-name="T564">20% (</text:span><text:span text:style-name="T109">Gatherer.. Gardener… </text:span><text:span text:style-name="T108"><text:s/></text:span><text:span text:style-name="T565"><text:s/>Rank 3-5)</text:span></text:p>
      <text:p text:style-name="P349"><text:span text:style-name="T564">30% (</text:span><text:span text:style-name="T109">Gatherer.. Gardener… </text:span><text:span text:style-name="T108"><text:s/></text:span><text:span text:style-name="T565">Rank 6)</text:span></text:p>
      <text:p text:style-name="P345"><text:tab/><text:tab/></text:p>
      <text:p text:style-name="P345">Faded Glory</text:p>
      <text:p text:style-name="P349"><text:span text:style-name="T564">10%</text:span><text:span text:style-name="T108"> (</text:span><text:span text:style-name="T109">Gatherer.. Gardener… </text:span><text:span text:style-name="T108"><text:s/></text:span><text:span text:style-name="T565">Rank 0-2)</text:span></text:p>
      <text:p text:style-name="P349"><text:span text:style-name="T564">20% (</text:span><text:span text:style-name="T109">Gatherer.. Gardener… </text:span><text:span text:style-name="T108"><text:s/></text:span><text:span text:style-name="T565"><text:s/>Rank 3-5)</text:span></text:p>
      <text:p text:style-name="P349"><text:span text:style-name="T564">30% (</text:span><text:span text:style-name="T109">Gatherer.. Gardener… </text:span><text:span text:style-name="T108"><text:s/></text:span><text:span text:style-name="T565">Rank 6)</text:span></text:p>
      <text:p text:style-name="P345"><text:tab/><text:tab/></text:p>
      <text:p text:style-name="P345">Kings Folly</text:p>
      <text:p text:style-name="P349"><text:span text:style-name="T564">10%</text:span><text:span text:style-name="T108"> (</text:span><text:span text:style-name="T109">Gatherer.. Gardener… </text:span><text:span text:style-name="T108"><text:s/></text:span><text:span text:style-name="T565">Rank 0-2)</text:span></text:p>
      <text:p text:style-name="P349"><text:span text:style-name="T564">20% (</text:span><text:span text:style-name="T109">Gatherer.. Gardener… </text:span><text:span text:style-name="T108"><text:s/></text:span><text:span text:style-name="T565"><text:s/>Rank 3-5)</text:span></text:p>
      <text:p text:style-name="P349"><text:span text:style-name="T564">30% (</text:span><text:span text:style-name="T109">Gatherer.. Gardener… </text:span><text:span text:style-name="T108"><text:s/></text:span><text:span text:style-name="T565">Rank 6)</text:span></text:p>
      <text:p text:style-name="P345"><text:tab/><text:tab/></text:p>
      <text:p text:style-name="P345">Pendruten Flowers</text:p>
      <text:p text:style-name="P349"><text:span text:style-name="T564">5%</text:span><text:span text:style-name="T108"> (</text:span><text:span text:style-name="T109">Gatherer.. Gardener… </text:span><text:span text:style-name="T108"><text:s/></text:span><text:span text:style-name="T565">Rank 0-2)</text:span></text:p>
      <text:p text:style-name="P349"><text:span text:style-name="T564">15% (</text:span><text:span text:style-name="T109">Gatherer.. Gardener… </text:span><text:span text:style-name="T108"><text:s/></text:span><text:span text:style-name="T565"><text:s/>Rank 3-5)</text:span></text:p>
      <text:p text:style-name="P349"><text:span text:style-name="T564">25% (</text:span><text:span text:style-name="T109">Gatherer.. Gardener… </text:span><text:span text:style-name="T108"><text:s/></text:span><text:span text:style-name="T565">Rank 6)</text:span></text:p>
      <text:p text:style-name="P349"><text:tab/><text:tab/></text:p>
      <text:p text:style-name="P349">Sun<text:span text:style-name="T566">b</text:span>lossom </text:p>
      <text:p text:style-name="P349"><text:span text:style-name="T564">*5%*</text:span><text:span text:style-name="T108"> (</text:span><text:span text:style-name="T109">Gatherer.. Gardener… </text:span><text:span text:style-name="T108"><text:s/></text:span><text:span text:style-name="T565">Rank 0-2)</text:span></text:p>
      <text:p text:style-name="P349"><text:span text:style-name="T564">*10%* (</text:span><text:span text:style-name="T109">Gatherer.. Gardener… </text:span><text:span text:style-name="T108"><text:s/></text:span><text:span text:style-name="T565"><text:s/>Rank 3-5)</text:span></text:p>
      <text:p text:style-name="P349"><text:span text:style-name="T564">*15%* (</text:span><text:span text:style-name="T109">Gatherer.. Gardener… </text:span><text:span text:style-name="T108"><text:s/></text:span><text:span text:style-name="T565">Rank 6)</text:span></text:p>
      <text:p text:style-name="P349"><text:tab/><text:tab/></text:p>
      <text:p text:style-name="P354">Moonwilt</text:p>
      <text:p text:style-name="P349"><text:span text:style-name="T564">*5%*</text:span><text:span text:style-name="T108"> (</text:span><text:span text:style-name="T109">Gatherer.. Gardener… </text:span><text:span text:style-name="T108"><text:s/></text:span><text:span text:style-name="T565">Rank 0-2)</text:span></text:p>
      <text:p text:style-name="P349"><text:span text:style-name="T564">*10%* (</text:span><text:span text:style-name="T109">Gatherer.. Gardener… </text:span><text:span text:style-name="T108"><text:s/></text:span><text:span text:style-name="T565"><text:s/>Rank 3-5)</text:span></text:p>
      <text:p text:style-name="P349"><text:span text:style-name="T564">*15%* (</text:span><text:span text:style-name="T109">Gatherer.. Gardener… </text:span><text:span text:style-name="T108"><text:s/></text:span><text:span text:style-name="T565">Rank 6)</text:span></text:p>
      <text:p text:style-name="P349"><text:tab/><text:tab/></text:p>
      <text:p text:style-name="P345">Entbark</text:p>
      <text:p text:style-name="P349"><text:span text:style-name="T564">5%</text:span><text:span text:style-name="T108"> (</text:span><text:span text:style-name="T109">Gatherer.. Gardener… </text:span><text:span text:style-name="T108"><text:s/></text:span><text:span text:style-name="T565">Rank 0-2)</text:span></text:p>
      <text:p text:style-name="P349"><text:span text:style-name="T565">10% (</text:span><text:span text:style-name="T109">Gatherer.. Gardener… </text:span><text:span text:style-name="T108"><text:s/></text:span><text:span text:style-name="T565"><text:s/>Rank 3-5)</text:span></text:p>
      <text:p text:style-name="P349"><text:span text:style-name="T564">15% (</text:span><text:span text:style-name="T109">Gatherer.. Gardener… </text:span><text:span text:style-name="T108"><text:s/></text:span><text:span text:style-name="T565">Rank 6)</text:span></text:p>
      <text:p text:style-name="P349"/>
      <text:p text:style-name="P345">Basilisk Eye</text:p>
      <text:p text:style-name="P349"><text:span text:style-name="T564">0%</text:span><text:span text:style-name="T108"> (</text:span><text:span text:style-name="T109">Gatherer.. Gardener… </text:span><text:span text:style-name="T108"><text:s/></text:span><text:span text:style-name="T565">Rank 0-2)</text:span></text:p>
      <text:p text:style-name="P349"><text:span text:style-name="T564">5% (</text:span><text:span text:style-name="T109">Gatherer.. Gardener… </text:span><text:span text:style-name="T108"><text:s/></text:span><text:span text:style-name="T565"><text:s/>Rank 3-5)</text:span></text:p>
      <text:p text:style-name="P349"><text:span text:style-name="T564">10% (</text:span><text:span text:style-name="T109">Gatherer.. Gardener… </text:span><text:span text:style-name="T108"><text:s/></text:span><text:span text:style-name="T565">Rank 6)</text:span></text:p>
      <text:p text:style-name="P349"><text:tab/><text:tab/></text:p>
      <text:p text:style-name="P355">Drake Shroom</text:p>
      <text:p text:style-name="P349"><text:span text:style-name="T564">0%</text:span><text:span text:style-name="T108"> (</text:span><text:span text:style-name="T109">Gatherer.. Gardener… </text:span><text:span text:style-name="T108"><text:s/></text:span><text:span text:style-name="T565">Rank 0-2)</text:span></text:p>
      <text:p text:style-name="P349"><text:span text:style-name="T564">5% (</text:span><text:span text:style-name="T109">Gatherer.. Gardener… </text:span><text:span text:style-name="T108"><text:s/></text:span><text:span text:style-name="T565"><text:s/>Rank 3-5)</text:span></text:p>
      <text:p text:style-name="P349"><text:span text:style-name="T564">10% (</text:span><text:span text:style-name="T109">Gatherer.. Gardener… </text:span><text:span text:style-name="T108"><text:s/></text:span><text:span text:style-name="T565">Rank 6)</text:span></text:p>
      <text:p text:style-name="P349"><text:tab/><text:tab/></text:p>
      <text:p text:style-name="P345">Troll Stalk</text:p>
      <text:p text:style-name="P349"><text:span text:style-name="T564">0%</text:span><text:span text:style-name="T108"> (</text:span><text:span text:style-name="T109">Gatherer.. Gardener… </text:span><text:span text:style-name="T108"><text:s/></text:span><text:span text:style-name="T565">Rank 0-2)</text:span></text:p>
      <text:p text:style-name="P349"><text:span text:style-name="T564">5% (</text:span><text:span text:style-name="T109">Gatherer.. Gardener… </text:span><text:span text:style-name="T108"><text:s/></text:span><text:span text:style-name="T565"><text:s/>Rank 3-5)</text:span></text:p>
      <text:p text:style-name="P349"><text:span text:style-name="T564">10% (</text:span><text:span text:style-name="T109">Gatherer.. Gardener… </text:span><text:span text:style-name="T108"><text:s/></text:span><text:span text:style-name="T565">Rank 6)</text:span></text:p>
      <text:p text:style-name="P349"><text:tab/><text:tab/></text:p>
      <text:p text:style-name="P345">Witch Tongue</text:p>
      <text:p text:style-name="P349"><text:span text:style-name="T564">0%</text:span><text:span text:style-name="T108"> (</text:span><text:span text:style-name="T109">Gatherer.. Gardener… </text:span><text:span text:style-name="T108"><text:s/></text:span><text:span text:style-name="T565">Rank 0-2)</text:span></text:p>
      <text:p text:style-name="P349"><text:span text:style-name="T564">5% (</text:span><text:span text:style-name="T109">Gatherer.. Gardener… </text:span><text:span text:style-name="T108"><text:s/></text:span><text:span text:style-name="T565"><text:s/>Rank 3-5)</text:span></text:p>
      <text:p text:style-name="P349"><text:span text:style-name="T564">10% (</text:span><text:span text:style-name="T109">Gatherer.. Gardener… </text:span><text:span text:style-name="T108"><text:s/></text:span><text:span text:style-name="T565">Rank 6)</text:span></text:p>
      <text:p text:style-name="P349"><text:tab/><text:tab/></text:p>
      <text:p text:style-name="P345">Netherfield </text:p>
      <text:p text:style-name="P349"><text:span text:style-name="T564">0%</text:span><text:span text:style-name="T108"> (</text:span><text:span text:style-name="T109">Gatherer.. Gardener… </text:span><text:span text:style-name="T108"><text:s/></text:span><text:span text:style-name="T565">Rank 0-2)</text:span></text:p>
      <text:p text:style-name="P349"><text:span text:style-name="T564">5% (</text:span><text:span text:style-name="T109">Gatherer.. Gardener… </text:span><text:span text:style-name="T108"><text:s/></text:span><text:span text:style-name="T565"><text:s/>Rank 3-5)</text:span></text:p>
      <text:p text:style-name="P349"><text:span text:style-name="T564">10% (</text:span><text:span text:style-name="T109">Gatherer.. Gardener… </text:span><text:span text:style-name="T108"><text:s/></text:span><text:span text:style-name="T565">Rank 6)</text:span></text:p>
      <text:p text:style-name="P349"/>
      <text:p text:style-name="P355">Lich Bloom </text:p>
      <text:p text:style-name="P349"><text:span text:style-name="T564">0%</text:span><text:span text:style-name="T108"> (</text:span><text:span text:style-name="T109">Ga</text:span><text:span text:style-name="T110">t</text:span><text:span text:style-name="T109">herer.. Gardener… </text:span><text:span text:style-name="T108"><text:s/></text:span><text:span text:style-name="T565">Rank 0-2)</text:span></text:p>
      <text:p text:style-name="P349"><text:span text:style-name="T564">0% (</text:span><text:span text:style-name="T109">Gatherer.. Gardener… </text:span><text:span text:style-name="T108"><text:s/></text:span><text:span text:style-name="T565"><text:s/>Rank 3-5)</text:span></text:p>
      <text:p text:style-name="P349"><text:span text:style-name="T564">3% (</text:span><text:span text:style-name="T109">Gatherer.. Gardener… </text:span><text:span text:style-name="T108"><text:s/></text:span><text:span text:style-name="T565">Rank 6)</text:span></text:p>
      <text:p text:style-name="P349"><text:tab/><text:tab/></text:p>
      <text:p text:style-name="P345">Dragon Heart (1.5%)</text:p>
      <text:p text:style-name="P349"><text:span text:style-name="T564">0%</text:span><text:span text:style-name="T108"> (</text:span><text:span text:style-name="T109">Gatherer.. Gardener… </text:span><text:span text:style-name="T108"><text:s/></text:span><text:span text:style-name="T565">Rank 0-2)</text:span></text:p>
      <text:p text:style-name="P349"><text:span text:style-name="T564">0% (</text:span><text:span text:style-name="T109">Gatherer.. Gardener… </text:span><text:span text:style-name="T108"><text:s/></text:span><text:span text:style-name="T565"><text:s/>Rank 3-5)</text:span></text:p>
      <text:p text:style-name="P349"><text:span text:style-name="T564">1.5% (</text:span><text:span text:style-name="T109">Gatherer.. Gardener… </text:span><text:span text:style-name="T108"><text:s/></text:span><text:span text:style-name="T565">Rank 6)</text:span></text:p>
      <text:p text:style-name="P350"><text:tab/></text:p>
      <text:p text:style-name="P350"/>
      <text:p text:style-name="P350"/>
      <text:p text:style-name="P350"><text:tab/></text:p>
      <text:p text:style-name="P355"><text:soft-page-break/>Grace Pollen (.5%)</text:p>
      <text:p text:style-name="P349"><text:span text:style-name="T564">0%</text:span><text:span text:style-name="T108"> (</text:span><text:span text:style-name="T109">Gatherer.. Gardener… </text:span><text:span text:style-name="T108"><text:s/></text:span><text:span text:style-name="T565">Rank 0-2)</text:span></text:p>
      <text:p text:style-name="P349"><text:span text:style-name="T564">0% (</text:span><text:span text:style-name="T109">Gatherer.. Gardener… </text:span><text:span text:style-name="T108"><text:s/></text:span><text:span text:style-name="T565"><text:s/>Rank 3-5)</text:span></text:p>
      <text:p text:style-name="P349"><text:span text:style-name="T564">.5% (</text:span><text:span text:style-name="T109">Gatherer.. Gardener… </text:span><text:span text:style-name="T108"><text:s/></text:span><text:span text:style-name="T565">Rank 6)</text:span></text:p>
      <text:p text:style-name="P394"/>
      <text:p text:style-name="P394">Creature Resources</text:p>
      <text:p text:style-name="P400"><text:tab/><text:tab/></text:p>
      <text:p text:style-name="P454">Werewolf Pelt</text:p>
      <text:p text:style-name="P356">Werewolf Pelt (Black) (60% Rate)</text:p>
      <text:p text:style-name="P354">Werewolf Pelt (Grey) (60% Rate)</text:p>
      <text:p text:style-name="P354">Werewolf Pelt (White) (60% Rate)</text:p>
      <text:p text:style-name="P354">Werewolf Pelt (Brown) (60% Rate)</text:p>
      <text:p text:style-name="P357">Ragnarok Werewolf Pelt (30% Rate)</text:p>
      <text:p text:style-name="P354">Norse Werewolf Pelt (15% Rate)</text:p>
      <text:p text:style-name="P356"><text:tab/><text:tab/></text:p>
      <text:p text:style-name="P454">Giant Insect Venom</text:p>
      <text:p text:style-name="P356">Spyder Venom (75% Rate)</text:p>
      <text:p text:style-name="P358">Scorpion Venom (75% Rate)</text:p>
      <text:p text:style-name="P358">Centipede Venom (75% Rate)</text:p>
      <text:p text:style-name="P358">Wasp Venom (75% Rate)</text:p>
      <text:p text:style-name="P356"><text:tab/><text:tab/></text:p>
      <text:p text:style-name="P454">Plasm</text:p>
      <text:p text:style-name="P356">Ectoplasm (15% Rate) </text:p>
      <text:p text:style-name="P354">Shadowplasm (10% Rate)</text:p>
      <text:p text:style-name="P354">Protoplasm (5% Rate)</text:p>
      <text:p text:style-name="P356"><text:tab/></text:p>
      <text:p text:style-name="P454">Pixy Dust</text:p>
      <text:p text:style-name="P356">Summer Dust (25% Rate)</text:p>
      <text:p text:style-name="P358">Winter Dust (25% Rate)</text:p>
      <text:p text:style-name="P356"><text:tab/><text:tab/></text:p>
      <text:p text:style-name="P454">Vampire Fangs</text:p>
      <text:p text:style-name="P356">Rabid Vampire Fangs (50%/40% Rate)</text:p>
      <text:p text:style-name="P354">Vampire Fangs (40%/60% Rate)</text:p>
      <text:p text:style-name="P354">Noble Vampire Fangs (10%/80% Rate)</text:p>
      <text:p text:style-name="P455">Orge Bones</text:p>
      <text:p text:style-name="P356">Orge Skull (90% Rate)</text:p>
      <text:p text:style-name="P354">Orge Rib Cage (75% Rate)</text:p>
      <text:p text:style-name="P354">Orge Femur (85% Rate)</text:p>
      <text:p text:style-name="P354">Orge Spinal Column (10% Rate) </text:p>
      <text:p text:style-name="P356"><text:tab/><text:tab/></text:p>
      <text:p text:style-name="P454">Elemental Sources</text:p>
      <text:p text:style-name="P356">Earth Elemental Crystal (90% Rate)</text:p>
      <text:p text:style-name="P358">Water Elemental Core (70% Rate)</text:p>
      <text:p text:style-name="P358">Storm Elemental Spark (25% Rate)</text:p>
      <text:p text:style-name="P358">Plant Elemental Heart (10% Rate)</text:p>
      <text:p text:style-name="P356"><text:tab/><text:tab/></text:p>
      <text:p text:style-name="P454">Troll Fat</text:p>
      <text:p text:style-name="P356">Earth Troll Fat (55% Rate)</text:p>
      <text:p text:style-name="P358">Frost Troll Far (35% Rate)</text:p>
      <text:p text:style-name="P356"><text:tab/><text:tab/></text:p>
      <text:p text:style-name="P454">Drake Glands</text:p>
      <text:p text:style-name="P356">Fire Drake Gland (45% Rate)</text:p>
      <text:p text:style-name="P358">Frost Drake Gland (25% Rate)</text:p>
      <text:p text:style-name="P349"><text:tab/></text:p>
      <text:p text:style-name="P400">Currency</text:p>
      <text:p text:style-name="P400"/>
      <text:p text:style-name="P345">Iron Bit (1) (50%)</text:p>
      <text:p text:style-name="P345">Coffee (5) (25%)</text:p>
      <text:p text:style-name="P345">Cigarrettes (10) (10%)</text:p>
      <text:p text:style-name="P349">Silver Bit (20) (10%)</text:p>
      <text:p text:style-name="P349">Ruby (50) (3%)</text:p>
      <text:p text:style-name="P345">Diamond <text:span text:style-name="T567">(100) (2%)</text:span></text:p>
      <text:p text:style-name="P400"><text:tab/><text:tab/></text:p>
      <text:p text:style-name="P277">Augmentations</text:p>
      <text:p text:style-name="P338"><text:tab/><text:span text:style-name="T448">Even the thickest of skulls will realize that surviving the apocalypse means being capable of rapid evolution. This applies even to the weapons and armor that the player will wield. All weapons and are are capable of receiving a number of augmentations. Augmentations are divided into the technological modifications or magikal runes. The number and type of augmentation slots is determined by the quality of the weapon or piece of armor and the heritage of the player. The first and second slot of a human characters weapon or armor will only accept modifications while the third slot will accept runes. The first and second slot of a sorcerer characters weapon or armor will only accept runes while the third slot will accept modifications. An enchanter may put a rune or modification in any of their weapons or armors slots. The quality of the augmentation determines the bonus of the effect of the augmentation. </text:span></text:p>
      <text:p text:style-name="P338"/>
      <table:table table:name="Table4" table:style-name="Table4">
        <table:table-column table:style-name="Table4.A"/>
        <table:table-column table:style-name="Table4.B"/>
        <table:table-column table:style-name="Table4.C"/>
        <text:soft-page-break/>
        <table:table-row>
          <table:table-cell table:style-name="Table4.A1" office:value-type="string">
            <text:p text:style-name="P216">Quality </text:p>
          </table:table-cell>
          <table:table-cell table:style-name="Table4.A1" office:value-type="string">
            <text:p text:style-name="P216">Number of Augmentation Slots</text:p>
          </table:table-cell>
          <table:table-cell table:style-name="Table4.C1" office:value-type="string">
            <text:p text:style-name="P216"><text:span text:style-name="T568">Additional Effectiveness</text:span> of Augmentation</text:p>
          </table:table-cell>
        </table:table-row>
        <table:table-row>
          <table:table-cell table:style-name="Table4.A2" office:value-type="string">
            <text:p text:style-name="P3">Junkyard</text:p>
          </table:table-cell>
          <table:table-cell table:style-name="Table4.A2" office:value-type="string">
            <text:p text:style-name="P216">0</text:p>
          </table:table-cell>
          <table:table-cell table:style-name="Table4.C2" office:value-type="string">
            <text:p text:style-name="P222">0</text:p>
          </table:table-cell>
        </table:table-row>
        <table:table-row>
          <table:table-cell table:style-name="Table4.A2" office:value-type="string">
            <text:p text:style-name="P6">Serviceable</text:p>
          </table:table-cell>
          <table:table-cell table:style-name="Table4.A2" office:value-type="string">
            <text:p text:style-name="P216">1</text:p>
          </table:table-cell>
          <table:table-cell table:style-name="Table4.C2" office:value-type="string">
            <text:p text:style-name="P216">20%</text:p>
          </table:table-cell>
        </table:table-row>
        <table:table-row>
          <table:table-cell table:style-name="Table4.A2" office:value-type="string">
            <text:p text:style-name="P9">Well-Kept</text:p>
          </table:table-cell>
          <table:table-cell table:style-name="Table4.A2" office:value-type="string">
            <text:p text:style-name="P216">2</text:p>
          </table:table-cell>
          <table:table-cell table:style-name="Table4.C2" office:value-type="string">
            <text:p text:style-name="P216">25%</text:p>
          </table:table-cell>
        </table:table-row>
        <table:table-row>
          <table:table-cell table:style-name="Table4.A2" office:value-type="string">
            <text:p text:style-name="P12">Masterpiece</text:p>
          </table:table-cell>
          <table:table-cell table:style-name="Table4.A2" office:value-type="string">
            <text:p text:style-name="P216">3</text:p>
          </table:table-cell>
          <table:table-cell table:style-name="Table4.C2" office:value-type="string">
            <text:p text:style-name="P216">35%</text:p>
          </table:table-cell>
        </table:table-row>
        <table:table-row>
          <table:table-cell table:style-name="Table4.A2" office:value-type="string">
            <text:p text:style-name="P15">Exotic</text:p>
          </table:table-cell>
          <table:table-cell table:style-name="Table4.A2" office:value-type="string">
            <text:p text:style-name="P216">3</text:p>
          </table:table-cell>
          <table:table-cell table:style-name="Table4.C2" office:value-type="string">
            <text:p text:style-name="P216">50%</text:p>
          </table:table-cell>
        </table:table-row>
        <table:table-row>
          <table:table-cell table:style-name="Table4.A2" office:value-type="string">
            <text:p text:style-name="P18">Legendary</text:p>
          </table:table-cell>
          <table:table-cell table:style-name="Table4.A2" office:value-type="string">
            <text:p text:style-name="P216">3</text:p>
          </table:table-cell>
          <table:table-cell table:style-name="Table4.C2" office:value-type="string">
            <text:p text:style-name="P216">70%</text:p>
          </table:table-cell>
        </table:table-row>
        <table:table-row>
          <table:table-cell table:style-name="Table4.A2" office:value-type="string">
            <text:p text:style-name="P21">Unique</text:p>
          </table:table-cell>
          <table:table-cell table:style-name="Table4.A2" office:value-type="string">
            <text:p text:style-name="P216">0</text:p>
          </table:table-cell>
          <table:table-cell table:style-name="Table4.C2" office:value-type="string">
            <text:p text:style-name="P216">95%</text:p>
          </table:table-cell>
        </table:table-row>
        <table:table-row>
          <table:table-cell table:style-name="Table4.A2" office:value-type="string">
            <text:p text:style-name="P24">Mythic</text:p>
          </table:table-cell>
          <table:table-cell table:style-name="Table4.A2" office:value-type="string">
            <text:p text:style-name="P216">4</text:p>
          </table:table-cell>
          <table:table-cell table:style-name="Table4.C2" office:value-type="string">
            <text:p text:style-name="P216">115%</text:p>
          </table:table-cell>
        </table:table-row>
      </table:table>
      <text:p text:style-name="P377"/>
      <text:p text:style-name="P286">Runes</text:p>
      <text:p text:style-name="P377"/>
      <text:p text:style-name="P385">Rune of Flames (Fire Damage)</text:p>
      <text:p text:style-name="P399">Rune of Storms (Electrical Damage)</text:p>
      <text:p text:style-name="P399">Rune of Frost (Cold Damage)</text:p>
      <text:p text:style-name="P399">Rune of Impact (Enhanced Ranged Weapon Stagger)</text:p>
      <text:p text:style-name="P399">Rune of Force (Enhanced Melee Weapon Stagger)</text:p>
      <text:p text:style-name="P399">Rune of Poison (Poison Damage)</text:p>
      <text:p text:style-name="P399">Rune of Iron (Enhanced Durability)</text:p>
      <text:p text:style-name="P399">Vampiric Rune (Absorb Life)</text:p>
      <text:p text:style-name="P399">Bolstering Rune (Extra Health and Stamina)</text:p>
      <text:p text:style-name="P377"><text:tab/></text:p>
      <text:p text:style-name="P286">Modifications</text:p>
      <text:p text:style-name="P377"><text:tab/><text:tab/></text:p>
      <text:p text:style-name="P399">Incendiary Coating (Fire Damage)</text:p>
      <text:p text:style-name="P399">Electrical Charge (Electrical Damage)</text:p>
      <text:p text:style-name="P399">Jagged Impact (Enhanced Melee Weapon Bleed Damage)</text:p>
      <text:p text:style-name="P399">Enhanced Range (Enhanced Ranged Weapon Range)</text:p>
      <text:p text:style-name="P399">Sonic Vibration (Additional Damage Against Armor)</text:p>
      <text:p text:style-name="P399">Chemical Coating (Acid Damage)</text:p>
      <text:p text:style-name="P399">Lightweight Frame (Reduced Weight)</text:p>
      <text:p text:style-name="P399">Sharpen (Increased Damage)</text:p>
      <text:p text:style-name="P399">Composite Material (Increased Durability)</text:p>
      <text:p text:style-name="P402"/>
      <text:p text:style-name="P287">Vehicles</text:p>
      <text:p text:style-name="P399">Personal Vehicles</text:p>
      <text:p text:style-name="P402"/>
      <text:p text:style-name="P399">R.N.G.R. Jeep</text:p>
      <text:p text:style-name="P359">Movement Mode: </text:p>
      <text:p text:style-name="P359">Rear Wheel Drive/Forward &amp; Reverse</text:p>
      <text:p text:style-name="P360"><text:tab/><text:tab/><text:tab/></text:p>
      <text:p text:style-name="P359">Speed Range: </text:p>
      <text:p text:style-name="P359">5 – 80 MPH Forward; 2 – 20 MPH Reverse</text:p>
      <text:p text:style-name="P360"><text:tab/><text:tab/><text:tab/></text:p>
      <text:p text:style-name="P359">Weapons: </text:p>
      <text:p text:style-name="P361">1 Remote controlled .50 caliber machine gun</text:p>
      <text:p text:style-name="P360"><text:tab/><text:tab/><text:tab/></text:p>
      <text:p text:style-name="P359">Armor: </text:p>
      <text:p text:style-name="P359">-20% Damage</text:p>
      <text:p text:style-name="P360"><text:tab/><text:tab/><text:tab/></text:p>
      <text:p text:style-name="P359">Hit-points: </text:p>
      <text:p text:style-name="P359">5,000</text:p>
      <text:p text:style-name="P360"><text:tab/><text:tab/><text:tab/></text:p>
      <text:p text:style-name="P362">Carrying Capacity: </text:p>
      <text:p text:style-name="P362">1,800 kilograms</text:p>
      <text:p text:style-name="P360"><text:tab/><text:tab/><text:tab/></text:p>
      <text:p text:style-name="P359">Special: </text:p>
      <text:p text:style-name="P359">Can hold three additional people</text:p>
      <text:p text:style-name="P363">Upgraded to be equipped with a winch</text:p>
      <text:p text:style-name="P402"/>
      <text:p text:style-name="P402"/>
      <text:p text:style-name="P402"/>
      <text:p text:style-name="P402"/>
      <text:p text:style-name="P402"/>
      <text:p text:style-name="P402"/>
      <text:p text:style-name="P402"/>
      <text:p text:style-name="P402"/>
      <text:p text:style-name="P399"><text:soft-page-break/>H.O.G. Motorcycle</text:p>
      <text:p text:style-name="P359">Movement Mode: </text:p>
      <text:p text:style-name="P359">Rear Wheel Drive/Forward &amp; Reverse</text:p>
      <text:p text:style-name="P360"><text:tab/><text:tab/><text:tab/></text:p>
      <text:p text:style-name="P359">Speed Range: </text:p>
      <text:p text:style-name="P359">1 – 120 MPH Forward; 1 – 5 MPH Reverse</text:p>
      <text:p text:style-name="P360"><text:tab/><text:tab/><text:tab/></text:p>
      <text:p text:style-name="P359">Weapons: </text:p>
      <text:p text:style-name="P361">1 Remote fired 7.62 Automatic</text:p>
      <text:p text:style-name="P360"><text:tab/><text:tab/><text:tab/></text:p>
      <text:p text:style-name="P359">Armor: </text:p>
      <text:p text:style-name="P359">-5% Damage</text:p>
      <text:p text:style-name="P360"><text:tab/><text:tab/><text:tab/></text:p>
      <text:p text:style-name="P359">Hit-points: </text:p>
      <text:p text:style-name="P359">2,500</text:p>
      <text:p text:style-name="P360"><text:tab/><text:tab/><text:tab/></text:p>
      <text:p text:style-name="P362">Carrying Capacity: </text:p>
      <text:p text:style-name="P362">450 kilograms</text:p>
      <text:p text:style-name="P360"><text:tab/><text:tab/><text:tab/></text:p>
      <text:p text:style-name="P359">Special:</text:p>
      <text:p text:style-name="P363">Can be upgraded with pistons, allowing the vehicle to launch itself a short distance up into the air. </text:p>
      <text:p text:style-name="P402"/>
      <text:p text:style-name="P399">H.Y.D.R.A. Amphibious Submersible</text:p>
      <text:p text:style-name="P359">Movement Mode: </text:p>
      <text:p text:style-name="P359">Front Wheel Drive/Forward &amp; Reverse (Land)</text:p>
      <text:p text:style-name="P363">Forward Jet Propulsion (Water) </text:p>
      <text:p text:style-name="P360"><text:tab/><text:tab/><text:tab/></text:p>
      <text:p text:style-name="P359">Speed Range: </text:p>
      <text:p text:style-name="P364">1 – 30 MPH Forward; 1 – 10 MPH Reverse (Land)</text:p>
      <text:p text:style-name="P364">1 – 50 MPH Forward (Water)</text:p>
      <text:p text:style-name="P360"><text:tab/><text:tab/><text:tab/></text:p>
      <text:p text:style-name="P359">Weapons: </text:p>
      <text:p text:style-name="P359">2 Torpedoes</text:p>
      <text:p text:style-name="P359">1 Remote controlled .50 caliber machine gun</text:p>
      <text:p text:style-name="P360"><text:tab/><text:tab/><text:tab/></text:p>
      <text:p text:style-name="P359">Armor: </text:p>
      <text:p text:style-name="P359">-20% Damage</text:p>
      <text:p text:style-name="P360"><text:tab/><text:tab/><text:tab/></text:p>
      <text:p text:style-name="P359">Hit-points: </text:p>
      <text:p text:style-name="P359">7,500</text:p>
      <text:p text:style-name="P360"><text:tab/><text:tab/><text:tab/></text:p>
      <text:p text:style-name="P362">Carrying Capacity: </text:p>
      <text:p text:style-name="P362">1,360 kilograms</text:p>
      <text:p text:style-name="P360"/>
      <text:p text:style-name="P360">-<text:span text:style-name="T569">Special: </text:span></text:p>
      <text:p text:style-name="P364">Can transverse in between land and water seamlessly allowing them to travel everywhere they need to. </text:p>
      <text:p text:style-name="P364">Upgraded to have an electrified exterior, damaging creatures that attack the vehicle. </text:p>
      <text:p text:style-name="P402"/>
      <text:p text:style-name="P399">H.W.T.S.R. Deployment Truck</text:p>
      <text:p text:style-name="P359">Movement Mode: </text:p>
      <text:p text:style-name="P359">Rear Wheel Drive/Forward &amp; Reverse</text:p>
      <text:p text:style-name="P360"><text:tab/><text:tab/><text:tab/></text:p>
      <text:p text:style-name="P359">Speed Range: </text:p>
      <text:p text:style-name="P359">1 – 50 MPH Forward; 1 – 10 MPH Reverse</text:p>
      <text:p text:style-name="P360"><text:tab/><text:tab/><text:tab/></text:p>
      <text:p text:style-name="P359">Weapons: </text:p>
      <text:p text:style-name="P364">2 Remote controlled .50 cal machine guns</text:p>
      <text:p text:style-name="P364">1 Remote controlled 40 mm Mark 19</text:p>
      <text:p text:style-name="P361">HWSTR Mark 200 Proto-type cannon</text:p>
      <text:p text:style-name="P360"><text:tab/><text:tab/><text:tab/></text:p>
      <text:p text:style-name="P359">Armor: </text:p>
      <text:p text:style-name="P359">-50% damage </text:p>
      <text:p text:style-name="P360"><text:tab/><text:tab/><text:tab/></text:p>
      <text:p text:style-name="P359">Hit-points: 10,000</text:p>
      <text:p text:style-name="P360"><text:tab/><text:tab/><text:tab/></text:p>
      <text:p text:style-name="P365">Carrying Capacity:</text:p>
      <text:p text:style-name="P365"><text:s/>6,000 kilograms</text:p>
      <text:p text:style-name="P360"><text:tab/><text:tab/><text:tab/></text:p>
      <text:p text:style-name="P359">Special:</text:p>
      <text:p text:style-name="P359">When stationary, the HWSTR M200 cannon can be deployed. It is a single shot cannon capable of dealing great amounts of damage. The cannon must be stowed before the truck can move again.</text:p>
      <text:p text:style-name="P359">Upgraded to be able to store three followers, two of which will man the .50 caliber machine guns and the third that repairs the truck. Also can be used to craft items as though the PC was at the Foundry or a safe-house.</text:p>
      <text:p text:style-name="P399"><text:soft-page-break/></text:p>
      <text:p text:style-name="P399">T.M.P.L. Assault Vehicle</text:p>
      <text:p text:style-name="P359">Movement Mode: </text:p>
      <text:p text:style-name="P359">HYPERION Anti-Gravity Engines</text:p>
      <text:p text:style-name="P361">Forward/Reverse/Strafe</text:p>
      <text:p text:style-name="P360"><text:tab/><text:tab/><text:tab/></text:p>
      <text:p text:style-name="P359">Speed Range: </text:p>
      <text:p text:style-name="P359">1 – 40 MPH All Directions</text:p>
      <text:p text:style-name="P360"><text:tab/><text:tab/><text:tab/></text:p>
      <text:p text:style-name="P359">Weapons: </text:p>
      <text:p text:style-name="P366">2 Remote controlled .50 caliber machine gun</text:p>
      <text:p text:style-name="P366">1 40mm Mark 19</text:p>
      <text:p text:style-name="P366">4 Short Range Ballistic Missile Launchers</text:p>
      <text:p text:style-name="P366">1 EMF Weapon</text:p>
      <text:p text:style-name="P360"><text:tab/><text:tab/><text:tab/></text:p>
      <text:p text:style-name="P359">Armor: </text:p>
      <text:p text:style-name="P359">-35% Damage</text:p>
      <text:p text:style-name="P360"><text:tab/><text:tab/><text:tab/></text:p>
      <text:p text:style-name="P359">Hit-points: </text:p>
      <text:p text:style-name="P359">10,000</text:p>
      <text:p text:style-name="P365"><text:tab/><text:tab/><text:tab/></text:p>
      <text:p text:style-name="P365">Carrying Capacity: </text:p>
      <text:p text:style-name="P365"><text:span text:style-name="T570">2</text:span>,<text:span text:style-name="T571">2</text:span>00 kilograms</text:p>
      <text:p text:style-name="P360"><text:tab/><text:tab/><text:tab/></text:p>
      <text:p text:style-name="P359">Special: </text:p>
      <text:p text:style-name="P366">Can carry two additional passengers</text:p>
      <text:p text:style-name="P366">Hovers over most terrain</text:p>
      <text:p text:style-name="P366">Upgraded to hover over water</text:p>
      <text:p text:style-name="P402"/>
      <text:p text:style-name="P399">W.Y.V.R.N. Helicopter</text:p>
      <text:p text:style-name="P359">Movement Mode: </text:p>
      <text:p text:style-name="P359">Helicopter Rotors </text:p>
      <text:p text:style-name="P359">Vertical Ascension and Descending</text:p>
      <text:p text:style-name="P366">Forward/Reverse</text:p>
      <text:p text:style-name="P360"><text:tab/><text:tab/><text:tab/></text:p>
      <text:p text:style-name="P359">Speed Range: </text:p>
      <text:p text:style-name="P359">1 – 80 MPH Forward; 1 – 20 MPH Reverse</text:p>
      <text:p text:style-name="P360"><text:tab/><text:tab/><text:tab/></text:p>
      <text:p text:style-name="P359">Weapons:</text:p>
      <text:p text:style-name="P366">1 .50 caliber machine gun</text:p>
      <text:p text:style-name="P366">2 HILDA Missile Launchers</text:p>
      <text:p text:style-name="P360"><text:tab/><text:tab/><text:tab/></text:p>
      <text:p text:style-name="P359">Armor: </text:p>
      <text:p text:style-name="P359">-15% Damage</text:p>
      <text:p text:style-name="P360"><text:tab/><text:tab/><text:tab/></text:p>
      <text:p text:style-name="P359">Hit-points: </text:p>
      <text:p text:style-name="P359">7,000</text:p>
      <text:p text:style-name="P360"><text:tab/><text:tab/><text:tab/></text:p>
      <text:p text:style-name="P365">Carrying Capacity: </text:p>
      <text:p text:style-name="P365">1,000 kilgrams</text:p>
      <text:p text:style-name="P360"><text:tab/><text:tab/><text:tab/></text:p>
      <text:p text:style-name="P359">Special:</text:p>
      <text:p text:style-name="P366">Can carry an additional passenger</text:p>
      <text:p text:style-name="P366">Upgraded with micro thruster for immediate take-off</text:p>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399"><text:soft-page-break/>A.T.L.N.T.S. Operations Vessel</text:p>
      <text:p text:style-name="P359">Movement Mode: </text:p>
      <text:p text:style-name="P359">Forward Jet Propulsion</text:p>
      <text:p text:style-name="P360"><text:tab/><text:tab/><text:tab/></text:p>
      <text:p text:style-name="P359">Speed Range:</text:p>
      <text:p text:style-name="P366">1 – 40 MPH </text:p>
      <text:p text:style-name="P360"><text:tab/><text:tab/><text:tab/></text:p>
      <text:p text:style-name="P359">Weapons:</text:p>
      <text:p text:style-name="P366">10 .50 caliber machine guns</text:p>
      <text:p text:style-name="P366">2 HILDA Missile Launchers</text:p>
      <text:p text:style-name="P366">1 MUTA Bombing Drone</text:p>
      <text:p text:style-name="P360"><text:tab/><text:tab/><text:tab/></text:p>
      <text:p text:style-name="P359">Armor: </text:p>
      <text:p text:style-name="P359">-60% Damagex</text:p>
      <text:p text:style-name="P360"><text:tab/><text:tab/><text:tab/></text:p>
      <text:p text:style-name="P359">Hit-points: </text:p>
      <text:p text:style-name="P359">15,000</text:p>
      <text:p text:style-name="P360"/>
      <text:p text:style-name="P365">Carrying Capacity: </text:p>
      <text:p text:style-name="P365">20,000 kilgrams</text:p>
      <text:p text:style-name="P360"><text:tab/><text:tab/><text:tab/></text:p>
      <text:p text:style-name="P359">Special:</text:p>
      <text:p text:style-name="P366">Can carry five additional passengers</text:p>
      <text:p text:style-name="P366">Upgraded to be able to carry all the personal vehicles of the PC.</text:p>
      <text:p text:style-name="P402"/>
      <text:p text:style-name="P402">***<text:span text:style-name="T572">S.O.N.Y All Terrain Vehicle***</text:span></text:p>
      <text:p text:style-name="P359">Movement Mode: </text:p>
      <text:p text:style-name="P367">HYPERION Anti-Gravity Engines</text:p>
      <text:p text:style-name="P360"><text:tab/><text:tab/><text:tab/></text:p>
      <text:p text:style-name="P359">Speed Range: </text:p>
      <text:p text:style-name="P244">1 – 60 MPH All Direction</text:p>
      <text:p text:style-name="P360"><text:tab/><text:tab/><text:tab/></text:p>
      <text:p text:style-name="P359">Weapons:</text:p>
      <text:p text:style-name="P367">1 7.62 Automatic</text:p>
      <text:p text:style-name="P360"><text:tab/><text:tab/><text:tab/></text:p>
      <text:p text:style-name="P359">Armor: </text:p>
      <text:p text:style-name="P368">\-10% Damage</text:p>
      <text:p text:style-name="P360"><text:tab/><text:tab/><text:tab/></text:p>
      <text:p text:style-name="P359">Hit-points:</text:p>
      <text:p text:style-name="P359">3,500</text:p>
      <text:p text:style-name="P360"><text:tab/><text:tab/><text:tab/></text:p>
      <text:p text:style-name="P365">Carrying Capacity: </text:p>
      <text:p text:style-name="P365">680 kilograms</text:p>
      <text:p text:style-name="P360"><text:tab/><text:tab/><text:tab/></text:p>
      <text:p text:style-name="P359">Special:</text:p>
      <text:p text:style-name="P359">Can hover over water</text:p>
      <text:p text:style-name="P359">Items stored within the vehicle are reduced by half weight </text:p>
      <text:p text:style-name="P402"><text:tab/></text:p>
      <text:p text:style-name="P399">Bandit Vehicles</text:p>
      <text:p text:style-name="P369">Bandit Car<text:line-break/>Bandit Truck</text:p>
      <text:p text:style-name="P369">Bandit Van</text:p>
      <text:p text:style-name="P369">Bandit Rig Racer</text:p>
      <text:p text:style-name="P369">Bandit Demolisher</text:p>
      <text:p text:style-name="P369">Bandit Gun Platform</text:p>
      <text:p text:style-name="P402"><text:tab/></text:p>
      <text:p text:style-name="P399">Civilian Vehicles</text:p>
      <text:p text:style-name="P369">Car</text:p>
      <text:p text:style-name="P369">Truck</text:p>
      <text:p text:style-name="P369">Van</text:p>
      <text:p text:style-name="P456">Construction</text:p>
      <text:p text:style-name="P369">Cement Truck</text:p>
      <text:p text:style-name="P369">Crane</text:p>
      <text:p text:style-name="P369">Wrecking Ball</text:p>
      <text:p text:style-name="P369">Bulldozer</text:p>
      <text:p text:style-name="P402"><text:tab/><text:tab/></text:p>
      <text:p text:style-name="P399">Emergency</text:p>
      <text:p text:style-name="P369">Police</text:p>
      <text:p text:style-name="P368">Ambulance</text:p>
      <text:p text:style-name="P368">Firetruck</text:p>
      <text:p text:style-name="P468"/>
      <text:p text:style-name="P468"/>
      <text:p text:style-name="P479"><text:soft-page-break/>Story</text:p>
      <text:p text:style-name="P468">Story Missions</text:p>
      <text:p text:style-name="P468"><text:tab/>1.) Fire In The Skies</text:p>
      <text:p text:style-name="P468"><text:tab/><text:tab/>A.) A Light In The Sky</text:p>
      <text:p text:style-name="P468"><text:tab/><text:tab/><text:tab/>a.) (CINEMATIC) The player characters’ (henceforth referred to as <text:tab/><text:tab/><text:tab/><text:tab/><text:span text:style-name="T573">(</text:span>PC) vision fades in as they open a door, and step onto a rooftop of a <text:tab/><text:tab/><text:tab/><text:tab/>tall building. Voices on the radio call out, “Whiskey Seven, do you <text:tab/><text:tab/><text:tab/><text:tab/>have an update on that 10-15?”. Several other people are sitting on <text:tab/><text:tab/><text:tab/><text:tab/>the edge of the building, a party around them and videoing the bright <text:tab/><text:tab/><text:tab/><text:tab/>glow emanating from the horizon. Soon the land begins to buck and <text:tab/><text:tab/><text:tab/><text:tab/>roll in the country side in front of them, before the building itself <text:tab/><text:tab/><text:tab/><text:tab/>tremors.</text:p>
      <text:p text:style-name="P468"><text:tab/><text:tab/>B.) Run Survivor, Run!</text:p>
      <text:p text:style-name="P468"><text:tab/><text:tab/><text:tab/>a.) Reach the bottom of the stairs. </text:p>
      <text:p text:style-name="P468"><text:tab/><text:tab/><text:tab/><text:tab/><text:tab/>-The PC must run through the open door of the building, <text:tab/><text:tab/><text:tab/><text:tab/><text:tab/>entering the stairwell, as the building itself begins to <text:tab/><text:tab/><text:tab/><text:tab/><text:tab/><text:tab/>shake. The PC grabs the railing, steadying themselves <text:tab/><text:tab/><text:tab/><text:tab/><text:tab/><text:tab/>before carrying on. This is where the PC learns to move <text:tab/><text:tab/><text:tab/><text:tab/><text:tab/><text:tab/>and look around using the appropriate controls. As they <text:tab/><text:tab/><text:tab/><text:tab/><text:tab/><text:tab/>pass the sixth floor down, the building collapses around <text:tab/><text:tab/><text:tab/><text:tab/><text:tab/><text:tab/>them. Their vision fades to black, in and out several <text:tab/><text:tab/><text:tab/><text:tab/><text:tab/><text:tab/>times before they see James Le’Vey and an associate lift <text:tab/><text:tab/><text:tab/><text:tab/><text:tab/>the piece of rubble above the PC. Their vision fades <text:tab/><text:tab/><text:tab/><text:tab/><text:tab/><text:tab/>completely to black. </text:p>
      <text:p text:style-name="P468"><text:tab/>2.) You’re Up!</text:p>
      <text:p text:style-name="P468"><text:tab/><text:tab/>A.) You’ve Been Out Awhile…</text:p>
      <text:p text:style-name="P468"><text:tab/><text:tab/><text:tab/>a.) Figure out what is going on.</text:p>
      <text:p text:style-name="P468"><text:tab/><text:tab/><text:tab/><text:tab/><text:tab/>-The PC wakes in a hospital bed, with machines <text:tab/><text:tab/><text:tab/><text:tab/><text:tab/><text:tab/><text:tab/>monitoring their condition. A passing medic notices that <text:tab/><text:tab/><text:tab/><text:tab/><text:tab/>they are awake and moves over to help them. After <text:tab/><text:tab/><text:tab/><text:tab/><text:tab/><text:tab/>checking that they are okay, the medic allows the PC to <text:tab/><text:tab/><text:tab/><text:tab/><text:tab/><text:tab/>stand and tells them that Colonel Le’Vey would like to <text:tab/><text:tab/><text:tab/><text:tab/><text:tab/><text:tab/>see them, before directing them to another hallway. <text:s text:c="2"/></text:p>
      <text:p text:style-name="P468"><text:tab/><text:tab/>B.) Create Your Character</text:p>
      <text:p text:style-name="P468"><text:tab/><text:tab/><text:tab/>a.) When the PC opens the door at the end of the hallway, they are <text:tab/><text:tab/><text:tab/><text:tab/>greeted by the collective stare of everyone in the room, as the camera <text:tab/><text:tab/><text:tab/>turns join the group of people and the Character Creation menu is <text:tab/><text:tab/><text:tab/><text:tab/>pulled up. </text:p>
      <text:p text:style-name="P468"><text:tab/><text:tab/><text:tab/>b.) Gender: Male or Female</text:p>
      <text:p text:style-name="P468"><text:tab/><text:tab/><text:tab/>c.) Heritage: Human (Technology), Enchanter (Hybrid) or Sorcerer <text:tab/><text:tab/><text:tab/><text:tab/>(Magic)</text:p>
      <text:p text:style-name="P468"><text:soft-page-break/><text:tab/><text:tab/><text:tab/>d.) Appearance</text:p>
      <text:p text:style-name="P468"><text:tab/><text:tab/><text:tab/><text:tab/>I.) <text:s/>Head</text:p>
      <text:p text:style-name="P468"><text:s/><text:tab/><text:tab/><text:tab/><text:tab/><text:tab/>-Hair</text:p>
      <text:p text:style-name="P468"><text:tab/><text:tab/><text:tab/><text:tab/><text:tab/>-Eyes (Enchanters get to choose one color for each eye.) </text:p>
      <text:p text:style-name="P468"><text:tab/><text:tab/><text:tab/><text:tab/><text:tab/>-Face</text:p>
      <text:p text:style-name="P468"><text:tab/><text:tab/><text:tab/><text:tab/>II.) Body</text:p>
      <text:p text:style-name="P468"><text:tab/><text:tab/><text:tab/><text:tab/><text:tab/>-Height</text:p>
      <text:p text:style-name="P468"><text:tab/><text:tab/><text:tab/><text:tab/><text:tab/>-Build</text:p>
      <text:p text:style-name="P468"><text:tab/><text:tab/><text:tab/><text:tab/><text:tab/>-Skin Tone</text:p>
      <text:p text:style-name="P468"><text:tab/><text:tab/><text:tab/><text:tab/>III.) Markings</text:p>
      <text:p text:style-name="P468"><text:tab/><text:tab/><text:tab/><text:tab/><text:tab/>-Tattoos</text:p>
      <text:p text:style-name="P468"><text:tab/><text:tab/><text:tab/><text:tab/><text:tab/>-Scars</text:p>
      <text:p text:style-name="P468"><text:tab/><text:tab/><text:tab/><text:tab/><text:tab/>-Piercings</text:p>
      <text:p text:style-name="P468"><text:tab/></text:p>
      <text:p text:style-name="P468"><text:tab/>3.) Noon Time Shade</text:p>
      <text:p text:style-name="P468"><text:tab/><text:tab/>A.) The Fall</text:p>
      <text:p text:style-name="P468"><text:tab/><text:tab/><text:tab/>a.) Listen to Dr. Nigels’ theory. </text:p>
      <text:p text:style-name="P468"><text:tab/><text:tab/><text:tab/><text:tab/><text:tab/>-After finishing character creation, the camera rotates <text:tab/><text:tab/><text:tab/><text:tab/><text:tab/><text:tab/>back to the PCs’ view. James smiles, and walks over to <text:tab/><text:tab/><text:tab/><text:tab/><text:tab/><text:tab/>hug them. After talking about the PC being unconscious <text:tab/><text:tab/><text:tab/><text:tab/><text:tab/><text:tab/>for the past 5 years, he tells them to join the gather <text:tab/><text:tab/><text:tab/><text:tab/><text:tab/><text:tab/>leaders. A small man with glasses begins a presentation <text:tab/><text:tab/><text:tab/><text:tab/><text:tab/><text:tab/>on the moon standing still, always casting a shadow on <text:tab/><text:tab/><text:tab/><text:tab/><text:tab/><text:tab/>Seattle, and how there is an eclipse every day at noon. <text:tab/><text:tab/><text:tab/><text:tab/><text:tab/><text:tab/>Soon he says that that is far from the scariest part, the <text:tab/><text:tab/><text:tab/><text:tab/><text:tab/><text:tab/>moon is also inching closer everyday. He speculates that <text:tab/><text:tab/><text:tab/><text:tab/><text:tab/>humanity has a few months, at most, before impact. <text:s/></text:p>
      <text:p text:style-name="P468"><text:tab/><text:tab/>B.) Our Plan</text:p>
      <text:p text:style-name="P468"><text:tab/><text:tab/><text:tab/>a.) Listen to the discussion. </text:p>
      <text:p text:style-name="P468"><text:tab/><text:tab/><text:tab/><text:tab/><text:tab/>-The various people in the room (Sgt. Horner, Corporal <text:tab/><text:tab/><text:tab/><text:tab/><text:tab/><text:tab/>Warren, Colonel Le’Vey, Lieutenant Olsen, Dr. Nigel, <text:tab/><text:tab/><text:tab/><text:tab/><text:tab/><text:tab/>Wayne and Sgt. Mulland) begin discussing the various <text:tab/><text:tab/><text:tab/><text:tab/><text:tab/><text:tab/>ways to deal with the problem. The PC steps forward, <text:tab/><text:tab/><text:tab/><text:tab/><text:tab/><text:tab/>viewing the map of Seattle, and finally asks exactly what <text:tab/><text:tab/><text:tab/><text:tab/><text:tab/>happened. Once again all eyes, turn to the PC, before <text:tab/><text:tab/><text:tab/><text:tab/><text:tab/><text:tab/>James explains that five years ago, witches attacked our <text:tab/><text:tab/><text:tab/><text:tab/><text:tab/><text:tab/>world. They brought creatures and demons from another <text:tab/><text:tab/><text:tab/><text:tab/><text:tab/>realm. What wasn’t burned and destroyed in nuclear fire, <text:tab/><text:tab/><text:tab/><text:tab/><text:tab/>the witches now control. The PC chuckles, and tells the <text:tab/><text:tab/><text:tab/><text:tab/><text:tab/><text:tab/>gathered people that their instincts are to start gathering <text:tab/><text:tab/><text:tab/><text:tab/><text:tab/><text:tab/>information about the witches. Both Sgt. Horner and <text:tab/><text:tab/><text:tab/><text:tab/><text:tab/><text:tab/>Mulland begin laughing, telling the PC that they and <text:tab/><text:soft-page-break/><text:tab/><text:tab/><text:tab/><text:tab/><text:tab/>their troops have tried. James steps up, however and <text:tab/><text:tab/><text:tab/><text:tab/><text:tab/><text:tab/>attests to the PCs’ detective skills, which he saw during <text:tab/><text:tab/><text:tab/><text:tab/><text:tab/><text:tab/>their time on the Seattle Police Department together. </text:p>
      <text:p text:style-name="P468"/>
      <text:p text:style-name="P468"><text:tab/><text:tab/>C.) “Medical Assessment” </text:p>
      <text:p text:style-name="P468"><text:tab/><text:tab/><text:tab/>a.) Follow Sgt. Horner to the obstacle course. </text:p>
      <text:p text:style-name="P468"><text:tab/><text:tab/><text:tab/><text:tab/><text:tab/>-James expresses his desire for the PC’s help, but first <text:tab/><text:tab/><text:tab/><text:tab/><text:tab/><text:tab/>wants to make sure that they are ready for heading out <text:tab/><text:tab/><text:tab/><text:tab/><text:tab/><text:tab/>into the wilds. He asks him to follow Sgt. Horner. <text:tab/><text:tab/><text:tab/><text:tab/><text:tab/><text:tab/><text:tab/>Horner attempts to mock and insult the PC as the walk, <text:tab/><text:tab/><text:tab/><text:tab/><text:tab/><text:tab/>before arriving at the beginning/end of the obstacle <text:tab/><text:tab/><text:tab/><text:tab/><text:tab/><text:tab/>course. </text:p>
      <text:p text:style-name="P468"><text:tab/><text:tab/><text:tab/>b.) Complete the obstacle course. </text:p>
      <text:p text:style-name="P468"><text:tab/><text:tab/><text:tab/><text:tab/><text:tab/>-Sgt. Horner hands the PC a radio, and tells them to <text:tab/><text:tab/><text:tab/><text:tab/><text:tab/><text:tab/>listen to his directions. He points to the docks and says to <text:tab/><text:tab/><text:tab/><text:tab/><text:tab/>run that way.</text:p>
      <text:p text:style-name="P468"><text:tab/><text:tab/><text:tab/><text:tab/>I.) Leap the broken dock.</text:p>
      <text:p text:style-name="P468"><text:tab/><text:tab/><text:tab/><text:tab/><text:tab/>-After running down the pier, the PC is told by Sgt. <text:tab/><text:tab/><text:tab/><text:tab/><text:tab/><text:tab/>Horner to leap the broken section of the dock. </text:p>
      <text:p text:style-name="P468"><text:tab/><text:tab/><text:tab/><text:tab/>II.) Climb the beached ship.</text:p>
      <text:p text:style-name="P468"><text:tab/><text:tab/><text:tab/><text:tab/><text:tab/>-After leaping the broken dock and safely making it to <text:tab/><text:tab/><text:tab/><text:tab/><text:tab/><text:tab/>the other side, Sgt. Horner tells the PC to climb up the <text:tab/><text:tab/><text:tab/><text:tab/><text:tab/><text:tab/>beached ship, using the holes in the side of the ship as <text:tab/><text:tab/><text:tab/><text:tab/><text:tab/><text:tab/>hand holds. <text:s/></text:p>
      <text:p text:style-name="P468"><text:tab/><text:tab/><text:tab/><text:tab/>III.) Climb the pipes to reach the bridge. </text:p>
      <text:p text:style-name="P468"><text:tab/><text:tab/><text:tab/><text:tab/><text:tab/>-When the PC reaches the deck of the ship, Sgt. Horner <text:tab/><text:tab/><text:tab/><text:tab/><text:tab/><text:tab/>tells him to reach the bridge of the ship. The PC looks <text:tab/><text:tab/><text:tab/><text:tab/><text:tab/><text:tab/>around before commenting on the pipes.</text:p>
      <text:p text:style-name="P468"><text:tab/><text:tab/><text:tab/><text:tab/>IV.) Slide down the rope.</text:p>
      <text:p text:style-name="P468"><text:tab/><text:tab/><text:tab/><text:tab/><text:tab/>-Upon reaching the bridge of the ship, Sgt. Horner <text:tab/><text:tab/><text:tab/><text:tab/><text:tab/><text:tab/>smugly tells the PC that now they have to slide down the <text:tab/><text:tab/><text:tab/><text:tab/><text:tab/>rope, to the deck.</text:p>
      <text:p text:style-name="P468"><text:tab/><text:tab/><text:tab/><text:tab/>V.) Climb up the rope. </text:p>
      <text:p text:style-name="P468"><text:tab/><text:tab/><text:tab/><text:tab/><text:tab/>-Now laughing over the radio, the Sgt. tells the PC to <text:tab/><text:tab/><text:tab/><text:tab/><text:tab/><text:tab/>climb up the rope the hangs from the cliff at the bow of <text:tab/><text:tab/><text:tab/><text:tab/><text:tab/><text:tab/>the ship.</text:p>
      <text:p text:style-name="P468"><text:tab/><text:tab/><text:tab/><text:tab/>VI.) Slide under the broken pillars.</text:p>
      <text:p text:style-name="P468"><text:tab/><text:tab/><text:tab/><text:tab/><text:tab/>-Horner tells the PC that they must make a running slide <text:tab/><text:tab/><text:tab/><text:tab/><text:tab/>at the fallen pillars or they might get stuck before <text:tab/><text:tab/><text:tab/><text:tab/><text:tab/><text:tab/><text:tab/>insulting them about be to scared of small spaces.</text:p>
      <text:p text:style-name="P468"/>
      <text:p text:style-name="P469"/>
      <text:p text:style-name="P469"><text:soft-page-break/><text:tab/><text:tab/><text:tab/><text:tab/>VII.) Swing across the rope to the finish line.</text:p>
      <text:p text:style-name="P468"><text:tab/><text:tab/><text:tab/><text:tab/><text:tab/>-Finally, after sliding under all the pillars the PC arrives <text:tab/><text:tab/><text:tab/><text:tab/><text:tab/><text:tab/>at a rope hanging from the edge of the cliff. Sgt. Horner <text:tab/><text:tab/><text:tab/><text:tab/><text:tab/><text:tab/>tells them to take a swing of faith. When they do, they <text:tab/><text:tab/><text:tab/><text:tab/><text:tab/><text:tab/>must jump at the right time from the rope to land at the <text:tab/><text:tab/><text:tab/><text:tab/><text:tab/><text:tab/>beginning, or else they land in the water to either side. </text:p>
      <text:p text:style-name="P468"><text:tab/><text:tab/><text:tab/>c.) Spar with new recruits. </text:p>
      <text:p text:style-name="P468"><text:tab/><text:tab/><text:tab/><text:tab/><text:tab/>-Sgt, Horner scoffs at the PC saying that they ma<text:span text:style-name="T574">y</text:span> be <text:tab/><text:tab/><text:tab/><text:tab/><text:tab/><text:tab/>able to run, but he doubts they can fight well. He brings <text:tab/><text:tab/><text:tab/><text:tab/><text:tab/><text:tab/>them to a traini<text:span text:style-name="T574">ng </text:span>ground where four people spar. He <text:tab/><text:tab/><text:tab/><text:tab/><text:tab/><text:tab/>calls attention, before telling them to form a circle. He <text:tab/><text:tab/><text:tab/><text:tab/><text:tab/><text:tab/>calls out the PC and then tells Alexi to step into the <text:tab/><text:tab/><text:tab/><text:tab/><text:tab/><text:tab/>circle. </text:p>
      <text:p text:style-name="P468"><text:tab/><text:tab/><text:tab/><text:tab/>I.) Defeat Alexi</text:p>
      <text:p text:style-name="P468"><text:tab/><text:tab/><text:tab/><text:tab/><text:tab/>-Alexi is a faster combatant, striking often but dealing <text:tab/><text:tab/><text:tab/><text:tab/><text:tab/><text:tab/>less damage. His health is not very high. He comments <text:tab/><text:tab/><text:tab/><text:tab/><text:tab/><text:tab/>that the PC is quite tough and asks them for a drink later <text:tab/><text:tab/><text:tab/><text:tab/><text:tab/>upon being defeated. After his defeat, Sgt. Horner calls <text:tab/><text:tab/><text:tab/><text:tab/><text:tab/><text:tab/>Jack to the circle center. <text:s/></text:p>
      <text:p text:style-name="P468"><text:tab/><text:tab/><text:tab/><text:tab/>II.) Defeat Jack</text:p>
      <text:p text:style-name="P468"><text:tab/><text:tab/><text:tab/><text:tab/><text:tab/>-Jack is a much larger and stronger combatant, but is <text:tab/><text:tab/><text:tab/><text:tab/><text:tab/><text:tab/>slower. His attacks are easier to dodge, but deal more if <text:tab/><text:tab/><text:tab/><text:tab/><text:tab/><text:tab/>the strike hits. He comments that the PC is more than the <text:tab/><text:tab/><text:tab/><text:tab/><text:tab/>appear before wishing to spar in the future again. After <text:tab/><text:tab/><text:tab/><text:tab/><text:tab/><text:tab/>his defeat, Sgt. Horner calls Athena and Katrina to the <text:tab/><text:tab/><text:tab/><text:tab/><text:tab/><text:tab/>circle center. </text:p>
      <text:p text:style-name="P468"><text:tab/><text:tab/><text:tab/><text:tab/>III.) Defeat Athena and Katrina</text:p>
      <text:p text:style-name="P468"><text:tab/><text:tab/><text:tab/><text:tab/><text:tab/>-Athena is a faster, small combatant, striking often but <text:tab/><text:tab/><text:tab/><text:tab/><text:tab/><text:tab/>dealing less damage. She has less health then Katrina <text:tab/><text:tab/><text:tab/><text:tab/><text:tab/><text:tab/>who is a larger, stronger, but slower combatant. Both <text:tab/><text:tab/><text:tab/><text:tab/><text:tab/><text:tab/>must be fought simultaneously. After their defeat, the <text:tab/><text:tab/><text:tab/><text:tab/><text:tab/><text:tab/>express their desire in joining the PC out in the field, in <text:tab/><text:tab/><text:tab/><text:tab/><text:tab/><text:tab/>the future of course. After defeating them, Sgt. Horner <text:tab/><text:tab/><text:tab/><text:tab/><text:tab/><text:tab/>steps into the circle. <text:s/></text:p>
      <text:p text:style-name="P468"><text:tab/><text:tab/><text:tab/><text:tab/>IV.) Defeat Sgt. Horner (BOSS)</text:p>
      <text:p text:style-name="P468"><text:tab/><text:tab/><text:tab/><text:tab/><text:tab/>-Sgt. Horner is a larger combatant, but unlike Katrina or <text:tab/><text:tab/><text:tab/><text:tab/><text:tab/><text:tab/>Jack, is not slowed by his size. His attacks hurt, and he <text:tab/><text:tab/><text:tab/><text:tab/><text:tab/><text:tab/>will charge the PC if they get to far away or throw them <text:tab/><text:tab/><text:tab/><text:tab/><text:tab/><text:tab/>if the PC leaves themselves open. Upon defeating him, <text:tab/><text:tab/><text:tab/><text:tab/><text:tab/><text:tab/>he comments that he may have been wrong about the PC <text:tab/><text:tab/><text:tab/><text:tab/><text:tab/>before telling them to meet Sgt. Mulland by the Armory <text:tab/><text:tab/><text:tab/><text:tab/><text:tab/><text:tab/>tent. </text:p>
      <text:p text:style-name="P468"><text:soft-page-break/></text:p>
      <text:p text:style-name="P468"/>
      <text:p text:style-name="P468"><text:tab/><text:tab/>D.) This Is My Rifle, This Is My…</text:p>
      <text:p text:style-name="P468"><text:tab/><text:tab/><text:tab/><text:tab/><text:tab/>-After running to the Armory, the PC is met by Sgt. <text:tab/><text:tab/><text:tab/><text:tab/><text:tab/><text:tab/>Mulland, who tells them to pick out a melee weapon and <text:tab/><text:tab/><text:tab/><text:tab/><text:tab/>a ranged weapon.</text:p>
      <text:p text:style-name="P468"><text:tab/><text:tab/><text:tab/>a.) Choose a melee weapon from the following: </text:p>
      <text:p text:style-name="P468"><text:tab/><text:tab/><text:tab/><text:tab/><text:tab/>-One Handed Melee: </text:p>
      <text:p text:style-name="P468"><text:tab/><text:tab/><text:tab/><text:tab/><text:tab/><text:tab/><text:tab/>Campers’ Hatchet (1-Handed Axe)</text:p>
      <text:p text:style-name="P468"><text:tab/><text:tab/><text:tab/><text:tab/><text:tab/><text:tab/><text:tab/>Survival Machete (1-Handed Sword)</text:p>
      <text:p text:style-name="P468"><text:tab/><text:tab/><text:tab/><text:tab/><text:tab/><text:tab/><text:tab/>Carpenters’ Hammer (1-Handed Hammer)</text:p>
      <text:p text:style-name="P468"><text:tab/><text:tab/><text:tab/><text:tab/><text:tab/><text:tab/><text:tab/>Buck Knife (Dagger)</text:p>
      <text:p text:style-name="P468"><text:tab/><text:tab/><text:tab/><text:tab/><text:tab/>-Two Handed Melee:</text:p>
      <text:p text:style-name="P468"><text:tab/><text:tab/><text:tab/><text:tab/><text:tab/><text:tab/><text:tab/>Firemans’ Axe (2-Handed Axe) </text:p>
      <text:p text:style-name="P468"><text:tab/><text:tab/><text:tab/><text:tab/><text:tab/><text:tab/><text:tab/>Bastard Sword (2-Handed Sword)</text:p>
      <text:p text:style-name="P468"><text:tab/><text:tab/><text:tab/><text:tab/><text:tab/><text:tab/><text:tab/>Sledge Hammer (2-Handed Hammer)</text:p>
      <text:p text:style-name="P468"><text:tab/><text:tab/><text:tab/><text:tab/><text:tab/><text:tab/><text:tab/>Makeshift Spear (Spear)</text:p>
      <text:p text:style-name="P468"><text:tab/><text:tab/><text:tab/>b.) Choose a ranged weapon from the following:</text:p>
      <text:p text:style-name="P468"><text:tab/><text:tab/><text:tab/><text:tab/><text:tab/>-Archaic Ranged:</text:p>
      <text:p text:style-name="P468"><text:tab/><text:tab/><text:tab/><text:tab/><text:tab/><text:tab/><text:tab/>Hunting Bow (Bow)</text:p>
      <text:p text:style-name="P468"><text:tab/><text:tab/><text:tab/><text:tab/><text:tab/><text:tab/><text:tab/>Hand Crossbow (Crossbow)</text:p>
      <text:p text:style-name="P468"><text:tab/><text:tab/><text:tab/><text:tab/><text:tab/>-Firearms:</text:p>
      <text:p text:style-name="P468"><text:tab/><text:tab/><text:tab/><text:tab/><text:tab/><text:tab/><text:tab/>Revolver (Pistol)</text:p>
      <text:p text:style-name="P468"><text:tab/><text:tab/><text:tab/><text:tab/><text:tab/><text:tab/><text:tab/>Break Action Shotgun (Longarm - Shotgun)</text:p>
      <text:p text:style-name="P468"><text:tab/><text:tab/><text:tab/><text:tab/><text:tab/><text:tab/><text:tab/>Leve<text:span text:style-name="T574">r</text:span> Action <text:span text:style-name="T574">Hunter</text:span> Rifle (Longarm Rifle)</text:p>
      <text:p text:style-name="P468"><text:tab/><text:tab/><text:tab/>c.) Follow Sgt. Mulland to the Firing Range. </text:p>
      <text:p text:style-name="P468"><text:tab/><text:tab/><text:tab/><text:tab/><text:tab/>-Sgt. Mulland walks with the PC to the firing range, <text:tab/><text:tab/><text:tab/><text:tab/><text:tab/><text:tab/>complimenting them on their fight with Sgt. Horner. He <text:tab/><text:tab/><text:tab/><text:tab/><text:tab/><text:tab/>tells them that fighting with your fists is good, but out <text:tab/><text:tab/><text:tab/><text:tab/><text:tab/><text:tab/>there, you need more. </text:p>
      <text:p text:style-name="P468"><text:tab/><text:tab/><text:tab/><text:tab/>I.) Shoot one target before it disappears.</text:p>
      <text:p text:style-name="P468"><text:tab/><text:tab/><text:tab/><text:tab/>II.) Shoot three targets before they disappear. </text:p>
      <text:p text:style-name="P468"><text:tab/><text:tab/><text:tab/>d.) Complete the Training Course. </text:p>
      <text:p text:style-name="P468"><text:tab/><text:tab/><text:tab/><text:tab/><text:tab/>-Sgt. Mulland leads the PC to a sewer entrance, before <text:tab/><text:tab/><text:tab/><text:tab/><text:tab/><text:tab/>climbing down. After the PC follows him, he explains <text:tab/><text:tab/><text:tab/><text:tab/><text:tab/><text:tab/>that they sealed up these tunnels underneath the colony <text:tab/><text:tab/><text:tab/><text:tab/><text:tab/><text:tab/>to train recruits. He pulls out a bullet and chuckles, <text:tab/><text:tab/><text:tab/><text:tab/><text:tab/><text:tab/>“Rubber bullets”. Before nudging you through a gate and <text:tab/><text:tab/><text:tab/><text:tab/><text:tab/>locking it behind you.</text:p>
      <text:p text:style-name="P468"><text:tab/><text:tab/><text:tab/><text:tab/>I.) Complete the training course.</text:p>
      <text:p text:style-name="P468"><text:tab/><text:tab/><text:tab/><text:tab/><text:tab/>-The PC must run through the course, shooting or <text:tab/><text:tab/><text:tab/><text:tab/><text:tab/><text:tab/><text:tab/>striking the correct targets, while avoiding the human <text:tab/><text:soft-page-break/><text:tab/><text:tab/><text:tab/><text:tab/><text:tab/>ones. There are 30 enemy targets, and the PC must <text:tab/><text:tab/><text:tab/><text:tab/><text:tab/><text:tab/>correctly hit 21 of them. Every one of the 10 human <text:tab/><text:tab/><text:tab/><text:tab/><text:tab/><text:tab/>targets count as a -1. </text:p>
      <text:p text:style-name="P468"><text:tab/><text:tab/><text:tab/><text:tab/>II.) Meet with James Le’Vey in the War Room. </text:p>
      <text:p text:style-name="P468"><text:tab/>4.) Scout Them Out</text:p>
      <text:p text:style-name="P468"><text:tab/><text:tab/>A.) Bandits In The Area</text:p>
      <text:p text:style-name="P468"><text:tab/><text:tab/><text:tab/>a.) Once the PC reaches the War Room, James greets them at the <text:tab/><text:tab/><text:tab/><text:tab/>table. He gestures to the map on the table and tells the PC of the new <text:tab/><text:tab/><text:tab/><text:tab/>bandit tribe that has sprung up. While the other five major tribes in <text:tab/><text:tab/><text:tab/><text:tab/>the city are far enough away not to cause worry, this new tribe is <text:tab/><text:tab/><text:tab/><text:tab/>aggressive and to close for comfort. He ackn<text:span text:style-name="T574">o</text:span>wledges that the PC has <text:tab/><text:tab/><text:tab/>done well in their tests and asks if they want to patrol the streets of <text:tab/><text:tab/><text:tab/><text:tab/>the city again. He warns them that they are not the same streets that <text:tab/><text:tab/><text:tab/><text:tab/>the PC once knew. </text:p>
      <text:p text:style-name="P468"><text:tab/><text:tab/><text:tab/>b.) Find the bandits near the Colony. </text:p>
      <text:p text:style-name="P468"><text:tab/><text:tab/><text:tab/><text:tab/><text:tab/>-The PC is promoted to Sergeant and then told to talk to <text:tab/><text:tab/><text:tab/><text:tab/><text:tab/><text:tab/>the guard at the main gate. The guard at the gate tells the <text:tab/><text:tab/><text:tab/><text:tab/><text:tab/>PC about the different types of smoke; Red means that <text:tab/><text:tab/><text:tab/><text:tab/><text:tab/><text:tab/>the Colony is under attack, Purple means that on of the <text:tab/><text:tab/><text:tab/><text:tab/><text:tab/><text:tab/>nearby radio towers is malfunctioning, Green means that <text:tab/><text:tab/><text:tab/><text:tab/><text:tab/>something important happened <text:tab/>and everyone needs to <text:tab/><text:tab/><text:tab/><text:tab/><text:tab/><text:tab/>return. He also hands the PC a pair of binoculars and a <text:tab/><text:tab/><text:tab/><text:tab/><text:tab/><text:tab/>wrist compass, before asking to see their map. He marks <text:tab/><text:tab/><text:tab/><text:tab/><text:tab/>the nearby location of the last reported sighting of the <text:tab/><text:tab/><text:tab/><text:tab/><text:tab/><text:tab/>new bandits and wishes the PC luck. <text:s/></text:p>
      <text:p text:style-name="P468"><text:tab/><text:tab/><text:tab/>c.) Find a vantage point to see the bandits.</text:p>
      <text:p text:style-name="P468"><text:tab/><text:tab/><text:tab/><text:tab/><text:tab/>-Once the PC gets near the bandits, they will realize that <text:tab/><text:tab/><text:tab/><text:tab/><text:tab/><text:tab/>they can’t tell how many forces they are dealing with, <text:tab/><text:tab/><text:tab/><text:tab/><text:tab/><text:tab/>promoting them to want to find a vantage point. Any <text:tab/><text:tab/><text:tab/><text:tab/><text:tab/><text:tab/>point where the PC has line of sight with the binoculars <text:tab/><text:tab/><text:tab/><text:tab/><text:tab/><text:tab/>to all the bandits will work. </text:p>
      <text:p text:style-name="P468"><text:tab/><text:tab/><text:tab/>d.) Kill the bandits. (MINI-BOSS)</text:p>
      <text:p text:style-name="P468"><text:tab/><text:tab/><text:tab/><text:tab/><text:tab/>-The PC is prompted to kill all the bandits in a manner of <text:tab/><text:tab/><text:tab/><text:tab/><text:tab/>their choosing. Once they are all defeated, the gun <text:tab/><text:tab/><text:tab/><text:tab/><text:tab/><text:tab/>wielding bandit captain carries a radio that the PC is <text:tab/><text:tab/><text:tab/><text:tab/><text:tab/><text:tab/>prompted to pick up, after which they take the WILD <text:tab/><text:tab/><text:tab/><text:tab/><text:tab/><text:tab/>card out and place it in one of eleven open slots. They <text:tab/><text:tab/><text:tab/><text:tab/><text:tab/><text:tab/>gain a level in both their survivor tree and their <text:tab/><text:tab/><text:tab/><text:tab/><text:tab/><text:tab/><text:tab/>skill/magic tree(s), which open and allow them to spend <text:tab/><text:tab/><text:tab/><text:tab/><text:tab/><text:tab/>their points. </text:p>
      <text:p text:style-name="P468"/>
      <text:p text:style-name="P468"/>
      <text:p text:style-name="P468"><text:soft-page-break/><text:tab/><text:tab/>B.) Snake In The Grass</text:p>
      <text:p text:style-name="P468"><text:tab/><text:tab/><text:tab/><text:tab/><text:tab/>-When the player is finished spending their perk points a <text:tab/><text:tab/><text:tab/><text:tab/><text:tab/>cut-scene will play. </text:p>
      <text:p text:style-name="P468"><text:tab/><text:tab/><text:tab/><text:tab/><text:tab/>(CUT-SCENE) A witch strikes them, blasting them <text:tab/><text:tab/><text:tab/><text:tab/><text:tab/><text:tab/>down to the ground before walking up near them and <text:tab/><text:tab/><text:tab/><text:tab/><text:tab/><text:tab/>taunting them. </text:p>
      <text:p text:style-name="P468"><text:tab/><text:tab/><text:tab/>a.) Kill the witch (Summoner). (WITCHES) </text:p>
      <text:p text:style-name="P468"><text:tab/><text:tab/><text:tab/><text:tab/><text:tab/>-The PC must battle the witch, who assaults them with <text:tab/><text:tab/><text:tab/><text:tab/><text:tab/><text:tab/>magi<text:span text:style-name="T574">k</text:span> blasts before summoning a werewolf at half <text:tab/><text:tab/><text:tab/><text:tab/><text:tab/><text:tab/>health. After kill both, thunder can be heard rumbling in <text:tab/><text:tab/><text:tab/><text:tab/><text:tab/><text:tab/>the background. Corporal Warren can then be heard over <text:tab/><text:tab/><text:tab/><text:tab/><text:tab/>the radio, telling all Rangers to <text:tab/>head to the Colony or a <text:tab/><text:tab/><text:tab/><text:tab/><text:tab/><text:tab/>safe-house. </text:p>
      <text:p text:style-name="P468"><text:tab/><text:tab/><text:tab/>b.) Weather the storm or find shelter.</text:p>
      <text:p text:style-name="P468"><text:tab/><text:tab/><text:tab/><text:tab/><text:tab/>-The PC must then wait out the five minute storm or find <text:tab/><text:tab/><text:tab/><text:tab/><text:tab/>and <text:span text:style-name="T574">b</text:span>uild a shelter in one of the available buildings. </text:p>
      <text:p text:style-name="P468"><text:tab/><text:tab/><text:tab/>c.) Find shelter from the creatures of the night.</text:p>
      <text:p text:style-name="P468"><text:tab/><text:tab/><text:tab/><text:tab/><text:tab/>-The PC hears only static on the radio as dusk consumes <text:tab/><text:tab/><text:tab/><text:tab/><text:tab/>the city. Howls and cries of monsters begin in the <text:tab/><text:tab/><text:tab/><text:tab/><text:tab/><text:tab/><text:tab/>distance and below the PC. They are prompted to the <text:tab/><text:tab/><text:tab/><text:tab/><text:tab/><text:tab/>nearest location for a safe-house.</text:p>
      <text:p text:style-name="P468"><text:tab/><text:tab/><text:tab/><text:tab/>I.) Scavenge for parts and build fortifications. </text:p>
      <text:p text:style-name="P468"><text:tab/><text:tab/><text:tab/><text:tab/><text:tab/>-Once they reach the first safe-house location, the PC <text:tab/><text:tab/><text:tab/><text:tab/><text:tab/><text:tab/>will be prompted to pick up metal, wood and wires until <text:tab/><text:tab/><text:tab/><text:tab/><text:tab/><text:tab/>the have gathered enough to make a fortified door, and <text:tab/><text:tab/><text:tab/><text:tab/><text:tab/><text:tab/>door frame. They will be prompted to open the <text:tab/><text:tab/><text:tab/><text:tab/><text:tab/><text:tab/><text:tab/>blueprints menu in order to build the structures. </text:p>
      <text:p text:style-name="P468"><text:tab/><text:tab/><text:tab/><text:tab/>II.) Secure a building or floor of a building.</text:p>
      <text:p text:style-name="P468"><text:tab/><text:tab/><text:tab/><text:tab/><text:tab/>-After the PC has built their fortifications, they will be <text:tab/><text:tab/><text:tab/><text:tab/><text:tab/><text:tab/>prompted to fill the hole in the wall with the pieces, once <text:tab/><text:tab/><text:tab/><text:tab/><text:tab/>that has happened, a cut-scene will play. </text:p>
      <text:p text:style-name="P468"><text:tab/><text:tab/><text:tab/><text:tab/><text:tab/>(CUT-SCENE) A monster will attack the door, and get <text:tab/><text:tab/><text:tab/><text:tab/><text:tab/><text:tab/>electrocuted, retreating into the night. </text:p>
      <text:p text:style-name="P468"><text:tab/><text:tab/><text:tab/><text:tab/>III.) Wait out the night.</text:p>
      <text:p text:style-name="P468"><text:tab/><text:tab/><text:tab/><text:tab/><text:tab/>-When the cut-scene ends, the PC will be prompted to <text:tab/><text:tab/><text:tab/><text:tab/><text:tab/><text:tab/>sleep on the bed in the building ending the night. <text:tab/><text:tab/><text:tab/><text:tab/><text:tab/><text:tab/><text:tab/>(NIGHT RANGES)</text:p>
      <text:p text:style-name="P468"/>
      <text:p text:style-name="P469"/>
      <text:p text:style-name="P469"/>
      <text:p text:style-name="P469"/>
      <text:p text:style-name="P469"/>
      <text:p text:style-name="P469"><text:soft-page-break/><text:tab/>5.) Can You Hear Me Now?</text:p>
      <text:p text:style-name="P468"><text:tab/><text:tab/>A.) White Noise</text:p>
      <text:p text:style-name="P468"><text:tab/><text:tab/><text:tab/><text:tab/><text:tab/>-The PC wakes to find the sun shining faintly through <text:tab/><text:tab/><text:tab/><text:tab/><text:tab/><text:tab/>the cracks and holes in the walls and ceiling. They check <text:tab/><text:tab/><text:tab/><text:tab/><text:tab/>their radio and find only static. <text:s/></text:p>
      <text:p text:style-name="P468"><text:tab/><text:tab/><text:tab/>a.) Get to higher ground.</text:p>
      <text:p text:style-name="P468"><text:tab/><text:tab/><text:tab/><text:tab/><text:tab/>-The PC must get to a point that is able to see the colony <text:tab/><text:tab/><text:tab/><text:tab/><text:tab/>through the building.</text:p>
      <text:p text:style-name="P468"><text:tab/><text:tab/><text:tab/>b.) Use the binoculars to see the colony.</text:p>
      <text:p text:style-name="P468"><text:tab/><text:tab/><text:tab/><text:tab/><text:tab/>-Once the PC reaches an appropriate position, they are <text:tab/><text:tab/><text:tab/><text:tab/><text:tab/><text:tab/>prompted to use their binoculars to view the colony. <text:tab/><text:tab/><text:tab/><text:tab/><text:tab/><text:tab/>When they do, they see purple smoke drifting into the <text:tab/><text:tab/><text:tab/><text:tab/><text:tab/><text:tab/>air, which designates that the one of the radio towers are <text:tab/><text:tab/><text:tab/><text:tab/><text:tab/>down. </text:p>
      <text:p text:style-name="P468"><text:tab/><text:tab/><text:tab/>c.) Use the binoculars to see the damaged radio antenna.</text:p>
      <text:p text:style-name="P468"><text:tab/><text:tab/><text:tab/><text:tab/><text:tab/>-The PC sees that one of the antenna’s is damaged and is <text:tab/><text:tab/><text:tab/><text:tab/><text:tab/>prompted to go to it. </text:p>
      <text:p text:style-name="P468"><text:tab/><text:tab/><text:tab/>d.) Get to the radio antenna.</text:p>
      <text:p text:style-name="P468"><text:tab/><text:tab/><text:tab/><text:tab/><text:tab/>-The PC must climb to the radio antenna, and upon <text:tab/><text:tab/><text:tab/><text:tab/><text:tab/><text:tab/>reaching it finds that some of the parts have been <text:tab/><text:tab/><text:tab/><text:tab/><text:tab/><text:tab/><text:tab/>damaged by a lightning strike.</text:p>
      <text:p text:style-name="P468"><text:tab/><text:tab/><text:tab/><text:tab/>I.) Find the required wire and metal parts to repair the antenna. </text:p>
      <text:p text:style-name="P468"><text:tab/><text:tab/><text:tab/><text:tab/><text:tab/>-Once the player finds the needed materials, and restores <text:tab/><text:tab/><text:tab/><text:tab/><text:tab/>the antenna, Corporal Warren is heard on the radio. She <text:tab/><text:tab/><text:tab/><text:tab/><text:tab/><text:tab/>thanks the PC, before telling him that she has orders <text:tab/><text:tab/><text:tab/><text:tab/><text:tab/><text:tab/>from Colonel Le’Vey. </text:p>
      <text:p text:style-name="P468"><text:tab/>6.) Take Em’ Out</text:p>
      <text:p text:style-name="P468"><text:tab/><text:tab/>A.) And Then There Were Four…</text:p>
      <text:p text:style-name="P468"><text:tab/><text:tab/><text:tab/>a.) Find the four remaining bandit patrols and take them out. (THUG)</text:p>
      <text:p text:style-name="P468"><text:tab/><text:tab/><text:tab/><text:tab/><text:tab/>-The PC must locate the four remaining patrols and take <text:tab/><text:tab/><text:tab/><text:tab/><text:tab/><text:tab/>each one out. A patrol consists of 3-4 bandits, 1-2 of <text:tab/><text:tab/><text:tab/><text:tab/><text:tab/><text:tab/>which is a thug. When attacked, one of the last two <text:tab/><text:tab/><text:tab/><text:tab/><text:tab/><text:tab/>bandits toss a grenade into the vehicle, destroying it. <text:tab/><text:tab/><text:tab/><text:tab/><text:tab/><text:tab/>Only the last bandit of the fourth group fails to do this, <text:tab/><text:tab/><text:tab/><text:tab/><text:tab/><text:tab/>instead blowing himself up. </text:p>
      <text:p text:style-name="P468"><text:tab/>7.) New Wheels!</text:p>
      <text:p text:style-name="P468"><text:tab/><text:tab/>A.) Finders Keepers</text:p>
      <text:p text:style-name="P468"><text:tab/><text:tab/><text:tab/>a.) Find the keys on one of the bodies.</text:p>
      <text:p text:style-name="P468"><text:tab/><text:tab/><text:tab/><text:tab/><text:tab/>-The PC is prompted to search the bodies in order to find <text:tab/><text:tab/><text:tab/><text:tab/><text:tab/>the keys to one the Jeep. After finding them, Corporal <text:tab/><text:tab/><text:tab/><text:tab/><text:tab/><text:tab/>Warren asks for your progress. After the PC tells her that <text:tab/><text:tab/><text:tab/><text:tab/><text:tab/>they have “found” some transport, Warren offers to <text:tab/><text:soft-page-break/><text:tab/><text:tab/><text:tab/><text:tab/><text:tab/>teach them to rules of driving during the Apocalypse.</text:p>
      <text:p text:style-name="P468"><text:tab/><text:tab/><text:tab/>b.) Complete Warren’s talk-through driving course. </text:p>
      <text:p text:style-name="P468"><text:tab/><text:tab/><text:tab/><text:tab/><text:tab/>-The PC must get into the vehicle and learn the controls <text:tab/><text:tab/><text:tab/><text:tab/><text:tab/><text:tab/>of driving, along with using the weapon(s) available <text:tab/><text:tab/><text:tab/><text:tab/><text:tab/><text:tab/>(Mounted Turret, Ramming Bumper). After completing <text:tab/><text:tab/><text:tab/><text:tab/><text:tab/><text:tab/>the “training course”, Colonel Le’Vey orders you to find <text:tab/><text:tab/><text:tab/><text:tab/><text:tab/>the bandit stronghold.</text:p>
      <text:p text:style-name="P468"><text:tab/>8.) It’s Like I’m The Kid…</text:p>
      <text:p text:style-name="P468"><text:tab/><text:tab/>A.) And Your The Ant Pile.</text:p>
      <text:p text:style-name="P468"><text:tab/><text:tab/><text:tab/>a.) Locate the bandit stronghold</text:p>
      <text:p text:style-name="P468"><text:tab/><text:tab/><text:tab/><text:tab/><text:tab/>-The PC must drive around and find the stronghold, <text:tab/><text:tab/><text:tab/><text:tab/><text:tab/><text:tab/>though the PC will notice an increase or decrease in the <text:tab/><text:tab/><text:tab/><text:tab/><text:tab/><text:tab/>number of bandits, gang signs and graffiti. Once they <text:tab/><text:tab/><text:tab/><text:tab/><text:tab/><text:tab/>discover the hide out, they radio to the Colony but are <text:tab/><text:tab/><text:tab/><text:tab/><text:tab/><text:tab/>told to wait for backup. Soon two guards wander close to <text:tab/><text:tab/><text:tab/><text:tab/><text:tab/>the PC and a cut-scene starts. </text:p>
      <text:p text:style-name="P468"><text:tab/><text:tab/><text:tab/><text:tab/><text:tab/>(CUT-SCENE/QUICK-TIME EVENT) Two guards <text:tab/><text:tab/><text:tab/><text:tab/><text:tab/><text:tab/>wander near a corner and start talking, the PC is just <text:tab/><text:tab/><text:tab/><text:tab/><text:tab/><text:tab/>around the corner. They talk about how they have the <text:tab/><text:tab/><text:tab/><text:tab/><text:tab/><text:tab/>prisoners and are going to make them fight one another. <text:tab/><text:tab/><text:tab/><text:tab/><text:tab/><text:tab/>They both complain about being on guard duty when a <text:tab/><text:tab/><text:tab/><text:tab/><text:tab/><text:tab/>quick time event begins. The player must press the <text:tab/><text:tab/><text:tab/><text:tab/><text:tab/><text:tab/>(FIRE) key in order to initiate the event, before <text:tab/><text:tab/><text:tab/><text:tab/><text:tab/><text:tab/><text:tab/>disarming the fist guard of his knife by pressing <text:tab/><text:tab/><text:tab/><text:tab/><text:tab/><text:tab/><text:tab/>(INTERACT), killing him with it by pressing (FIRE) <text:tab/><text:tab/><text:tab/><text:tab/><text:tab/><text:tab/>and then ducking the other guards swing by pressing <text:tab/><text:tab/><text:tab/><text:tab/><text:tab/><text:tab/>(CROUCH), before killing him by pressing (FIRE).</text:p>
      <text:p text:style-name="P468"><text:tab/><text:tab/><text:tab/>b.) Infiltrate the stronghold. </text:p>
      <text:p text:style-name="P468"><text:tab/><text:tab/><text:tab/><text:tab/><text:tab/>-The PC must not decide to ignore the order or wait for <text:tab/><text:tab/><text:tab/><text:tab/><text:tab/><text:tab/>backup. By pressing (AIM), the player chooses to wait <text:tab/><text:tab/><text:tab/><text:tab/><text:tab/><text:tab/>for backup and by pressing (FIRE) the player chooses to <text:tab/><text:tab/><text:tab/><text:tab/><text:tab/>ignore that order. <text:s/></text:p>
      <text:p text:style-name="P468"><text:tab/><text:tab/><text:tab/><text:tab/>IGNORE ORDER</text:p>
      <text:p text:style-name="P468"><text:tab/><text:tab/><text:tab/><text:tab/><text:tab/>I-FIRE.) Kill all the bandits (THUG/OFFICER/BOSS)</text:p>
      <text:p text:style-name="P468"><text:tab/><text:tab/><text:tab/><text:tab/><text:tab/><text:tab/>-The PC must sneak into the compound one of <text:tab/><text:tab/><text:tab/><text:tab/><text:tab/><text:tab/><text:tab/>three ways:</text:p>
      <text:p text:style-name="P468"><text:tab/><text:tab/><text:tab/><text:tab/><text:tab/><text:tab/><text:tab/>-Climb the crane that is hanging over the <text:tab/><text:tab/><text:tab/><text:tab/><text:tab/><text:tab/><text:tab/><text:tab/>compound.</text:p>
      <text:p text:style-name="P468"><text:tab/><text:tab/><text:tab/><text:tab/><text:tab/><text:tab/><text:tab/>-Steal a cement truck and drive it into the <text:tab/><text:tab/><text:tab/><text:tab/><text:tab/><text:tab/><text:tab/><text:tab/>compound.</text:p>
      <text:p text:style-name="P468"><text:tab/><text:tab/><text:tab/><text:tab/><text:tab/><text:tab/><text:tab/>-Sneak through the sewer into the <text:tab/><text:tab/><text:tab/><text:tab/><text:tab/><text:tab/><text:tab/><text:tab/><text:tab/>compound. </text:p>
      <text:p text:style-name="P468"><text:soft-page-break/><text:tab/><text:tab/><text:tab/>***PC sees carnage in the sewers along with <text:tab/><text:tab/><text:tab/><text:tab/><text:tab/><text:tab/><text:tab/><text:tab/>echoing grunts and growls in the distance.***</text:p>
      <text:p text:style-name="P470"><text:tab/><text:tab/><text:tab/><text:tab/><text:tab/></text:p>
      <text:p text:style-name="P470"><text:tab/><text:tab/><text:tab/><text:tab/><text:tab/>-Once they are attacked (unless stealth killed) attack, the <text:tab/><text:tab/><text:tab/><text:tab/><text:tab/>family is drug to the leaders trailer, and the bandits <text:tab/><text:tab/><text:tab/><text:tab/><text:tab/><text:tab/>attack. </text:p>
      <text:p text:style-name="P468"><text:tab/><text:tab/><text:tab/><text:tab/><text:tab/><text:tab/>-If all the bandits but the leader and his two body <text:tab/><text:tab/><text:tab/><text:tab/><text:tab/><text:tab/><text:tab/>guards are stealth killed, they flee into the trailer. </text:p>
      <text:p text:style-name="P468"><text:tab/><text:tab/><text:tab/><text:tab/>II-FIRE.) Rescue the family.</text:p>
      <text:p text:style-name="P468"><text:tab/><text:tab/><text:tab/><text:tab/><text:tab/>-The PC must break into the trailer via the door, hatch <text:tab/><text:tab/><text:tab/><text:tab/><text:tab/><text:tab/>frame on top, or either window, and kill the guards. <text:tab/><text:tab/><text:tab/><text:tab/><text:tab/><text:tab/>After which a cut-scene is initiated. </text:p>
      <text:p text:style-name="P468"><text:tab/><text:tab/><text:tab/><text:tab/><text:tab/>(CUT-SCENE/QUICK-TIME EVENT) The bandit <text:tab/><text:tab/><text:tab/><text:tab/><text:tab/><text:tab/>leader grabs the little girl and threatens her with a knife. <text:tab/><text:tab/><text:tab/><text:tab/><text:tab/><text:tab/>The PC has already drawn and readied their ranged <text:tab/><text:tab/><text:tab/><text:tab/><text:tab/><text:tab/>weapon. The player must aim and make the shot into the <text:tab/><text:tab/><text:tab/><text:tab/><text:tab/>bandits head in the allotted time or the bandit kills the <text:tab/><text:tab/><text:tab/><text:tab/><text:tab/><text:tab/>girl and attacks the player ending the quick time event. </text:p>
      <text:p text:style-name="P468"><text:tab/><text:tab/><text:tab/><text:tab/><text:tab/><text:tab/>-If the girl is saved, the father asks for the location <text:tab/><text:tab/><text:tab/><text:tab/><text:tab/><text:tab/>of the Colony and heads there, showing up at a <text:tab/><text:tab/><text:tab/><text:tab/><text:tab/><text:tab/><text:tab/>later point in the game.</text:p>
      <text:p text:style-name="P468"><text:tab/><text:tab/><text:tab/><text:tab/><text:tab/><text:tab/>-If the girl is killed, the father refuses to talk to the <text:tab/><text:tab/><text:tab/><text:tab/><text:tab/><text:tab/>PC and leaves with his family without saying a <text:tab/><text:tab/><text:tab/><text:tab/><text:tab/><text:tab/><text:tab/>word. <text:s/></text:p>
      <text:p text:style-name="P468"><text:tab/><text:tab/><text:tab/><text:tab/>III-FIRE.) Recover the maps, radio and prisoner.</text:p>
      <text:p text:style-name="P468"><text:tab/><text:tab/><text:tab/><text:tab/><text:tab/>-Search the trailer for anything of importance. </text:p>
      <text:p text:style-name="P468"><text:tab/><text:tab/><text:tab/><text:tab/><text:tab/><text:tab/>-Find the bandit maps</text:p>
      <text:p text:style-name="P468"><text:tab/><text:tab/><text:tab/><text:tab/><text:tab/><text:tab/>-Find the bandit leaders’ radio.</text:p>
      <text:p text:style-name="P468"><text:tab/><text:tab/><text:tab/><text:tab/><text:tab/><text:tab/>-Find Aleria, a white witch who promises the PC <text:tab/><text:tab/><text:tab/><text:tab/><text:tab/><text:tab/><text:tab/>no harm. </text:p>
      <text:p text:style-name="P468"><text:tab/><text:tab/><text:tab/><text:tab/>IV-FIRE.) Return to the Colony. </text:p>
      <text:p text:style-name="P468"><text:tab/><text:tab/><text:tab/><text:tab/><text:tab/>-Once the PC finds the maps, they radios the Colony and <text:tab/><text:tab/><text:tab/><text:tab/><text:tab/>report in, before coldly being told to return to base but <text:tab/><text:tab/><text:tab/><text:tab/><text:tab/><text:tab/>leave the prisoner for pickup. </text:p>
      <text:p text:style-name="P468"><text:tab/><text:tab/><text:tab/><text:tab/>FOLLOW ORDER</text:p>
      <text:p text:style-name="P468"><text:tab/><text:tab/><text:tab/><text:tab/>I-AIM.) Kill all the bandits (THUG/OFFICER/BOSS)</text:p>
      <text:p text:style-name="P468"><text:tab/><text:tab/><text:tab/><text:tab/><text:tab/>-The PC follows the group of Rangers as the knock the <text:tab/><text:tab/><text:tab/><text:tab/><text:tab/><text:tab/>gates down with explosives. </text:p>
      <text:p text:style-name="P468"><text:tab/><text:tab/><text:tab/><text:tab/><text:tab/>-Once they are attacked the leader and his two body <text:tab/><text:tab/><text:tab/><text:tab/><text:tab/><text:tab/>guards flee into the trailer. <text:s/></text:p>
      <text:p text:style-name="P468"><text:tab/><text:tab/><text:tab/><text:tab/>II-AIM.) Recover the maps, radio and prisoner.</text:p>
      <text:p text:style-name="P468"><text:tab/><text:tab/><text:tab/><text:tab/><text:tab/>-Search the trailer for anything of importance. </text:p>
      <text:p text:style-name="P468"><text:soft-page-break/><text:tab/><text:tab/><text:tab/><text:tab/><text:tab/><text:tab/>-Find the bandit maps</text:p>
      <text:p text:style-name="P468"><text:tab/><text:tab/><text:tab/><text:tab/><text:tab/><text:tab/>-Find the bandit leaders’ radio. </text:p>
      <text:p text:style-name="P468"><text:tab/><text:tab/><text:tab/><text:tab/><text:tab/><text:tab/>-Find Aleria, a white witch who promises the PC <text:tab/><text:tab/><text:tab/><text:tab/><text:tab/><text:tab/><text:tab/>no harm.</text:p>
      <text:p text:style-name="P468"><text:tab/><text:tab/><text:tab/><text:tab/>III-AIM.) Return to the Colony. </text:p>
      <text:p text:style-name="P468"><text:tab/><text:tab/><text:tab/><text:tab/><text:tab/>-Once the PC finds the maps and radio, the leader of the <text:tab/><text:tab/><text:tab/><text:tab/><text:tab/><text:tab/>Rangers, Sgt. Mulland takes the items and prisoner from <text:tab/><text:tab/><text:tab/><text:tab/><text:tab/>the PC and tells them that they can’t save everybody. He <text:tab/><text:tab/><text:tab/><text:tab/><text:tab/>then tells them that he will see them back at base. </text:p>
      <text:p text:style-name="P468"><text:tab/></text:p>
      <text:p text:style-name="P468"><text:tab/>9.) The Enemy of My Enemy…</text:p>
      <text:p text:style-name="P468"><text:tab/><text:tab/>A.) Help Me!</text:p>
      <text:p text:style-name="P468"><text:tab/><text:tab/><text:tab/>a.) Rescue Jacob from the bandits</text:p>
      <text:p text:style-name="P468"><text:tab/><text:tab/><text:tab/><text:tab/><text:tab/>-On the way back to the colony, an event is spawned <text:tab/><text:tab/><text:tab/><text:tab/><text:tab/><text:tab/>alongside the road. The PC sees a man being beaten by <text:tab/><text:tab/><text:tab/><text:tab/><text:tab/><text:tab/>several thugs. The PC is prompted to save the man.</text:p>
      <text:p text:style-name="P468"><text:tab/><text:tab/><text:tab/>b.) Take Jacob to the Colony. (OPERATIONS UNLOCK) </text:p>
      <text:p text:style-name="P468"><text:tab/><text:tab/><text:tab/><text:tab/><text:tab/>-After saving him from the beating, the PC offers to give <text:tab/><text:tab/><text:tab/><text:tab/><text:tab/>him a ride to the Colony, with Jacob taking up the <text:tab/><text:tab/><text:tab/><text:tab/><text:tab/><text:tab/>passenger seat. </text:p>
      <text:p text:style-name="P468"><text:tab/>10.) Is Somethings’ Dinner!</text:p>
      <text:p text:style-name="P468"><text:tab/><text:tab/>A.) Nothing But Blood</text:p>
      <text:p text:style-name="P468"><text:tab/><text:tab/><text:tab/><text:tab/><text:tab/>-As the PC drives to the Colony with Jacob, a cut-scene <text:tab/><text:tab/><text:tab/><text:tab/><text:tab/><text:tab/>is initiated after about a minute of driving. </text:p>
      <text:p text:style-name="P468"><text:tab/><text:tab/><text:tab/><text:tab/><text:tab/>(CUT-SCENE) The PC is driving as something slams <text:tab/><text:tab/><text:tab/><text:tab/><text:tab/><text:tab/>into the side of the vehicle, throwing it over and flipping <text:tab/><text:tab/><text:tab/><text:tab/><text:tab/>it onto its’ top. The PC watches as Jacob is drug outside <text:tab/><text:tab/><text:tab/><text:tab/><text:tab/><text:tab/>and blood splatters the outside of the cars’ windows. The <text:tab/><text:tab/><text:tab/><text:tab/><text:tab/>PC crawls out of the car, only to be tackled and knocked <text:tab/><text:tab/><text:tab/><text:tab/><text:tab/>into an open culvert. </text:p>
      <text:p text:style-name="P468"><text:tab/><text:tab/><text:tab/>a.) Escape the tunnels!</text:p>
      <text:p text:style-name="P468"><text:tab/><text:tab/><text:tab/><text:tab/><text:tab/>-The PC must run through the tunnels, using their <text:tab/><text:tab/><text:tab/><text:tab/><text:tab/><text:tab/><text:tab/>parkour skills to dodge the various werewolves and until <text:tab/><text:tab/><text:tab/><text:tab/><text:tab/>the dive into a sewer cistern. After swimming into a pipe <text:tab/><text:tab/><text:tab/><text:tab/><text:tab/>and climbing out of the water, the PC jumps down into a <text:tab/><text:tab/><text:tab/><text:tab/><text:tab/>large area with a gate on one side. As the PC begins to <text:tab/><text:tab/><text:tab/><text:tab/><text:tab/><text:tab/>look at the lock, a pack of werewolves surrounds them. </text:p>
      <text:p text:style-name="P468"><text:tab/><text:tab/><text:tab/><text:tab/>I.) Kill all the werewolves that attacked you and killed Jacob. <text:tab/><text:tab/><text:tab/><text:tab/><text:tab/><text:tab/>(WEREWOLVES)</text:p>
      <text:p text:style-name="P468"><text:tab/><text:tab/><text:tab/><text:tab/>II.) Return to your jeep.</text:p>
      <text:p text:style-name="P468"/>
      <text:p text:style-name="P468"/>
      <text:p text:style-name="P468"><text:soft-page-break/><text:tab/><text:tab/><text:tab/>b.) Home Sweet Home</text:p>
      <text:p text:style-name="P468"><text:tab/><text:tab/><text:tab/><text:tab/><text:tab/>-After picking the lock to the gate, and then escaping the <text:tab/><text:tab/><text:tab/><text:tab/><text:tab/>tunnels the PC finds their vehicle over turned. The PC <text:tab/><text:tab/><text:tab/><text:tab/><text:tab/><text:tab/>learns how to flip their vehicle (Pressing the INTERACT <text:tab/><text:tab/><text:tab/><text:tab/><text:tab/>key), with humans using their rope to make a pulley, <text:tab/><text:tab/><text:tab/><text:tab/><text:tab/><text:tab/>sorcerers using magic to help them flip it, and enchanters <text:tab/><text:tab/><text:tab/><text:tab/><text:tab/>using a combination of both. After flipping the vehicle, <text:tab/><text:tab/><text:tab/><text:tab/><text:tab/><text:tab/>the PC is prompted to return home. </text:p>
      <text:p text:style-name="P468"><text:tab/>11.) The Silence Before the Storm</text:p>
      <text:p text:style-name="P468"><text:tab/><text:tab/><text:tab/><text:tab/><text:tab/>IGNORED ORDER</text:p>
      <text:p text:style-name="P468"><text:tab/><text:tab/><text:tab/><text:tab/><text:tab/>-Upon returning to the Colony, the PC is confronted by <text:tab/><text:tab/><text:tab/><text:tab/><text:tab/><text:tab/>the furious Sgt. Horner and Mulland, who begin yelling <text:tab/><text:tab/><text:tab/><text:tab/><text:tab/><text:tab/>at the PC until the family arrives, thanking the PC in <text:tab/><text:tab/><text:tab/><text:tab/><text:tab/><text:tab/>front of the two sergeants. The sergeants than proceed to <text:tab/><text:tab/><text:tab/><text:tab/><text:tab/>shout at the PC, informing them that the Colonel is <text:tab/><text:tab/><text:tab/><text:tab/><text:tab/><text:tab/>waiting for them in the War Room.</text:p>
      <text:p text:style-name="P468"><text:tab/><text:tab/><text:tab/><text:tab/><text:tab/>FOLLOWED ORDER</text:p>
      <text:p text:style-name="P468"><text:tab/><text:tab/><text:tab/><text:tab/><text:tab/>-Upon returning to the Colony, the PC is greeted by Sgt. <text:tab/><text:tab/><text:tab/><text:tab/><text:tab/>Horner, who tells them that the Colonel is waiting for <text:tab/><text:tab/><text:tab/><text:tab/><text:tab/><text:tab/>them in the war room. </text:p>
      <text:p text:style-name="P468"><text:tab/><text:tab/>A.) Build the Foundry</text:p>
      <text:p text:style-name="P468"><text:tab/><text:tab/><text:tab/><text:tab/><text:tab/>-When the PC reaches the War Room, Colonel Le’Vey <text:tab/><text:tab/><text:tab/><text:tab/><text:tab/><text:tab/>begins telling them that there is a war coming, and that <text:tab/><text:tab/><text:tab/><text:tab/><text:tab/><text:tab/>the people of the Colony are the ones that are going to <text:tab/><text:tab/><text:tab/><text:tab/><text:tab/><text:tab/>bring it to their enemies. But first they have to prepare <text:tab/><text:tab/><text:tab/><text:tab/><text:tab/><text:tab/>and learn. He asks the PC to help them build the wings <text:tab/><text:tab/><text:tab/><text:tab/><text:tab/><text:tab/>and defenses of the Foundry and gather intelligence on <text:tab/><text:tab/><text:tab/><text:tab/><text:tab/><text:tab/>the enemies. Colonel Le’Vey then directs the PC to Karl, <text:tab/><text:tab/><text:tab/><text:tab/><text:tab/>the architect, engineer and carpenter of the Colony. </text:p>
      <text:p text:style-name="P468"><text:tab/><text:tab/><text:tab/>a.) Building Our Stronghold</text:p>
      <text:p text:style-name="P468"><text:tab/><text:tab/><text:tab/><text:tab/>I.) Build the Armory. (UNLOCKS WEAPON UPGRADES)</text:p>
      <text:p text:style-name="P468"><text:tab/><text:tab/><text:tab/><text:tab/><text:tab/>-Find the gunsmithing supplies at GUN SHOP*.</text:p>
      <text:p text:style-name="P468"><text:tab/><text:tab/><text:tab/><text:tab/><text:tab/><text:tab/>-The PC enters the gun shop and is shot at by <text:tab/><text:tab/><text:tab/><text:tab/><text:tab/><text:tab/><text:tab/>survivors in <text:tab/>the shop. After convincing them to <text:tab/><text:tab/><text:tab/><text:tab/><text:tab/><text:tab/><text:tab/>talk to the PC, the player is offered a choice, kill <text:tab/><text:tab/><text:tab/><text:tab/><text:tab/><text:tab/><text:tab/>the family of survivors and find the supplies or <text:tab/><text:tab/><text:tab/><text:tab/><text:tab/><text:tab/><text:tab/>retrieve food for them and they will give you the <text:tab/><text:tab/><text:tab/><text:tab/><text:tab/><text:tab/><text:tab/>supplies. </text:p>
      <text:p text:style-name="P468"><text:tab/><text:tab/><text:tab/><text:tab/><text:tab/>- Find the blacksmithing supplies at the HISTORY <text:tab/><text:tab/><text:tab/><text:tab/><text:tab/><text:tab/>MUSEUM*</text:p>
      <text:p text:style-name="P468"><text:tab/><text:tab/><text:tab/><text:tab/><text:tab/><text:tab/>-The PC finds that the museum has been <text:tab/><text:tab/><text:tab/><text:tab/><text:tab/><text:tab/><text:tab/><text:tab/>overgrown, a large tree grows out of it. However <text:tab/><text:soft-page-break/><text:tab/><text:tab/><text:tab/><text:tab/><text:tab/><text:tab/>they also discover that a large portion of <text:tab/><text:tab/><text:tab/><text:tab/><text:tab/><text:tab/><text:tab/><text:tab/>equipment was in the basement, and that it is <text:tab/><text:tab/><text:tab/><text:tab/><text:tab/><text:tab/><text:tab/>accessible from the sewer. They must pass a den <text:tab/><text:tab/><text:tab/><text:tab/><text:tab/><text:tab/><text:tab/>of werewolves and some witches, but find the <text:tab/><text:tab/><text:tab/><text:tab/><text:tab/><text:tab/><text:tab/>supplies in the basement of the museum. </text:p>
      <text:p text:style-name="P468"><text:tab/><text:tab/><text:tab/><text:tab/><text:tab/>- Find and bring the required wood, metal and wires to <text:tab/><text:tab/><text:tab/><text:tab/><text:tab/><text:tab/>Karl.</text:p>
      <text:p text:style-name="P468"><text:tab/><text:tab/><text:tab/><text:tab/><text:tab/><text:tab/>-Wait a week for the building to be done. <text:s/></text:p>
      <text:p text:style-name="P468"><text:tab/><text:tab/><text:tab/><text:tab/>II.) Build the Workshop.</text:p>
      <text:p text:style-name="P468"><text:tab/><text:tab/><text:tab/><text:tab/> (UNLOCKS VEHICLE &amp; BUILDING UPGRADES)</text:p>
      <text:p text:style-name="P468"><text:tab/><text:tab/><text:tab/><text:tab/><text:tab/>-Steal or barter the truck-mounted crane from the Salted <text:tab/><text:tab/><text:tab/><text:tab/><text:tab/><text:tab/>Iron Bandits.</text:p>
      <text:p text:style-name="P468"><text:tab/><text:tab/><text:tab/><text:tab/><text:tab/>(ZOMBIES)</text:p>
      <text:p text:style-name="P471"><text:tab/><text:tab/><text:tab/><text:tab/><text:tab/><text:tab/>-The PC must approach the bandits, or attack their <text:tab/><text:tab/><text:tab/><text:tab/><text:tab/><text:tab/>base. If the PC attacks their base, the face a <text:tab/><text:tab/><text:tab/><text:tab/><text:tab/><text:tab/><text:tab/><text:tab/>(BOSS) and after defeating all the members and <text:tab/><text:tab/><text:tab/><text:tab/><text:tab/><text:tab/><text:tab/>the witch who raises them as zombies after the <text:tab/><text:tab/><text:tab/><text:tab/><text:tab/><text:tab/><text:tab/>ba<text:span text:style-name="T575">t</text:span>tle, the PC may take the truck. If they approach <text:tab/><text:tab/><text:tab/><text:tab/><text:tab/><text:tab/>the base, they are asked to trade a tank from the <text:tab/><text:tab/><text:tab/><text:tab/><text:tab/><text:tab/><text:tab/>southern outskirts of the city. It is guarded by <text:tab/><text:tab/><text:tab/><text:tab/><text:tab/><text:tab/><text:tab/>witches and their zombie minions. <text:tab/><text:tab/><text:tab/><text:tab/><text:tab/><text:tab/><text:tab/><text:tab/><text:tab/><text:tab/>-Secure the tools from the three nearest <text:tab/><text:tab/><text:tab/><text:tab/><text:tab/><text:tab/><text:tab/><text:tab/>AUTO SHOPS* <text:tab/><text:tab/><text:tab/><text:tab/><text:tab/><text:tab/><text:tab/><text:tab/><text:tab/>-The PC must scavenge each of the tools shops, with the <text:tab/><text:tab/><text:tab/><text:tab/><text:tab/>third and final tool shop having the supplies, and a crazy <text:tab/><text:tab/><text:tab/><text:tab/><text:tab/>gearhead that the PC must either befriend by finding him a <text:tab/><text:tab/><text:tab/><text:tab/><text:tab/>chainsaw, or kill in order to gain access to the shop. <text:tab/><text:tab/><text:tab/><text:tab/><text:tab/><text:tab/>-Find and bring the required wood, metal and wires to Karl.<text:tab/><text:tab/><text:tab/><text:tab/><text:tab/><text:tab/><text:tab/>-Wait a week for the building to be done.<text:tab/><text:tab/><text:tab/><text:tab/><text:tab/><text:tab/>III.) Build the Hospital.<text:tab/><text:tab/><text:tab/><text:tab/><text:tab/><text:tab/><text:tab/><text:tab/><text:tab/><text:tab/><text:tab/>(UNLOCKS DRUGSTORE &amp; HOSPITAL BED)<text:tab/><text:tab/><text:tab/><text:tab/><text:tab/><text:tab/><text:tab/><text:tab/>-Break into the Great Trees around Seattle and <text:tab/><text:tab/><text:tab/><text:tab/><text:tab/><text:tab/><text:tab/>steal plant <text:span text:style-name="T575">s</text:span>pecimens. <text:tab/><text:tab/><text:tab/><text:tab/></text:p>
      <text:p text:style-name="P471"/>
      <text:p text:style-name="P471"><text:tab/><text:tab/><text:tab/>-Karl tells the PC that Dr. O’Hare knows that each of the <text:tab/><text:tab/><text:tab/><text:tab/><text:tab/>Great Trees around Seattle have plants that are amazingly <text:tab/><text:tab/><text:tab/><text:tab/><text:tab/>useful for healing. He asks you to break into the trees and <text:tab/><text:tab/><text:tab/><text:tab/><text:tab/>steal these specimens so she can grow them. The PC must <text:tab/><text:tab/><text:tab/><text:tab/><text:tab/>enter the trees, which house various types of Fae and <text:tab/><text:tab/><text:tab/><text:tab/><text:tab/><text:tab/>witches (changes every in game week) and either sneak <text:tab/><text:tab/><text:tab/><text:tab/><text:tab/><text:tab/>through or kill the enemies in order to reach the plant <text:tab/><text:tab/><text:tab/><text:tab/><text:tab/><text:tab/>specimens. </text:p>
      <text:p text:style-name="P468"><text:soft-page-break/><text:tab/><text:tab/><text:tab/><text:tab/><text:tab/>-Recover laboratory equipment from the College of <text:tab/><text:tab/><text:tab/><text:tab/><text:tab/><text:tab/>Seattle</text:p>
      <text:p text:style-name="P468"><text:tab/><text:tab/><text:tab/><text:tab/><text:tab/>(VAMPYR)<text:tab/><text:tab/></text:p>
      <text:p text:style-name="P468"><text:tab/><text:tab/><text:tab/><text:tab/><text:tab/><text:tab/>-</text:p>
      <text:p text:style-name="P468"><text:tab/><text:tab/><text:tab/><text:tab/><text:tab/>-Find the required wood, metal and wires to Karl. </text:p>
      <text:p text:style-name="P468"><text:tab/><text:tab/><text:tab/><text:tab/><text:tab/><text:tab/>-Wait a week for the building to be done.<text:tab/><text:tab/></text:p>
      <text:p text:style-name="P468"><text:tab/><text:tab/><text:tab/><text:tab/>IV.) Build the Defenses</text:p>
      <text:p text:style-name="P468"><text:tab/><text:tab/><text:tab/><text:tab/>(UNLOCKS DEFENSES, <text:s/>DEFENSE UPGRADES &amp; <text:tab/><text:tab/><text:tab/><text:tab/><text:tab/><text:tab/>RAIDS)</text:p>
      <text:p text:style-name="P468"><text:tab/><text:tab/><text:tab/><text:tab/><text:tab/><text:tab/>-Retrieve the military weapon transport truck from <text:tab/><text:tab/><text:tab/><text:tab/><text:tab/><text:tab/>the over pass. (DRAKES)</text:p>
      <text:p text:style-name="P468"><text:tab/><text:tab/><text:tab/><text:tab/><text:tab/><text:tab/><text:tab/>-</text:p>
      <text:p text:style-name="P468"><text:tab/><text:tab/><text:tab/><text:tab/><text:tab/><text:tab/>-Find the advanced robotics system from Seal <text:tab/><text:tab/><text:tab/><text:tab/><text:tab/><text:tab/><text:tab/>Breaker, Inc,’s R&amp;D floor. (PIXIES)</text:p>
      <text:p text:style-name="P468"><text:tab/><text:tab/><text:tab/><text:tab/><text:tab/><text:tab/><text:tab/>-</text:p>
      <text:p text:style-name="P468"><text:tab/><text:tab/><text:tab/><text:tab/><text:tab/>-Find the required wood, metal and wires to Karl. </text:p>
      <text:p text:style-name="P468"><text:tab/><text:tab/><text:tab/><text:tab/><text:tab/><text:tab/>-Wait a week for the building to be done. </text:p>
      <text:p text:style-name="P468"><text:tab/><text:tab/><text:tab/><text:tab/>V.) Building Barracks (UNLOCKS FOLLOWER <text:tab/><text:tab/><text:tab/><text:tab/><text:tab/><text:tab/><text:tab/>MANAGEMENT)</text:p>
      <text:p text:style-name="P468"><text:tab/><text:tab/><text:tab/><text:tab/><text:tab/>-Retrieve the mattress from the local high schools. <text:tab/><text:tab/><text:tab/><text:tab/><text:tab/><text:tab/>(TROLLS)</text:p>
      <text:p text:style-name="P468"><text:tab/><text:tab/><text:tab/><text:tab/><text:tab/><text:tab/>-The PC must enter the two high schools and <text:tab/><text:tab/><text:tab/><text:tab/><text:tab/><text:tab/><text:tab/><text:span text:style-name="T575">retrieve</text:span> the mattresses. They are guard by a team <text:tab/><text:tab/><text:tab/><text:tab/><text:tab/><text:tab/><text:tab/>of trolls wearing torn and shredded jerseys, with a <text:tab/><text:tab/><text:tab/><text:tab/><text:tab/><text:tab/>witch presiding over each of the schools. The PC <text:tab/><text:tab/><text:tab/><text:tab/><text:tab/><text:tab/><text:tab/>must kill all the trolls and both witches to get the <text:tab/><text:tab/><text:tab/><text:tab/><text:tab/><text:tab/><text:tab/>mattresses. </text:p>
      <text:p text:style-name="P468"><text:tab/><text:tab/><text:tab/><text:tab/><text:tab/>-Recover the cook equipment from the local fast food <text:tab/><text:tab/><text:tab/><text:tab/><text:tab/><text:tab/>restaurants.</text:p>
      <text:p text:style-name="P468"><text:tab/><text:tab/><text:tab/><text:tab/><text:tab/><text:tab/>-The PC must visit each of the fast food <text:tab/><text:tab/><text:tab/><text:tab/><text:tab/><text:tab/><text:tab/><text:tab/>restaurants, which each contain one of five pieces <text:tab/><text:tab/><text:tab/><text:tab/><text:tab/><text:tab/><text:tab/>of cookware. The PC must visit five separate <text:tab/><text:tab/><text:tab/><text:tab/><text:tab/><text:tab/><text:tab/>restaurants in order to assemble all the <text:tab/><text:tab/><text:tab/><text:tab/><text:tab/><text:tab/><text:tab/><text:tab/>equipment. </text:p>
      <text:p text:style-name="P468"><text:tab/><text:tab/><text:tab/><text:tab/><text:tab/>-Find and bring the required wood, metal and wires to <text:tab/><text:tab/><text:tab/><text:tab/><text:tab/><text:tab/>Karl.</text:p>
      <text:p text:style-name="P468"><text:tab/><text:tab/><text:tab/><text:tab/><text:tab/><text:tab/>-Wait a week for the building to be done.</text:p>
      <text:p text:style-name="P468"><text:tab/><text:tab/><text:tab/><text:tab/>VI.) Build the Mission Board</text:p>
      <text:p text:style-name="P468"><text:tab/><text:tab/><text:tab/><text:tab/>(UNLOCKS FOLLOWER MISSIONS &amp; CHICAGO <text:tab/><text:tab/><text:tab/><text:tab/><text:tab/><text:tab/>MERCHANT)</text:p>
      <text:p text:style-name="P468"><text:tab/><text:tab/><text:tab/><text:tab/><text:tab/>-Find an unbroken display at the Seattle International <text:tab/><text:tab/><text:tab/><text:tab/><text:tab/><text:tab/>Airport. </text:p>
      <text:p text:style-name="P468"><text:soft-page-break/><text:tab/><text:tab/><text:tab/><text:tab/><text:tab/><text:tab/>-</text:p>
      <text:p text:style-name="P468"><text:tab/><text:tab/><text:tab/><text:tab/><text:tab/>-Investigate the distress call on the eastern edge of the <text:tab/><text:tab/><text:tab/><text:tab/><text:tab/><text:tab/>city. </text:p>
      <text:p text:style-name="P468"><text:tab/><text:tab/><text:tab/><text:tab/><text:tab/><text:tab/>-</text:p>
      <text:p text:style-name="P468"><text:tab/><text:tab/><text:tab/><text:tab/><text:tab/>-Find and bring the required wood, metal and wires to <text:tab/><text:tab/><text:tab/><text:tab/><text:tab/><text:tab/>Karl.</text:p>
      <text:p text:style-name="P468"><text:tab/><text:tab/><text:tab/><text:tab/><text:tab/><text:tab/>-Wait a week for the building to be done. </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text:soft-page-break/>V<text:span text:style-name="T575">2</text:span>/Trailer Script</text:p>
      <text:p text:style-name="P463"/>
      <text:p text:style-name="P227">00:00 The camera fades in to a metal vault door inscribed with a magikal seal. The seal lights up slowly before getting brighter and brighter than exploding outwards. A black lab with a ranger military-esqe vest steps out among the smoke, looks left then right before leaving the screen to the (his) right. The smoke fades in the vault and SEAL BREAKER STUDIOS is shown, etched into a gold plate within. </text:p>
      <text:p text:style-name="P226"/>
      <text:p text:style-name="P228">00:<text:span text:style-name="T577">2</text:span>0<text:tab/>The camera fades to a tree in a field, a small trail wraps around from behind and a street sign sits near reading “Seal Breaker Studios Presents” before a firestorm covers their view, and all that is left is the burned tree and “Witch Heart” written in blood in the field. The sign now sticks out of the ground next to the tree reading “The Reckoning”. The screen fades to black. </text:p>
      <text:p text:style-name="P226"/>
      <text:p text:style-name="P226"><text:span text:style-name="T576">00:30</text:span><text:tab/>The camera snaps into view, with a panning birds-eye-view of the devastated and overgrown Seattle. A few birds can be seen flying in the distance while the Grand Tree (Which encases the <text:tab/>Space Needle), is in the center of the shot. <text:span text:style-name="T578">A storm surrounds the edge of the city, meeting the <text:tab/>bramble-thorn wall that rises from the ground. </text:span></text:p>
      <text:p text:style-name="P226"/>
      <text:p text:style-name="P226"><text:span text:style-name="T576">00:32</text:span><text:tab/>**Thunder Crackles**</text:p>
      <text:p text:style-name="P226"/>
      <text:p text:style-name="P226"><text:span text:style-name="T576">00:35<text:tab/>Vivian: </text:span>“We gave you peace.”</text:p>
      <text:p text:style-name="P226"/>
      <text:p text:style-name="P226"><text:span text:style-name="T576">00:37</text:span><text:tab/>**Thunder Crackles**</text:p>
      <text:p text:style-name="P226"/>
      <text:p text:style-name="P229"><text:span text:style-name="T576">00:39</text:span><text:tab/><text:span text:style-name="T576">Vivian</text:span>: “We <text:span text:style-name="T579">locked away your nightmares.” </text:span></text:p>
      <text:p text:style-name="P229"/>
      <text:p text:style-name="P229"><text:span text:style-name="T576">00:42</text:span><text:tab/>**<text:span text:style-name="T579">Thunder Crackles**</text:span></text:p>
      <text:p text:style-name="P229"><text:tab/></text:p>
      <text:p text:style-name="P230"><text:span text:style-name="T576">00:43</text:span><text:tab/>The <text:span text:style-name="T580">camera</text:span> <text:span text:style-name="T576">moves rapidly down</text:span> to <text:span text:style-name="T576">the street, shrouded in fog, dark shadows flicker in the background of the mist-filled street before a single one deepens a werewolf lunging out, it’s claws reaching out to rend the “player” before it all fading to mist quickly. </text:span></text:p>
      <text:p text:style-name="P230"/>
      <text:p text:style-name="P231">00:<text:span text:style-name="T577">50</text:span><text:tab/>Vivian: “<text:span text:style-name="T581">But y</text:span>ou squandered our sacrifice. Her sacrifice.” </text:p>
      <text:p text:style-name="P231"/>
      <text:p text:style-name="P232">00:<text:span text:style-name="T577">5</text:span>4<text:tab/>Fades to mist.</text:p>
      <text:p text:style-name="P231"/>
      <text:p text:style-name="P231">0<text:span text:style-name="T577">1</text:span>:<text:span text:style-name="T577">05<text:tab/>The camera sweeps through the mist to the base of a great tree. Several witches gather around a ritual circle, as a blackened, shadowy portal opens, and the hand of a troll reaches up and grips into the ground, breaking the street and earth underneath it before it all fades to mist again. </text:span></text:p>
      <text:p text:style-name="P231"/>
      <text:p text:style-name="P232">0<text:span text:style-name="T577">1</text:span>:<text:span text:style-name="T577">0</text:span>3<text:tab/>Vivian: “You fell to the same weakness as <text:span text:style-name="T582">they did</text:span>.”</text:p>
      <text:p text:style-name="P232"/>
      <text:p text:style-name="P232">0<text:span text:style-name="T577">1</text:span>:<text:span text:style-name="T577">0</text:span>4<text:tab/>Fades to mist.</text:p>
      <text:p text:style-name="P231"/>
      <text:p text:style-name="P232">0<text:span text:style-name="T577">1</text:span>:<text:span text:style-name="T577">0</text:span>5<text:tab/>The camera races through the mist <text:span text:style-name="T583">to a clearing in the fog. Two different factions of bandits, one red and black with guns, another yellow and brown with mostly improvised weapons begin to fight. The tribe with guns decimates the other tribe. They begin to pick to bodies clean before it fades to fog again. </text:span></text:p>
      <text:p text:style-name="P232"/>
      <text:p text:style-name="P233">0<text:span text:style-name="T584">1</text:span>:<text:span text:style-name="T577">1</text:span>0<text:tab/>Vivian: “Pride.”</text:p>
      <text:p text:style-name="P233"><text:soft-page-break/>0<text:span text:style-name="T584">1</text:span>:<text:span text:style-name="T577">1</text:span>7<text:tab/>Vivian: “Wrath.”</text:p>
      <text:p text:style-name="P233"/>
      <text:p text:style-name="P233">0<text:span text:style-name="T584">1</text:span>:<text:span text:style-name="T577">2</text:span>0<text:tab/>Fades to mist. </text:p>
      <text:p text:style-name="P233"/>
      <text:p text:style-name="P233">0<text:span text:style-name="T584">1</text:span>:<text:span text:style-name="T577">2</text:span>2<text:tab/>Vivian: “Lust.”</text:p>
      <text:p text:style-name="P233"/>
      <text:p text:style-name="P233">0<text:span text:style-name="T584">1</text:span>:<text:span text:style-name="T577">2</text:span>4<text:tab/>Vivian: “<text:span text:style-name="T585">But</text:span> more than any other <text:span text:style-name="T586">of the seven</text:span>… Greed.” </text:p>
      <text:p text:style-name="P233"/>
      <text:p text:style-name="P233">0<text:span text:style-name="T584">1</text:span>:<text:span text:style-name="T577">2</text:span>6<text:tab/>The mist blackens into a roiling shadow. </text:p>
      <text:p text:style-name="P233"/>
      <text:p text:style-name="P233">0<text:span text:style-name="T584">1</text:span>:<text:span text:style-name="T577">2</text:span>8<text:tab/>Drums begin slowly. </text:p>
      <text:p text:style-name="P233"/>
      <text:p text:style-name="P233">01:<text:span text:style-name="T577">3</text:span>0<text:tab/>Vivian: “<text:span text:style-name="T581">S</text:span>ome of you <text:span text:style-name="T581">fools</text:span> think that you can reclaim your lives...”</text:p>
      <text:p text:style-name="P233"/>
      <text:p text:style-name="P233">01:<text:span text:style-name="T577">32</text:span><text:tab/>Drums increase.</text:p>
      <text:p text:style-name="P233"/>
      <text:p text:style-name="P233">01:<text:span text:style-name="T577">35</text:span><text:tab/>Vivian: “...what you lost when the Reckoning fell upon you.”</text:p>
      <text:p text:style-name="P233"/>
      <text:p text:style-name="P233">01:<text:span text:style-name="T577">4</text:span>0<text:tab/>The sound of the “player” breathing heavy comes in, as the screen snaps into the view of them running down a broken hallway. <text:span text:style-name="T586">The sounds of monsters fade in several seconds later. The “player” continues to run to the end of the hallway, which has no walls, and as they reach the ledge, they jump. The fall for a second before the “player” pulls out a their grapple gun and fires at a building, reeling them up before it flashes white. </text:span></text:p>
      <text:p text:style-name="P233"/>
      <text:p text:style-name="P234">0<text:span text:style-name="T584">2</text:span>:<text:span text:style-name="T577">1</text:span>0<text:tab/>White Flash</text:p>
      <text:p text:style-name="P234"/>
      <text:p text:style-name="P234">0<text:span text:style-name="T584">2</text:span>:<text:span text:style-name="T577">1</text:span>1<text:tab/>The “player” camera snaps in to them standing in a small shack, with a bandit between them and the door. <text:span text:style-name="T587">The “player” then draws their sword, and the bandit charges, swinging their ax at the “player.” They then block the blow with the sword, before the screen flashes white again. </text:span></text:p>
      <text:p text:style-name="P234"/>
      <text:p text:style-name="P235">0<text:span text:style-name="T584">2</text:span>:<text:span text:style-name="T577">1</text:span>9<text:tab/>Vivian: “<text:span text:style-name="T581">You flee from your own creations. And you still dare challenge me</text:span>?!”</text:p>
      <text:p text:style-name="P234"/>
      <text:p text:style-name="P235">02:<text:span text:style-name="T577">4</text:span>1<text:tab/>White Flash</text:p>
      <text:p text:style-name="P235"/>
      <text:p text:style-name="P235">02:<text:span text:style-name="T577">4</text:span>2 <text:tab/>The “player” camera snaps to them standing at the corner of the entrance to a silver metal hallway with blue lights running down several of areas of the wall, floor and ceilings. Two turrets hang from the ceiling at the end of the hallway, guarding the door. The player pulls up their Remote Link on their right wrist, and they peer through the screen to target one of the turrets. After completing the hacking mini-game, which consists of rotating components to complete the overall circuit in order to bypass the device. Once the “player completes the mini game, the turret shoots the other one, destroying it. The “player” walks around the corner and steps into the hallway before the sudden sound of a large door opening and a large battle droid powering up causes them to look to their left. The screen flashes white again. </text:p>
      <text:p text:style-name="P235"/>
      <text:p text:style-name="P235">02:<text:span text:style-name="T577">5</text:span>4<text:tab/>Vivian: “<text:span text:style-name="T588">For your crimes, we tore their prison asunder and set them free. </text:span></text:p>
      <text:p text:style-name="P235"/>
      <text:p text:style-name="P235">0<text:span text:style-name="T577">3</text:span>:<text:span text:style-name="T577">0</text:span>7 <text:tab/>White Flash</text:p>
      <text:p text:style-name="P235"/>
      <text:p text:style-name="P235"/>
      <text:p text:style-name="P236"><text:soft-page-break/>0<text:span text:style-name="T577">3</text:span>:<text:span text:style-name="T577">0</text:span>8<text:tab/>The “player” camera snaps in to two ogres charging towards the “player” while they cast Rime, frost and white-blue magikal energy collecting around their hands. As the ogres near, the “player” releases it, freezing both of the ogres legs to the ground. The screen flashes white again. </text:p>
      <text:p text:style-name="P235"/>
      <text:p text:style-name="P235"><text:span text:style-name="T589">03:19<text:tab/>Vivian: </text:span><text:s/>“<text:span text:style-name="T589">You are nothing, this world is now ours!” </text:span></text:p>
      <text:p text:style-name="P235"/>
      <text:p text:style-name="P236">03:<text:span text:style-name="T577">3</text:span>0 <text:tab/>White Flash <text:span text:style-name="T581">to darkness. </text:span></text:p>
      <text:p text:style-name="P236"/>
      <text:p text:style-name="P237">03:<text:span text:style-name="T577">3</text:span>3<text:tab/>Vivian: “So tell me, who are you, the remains of humanity to us? <text:span text:style-name="T588">M</text:span>en among Goddesses? ***<text:span text:style-name="T577">LAUGHS***</text:span></text:p>
      <text:p text:style-name="P237"/>
      <text:p text:style-name="P237">03:<text:span text:style-name="T577">3</text:span>4<text:tab/>Drums fade in slowly</text:p>
      <text:p text:style-name="P237"/>
      <text:p text:style-name="P237">03:<text:span text:style-name="T577">3</text:span>7 <text:tab/>Drums increase</text:p>
      <text:p text:style-name="P237"/>
      <text:p text:style-name="P237">03:<text:span text:style-name="T577">3</text:span>9<text:tab/>Drums stop. The “player” camera fades in to them picking themselves up off a roof. They stand and turn to see one of the great trees burning. <text:span text:style-name="T588">The camera follows the ash into the sky and slowly clouds t</text:span>he screen black. <text:span text:style-name="T588">A single gun shot rings out.</text:span> </text:p>
      <text:p text:style-name="P237"/>
      <text:p text:style-name="P238">03:<text:span text:style-name="T577">5</text:span>6<text:tab/>Gunshot</text:p>
      <text:p text:style-name="P238"/>
      <text:p text:style-name="P238">03:<text:span text:style-name="T577">5</text:span>8<text:tab/>Player Character: “I’m sorry.”</text:p>
      <text:p text:style-name="P237"/>
      <text:p text:style-name="P237">0<text:span text:style-name="T577">4:00</text:span><text:tab/>The following words appear: </text:p>
      <text:p text:style-name="P237"><text:tab/><text:tab/><text:span text:style-name="T590">Choose Your Heritage; Decide Your Fate</text:span></text:p>
      <text:p text:style-name="P225">0<text:span text:style-name="T577">4</text:span>:<text:span text:style-name="T577">0</text:span>5<text:tab/>Screen fades to black. The following words appear:</text:p>
      <text:p text:style-name="P459"><text:tab/><text:tab/><text:tab/><text:tab/>Take Back Your World</text:p>
      <text:p text:style-name="P225">0<text:span text:style-name="T591">4</text:span>:<text:span text:style-name="T577">10</text:span><text:tab/>Screen fades to black. The link to Kickstarter, YouTube, Facebook, Twitter and GMail are shown.</text:p>
      <text:p text:style-name="P225"/>
      <text:p text:style-name="P225">04:<text:span text:style-name="T577">2</text:span>0<text:tab/>End of Trailer</text:p>
      <text:p text:style-name="P236"/>
      <text:p text:style-name="P2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Papyrus" svg:font-family="Papyru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2T22:19:43.772000000</dc:date>
    <meta:editing-duration>PT2H9M47S</meta:editing-duration>
    <meta:editing-cycles>10</meta:editing-cycles>
    <meta:generator>LibreOffice/6.0.2.1$Windows_X86_64 LibreOffice_project/f7f06a8f319e4b62f9bc5095aa112a65d2f3ac89</meta:generator>
    <meta:document-statistic meta:table-count="110" meta:image-count="0" meta:object-count="0" meta:page-count="219" meta:paragraph-count="5816" meta:word-count="75108" meta:character-count="457968" meta:non-whitespace-character-count="367049"/>
  </office:meta>
</office:document-meta>
</file>